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2.1pt"/>
    </style:style>
    <style:style style:name="co2" style:family="table-column">
      <style:table-column-properties fo:break-before="auto" style:column-width="29.31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70.44pt"/>
    </style:style>
    <style:style style:name="co5" style:family="table-column">
      <style:table-column-properties fo:break-before="auto" style:column-width="98.25pt"/>
    </style:style>
    <style:style style:name="co6" style:family="table-column">
      <style:table-column-properties fo:break-before="auto" style:column-width="104.46pt"/>
    </style:style>
    <style:style style:name="co7" style:family="table-column">
      <style:table-column-properties fo:break-before="auto" style:column-width="97.26pt"/>
    </style:style>
    <style:style style:name="co8" style:family="table-column">
      <style:table-column-properties fo:break-before="auto" style:column-width="98.79pt"/>
    </style:style>
    <style:style style:name="co9" style:family="table-column">
      <style:table-column-properties fo:break-before="auto" style:column-width="91.59pt"/>
    </style:style>
    <style:style style:name="co10" style:family="table-column">
      <style:table-column-properties fo:break-before="auto" style:column-width="72.0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lambda 0.001" table:style-name="ta1">
        <table:shapes>
          <draw:frame draw:z-index="0" draw:style-name="gr1" draw:text-style-name="P1" svg:width="945.01pt" svg:height="786.13pt" svg:x="835.71pt" svg:y="17.06pt">
            <loext:p draw:notify-on-update-of-ranges="'lambda 0.001'.D4:'lambda 0.001'.D1003 'lambda 0.001'.G4:'lambda 0.001'.G1003 'lambda 0.001'.F4:'lambda 0.001'.F1003 'lambda 0.001'.E4:'lambda 0.001'.E1003 'lambda 0.001'.K4:'lambda 0.001'.K100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3" table:number-columns-repeated="4" table:default-cell-style-name="ce2"/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4" table:default-cell-style-name="ce2"/>
        <table:table-column table:style-name="co3" table:default-cell-style-name="ce2"/>
        <table:table-column table:style-name="co5" table:default-cell-style-name="ce2"/>
        <table:table-column table:style-name="co3" table:number-columns-repeated="4" table:default-cell-style-name="ce2"/>
        <table:table-column table:style-name="co6" table:default-cell-style-name="ce2"/>
        <table:table-column table:style-name="co3" table:number-columns-repeated="5" table:default-cell-style-name="ce2"/>
        <table:table-column table:style-name="co1" table:default-cell-style-name="ce2"/>
        <table:table-column table:style-name="co3" table:number-columns-repeated="1000" table:default-cell-style-name="ce2"/>
        <table:table-row table:style-name="ro1">
          <table:table-cell table:style-name="ce1" office:value-type="string" calcext:value-type="string">
            <text:p>L1 regularization</text:p>
          </table:table-cell>
          <table:table-cell table:style-name="ce1" office:value-type="string" calcext:value-type="string">
            <text:p>AEA</text:p>
          </table:table-cell>
          <table:table-cell table:style-name="ce1" office:value-type="string" calcext:value-type="string">
            <text:p>MinibatchSiz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512" calcext:value-type="float">
            <text:p>512</text:p>
          </table:table-cell>
          <table:table-cell table:style-name="ce1"/>
          <table:table-cell table:style-name="ce1" office:value-type="string" calcext:value-type="string">
            <text:p>AEA</text:p>
          </table:table-cell>
          <table:table-cell table:style-name="ce1" office:value-type="string" calcext:value-type="string">
            <text:p>MinibatchSize</text:p>
          </table:table-cell>
          <table:table-cell table:style-name="ce1" office:value-type="string" calcext:value-type="string">
            <text:p>NumSamples</text:p>
          </table:table-cell>
          <table:table-cell table:number-columns-repeated="13"/>
          <table:table-cell table:number-columns-spanned="5" table:number-rows-spanned="1"/>
          <table:covered-table-cell table:number-columns-repeated="4"/>
          <table:table-cell table:number-columns-repeated="995"/>
        </table:table-row>
        <table:table-row table:style-name="ro1">
          <table:table-cell table:style-name="ce1" office:value-type="string" calcext:value-type="string">
            <text:p>lambda = 0.001</text:p>
          </table:table-cell>
          <table:table-cell table:style-name="ce1"/>
          <table:table-cell table:style-name="ce1" office:value-type="string" calcext:value-type="string">
            <text:p>SGD learning rate</text:p>
          </table:table-cell>
          <table:table-cell table:style-name="ce1" office:value-type="float" office:value="0.001" calcext:value-type="float">
            <text:p>0.001</text:p>
          </table:table-cell>
          <table:table-cell table:style-name="ce1" office:value-type="float" office:value="0.01" calcext:value-type="float">
            <text:p>0.01</text:p>
          </table:table-cell>
          <table:table-cell table:number-columns-repeated="2" table:style-name="ce1" office:value-type="float" office:value="0.1" calcext:value-type="float">
            <text:p>0.1</text:p>
          </table:table-cell>
          <table:table-cell table:style-name="ce1" table:number-columns-repeated="2"/>
          <table:table-cell table:style-name="ce1" office:value-type="string" calcext:value-type="string">
            <text:p>SCD learning rate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 office:value-type="float" office:value="0.693317" calcext:value-type="float">
            <text:p>0.693317</text:p>
          </table:table-cell>
          <table:table-cell table:number-columns-repeated="3"/>
          <table:table-cell office:value-type="float" office:value="0.693317" calcext:value-type="float">
            <text:p>0.693317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215988" calcext:value-type="float">
            <text:p>0.215988</text:p>
          </table:table-cell>
          <table:table-cell office:value-type="float" office:value="0.184079" calcext:value-type="float">
            <text:p>0.184079</text:p>
          </table:table-cell>
          <table:table-cell office:value-type="float" office:value="0.179861" calcext:value-type="float">
            <text:p>0.179861</text:p>
          </table:table-cell>
          <table:table-cell office:value-type="float" office:value="0.218552" calcext:value-type="float">
            <text:p>0.218552</text:p>
          </table:table-cell>
          <table:table-cell table:number-columns-repeated="3"/>
          <table:table-cell office:value-type="float" office:value="0.219495" calcext:value-type="float">
            <text:p>0.219495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206163" calcext:value-type="float">
            <text:p>0.206163</text:p>
          </table:table-cell>
          <table:table-cell office:value-type="float" office:value="0.172091" calcext:value-type="float">
            <text:p>0.172091</text:p>
          </table:table-cell>
          <table:table-cell office:value-type="float" office:value="0.169784" calcext:value-type="float">
            <text:p>0.169784</text:p>
          </table:table-cell>
          <table:table-cell office:value-type="float" office:value="0.209284" calcext:value-type="float">
            <text:p>0.209284</text:p>
          </table:table-cell>
          <table:table-cell table:number-columns-repeated="3"/>
          <table:table-cell office:value-type="float" office:value="0.203134" calcext:value-type="float">
            <text:p>0.203134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198533" calcext:value-type="float">
            <text:p>0.198533</text:p>
          </table:table-cell>
          <table:table-cell office:value-type="float" office:value="0.168475" calcext:value-type="float">
            <text:p>0.168475</text:p>
          </table:table-cell>
          <table:table-cell office:value-type="float" office:value="0.170941" calcext:value-type="float">
            <text:p>0.170941</text:p>
          </table:table-cell>
          <table:table-cell office:value-type="float" office:value="0.20155" calcext:value-type="float">
            <text:p>0.20155</text:p>
          </table:table-cell>
          <table:table-cell table:number-columns-repeated="3"/>
          <table:table-cell office:value-type="float" office:value="0.192921" calcext:value-type="float">
            <text:p>0.192921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.192392" calcext:value-type="float">
            <text:p>0.192392</text:p>
          </table:table-cell>
          <table:table-cell office:value-type="float" office:value="0.167175" calcext:value-type="float">
            <text:p>0.167175</text:p>
          </table:table-cell>
          <table:table-cell office:value-type="float" office:value="0.16574" calcext:value-type="float">
            <text:p>0.16574</text:p>
          </table:table-cell>
          <table:table-cell office:value-type="float" office:value="0.195236" calcext:value-type="float">
            <text:p>0.195236</text:p>
          </table:table-cell>
          <table:table-cell table:number-columns-repeated="3"/>
          <table:table-cell office:value-type="float" office:value="0.186319" calcext:value-type="float">
            <text:p>0.186319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187053" calcext:value-type="float">
            <text:p>0.187053</text:p>
          </table:table-cell>
          <table:table-cell office:value-type="float" office:value="0.165714" calcext:value-type="float">
            <text:p>0.165714</text:p>
          </table:table-cell>
          <table:table-cell office:value-type="float" office:value="0.164954" calcext:value-type="float">
            <text:p>0.164954</text:p>
          </table:table-cell>
          <table:table-cell office:value-type="float" office:value="0.189823" calcext:value-type="float">
            <text:p>0.189823</text:p>
          </table:table-cell>
          <table:table-cell table:number-columns-repeated="3"/>
          <table:table-cell office:value-type="float" office:value="0.181931" calcext:value-type="float">
            <text:p>0.181931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0.183913" calcext:value-type="float">
            <text:p>0.183913</text:p>
          </table:table-cell>
          <table:table-cell office:value-type="float" office:value="0.165793" calcext:value-type="float">
            <text:p>0.165793</text:p>
          </table:table-cell>
          <table:table-cell office:value-type="float" office:value="0.164645" calcext:value-type="float">
            <text:p>0.164645</text:p>
          </table:table-cell>
          <table:table-cell office:value-type="float" office:value="0.185801" calcext:value-type="float">
            <text:p>0.185801</text:p>
          </table:table-cell>
          <table:table-cell table:number-columns-repeated="3"/>
          <table:table-cell office:value-type="float" office:value="0.178676" calcext:value-type="float">
            <text:p>0.178676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0.181497" calcext:value-type="float">
            <text:p>0.181497</text:p>
          </table:table-cell>
          <table:table-cell office:value-type="float" office:value="0.164522" calcext:value-type="float">
            <text:p>0.164522</text:p>
          </table:table-cell>
          <table:table-cell office:value-type="float" office:value="0.164669" calcext:value-type="float">
            <text:p>0.164669</text:p>
          </table:table-cell>
          <table:table-cell office:value-type="float" office:value="0.182622" calcext:value-type="float">
            <text:p>0.182622</text:p>
          </table:table-cell>
          <table:table-cell table:number-columns-repeated="3"/>
          <table:table-cell office:value-type="float" office:value="0.176317" calcext:value-type="float">
            <text:p>0.176317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0.179041" calcext:value-type="float">
            <text:p>0.179041</text:p>
          </table:table-cell>
          <table:table-cell office:value-type="float" office:value="0.164012" calcext:value-type="float">
            <text:p>0.164012</text:p>
          </table:table-cell>
          <table:table-cell office:value-type="float" office:value="0.163276" calcext:value-type="float">
            <text:p>0.163276</text:p>
          </table:table-cell>
          <table:table-cell office:value-type="float" office:value="0.179603" calcext:value-type="float">
            <text:p>0.179603</text:p>
          </table:table-cell>
          <table:table-cell table:number-columns-repeated="3"/>
          <table:table-cell office:value-type="float" office:value="0.174574" calcext:value-type="float">
            <text:p>0.174574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0.177296" calcext:value-type="float">
            <text:p>0.177296</text:p>
          </table:table-cell>
          <table:table-cell office:value-type="float" office:value="0.16364" calcext:value-type="float">
            <text:p>0.16364</text:p>
          </table:table-cell>
          <table:table-cell office:value-type="float" office:value="0.163485" calcext:value-type="float">
            <text:p>0.163485</text:p>
          </table:table-cell>
          <table:table-cell office:value-type="float" office:value="0.177421" calcext:value-type="float">
            <text:p>0.177421</text:p>
          </table:table-cell>
          <table:table-cell table:number-columns-repeated="3"/>
          <table:table-cell office:value-type="float" office:value="0.173182" calcext:value-type="float">
            <text:p>0.173182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176054" calcext:value-type="float">
            <text:p>0.176054</text:p>
          </table:table-cell>
          <table:table-cell office:value-type="float" office:value="0.163256" calcext:value-type="float">
            <text:p>0.163256</text:p>
          </table:table-cell>
          <table:table-cell office:value-type="float" office:value="0.163553" calcext:value-type="float">
            <text:p>0.163553</text:p>
          </table:table-cell>
          <table:table-cell office:value-type="float" office:value="0.175601" calcext:value-type="float">
            <text:p>0.175601</text:p>
          </table:table-cell>
          <table:table-cell table:number-columns-repeated="3"/>
          <table:table-cell office:value-type="float" office:value="0.172037" calcext:value-type="float">
            <text:p>0.172037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0.175413" calcext:value-type="float">
            <text:p>0.175413</text:p>
          </table:table-cell>
          <table:table-cell office:value-type="float" office:value="0.163406" calcext:value-type="float">
            <text:p>0.163406</text:p>
          </table:table-cell>
          <table:table-cell office:value-type="float" office:value="0.163512" calcext:value-type="float">
            <text:p>0.163512</text:p>
          </table:table-cell>
          <table:table-cell office:value-type="float" office:value="0.174133" calcext:value-type="float">
            <text:p>0.174133</text:p>
          </table:table-cell>
          <table:table-cell table:number-columns-repeated="3"/>
          <table:table-cell office:value-type="float" office:value="0.171148" calcext:value-type="float">
            <text:p>0.171148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0.173943" calcext:value-type="float">
            <text:p>0.173943</text:p>
          </table:table-cell>
          <table:table-cell office:value-type="float" office:value="0.163227" calcext:value-type="float">
            <text:p>0.163227</text:p>
          </table:table-cell>
          <table:table-cell office:value-type="float" office:value="0.162082" calcext:value-type="float">
            <text:p>0.162082</text:p>
          </table:table-cell>
          <table:table-cell office:value-type="float" office:value="0.172968" calcext:value-type="float">
            <text:p>0.172968</text:p>
          </table:table-cell>
          <table:table-cell table:number-columns-repeated="3"/>
          <table:table-cell office:value-type="float" office:value="0.170561" calcext:value-type="float">
            <text:p>0.170561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0.173471" calcext:value-type="float">
            <text:p>0.173471</text:p>
          </table:table-cell>
          <table:table-cell office:value-type="float" office:value="0.162732" calcext:value-type="float">
            <text:p>0.162732</text:p>
          </table:table-cell>
          <table:table-cell office:value-type="float" office:value="0.161493" calcext:value-type="float">
            <text:p>0.161493</text:p>
          </table:table-cell>
          <table:table-cell office:value-type="float" office:value="0.1719" calcext:value-type="float">
            <text:p>0.1719</text:p>
          </table:table-cell>
          <table:table-cell table:number-columns-repeated="3"/>
          <table:table-cell office:value-type="float" office:value="0.16987" calcext:value-type="float">
            <text:p>0.16987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0.172569" calcext:value-type="float">
            <text:p>0.172569</text:p>
          </table:table-cell>
          <table:table-cell office:value-type="float" office:value="0.162079" calcext:value-type="float">
            <text:p>0.162079</text:p>
          </table:table-cell>
          <table:table-cell office:value-type="float" office:value="0.161427" calcext:value-type="float">
            <text:p>0.161427</text:p>
          </table:table-cell>
          <table:table-cell office:value-type="float" office:value="0.171324" calcext:value-type="float">
            <text:p>0.171324</text:p>
          </table:table-cell>
          <table:table-cell table:number-columns-repeated="3"/>
          <table:table-cell office:value-type="float" office:value="0.169387" calcext:value-type="float">
            <text:p>0.169387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0.1717" calcext:value-type="float">
            <text:p>0.1717</text:p>
          </table:table-cell>
          <table:table-cell office:value-type="float" office:value="0.162041" calcext:value-type="float">
            <text:p>0.162041</text:p>
          </table:table-cell>
          <table:table-cell office:value-type="float" office:value="0.16123" calcext:value-type="float">
            <text:p>0.16123</text:p>
          </table:table-cell>
          <table:table-cell office:value-type="float" office:value="0.170189" calcext:value-type="float">
            <text:p>0.170189</text:p>
          </table:table-cell>
          <table:table-cell table:number-columns-repeated="3"/>
          <table:table-cell office:value-type="float" office:value="0.168912" calcext:value-type="float">
            <text:p>0.168912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0.171791" calcext:value-type="float">
            <text:p>0.171791</text:p>
          </table:table-cell>
          <table:table-cell office:value-type="float" office:value="0.161569" calcext:value-type="float">
            <text:p>0.161569</text:p>
          </table:table-cell>
          <table:table-cell office:value-type="float" office:value="0.160796" calcext:value-type="float">
            <text:p>0.160796</text:p>
          </table:table-cell>
          <table:table-cell office:value-type="float" office:value="0.169694" calcext:value-type="float">
            <text:p>0.169694</text:p>
          </table:table-cell>
          <table:table-cell table:number-columns-repeated="3"/>
          <table:table-cell office:value-type="float" office:value="0.168538" calcext:value-type="float">
            <text:p>0.168538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0.171234" calcext:value-type="float">
            <text:p>0.171234</text:p>
          </table:table-cell>
          <table:table-cell office:value-type="float" office:value="0.161337" calcext:value-type="float">
            <text:p>0.161337</text:p>
          </table:table-cell>
          <table:table-cell office:value-type="float" office:value="0.160553" calcext:value-type="float">
            <text:p>0.160553</text:p>
          </table:table-cell>
          <table:table-cell office:value-type="float" office:value="0.169119" calcext:value-type="float">
            <text:p>0.169119</text:p>
          </table:table-cell>
          <table:table-cell table:number-columns-repeated="3"/>
          <table:table-cell office:value-type="float" office:value="0.168222" calcext:value-type="float">
            <text:p>0.168222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0.170964" calcext:value-type="float">
            <text:p>0.170964</text:p>
          </table:table-cell>
          <table:table-cell office:value-type="float" office:value="0.161218" calcext:value-type="float">
            <text:p>0.161218</text:p>
          </table:table-cell>
          <table:table-cell office:value-type="float" office:value="0.160227" calcext:value-type="float">
            <text:p>0.160227</text:p>
          </table:table-cell>
          <table:table-cell office:value-type="float" office:value="0.168661" calcext:value-type="float">
            <text:p>0.168661</text:p>
          </table:table-cell>
          <table:table-cell table:number-columns-repeated="3"/>
          <table:table-cell office:value-type="float" office:value="0.167825" calcext:value-type="float">
            <text:p>0.167825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0.170577" calcext:value-type="float">
            <text:p>0.170577</text:p>
          </table:table-cell>
          <table:table-cell office:value-type="float" office:value="0.160846" calcext:value-type="float">
            <text:p>0.160846</text:p>
          </table:table-cell>
          <table:table-cell office:value-type="float" office:value="0.160602" calcext:value-type="float">
            <text:p>0.160602</text:p>
          </table:table-cell>
          <table:table-cell office:value-type="float" office:value="0.168295" calcext:value-type="float">
            <text:p>0.168295</text:p>
          </table:table-cell>
          <table:table-cell table:number-columns-repeated="3"/>
          <table:table-cell office:value-type="float" office:value="0.16756" calcext:value-type="float">
            <text:p>0.16756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.170452" calcext:value-type="float">
            <text:p>0.170452</text:p>
          </table:table-cell>
          <table:table-cell office:value-type="float" office:value="0.160723" calcext:value-type="float">
            <text:p>0.160723</text:p>
          </table:table-cell>
          <table:table-cell office:value-type="float" office:value="0.160067" calcext:value-type="float">
            <text:p>0.160067</text:p>
          </table:table-cell>
          <table:table-cell office:value-type="float" office:value="0.167963" calcext:value-type="float">
            <text:p>0.167963</text:p>
          </table:table-cell>
          <table:table-cell table:number-columns-repeated="3"/>
          <table:table-cell office:value-type="float" office:value="0.167329" calcext:value-type="float">
            <text:p>0.167329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0.169642" calcext:value-type="float">
            <text:p>0.169642</text:p>
          </table:table-cell>
          <table:table-cell office:value-type="float" office:value="0.160519" calcext:value-type="float">
            <text:p>0.160519</text:p>
          </table:table-cell>
          <table:table-cell office:value-type="float" office:value="0.160085" calcext:value-type="float">
            <text:p>0.160085</text:p>
          </table:table-cell>
          <table:table-cell office:value-type="float" office:value="0.167893" calcext:value-type="float">
            <text:p>0.167893</text:p>
          </table:table-cell>
          <table:table-cell table:number-columns-repeated="3"/>
          <table:table-cell office:value-type="float" office:value="0.167101" calcext:value-type="float">
            <text:p>0.167101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0.169434" calcext:value-type="float">
            <text:p>0.169434</text:p>
          </table:table-cell>
          <table:table-cell office:value-type="float" office:value="0.160398" calcext:value-type="float">
            <text:p>0.160398</text:p>
          </table:table-cell>
          <table:table-cell office:value-type="float" office:value="0.159534" calcext:value-type="float">
            <text:p>0.159534</text:p>
          </table:table-cell>
          <table:table-cell office:value-type="float" office:value="0.167468" calcext:value-type="float">
            <text:p>0.167468</text:p>
          </table:table-cell>
          <table:table-cell table:number-columns-repeated="3"/>
          <table:table-cell office:value-type="float" office:value="0.166885" calcext:value-type="float">
            <text:p>0.166885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0.169592" calcext:value-type="float">
            <text:p>0.169592</text:p>
          </table:table-cell>
          <table:table-cell office:value-type="float" office:value="0.160131" calcext:value-type="float">
            <text:p>0.160131</text:p>
          </table:table-cell>
          <table:table-cell office:value-type="float" office:value="0.160207" calcext:value-type="float">
            <text:p>0.160207</text:p>
          </table:table-cell>
          <table:table-cell office:value-type="float" office:value="0.167392" calcext:value-type="float">
            <text:p>0.167392</text:p>
          </table:table-cell>
          <table:table-cell table:number-columns-repeated="3"/>
          <table:table-cell office:value-type="float" office:value="0.166721" calcext:value-type="float">
            <text:p>0.166721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0.169655" calcext:value-type="float">
            <text:p>0.169655</text:p>
          </table:table-cell>
          <table:table-cell office:value-type="float" office:value="0.160061" calcext:value-type="float">
            <text:p>0.160061</text:p>
          </table:table-cell>
          <table:table-cell office:value-type="float" office:value="0.160382" calcext:value-type="float">
            <text:p>0.160382</text:p>
          </table:table-cell>
          <table:table-cell office:value-type="float" office:value="0.16701" calcext:value-type="float">
            <text:p>0.16701</text:p>
          </table:table-cell>
          <table:table-cell table:number-columns-repeated="3"/>
          <table:table-cell office:value-type="float" office:value="0.16658" calcext:value-type="float">
            <text:p>0.16658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0.16924" calcext:value-type="float">
            <text:p>0.16924</text:p>
          </table:table-cell>
          <table:table-cell office:value-type="float" office:value="0.159814" calcext:value-type="float">
            <text:p>0.159814</text:p>
          </table:table-cell>
          <table:table-cell office:value-type="float" office:value="0.159292" calcext:value-type="float">
            <text:p>0.159292</text:p>
          </table:table-cell>
          <table:table-cell office:value-type="float" office:value="0.166743" calcext:value-type="float">
            <text:p>0.166743</text:p>
          </table:table-cell>
          <table:table-cell table:number-columns-repeated="3"/>
          <table:table-cell office:value-type="float" office:value="0.166446" calcext:value-type="float">
            <text:p>0.166446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0.168885" calcext:value-type="float">
            <text:p>0.168885</text:p>
          </table:table-cell>
          <table:table-cell office:value-type="float" office:value="0.159919" calcext:value-type="float">
            <text:p>0.159919</text:p>
          </table:table-cell>
          <table:table-cell office:value-type="float" office:value="0.159424" calcext:value-type="float">
            <text:p>0.159424</text:p>
          </table:table-cell>
          <table:table-cell office:value-type="float" office:value="0.166681" calcext:value-type="float">
            <text:p>0.166681</text:p>
          </table:table-cell>
          <table:table-cell table:number-columns-repeated="3"/>
          <table:table-cell office:value-type="float" office:value="0.166227" calcext:value-type="float">
            <text:p>0.166227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0.168822" calcext:value-type="float">
            <text:p>0.168822</text:p>
          </table:table-cell>
          <table:table-cell office:value-type="float" office:value="0.159496" calcext:value-type="float">
            <text:p>0.159496</text:p>
          </table:table-cell>
          <table:table-cell office:value-type="float" office:value="0.160693" calcext:value-type="float">
            <text:p>0.160693</text:p>
          </table:table-cell>
          <table:table-cell office:value-type="float" office:value="0.166388" calcext:value-type="float">
            <text:p>0.166388</text:p>
          </table:table-cell>
          <table:table-cell table:number-columns-repeated="3"/>
          <table:table-cell office:value-type="float" office:value="0.166145" calcext:value-type="float">
            <text:p>0.166145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0.168916" calcext:value-type="float">
            <text:p>0.168916</text:p>
          </table:table-cell>
          <table:table-cell office:value-type="float" office:value="0.159407" calcext:value-type="float">
            <text:p>0.159407</text:p>
          </table:table-cell>
          <table:table-cell office:value-type="float" office:value="0.159389" calcext:value-type="float">
            <text:p>0.159389</text:p>
          </table:table-cell>
          <table:table-cell office:value-type="float" office:value="0.166244" calcext:value-type="float">
            <text:p>0.166244</text:p>
          </table:table-cell>
          <table:table-cell table:number-columns-repeated="3"/>
          <table:table-cell office:value-type="float" office:value="0.165949" calcext:value-type="float">
            <text:p>0.165949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0.168715" calcext:value-type="float">
            <text:p>0.168715</text:p>
          </table:table-cell>
          <table:table-cell office:value-type="float" office:value="0.159332" calcext:value-type="float">
            <text:p>0.159332</text:p>
          </table:table-cell>
          <table:table-cell office:value-type="float" office:value="0.158806" calcext:value-type="float">
            <text:p>0.158806</text:p>
          </table:table-cell>
          <table:table-cell office:value-type="float" office:value="0.166108" calcext:value-type="float">
            <text:p>0.166108</text:p>
          </table:table-cell>
          <table:table-cell table:number-columns-repeated="3"/>
          <table:table-cell office:value-type="float" office:value="0.16586" calcext:value-type="float">
            <text:p>0.16586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0.168353" calcext:value-type="float">
            <text:p>0.168353</text:p>
          </table:table-cell>
          <table:table-cell office:value-type="float" office:value="0.159207" calcext:value-type="float">
            <text:p>0.159207</text:p>
          </table:table-cell>
          <table:table-cell office:value-type="float" office:value="0.158669" calcext:value-type="float">
            <text:p>0.158669</text:p>
          </table:table-cell>
          <table:table-cell office:value-type="float" office:value="0.165964" calcext:value-type="float">
            <text:p>0.165964</text:p>
          </table:table-cell>
          <table:table-cell table:number-columns-repeated="3"/>
          <table:table-cell office:value-type="float" office:value="0.165702" calcext:value-type="float">
            <text:p>0.165702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0.168655" calcext:value-type="float">
            <text:p>0.168655</text:p>
          </table:table-cell>
          <table:table-cell office:value-type="float" office:value="0.159093" calcext:value-type="float">
            <text:p>0.159093</text:p>
          </table:table-cell>
          <table:table-cell office:value-type="float" office:value="0.158504" calcext:value-type="float">
            <text:p>0.158504</text:p>
          </table:table-cell>
          <table:table-cell office:value-type="float" office:value="0.166207" calcext:value-type="float">
            <text:p>0.166207</text:p>
          </table:table-cell>
          <table:table-cell table:number-columns-repeated="3"/>
          <table:table-cell office:value-type="float" office:value="0.16559" calcext:value-type="float">
            <text:p>0.16559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0.168156" calcext:value-type="float">
            <text:p>0.168156</text:p>
          </table:table-cell>
          <table:table-cell office:value-type="float" office:value="0.158919" calcext:value-type="float">
            <text:p>0.158919</text:p>
          </table:table-cell>
          <table:table-cell office:value-type="float" office:value="0.158389" calcext:value-type="float">
            <text:p>0.158389</text:p>
          </table:table-cell>
          <table:table-cell office:value-type="float" office:value="0.165717" calcext:value-type="float">
            <text:p>0.165717</text:p>
          </table:table-cell>
          <table:table-cell table:number-columns-repeated="3"/>
          <table:table-cell office:value-type="float" office:value="0.165436" calcext:value-type="float">
            <text:p>0.165436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0.168031" calcext:value-type="float">
            <text:p>0.168031</text:p>
          </table:table-cell>
          <table:table-cell office:value-type="float" office:value="0.160167" calcext:value-type="float">
            <text:p>0.160167</text:p>
          </table:table-cell>
          <table:table-cell office:value-type="float" office:value="0.158883" calcext:value-type="float">
            <text:p>0.158883</text:p>
          </table:table-cell>
          <table:table-cell office:value-type="float" office:value="0.165614" calcext:value-type="float">
            <text:p>0.165614</text:p>
          </table:table-cell>
          <table:table-cell table:number-columns-repeated="3"/>
          <table:table-cell office:value-type="float" office:value="0.165359" calcext:value-type="float">
            <text:p>0.165359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0.167698" calcext:value-type="float">
            <text:p>0.167698</text:p>
          </table:table-cell>
          <table:table-cell office:value-type="float" office:value="0.158761" calcext:value-type="float">
            <text:p>0.158761</text:p>
          </table:table-cell>
          <table:table-cell office:value-type="float" office:value="0.158632" calcext:value-type="float">
            <text:p>0.158632</text:p>
          </table:table-cell>
          <table:table-cell office:value-type="float" office:value="0.165473" calcext:value-type="float">
            <text:p>0.165473</text:p>
          </table:table-cell>
          <table:table-cell table:number-columns-repeated="3"/>
          <table:table-cell office:value-type="float" office:value="0.165216" calcext:value-type="float">
            <text:p>0.165216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0.167772" calcext:value-type="float">
            <text:p>0.167772</text:p>
          </table:table-cell>
          <table:table-cell office:value-type="float" office:value="0.158607" calcext:value-type="float">
            <text:p>0.158607</text:p>
          </table:table-cell>
          <table:table-cell office:value-type="float" office:value="0.158425" calcext:value-type="float">
            <text:p>0.158425</text:p>
          </table:table-cell>
          <table:table-cell office:value-type="float" office:value="0.165323" calcext:value-type="float">
            <text:p>0.165323</text:p>
          </table:table-cell>
          <table:table-cell table:number-columns-repeated="3"/>
          <table:table-cell office:value-type="float" office:value="0.165121" calcext:value-type="float">
            <text:p>0.165121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0.167629" calcext:value-type="float">
            <text:p>0.167629</text:p>
          </table:table-cell>
          <table:table-cell office:value-type="float" office:value="0.158849" calcext:value-type="float">
            <text:p>0.158849</text:p>
          </table:table-cell>
          <table:table-cell office:value-type="float" office:value="0.158579" calcext:value-type="float">
            <text:p>0.158579</text:p>
          </table:table-cell>
          <table:table-cell office:value-type="float" office:value="0.165199" calcext:value-type="float">
            <text:p>0.165199</text:p>
          </table:table-cell>
          <table:table-cell table:number-columns-repeated="3"/>
          <table:table-cell office:value-type="float" office:value="0.165013" calcext:value-type="float">
            <text:p>0.165013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0.168073" calcext:value-type="float">
            <text:p>0.168073</text:p>
          </table:table-cell>
          <table:table-cell office:value-type="float" office:value="0.158646" calcext:value-type="float">
            <text:p>0.158646</text:p>
          </table:table-cell>
          <table:table-cell office:value-type="float" office:value="0.158129" calcext:value-type="float">
            <text:p>0.158129</text:p>
          </table:table-cell>
          <table:table-cell office:value-type="float" office:value="0.165109" calcext:value-type="float">
            <text:p>0.165109</text:p>
          </table:table-cell>
          <table:table-cell table:number-columns-repeated="3"/>
          <table:table-cell office:value-type="float" office:value="0.164899" calcext:value-type="float">
            <text:p>0.164899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0.167314" calcext:value-type="float">
            <text:p>0.167314</text:p>
          </table:table-cell>
          <table:table-cell office:value-type="float" office:value="0.158758" calcext:value-type="float">
            <text:p>0.158758</text:p>
          </table:table-cell>
          <table:table-cell office:value-type="float" office:value="0.158382" calcext:value-type="float">
            <text:p>0.158382</text:p>
          </table:table-cell>
          <table:table-cell office:value-type="float" office:value="0.165105" calcext:value-type="float">
            <text:p>0.165105</text:p>
          </table:table-cell>
          <table:table-cell table:number-columns-repeated="3"/>
          <table:table-cell office:value-type="float" office:value="0.164835" calcext:value-type="float">
            <text:p>0.164835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0.166928" calcext:value-type="float">
            <text:p>0.166928</text:p>
          </table:table-cell>
          <table:table-cell office:value-type="float" office:value="0.158815" calcext:value-type="float">
            <text:p>0.158815</text:p>
          </table:table-cell>
          <table:table-cell office:value-type="float" office:value="0.158395" calcext:value-type="float">
            <text:p>0.158395</text:p>
          </table:table-cell>
          <table:table-cell office:value-type="float" office:value="0.164898" calcext:value-type="float">
            <text:p>0.164898</text:p>
          </table:table-cell>
          <table:table-cell table:number-columns-repeated="3"/>
          <table:table-cell office:value-type="float" office:value="0.164705" calcext:value-type="float">
            <text:p>0.164705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0.166789" calcext:value-type="float">
            <text:p>0.166789</text:p>
          </table:table-cell>
          <table:table-cell office:value-type="float" office:value="0.158832" calcext:value-type="float">
            <text:p>0.158832</text:p>
          </table:table-cell>
          <table:table-cell office:value-type="float" office:value="0.158496" calcext:value-type="float">
            <text:p>0.158496</text:p>
          </table:table-cell>
          <table:table-cell office:value-type="float" office:value="0.164842" calcext:value-type="float">
            <text:p>0.164842</text:p>
          </table:table-cell>
          <table:table-cell table:number-columns-repeated="3"/>
          <table:table-cell office:value-type="float" office:value="0.164635" calcext:value-type="float">
            <text:p>0.164635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0.166738" calcext:value-type="float">
            <text:p>0.166738</text:p>
          </table:table-cell>
          <table:table-cell office:value-type="float" office:value="0.158602" calcext:value-type="float">
            <text:p>0.158602</text:p>
          </table:table-cell>
          <table:table-cell office:value-type="float" office:value="0.157755" calcext:value-type="float">
            <text:p>0.157755</text:p>
          </table:table-cell>
          <table:table-cell office:value-type="float" office:value="0.164729" calcext:value-type="float">
            <text:p>0.164729</text:p>
          </table:table-cell>
          <table:table-cell table:number-columns-repeated="3"/>
          <table:table-cell office:value-type="float" office:value="0.164581" calcext:value-type="float">
            <text:p>0.164581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0.166793" calcext:value-type="float">
            <text:p>0.166793</text:p>
          </table:table-cell>
          <table:table-cell office:value-type="float" office:value="0.16003" calcext:value-type="float">
            <text:p>0.16003</text:p>
          </table:table-cell>
          <table:table-cell office:value-type="float" office:value="0.15848" calcext:value-type="float">
            <text:p>0.15848</text:p>
          </table:table-cell>
          <table:table-cell office:value-type="float" office:value="0.16462" calcext:value-type="float">
            <text:p>0.16462</text:p>
          </table:table-cell>
          <table:table-cell table:number-columns-repeated="3"/>
          <table:table-cell office:value-type="float" office:value="0.164499" calcext:value-type="float">
            <text:p>0.164499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0.167042" calcext:value-type="float">
            <text:p>0.167042</text:p>
          </table:table-cell>
          <table:table-cell office:value-type="float" office:value="0.158487" calcext:value-type="float">
            <text:p>0.158487</text:p>
          </table:table-cell>
          <table:table-cell office:value-type="float" office:value="0.157661" calcext:value-type="float">
            <text:p>0.157661</text:p>
          </table:table-cell>
          <table:table-cell office:value-type="float" office:value="0.165007" calcext:value-type="float">
            <text:p>0.165007</text:p>
          </table:table-cell>
          <table:table-cell table:number-columns-repeated="3"/>
          <table:table-cell office:value-type="float" office:value="0.164409" calcext:value-type="float">
            <text:p>0.164409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0.167337" calcext:value-type="float">
            <text:p>0.167337</text:p>
          </table:table-cell>
          <table:table-cell office:value-type="float" office:value="0.15832" calcext:value-type="float">
            <text:p>0.15832</text:p>
          </table:table-cell>
          <table:table-cell office:value-type="float" office:value="0.157533" calcext:value-type="float">
            <text:p>0.157533</text:p>
          </table:table-cell>
          <table:table-cell office:value-type="float" office:value="0.164473" calcext:value-type="float">
            <text:p>0.164473</text:p>
          </table:table-cell>
          <table:table-cell table:number-columns-repeated="3"/>
          <table:table-cell office:value-type="float" office:value="0.164431" calcext:value-type="float">
            <text:p>0.164431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0.166329" calcext:value-type="float">
            <text:p>0.166329</text:p>
          </table:table-cell>
          <table:table-cell office:value-type="float" office:value="0.157972" calcext:value-type="float">
            <text:p>0.157972</text:p>
          </table:table-cell>
          <table:table-cell office:value-type="float" office:value="0.157507" calcext:value-type="float">
            <text:p>0.157507</text:p>
          </table:table-cell>
          <table:table-cell office:value-type="float" office:value="0.164487" calcext:value-type="float">
            <text:p>0.164487</text:p>
          </table:table-cell>
          <table:table-cell table:number-columns-repeated="3"/>
          <table:table-cell office:value-type="float" office:value="0.164286" calcext:value-type="float">
            <text:p>0.164286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0.166271" calcext:value-type="float">
            <text:p>0.166271</text:p>
          </table:table-cell>
          <table:table-cell office:value-type="float" office:value="0.158025" calcext:value-type="float">
            <text:p>0.158025</text:p>
          </table:table-cell>
          <table:table-cell office:value-type="float" office:value="0.157396" calcext:value-type="float">
            <text:p>0.157396</text:p>
          </table:table-cell>
          <table:table-cell office:value-type="float" office:value="0.164397" calcext:value-type="float">
            <text:p>0.164397</text:p>
          </table:table-cell>
          <table:table-cell table:number-columns-repeated="3"/>
          <table:table-cell office:value-type="float" office:value="0.1643" calcext:value-type="float">
            <text:p>0.1643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0.165846" calcext:value-type="float">
            <text:p>0.165846</text:p>
          </table:table-cell>
          <table:table-cell office:value-type="float" office:value="0.15789" calcext:value-type="float">
            <text:p>0.15789</text:p>
          </table:table-cell>
          <table:table-cell office:value-type="float" office:value="0.15737" calcext:value-type="float">
            <text:p>0.15737</text:p>
          </table:table-cell>
          <table:table-cell office:value-type="float" office:value="0.16422" calcext:value-type="float">
            <text:p>0.16422</text:p>
          </table:table-cell>
          <table:table-cell table:number-columns-repeated="3"/>
          <table:table-cell office:value-type="float" office:value="0.16413" calcext:value-type="float">
            <text:p>0.16413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0.165937" calcext:value-type="float">
            <text:p>0.165937</text:p>
          </table:table-cell>
          <table:table-cell office:value-type="float" office:value="0.157872" calcext:value-type="float">
            <text:p>0.157872</text:p>
          </table:table-cell>
          <table:table-cell office:value-type="float" office:value="0.158191" calcext:value-type="float">
            <text:p>0.158191</text:p>
          </table:table-cell>
          <table:table-cell office:value-type="float" office:value="0.164154" calcext:value-type="float">
            <text:p>0.164154</text:p>
          </table:table-cell>
          <table:table-cell table:number-columns-repeated="3"/>
          <table:table-cell office:value-type="float" office:value="0.164168" calcext:value-type="float">
            <text:p>0.164168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0.166136" calcext:value-type="float">
            <text:p>0.166136</text:p>
          </table:table-cell>
          <table:table-cell office:value-type="float" office:value="0.157764" calcext:value-type="float">
            <text:p>0.157764</text:p>
          </table:table-cell>
          <table:table-cell office:value-type="float" office:value="0.1572" calcext:value-type="float">
            <text:p>0.1572</text:p>
          </table:table-cell>
          <table:table-cell office:value-type="float" office:value="0.164121" calcext:value-type="float">
            <text:p>0.164121</text:p>
          </table:table-cell>
          <table:table-cell table:number-columns-repeated="3"/>
          <table:table-cell office:value-type="float" office:value="0.164026" calcext:value-type="float">
            <text:p>0.164026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0.166005" calcext:value-type="float">
            <text:p>0.166005</text:p>
          </table:table-cell>
          <table:table-cell office:value-type="float" office:value="0.159312" calcext:value-type="float">
            <text:p>0.159312</text:p>
          </table:table-cell>
          <table:table-cell office:value-type="float" office:value="0.157124" calcext:value-type="float">
            <text:p>0.157124</text:p>
          </table:table-cell>
          <table:table-cell office:value-type="float" office:value="0.164153" calcext:value-type="float">
            <text:p>0.164153</text:p>
          </table:table-cell>
          <table:table-cell table:number-columns-repeated="3"/>
          <table:table-cell office:value-type="float" office:value="0.164023" calcext:value-type="float">
            <text:p>0.164023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0.1658" calcext:value-type="float">
            <text:p>0.1658</text:p>
          </table:table-cell>
          <table:table-cell office:value-type="float" office:value="0.157673" calcext:value-type="float">
            <text:p>0.157673</text:p>
          </table:table-cell>
          <table:table-cell office:value-type="float" office:value="0.15726" calcext:value-type="float">
            <text:p>0.15726</text:p>
          </table:table-cell>
          <table:table-cell office:value-type="float" office:value="0.164085" calcext:value-type="float">
            <text:p>0.164085</text:p>
          </table:table-cell>
          <table:table-cell table:number-columns-repeated="3"/>
          <table:table-cell office:value-type="float" office:value="0.163931" calcext:value-type="float">
            <text:p>0.163931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0.165351" calcext:value-type="float">
            <text:p>0.165351</text:p>
          </table:table-cell>
          <table:table-cell office:value-type="float" office:value="0.157746" calcext:value-type="float">
            <text:p>0.157746</text:p>
          </table:table-cell>
          <table:table-cell office:value-type="float" office:value="0.157059" calcext:value-type="float">
            <text:p>0.157059</text:p>
          </table:table-cell>
          <table:table-cell office:value-type="float" office:value="0.163854" calcext:value-type="float">
            <text:p>0.163854</text:p>
          </table:table-cell>
          <table:table-cell table:number-columns-repeated="3"/>
          <table:table-cell office:value-type="float" office:value="0.163864" calcext:value-type="float">
            <text:p>0.163864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2"/>
          <table:table-cell office:value-type="float" office:value="53" calcext:value-type="float">
            <text:p>53</text:p>
          </table:table-cell>
          <table:table-cell office:value-type="float" office:value="0.165248" calcext:value-type="float">
            <text:p>0.165248</text:p>
          </table:table-cell>
          <table:table-cell office:value-type="float" office:value="0.158297" calcext:value-type="float">
            <text:p>0.158297</text:p>
          </table:table-cell>
          <table:table-cell office:value-type="float" office:value="0.157233" calcext:value-type="float">
            <text:p>0.157233</text:p>
          </table:table-cell>
          <table:table-cell office:value-type="float" office:value="0.163983" calcext:value-type="float">
            <text:p>0.163983</text:p>
          </table:table-cell>
          <table:table-cell table:number-columns-repeated="3"/>
          <table:table-cell office:value-type="float" office:value="0.163846" calcext:value-type="float">
            <text:p>0.163846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0.165496" calcext:value-type="float">
            <text:p>0.165496</text:p>
          </table:table-cell>
          <table:table-cell office:value-type="float" office:value="0.157801" calcext:value-type="float">
            <text:p>0.157801</text:p>
          </table:table-cell>
          <table:table-cell office:value-type="float" office:value="0.157045" calcext:value-type="float">
            <text:p>0.157045</text:p>
          </table:table-cell>
          <table:table-cell office:value-type="float" office:value="0.163712" calcext:value-type="float">
            <text:p>0.163712</text:p>
          </table:table-cell>
          <table:table-cell table:number-columns-repeated="3"/>
          <table:table-cell office:value-type="float" office:value="0.163737" calcext:value-type="float">
            <text:p>0.163737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0.165457" calcext:value-type="float">
            <text:p>0.165457</text:p>
          </table:table-cell>
          <table:table-cell office:value-type="float" office:value="0.157569" calcext:value-type="float">
            <text:p>0.157569</text:p>
          </table:table-cell>
          <table:table-cell office:value-type="float" office:value="0.157571" calcext:value-type="float">
            <text:p>0.157571</text:p>
          </table:table-cell>
          <table:table-cell office:value-type="float" office:value="0.163696" calcext:value-type="float">
            <text:p>0.163696</text:p>
          </table:table-cell>
          <table:table-cell table:number-columns-repeated="3"/>
          <table:table-cell office:value-type="float" office:value="0.163747" calcext:value-type="float">
            <text:p>0.163747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0.165168" calcext:value-type="float">
            <text:p>0.165168</text:p>
          </table:table-cell>
          <table:table-cell office:value-type="float" office:value="0.159236" calcext:value-type="float">
            <text:p>0.159236</text:p>
          </table:table-cell>
          <table:table-cell office:value-type="float" office:value="0.157979" calcext:value-type="float">
            <text:p>0.157979</text:p>
          </table:table-cell>
          <table:table-cell office:value-type="float" office:value="0.163592" calcext:value-type="float">
            <text:p>0.163592</text:p>
          </table:table-cell>
          <table:table-cell table:number-columns-repeated="3"/>
          <table:table-cell office:value-type="float" office:value="0.163652" calcext:value-type="float">
            <text:p>0.163652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0.164972" calcext:value-type="float">
            <text:p>0.164972</text:p>
          </table:table-cell>
          <table:table-cell office:value-type="float" office:value="0.157355" calcext:value-type="float">
            <text:p>0.157355</text:p>
          </table:table-cell>
          <table:table-cell office:value-type="float" office:value="0.157365" calcext:value-type="float">
            <text:p>0.157365</text:p>
          </table:table-cell>
          <table:table-cell office:value-type="float" office:value="0.163521" calcext:value-type="float">
            <text:p>0.163521</text:p>
          </table:table-cell>
          <table:table-cell table:number-columns-repeated="3"/>
          <table:table-cell office:value-type="float" office:value="0.163608" calcext:value-type="float">
            <text:p>0.163608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2"/>
          <table:table-cell office:value-type="float" office:value="58" calcext:value-type="float">
            <text:p>58</text:p>
          </table:table-cell>
          <table:table-cell office:value-type="float" office:value="0.164802" calcext:value-type="float">
            <text:p>0.164802</text:p>
          </table:table-cell>
          <table:table-cell office:value-type="float" office:value="0.157522" calcext:value-type="float">
            <text:p>0.157522</text:p>
          </table:table-cell>
          <table:table-cell office:value-type="float" office:value="0.157269" calcext:value-type="float">
            <text:p>0.157269</text:p>
          </table:table-cell>
          <table:table-cell office:value-type="float" office:value="0.163449" calcext:value-type="float">
            <text:p>0.163449</text:p>
          </table:table-cell>
          <table:table-cell table:number-columns-repeated="3"/>
          <table:table-cell office:value-type="float" office:value="0.163546" calcext:value-type="float">
            <text:p>0.163546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0.16483" calcext:value-type="float">
            <text:p>0.16483</text:p>
          </table:table-cell>
          <table:table-cell office:value-type="float" office:value="0.15737" calcext:value-type="float">
            <text:p>0.15737</text:p>
          </table:table-cell>
          <table:table-cell office:value-type="float" office:value="0.156731" calcext:value-type="float">
            <text:p>0.156731</text:p>
          </table:table-cell>
          <table:table-cell office:value-type="float" office:value="0.163529" calcext:value-type="float">
            <text:p>0.163529</text:p>
          </table:table-cell>
          <table:table-cell table:number-columns-repeated="3"/>
          <table:table-cell office:value-type="float" office:value="0.163523" calcext:value-type="float">
            <text:p>0.163523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0.164978" calcext:value-type="float">
            <text:p>0.164978</text:p>
          </table:table-cell>
          <table:table-cell office:value-type="float" office:value="0.157488" calcext:value-type="float">
            <text:p>0.157488</text:p>
          </table:table-cell>
          <table:table-cell office:value-type="float" office:value="0.156843" calcext:value-type="float">
            <text:p>0.156843</text:p>
          </table:table-cell>
          <table:table-cell office:value-type="float" office:value="0.163417" calcext:value-type="float">
            <text:p>0.163417</text:p>
          </table:table-cell>
          <table:table-cell table:number-columns-repeated="3"/>
          <table:table-cell office:value-type="float" office:value="0.163422" calcext:value-type="float">
            <text:p>0.163422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2"/>
          <table:table-cell office:value-type="float" office:value="61" calcext:value-type="float">
            <text:p>61</text:p>
          </table:table-cell>
          <table:table-cell office:value-type="float" office:value="0.164994" calcext:value-type="float">
            <text:p>0.164994</text:p>
          </table:table-cell>
          <table:table-cell office:value-type="float" office:value="0.158187" calcext:value-type="float">
            <text:p>0.158187</text:p>
          </table:table-cell>
          <table:table-cell office:value-type="float" office:value="0.156945" calcext:value-type="float">
            <text:p>0.156945</text:p>
          </table:table-cell>
          <table:table-cell office:value-type="float" office:value="0.163409" calcext:value-type="float">
            <text:p>0.163409</text:p>
          </table:table-cell>
          <table:table-cell table:number-columns-repeated="3"/>
          <table:table-cell office:value-type="float" office:value="0.163415" calcext:value-type="float">
            <text:p>0.163415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0.164911" calcext:value-type="float">
            <text:p>0.164911</text:p>
          </table:table-cell>
          <table:table-cell office:value-type="float" office:value="0.157162" calcext:value-type="float">
            <text:p>0.157162</text:p>
          </table:table-cell>
          <table:table-cell office:value-type="float" office:value="0.157926" calcext:value-type="float">
            <text:p>0.157926</text:p>
          </table:table-cell>
          <table:table-cell office:value-type="float" office:value="0.163211" calcext:value-type="float">
            <text:p>0.163211</text:p>
          </table:table-cell>
          <table:table-cell table:number-columns-repeated="3"/>
          <table:table-cell office:value-type="float" office:value="0.163325" calcext:value-type="float">
            <text:p>0.163325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0.164923" calcext:value-type="float">
            <text:p>0.164923</text:p>
          </table:table-cell>
          <table:table-cell office:value-type="float" office:value="0.157093" calcext:value-type="float">
            <text:p>0.157093</text:p>
          </table:table-cell>
          <table:table-cell office:value-type="float" office:value="0.157282" calcext:value-type="float">
            <text:p>0.157282</text:p>
          </table:table-cell>
          <table:table-cell office:value-type="float" office:value="0.163196" calcext:value-type="float">
            <text:p>0.163196</text:p>
          </table:table-cell>
          <table:table-cell table:number-columns-repeated="3"/>
          <table:table-cell office:value-type="float" office:value="0.163309" calcext:value-type="float">
            <text:p>0.163309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0.164478" calcext:value-type="float">
            <text:p>0.164478</text:p>
          </table:table-cell>
          <table:table-cell office:value-type="float" office:value="0.157015" calcext:value-type="float">
            <text:p>0.157015</text:p>
          </table:table-cell>
          <table:table-cell office:value-type="float" office:value="0.157177" calcext:value-type="float">
            <text:p>0.157177</text:p>
          </table:table-cell>
          <table:table-cell office:value-type="float" office:value="0.163141" calcext:value-type="float">
            <text:p>0.163141</text:p>
          </table:table-cell>
          <table:table-cell table:number-columns-repeated="3"/>
          <table:table-cell office:value-type="float" office:value="0.163252" calcext:value-type="float">
            <text:p>0.163252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2"/>
          <table:table-cell office:value-type="float" office:value="65" calcext:value-type="float">
            <text:p>65</text:p>
          </table:table-cell>
          <table:table-cell office:value-type="float" office:value="0.16447" calcext:value-type="float">
            <text:p>0.16447</text:p>
          </table:table-cell>
          <table:table-cell office:value-type="float" office:value="0.156979" calcext:value-type="float">
            <text:p>0.156979</text:p>
          </table:table-cell>
          <table:table-cell office:value-type="float" office:value="0.157287" calcext:value-type="float">
            <text:p>0.157287</text:p>
          </table:table-cell>
          <table:table-cell office:value-type="float" office:value="0.163048" calcext:value-type="float">
            <text:p>0.163048</text:p>
          </table:table-cell>
          <table:table-cell table:number-columns-repeated="3"/>
          <table:table-cell office:value-type="float" office:value="0.16324" calcext:value-type="float">
            <text:p>0.16324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0.164416" calcext:value-type="float">
            <text:p>0.164416</text:p>
          </table:table-cell>
          <table:table-cell office:value-type="float" office:value="0.15755" calcext:value-type="float">
            <text:p>0.15755</text:p>
          </table:table-cell>
          <table:table-cell office:value-type="float" office:value="0.156727" calcext:value-type="float">
            <text:p>0.156727</text:p>
          </table:table-cell>
          <table:table-cell office:value-type="float" office:value="0.163008" calcext:value-type="float">
            <text:p>0.163008</text:p>
          </table:table-cell>
          <table:table-cell table:number-columns-repeated="3"/>
          <table:table-cell office:value-type="float" office:value="0.163102" calcext:value-type="float">
            <text:p>0.163102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0.164848" calcext:value-type="float">
            <text:p>0.164848</text:p>
          </table:table-cell>
          <table:table-cell office:value-type="float" office:value="0.156859" calcext:value-type="float">
            <text:p>0.156859</text:p>
          </table:table-cell>
          <table:table-cell office:value-type="float" office:value="0.156795" calcext:value-type="float">
            <text:p>0.156795</text:p>
          </table:table-cell>
          <table:table-cell office:value-type="float" office:value="0.163115" calcext:value-type="float">
            <text:p>0.163115</text:p>
          </table:table-cell>
          <table:table-cell table:number-columns-repeated="3"/>
          <table:table-cell office:value-type="float" office:value="0.163145" calcext:value-type="float">
            <text:p>0.163145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2"/>
          <table:table-cell office:value-type="float" office:value="68" calcext:value-type="float">
            <text:p>68</text:p>
          </table:table-cell>
          <table:table-cell office:value-type="float" office:value="0.164186" calcext:value-type="float">
            <text:p>0.164186</text:p>
          </table:table-cell>
          <table:table-cell office:value-type="float" office:value="0.156821" calcext:value-type="float">
            <text:p>0.156821</text:p>
          </table:table-cell>
          <table:table-cell office:value-type="float" office:value="0.156424" calcext:value-type="float">
            <text:p>0.156424</text:p>
          </table:table-cell>
          <table:table-cell office:value-type="float" office:value="0.162983" calcext:value-type="float">
            <text:p>0.162983</text:p>
          </table:table-cell>
          <table:table-cell table:number-columns-repeated="3"/>
          <table:table-cell office:value-type="float" office:value="0.163048" calcext:value-type="float">
            <text:p>0.163048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0.164176" calcext:value-type="float">
            <text:p>0.164176</text:p>
          </table:table-cell>
          <table:table-cell office:value-type="float" office:value="0.157408" calcext:value-type="float">
            <text:p>0.157408</text:p>
          </table:table-cell>
          <table:table-cell office:value-type="float" office:value="0.156396" calcext:value-type="float">
            <text:p>0.156396</text:p>
          </table:table-cell>
          <table:table-cell office:value-type="float" office:value="0.163017" calcext:value-type="float">
            <text:p>0.163017</text:p>
          </table:table-cell>
          <table:table-cell table:number-columns-repeated="3"/>
          <table:table-cell office:value-type="float" office:value="0.162982" calcext:value-type="float">
            <text:p>0.162982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0.164086" calcext:value-type="float">
            <text:p>0.164086</text:p>
          </table:table-cell>
          <table:table-cell office:value-type="float" office:value="0.156858" calcext:value-type="float">
            <text:p>0.156858</text:p>
          </table:table-cell>
          <table:table-cell office:value-type="float" office:value="0.156472" calcext:value-type="float">
            <text:p>0.156472</text:p>
          </table:table-cell>
          <table:table-cell office:value-type="float" office:value="0.162843" calcext:value-type="float">
            <text:p>0.162843</text:p>
          </table:table-cell>
          <table:table-cell table:number-columns-repeated="3"/>
          <table:table-cell office:value-type="float" office:value="0.162982" calcext:value-type="float">
            <text:p>0.162982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0.164099" calcext:value-type="float">
            <text:p>0.164099</text:p>
          </table:table-cell>
          <table:table-cell office:value-type="float" office:value="0.156794" calcext:value-type="float">
            <text:p>0.156794</text:p>
          </table:table-cell>
          <table:table-cell office:value-type="float" office:value="0.156403" calcext:value-type="float">
            <text:p>0.156403</text:p>
          </table:table-cell>
          <table:table-cell office:value-type="float" office:value="0.162751" calcext:value-type="float">
            <text:p>0.162751</text:p>
          </table:table-cell>
          <table:table-cell table:number-columns-repeated="3"/>
          <table:table-cell office:value-type="float" office:value="0.162927" calcext:value-type="float">
            <text:p>0.162927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0.16485" calcext:value-type="float">
            <text:p>0.16485</text:p>
          </table:table-cell>
          <table:table-cell office:value-type="float" office:value="0.156841" calcext:value-type="float">
            <text:p>0.156841</text:p>
          </table:table-cell>
          <table:table-cell office:value-type="float" office:value="0.156211" calcext:value-type="float">
            <text:p>0.156211</text:p>
          </table:table-cell>
          <table:table-cell office:value-type="float" office:value="0.162716" calcext:value-type="float">
            <text:p>0.162716</text:p>
          </table:table-cell>
          <table:table-cell table:number-columns-repeated="3"/>
          <table:table-cell office:value-type="float" office:value="0.162874" calcext:value-type="float">
            <text:p>0.162874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0.163863" calcext:value-type="float">
            <text:p>0.163863</text:p>
          </table:table-cell>
          <table:table-cell office:value-type="float" office:value="0.156642" calcext:value-type="float">
            <text:p>0.156642</text:p>
          </table:table-cell>
          <table:table-cell office:value-type="float" office:value="0.156319" calcext:value-type="float">
            <text:p>0.156319</text:p>
          </table:table-cell>
          <table:table-cell office:value-type="float" office:value="0.162798" calcext:value-type="float">
            <text:p>0.162798</text:p>
          </table:table-cell>
          <table:table-cell table:number-columns-repeated="3"/>
          <table:table-cell office:value-type="float" office:value="0.162838" calcext:value-type="float">
            <text:p>0.162838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0.16408" calcext:value-type="float">
            <text:p>0.16408</text:p>
          </table:table-cell>
          <table:table-cell office:value-type="float" office:value="0.157005" calcext:value-type="float">
            <text:p>0.157005</text:p>
          </table:table-cell>
          <table:table-cell office:value-type="float" office:value="0.157133" calcext:value-type="float">
            <text:p>0.157133</text:p>
          </table:table-cell>
          <table:table-cell office:value-type="float" office:value="0.162629" calcext:value-type="float">
            <text:p>0.162629</text:p>
          </table:table-cell>
          <table:table-cell table:number-columns-repeated="3"/>
          <table:table-cell office:value-type="float" office:value="0.162796" calcext:value-type="float">
            <text:p>0.162796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0.164064" calcext:value-type="float">
            <text:p>0.164064</text:p>
          </table:table-cell>
          <table:table-cell office:value-type="float" office:value="0.15659" calcext:value-type="float">
            <text:p>0.15659</text:p>
          </table:table-cell>
          <table:table-cell office:value-type="float" office:value="0.156199" calcext:value-type="float">
            <text:p>0.156199</text:p>
          </table:table-cell>
          <table:table-cell office:value-type="float" office:value="0.162583" calcext:value-type="float">
            <text:p>0.162583</text:p>
          </table:table-cell>
          <table:table-cell table:number-columns-repeated="3"/>
          <table:table-cell office:value-type="float" office:value="0.162726" calcext:value-type="float">
            <text:p>0.162726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0.163666" calcext:value-type="float">
            <text:p>0.163666</text:p>
          </table:table-cell>
          <table:table-cell office:value-type="float" office:value="0.156599" calcext:value-type="float">
            <text:p>0.156599</text:p>
          </table:table-cell>
          <table:table-cell office:value-type="float" office:value="0.157806" calcext:value-type="float">
            <text:p>0.157806</text:p>
          </table:table-cell>
          <table:table-cell office:value-type="float" office:value="0.162561" calcext:value-type="float">
            <text:p>0.162561</text:p>
          </table:table-cell>
          <table:table-cell table:number-columns-repeated="3"/>
          <table:table-cell office:value-type="float" office:value="0.162672" calcext:value-type="float">
            <text:p>0.162672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0.163644" calcext:value-type="float">
            <text:p>0.163644</text:p>
          </table:table-cell>
          <table:table-cell office:value-type="float" office:value="0.157599" calcext:value-type="float">
            <text:p>0.157599</text:p>
          </table:table-cell>
          <table:table-cell office:value-type="float" office:value="0.156713" calcext:value-type="float">
            <text:p>0.156713</text:p>
          </table:table-cell>
          <table:table-cell office:value-type="float" office:value="0.162497" calcext:value-type="float">
            <text:p>0.162497</text:p>
          </table:table-cell>
          <table:table-cell table:number-columns-repeated="3"/>
          <table:table-cell office:value-type="float" office:value="0.162657" calcext:value-type="float">
            <text:p>0.162657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2"/>
          <table:table-cell office:value-type="float" office:value="78" calcext:value-type="float">
            <text:p>78</text:p>
          </table:table-cell>
          <table:table-cell office:value-type="float" office:value="0.163727" calcext:value-type="float">
            <text:p>0.163727</text:p>
          </table:table-cell>
          <table:table-cell office:value-type="float" office:value="0.156655" calcext:value-type="float">
            <text:p>0.156655</text:p>
          </table:table-cell>
          <table:table-cell office:value-type="float" office:value="0.156241" calcext:value-type="float">
            <text:p>0.156241</text:p>
          </table:table-cell>
          <table:table-cell office:value-type="float" office:value="0.162489" calcext:value-type="float">
            <text:p>0.162489</text:p>
          </table:table-cell>
          <table:table-cell table:number-columns-repeated="3"/>
          <table:table-cell office:value-type="float" office:value="0.162593" calcext:value-type="float">
            <text:p>0.162593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2"/>
          <table:table-cell office:value-type="float" office:value="79" calcext:value-type="float">
            <text:p>79</text:p>
          </table:table-cell>
          <table:table-cell office:value-type="float" office:value="0.16353" calcext:value-type="float">
            <text:p>0.16353</text:p>
          </table:table-cell>
          <table:table-cell office:value-type="float" office:value="0.157804" calcext:value-type="float">
            <text:p>0.157804</text:p>
          </table:table-cell>
          <table:table-cell office:value-type="float" office:value="0.159231" calcext:value-type="float">
            <text:p>0.159231</text:p>
          </table:table-cell>
          <table:table-cell office:value-type="float" office:value="0.162378" calcext:value-type="float">
            <text:p>0.162378</text:p>
          </table:table-cell>
          <table:table-cell table:number-columns-repeated="3"/>
          <table:table-cell office:value-type="float" office:value="0.162601" calcext:value-type="float">
            <text:p>0.162601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0.163461" calcext:value-type="float">
            <text:p>0.163461</text:p>
          </table:table-cell>
          <table:table-cell office:value-type="float" office:value="0.156501" calcext:value-type="float">
            <text:p>0.156501</text:p>
          </table:table-cell>
          <table:table-cell office:value-type="float" office:value="0.15666" calcext:value-type="float">
            <text:p>0.15666</text:p>
          </table:table-cell>
          <table:table-cell office:value-type="float" office:value="0.162338" calcext:value-type="float">
            <text:p>0.162338</text:p>
          </table:table-cell>
          <table:table-cell table:number-columns-repeated="3"/>
          <table:table-cell office:value-type="float" office:value="0.162482" calcext:value-type="float">
            <text:p>0.162482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0.163291" calcext:value-type="float">
            <text:p>0.163291</text:p>
          </table:table-cell>
          <table:table-cell office:value-type="float" office:value="0.156429" calcext:value-type="float">
            <text:p>0.156429</text:p>
          </table:table-cell>
          <table:table-cell office:value-type="float" office:value="0.157365" calcext:value-type="float">
            <text:p>0.157365</text:p>
          </table:table-cell>
          <table:table-cell office:value-type="float" office:value="0.162304" calcext:value-type="float">
            <text:p>0.162304</text:p>
          </table:table-cell>
          <table:table-cell table:number-columns-repeated="3"/>
          <table:table-cell office:value-type="float" office:value="0.162512" calcext:value-type="float">
            <text:p>0.162512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0.163423" calcext:value-type="float">
            <text:p>0.163423</text:p>
          </table:table-cell>
          <table:table-cell office:value-type="float" office:value="0.156708" calcext:value-type="float">
            <text:p>0.156708</text:p>
          </table:table-cell>
          <table:table-cell office:value-type="float" office:value="0.156084" calcext:value-type="float">
            <text:p>0.156084</text:p>
          </table:table-cell>
          <table:table-cell office:value-type="float" office:value="0.162273" calcext:value-type="float">
            <text:p>0.162273</text:p>
          </table:table-cell>
          <table:table-cell table:number-columns-repeated="3"/>
          <table:table-cell office:value-type="float" office:value="0.162428" calcext:value-type="float">
            <text:p>0.162428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0.164406" calcext:value-type="float">
            <text:p>0.164406</text:p>
          </table:table-cell>
          <table:table-cell office:value-type="float" office:value="0.156678" calcext:value-type="float">
            <text:p>0.156678</text:p>
          </table:table-cell>
          <table:table-cell office:value-type="float" office:value="0.156454" calcext:value-type="float">
            <text:p>0.156454</text:p>
          </table:table-cell>
          <table:table-cell office:value-type="float" office:value="0.162224" calcext:value-type="float">
            <text:p>0.162224</text:p>
          </table:table-cell>
          <table:table-cell table:number-columns-repeated="3"/>
          <table:table-cell office:value-type="float" office:value="0.162386" calcext:value-type="float">
            <text:p>0.162386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2"/>
          <table:table-cell office:value-type="float" office:value="84" calcext:value-type="float">
            <text:p>84</text:p>
          </table:table-cell>
          <table:table-cell office:value-type="float" office:value="0.163049" calcext:value-type="float">
            <text:p>0.163049</text:p>
          </table:table-cell>
          <table:table-cell office:value-type="float" office:value="0.156303" calcext:value-type="float">
            <text:p>0.156303</text:p>
          </table:table-cell>
          <table:table-cell office:value-type="float" office:value="0.157506" calcext:value-type="float">
            <text:p>0.157506</text:p>
          </table:table-cell>
          <table:table-cell office:value-type="float" office:value="0.16226" calcext:value-type="float">
            <text:p>0.16226</text:p>
          </table:table-cell>
          <table:table-cell table:number-columns-repeated="3"/>
          <table:table-cell office:value-type="float" office:value="0.162403" calcext:value-type="float">
            <text:p>0.162403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0.163207" calcext:value-type="float">
            <text:p>0.163207</text:p>
          </table:table-cell>
          <table:table-cell office:value-type="float" office:value="0.156475" calcext:value-type="float">
            <text:p>0.156475</text:p>
          </table:table-cell>
          <table:table-cell office:value-type="float" office:value="0.156182" calcext:value-type="float">
            <text:p>0.156182</text:p>
          </table:table-cell>
          <table:table-cell office:value-type="float" office:value="0.16213" calcext:value-type="float">
            <text:p>0.16213</text:p>
          </table:table-cell>
          <table:table-cell table:number-columns-repeated="3"/>
          <table:table-cell office:value-type="float" office:value="0.162268" calcext:value-type="float">
            <text:p>0.162268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0.162795" calcext:value-type="float">
            <text:p>0.162795</text:p>
          </table:table-cell>
          <table:table-cell office:value-type="float" office:value="0.156308" calcext:value-type="float">
            <text:p>0.156308</text:p>
          </table:table-cell>
          <table:table-cell office:value-type="float" office:value="0.156728" calcext:value-type="float">
            <text:p>0.156728</text:p>
          </table:table-cell>
          <table:table-cell office:value-type="float" office:value="0.162094" calcext:value-type="float">
            <text:p>0.162094</text:p>
          </table:table-cell>
          <table:table-cell table:number-columns-repeated="3"/>
          <table:table-cell office:value-type="float" office:value="0.16231" calcext:value-type="float">
            <text:p>0.16231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2"/>
          <table:table-cell office:value-type="float" office:value="87" calcext:value-type="float">
            <text:p>87</text:p>
          </table:table-cell>
          <table:table-cell office:value-type="float" office:value="0.163277" calcext:value-type="float">
            <text:p>0.163277</text:p>
          </table:table-cell>
          <table:table-cell office:value-type="float" office:value="0.156406" calcext:value-type="float">
            <text:p>0.156406</text:p>
          </table:table-cell>
          <table:table-cell office:value-type="float" office:value="0.156135" calcext:value-type="float">
            <text:p>0.156135</text:p>
          </table:table-cell>
          <table:table-cell office:value-type="float" office:value="0.162169" calcext:value-type="float">
            <text:p>0.162169</text:p>
          </table:table-cell>
          <table:table-cell table:number-columns-repeated="3"/>
          <table:table-cell office:value-type="float" office:value="0.162228" calcext:value-type="float">
            <text:p>0.162228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0.163052" calcext:value-type="float">
            <text:p>0.163052</text:p>
          </table:table-cell>
          <table:table-cell office:value-type="float" office:value="0.156207" calcext:value-type="float">
            <text:p>0.156207</text:p>
          </table:table-cell>
          <table:table-cell office:value-type="float" office:value="0.156657" calcext:value-type="float">
            <text:p>0.156657</text:p>
          </table:table-cell>
          <table:table-cell office:value-type="float" office:value="0.16201" calcext:value-type="float">
            <text:p>0.16201</text:p>
          </table:table-cell>
          <table:table-cell table:number-columns-repeated="3"/>
          <table:table-cell office:value-type="float" office:value="0.162156" calcext:value-type="float">
            <text:p>0.162156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2"/>
          <table:table-cell office:value-type="float" office:value="89" calcext:value-type="float">
            <text:p>89</text:p>
          </table:table-cell>
          <table:table-cell office:value-type="float" office:value="0.162911" calcext:value-type="float">
            <text:p>0.162911</text:p>
          </table:table-cell>
          <table:table-cell office:value-type="float" office:value="0.156349" calcext:value-type="float">
            <text:p>0.156349</text:p>
          </table:table-cell>
          <table:table-cell office:value-type="float" office:value="0.156231" calcext:value-type="float">
            <text:p>0.156231</text:p>
          </table:table-cell>
          <table:table-cell office:value-type="float" office:value="0.161973" calcext:value-type="float">
            <text:p>0.161973</text:p>
          </table:table-cell>
          <table:table-cell table:number-columns-repeated="3"/>
          <table:table-cell office:value-type="float" office:value="0.162183" calcext:value-type="float">
            <text:p>0.162183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0.163241" calcext:value-type="float">
            <text:p>0.163241</text:p>
          </table:table-cell>
          <table:table-cell office:value-type="float" office:value="0.156997" calcext:value-type="float">
            <text:p>0.156997</text:p>
          </table:table-cell>
          <table:table-cell office:value-type="float" office:value="0.156236" calcext:value-type="float">
            <text:p>0.156236</text:p>
          </table:table-cell>
          <table:table-cell office:value-type="float" office:value="0.16205" calcext:value-type="float">
            <text:p>0.16205</text:p>
          </table:table-cell>
          <table:table-cell table:number-columns-repeated="3"/>
          <table:table-cell office:value-type="float" office:value="0.162117" calcext:value-type="float">
            <text:p>0.162117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0.162827" calcext:value-type="float">
            <text:p>0.162827</text:p>
          </table:table-cell>
          <table:table-cell office:value-type="float" office:value="0.156528" calcext:value-type="float">
            <text:p>0.156528</text:p>
          </table:table-cell>
          <table:table-cell office:value-type="float" office:value="0.156015" calcext:value-type="float">
            <text:p>0.156015</text:p>
          </table:table-cell>
          <table:table-cell office:value-type="float" office:value="0.162146" calcext:value-type="float">
            <text:p>0.162146</text:p>
          </table:table-cell>
          <table:table-cell table:number-columns-repeated="3"/>
          <table:table-cell office:value-type="float" office:value="0.162084" calcext:value-type="float">
            <text:p>0.162084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2"/>
          <table:table-cell office:value-type="float" office:value="92" calcext:value-type="float">
            <text:p>92</text:p>
          </table:table-cell>
          <table:table-cell office:value-type="float" office:value="0.162735" calcext:value-type="float">
            <text:p>0.162735</text:p>
          </table:table-cell>
          <table:table-cell office:value-type="float" office:value="0.156144" calcext:value-type="float">
            <text:p>0.156144</text:p>
          </table:table-cell>
          <table:table-cell office:value-type="float" office:value="0.156112" calcext:value-type="float">
            <text:p>0.156112</text:p>
          </table:table-cell>
          <table:table-cell office:value-type="float" office:value="0.161892" calcext:value-type="float">
            <text:p>0.161892</text:p>
          </table:table-cell>
          <table:table-cell table:number-columns-repeated="3"/>
          <table:table-cell office:value-type="float" office:value="0.16199" calcext:value-type="float">
            <text:p>0.16199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2"/>
          <table:table-cell office:value-type="float" office:value="93" calcext:value-type="float">
            <text:p>93</text:p>
          </table:table-cell>
          <table:table-cell office:value-type="float" office:value="0.163254" calcext:value-type="float">
            <text:p>0.163254</text:p>
          </table:table-cell>
          <table:table-cell office:value-type="float" office:value="0.156272" calcext:value-type="float">
            <text:p>0.156272</text:p>
          </table:table-cell>
          <table:table-cell office:value-type="float" office:value="0.156169" calcext:value-type="float">
            <text:p>0.156169</text:p>
          </table:table-cell>
          <table:table-cell office:value-type="float" office:value="0.162239" calcext:value-type="float">
            <text:p>0.162239</text:p>
          </table:table-cell>
          <table:table-cell table:number-columns-repeated="3"/>
          <table:table-cell office:value-type="float" office:value="0.162044" calcext:value-type="float">
            <text:p>0.162044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2"/>
          <table:table-cell office:value-type="float" office:value="94" calcext:value-type="float">
            <text:p>94</text:p>
          </table:table-cell>
          <table:table-cell office:value-type="float" office:value="0.162362" calcext:value-type="float">
            <text:p>0.162362</text:p>
          </table:table-cell>
          <table:table-cell office:value-type="float" office:value="0.15611" calcext:value-type="float">
            <text:p>0.15611</text:p>
          </table:table-cell>
          <table:table-cell office:value-type="float" office:value="0.156369" calcext:value-type="float">
            <text:p>0.156369</text:p>
          </table:table-cell>
          <table:table-cell office:value-type="float" office:value="0.161815" calcext:value-type="float">
            <text:p>0.161815</text:p>
          </table:table-cell>
          <table:table-cell table:number-columns-repeated="3"/>
          <table:table-cell office:value-type="float" office:value="0.161929" calcext:value-type="float">
            <text:p>0.161929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0.162453" calcext:value-type="float">
            <text:p>0.162453</text:p>
          </table:table-cell>
          <table:table-cell office:value-type="float" office:value="0.156116" calcext:value-type="float">
            <text:p>0.156116</text:p>
          </table:table-cell>
          <table:table-cell office:value-type="float" office:value="0.156458" calcext:value-type="float">
            <text:p>0.156458</text:p>
          </table:table-cell>
          <table:table-cell office:value-type="float" office:value="0.161827" calcext:value-type="float">
            <text:p>0.161827</text:p>
          </table:table-cell>
          <table:table-cell table:number-columns-repeated="3"/>
          <table:table-cell office:value-type="float" office:value="0.161959" calcext:value-type="float">
            <text:p>0.161959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0.162335" calcext:value-type="float">
            <text:p>0.162335</text:p>
          </table:table-cell>
          <table:table-cell office:value-type="float" office:value="0.156081" calcext:value-type="float">
            <text:p>0.156081</text:p>
          </table:table-cell>
          <table:table-cell office:value-type="float" office:value="0.155952" calcext:value-type="float">
            <text:p>0.155952</text:p>
          </table:table-cell>
          <table:table-cell office:value-type="float" office:value="0.161808" calcext:value-type="float">
            <text:p>0.161808</text:p>
          </table:table-cell>
          <table:table-cell table:number-columns-repeated="3"/>
          <table:table-cell office:value-type="float" office:value="0.161903" calcext:value-type="float">
            <text:p>0.161903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2"/>
          <table:table-cell office:value-type="float" office:value="97" calcext:value-type="float">
            <text:p>97</text:p>
          </table:table-cell>
          <table:table-cell office:value-type="float" office:value="0.162214" calcext:value-type="float">
            <text:p>0.162214</text:p>
          </table:table-cell>
          <table:table-cell office:value-type="float" office:value="0.156655" calcext:value-type="float">
            <text:p>0.156655</text:p>
          </table:table-cell>
          <table:table-cell office:value-type="float" office:value="0.156156" calcext:value-type="float">
            <text:p>0.156156</text:p>
          </table:table-cell>
          <table:table-cell office:value-type="float" office:value="0.161692" calcext:value-type="float">
            <text:p>0.161692</text:p>
          </table:table-cell>
          <table:table-cell table:number-columns-repeated="3"/>
          <table:table-cell office:value-type="float" office:value="0.161868" calcext:value-type="float">
            <text:p>0.161868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2"/>
          <table:table-cell office:value-type="float" office:value="98" calcext:value-type="float">
            <text:p>98</text:p>
          </table:table-cell>
          <table:table-cell office:value-type="float" office:value="0.162238" calcext:value-type="float">
            <text:p>0.162238</text:p>
          </table:table-cell>
          <table:table-cell office:value-type="float" office:value="0.156669" calcext:value-type="float">
            <text:p>0.156669</text:p>
          </table:table-cell>
          <table:table-cell office:value-type="float" office:value="0.156118" calcext:value-type="float">
            <text:p>0.156118</text:p>
          </table:table-cell>
          <table:table-cell office:value-type="float" office:value="0.161683" calcext:value-type="float">
            <text:p>0.161683</text:p>
          </table:table-cell>
          <table:table-cell table:number-columns-repeated="3"/>
          <table:table-cell office:value-type="float" office:value="0.16182" calcext:value-type="float">
            <text:p>0.16182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2"/>
          <table:table-cell office:value-type="float" office:value="99" calcext:value-type="float">
            <text:p>99</text:p>
          </table:table-cell>
          <table:table-cell office:value-type="float" office:value="0.162108" calcext:value-type="float">
            <text:p>0.162108</text:p>
          </table:table-cell>
          <table:table-cell office:value-type="float" office:value="0.156073" calcext:value-type="float">
            <text:p>0.156073</text:p>
          </table:table-cell>
          <table:table-cell office:value-type="float" office:value="0.156136" calcext:value-type="float">
            <text:p>0.156136</text:p>
          </table:table-cell>
          <table:table-cell office:value-type="float" office:value="0.161819" calcext:value-type="float">
            <text:p>0.161819</text:p>
          </table:table-cell>
          <table:table-cell table:number-columns-repeated="3"/>
          <table:table-cell office:value-type="float" office:value="0.161772" calcext:value-type="float">
            <text:p>0.161772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0.162084" calcext:value-type="float">
            <text:p>0.162084</text:p>
          </table:table-cell>
          <table:table-cell office:value-type="float" office:value="0.157898" calcext:value-type="float">
            <text:p>0.157898</text:p>
          </table:table-cell>
          <table:table-cell office:value-type="float" office:value="0.156188" calcext:value-type="float">
            <text:p>0.156188</text:p>
          </table:table-cell>
          <table:table-cell office:value-type="float" office:value="0.161565" calcext:value-type="float">
            <text:p>0.161565</text:p>
          </table:table-cell>
          <table:table-cell table:number-columns-repeated="3"/>
          <table:table-cell office:value-type="float" office:value="0.161809" calcext:value-type="float">
            <text:p>0.161809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227" calcext:value-type="float">
            <text:p>0.16227</text:p>
          </table:table-cell>
          <table:table-cell office:value-type="float" office:value="0.156006" calcext:value-type="float">
            <text:p>0.156006</text:p>
          </table:table-cell>
          <table:table-cell office:value-type="float" office:value="0.155972" calcext:value-type="float">
            <text:p>0.155972</text:p>
          </table:table-cell>
          <table:table-cell office:value-type="float" office:value="0.161551" calcext:value-type="float">
            <text:p>0.161551</text:p>
          </table:table-cell>
          <table:table-cell table:number-columns-repeated="3"/>
          <table:table-cell office:value-type="float" office:value="0.161701" calcext:value-type="float">
            <text:p>0.161701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2157" calcext:value-type="float">
            <text:p>0.162157</text:p>
          </table:table-cell>
          <table:table-cell office:value-type="float" office:value="0.156299" calcext:value-type="float">
            <text:p>0.156299</text:p>
          </table:table-cell>
          <table:table-cell office:value-type="float" office:value="0.155977" calcext:value-type="float">
            <text:p>0.155977</text:p>
          </table:table-cell>
          <table:table-cell office:value-type="float" office:value="0.161469" calcext:value-type="float">
            <text:p>0.161469</text:p>
          </table:table-cell>
          <table:table-cell table:number-columns-repeated="3"/>
          <table:table-cell office:value-type="float" office:value="0.161701" calcext:value-type="float">
            <text:p>0.161701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2553" calcext:value-type="float">
            <text:p>0.162553</text:p>
          </table:table-cell>
          <table:table-cell office:value-type="float" office:value="0.156471" calcext:value-type="float">
            <text:p>0.156471</text:p>
          </table:table-cell>
          <table:table-cell office:value-type="float" office:value="0.155988" calcext:value-type="float">
            <text:p>0.155988</text:p>
          </table:table-cell>
          <table:table-cell office:value-type="float" office:value="0.161579" calcext:value-type="float">
            <text:p>0.161579</text:p>
          </table:table-cell>
          <table:table-cell table:number-columns-repeated="3"/>
          <table:table-cell office:value-type="float" office:value="0.161653" calcext:value-type="float">
            <text:p>0.161653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1756" calcext:value-type="float">
            <text:p>0.161756</text:p>
          </table:table-cell>
          <table:table-cell office:value-type="float" office:value="0.156047" calcext:value-type="float">
            <text:p>0.156047</text:p>
          </table:table-cell>
          <table:table-cell office:value-type="float" office:value="0.156198" calcext:value-type="float">
            <text:p>0.156198</text:p>
          </table:table-cell>
          <table:table-cell office:value-type="float" office:value="0.161512" calcext:value-type="float">
            <text:p>0.161512</text:p>
          </table:table-cell>
          <table:table-cell table:number-columns-repeated="3"/>
          <table:table-cell office:value-type="float" office:value="0.161609" calcext:value-type="float">
            <text:p>0.161609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2114" calcext:value-type="float">
            <text:p>0.162114</text:p>
          </table:table-cell>
          <table:table-cell office:value-type="float" office:value="0.157582" calcext:value-type="float">
            <text:p>0.157582</text:p>
          </table:table-cell>
          <table:table-cell office:value-type="float" office:value="0.156376" calcext:value-type="float">
            <text:p>0.156376</text:p>
          </table:table-cell>
          <table:table-cell office:value-type="float" office:value="0.161501" calcext:value-type="float">
            <text:p>0.161501</text:p>
          </table:table-cell>
          <table:table-cell table:number-columns-repeated="3"/>
          <table:table-cell office:value-type="float" office:value="0.16159" calcext:value-type="float">
            <text:p>0.16159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177" calcext:value-type="float">
            <text:p>0.16177</text:p>
          </table:table-cell>
          <table:table-cell office:value-type="float" office:value="0.155992" calcext:value-type="float">
            <text:p>0.155992</text:p>
          </table:table-cell>
          <table:table-cell office:value-type="float" office:value="0.157548" calcext:value-type="float">
            <text:p>0.157548</text:p>
          </table:table-cell>
          <table:table-cell office:value-type="float" office:value="0.16169" calcext:value-type="float">
            <text:p>0.16169</text:p>
          </table:table-cell>
          <table:table-cell table:number-columns-repeated="3"/>
          <table:table-cell office:value-type="float" office:value="0.161612" calcext:value-type="float">
            <text:p>0.161612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1703" calcext:value-type="float">
            <text:p>0.161703</text:p>
          </table:table-cell>
          <table:table-cell office:value-type="float" office:value="0.156008" calcext:value-type="float">
            <text:p>0.156008</text:p>
          </table:table-cell>
          <table:table-cell office:value-type="float" office:value="0.155943" calcext:value-type="float">
            <text:p>0.155943</text:p>
          </table:table-cell>
          <table:table-cell office:value-type="float" office:value="0.161347" calcext:value-type="float">
            <text:p>0.161347</text:p>
          </table:table-cell>
          <table:table-cell table:number-columns-repeated="3"/>
          <table:table-cell office:value-type="float" office:value="0.161551" calcext:value-type="float">
            <text:p>0.161551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1692" calcext:value-type="float">
            <text:p>0.161692</text:p>
          </table:table-cell>
          <table:table-cell office:value-type="float" office:value="0.156098" calcext:value-type="float">
            <text:p>0.156098</text:p>
          </table:table-cell>
          <table:table-cell office:value-type="float" office:value="0.156041" calcext:value-type="float">
            <text:p>0.156041</text:p>
          </table:table-cell>
          <table:table-cell office:value-type="float" office:value="0.161265" calcext:value-type="float">
            <text:p>0.161265</text:p>
          </table:table-cell>
          <table:table-cell table:number-columns-repeated="3"/>
          <table:table-cell office:value-type="float" office:value="0.161484" calcext:value-type="float">
            <text:p>0.161484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1741" calcext:value-type="float">
            <text:p>0.161741</text:p>
          </table:table-cell>
          <table:table-cell office:value-type="float" office:value="0.156132" calcext:value-type="float">
            <text:p>0.156132</text:p>
          </table:table-cell>
          <table:table-cell office:value-type="float" office:value="0.156231" calcext:value-type="float">
            <text:p>0.156231</text:p>
          </table:table-cell>
          <table:table-cell office:value-type="float" office:value="0.161384" calcext:value-type="float">
            <text:p>0.161384</text:p>
          </table:table-cell>
          <table:table-cell table:number-columns-repeated="3"/>
          <table:table-cell office:value-type="float" office:value="0.161527" calcext:value-type="float">
            <text:p>0.161527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2523" calcext:value-type="float">
            <text:p>0.162523</text:p>
          </table:table-cell>
          <table:table-cell office:value-type="float" office:value="0.156036" calcext:value-type="float">
            <text:p>0.156036</text:p>
          </table:table-cell>
          <table:table-cell office:value-type="float" office:value="0.156078" calcext:value-type="float">
            <text:p>0.156078</text:p>
          </table:table-cell>
          <table:table-cell office:value-type="float" office:value="0.161236" calcext:value-type="float">
            <text:p>0.161236</text:p>
          </table:table-cell>
          <table:table-cell table:number-columns-repeated="3"/>
          <table:table-cell office:value-type="float" office:value="0.161428" calcext:value-type="float">
            <text:p>0.161428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1665" calcext:value-type="float">
            <text:p>0.161665</text:p>
          </table:table-cell>
          <table:table-cell office:value-type="float" office:value="0.156557" calcext:value-type="float">
            <text:p>0.156557</text:p>
          </table:table-cell>
          <table:table-cell office:value-type="float" office:value="0.155888" calcext:value-type="float">
            <text:p>0.155888</text:p>
          </table:table-cell>
          <table:table-cell office:value-type="float" office:value="0.161295" calcext:value-type="float">
            <text:p>0.161295</text:p>
          </table:table-cell>
          <table:table-cell table:number-columns-repeated="3"/>
          <table:table-cell office:value-type="float" office:value="0.161454" calcext:value-type="float">
            <text:p>0.161454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151" calcext:value-type="float">
            <text:p>0.16151</text:p>
          </table:table-cell>
          <table:table-cell office:value-type="float" office:value="0.156538" calcext:value-type="float">
            <text:p>0.156538</text:p>
          </table:table-cell>
          <table:table-cell office:value-type="float" office:value="0.155994" calcext:value-type="float">
            <text:p>0.155994</text:p>
          </table:table-cell>
          <table:table-cell office:value-type="float" office:value="0.161241" calcext:value-type="float">
            <text:p>0.161241</text:p>
          </table:table-cell>
          <table:table-cell table:number-columns-repeated="3"/>
          <table:table-cell office:value-type="float" office:value="0.161418" calcext:value-type="float">
            <text:p>0.161418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1704" calcext:value-type="float">
            <text:p>0.161704</text:p>
          </table:table-cell>
          <table:table-cell office:value-type="float" office:value="0.156901" calcext:value-type="float">
            <text:p>0.156901</text:p>
          </table:table-cell>
          <table:table-cell office:value-type="float" office:value="0.156053" calcext:value-type="float">
            <text:p>0.156053</text:p>
          </table:table-cell>
          <table:table-cell office:value-type="float" office:value="0.161117" calcext:value-type="float">
            <text:p>0.161117</text:p>
          </table:table-cell>
          <table:table-cell table:number-columns-repeated="3"/>
          <table:table-cell office:value-type="float" office:value="0.161355" calcext:value-type="float">
            <text:p>0.161355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1867" calcext:value-type="float">
            <text:p>0.161867</text:p>
          </table:table-cell>
          <table:table-cell office:value-type="float" office:value="0.156133" calcext:value-type="float">
            <text:p>0.156133</text:p>
          </table:table-cell>
          <table:table-cell office:value-type="float" office:value="0.156054" calcext:value-type="float">
            <text:p>0.156054</text:p>
          </table:table-cell>
          <table:table-cell office:value-type="float" office:value="0.161043" calcext:value-type="float">
            <text:p>0.161043</text:p>
          </table:table-cell>
          <table:table-cell table:number-columns-repeated="3"/>
          <table:table-cell office:value-type="float" office:value="0.161377" calcext:value-type="float">
            <text:p>0.161377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1668" calcext:value-type="float">
            <text:p>0.161668</text:p>
          </table:table-cell>
          <table:table-cell office:value-type="float" office:value="0.156021" calcext:value-type="float">
            <text:p>0.156021</text:p>
          </table:table-cell>
          <table:table-cell office:value-type="float" office:value="0.156113" calcext:value-type="float">
            <text:p>0.156113</text:p>
          </table:table-cell>
          <table:table-cell office:value-type="float" office:value="0.161017" calcext:value-type="float">
            <text:p>0.161017</text:p>
          </table:table-cell>
          <table:table-cell table:number-columns-repeated="3"/>
          <table:table-cell office:value-type="float" office:value="0.161304" calcext:value-type="float">
            <text:p>0.161304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1518" calcext:value-type="float">
            <text:p>0.161518</text:p>
          </table:table-cell>
          <table:table-cell office:value-type="float" office:value="0.155965" calcext:value-type="float">
            <text:p>0.155965</text:p>
          </table:table-cell>
          <table:table-cell office:value-type="float" office:value="0.156033" calcext:value-type="float">
            <text:p>0.156033</text:p>
          </table:table-cell>
          <table:table-cell office:value-type="float" office:value="0.161084" calcext:value-type="float">
            <text:p>0.161084</text:p>
          </table:table-cell>
          <table:table-cell table:number-columns-repeated="3"/>
          <table:table-cell office:value-type="float" office:value="0.161363" calcext:value-type="float">
            <text:p>0.161363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151" calcext:value-type="float">
            <text:p>0.16151</text:p>
          </table:table-cell>
          <table:table-cell office:value-type="float" office:value="0.156086" calcext:value-type="float">
            <text:p>0.156086</text:p>
          </table:table-cell>
          <table:table-cell office:value-type="float" office:value="0.156039" calcext:value-type="float">
            <text:p>0.156039</text:p>
          </table:table-cell>
          <table:table-cell office:value-type="float" office:value="0.160949" calcext:value-type="float">
            <text:p>0.160949</text:p>
          </table:table-cell>
          <table:table-cell table:number-columns-repeated="3"/>
          <table:table-cell office:value-type="float" office:value="0.161292" calcext:value-type="float">
            <text:p>0.161292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1402" calcext:value-type="float">
            <text:p>0.161402</text:p>
          </table:table-cell>
          <table:table-cell office:value-type="float" office:value="0.156298" calcext:value-type="float">
            <text:p>0.156298</text:p>
          </table:table-cell>
          <table:table-cell office:value-type="float" office:value="0.155867" calcext:value-type="float">
            <text:p>0.155867</text:p>
          </table:table-cell>
          <table:table-cell office:value-type="float" office:value="0.160934" calcext:value-type="float">
            <text:p>0.160934</text:p>
          </table:table-cell>
          <table:table-cell table:number-columns-repeated="3"/>
          <table:table-cell office:value-type="float" office:value="0.161257" calcext:value-type="float">
            <text:p>0.161257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1527" calcext:value-type="float">
            <text:p>0.161527</text:p>
          </table:table-cell>
          <table:table-cell office:value-type="float" office:value="0.155942" calcext:value-type="float">
            <text:p>0.155942</text:p>
          </table:table-cell>
          <table:table-cell office:value-type="float" office:value="0.157213" calcext:value-type="float">
            <text:p>0.157213</text:p>
          </table:table-cell>
          <table:table-cell office:value-type="float" office:value="0.160921" calcext:value-type="float">
            <text:p>0.160921</text:p>
          </table:table-cell>
          <table:table-cell table:number-columns-repeated="3"/>
          <table:table-cell office:value-type="float" office:value="0.161278" calcext:value-type="float">
            <text:p>0.161278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1349" calcext:value-type="float">
            <text:p>0.161349</text:p>
          </table:table-cell>
          <table:table-cell office:value-type="float" office:value="0.156169" calcext:value-type="float">
            <text:p>0.156169</text:p>
          </table:table-cell>
          <table:table-cell office:value-type="float" office:value="0.155909" calcext:value-type="float">
            <text:p>0.155909</text:p>
          </table:table-cell>
          <table:table-cell office:value-type="float" office:value="0.160854" calcext:value-type="float">
            <text:p>0.160854</text:p>
          </table:table-cell>
          <table:table-cell table:number-columns-repeated="3"/>
          <table:table-cell office:value-type="float" office:value="0.161252" calcext:value-type="float">
            <text:p>0.161252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1473" calcext:value-type="float">
            <text:p>0.161473</text:p>
          </table:table-cell>
          <table:table-cell office:value-type="float" office:value="0.156052" calcext:value-type="float">
            <text:p>0.156052</text:p>
          </table:table-cell>
          <table:table-cell office:value-type="float" office:value="0.155938" calcext:value-type="float">
            <text:p>0.155938</text:p>
          </table:table-cell>
          <table:table-cell office:value-type="float" office:value="0.160853" calcext:value-type="float">
            <text:p>0.160853</text:p>
          </table:table-cell>
          <table:table-cell table:number-columns-repeated="3"/>
          <table:table-cell office:value-type="float" office:value="0.16117" calcext:value-type="float">
            <text:p>0.16117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1653" calcext:value-type="float">
            <text:p>0.161653</text:p>
          </table:table-cell>
          <table:table-cell office:value-type="float" office:value="0.155914" calcext:value-type="float">
            <text:p>0.155914</text:p>
          </table:table-cell>
          <table:table-cell office:value-type="float" office:value="0.156724" calcext:value-type="float">
            <text:p>0.156724</text:p>
          </table:table-cell>
          <table:table-cell office:value-type="float" office:value="0.160795" calcext:value-type="float">
            <text:p>0.160795</text:p>
          </table:table-cell>
          <table:table-cell table:number-columns-repeated="3"/>
          <table:table-cell office:value-type="float" office:value="0.161217" calcext:value-type="float">
            <text:p>0.161217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1739" calcext:value-type="float">
            <text:p>0.161739</text:p>
          </table:table-cell>
          <table:table-cell office:value-type="float" office:value="0.15634" calcext:value-type="float">
            <text:p>0.15634</text:p>
          </table:table-cell>
          <table:table-cell office:value-type="float" office:value="0.156917" calcext:value-type="float">
            <text:p>0.156917</text:p>
          </table:table-cell>
          <table:table-cell office:value-type="float" office:value="0.160745" calcext:value-type="float">
            <text:p>0.160745</text:p>
          </table:table-cell>
          <table:table-cell table:number-columns-repeated="3"/>
          <table:table-cell office:value-type="float" office:value="0.161137" calcext:value-type="float">
            <text:p>0.161137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1524" calcext:value-type="float">
            <text:p>0.161524</text:p>
          </table:table-cell>
          <table:table-cell office:value-type="float" office:value="0.156049" calcext:value-type="float">
            <text:p>0.156049</text:p>
          </table:table-cell>
          <table:table-cell office:value-type="float" office:value="0.157168" calcext:value-type="float">
            <text:p>0.157168</text:p>
          </table:table-cell>
          <table:table-cell office:value-type="float" office:value="0.160737" calcext:value-type="float">
            <text:p>0.160737</text:p>
          </table:table-cell>
          <table:table-cell table:number-columns-repeated="3"/>
          <table:table-cell office:value-type="float" office:value="0.161133" calcext:value-type="float">
            <text:p>0.161133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1522" calcext:value-type="float">
            <text:p>0.161522</text:p>
          </table:table-cell>
          <table:table-cell office:value-type="float" office:value="0.156339" calcext:value-type="float">
            <text:p>0.156339</text:p>
          </table:table-cell>
          <table:table-cell office:value-type="float" office:value="0.156025" calcext:value-type="float">
            <text:p>0.156025</text:p>
          </table:table-cell>
          <table:table-cell office:value-type="float" office:value="0.160682" calcext:value-type="float">
            <text:p>0.160682</text:p>
          </table:table-cell>
          <table:table-cell table:number-columns-repeated="3"/>
          <table:table-cell office:value-type="float" office:value="0.161132" calcext:value-type="float">
            <text:p>0.161132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1426" calcext:value-type="float">
            <text:p>0.161426</text:p>
          </table:table-cell>
          <table:table-cell office:value-type="float" office:value="0.156157" calcext:value-type="float">
            <text:p>0.156157</text:p>
          </table:table-cell>
          <table:table-cell office:value-type="float" office:value="0.156641" calcext:value-type="float">
            <text:p>0.156641</text:p>
          </table:table-cell>
          <table:table-cell office:value-type="float" office:value="0.160653" calcext:value-type="float">
            <text:p>0.160653</text:p>
          </table:table-cell>
          <table:table-cell table:number-columns-repeated="3"/>
          <table:table-cell office:value-type="float" office:value="0.161094" calcext:value-type="float">
            <text:p>0.161094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1689" calcext:value-type="float">
            <text:p>0.161689</text:p>
          </table:table-cell>
          <table:table-cell office:value-type="float" office:value="0.156239" calcext:value-type="float">
            <text:p>0.156239</text:p>
          </table:table-cell>
          <table:table-cell office:value-type="float" office:value="0.156806" calcext:value-type="float">
            <text:p>0.156806</text:p>
          </table:table-cell>
          <table:table-cell office:value-type="float" office:value="0.16065" calcext:value-type="float">
            <text:p>0.16065</text:p>
          </table:table-cell>
          <table:table-cell table:number-columns-repeated="3"/>
          <table:table-cell office:value-type="float" office:value="0.161074" calcext:value-type="float">
            <text:p>0.161074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1207" calcext:value-type="float">
            <text:p>0.161207</text:p>
          </table:table-cell>
          <table:table-cell office:value-type="float" office:value="0.156155" calcext:value-type="float">
            <text:p>0.156155</text:p>
          </table:table-cell>
          <table:table-cell office:value-type="float" office:value="0.156068" calcext:value-type="float">
            <text:p>0.156068</text:p>
          </table:table-cell>
          <table:table-cell office:value-type="float" office:value="0.160783" calcext:value-type="float">
            <text:p>0.160783</text:p>
          </table:table-cell>
          <table:table-cell table:number-columns-repeated="3"/>
          <table:table-cell office:value-type="float" office:value="0.161084" calcext:value-type="float">
            <text:p>0.161084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1339" calcext:value-type="float">
            <text:p>0.161339</text:p>
          </table:table-cell>
          <table:table-cell office:value-type="float" office:value="0.155899" calcext:value-type="float">
            <text:p>0.155899</text:p>
          </table:table-cell>
          <table:table-cell office:value-type="float" office:value="0.156049" calcext:value-type="float">
            <text:p>0.156049</text:p>
          </table:table-cell>
          <table:table-cell office:value-type="float" office:value="0.160566" calcext:value-type="float">
            <text:p>0.160566</text:p>
          </table:table-cell>
          <table:table-cell table:number-columns-repeated="3"/>
          <table:table-cell office:value-type="float" office:value="0.161015" calcext:value-type="float">
            <text:p>0.161015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1299" calcext:value-type="float">
            <text:p>0.161299</text:p>
          </table:table-cell>
          <table:table-cell office:value-type="float" office:value="0.156174" calcext:value-type="float">
            <text:p>0.156174</text:p>
          </table:table-cell>
          <table:table-cell office:value-type="float" office:value="0.15611" calcext:value-type="float">
            <text:p>0.15611</text:p>
          </table:table-cell>
          <table:table-cell office:value-type="float" office:value="0.160523" calcext:value-type="float">
            <text:p>0.160523</text:p>
          </table:table-cell>
          <table:table-cell table:number-columns-repeated="3"/>
          <table:table-cell office:value-type="float" office:value="0.161035" calcext:value-type="float">
            <text:p>0.161035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1201" calcext:value-type="float">
            <text:p>0.161201</text:p>
          </table:table-cell>
          <table:table-cell office:value-type="float" office:value="0.155909" calcext:value-type="float">
            <text:p>0.155909</text:p>
          </table:table-cell>
          <table:table-cell office:value-type="float" office:value="0.156845" calcext:value-type="float">
            <text:p>0.156845</text:p>
          </table:table-cell>
          <table:table-cell office:value-type="float" office:value="0.160585" calcext:value-type="float">
            <text:p>0.160585</text:p>
          </table:table-cell>
          <table:table-cell table:number-columns-repeated="3"/>
          <table:table-cell office:value-type="float" office:value="0.161014" calcext:value-type="float">
            <text:p>0.161014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891" calcext:value-type="float">
            <text:p>0.160891</text:p>
          </table:table-cell>
          <table:table-cell office:value-type="float" office:value="0.155912" calcext:value-type="float">
            <text:p>0.155912</text:p>
          </table:table-cell>
          <table:table-cell office:value-type="float" office:value="0.156198" calcext:value-type="float">
            <text:p>0.156198</text:p>
          </table:table-cell>
          <table:table-cell office:value-type="float" office:value="0.160472" calcext:value-type="float">
            <text:p>0.160472</text:p>
          </table:table-cell>
          <table:table-cell table:number-columns-repeated="3"/>
          <table:table-cell office:value-type="float" office:value="0.160957" calcext:value-type="float">
            <text:p>0.160957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1002" calcext:value-type="float">
            <text:p>0.161002</text:p>
          </table:table-cell>
          <table:table-cell office:value-type="float" office:value="0.156019" calcext:value-type="float">
            <text:p>0.156019</text:p>
          </table:table-cell>
          <table:table-cell office:value-type="float" office:value="0.155931" calcext:value-type="float">
            <text:p>0.155931</text:p>
          </table:table-cell>
          <table:table-cell office:value-type="float" office:value="0.160444" calcext:value-type="float">
            <text:p>0.160444</text:p>
          </table:table-cell>
          <table:table-cell table:number-columns-repeated="3"/>
          <table:table-cell office:value-type="float" office:value="0.161004" calcext:value-type="float">
            <text:p>0.161004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792" calcext:value-type="float">
            <text:p>0.160792</text:p>
          </table:table-cell>
          <table:table-cell office:value-type="float" office:value="0.156262" calcext:value-type="float">
            <text:p>0.156262</text:p>
          </table:table-cell>
          <table:table-cell office:value-type="float" office:value="0.156018" calcext:value-type="float">
            <text:p>0.156018</text:p>
          </table:table-cell>
          <table:table-cell office:value-type="float" office:value="0.160403" calcext:value-type="float">
            <text:p>0.160403</text:p>
          </table:table-cell>
          <table:table-cell table:number-columns-repeated="3"/>
          <table:table-cell office:value-type="float" office:value="0.160869" calcext:value-type="float">
            <text:p>0.160869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76" calcext:value-type="float">
            <text:p>0.16076</text:p>
          </table:table-cell>
          <table:table-cell office:value-type="float" office:value="0.155976" calcext:value-type="float">
            <text:p>0.155976</text:p>
          </table:table-cell>
          <table:table-cell office:value-type="float" office:value="0.157206" calcext:value-type="float">
            <text:p>0.157206</text:p>
          </table:table-cell>
          <table:table-cell office:value-type="float" office:value="0.160473" calcext:value-type="float">
            <text:p>0.160473</text:p>
          </table:table-cell>
          <table:table-cell table:number-columns-repeated="3"/>
          <table:table-cell office:value-type="float" office:value="0.160916" calcext:value-type="float">
            <text:p>0.160916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729" calcext:value-type="float">
            <text:p>0.160729</text:p>
          </table:table-cell>
          <table:table-cell office:value-type="float" office:value="0.155889" calcext:value-type="float">
            <text:p>0.155889</text:p>
          </table:table-cell>
          <table:table-cell office:value-type="float" office:value="0.156792" calcext:value-type="float">
            <text:p>0.156792</text:p>
          </table:table-cell>
          <table:table-cell office:value-type="float" office:value="0.160383" calcext:value-type="float">
            <text:p>0.160383</text:p>
          </table:table-cell>
          <table:table-cell table:number-columns-repeated="3"/>
          <table:table-cell office:value-type="float" office:value="0.160884" calcext:value-type="float">
            <text:p>0.160884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1379" calcext:value-type="float">
            <text:p>0.161379</text:p>
          </table:table-cell>
          <table:table-cell office:value-type="float" office:value="0.156161" calcext:value-type="float">
            <text:p>0.156161</text:p>
          </table:table-cell>
          <table:table-cell office:value-type="float" office:value="0.155969" calcext:value-type="float">
            <text:p>0.155969</text:p>
          </table:table-cell>
          <table:table-cell office:value-type="float" office:value="0.160369" calcext:value-type="float">
            <text:p>0.160369</text:p>
          </table:table-cell>
          <table:table-cell table:number-columns-repeated="3"/>
          <table:table-cell office:value-type="float" office:value="0.160897" calcext:value-type="float">
            <text:p>0.160897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727" calcext:value-type="float">
            <text:p>0.160727</text:p>
          </table:table-cell>
          <table:table-cell office:value-type="float" office:value="0.155944" calcext:value-type="float">
            <text:p>0.155944</text:p>
          </table:table-cell>
          <table:table-cell office:value-type="float" office:value="0.156111" calcext:value-type="float">
            <text:p>0.156111</text:p>
          </table:table-cell>
          <table:table-cell office:value-type="float" office:value="0.160307" calcext:value-type="float">
            <text:p>0.160307</text:p>
          </table:table-cell>
          <table:table-cell table:number-columns-repeated="3"/>
          <table:table-cell office:value-type="float" office:value="0.160827" calcext:value-type="float">
            <text:p>0.160827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761" calcext:value-type="float">
            <text:p>0.160761</text:p>
          </table:table-cell>
          <table:table-cell office:value-type="float" office:value="0.156368" calcext:value-type="float">
            <text:p>0.156368</text:p>
          </table:table-cell>
          <table:table-cell office:value-type="float" office:value="0.155887" calcext:value-type="float">
            <text:p>0.155887</text:p>
          </table:table-cell>
          <table:table-cell office:value-type="float" office:value="0.160289" calcext:value-type="float">
            <text:p>0.160289</text:p>
          </table:table-cell>
          <table:table-cell table:number-columns-repeated="3"/>
          <table:table-cell office:value-type="float" office:value="0.160834" calcext:value-type="float">
            <text:p>0.160834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746" calcext:value-type="float">
            <text:p>0.160746</text:p>
          </table:table-cell>
          <table:table-cell office:value-type="float" office:value="0.155904" calcext:value-type="float">
            <text:p>0.155904</text:p>
          </table:table-cell>
          <table:table-cell office:value-type="float" office:value="0.155985" calcext:value-type="float">
            <text:p>0.155985</text:p>
          </table:table-cell>
          <table:table-cell office:value-type="float" office:value="0.160279" calcext:value-type="float">
            <text:p>0.160279</text:p>
          </table:table-cell>
          <table:table-cell table:number-columns-repeated="3"/>
          <table:table-cell office:value-type="float" office:value="0.160832" calcext:value-type="float">
            <text:p>0.160832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77" calcext:value-type="float">
            <text:p>0.16077</text:p>
          </table:table-cell>
          <table:table-cell office:value-type="float" office:value="0.155835" calcext:value-type="float">
            <text:p>0.155835</text:p>
          </table:table-cell>
          <table:table-cell office:value-type="float" office:value="0.156298" calcext:value-type="float">
            <text:p>0.156298</text:p>
          </table:table-cell>
          <table:table-cell office:value-type="float" office:value="0.160275" calcext:value-type="float">
            <text:p>0.160275</text:p>
          </table:table-cell>
          <table:table-cell table:number-columns-repeated="3"/>
          <table:table-cell office:value-type="float" office:value="0.160728" calcext:value-type="float">
            <text:p>0.160728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1294" calcext:value-type="float">
            <text:p>0.161294</text:p>
          </table:table-cell>
          <table:table-cell office:value-type="float" office:value="0.156559" calcext:value-type="float">
            <text:p>0.156559</text:p>
          </table:table-cell>
          <table:table-cell office:value-type="float" office:value="0.155937" calcext:value-type="float">
            <text:p>0.155937</text:p>
          </table:table-cell>
          <table:table-cell office:value-type="float" office:value="0.160231" calcext:value-type="float">
            <text:p>0.160231</text:p>
          </table:table-cell>
          <table:table-cell table:number-columns-repeated="3"/>
          <table:table-cell office:value-type="float" office:value="0.160831" calcext:value-type="float">
            <text:p>0.160831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657" calcext:value-type="float">
            <text:p>0.160657</text:p>
          </table:table-cell>
          <table:table-cell office:value-type="float" office:value="0.155931" calcext:value-type="float">
            <text:p>0.155931</text:p>
          </table:table-cell>
          <table:table-cell office:value-type="float" office:value="0.155995" calcext:value-type="float">
            <text:p>0.155995</text:p>
          </table:table-cell>
          <table:table-cell office:value-type="float" office:value="0.160149" calcext:value-type="float">
            <text:p>0.160149</text:p>
          </table:table-cell>
          <table:table-cell table:number-columns-repeated="3"/>
          <table:table-cell office:value-type="float" office:value="0.160718" calcext:value-type="float">
            <text:p>0.160718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678" calcext:value-type="float">
            <text:p>0.160678</text:p>
          </table:table-cell>
          <table:table-cell office:value-type="float" office:value="0.155966" calcext:value-type="float">
            <text:p>0.155966</text:p>
          </table:table-cell>
          <table:table-cell office:value-type="float" office:value="0.156993" calcext:value-type="float">
            <text:p>0.156993</text:p>
          </table:table-cell>
          <table:table-cell office:value-type="float" office:value="0.160144" calcext:value-type="float">
            <text:p>0.160144</text:p>
          </table:table-cell>
          <table:table-cell table:number-columns-repeated="3"/>
          <table:table-cell office:value-type="float" office:value="0.160786" calcext:value-type="float">
            <text:p>0.160786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1126" calcext:value-type="float">
            <text:p>0.161126</text:p>
          </table:table-cell>
          <table:table-cell office:value-type="float" office:value="0.155832" calcext:value-type="float">
            <text:p>0.155832</text:p>
          </table:table-cell>
          <table:table-cell office:value-type="float" office:value="0.156117" calcext:value-type="float">
            <text:p>0.156117</text:p>
          </table:table-cell>
          <table:table-cell office:value-type="float" office:value="0.160151" calcext:value-type="float">
            <text:p>0.160151</text:p>
          </table:table-cell>
          <table:table-cell table:number-columns-repeated="3"/>
          <table:table-cell office:value-type="float" office:value="0.160659" calcext:value-type="float">
            <text:p>0.160659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681" calcext:value-type="float">
            <text:p>0.160681</text:p>
          </table:table-cell>
          <table:table-cell office:value-type="float" office:value="0.155892" calcext:value-type="float">
            <text:p>0.155892</text:p>
          </table:table-cell>
          <table:table-cell office:value-type="float" office:value="0.158667" calcext:value-type="float">
            <text:p>0.158667</text:p>
          </table:table-cell>
          <table:table-cell office:value-type="float" office:value="0.160076" calcext:value-type="float">
            <text:p>0.160076</text:p>
          </table:table-cell>
          <table:table-cell table:number-columns-repeated="3"/>
          <table:table-cell office:value-type="float" office:value="0.160728" calcext:value-type="float">
            <text:p>0.160728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71" calcext:value-type="float">
            <text:p>0.16071</text:p>
          </table:table-cell>
          <table:table-cell office:value-type="float" office:value="0.156982" calcext:value-type="float">
            <text:p>0.156982</text:p>
          </table:table-cell>
          <table:table-cell office:value-type="float" office:value="0.156752" calcext:value-type="float">
            <text:p>0.156752</text:p>
          </table:table-cell>
          <table:table-cell office:value-type="float" office:value="0.160038" calcext:value-type="float">
            <text:p>0.160038</text:p>
          </table:table-cell>
          <table:table-cell table:number-columns-repeated="3"/>
          <table:table-cell office:value-type="float" office:value="0.160629" calcext:value-type="float">
            <text:p>0.160629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1045" calcext:value-type="float">
            <text:p>0.161045</text:p>
          </table:table-cell>
          <table:table-cell office:value-type="float" office:value="0.156901" calcext:value-type="float">
            <text:p>0.156901</text:p>
          </table:table-cell>
          <table:table-cell office:value-type="float" office:value="0.155913" calcext:value-type="float">
            <text:p>0.155913</text:p>
          </table:table-cell>
          <table:table-cell office:value-type="float" office:value="0.16003" calcext:value-type="float">
            <text:p>0.16003</text:p>
          </table:table-cell>
          <table:table-cell table:number-columns-repeated="3"/>
          <table:table-cell office:value-type="float" office:value="0.160649" calcext:value-type="float">
            <text:p>0.160649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724" calcext:value-type="float">
            <text:p>0.160724</text:p>
          </table:table-cell>
          <table:table-cell office:value-type="float" office:value="0.155896" calcext:value-type="float">
            <text:p>0.155896</text:p>
          </table:table-cell>
          <table:table-cell office:value-type="float" office:value="0.157274" calcext:value-type="float">
            <text:p>0.157274</text:p>
          </table:table-cell>
          <table:table-cell office:value-type="float" office:value="0.160013" calcext:value-type="float">
            <text:p>0.160013</text:p>
          </table:table-cell>
          <table:table-cell table:number-columns-repeated="3"/>
          <table:table-cell office:value-type="float" office:value="0.160658" calcext:value-type="float">
            <text:p>0.160658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983" calcext:value-type="float">
            <text:p>0.160983</text:p>
          </table:table-cell>
          <table:table-cell office:value-type="float" office:value="0.156142" calcext:value-type="float">
            <text:p>0.156142</text:p>
          </table:table-cell>
          <table:table-cell office:value-type="float" office:value="0.155855" calcext:value-type="float">
            <text:p>0.155855</text:p>
          </table:table-cell>
          <table:table-cell office:value-type="float" office:value="0.159959" calcext:value-type="float">
            <text:p>0.159959</text:p>
          </table:table-cell>
          <table:table-cell table:number-columns-repeated="3"/>
          <table:table-cell office:value-type="float" office:value="0.160632" calcext:value-type="float">
            <text:p>0.160632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568" calcext:value-type="float">
            <text:p>0.160568</text:p>
          </table:table-cell>
          <table:table-cell office:value-type="float" office:value="0.155842" calcext:value-type="float">
            <text:p>0.155842</text:p>
          </table:table-cell>
          <table:table-cell office:value-type="float" office:value="0.155947" calcext:value-type="float">
            <text:p>0.155947</text:p>
          </table:table-cell>
          <table:table-cell office:value-type="float" office:value="0.159978" calcext:value-type="float">
            <text:p>0.159978</text:p>
          </table:table-cell>
          <table:table-cell table:number-columns-repeated="3"/>
          <table:table-cell office:value-type="float" office:value="0.160599" calcext:value-type="float">
            <text:p>0.160599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548" calcext:value-type="float">
            <text:p>0.160548</text:p>
          </table:table-cell>
          <table:table-cell office:value-type="float" office:value="0.155935" calcext:value-type="float">
            <text:p>0.155935</text:p>
          </table:table-cell>
          <table:table-cell office:value-type="float" office:value="0.155863" calcext:value-type="float">
            <text:p>0.155863</text:p>
          </table:table-cell>
          <table:table-cell office:value-type="float" office:value="0.159956" calcext:value-type="float">
            <text:p>0.159956</text:p>
          </table:table-cell>
          <table:table-cell table:number-columns-repeated="3"/>
          <table:table-cell office:value-type="float" office:value="0.160609" calcext:value-type="float">
            <text:p>0.160609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759" calcext:value-type="float">
            <text:p>0.160759</text:p>
          </table:table-cell>
          <table:table-cell office:value-type="float" office:value="0.156028" calcext:value-type="float">
            <text:p>0.156028</text:p>
          </table:table-cell>
          <table:table-cell office:value-type="float" office:value="0.156274" calcext:value-type="float">
            <text:p>0.156274</text:p>
          </table:table-cell>
          <table:table-cell office:value-type="float" office:value="0.159896" calcext:value-type="float">
            <text:p>0.159896</text:p>
          </table:table-cell>
          <table:table-cell table:number-columns-repeated="3"/>
          <table:table-cell office:value-type="float" office:value="0.160589" calcext:value-type="float">
            <text:p>0.160589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529" calcext:value-type="float">
            <text:p>0.160529</text:p>
          </table:table-cell>
          <table:table-cell office:value-type="float" office:value="0.155912" calcext:value-type="float">
            <text:p>0.155912</text:p>
          </table:table-cell>
          <table:table-cell office:value-type="float" office:value="0.155957" calcext:value-type="float">
            <text:p>0.155957</text:p>
          </table:table-cell>
          <table:table-cell office:value-type="float" office:value="0.159927" calcext:value-type="float">
            <text:p>0.159927</text:p>
          </table:table-cell>
          <table:table-cell table:number-columns-repeated="3"/>
          <table:table-cell office:value-type="float" office:value="0.160533" calcext:value-type="float">
            <text:p>0.160533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28" calcext:value-type="float">
            <text:p>0.16028</text:p>
          </table:table-cell>
          <table:table-cell office:value-type="float" office:value="0.155825" calcext:value-type="float">
            <text:p>0.155825</text:p>
          </table:table-cell>
          <table:table-cell office:value-type="float" office:value="0.15629" calcext:value-type="float">
            <text:p>0.15629</text:p>
          </table:table-cell>
          <table:table-cell office:value-type="float" office:value="0.160019" calcext:value-type="float">
            <text:p>0.160019</text:p>
          </table:table-cell>
          <table:table-cell table:number-columns-repeated="3"/>
          <table:table-cell office:value-type="float" office:value="0.160605" calcext:value-type="float">
            <text:p>0.160605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399" calcext:value-type="float">
            <text:p>0.160399</text:p>
          </table:table-cell>
          <table:table-cell office:value-type="float" office:value="0.155871" calcext:value-type="float">
            <text:p>0.155871</text:p>
          </table:table-cell>
          <table:table-cell office:value-type="float" office:value="0.156037" calcext:value-type="float">
            <text:p>0.156037</text:p>
          </table:table-cell>
          <table:table-cell office:value-type="float" office:value="0.159806" calcext:value-type="float">
            <text:p>0.159806</text:p>
          </table:table-cell>
          <table:table-cell table:number-columns-repeated="3"/>
          <table:table-cell office:value-type="float" office:value="0.1605" calcext:value-type="float">
            <text:p>0.1605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53" calcext:value-type="float">
            <text:p>0.16053</text:p>
          </table:table-cell>
          <table:table-cell office:value-type="float" office:value="0.155884" calcext:value-type="float">
            <text:p>0.155884</text:p>
          </table:table-cell>
          <table:table-cell office:value-type="float" office:value="0.156325" calcext:value-type="float">
            <text:p>0.156325</text:p>
          </table:table-cell>
          <table:table-cell office:value-type="float" office:value="0.15981" calcext:value-type="float">
            <text:p>0.15981</text:p>
          </table:table-cell>
          <table:table-cell table:number-columns-repeated="3"/>
          <table:table-cell office:value-type="float" office:value="0.160535" calcext:value-type="float">
            <text:p>0.160535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666" calcext:value-type="float">
            <text:p>0.160666</text:p>
          </table:table-cell>
          <table:table-cell office:value-type="float" office:value="0.156484" calcext:value-type="float">
            <text:p>0.156484</text:p>
          </table:table-cell>
          <table:table-cell office:value-type="float" office:value="0.155893" calcext:value-type="float">
            <text:p>0.155893</text:p>
          </table:table-cell>
          <table:table-cell office:value-type="float" office:value="0.159796" calcext:value-type="float">
            <text:p>0.159796</text:p>
          </table:table-cell>
          <table:table-cell table:number-columns-repeated="3"/>
          <table:table-cell office:value-type="float" office:value="0.160457" calcext:value-type="float">
            <text:p>0.160457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1374" calcext:value-type="float">
            <text:p>0.161374</text:p>
          </table:table-cell>
          <table:table-cell office:value-type="float" office:value="0.157143" calcext:value-type="float">
            <text:p>0.157143</text:p>
          </table:table-cell>
          <table:table-cell office:value-type="float" office:value="0.155856" calcext:value-type="float">
            <text:p>0.155856</text:p>
          </table:table-cell>
          <table:table-cell office:value-type="float" office:value="0.159769" calcext:value-type="float">
            <text:p>0.159769</text:p>
          </table:table-cell>
          <table:table-cell table:number-columns-repeated="3"/>
          <table:table-cell office:value-type="float" office:value="0.160549" calcext:value-type="float">
            <text:p>0.160549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453" calcext:value-type="float">
            <text:p>0.160453</text:p>
          </table:table-cell>
          <table:table-cell office:value-type="float" office:value="0.156918" calcext:value-type="float">
            <text:p>0.156918</text:p>
          </table:table-cell>
          <table:table-cell office:value-type="float" office:value="0.15659" calcext:value-type="float">
            <text:p>0.15659</text:p>
          </table:table-cell>
          <table:table-cell office:value-type="float" office:value="0.159845" calcext:value-type="float">
            <text:p>0.159845</text:p>
          </table:table-cell>
          <table:table-cell table:number-columns-repeated="3"/>
          <table:table-cell office:value-type="float" office:value="0.160468" calcext:value-type="float">
            <text:p>0.160468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499" calcext:value-type="float">
            <text:p>0.160499</text:p>
          </table:table-cell>
          <table:table-cell office:value-type="float" office:value="0.155934" calcext:value-type="float">
            <text:p>0.155934</text:p>
          </table:table-cell>
          <table:table-cell office:value-type="float" office:value="0.156035" calcext:value-type="float">
            <text:p>0.156035</text:p>
          </table:table-cell>
          <table:table-cell office:value-type="float" office:value="0.159781" calcext:value-type="float">
            <text:p>0.159781</text:p>
          </table:table-cell>
          <table:table-cell table:number-columns-repeated="3"/>
          <table:table-cell office:value-type="float" office:value="0.160473" calcext:value-type="float">
            <text:p>0.160473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57" calcext:value-type="float">
            <text:p>0.16057</text:p>
          </table:table-cell>
          <table:table-cell office:value-type="float" office:value="0.155893" calcext:value-type="float">
            <text:p>0.155893</text:p>
          </table:table-cell>
          <table:table-cell office:value-type="float" office:value="0.156179" calcext:value-type="float">
            <text:p>0.156179</text:p>
          </table:table-cell>
          <table:table-cell office:value-type="float" office:value="0.159705" calcext:value-type="float">
            <text:p>0.159705</text:p>
          </table:table-cell>
          <table:table-cell table:number-columns-repeated="3"/>
          <table:table-cell office:value-type="float" office:value="0.160467" calcext:value-type="float">
            <text:p>0.160467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549" calcext:value-type="float">
            <text:p>0.160549</text:p>
          </table:table-cell>
          <table:table-cell office:value-type="float" office:value="0.156054" calcext:value-type="float">
            <text:p>0.156054</text:p>
          </table:table-cell>
          <table:table-cell office:value-type="float" office:value="0.155944" calcext:value-type="float">
            <text:p>0.155944</text:p>
          </table:table-cell>
          <table:table-cell office:value-type="float" office:value="0.159686" calcext:value-type="float">
            <text:p>0.159686</text:p>
          </table:table-cell>
          <table:table-cell table:number-columns-repeated="3"/>
          <table:table-cell office:value-type="float" office:value="0.160446" calcext:value-type="float">
            <text:p>0.160446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1273" calcext:value-type="float">
            <text:p>0.161273</text:p>
          </table:table-cell>
          <table:table-cell office:value-type="float" office:value="0.155892" calcext:value-type="float">
            <text:p>0.155892</text:p>
          </table:table-cell>
          <table:table-cell office:value-type="float" office:value="0.156129" calcext:value-type="float">
            <text:p>0.156129</text:p>
          </table:table-cell>
          <table:table-cell office:value-type="float" office:value="0.159653" calcext:value-type="float">
            <text:p>0.159653</text:p>
          </table:table-cell>
          <table:table-cell table:number-columns-repeated="3"/>
          <table:table-cell office:value-type="float" office:value="0.160392" calcext:value-type="float">
            <text:p>0.160392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653" calcext:value-type="float">
            <text:p>0.160653</text:p>
          </table:table-cell>
          <table:table-cell office:value-type="float" office:value="0.156121" calcext:value-type="float">
            <text:p>0.156121</text:p>
          </table:table-cell>
          <table:table-cell office:value-type="float" office:value="0.156373" calcext:value-type="float">
            <text:p>0.156373</text:p>
          </table:table-cell>
          <table:table-cell office:value-type="float" office:value="0.15962" calcext:value-type="float">
            <text:p>0.15962</text:p>
          </table:table-cell>
          <table:table-cell table:number-columns-repeated="3"/>
          <table:table-cell office:value-type="float" office:value="0.160423" calcext:value-type="float">
            <text:p>0.160423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554" calcext:value-type="float">
            <text:p>0.160554</text:p>
          </table:table-cell>
          <table:table-cell office:value-type="float" office:value="0.155998" calcext:value-type="float">
            <text:p>0.155998</text:p>
          </table:table-cell>
          <table:table-cell office:value-type="float" office:value="0.158005" calcext:value-type="float">
            <text:p>0.158005</text:p>
          </table:table-cell>
          <table:table-cell office:value-type="float" office:value="0.159583" calcext:value-type="float">
            <text:p>0.159583</text:p>
          </table:table-cell>
          <table:table-cell table:number-columns-repeated="3"/>
          <table:table-cell office:value-type="float" office:value="0.160421" calcext:value-type="float">
            <text:p>0.160421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696" calcext:value-type="float">
            <text:p>0.160696</text:p>
          </table:table-cell>
          <table:table-cell office:value-type="float" office:value="0.157753" calcext:value-type="float">
            <text:p>0.157753</text:p>
          </table:table-cell>
          <table:table-cell office:value-type="float" office:value="0.156131" calcext:value-type="float">
            <text:p>0.156131</text:p>
          </table:table-cell>
          <table:table-cell office:value-type="float" office:value="0.159589" calcext:value-type="float">
            <text:p>0.159589</text:p>
          </table:table-cell>
          <table:table-cell table:number-columns-repeated="3"/>
          <table:table-cell office:value-type="float" office:value="0.160356" calcext:value-type="float">
            <text:p>0.160356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737" calcext:value-type="float">
            <text:p>0.160737</text:p>
          </table:table-cell>
          <table:table-cell office:value-type="float" office:value="0.156002" calcext:value-type="float">
            <text:p>0.156002</text:p>
          </table:table-cell>
          <table:table-cell office:value-type="float" office:value="0.155925" calcext:value-type="float">
            <text:p>0.155925</text:p>
          </table:table-cell>
          <table:table-cell office:value-type="float" office:value="0.159556" calcext:value-type="float">
            <text:p>0.159556</text:p>
          </table:table-cell>
          <table:table-cell table:number-columns-repeated="3"/>
          <table:table-cell office:value-type="float" office:value="0.160385" calcext:value-type="float">
            <text:p>0.160385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507" calcext:value-type="float">
            <text:p>0.160507</text:p>
          </table:table-cell>
          <table:table-cell office:value-type="float" office:value="0.156235" calcext:value-type="float">
            <text:p>0.156235</text:p>
          </table:table-cell>
          <table:table-cell office:value-type="float" office:value="0.156018" calcext:value-type="float">
            <text:p>0.156018</text:p>
          </table:table-cell>
          <table:table-cell office:value-type="float" office:value="0.159574" calcext:value-type="float">
            <text:p>0.159574</text:p>
          </table:table-cell>
          <table:table-cell table:number-columns-repeated="3"/>
          <table:table-cell office:value-type="float" office:value="0.16037" calcext:value-type="float">
            <text:p>0.16037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586" calcext:value-type="float">
            <text:p>0.160586</text:p>
          </table:table-cell>
          <table:table-cell office:value-type="float" office:value="0.155841" calcext:value-type="float">
            <text:p>0.155841</text:p>
          </table:table-cell>
          <table:table-cell office:value-type="float" office:value="0.155962" calcext:value-type="float">
            <text:p>0.155962</text:p>
          </table:table-cell>
          <table:table-cell office:value-type="float" office:value="0.159515" calcext:value-type="float">
            <text:p>0.159515</text:p>
          </table:table-cell>
          <table:table-cell table:number-columns-repeated="3"/>
          <table:table-cell office:value-type="float" office:value="0.160327" calcext:value-type="float">
            <text:p>0.160327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655" calcext:value-type="float">
            <text:p>0.160655</text:p>
          </table:table-cell>
          <table:table-cell office:value-type="float" office:value="0.155899" calcext:value-type="float">
            <text:p>0.155899</text:p>
          </table:table-cell>
          <table:table-cell office:value-type="float" office:value="0.15611" calcext:value-type="float">
            <text:p>0.15611</text:p>
          </table:table-cell>
          <table:table-cell office:value-type="float" office:value="0.159502" calcext:value-type="float">
            <text:p>0.159502</text:p>
          </table:table-cell>
          <table:table-cell table:number-columns-repeated="3"/>
          <table:table-cell office:value-type="float" office:value="0.160339" calcext:value-type="float">
            <text:p>0.160339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855" calcext:value-type="float">
            <text:p>0.160855</text:p>
          </table:table-cell>
          <table:table-cell office:value-type="float" office:value="0.156179" calcext:value-type="float">
            <text:p>0.156179</text:p>
          </table:table-cell>
          <table:table-cell office:value-type="float" office:value="0.157483" calcext:value-type="float">
            <text:p>0.157483</text:p>
          </table:table-cell>
          <table:table-cell office:value-type="float" office:value="0.159492" calcext:value-type="float">
            <text:p>0.159492</text:p>
          </table:table-cell>
          <table:table-cell table:number-columns-repeated="3"/>
          <table:table-cell office:value-type="float" office:value="0.160323" calcext:value-type="float">
            <text:p>0.160323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621" calcext:value-type="float">
            <text:p>0.160621</text:p>
          </table:table-cell>
          <table:table-cell office:value-type="float" office:value="0.157543" calcext:value-type="float">
            <text:p>0.157543</text:p>
          </table:table-cell>
          <table:table-cell office:value-type="float" office:value="0.155805" calcext:value-type="float">
            <text:p>0.155805</text:p>
          </table:table-cell>
          <table:table-cell office:value-type="float" office:value="0.159445" calcext:value-type="float">
            <text:p>0.159445</text:p>
          </table:table-cell>
          <table:table-cell table:number-columns-repeated="3"/>
          <table:table-cell office:value-type="float" office:value="0.160296" calcext:value-type="float">
            <text:p>0.160296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67" calcext:value-type="float">
            <text:p>0.16067</text:p>
          </table:table-cell>
          <table:table-cell office:value-type="float" office:value="0.155855" calcext:value-type="float">
            <text:p>0.155855</text:p>
          </table:table-cell>
          <table:table-cell office:value-type="float" office:value="0.156359" calcext:value-type="float">
            <text:p>0.156359</text:p>
          </table:table-cell>
          <table:table-cell office:value-type="float" office:value="0.159548" calcext:value-type="float">
            <text:p>0.159548</text:p>
          </table:table-cell>
          <table:table-cell table:number-columns-repeated="3"/>
          <table:table-cell office:value-type="float" office:value="0.16028" calcext:value-type="float">
            <text:p>0.16028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528" calcext:value-type="float">
            <text:p>0.160528</text:p>
          </table:table-cell>
          <table:table-cell office:value-type="float" office:value="0.156077" calcext:value-type="float">
            <text:p>0.156077</text:p>
          </table:table-cell>
          <table:table-cell office:value-type="float" office:value="0.156291" calcext:value-type="float">
            <text:p>0.156291</text:p>
          </table:table-cell>
          <table:table-cell office:value-type="float" office:value="0.159393" calcext:value-type="float">
            <text:p>0.159393</text:p>
          </table:table-cell>
          <table:table-cell table:number-columns-repeated="3"/>
          <table:table-cell office:value-type="float" office:value="0.160267" calcext:value-type="float">
            <text:p>0.160267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523" calcext:value-type="float">
            <text:p>0.160523</text:p>
          </table:table-cell>
          <table:table-cell office:value-type="float" office:value="0.155893" calcext:value-type="float">
            <text:p>0.155893</text:p>
          </table:table-cell>
          <table:table-cell office:value-type="float" office:value="0.156046" calcext:value-type="float">
            <text:p>0.156046</text:p>
          </table:table-cell>
          <table:table-cell office:value-type="float" office:value="0.159376" calcext:value-type="float">
            <text:p>0.159376</text:p>
          </table:table-cell>
          <table:table-cell table:number-columns-repeated="3"/>
          <table:table-cell office:value-type="float" office:value="0.160297" calcext:value-type="float">
            <text:p>0.160297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491" calcext:value-type="float">
            <text:p>0.160491</text:p>
          </table:table-cell>
          <table:table-cell office:value-type="float" office:value="0.156047" calcext:value-type="float">
            <text:p>0.156047</text:p>
          </table:table-cell>
          <table:table-cell office:value-type="float" office:value="0.156475" calcext:value-type="float">
            <text:p>0.156475</text:p>
          </table:table-cell>
          <table:table-cell office:value-type="float" office:value="0.159441" calcext:value-type="float">
            <text:p>0.159441</text:p>
          </table:table-cell>
          <table:table-cell table:number-columns-repeated="3"/>
          <table:table-cell office:value-type="float" office:value="0.160233" calcext:value-type="float">
            <text:p>0.160233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592" calcext:value-type="float">
            <text:p>0.160592</text:p>
          </table:table-cell>
          <table:table-cell office:value-type="float" office:value="0.155872" calcext:value-type="float">
            <text:p>0.155872</text:p>
          </table:table-cell>
          <table:table-cell office:value-type="float" office:value="0.156775" calcext:value-type="float">
            <text:p>0.156775</text:p>
          </table:table-cell>
          <table:table-cell office:value-type="float" office:value="0.159366" calcext:value-type="float">
            <text:p>0.159366</text:p>
          </table:table-cell>
          <table:table-cell table:number-columns-repeated="3"/>
          <table:table-cell office:value-type="float" office:value="0.160263" calcext:value-type="float">
            <text:p>0.160263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545" calcext:value-type="float">
            <text:p>0.160545</text:p>
          </table:table-cell>
          <table:table-cell office:value-type="float" office:value="0.156313" calcext:value-type="float">
            <text:p>0.156313</text:p>
          </table:table-cell>
          <table:table-cell office:value-type="float" office:value="0.155897" calcext:value-type="float">
            <text:p>0.155897</text:p>
          </table:table-cell>
          <table:table-cell office:value-type="float" office:value="0.159318" calcext:value-type="float">
            <text:p>0.159318</text:p>
          </table:table-cell>
          <table:table-cell table:number-columns-repeated="3"/>
          <table:table-cell office:value-type="float" office:value="0.160216" calcext:value-type="float">
            <text:p>0.160216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105" calcext:value-type="float">
            <text:p>0.16105</text:p>
          </table:table-cell>
          <table:table-cell office:value-type="float" office:value="0.156033" calcext:value-type="float">
            <text:p>0.156033</text:p>
          </table:table-cell>
          <table:table-cell office:value-type="float" office:value="0.156171" calcext:value-type="float">
            <text:p>0.156171</text:p>
          </table:table-cell>
          <table:table-cell office:value-type="float" office:value="0.159343" calcext:value-type="float">
            <text:p>0.159343</text:p>
          </table:table-cell>
          <table:table-cell table:number-columns-repeated="3"/>
          <table:table-cell office:value-type="float" office:value="0.160239" calcext:value-type="float">
            <text:p>0.160239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486" calcext:value-type="float">
            <text:p>0.160486</text:p>
          </table:table-cell>
          <table:table-cell office:value-type="float" office:value="0.155942" calcext:value-type="float">
            <text:p>0.155942</text:p>
          </table:table-cell>
          <table:table-cell office:value-type="float" office:value="0.156741" calcext:value-type="float">
            <text:p>0.156741</text:p>
          </table:table-cell>
          <table:table-cell office:value-type="float" office:value="0.159337" calcext:value-type="float">
            <text:p>0.159337</text:p>
          </table:table-cell>
          <table:table-cell table:number-columns-repeated="3"/>
          <table:table-cell office:value-type="float" office:value="0.160204" calcext:value-type="float">
            <text:p>0.160204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868" calcext:value-type="float">
            <text:p>0.160868</text:p>
          </table:table-cell>
          <table:table-cell office:value-type="float" office:value="0.15595" calcext:value-type="float">
            <text:p>0.15595</text:p>
          </table:table-cell>
          <table:table-cell office:value-type="float" office:value="0.155867" calcext:value-type="float">
            <text:p>0.155867</text:p>
          </table:table-cell>
          <table:table-cell office:value-type="float" office:value="0.159346" calcext:value-type="float">
            <text:p>0.159346</text:p>
          </table:table-cell>
          <table:table-cell table:number-columns-repeated="3"/>
          <table:table-cell office:value-type="float" office:value="0.16023" calcext:value-type="float">
            <text:p>0.16023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358" calcext:value-type="float">
            <text:p>0.160358</text:p>
          </table:table-cell>
          <table:table-cell office:value-type="float" office:value="0.156349" calcext:value-type="float">
            <text:p>0.156349</text:p>
          </table:table-cell>
          <table:table-cell office:value-type="float" office:value="0.158118" calcext:value-type="float">
            <text:p>0.158118</text:p>
          </table:table-cell>
          <table:table-cell office:value-type="float" office:value="0.159279" calcext:value-type="float">
            <text:p>0.159279</text:p>
          </table:table-cell>
          <table:table-cell table:number-columns-repeated="3"/>
          <table:table-cell office:value-type="float" office:value="0.160196" calcext:value-type="float">
            <text:p>0.160196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498" calcext:value-type="float">
            <text:p>0.160498</text:p>
          </table:table-cell>
          <table:table-cell office:value-type="float" office:value="0.156586" calcext:value-type="float">
            <text:p>0.156586</text:p>
          </table:table-cell>
          <table:table-cell office:value-type="float" office:value="0.155907" calcext:value-type="float">
            <text:p>0.155907</text:p>
          </table:table-cell>
          <table:table-cell office:value-type="float" office:value="0.159261" calcext:value-type="float">
            <text:p>0.159261</text:p>
          </table:table-cell>
          <table:table-cell table:number-columns-repeated="3"/>
          <table:table-cell office:value-type="float" office:value="0.160195" calcext:value-type="float">
            <text:p>0.160195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554" calcext:value-type="float">
            <text:p>0.160554</text:p>
          </table:table-cell>
          <table:table-cell office:value-type="float" office:value="0.156606" calcext:value-type="float">
            <text:p>0.156606</text:p>
          </table:table-cell>
          <table:table-cell office:value-type="float" office:value="0.156885" calcext:value-type="float">
            <text:p>0.156885</text:p>
          </table:table-cell>
          <table:table-cell office:value-type="float" office:value="0.159228" calcext:value-type="float">
            <text:p>0.159228</text:p>
          </table:table-cell>
          <table:table-cell table:number-columns-repeated="3"/>
          <table:table-cell office:value-type="float" office:value="0.160137" calcext:value-type="float">
            <text:p>0.160137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705" calcext:value-type="float">
            <text:p>0.160705</text:p>
          </table:table-cell>
          <table:table-cell office:value-type="float" office:value="0.156765" calcext:value-type="float">
            <text:p>0.156765</text:p>
          </table:table-cell>
          <table:table-cell office:value-type="float" office:value="0.156469" calcext:value-type="float">
            <text:p>0.156469</text:p>
          </table:table-cell>
          <table:table-cell office:value-type="float" office:value="0.159231" calcext:value-type="float">
            <text:p>0.159231</text:p>
          </table:table-cell>
          <table:table-cell table:number-columns-repeated="3"/>
          <table:table-cell office:value-type="float" office:value="0.16012" calcext:value-type="float">
            <text:p>0.16012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937" calcext:value-type="float">
            <text:p>0.160937</text:p>
          </table:table-cell>
          <table:table-cell office:value-type="float" office:value="0.155883" calcext:value-type="float">
            <text:p>0.155883</text:p>
          </table:table-cell>
          <table:table-cell office:value-type="float" office:value="0.155964" calcext:value-type="float">
            <text:p>0.155964</text:p>
          </table:table-cell>
          <table:table-cell office:value-type="float" office:value="0.159198" calcext:value-type="float">
            <text:p>0.159198</text:p>
          </table:table-cell>
          <table:table-cell table:number-columns-repeated="3"/>
          <table:table-cell office:value-type="float" office:value="0.160199" calcext:value-type="float">
            <text:p>0.160199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633" calcext:value-type="float">
            <text:p>0.160633</text:p>
          </table:table-cell>
          <table:table-cell office:value-type="float" office:value="0.156078" calcext:value-type="float">
            <text:p>0.156078</text:p>
          </table:table-cell>
          <table:table-cell office:value-type="float" office:value="0.156473" calcext:value-type="float">
            <text:p>0.156473</text:p>
          </table:table-cell>
          <table:table-cell office:value-type="float" office:value="0.15918" calcext:value-type="float">
            <text:p>0.15918</text:p>
          </table:table-cell>
          <table:table-cell table:number-columns-repeated="3"/>
          <table:table-cell office:value-type="float" office:value="0.160106" calcext:value-type="float">
            <text:p>0.160106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1411" calcext:value-type="float">
            <text:p>0.161411</text:p>
          </table:table-cell>
          <table:table-cell office:value-type="float" office:value="0.156548" calcext:value-type="float">
            <text:p>0.156548</text:p>
          </table:table-cell>
          <table:table-cell office:value-type="float" office:value="0.155921" calcext:value-type="float">
            <text:p>0.155921</text:p>
          </table:table-cell>
          <table:table-cell office:value-type="float" office:value="0.159153" calcext:value-type="float">
            <text:p>0.159153</text:p>
          </table:table-cell>
          <table:table-cell table:number-columns-repeated="3"/>
          <table:table-cell office:value-type="float" office:value="0.160113" calcext:value-type="float">
            <text:p>0.160113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104" calcext:value-type="float">
            <text:p>0.16104</text:p>
          </table:table-cell>
          <table:table-cell office:value-type="float" office:value="0.155865" calcext:value-type="float">
            <text:p>0.155865</text:p>
          </table:table-cell>
          <table:table-cell office:value-type="float" office:value="0.155848" calcext:value-type="float">
            <text:p>0.155848</text:p>
          </table:table-cell>
          <table:table-cell office:value-type="float" office:value="0.159506" calcext:value-type="float">
            <text:p>0.159506</text:p>
          </table:table-cell>
          <table:table-cell table:number-columns-repeated="3"/>
          <table:table-cell office:value-type="float" office:value="0.160128" calcext:value-type="float">
            <text:p>0.160128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601" calcext:value-type="float">
            <text:p>0.160601</text:p>
          </table:table-cell>
          <table:table-cell office:value-type="float" office:value="0.155828" calcext:value-type="float">
            <text:p>0.155828</text:p>
          </table:table-cell>
          <table:table-cell office:value-type="float" office:value="0.156057" calcext:value-type="float">
            <text:p>0.156057</text:p>
          </table:table-cell>
          <table:table-cell office:value-type="float" office:value="0.159357" calcext:value-type="float">
            <text:p>0.159357</text:p>
          </table:table-cell>
          <table:table-cell table:number-columns-repeated="3"/>
          <table:table-cell office:value-type="float" office:value="0.16006" calcext:value-type="float">
            <text:p>0.16006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52" calcext:value-type="float">
            <text:p>0.16052</text:p>
          </table:table-cell>
          <table:table-cell office:value-type="float" office:value="0.155903" calcext:value-type="float">
            <text:p>0.155903</text:p>
          </table:table-cell>
          <table:table-cell office:value-type="float" office:value="0.156323" calcext:value-type="float">
            <text:p>0.156323</text:p>
          </table:table-cell>
          <table:table-cell office:value-type="float" office:value="0.159111" calcext:value-type="float">
            <text:p>0.159111</text:p>
          </table:table-cell>
          <table:table-cell table:number-columns-repeated="3"/>
          <table:table-cell office:value-type="float" office:value="0.160099" calcext:value-type="float">
            <text:p>0.160099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652" calcext:value-type="float">
            <text:p>0.160652</text:p>
          </table:table-cell>
          <table:table-cell office:value-type="float" office:value="0.155981" calcext:value-type="float">
            <text:p>0.155981</text:p>
          </table:table-cell>
          <table:table-cell office:value-type="float" office:value="0.155848" calcext:value-type="float">
            <text:p>0.155848</text:p>
          </table:table-cell>
          <table:table-cell office:value-type="float" office:value="0.159068" calcext:value-type="float">
            <text:p>0.159068</text:p>
          </table:table-cell>
          <table:table-cell table:number-columns-repeated="3"/>
          <table:table-cell office:value-type="float" office:value="0.160127" calcext:value-type="float">
            <text:p>0.160127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558" calcext:value-type="float">
            <text:p>0.160558</text:p>
          </table:table-cell>
          <table:table-cell office:value-type="float" office:value="0.155846" calcext:value-type="float">
            <text:p>0.155846</text:p>
          </table:table-cell>
          <table:table-cell office:value-type="float" office:value="0.155918" calcext:value-type="float">
            <text:p>0.155918</text:p>
          </table:table-cell>
          <table:table-cell office:value-type="float" office:value="0.159188" calcext:value-type="float">
            <text:p>0.159188</text:p>
          </table:table-cell>
          <table:table-cell table:number-columns-repeated="3"/>
          <table:table-cell office:value-type="float" office:value="0.160054" calcext:value-type="float">
            <text:p>0.160054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533" calcext:value-type="float">
            <text:p>0.160533</text:p>
          </table:table-cell>
          <table:table-cell office:value-type="float" office:value="0.156023" calcext:value-type="float">
            <text:p>0.156023</text:p>
          </table:table-cell>
          <table:table-cell office:value-type="float" office:value="0.156599" calcext:value-type="float">
            <text:p>0.156599</text:p>
          </table:table-cell>
          <table:table-cell office:value-type="float" office:value="0.159139" calcext:value-type="float">
            <text:p>0.159139</text:p>
          </table:table-cell>
          <table:table-cell table:number-columns-repeated="3"/>
          <table:table-cell office:value-type="float" office:value="0.160065" calcext:value-type="float">
            <text:p>0.160065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504" calcext:value-type="float">
            <text:p>0.160504</text:p>
          </table:table-cell>
          <table:table-cell office:value-type="float" office:value="0.156364" calcext:value-type="float">
            <text:p>0.156364</text:p>
          </table:table-cell>
          <table:table-cell office:value-type="float" office:value="0.155909" calcext:value-type="float">
            <text:p>0.155909</text:p>
          </table:table-cell>
          <table:table-cell office:value-type="float" office:value="0.159029" calcext:value-type="float">
            <text:p>0.159029</text:p>
          </table:table-cell>
          <table:table-cell table:number-columns-repeated="3"/>
          <table:table-cell office:value-type="float" office:value="0.160049" calcext:value-type="float">
            <text:p>0.160049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336" calcext:value-type="float">
            <text:p>0.160336</text:p>
          </table:table-cell>
          <table:table-cell office:value-type="float" office:value="0.156854" calcext:value-type="float">
            <text:p>0.156854</text:p>
          </table:table-cell>
          <table:table-cell office:value-type="float" office:value="0.156079" calcext:value-type="float">
            <text:p>0.156079</text:p>
          </table:table-cell>
          <table:table-cell office:value-type="float" office:value="0.159025" calcext:value-type="float">
            <text:p>0.159025</text:p>
          </table:table-cell>
          <table:table-cell table:number-columns-repeated="3"/>
          <table:table-cell office:value-type="float" office:value="0.160018" calcext:value-type="float">
            <text:p>0.160018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18" calcext:value-type="float">
            <text:p>0.16018</text:p>
          </table:table-cell>
          <table:table-cell office:value-type="float" office:value="0.155962" calcext:value-type="float">
            <text:p>0.155962</text:p>
          </table:table-cell>
          <table:table-cell office:value-type="float" office:value="0.156037" calcext:value-type="float">
            <text:p>0.156037</text:p>
          </table:table-cell>
          <table:table-cell office:value-type="float" office:value="0.159024" calcext:value-type="float">
            <text:p>0.159024</text:p>
          </table:table-cell>
          <table:table-cell table:number-columns-repeated="3"/>
          <table:table-cell office:value-type="float" office:value="0.160007" calcext:value-type="float">
            <text:p>0.160007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441" calcext:value-type="float">
            <text:p>0.160441</text:p>
          </table:table-cell>
          <table:table-cell office:value-type="float" office:value="0.155931" calcext:value-type="float">
            <text:p>0.155931</text:p>
          </table:table-cell>
          <table:table-cell office:value-type="float" office:value="0.156155" calcext:value-type="float">
            <text:p>0.156155</text:p>
          </table:table-cell>
          <table:table-cell office:value-type="float" office:value="0.158977" calcext:value-type="float">
            <text:p>0.158977</text:p>
          </table:table-cell>
          <table:table-cell table:number-columns-repeated="3"/>
          <table:table-cell office:value-type="float" office:value="0.159978" calcext:value-type="float">
            <text:p>0.159978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565" calcext:value-type="float">
            <text:p>0.160565</text:p>
          </table:table-cell>
          <table:table-cell office:value-type="float" office:value="0.156191" calcext:value-type="float">
            <text:p>0.156191</text:p>
          </table:table-cell>
          <table:table-cell office:value-type="float" office:value="0.155858" calcext:value-type="float">
            <text:p>0.155858</text:p>
          </table:table-cell>
          <table:table-cell office:value-type="float" office:value="0.159229" calcext:value-type="float">
            <text:p>0.159229</text:p>
          </table:table-cell>
          <table:table-cell table:number-columns-repeated="3"/>
          <table:table-cell office:value-type="float" office:value="0.160008" calcext:value-type="float">
            <text:p>0.160008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1678" calcext:value-type="float">
            <text:p>0.161678</text:p>
          </table:table-cell>
          <table:table-cell office:value-type="float" office:value="0.155902" calcext:value-type="float">
            <text:p>0.155902</text:p>
          </table:table-cell>
          <table:table-cell office:value-type="float" office:value="0.156149" calcext:value-type="float">
            <text:p>0.156149</text:p>
          </table:table-cell>
          <table:table-cell office:value-type="float" office:value="0.158983" calcext:value-type="float">
            <text:p>0.158983</text:p>
          </table:table-cell>
          <table:table-cell table:number-columns-repeated="3"/>
          <table:table-cell office:value-type="float" office:value="0.159991" calcext:value-type="float">
            <text:p>0.159991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389" calcext:value-type="float">
            <text:p>0.160389</text:p>
          </table:table-cell>
          <table:table-cell office:value-type="float" office:value="0.15656" calcext:value-type="float">
            <text:p>0.15656</text:p>
          </table:table-cell>
          <table:table-cell office:value-type="float" office:value="0.156083" calcext:value-type="float">
            <text:p>0.156083</text:p>
          </table:table-cell>
          <table:table-cell office:value-type="float" office:value="0.158927" calcext:value-type="float">
            <text:p>0.158927</text:p>
          </table:table-cell>
          <table:table-cell table:number-columns-repeated="3"/>
          <table:table-cell office:value-type="float" office:value="0.159965" calcext:value-type="float">
            <text:p>0.159965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555" calcext:value-type="float">
            <text:p>0.160555</text:p>
          </table:table-cell>
          <table:table-cell office:value-type="float" office:value="0.155819" calcext:value-type="float">
            <text:p>0.155819</text:p>
          </table:table-cell>
          <table:table-cell office:value-type="float" office:value="0.155855" calcext:value-type="float">
            <text:p>0.155855</text:p>
          </table:table-cell>
          <table:table-cell office:value-type="float" office:value="0.159012" calcext:value-type="float">
            <text:p>0.159012</text:p>
          </table:table-cell>
          <table:table-cell table:number-columns-repeated="3"/>
          <table:table-cell office:value-type="float" office:value="0.159977" calcext:value-type="float">
            <text:p>0.159977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618" calcext:value-type="float">
            <text:p>0.160618</text:p>
          </table:table-cell>
          <table:table-cell office:value-type="float" office:value="0.156597" calcext:value-type="float">
            <text:p>0.156597</text:p>
          </table:table-cell>
          <table:table-cell office:value-type="float" office:value="0.156027" calcext:value-type="float">
            <text:p>0.156027</text:p>
          </table:table-cell>
          <table:table-cell office:value-type="float" office:value="0.158942" calcext:value-type="float">
            <text:p>0.158942</text:p>
          </table:table-cell>
          <table:table-cell table:number-columns-repeated="3"/>
          <table:table-cell office:value-type="float" office:value="0.159942" calcext:value-type="float">
            <text:p>0.159942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419" calcext:value-type="float">
            <text:p>0.160419</text:p>
          </table:table-cell>
          <table:table-cell office:value-type="float" office:value="0.155866" calcext:value-type="float">
            <text:p>0.155866</text:p>
          </table:table-cell>
          <table:table-cell office:value-type="float" office:value="0.157419" calcext:value-type="float">
            <text:p>0.157419</text:p>
          </table:table-cell>
          <table:table-cell office:value-type="float" office:value="0.159102" calcext:value-type="float">
            <text:p>0.159102</text:p>
          </table:table-cell>
          <table:table-cell table:number-columns-repeated="3"/>
          <table:table-cell office:value-type="float" office:value="0.159959" calcext:value-type="float">
            <text:p>0.159959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239" calcext:value-type="float">
            <text:p>0.160239</text:p>
          </table:table-cell>
          <table:table-cell office:value-type="float" office:value="0.155843" calcext:value-type="float">
            <text:p>0.155843</text:p>
          </table:table-cell>
          <table:table-cell office:value-type="float" office:value="0.156076" calcext:value-type="float">
            <text:p>0.156076</text:p>
          </table:table-cell>
          <table:table-cell office:value-type="float" office:value="0.158913" calcext:value-type="float">
            <text:p>0.158913</text:p>
          </table:table-cell>
          <table:table-cell table:number-columns-repeated="3"/>
          <table:table-cell office:value-type="float" office:value="0.159857" calcext:value-type="float">
            <text:p>0.159857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042" calcext:value-type="float">
            <text:p>0.160042</text:p>
          </table:table-cell>
          <table:table-cell office:value-type="float" office:value="0.155927" calcext:value-type="float">
            <text:p>0.155927</text:p>
          </table:table-cell>
          <table:table-cell office:value-type="float" office:value="0.155915" calcext:value-type="float">
            <text:p>0.155915</text:p>
          </table:table-cell>
          <table:table-cell office:value-type="float" office:value="0.158843" calcext:value-type="float">
            <text:p>0.158843</text:p>
          </table:table-cell>
          <table:table-cell table:number-columns-repeated="3"/>
          <table:table-cell office:value-type="float" office:value="0.159924" calcext:value-type="float">
            <text:p>0.159924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081" calcext:value-type="float">
            <text:p>0.160081</text:p>
          </table:table-cell>
          <table:table-cell office:value-type="float" office:value="0.15589" calcext:value-type="float">
            <text:p>0.15589</text:p>
          </table:table-cell>
          <table:table-cell office:value-type="float" office:value="0.157432" calcext:value-type="float">
            <text:p>0.157432</text:p>
          </table:table-cell>
          <table:table-cell office:value-type="float" office:value="0.158847" calcext:value-type="float">
            <text:p>0.158847</text:p>
          </table:table-cell>
          <table:table-cell table:number-columns-repeated="3"/>
          <table:table-cell office:value-type="float" office:value="0.159941" calcext:value-type="float">
            <text:p>0.159941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158" calcext:value-type="float">
            <text:p>0.160158</text:p>
          </table:table-cell>
          <table:table-cell office:value-type="float" office:value="0.156016" calcext:value-type="float">
            <text:p>0.156016</text:p>
          </table:table-cell>
          <table:table-cell office:value-type="float" office:value="0.156314" calcext:value-type="float">
            <text:p>0.156314</text:p>
          </table:table-cell>
          <table:table-cell office:value-type="float" office:value="0.158873" calcext:value-type="float">
            <text:p>0.158873</text:p>
          </table:table-cell>
          <table:table-cell table:number-columns-repeated="3"/>
          <table:table-cell office:value-type="float" office:value="0.159838" calcext:value-type="float">
            <text:p>0.159838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385" calcext:value-type="float">
            <text:p>0.160385</text:p>
          </table:table-cell>
          <table:table-cell office:value-type="float" office:value="0.156059" calcext:value-type="float">
            <text:p>0.156059</text:p>
          </table:table-cell>
          <table:table-cell office:value-type="float" office:value="0.156775" calcext:value-type="float">
            <text:p>0.156775</text:p>
          </table:table-cell>
          <table:table-cell office:value-type="float" office:value="0.158827" calcext:value-type="float">
            <text:p>0.158827</text:p>
          </table:table-cell>
          <table:table-cell table:number-columns-repeated="3"/>
          <table:table-cell office:value-type="float" office:value="0.15994" calcext:value-type="float">
            <text:p>0.15994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295" calcext:value-type="float">
            <text:p>0.160295</text:p>
          </table:table-cell>
          <table:table-cell office:value-type="float" office:value="0.155902" calcext:value-type="float">
            <text:p>0.155902</text:p>
          </table:table-cell>
          <table:table-cell office:value-type="float" office:value="0.156266" calcext:value-type="float">
            <text:p>0.156266</text:p>
          </table:table-cell>
          <table:table-cell office:value-type="float" office:value="0.15879" calcext:value-type="float">
            <text:p>0.15879</text:p>
          </table:table-cell>
          <table:table-cell table:number-columns-repeated="3"/>
          <table:table-cell office:value-type="float" office:value="0.159845" calcext:value-type="float">
            <text:p>0.159845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305" calcext:value-type="float">
            <text:p>0.160305</text:p>
          </table:table-cell>
          <table:table-cell office:value-type="float" office:value="0.156749" calcext:value-type="float">
            <text:p>0.156749</text:p>
          </table:table-cell>
          <table:table-cell office:value-type="float" office:value="0.155942" calcext:value-type="float">
            <text:p>0.155942</text:p>
          </table:table-cell>
          <table:table-cell office:value-type="float" office:value="0.158878" calcext:value-type="float">
            <text:p>0.158878</text:p>
          </table:table-cell>
          <table:table-cell table:number-columns-repeated="3"/>
          <table:table-cell office:value-type="float" office:value="0.159894" calcext:value-type="float">
            <text:p>0.159894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1308" calcext:value-type="float">
            <text:p>0.161308</text:p>
          </table:table-cell>
          <table:table-cell office:value-type="float" office:value="0.156403" calcext:value-type="float">
            <text:p>0.156403</text:p>
          </table:table-cell>
          <table:table-cell office:value-type="float" office:value="0.157339" calcext:value-type="float">
            <text:p>0.157339</text:p>
          </table:table-cell>
          <table:table-cell office:value-type="float" office:value="0.158757" calcext:value-type="float">
            <text:p>0.158757</text:p>
          </table:table-cell>
          <table:table-cell table:number-columns-repeated="3"/>
          <table:table-cell office:value-type="float" office:value="0.159845" calcext:value-type="float">
            <text:p>0.159845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234" calcext:value-type="float">
            <text:p>0.160234</text:p>
          </table:table-cell>
          <table:table-cell office:value-type="float" office:value="0.156242" calcext:value-type="float">
            <text:p>0.156242</text:p>
          </table:table-cell>
          <table:table-cell office:value-type="float" office:value="0.155992" calcext:value-type="float">
            <text:p>0.155992</text:p>
          </table:table-cell>
          <table:table-cell office:value-type="float" office:value="0.158735" calcext:value-type="float">
            <text:p>0.158735</text:p>
          </table:table-cell>
          <table:table-cell table:number-columns-repeated="3"/>
          <table:table-cell office:value-type="float" office:value="0.15985" calcext:value-type="float">
            <text:p>0.15985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297" calcext:value-type="float">
            <text:p>0.160297</text:p>
          </table:table-cell>
          <table:table-cell office:value-type="float" office:value="0.156079" calcext:value-type="float">
            <text:p>0.156079</text:p>
          </table:table-cell>
          <table:table-cell office:value-type="float" office:value="0.156363" calcext:value-type="float">
            <text:p>0.156363</text:p>
          </table:table-cell>
          <table:table-cell office:value-type="float" office:value="0.15892" calcext:value-type="float">
            <text:p>0.15892</text:p>
          </table:table-cell>
          <table:table-cell table:number-columns-repeated="3"/>
          <table:table-cell office:value-type="float" office:value="0.159805" calcext:value-type="float">
            <text:p>0.159805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354" calcext:value-type="float">
            <text:p>0.160354</text:p>
          </table:table-cell>
          <table:table-cell office:value-type="float" office:value="0.156445" calcext:value-type="float">
            <text:p>0.156445</text:p>
          </table:table-cell>
          <table:table-cell office:value-type="float" office:value="0.1566" calcext:value-type="float">
            <text:p>0.1566</text:p>
          </table:table-cell>
          <table:table-cell office:value-type="float" office:value="0.1588" calcext:value-type="float">
            <text:p>0.1588</text:p>
          </table:table-cell>
          <table:table-cell table:number-columns-repeated="3"/>
          <table:table-cell office:value-type="float" office:value="0.159865" calcext:value-type="float">
            <text:p>0.159865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231" calcext:value-type="float">
            <text:p>0.160231</text:p>
          </table:table-cell>
          <table:table-cell office:value-type="float" office:value="0.155816" calcext:value-type="float">
            <text:p>0.155816</text:p>
          </table:table-cell>
          <table:table-cell office:value-type="float" office:value="0.156163" calcext:value-type="float">
            <text:p>0.156163</text:p>
          </table:table-cell>
          <table:table-cell office:value-type="float" office:value="0.158701" calcext:value-type="float">
            <text:p>0.158701</text:p>
          </table:table-cell>
          <table:table-cell table:number-columns-repeated="3"/>
          <table:table-cell office:value-type="float" office:value="0.159776" calcext:value-type="float">
            <text:p>0.159776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422" calcext:value-type="float">
            <text:p>0.160422</text:p>
          </table:table-cell>
          <table:table-cell office:value-type="float" office:value="0.155948" calcext:value-type="float">
            <text:p>0.155948</text:p>
          </table:table-cell>
          <table:table-cell office:value-type="float" office:value="0.15652" calcext:value-type="float">
            <text:p>0.15652</text:p>
          </table:table-cell>
          <table:table-cell office:value-type="float" office:value="0.158688" calcext:value-type="float">
            <text:p>0.158688</text:p>
          </table:table-cell>
          <table:table-cell table:number-columns-repeated="3"/>
          <table:table-cell office:value-type="float" office:value="0.15981" calcext:value-type="float">
            <text:p>0.15981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126" calcext:value-type="float">
            <text:p>0.16126</text:p>
          </table:table-cell>
          <table:table-cell office:value-type="float" office:value="0.156145" calcext:value-type="float">
            <text:p>0.156145</text:p>
          </table:table-cell>
          <table:table-cell office:value-type="float" office:value="0.155891" calcext:value-type="float">
            <text:p>0.155891</text:p>
          </table:table-cell>
          <table:table-cell office:value-type="float" office:value="0.158673" calcext:value-type="float">
            <text:p>0.158673</text:p>
          </table:table-cell>
          <table:table-cell table:number-columns-repeated="3"/>
          <table:table-cell office:value-type="float" office:value="0.159777" calcext:value-type="float">
            <text:p>0.159777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284" calcext:value-type="float">
            <text:p>0.160284</text:p>
          </table:table-cell>
          <table:table-cell office:value-type="float" office:value="0.155832" calcext:value-type="float">
            <text:p>0.155832</text:p>
          </table:table-cell>
          <table:table-cell office:value-type="float" office:value="0.156115" calcext:value-type="float">
            <text:p>0.156115</text:p>
          </table:table-cell>
          <table:table-cell office:value-type="float" office:value="0.158725" calcext:value-type="float">
            <text:p>0.158725</text:p>
          </table:table-cell>
          <table:table-cell table:number-columns-repeated="3"/>
          <table:table-cell office:value-type="float" office:value="0.159805" calcext:value-type="float">
            <text:p>0.159805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236" calcext:value-type="float">
            <text:p>0.160236</text:p>
          </table:table-cell>
          <table:table-cell office:value-type="float" office:value="0.155841" calcext:value-type="float">
            <text:p>0.155841</text:p>
          </table:table-cell>
          <table:table-cell office:value-type="float" office:value="0.156071" calcext:value-type="float">
            <text:p>0.156071</text:p>
          </table:table-cell>
          <table:table-cell office:value-type="float" office:value="0.158744" calcext:value-type="float">
            <text:p>0.158744</text:p>
          </table:table-cell>
          <table:table-cell table:number-columns-repeated="3"/>
          <table:table-cell office:value-type="float" office:value="0.159749" calcext:value-type="float">
            <text:p>0.159749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686" calcext:value-type="float">
            <text:p>0.160686</text:p>
          </table:table-cell>
          <table:table-cell office:value-type="float" office:value="0.156598" calcext:value-type="float">
            <text:p>0.156598</text:p>
          </table:table-cell>
          <table:table-cell office:value-type="float" office:value="0.156952" calcext:value-type="float">
            <text:p>0.156952</text:p>
          </table:table-cell>
          <table:table-cell office:value-type="float" office:value="0.158784" calcext:value-type="float">
            <text:p>0.158784</text:p>
          </table:table-cell>
          <table:table-cell table:number-columns-repeated="3"/>
          <table:table-cell office:value-type="float" office:value="0.159756" calcext:value-type="float">
            <text:p>0.159756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1028" calcext:value-type="float">
            <text:p>0.161028</text:p>
          </table:table-cell>
          <table:table-cell office:value-type="float" office:value="0.155877" calcext:value-type="float">
            <text:p>0.155877</text:p>
          </table:table-cell>
          <table:table-cell office:value-type="float" office:value="0.156303" calcext:value-type="float">
            <text:p>0.156303</text:p>
          </table:table-cell>
          <table:table-cell office:value-type="float" office:value="0.158653" calcext:value-type="float">
            <text:p>0.158653</text:p>
          </table:table-cell>
          <table:table-cell table:number-columns-repeated="3"/>
          <table:table-cell office:value-type="float" office:value="0.159789" calcext:value-type="float">
            <text:p>0.159789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827" calcext:value-type="float">
            <text:p>0.160827</text:p>
          </table:table-cell>
          <table:table-cell office:value-type="float" office:value="0.156045" calcext:value-type="float">
            <text:p>0.156045</text:p>
          </table:table-cell>
          <table:table-cell office:value-type="float" office:value="0.156791" calcext:value-type="float">
            <text:p>0.156791</text:p>
          </table:table-cell>
          <table:table-cell office:value-type="float" office:value="0.158656" calcext:value-type="float">
            <text:p>0.158656</text:p>
          </table:table-cell>
          <table:table-cell table:number-columns-repeated="3"/>
          <table:table-cell office:value-type="float" office:value="0.159698" calcext:value-type="float">
            <text:p>0.159698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1632" calcext:value-type="float">
            <text:p>0.161632</text:p>
          </table:table-cell>
          <table:table-cell office:value-type="float" office:value="0.156036" calcext:value-type="float">
            <text:p>0.156036</text:p>
          </table:table-cell>
          <table:table-cell office:value-type="float" office:value="0.155961" calcext:value-type="float">
            <text:p>0.155961</text:p>
          </table:table-cell>
          <table:table-cell office:value-type="float" office:value="0.158695" calcext:value-type="float">
            <text:p>0.158695</text:p>
          </table:table-cell>
          <table:table-cell table:number-columns-repeated="3"/>
          <table:table-cell office:value-type="float" office:value="0.159685" calcext:value-type="float">
            <text:p>0.159685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574" calcext:value-type="float">
            <text:p>0.160574</text:p>
          </table:table-cell>
          <table:table-cell office:value-type="float" office:value="0.156027" calcext:value-type="float">
            <text:p>0.156027</text:p>
          </table:table-cell>
          <table:table-cell office:value-type="float" office:value="0.155988" calcext:value-type="float">
            <text:p>0.155988</text:p>
          </table:table-cell>
          <table:table-cell office:value-type="float" office:value="0.15861" calcext:value-type="float">
            <text:p>0.15861</text:p>
          </table:table-cell>
          <table:table-cell table:number-columns-repeated="3"/>
          <table:table-cell office:value-type="float" office:value="0.159711" calcext:value-type="float">
            <text:p>0.159711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66" calcext:value-type="float">
            <text:p>0.16066</text:p>
          </table:table-cell>
          <table:table-cell office:value-type="float" office:value="0.15593" calcext:value-type="float">
            <text:p>0.15593</text:p>
          </table:table-cell>
          <table:table-cell office:value-type="float" office:value="0.155958" calcext:value-type="float">
            <text:p>0.155958</text:p>
          </table:table-cell>
          <table:table-cell office:value-type="float" office:value="0.158651" calcext:value-type="float">
            <text:p>0.158651</text:p>
          </table:table-cell>
          <table:table-cell table:number-columns-repeated="3"/>
          <table:table-cell office:value-type="float" office:value="0.159742" calcext:value-type="float">
            <text:p>0.159742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487" calcext:value-type="float">
            <text:p>0.160487</text:p>
          </table:table-cell>
          <table:table-cell office:value-type="float" office:value="0.157401" calcext:value-type="float">
            <text:p>0.157401</text:p>
          </table:table-cell>
          <table:table-cell office:value-type="float" office:value="0.156118" calcext:value-type="float">
            <text:p>0.156118</text:p>
          </table:table-cell>
          <table:table-cell office:value-type="float" office:value="0.158643" calcext:value-type="float">
            <text:p>0.158643</text:p>
          </table:table-cell>
          <table:table-cell table:number-columns-repeated="3"/>
          <table:table-cell office:value-type="float" office:value="0.159703" calcext:value-type="float">
            <text:p>0.159703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593" calcext:value-type="float">
            <text:p>0.160593</text:p>
          </table:table-cell>
          <table:table-cell office:value-type="float" office:value="0.155957" calcext:value-type="float">
            <text:p>0.155957</text:p>
          </table:table-cell>
          <table:table-cell office:value-type="float" office:value="0.156033" calcext:value-type="float">
            <text:p>0.156033</text:p>
          </table:table-cell>
          <table:table-cell office:value-type="float" office:value="0.158544" calcext:value-type="float">
            <text:p>0.158544</text:p>
          </table:table-cell>
          <table:table-cell table:number-columns-repeated="3"/>
          <table:table-cell office:value-type="float" office:value="0.159667" calcext:value-type="float">
            <text:p>0.159667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399" calcext:value-type="float">
            <text:p>0.160399</text:p>
          </table:table-cell>
          <table:table-cell office:value-type="float" office:value="0.155862" calcext:value-type="float">
            <text:p>0.155862</text:p>
          </table:table-cell>
          <table:table-cell office:value-type="float" office:value="0.155993" calcext:value-type="float">
            <text:p>0.155993</text:p>
          </table:table-cell>
          <table:table-cell office:value-type="float" office:value="0.158529" calcext:value-type="float">
            <text:p>0.158529</text:p>
          </table:table-cell>
          <table:table-cell table:number-columns-repeated="3"/>
          <table:table-cell office:value-type="float" office:value="0.159655" calcext:value-type="float">
            <text:p>0.159655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27" calcext:value-type="float">
            <text:p>0.16027</text:p>
          </table:table-cell>
          <table:table-cell office:value-type="float" office:value="0.155878" calcext:value-type="float">
            <text:p>0.155878</text:p>
          </table:table-cell>
          <table:table-cell office:value-type="float" office:value="0.156558" calcext:value-type="float">
            <text:p>0.156558</text:p>
          </table:table-cell>
          <table:table-cell office:value-type="float" office:value="0.158542" calcext:value-type="float">
            <text:p>0.158542</text:p>
          </table:table-cell>
          <table:table-cell table:number-columns-repeated="3"/>
          <table:table-cell office:value-type="float" office:value="0.159636" calcext:value-type="float">
            <text:p>0.159636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1717" calcext:value-type="float">
            <text:p>0.161717</text:p>
          </table:table-cell>
          <table:table-cell office:value-type="float" office:value="0.156033" calcext:value-type="float">
            <text:p>0.156033</text:p>
          </table:table-cell>
          <table:table-cell office:value-type="float" office:value="0.157086" calcext:value-type="float">
            <text:p>0.157086</text:p>
          </table:table-cell>
          <table:table-cell office:value-type="float" office:value="0.158481" calcext:value-type="float">
            <text:p>0.158481</text:p>
          </table:table-cell>
          <table:table-cell table:number-columns-repeated="3"/>
          <table:table-cell office:value-type="float" office:value="0.159648" calcext:value-type="float">
            <text:p>0.159648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351" calcext:value-type="float">
            <text:p>0.160351</text:p>
          </table:table-cell>
          <table:table-cell office:value-type="float" office:value="0.155963" calcext:value-type="float">
            <text:p>0.155963</text:p>
          </table:table-cell>
          <table:table-cell office:value-type="float" office:value="0.157415" calcext:value-type="float">
            <text:p>0.157415</text:p>
          </table:table-cell>
          <table:table-cell office:value-type="float" office:value="0.158485" calcext:value-type="float">
            <text:p>0.158485</text:p>
          </table:table-cell>
          <table:table-cell table:number-columns-repeated="3"/>
          <table:table-cell office:value-type="float" office:value="0.159636" calcext:value-type="float">
            <text:p>0.159636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352" calcext:value-type="float">
            <text:p>0.160352</text:p>
          </table:table-cell>
          <table:table-cell office:value-type="float" office:value="0.157189" calcext:value-type="float">
            <text:p>0.157189</text:p>
          </table:table-cell>
          <table:table-cell office:value-type="float" office:value="0.155831" calcext:value-type="float">
            <text:p>0.155831</text:p>
          </table:table-cell>
          <table:table-cell office:value-type="float" office:value="0.158533" calcext:value-type="float">
            <text:p>0.158533</text:p>
          </table:table-cell>
          <table:table-cell table:number-columns-repeated="3"/>
          <table:table-cell office:value-type="float" office:value="0.159639" calcext:value-type="float">
            <text:p>0.159639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788" calcext:value-type="float">
            <text:p>0.160788</text:p>
          </table:table-cell>
          <table:table-cell office:value-type="float" office:value="0.156163" calcext:value-type="float">
            <text:p>0.156163</text:p>
          </table:table-cell>
          <table:table-cell office:value-type="float" office:value="0.156401" calcext:value-type="float">
            <text:p>0.156401</text:p>
          </table:table-cell>
          <table:table-cell office:value-type="float" office:value="0.158446" calcext:value-type="float">
            <text:p>0.158446</text:p>
          </table:table-cell>
          <table:table-cell table:number-columns-repeated="3"/>
          <table:table-cell office:value-type="float" office:value="0.159642" calcext:value-type="float">
            <text:p>0.159642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505" calcext:value-type="float">
            <text:p>0.160505</text:p>
          </table:table-cell>
          <table:table-cell office:value-type="float" office:value="0.156093" calcext:value-type="float">
            <text:p>0.156093</text:p>
          </table:table-cell>
          <table:table-cell office:value-type="float" office:value="0.155989" calcext:value-type="float">
            <text:p>0.155989</text:p>
          </table:table-cell>
          <table:table-cell office:value-type="float" office:value="0.158428" calcext:value-type="float">
            <text:p>0.158428</text:p>
          </table:table-cell>
          <table:table-cell table:number-columns-repeated="3"/>
          <table:table-cell office:value-type="float" office:value="0.159567" calcext:value-type="float">
            <text:p>0.159567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605" calcext:value-type="float">
            <text:p>0.160605</text:p>
          </table:table-cell>
          <table:table-cell office:value-type="float" office:value="0.155862" calcext:value-type="float">
            <text:p>0.155862</text:p>
          </table:table-cell>
          <table:table-cell office:value-type="float" office:value="0.158284" calcext:value-type="float">
            <text:p>0.158284</text:p>
          </table:table-cell>
          <table:table-cell office:value-type="float" office:value="0.158456" calcext:value-type="float">
            <text:p>0.158456</text:p>
          </table:table-cell>
          <table:table-cell table:number-columns-repeated="3"/>
          <table:table-cell office:value-type="float" office:value="0.159596" calcext:value-type="float">
            <text:p>0.159596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587" calcext:value-type="float">
            <text:p>0.160587</text:p>
          </table:table-cell>
          <table:table-cell office:value-type="float" office:value="0.156264" calcext:value-type="float">
            <text:p>0.156264</text:p>
          </table:table-cell>
          <table:table-cell office:value-type="float" office:value="0.156233" calcext:value-type="float">
            <text:p>0.156233</text:p>
          </table:table-cell>
          <table:table-cell office:value-type="float" office:value="0.158404" calcext:value-type="float">
            <text:p>0.158404</text:p>
          </table:table-cell>
          <table:table-cell table:number-columns-repeated="3"/>
          <table:table-cell office:value-type="float" office:value="0.159617" calcext:value-type="float">
            <text:p>0.159617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588" calcext:value-type="float">
            <text:p>0.160588</text:p>
          </table:table-cell>
          <table:table-cell office:value-type="float" office:value="0.156151" calcext:value-type="float">
            <text:p>0.156151</text:p>
          </table:table-cell>
          <table:table-cell office:value-type="float" office:value="0.156462" calcext:value-type="float">
            <text:p>0.156462</text:p>
          </table:table-cell>
          <table:table-cell office:value-type="float" office:value="0.158428" calcext:value-type="float">
            <text:p>0.158428</text:p>
          </table:table-cell>
          <table:table-cell table:number-columns-repeated="3"/>
          <table:table-cell office:value-type="float" office:value="0.159574" calcext:value-type="float">
            <text:p>0.159574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111" calcext:value-type="float">
            <text:p>0.16111</text:p>
          </table:table-cell>
          <table:table-cell office:value-type="float" office:value="0.155926" calcext:value-type="float">
            <text:p>0.155926</text:p>
          </table:table-cell>
          <table:table-cell office:value-type="float" office:value="0.155872" calcext:value-type="float">
            <text:p>0.155872</text:p>
          </table:table-cell>
          <table:table-cell office:value-type="float" office:value="0.158422" calcext:value-type="float">
            <text:p>0.158422</text:p>
          </table:table-cell>
          <table:table-cell table:number-columns-repeated="3"/>
          <table:table-cell office:value-type="float" office:value="0.159581" calcext:value-type="float">
            <text:p>0.159581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508" calcext:value-type="float">
            <text:p>0.160508</text:p>
          </table:table-cell>
          <table:table-cell office:value-type="float" office:value="0.156632" calcext:value-type="float">
            <text:p>0.156632</text:p>
          </table:table-cell>
          <table:table-cell office:value-type="float" office:value="0.156081" calcext:value-type="float">
            <text:p>0.156081</text:p>
          </table:table-cell>
          <table:table-cell office:value-type="float" office:value="0.158384" calcext:value-type="float">
            <text:p>0.158384</text:p>
          </table:table-cell>
          <table:table-cell table:number-columns-repeated="3"/>
          <table:table-cell office:value-type="float" office:value="0.159525" calcext:value-type="float">
            <text:p>0.159525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561" calcext:value-type="float">
            <text:p>0.160561</text:p>
          </table:table-cell>
          <table:table-cell office:value-type="float" office:value="0.155882" calcext:value-type="float">
            <text:p>0.155882</text:p>
          </table:table-cell>
          <table:table-cell office:value-type="float" office:value="0.156215" calcext:value-type="float">
            <text:p>0.156215</text:p>
          </table:table-cell>
          <table:table-cell office:value-type="float" office:value="0.158396" calcext:value-type="float">
            <text:p>0.158396</text:p>
          </table:table-cell>
          <table:table-cell table:number-columns-repeated="3"/>
          <table:table-cell office:value-type="float" office:value="0.15953" calcext:value-type="float">
            <text:p>0.15953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535" calcext:value-type="float">
            <text:p>0.160535</text:p>
          </table:table-cell>
          <table:table-cell office:value-type="float" office:value="0.156113" calcext:value-type="float">
            <text:p>0.156113</text:p>
          </table:table-cell>
          <table:table-cell office:value-type="float" office:value="0.157939" calcext:value-type="float">
            <text:p>0.157939</text:p>
          </table:table-cell>
          <table:table-cell office:value-type="float" office:value="0.158358" calcext:value-type="float">
            <text:p>0.158358</text:p>
          </table:table-cell>
          <table:table-cell table:number-columns-repeated="3"/>
          <table:table-cell office:value-type="float" office:value="0.159556" calcext:value-type="float">
            <text:p>0.159556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754" calcext:value-type="float">
            <text:p>0.160754</text:p>
          </table:table-cell>
          <table:table-cell office:value-type="float" office:value="0.155973" calcext:value-type="float">
            <text:p>0.155973</text:p>
          </table:table-cell>
          <table:table-cell office:value-type="float" office:value="0.15637" calcext:value-type="float">
            <text:p>0.15637</text:p>
          </table:table-cell>
          <table:table-cell office:value-type="float" office:value="0.158379" calcext:value-type="float">
            <text:p>0.158379</text:p>
          </table:table-cell>
          <table:table-cell table:number-columns-repeated="3"/>
          <table:table-cell office:value-type="float" office:value="0.159487" calcext:value-type="float">
            <text:p>0.159487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1601" calcext:value-type="float">
            <text:p>0.161601</text:p>
          </table:table-cell>
          <table:table-cell office:value-type="float" office:value="0.155785" calcext:value-type="float">
            <text:p>0.155785</text:p>
          </table:table-cell>
          <table:table-cell office:value-type="float" office:value="0.156031" calcext:value-type="float">
            <text:p>0.156031</text:p>
          </table:table-cell>
          <table:table-cell office:value-type="float" office:value="0.158355" calcext:value-type="float">
            <text:p>0.158355</text:p>
          </table:table-cell>
          <table:table-cell table:number-columns-repeated="3"/>
          <table:table-cell office:value-type="float" office:value="0.159511" calcext:value-type="float">
            <text:p>0.159511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574" calcext:value-type="float">
            <text:p>0.160574</text:p>
          </table:table-cell>
          <table:table-cell office:value-type="float" office:value="0.1564" calcext:value-type="float">
            <text:p>0.1564</text:p>
          </table:table-cell>
          <table:table-cell office:value-type="float" office:value="0.156183" calcext:value-type="float">
            <text:p>0.156183</text:p>
          </table:table-cell>
          <table:table-cell office:value-type="float" office:value="0.158386" calcext:value-type="float">
            <text:p>0.158386</text:p>
          </table:table-cell>
          <table:table-cell table:number-columns-repeated="3"/>
          <table:table-cell office:value-type="float" office:value="0.159473" calcext:value-type="float">
            <text:p>0.159473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1022" calcext:value-type="float">
            <text:p>0.161022</text:p>
          </table:table-cell>
          <table:table-cell office:value-type="float" office:value="0.155927" calcext:value-type="float">
            <text:p>0.155927</text:p>
          </table:table-cell>
          <table:table-cell office:value-type="float" office:value="0.156208" calcext:value-type="float">
            <text:p>0.156208</text:p>
          </table:table-cell>
          <table:table-cell office:value-type="float" office:value="0.15845" calcext:value-type="float">
            <text:p>0.15845</text:p>
          </table:table-cell>
          <table:table-cell table:number-columns-repeated="3"/>
          <table:table-cell office:value-type="float" office:value="0.159485" calcext:value-type="float">
            <text:p>0.159485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471" calcext:value-type="float">
            <text:p>0.160471</text:p>
          </table:table-cell>
          <table:table-cell office:value-type="float" office:value="0.155992" calcext:value-type="float">
            <text:p>0.155992</text:p>
          </table:table-cell>
          <table:table-cell office:value-type="float" office:value="0.155999" calcext:value-type="float">
            <text:p>0.155999</text:p>
          </table:table-cell>
          <table:table-cell office:value-type="float" office:value="0.158305" calcext:value-type="float">
            <text:p>0.158305</text:p>
          </table:table-cell>
          <table:table-cell table:number-columns-repeated="3"/>
          <table:table-cell office:value-type="float" office:value="0.15945" calcext:value-type="float">
            <text:p>0.15945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749" calcext:value-type="float">
            <text:p>0.160749</text:p>
          </table:table-cell>
          <table:table-cell office:value-type="float" office:value="0.157376" calcext:value-type="float">
            <text:p>0.157376</text:p>
          </table:table-cell>
          <table:table-cell office:value-type="float" office:value="0.157789" calcext:value-type="float">
            <text:p>0.157789</text:p>
          </table:table-cell>
          <table:table-cell office:value-type="float" office:value="0.158373" calcext:value-type="float">
            <text:p>0.158373</text:p>
          </table:table-cell>
          <table:table-cell table:number-columns-repeated="3"/>
          <table:table-cell office:value-type="float" office:value="0.159472" calcext:value-type="float">
            <text:p>0.159472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72" calcext:value-type="float">
            <text:p>0.16072</text:p>
          </table:table-cell>
          <table:table-cell office:value-type="float" office:value="0.155827" calcext:value-type="float">
            <text:p>0.155827</text:p>
          </table:table-cell>
          <table:table-cell office:value-type="float" office:value="0.156021" calcext:value-type="float">
            <text:p>0.156021</text:p>
          </table:table-cell>
          <table:table-cell office:value-type="float" office:value="0.158312" calcext:value-type="float">
            <text:p>0.158312</text:p>
          </table:table-cell>
          <table:table-cell table:number-columns-repeated="3"/>
          <table:table-cell office:value-type="float" office:value="0.159463" calcext:value-type="float">
            <text:p>0.159463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1738" calcext:value-type="float">
            <text:p>0.161738</text:p>
          </table:table-cell>
          <table:table-cell office:value-type="float" office:value="0.155875" calcext:value-type="float">
            <text:p>0.155875</text:p>
          </table:table-cell>
          <table:table-cell office:value-type="float" office:value="0.155909" calcext:value-type="float">
            <text:p>0.155909</text:p>
          </table:table-cell>
          <table:table-cell office:value-type="float" office:value="0.15842" calcext:value-type="float">
            <text:p>0.15842</text:p>
          </table:table-cell>
          <table:table-cell table:number-columns-repeated="3"/>
          <table:table-cell office:value-type="float" office:value="0.159436" calcext:value-type="float">
            <text:p>0.159436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964" calcext:value-type="float">
            <text:p>0.160964</text:p>
          </table:table-cell>
          <table:table-cell office:value-type="float" office:value="0.156049" calcext:value-type="float">
            <text:p>0.156049</text:p>
          </table:table-cell>
          <table:table-cell office:value-type="float" office:value="0.156029" calcext:value-type="float">
            <text:p>0.156029</text:p>
          </table:table-cell>
          <table:table-cell office:value-type="float" office:value="0.158273" calcext:value-type="float">
            <text:p>0.158273</text:p>
          </table:table-cell>
          <table:table-cell table:number-columns-repeated="3"/>
          <table:table-cell office:value-type="float" office:value="0.159466" calcext:value-type="float">
            <text:p>0.159466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813" calcext:value-type="float">
            <text:p>0.160813</text:p>
          </table:table-cell>
          <table:table-cell office:value-type="float" office:value="0.155839" calcext:value-type="float">
            <text:p>0.155839</text:p>
          </table:table-cell>
          <table:table-cell office:value-type="float" office:value="0.155952" calcext:value-type="float">
            <text:p>0.155952</text:p>
          </table:table-cell>
          <table:table-cell office:value-type="float" office:value="0.158364" calcext:value-type="float">
            <text:p>0.158364</text:p>
          </table:table-cell>
          <table:table-cell table:number-columns-repeated="3"/>
          <table:table-cell office:value-type="float" office:value="0.159398" calcext:value-type="float">
            <text:p>0.159398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628" calcext:value-type="float">
            <text:p>0.160628</text:p>
          </table:table-cell>
          <table:table-cell office:value-type="float" office:value="0.155869" calcext:value-type="float">
            <text:p>0.155869</text:p>
          </table:table-cell>
          <table:table-cell office:value-type="float" office:value="0.156111" calcext:value-type="float">
            <text:p>0.156111</text:p>
          </table:table-cell>
          <table:table-cell office:value-type="float" office:value="0.158414" calcext:value-type="float">
            <text:p>0.158414</text:p>
          </table:table-cell>
          <table:table-cell table:number-columns-repeated="3"/>
          <table:table-cell office:value-type="float" office:value="0.159452" calcext:value-type="float">
            <text:p>0.159452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564" calcext:value-type="float">
            <text:p>0.160564</text:p>
          </table:table-cell>
          <table:table-cell office:value-type="float" office:value="0.155919" calcext:value-type="float">
            <text:p>0.155919</text:p>
          </table:table-cell>
          <table:table-cell office:value-type="float" office:value="0.156012" calcext:value-type="float">
            <text:p>0.156012</text:p>
          </table:table-cell>
          <table:table-cell office:value-type="float" office:value="0.158315" calcext:value-type="float">
            <text:p>0.158315</text:p>
          </table:table-cell>
          <table:table-cell table:number-columns-repeated="3"/>
          <table:table-cell office:value-type="float" office:value="0.159408" calcext:value-type="float">
            <text:p>0.159408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1163" calcext:value-type="float">
            <text:p>0.161163</text:p>
          </table:table-cell>
          <table:table-cell office:value-type="float" office:value="0.158199" calcext:value-type="float">
            <text:p>0.158199</text:p>
          </table:table-cell>
          <table:table-cell office:value-type="float" office:value="0.15603" calcext:value-type="float">
            <text:p>0.15603</text:p>
          </table:table-cell>
          <table:table-cell office:value-type="float" office:value="0.158222" calcext:value-type="float">
            <text:p>0.158222</text:p>
          </table:table-cell>
          <table:table-cell table:number-columns-repeated="3"/>
          <table:table-cell office:value-type="float" office:value="0.159407" calcext:value-type="float">
            <text:p>0.159407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1012" calcext:value-type="float">
            <text:p>0.161012</text:p>
          </table:table-cell>
          <table:table-cell office:value-type="float" office:value="0.155895" calcext:value-type="float">
            <text:p>0.155895</text:p>
          </table:table-cell>
          <table:table-cell office:value-type="float" office:value="0.156872" calcext:value-type="float">
            <text:p>0.156872</text:p>
          </table:table-cell>
          <table:table-cell office:value-type="float" office:value="0.158229" calcext:value-type="float">
            <text:p>0.158229</text:p>
          </table:table-cell>
          <table:table-cell table:number-columns-repeated="3"/>
          <table:table-cell office:value-type="float" office:value="0.159394" calcext:value-type="float">
            <text:p>0.159394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657" calcext:value-type="float">
            <text:p>0.160657</text:p>
          </table:table-cell>
          <table:table-cell office:value-type="float" office:value="0.155836" calcext:value-type="float">
            <text:p>0.155836</text:p>
          </table:table-cell>
          <table:table-cell office:value-type="float" office:value="0.156102" calcext:value-type="float">
            <text:p>0.156102</text:p>
          </table:table-cell>
          <table:table-cell office:value-type="float" office:value="0.158204" calcext:value-type="float">
            <text:p>0.158204</text:p>
          </table:table-cell>
          <table:table-cell table:number-columns-repeated="3"/>
          <table:table-cell office:value-type="float" office:value="0.159362" calcext:value-type="float">
            <text:p>0.159362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657" calcext:value-type="float">
            <text:p>0.160657</text:p>
          </table:table-cell>
          <table:table-cell office:value-type="float" office:value="0.156049" calcext:value-type="float">
            <text:p>0.156049</text:p>
          </table:table-cell>
          <table:table-cell office:value-type="float" office:value="0.157107" calcext:value-type="float">
            <text:p>0.157107</text:p>
          </table:table-cell>
          <table:table-cell office:value-type="float" office:value="0.158298" calcext:value-type="float">
            <text:p>0.158298</text:p>
          </table:table-cell>
          <table:table-cell table:number-columns-repeated="3"/>
          <table:table-cell office:value-type="float" office:value="0.159391" calcext:value-type="float">
            <text:p>0.159391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692" calcext:value-type="float">
            <text:p>0.160692</text:p>
          </table:table-cell>
          <table:table-cell office:value-type="float" office:value="0.155863" calcext:value-type="float">
            <text:p>0.155863</text:p>
          </table:table-cell>
          <table:table-cell office:value-type="float" office:value="0.155949" calcext:value-type="float">
            <text:p>0.155949</text:p>
          </table:table-cell>
          <table:table-cell office:value-type="float" office:value="0.158191" calcext:value-type="float">
            <text:p>0.158191</text:p>
          </table:table-cell>
          <table:table-cell table:number-columns-repeated="3"/>
          <table:table-cell office:value-type="float" office:value="0.159327" calcext:value-type="float">
            <text:p>0.159327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1004" calcext:value-type="float">
            <text:p>0.161004</text:p>
          </table:table-cell>
          <table:table-cell office:value-type="float" office:value="0.156069" calcext:value-type="float">
            <text:p>0.156069</text:p>
          </table:table-cell>
          <table:table-cell office:value-type="float" office:value="0.155883" calcext:value-type="float">
            <text:p>0.155883</text:p>
          </table:table-cell>
          <table:table-cell office:value-type="float" office:value="0.158364" calcext:value-type="float">
            <text:p>0.158364</text:p>
          </table:table-cell>
          <table:table-cell table:number-columns-repeated="3"/>
          <table:table-cell office:value-type="float" office:value="0.159349" calcext:value-type="float">
            <text:p>0.159349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845" calcext:value-type="float">
            <text:p>0.160845</text:p>
          </table:table-cell>
          <table:table-cell office:value-type="float" office:value="0.155909" calcext:value-type="float">
            <text:p>0.155909</text:p>
          </table:table-cell>
          <table:table-cell office:value-type="float" office:value="0.155964" calcext:value-type="float">
            <text:p>0.155964</text:p>
          </table:table-cell>
          <table:table-cell office:value-type="float" office:value="0.158162" calcext:value-type="float">
            <text:p>0.158162</text:p>
          </table:table-cell>
          <table:table-cell table:number-columns-repeated="3"/>
          <table:table-cell office:value-type="float" office:value="0.159297" calcext:value-type="float">
            <text:p>0.159297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73" calcext:value-type="float">
            <text:p>0.16073</text:p>
          </table:table-cell>
          <table:table-cell office:value-type="float" office:value="0.15601" calcext:value-type="float">
            <text:p>0.15601</text:p>
          </table:table-cell>
          <table:table-cell office:value-type="float" office:value="0.156892" calcext:value-type="float">
            <text:p>0.156892</text:p>
          </table:table-cell>
          <table:table-cell office:value-type="float" office:value="0.158169" calcext:value-type="float">
            <text:p>0.158169</text:p>
          </table:table-cell>
          <table:table-cell table:number-columns-repeated="3"/>
          <table:table-cell office:value-type="float" office:value="0.159367" calcext:value-type="float">
            <text:p>0.159367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836" calcext:value-type="float">
            <text:p>0.160836</text:p>
          </table:table-cell>
          <table:table-cell office:value-type="float" office:value="0.156383" calcext:value-type="float">
            <text:p>0.156383</text:p>
          </table:table-cell>
          <table:table-cell office:value-type="float" office:value="0.15594" calcext:value-type="float">
            <text:p>0.15594</text:p>
          </table:table-cell>
          <table:table-cell office:value-type="float" office:value="0.1582" calcext:value-type="float">
            <text:p>0.1582</text:p>
          </table:table-cell>
          <table:table-cell table:number-columns-repeated="3"/>
          <table:table-cell office:value-type="float" office:value="0.159305" calcext:value-type="float">
            <text:p>0.159305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764" calcext:value-type="float">
            <text:p>0.160764</text:p>
          </table:table-cell>
          <table:table-cell office:value-type="float" office:value="0.156075" calcext:value-type="float">
            <text:p>0.156075</text:p>
          </table:table-cell>
          <table:table-cell office:value-type="float" office:value="0.156818" calcext:value-type="float">
            <text:p>0.156818</text:p>
          </table:table-cell>
          <table:table-cell office:value-type="float" office:value="0.158146" calcext:value-type="float">
            <text:p>0.158146</text:p>
          </table:table-cell>
          <table:table-cell table:number-columns-repeated="3"/>
          <table:table-cell office:value-type="float" office:value="0.159291" calcext:value-type="float">
            <text:p>0.159291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123" calcext:value-type="float">
            <text:p>0.16123</text:p>
          </table:table-cell>
          <table:table-cell office:value-type="float" office:value="0.15584" calcext:value-type="float">
            <text:p>0.15584</text:p>
          </table:table-cell>
          <table:table-cell office:value-type="float" office:value="0.156112" calcext:value-type="float">
            <text:p>0.156112</text:p>
          </table:table-cell>
          <table:table-cell office:value-type="float" office:value="0.158129" calcext:value-type="float">
            <text:p>0.158129</text:p>
          </table:table-cell>
          <table:table-cell table:number-columns-repeated="3"/>
          <table:table-cell office:value-type="float" office:value="0.159319" calcext:value-type="float">
            <text:p>0.159319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1668" calcext:value-type="float">
            <text:p>0.161668</text:p>
          </table:table-cell>
          <table:table-cell office:value-type="float" office:value="0.155957" calcext:value-type="float">
            <text:p>0.155957</text:p>
          </table:table-cell>
          <table:table-cell office:value-type="float" office:value="0.156009" calcext:value-type="float">
            <text:p>0.156009</text:p>
          </table:table-cell>
          <table:table-cell office:value-type="float" office:value="0.158133" calcext:value-type="float">
            <text:p>0.158133</text:p>
          </table:table-cell>
          <table:table-cell table:number-columns-repeated="3"/>
          <table:table-cell office:value-type="float" office:value="0.159261" calcext:value-type="float">
            <text:p>0.159261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754" calcext:value-type="float">
            <text:p>0.160754</text:p>
          </table:table-cell>
          <table:table-cell office:value-type="float" office:value="0.15587" calcext:value-type="float">
            <text:p>0.15587</text:p>
          </table:table-cell>
          <table:table-cell office:value-type="float" office:value="0.15591" calcext:value-type="float">
            <text:p>0.15591</text:p>
          </table:table-cell>
          <table:table-cell office:value-type="float" office:value="0.158116" calcext:value-type="float">
            <text:p>0.158116</text:p>
          </table:table-cell>
          <table:table-cell table:number-columns-repeated="3"/>
          <table:table-cell office:value-type="float" office:value="0.159302" calcext:value-type="float">
            <text:p>0.159302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58" calcext:value-type="float">
            <text:p>0.16058</text:p>
          </table:table-cell>
          <table:table-cell office:value-type="float" office:value="0.156073" calcext:value-type="float">
            <text:p>0.156073</text:p>
          </table:table-cell>
          <table:table-cell office:value-type="float" office:value="0.156081" calcext:value-type="float">
            <text:p>0.156081</text:p>
          </table:table-cell>
          <table:table-cell office:value-type="float" office:value="0.158274" calcext:value-type="float">
            <text:p>0.158274</text:p>
          </table:table-cell>
          <table:table-cell table:number-columns-repeated="3"/>
          <table:table-cell office:value-type="float" office:value="0.159219" calcext:value-type="float">
            <text:p>0.159219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766" calcext:value-type="float">
            <text:p>0.160766</text:p>
          </table:table-cell>
          <table:table-cell office:value-type="float" office:value="0.155921" calcext:value-type="float">
            <text:p>0.155921</text:p>
          </table:table-cell>
          <table:table-cell office:value-type="float" office:value="0.156845" calcext:value-type="float">
            <text:p>0.156845</text:p>
          </table:table-cell>
          <table:table-cell office:value-type="float" office:value="0.15813" calcext:value-type="float">
            <text:p>0.15813</text:p>
          </table:table-cell>
          <table:table-cell table:number-columns-repeated="3"/>
          <table:table-cell office:value-type="float" office:value="0.159279" calcext:value-type="float">
            <text:p>0.159279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618" calcext:value-type="float">
            <text:p>0.160618</text:p>
          </table:table-cell>
          <table:table-cell office:value-type="float" office:value="0.156129" calcext:value-type="float">
            <text:p>0.156129</text:p>
          </table:table-cell>
          <table:table-cell office:value-type="float" office:value="0.155941" calcext:value-type="float">
            <text:p>0.155941</text:p>
          </table:table-cell>
          <table:table-cell office:value-type="float" office:value="0.15809" calcext:value-type="float">
            <text:p>0.15809</text:p>
          </table:table-cell>
          <table:table-cell table:number-columns-repeated="3"/>
          <table:table-cell office:value-type="float" office:value="0.159215" calcext:value-type="float">
            <text:p>0.159215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595" calcext:value-type="float">
            <text:p>0.160595</text:p>
          </table:table-cell>
          <table:table-cell office:value-type="float" office:value="0.156029" calcext:value-type="float">
            <text:p>0.156029</text:p>
          </table:table-cell>
          <table:table-cell office:value-type="float" office:value="0.155873" calcext:value-type="float">
            <text:p>0.155873</text:p>
          </table:table-cell>
          <table:table-cell office:value-type="float" office:value="0.158069" calcext:value-type="float">
            <text:p>0.158069</text:p>
          </table:table-cell>
          <table:table-cell table:number-columns-repeated="3"/>
          <table:table-cell office:value-type="float" office:value="0.159246" calcext:value-type="float">
            <text:p>0.159246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521" calcext:value-type="float">
            <text:p>0.160521</text:p>
          </table:table-cell>
          <table:table-cell office:value-type="float" office:value="0.156128" calcext:value-type="float">
            <text:p>0.156128</text:p>
          </table:table-cell>
          <table:table-cell office:value-type="float" office:value="0.155817" calcext:value-type="float">
            <text:p>0.155817</text:p>
          </table:table-cell>
          <table:table-cell office:value-type="float" office:value="0.158218" calcext:value-type="float">
            <text:p>0.158218</text:p>
          </table:table-cell>
          <table:table-cell table:number-columns-repeated="3"/>
          <table:table-cell office:value-type="float" office:value="0.159178" calcext:value-type="float">
            <text:p>0.159178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615" calcext:value-type="float">
            <text:p>0.160615</text:p>
          </table:table-cell>
          <table:table-cell office:value-type="float" office:value="0.155987" calcext:value-type="float">
            <text:p>0.155987</text:p>
          </table:table-cell>
          <table:table-cell office:value-type="float" office:value="0.156091" calcext:value-type="float">
            <text:p>0.156091</text:p>
          </table:table-cell>
          <table:table-cell office:value-type="float" office:value="0.15807" calcext:value-type="float">
            <text:p>0.15807</text:p>
          </table:table-cell>
          <table:table-cell table:number-columns-repeated="3"/>
          <table:table-cell office:value-type="float" office:value="0.159241" calcext:value-type="float">
            <text:p>0.159241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492" calcext:value-type="float">
            <text:p>0.160492</text:p>
          </table:table-cell>
          <table:table-cell office:value-type="float" office:value="0.156407" calcext:value-type="float">
            <text:p>0.156407</text:p>
          </table:table-cell>
          <table:table-cell office:value-type="float" office:value="0.155835" calcext:value-type="float">
            <text:p>0.155835</text:p>
          </table:table-cell>
          <table:table-cell office:value-type="float" office:value="0.158033" calcext:value-type="float">
            <text:p>0.158033</text:p>
          </table:table-cell>
          <table:table-cell table:number-columns-repeated="3"/>
          <table:table-cell office:value-type="float" office:value="0.159149" calcext:value-type="float">
            <text:p>0.159149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768" calcext:value-type="float">
            <text:p>0.160768</text:p>
          </table:table-cell>
          <table:table-cell office:value-type="float" office:value="0.156134" calcext:value-type="float">
            <text:p>0.156134</text:p>
          </table:table-cell>
          <table:table-cell office:value-type="float" office:value="0.15658" calcext:value-type="float">
            <text:p>0.15658</text:p>
          </table:table-cell>
          <table:table-cell office:value-type="float" office:value="0.158054" calcext:value-type="float">
            <text:p>0.158054</text:p>
          </table:table-cell>
          <table:table-cell table:number-columns-repeated="3"/>
          <table:table-cell office:value-type="float" office:value="0.1592" calcext:value-type="float">
            <text:p>0.1592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883" calcext:value-type="float">
            <text:p>0.160883</text:p>
          </table:table-cell>
          <table:table-cell office:value-type="float" office:value="0.155944" calcext:value-type="float">
            <text:p>0.155944</text:p>
          </table:table-cell>
          <table:table-cell office:value-type="float" office:value="0.156237" calcext:value-type="float">
            <text:p>0.156237</text:p>
          </table:table-cell>
          <table:table-cell office:value-type="float" office:value="0.158011" calcext:value-type="float">
            <text:p>0.158011</text:p>
          </table:table-cell>
          <table:table-cell table:number-columns-repeated="3"/>
          <table:table-cell office:value-type="float" office:value="0.159183" calcext:value-type="float">
            <text:p>0.159183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356" calcext:value-type="float">
            <text:p>0.160356</text:p>
          </table:table-cell>
          <table:table-cell office:value-type="float" office:value="0.155843" calcext:value-type="float">
            <text:p>0.155843</text:p>
          </table:table-cell>
          <table:table-cell office:value-type="float" office:value="0.156436" calcext:value-type="float">
            <text:p>0.156436</text:p>
          </table:table-cell>
          <table:table-cell office:value-type="float" office:value="0.158017" calcext:value-type="float">
            <text:p>0.158017</text:p>
          </table:table-cell>
          <table:table-cell table:number-columns-repeated="3"/>
          <table:table-cell office:value-type="float" office:value="0.159175" calcext:value-type="float">
            <text:p>0.159175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484" calcext:value-type="float">
            <text:p>0.160484</text:p>
          </table:table-cell>
          <table:table-cell office:value-type="float" office:value="0.155883" calcext:value-type="float">
            <text:p>0.155883</text:p>
          </table:table-cell>
          <table:table-cell office:value-type="float" office:value="0.155842" calcext:value-type="float">
            <text:p>0.155842</text:p>
          </table:table-cell>
          <table:table-cell office:value-type="float" office:value="0.158033" calcext:value-type="float">
            <text:p>0.158033</text:p>
          </table:table-cell>
          <table:table-cell table:number-columns-repeated="3"/>
          <table:table-cell office:value-type="float" office:value="0.159147" calcext:value-type="float">
            <text:p>0.159147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436" calcext:value-type="float">
            <text:p>0.160436</text:p>
          </table:table-cell>
          <table:table-cell office:value-type="float" office:value="0.155855" calcext:value-type="float">
            <text:p>0.155855</text:p>
          </table:table-cell>
          <table:table-cell office:value-type="float" office:value="0.156292" calcext:value-type="float">
            <text:p>0.156292</text:p>
          </table:table-cell>
          <table:table-cell office:value-type="float" office:value="0.157992" calcext:value-type="float">
            <text:p>0.157992</text:p>
          </table:table-cell>
          <table:table-cell table:number-columns-repeated="3"/>
          <table:table-cell office:value-type="float" office:value="0.15917" calcext:value-type="float">
            <text:p>0.15917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53" calcext:value-type="float">
            <text:p>0.16053</text:p>
          </table:table-cell>
          <table:table-cell office:value-type="float" office:value="0.155911" calcext:value-type="float">
            <text:p>0.155911</text:p>
          </table:table-cell>
          <table:table-cell office:value-type="float" office:value="0.157159" calcext:value-type="float">
            <text:p>0.157159</text:p>
          </table:table-cell>
          <table:table-cell office:value-type="float" office:value="0.157971" calcext:value-type="float">
            <text:p>0.157971</text:p>
          </table:table-cell>
          <table:table-cell table:number-columns-repeated="3"/>
          <table:table-cell office:value-type="float" office:value="0.159132" calcext:value-type="float">
            <text:p>0.159132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422" calcext:value-type="float">
            <text:p>0.160422</text:p>
          </table:table-cell>
          <table:table-cell office:value-type="float" office:value="0.155804" calcext:value-type="float">
            <text:p>0.155804</text:p>
          </table:table-cell>
          <table:table-cell office:value-type="float" office:value="0.157433" calcext:value-type="float">
            <text:p>0.157433</text:p>
          </table:table-cell>
          <table:table-cell office:value-type="float" office:value="0.158057" calcext:value-type="float">
            <text:p>0.158057</text:p>
          </table:table-cell>
          <table:table-cell table:number-columns-repeated="3"/>
          <table:table-cell office:value-type="float" office:value="0.159121" calcext:value-type="float">
            <text:p>0.159121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844" calcext:value-type="float">
            <text:p>0.160844</text:p>
          </table:table-cell>
          <table:table-cell office:value-type="float" office:value="0.15869" calcext:value-type="float">
            <text:p>0.15869</text:p>
          </table:table-cell>
          <table:table-cell office:value-type="float" office:value="0.15702" calcext:value-type="float">
            <text:p>0.15702</text:p>
          </table:table-cell>
          <table:table-cell office:value-type="float" office:value="0.158" calcext:value-type="float">
            <text:p>0.158</text:p>
          </table:table-cell>
          <table:table-cell table:number-columns-repeated="3"/>
          <table:table-cell office:value-type="float" office:value="0.159127" calcext:value-type="float">
            <text:p>0.159127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581" calcext:value-type="float">
            <text:p>0.160581</text:p>
          </table:table-cell>
          <table:table-cell office:value-type="float" office:value="0.155819" calcext:value-type="float">
            <text:p>0.155819</text:p>
          </table:table-cell>
          <table:table-cell office:value-type="float" office:value="0.155971" calcext:value-type="float">
            <text:p>0.155971</text:p>
          </table:table-cell>
          <table:table-cell office:value-type="float" office:value="0.157995" calcext:value-type="float">
            <text:p>0.157995</text:p>
          </table:table-cell>
          <table:table-cell table:number-columns-repeated="3"/>
          <table:table-cell office:value-type="float" office:value="0.159136" calcext:value-type="float">
            <text:p>0.159136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418" calcext:value-type="float">
            <text:p>0.160418</text:p>
          </table:table-cell>
          <table:table-cell office:value-type="float" office:value="0.156123" calcext:value-type="float">
            <text:p>0.156123</text:p>
          </table:table-cell>
          <table:table-cell office:value-type="float" office:value="0.156016" calcext:value-type="float">
            <text:p>0.156016</text:p>
          </table:table-cell>
          <table:table-cell office:value-type="float" office:value="0.15795" calcext:value-type="float">
            <text:p>0.15795</text:p>
          </table:table-cell>
          <table:table-cell table:number-columns-repeated="3"/>
          <table:table-cell office:value-type="float" office:value="0.159081" calcext:value-type="float">
            <text:p>0.159081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654" calcext:value-type="float">
            <text:p>0.160654</text:p>
          </table:table-cell>
          <table:table-cell office:value-type="float" office:value="0.156113" calcext:value-type="float">
            <text:p>0.156113</text:p>
          </table:table-cell>
          <table:table-cell office:value-type="float" office:value="0.157816" calcext:value-type="float">
            <text:p>0.157816</text:p>
          </table:table-cell>
          <table:table-cell office:value-type="float" office:value="0.157938" calcext:value-type="float">
            <text:p>0.157938</text:p>
          </table:table-cell>
          <table:table-cell table:number-columns-repeated="3"/>
          <table:table-cell office:value-type="float" office:value="0.159057" calcext:value-type="float">
            <text:p>0.159057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931" calcext:value-type="float">
            <text:p>0.160931</text:p>
          </table:table-cell>
          <table:table-cell office:value-type="float" office:value="0.155889" calcext:value-type="float">
            <text:p>0.155889</text:p>
          </table:table-cell>
          <table:table-cell office:value-type="float" office:value="0.15695" calcext:value-type="float">
            <text:p>0.15695</text:p>
          </table:table-cell>
          <table:table-cell office:value-type="float" office:value="0.157978" calcext:value-type="float">
            <text:p>0.157978</text:p>
          </table:table-cell>
          <table:table-cell table:number-columns-repeated="3"/>
          <table:table-cell office:value-type="float" office:value="0.159086" calcext:value-type="float">
            <text:p>0.159086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408" calcext:value-type="float">
            <text:p>0.160408</text:p>
          </table:table-cell>
          <table:table-cell office:value-type="float" office:value="0.15598" calcext:value-type="float">
            <text:p>0.15598</text:p>
          </table:table-cell>
          <table:table-cell office:value-type="float" office:value="0.156194" calcext:value-type="float">
            <text:p>0.156194</text:p>
          </table:table-cell>
          <table:table-cell office:value-type="float" office:value="0.158032" calcext:value-type="float">
            <text:p>0.158032</text:p>
          </table:table-cell>
          <table:table-cell table:number-columns-repeated="3"/>
          <table:table-cell office:value-type="float" office:value="0.159078" calcext:value-type="float">
            <text:p>0.159078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597" calcext:value-type="float">
            <text:p>0.160597</text:p>
          </table:table-cell>
          <table:table-cell office:value-type="float" office:value="0.155848" calcext:value-type="float">
            <text:p>0.155848</text:p>
          </table:table-cell>
          <table:table-cell office:value-type="float" office:value="0.158019" calcext:value-type="float">
            <text:p>0.158019</text:p>
          </table:table-cell>
          <table:table-cell office:value-type="float" office:value="0.157946" calcext:value-type="float">
            <text:p>0.157946</text:p>
          </table:table-cell>
          <table:table-cell table:number-columns-repeated="3"/>
          <table:table-cell office:value-type="float" office:value="0.159025" calcext:value-type="float">
            <text:p>0.159025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481" calcext:value-type="float">
            <text:p>0.160481</text:p>
          </table:table-cell>
          <table:table-cell office:value-type="float" office:value="0.155914" calcext:value-type="float">
            <text:p>0.155914</text:p>
          </table:table-cell>
          <table:table-cell office:value-type="float" office:value="0.156017" calcext:value-type="float">
            <text:p>0.156017</text:p>
          </table:table-cell>
          <table:table-cell office:value-type="float" office:value="0.158081" calcext:value-type="float">
            <text:p>0.158081</text:p>
          </table:table-cell>
          <table:table-cell table:number-columns-repeated="3"/>
          <table:table-cell office:value-type="float" office:value="0.159041" calcext:value-type="float">
            <text:p>0.159041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705" calcext:value-type="float">
            <text:p>0.160705</text:p>
          </table:table-cell>
          <table:table-cell office:value-type="float" office:value="0.155863" calcext:value-type="float">
            <text:p>0.155863</text:p>
          </table:table-cell>
          <table:table-cell office:value-type="float" office:value="0.155972" calcext:value-type="float">
            <text:p>0.155972</text:p>
          </table:table-cell>
          <table:table-cell office:value-type="float" office:value="0.157963" calcext:value-type="float">
            <text:p>0.157963</text:p>
          </table:table-cell>
          <table:table-cell table:number-columns-repeated="3"/>
          <table:table-cell office:value-type="float" office:value="0.159053" calcext:value-type="float">
            <text:p>0.159053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409" calcext:value-type="float">
            <text:p>0.160409</text:p>
          </table:table-cell>
          <table:table-cell office:value-type="float" office:value="0.156339" calcext:value-type="float">
            <text:p>0.156339</text:p>
          </table:table-cell>
          <table:table-cell office:value-type="float" office:value="0.156454" calcext:value-type="float">
            <text:p>0.156454</text:p>
          </table:table-cell>
          <table:table-cell office:value-type="float" office:value="0.157885" calcext:value-type="float">
            <text:p>0.157885</text:p>
          </table:table-cell>
          <table:table-cell table:number-columns-repeated="3"/>
          <table:table-cell office:value-type="float" office:value="0.159046" calcext:value-type="float">
            <text:p>0.159046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441" calcext:value-type="float">
            <text:p>0.160441</text:p>
          </table:table-cell>
          <table:table-cell office:value-type="float" office:value="0.155835" calcext:value-type="float">
            <text:p>0.155835</text:p>
          </table:table-cell>
          <table:table-cell office:value-type="float" office:value="0.156548" calcext:value-type="float">
            <text:p>0.156548</text:p>
          </table:table-cell>
          <table:table-cell office:value-type="float" office:value="0.157864" calcext:value-type="float">
            <text:p>0.157864</text:p>
          </table:table-cell>
          <table:table-cell table:number-columns-repeated="3"/>
          <table:table-cell office:value-type="float" office:value="0.158986" calcext:value-type="float">
            <text:p>0.158986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551" calcext:value-type="float">
            <text:p>0.160551</text:p>
          </table:table-cell>
          <table:table-cell office:value-type="float" office:value="0.156028" calcext:value-type="float">
            <text:p>0.156028</text:p>
          </table:table-cell>
          <table:table-cell office:value-type="float" office:value="0.156131" calcext:value-type="float">
            <text:p>0.156131</text:p>
          </table:table-cell>
          <table:table-cell office:value-type="float" office:value="0.157855" calcext:value-type="float">
            <text:p>0.157855</text:p>
          </table:table-cell>
          <table:table-cell table:number-columns-repeated="3"/>
          <table:table-cell office:value-type="float" office:value="0.159029" calcext:value-type="float">
            <text:p>0.159029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683" calcext:value-type="float">
            <text:p>0.160683</text:p>
          </table:table-cell>
          <table:table-cell office:value-type="float" office:value="0.155824" calcext:value-type="float">
            <text:p>0.155824</text:p>
          </table:table-cell>
          <table:table-cell office:value-type="float" office:value="0.155921" calcext:value-type="float">
            <text:p>0.155921</text:p>
          </table:table-cell>
          <table:table-cell office:value-type="float" office:value="0.157953" calcext:value-type="float">
            <text:p>0.157953</text:p>
          </table:table-cell>
          <table:table-cell table:number-columns-repeated="3"/>
          <table:table-cell office:value-type="float" office:value="0.158986" calcext:value-type="float">
            <text:p>0.158986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865" calcext:value-type="float">
            <text:p>0.160865</text:p>
          </table:table-cell>
          <table:table-cell office:value-type="float" office:value="0.156205" calcext:value-type="float">
            <text:p>0.156205</text:p>
          </table:table-cell>
          <table:table-cell office:value-type="float" office:value="0.156462" calcext:value-type="float">
            <text:p>0.156462</text:p>
          </table:table-cell>
          <table:table-cell office:value-type="float" office:value="0.157853" calcext:value-type="float">
            <text:p>0.157853</text:p>
          </table:table-cell>
          <table:table-cell table:number-columns-repeated="3"/>
          <table:table-cell office:value-type="float" office:value="0.158997" calcext:value-type="float">
            <text:p>0.158997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703" calcext:value-type="float">
            <text:p>0.160703</text:p>
          </table:table-cell>
          <table:table-cell office:value-type="float" office:value="0.155814" calcext:value-type="float">
            <text:p>0.155814</text:p>
          </table:table-cell>
          <table:table-cell office:value-type="float" office:value="0.15593" calcext:value-type="float">
            <text:p>0.15593</text:p>
          </table:table-cell>
          <table:table-cell office:value-type="float" office:value="0.157901" calcext:value-type="float">
            <text:p>0.157901</text:p>
          </table:table-cell>
          <table:table-cell table:number-columns-repeated="3"/>
          <table:table-cell office:value-type="float" office:value="0.158953" calcext:value-type="float">
            <text:p>0.158953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654" calcext:value-type="float">
            <text:p>0.160654</text:p>
          </table:table-cell>
          <table:table-cell office:value-type="float" office:value="0.155847" calcext:value-type="float">
            <text:p>0.155847</text:p>
          </table:table-cell>
          <table:table-cell office:value-type="float" office:value="0.155928" calcext:value-type="float">
            <text:p>0.155928</text:p>
          </table:table-cell>
          <table:table-cell office:value-type="float" office:value="0.157848" calcext:value-type="float">
            <text:p>0.157848</text:p>
          </table:table-cell>
          <table:table-cell table:number-columns-repeated="3"/>
          <table:table-cell office:value-type="float" office:value="0.158933" calcext:value-type="float">
            <text:p>0.158933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555" calcext:value-type="float">
            <text:p>0.160555</text:p>
          </table:table-cell>
          <table:table-cell office:value-type="float" office:value="0.156385" calcext:value-type="float">
            <text:p>0.156385</text:p>
          </table:table-cell>
          <table:table-cell office:value-type="float" office:value="0.155881" calcext:value-type="float">
            <text:p>0.155881</text:p>
          </table:table-cell>
          <table:table-cell office:value-type="float" office:value="0.15782" calcext:value-type="float">
            <text:p>0.15782</text:p>
          </table:table-cell>
          <table:table-cell table:number-columns-repeated="3"/>
          <table:table-cell office:value-type="float" office:value="0.159004" calcext:value-type="float">
            <text:p>0.159004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596" calcext:value-type="float">
            <text:p>0.160596</text:p>
          </table:table-cell>
          <table:table-cell office:value-type="float" office:value="0.156298" calcext:value-type="float">
            <text:p>0.156298</text:p>
          </table:table-cell>
          <table:table-cell office:value-type="float" office:value="0.155937" calcext:value-type="float">
            <text:p>0.155937</text:p>
          </table:table-cell>
          <table:table-cell office:value-type="float" office:value="0.157815" calcext:value-type="float">
            <text:p>0.157815</text:p>
          </table:table-cell>
          <table:table-cell table:number-columns-repeated="3"/>
          <table:table-cell office:value-type="float" office:value="0.158942" calcext:value-type="float">
            <text:p>0.158942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499" calcext:value-type="float">
            <text:p>0.160499</text:p>
          </table:table-cell>
          <table:table-cell office:value-type="float" office:value="0.156273" calcext:value-type="float">
            <text:p>0.156273</text:p>
          </table:table-cell>
          <table:table-cell office:value-type="float" office:value="0.156115" calcext:value-type="float">
            <text:p>0.156115</text:p>
          </table:table-cell>
          <table:table-cell office:value-type="float" office:value="0.157797" calcext:value-type="float">
            <text:p>0.157797</text:p>
          </table:table-cell>
          <table:table-cell table:number-columns-repeated="3"/>
          <table:table-cell office:value-type="float" office:value="0.158915" calcext:value-type="float">
            <text:p>0.158915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535" calcext:value-type="float">
            <text:p>0.160535</text:p>
          </table:table-cell>
          <table:table-cell office:value-type="float" office:value="0.15691" calcext:value-type="float">
            <text:p>0.15691</text:p>
          </table:table-cell>
          <table:table-cell office:value-type="float" office:value="0.15602" calcext:value-type="float">
            <text:p>0.15602</text:p>
          </table:table-cell>
          <table:table-cell office:value-type="float" office:value="0.157815" calcext:value-type="float">
            <text:p>0.157815</text:p>
          </table:table-cell>
          <table:table-cell table:number-columns-repeated="3"/>
          <table:table-cell office:value-type="float" office:value="0.15896" calcext:value-type="float">
            <text:p>0.15896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479" calcext:value-type="float">
            <text:p>0.160479</text:p>
          </table:table-cell>
          <table:table-cell office:value-type="float" office:value="0.155869" calcext:value-type="float">
            <text:p>0.155869</text:p>
          </table:table-cell>
          <table:table-cell office:value-type="float" office:value="0.156399" calcext:value-type="float">
            <text:p>0.156399</text:p>
          </table:table-cell>
          <table:table-cell office:value-type="float" office:value="0.157788" calcext:value-type="float">
            <text:p>0.157788</text:p>
          </table:table-cell>
          <table:table-cell table:number-columns-repeated="3"/>
          <table:table-cell office:value-type="float" office:value="0.158906" calcext:value-type="float">
            <text:p>0.158906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697" calcext:value-type="float">
            <text:p>0.160697</text:p>
          </table:table-cell>
          <table:table-cell office:value-type="float" office:value="0.155875" calcext:value-type="float">
            <text:p>0.155875</text:p>
          </table:table-cell>
          <table:table-cell office:value-type="float" office:value="0.156798" calcext:value-type="float">
            <text:p>0.156798</text:p>
          </table:table-cell>
          <table:table-cell office:value-type="float" office:value="0.15779" calcext:value-type="float">
            <text:p>0.15779</text:p>
          </table:table-cell>
          <table:table-cell table:number-columns-repeated="3"/>
          <table:table-cell office:value-type="float" office:value="0.1589" calcext:value-type="float">
            <text:p>0.1589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458" calcext:value-type="float">
            <text:p>0.160458</text:p>
          </table:table-cell>
          <table:table-cell office:value-type="float" office:value="0.156054" calcext:value-type="float">
            <text:p>0.156054</text:p>
          </table:table-cell>
          <table:table-cell office:value-type="float" office:value="0.156625" calcext:value-type="float">
            <text:p>0.156625</text:p>
          </table:table-cell>
          <table:table-cell office:value-type="float" office:value="0.157833" calcext:value-type="float">
            <text:p>0.157833</text:p>
          </table:table-cell>
          <table:table-cell table:number-columns-repeated="3"/>
          <table:table-cell office:value-type="float" office:value="0.158902" calcext:value-type="float">
            <text:p>0.158902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276" calcext:value-type="float">
            <text:p>0.160276</text:p>
          </table:table-cell>
          <table:table-cell office:value-type="float" office:value="0.156143" calcext:value-type="float">
            <text:p>0.156143</text:p>
          </table:table-cell>
          <table:table-cell office:value-type="float" office:value="0.155874" calcext:value-type="float">
            <text:p>0.155874</text:p>
          </table:table-cell>
          <table:table-cell office:value-type="float" office:value="0.157816" calcext:value-type="float">
            <text:p>0.157816</text:p>
          </table:table-cell>
          <table:table-cell table:number-columns-repeated="3"/>
          <table:table-cell office:value-type="float" office:value="0.15884" calcext:value-type="float">
            <text:p>0.15884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588" calcext:value-type="float">
            <text:p>0.160588</text:p>
          </table:table-cell>
          <table:table-cell office:value-type="float" office:value="0.155902" calcext:value-type="float">
            <text:p>0.155902</text:p>
          </table:table-cell>
          <table:table-cell office:value-type="float" office:value="0.155967" calcext:value-type="float">
            <text:p>0.155967</text:p>
          </table:table-cell>
          <table:table-cell office:value-type="float" office:value="0.157752" calcext:value-type="float">
            <text:p>0.157752</text:p>
          </table:table-cell>
          <table:table-cell table:number-columns-repeated="3"/>
          <table:table-cell office:value-type="float" office:value="0.158917" calcext:value-type="float">
            <text:p>0.158917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931" calcext:value-type="float">
            <text:p>0.160931</text:p>
          </table:table-cell>
          <table:table-cell office:value-type="float" office:value="0.156553" calcext:value-type="float">
            <text:p>0.156553</text:p>
          </table:table-cell>
          <table:table-cell office:value-type="float" office:value="0.155846" calcext:value-type="float">
            <text:p>0.155846</text:p>
          </table:table-cell>
          <table:table-cell office:value-type="float" office:value="0.157741" calcext:value-type="float">
            <text:p>0.157741</text:p>
          </table:table-cell>
          <table:table-cell table:number-columns-repeated="3"/>
          <table:table-cell office:value-type="float" office:value="0.15886" calcext:value-type="float">
            <text:p>0.15886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532" calcext:value-type="float">
            <text:p>0.160532</text:p>
          </table:table-cell>
          <table:table-cell office:value-type="float" office:value="0.155962" calcext:value-type="float">
            <text:p>0.155962</text:p>
          </table:table-cell>
          <table:table-cell office:value-type="float" office:value="0.156339" calcext:value-type="float">
            <text:p>0.156339</text:p>
          </table:table-cell>
          <table:table-cell office:value-type="float" office:value="0.157915" calcext:value-type="float">
            <text:p>0.157915</text:p>
          </table:table-cell>
          <table:table-cell table:number-columns-repeated="3"/>
          <table:table-cell office:value-type="float" office:value="0.158855" calcext:value-type="float">
            <text:p>0.158855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464" calcext:value-type="float">
            <text:p>0.160464</text:p>
          </table:table-cell>
          <table:table-cell office:value-type="float" office:value="0.156109" calcext:value-type="float">
            <text:p>0.156109</text:p>
          </table:table-cell>
          <table:table-cell office:value-type="float" office:value="0.156471" calcext:value-type="float">
            <text:p>0.156471</text:p>
          </table:table-cell>
          <table:table-cell office:value-type="float" office:value="0.15774" calcext:value-type="float">
            <text:p>0.15774</text:p>
          </table:table-cell>
          <table:table-cell table:number-columns-repeated="3"/>
          <table:table-cell office:value-type="float" office:value="0.158831" calcext:value-type="float">
            <text:p>0.158831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588" calcext:value-type="float">
            <text:p>0.160588</text:p>
          </table:table-cell>
          <table:table-cell office:value-type="float" office:value="0.156068" calcext:value-type="float">
            <text:p>0.156068</text:p>
          </table:table-cell>
          <table:table-cell office:value-type="float" office:value="0.155836" calcext:value-type="float">
            <text:p>0.155836</text:p>
          </table:table-cell>
          <table:table-cell office:value-type="float" office:value="0.15796" calcext:value-type="float">
            <text:p>0.15796</text:p>
          </table:table-cell>
          <table:table-cell table:number-columns-repeated="3"/>
          <table:table-cell office:value-type="float" office:value="0.158841" calcext:value-type="float">
            <text:p>0.158841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828" calcext:value-type="float">
            <text:p>0.160828</text:p>
          </table:table-cell>
          <table:table-cell office:value-type="float" office:value="0.156453" calcext:value-type="float">
            <text:p>0.156453</text:p>
          </table:table-cell>
          <table:table-cell office:value-type="float" office:value="0.157052" calcext:value-type="float">
            <text:p>0.157052</text:p>
          </table:table-cell>
          <table:table-cell office:value-type="float" office:value="0.157696" calcext:value-type="float">
            <text:p>0.157696</text:p>
          </table:table-cell>
          <table:table-cell table:number-columns-repeated="3"/>
          <table:table-cell office:value-type="float" office:value="0.158836" calcext:value-type="float">
            <text:p>0.158836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707" calcext:value-type="float">
            <text:p>0.160707</text:p>
          </table:table-cell>
          <table:table-cell office:value-type="float" office:value="0.1559" calcext:value-type="float">
            <text:p>0.1559</text:p>
          </table:table-cell>
          <table:table-cell office:value-type="float" office:value="0.155828" calcext:value-type="float">
            <text:p>0.155828</text:p>
          </table:table-cell>
          <table:table-cell office:value-type="float" office:value="0.1577" calcext:value-type="float">
            <text:p>0.1577</text:p>
          </table:table-cell>
          <table:table-cell table:number-columns-repeated="3"/>
          <table:table-cell office:value-type="float" office:value="0.158818" calcext:value-type="float">
            <text:p>0.158818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706" calcext:value-type="float">
            <text:p>0.160706</text:p>
          </table:table-cell>
          <table:table-cell office:value-type="float" office:value="0.155865" calcext:value-type="float">
            <text:p>0.155865</text:p>
          </table:table-cell>
          <table:table-cell office:value-type="float" office:value="0.156306" calcext:value-type="float">
            <text:p>0.156306</text:p>
          </table:table-cell>
          <table:table-cell office:value-type="float" office:value="0.157677" calcext:value-type="float">
            <text:p>0.157677</text:p>
          </table:table-cell>
          <table:table-cell table:number-columns-repeated="3"/>
          <table:table-cell office:value-type="float" office:value="0.158803" calcext:value-type="float">
            <text:p>0.158803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437" calcext:value-type="float">
            <text:p>0.160437</text:p>
          </table:table-cell>
          <table:table-cell office:value-type="float" office:value="0.155842" calcext:value-type="float">
            <text:p>0.155842</text:p>
          </table:table-cell>
          <table:table-cell office:value-type="float" office:value="0.155863" calcext:value-type="float">
            <text:p>0.155863</text:p>
          </table:table-cell>
          <table:table-cell office:value-type="float" office:value="0.15774" calcext:value-type="float">
            <text:p>0.15774</text:p>
          </table:table-cell>
          <table:table-cell table:number-columns-repeated="3"/>
          <table:table-cell office:value-type="float" office:value="0.158774" calcext:value-type="float">
            <text:p>0.158774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65" calcext:value-type="float">
            <text:p>0.16065</text:p>
          </table:table-cell>
          <table:table-cell office:value-type="float" office:value="0.156649" calcext:value-type="float">
            <text:p>0.156649</text:p>
          </table:table-cell>
          <table:table-cell office:value-type="float" office:value="0.156048" calcext:value-type="float">
            <text:p>0.156048</text:p>
          </table:table-cell>
          <table:table-cell office:value-type="float" office:value="0.157788" calcext:value-type="float">
            <text:p>0.157788</text:p>
          </table:table-cell>
          <table:table-cell table:number-columns-repeated="3"/>
          <table:table-cell office:value-type="float" office:value="0.158802" calcext:value-type="float">
            <text:p>0.158802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496" calcext:value-type="float">
            <text:p>0.160496</text:p>
          </table:table-cell>
          <table:table-cell office:value-type="float" office:value="0.156895" calcext:value-type="float">
            <text:p>0.156895</text:p>
          </table:table-cell>
          <table:table-cell office:value-type="float" office:value="0.156053" calcext:value-type="float">
            <text:p>0.156053</text:p>
          </table:table-cell>
          <table:table-cell office:value-type="float" office:value="0.157659" calcext:value-type="float">
            <text:p>0.157659</text:p>
          </table:table-cell>
          <table:table-cell table:number-columns-repeated="3"/>
          <table:table-cell office:value-type="float" office:value="0.158761" calcext:value-type="float">
            <text:p>0.158761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656" calcext:value-type="float">
            <text:p>0.160656</text:p>
          </table:table-cell>
          <table:table-cell office:value-type="float" office:value="0.15609" calcext:value-type="float">
            <text:p>0.15609</text:p>
          </table:table-cell>
          <table:table-cell office:value-type="float" office:value="0.156605" calcext:value-type="float">
            <text:p>0.156605</text:p>
          </table:table-cell>
          <table:table-cell office:value-type="float" office:value="0.15764" calcext:value-type="float">
            <text:p>0.15764</text:p>
          </table:table-cell>
          <table:table-cell table:number-columns-repeated="3"/>
          <table:table-cell office:value-type="float" office:value="0.158764" calcext:value-type="float">
            <text:p>0.158764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721" calcext:value-type="float">
            <text:p>0.160721</text:p>
          </table:table-cell>
          <table:table-cell office:value-type="float" office:value="0.156963" calcext:value-type="float">
            <text:p>0.156963</text:p>
          </table:table-cell>
          <table:table-cell office:value-type="float" office:value="0.155827" calcext:value-type="float">
            <text:p>0.155827</text:p>
          </table:table-cell>
          <table:table-cell office:value-type="float" office:value="0.157653" calcext:value-type="float">
            <text:p>0.157653</text:p>
          </table:table-cell>
          <table:table-cell table:number-columns-repeated="3"/>
          <table:table-cell office:value-type="float" office:value="0.158764" calcext:value-type="float">
            <text:p>0.158764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601" calcext:value-type="float">
            <text:p>0.160601</text:p>
          </table:table-cell>
          <table:table-cell office:value-type="float" office:value="0.155854" calcext:value-type="float">
            <text:p>0.155854</text:p>
          </table:table-cell>
          <table:table-cell office:value-type="float" office:value="0.156444" calcext:value-type="float">
            <text:p>0.156444</text:p>
          </table:table-cell>
          <table:table-cell office:value-type="float" office:value="0.157642" calcext:value-type="float">
            <text:p>0.157642</text:p>
          </table:table-cell>
          <table:table-cell table:number-columns-repeated="3"/>
          <table:table-cell office:value-type="float" office:value="0.158745" calcext:value-type="float">
            <text:p>0.158745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925" calcext:value-type="float">
            <text:p>0.160925</text:p>
          </table:table-cell>
          <table:table-cell office:value-type="float" office:value="0.156237" calcext:value-type="float">
            <text:p>0.156237</text:p>
          </table:table-cell>
          <table:table-cell office:value-type="float" office:value="0.156015" calcext:value-type="float">
            <text:p>0.156015</text:p>
          </table:table-cell>
          <table:table-cell office:value-type="float" office:value="0.157611" calcext:value-type="float">
            <text:p>0.157611</text:p>
          </table:table-cell>
          <table:table-cell table:number-columns-repeated="3"/>
          <table:table-cell office:value-type="float" office:value="0.158737" calcext:value-type="float">
            <text:p>0.158737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106" calcext:value-type="float">
            <text:p>0.16106</text:p>
          </table:table-cell>
          <table:table-cell office:value-type="float" office:value="0.155906" calcext:value-type="float">
            <text:p>0.155906</text:p>
          </table:table-cell>
          <table:table-cell office:value-type="float" office:value="0.158113" calcext:value-type="float">
            <text:p>0.158113</text:p>
          </table:table-cell>
          <table:table-cell office:value-type="float" office:value="0.157653" calcext:value-type="float">
            <text:p>0.157653</text:p>
          </table:table-cell>
          <table:table-cell table:number-columns-repeated="3"/>
          <table:table-cell office:value-type="float" office:value="0.158701" calcext:value-type="float">
            <text:p>0.158701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963" calcext:value-type="float">
            <text:p>0.160963</text:p>
          </table:table-cell>
          <table:table-cell office:value-type="float" office:value="0.155862" calcext:value-type="float">
            <text:p>0.155862</text:p>
          </table:table-cell>
          <table:table-cell office:value-type="float" office:value="0.15588" calcext:value-type="float">
            <text:p>0.15588</text:p>
          </table:table-cell>
          <table:table-cell office:value-type="float" office:value="0.157687" calcext:value-type="float">
            <text:p>0.157687</text:p>
          </table:table-cell>
          <table:table-cell table:number-columns-repeated="3"/>
          <table:table-cell office:value-type="float" office:value="0.15874" calcext:value-type="float">
            <text:p>0.15874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432" calcext:value-type="float">
            <text:p>0.160432</text:p>
          </table:table-cell>
          <table:table-cell office:value-type="float" office:value="0.155869" calcext:value-type="float">
            <text:p>0.155869</text:p>
          </table:table-cell>
          <table:table-cell office:value-type="float" office:value="0.156058" calcext:value-type="float">
            <text:p>0.156058</text:p>
          </table:table-cell>
          <table:table-cell office:value-type="float" office:value="0.157585" calcext:value-type="float">
            <text:p>0.157585</text:p>
          </table:table-cell>
          <table:table-cell table:number-columns-repeated="3"/>
          <table:table-cell office:value-type="float" office:value="0.158724" calcext:value-type="float">
            <text:p>0.158724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9" calcext:value-type="float">
            <text:p>0.1609</text:p>
          </table:table-cell>
          <table:table-cell office:value-type="float" office:value="0.155846" calcext:value-type="float">
            <text:p>0.155846</text:p>
          </table:table-cell>
          <table:table-cell office:value-type="float" office:value="0.156134" calcext:value-type="float">
            <text:p>0.156134</text:p>
          </table:table-cell>
          <table:table-cell office:value-type="float" office:value="0.157722" calcext:value-type="float">
            <text:p>0.157722</text:p>
          </table:table-cell>
          <table:table-cell table:number-columns-repeated="3"/>
          <table:table-cell office:value-type="float" office:value="0.158675" calcext:value-type="float">
            <text:p>0.158675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573" calcext:value-type="float">
            <text:p>0.160573</text:p>
          </table:table-cell>
          <table:table-cell office:value-type="float" office:value="0.156264" calcext:value-type="float">
            <text:p>0.156264</text:p>
          </table:table-cell>
          <table:table-cell office:value-type="float" office:value="0.156288" calcext:value-type="float">
            <text:p>0.156288</text:p>
          </table:table-cell>
          <table:table-cell office:value-type="float" office:value="0.157592" calcext:value-type="float">
            <text:p>0.157592</text:p>
          </table:table-cell>
          <table:table-cell table:number-columns-repeated="3"/>
          <table:table-cell office:value-type="float" office:value="0.158721" calcext:value-type="float">
            <text:p>0.158721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553" calcext:value-type="float">
            <text:p>0.160553</text:p>
          </table:table-cell>
          <table:table-cell office:value-type="float" office:value="0.156018" calcext:value-type="float">
            <text:p>0.156018</text:p>
          </table:table-cell>
          <table:table-cell office:value-type="float" office:value="0.156135" calcext:value-type="float">
            <text:p>0.156135</text:p>
          </table:table-cell>
          <table:table-cell office:value-type="float" office:value="0.157666" calcext:value-type="float">
            <text:p>0.157666</text:p>
          </table:table-cell>
          <table:table-cell table:number-columns-repeated="3"/>
          <table:table-cell office:value-type="float" office:value="0.158674" calcext:value-type="float">
            <text:p>0.158674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773" calcext:value-type="float">
            <text:p>0.160773</text:p>
          </table:table-cell>
          <table:table-cell office:value-type="float" office:value="0.155974" calcext:value-type="float">
            <text:p>0.155974</text:p>
          </table:table-cell>
          <table:table-cell office:value-type="float" office:value="0.155914" calcext:value-type="float">
            <text:p>0.155914</text:p>
          </table:table-cell>
          <table:table-cell office:value-type="float" office:value="0.157564" calcext:value-type="float">
            <text:p>0.157564</text:p>
          </table:table-cell>
          <table:table-cell table:number-columns-repeated="3"/>
          <table:table-cell office:value-type="float" office:value="0.158703" calcext:value-type="float">
            <text:p>0.158703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761" calcext:value-type="float">
            <text:p>0.160761</text:p>
          </table:table-cell>
          <table:table-cell office:value-type="float" office:value="0.155792" calcext:value-type="float">
            <text:p>0.155792</text:p>
          </table:table-cell>
          <table:table-cell office:value-type="float" office:value="0.155842" calcext:value-type="float">
            <text:p>0.155842</text:p>
          </table:table-cell>
          <table:table-cell office:value-type="float" office:value="0.157556" calcext:value-type="float">
            <text:p>0.157556</text:p>
          </table:table-cell>
          <table:table-cell table:number-columns-repeated="3"/>
          <table:table-cell office:value-type="float" office:value="0.15867" calcext:value-type="float">
            <text:p>0.15867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721" calcext:value-type="float">
            <text:p>0.160721</text:p>
          </table:table-cell>
          <table:table-cell office:value-type="float" office:value="0.155828" calcext:value-type="float">
            <text:p>0.155828</text:p>
          </table:table-cell>
          <table:table-cell office:value-type="float" office:value="0.155896" calcext:value-type="float">
            <text:p>0.155896</text:p>
          </table:table-cell>
          <table:table-cell office:value-type="float" office:value="0.157601" calcext:value-type="float">
            <text:p>0.157601</text:p>
          </table:table-cell>
          <table:table-cell table:number-columns-repeated="3"/>
          <table:table-cell office:value-type="float" office:value="0.158648" calcext:value-type="float">
            <text:p>0.158648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56" calcext:value-type="float">
            <text:p>0.16056</text:p>
          </table:table-cell>
          <table:table-cell office:value-type="float" office:value="0.156233" calcext:value-type="float">
            <text:p>0.156233</text:p>
          </table:table-cell>
          <table:table-cell office:value-type="float" office:value="0.155974" calcext:value-type="float">
            <text:p>0.155974</text:p>
          </table:table-cell>
          <table:table-cell office:value-type="float" office:value="0.157814" calcext:value-type="float">
            <text:p>0.157814</text:p>
          </table:table-cell>
          <table:table-cell table:number-columns-repeated="3"/>
          <table:table-cell office:value-type="float" office:value="0.158648" calcext:value-type="float">
            <text:p>0.158648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51" calcext:value-type="float">
            <text:p>0.16051</text:p>
          </table:table-cell>
          <table:table-cell office:value-type="float" office:value="0.155964" calcext:value-type="float">
            <text:p>0.155964</text:p>
          </table:table-cell>
          <table:table-cell office:value-type="float" office:value="0.155929" calcext:value-type="float">
            <text:p>0.155929</text:p>
          </table:table-cell>
          <table:table-cell office:value-type="float" office:value="0.157591" calcext:value-type="float">
            <text:p>0.157591</text:p>
          </table:table-cell>
          <table:table-cell table:number-columns-repeated="3"/>
          <table:table-cell office:value-type="float" office:value="0.158618" calcext:value-type="float">
            <text:p>0.158618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78" calcext:value-type="float">
            <text:p>0.16078</text:p>
          </table:table-cell>
          <table:table-cell office:value-type="float" office:value="0.155907" calcext:value-type="float">
            <text:p>0.155907</text:p>
          </table:table-cell>
          <table:table-cell office:value-type="float" office:value="0.155857" calcext:value-type="float">
            <text:p>0.155857</text:p>
          </table:table-cell>
          <table:table-cell office:value-type="float" office:value="0.157519" calcext:value-type="float">
            <text:p>0.157519</text:p>
          </table:table-cell>
          <table:table-cell table:number-columns-repeated="3"/>
          <table:table-cell office:value-type="float" office:value="0.158667" calcext:value-type="float">
            <text:p>0.158667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427" calcext:value-type="float">
            <text:p>0.160427</text:p>
          </table:table-cell>
          <table:table-cell office:value-type="float" office:value="0.15669" calcext:value-type="float">
            <text:p>0.15669</text:p>
          </table:table-cell>
          <table:table-cell office:value-type="float" office:value="0.155911" calcext:value-type="float">
            <text:p>0.155911</text:p>
          </table:table-cell>
          <table:table-cell office:value-type="float" office:value="0.157509" calcext:value-type="float">
            <text:p>0.157509</text:p>
          </table:table-cell>
          <table:table-cell table:number-columns-repeated="3"/>
          <table:table-cell office:value-type="float" office:value="0.15855" calcext:value-type="float">
            <text:p>0.15855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579" calcext:value-type="float">
            <text:p>0.160579</text:p>
          </table:table-cell>
          <table:table-cell office:value-type="float" office:value="0.155862" calcext:value-type="float">
            <text:p>0.155862</text:p>
          </table:table-cell>
          <table:table-cell office:value-type="float" office:value="0.156182" calcext:value-type="float">
            <text:p>0.156182</text:p>
          </table:table-cell>
          <table:table-cell office:value-type="float" office:value="0.157502" calcext:value-type="float">
            <text:p>0.157502</text:p>
          </table:table-cell>
          <table:table-cell table:number-columns-repeated="3"/>
          <table:table-cell office:value-type="float" office:value="0.15867" calcext:value-type="float">
            <text:p>0.15867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711" calcext:value-type="float">
            <text:p>0.160711</text:p>
          </table:table-cell>
          <table:table-cell office:value-type="float" office:value="0.155859" calcext:value-type="float">
            <text:p>0.155859</text:p>
          </table:table-cell>
          <table:table-cell office:value-type="float" office:value="0.156197" calcext:value-type="float">
            <text:p>0.156197</text:p>
          </table:table-cell>
          <table:table-cell office:value-type="float" office:value="0.157757" calcext:value-type="float">
            <text:p>0.157757</text:p>
          </table:table-cell>
          <table:table-cell table:number-columns-repeated="3"/>
          <table:table-cell office:value-type="float" office:value="0.158585" calcext:value-type="float">
            <text:p>0.158585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797" calcext:value-type="float">
            <text:p>0.160797</text:p>
          </table:table-cell>
          <table:table-cell office:value-type="float" office:value="0.155825" calcext:value-type="float">
            <text:p>0.155825</text:p>
          </table:table-cell>
          <table:table-cell office:value-type="float" office:value="0.155845" calcext:value-type="float">
            <text:p>0.155845</text:p>
          </table:table-cell>
          <table:table-cell office:value-type="float" office:value="0.157522" calcext:value-type="float">
            <text:p>0.157522</text:p>
          </table:table-cell>
          <table:table-cell table:number-columns-repeated="3"/>
          <table:table-cell office:value-type="float" office:value="0.158569" calcext:value-type="float">
            <text:p>0.158569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64" calcext:value-type="float">
            <text:p>0.16064</text:p>
          </table:table-cell>
          <table:table-cell office:value-type="float" office:value="0.155926" calcext:value-type="float">
            <text:p>0.155926</text:p>
          </table:table-cell>
          <table:table-cell office:value-type="float" office:value="0.155985" calcext:value-type="float">
            <text:p>0.155985</text:p>
          </table:table-cell>
          <table:table-cell office:value-type="float" office:value="0.157476" calcext:value-type="float">
            <text:p>0.157476</text:p>
          </table:table-cell>
          <table:table-cell table:number-columns-repeated="3"/>
          <table:table-cell office:value-type="float" office:value="0.158603" calcext:value-type="float">
            <text:p>0.158603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1134" calcext:value-type="float">
            <text:p>0.161134</text:p>
          </table:table-cell>
          <table:table-cell office:value-type="float" office:value="0.156103" calcext:value-type="float">
            <text:p>0.156103</text:p>
          </table:table-cell>
          <table:table-cell office:value-type="float" office:value="0.156854" calcext:value-type="float">
            <text:p>0.156854</text:p>
          </table:table-cell>
          <table:table-cell office:value-type="float" office:value="0.157608" calcext:value-type="float">
            <text:p>0.157608</text:p>
          </table:table-cell>
          <table:table-cell table:number-columns-repeated="3"/>
          <table:table-cell office:value-type="float" office:value="0.158559" calcext:value-type="float">
            <text:p>0.158559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176" calcext:value-type="float">
            <text:p>0.16176</text:p>
          </table:table-cell>
          <table:table-cell office:value-type="float" office:value="0.156722" calcext:value-type="float">
            <text:p>0.156722</text:p>
          </table:table-cell>
          <table:table-cell office:value-type="float" office:value="0.156003" calcext:value-type="float">
            <text:p>0.156003</text:p>
          </table:table-cell>
          <table:table-cell office:value-type="float" office:value="0.15746" calcext:value-type="float">
            <text:p>0.15746</text:p>
          </table:table-cell>
          <table:table-cell table:number-columns-repeated="3"/>
          <table:table-cell office:value-type="float" office:value="0.158564" calcext:value-type="float">
            <text:p>0.158564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608" calcext:value-type="float">
            <text:p>0.160608</text:p>
          </table:table-cell>
          <table:table-cell office:value-type="float" office:value="0.15603" calcext:value-type="float">
            <text:p>0.15603</text:p>
          </table:table-cell>
          <table:table-cell office:value-type="float" office:value="0.156859" calcext:value-type="float">
            <text:p>0.156859</text:p>
          </table:table-cell>
          <table:table-cell office:value-type="float" office:value="0.157468" calcext:value-type="float">
            <text:p>0.157468</text:p>
          </table:table-cell>
          <table:table-cell table:number-columns-repeated="3"/>
          <table:table-cell office:value-type="float" office:value="0.158541" calcext:value-type="float">
            <text:p>0.158541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578" calcext:value-type="float">
            <text:p>0.160578</text:p>
          </table:table-cell>
          <table:table-cell office:value-type="float" office:value="0.155962" calcext:value-type="float">
            <text:p>0.155962</text:p>
          </table:table-cell>
          <table:table-cell office:value-type="float" office:value="0.156387" calcext:value-type="float">
            <text:p>0.156387</text:p>
          </table:table-cell>
          <table:table-cell office:value-type="float" office:value="0.157459" calcext:value-type="float">
            <text:p>0.157459</text:p>
          </table:table-cell>
          <table:table-cell table:number-columns-repeated="3"/>
          <table:table-cell office:value-type="float" office:value="0.158559" calcext:value-type="float">
            <text:p>0.158559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7" calcext:value-type="float">
            <text:p>0.1607</text:p>
          </table:table-cell>
          <table:table-cell office:value-type="float" office:value="0.155992" calcext:value-type="float">
            <text:p>0.155992</text:p>
          </table:table-cell>
          <table:table-cell office:value-type="float" office:value="0.156465" calcext:value-type="float">
            <text:p>0.156465</text:p>
          </table:table-cell>
          <table:table-cell office:value-type="float" office:value="0.157424" calcext:value-type="float">
            <text:p>0.157424</text:p>
          </table:table-cell>
          <table:table-cell table:number-columns-repeated="3"/>
          <table:table-cell office:value-type="float" office:value="0.158521" calcext:value-type="float">
            <text:p>0.158521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434" calcext:value-type="float">
            <text:p>0.160434</text:p>
          </table:table-cell>
          <table:table-cell office:value-type="float" office:value="0.155837" calcext:value-type="float">
            <text:p>0.155837</text:p>
          </table:table-cell>
          <table:table-cell office:value-type="float" office:value="0.155829" calcext:value-type="float">
            <text:p>0.155829</text:p>
          </table:table-cell>
          <table:table-cell office:value-type="float" office:value="0.157628" calcext:value-type="float">
            <text:p>0.157628</text:p>
          </table:table-cell>
          <table:table-cell table:number-columns-repeated="3"/>
          <table:table-cell office:value-type="float" office:value="0.158554" calcext:value-type="float">
            <text:p>0.158554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785" calcext:value-type="float">
            <text:p>0.160785</text:p>
          </table:table-cell>
          <table:table-cell office:value-type="float" office:value="0.156039" calcext:value-type="float">
            <text:p>0.156039</text:p>
          </table:table-cell>
          <table:table-cell office:value-type="float" office:value="0.155841" calcext:value-type="float">
            <text:p>0.155841</text:p>
          </table:table-cell>
          <table:table-cell office:value-type="float" office:value="0.157415" calcext:value-type="float">
            <text:p>0.157415</text:p>
          </table:table-cell>
          <table:table-cell table:number-columns-repeated="3"/>
          <table:table-cell office:value-type="float" office:value="0.158511" calcext:value-type="float">
            <text:p>0.158511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361" calcext:value-type="float">
            <text:p>0.160361</text:p>
          </table:table-cell>
          <table:table-cell office:value-type="float" office:value="0.157025" calcext:value-type="float">
            <text:p>0.157025</text:p>
          </table:table-cell>
          <table:table-cell office:value-type="float" office:value="0.157075" calcext:value-type="float">
            <text:p>0.157075</text:p>
          </table:table-cell>
          <table:table-cell office:value-type="float" office:value="0.157543" calcext:value-type="float">
            <text:p>0.157543</text:p>
          </table:table-cell>
          <table:table-cell table:number-columns-repeated="3"/>
          <table:table-cell office:value-type="float" office:value="0.158528" calcext:value-type="float">
            <text:p>0.158528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463" calcext:value-type="float">
            <text:p>0.160463</text:p>
          </table:table-cell>
          <table:table-cell office:value-type="float" office:value="0.155921" calcext:value-type="float">
            <text:p>0.155921</text:p>
          </table:table-cell>
          <table:table-cell office:value-type="float" office:value="0.157108" calcext:value-type="float">
            <text:p>0.157108</text:p>
          </table:table-cell>
          <table:table-cell office:value-type="float" office:value="0.157585" calcext:value-type="float">
            <text:p>0.157585</text:p>
          </table:table-cell>
          <table:table-cell table:number-columns-repeated="3"/>
          <table:table-cell office:value-type="float" office:value="0.158501" calcext:value-type="float">
            <text:p>0.158501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406" calcext:value-type="float">
            <text:p>0.160406</text:p>
          </table:table-cell>
          <table:table-cell office:value-type="float" office:value="0.155808" calcext:value-type="float">
            <text:p>0.155808</text:p>
          </table:table-cell>
          <table:table-cell office:value-type="float" office:value="0.157728" calcext:value-type="float">
            <text:p>0.157728</text:p>
          </table:table-cell>
          <table:table-cell office:value-type="float" office:value="0.157412" calcext:value-type="float">
            <text:p>0.157412</text:p>
          </table:table-cell>
          <table:table-cell table:number-columns-repeated="3"/>
          <table:table-cell office:value-type="float" office:value="0.158492" calcext:value-type="float">
            <text:p>0.158492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479" calcext:value-type="float">
            <text:p>0.160479</text:p>
          </table:table-cell>
          <table:table-cell office:value-type="float" office:value="0.155808" calcext:value-type="float">
            <text:p>0.155808</text:p>
          </table:table-cell>
          <table:table-cell office:value-type="float" office:value="0.156011" calcext:value-type="float">
            <text:p>0.156011</text:p>
          </table:table-cell>
          <table:table-cell office:value-type="float" office:value="0.157452" calcext:value-type="float">
            <text:p>0.157452</text:p>
          </table:table-cell>
          <table:table-cell table:number-columns-repeated="3"/>
          <table:table-cell office:value-type="float" office:value="0.158463" calcext:value-type="float">
            <text:p>0.158463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1702" calcext:value-type="float">
            <text:p>0.161702</text:p>
          </table:table-cell>
          <table:table-cell office:value-type="float" office:value="0.156696" calcext:value-type="float">
            <text:p>0.156696</text:p>
          </table:table-cell>
          <table:table-cell office:value-type="float" office:value="0.155932" calcext:value-type="float">
            <text:p>0.155932</text:p>
          </table:table-cell>
          <table:table-cell office:value-type="float" office:value="0.157392" calcext:value-type="float">
            <text:p>0.157392</text:p>
          </table:table-cell>
          <table:table-cell table:number-columns-repeated="3"/>
          <table:table-cell office:value-type="float" office:value="0.158467" calcext:value-type="float">
            <text:p>0.158467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807" calcext:value-type="float">
            <text:p>0.160807</text:p>
          </table:table-cell>
          <table:table-cell office:value-type="float" office:value="0.156059" calcext:value-type="float">
            <text:p>0.156059</text:p>
          </table:table-cell>
          <table:table-cell office:value-type="float" office:value="0.1567" calcext:value-type="float">
            <text:p>0.1567</text:p>
          </table:table-cell>
          <table:table-cell office:value-type="float" office:value="0.157461" calcext:value-type="float">
            <text:p>0.157461</text:p>
          </table:table-cell>
          <table:table-cell table:number-columns-repeated="3"/>
          <table:table-cell office:value-type="float" office:value="0.158468" calcext:value-type="float">
            <text:p>0.158468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651" calcext:value-type="float">
            <text:p>0.160651</text:p>
          </table:table-cell>
          <table:table-cell office:value-type="float" office:value="0.156116" calcext:value-type="float">
            <text:p>0.156116</text:p>
          </table:table-cell>
          <table:table-cell office:value-type="float" office:value="0.156115" calcext:value-type="float">
            <text:p>0.156115</text:p>
          </table:table-cell>
          <table:table-cell office:value-type="float" office:value="0.157394" calcext:value-type="float">
            <text:p>0.157394</text:p>
          </table:table-cell>
          <table:table-cell table:number-columns-repeated="3"/>
          <table:table-cell office:value-type="float" office:value="0.158433" calcext:value-type="float">
            <text:p>0.158433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2323" calcext:value-type="float">
            <text:p>0.162323</text:p>
          </table:table-cell>
          <table:table-cell office:value-type="float" office:value="0.155907" calcext:value-type="float">
            <text:p>0.155907</text:p>
          </table:table-cell>
          <table:table-cell office:value-type="float" office:value="0.15693" calcext:value-type="float">
            <text:p>0.15693</text:p>
          </table:table-cell>
          <table:table-cell office:value-type="float" office:value="0.157354" calcext:value-type="float">
            <text:p>0.157354</text:p>
          </table:table-cell>
          <table:table-cell table:number-columns-repeated="3"/>
          <table:table-cell office:value-type="float" office:value="0.158469" calcext:value-type="float">
            <text:p>0.158469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846" calcext:value-type="float">
            <text:p>0.160846</text:p>
          </table:table-cell>
          <table:table-cell office:value-type="float" office:value="0.156721" calcext:value-type="float">
            <text:p>0.156721</text:p>
          </table:table-cell>
          <table:table-cell office:value-type="float" office:value="0.156424" calcext:value-type="float">
            <text:p>0.156424</text:p>
          </table:table-cell>
          <table:table-cell office:value-type="float" office:value="0.157354" calcext:value-type="float">
            <text:p>0.157354</text:p>
          </table:table-cell>
          <table:table-cell table:number-columns-repeated="3"/>
          <table:table-cell office:value-type="float" office:value="0.158423" calcext:value-type="float">
            <text:p>0.158423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606" calcext:value-type="float">
            <text:p>0.160606</text:p>
          </table:table-cell>
          <table:table-cell office:value-type="float" office:value="0.155889" calcext:value-type="float">
            <text:p>0.155889</text:p>
          </table:table-cell>
          <table:table-cell office:value-type="float" office:value="0.159119" calcext:value-type="float">
            <text:p>0.159119</text:p>
          </table:table-cell>
          <table:table-cell office:value-type="float" office:value="0.157414" calcext:value-type="float">
            <text:p>0.157414</text:p>
          </table:table-cell>
          <table:table-cell table:number-columns-repeated="3"/>
          <table:table-cell office:value-type="float" office:value="0.158444" calcext:value-type="float">
            <text:p>0.158444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1796" calcext:value-type="float">
            <text:p>0.161796</text:p>
          </table:table-cell>
          <table:table-cell office:value-type="float" office:value="0.155976" calcext:value-type="float">
            <text:p>0.155976</text:p>
          </table:table-cell>
          <table:table-cell office:value-type="float" office:value="0.157075" calcext:value-type="float">
            <text:p>0.157075</text:p>
          </table:table-cell>
          <table:table-cell office:value-type="float" office:value="0.157339" calcext:value-type="float">
            <text:p>0.157339</text:p>
          </table:table-cell>
          <table:table-cell table:number-columns-repeated="3"/>
          <table:table-cell office:value-type="float" office:value="0.158405" calcext:value-type="float">
            <text:p>0.158405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524" calcext:value-type="float">
            <text:p>0.160524</text:p>
          </table:table-cell>
          <table:table-cell office:value-type="float" office:value="0.15591" calcext:value-type="float">
            <text:p>0.15591</text:p>
          </table:table-cell>
          <table:table-cell office:value-type="float" office:value="0.155864" calcext:value-type="float">
            <text:p>0.155864</text:p>
          </table:table-cell>
          <table:table-cell office:value-type="float" office:value="0.157417" calcext:value-type="float">
            <text:p>0.157417</text:p>
          </table:table-cell>
          <table:table-cell table:number-columns-repeated="3"/>
          <table:table-cell office:value-type="float" office:value="0.158377" calcext:value-type="float">
            <text:p>0.158377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528" calcext:value-type="float">
            <text:p>0.160528</text:p>
          </table:table-cell>
          <table:table-cell office:value-type="float" office:value="0.155863" calcext:value-type="float">
            <text:p>0.155863</text:p>
          </table:table-cell>
          <table:table-cell office:value-type="float" office:value="0.156042" calcext:value-type="float">
            <text:p>0.156042</text:p>
          </table:table-cell>
          <table:table-cell office:value-type="float" office:value="0.157308" calcext:value-type="float">
            <text:p>0.157308</text:p>
          </table:table-cell>
          <table:table-cell table:number-columns-repeated="3"/>
          <table:table-cell office:value-type="float" office:value="0.158449" calcext:value-type="float">
            <text:p>0.158449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516" calcext:value-type="float">
            <text:p>0.160516</text:p>
          </table:table-cell>
          <table:table-cell office:value-type="float" office:value="0.157105" calcext:value-type="float">
            <text:p>0.157105</text:p>
          </table:table-cell>
          <table:table-cell office:value-type="float" office:value="0.155884" calcext:value-type="float">
            <text:p>0.155884</text:p>
          </table:table-cell>
          <table:table-cell office:value-type="float" office:value="0.157398" calcext:value-type="float">
            <text:p>0.157398</text:p>
          </table:table-cell>
          <table:table-cell table:number-columns-repeated="3"/>
          <table:table-cell office:value-type="float" office:value="0.158371" calcext:value-type="float">
            <text:p>0.158371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456" calcext:value-type="float">
            <text:p>0.160456</text:p>
          </table:table-cell>
          <table:table-cell office:value-type="float" office:value="0.156392" calcext:value-type="float">
            <text:p>0.156392</text:p>
          </table:table-cell>
          <table:table-cell office:value-type="float" office:value="0.156018" calcext:value-type="float">
            <text:p>0.156018</text:p>
          </table:table-cell>
          <table:table-cell office:value-type="float" office:value="0.157301" calcext:value-type="float">
            <text:p>0.157301</text:p>
          </table:table-cell>
          <table:table-cell table:number-columns-repeated="3"/>
          <table:table-cell office:value-type="float" office:value="0.158375" calcext:value-type="float">
            <text:p>0.158375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1362" calcext:value-type="float">
            <text:p>0.161362</text:p>
          </table:table-cell>
          <table:table-cell office:value-type="float" office:value="0.155827" calcext:value-type="float">
            <text:p>0.155827</text:p>
          </table:table-cell>
          <table:table-cell office:value-type="float" office:value="0.155832" calcext:value-type="float">
            <text:p>0.155832</text:p>
          </table:table-cell>
          <table:table-cell office:value-type="float" office:value="0.15743" calcext:value-type="float">
            <text:p>0.15743</text:p>
          </table:table-cell>
          <table:table-cell table:number-columns-repeated="3"/>
          <table:table-cell office:value-type="float" office:value="0.158407" calcext:value-type="float">
            <text:p>0.158407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395" calcext:value-type="float">
            <text:p>0.160395</text:p>
          </table:table-cell>
          <table:table-cell office:value-type="float" office:value="0.156175" calcext:value-type="float">
            <text:p>0.156175</text:p>
          </table:table-cell>
          <table:table-cell office:value-type="float" office:value="0.155836" calcext:value-type="float">
            <text:p>0.155836</text:p>
          </table:table-cell>
          <table:table-cell office:value-type="float" office:value="0.157318" calcext:value-type="float">
            <text:p>0.157318</text:p>
          </table:table-cell>
          <table:table-cell table:number-columns-repeated="3"/>
          <table:table-cell office:value-type="float" office:value="0.158384" calcext:value-type="float">
            <text:p>0.158384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411" calcext:value-type="float">
            <text:p>0.160411</text:p>
          </table:table-cell>
          <table:table-cell office:value-type="float" office:value="0.156789" calcext:value-type="float">
            <text:p>0.156789</text:p>
          </table:table-cell>
          <table:table-cell office:value-type="float" office:value="0.156151" calcext:value-type="float">
            <text:p>0.156151</text:p>
          </table:table-cell>
          <table:table-cell office:value-type="float" office:value="0.157391" calcext:value-type="float">
            <text:p>0.157391</text:p>
          </table:table-cell>
          <table:table-cell table:number-columns-repeated="3"/>
          <table:table-cell office:value-type="float" office:value="0.158327" calcext:value-type="float">
            <text:p>0.158327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583" calcext:value-type="float">
            <text:p>0.160583</text:p>
          </table:table-cell>
          <table:table-cell office:value-type="float" office:value="0.155864" calcext:value-type="float">
            <text:p>0.155864</text:p>
          </table:table-cell>
          <table:table-cell office:value-type="float" office:value="0.15588" calcext:value-type="float">
            <text:p>0.15588</text:p>
          </table:table-cell>
          <table:table-cell office:value-type="float" office:value="0.157285" calcext:value-type="float">
            <text:p>0.157285</text:p>
          </table:table-cell>
          <table:table-cell table:number-columns-repeated="3"/>
          <table:table-cell office:value-type="float" office:value="0.158344" calcext:value-type="float">
            <text:p>0.158344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52" calcext:value-type="float">
            <text:p>0.16052</text:p>
          </table:table-cell>
          <table:table-cell office:value-type="float" office:value="0.155892" calcext:value-type="float">
            <text:p>0.155892</text:p>
          </table:table-cell>
          <table:table-cell office:value-type="float" office:value="0.155836" calcext:value-type="float">
            <text:p>0.155836</text:p>
          </table:table-cell>
          <table:table-cell office:value-type="float" office:value="0.157249" calcext:value-type="float">
            <text:p>0.157249</text:p>
          </table:table-cell>
          <table:table-cell table:number-columns-repeated="3"/>
          <table:table-cell office:value-type="float" office:value="0.158367" calcext:value-type="float">
            <text:p>0.158367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475" calcext:value-type="float">
            <text:p>0.160475</text:p>
          </table:table-cell>
          <table:table-cell office:value-type="float" office:value="0.156163" calcext:value-type="float">
            <text:p>0.156163</text:p>
          </table:table-cell>
          <table:table-cell office:value-type="float" office:value="0.156041" calcext:value-type="float">
            <text:p>0.156041</text:p>
          </table:table-cell>
          <table:table-cell office:value-type="float" office:value="0.157486" calcext:value-type="float">
            <text:p>0.157486</text:p>
          </table:table-cell>
          <table:table-cell table:number-columns-repeated="3"/>
          <table:table-cell office:value-type="float" office:value="0.158307" calcext:value-type="float">
            <text:p>0.158307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729" calcext:value-type="float">
            <text:p>0.160729</text:p>
          </table:table-cell>
          <table:table-cell office:value-type="float" office:value="0.155794" calcext:value-type="float">
            <text:p>0.155794</text:p>
          </table:table-cell>
          <table:table-cell office:value-type="float" office:value="0.156197" calcext:value-type="float">
            <text:p>0.156197</text:p>
          </table:table-cell>
          <table:table-cell office:value-type="float" office:value="0.157243" calcext:value-type="float">
            <text:p>0.157243</text:p>
          </table:table-cell>
          <table:table-cell table:number-columns-repeated="3"/>
          <table:table-cell office:value-type="float" office:value="0.158307" calcext:value-type="float">
            <text:p>0.158307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481" calcext:value-type="float">
            <text:p>0.160481</text:p>
          </table:table-cell>
          <table:table-cell office:value-type="float" office:value="0.158491" calcext:value-type="float">
            <text:p>0.158491</text:p>
          </table:table-cell>
          <table:table-cell office:value-type="float" office:value="0.156187" calcext:value-type="float">
            <text:p>0.156187</text:p>
          </table:table-cell>
          <table:table-cell office:value-type="float" office:value="0.157295" calcext:value-type="float">
            <text:p>0.157295</text:p>
          </table:table-cell>
          <table:table-cell table:number-columns-repeated="3"/>
          <table:table-cell office:value-type="float" office:value="0.158301" calcext:value-type="float">
            <text:p>0.158301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541" calcext:value-type="float">
            <text:p>0.160541</text:p>
          </table:table-cell>
          <table:table-cell office:value-type="float" office:value="0.156352" calcext:value-type="float">
            <text:p>0.156352</text:p>
          </table:table-cell>
          <table:table-cell office:value-type="float" office:value="0.155994" calcext:value-type="float">
            <text:p>0.155994</text:p>
          </table:table-cell>
          <table:table-cell office:value-type="float" office:value="0.157295" calcext:value-type="float">
            <text:p>0.157295</text:p>
          </table:table-cell>
          <table:table-cell table:number-columns-repeated="3"/>
          <table:table-cell office:value-type="float" office:value="0.158326" calcext:value-type="float">
            <text:p>0.158326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516" calcext:value-type="float">
            <text:p>0.160516</text:p>
          </table:table-cell>
          <table:table-cell office:value-type="float" office:value="0.156256" calcext:value-type="float">
            <text:p>0.156256</text:p>
          </table:table-cell>
          <table:table-cell office:value-type="float" office:value="0.156523" calcext:value-type="float">
            <text:p>0.156523</text:p>
          </table:table-cell>
          <table:table-cell office:value-type="float" office:value="0.157243" calcext:value-type="float">
            <text:p>0.157243</text:p>
          </table:table-cell>
          <table:table-cell table:number-columns-repeated="3"/>
          <table:table-cell office:value-type="float" office:value="0.158265" calcext:value-type="float">
            <text:p>0.158265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583" calcext:value-type="float">
            <text:p>0.160583</text:p>
          </table:table-cell>
          <table:table-cell office:value-type="float" office:value="0.156224" calcext:value-type="float">
            <text:p>0.156224</text:p>
          </table:table-cell>
          <table:table-cell office:value-type="float" office:value="0.156686" calcext:value-type="float">
            <text:p>0.156686</text:p>
          </table:table-cell>
          <table:table-cell office:value-type="float" office:value="0.157312" calcext:value-type="float">
            <text:p>0.157312</text:p>
          </table:table-cell>
          <table:table-cell table:number-columns-repeated="3"/>
          <table:table-cell office:value-type="float" office:value="0.158338" calcext:value-type="float">
            <text:p>0.158338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1039" calcext:value-type="float">
            <text:p>0.161039</text:p>
          </table:table-cell>
          <table:table-cell office:value-type="float" office:value="0.15636" calcext:value-type="float">
            <text:p>0.15636</text:p>
          </table:table-cell>
          <table:table-cell office:value-type="float" office:value="0.156334" calcext:value-type="float">
            <text:p>0.156334</text:p>
          </table:table-cell>
          <table:table-cell office:value-type="float" office:value="0.15719" calcext:value-type="float">
            <text:p>0.15719</text:p>
          </table:table-cell>
          <table:table-cell table:number-columns-repeated="3"/>
          <table:table-cell office:value-type="float" office:value="0.158259" calcext:value-type="float">
            <text:p>0.158259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455" calcext:value-type="float">
            <text:p>0.160455</text:p>
          </table:table-cell>
          <table:table-cell office:value-type="float" office:value="0.155807" calcext:value-type="float">
            <text:p>0.155807</text:p>
          </table:table-cell>
          <table:table-cell office:value-type="float" office:value="0.158535" calcext:value-type="float">
            <text:p>0.158535</text:p>
          </table:table-cell>
          <table:table-cell office:value-type="float" office:value="0.157192" calcext:value-type="float">
            <text:p>0.157192</text:p>
          </table:table-cell>
          <table:table-cell table:number-columns-repeated="3"/>
          <table:table-cell office:value-type="float" office:value="0.158224" calcext:value-type="float">
            <text:p>0.158224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365" calcext:value-type="float">
            <text:p>0.160365</text:p>
          </table:table-cell>
          <table:table-cell office:value-type="float" office:value="0.157451" calcext:value-type="float">
            <text:p>0.157451</text:p>
          </table:table-cell>
          <table:table-cell office:value-type="float" office:value="0.155828" calcext:value-type="float">
            <text:p>0.155828</text:p>
          </table:table-cell>
          <table:table-cell office:value-type="float" office:value="0.157182" calcext:value-type="float">
            <text:p>0.157182</text:p>
          </table:table-cell>
          <table:table-cell table:number-columns-repeated="3"/>
          <table:table-cell office:value-type="float" office:value="0.158278" calcext:value-type="float">
            <text:p>0.158278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467" calcext:value-type="float">
            <text:p>0.160467</text:p>
          </table:table-cell>
          <table:table-cell office:value-type="float" office:value="0.155818" calcext:value-type="float">
            <text:p>0.155818</text:p>
          </table:table-cell>
          <table:table-cell office:value-type="float" office:value="0.155987" calcext:value-type="float">
            <text:p>0.155987</text:p>
          </table:table-cell>
          <table:table-cell office:value-type="float" office:value="0.157327" calcext:value-type="float">
            <text:p>0.157327</text:p>
          </table:table-cell>
          <table:table-cell table:number-columns-repeated="3"/>
          <table:table-cell office:value-type="float" office:value="0.158223" calcext:value-type="float">
            <text:p>0.158223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478" calcext:value-type="float">
            <text:p>0.160478</text:p>
          </table:table-cell>
          <table:table-cell office:value-type="float" office:value="0.155804" calcext:value-type="float">
            <text:p>0.155804</text:p>
          </table:table-cell>
          <table:table-cell office:value-type="float" office:value="0.156181" calcext:value-type="float">
            <text:p>0.156181</text:p>
          </table:table-cell>
          <table:table-cell office:value-type="float" office:value="0.157199" calcext:value-type="float">
            <text:p>0.157199</text:p>
          </table:table-cell>
          <table:table-cell table:number-columns-repeated="3"/>
          <table:table-cell office:value-type="float" office:value="0.158283" calcext:value-type="float">
            <text:p>0.158283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433" calcext:value-type="float">
            <text:p>0.160433</text:p>
          </table:table-cell>
          <table:table-cell office:value-type="float" office:value="0.155819" calcext:value-type="float">
            <text:p>0.155819</text:p>
          </table:table-cell>
          <table:table-cell office:value-type="float" office:value="0.155852" calcext:value-type="float">
            <text:p>0.155852</text:p>
          </table:table-cell>
          <table:table-cell office:value-type="float" office:value="0.157155" calcext:value-type="float">
            <text:p>0.157155</text:p>
          </table:table-cell>
          <table:table-cell table:number-columns-repeated="3"/>
          <table:table-cell office:value-type="float" office:value="0.158191" calcext:value-type="float">
            <text:p>0.158191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595" calcext:value-type="float">
            <text:p>0.160595</text:p>
          </table:table-cell>
          <table:table-cell office:value-type="float" office:value="0.156112" calcext:value-type="float">
            <text:p>0.156112</text:p>
          </table:table-cell>
          <table:table-cell office:value-type="float" office:value="0.15677" calcext:value-type="float">
            <text:p>0.15677</text:p>
          </table:table-cell>
          <table:table-cell office:value-type="float" office:value="0.157164" calcext:value-type="float">
            <text:p>0.157164</text:p>
          </table:table-cell>
          <table:table-cell table:number-columns-repeated="3"/>
          <table:table-cell office:value-type="float" office:value="0.158227" calcext:value-type="float">
            <text:p>0.158227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394" calcext:value-type="float">
            <text:p>0.160394</text:p>
          </table:table-cell>
          <table:table-cell office:value-type="float" office:value="0.155895" calcext:value-type="float">
            <text:p>0.155895</text:p>
          </table:table-cell>
          <table:table-cell office:value-type="float" office:value="0.155871" calcext:value-type="float">
            <text:p>0.155871</text:p>
          </table:table-cell>
          <table:table-cell office:value-type="float" office:value="0.15716" calcext:value-type="float">
            <text:p>0.15716</text:p>
          </table:table-cell>
          <table:table-cell table:number-columns-repeated="3"/>
          <table:table-cell office:value-type="float" office:value="0.15824" calcext:value-type="float">
            <text:p>0.15824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659" calcext:value-type="float">
            <text:p>0.160659</text:p>
          </table:table-cell>
          <table:table-cell office:value-type="float" office:value="0.1572" calcext:value-type="float">
            <text:p>0.1572</text:p>
          </table:table-cell>
          <table:table-cell office:value-type="float" office:value="0.155931" calcext:value-type="float">
            <text:p>0.155931</text:p>
          </table:table-cell>
          <table:table-cell office:value-type="float" office:value="0.15714" calcext:value-type="float">
            <text:p>0.15714</text:p>
          </table:table-cell>
          <table:table-cell table:number-columns-repeated="3"/>
          <table:table-cell office:value-type="float" office:value="0.158201" calcext:value-type="float">
            <text:p>0.158201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452" calcext:value-type="float">
            <text:p>0.160452</text:p>
          </table:table-cell>
          <table:table-cell office:value-type="float" office:value="0.155785" calcext:value-type="float">
            <text:p>0.155785</text:p>
          </table:table-cell>
          <table:table-cell office:value-type="float" office:value="0.156277" calcext:value-type="float">
            <text:p>0.156277</text:p>
          </table:table-cell>
          <table:table-cell office:value-type="float" office:value="0.157138" calcext:value-type="float">
            <text:p>0.157138</text:p>
          </table:table-cell>
          <table:table-cell table:number-columns-repeated="3"/>
          <table:table-cell office:value-type="float" office:value="0.158181" calcext:value-type="float">
            <text:p>0.158181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32" calcext:value-type="float">
            <text:p>0.16032</text:p>
          </table:table-cell>
          <table:table-cell office:value-type="float" office:value="0.1564" calcext:value-type="float">
            <text:p>0.1564</text:p>
          </table:table-cell>
          <table:table-cell office:value-type="float" office:value="0.155878" calcext:value-type="float">
            <text:p>0.155878</text:p>
          </table:table-cell>
          <table:table-cell office:value-type="float" office:value="0.157241" calcext:value-type="float">
            <text:p>0.157241</text:p>
          </table:table-cell>
          <table:table-cell table:number-columns-repeated="3"/>
          <table:table-cell office:value-type="float" office:value="0.158228" calcext:value-type="float">
            <text:p>0.158228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31" calcext:value-type="float">
            <text:p>0.16031</text:p>
          </table:table-cell>
          <table:table-cell office:value-type="float" office:value="0.156772" calcext:value-type="float">
            <text:p>0.156772</text:p>
          </table:table-cell>
          <table:table-cell office:value-type="float" office:value="0.155921" calcext:value-type="float">
            <text:p>0.155921</text:p>
          </table:table-cell>
          <table:table-cell office:value-type="float" office:value="0.157167" calcext:value-type="float">
            <text:p>0.157167</text:p>
          </table:table-cell>
          <table:table-cell table:number-columns-repeated="3"/>
          <table:table-cell office:value-type="float" office:value="0.158175" calcext:value-type="float">
            <text:p>0.158175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449" calcext:value-type="float">
            <text:p>0.160449</text:p>
          </table:table-cell>
          <table:table-cell office:value-type="float" office:value="0.156641" calcext:value-type="float">
            <text:p>0.156641</text:p>
          </table:table-cell>
          <table:table-cell office:value-type="float" office:value="0.15589" calcext:value-type="float">
            <text:p>0.15589</text:p>
          </table:table-cell>
          <table:table-cell office:value-type="float" office:value="0.157148" calcext:value-type="float">
            <text:p>0.157148</text:p>
          </table:table-cell>
          <table:table-cell table:number-columns-repeated="3"/>
          <table:table-cell office:value-type="float" office:value="0.158131" calcext:value-type="float">
            <text:p>0.158131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288" calcext:value-type="float">
            <text:p>0.160288</text:p>
          </table:table-cell>
          <table:table-cell office:value-type="float" office:value="0.156852" calcext:value-type="float">
            <text:p>0.156852</text:p>
          </table:table-cell>
          <table:table-cell office:value-type="float" office:value="0.155855" calcext:value-type="float">
            <text:p>0.155855</text:p>
          </table:table-cell>
          <table:table-cell office:value-type="float" office:value="0.157093" calcext:value-type="float">
            <text:p>0.157093</text:p>
          </table:table-cell>
          <table:table-cell table:number-columns-repeated="3"/>
          <table:table-cell office:value-type="float" office:value="0.158185" calcext:value-type="float">
            <text:p>0.158185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545" calcext:value-type="float">
            <text:p>0.160545</text:p>
          </table:table-cell>
          <table:table-cell office:value-type="float" office:value="0.155882" calcext:value-type="float">
            <text:p>0.155882</text:p>
          </table:table-cell>
          <table:table-cell office:value-type="float" office:value="0.155974" calcext:value-type="float">
            <text:p>0.155974</text:p>
          </table:table-cell>
          <table:table-cell office:value-type="float" office:value="0.157111" calcext:value-type="float">
            <text:p>0.157111</text:p>
          </table:table-cell>
          <table:table-cell table:number-columns-repeated="3"/>
          <table:table-cell office:value-type="float" office:value="0.158127" calcext:value-type="float">
            <text:p>0.158127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417" calcext:value-type="float">
            <text:p>0.160417</text:p>
          </table:table-cell>
          <table:table-cell office:value-type="float" office:value="0.156394" calcext:value-type="float">
            <text:p>0.156394</text:p>
          </table:table-cell>
          <table:table-cell office:value-type="float" office:value="0.156272" calcext:value-type="float">
            <text:p>0.156272</text:p>
          </table:table-cell>
          <table:table-cell office:value-type="float" office:value="0.157077" calcext:value-type="float">
            <text:p>0.157077</text:p>
          </table:table-cell>
          <table:table-cell table:number-columns-repeated="3"/>
          <table:table-cell office:value-type="float" office:value="0.158189" calcext:value-type="float">
            <text:p>0.158189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372" calcext:value-type="float">
            <text:p>0.160372</text:p>
          </table:table-cell>
          <table:table-cell office:value-type="float" office:value="0.156036" calcext:value-type="float">
            <text:p>0.156036</text:p>
          </table:table-cell>
          <table:table-cell office:value-type="float" office:value="0.155865" calcext:value-type="float">
            <text:p>0.155865</text:p>
          </table:table-cell>
          <table:table-cell office:value-type="float" office:value="0.157468" calcext:value-type="float">
            <text:p>0.157468</text:p>
          </table:table-cell>
          <table:table-cell table:number-columns-repeated="3"/>
          <table:table-cell office:value-type="float" office:value="0.158085" calcext:value-type="float">
            <text:p>0.158085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53" calcext:value-type="float">
            <text:p>0.16053</text:p>
          </table:table-cell>
          <table:table-cell office:value-type="float" office:value="0.156199" calcext:value-type="float">
            <text:p>0.156199</text:p>
          </table:table-cell>
          <table:table-cell office:value-type="float" office:value="0.155898" calcext:value-type="float">
            <text:p>0.155898</text:p>
          </table:table-cell>
          <table:table-cell office:value-type="float" office:value="0.157101" calcext:value-type="float">
            <text:p>0.157101</text:p>
          </table:table-cell>
          <table:table-cell table:number-columns-repeated="3"/>
          <table:table-cell office:value-type="float" office:value="0.158176" calcext:value-type="float">
            <text:p>0.158176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269" calcext:value-type="float">
            <text:p>0.160269</text:p>
          </table:table-cell>
          <table:table-cell office:value-type="float" office:value="0.156016" calcext:value-type="float">
            <text:p>0.156016</text:p>
          </table:table-cell>
          <table:table-cell office:value-type="float" office:value="0.156104" calcext:value-type="float">
            <text:p>0.156104</text:p>
          </table:table-cell>
          <table:table-cell office:value-type="float" office:value="0.157057" calcext:value-type="float">
            <text:p>0.157057</text:p>
          </table:table-cell>
          <table:table-cell table:number-columns-repeated="3"/>
          <table:table-cell office:value-type="float" office:value="0.158111" calcext:value-type="float">
            <text:p>0.158111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614" calcext:value-type="float">
            <text:p>0.160614</text:p>
          </table:table-cell>
          <table:table-cell office:value-type="float" office:value="0.15601" calcext:value-type="float">
            <text:p>0.15601</text:p>
          </table:table-cell>
          <table:table-cell office:value-type="float" office:value="0.157514" calcext:value-type="float">
            <text:p>0.157514</text:p>
          </table:table-cell>
          <table:table-cell office:value-type="float" office:value="0.157121" calcext:value-type="float">
            <text:p>0.157121</text:p>
          </table:table-cell>
          <table:table-cell table:number-columns-repeated="3"/>
          <table:table-cell office:value-type="float" office:value="0.158141" calcext:value-type="float">
            <text:p>0.158141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1189" calcext:value-type="float">
            <text:p>0.161189</text:p>
          </table:table-cell>
          <table:table-cell office:value-type="float" office:value="0.156479" calcext:value-type="float">
            <text:p>0.156479</text:p>
          </table:table-cell>
          <table:table-cell office:value-type="float" office:value="0.155918" calcext:value-type="float">
            <text:p>0.155918</text:p>
          </table:table-cell>
          <table:table-cell office:value-type="float" office:value="0.157223" calcext:value-type="float">
            <text:p>0.157223</text:p>
          </table:table-cell>
          <table:table-cell table:number-columns-repeated="3"/>
          <table:table-cell office:value-type="float" office:value="0.158096" calcext:value-type="float">
            <text:p>0.158096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444" calcext:value-type="float">
            <text:p>0.160444</text:p>
          </table:table-cell>
          <table:table-cell office:value-type="float" office:value="0.15624" calcext:value-type="float">
            <text:p>0.15624</text:p>
          </table:table-cell>
          <table:table-cell office:value-type="float" office:value="0.156544" calcext:value-type="float">
            <text:p>0.156544</text:p>
          </table:table-cell>
          <table:table-cell office:value-type="float" office:value="0.157092" calcext:value-type="float">
            <text:p>0.157092</text:p>
          </table:table-cell>
          <table:table-cell table:number-columns-repeated="3"/>
          <table:table-cell office:value-type="float" office:value="0.158076" calcext:value-type="float">
            <text:p>0.158076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25" calcext:value-type="float">
            <text:p>0.16025</text:p>
          </table:table-cell>
          <table:table-cell office:value-type="float" office:value="0.155804" calcext:value-type="float">
            <text:p>0.155804</text:p>
          </table:table-cell>
          <table:table-cell office:value-type="float" office:value="0.157028" calcext:value-type="float">
            <text:p>0.157028</text:p>
          </table:table-cell>
          <table:table-cell office:value-type="float" office:value="0.157042" calcext:value-type="float">
            <text:p>0.157042</text:p>
          </table:table-cell>
          <table:table-cell table:number-columns-repeated="3"/>
          <table:table-cell office:value-type="float" office:value="0.158122" calcext:value-type="float">
            <text:p>0.158122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386" calcext:value-type="float">
            <text:p>0.160386</text:p>
          </table:table-cell>
          <table:table-cell office:value-type="float" office:value="0.155789" calcext:value-type="float">
            <text:p>0.155789</text:p>
          </table:table-cell>
          <table:table-cell office:value-type="float" office:value="0.155994" calcext:value-type="float">
            <text:p>0.155994</text:p>
          </table:table-cell>
          <table:table-cell office:value-type="float" office:value="0.157027" calcext:value-type="float">
            <text:p>0.157027</text:p>
          </table:table-cell>
          <table:table-cell table:number-columns-repeated="3"/>
          <table:table-cell office:value-type="float" office:value="0.158048" calcext:value-type="float">
            <text:p>0.158048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573" calcext:value-type="float">
            <text:p>0.160573</text:p>
          </table:table-cell>
          <table:table-cell office:value-type="float" office:value="0.156509" calcext:value-type="float">
            <text:p>0.156509</text:p>
          </table:table-cell>
          <table:table-cell office:value-type="float" office:value="0.156891" calcext:value-type="float">
            <text:p>0.156891</text:p>
          </table:table-cell>
          <table:table-cell office:value-type="float" office:value="0.157071" calcext:value-type="float">
            <text:p>0.157071</text:p>
          </table:table-cell>
          <table:table-cell table:number-columns-repeated="3"/>
          <table:table-cell office:value-type="float" office:value="0.158086" calcext:value-type="float">
            <text:p>0.158086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431" calcext:value-type="float">
            <text:p>0.160431</text:p>
          </table:table-cell>
          <table:table-cell office:value-type="float" office:value="0.155821" calcext:value-type="float">
            <text:p>0.155821</text:p>
          </table:table-cell>
          <table:table-cell office:value-type="float" office:value="0.156184" calcext:value-type="float">
            <text:p>0.156184</text:p>
          </table:table-cell>
          <table:table-cell office:value-type="float" office:value="0.157124" calcext:value-type="float">
            <text:p>0.157124</text:p>
          </table:table-cell>
          <table:table-cell table:number-columns-repeated="3"/>
          <table:table-cell office:value-type="float" office:value="0.158062" calcext:value-type="float">
            <text:p>0.158062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538" calcext:value-type="float">
            <text:p>0.160538</text:p>
          </table:table-cell>
          <table:table-cell office:value-type="float" office:value="0.156228" calcext:value-type="float">
            <text:p>0.156228</text:p>
          </table:table-cell>
          <table:table-cell office:value-type="float" office:value="0.156134" calcext:value-type="float">
            <text:p>0.156134</text:p>
          </table:table-cell>
          <table:table-cell office:value-type="float" office:value="0.15705" calcext:value-type="float">
            <text:p>0.15705</text:p>
          </table:table-cell>
          <table:table-cell table:number-columns-repeated="3"/>
          <table:table-cell office:value-type="float" office:value="0.158051" calcext:value-type="float">
            <text:p>0.158051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821" calcext:value-type="float">
            <text:p>0.160821</text:p>
          </table:table-cell>
          <table:table-cell office:value-type="float" office:value="0.157268" calcext:value-type="float">
            <text:p>0.157268</text:p>
          </table:table-cell>
          <table:table-cell office:value-type="float" office:value="0.156202" calcext:value-type="float">
            <text:p>0.156202</text:p>
          </table:table-cell>
          <table:table-cell office:value-type="float" office:value="0.156991" calcext:value-type="float">
            <text:p>0.156991</text:p>
          </table:table-cell>
          <table:table-cell table:number-columns-repeated="3"/>
          <table:table-cell office:value-type="float" office:value="0.158062" calcext:value-type="float">
            <text:p>0.158062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54" calcext:value-type="float">
            <text:p>0.16054</text:p>
          </table:table-cell>
          <table:table-cell office:value-type="float" office:value="0.156382" calcext:value-type="float">
            <text:p>0.156382</text:p>
          </table:table-cell>
          <table:table-cell office:value-type="float" office:value="0.156348" calcext:value-type="float">
            <text:p>0.156348</text:p>
          </table:table-cell>
          <table:table-cell office:value-type="float" office:value="0.15699" calcext:value-type="float">
            <text:p>0.15699</text:p>
          </table:table-cell>
          <table:table-cell table:number-columns-repeated="3"/>
          <table:table-cell office:value-type="float" office:value="0.158013" calcext:value-type="float">
            <text:p>0.158013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244" calcext:value-type="float">
            <text:p>0.160244</text:p>
          </table:table-cell>
          <table:table-cell office:value-type="float" office:value="0.155989" calcext:value-type="float">
            <text:p>0.155989</text:p>
          </table:table-cell>
          <table:table-cell office:value-type="float" office:value="0.155828" calcext:value-type="float">
            <text:p>0.155828</text:p>
          </table:table-cell>
          <table:table-cell office:value-type="float" office:value="0.15701" calcext:value-type="float">
            <text:p>0.15701</text:p>
          </table:table-cell>
          <table:table-cell table:number-columns-repeated="3"/>
          <table:table-cell office:value-type="float" office:value="0.158031" calcext:value-type="float">
            <text:p>0.158031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526" calcext:value-type="float">
            <text:p>0.160526</text:p>
          </table:table-cell>
          <table:table-cell office:value-type="float" office:value="0.156937" calcext:value-type="float">
            <text:p>0.156937</text:p>
          </table:table-cell>
          <table:table-cell office:value-type="float" office:value="0.155971" calcext:value-type="float">
            <text:p>0.155971</text:p>
          </table:table-cell>
          <table:table-cell office:value-type="float" office:value="0.157032" calcext:value-type="float">
            <text:p>0.157032</text:p>
          </table:table-cell>
          <table:table-cell table:number-columns-repeated="3"/>
          <table:table-cell office:value-type="float" office:value="0.158012" calcext:value-type="float">
            <text:p>0.158012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35" calcext:value-type="float">
            <text:p>0.16035</text:p>
          </table:table-cell>
          <table:table-cell office:value-type="float" office:value="0.156662" calcext:value-type="float">
            <text:p>0.156662</text:p>
          </table:table-cell>
          <table:table-cell office:value-type="float" office:value="0.156272" calcext:value-type="float">
            <text:p>0.156272</text:p>
          </table:table-cell>
          <table:table-cell office:value-type="float" office:value="0.156999" calcext:value-type="float">
            <text:p>0.156999</text:p>
          </table:table-cell>
          <table:table-cell table:number-columns-repeated="3"/>
          <table:table-cell office:value-type="float" office:value="0.158008" calcext:value-type="float">
            <text:p>0.158008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402" calcext:value-type="float">
            <text:p>0.160402</text:p>
          </table:table-cell>
          <table:table-cell office:value-type="float" office:value="0.15615" calcext:value-type="float">
            <text:p>0.15615</text:p>
          </table:table-cell>
          <table:table-cell office:value-type="float" office:value="0.156143" calcext:value-type="float">
            <text:p>0.156143</text:p>
          </table:table-cell>
          <table:table-cell office:value-type="float" office:value="0.156966" calcext:value-type="float">
            <text:p>0.156966</text:p>
          </table:table-cell>
          <table:table-cell table:number-columns-repeated="3"/>
          <table:table-cell office:value-type="float" office:value="0.157974" calcext:value-type="float">
            <text:p>0.157974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432" calcext:value-type="float">
            <text:p>0.160432</text:p>
          </table:table-cell>
          <table:table-cell office:value-type="float" office:value="0.155861" calcext:value-type="float">
            <text:p>0.155861</text:p>
          </table:table-cell>
          <table:table-cell office:value-type="float" office:value="0.155829" calcext:value-type="float">
            <text:p>0.155829</text:p>
          </table:table-cell>
          <table:table-cell office:value-type="float" office:value="0.156956" calcext:value-type="float">
            <text:p>0.156956</text:p>
          </table:table-cell>
          <table:table-cell table:number-columns-repeated="3"/>
          <table:table-cell office:value-type="float" office:value="0.158046" calcext:value-type="float">
            <text:p>0.158046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648" calcext:value-type="float">
            <text:p>0.160648</text:p>
          </table:table-cell>
          <table:table-cell office:value-type="float" office:value="0.156013" calcext:value-type="float">
            <text:p>0.156013</text:p>
          </table:table-cell>
          <table:table-cell office:value-type="float" office:value="0.156728" calcext:value-type="float">
            <text:p>0.156728</text:p>
          </table:table-cell>
          <table:table-cell office:value-type="float" office:value="0.157001" calcext:value-type="float">
            <text:p>0.157001</text:p>
          </table:table-cell>
          <table:table-cell table:number-columns-repeated="3"/>
          <table:table-cell office:value-type="float" office:value="0.157959" calcext:value-type="float">
            <text:p>0.157959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542" calcext:value-type="float">
            <text:p>0.160542</text:p>
          </table:table-cell>
          <table:table-cell office:value-type="float" office:value="0.156042" calcext:value-type="float">
            <text:p>0.156042</text:p>
          </table:table-cell>
          <table:table-cell office:value-type="float" office:value="0.155908" calcext:value-type="float">
            <text:p>0.155908</text:p>
          </table:table-cell>
          <table:table-cell office:value-type="float" office:value="0.157029" calcext:value-type="float">
            <text:p>0.157029</text:p>
          </table:table-cell>
          <table:table-cell table:number-columns-repeated="3"/>
          <table:table-cell office:value-type="float" office:value="0.157996" calcext:value-type="float">
            <text:p>0.157996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36" calcext:value-type="float">
            <text:p>0.16036</text:p>
          </table:table-cell>
          <table:table-cell office:value-type="float" office:value="0.156315" calcext:value-type="float">
            <text:p>0.156315</text:p>
          </table:table-cell>
          <table:table-cell office:value-type="float" office:value="0.155947" calcext:value-type="float">
            <text:p>0.155947</text:p>
          </table:table-cell>
          <table:table-cell office:value-type="float" office:value="0.157079" calcext:value-type="float">
            <text:p>0.157079</text:p>
          </table:table-cell>
          <table:table-cell table:number-columns-repeated="3"/>
          <table:table-cell office:value-type="float" office:value="0.157904" calcext:value-type="float">
            <text:p>0.157904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362" calcext:value-type="float">
            <text:p>0.160362</text:p>
          </table:table-cell>
          <table:table-cell office:value-type="float" office:value="0.15587" calcext:value-type="float">
            <text:p>0.15587</text:p>
          </table:table-cell>
          <table:table-cell office:value-type="float" office:value="0.155932" calcext:value-type="float">
            <text:p>0.155932</text:p>
          </table:table-cell>
          <table:table-cell office:value-type="float" office:value="0.156925" calcext:value-type="float">
            <text:p>0.156925</text:p>
          </table:table-cell>
          <table:table-cell table:number-columns-repeated="3"/>
          <table:table-cell office:value-type="float" office:value="0.158008" calcext:value-type="float">
            <text:p>0.158008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626" calcext:value-type="float">
            <text:p>0.160626</text:p>
          </table:table-cell>
          <table:table-cell office:value-type="float" office:value="0.156106" calcext:value-type="float">
            <text:p>0.156106</text:p>
          </table:table-cell>
          <table:table-cell office:value-type="float" office:value="0.15794" calcext:value-type="float">
            <text:p>0.15794</text:p>
          </table:table-cell>
          <table:table-cell office:value-type="float" office:value="0.156924" calcext:value-type="float">
            <text:p>0.156924</text:p>
          </table:table-cell>
          <table:table-cell table:number-columns-repeated="3"/>
          <table:table-cell office:value-type="float" office:value="0.15793" calcext:value-type="float">
            <text:p>0.15793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381" calcext:value-type="float">
            <text:p>0.160381</text:p>
          </table:table-cell>
          <table:table-cell office:value-type="float" office:value="0.156027" calcext:value-type="float">
            <text:p>0.156027</text:p>
          </table:table-cell>
          <table:table-cell office:value-type="float" office:value="0.156085" calcext:value-type="float">
            <text:p>0.156085</text:p>
          </table:table-cell>
          <table:table-cell office:value-type="float" office:value="0.156981" calcext:value-type="float">
            <text:p>0.156981</text:p>
          </table:table-cell>
          <table:table-cell table:number-columns-repeated="3"/>
          <table:table-cell office:value-type="float" office:value="0.157949" calcext:value-type="float">
            <text:p>0.157949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571" calcext:value-type="float">
            <text:p>0.160571</text:p>
          </table:table-cell>
          <table:table-cell office:value-type="float" office:value="0.156808" calcext:value-type="float">
            <text:p>0.156808</text:p>
          </table:table-cell>
          <table:table-cell office:value-type="float" office:value="0.156025" calcext:value-type="float">
            <text:p>0.156025</text:p>
          </table:table-cell>
          <table:table-cell office:value-type="float" office:value="0.156914" calcext:value-type="float">
            <text:p>0.156914</text:p>
          </table:table-cell>
          <table:table-cell table:number-columns-repeated="3"/>
          <table:table-cell office:value-type="float" office:value="0.157962" calcext:value-type="float">
            <text:p>0.157962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508" calcext:value-type="float">
            <text:p>0.160508</text:p>
          </table:table-cell>
          <table:table-cell office:value-type="float" office:value="0.156379" calcext:value-type="float">
            <text:p>0.156379</text:p>
          </table:table-cell>
          <table:table-cell office:value-type="float" office:value="0.156036" calcext:value-type="float">
            <text:p>0.156036</text:p>
          </table:table-cell>
          <table:table-cell office:value-type="float" office:value="0.156978" calcext:value-type="float">
            <text:p>0.156978</text:p>
          </table:table-cell>
          <table:table-cell table:number-columns-repeated="3"/>
          <table:table-cell office:value-type="float" office:value="0.157875" calcext:value-type="float">
            <text:p>0.157875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623" calcext:value-type="float">
            <text:p>0.160623</text:p>
          </table:table-cell>
          <table:table-cell office:value-type="float" office:value="0.15586" calcext:value-type="float">
            <text:p>0.15586</text:p>
          </table:table-cell>
          <table:table-cell office:value-type="float" office:value="0.156529" calcext:value-type="float">
            <text:p>0.156529</text:p>
          </table:table-cell>
          <table:table-cell office:value-type="float" office:value="0.157049" calcext:value-type="float">
            <text:p>0.157049</text:p>
          </table:table-cell>
          <table:table-cell table:number-columns-repeated="3"/>
          <table:table-cell office:value-type="float" office:value="0.157944" calcext:value-type="float">
            <text:p>0.157944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878" calcext:value-type="float">
            <text:p>0.160878</text:p>
          </table:table-cell>
          <table:table-cell office:value-type="float" office:value="0.156124" calcext:value-type="float">
            <text:p>0.156124</text:p>
          </table:table-cell>
          <table:table-cell office:value-type="float" office:value="0.157698" calcext:value-type="float">
            <text:p>0.157698</text:p>
          </table:table-cell>
          <table:table-cell office:value-type="float" office:value="0.15692" calcext:value-type="float">
            <text:p>0.15692</text:p>
          </table:table-cell>
          <table:table-cell table:number-columns-repeated="3"/>
          <table:table-cell office:value-type="float" office:value="0.157871" calcext:value-type="float">
            <text:p>0.157871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43" calcext:value-type="float">
            <text:p>0.16043</text:p>
          </table:table-cell>
          <table:table-cell office:value-type="float" office:value="0.156113" calcext:value-type="float">
            <text:p>0.156113</text:p>
          </table:table-cell>
          <table:table-cell office:value-type="float" office:value="0.159748" calcext:value-type="float">
            <text:p>0.159748</text:p>
          </table:table-cell>
          <table:table-cell office:value-type="float" office:value="0.156926" calcext:value-type="float">
            <text:p>0.156926</text:p>
          </table:table-cell>
          <table:table-cell table:number-columns-repeated="3"/>
          <table:table-cell office:value-type="float" office:value="0.157914" calcext:value-type="float">
            <text:p>0.157914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362" calcext:value-type="float">
            <text:p>0.160362</text:p>
          </table:table-cell>
          <table:table-cell office:value-type="float" office:value="0.155803" calcext:value-type="float">
            <text:p>0.155803</text:p>
          </table:table-cell>
          <table:table-cell office:value-type="float" office:value="0.156473" calcext:value-type="float">
            <text:p>0.156473</text:p>
          </table:table-cell>
          <table:table-cell office:value-type="float" office:value="0.156901" calcext:value-type="float">
            <text:p>0.156901</text:p>
          </table:table-cell>
          <table:table-cell table:number-columns-repeated="3"/>
          <table:table-cell office:value-type="float" office:value="0.157915" calcext:value-type="float">
            <text:p>0.157915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418" calcext:value-type="float">
            <text:p>0.160418</text:p>
          </table:table-cell>
          <table:table-cell office:value-type="float" office:value="0.155802" calcext:value-type="float">
            <text:p>0.155802</text:p>
          </table:table-cell>
          <table:table-cell office:value-type="float" office:value="0.15934" calcext:value-type="float">
            <text:p>0.15934</text:p>
          </table:table-cell>
          <table:table-cell office:value-type="float" office:value="0.156862" calcext:value-type="float">
            <text:p>0.156862</text:p>
          </table:table-cell>
          <table:table-cell table:number-columns-repeated="3"/>
          <table:table-cell office:value-type="float" office:value="0.157843" calcext:value-type="float">
            <text:p>0.157843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489" calcext:value-type="float">
            <text:p>0.160489</text:p>
          </table:table-cell>
          <table:table-cell office:value-type="float" office:value="0.155776" calcext:value-type="float">
            <text:p>0.155776</text:p>
          </table:table-cell>
          <table:table-cell office:value-type="float" office:value="0.156109" calcext:value-type="float">
            <text:p>0.156109</text:p>
          </table:table-cell>
          <table:table-cell office:value-type="float" office:value="0.156994" calcext:value-type="float">
            <text:p>0.156994</text:p>
          </table:table-cell>
          <table:table-cell table:number-columns-repeated="3"/>
          <table:table-cell office:value-type="float" office:value="0.157892" calcext:value-type="float">
            <text:p>0.157892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803" calcext:value-type="float">
            <text:p>0.160803</text:p>
          </table:table-cell>
          <table:table-cell office:value-type="float" office:value="0.156782" calcext:value-type="float">
            <text:p>0.156782</text:p>
          </table:table-cell>
          <table:table-cell office:value-type="float" office:value="0.15608" calcext:value-type="float">
            <text:p>0.15608</text:p>
          </table:table-cell>
          <table:table-cell office:value-type="float" office:value="0.156897" calcext:value-type="float">
            <text:p>0.156897</text:p>
          </table:table-cell>
          <table:table-cell table:number-columns-repeated="3"/>
          <table:table-cell office:value-type="float" office:value="0.15783" calcext:value-type="float">
            <text:p>0.15783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356" calcext:value-type="float">
            <text:p>0.160356</text:p>
          </table:table-cell>
          <table:table-cell office:value-type="float" office:value="0.155966" calcext:value-type="float">
            <text:p>0.155966</text:p>
          </table:table-cell>
          <table:table-cell office:value-type="float" office:value="0.156228" calcext:value-type="float">
            <text:p>0.156228</text:p>
          </table:table-cell>
          <table:table-cell office:value-type="float" office:value="0.156922" calcext:value-type="float">
            <text:p>0.156922</text:p>
          </table:table-cell>
          <table:table-cell table:number-columns-repeated="3"/>
          <table:table-cell office:value-type="float" office:value="0.157854" calcext:value-type="float">
            <text:p>0.157854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528" calcext:value-type="float">
            <text:p>0.160528</text:p>
          </table:table-cell>
          <table:table-cell office:value-type="float" office:value="0.156096" calcext:value-type="float">
            <text:p>0.156096</text:p>
          </table:table-cell>
          <table:table-cell office:value-type="float" office:value="0.156455" calcext:value-type="float">
            <text:p>0.156455</text:p>
          </table:table-cell>
          <table:table-cell office:value-type="float" office:value="0.157269" calcext:value-type="float">
            <text:p>0.157269</text:p>
          </table:table-cell>
          <table:table-cell table:number-columns-repeated="3"/>
          <table:table-cell office:value-type="float" office:value="0.157864" calcext:value-type="float">
            <text:p>0.157864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617" calcext:value-type="float">
            <text:p>0.160617</text:p>
          </table:table-cell>
          <table:table-cell office:value-type="float" office:value="0.155921" calcext:value-type="float">
            <text:p>0.155921</text:p>
          </table:table-cell>
          <table:table-cell office:value-type="float" office:value="0.155988" calcext:value-type="float">
            <text:p>0.155988</text:p>
          </table:table-cell>
          <table:table-cell office:value-type="float" office:value="0.156876" calcext:value-type="float">
            <text:p>0.156876</text:p>
          </table:table-cell>
          <table:table-cell table:number-columns-repeated="3"/>
          <table:table-cell office:value-type="float" office:value="0.157835" calcext:value-type="float">
            <text:p>0.157835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556" calcext:value-type="float">
            <text:p>0.160556</text:p>
          </table:table-cell>
          <table:table-cell office:value-type="float" office:value="0.156347" calcext:value-type="float">
            <text:p>0.156347</text:p>
          </table:table-cell>
          <table:table-cell office:value-type="float" office:value="0.156776" calcext:value-type="float">
            <text:p>0.156776</text:p>
          </table:table-cell>
          <table:table-cell office:value-type="float" office:value="0.156839" calcext:value-type="float">
            <text:p>0.156839</text:p>
          </table:table-cell>
          <table:table-cell table:number-columns-repeated="3"/>
          <table:table-cell office:value-type="float" office:value="0.157809" calcext:value-type="float">
            <text:p>0.157809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573" calcext:value-type="float">
            <text:p>0.160573</text:p>
          </table:table-cell>
          <table:table-cell office:value-type="float" office:value="0.156986" calcext:value-type="float">
            <text:p>0.156986</text:p>
          </table:table-cell>
          <table:table-cell office:value-type="float" office:value="0.155848" calcext:value-type="float">
            <text:p>0.155848</text:p>
          </table:table-cell>
          <table:table-cell office:value-type="float" office:value="0.156852" calcext:value-type="float">
            <text:p>0.156852</text:p>
          </table:table-cell>
          <table:table-cell table:number-columns-repeated="3"/>
          <table:table-cell office:value-type="float" office:value="0.157818" calcext:value-type="float">
            <text:p>0.157818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636" calcext:value-type="float">
            <text:p>0.160636</text:p>
          </table:table-cell>
          <table:table-cell office:value-type="float" office:value="0.156147" calcext:value-type="float">
            <text:p>0.156147</text:p>
          </table:table-cell>
          <table:table-cell office:value-type="float" office:value="0.156101" calcext:value-type="float">
            <text:p>0.156101</text:p>
          </table:table-cell>
          <table:table-cell office:value-type="float" office:value="0.156825" calcext:value-type="float">
            <text:p>0.156825</text:p>
          </table:table-cell>
          <table:table-cell table:number-columns-repeated="3"/>
          <table:table-cell office:value-type="float" office:value="0.15783" calcext:value-type="float">
            <text:p>0.15783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681" calcext:value-type="float">
            <text:p>0.160681</text:p>
          </table:table-cell>
          <table:table-cell office:value-type="float" office:value="0.155889" calcext:value-type="float">
            <text:p>0.155889</text:p>
          </table:table-cell>
          <table:table-cell office:value-type="float" office:value="0.155966" calcext:value-type="float">
            <text:p>0.155966</text:p>
          </table:table-cell>
          <table:table-cell office:value-type="float" office:value="0.15682" calcext:value-type="float">
            <text:p>0.15682</text:p>
          </table:table-cell>
          <table:table-cell table:number-columns-repeated="3"/>
          <table:table-cell office:value-type="float" office:value="0.157763" calcext:value-type="float">
            <text:p>0.157763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455" calcext:value-type="float">
            <text:p>0.160455</text:p>
          </table:table-cell>
          <table:table-cell office:value-type="float" office:value="0.155872" calcext:value-type="float">
            <text:p>0.155872</text:p>
          </table:table-cell>
          <table:table-cell office:value-type="float" office:value="0.155822" calcext:value-type="float">
            <text:p>0.155822</text:p>
          </table:table-cell>
          <table:table-cell office:value-type="float" office:value="0.156814" calcext:value-type="float">
            <text:p>0.156814</text:p>
          </table:table-cell>
          <table:table-cell table:number-columns-repeated="3"/>
          <table:table-cell office:value-type="float" office:value="0.157812" calcext:value-type="float">
            <text:p>0.157812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538" calcext:value-type="float">
            <text:p>0.160538</text:p>
          </table:table-cell>
          <table:table-cell office:value-type="float" office:value="0.155835" calcext:value-type="float">
            <text:p>0.155835</text:p>
          </table:table-cell>
          <table:table-cell office:value-type="float" office:value="0.1559" calcext:value-type="float">
            <text:p>0.1559</text:p>
          </table:table-cell>
          <table:table-cell office:value-type="float" office:value="0.156949" calcext:value-type="float">
            <text:p>0.156949</text:p>
          </table:table-cell>
          <table:table-cell table:number-columns-repeated="3"/>
          <table:table-cell office:value-type="float" office:value="0.157757" calcext:value-type="float">
            <text:p>0.157757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82" calcext:value-type="float">
            <text:p>0.16082</text:p>
          </table:table-cell>
          <table:table-cell office:value-type="float" office:value="0.155845" calcext:value-type="float">
            <text:p>0.155845</text:p>
          </table:table-cell>
          <table:table-cell office:value-type="float" office:value="0.155794" calcext:value-type="float">
            <text:p>0.155794</text:p>
          </table:table-cell>
          <table:table-cell office:value-type="float" office:value="0.157061" calcext:value-type="float">
            <text:p>0.157061</text:p>
          </table:table-cell>
          <table:table-cell table:number-columns-repeated="3"/>
          <table:table-cell office:value-type="float" office:value="0.157767" calcext:value-type="float">
            <text:p>0.157767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625" calcext:value-type="float">
            <text:p>0.160625</text:p>
          </table:table-cell>
          <table:table-cell office:value-type="float" office:value="0.155889" calcext:value-type="float">
            <text:p>0.155889</text:p>
          </table:table-cell>
          <table:table-cell office:value-type="float" office:value="0.156624" calcext:value-type="float">
            <text:p>0.156624</text:p>
          </table:table-cell>
          <table:table-cell office:value-type="float" office:value="0.156814" calcext:value-type="float">
            <text:p>0.156814</text:p>
          </table:table-cell>
          <table:table-cell table:number-columns-repeated="3"/>
          <table:table-cell office:value-type="float" office:value="0.157773" calcext:value-type="float">
            <text:p>0.157773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617" calcext:value-type="float">
            <text:p>0.160617</text:p>
          </table:table-cell>
          <table:table-cell office:value-type="float" office:value="0.156873" calcext:value-type="float">
            <text:p>0.156873</text:p>
          </table:table-cell>
          <table:table-cell office:value-type="float" office:value="0.15703" calcext:value-type="float">
            <text:p>0.15703</text:p>
          </table:table-cell>
          <table:table-cell office:value-type="float" office:value="0.156772" calcext:value-type="float">
            <text:p>0.156772</text:p>
          </table:table-cell>
          <table:table-cell table:number-columns-repeated="3"/>
          <table:table-cell office:value-type="float" office:value="0.157766" calcext:value-type="float">
            <text:p>0.157766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651" calcext:value-type="float">
            <text:p>0.160651</text:p>
          </table:table-cell>
          <table:table-cell office:value-type="float" office:value="0.158139" calcext:value-type="float">
            <text:p>0.158139</text:p>
          </table:table-cell>
          <table:table-cell office:value-type="float" office:value="0.156342" calcext:value-type="float">
            <text:p>0.156342</text:p>
          </table:table-cell>
          <table:table-cell office:value-type="float" office:value="0.156839" calcext:value-type="float">
            <text:p>0.156839</text:p>
          </table:table-cell>
          <table:table-cell table:number-columns-repeated="3"/>
          <table:table-cell office:value-type="float" office:value="0.157728" calcext:value-type="float">
            <text:p>0.157728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1793" calcext:value-type="float">
            <text:p>0.161793</text:p>
          </table:table-cell>
          <table:table-cell office:value-type="float" office:value="0.156411" calcext:value-type="float">
            <text:p>0.156411</text:p>
          </table:table-cell>
          <table:table-cell office:value-type="float" office:value="0.155922" calcext:value-type="float">
            <text:p>0.155922</text:p>
          </table:table-cell>
          <table:table-cell office:value-type="float" office:value="0.156801" calcext:value-type="float">
            <text:p>0.156801</text:p>
          </table:table-cell>
          <table:table-cell table:number-columns-repeated="3"/>
          <table:table-cell office:value-type="float" office:value="0.157802" calcext:value-type="float">
            <text:p>0.157802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1117" calcext:value-type="float">
            <text:p>0.161117</text:p>
          </table:table-cell>
          <table:table-cell office:value-type="float" office:value="0.156012" calcext:value-type="float">
            <text:p>0.156012</text:p>
          </table:table-cell>
          <table:table-cell office:value-type="float" office:value="0.156179" calcext:value-type="float">
            <text:p>0.156179</text:p>
          </table:table-cell>
          <table:table-cell office:value-type="float" office:value="0.156762" calcext:value-type="float">
            <text:p>0.156762</text:p>
          </table:table-cell>
          <table:table-cell table:number-columns-repeated="3"/>
          <table:table-cell office:value-type="float" office:value="0.157711" calcext:value-type="float">
            <text:p>0.157711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1947" calcext:value-type="float">
            <text:p>0.161947</text:p>
          </table:table-cell>
          <table:table-cell office:value-type="float" office:value="0.156311" calcext:value-type="float">
            <text:p>0.156311</text:p>
          </table:table-cell>
          <table:table-cell office:value-type="float" office:value="0.155791" calcext:value-type="float">
            <text:p>0.155791</text:p>
          </table:table-cell>
          <table:table-cell office:value-type="float" office:value="0.156821" calcext:value-type="float">
            <text:p>0.156821</text:p>
          </table:table-cell>
          <table:table-cell table:number-columns-repeated="3"/>
          <table:table-cell office:value-type="float" office:value="0.157752" calcext:value-type="float">
            <text:p>0.157752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44" calcext:value-type="float">
            <text:p>0.16044</text:p>
          </table:table-cell>
          <table:table-cell office:value-type="float" office:value="0.155862" calcext:value-type="float">
            <text:p>0.155862</text:p>
          </table:table-cell>
          <table:table-cell office:value-type="float" office:value="0.157002" calcext:value-type="float">
            <text:p>0.157002</text:p>
          </table:table-cell>
          <table:table-cell office:value-type="float" office:value="0.156906" calcext:value-type="float">
            <text:p>0.156906</text:p>
          </table:table-cell>
          <table:table-cell table:number-columns-repeated="3"/>
          <table:table-cell office:value-type="float" office:value="0.157744" calcext:value-type="float">
            <text:p>0.157744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199" calcext:value-type="float">
            <text:p>0.160199</text:p>
          </table:table-cell>
          <table:table-cell office:value-type="float" office:value="0.155885" calcext:value-type="float">
            <text:p>0.155885</text:p>
          </table:table-cell>
          <table:table-cell office:value-type="float" office:value="0.157258" calcext:value-type="float">
            <text:p>0.157258</text:p>
          </table:table-cell>
          <table:table-cell office:value-type="float" office:value="0.156804" calcext:value-type="float">
            <text:p>0.156804</text:p>
          </table:table-cell>
          <table:table-cell table:number-columns-repeated="3"/>
          <table:table-cell office:value-type="float" office:value="0.157701" calcext:value-type="float">
            <text:p>0.157701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139" calcext:value-type="float">
            <text:p>0.160139</text:p>
          </table:table-cell>
          <table:table-cell office:value-type="float" office:value="0.155988" calcext:value-type="float">
            <text:p>0.155988</text:p>
          </table:table-cell>
          <table:table-cell office:value-type="float" office:value="0.156617" calcext:value-type="float">
            <text:p>0.156617</text:p>
          </table:table-cell>
          <table:table-cell office:value-type="float" office:value="0.156735" calcext:value-type="float">
            <text:p>0.156735</text:p>
          </table:table-cell>
          <table:table-cell table:number-columns-repeated="3"/>
          <table:table-cell office:value-type="float" office:value="0.157701" calcext:value-type="float">
            <text:p>0.157701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498" calcext:value-type="float">
            <text:p>0.160498</text:p>
          </table:table-cell>
          <table:table-cell office:value-type="float" office:value="0.155893" calcext:value-type="float">
            <text:p>0.155893</text:p>
          </table:table-cell>
          <table:table-cell office:value-type="float" office:value="0.155928" calcext:value-type="float">
            <text:p>0.155928</text:p>
          </table:table-cell>
          <table:table-cell office:value-type="float" office:value="0.156722" calcext:value-type="float">
            <text:p>0.156722</text:p>
          </table:table-cell>
          <table:table-cell table:number-columns-repeated="3"/>
          <table:table-cell office:value-type="float" office:value="0.15764" calcext:value-type="float">
            <text:p>0.15764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444" calcext:value-type="float">
            <text:p>0.160444</text:p>
          </table:table-cell>
          <table:table-cell office:value-type="float" office:value="0.155854" calcext:value-type="float">
            <text:p>0.155854</text:p>
          </table:table-cell>
          <table:table-cell office:value-type="float" office:value="0.155915" calcext:value-type="float">
            <text:p>0.155915</text:p>
          </table:table-cell>
          <table:table-cell office:value-type="float" office:value="0.156809" calcext:value-type="float">
            <text:p>0.156809</text:p>
          </table:table-cell>
          <table:table-cell table:number-columns-repeated="3"/>
          <table:table-cell office:value-type="float" office:value="0.157725" calcext:value-type="float">
            <text:p>0.157725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301" calcext:value-type="float">
            <text:p>0.160301</text:p>
          </table:table-cell>
          <table:table-cell office:value-type="float" office:value="0.155949" calcext:value-type="float">
            <text:p>0.155949</text:p>
          </table:table-cell>
          <table:table-cell office:value-type="float" office:value="0.156762" calcext:value-type="float">
            <text:p>0.156762</text:p>
          </table:table-cell>
          <table:table-cell office:value-type="float" office:value="0.156704" calcext:value-type="float">
            <text:p>0.156704</text:p>
          </table:table-cell>
          <table:table-cell table:number-columns-repeated="3"/>
          <table:table-cell office:value-type="float" office:value="0.157679" calcext:value-type="float">
            <text:p>0.157679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619" calcext:value-type="float">
            <text:p>0.160619</text:p>
          </table:table-cell>
          <table:table-cell office:value-type="float" office:value="0.156953" calcext:value-type="float">
            <text:p>0.156953</text:p>
          </table:table-cell>
          <table:table-cell office:value-type="float" office:value="0.156727" calcext:value-type="float">
            <text:p>0.156727</text:p>
          </table:table-cell>
          <table:table-cell office:value-type="float" office:value="0.156712" calcext:value-type="float">
            <text:p>0.156712</text:p>
          </table:table-cell>
          <table:table-cell table:number-columns-repeated="3"/>
          <table:table-cell office:value-type="float" office:value="0.157682" calcext:value-type="float">
            <text:p>0.157682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606" calcext:value-type="float">
            <text:p>0.160606</text:p>
          </table:table-cell>
          <table:table-cell office:value-type="float" office:value="0.156298" calcext:value-type="float">
            <text:p>0.156298</text:p>
          </table:table-cell>
          <table:table-cell office:value-type="float" office:value="0.156183" calcext:value-type="float">
            <text:p>0.156183</text:p>
          </table:table-cell>
          <table:table-cell office:value-type="float" office:value="0.156736" calcext:value-type="float">
            <text:p>0.156736</text:p>
          </table:table-cell>
          <table:table-cell table:number-columns-repeated="3"/>
          <table:table-cell office:value-type="float" office:value="0.157637" calcext:value-type="float">
            <text:p>0.157637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835" calcext:value-type="float">
            <text:p>0.160835</text:p>
          </table:table-cell>
          <table:table-cell office:value-type="float" office:value="0.155926" calcext:value-type="float">
            <text:p>0.155926</text:p>
          </table:table-cell>
          <table:table-cell office:value-type="float" office:value="0.157077" calcext:value-type="float">
            <text:p>0.157077</text:p>
          </table:table-cell>
          <table:table-cell office:value-type="float" office:value="0.157091" calcext:value-type="float">
            <text:p>0.157091</text:p>
          </table:table-cell>
          <table:table-cell table:number-columns-repeated="3"/>
          <table:table-cell office:value-type="float" office:value="0.157695" calcext:value-type="float">
            <text:p>0.157695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561" calcext:value-type="float">
            <text:p>0.160561</text:p>
          </table:table-cell>
          <table:table-cell office:value-type="float" office:value="0.156677" calcext:value-type="float">
            <text:p>0.156677</text:p>
          </table:table-cell>
          <table:table-cell office:value-type="float" office:value="0.155872" calcext:value-type="float">
            <text:p>0.155872</text:p>
          </table:table-cell>
          <table:table-cell office:value-type="float" office:value="0.15672" calcext:value-type="float">
            <text:p>0.15672</text:p>
          </table:table-cell>
          <table:table-cell table:number-columns-repeated="3"/>
          <table:table-cell office:value-type="float" office:value="0.157605" calcext:value-type="float">
            <text:p>0.157605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554" calcext:value-type="float">
            <text:p>0.160554</text:p>
          </table:table-cell>
          <table:table-cell office:value-type="float" office:value="0.156199" calcext:value-type="float">
            <text:p>0.156199</text:p>
          </table:table-cell>
          <table:table-cell office:value-type="float" office:value="0.155925" calcext:value-type="float">
            <text:p>0.155925</text:p>
          </table:table-cell>
          <table:table-cell office:value-type="float" office:value="0.156702" calcext:value-type="float">
            <text:p>0.156702</text:p>
          </table:table-cell>
          <table:table-cell table:number-columns-repeated="3"/>
          <table:table-cell office:value-type="float" office:value="0.157674" calcext:value-type="float">
            <text:p>0.157674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764" calcext:value-type="float">
            <text:p>0.160764</text:p>
          </table:table-cell>
          <table:table-cell office:value-type="float" office:value="0.155858" calcext:value-type="float">
            <text:p>0.155858</text:p>
          </table:table-cell>
          <table:table-cell office:value-type="float" office:value="0.156047" calcext:value-type="float">
            <text:p>0.156047</text:p>
          </table:table-cell>
          <table:table-cell office:value-type="float" office:value="0.156692" calcext:value-type="float">
            <text:p>0.156692</text:p>
          </table:table-cell>
          <table:table-cell table:number-columns-repeated="3"/>
          <table:table-cell office:value-type="float" office:value="0.157618" calcext:value-type="float">
            <text:p>0.157618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56" calcext:value-type="float">
            <text:p>0.16056</text:p>
          </table:table-cell>
          <table:table-cell office:value-type="float" office:value="0.157725" calcext:value-type="float">
            <text:p>0.157725</text:p>
          </table:table-cell>
          <table:table-cell office:value-type="float" office:value="0.156273" calcext:value-type="float">
            <text:p>0.156273</text:p>
          </table:table-cell>
          <table:table-cell office:value-type="float" office:value="0.15678" calcext:value-type="float">
            <text:p>0.15678</text:p>
          </table:table-cell>
          <table:table-cell table:number-columns-repeated="3"/>
          <table:table-cell office:value-type="float" office:value="0.157599" calcext:value-type="float">
            <text:p>0.157599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129" calcext:value-type="float">
            <text:p>0.16129</text:p>
          </table:table-cell>
          <table:table-cell office:value-type="float" office:value="0.155917" calcext:value-type="float">
            <text:p>0.155917</text:p>
          </table:table-cell>
          <table:table-cell office:value-type="float" office:value="0.156616" calcext:value-type="float">
            <text:p>0.156616</text:p>
          </table:table-cell>
          <table:table-cell office:value-type="float" office:value="0.156661" calcext:value-type="float">
            <text:p>0.156661</text:p>
          </table:table-cell>
          <table:table-cell table:number-columns-repeated="3"/>
          <table:table-cell office:value-type="float" office:value="0.157606" calcext:value-type="float">
            <text:p>0.157606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914" calcext:value-type="float">
            <text:p>0.160914</text:p>
          </table:table-cell>
          <table:table-cell office:value-type="float" office:value="0.156793" calcext:value-type="float">
            <text:p>0.156793</text:p>
          </table:table-cell>
          <table:table-cell office:value-type="float" office:value="0.155895" calcext:value-type="float">
            <text:p>0.155895</text:p>
          </table:table-cell>
          <table:table-cell office:value-type="float" office:value="0.156666" calcext:value-type="float">
            <text:p>0.156666</text:p>
          </table:table-cell>
          <table:table-cell table:number-columns-repeated="3"/>
          <table:table-cell office:value-type="float" office:value="0.157592" calcext:value-type="float">
            <text:p>0.157592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389" calcext:value-type="float">
            <text:p>0.160389</text:p>
          </table:table-cell>
          <table:table-cell office:value-type="float" office:value="0.15594" calcext:value-type="float">
            <text:p>0.15594</text:p>
          </table:table-cell>
          <table:table-cell office:value-type="float" office:value="0.1559" calcext:value-type="float">
            <text:p>0.1559</text:p>
          </table:table-cell>
          <table:table-cell office:value-type="float" office:value="0.156704" calcext:value-type="float">
            <text:p>0.156704</text:p>
          </table:table-cell>
          <table:table-cell table:number-columns-repeated="3"/>
          <table:table-cell office:value-type="float" office:value="0.157573" calcext:value-type="float">
            <text:p>0.157573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417" calcext:value-type="float">
            <text:p>0.160417</text:p>
          </table:table-cell>
          <table:table-cell office:value-type="float" office:value="0.155969" calcext:value-type="float">
            <text:p>0.155969</text:p>
          </table:table-cell>
          <table:table-cell office:value-type="float" office:value="0.15666" calcext:value-type="float">
            <text:p>0.15666</text:p>
          </table:table-cell>
          <table:table-cell office:value-type="float" office:value="0.156636" calcext:value-type="float">
            <text:p>0.156636</text:p>
          </table:table-cell>
          <table:table-cell table:number-columns-repeated="3"/>
          <table:table-cell office:value-type="float" office:value="0.157613" calcext:value-type="float">
            <text:p>0.157613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335" calcext:value-type="float">
            <text:p>0.160335</text:p>
          </table:table-cell>
          <table:table-cell office:value-type="float" office:value="0.156142" calcext:value-type="float">
            <text:p>0.156142</text:p>
          </table:table-cell>
          <table:table-cell office:value-type="float" office:value="0.15761" calcext:value-type="float">
            <text:p>0.15761</text:p>
          </table:table-cell>
          <table:table-cell office:value-type="float" office:value="0.156841" calcext:value-type="float">
            <text:p>0.156841</text:p>
          </table:table-cell>
          <table:table-cell table:number-columns-repeated="3"/>
          <table:table-cell office:value-type="float" office:value="0.157548" calcext:value-type="float">
            <text:p>0.157548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448" calcext:value-type="float">
            <text:p>0.160448</text:p>
          </table:table-cell>
          <table:table-cell office:value-type="float" office:value="0.15626" calcext:value-type="float">
            <text:p>0.15626</text:p>
          </table:table-cell>
          <table:table-cell office:value-type="float" office:value="0.155983" calcext:value-type="float">
            <text:p>0.155983</text:p>
          </table:table-cell>
          <table:table-cell office:value-type="float" office:value="0.156642" calcext:value-type="float">
            <text:p>0.156642</text:p>
          </table:table-cell>
          <table:table-cell table:number-columns-repeated="3"/>
          <table:table-cell office:value-type="float" office:value="0.15759" calcext:value-type="float">
            <text:p>0.15759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452" calcext:value-type="float">
            <text:p>0.160452</text:p>
          </table:table-cell>
          <table:table-cell office:value-type="float" office:value="0.156128" calcext:value-type="float">
            <text:p>0.156128</text:p>
          </table:table-cell>
          <table:table-cell office:value-type="float" office:value="0.156041" calcext:value-type="float">
            <text:p>0.156041</text:p>
          </table:table-cell>
          <table:table-cell office:value-type="float" office:value="0.156721" calcext:value-type="float">
            <text:p>0.156721</text:p>
          </table:table-cell>
          <table:table-cell table:number-columns-repeated="3"/>
          <table:table-cell office:value-type="float" office:value="0.157558" calcext:value-type="float">
            <text:p>0.157558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499" calcext:value-type="float">
            <text:p>0.160499</text:p>
          </table:table-cell>
          <table:table-cell office:value-type="float" office:value="0.15651" calcext:value-type="float">
            <text:p>0.15651</text:p>
          </table:table-cell>
          <table:table-cell office:value-type="float" office:value="0.155865" calcext:value-type="float">
            <text:p>0.155865</text:p>
          </table:table-cell>
          <table:table-cell office:value-type="float" office:value="0.156682" calcext:value-type="float">
            <text:p>0.156682</text:p>
          </table:table-cell>
          <table:table-cell table:number-columns-repeated="3"/>
          <table:table-cell office:value-type="float" office:value="0.157538" calcext:value-type="float">
            <text:p>0.157538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623" calcext:value-type="float">
            <text:p>0.160623</text:p>
          </table:table-cell>
          <table:table-cell office:value-type="float" office:value="0.155888" calcext:value-type="float">
            <text:p>0.155888</text:p>
          </table:table-cell>
          <table:table-cell office:value-type="float" office:value="0.157426" calcext:value-type="float">
            <text:p>0.157426</text:p>
          </table:table-cell>
          <table:table-cell office:value-type="float" office:value="0.156638" calcext:value-type="float">
            <text:p>0.156638</text:p>
          </table:table-cell>
          <table:table-cell table:number-columns-repeated="3"/>
          <table:table-cell office:value-type="float" office:value="0.157579" calcext:value-type="float">
            <text:p>0.157579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514" calcext:value-type="float">
            <text:p>0.160514</text:p>
          </table:table-cell>
          <table:table-cell office:value-type="float" office:value="0.155893" calcext:value-type="float">
            <text:p>0.155893</text:p>
          </table:table-cell>
          <table:table-cell office:value-type="float" office:value="0.155788" calcext:value-type="float">
            <text:p>0.155788</text:p>
          </table:table-cell>
          <table:table-cell office:value-type="float" office:value="0.156811" calcext:value-type="float">
            <text:p>0.156811</text:p>
          </table:table-cell>
          <table:table-cell table:number-columns-repeated="3"/>
          <table:table-cell office:value-type="float" office:value="0.157464" calcext:value-type="float">
            <text:p>0.157464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601" calcext:value-type="float">
            <text:p>0.160601</text:p>
          </table:table-cell>
          <table:table-cell office:value-type="float" office:value="0.155844" calcext:value-type="float">
            <text:p>0.155844</text:p>
          </table:table-cell>
          <table:table-cell office:value-type="float" office:value="0.157309" calcext:value-type="float">
            <text:p>0.157309</text:p>
          </table:table-cell>
          <table:table-cell office:value-type="float" office:value="0.156623" calcext:value-type="float">
            <text:p>0.156623</text:p>
          </table:table-cell>
          <table:table-cell table:number-columns-repeated="3"/>
          <table:table-cell office:value-type="float" office:value="0.157554" calcext:value-type="float">
            <text:p>0.157554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535" calcext:value-type="float">
            <text:p>0.160535</text:p>
          </table:table-cell>
          <table:table-cell office:value-type="float" office:value="0.157592" calcext:value-type="float">
            <text:p>0.157592</text:p>
          </table:table-cell>
          <table:table-cell office:value-type="float" office:value="0.156672" calcext:value-type="float">
            <text:p>0.156672</text:p>
          </table:table-cell>
          <table:table-cell office:value-type="float" office:value="0.156614" calcext:value-type="float">
            <text:p>0.156614</text:p>
          </table:table-cell>
          <table:table-cell table:number-columns-repeated="3"/>
          <table:table-cell office:value-type="float" office:value="0.157481" calcext:value-type="float">
            <text:p>0.157481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809" calcext:value-type="float">
            <text:p>0.160809</text:p>
          </table:table-cell>
          <table:table-cell office:value-type="float" office:value="0.155863" calcext:value-type="float">
            <text:p>0.155863</text:p>
          </table:table-cell>
          <table:table-cell office:value-type="float" office:value="0.156042" calcext:value-type="float">
            <text:p>0.156042</text:p>
          </table:table-cell>
          <table:table-cell office:value-type="float" office:value="0.156653" calcext:value-type="float">
            <text:p>0.156653</text:p>
          </table:table-cell>
          <table:table-cell table:number-columns-repeated="3"/>
          <table:table-cell office:value-type="float" office:value="0.157527" calcext:value-type="float">
            <text:p>0.157527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1036" calcext:value-type="float">
            <text:p>0.161036</text:p>
          </table:table-cell>
          <table:table-cell office:value-type="float" office:value="0.155938" calcext:value-type="float">
            <text:p>0.155938</text:p>
          </table:table-cell>
          <table:table-cell office:value-type="float" office:value="0.155914" calcext:value-type="float">
            <text:p>0.155914</text:p>
          </table:table-cell>
          <table:table-cell office:value-type="float" office:value="0.156608" calcext:value-type="float">
            <text:p>0.156608</text:p>
          </table:table-cell>
          <table:table-cell table:number-columns-repeated="3"/>
          <table:table-cell office:value-type="float" office:value="0.157507" calcext:value-type="float">
            <text:p>0.157507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71" calcext:value-type="float">
            <text:p>0.16071</text:p>
          </table:table-cell>
          <table:table-cell office:value-type="float" office:value="0.156752" calcext:value-type="float">
            <text:p>0.156752</text:p>
          </table:table-cell>
          <table:table-cell office:value-type="float" office:value="0.15636" calcext:value-type="float">
            <text:p>0.15636</text:p>
          </table:table-cell>
          <table:table-cell office:value-type="float" office:value="0.156673" calcext:value-type="float">
            <text:p>0.156673</text:p>
          </table:table-cell>
          <table:table-cell table:number-columns-repeated="3"/>
          <table:table-cell office:value-type="float" office:value="0.157449" calcext:value-type="float">
            <text:p>0.157449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594" calcext:value-type="float">
            <text:p>0.160594</text:p>
          </table:table-cell>
          <table:table-cell office:value-type="float" office:value="0.155781" calcext:value-type="float">
            <text:p>0.155781</text:p>
          </table:table-cell>
          <table:table-cell office:value-type="float" office:value="0.156214" calcext:value-type="float">
            <text:p>0.156214</text:p>
          </table:table-cell>
          <table:table-cell office:value-type="float" office:value="0.156588" calcext:value-type="float">
            <text:p>0.156588</text:p>
          </table:table-cell>
          <table:table-cell table:number-columns-repeated="3"/>
          <table:table-cell office:value-type="float" office:value="0.157515" calcext:value-type="float">
            <text:p>0.157515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603" calcext:value-type="float">
            <text:p>0.160603</text:p>
          </table:table-cell>
          <table:table-cell office:value-type="float" office:value="0.155992" calcext:value-type="float">
            <text:p>0.155992</text:p>
          </table:table-cell>
          <table:table-cell office:value-type="float" office:value="0.15713" calcext:value-type="float">
            <text:p>0.15713</text:p>
          </table:table-cell>
          <table:table-cell office:value-type="float" office:value="0.156687" calcext:value-type="float">
            <text:p>0.156687</text:p>
          </table:table-cell>
          <table:table-cell table:number-columns-repeated="3"/>
          <table:table-cell office:value-type="float" office:value="0.157442" calcext:value-type="float">
            <text:p>0.157442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795" calcext:value-type="float">
            <text:p>0.160795</text:p>
          </table:table-cell>
          <table:table-cell office:value-type="float" office:value="0.155962" calcext:value-type="float">
            <text:p>0.155962</text:p>
          </table:table-cell>
          <table:table-cell office:value-type="float" office:value="0.158844" calcext:value-type="float">
            <text:p>0.158844</text:p>
          </table:table-cell>
          <table:table-cell office:value-type="float" office:value="0.156658" calcext:value-type="float">
            <text:p>0.156658</text:p>
          </table:table-cell>
          <table:table-cell table:number-columns-repeated="3"/>
          <table:table-cell office:value-type="float" office:value="0.157504" calcext:value-type="float">
            <text:p>0.157504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1538" calcext:value-type="float">
            <text:p>0.161538</text:p>
          </table:table-cell>
          <table:table-cell office:value-type="float" office:value="0.156122" calcext:value-type="float">
            <text:p>0.156122</text:p>
          </table:table-cell>
          <table:table-cell office:value-type="float" office:value="0.157522" calcext:value-type="float">
            <text:p>0.157522</text:p>
          </table:table-cell>
          <table:table-cell office:value-type="float" office:value="0.156602" calcext:value-type="float">
            <text:p>0.156602</text:p>
          </table:table-cell>
          <table:table-cell table:number-columns-repeated="3"/>
          <table:table-cell office:value-type="float" office:value="0.15741" calcext:value-type="float">
            <text:p>0.15741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483" calcext:value-type="float">
            <text:p>0.160483</text:p>
          </table:table-cell>
          <table:table-cell office:value-type="float" office:value="0.155824" calcext:value-type="float">
            <text:p>0.155824</text:p>
          </table:table-cell>
          <table:table-cell office:value-type="float" office:value="0.155832" calcext:value-type="float">
            <text:p>0.155832</text:p>
          </table:table-cell>
          <table:table-cell office:value-type="float" office:value="0.156738" calcext:value-type="float">
            <text:p>0.156738</text:p>
          </table:table-cell>
          <table:table-cell table:number-columns-repeated="3"/>
          <table:table-cell office:value-type="float" office:value="0.157456" calcext:value-type="float">
            <text:p>0.157456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583" calcext:value-type="float">
            <text:p>0.160583</text:p>
          </table:table-cell>
          <table:table-cell office:value-type="float" office:value="0.155762" calcext:value-type="float">
            <text:p>0.155762</text:p>
          </table:table-cell>
          <table:table-cell office:value-type="float" office:value="0.155811" calcext:value-type="float">
            <text:p>0.155811</text:p>
          </table:table-cell>
          <table:table-cell office:value-type="float" office:value="0.156979" calcext:value-type="float">
            <text:p>0.156979</text:p>
          </table:table-cell>
          <table:table-cell table:number-columns-repeated="3"/>
          <table:table-cell office:value-type="float" office:value="0.157479" calcext:value-type="float">
            <text:p>0.157479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512" calcext:value-type="float">
            <text:p>0.160512</text:p>
          </table:table-cell>
          <table:table-cell office:value-type="float" office:value="0.155816" calcext:value-type="float">
            <text:p>0.155816</text:p>
          </table:table-cell>
          <table:table-cell office:value-type="float" office:value="0.156047" calcext:value-type="float">
            <text:p>0.156047</text:p>
          </table:table-cell>
          <table:table-cell office:value-type="float" office:value="0.156687" calcext:value-type="float">
            <text:p>0.156687</text:p>
          </table:table-cell>
          <table:table-cell table:number-columns-repeated="3"/>
          <table:table-cell office:value-type="float" office:value="0.157421" calcext:value-type="float">
            <text:p>0.157421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2185" calcext:value-type="float">
            <text:p>0.162185</text:p>
          </table:table-cell>
          <table:table-cell office:value-type="float" office:value="0.156059" calcext:value-type="float">
            <text:p>0.156059</text:p>
          </table:table-cell>
          <table:table-cell office:value-type="float" office:value="0.158351" calcext:value-type="float">
            <text:p>0.158351</text:p>
          </table:table-cell>
          <table:table-cell office:value-type="float" office:value="0.156617" calcext:value-type="float">
            <text:p>0.156617</text:p>
          </table:table-cell>
          <table:table-cell table:number-columns-repeated="3"/>
          <table:table-cell office:value-type="float" office:value="0.157471" calcext:value-type="float">
            <text:p>0.157471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667" calcext:value-type="float">
            <text:p>0.160667</text:p>
          </table:table-cell>
          <table:table-cell office:value-type="float" office:value="0.155928" calcext:value-type="float">
            <text:p>0.155928</text:p>
          </table:table-cell>
          <table:table-cell office:value-type="float" office:value="0.155905" calcext:value-type="float">
            <text:p>0.155905</text:p>
          </table:table-cell>
          <table:table-cell office:value-type="float" office:value="0.156542" calcext:value-type="float">
            <text:p>0.156542</text:p>
          </table:table-cell>
          <table:table-cell table:number-columns-repeated="3"/>
          <table:table-cell office:value-type="float" office:value="0.1574" calcext:value-type="float">
            <text:p>0.1574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982" calcext:value-type="float">
            <text:p>0.160982</text:p>
          </table:table-cell>
          <table:table-cell office:value-type="float" office:value="0.156828" calcext:value-type="float">
            <text:p>0.156828</text:p>
          </table:table-cell>
          <table:table-cell office:value-type="float" office:value="0.156006" calcext:value-type="float">
            <text:p>0.156006</text:p>
          </table:table-cell>
          <table:table-cell office:value-type="float" office:value="0.156695" calcext:value-type="float">
            <text:p>0.156695</text:p>
          </table:table-cell>
          <table:table-cell table:number-columns-repeated="3"/>
          <table:table-cell office:value-type="float" office:value="0.157411" calcext:value-type="float">
            <text:p>0.157411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568" calcext:value-type="float">
            <text:p>0.160568</text:p>
          </table:table-cell>
          <table:table-cell office:value-type="float" office:value="0.156251" calcext:value-type="float">
            <text:p>0.156251</text:p>
          </table:table-cell>
          <table:table-cell office:value-type="float" office:value="0.15592" calcext:value-type="float">
            <text:p>0.15592</text:p>
          </table:table-cell>
          <table:table-cell office:value-type="float" office:value="0.156548" calcext:value-type="float">
            <text:p>0.156548</text:p>
          </table:table-cell>
          <table:table-cell table:number-columns-repeated="3"/>
          <table:table-cell office:value-type="float" office:value="0.157391" calcext:value-type="float">
            <text:p>0.157391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618" calcext:value-type="float">
            <text:p>0.160618</text:p>
          </table:table-cell>
          <table:table-cell office:value-type="float" office:value="0.156185" calcext:value-type="float">
            <text:p>0.156185</text:p>
          </table:table-cell>
          <table:table-cell office:value-type="float" office:value="0.155834" calcext:value-type="float">
            <text:p>0.155834</text:p>
          </table:table-cell>
          <table:table-cell office:value-type="float" office:value="0.156528" calcext:value-type="float">
            <text:p>0.156528</text:p>
          </table:table-cell>
          <table:table-cell table:number-columns-repeated="3"/>
          <table:table-cell office:value-type="float" office:value="0.15737" calcext:value-type="float">
            <text:p>0.15737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573" calcext:value-type="float">
            <text:p>0.160573</text:p>
          </table:table-cell>
          <table:table-cell office:value-type="float" office:value="0.156019" calcext:value-type="float">
            <text:p>0.156019</text:p>
          </table:table-cell>
          <table:table-cell office:value-type="float" office:value="0.155831" calcext:value-type="float">
            <text:p>0.155831</text:p>
          </table:table-cell>
          <table:table-cell office:value-type="float" office:value="0.156585" calcext:value-type="float">
            <text:p>0.156585</text:p>
          </table:table-cell>
          <table:table-cell table:number-columns-repeated="3"/>
          <table:table-cell office:value-type="float" office:value="0.157395" calcext:value-type="float">
            <text:p>0.157395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844" calcext:value-type="float">
            <text:p>0.160844</text:p>
          </table:table-cell>
          <table:table-cell office:value-type="float" office:value="0.155899" calcext:value-type="float">
            <text:p>0.155899</text:p>
          </table:table-cell>
          <table:table-cell office:value-type="float" office:value="0.156134" calcext:value-type="float">
            <text:p>0.156134</text:p>
          </table:table-cell>
          <table:table-cell office:value-type="float" office:value="0.156767" calcext:value-type="float">
            <text:p>0.156767</text:p>
          </table:table-cell>
          <table:table-cell table:number-columns-repeated="3"/>
          <table:table-cell office:value-type="float" office:value="0.157427" calcext:value-type="float">
            <text:p>0.157427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554" calcext:value-type="float">
            <text:p>0.160554</text:p>
          </table:table-cell>
          <table:table-cell office:value-type="float" office:value="0.156024" calcext:value-type="float">
            <text:p>0.156024</text:p>
          </table:table-cell>
          <table:table-cell office:value-type="float" office:value="0.156163" calcext:value-type="float">
            <text:p>0.156163</text:p>
          </table:table-cell>
          <table:table-cell office:value-type="float" office:value="0.15651" calcext:value-type="float">
            <text:p>0.15651</text:p>
          </table:table-cell>
          <table:table-cell table:number-columns-repeated="3"/>
          <table:table-cell office:value-type="float" office:value="0.157335" calcext:value-type="float">
            <text:p>0.157335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617" calcext:value-type="float">
            <text:p>0.160617</text:p>
          </table:table-cell>
          <table:table-cell office:value-type="float" office:value="0.155969" calcext:value-type="float">
            <text:p>0.155969</text:p>
          </table:table-cell>
          <table:table-cell office:value-type="float" office:value="0.156361" calcext:value-type="float">
            <text:p>0.156361</text:p>
          </table:table-cell>
          <table:table-cell office:value-type="float" office:value="0.156567" calcext:value-type="float">
            <text:p>0.156567</text:p>
          </table:table-cell>
          <table:table-cell table:number-columns-repeated="3"/>
          <table:table-cell office:value-type="float" office:value="0.157338" calcext:value-type="float">
            <text:p>0.157338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479" calcext:value-type="float">
            <text:p>0.160479</text:p>
          </table:table-cell>
          <table:table-cell office:value-type="float" office:value="0.156535" calcext:value-type="float">
            <text:p>0.156535</text:p>
          </table:table-cell>
          <table:table-cell office:value-type="float" office:value="0.156685" calcext:value-type="float">
            <text:p>0.156685</text:p>
          </table:table-cell>
          <table:table-cell office:value-type="float" office:value="0.156513" calcext:value-type="float">
            <text:p>0.156513</text:p>
          </table:table-cell>
          <table:table-cell table:number-columns-repeated="3"/>
          <table:table-cell office:value-type="float" office:value="0.157365" calcext:value-type="float">
            <text:p>0.157365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321" calcext:value-type="float">
            <text:p>0.160321</text:p>
          </table:table-cell>
          <table:table-cell office:value-type="float" office:value="0.155814" calcext:value-type="float">
            <text:p>0.155814</text:p>
          </table:table-cell>
          <table:table-cell office:value-type="float" office:value="0.156374" calcext:value-type="float">
            <text:p>0.156374</text:p>
          </table:table-cell>
          <table:table-cell office:value-type="float" office:value="0.156603" calcext:value-type="float">
            <text:p>0.156603</text:p>
          </table:table-cell>
          <table:table-cell table:number-columns-repeated="3"/>
          <table:table-cell office:value-type="float" office:value="0.157329" calcext:value-type="float">
            <text:p>0.157329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577" calcext:value-type="float">
            <text:p>0.160577</text:p>
          </table:table-cell>
          <table:table-cell office:value-type="float" office:value="0.156168" calcext:value-type="float">
            <text:p>0.156168</text:p>
          </table:table-cell>
          <table:table-cell office:value-type="float" office:value="0.156147" calcext:value-type="float">
            <text:p>0.156147</text:p>
          </table:table-cell>
          <table:table-cell office:value-type="float" office:value="0.156663" calcext:value-type="float">
            <text:p>0.156663</text:p>
          </table:table-cell>
          <table:table-cell table:number-columns-repeated="3"/>
          <table:table-cell office:value-type="float" office:value="0.157369" calcext:value-type="float">
            <text:p>0.157369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726" calcext:value-type="float">
            <text:p>0.160726</text:p>
          </table:table-cell>
          <table:table-cell office:value-type="float" office:value="0.155886" calcext:value-type="float">
            <text:p>0.155886</text:p>
          </table:table-cell>
          <table:table-cell office:value-type="float" office:value="0.156159" calcext:value-type="float">
            <text:p>0.156159</text:p>
          </table:table-cell>
          <table:table-cell office:value-type="float" office:value="0.156556" calcext:value-type="float">
            <text:p>0.156556</text:p>
          </table:table-cell>
          <table:table-cell table:number-columns-repeated="3"/>
          <table:table-cell office:value-type="float" office:value="0.157268" calcext:value-type="float">
            <text:p>0.157268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881" calcext:value-type="float">
            <text:p>0.160881</text:p>
          </table:table-cell>
          <table:table-cell office:value-type="float" office:value="0.155888" calcext:value-type="float">
            <text:p>0.155888</text:p>
          </table:table-cell>
          <table:table-cell office:value-type="float" office:value="0.15655" calcext:value-type="float">
            <text:p>0.15655</text:p>
          </table:table-cell>
          <table:table-cell office:value-type="float" office:value="0.156495" calcext:value-type="float">
            <text:p>0.156495</text:p>
          </table:table-cell>
          <table:table-cell table:number-columns-repeated="3"/>
          <table:table-cell office:value-type="float" office:value="0.157372" calcext:value-type="float">
            <text:p>0.157372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995" calcext:value-type="float">
            <text:p>0.160995</text:p>
          </table:table-cell>
          <table:table-cell office:value-type="float" office:value="0.156294" calcext:value-type="float">
            <text:p>0.156294</text:p>
          </table:table-cell>
          <table:table-cell office:value-type="float" office:value="0.156103" calcext:value-type="float">
            <text:p>0.156103</text:p>
          </table:table-cell>
          <table:table-cell office:value-type="float" office:value="0.156488" calcext:value-type="float">
            <text:p>0.156488</text:p>
          </table:table-cell>
          <table:table-cell table:number-columns-repeated="3"/>
          <table:table-cell office:value-type="float" office:value="0.157242" calcext:value-type="float">
            <text:p>0.157242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643" calcext:value-type="float">
            <text:p>0.160643</text:p>
          </table:table-cell>
          <table:table-cell office:value-type="float" office:value="0.156034" calcext:value-type="float">
            <text:p>0.156034</text:p>
          </table:table-cell>
          <table:table-cell office:value-type="float" office:value="0.15616" calcext:value-type="float">
            <text:p>0.15616</text:p>
          </table:table-cell>
          <table:table-cell office:value-type="float" office:value="0.156482" calcext:value-type="float">
            <text:p>0.156482</text:p>
          </table:table-cell>
          <table:table-cell table:number-columns-repeated="3"/>
          <table:table-cell office:value-type="float" office:value="0.157356" calcext:value-type="float">
            <text:p>0.157356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392" calcext:value-type="float">
            <text:p>0.160392</text:p>
          </table:table-cell>
          <table:table-cell office:value-type="float" office:value="0.155858" calcext:value-type="float">
            <text:p>0.155858</text:p>
          </table:table-cell>
          <table:table-cell office:value-type="float" office:value="0.155831" calcext:value-type="float">
            <text:p>0.155831</text:p>
          </table:table-cell>
          <table:table-cell office:value-type="float" office:value="0.156517" calcext:value-type="float">
            <text:p>0.156517</text:p>
          </table:table-cell>
          <table:table-cell table:number-columns-repeated="3"/>
          <table:table-cell office:value-type="float" office:value="0.157254" calcext:value-type="float">
            <text:p>0.157254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472" calcext:value-type="float">
            <text:p>0.160472</text:p>
          </table:table-cell>
          <table:table-cell office:value-type="float" office:value="0.155831" calcext:value-type="float">
            <text:p>0.155831</text:p>
          </table:table-cell>
          <table:table-cell office:value-type="float" office:value="0.156799" calcext:value-type="float">
            <text:p>0.156799</text:p>
          </table:table-cell>
          <table:table-cell office:value-type="float" office:value="0.15668" calcext:value-type="float">
            <text:p>0.15668</text:p>
          </table:table-cell>
          <table:table-cell table:number-columns-repeated="3"/>
          <table:table-cell office:value-type="float" office:value="0.157301" calcext:value-type="float">
            <text:p>0.157301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49" calcext:value-type="float">
            <text:p>0.16049</text:p>
          </table:table-cell>
          <table:table-cell office:value-type="float" office:value="0.15591" calcext:value-type="float">
            <text:p>0.15591</text:p>
          </table:table-cell>
          <table:table-cell office:value-type="float" office:value="0.155823" calcext:value-type="float">
            <text:p>0.155823</text:p>
          </table:table-cell>
          <table:table-cell office:value-type="float" office:value="0.156885" calcext:value-type="float">
            <text:p>0.156885</text:p>
          </table:table-cell>
          <table:table-cell table:number-columns-repeated="3"/>
          <table:table-cell office:value-type="float" office:value="0.157219" calcext:value-type="float">
            <text:p>0.157219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596" calcext:value-type="float">
            <text:p>0.160596</text:p>
          </table:table-cell>
          <table:table-cell office:value-type="float" office:value="0.156565" calcext:value-type="float">
            <text:p>0.156565</text:p>
          </table:table-cell>
          <table:table-cell office:value-type="float" office:value="0.157052" calcext:value-type="float">
            <text:p>0.157052</text:p>
          </table:table-cell>
          <table:table-cell office:value-type="float" office:value="0.15654" calcext:value-type="float">
            <text:p>0.15654</text:p>
          </table:table-cell>
          <table:table-cell table:number-columns-repeated="3"/>
          <table:table-cell office:value-type="float" office:value="0.157305" calcext:value-type="float">
            <text:p>0.157305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516" calcext:value-type="float">
            <text:p>0.160516</text:p>
          </table:table-cell>
          <table:table-cell office:value-type="float" office:value="0.155989" calcext:value-type="float">
            <text:p>0.155989</text:p>
          </table:table-cell>
          <table:table-cell office:value-type="float" office:value="0.156168" calcext:value-type="float">
            <text:p>0.156168</text:p>
          </table:table-cell>
          <table:table-cell office:value-type="float" office:value="0.156464" calcext:value-type="float">
            <text:p>0.156464</text:p>
          </table:table-cell>
          <table:table-cell table:number-columns-repeated="3"/>
          <table:table-cell office:value-type="float" office:value="0.157222" calcext:value-type="float">
            <text:p>0.157222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607" calcext:value-type="float">
            <text:p>0.160607</text:p>
          </table:table-cell>
          <table:table-cell office:value-type="float" office:value="0.155902" calcext:value-type="float">
            <text:p>0.155902</text:p>
          </table:table-cell>
          <table:table-cell office:value-type="float" office:value="0.155948" calcext:value-type="float">
            <text:p>0.155948</text:p>
          </table:table-cell>
          <table:table-cell office:value-type="float" office:value="0.156645" calcext:value-type="float">
            <text:p>0.156645</text:p>
          </table:table-cell>
          <table:table-cell table:number-columns-repeated="3"/>
          <table:table-cell office:value-type="float" office:value="0.157291" calcext:value-type="float">
            <text:p>0.157291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415" calcext:value-type="float">
            <text:p>0.160415</text:p>
          </table:table-cell>
          <table:table-cell office:value-type="float" office:value="0.156203" calcext:value-type="float">
            <text:p>0.156203</text:p>
          </table:table-cell>
          <table:table-cell office:value-type="float" office:value="0.155916" calcext:value-type="float">
            <text:p>0.155916</text:p>
          </table:table-cell>
          <table:table-cell office:value-type="float" office:value="0.156518" calcext:value-type="float">
            <text:p>0.156518</text:p>
          </table:table-cell>
          <table:table-cell table:number-columns-repeated="3"/>
          <table:table-cell office:value-type="float" office:value="0.157245" calcext:value-type="float">
            <text:p>0.157245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39" calcext:value-type="float">
            <text:p>0.16039</text:p>
          </table:table-cell>
          <table:table-cell office:value-type="float" office:value="0.155983" calcext:value-type="float">
            <text:p>0.155983</text:p>
          </table:table-cell>
          <table:table-cell office:value-type="float" office:value="0.156359" calcext:value-type="float">
            <text:p>0.156359</text:p>
          </table:table-cell>
          <table:table-cell office:value-type="float" office:value="0.156448" calcext:value-type="float">
            <text:p>0.156448</text:p>
          </table:table-cell>
          <table:table-cell table:number-columns-repeated="3"/>
          <table:table-cell office:value-type="float" office:value="0.157243" calcext:value-type="float">
            <text:p>0.157243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473" calcext:value-type="float">
            <text:p>0.160473</text:p>
          </table:table-cell>
          <table:table-cell office:value-type="float" office:value="0.155821" calcext:value-type="float">
            <text:p>0.155821</text:p>
          </table:table-cell>
          <table:table-cell office:value-type="float" office:value="0.156067" calcext:value-type="float">
            <text:p>0.156067</text:p>
          </table:table-cell>
          <table:table-cell office:value-type="float" office:value="0.156471" calcext:value-type="float">
            <text:p>0.156471</text:p>
          </table:table-cell>
          <table:table-cell table:number-columns-repeated="3"/>
          <table:table-cell office:value-type="float" office:value="0.157195" calcext:value-type="float">
            <text:p>0.157195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441" calcext:value-type="float">
            <text:p>0.160441</text:p>
          </table:table-cell>
          <table:table-cell office:value-type="float" office:value="0.155909" calcext:value-type="float">
            <text:p>0.155909</text:p>
          </table:table-cell>
          <table:table-cell office:value-type="float" office:value="0.155893" calcext:value-type="float">
            <text:p>0.155893</text:p>
          </table:table-cell>
          <table:table-cell office:value-type="float" office:value="0.156418" calcext:value-type="float">
            <text:p>0.156418</text:p>
          </table:table-cell>
          <table:table-cell table:number-columns-repeated="3"/>
          <table:table-cell office:value-type="float" office:value="0.157256" calcext:value-type="float">
            <text:p>0.157256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1324" calcext:value-type="float">
            <text:p>0.161324</text:p>
          </table:table-cell>
          <table:table-cell office:value-type="float" office:value="0.156236" calcext:value-type="float">
            <text:p>0.156236</text:p>
          </table:table-cell>
          <table:table-cell office:value-type="float" office:value="0.156904" calcext:value-type="float">
            <text:p>0.156904</text:p>
          </table:table-cell>
          <table:table-cell office:value-type="float" office:value="0.156443" calcext:value-type="float">
            <text:p>0.156443</text:p>
          </table:table-cell>
          <table:table-cell table:number-columns-repeated="3"/>
          <table:table-cell office:value-type="float" office:value="0.157194" calcext:value-type="float">
            <text:p>0.157194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715" calcext:value-type="float">
            <text:p>0.160715</text:p>
          </table:table-cell>
          <table:table-cell office:value-type="float" office:value="0.156066" calcext:value-type="float">
            <text:p>0.156066</text:p>
          </table:table-cell>
          <table:table-cell office:value-type="float" office:value="0.156117" calcext:value-type="float">
            <text:p>0.156117</text:p>
          </table:table-cell>
          <table:table-cell office:value-type="float" office:value="0.156428" calcext:value-type="float">
            <text:p>0.156428</text:p>
          </table:table-cell>
          <table:table-cell table:number-columns-repeated="3"/>
          <table:table-cell office:value-type="float" office:value="0.157224" calcext:value-type="float">
            <text:p>0.157224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542" calcext:value-type="float">
            <text:p>0.160542</text:p>
          </table:table-cell>
          <table:table-cell office:value-type="float" office:value="0.156047" calcext:value-type="float">
            <text:p>0.156047</text:p>
          </table:table-cell>
          <table:table-cell office:value-type="float" office:value="0.155803" calcext:value-type="float">
            <text:p>0.155803</text:p>
          </table:table-cell>
          <table:table-cell office:value-type="float" office:value="0.156423" calcext:value-type="float">
            <text:p>0.156423</text:p>
          </table:table-cell>
          <table:table-cell table:number-columns-repeated="3"/>
          <table:table-cell office:value-type="float" office:value="0.157194" calcext:value-type="float">
            <text:p>0.157194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635" calcext:value-type="float">
            <text:p>0.160635</text:p>
          </table:table-cell>
          <table:table-cell office:value-type="float" office:value="0.157266" calcext:value-type="float">
            <text:p>0.157266</text:p>
          </table:table-cell>
          <table:table-cell office:value-type="float" office:value="0.156006" calcext:value-type="float">
            <text:p>0.156006</text:p>
          </table:table-cell>
          <table:table-cell office:value-type="float" office:value="0.156405" calcext:value-type="float">
            <text:p>0.156405</text:p>
          </table:table-cell>
          <table:table-cell table:number-columns-repeated="3"/>
          <table:table-cell office:value-type="float" office:value="0.157183" calcext:value-type="float">
            <text:p>0.157183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876" calcext:value-type="float">
            <text:p>0.160876</text:p>
          </table:table-cell>
          <table:table-cell office:value-type="float" office:value="0.155952" calcext:value-type="float">
            <text:p>0.155952</text:p>
          </table:table-cell>
          <table:table-cell office:value-type="float" office:value="0.15598" calcext:value-type="float">
            <text:p>0.15598</text:p>
          </table:table-cell>
          <table:table-cell office:value-type="float" office:value="0.156416" calcext:value-type="float">
            <text:p>0.156416</text:p>
          </table:table-cell>
          <table:table-cell table:number-columns-repeated="3"/>
          <table:table-cell office:value-type="float" office:value="0.157182" calcext:value-type="float">
            <text:p>0.157182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617" calcext:value-type="float">
            <text:p>0.160617</text:p>
          </table:table-cell>
          <table:table-cell office:value-type="float" office:value="0.155885" calcext:value-type="float">
            <text:p>0.155885</text:p>
          </table:table-cell>
          <table:table-cell office:value-type="float" office:value="0.156685" calcext:value-type="float">
            <text:p>0.156685</text:p>
          </table:table-cell>
          <table:table-cell office:value-type="float" office:value="0.1564" calcext:value-type="float">
            <text:p>0.1564</text:p>
          </table:table-cell>
          <table:table-cell table:number-columns-repeated="3"/>
          <table:table-cell office:value-type="float" office:value="0.157206" calcext:value-type="float">
            <text:p>0.157206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487" calcext:value-type="float">
            <text:p>0.160487</text:p>
          </table:table-cell>
          <table:table-cell office:value-type="float" office:value="0.156887" calcext:value-type="float">
            <text:p>0.156887</text:p>
          </table:table-cell>
          <table:table-cell office:value-type="float" office:value="0.155837" calcext:value-type="float">
            <text:p>0.155837</text:p>
          </table:table-cell>
          <table:table-cell office:value-type="float" office:value="0.156426" calcext:value-type="float">
            <text:p>0.156426</text:p>
          </table:table-cell>
          <table:table-cell table:number-columns-repeated="3"/>
          <table:table-cell office:value-type="float" office:value="0.157143" calcext:value-type="float">
            <text:p>0.157143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487" calcext:value-type="float">
            <text:p>0.160487</text:p>
          </table:table-cell>
          <table:table-cell office:value-type="float" office:value="0.155897" calcext:value-type="float">
            <text:p>0.155897</text:p>
          </table:table-cell>
          <table:table-cell office:value-type="float" office:value="0.155899" calcext:value-type="float">
            <text:p>0.155899</text:p>
          </table:table-cell>
          <table:table-cell office:value-type="float" office:value="0.156398" calcext:value-type="float">
            <text:p>0.156398</text:p>
          </table:table-cell>
          <table:table-cell table:number-columns-repeated="3"/>
          <table:table-cell office:value-type="float" office:value="0.157208" calcext:value-type="float">
            <text:p>0.157208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515" calcext:value-type="float">
            <text:p>0.160515</text:p>
          </table:table-cell>
          <table:table-cell office:value-type="float" office:value="0.156275" calcext:value-type="float">
            <text:p>0.156275</text:p>
          </table:table-cell>
          <table:table-cell office:value-type="float" office:value="0.155874" calcext:value-type="float">
            <text:p>0.155874</text:p>
          </table:table-cell>
          <table:table-cell office:value-type="float" office:value="0.156484" calcext:value-type="float">
            <text:p>0.156484</text:p>
          </table:table-cell>
          <table:table-cell table:number-columns-repeated="3"/>
          <table:table-cell office:value-type="float" office:value="0.157115" calcext:value-type="float">
            <text:p>0.157115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641" calcext:value-type="float">
            <text:p>0.160641</text:p>
          </table:table-cell>
          <table:table-cell office:value-type="float" office:value="0.15661" calcext:value-type="float">
            <text:p>0.15661</text:p>
          </table:table-cell>
          <table:table-cell office:value-type="float" office:value="0.156152" calcext:value-type="float">
            <text:p>0.156152</text:p>
          </table:table-cell>
          <table:table-cell office:value-type="float" office:value="0.156406" calcext:value-type="float">
            <text:p>0.156406</text:p>
          </table:table-cell>
          <table:table-cell table:number-columns-repeated="3"/>
          <table:table-cell office:value-type="float" office:value="0.157167" calcext:value-type="float">
            <text:p>0.157167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762" calcext:value-type="float">
            <text:p>0.160762</text:p>
          </table:table-cell>
          <table:table-cell office:value-type="float" office:value="0.156496" calcext:value-type="float">
            <text:p>0.156496</text:p>
          </table:table-cell>
          <table:table-cell office:value-type="float" office:value="0.156354" calcext:value-type="float">
            <text:p>0.156354</text:p>
          </table:table-cell>
          <table:table-cell office:value-type="float" office:value="0.156464" calcext:value-type="float">
            <text:p>0.156464</text:p>
          </table:table-cell>
          <table:table-cell table:number-columns-repeated="3"/>
          <table:table-cell office:value-type="float" office:value="0.157131" calcext:value-type="float">
            <text:p>0.157131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466" calcext:value-type="float">
            <text:p>0.160466</text:p>
          </table:table-cell>
          <table:table-cell office:value-type="float" office:value="0.155817" calcext:value-type="float">
            <text:p>0.155817</text:p>
          </table:table-cell>
          <table:table-cell office:value-type="float" office:value="0.155895" calcext:value-type="float">
            <text:p>0.155895</text:p>
          </table:table-cell>
          <table:table-cell office:value-type="float" office:value="0.156403" calcext:value-type="float">
            <text:p>0.156403</text:p>
          </table:table-cell>
          <table:table-cell table:number-columns-repeated="3"/>
          <table:table-cell office:value-type="float" office:value="0.157154" calcext:value-type="float">
            <text:p>0.157154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9" calcext:value-type="float">
            <text:p>0.1609</text:p>
          </table:table-cell>
          <table:table-cell office:value-type="float" office:value="0.155906" calcext:value-type="float">
            <text:p>0.155906</text:p>
          </table:table-cell>
          <table:table-cell office:value-type="float" office:value="0.155885" calcext:value-type="float">
            <text:p>0.155885</text:p>
          </table:table-cell>
          <table:table-cell office:value-type="float" office:value="0.156365" calcext:value-type="float">
            <text:p>0.156365</text:p>
          </table:table-cell>
          <table:table-cell table:number-columns-repeated="3"/>
          <table:table-cell office:value-type="float" office:value="0.157112" calcext:value-type="float">
            <text:p>0.157112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583" calcext:value-type="float">
            <text:p>0.160583</text:p>
          </table:table-cell>
          <table:table-cell office:value-type="float" office:value="0.1562" calcext:value-type="float">
            <text:p>0.1562</text:p>
          </table:table-cell>
          <table:table-cell office:value-type="float" office:value="0.155843" calcext:value-type="float">
            <text:p>0.155843</text:p>
          </table:table-cell>
          <table:table-cell office:value-type="float" office:value="0.156476" calcext:value-type="float">
            <text:p>0.156476</text:p>
          </table:table-cell>
          <table:table-cell table:number-columns-repeated="3"/>
          <table:table-cell office:value-type="float" office:value="0.157125" calcext:value-type="float">
            <text:p>0.157125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1595" calcext:value-type="float">
            <text:p>0.161595</text:p>
          </table:table-cell>
          <table:table-cell office:value-type="float" office:value="0.156061" calcext:value-type="float">
            <text:p>0.156061</text:p>
          </table:table-cell>
          <table:table-cell office:value-type="float" office:value="0.155802" calcext:value-type="float">
            <text:p>0.155802</text:p>
          </table:table-cell>
          <table:table-cell office:value-type="float" office:value="0.156473" calcext:value-type="float">
            <text:p>0.156473</text:p>
          </table:table-cell>
          <table:table-cell table:number-columns-repeated="3"/>
          <table:table-cell office:value-type="float" office:value="0.157117" calcext:value-type="float">
            <text:p>0.157117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883" calcext:value-type="float">
            <text:p>0.160883</text:p>
          </table:table-cell>
          <table:table-cell office:value-type="float" office:value="0.155895" calcext:value-type="float">
            <text:p>0.155895</text:p>
          </table:table-cell>
          <table:table-cell office:value-type="float" office:value="0.155899" calcext:value-type="float">
            <text:p>0.155899</text:p>
          </table:table-cell>
          <table:table-cell office:value-type="float" office:value="0.156391" calcext:value-type="float">
            <text:p>0.156391</text:p>
          </table:table-cell>
          <table:table-cell table:number-columns-repeated="3"/>
          <table:table-cell office:value-type="float" office:value="0.157089" calcext:value-type="float">
            <text:p>0.157089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75" calcext:value-type="float">
            <text:p>0.16075</text:p>
          </table:table-cell>
          <table:table-cell office:value-type="float" office:value="0.155857" calcext:value-type="float">
            <text:p>0.155857</text:p>
          </table:table-cell>
          <table:table-cell office:value-type="float" office:value="0.155949" calcext:value-type="float">
            <text:p>0.155949</text:p>
          </table:table-cell>
          <table:table-cell office:value-type="float" office:value="0.156349" calcext:value-type="float">
            <text:p>0.156349</text:p>
          </table:table-cell>
          <table:table-cell table:number-columns-repeated="3"/>
          <table:table-cell office:value-type="float" office:value="0.15706" calcext:value-type="float">
            <text:p>0.15706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514" calcext:value-type="float">
            <text:p>0.160514</text:p>
          </table:table-cell>
          <table:table-cell office:value-type="float" office:value="0.155784" calcext:value-type="float">
            <text:p>0.155784</text:p>
          </table:table-cell>
          <table:table-cell office:value-type="float" office:value="0.156009" calcext:value-type="float">
            <text:p>0.156009</text:p>
          </table:table-cell>
          <table:table-cell office:value-type="float" office:value="0.156373" calcext:value-type="float">
            <text:p>0.156373</text:p>
          </table:table-cell>
          <table:table-cell table:number-columns-repeated="3"/>
          <table:table-cell office:value-type="float" office:value="0.157105" calcext:value-type="float">
            <text:p>0.157105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531" calcext:value-type="float">
            <text:p>0.160531</text:p>
          </table:table-cell>
          <table:table-cell office:value-type="float" office:value="0.155928" calcext:value-type="float">
            <text:p>0.155928</text:p>
          </table:table-cell>
          <table:table-cell office:value-type="float" office:value="0.155805" calcext:value-type="float">
            <text:p>0.155805</text:p>
          </table:table-cell>
          <table:table-cell office:value-type="float" office:value="0.156356" calcext:value-type="float">
            <text:p>0.156356</text:p>
          </table:table-cell>
          <table:table-cell table:number-columns-repeated="3"/>
          <table:table-cell office:value-type="float" office:value="0.157077" calcext:value-type="float">
            <text:p>0.157077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418" calcext:value-type="float">
            <text:p>0.160418</text:p>
          </table:table-cell>
          <table:table-cell office:value-type="float" office:value="0.155851" calcext:value-type="float">
            <text:p>0.155851</text:p>
          </table:table-cell>
          <table:table-cell office:value-type="float" office:value="0.155918" calcext:value-type="float">
            <text:p>0.155918</text:p>
          </table:table-cell>
          <table:table-cell office:value-type="float" office:value="0.156352" calcext:value-type="float">
            <text:p>0.156352</text:p>
          </table:table-cell>
          <table:table-cell table:number-columns-repeated="3"/>
          <table:table-cell office:value-type="float" office:value="0.157109" calcext:value-type="float">
            <text:p>0.157109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644" calcext:value-type="float">
            <text:p>0.160644</text:p>
          </table:table-cell>
          <table:table-cell office:value-type="float" office:value="0.155823" calcext:value-type="float">
            <text:p>0.155823</text:p>
          </table:table-cell>
          <table:table-cell office:value-type="float" office:value="0.155841" calcext:value-type="float">
            <text:p>0.155841</text:p>
          </table:table-cell>
          <table:table-cell office:value-type="float" office:value="0.156366" calcext:value-type="float">
            <text:p>0.156366</text:p>
          </table:table-cell>
          <table:table-cell table:number-columns-repeated="3"/>
          <table:table-cell office:value-type="float" office:value="0.157051" calcext:value-type="float">
            <text:p>0.157051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518" calcext:value-type="float">
            <text:p>0.160518</text:p>
          </table:table-cell>
          <table:table-cell office:value-type="float" office:value="0.157277" calcext:value-type="float">
            <text:p>0.157277</text:p>
          </table:table-cell>
          <table:table-cell office:value-type="float" office:value="0.155883" calcext:value-type="float">
            <text:p>0.155883</text:p>
          </table:table-cell>
          <table:table-cell office:value-type="float" office:value="0.156336" calcext:value-type="float">
            <text:p>0.156336</text:p>
          </table:table-cell>
          <table:table-cell table:number-columns-repeated="3"/>
          <table:table-cell office:value-type="float" office:value="0.157055" calcext:value-type="float">
            <text:p>0.157055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866" calcext:value-type="float">
            <text:p>0.160866</text:p>
          </table:table-cell>
          <table:table-cell office:value-type="float" office:value="0.155914" calcext:value-type="float">
            <text:p>0.155914</text:p>
          </table:table-cell>
          <table:table-cell office:value-type="float" office:value="0.157189" calcext:value-type="float">
            <text:p>0.157189</text:p>
          </table:table-cell>
          <table:table-cell office:value-type="float" office:value="0.156464" calcext:value-type="float">
            <text:p>0.156464</text:p>
          </table:table-cell>
          <table:table-cell table:number-columns-repeated="3"/>
          <table:table-cell office:value-type="float" office:value="0.157053" calcext:value-type="float">
            <text:p>0.157053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502" calcext:value-type="float">
            <text:p>0.160502</text:p>
          </table:table-cell>
          <table:table-cell office:value-type="float" office:value="0.155998" calcext:value-type="float">
            <text:p>0.155998</text:p>
          </table:table-cell>
          <table:table-cell office:value-type="float" office:value="0.155838" calcext:value-type="float">
            <text:p>0.155838</text:p>
          </table:table-cell>
          <table:table-cell office:value-type="float" office:value="0.156323" calcext:value-type="float">
            <text:p>0.156323</text:p>
          </table:table-cell>
          <table:table-cell table:number-columns-repeated="3"/>
          <table:table-cell office:value-type="float" office:value="0.157026" calcext:value-type="float">
            <text:p>0.157026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63" calcext:value-type="float">
            <text:p>0.16063</text:p>
          </table:table-cell>
          <table:table-cell office:value-type="float" office:value="0.15578" calcext:value-type="float">
            <text:p>0.15578</text:p>
          </table:table-cell>
          <table:table-cell office:value-type="float" office:value="0.156027" calcext:value-type="float">
            <text:p>0.156027</text:p>
          </table:table-cell>
          <table:table-cell office:value-type="float" office:value="0.156421" calcext:value-type="float">
            <text:p>0.156421</text:p>
          </table:table-cell>
          <table:table-cell table:number-columns-repeated="3"/>
          <table:table-cell office:value-type="float" office:value="0.157047" calcext:value-type="float">
            <text:p>0.157047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506" calcext:value-type="float">
            <text:p>0.160506</text:p>
          </table:table-cell>
          <table:table-cell office:value-type="float" office:value="0.156369" calcext:value-type="float">
            <text:p>0.156369</text:p>
          </table:table-cell>
          <table:table-cell office:value-type="float" office:value="0.155948" calcext:value-type="float">
            <text:p>0.155948</text:p>
          </table:table-cell>
          <table:table-cell office:value-type="float" office:value="0.156392" calcext:value-type="float">
            <text:p>0.156392</text:p>
          </table:table-cell>
          <table:table-cell table:number-columns-repeated="3"/>
          <table:table-cell office:value-type="float" office:value="0.15703" calcext:value-type="float">
            <text:p>0.15703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741" calcext:value-type="float">
            <text:p>0.160741</text:p>
          </table:table-cell>
          <table:table-cell office:value-type="float" office:value="0.155794" calcext:value-type="float">
            <text:p>0.155794</text:p>
          </table:table-cell>
          <table:table-cell office:value-type="float" office:value="0.156069" calcext:value-type="float">
            <text:p>0.156069</text:p>
          </table:table-cell>
          <table:table-cell office:value-type="float" office:value="0.156517" calcext:value-type="float">
            <text:p>0.156517</text:p>
          </table:table-cell>
          <table:table-cell table:number-columns-repeated="3"/>
          <table:table-cell office:value-type="float" office:value="0.157056" calcext:value-type="float">
            <text:p>0.157056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592" calcext:value-type="float">
            <text:p>0.160592</text:p>
          </table:table-cell>
          <table:table-cell office:value-type="float" office:value="0.155931" calcext:value-type="float">
            <text:p>0.155931</text:p>
          </table:table-cell>
          <table:table-cell office:value-type="float" office:value="0.155807" calcext:value-type="float">
            <text:p>0.155807</text:p>
          </table:table-cell>
          <table:table-cell office:value-type="float" office:value="0.156312" calcext:value-type="float">
            <text:p>0.156312</text:p>
          </table:table-cell>
          <table:table-cell table:number-columns-repeated="3"/>
          <table:table-cell office:value-type="float" office:value="0.156991" calcext:value-type="float">
            <text:p>0.156991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731" calcext:value-type="float">
            <text:p>0.160731</text:p>
          </table:table-cell>
          <table:table-cell office:value-type="float" office:value="0.155868" calcext:value-type="float">
            <text:p>0.155868</text:p>
          </table:table-cell>
          <table:table-cell office:value-type="float" office:value="0.155869" calcext:value-type="float">
            <text:p>0.155869</text:p>
          </table:table-cell>
          <table:table-cell office:value-type="float" office:value="0.156348" calcext:value-type="float">
            <text:p>0.156348</text:p>
          </table:table-cell>
          <table:table-cell table:number-columns-repeated="3"/>
          <table:table-cell office:value-type="float" office:value="0.157019" calcext:value-type="float">
            <text:p>0.157019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119" calcext:value-type="float">
            <text:p>0.16119</text:p>
          </table:table-cell>
          <table:table-cell office:value-type="float" office:value="0.155886" calcext:value-type="float">
            <text:p>0.155886</text:p>
          </table:table-cell>
          <table:table-cell office:value-type="float" office:value="0.156068" calcext:value-type="float">
            <text:p>0.156068</text:p>
          </table:table-cell>
          <table:table-cell office:value-type="float" office:value="0.156312" calcext:value-type="float">
            <text:p>0.156312</text:p>
          </table:table-cell>
          <table:table-cell table:number-columns-repeated="3"/>
          <table:table-cell office:value-type="float" office:value="0.157034" calcext:value-type="float">
            <text:p>0.157034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658" calcext:value-type="float">
            <text:p>0.160658</text:p>
          </table:table-cell>
          <table:table-cell office:value-type="float" office:value="0.155885" calcext:value-type="float">
            <text:p>0.155885</text:p>
          </table:table-cell>
          <table:table-cell office:value-type="float" office:value="0.15646" calcext:value-type="float">
            <text:p>0.15646</text:p>
          </table:table-cell>
          <table:table-cell office:value-type="float" office:value="0.156336" calcext:value-type="float">
            <text:p>0.156336</text:p>
          </table:table-cell>
          <table:table-cell table:number-columns-repeated="3"/>
          <table:table-cell office:value-type="float" office:value="0.156946" calcext:value-type="float">
            <text:p>0.156946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749" calcext:value-type="float">
            <text:p>0.160749</text:p>
          </table:table-cell>
          <table:table-cell office:value-type="float" office:value="0.155817" calcext:value-type="float">
            <text:p>0.155817</text:p>
          </table:table-cell>
          <table:table-cell office:value-type="float" office:value="0.156513" calcext:value-type="float">
            <text:p>0.156513</text:p>
          </table:table-cell>
          <table:table-cell office:value-type="float" office:value="0.156548" calcext:value-type="float">
            <text:p>0.156548</text:p>
          </table:table-cell>
          <table:table-cell table:number-columns-repeated="3"/>
          <table:table-cell office:value-type="float" office:value="0.156962" calcext:value-type="float">
            <text:p>0.156962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628" calcext:value-type="float">
            <text:p>0.160628</text:p>
          </table:table-cell>
          <table:table-cell office:value-type="float" office:value="0.155992" calcext:value-type="float">
            <text:p>0.155992</text:p>
          </table:table-cell>
          <table:table-cell office:value-type="float" office:value="0.155879" calcext:value-type="float">
            <text:p>0.155879</text:p>
          </table:table-cell>
          <table:table-cell office:value-type="float" office:value="0.156306" calcext:value-type="float">
            <text:p>0.156306</text:p>
          </table:table-cell>
          <table:table-cell table:number-columns-repeated="3"/>
          <table:table-cell office:value-type="float" office:value="0.156991" calcext:value-type="float">
            <text:p>0.156991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44" calcext:value-type="float">
            <text:p>0.16044</text:p>
          </table:table-cell>
          <table:table-cell office:value-type="float" office:value="0.156795" calcext:value-type="float">
            <text:p>0.156795</text:p>
          </table:table-cell>
          <table:table-cell office:value-type="float" office:value="0.156163" calcext:value-type="float">
            <text:p>0.156163</text:p>
          </table:table-cell>
          <table:table-cell office:value-type="float" office:value="0.156277" calcext:value-type="float">
            <text:p>0.156277</text:p>
          </table:table-cell>
          <table:table-cell table:number-columns-repeated="3"/>
          <table:table-cell office:value-type="float" office:value="0.157022" calcext:value-type="float">
            <text:p>0.157022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753" calcext:value-type="float">
            <text:p>0.160753</text:p>
          </table:table-cell>
          <table:table-cell office:value-type="float" office:value="0.156" calcext:value-type="float">
            <text:p>0.156</text:p>
          </table:table-cell>
          <table:table-cell office:value-type="float" office:value="0.155905" calcext:value-type="float">
            <text:p>0.155905</text:p>
          </table:table-cell>
          <table:table-cell office:value-type="float" office:value="0.156286" calcext:value-type="float">
            <text:p>0.156286</text:p>
          </table:table-cell>
          <table:table-cell table:number-columns-repeated="3"/>
          <table:table-cell office:value-type="float" office:value="0.156915" calcext:value-type="float">
            <text:p>0.156915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639" calcext:value-type="float">
            <text:p>0.160639</text:p>
          </table:table-cell>
          <table:table-cell office:value-type="float" office:value="0.155816" calcext:value-type="float">
            <text:p>0.155816</text:p>
          </table:table-cell>
          <table:table-cell office:value-type="float" office:value="0.156753" calcext:value-type="float">
            <text:p>0.156753</text:p>
          </table:table-cell>
          <table:table-cell office:value-type="float" office:value="0.156322" calcext:value-type="float">
            <text:p>0.156322</text:p>
          </table:table-cell>
          <table:table-cell table:number-columns-repeated="3"/>
          <table:table-cell office:value-type="float" office:value="0.157015" calcext:value-type="float">
            <text:p>0.157015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626" calcext:value-type="float">
            <text:p>0.160626</text:p>
          </table:table-cell>
          <table:table-cell office:value-type="float" office:value="0.156028" calcext:value-type="float">
            <text:p>0.156028</text:p>
          </table:table-cell>
          <table:table-cell office:value-type="float" office:value="0.155841" calcext:value-type="float">
            <text:p>0.155841</text:p>
          </table:table-cell>
          <table:table-cell office:value-type="float" office:value="0.156293" calcext:value-type="float">
            <text:p>0.156293</text:p>
          </table:table-cell>
          <table:table-cell table:number-columns-repeated="3"/>
          <table:table-cell office:value-type="float" office:value="0.156913" calcext:value-type="float">
            <text:p>0.156913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479" calcext:value-type="float">
            <text:p>0.160479</text:p>
          </table:table-cell>
          <table:table-cell office:value-type="float" office:value="0.156238" calcext:value-type="float">
            <text:p>0.156238</text:p>
          </table:table-cell>
          <table:table-cell office:value-type="float" office:value="0.155904" calcext:value-type="float">
            <text:p>0.155904</text:p>
          </table:table-cell>
          <table:table-cell office:value-type="float" office:value="0.156272" calcext:value-type="float">
            <text:p>0.156272</text:p>
          </table:table-cell>
          <table:table-cell table:number-columns-repeated="3"/>
          <table:table-cell office:value-type="float" office:value="0.15694" calcext:value-type="float">
            <text:p>0.15694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51" calcext:value-type="float">
            <text:p>0.16051</text:p>
          </table:table-cell>
          <table:table-cell office:value-type="float" office:value="0.155903" calcext:value-type="float">
            <text:p>0.155903</text:p>
          </table:table-cell>
          <table:table-cell office:value-type="float" office:value="0.155982" calcext:value-type="float">
            <text:p>0.155982</text:p>
          </table:table-cell>
          <table:table-cell office:value-type="float" office:value="0.156265" calcext:value-type="float">
            <text:p>0.156265</text:p>
          </table:table-cell>
          <table:table-cell table:number-columns-repeated="3"/>
          <table:table-cell office:value-type="float" office:value="0.156979" calcext:value-type="float">
            <text:p>0.156979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637" calcext:value-type="float">
            <text:p>0.160637</text:p>
          </table:table-cell>
          <table:table-cell office:value-type="float" office:value="0.155967" calcext:value-type="float">
            <text:p>0.155967</text:p>
          </table:table-cell>
          <table:table-cell office:value-type="float" office:value="0.15626" calcext:value-type="float">
            <text:p>0.15626</text:p>
          </table:table-cell>
          <table:table-cell office:value-type="float" office:value="0.156282" calcext:value-type="float">
            <text:p>0.156282</text:p>
          </table:table-cell>
          <table:table-cell table:number-columns-repeated="3"/>
          <table:table-cell office:value-type="float" office:value="0.15688" calcext:value-type="float">
            <text:p>0.15688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553" calcext:value-type="float">
            <text:p>0.160553</text:p>
          </table:table-cell>
          <table:table-cell office:value-type="float" office:value="0.15646" calcext:value-type="float">
            <text:p>0.15646</text:p>
          </table:table-cell>
          <table:table-cell office:value-type="float" office:value="0.15596" calcext:value-type="float">
            <text:p>0.15596</text:p>
          </table:table-cell>
          <table:table-cell office:value-type="float" office:value="0.156261" calcext:value-type="float">
            <text:p>0.156261</text:p>
          </table:table-cell>
          <table:table-cell table:number-columns-repeated="3"/>
          <table:table-cell office:value-type="float" office:value="0.156927" calcext:value-type="float">
            <text:p>0.156927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531" calcext:value-type="float">
            <text:p>0.160531</text:p>
          </table:table-cell>
          <table:table-cell office:value-type="float" office:value="0.155819" calcext:value-type="float">
            <text:p>0.155819</text:p>
          </table:table-cell>
          <table:table-cell office:value-type="float" office:value="0.156156" calcext:value-type="float">
            <text:p>0.156156</text:p>
          </table:table-cell>
          <table:table-cell office:value-type="float" office:value="0.156325" calcext:value-type="float">
            <text:p>0.156325</text:p>
          </table:table-cell>
          <table:table-cell table:number-columns-repeated="3"/>
          <table:table-cell office:value-type="float" office:value="0.156944" calcext:value-type="float">
            <text:p>0.156944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512" calcext:value-type="float">
            <text:p>0.160512</text:p>
          </table:table-cell>
          <table:table-cell office:value-type="float" office:value="0.156136" calcext:value-type="float">
            <text:p>0.156136</text:p>
          </table:table-cell>
          <table:table-cell office:value-type="float" office:value="0.15644" calcext:value-type="float">
            <text:p>0.15644</text:p>
          </table:table-cell>
          <table:table-cell office:value-type="float" office:value="0.15626" calcext:value-type="float">
            <text:p>0.15626</text:p>
          </table:table-cell>
          <table:table-cell table:number-columns-repeated="3"/>
          <table:table-cell office:value-type="float" office:value="0.156917" calcext:value-type="float">
            <text:p>0.156917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513" calcext:value-type="float">
            <text:p>0.160513</text:p>
          </table:table-cell>
          <table:table-cell office:value-type="float" office:value="0.155823" calcext:value-type="float">
            <text:p>0.155823</text:p>
          </table:table-cell>
          <table:table-cell office:value-type="float" office:value="0.156266" calcext:value-type="float">
            <text:p>0.156266</text:p>
          </table:table-cell>
          <table:table-cell office:value-type="float" office:value="0.156462" calcext:value-type="float">
            <text:p>0.156462</text:p>
          </table:table-cell>
          <table:table-cell table:number-columns-repeated="3"/>
          <table:table-cell office:value-type="float" office:value="0.156861" calcext:value-type="float">
            <text:p>0.156861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47" calcext:value-type="float">
            <text:p>0.16047</text:p>
          </table:table-cell>
          <table:table-cell office:value-type="float" office:value="0.155822" calcext:value-type="float">
            <text:p>0.155822</text:p>
          </table:table-cell>
          <table:table-cell office:value-type="float" office:value="0.157309" calcext:value-type="float">
            <text:p>0.157309</text:p>
          </table:table-cell>
          <table:table-cell office:value-type="float" office:value="0.156337" calcext:value-type="float">
            <text:p>0.156337</text:p>
          </table:table-cell>
          <table:table-cell table:number-columns-repeated="3"/>
          <table:table-cell office:value-type="float" office:value="0.1569" calcext:value-type="float">
            <text:p>0.1569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485" calcext:value-type="float">
            <text:p>0.160485</text:p>
          </table:table-cell>
          <table:table-cell office:value-type="float" office:value="0.15617" calcext:value-type="float">
            <text:p>0.15617</text:p>
          </table:table-cell>
          <table:table-cell office:value-type="float" office:value="0.155999" calcext:value-type="float">
            <text:p>0.155999</text:p>
          </table:table-cell>
          <table:table-cell office:value-type="float" office:value="0.156236" calcext:value-type="float">
            <text:p>0.156236</text:p>
          </table:table-cell>
          <table:table-cell table:number-columns-repeated="3"/>
          <table:table-cell office:value-type="float" office:value="0.156932" calcext:value-type="float">
            <text:p>0.156932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514" calcext:value-type="float">
            <text:p>0.160514</text:p>
          </table:table-cell>
          <table:table-cell office:value-type="float" office:value="0.155987" calcext:value-type="float">
            <text:p>0.155987</text:p>
          </table:table-cell>
          <table:table-cell office:value-type="float" office:value="0.156607" calcext:value-type="float">
            <text:p>0.156607</text:p>
          </table:table-cell>
          <table:table-cell office:value-type="float" office:value="0.156409" calcext:value-type="float">
            <text:p>0.156409</text:p>
          </table:table-cell>
          <table:table-cell table:number-columns-repeated="3"/>
          <table:table-cell office:value-type="float" office:value="0.156846" calcext:value-type="float">
            <text:p>0.156846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535" calcext:value-type="float">
            <text:p>0.160535</text:p>
          </table:table-cell>
          <table:table-cell office:value-type="float" office:value="0.1559" calcext:value-type="float">
            <text:p>0.1559</text:p>
          </table:table-cell>
          <table:table-cell office:value-type="float" office:value="0.156531" calcext:value-type="float">
            <text:p>0.156531</text:p>
          </table:table-cell>
          <table:table-cell office:value-type="float" office:value="0.156278" calcext:value-type="float">
            <text:p>0.156278</text:p>
          </table:table-cell>
          <table:table-cell table:number-columns-repeated="3"/>
          <table:table-cell office:value-type="float" office:value="0.156904" calcext:value-type="float">
            <text:p>0.156904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56" calcext:value-type="float">
            <text:p>0.16056</text:p>
          </table:table-cell>
          <table:table-cell office:value-type="float" office:value="0.156007" calcext:value-type="float">
            <text:p>0.156007</text:p>
          </table:table-cell>
          <table:table-cell office:value-type="float" office:value="0.156228" calcext:value-type="float">
            <text:p>0.156228</text:p>
          </table:table-cell>
          <table:table-cell office:value-type="float" office:value="0.156258" calcext:value-type="float">
            <text:p>0.156258</text:p>
          </table:table-cell>
          <table:table-cell table:number-columns-repeated="3"/>
          <table:table-cell office:value-type="float" office:value="0.156855" calcext:value-type="float">
            <text:p>0.156855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582" calcext:value-type="float">
            <text:p>0.160582</text:p>
          </table:table-cell>
          <table:table-cell office:value-type="float" office:value="0.156134" calcext:value-type="float">
            <text:p>0.156134</text:p>
          </table:table-cell>
          <table:table-cell office:value-type="float" office:value="0.15662" calcext:value-type="float">
            <text:p>0.15662</text:p>
          </table:table-cell>
          <table:table-cell office:value-type="float" office:value="0.156267" calcext:value-type="float">
            <text:p>0.156267</text:p>
          </table:table-cell>
          <table:table-cell table:number-columns-repeated="3"/>
          <table:table-cell office:value-type="float" office:value="0.156866" calcext:value-type="float">
            <text:p>0.156866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738" calcext:value-type="float">
            <text:p>0.160738</text:p>
          </table:table-cell>
          <table:table-cell office:value-type="float" office:value="0.155872" calcext:value-type="float">
            <text:p>0.155872</text:p>
          </table:table-cell>
          <table:table-cell office:value-type="float" office:value="0.155849" calcext:value-type="float">
            <text:p>0.155849</text:p>
          </table:table-cell>
          <table:table-cell office:value-type="float" office:value="0.156206" calcext:value-type="float">
            <text:p>0.156206</text:p>
          </table:table-cell>
          <table:table-cell table:number-columns-repeated="3"/>
          <table:table-cell office:value-type="float" office:value="0.156833" calcext:value-type="float">
            <text:p>0.156833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736" calcext:value-type="float">
            <text:p>0.160736</text:p>
          </table:table-cell>
          <table:table-cell office:value-type="float" office:value="0.155923" calcext:value-type="float">
            <text:p>0.155923</text:p>
          </table:table-cell>
          <table:table-cell office:value-type="float" office:value="0.157768" calcext:value-type="float">
            <text:p>0.157768</text:p>
          </table:table-cell>
          <table:table-cell office:value-type="float" office:value="0.156346" calcext:value-type="float">
            <text:p>0.156346</text:p>
          </table:table-cell>
          <table:table-cell table:number-columns-repeated="3"/>
          <table:table-cell office:value-type="float" office:value="0.156855" calcext:value-type="float">
            <text:p>0.156855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679" calcext:value-type="float">
            <text:p>0.160679</text:p>
          </table:table-cell>
          <table:table-cell office:value-type="float" office:value="0.155805" calcext:value-type="float">
            <text:p>0.155805</text:p>
          </table:table-cell>
          <table:table-cell office:value-type="float" office:value="0.156193" calcext:value-type="float">
            <text:p>0.156193</text:p>
          </table:table-cell>
          <table:table-cell office:value-type="float" office:value="0.156215" calcext:value-type="float">
            <text:p>0.156215</text:p>
          </table:table-cell>
          <table:table-cell table:number-columns-repeated="3"/>
          <table:table-cell office:value-type="float" office:value="0.156812" calcext:value-type="float">
            <text:p>0.156812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992" calcext:value-type="float">
            <text:p>0.160992</text:p>
          </table:table-cell>
          <table:table-cell office:value-type="float" office:value="0.156112" calcext:value-type="float">
            <text:p>0.156112</text:p>
          </table:table-cell>
          <table:table-cell office:value-type="float" office:value="0.156036" calcext:value-type="float">
            <text:p>0.156036</text:p>
          </table:table-cell>
          <table:table-cell office:value-type="float" office:value="0.156343" calcext:value-type="float">
            <text:p>0.156343</text:p>
          </table:table-cell>
          <table:table-cell table:number-columns-repeated="3"/>
          <table:table-cell office:value-type="float" office:value="0.156845" calcext:value-type="float">
            <text:p>0.156845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879" calcext:value-type="float">
            <text:p>0.160879</text:p>
          </table:table-cell>
          <table:table-cell office:value-type="float" office:value="0.156198" calcext:value-type="float">
            <text:p>0.156198</text:p>
          </table:table-cell>
          <table:table-cell office:value-type="float" office:value="0.156932" calcext:value-type="float">
            <text:p>0.156932</text:p>
          </table:table-cell>
          <table:table-cell office:value-type="float" office:value="0.156196" calcext:value-type="float">
            <text:p>0.156196</text:p>
          </table:table-cell>
          <table:table-cell table:number-columns-repeated="3"/>
          <table:table-cell office:value-type="float" office:value="0.156821" calcext:value-type="float">
            <text:p>0.156821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928" calcext:value-type="float">
            <text:p>0.160928</text:p>
          </table:table-cell>
          <table:table-cell office:value-type="float" office:value="0.155845" calcext:value-type="float">
            <text:p>0.155845</text:p>
          </table:table-cell>
          <table:table-cell office:value-type="float" office:value="0.156932" calcext:value-type="float">
            <text:p>0.156932</text:p>
          </table:table-cell>
          <table:table-cell office:value-type="float" office:value="0.156201" calcext:value-type="float">
            <text:p>0.156201</text:p>
          </table:table-cell>
          <table:table-cell table:number-columns-repeated="3"/>
          <table:table-cell office:value-type="float" office:value="0.156809" calcext:value-type="float">
            <text:p>0.156809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916" calcext:value-type="float">
            <text:p>0.160916</text:p>
          </table:table-cell>
          <table:table-cell office:value-type="float" office:value="0.155787" calcext:value-type="float">
            <text:p>0.155787</text:p>
          </table:table-cell>
          <table:table-cell office:value-type="float" office:value="0.155927" calcext:value-type="float">
            <text:p>0.155927</text:p>
          </table:table-cell>
          <table:table-cell office:value-type="float" office:value="0.156259" calcext:value-type="float">
            <text:p>0.156259</text:p>
          </table:table-cell>
          <table:table-cell table:number-columns-repeated="3"/>
          <table:table-cell office:value-type="float" office:value="0.156758" calcext:value-type="float">
            <text:p>0.156758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712" calcext:value-type="float">
            <text:p>0.160712</text:p>
          </table:table-cell>
          <table:table-cell office:value-type="float" office:value="0.156313" calcext:value-type="float">
            <text:p>0.156313</text:p>
          </table:table-cell>
          <table:table-cell office:value-type="float" office:value="0.156109" calcext:value-type="float">
            <text:p>0.156109</text:p>
          </table:table-cell>
          <table:table-cell office:value-type="float" office:value="0.156195" calcext:value-type="float">
            <text:p>0.156195</text:p>
          </table:table-cell>
          <table:table-cell table:number-columns-repeated="3"/>
          <table:table-cell office:value-type="float" office:value="0.156821" calcext:value-type="float">
            <text:p>0.156821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889" calcext:value-type="float">
            <text:p>0.160889</text:p>
          </table:table-cell>
          <table:table-cell office:value-type="float" office:value="0.156309" calcext:value-type="float">
            <text:p>0.156309</text:p>
          </table:table-cell>
          <table:table-cell office:value-type="float" office:value="0.156325" calcext:value-type="float">
            <text:p>0.156325</text:p>
          </table:table-cell>
          <table:table-cell office:value-type="float" office:value="0.156199" calcext:value-type="float">
            <text:p>0.156199</text:p>
          </table:table-cell>
          <table:table-cell table:number-columns-repeated="3"/>
          <table:table-cell office:value-type="float" office:value="0.15679" calcext:value-type="float">
            <text:p>0.15679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1098" calcext:value-type="float">
            <text:p>0.161098</text:p>
          </table:table-cell>
          <table:table-cell office:value-type="float" office:value="0.156421" calcext:value-type="float">
            <text:p>0.156421</text:p>
          </table:table-cell>
          <table:table-cell office:value-type="float" office:value="0.155967" calcext:value-type="float">
            <text:p>0.155967</text:p>
          </table:table-cell>
          <table:table-cell office:value-type="float" office:value="0.156223" calcext:value-type="float">
            <text:p>0.156223</text:p>
          </table:table-cell>
          <table:table-cell table:number-columns-repeated="3"/>
          <table:table-cell office:value-type="float" office:value="0.156782" calcext:value-type="float">
            <text:p>0.156782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807" calcext:value-type="float">
            <text:p>0.160807</text:p>
          </table:table-cell>
          <table:table-cell office:value-type="float" office:value="0.155829" calcext:value-type="float">
            <text:p>0.155829</text:p>
          </table:table-cell>
          <table:table-cell office:value-type="float" office:value="0.156083" calcext:value-type="float">
            <text:p>0.156083</text:p>
          </table:table-cell>
          <table:table-cell office:value-type="float" office:value="0.156244" calcext:value-type="float">
            <text:p>0.156244</text:p>
          </table:table-cell>
          <table:table-cell table:number-columns-repeated="3"/>
          <table:table-cell office:value-type="float" office:value="0.156791" calcext:value-type="float">
            <text:p>0.156791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1566" calcext:value-type="float">
            <text:p>0.161566</text:p>
          </table:table-cell>
          <table:table-cell office:value-type="float" office:value="0.155806" calcext:value-type="float">
            <text:p>0.155806</text:p>
          </table:table-cell>
          <table:table-cell office:value-type="float" office:value="0.156119" calcext:value-type="float">
            <text:p>0.156119</text:p>
          </table:table-cell>
          <table:table-cell office:value-type="float" office:value="0.156746" calcext:value-type="float">
            <text:p>0.156746</text:p>
          </table:table-cell>
          <table:table-cell table:number-columns-repeated="3"/>
          <table:table-cell office:value-type="float" office:value="0.156721" calcext:value-type="float">
            <text:p>0.156721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623" calcext:value-type="float">
            <text:p>0.160623</text:p>
          </table:table-cell>
          <table:table-cell office:value-type="float" office:value="0.156151" calcext:value-type="float">
            <text:p>0.156151</text:p>
          </table:table-cell>
          <table:table-cell office:value-type="float" office:value="0.155999" calcext:value-type="float">
            <text:p>0.155999</text:p>
          </table:table-cell>
          <table:table-cell office:value-type="float" office:value="0.156245" calcext:value-type="float">
            <text:p>0.156245</text:p>
          </table:table-cell>
          <table:table-cell table:number-columns-repeated="3"/>
          <table:table-cell office:value-type="float" office:value="0.156804" calcext:value-type="float">
            <text:p>0.156804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606" calcext:value-type="float">
            <text:p>0.160606</text:p>
          </table:table-cell>
          <table:table-cell office:value-type="float" office:value="0.155841" calcext:value-type="float">
            <text:p>0.155841</text:p>
          </table:table-cell>
          <table:table-cell office:value-type="float" office:value="0.157073" calcext:value-type="float">
            <text:p>0.157073</text:p>
          </table:table-cell>
          <table:table-cell office:value-type="float" office:value="0.156163" calcext:value-type="float">
            <text:p>0.156163</text:p>
          </table:table-cell>
          <table:table-cell table:number-columns-repeated="3"/>
          <table:table-cell office:value-type="float" office:value="0.156774" calcext:value-type="float">
            <text:p>0.156774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1108" calcext:value-type="float">
            <text:p>0.161108</text:p>
          </table:table-cell>
          <table:table-cell office:value-type="float" office:value="0.155942" calcext:value-type="float">
            <text:p>0.155942</text:p>
          </table:table-cell>
          <table:table-cell office:value-type="float" office:value="0.160878" calcext:value-type="float">
            <text:p>0.160878</text:p>
          </table:table-cell>
          <table:table-cell office:value-type="float" office:value="0.156245" calcext:value-type="float">
            <text:p>0.156245</text:p>
          </table:table-cell>
          <table:table-cell table:number-columns-repeated="3"/>
          <table:table-cell office:value-type="float" office:value="0.156759" calcext:value-type="float">
            <text:p>0.156759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524" calcext:value-type="float">
            <text:p>0.160524</text:p>
          </table:table-cell>
          <table:table-cell office:value-type="float" office:value="0.155961" calcext:value-type="float">
            <text:p>0.155961</text:p>
          </table:table-cell>
          <table:table-cell office:value-type="float" office:value="0.156014" calcext:value-type="float">
            <text:p>0.156014</text:p>
          </table:table-cell>
          <table:table-cell office:value-type="float" office:value="0.156171" calcext:value-type="float">
            <text:p>0.156171</text:p>
          </table:table-cell>
          <table:table-cell table:number-columns-repeated="3"/>
          <table:table-cell office:value-type="float" office:value="0.156738" calcext:value-type="float">
            <text:p>0.156738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614" calcext:value-type="float">
            <text:p>0.160614</text:p>
          </table:table-cell>
          <table:table-cell office:value-type="float" office:value="0.156245" calcext:value-type="float">
            <text:p>0.156245</text:p>
          </table:table-cell>
          <table:table-cell office:value-type="float" office:value="0.155855" calcext:value-type="float">
            <text:p>0.155855</text:p>
          </table:table-cell>
          <table:table-cell office:value-type="float" office:value="0.156285" calcext:value-type="float">
            <text:p>0.156285</text:p>
          </table:table-cell>
          <table:table-cell table:number-columns-repeated="3"/>
          <table:table-cell office:value-type="float" office:value="0.156777" calcext:value-type="float">
            <text:p>0.156777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91" calcext:value-type="float">
            <text:p>0.16091</text:p>
          </table:table-cell>
          <table:table-cell office:value-type="float" office:value="0.15591" calcext:value-type="float">
            <text:p>0.15591</text:p>
          </table:table-cell>
          <table:table-cell office:value-type="float" office:value="0.155856" calcext:value-type="float">
            <text:p>0.155856</text:p>
          </table:table-cell>
          <table:table-cell office:value-type="float" office:value="0.156224" calcext:value-type="float">
            <text:p>0.156224</text:p>
          </table:table-cell>
          <table:table-cell table:number-columns-repeated="3"/>
          <table:table-cell office:value-type="float" office:value="0.156718" calcext:value-type="float">
            <text:p>0.156718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541" calcext:value-type="float">
            <text:p>0.160541</text:p>
          </table:table-cell>
          <table:table-cell office:value-type="float" office:value="0.155764" calcext:value-type="float">
            <text:p>0.155764</text:p>
          </table:table-cell>
          <table:table-cell office:value-type="float" office:value="0.156683" calcext:value-type="float">
            <text:p>0.156683</text:p>
          </table:table-cell>
          <table:table-cell office:value-type="float" office:value="0.156152" calcext:value-type="float">
            <text:p>0.156152</text:p>
          </table:table-cell>
          <table:table-cell table:number-columns-repeated="3"/>
          <table:table-cell office:value-type="float" office:value="0.156744" calcext:value-type="float">
            <text:p>0.156744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687" calcext:value-type="float">
            <text:p>0.160687</text:p>
          </table:table-cell>
          <table:table-cell office:value-type="float" office:value="0.156428" calcext:value-type="float">
            <text:p>0.156428</text:p>
          </table:table-cell>
          <table:table-cell office:value-type="float" office:value="0.155865" calcext:value-type="float">
            <text:p>0.155865</text:p>
          </table:table-cell>
          <table:table-cell office:value-type="float" office:value="0.156136" calcext:value-type="float">
            <text:p>0.156136</text:p>
          </table:table-cell>
          <table:table-cell table:number-columns-repeated="3"/>
          <table:table-cell office:value-type="float" office:value="0.156711" calcext:value-type="float">
            <text:p>0.156711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667" calcext:value-type="float">
            <text:p>0.160667</text:p>
          </table:table-cell>
          <table:table-cell office:value-type="float" office:value="0.156234" calcext:value-type="float">
            <text:p>0.156234</text:p>
          </table:table-cell>
          <table:table-cell office:value-type="float" office:value="0.156374" calcext:value-type="float">
            <text:p>0.156374</text:p>
          </table:table-cell>
          <table:table-cell office:value-type="float" office:value="0.156151" calcext:value-type="float">
            <text:p>0.156151</text:p>
          </table:table-cell>
          <table:table-cell table:number-columns-repeated="3"/>
          <table:table-cell office:value-type="float" office:value="0.156723" calcext:value-type="float">
            <text:p>0.156723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648" calcext:value-type="float">
            <text:p>0.160648</text:p>
          </table:table-cell>
          <table:table-cell office:value-type="float" office:value="0.155953" calcext:value-type="float">
            <text:p>0.155953</text:p>
          </table:table-cell>
          <table:table-cell office:value-type="float" office:value="0.156062" calcext:value-type="float">
            <text:p>0.156062</text:p>
          </table:table-cell>
          <table:table-cell office:value-type="float" office:value="0.156138" calcext:value-type="float">
            <text:p>0.156138</text:p>
          </table:table-cell>
          <table:table-cell table:number-columns-repeated="3"/>
          <table:table-cell office:value-type="float" office:value="0.156701" calcext:value-type="float">
            <text:p>0.156701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895" calcext:value-type="float">
            <text:p>0.160895</text:p>
          </table:table-cell>
          <table:table-cell office:value-type="float" office:value="0.155798" calcext:value-type="float">
            <text:p>0.155798</text:p>
          </table:table-cell>
          <table:table-cell office:value-type="float" office:value="0.156205" calcext:value-type="float">
            <text:p>0.156205</text:p>
          </table:table-cell>
          <table:table-cell office:value-type="float" office:value="0.15617" calcext:value-type="float">
            <text:p>0.15617</text:p>
          </table:table-cell>
          <table:table-cell table:number-columns-repeated="3"/>
          <table:table-cell office:value-type="float" office:value="0.156723" calcext:value-type="float">
            <text:p>0.156723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994" calcext:value-type="float">
            <text:p>0.160994</text:p>
          </table:table-cell>
          <table:table-cell office:value-type="float" office:value="0.156172" calcext:value-type="float">
            <text:p>0.156172</text:p>
          </table:table-cell>
          <table:table-cell office:value-type="float" office:value="0.156239" calcext:value-type="float">
            <text:p>0.156239</text:p>
          </table:table-cell>
          <table:table-cell office:value-type="float" office:value="0.156217" calcext:value-type="float">
            <text:p>0.156217</text:p>
          </table:table-cell>
          <table:table-cell table:number-columns-repeated="3"/>
          <table:table-cell office:value-type="float" office:value="0.156675" calcext:value-type="float">
            <text:p>0.156675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601" calcext:value-type="float">
            <text:p>0.160601</text:p>
          </table:table-cell>
          <table:table-cell office:value-type="float" office:value="0.156459" calcext:value-type="float">
            <text:p>0.156459</text:p>
          </table:table-cell>
          <table:table-cell office:value-type="float" office:value="0.156231" calcext:value-type="float">
            <text:p>0.156231</text:p>
          </table:table-cell>
          <table:table-cell office:value-type="float" office:value="0.156146" calcext:value-type="float">
            <text:p>0.156146</text:p>
          </table:table-cell>
          <table:table-cell table:number-columns-repeated="3"/>
          <table:table-cell office:value-type="float" office:value="0.156722" calcext:value-type="float">
            <text:p>0.156722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991" calcext:value-type="float">
            <text:p>0.160991</text:p>
          </table:table-cell>
          <table:table-cell office:value-type="float" office:value="0.156119" calcext:value-type="float">
            <text:p>0.156119</text:p>
          </table:table-cell>
          <table:table-cell office:value-type="float" office:value="0.15683" calcext:value-type="float">
            <text:p>0.15683</text:p>
          </table:table-cell>
          <table:table-cell office:value-type="float" office:value="0.156164" calcext:value-type="float">
            <text:p>0.156164</text:p>
          </table:table-cell>
          <table:table-cell table:number-columns-repeated="3"/>
          <table:table-cell office:value-type="float" office:value="0.156708" calcext:value-type="float">
            <text:p>0.156708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649" calcext:value-type="float">
            <text:p>0.160649</text:p>
          </table:table-cell>
          <table:table-cell office:value-type="float" office:value="0.155853" calcext:value-type="float">
            <text:p>0.155853</text:p>
          </table:table-cell>
          <table:table-cell office:value-type="float" office:value="0.156637" calcext:value-type="float">
            <text:p>0.156637</text:p>
          </table:table-cell>
          <table:table-cell office:value-type="float" office:value="0.156131" calcext:value-type="float">
            <text:p>0.156131</text:p>
          </table:table-cell>
          <table:table-cell table:number-columns-repeated="3"/>
          <table:table-cell office:value-type="float" office:value="0.156605" calcext:value-type="float">
            <text:p>0.156605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691" calcext:value-type="float">
            <text:p>0.160691</text:p>
          </table:table-cell>
          <table:table-cell office:value-type="float" office:value="0.158666" calcext:value-type="float">
            <text:p>0.158666</text:p>
          </table:table-cell>
          <table:table-cell office:value-type="float" office:value="0.156244" calcext:value-type="float">
            <text:p>0.156244</text:p>
          </table:table-cell>
          <table:table-cell office:value-type="float" office:value="0.156157" calcext:value-type="float">
            <text:p>0.156157</text:p>
          </table:table-cell>
          <table:table-cell table:number-columns-repeated="3"/>
          <table:table-cell office:value-type="float" office:value="0.156739" calcext:value-type="float">
            <text:p>0.156739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729" calcext:value-type="float">
            <text:p>0.160729</text:p>
          </table:table-cell>
          <table:table-cell office:value-type="float" office:value="0.155995" calcext:value-type="float">
            <text:p>0.155995</text:p>
          </table:table-cell>
          <table:table-cell office:value-type="float" office:value="0.155892" calcext:value-type="float">
            <text:p>0.155892</text:p>
          </table:table-cell>
          <table:table-cell office:value-type="float" office:value="0.156144" calcext:value-type="float">
            <text:p>0.156144</text:p>
          </table:table-cell>
          <table:table-cell table:number-columns-repeated="3"/>
          <table:table-cell office:value-type="float" office:value="0.156625" calcext:value-type="float">
            <text:p>0.156625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605" calcext:value-type="float">
            <text:p>0.160605</text:p>
          </table:table-cell>
          <table:table-cell office:value-type="float" office:value="0.156034" calcext:value-type="float">
            <text:p>0.156034</text:p>
          </table:table-cell>
          <table:table-cell office:value-type="float" office:value="0.156062" calcext:value-type="float">
            <text:p>0.156062</text:p>
          </table:table-cell>
          <table:table-cell office:value-type="float" office:value="0.15615" calcext:value-type="float">
            <text:p>0.15615</text:p>
          </table:table-cell>
          <table:table-cell table:number-columns-repeated="3"/>
          <table:table-cell office:value-type="float" office:value="0.156665" calcext:value-type="float">
            <text:p>0.156665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477" calcext:value-type="float">
            <text:p>0.160477</text:p>
          </table:table-cell>
          <table:table-cell office:value-type="float" office:value="0.155793" calcext:value-type="float">
            <text:p>0.155793</text:p>
          </table:table-cell>
          <table:table-cell office:value-type="float" office:value="0.155851" calcext:value-type="float">
            <text:p>0.155851</text:p>
          </table:table-cell>
          <table:table-cell office:value-type="float" office:value="0.15613" calcext:value-type="float">
            <text:p>0.15613</text:p>
          </table:table-cell>
          <table:table-cell table:number-columns-repeated="3"/>
          <table:table-cell office:value-type="float" office:value="0.156636" calcext:value-type="float">
            <text:p>0.156636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519" calcext:value-type="float">
            <text:p>0.160519</text:p>
          </table:table-cell>
          <table:table-cell office:value-type="float" office:value="0.155953" calcext:value-type="float">
            <text:p>0.155953</text:p>
          </table:table-cell>
          <table:table-cell office:value-type="float" office:value="0.155893" calcext:value-type="float">
            <text:p>0.155893</text:p>
          </table:table-cell>
          <table:table-cell office:value-type="float" office:value="0.15611" calcext:value-type="float">
            <text:p>0.15611</text:p>
          </table:table-cell>
          <table:table-cell table:number-columns-repeated="3"/>
          <table:table-cell office:value-type="float" office:value="0.156637" calcext:value-type="float">
            <text:p>0.156637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1079" calcext:value-type="float">
            <text:p>0.161079</text:p>
          </table:table-cell>
          <table:table-cell office:value-type="float" office:value="0.155911" calcext:value-type="float">
            <text:p>0.155911</text:p>
          </table:table-cell>
          <table:table-cell office:value-type="float" office:value="0.156471" calcext:value-type="float">
            <text:p>0.156471</text:p>
          </table:table-cell>
          <table:table-cell office:value-type="float" office:value="0.15612" calcext:value-type="float">
            <text:p>0.15612</text:p>
          </table:table-cell>
          <table:table-cell table:number-columns-repeated="3"/>
          <table:table-cell office:value-type="float" office:value="0.156621" calcext:value-type="float">
            <text:p>0.156621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386" calcext:value-type="float">
            <text:p>0.160386</text:p>
          </table:table-cell>
          <table:table-cell office:value-type="float" office:value="0.155903" calcext:value-type="float">
            <text:p>0.155903</text:p>
          </table:table-cell>
          <table:table-cell office:value-type="float" office:value="0.15594" calcext:value-type="float">
            <text:p>0.15594</text:p>
          </table:table-cell>
          <table:table-cell office:value-type="float" office:value="0.156341" calcext:value-type="float">
            <text:p>0.156341</text:p>
          </table:table-cell>
          <table:table-cell table:number-columns-repeated="3"/>
          <table:table-cell office:value-type="float" office:value="0.156636" calcext:value-type="float">
            <text:p>0.156636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394" calcext:value-type="float">
            <text:p>0.160394</text:p>
          </table:table-cell>
          <table:table-cell office:value-type="float" office:value="0.156462" calcext:value-type="float">
            <text:p>0.156462</text:p>
          </table:table-cell>
          <table:table-cell office:value-type="float" office:value="0.156149" calcext:value-type="float">
            <text:p>0.156149</text:p>
          </table:table-cell>
          <table:table-cell office:value-type="float" office:value="0.156145" calcext:value-type="float">
            <text:p>0.156145</text:p>
          </table:table-cell>
          <table:table-cell table:number-columns-repeated="3"/>
          <table:table-cell office:value-type="float" office:value="0.156618" calcext:value-type="float">
            <text:p>0.156618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289" calcext:value-type="float">
            <text:p>0.160289</text:p>
          </table:table-cell>
          <table:table-cell office:value-type="float" office:value="0.155801" calcext:value-type="float">
            <text:p>0.155801</text:p>
          </table:table-cell>
          <table:table-cell office:value-type="float" office:value="0.155855" calcext:value-type="float">
            <text:p>0.155855</text:p>
          </table:table-cell>
          <table:table-cell office:value-type="float" office:value="0.156088" calcext:value-type="float">
            <text:p>0.156088</text:p>
          </table:table-cell>
          <table:table-cell table:number-columns-repeated="3"/>
          <table:table-cell office:value-type="float" office:value="0.156589" calcext:value-type="float">
            <text:p>0.156589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439" calcext:value-type="float">
            <text:p>0.160439</text:p>
          </table:table-cell>
          <table:table-cell office:value-type="float" office:value="0.156399" calcext:value-type="float">
            <text:p>0.156399</text:p>
          </table:table-cell>
          <table:table-cell office:value-type="float" office:value="0.156166" calcext:value-type="float">
            <text:p>0.156166</text:p>
          </table:table-cell>
          <table:table-cell office:value-type="float" office:value="0.156175" calcext:value-type="float">
            <text:p>0.156175</text:p>
          </table:table-cell>
          <table:table-cell table:number-columns-repeated="3"/>
          <table:table-cell office:value-type="float" office:value="0.156612" calcext:value-type="float">
            <text:p>0.156612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721" calcext:value-type="float">
            <text:p>0.160721</text:p>
          </table:table-cell>
          <table:table-cell office:value-type="float" office:value="0.155816" calcext:value-type="float">
            <text:p>0.155816</text:p>
          </table:table-cell>
          <table:table-cell office:value-type="float" office:value="0.155894" calcext:value-type="float">
            <text:p>0.155894</text:p>
          </table:table-cell>
          <table:table-cell office:value-type="float" office:value="0.156142" calcext:value-type="float">
            <text:p>0.156142</text:p>
          </table:table-cell>
          <table:table-cell table:number-columns-repeated="3"/>
          <table:table-cell office:value-type="float" office:value="0.156605" calcext:value-type="float">
            <text:p>0.156605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591" calcext:value-type="float">
            <text:p>0.160591</text:p>
          </table:table-cell>
          <table:table-cell office:value-type="float" office:value="0.15578" calcext:value-type="float">
            <text:p>0.15578</text:p>
          </table:table-cell>
          <table:table-cell office:value-type="float" office:value="0.155863" calcext:value-type="float">
            <text:p>0.155863</text:p>
          </table:table-cell>
          <table:table-cell office:value-type="float" office:value="0.156107" calcext:value-type="float">
            <text:p>0.156107</text:p>
          </table:table-cell>
          <table:table-cell table:number-columns-repeated="3"/>
          <table:table-cell office:value-type="float" office:value="0.156599" calcext:value-type="float">
            <text:p>0.156599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655" calcext:value-type="float">
            <text:p>0.160655</text:p>
          </table:table-cell>
          <table:table-cell office:value-type="float" office:value="0.15643" calcext:value-type="float">
            <text:p>0.15643</text:p>
          </table:table-cell>
          <table:table-cell office:value-type="float" office:value="0.15642" calcext:value-type="float">
            <text:p>0.15642</text:p>
          </table:table-cell>
          <table:table-cell office:value-type="float" office:value="0.156107" calcext:value-type="float">
            <text:p>0.156107</text:p>
          </table:table-cell>
          <table:table-cell table:number-columns-repeated="3"/>
          <table:table-cell office:value-type="float" office:value="0.156556" calcext:value-type="float">
            <text:p>0.156556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551" calcext:value-type="float">
            <text:p>0.160551</text:p>
          </table:table-cell>
          <table:table-cell office:value-type="float" office:value="0.157689" calcext:value-type="float">
            <text:p>0.157689</text:p>
          </table:table-cell>
          <table:table-cell office:value-type="float" office:value="0.156547" calcext:value-type="float">
            <text:p>0.156547</text:p>
          </table:table-cell>
          <table:table-cell office:value-type="float" office:value="0.156086" calcext:value-type="float">
            <text:p>0.156086</text:p>
          </table:table-cell>
          <table:table-cell table:number-columns-repeated="3"/>
          <table:table-cell office:value-type="float" office:value="0.156621" calcext:value-type="float">
            <text:p>0.156621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947" calcext:value-type="float">
            <text:p>0.160947</text:p>
          </table:table-cell>
          <table:table-cell office:value-type="float" office:value="0.156917" calcext:value-type="float">
            <text:p>0.156917</text:p>
          </table:table-cell>
          <table:table-cell office:value-type="float" office:value="0.156458" calcext:value-type="float">
            <text:p>0.156458</text:p>
          </table:table-cell>
          <table:table-cell office:value-type="float" office:value="0.156083" calcext:value-type="float">
            <text:p>0.156083</text:p>
          </table:table-cell>
          <table:table-cell table:number-columns-repeated="3"/>
          <table:table-cell office:value-type="float" office:value="0.15658" calcext:value-type="float">
            <text:p>0.15658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648" calcext:value-type="float">
            <text:p>0.160648</text:p>
          </table:table-cell>
          <table:table-cell office:value-type="float" office:value="0.156365" calcext:value-type="float">
            <text:p>0.156365</text:p>
          </table:table-cell>
          <table:table-cell office:value-type="float" office:value="0.156004" calcext:value-type="float">
            <text:p>0.156004</text:p>
          </table:table-cell>
          <table:table-cell office:value-type="float" office:value="0.156096" calcext:value-type="float">
            <text:p>0.156096</text:p>
          </table:table-cell>
          <table:table-cell table:number-columns-repeated="3"/>
          <table:table-cell office:value-type="float" office:value="0.156535" calcext:value-type="float">
            <text:p>0.156535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503" calcext:value-type="float">
            <text:p>0.160503</text:p>
          </table:table-cell>
          <table:table-cell office:value-type="float" office:value="0.155892" calcext:value-type="float">
            <text:p>0.155892</text:p>
          </table:table-cell>
          <table:table-cell office:value-type="float" office:value="0.155821" calcext:value-type="float">
            <text:p>0.155821</text:p>
          </table:table-cell>
          <table:table-cell office:value-type="float" office:value="0.15612" calcext:value-type="float">
            <text:p>0.15612</text:p>
          </table:table-cell>
          <table:table-cell table:number-columns-repeated="3"/>
          <table:table-cell office:value-type="float" office:value="0.156593" calcext:value-type="float">
            <text:p>0.156593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51" calcext:value-type="float">
            <text:p>0.16051</text:p>
          </table:table-cell>
          <table:table-cell office:value-type="float" office:value="0.15592" calcext:value-type="float">
            <text:p>0.15592</text:p>
          </table:table-cell>
          <table:table-cell office:value-type="float" office:value="0.156266" calcext:value-type="float">
            <text:p>0.156266</text:p>
          </table:table-cell>
          <table:table-cell office:value-type="float" office:value="0.156183" calcext:value-type="float">
            <text:p>0.156183</text:p>
          </table:table-cell>
          <table:table-cell table:number-columns-repeated="3"/>
          <table:table-cell office:value-type="float" office:value="0.156566" calcext:value-type="float">
            <text:p>0.156566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408" calcext:value-type="float">
            <text:p>0.160408</text:p>
          </table:table-cell>
          <table:table-cell office:value-type="float" office:value="0.15704" calcext:value-type="float">
            <text:p>0.15704</text:p>
          </table:table-cell>
          <table:table-cell office:value-type="float" office:value="0.155888" calcext:value-type="float">
            <text:p>0.155888</text:p>
          </table:table-cell>
          <table:table-cell office:value-type="float" office:value="0.156061" calcext:value-type="float">
            <text:p>0.156061</text:p>
          </table:table-cell>
          <table:table-cell table:number-columns-repeated="3"/>
          <table:table-cell office:value-type="float" office:value="0.156529" calcext:value-type="float">
            <text:p>0.156529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789" calcext:value-type="float">
            <text:p>0.160789</text:p>
          </table:table-cell>
          <table:table-cell office:value-type="float" office:value="0.15614" calcext:value-type="float">
            <text:p>0.15614</text:p>
          </table:table-cell>
          <table:table-cell office:value-type="float" office:value="0.155825" calcext:value-type="float">
            <text:p>0.155825</text:p>
          </table:table-cell>
          <table:table-cell office:value-type="float" office:value="0.156086" calcext:value-type="float">
            <text:p>0.156086</text:p>
          </table:table-cell>
          <table:table-cell table:number-columns-repeated="3"/>
          <table:table-cell office:value-type="float" office:value="0.156538" calcext:value-type="float">
            <text:p>0.156538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755" calcext:value-type="float">
            <text:p>0.160755</text:p>
          </table:table-cell>
          <table:table-cell office:value-type="float" office:value="0.155934" calcext:value-type="float">
            <text:p>0.155934</text:p>
          </table:table-cell>
          <table:table-cell office:value-type="float" office:value="0.155947" calcext:value-type="float">
            <text:p>0.155947</text:p>
          </table:table-cell>
          <table:table-cell office:value-type="float" office:value="0.15617" calcext:value-type="float">
            <text:p>0.15617</text:p>
          </table:table-cell>
          <table:table-cell table:number-columns-repeated="3"/>
          <table:table-cell office:value-type="float" office:value="0.156522" calcext:value-type="float">
            <text:p>0.156522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64" calcext:value-type="float">
            <text:p>0.16064</text:p>
          </table:table-cell>
          <table:table-cell office:value-type="float" office:value="0.156116" calcext:value-type="float">
            <text:p>0.156116</text:p>
          </table:table-cell>
          <table:table-cell office:value-type="float" office:value="0.156705" calcext:value-type="float">
            <text:p>0.156705</text:p>
          </table:table-cell>
          <table:table-cell office:value-type="float" office:value="0.156056" calcext:value-type="float">
            <text:p>0.156056</text:p>
          </table:table-cell>
          <table:table-cell table:number-columns-repeated="3"/>
          <table:table-cell office:value-type="float" office:value="0.156516" calcext:value-type="float">
            <text:p>0.156516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707" calcext:value-type="float">
            <text:p>0.160707</text:p>
          </table:table-cell>
          <table:table-cell office:value-type="float" office:value="0.157817" calcext:value-type="float">
            <text:p>0.157817</text:p>
          </table:table-cell>
          <table:table-cell office:value-type="float" office:value="0.155886" calcext:value-type="float">
            <text:p>0.155886</text:p>
          </table:table-cell>
          <table:table-cell office:value-type="float" office:value="0.156068" calcext:value-type="float">
            <text:p>0.156068</text:p>
          </table:table-cell>
          <table:table-cell table:number-columns-repeated="3"/>
          <table:table-cell office:value-type="float" office:value="0.156564" calcext:value-type="float">
            <text:p>0.156564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1044" calcext:value-type="float">
            <text:p>0.161044</text:p>
          </table:table-cell>
          <table:table-cell office:value-type="float" office:value="0.156171" calcext:value-type="float">
            <text:p>0.156171</text:p>
          </table:table-cell>
          <table:table-cell office:value-type="float" office:value="0.155837" calcext:value-type="float">
            <text:p>0.155837</text:p>
          </table:table-cell>
          <table:table-cell office:value-type="float" office:value="0.156081" calcext:value-type="float">
            <text:p>0.156081</text:p>
          </table:table-cell>
          <table:table-cell table:number-columns-repeated="3"/>
          <table:table-cell office:value-type="float" office:value="0.156507" calcext:value-type="float">
            <text:p>0.156507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639" calcext:value-type="float">
            <text:p>0.160639</text:p>
          </table:table-cell>
          <table:table-cell office:value-type="float" office:value="0.155915" calcext:value-type="float">
            <text:p>0.155915</text:p>
          </table:table-cell>
          <table:table-cell office:value-type="float" office:value="0.155935" calcext:value-type="float">
            <text:p>0.155935</text:p>
          </table:table-cell>
          <table:table-cell office:value-type="float" office:value="0.156059" calcext:value-type="float">
            <text:p>0.156059</text:p>
          </table:table-cell>
          <table:table-cell table:number-columns-repeated="3"/>
          <table:table-cell office:value-type="float" office:value="0.156492" calcext:value-type="float">
            <text:p>0.156492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891" calcext:value-type="float">
            <text:p>0.160891</text:p>
          </table:table-cell>
          <table:table-cell office:value-type="float" office:value="0.156558" calcext:value-type="float">
            <text:p>0.156558</text:p>
          </table:table-cell>
          <table:table-cell office:value-type="float" office:value="0.155847" calcext:value-type="float">
            <text:p>0.155847</text:p>
          </table:table-cell>
          <table:table-cell office:value-type="float" office:value="0.156043" calcext:value-type="float">
            <text:p>0.156043</text:p>
          </table:table-cell>
          <table:table-cell table:number-columns-repeated="3"/>
          <table:table-cell office:value-type="float" office:value="0.156508" calcext:value-type="float">
            <text:p>0.156508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673" calcext:value-type="float">
            <text:p>0.160673</text:p>
          </table:table-cell>
          <table:table-cell office:value-type="float" office:value="0.155935" calcext:value-type="float">
            <text:p>0.155935</text:p>
          </table:table-cell>
          <table:table-cell office:value-type="float" office:value="0.15647" calcext:value-type="float">
            <text:p>0.15647</text:p>
          </table:table-cell>
          <table:table-cell office:value-type="float" office:value="0.156141" calcext:value-type="float">
            <text:p>0.156141</text:p>
          </table:table-cell>
          <table:table-cell table:number-columns-repeated="3"/>
          <table:table-cell office:value-type="float" office:value="0.156515" calcext:value-type="float">
            <text:p>0.156515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786" calcext:value-type="float">
            <text:p>0.160786</text:p>
          </table:table-cell>
          <table:table-cell office:value-type="float" office:value="0.1558" calcext:value-type="float">
            <text:p>0.1558</text:p>
          </table:table-cell>
          <table:table-cell office:value-type="float" office:value="0.156047" calcext:value-type="float">
            <text:p>0.156047</text:p>
          </table:table-cell>
          <table:table-cell office:value-type="float" office:value="0.156046" calcext:value-type="float">
            <text:p>0.156046</text:p>
          </table:table-cell>
          <table:table-cell table:number-columns-repeated="3"/>
          <table:table-cell office:value-type="float" office:value="0.156468" calcext:value-type="float">
            <text:p>0.156468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547" calcext:value-type="float">
            <text:p>0.160547</text:p>
          </table:table-cell>
          <table:table-cell office:value-type="float" office:value="0.155831" calcext:value-type="float">
            <text:p>0.155831</text:p>
          </table:table-cell>
          <table:table-cell office:value-type="float" office:value="0.156079" calcext:value-type="float">
            <text:p>0.156079</text:p>
          </table:table-cell>
          <table:table-cell office:value-type="float" office:value="0.156037" calcext:value-type="float">
            <text:p>0.156037</text:p>
          </table:table-cell>
          <table:table-cell table:number-columns-repeated="3"/>
          <table:table-cell office:value-type="float" office:value="0.156455" calcext:value-type="float">
            <text:p>0.156455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575" calcext:value-type="float">
            <text:p>0.160575</text:p>
          </table:table-cell>
          <table:table-cell office:value-type="float" office:value="0.15581" calcext:value-type="float">
            <text:p>0.15581</text:p>
          </table:table-cell>
          <table:table-cell office:value-type="float" office:value="0.156131" calcext:value-type="float">
            <text:p>0.156131</text:p>
          </table:table-cell>
          <table:table-cell office:value-type="float" office:value="0.156137" calcext:value-type="float">
            <text:p>0.156137</text:p>
          </table:table-cell>
          <table:table-cell table:number-columns-repeated="3"/>
          <table:table-cell office:value-type="float" office:value="0.1565" calcext:value-type="float">
            <text:p>0.1565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47" calcext:value-type="float">
            <text:p>0.16047</text:p>
          </table:table-cell>
          <table:table-cell office:value-type="float" office:value="0.155814" calcext:value-type="float">
            <text:p>0.155814</text:p>
          </table:table-cell>
          <table:table-cell office:value-type="float" office:value="0.156102" calcext:value-type="float">
            <text:p>0.156102</text:p>
          </table:table-cell>
          <table:table-cell office:value-type="float" office:value="0.15618" calcext:value-type="float">
            <text:p>0.15618</text:p>
          </table:table-cell>
          <table:table-cell table:number-columns-repeated="3"/>
          <table:table-cell office:value-type="float" office:value="0.156493" calcext:value-type="float">
            <text:p>0.156493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674" calcext:value-type="float">
            <text:p>0.160674</text:p>
          </table:table-cell>
          <table:table-cell office:value-type="float" office:value="0.155932" calcext:value-type="float">
            <text:p>0.155932</text:p>
          </table:table-cell>
          <table:table-cell office:value-type="float" office:value="0.156403" calcext:value-type="float">
            <text:p>0.156403</text:p>
          </table:table-cell>
          <table:table-cell office:value-type="float" office:value="0.156041" calcext:value-type="float">
            <text:p>0.156041</text:p>
          </table:table-cell>
          <table:table-cell table:number-columns-repeated="3"/>
          <table:table-cell office:value-type="float" office:value="0.156457" calcext:value-type="float">
            <text:p>0.156457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71" calcext:value-type="float">
            <text:p>0.16071</text:p>
          </table:table-cell>
          <table:table-cell office:value-type="float" office:value="0.156071" calcext:value-type="float">
            <text:p>0.156071</text:p>
          </table:table-cell>
          <table:table-cell office:value-type="float" office:value="0.155847" calcext:value-type="float">
            <text:p>0.155847</text:p>
          </table:table-cell>
          <table:table-cell office:value-type="float" office:value="0.156046" calcext:value-type="float">
            <text:p>0.156046</text:p>
          </table:table-cell>
          <table:table-cell table:number-columns-repeated="3"/>
          <table:table-cell office:value-type="float" office:value="0.15643" calcext:value-type="float">
            <text:p>0.15643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686" calcext:value-type="float">
            <text:p>0.160686</text:p>
          </table:table-cell>
          <table:table-cell office:value-type="float" office:value="0.156059" calcext:value-type="float">
            <text:p>0.156059</text:p>
          </table:table-cell>
          <table:table-cell office:value-type="float" office:value="0.157281" calcext:value-type="float">
            <text:p>0.157281</text:p>
          </table:table-cell>
          <table:table-cell office:value-type="float" office:value="0.156059" calcext:value-type="float">
            <text:p>0.156059</text:p>
          </table:table-cell>
          <table:table-cell table:number-columns-repeated="3"/>
          <table:table-cell office:value-type="float" office:value="0.156439" calcext:value-type="float">
            <text:p>0.156439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681" calcext:value-type="float">
            <text:p>0.160681</text:p>
          </table:table-cell>
          <table:table-cell office:value-type="float" office:value="0.156491" calcext:value-type="float">
            <text:p>0.156491</text:p>
          </table:table-cell>
          <table:table-cell office:value-type="float" office:value="0.15583" calcext:value-type="float">
            <text:p>0.15583</text:p>
          </table:table-cell>
          <table:table-cell office:value-type="float" office:value="0.156134" calcext:value-type="float">
            <text:p>0.156134</text:p>
          </table:table-cell>
          <table:table-cell table:number-columns-repeated="3"/>
          <table:table-cell office:value-type="float" office:value="0.156496" calcext:value-type="float">
            <text:p>0.156496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685" calcext:value-type="float">
            <text:p>0.160685</text:p>
          </table:table-cell>
          <table:table-cell office:value-type="float" office:value="0.155943" calcext:value-type="float">
            <text:p>0.155943</text:p>
          </table:table-cell>
          <table:table-cell office:value-type="float" office:value="0.155974" calcext:value-type="float">
            <text:p>0.155974</text:p>
          </table:table-cell>
          <table:table-cell office:value-type="float" office:value="0.156048" calcext:value-type="float">
            <text:p>0.156048</text:p>
          </table:table-cell>
          <table:table-cell table:number-columns-repeated="3"/>
          <table:table-cell office:value-type="float" office:value="0.156435" calcext:value-type="float">
            <text:p>0.156435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1217" calcext:value-type="float">
            <text:p>0.161217</text:p>
          </table:table-cell>
          <table:table-cell office:value-type="float" office:value="0.156503" calcext:value-type="float">
            <text:p>0.156503</text:p>
          </table:table-cell>
          <table:table-cell office:value-type="float" office:value="0.15592" calcext:value-type="float">
            <text:p>0.15592</text:p>
          </table:table-cell>
          <table:table-cell office:value-type="float" office:value="0.156026" calcext:value-type="float">
            <text:p>0.156026</text:p>
          </table:table-cell>
          <table:table-cell table:number-columns-repeated="3"/>
          <table:table-cell office:value-type="float" office:value="0.156419" calcext:value-type="float">
            <text:p>0.156419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85" calcext:value-type="float">
            <text:p>0.16085</text:p>
          </table:table-cell>
          <table:table-cell office:value-type="float" office:value="0.155795" calcext:value-type="float">
            <text:p>0.155795</text:p>
          </table:table-cell>
          <table:table-cell office:value-type="float" office:value="0.157124" calcext:value-type="float">
            <text:p>0.157124</text:p>
          </table:table-cell>
          <table:table-cell office:value-type="float" office:value="0.156024" calcext:value-type="float">
            <text:p>0.156024</text:p>
          </table:table-cell>
          <table:table-cell table:number-columns-repeated="3"/>
          <table:table-cell office:value-type="float" office:value="0.15639" calcext:value-type="float">
            <text:p>0.15639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72" calcext:value-type="float">
            <text:p>0.16072</text:p>
          </table:table-cell>
          <table:table-cell office:value-type="float" office:value="0.157287" calcext:value-type="float">
            <text:p>0.157287</text:p>
          </table:table-cell>
          <table:table-cell office:value-type="float" office:value="0.156425" calcext:value-type="float">
            <text:p>0.156425</text:p>
          </table:table-cell>
          <table:table-cell office:value-type="float" office:value="0.156047" calcext:value-type="float">
            <text:p>0.156047</text:p>
          </table:table-cell>
          <table:table-cell table:number-columns-repeated="3"/>
          <table:table-cell office:value-type="float" office:value="0.156442" calcext:value-type="float">
            <text:p>0.156442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867" calcext:value-type="float">
            <text:p>0.160867</text:p>
          </table:table-cell>
          <table:table-cell office:value-type="float" office:value="0.155877" calcext:value-type="float">
            <text:p>0.155877</text:p>
          </table:table-cell>
          <table:table-cell office:value-type="float" office:value="0.15608" calcext:value-type="float">
            <text:p>0.15608</text:p>
          </table:table-cell>
          <table:table-cell office:value-type="float" office:value="0.156049" calcext:value-type="float">
            <text:p>0.156049</text:p>
          </table:table-cell>
          <table:table-cell table:number-columns-repeated="3"/>
          <table:table-cell office:value-type="float" office:value="0.156378" calcext:value-type="float">
            <text:p>0.156378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714" calcext:value-type="float">
            <text:p>0.160714</text:p>
          </table:table-cell>
          <table:table-cell office:value-type="float" office:value="0.155809" calcext:value-type="float">
            <text:p>0.155809</text:p>
          </table:table-cell>
          <table:table-cell office:value-type="float" office:value="0.155847" calcext:value-type="float">
            <text:p>0.155847</text:p>
          </table:table-cell>
          <table:table-cell office:value-type="float" office:value="0.156009" calcext:value-type="float">
            <text:p>0.156009</text:p>
          </table:table-cell>
          <table:table-cell table:number-columns-repeated="3"/>
          <table:table-cell office:value-type="float" office:value="0.156437" calcext:value-type="float">
            <text:p>0.156437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823" calcext:value-type="float">
            <text:p>0.160823</text:p>
          </table:table-cell>
          <table:table-cell office:value-type="float" office:value="0.156966" calcext:value-type="float">
            <text:p>0.156966</text:p>
          </table:table-cell>
          <table:table-cell office:value-type="float" office:value="0.155819" calcext:value-type="float">
            <text:p>0.155819</text:p>
          </table:table-cell>
          <table:table-cell office:value-type="float" office:value="0.156071" calcext:value-type="float">
            <text:p>0.156071</text:p>
          </table:table-cell>
          <table:table-cell table:number-columns-repeated="3"/>
          <table:table-cell office:value-type="float" office:value="0.156397" calcext:value-type="float">
            <text:p>0.156397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1115" calcext:value-type="float">
            <text:p>0.161115</text:p>
          </table:table-cell>
          <table:table-cell office:value-type="float" office:value="0.155904" calcext:value-type="float">
            <text:p>0.155904</text:p>
          </table:table-cell>
          <table:table-cell office:value-type="float" office:value="0.155825" calcext:value-type="float">
            <text:p>0.155825</text:p>
          </table:table-cell>
          <table:table-cell office:value-type="float" office:value="0.156026" calcext:value-type="float">
            <text:p>0.156026</text:p>
          </table:table-cell>
          <table:table-cell table:number-columns-repeated="3"/>
          <table:table-cell office:value-type="float" office:value="0.156347" calcext:value-type="float">
            <text:p>0.156347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1034" calcext:value-type="float">
            <text:p>0.161034</text:p>
          </table:table-cell>
          <table:table-cell office:value-type="float" office:value="0.156065" calcext:value-type="float">
            <text:p>0.156065</text:p>
          </table:table-cell>
          <table:table-cell office:value-type="float" office:value="0.155843" calcext:value-type="float">
            <text:p>0.155843</text:p>
          </table:table-cell>
          <table:table-cell office:value-type="float" office:value="0.156088" calcext:value-type="float">
            <text:p>0.156088</text:p>
          </table:table-cell>
          <table:table-cell table:number-columns-repeated="3"/>
          <table:table-cell office:value-type="float" office:value="0.156422" calcext:value-type="float">
            <text:p>0.156422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71" calcext:value-type="float">
            <text:p>0.16071</text:p>
          </table:table-cell>
          <table:table-cell office:value-type="float" office:value="0.155895" calcext:value-type="float">
            <text:p>0.155895</text:p>
          </table:table-cell>
          <table:table-cell office:value-type="float" office:value="0.157593" calcext:value-type="float">
            <text:p>0.157593</text:p>
          </table:table-cell>
          <table:table-cell office:value-type="float" office:value="0.156006" calcext:value-type="float">
            <text:p>0.156006</text:p>
          </table:table-cell>
          <table:table-cell table:number-columns-repeated="3"/>
          <table:table-cell office:value-type="float" office:value="0.156385" calcext:value-type="float">
            <text:p>0.156385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589" calcext:value-type="float">
            <text:p>0.160589</text:p>
          </table:table-cell>
          <table:table-cell office:value-type="float" office:value="0.155819" calcext:value-type="float">
            <text:p>0.155819</text:p>
          </table:table-cell>
          <table:table-cell office:value-type="float" office:value="0.156399" calcext:value-type="float">
            <text:p>0.156399</text:p>
          </table:table-cell>
          <table:table-cell office:value-type="float" office:value="0.15601" calcext:value-type="float">
            <text:p>0.15601</text:p>
          </table:table-cell>
          <table:table-cell table:number-columns-repeated="3"/>
          <table:table-cell office:value-type="float" office:value="0.156347" calcext:value-type="float">
            <text:p>0.156347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735" calcext:value-type="float">
            <text:p>0.160735</text:p>
          </table:table-cell>
          <table:table-cell office:value-type="float" office:value="0.155843" calcext:value-type="float">
            <text:p>0.155843</text:p>
          </table:table-cell>
          <table:table-cell office:value-type="float" office:value="0.156404" calcext:value-type="float">
            <text:p>0.156404</text:p>
          </table:table-cell>
          <table:table-cell office:value-type="float" office:value="0.156055" calcext:value-type="float">
            <text:p>0.156055</text:p>
          </table:table-cell>
          <table:table-cell table:number-columns-repeated="3"/>
          <table:table-cell office:value-type="float" office:value="0.156411" calcext:value-type="float">
            <text:p>0.156411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664" calcext:value-type="float">
            <text:p>0.160664</text:p>
          </table:table-cell>
          <table:table-cell office:value-type="float" office:value="0.15605" calcext:value-type="float">
            <text:p>0.15605</text:p>
          </table:table-cell>
          <table:table-cell office:value-type="float" office:value="0.156207" calcext:value-type="float">
            <text:p>0.156207</text:p>
          </table:table-cell>
          <table:table-cell office:value-type="float" office:value="0.156092" calcext:value-type="float">
            <text:p>0.156092</text:p>
          </table:table-cell>
          <table:table-cell table:number-columns-repeated="3"/>
          <table:table-cell office:value-type="float" office:value="0.156391" calcext:value-type="float">
            <text:p>0.156391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875" calcext:value-type="float">
            <text:p>0.160875</text:p>
          </table:table-cell>
          <table:table-cell office:value-type="float" office:value="0.155818" calcext:value-type="float">
            <text:p>0.155818</text:p>
          </table:table-cell>
          <table:table-cell office:value-type="float" office:value="0.155928" calcext:value-type="float">
            <text:p>0.155928</text:p>
          </table:table-cell>
          <table:table-cell office:value-type="float" office:value="0.155984" calcext:value-type="float">
            <text:p>0.155984</text:p>
          </table:table-cell>
          <table:table-cell table:number-columns-repeated="3"/>
          <table:table-cell office:value-type="float" office:value="0.156336" calcext:value-type="float">
            <text:p>0.156336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776" calcext:value-type="float">
            <text:p>0.160776</text:p>
          </table:table-cell>
          <table:table-cell office:value-type="float" office:value="0.156416" calcext:value-type="float">
            <text:p>0.156416</text:p>
          </table:table-cell>
          <table:table-cell office:value-type="float" office:value="0.156159" calcext:value-type="float">
            <text:p>0.156159</text:p>
          </table:table-cell>
          <table:table-cell office:value-type="float" office:value="0.155988" calcext:value-type="float">
            <text:p>0.155988</text:p>
          </table:table-cell>
          <table:table-cell table:number-columns-repeated="3"/>
          <table:table-cell office:value-type="float" office:value="0.156391" calcext:value-type="float">
            <text:p>0.156391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717" calcext:value-type="float">
            <text:p>0.160717</text:p>
          </table:table-cell>
          <table:table-cell office:value-type="float" office:value="0.156125" calcext:value-type="float">
            <text:p>0.156125</text:p>
          </table:table-cell>
          <table:table-cell office:value-type="float" office:value="0.156684" calcext:value-type="float">
            <text:p>0.156684</text:p>
          </table:table-cell>
          <table:table-cell office:value-type="float" office:value="0.155999" calcext:value-type="float">
            <text:p>0.155999</text:p>
          </table:table-cell>
          <table:table-cell table:number-columns-repeated="3"/>
          <table:table-cell office:value-type="float" office:value="0.15634" calcext:value-type="float">
            <text:p>0.15634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59" calcext:value-type="float">
            <text:p>0.16059</text:p>
          </table:table-cell>
          <table:table-cell office:value-type="float" office:value="0.155792" calcext:value-type="float">
            <text:p>0.155792</text:p>
          </table:table-cell>
          <table:table-cell office:value-type="float" office:value="0.155931" calcext:value-type="float">
            <text:p>0.155931</text:p>
          </table:table-cell>
          <table:table-cell office:value-type="float" office:value="0.156053" calcext:value-type="float">
            <text:p>0.156053</text:p>
          </table:table-cell>
          <table:table-cell table:number-columns-repeated="3"/>
          <table:table-cell office:value-type="float" office:value="0.156366" calcext:value-type="float">
            <text:p>0.156366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508" calcext:value-type="float">
            <text:p>0.160508</text:p>
          </table:table-cell>
          <table:table-cell office:value-type="float" office:value="0.155926" calcext:value-type="float">
            <text:p>0.155926</text:p>
          </table:table-cell>
          <table:table-cell office:value-type="float" office:value="0.156499" calcext:value-type="float">
            <text:p>0.156499</text:p>
          </table:table-cell>
          <table:table-cell office:value-type="float" office:value="0.15612" calcext:value-type="float">
            <text:p>0.15612</text:p>
          </table:table-cell>
          <table:table-cell table:number-columns-repeated="3"/>
          <table:table-cell office:value-type="float" office:value="0.156352" calcext:value-type="float">
            <text:p>0.156352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435" calcext:value-type="float">
            <text:p>0.160435</text:p>
          </table:table-cell>
          <table:table-cell office:value-type="float" office:value="0.155993" calcext:value-type="float">
            <text:p>0.155993</text:p>
          </table:table-cell>
          <table:table-cell office:value-type="float" office:value="0.155938" calcext:value-type="float">
            <text:p>0.155938</text:p>
          </table:table-cell>
          <table:table-cell office:value-type="float" office:value="0.156041" calcext:value-type="float">
            <text:p>0.156041</text:p>
          </table:table-cell>
          <table:table-cell table:number-columns-repeated="3"/>
          <table:table-cell office:value-type="float" office:value="0.156377" calcext:value-type="float">
            <text:p>0.156377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447" calcext:value-type="float">
            <text:p>0.160447</text:p>
          </table:table-cell>
          <table:table-cell office:value-type="float" office:value="0.155805" calcext:value-type="float">
            <text:p>0.155805</text:p>
          </table:table-cell>
          <table:table-cell office:value-type="float" office:value="0.155933" calcext:value-type="float">
            <text:p>0.155933</text:p>
          </table:table-cell>
          <table:table-cell office:value-type="float" office:value="0.155982" calcext:value-type="float">
            <text:p>0.155982</text:p>
          </table:table-cell>
          <table:table-cell table:number-columns-repeated="3"/>
          <table:table-cell office:value-type="float" office:value="0.156319" calcext:value-type="float">
            <text:p>0.156319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422" calcext:value-type="float">
            <text:p>0.160422</text:p>
          </table:table-cell>
          <table:table-cell office:value-type="float" office:value="0.156188" calcext:value-type="float">
            <text:p>0.156188</text:p>
          </table:table-cell>
          <table:table-cell office:value-type="float" office:value="0.155922" calcext:value-type="float">
            <text:p>0.155922</text:p>
          </table:table-cell>
          <table:table-cell office:value-type="float" office:value="0.155979" calcext:value-type="float">
            <text:p>0.155979</text:p>
          </table:table-cell>
          <table:table-cell table:number-columns-repeated="3"/>
          <table:table-cell office:value-type="float" office:value="0.156387" calcext:value-type="float">
            <text:p>0.156387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347" calcext:value-type="float">
            <text:p>0.160347</text:p>
          </table:table-cell>
          <table:table-cell office:value-type="float" office:value="0.156337" calcext:value-type="float">
            <text:p>0.156337</text:p>
          </table:table-cell>
          <table:table-cell office:value-type="float" office:value="0.155978" calcext:value-type="float">
            <text:p>0.155978</text:p>
          </table:table-cell>
          <table:table-cell office:value-type="float" office:value="0.15598" calcext:value-type="float">
            <text:p>0.15598</text:p>
          </table:table-cell>
          <table:table-cell table:number-columns-repeated="3"/>
          <table:table-cell office:value-type="float" office:value="0.156356" calcext:value-type="float">
            <text:p>0.156356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758" calcext:value-type="float">
            <text:p>0.160758</text:p>
          </table:table-cell>
          <table:table-cell office:value-type="float" office:value="0.155797" calcext:value-type="float">
            <text:p>0.155797</text:p>
          </table:table-cell>
          <table:table-cell office:value-type="float" office:value="0.15635" calcext:value-type="float">
            <text:p>0.15635</text:p>
          </table:table-cell>
          <table:table-cell office:value-type="float" office:value="0.155984" calcext:value-type="float">
            <text:p>0.155984</text:p>
          </table:table-cell>
          <table:table-cell table:number-columns-repeated="3"/>
          <table:table-cell office:value-type="float" office:value="0.156313" calcext:value-type="float">
            <text:p>0.156313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536" calcext:value-type="float">
            <text:p>0.160536</text:p>
          </table:table-cell>
          <table:table-cell office:value-type="float" office:value="0.155882" calcext:value-type="float">
            <text:p>0.155882</text:p>
          </table:table-cell>
          <table:table-cell office:value-type="float" office:value="0.156512" calcext:value-type="float">
            <text:p>0.156512</text:p>
          </table:table-cell>
          <table:table-cell office:value-type="float" office:value="0.155994" calcext:value-type="float">
            <text:p>0.155994</text:p>
          </table:table-cell>
          <table:table-cell table:number-columns-repeated="3"/>
          <table:table-cell office:value-type="float" office:value="0.156364" calcext:value-type="float">
            <text:p>0.156364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1135" calcext:value-type="float">
            <text:p>0.161135</text:p>
          </table:table-cell>
          <table:table-cell office:value-type="float" office:value="0.156858" calcext:value-type="float">
            <text:p>0.156858</text:p>
          </table:table-cell>
          <table:table-cell office:value-type="float" office:value="0.156016" calcext:value-type="float">
            <text:p>0.156016</text:p>
          </table:table-cell>
          <table:table-cell office:value-type="float" office:value="0.156064" calcext:value-type="float">
            <text:p>0.156064</text:p>
          </table:table-cell>
          <table:table-cell table:number-columns-repeated="3"/>
          <table:table-cell office:value-type="float" office:value="0.156357" calcext:value-type="float">
            <text:p>0.156357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661" calcext:value-type="float">
            <text:p>0.160661</text:p>
          </table:table-cell>
          <table:table-cell office:value-type="float" office:value="0.156586" calcext:value-type="float">
            <text:p>0.156586</text:p>
          </table:table-cell>
          <table:table-cell office:value-type="float" office:value="0.156556" calcext:value-type="float">
            <text:p>0.156556</text:p>
          </table:table-cell>
          <table:table-cell office:value-type="float" office:value="0.155967" calcext:value-type="float">
            <text:p>0.155967</text:p>
          </table:table-cell>
          <table:table-cell table:number-columns-repeated="3"/>
          <table:table-cell office:value-type="float" office:value="0.156306" calcext:value-type="float">
            <text:p>0.156306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605" calcext:value-type="float">
            <text:p>0.160605</text:p>
          </table:table-cell>
          <table:table-cell office:value-type="float" office:value="0.155803" calcext:value-type="float">
            <text:p>0.155803</text:p>
          </table:table-cell>
          <table:table-cell office:value-type="float" office:value="0.15586" calcext:value-type="float">
            <text:p>0.15586</text:p>
          </table:table-cell>
          <table:table-cell office:value-type="float" office:value="0.155964" calcext:value-type="float">
            <text:p>0.155964</text:p>
          </table:table-cell>
          <table:table-cell table:number-columns-repeated="3"/>
          <table:table-cell office:value-type="float" office:value="0.156373" calcext:value-type="float">
            <text:p>0.156373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773" calcext:value-type="float">
            <text:p>0.160773</text:p>
          </table:table-cell>
          <table:table-cell office:value-type="float" office:value="0.156287" calcext:value-type="float">
            <text:p>0.156287</text:p>
          </table:table-cell>
          <table:table-cell office:value-type="float" office:value="0.157757" calcext:value-type="float">
            <text:p>0.157757</text:p>
          </table:table-cell>
          <table:table-cell office:value-type="float" office:value="0.156005" calcext:value-type="float">
            <text:p>0.156005</text:p>
          </table:table-cell>
          <table:table-cell table:number-columns-repeated="3"/>
          <table:table-cell office:value-type="float" office:value="0.156335" calcext:value-type="float">
            <text:p>0.156335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817" calcext:value-type="float">
            <text:p>0.160817</text:p>
          </table:table-cell>
          <table:table-cell office:value-type="float" office:value="0.156293" calcext:value-type="float">
            <text:p>0.156293</text:p>
          </table:table-cell>
          <table:table-cell office:value-type="float" office:value="0.15642" calcext:value-type="float">
            <text:p>0.15642</text:p>
          </table:table-cell>
          <table:table-cell office:value-type="float" office:value="0.156035" calcext:value-type="float">
            <text:p>0.156035</text:p>
          </table:table-cell>
          <table:table-cell table:number-columns-repeated="3"/>
          <table:table-cell office:value-type="float" office:value="0.15637" calcext:value-type="float">
            <text:p>0.15637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819" calcext:value-type="float">
            <text:p>0.160819</text:p>
          </table:table-cell>
          <table:table-cell office:value-type="float" office:value="0.156674" calcext:value-type="float">
            <text:p>0.156674</text:p>
          </table:table-cell>
          <table:table-cell office:value-type="float" office:value="0.155861" calcext:value-type="float">
            <text:p>0.155861</text:p>
          </table:table-cell>
          <table:table-cell office:value-type="float" office:value="0.156014" calcext:value-type="float">
            <text:p>0.156014</text:p>
          </table:table-cell>
          <table:table-cell table:number-columns-repeated="3"/>
          <table:table-cell office:value-type="float" office:value="0.156275" calcext:value-type="float">
            <text:p>0.156275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1226" calcext:value-type="float">
            <text:p>0.161226</text:p>
          </table:table-cell>
          <table:table-cell office:value-type="float" office:value="0.155933" calcext:value-type="float">
            <text:p>0.155933</text:p>
          </table:table-cell>
          <table:table-cell office:value-type="float" office:value="0.156905" calcext:value-type="float">
            <text:p>0.156905</text:p>
          </table:table-cell>
          <table:table-cell office:value-type="float" office:value="0.155975" calcext:value-type="float">
            <text:p>0.155975</text:p>
          </table:table-cell>
          <table:table-cell table:number-columns-repeated="3"/>
          <table:table-cell office:value-type="float" office:value="0.15635" calcext:value-type="float">
            <text:p>0.15635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813" calcext:value-type="float">
            <text:p>0.160813</text:p>
          </table:table-cell>
          <table:table-cell office:value-type="float" office:value="0.155818" calcext:value-type="float">
            <text:p>0.155818</text:p>
          </table:table-cell>
          <table:table-cell office:value-type="float" office:value="0.155915" calcext:value-type="float">
            <text:p>0.155915</text:p>
          </table:table-cell>
          <table:table-cell office:value-type="float" office:value="0.155961" calcext:value-type="float">
            <text:p>0.155961</text:p>
          </table:table-cell>
          <table:table-cell table:number-columns-repeated="3"/>
          <table:table-cell office:value-type="float" office:value="0.156303" calcext:value-type="float">
            <text:p>0.156303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557" calcext:value-type="float">
            <text:p>0.160557</text:p>
          </table:table-cell>
          <table:table-cell office:value-type="float" office:value="0.155853" calcext:value-type="float">
            <text:p>0.155853</text:p>
          </table:table-cell>
          <table:table-cell office:value-type="float" office:value="0.155826" calcext:value-type="float">
            <text:p>0.155826</text:p>
          </table:table-cell>
          <table:table-cell office:value-type="float" office:value="0.155952" calcext:value-type="float">
            <text:p>0.155952</text:p>
          </table:table-cell>
          <table:table-cell table:number-columns-repeated="3"/>
          <table:table-cell office:value-type="float" office:value="0.156358" calcext:value-type="float">
            <text:p>0.156358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846" calcext:value-type="float">
            <text:p>0.160846</text:p>
          </table:table-cell>
          <table:table-cell office:value-type="float" office:value="0.155992" calcext:value-type="float">
            <text:p>0.155992</text:p>
          </table:table-cell>
          <table:table-cell office:value-type="float" office:value="0.15579" calcext:value-type="float">
            <text:p>0.15579</text:p>
          </table:table-cell>
          <table:table-cell office:value-type="float" office:value="0.155964" calcext:value-type="float">
            <text:p>0.155964</text:p>
          </table:table-cell>
          <table:table-cell table:number-columns-repeated="3"/>
          <table:table-cell office:value-type="float" office:value="0.156334" calcext:value-type="float">
            <text:p>0.156334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851" calcext:value-type="float">
            <text:p>0.160851</text:p>
          </table:table-cell>
          <table:table-cell office:value-type="float" office:value="0.156993" calcext:value-type="float">
            <text:p>0.156993</text:p>
          </table:table-cell>
          <table:table-cell office:value-type="float" office:value="0.156071" calcext:value-type="float">
            <text:p>0.156071</text:p>
          </table:table-cell>
          <table:table-cell office:value-type="float" office:value="0.155952" calcext:value-type="float">
            <text:p>0.155952</text:p>
          </table:table-cell>
          <table:table-cell table:number-columns-repeated="3"/>
          <table:table-cell office:value-type="float" office:value="0.156303" calcext:value-type="float">
            <text:p>0.156303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603" calcext:value-type="float">
            <text:p>0.160603</text:p>
          </table:table-cell>
          <table:table-cell office:value-type="float" office:value="0.155802" calcext:value-type="float">
            <text:p>0.155802</text:p>
          </table:table-cell>
          <table:table-cell office:value-type="float" office:value="0.155954" calcext:value-type="float">
            <text:p>0.155954</text:p>
          </table:table-cell>
          <table:table-cell office:value-type="float" office:value="0.156046" calcext:value-type="float">
            <text:p>0.156046</text:p>
          </table:table-cell>
          <table:table-cell table:number-columns-repeated="3"/>
          <table:table-cell office:value-type="float" office:value="0.156359" calcext:value-type="float">
            <text:p>0.156359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761" calcext:value-type="float">
            <text:p>0.160761</text:p>
          </table:table-cell>
          <table:table-cell office:value-type="float" office:value="0.155967" calcext:value-type="float">
            <text:p>0.155967</text:p>
          </table:table-cell>
          <table:table-cell office:value-type="float" office:value="0.156711" calcext:value-type="float">
            <text:p>0.156711</text:p>
          </table:table-cell>
          <table:table-cell office:value-type="float" office:value="0.155975" calcext:value-type="float">
            <text:p>0.155975</text:p>
          </table:table-cell>
          <table:table-cell table:number-columns-repeated="3"/>
          <table:table-cell office:value-type="float" office:value="0.156279" calcext:value-type="float">
            <text:p>0.156279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577" calcext:value-type="float">
            <text:p>0.160577</text:p>
          </table:table-cell>
          <table:table-cell office:value-type="float" office:value="0.155804" calcext:value-type="float">
            <text:p>0.155804</text:p>
          </table:table-cell>
          <table:table-cell office:value-type="float" office:value="0.15585" calcext:value-type="float">
            <text:p>0.15585</text:p>
          </table:table-cell>
          <table:table-cell office:value-type="float" office:value="0.156057" calcext:value-type="float">
            <text:p>0.156057</text:p>
          </table:table-cell>
          <table:table-cell table:number-columns-repeated="3"/>
          <table:table-cell office:value-type="float" office:value="0.156362" calcext:value-type="float">
            <text:p>0.156362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618" calcext:value-type="float">
            <text:p>0.160618</text:p>
          </table:table-cell>
          <table:table-cell office:value-type="float" office:value="0.156567" calcext:value-type="float">
            <text:p>0.156567</text:p>
          </table:table-cell>
          <table:table-cell office:value-type="float" office:value="0.157103" calcext:value-type="float">
            <text:p>0.157103</text:p>
          </table:table-cell>
          <table:table-cell office:value-type="float" office:value="0.155954" calcext:value-type="float">
            <text:p>0.155954</text:p>
          </table:table-cell>
          <table:table-cell table:number-columns-repeated="3"/>
          <table:table-cell office:value-type="float" office:value="0.156315" calcext:value-type="float">
            <text:p>0.156315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1165" calcext:value-type="float">
            <text:p>0.161165</text:p>
          </table:table-cell>
          <table:table-cell office:value-type="float" office:value="0.15587" calcext:value-type="float">
            <text:p>0.15587</text:p>
          </table:table-cell>
          <table:table-cell office:value-type="float" office:value="0.15596" calcext:value-type="float">
            <text:p>0.15596</text:p>
          </table:table-cell>
          <table:table-cell office:value-type="float" office:value="0.156047" calcext:value-type="float">
            <text:p>0.156047</text:p>
          </table:table-cell>
          <table:table-cell table:number-columns-repeated="3"/>
          <table:table-cell office:value-type="float" office:value="0.156319" calcext:value-type="float">
            <text:p>0.156319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399" calcext:value-type="float">
            <text:p>0.160399</text:p>
          </table:table-cell>
          <table:table-cell office:value-type="float" office:value="0.155868" calcext:value-type="float">
            <text:p>0.155868</text:p>
          </table:table-cell>
          <table:table-cell office:value-type="float" office:value="0.157781" calcext:value-type="float">
            <text:p>0.157781</text:p>
          </table:table-cell>
          <table:table-cell office:value-type="float" office:value="0.155935" calcext:value-type="float">
            <text:p>0.155935</text:p>
          </table:table-cell>
          <table:table-cell table:number-columns-repeated="3"/>
          <table:table-cell office:value-type="float" office:value="0.156306" calcext:value-type="float">
            <text:p>0.156306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524" calcext:value-type="float">
            <text:p>0.160524</text:p>
          </table:table-cell>
          <table:table-cell office:value-type="float" office:value="0.15632" calcext:value-type="float">
            <text:p>0.15632</text:p>
          </table:table-cell>
          <table:table-cell office:value-type="float" office:value="0.156355" calcext:value-type="float">
            <text:p>0.156355</text:p>
          </table:table-cell>
          <table:table-cell office:value-type="float" office:value="0.155964" calcext:value-type="float">
            <text:p>0.155964</text:p>
          </table:table-cell>
          <table:table-cell table:number-columns-repeated="3"/>
          <table:table-cell office:value-type="float" office:value="0.156314" calcext:value-type="float">
            <text:p>0.156314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519" calcext:value-type="float">
            <text:p>0.160519</text:p>
          </table:table-cell>
          <table:table-cell office:value-type="float" office:value="0.156148" calcext:value-type="float">
            <text:p>0.156148</text:p>
          </table:table-cell>
          <table:table-cell office:value-type="float" office:value="0.159958" calcext:value-type="float">
            <text:p>0.159958</text:p>
          </table:table-cell>
          <table:table-cell office:value-type="float" office:value="0.155943" calcext:value-type="float">
            <text:p>0.155943</text:p>
          </table:table-cell>
          <table:table-cell table:number-columns-repeated="3"/>
          <table:table-cell office:value-type="float" office:value="0.156316" calcext:value-type="float">
            <text:p>0.156316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918" calcext:value-type="float">
            <text:p>0.160918</text:p>
          </table:table-cell>
          <table:table-cell office:value-type="float" office:value="0.155965" calcext:value-type="float">
            <text:p>0.155965</text:p>
          </table:table-cell>
          <table:table-cell office:value-type="float" office:value="0.156545" calcext:value-type="float">
            <text:p>0.156545</text:p>
          </table:table-cell>
          <table:table-cell office:value-type="float" office:value="0.155937" calcext:value-type="float">
            <text:p>0.155937</text:p>
          </table:table-cell>
          <table:table-cell table:number-columns-repeated="3"/>
          <table:table-cell office:value-type="float" office:value="0.156282" calcext:value-type="float">
            <text:p>0.156282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645" calcext:value-type="float">
            <text:p>0.160645</text:p>
          </table:table-cell>
          <table:table-cell office:value-type="float" office:value="0.155942" calcext:value-type="float">
            <text:p>0.155942</text:p>
          </table:table-cell>
          <table:table-cell office:value-type="float" office:value="0.155822" calcext:value-type="float">
            <text:p>0.155822</text:p>
          </table:table-cell>
          <table:table-cell office:value-type="float" office:value="0.156106" calcext:value-type="float">
            <text:p>0.156106</text:p>
          </table:table-cell>
          <table:table-cell table:number-columns-repeated="3"/>
          <table:table-cell office:value-type="float" office:value="0.156352" calcext:value-type="float">
            <text:p>0.156352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637" calcext:value-type="float">
            <text:p>0.160637</text:p>
          </table:table-cell>
          <table:table-cell office:value-type="float" office:value="0.156276" calcext:value-type="float">
            <text:p>0.156276</text:p>
          </table:table-cell>
          <table:table-cell office:value-type="float" office:value="0.156161" calcext:value-type="float">
            <text:p>0.156161</text:p>
          </table:table-cell>
          <table:table-cell office:value-type="float" office:value="0.156039" calcext:value-type="float">
            <text:p>0.156039</text:p>
          </table:table-cell>
          <table:table-cell table:number-columns-repeated="3"/>
          <table:table-cell office:value-type="float" office:value="0.156284" calcext:value-type="float">
            <text:p>0.156284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862" calcext:value-type="float">
            <text:p>0.160862</text:p>
          </table:table-cell>
          <table:table-cell office:value-type="float" office:value="0.156245" calcext:value-type="float">
            <text:p>0.156245</text:p>
          </table:table-cell>
          <table:table-cell office:value-type="float" office:value="0.156809" calcext:value-type="float">
            <text:p>0.156809</text:p>
          </table:table-cell>
          <table:table-cell office:value-type="float" office:value="0.155943" calcext:value-type="float">
            <text:p>0.155943</text:p>
          </table:table-cell>
          <table:table-cell table:number-columns-repeated="3"/>
          <table:table-cell office:value-type="float" office:value="0.156348" calcext:value-type="float">
            <text:p>0.156348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475" calcext:value-type="float">
            <text:p>0.160475</text:p>
          </table:table-cell>
          <table:table-cell office:value-type="float" office:value="0.156173" calcext:value-type="float">
            <text:p>0.156173</text:p>
          </table:table-cell>
          <table:table-cell office:value-type="float" office:value="0.156472" calcext:value-type="float">
            <text:p>0.156472</text:p>
          </table:table-cell>
          <table:table-cell office:value-type="float" office:value="0.155936" calcext:value-type="float">
            <text:p>0.155936</text:p>
          </table:table-cell>
          <table:table-cell table:number-columns-repeated="3"/>
          <table:table-cell office:value-type="float" office:value="0.15628" calcext:value-type="float">
            <text:p>0.15628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644" calcext:value-type="float">
            <text:p>0.160644</text:p>
          </table:table-cell>
          <table:table-cell office:value-type="float" office:value="0.156023" calcext:value-type="float">
            <text:p>0.156023</text:p>
          </table:table-cell>
          <table:table-cell office:value-type="float" office:value="0.156174" calcext:value-type="float">
            <text:p>0.156174</text:p>
          </table:table-cell>
          <table:table-cell office:value-type="float" office:value="0.156057" calcext:value-type="float">
            <text:p>0.156057</text:p>
          </table:table-cell>
          <table:table-cell table:number-columns-repeated="3"/>
          <table:table-cell office:value-type="float" office:value="0.156327" calcext:value-type="float">
            <text:p>0.156327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737" calcext:value-type="float">
            <text:p>0.160737</text:p>
          </table:table-cell>
          <table:table-cell office:value-type="float" office:value="0.156607" calcext:value-type="float">
            <text:p>0.156607</text:p>
          </table:table-cell>
          <table:table-cell office:value-type="float" office:value="0.1559" calcext:value-type="float">
            <text:p>0.1559</text:p>
          </table:table-cell>
          <table:table-cell office:value-type="float" office:value="0.155952" calcext:value-type="float">
            <text:p>0.155952</text:p>
          </table:table-cell>
          <table:table-cell table:number-columns-repeated="3"/>
          <table:table-cell office:value-type="float" office:value="0.156285" calcext:value-type="float">
            <text:p>0.156285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69" calcext:value-type="float">
            <text:p>0.16069</text:p>
          </table:table-cell>
          <table:table-cell office:value-type="float" office:value="0.155919" calcext:value-type="float">
            <text:p>0.155919</text:p>
          </table:table-cell>
          <table:table-cell office:value-type="float" office:value="0.155848" calcext:value-type="float">
            <text:p>0.155848</text:p>
          </table:table-cell>
          <table:table-cell office:value-type="float" office:value="0.155979" calcext:value-type="float">
            <text:p>0.155979</text:p>
          </table:table-cell>
          <table:table-cell table:number-columns-repeated="3"/>
          <table:table-cell office:value-type="float" office:value="0.156348" calcext:value-type="float">
            <text:p>0.156348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742" calcext:value-type="float">
            <text:p>0.160742</text:p>
          </table:table-cell>
          <table:table-cell office:value-type="float" office:value="0.155894" calcext:value-type="float">
            <text:p>0.155894</text:p>
          </table:table-cell>
          <table:table-cell office:value-type="float" office:value="0.156184" calcext:value-type="float">
            <text:p>0.156184</text:p>
          </table:table-cell>
          <table:table-cell office:value-type="float" office:value="0.155945" calcext:value-type="float">
            <text:p>0.155945</text:p>
          </table:table-cell>
          <table:table-cell table:number-columns-repeated="3"/>
          <table:table-cell office:value-type="float" office:value="0.156292" calcext:value-type="float">
            <text:p>0.156292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629" calcext:value-type="float">
            <text:p>0.160629</text:p>
          </table:table-cell>
          <table:table-cell office:value-type="float" office:value="0.155891" calcext:value-type="float">
            <text:p>0.155891</text:p>
          </table:table-cell>
          <table:table-cell office:value-type="float" office:value="0.155889" calcext:value-type="float">
            <text:p>0.155889</text:p>
          </table:table-cell>
          <table:table-cell office:value-type="float" office:value="0.155999" calcext:value-type="float">
            <text:p>0.155999</text:p>
          </table:table-cell>
          <table:table-cell table:number-columns-repeated="3"/>
          <table:table-cell office:value-type="float" office:value="0.15628" calcext:value-type="float">
            <text:p>0.15628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694" calcext:value-type="float">
            <text:p>0.160694</text:p>
          </table:table-cell>
          <table:table-cell office:value-type="float" office:value="0.155843" calcext:value-type="float">
            <text:p>0.155843</text:p>
          </table:table-cell>
          <table:table-cell office:value-type="float" office:value="0.156375" calcext:value-type="float">
            <text:p>0.156375</text:p>
          </table:table-cell>
          <table:table-cell office:value-type="float" office:value="0.156043" calcext:value-type="float">
            <text:p>0.156043</text:p>
          </table:table-cell>
          <table:table-cell table:number-columns-repeated="3"/>
          <table:table-cell office:value-type="float" office:value="0.15631" calcext:value-type="float">
            <text:p>0.15631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1001" calcext:value-type="float">
            <text:p>0.161001</text:p>
          </table:table-cell>
          <table:table-cell office:value-type="float" office:value="0.157058" calcext:value-type="float">
            <text:p>0.157058</text:p>
          </table:table-cell>
          <table:table-cell office:value-type="float" office:value="0.155851" calcext:value-type="float">
            <text:p>0.155851</text:p>
          </table:table-cell>
          <table:table-cell office:value-type="float" office:value="0.155932" calcext:value-type="float">
            <text:p>0.155932</text:p>
          </table:table-cell>
          <table:table-cell table:number-columns-repeated="3"/>
          <table:table-cell office:value-type="float" office:value="0.156262" calcext:value-type="float">
            <text:p>0.156262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893" calcext:value-type="float">
            <text:p>0.160893</text:p>
          </table:table-cell>
          <table:table-cell office:value-type="float" office:value="0.155948" calcext:value-type="float">
            <text:p>0.155948</text:p>
          </table:table-cell>
          <table:table-cell office:value-type="float" office:value="0.157601" calcext:value-type="float">
            <text:p>0.157601</text:p>
          </table:table-cell>
          <table:table-cell office:value-type="float" office:value="0.156183" calcext:value-type="float">
            <text:p>0.156183</text:p>
          </table:table-cell>
          <table:table-cell table:number-columns-repeated="3"/>
          <table:table-cell office:value-type="float" office:value="0.156331" calcext:value-type="float">
            <text:p>0.156331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808" calcext:value-type="float">
            <text:p>0.160808</text:p>
          </table:table-cell>
          <table:table-cell office:value-type="float" office:value="0.156568" calcext:value-type="float">
            <text:p>0.156568</text:p>
          </table:table-cell>
          <table:table-cell office:value-type="float" office:value="0.156349" calcext:value-type="float">
            <text:p>0.156349</text:p>
          </table:table-cell>
          <table:table-cell office:value-type="float" office:value="0.155946" calcext:value-type="float">
            <text:p>0.155946</text:p>
          </table:table-cell>
          <table:table-cell table:number-columns-repeated="3"/>
          <table:table-cell office:value-type="float" office:value="0.156268" calcext:value-type="float">
            <text:p>0.156268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764" calcext:value-type="float">
            <text:p>0.160764</text:p>
          </table:table-cell>
          <table:table-cell office:value-type="float" office:value="0.155792" calcext:value-type="float">
            <text:p>0.155792</text:p>
          </table:table-cell>
          <table:table-cell office:value-type="float" office:value="0.156329" calcext:value-type="float">
            <text:p>0.156329</text:p>
          </table:table-cell>
          <table:table-cell office:value-type="float" office:value="0.155982" calcext:value-type="float">
            <text:p>0.155982</text:p>
          </table:table-cell>
          <table:table-cell table:number-columns-repeated="3"/>
          <table:table-cell office:value-type="float" office:value="0.156282" calcext:value-type="float">
            <text:p>0.156282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678" calcext:value-type="float">
            <text:p>0.160678</text:p>
          </table:table-cell>
          <table:table-cell office:value-type="float" office:value="0.155887" calcext:value-type="float">
            <text:p>0.155887</text:p>
          </table:table-cell>
          <table:table-cell office:value-type="float" office:value="0.155859" calcext:value-type="float">
            <text:p>0.155859</text:p>
          </table:table-cell>
          <table:table-cell office:value-type="float" office:value="0.155942" calcext:value-type="float">
            <text:p>0.155942</text:p>
          </table:table-cell>
          <table:table-cell table:number-columns-repeated="3"/>
          <table:table-cell office:value-type="float" office:value="0.156303" calcext:value-type="float">
            <text:p>0.156303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714" calcext:value-type="float">
            <text:p>0.160714</text:p>
          </table:table-cell>
          <table:table-cell office:value-type="float" office:value="0.156703" calcext:value-type="float">
            <text:p>0.156703</text:p>
          </table:table-cell>
          <table:table-cell office:value-type="float" office:value="0.155808" calcext:value-type="float">
            <text:p>0.155808</text:p>
          </table:table-cell>
          <table:table-cell office:value-type="float" office:value="0.156126" calcext:value-type="float">
            <text:p>0.156126</text:p>
          </table:table-cell>
          <table:table-cell table:number-columns-repeated="3"/>
          <table:table-cell office:value-type="float" office:value="0.156289" calcext:value-type="float">
            <text:p>0.156289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699" calcext:value-type="float">
            <text:p>0.160699</text:p>
          </table:table-cell>
          <table:table-cell office:value-type="float" office:value="0.158628" calcext:value-type="float">
            <text:p>0.158628</text:p>
          </table:table-cell>
          <table:table-cell office:value-type="float" office:value="0.15679" calcext:value-type="float">
            <text:p>0.15679</text:p>
          </table:table-cell>
          <table:table-cell office:value-type="float" office:value="0.155928" calcext:value-type="float">
            <text:p>0.155928</text:p>
          </table:table-cell>
          <table:table-cell table:number-columns-repeated="3"/>
          <table:table-cell office:value-type="float" office:value="0.156326" calcext:value-type="float">
            <text:p>0.156326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695" calcext:value-type="float">
            <text:p>0.160695</text:p>
          </table:table-cell>
          <table:table-cell office:value-type="float" office:value="0.155828" calcext:value-type="float">
            <text:p>0.155828</text:p>
          </table:table-cell>
          <table:table-cell office:value-type="float" office:value="0.155792" calcext:value-type="float">
            <text:p>0.155792</text:p>
          </table:table-cell>
          <table:table-cell office:value-type="float" office:value="0.156068" calcext:value-type="float">
            <text:p>0.156068</text:p>
          </table:table-cell>
          <table:table-cell table:number-columns-repeated="3"/>
          <table:table-cell office:value-type="float" office:value="0.156277" calcext:value-type="float">
            <text:p>0.156277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799" calcext:value-type="float">
            <text:p>0.160799</text:p>
          </table:table-cell>
          <table:table-cell office:value-type="float" office:value="0.155941" calcext:value-type="float">
            <text:p>0.155941</text:p>
          </table:table-cell>
          <table:table-cell office:value-type="float" office:value="0.155934" calcext:value-type="float">
            <text:p>0.155934</text:p>
          </table:table-cell>
          <table:table-cell office:value-type="float" office:value="0.155916" calcext:value-type="float">
            <text:p>0.155916</text:p>
          </table:table-cell>
          <table:table-cell table:number-columns-repeated="3"/>
          <table:table-cell office:value-type="float" office:value="0.156274" calcext:value-type="float">
            <text:p>0.156274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1562" calcext:value-type="float">
            <text:p>0.161562</text:p>
          </table:table-cell>
          <table:table-cell office:value-type="float" office:value="0.156639" calcext:value-type="float">
            <text:p>0.156639</text:p>
          </table:table-cell>
          <table:table-cell office:value-type="float" office:value="0.157292" calcext:value-type="float">
            <text:p>0.157292</text:p>
          </table:table-cell>
          <table:table-cell office:value-type="float" office:value="0.155945" calcext:value-type="float">
            <text:p>0.155945</text:p>
          </table:table-cell>
          <table:table-cell table:number-columns-repeated="3"/>
          <table:table-cell office:value-type="float" office:value="0.156281" calcext:value-type="float">
            <text:p>0.156281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863" calcext:value-type="float">
            <text:p>0.160863</text:p>
          </table:table-cell>
          <table:table-cell office:value-type="float" office:value="0.156616" calcext:value-type="float">
            <text:p>0.156616</text:p>
          </table:table-cell>
          <table:table-cell office:value-type="float" office:value="0.155989" calcext:value-type="float">
            <text:p>0.155989</text:p>
          </table:table-cell>
          <table:table-cell office:value-type="float" office:value="0.155968" calcext:value-type="float">
            <text:p>0.155968</text:p>
          </table:table-cell>
          <table:table-cell table:number-columns-repeated="3"/>
          <table:table-cell office:value-type="float" office:value="0.156304" calcext:value-type="float">
            <text:p>0.156304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701" calcext:value-type="float">
            <text:p>0.160701</text:p>
          </table:table-cell>
          <table:table-cell office:value-type="float" office:value="0.156006" calcext:value-type="float">
            <text:p>0.156006</text:p>
          </table:table-cell>
          <table:table-cell office:value-type="float" office:value="0.156012" calcext:value-type="float">
            <text:p>0.156012</text:p>
          </table:table-cell>
          <table:table-cell office:value-type="float" office:value="0.156253" calcext:value-type="float">
            <text:p>0.156253</text:p>
          </table:table-cell>
          <table:table-cell table:number-columns-repeated="3"/>
          <table:table-cell office:value-type="float" office:value="0.156242" calcext:value-type="float">
            <text:p>0.156242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14" calcext:value-type="float">
            <text:p>0.1614</text:p>
          </table:table-cell>
          <table:table-cell office:value-type="float" office:value="0.15582" calcext:value-type="float">
            <text:p>0.15582</text:p>
          </table:table-cell>
          <table:table-cell office:value-type="float" office:value="0.158481" calcext:value-type="float">
            <text:p>0.158481</text:p>
          </table:table-cell>
          <table:table-cell office:value-type="float" office:value="0.156218" calcext:value-type="float">
            <text:p>0.156218</text:p>
          </table:table-cell>
          <table:table-cell table:number-columns-repeated="3"/>
          <table:table-cell office:value-type="float" office:value="0.156315" calcext:value-type="float">
            <text:p>0.156315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684" calcext:value-type="float">
            <text:p>0.160684</text:p>
          </table:table-cell>
          <table:table-cell office:value-type="float" office:value="0.156595" calcext:value-type="float">
            <text:p>0.156595</text:p>
          </table:table-cell>
          <table:table-cell office:value-type="float" office:value="0.155921" calcext:value-type="float">
            <text:p>0.155921</text:p>
          </table:table-cell>
          <table:table-cell office:value-type="float" office:value="0.155927" calcext:value-type="float">
            <text:p>0.155927</text:p>
          </table:table-cell>
          <table:table-cell table:number-columns-repeated="3"/>
          <table:table-cell office:value-type="float" office:value="0.156288" calcext:value-type="float">
            <text:p>0.156288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535" calcext:value-type="float">
            <text:p>0.160535</text:p>
          </table:table-cell>
          <table:table-cell office:value-type="float" office:value="0.155932" calcext:value-type="float">
            <text:p>0.155932</text:p>
          </table:table-cell>
          <table:table-cell office:value-type="float" office:value="0.155894" calcext:value-type="float">
            <text:p>0.155894</text:p>
          </table:table-cell>
          <table:table-cell office:value-type="float" office:value="0.156269" calcext:value-type="float">
            <text:p>0.156269</text:p>
          </table:table-cell>
          <table:table-cell table:number-columns-repeated="3"/>
          <table:table-cell office:value-type="float" office:value="0.156247" calcext:value-type="float">
            <text:p>0.156247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895" calcext:value-type="float">
            <text:p>0.160895</text:p>
          </table:table-cell>
          <table:table-cell office:value-type="float" office:value="0.158458" calcext:value-type="float">
            <text:p>0.158458</text:p>
          </table:table-cell>
          <table:table-cell office:value-type="float" office:value="0.155885" calcext:value-type="float">
            <text:p>0.155885</text:p>
          </table:table-cell>
          <table:table-cell office:value-type="float" office:value="0.155912" calcext:value-type="float">
            <text:p>0.155912</text:p>
          </table:table-cell>
          <table:table-cell table:number-columns-repeated="3"/>
          <table:table-cell office:value-type="float" office:value="0.156324" calcext:value-type="float">
            <text:p>0.156324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588" calcext:value-type="float">
            <text:p>0.160588</text:p>
          </table:table-cell>
          <table:table-cell office:value-type="float" office:value="0.157192" calcext:value-type="float">
            <text:p>0.157192</text:p>
          </table:table-cell>
          <table:table-cell office:value-type="float" office:value="0.155805" calcext:value-type="float">
            <text:p>0.155805</text:p>
          </table:table-cell>
          <table:table-cell office:value-type="float" office:value="0.155918" calcext:value-type="float">
            <text:p>0.155918</text:p>
          </table:table-cell>
          <table:table-cell table:number-columns-repeated="3"/>
          <table:table-cell office:value-type="float" office:value="0.156221" calcext:value-type="float">
            <text:p>0.156221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498" calcext:value-type="float">
            <text:p>0.160498</text:p>
          </table:table-cell>
          <table:table-cell office:value-type="float" office:value="0.155927" calcext:value-type="float">
            <text:p>0.155927</text:p>
          </table:table-cell>
          <table:table-cell office:value-type="float" office:value="0.156876" calcext:value-type="float">
            <text:p>0.156876</text:p>
          </table:table-cell>
          <table:table-cell office:value-type="float" office:value="0.155995" calcext:value-type="float">
            <text:p>0.155995</text:p>
          </table:table-cell>
          <table:table-cell table:number-columns-repeated="3"/>
          <table:table-cell office:value-type="float" office:value="0.156303" calcext:value-type="float">
            <text:p>0.156303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898" calcext:value-type="float">
            <text:p>0.160898</text:p>
          </table:table-cell>
          <table:table-cell office:value-type="float" office:value="0.156451" calcext:value-type="float">
            <text:p>0.156451</text:p>
          </table:table-cell>
          <table:table-cell office:value-type="float" office:value="0.156042" calcext:value-type="float">
            <text:p>0.156042</text:p>
          </table:table-cell>
          <table:table-cell office:value-type="float" office:value="0.155903" calcext:value-type="float">
            <text:p>0.155903</text:p>
          </table:table-cell>
          <table:table-cell table:number-columns-repeated="3"/>
          <table:table-cell office:value-type="float" office:value="0.156299" calcext:value-type="float">
            <text:p>0.156299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532" calcext:value-type="float">
            <text:p>0.160532</text:p>
          </table:table-cell>
          <table:table-cell office:value-type="float" office:value="0.156273" calcext:value-type="float">
            <text:p>0.156273</text:p>
          </table:table-cell>
          <table:table-cell office:value-type="float" office:value="0.155876" calcext:value-type="float">
            <text:p>0.155876</text:p>
          </table:table-cell>
          <table:table-cell office:value-type="float" office:value="0.155925" calcext:value-type="float">
            <text:p>0.155925</text:p>
          </table:table-cell>
          <table:table-cell table:number-columns-repeated="3"/>
          <table:table-cell office:value-type="float" office:value="0.156266" calcext:value-type="float">
            <text:p>0.156266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691" calcext:value-type="float">
            <text:p>0.160691</text:p>
          </table:table-cell>
          <table:table-cell office:value-type="float" office:value="0.156007" calcext:value-type="float">
            <text:p>0.156007</text:p>
          </table:table-cell>
          <table:table-cell office:value-type="float" office:value="0.158898" calcext:value-type="float">
            <text:p>0.158898</text:p>
          </table:table-cell>
          <table:table-cell office:value-type="float" office:value="0.155906" calcext:value-type="float">
            <text:p>0.155906</text:p>
          </table:table-cell>
          <table:table-cell table:number-columns-repeated="3"/>
          <table:table-cell office:value-type="float" office:value="0.156251" calcext:value-type="float">
            <text:p>0.156251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648" calcext:value-type="float">
            <text:p>0.160648</text:p>
          </table:table-cell>
          <table:table-cell office:value-type="float" office:value="0.15817" calcext:value-type="float">
            <text:p>0.15817</text:p>
          </table:table-cell>
          <table:table-cell office:value-type="float" office:value="0.156043" calcext:value-type="float">
            <text:p>0.156043</text:p>
          </table:table-cell>
          <table:table-cell office:value-type="float" office:value="0.155995" calcext:value-type="float">
            <text:p>0.155995</text:p>
          </table:table-cell>
          <table:table-cell table:number-columns-repeated="3"/>
          <table:table-cell office:value-type="float" office:value="0.156281" calcext:value-type="float">
            <text:p>0.156281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482" calcext:value-type="float">
            <text:p>0.160482</text:p>
          </table:table-cell>
          <table:table-cell office:value-type="float" office:value="0.15588" calcext:value-type="float">
            <text:p>0.15588</text:p>
          </table:table-cell>
          <table:table-cell office:value-type="float" office:value="0.155877" calcext:value-type="float">
            <text:p>0.155877</text:p>
          </table:table-cell>
          <table:table-cell office:value-type="float" office:value="0.156005" calcext:value-type="float">
            <text:p>0.156005</text:p>
          </table:table-cell>
          <table:table-cell table:number-columns-repeated="3"/>
          <table:table-cell office:value-type="float" office:value="0.156254" calcext:value-type="float">
            <text:p>0.156254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591" calcext:value-type="float">
            <text:p>0.160591</text:p>
          </table:table-cell>
          <table:table-cell office:value-type="float" office:value="0.155964" calcext:value-type="float">
            <text:p>0.155964</text:p>
          </table:table-cell>
          <table:table-cell office:value-type="float" office:value="0.155988" calcext:value-type="float">
            <text:p>0.155988</text:p>
          </table:table-cell>
          <table:table-cell office:value-type="float" office:value="0.156255" calcext:value-type="float">
            <text:p>0.156255</text:p>
          </table:table-cell>
          <table:table-cell table:number-columns-repeated="3"/>
          <table:table-cell office:value-type="float" office:value="0.156277" calcext:value-type="float">
            <text:p>0.156277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708" calcext:value-type="float">
            <text:p>0.160708</text:p>
          </table:table-cell>
          <table:table-cell office:value-type="float" office:value="0.155854" calcext:value-type="float">
            <text:p>0.155854</text:p>
          </table:table-cell>
          <table:table-cell office:value-type="float" office:value="0.156358" calcext:value-type="float">
            <text:p>0.156358</text:p>
          </table:table-cell>
          <table:table-cell office:value-type="float" office:value="0.156042" calcext:value-type="float">
            <text:p>0.156042</text:p>
          </table:table-cell>
          <table:table-cell table:number-columns-repeated="3"/>
          <table:table-cell office:value-type="float" office:value="0.156247" calcext:value-type="float">
            <text:p>0.156247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789" calcext:value-type="float">
            <text:p>0.160789</text:p>
          </table:table-cell>
          <table:table-cell office:value-type="float" office:value="0.156102" calcext:value-type="float">
            <text:p>0.156102</text:p>
          </table:table-cell>
          <table:table-cell office:value-type="float" office:value="0.155829" calcext:value-type="float">
            <text:p>0.155829</text:p>
          </table:table-cell>
          <table:table-cell office:value-type="float" office:value="0.156027" calcext:value-type="float">
            <text:p>0.156027</text:p>
          </table:table-cell>
          <table:table-cell table:number-columns-repeated="3"/>
          <table:table-cell office:value-type="float" office:value="0.156284" calcext:value-type="float">
            <text:p>0.156284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619" calcext:value-type="float">
            <text:p>0.160619</text:p>
          </table:table-cell>
          <table:table-cell office:value-type="float" office:value="0.156132" calcext:value-type="float">
            <text:p>0.156132</text:p>
          </table:table-cell>
          <table:table-cell office:value-type="float" office:value="0.155872" calcext:value-type="float">
            <text:p>0.155872</text:p>
          </table:table-cell>
          <table:table-cell office:value-type="float" office:value="0.155915" calcext:value-type="float">
            <text:p>0.155915</text:p>
          </table:table-cell>
          <table:table-cell table:number-columns-repeated="3"/>
          <table:table-cell office:value-type="float" office:value="0.156252" calcext:value-type="float">
            <text:p>0.156252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143" calcext:value-type="float">
            <text:p>0.16143</text:p>
          </table:table-cell>
          <table:table-cell office:value-type="float" office:value="0.155974" calcext:value-type="float">
            <text:p>0.155974</text:p>
          </table:table-cell>
          <table:table-cell office:value-type="float" office:value="0.156132" calcext:value-type="float">
            <text:p>0.156132</text:p>
          </table:table-cell>
          <table:table-cell office:value-type="float" office:value="0.155935" calcext:value-type="float">
            <text:p>0.155935</text:p>
          </table:table-cell>
          <table:table-cell table:number-columns-repeated="3"/>
          <table:table-cell office:value-type="float" office:value="0.156273" calcext:value-type="float">
            <text:p>0.156273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75" calcext:value-type="float">
            <text:p>0.16075</text:p>
          </table:table-cell>
          <table:table-cell office:value-type="float" office:value="0.155865" calcext:value-type="float">
            <text:p>0.155865</text:p>
          </table:table-cell>
          <table:table-cell office:value-type="float" office:value="0.155907" calcext:value-type="float">
            <text:p>0.155907</text:p>
          </table:table-cell>
          <table:table-cell office:value-type="float" office:value="0.155924" calcext:value-type="float">
            <text:p>0.155924</text:p>
          </table:table-cell>
          <table:table-cell table:number-columns-repeated="3"/>
          <table:table-cell office:value-type="float" office:value="0.156267" calcext:value-type="float">
            <text:p>0.156267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707" calcext:value-type="float">
            <text:p>0.160707</text:p>
          </table:table-cell>
          <table:table-cell office:value-type="float" office:value="0.156032" calcext:value-type="float">
            <text:p>0.156032</text:p>
          </table:table-cell>
          <table:table-cell office:value-type="float" office:value="0.15585" calcext:value-type="float">
            <text:p>0.15585</text:p>
          </table:table-cell>
          <table:table-cell office:value-type="float" office:value="0.156013" calcext:value-type="float">
            <text:p>0.156013</text:p>
          </table:table-cell>
          <table:table-cell table:number-columns-repeated="3"/>
          <table:table-cell office:value-type="float" office:value="0.156239" calcext:value-type="float">
            <text:p>0.156239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591" calcext:value-type="float">
            <text:p>0.160591</text:p>
          </table:table-cell>
          <table:table-cell office:value-type="float" office:value="0.156311" calcext:value-type="float">
            <text:p>0.156311</text:p>
          </table:table-cell>
          <table:table-cell office:value-type="float" office:value="0.157094" calcext:value-type="float">
            <text:p>0.157094</text:p>
          </table:table-cell>
          <table:table-cell office:value-type="float" office:value="0.155911" calcext:value-type="float">
            <text:p>0.155911</text:p>
          </table:table-cell>
          <table:table-cell table:number-columns-repeated="3"/>
          <table:table-cell office:value-type="float" office:value="0.156267" calcext:value-type="float">
            <text:p>0.156267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763" calcext:value-type="float">
            <text:p>0.160763</text:p>
          </table:table-cell>
          <table:table-cell office:value-type="float" office:value="0.155994" calcext:value-type="float">
            <text:p>0.155994</text:p>
          </table:table-cell>
          <table:table-cell office:value-type="float" office:value="0.156249" calcext:value-type="float">
            <text:p>0.156249</text:p>
          </table:table-cell>
          <table:table-cell office:value-type="float" office:value="0.155947" calcext:value-type="float">
            <text:p>0.155947</text:p>
          </table:table-cell>
          <table:table-cell table:number-columns-repeated="3"/>
          <table:table-cell office:value-type="float" office:value="0.156299" calcext:value-type="float">
            <text:p>0.156299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599" calcext:value-type="float">
            <text:p>0.160599</text:p>
          </table:table-cell>
          <table:table-cell office:value-type="float" office:value="0.157267" calcext:value-type="float">
            <text:p>0.157267</text:p>
          </table:table-cell>
          <table:table-cell office:value-type="float" office:value="0.157171" calcext:value-type="float">
            <text:p>0.157171</text:p>
          </table:table-cell>
          <table:table-cell office:value-type="float" office:value="0.156041" calcext:value-type="float">
            <text:p>0.156041</text:p>
          </table:table-cell>
          <table:table-cell table:number-columns-repeated="3"/>
          <table:table-cell office:value-type="float" office:value="0.156195" calcext:value-type="float">
            <text:p>0.156195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653" calcext:value-type="float">
            <text:p>0.160653</text:p>
          </table:table-cell>
          <table:table-cell office:value-type="float" office:value="0.155952" calcext:value-type="float">
            <text:p>0.155952</text:p>
          </table:table-cell>
          <table:table-cell office:value-type="float" office:value="0.157019" calcext:value-type="float">
            <text:p>0.157019</text:p>
          </table:table-cell>
          <table:table-cell office:value-type="float" office:value="0.155925" calcext:value-type="float">
            <text:p>0.155925</text:p>
          </table:table-cell>
          <table:table-cell table:number-columns-repeated="3"/>
          <table:table-cell office:value-type="float" office:value="0.156294" calcext:value-type="float">
            <text:p>0.156294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877" calcext:value-type="float">
            <text:p>0.160877</text:p>
          </table:table-cell>
          <table:table-cell office:value-type="float" office:value="0.155813" calcext:value-type="float">
            <text:p>0.155813</text:p>
          </table:table-cell>
          <table:table-cell office:value-type="float" office:value="0.155903" calcext:value-type="float">
            <text:p>0.155903</text:p>
          </table:table-cell>
          <table:table-cell office:value-type="float" office:value="0.155934" calcext:value-type="float">
            <text:p>0.155934</text:p>
          </table:table-cell>
          <table:table-cell table:number-columns-repeated="3"/>
          <table:table-cell office:value-type="float" office:value="0.156231" calcext:value-type="float">
            <text:p>0.156231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445" calcext:value-type="float">
            <text:p>0.160445</text:p>
          </table:table-cell>
          <table:table-cell office:value-type="float" office:value="0.157325" calcext:value-type="float">
            <text:p>0.157325</text:p>
          </table:table-cell>
          <table:table-cell office:value-type="float" office:value="0.155813" calcext:value-type="float">
            <text:p>0.155813</text:p>
          </table:table-cell>
          <table:table-cell office:value-type="float" office:value="0.155885" calcext:value-type="float">
            <text:p>0.155885</text:p>
          </table:table-cell>
          <table:table-cell table:number-columns-repeated="3"/>
          <table:table-cell office:value-type="float" office:value="0.156308" calcext:value-type="float">
            <text:p>0.156308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845" calcext:value-type="float">
            <text:p>0.160845</text:p>
          </table:table-cell>
          <table:table-cell office:value-type="float" office:value="0.156387" calcext:value-type="float">
            <text:p>0.156387</text:p>
          </table:table-cell>
          <table:table-cell office:value-type="float" office:value="0.155823" calcext:value-type="float">
            <text:p>0.155823</text:p>
          </table:table-cell>
          <table:table-cell office:value-type="float" office:value="0.155891" calcext:value-type="float">
            <text:p>0.155891</text:p>
          </table:table-cell>
          <table:table-cell table:number-columns-repeated="3"/>
          <table:table-cell office:value-type="float" office:value="0.15624" calcext:value-type="float">
            <text:p>0.15624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664" calcext:value-type="float">
            <text:p>0.160664</text:p>
          </table:table-cell>
          <table:table-cell office:value-type="float" office:value="0.15826" calcext:value-type="float">
            <text:p>0.15826</text:p>
          </table:table-cell>
          <table:table-cell office:value-type="float" office:value="0.155891" calcext:value-type="float">
            <text:p>0.155891</text:p>
          </table:table-cell>
          <table:table-cell office:value-type="float" office:value="0.1559" calcext:value-type="float">
            <text:p>0.1559</text:p>
          </table:table-cell>
          <table:table-cell table:number-columns-repeated="3"/>
          <table:table-cell office:value-type="float" office:value="0.156245" calcext:value-type="float">
            <text:p>0.156245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964" calcext:value-type="float">
            <text:p>0.160964</text:p>
          </table:table-cell>
          <table:table-cell office:value-type="float" office:value="0.156318" calcext:value-type="float">
            <text:p>0.156318</text:p>
          </table:table-cell>
          <table:table-cell office:value-type="float" office:value="0.15679" calcext:value-type="float">
            <text:p>0.15679</text:p>
          </table:table-cell>
          <table:table-cell office:value-type="float" office:value="0.155905" calcext:value-type="float">
            <text:p>0.155905</text:p>
          </table:table-cell>
          <table:table-cell table:number-columns-repeated="3"/>
          <table:table-cell office:value-type="float" office:value="0.156291" calcext:value-type="float">
            <text:p>0.156291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83" calcext:value-type="float">
            <text:p>0.16083</text:p>
          </table:table-cell>
          <table:table-cell office:value-type="float" office:value="0.15649" calcext:value-type="float">
            <text:p>0.15649</text:p>
          </table:table-cell>
          <table:table-cell office:value-type="float" office:value="0.155819" calcext:value-type="float">
            <text:p>0.155819</text:p>
          </table:table-cell>
          <table:table-cell office:value-type="float" office:value="0.155953" calcext:value-type="float">
            <text:p>0.155953</text:p>
          </table:table-cell>
          <table:table-cell table:number-columns-repeated="3"/>
          <table:table-cell office:value-type="float" office:value="0.156226" calcext:value-type="float">
            <text:p>0.156226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403" calcext:value-type="float">
            <text:p>0.160403</text:p>
          </table:table-cell>
          <table:table-cell office:value-type="float" office:value="0.156201" calcext:value-type="float">
            <text:p>0.156201</text:p>
          </table:table-cell>
          <table:table-cell office:value-type="float" office:value="0.156178" calcext:value-type="float">
            <text:p>0.156178</text:p>
          </table:table-cell>
          <table:table-cell office:value-type="float" office:value="0.155901" calcext:value-type="float">
            <text:p>0.155901</text:p>
          </table:table-cell>
          <table:table-cell table:number-columns-repeated="3"/>
          <table:table-cell office:value-type="float" office:value="0.156303" calcext:value-type="float">
            <text:p>0.156303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309" calcext:value-type="float">
            <text:p>0.160309</text:p>
          </table:table-cell>
          <table:table-cell office:value-type="float" office:value="0.155803" calcext:value-type="float">
            <text:p>0.155803</text:p>
          </table:table-cell>
          <table:table-cell office:value-type="float" office:value="0.156498" calcext:value-type="float">
            <text:p>0.156498</text:p>
          </table:table-cell>
          <table:table-cell office:value-type="float" office:value="0.155888" calcext:value-type="float">
            <text:p>0.155888</text:p>
          </table:table-cell>
          <table:table-cell table:number-columns-repeated="3"/>
          <table:table-cell office:value-type="float" office:value="0.156185" calcext:value-type="float">
            <text:p>0.156185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611" calcext:value-type="float">
            <text:p>0.160611</text:p>
          </table:table-cell>
          <table:table-cell office:value-type="float" office:value="0.156051" calcext:value-type="float">
            <text:p>0.156051</text:p>
          </table:table-cell>
          <table:table-cell office:value-type="float" office:value="0.155958" calcext:value-type="float">
            <text:p>0.155958</text:p>
          </table:table-cell>
          <table:table-cell office:value-type="float" office:value="0.155913" calcext:value-type="float">
            <text:p>0.155913</text:p>
          </table:table-cell>
          <table:table-cell table:number-columns-repeated="3"/>
          <table:table-cell office:value-type="float" office:value="0.156321" calcext:value-type="float">
            <text:p>0.156321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356" calcext:value-type="float">
            <text:p>0.160356</text:p>
          </table:table-cell>
          <table:table-cell office:value-type="float" office:value="0.158213" calcext:value-type="float">
            <text:p>0.158213</text:p>
          </table:table-cell>
          <table:table-cell office:value-type="float" office:value="0.155774" calcext:value-type="float">
            <text:p>0.155774</text:p>
          </table:table-cell>
          <table:table-cell office:value-type="float" office:value="0.156084" calcext:value-type="float">
            <text:p>0.156084</text:p>
          </table:table-cell>
          <table:table-cell table:number-columns-repeated="3"/>
          <table:table-cell office:value-type="float" office:value="0.156228" calcext:value-type="float">
            <text:p>0.156228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622" calcext:value-type="float">
            <text:p>0.160622</text:p>
          </table:table-cell>
          <table:table-cell office:value-type="float" office:value="0.155881" calcext:value-type="float">
            <text:p>0.155881</text:p>
          </table:table-cell>
          <table:table-cell office:value-type="float" office:value="0.156187" calcext:value-type="float">
            <text:p>0.156187</text:p>
          </table:table-cell>
          <table:table-cell office:value-type="float" office:value="0.155907" calcext:value-type="float">
            <text:p>0.155907</text:p>
          </table:table-cell>
          <table:table-cell table:number-columns-repeated="3"/>
          <table:table-cell office:value-type="float" office:value="0.156304" calcext:value-type="float">
            <text:p>0.156304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546" calcext:value-type="float">
            <text:p>0.160546</text:p>
          </table:table-cell>
          <table:table-cell office:value-type="float" office:value="0.156368" calcext:value-type="float">
            <text:p>0.156368</text:p>
          </table:table-cell>
          <table:table-cell office:value-type="float" office:value="0.15593" calcext:value-type="float">
            <text:p>0.15593</text:p>
          </table:table-cell>
          <table:table-cell office:value-type="float" office:value="0.155885" calcext:value-type="float">
            <text:p>0.155885</text:p>
          </table:table-cell>
          <table:table-cell table:number-columns-repeated="3"/>
          <table:table-cell office:value-type="float" office:value="0.156213" calcext:value-type="float">
            <text:p>0.156213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633" calcext:value-type="float">
            <text:p>0.160633</text:p>
          </table:table-cell>
          <table:table-cell office:value-type="float" office:value="0.155848" calcext:value-type="float">
            <text:p>0.155848</text:p>
          </table:table-cell>
          <table:table-cell office:value-type="float" office:value="0.156351" calcext:value-type="float">
            <text:p>0.156351</text:p>
          </table:table-cell>
          <table:table-cell office:value-type="float" office:value="0.155974" calcext:value-type="float">
            <text:p>0.155974</text:p>
          </table:table-cell>
          <table:table-cell table:number-columns-repeated="3"/>
          <table:table-cell office:value-type="float" office:value="0.156253" calcext:value-type="float">
            <text:p>0.156253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1002" calcext:value-type="float">
            <text:p>0.161002</text:p>
          </table:table-cell>
          <table:table-cell office:value-type="float" office:value="0.155858" calcext:value-type="float">
            <text:p>0.155858</text:p>
          </table:table-cell>
          <table:table-cell office:value-type="float" office:value="0.155988" calcext:value-type="float">
            <text:p>0.155988</text:p>
          </table:table-cell>
          <table:table-cell office:value-type="float" office:value="0.155989" calcext:value-type="float">
            <text:p>0.155989</text:p>
          </table:table-cell>
          <table:table-cell table:number-columns-repeated="3"/>
          <table:table-cell office:value-type="float" office:value="0.15623" calcext:value-type="float">
            <text:p>0.15623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439" calcext:value-type="float">
            <text:p>0.160439</text:p>
          </table:table-cell>
          <table:table-cell office:value-type="float" office:value="0.156138" calcext:value-type="float">
            <text:p>0.156138</text:p>
          </table:table-cell>
          <table:table-cell office:value-type="float" office:value="0.15622" calcext:value-type="float">
            <text:p>0.15622</text:p>
          </table:table-cell>
          <table:table-cell office:value-type="float" office:value="0.155895" calcext:value-type="float">
            <text:p>0.155895</text:p>
          </table:table-cell>
          <table:table-cell table:number-columns-repeated="3"/>
          <table:table-cell office:value-type="float" office:value="0.156287" calcext:value-type="float">
            <text:p>0.156287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966" calcext:value-type="float">
            <text:p>0.160966</text:p>
          </table:table-cell>
          <table:table-cell office:value-type="float" office:value="0.156249" calcext:value-type="float">
            <text:p>0.156249</text:p>
          </table:table-cell>
          <table:table-cell office:value-type="float" office:value="0.156129" calcext:value-type="float">
            <text:p>0.156129</text:p>
          </table:table-cell>
          <table:table-cell office:value-type="float" office:value="0.155891" calcext:value-type="float">
            <text:p>0.155891</text:p>
          </table:table-cell>
          <table:table-cell table:number-columns-repeated="3"/>
          <table:table-cell office:value-type="float" office:value="0.156211" calcext:value-type="float">
            <text:p>0.156211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847" calcext:value-type="float">
            <text:p>0.160847</text:p>
          </table:table-cell>
          <table:table-cell office:value-type="float" office:value="0.155879" calcext:value-type="float">
            <text:p>0.155879</text:p>
          </table:table-cell>
          <table:table-cell office:value-type="float" office:value="0.157262" calcext:value-type="float">
            <text:p>0.157262</text:p>
          </table:table-cell>
          <table:table-cell office:value-type="float" office:value="0.155918" calcext:value-type="float">
            <text:p>0.155918</text:p>
          </table:table-cell>
          <table:table-cell table:number-columns-repeated="3"/>
          <table:table-cell office:value-type="float" office:value="0.156267" calcext:value-type="float">
            <text:p>0.156267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915" calcext:value-type="float">
            <text:p>0.160915</text:p>
          </table:table-cell>
          <table:table-cell office:value-type="float" office:value="0.156192" calcext:value-type="float">
            <text:p>0.156192</text:p>
          </table:table-cell>
          <table:table-cell office:value-type="float" office:value="0.157149" calcext:value-type="float">
            <text:p>0.157149</text:p>
          </table:table-cell>
          <table:table-cell office:value-type="float" office:value="0.155915" calcext:value-type="float">
            <text:p>0.155915</text:p>
          </table:table-cell>
          <table:table-cell table:number-columns-repeated="3"/>
          <table:table-cell office:value-type="float" office:value="0.156282" calcext:value-type="float">
            <text:p>0.156282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755" calcext:value-type="float">
            <text:p>0.160755</text:p>
          </table:table-cell>
          <table:table-cell office:value-type="float" office:value="0.15602" calcext:value-type="float">
            <text:p>0.15602</text:p>
          </table:table-cell>
          <table:table-cell office:value-type="float" office:value="0.15661" calcext:value-type="float">
            <text:p>0.15661</text:p>
          </table:table-cell>
          <table:table-cell office:value-type="float" office:value="0.155885" calcext:value-type="float">
            <text:p>0.155885</text:p>
          </table:table-cell>
          <table:table-cell table:number-columns-repeated="3"/>
          <table:table-cell office:value-type="float" office:value="0.156244" calcext:value-type="float">
            <text:p>0.156244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932" calcext:value-type="float">
            <text:p>0.160932</text:p>
          </table:table-cell>
          <table:table-cell office:value-type="float" office:value="0.156315" calcext:value-type="float">
            <text:p>0.156315</text:p>
          </table:table-cell>
          <table:table-cell office:value-type="float" office:value="0.157041" calcext:value-type="float">
            <text:p>0.157041</text:p>
          </table:table-cell>
          <table:table-cell office:value-type="float" office:value="0.155884" calcext:value-type="float">
            <text:p>0.155884</text:p>
          </table:table-cell>
          <table:table-cell table:number-columns-repeated="3"/>
          <table:table-cell office:value-type="float" office:value="0.15628" calcext:value-type="float">
            <text:p>0.15628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898" calcext:value-type="float">
            <text:p>0.160898</text:p>
          </table:table-cell>
          <table:table-cell office:value-type="float" office:value="0.156185" calcext:value-type="float">
            <text:p>0.156185</text:p>
          </table:table-cell>
          <table:table-cell office:value-type="float" office:value="0.155874" calcext:value-type="float">
            <text:p>0.155874</text:p>
          </table:table-cell>
          <table:table-cell office:value-type="float" office:value="0.155865" calcext:value-type="float">
            <text:p>0.155865</text:p>
          </table:table-cell>
          <table:table-cell table:number-columns-repeated="3"/>
          <table:table-cell office:value-type="float" office:value="0.156241" calcext:value-type="float">
            <text:p>0.156241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1212" calcext:value-type="float">
            <text:p>0.161212</text:p>
          </table:table-cell>
          <table:table-cell office:value-type="float" office:value="0.15608" calcext:value-type="float">
            <text:p>0.15608</text:p>
          </table:table-cell>
          <table:table-cell office:value-type="float" office:value="0.156199" calcext:value-type="float">
            <text:p>0.156199</text:p>
          </table:table-cell>
          <table:table-cell office:value-type="float" office:value="0.155883" calcext:value-type="float">
            <text:p>0.155883</text:p>
          </table:table-cell>
          <table:table-cell table:number-columns-repeated="3"/>
          <table:table-cell office:value-type="float" office:value="0.156263" calcext:value-type="float">
            <text:p>0.156263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1033" calcext:value-type="float">
            <text:p>0.161033</text:p>
          </table:table-cell>
          <table:table-cell office:value-type="float" office:value="0.155865" calcext:value-type="float">
            <text:p>0.155865</text:p>
          </table:table-cell>
          <table:table-cell office:value-type="float" office:value="0.156029" calcext:value-type="float">
            <text:p>0.156029</text:p>
          </table:table-cell>
          <table:table-cell office:value-type="float" office:value="0.155871" calcext:value-type="float">
            <text:p>0.155871</text:p>
          </table:table-cell>
          <table:table-cell table:number-columns-repeated="3"/>
          <table:table-cell office:value-type="float" office:value="0.156265" calcext:value-type="float">
            <text:p>0.156265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1013" calcext:value-type="float">
            <text:p>0.161013</text:p>
          </table:table-cell>
          <table:table-cell office:value-type="float" office:value="0.155796" calcext:value-type="float">
            <text:p>0.155796</text:p>
          </table:table-cell>
          <table:table-cell office:value-type="float" office:value="0.155931" calcext:value-type="float">
            <text:p>0.155931</text:p>
          </table:table-cell>
          <table:table-cell office:value-type="float" office:value="0.156009" calcext:value-type="float">
            <text:p>0.156009</text:p>
          </table:table-cell>
          <table:table-cell table:number-columns-repeated="3"/>
          <table:table-cell office:value-type="float" office:value="0.156276" calcext:value-type="float">
            <text:p>0.156276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1523" calcext:value-type="float">
            <text:p>0.161523</text:p>
          </table:table-cell>
          <table:table-cell office:value-type="float" office:value="0.156708" calcext:value-type="float">
            <text:p>0.156708</text:p>
          </table:table-cell>
          <table:table-cell office:value-type="float" office:value="0.156688" calcext:value-type="float">
            <text:p>0.156688</text:p>
          </table:table-cell>
          <table:table-cell office:value-type="float" office:value="0.155906" calcext:value-type="float">
            <text:p>0.155906</text:p>
          </table:table-cell>
          <table:table-cell table:number-columns-repeated="3"/>
          <table:table-cell office:value-type="float" office:value="0.156238" calcext:value-type="float">
            <text:p>0.156238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701" calcext:value-type="float">
            <text:p>0.160701</text:p>
          </table:table-cell>
          <table:table-cell office:value-type="float" office:value="0.155831" calcext:value-type="float">
            <text:p>0.155831</text:p>
          </table:table-cell>
          <table:table-cell office:value-type="float" office:value="0.157147" calcext:value-type="float">
            <text:p>0.157147</text:p>
          </table:table-cell>
          <table:table-cell office:value-type="float" office:value="0.155881" calcext:value-type="float">
            <text:p>0.155881</text:p>
          </table:table-cell>
          <table:table-cell table:number-columns-repeated="3"/>
          <table:table-cell office:value-type="float" office:value="0.156243" calcext:value-type="float">
            <text:p>0.156243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881" calcext:value-type="float">
            <text:p>0.160881</text:p>
          </table:table-cell>
          <table:table-cell office:value-type="float" office:value="0.155839" calcext:value-type="float">
            <text:p>0.155839</text:p>
          </table:table-cell>
          <table:table-cell office:value-type="float" office:value="0.156303" calcext:value-type="float">
            <text:p>0.156303</text:p>
          </table:table-cell>
          <table:table-cell office:value-type="float" office:value="0.155884" calcext:value-type="float">
            <text:p>0.155884</text:p>
          </table:table-cell>
          <table:table-cell table:number-columns-repeated="3"/>
          <table:table-cell office:value-type="float" office:value="0.156279" calcext:value-type="float">
            <text:p>0.156279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1213" calcext:value-type="float">
            <text:p>0.161213</text:p>
          </table:table-cell>
          <table:table-cell office:value-type="float" office:value="0.15586" calcext:value-type="float">
            <text:p>0.15586</text:p>
          </table:table-cell>
          <table:table-cell office:value-type="float" office:value="0.156075" calcext:value-type="float">
            <text:p>0.156075</text:p>
          </table:table-cell>
          <table:table-cell office:value-type="float" office:value="0.155958" calcext:value-type="float">
            <text:p>0.155958</text:p>
          </table:table-cell>
          <table:table-cell table:number-columns-repeated="3"/>
          <table:table-cell office:value-type="float" office:value="0.156272" calcext:value-type="float">
            <text:p>0.156272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954" calcext:value-type="float">
            <text:p>0.160954</text:p>
          </table:table-cell>
          <table:table-cell office:value-type="float" office:value="0.15582" calcext:value-type="float">
            <text:p>0.15582</text:p>
          </table:table-cell>
          <table:table-cell office:value-type="float" office:value="0.155846" calcext:value-type="float">
            <text:p>0.155846</text:p>
          </table:table-cell>
          <table:table-cell office:value-type="float" office:value="0.155995" calcext:value-type="float">
            <text:p>0.155995</text:p>
          </table:table-cell>
          <table:table-cell table:number-columns-repeated="3"/>
          <table:table-cell office:value-type="float" office:value="0.156261" calcext:value-type="float">
            <text:p>0.156261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1071" calcext:value-type="float">
            <text:p>0.161071</text:p>
          </table:table-cell>
          <table:table-cell office:value-type="float" office:value="0.155906" calcext:value-type="float">
            <text:p>0.155906</text:p>
          </table:table-cell>
          <table:table-cell office:value-type="float" office:value="0.157734" calcext:value-type="float">
            <text:p>0.157734</text:p>
          </table:table-cell>
          <table:table-cell office:value-type="float" office:value="0.15587" calcext:value-type="float">
            <text:p>0.15587</text:p>
          </table:table-cell>
          <table:table-cell table:number-columns-repeated="3"/>
          <table:table-cell office:value-type="float" office:value="0.156197" calcext:value-type="float">
            <text:p>0.156197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911" calcext:value-type="float">
            <text:p>0.160911</text:p>
          </table:table-cell>
          <table:table-cell office:value-type="float" office:value="0.156933" calcext:value-type="float">
            <text:p>0.156933</text:p>
          </table:table-cell>
          <table:table-cell office:value-type="float" office:value="0.156412" calcext:value-type="float">
            <text:p>0.156412</text:p>
          </table:table-cell>
          <table:table-cell office:value-type="float" office:value="0.156052" calcext:value-type="float">
            <text:p>0.156052</text:p>
          </table:table-cell>
          <table:table-cell table:number-columns-repeated="3"/>
          <table:table-cell office:value-type="float" office:value="0.15627" calcext:value-type="float">
            <text:p>0.15627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937" calcext:value-type="float">
            <text:p>0.160937</text:p>
          </table:table-cell>
          <table:table-cell office:value-type="float" office:value="0.155975" calcext:value-type="float">
            <text:p>0.155975</text:p>
          </table:table-cell>
          <table:table-cell office:value-type="float" office:value="0.155878" calcext:value-type="float">
            <text:p>0.155878</text:p>
          </table:table-cell>
          <table:table-cell office:value-type="float" office:value="0.156047" calcext:value-type="float">
            <text:p>0.156047</text:p>
          </table:table-cell>
          <table:table-cell table:number-columns-repeated="3"/>
          <table:table-cell office:value-type="float" office:value="0.156252" calcext:value-type="float">
            <text:p>0.156252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865" calcext:value-type="float">
            <text:p>0.160865</text:p>
          </table:table-cell>
          <table:table-cell office:value-type="float" office:value="0.156268" calcext:value-type="float">
            <text:p>0.156268</text:p>
          </table:table-cell>
          <table:table-cell office:value-type="float" office:value="0.155867" calcext:value-type="float">
            <text:p>0.155867</text:p>
          </table:table-cell>
          <table:table-cell office:value-type="float" office:value="0.155911" calcext:value-type="float">
            <text:p>0.155911</text:p>
          </table:table-cell>
          <table:table-cell table:number-columns-repeated="3"/>
          <table:table-cell office:value-type="float" office:value="0.15625" calcext:value-type="float">
            <text:p>0.15625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821" calcext:value-type="float">
            <text:p>0.160821</text:p>
          </table:table-cell>
          <table:table-cell office:value-type="float" office:value="0.157337" calcext:value-type="float">
            <text:p>0.157337</text:p>
          </table:table-cell>
          <table:table-cell office:value-type="float" office:value="0.15656" calcext:value-type="float">
            <text:p>0.15656</text:p>
          </table:table-cell>
          <table:table-cell office:value-type="float" office:value="0.155858" calcext:value-type="float">
            <text:p>0.155858</text:p>
          </table:table-cell>
          <table:table-cell table:number-columns-repeated="3"/>
          <table:table-cell office:value-type="float" office:value="0.156245" calcext:value-type="float">
            <text:p>0.156245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874" calcext:value-type="float">
            <text:p>0.160874</text:p>
          </table:table-cell>
          <table:table-cell office:value-type="float" office:value="0.155842" calcext:value-type="float">
            <text:p>0.155842</text:p>
          </table:table-cell>
          <table:table-cell office:value-type="float" office:value="0.155919" calcext:value-type="float">
            <text:p>0.155919</text:p>
          </table:table-cell>
          <table:table-cell office:value-type="float" office:value="0.155916" calcext:value-type="float">
            <text:p>0.155916</text:p>
          </table:table-cell>
          <table:table-cell table:number-columns-repeated="3"/>
          <table:table-cell office:value-type="float" office:value="0.156245" calcext:value-type="float">
            <text:p>0.156245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1701" calcext:value-type="float">
            <text:p>0.161701</text:p>
          </table:table-cell>
          <table:table-cell office:value-type="float" office:value="0.155859" calcext:value-type="float">
            <text:p>0.155859</text:p>
          </table:table-cell>
          <table:table-cell office:value-type="float" office:value="0.155829" calcext:value-type="float">
            <text:p>0.155829</text:p>
          </table:table-cell>
          <table:table-cell office:value-type="float" office:value="0.155927" calcext:value-type="float">
            <text:p>0.155927</text:p>
          </table:table-cell>
          <table:table-cell table:number-columns-repeated="3"/>
          <table:table-cell office:value-type="float" office:value="0.15624" calcext:value-type="float">
            <text:p>0.15624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845" calcext:value-type="float">
            <text:p>0.160845</text:p>
          </table:table-cell>
          <table:table-cell office:value-type="float" office:value="0.156716" calcext:value-type="float">
            <text:p>0.156716</text:p>
          </table:table-cell>
          <table:table-cell office:value-type="float" office:value="0.156237" calcext:value-type="float">
            <text:p>0.156237</text:p>
          </table:table-cell>
          <table:table-cell office:value-type="float" office:value="0.155877" calcext:value-type="float">
            <text:p>0.155877</text:p>
          </table:table-cell>
          <table:table-cell table:number-columns-repeated="3"/>
          <table:table-cell office:value-type="float" office:value="0.156306" calcext:value-type="float">
            <text:p>0.156306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1423" calcext:value-type="float">
            <text:p>0.161423</text:p>
          </table:table-cell>
          <table:table-cell office:value-type="float" office:value="0.1559" calcext:value-type="float">
            <text:p>0.1559</text:p>
          </table:table-cell>
          <table:table-cell office:value-type="float" office:value="0.15673" calcext:value-type="float">
            <text:p>0.15673</text:p>
          </table:table-cell>
          <table:table-cell office:value-type="float" office:value="0.155899" calcext:value-type="float">
            <text:p>0.155899</text:p>
          </table:table-cell>
          <table:table-cell table:number-columns-repeated="3"/>
          <table:table-cell office:value-type="float" office:value="0.156173" calcext:value-type="float">
            <text:p>0.156173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846" calcext:value-type="float">
            <text:p>0.160846</text:p>
          </table:table-cell>
          <table:table-cell office:value-type="float" office:value="0.15622" calcext:value-type="float">
            <text:p>0.15622</text:p>
          </table:table-cell>
          <table:table-cell office:value-type="float" office:value="0.155932" calcext:value-type="float">
            <text:p>0.155932</text:p>
          </table:table-cell>
          <table:table-cell office:value-type="float" office:value="0.155916" calcext:value-type="float">
            <text:p>0.155916</text:p>
          </table:table-cell>
          <table:table-cell table:number-columns-repeated="3"/>
          <table:table-cell office:value-type="float" office:value="0.156306" calcext:value-type="float">
            <text:p>0.156306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845" calcext:value-type="float">
            <text:p>0.160845</text:p>
          </table:table-cell>
          <table:table-cell office:value-type="float" office:value="0.156141" calcext:value-type="float">
            <text:p>0.156141</text:p>
          </table:table-cell>
          <table:table-cell office:value-type="float" office:value="0.155869" calcext:value-type="float">
            <text:p>0.155869</text:p>
          </table:table-cell>
          <table:table-cell office:value-type="float" office:value="0.156107" calcext:value-type="float">
            <text:p>0.156107</text:p>
          </table:table-cell>
          <table:table-cell table:number-columns-repeated="3"/>
          <table:table-cell office:value-type="float" office:value="0.156237" calcext:value-type="float">
            <text:p>0.156237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1501" calcext:value-type="float">
            <text:p>0.161501</text:p>
          </table:table-cell>
          <table:table-cell office:value-type="float" office:value="0.155984" calcext:value-type="float">
            <text:p>0.155984</text:p>
          </table:table-cell>
          <table:table-cell office:value-type="float" office:value="0.155858" calcext:value-type="float">
            <text:p>0.155858</text:p>
          </table:table-cell>
          <table:table-cell office:value-type="float" office:value="0.15594" calcext:value-type="float">
            <text:p>0.15594</text:p>
          </table:table-cell>
          <table:table-cell table:number-columns-repeated="3"/>
          <table:table-cell office:value-type="float" office:value="0.15629" calcext:value-type="float">
            <text:p>0.15629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831" calcext:value-type="float">
            <text:p>0.160831</text:p>
          </table:table-cell>
          <table:table-cell office:value-type="float" office:value="0.156479" calcext:value-type="float">
            <text:p>0.156479</text:p>
          </table:table-cell>
          <table:table-cell office:value-type="float" office:value="0.156434" calcext:value-type="float">
            <text:p>0.156434</text:p>
          </table:table-cell>
          <table:table-cell office:value-type="float" office:value="0.15589" calcext:value-type="float">
            <text:p>0.15589</text:p>
          </table:table-cell>
          <table:table-cell table:number-columns-repeated="3"/>
          <table:table-cell office:value-type="float" office:value="0.156205" calcext:value-type="float">
            <text:p>0.156205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872" calcext:value-type="float">
            <text:p>0.160872</text:p>
          </table:table-cell>
          <table:table-cell office:value-type="float" office:value="0.155798" calcext:value-type="float">
            <text:p>0.155798</text:p>
          </table:table-cell>
          <table:table-cell office:value-type="float" office:value="0.155959" calcext:value-type="float">
            <text:p>0.155959</text:p>
          </table:table-cell>
          <table:table-cell office:value-type="float" office:value="0.155904" calcext:value-type="float">
            <text:p>0.155904</text:p>
          </table:table-cell>
          <table:table-cell table:number-columns-repeated="3"/>
          <table:table-cell office:value-type="float" office:value="0.156292" calcext:value-type="float">
            <text:p>0.156292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1615" calcext:value-type="float">
            <text:p>0.161615</text:p>
          </table:table-cell>
          <table:table-cell office:value-type="float" office:value="0.155884" calcext:value-type="float">
            <text:p>0.155884</text:p>
          </table:table-cell>
          <table:table-cell office:value-type="float" office:value="0.155806" calcext:value-type="float">
            <text:p>0.155806</text:p>
          </table:table-cell>
          <table:table-cell office:value-type="float" office:value="0.156405" calcext:value-type="float">
            <text:p>0.156405</text:p>
          </table:table-cell>
          <table:table-cell table:number-columns-repeated="3"/>
          <table:table-cell office:value-type="float" office:value="0.156226" calcext:value-type="float">
            <text:p>0.156226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938" calcext:value-type="float">
            <text:p>0.160938</text:p>
          </table:table-cell>
          <table:table-cell office:value-type="float" office:value="0.15583" calcext:value-type="float">
            <text:p>0.15583</text:p>
          </table:table-cell>
          <table:table-cell office:value-type="float" office:value="0.158093" calcext:value-type="float">
            <text:p>0.158093</text:p>
          </table:table-cell>
          <table:table-cell office:value-type="float" office:value="0.156148" calcext:value-type="float">
            <text:p>0.156148</text:p>
          </table:table-cell>
          <table:table-cell table:number-columns-repeated="3"/>
          <table:table-cell office:value-type="float" office:value="0.15624" calcext:value-type="float">
            <text:p>0.15624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1259" calcext:value-type="float">
            <text:p>0.161259</text:p>
          </table:table-cell>
          <table:table-cell office:value-type="float" office:value="0.156062" calcext:value-type="float">
            <text:p>0.156062</text:p>
          </table:table-cell>
          <table:table-cell office:value-type="float" office:value="0.155889" calcext:value-type="float">
            <text:p>0.155889</text:p>
          </table:table-cell>
          <table:table-cell office:value-type="float" office:value="0.155928" calcext:value-type="float">
            <text:p>0.155928</text:p>
          </table:table-cell>
          <table:table-cell table:number-columns-repeated="3"/>
          <table:table-cell office:value-type="float" office:value="0.156247" calcext:value-type="float">
            <text:p>0.156247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77" calcext:value-type="float">
            <text:p>0.16077</text:p>
          </table:table-cell>
          <table:table-cell office:value-type="float" office:value="0.155945" calcext:value-type="float">
            <text:p>0.155945</text:p>
          </table:table-cell>
          <table:table-cell office:value-type="float" office:value="0.155857" calcext:value-type="float">
            <text:p>0.155857</text:p>
          </table:table-cell>
          <table:table-cell office:value-type="float" office:value="0.155853" calcext:value-type="float">
            <text:p>0.155853</text:p>
          </table:table-cell>
          <table:table-cell table:number-columns-repeated="3"/>
          <table:table-cell office:value-type="float" office:value="0.15627" calcext:value-type="float">
            <text:p>0.15627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922" calcext:value-type="float">
            <text:p>0.160922</text:p>
          </table:table-cell>
          <table:table-cell office:value-type="float" office:value="0.155826" calcext:value-type="float">
            <text:p>0.155826</text:p>
          </table:table-cell>
          <table:table-cell office:value-type="float" office:value="0.15745" calcext:value-type="float">
            <text:p>0.15745</text:p>
          </table:table-cell>
          <table:table-cell office:value-type="float" office:value="0.155852" calcext:value-type="float">
            <text:p>0.155852</text:p>
          </table:table-cell>
          <table:table-cell table:number-columns-repeated="3"/>
          <table:table-cell office:value-type="float" office:value="0.156235" calcext:value-type="float">
            <text:p>0.156235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1585" calcext:value-type="float">
            <text:p>0.161585</text:p>
          </table:table-cell>
          <table:table-cell office:value-type="float" office:value="0.156035" calcext:value-type="float">
            <text:p>0.156035</text:p>
          </table:table-cell>
          <table:table-cell office:value-type="float" office:value="0.155964" calcext:value-type="float">
            <text:p>0.155964</text:p>
          </table:table-cell>
          <table:table-cell office:value-type="float" office:value="0.155904" calcext:value-type="float">
            <text:p>0.155904</text:p>
          </table:table-cell>
          <table:table-cell table:number-columns-repeated="3"/>
          <table:table-cell office:value-type="float" office:value="0.156247" calcext:value-type="float">
            <text:p>0.156247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1047" calcext:value-type="float">
            <text:p>0.161047</text:p>
          </table:table-cell>
          <table:table-cell office:value-type="float" office:value="0.155798" calcext:value-type="float">
            <text:p>0.155798</text:p>
          </table:table-cell>
          <table:table-cell office:value-type="float" office:value="0.156574" calcext:value-type="float">
            <text:p>0.156574</text:p>
          </table:table-cell>
          <table:table-cell office:value-type="float" office:value="0.155984" calcext:value-type="float">
            <text:p>0.155984</text:p>
          </table:table-cell>
          <table:table-cell table:number-columns-repeated="3"/>
          <table:table-cell office:value-type="float" office:value="0.156234" calcext:value-type="float">
            <text:p>0.156234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1742" calcext:value-type="float">
            <text:p>0.161742</text:p>
          </table:table-cell>
          <table:table-cell office:value-type="float" office:value="0.157118" calcext:value-type="float">
            <text:p>0.157118</text:p>
          </table:table-cell>
          <table:table-cell office:value-type="float" office:value="0.15581" calcext:value-type="float">
            <text:p>0.15581</text:p>
          </table:table-cell>
          <table:table-cell office:value-type="float" office:value="0.155855" calcext:value-type="float">
            <text:p>0.155855</text:p>
          </table:table-cell>
          <table:table-cell table:number-columns-repeated="3"/>
          <table:table-cell office:value-type="float" office:value="0.156234" calcext:value-type="float">
            <text:p>0.156234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1215" calcext:value-type="float">
            <text:p>0.161215</text:p>
          </table:table-cell>
          <table:table-cell office:value-type="float" office:value="0.155887" calcext:value-type="float">
            <text:p>0.155887</text:p>
          </table:table-cell>
          <table:table-cell office:value-type="float" office:value="0.156332" calcext:value-type="float">
            <text:p>0.156332</text:p>
          </table:table-cell>
          <table:table-cell office:value-type="float" office:value="0.155855" calcext:value-type="float">
            <text:p>0.155855</text:p>
          </table:table-cell>
          <table:table-cell table:number-columns-repeated="3"/>
          <table:table-cell office:value-type="float" office:value="0.156269" calcext:value-type="float">
            <text:p>0.156269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1297" calcext:value-type="float">
            <text:p>0.161297</text:p>
          </table:table-cell>
          <table:table-cell office:value-type="float" office:value="0.155813" calcext:value-type="float">
            <text:p>0.155813</text:p>
          </table:table-cell>
          <table:table-cell office:value-type="float" office:value="0.155981" calcext:value-type="float">
            <text:p>0.155981</text:p>
          </table:table-cell>
          <table:table-cell office:value-type="float" office:value="0.15586" calcext:value-type="float">
            <text:p>0.15586</text:p>
          </table:table-cell>
          <table:table-cell table:number-columns-repeated="3"/>
          <table:table-cell office:value-type="float" office:value="0.156207" calcext:value-type="float">
            <text:p>0.156207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1059" calcext:value-type="float">
            <text:p>0.161059</text:p>
          </table:table-cell>
          <table:table-cell office:value-type="float" office:value="0.155855" calcext:value-type="float">
            <text:p>0.155855</text:p>
          </table:table-cell>
          <table:table-cell office:value-type="float" office:value="0.156288" calcext:value-type="float">
            <text:p>0.156288</text:p>
          </table:table-cell>
          <table:table-cell office:value-type="float" office:value="0.156251" calcext:value-type="float">
            <text:p>0.156251</text:p>
          </table:table-cell>
          <table:table-cell table:number-columns-repeated="3"/>
          <table:table-cell office:value-type="float" office:value="0.156296" calcext:value-type="float">
            <text:p>0.156296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2691" calcext:value-type="float">
            <text:p>0.162691</text:p>
          </table:table-cell>
          <table:table-cell office:value-type="float" office:value="0.155884" calcext:value-type="float">
            <text:p>0.155884</text:p>
          </table:table-cell>
          <table:table-cell office:value-type="float" office:value="0.155995" calcext:value-type="float">
            <text:p>0.155995</text:p>
          </table:table-cell>
          <table:table-cell office:value-type="float" office:value="0.156099" calcext:value-type="float">
            <text:p>0.156099</text:p>
          </table:table-cell>
          <table:table-cell table:number-columns-repeated="3"/>
          <table:table-cell office:value-type="float" office:value="0.156208" calcext:value-type="float">
            <text:p>0.156208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103" calcext:value-type="float">
            <text:p>0.16103</text:p>
          </table:table-cell>
          <table:table-cell office:value-type="float" office:value="0.155877" calcext:value-type="float">
            <text:p>0.155877</text:p>
          </table:table-cell>
          <table:table-cell office:value-type="float" office:value="0.156836" calcext:value-type="float">
            <text:p>0.156836</text:p>
          </table:table-cell>
          <table:table-cell office:value-type="float" office:value="0.155871" calcext:value-type="float">
            <text:p>0.155871</text:p>
          </table:table-cell>
          <table:table-cell table:number-columns-repeated="3"/>
          <table:table-cell office:value-type="float" office:value="0.156237" calcext:value-type="float">
            <text:p>0.156237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1253" calcext:value-type="float">
            <text:p>0.161253</text:p>
          </table:table-cell>
          <table:table-cell office:value-type="float" office:value="0.155835" calcext:value-type="float">
            <text:p>0.155835</text:p>
          </table:table-cell>
          <table:table-cell office:value-type="float" office:value="0.156338" calcext:value-type="float">
            <text:p>0.156338</text:p>
          </table:table-cell>
          <table:table-cell office:value-type="float" office:value="0.156135" calcext:value-type="float">
            <text:p>0.156135</text:p>
          </table:table-cell>
          <table:table-cell table:number-columns-repeated="3"/>
          <table:table-cell office:value-type="float" office:value="0.156265" calcext:value-type="float">
            <text:p>0.156265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983" calcext:value-type="float">
            <text:p>0.160983</text:p>
          </table:table-cell>
          <table:table-cell office:value-type="float" office:value="0.155875" calcext:value-type="float">
            <text:p>0.155875</text:p>
          </table:table-cell>
          <table:table-cell office:value-type="float" office:value="0.156286" calcext:value-type="float">
            <text:p>0.156286</text:p>
          </table:table-cell>
          <table:table-cell office:value-type="float" office:value="0.155899" calcext:value-type="float">
            <text:p>0.155899</text:p>
          </table:table-cell>
          <table:table-cell table:number-columns-repeated="3"/>
          <table:table-cell office:value-type="float" office:value="0.156233" calcext:value-type="float">
            <text:p>0.156233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1475" calcext:value-type="float">
            <text:p>0.161475</text:p>
          </table:table-cell>
          <table:table-cell office:value-type="float" office:value="0.155771" calcext:value-type="float">
            <text:p>0.155771</text:p>
          </table:table-cell>
          <table:table-cell office:value-type="float" office:value="0.156353" calcext:value-type="float">
            <text:p>0.156353</text:p>
          </table:table-cell>
          <table:table-cell office:value-type="float" office:value="0.15611" calcext:value-type="float">
            <text:p>0.15611</text:p>
          </table:table-cell>
          <table:table-cell table:number-columns-repeated="3"/>
          <table:table-cell office:value-type="float" office:value="0.15625" calcext:value-type="float">
            <text:p>0.15625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1013" calcext:value-type="float">
            <text:p>0.161013</text:p>
          </table:table-cell>
          <table:table-cell office:value-type="float" office:value="0.155805" calcext:value-type="float">
            <text:p>0.155805</text:p>
          </table:table-cell>
          <table:table-cell office:value-type="float" office:value="0.15598" calcext:value-type="float">
            <text:p>0.15598</text:p>
          </table:table-cell>
          <table:table-cell office:value-type="float" office:value="0.155914" calcext:value-type="float">
            <text:p>0.155914</text:p>
          </table:table-cell>
          <table:table-cell table:number-columns-repeated="3"/>
          <table:table-cell office:value-type="float" office:value="0.156249" calcext:value-type="float">
            <text:p>0.156249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1098" calcext:value-type="float">
            <text:p>0.161098</text:p>
          </table:table-cell>
          <table:table-cell office:value-type="float" office:value="0.155979" calcext:value-type="float">
            <text:p>0.155979</text:p>
          </table:table-cell>
          <table:table-cell office:value-type="float" office:value="0.155998" calcext:value-type="float">
            <text:p>0.155998</text:p>
          </table:table-cell>
          <table:table-cell office:value-type="float" office:value="0.155911" calcext:value-type="float">
            <text:p>0.155911</text:p>
          </table:table-cell>
          <table:table-cell table:number-columns-repeated="3"/>
          <table:table-cell office:value-type="float" office:value="0.156215" calcext:value-type="float">
            <text:p>0.156215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1145" calcext:value-type="float">
            <text:p>0.161145</text:p>
          </table:table-cell>
          <table:table-cell office:value-type="float" office:value="0.155919" calcext:value-type="float">
            <text:p>0.155919</text:p>
          </table:table-cell>
          <table:table-cell office:value-type="float" office:value="0.156349" calcext:value-type="float">
            <text:p>0.156349</text:p>
          </table:table-cell>
          <table:table-cell office:value-type="float" office:value="0.156139" calcext:value-type="float">
            <text:p>0.156139</text:p>
          </table:table-cell>
          <table:table-cell table:number-columns-repeated="3"/>
          <table:table-cell office:value-type="float" office:value="0.156232" calcext:value-type="float">
            <text:p>0.156232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855" calcext:value-type="float">
            <text:p>0.160855</text:p>
          </table:table-cell>
          <table:table-cell office:value-type="float" office:value="0.155874" calcext:value-type="float">
            <text:p>0.155874</text:p>
          </table:table-cell>
          <table:table-cell office:value-type="float" office:value="0.157418" calcext:value-type="float">
            <text:p>0.157418</text:p>
          </table:table-cell>
          <table:table-cell office:value-type="float" office:value="0.155844" calcext:value-type="float">
            <text:p>0.155844</text:p>
          </table:table-cell>
          <table:table-cell table:number-columns-repeated="3"/>
          <table:table-cell office:value-type="float" office:value="0.156262" calcext:value-type="float">
            <text:p>0.156262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896" calcext:value-type="float">
            <text:p>0.160896</text:p>
          </table:table-cell>
          <table:table-cell office:value-type="float" office:value="0.156074" calcext:value-type="float">
            <text:p>0.156074</text:p>
          </table:table-cell>
          <table:table-cell office:value-type="float" office:value="0.156166" calcext:value-type="float">
            <text:p>0.156166</text:p>
          </table:table-cell>
          <table:table-cell office:value-type="float" office:value="0.155886" calcext:value-type="float">
            <text:p>0.155886</text:p>
          </table:table-cell>
          <table:table-cell table:number-columns-repeated="3"/>
          <table:table-cell office:value-type="float" office:value="0.156249" calcext:value-type="float">
            <text:p>0.156249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968" calcext:value-type="float">
            <text:p>0.160968</text:p>
          </table:table-cell>
          <table:table-cell office:value-type="float" office:value="0.156045" calcext:value-type="float">
            <text:p>0.156045</text:p>
          </table:table-cell>
          <table:table-cell office:value-type="float" office:value="0.156128" calcext:value-type="float">
            <text:p>0.156128</text:p>
          </table:table-cell>
          <table:table-cell office:value-type="float" office:value="0.155937" calcext:value-type="float">
            <text:p>0.155937</text:p>
          </table:table-cell>
          <table:table-cell table:number-columns-repeated="3"/>
          <table:table-cell office:value-type="float" office:value="0.156231" calcext:value-type="float">
            <text:p>0.156231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94" calcext:value-type="float">
            <text:p>0.16094</text:p>
          </table:table-cell>
          <table:table-cell office:value-type="float" office:value="0.156065" calcext:value-type="float">
            <text:p>0.156065</text:p>
          </table:table-cell>
          <table:table-cell office:value-type="float" office:value="0.156283" calcext:value-type="float">
            <text:p>0.156283</text:p>
          </table:table-cell>
          <table:table-cell office:value-type="float" office:value="0.155918" calcext:value-type="float">
            <text:p>0.155918</text:p>
          </table:table-cell>
          <table:table-cell table:number-columns-repeated="3"/>
          <table:table-cell office:value-type="float" office:value="0.156223" calcext:value-type="float">
            <text:p>0.156223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968" calcext:value-type="float">
            <text:p>0.160968</text:p>
          </table:table-cell>
          <table:table-cell office:value-type="float" office:value="0.156262" calcext:value-type="float">
            <text:p>0.156262</text:p>
          </table:table-cell>
          <table:table-cell office:value-type="float" office:value="0.155874" calcext:value-type="float">
            <text:p>0.155874</text:p>
          </table:table-cell>
          <table:table-cell office:value-type="float" office:value="0.155855" calcext:value-type="float">
            <text:p>0.155855</text:p>
          </table:table-cell>
          <table:table-cell table:number-columns-repeated="3"/>
          <table:table-cell office:value-type="float" office:value="0.156256" calcext:value-type="float">
            <text:p>0.156256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784" calcext:value-type="float">
            <text:p>0.160784</text:p>
          </table:table-cell>
          <table:table-cell office:value-type="float" office:value="0.155846" calcext:value-type="float">
            <text:p>0.155846</text:p>
          </table:table-cell>
          <table:table-cell office:value-type="float" office:value="0.156163" calcext:value-type="float">
            <text:p>0.156163</text:p>
          </table:table-cell>
          <table:table-cell office:value-type="float" office:value="0.155864" calcext:value-type="float">
            <text:p>0.155864</text:p>
          </table:table-cell>
          <table:table-cell table:number-columns-repeated="3"/>
          <table:table-cell office:value-type="float" office:value="0.156241" calcext:value-type="float">
            <text:p>0.156241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821" calcext:value-type="float">
            <text:p>0.160821</text:p>
          </table:table-cell>
          <table:table-cell office:value-type="float" office:value="0.15613" calcext:value-type="float">
            <text:p>0.15613</text:p>
          </table:table-cell>
          <table:table-cell office:value-type="float" office:value="0.155934" calcext:value-type="float">
            <text:p>0.155934</text:p>
          </table:table-cell>
          <table:table-cell office:value-type="float" office:value="0.155862" calcext:value-type="float">
            <text:p>0.155862</text:p>
          </table:table-cell>
          <table:table-cell table:number-columns-repeated="3"/>
          <table:table-cell office:value-type="float" office:value="0.156224" calcext:value-type="float">
            <text:p>0.156224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82" calcext:value-type="float">
            <text:p>0.16082</text:p>
          </table:table-cell>
          <table:table-cell office:value-type="float" office:value="0.155852" calcext:value-type="float">
            <text:p>0.155852</text:p>
          </table:table-cell>
          <table:table-cell office:value-type="float" office:value="0.155893" calcext:value-type="float">
            <text:p>0.155893</text:p>
          </table:table-cell>
          <table:table-cell office:value-type="float" office:value="0.155976" calcext:value-type="float">
            <text:p>0.155976</text:p>
          </table:table-cell>
          <table:table-cell table:number-columns-repeated="3"/>
          <table:table-cell office:value-type="float" office:value="0.156227" calcext:value-type="float">
            <text:p>0.156227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703" calcext:value-type="float">
            <text:p>0.160703</text:p>
          </table:table-cell>
          <table:table-cell office:value-type="float" office:value="0.156869" calcext:value-type="float">
            <text:p>0.156869</text:p>
          </table:table-cell>
          <table:table-cell office:value-type="float" office:value="0.155835" calcext:value-type="float">
            <text:p>0.155835</text:p>
          </table:table-cell>
          <table:table-cell office:value-type="float" office:value="0.155906" calcext:value-type="float">
            <text:p>0.155906</text:p>
          </table:table-cell>
          <table:table-cell table:number-columns-repeated="3"/>
          <table:table-cell office:value-type="float" office:value="0.156245" calcext:value-type="float">
            <text:p>0.156245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1019" calcext:value-type="float">
            <text:p>0.161019</text:p>
          </table:table-cell>
          <table:table-cell office:value-type="float" office:value="0.155859" calcext:value-type="float">
            <text:p>0.155859</text:p>
          </table:table-cell>
          <table:table-cell office:value-type="float" office:value="0.158119" calcext:value-type="float">
            <text:p>0.158119</text:p>
          </table:table-cell>
          <table:table-cell office:value-type="float" office:value="0.155839" calcext:value-type="float">
            <text:p>0.155839</text:p>
          </table:table-cell>
          <table:table-cell table:number-columns-repeated="3"/>
          <table:table-cell office:value-type="float" office:value="0.156252" calcext:value-type="float">
            <text:p>0.156252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83" calcext:value-type="float">
            <text:p>0.16083</text:p>
          </table:table-cell>
          <table:table-cell office:value-type="float" office:value="0.156204" calcext:value-type="float">
            <text:p>0.156204</text:p>
          </table:table-cell>
          <table:table-cell office:value-type="float" office:value="0.155909" calcext:value-type="float">
            <text:p>0.155909</text:p>
          </table:table-cell>
          <table:table-cell office:value-type="float" office:value="0.156035" calcext:value-type="float">
            <text:p>0.156035</text:p>
          </table:table-cell>
          <table:table-cell table:number-columns-repeated="3"/>
          <table:table-cell office:value-type="float" office:value="0.156236" calcext:value-type="float">
            <text:p>0.156236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1593" calcext:value-type="float">
            <text:p>0.161593</text:p>
          </table:table-cell>
          <table:table-cell office:value-type="float" office:value="0.156362" calcext:value-type="float">
            <text:p>0.156362</text:p>
          </table:table-cell>
          <table:table-cell office:value-type="float" office:value="0.155829" calcext:value-type="float">
            <text:p>0.155829</text:p>
          </table:table-cell>
          <table:table-cell office:value-type="float" office:value="0.155861" calcext:value-type="float">
            <text:p>0.155861</text:p>
          </table:table-cell>
          <table:table-cell table:number-columns-repeated="3"/>
          <table:table-cell office:value-type="float" office:value="0.156256" calcext:value-type="float">
            <text:p>0.156256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1047" calcext:value-type="float">
            <text:p>0.161047</text:p>
          </table:table-cell>
          <table:table-cell office:value-type="float" office:value="0.155833" calcext:value-type="float">
            <text:p>0.155833</text:p>
          </table:table-cell>
          <table:table-cell office:value-type="float" office:value="0.156614" calcext:value-type="float">
            <text:p>0.156614</text:p>
          </table:table-cell>
          <table:table-cell office:value-type="float" office:value="0.155894" calcext:value-type="float">
            <text:p>0.155894</text:p>
          </table:table-cell>
          <table:table-cell table:number-columns-repeated="3"/>
          <table:table-cell office:value-type="float" office:value="0.156227" calcext:value-type="float">
            <text:p>0.156227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897" calcext:value-type="float">
            <text:p>0.160897</text:p>
          </table:table-cell>
          <table:table-cell office:value-type="float" office:value="0.155946" calcext:value-type="float">
            <text:p>0.155946</text:p>
          </table:table-cell>
          <table:table-cell office:value-type="float" office:value="0.156761" calcext:value-type="float">
            <text:p>0.156761</text:p>
          </table:table-cell>
          <table:table-cell office:value-type="float" office:value="0.155914" calcext:value-type="float">
            <text:p>0.155914</text:p>
          </table:table-cell>
          <table:table-cell table:number-columns-repeated="3"/>
          <table:table-cell office:value-type="float" office:value="0.156213" calcext:value-type="float">
            <text:p>0.156213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808" calcext:value-type="float">
            <text:p>0.160808</text:p>
          </table:table-cell>
          <table:table-cell office:value-type="float" office:value="0.156041" calcext:value-type="float">
            <text:p>0.156041</text:p>
          </table:table-cell>
          <table:table-cell office:value-type="float" office:value="0.155923" calcext:value-type="float">
            <text:p>0.155923</text:p>
          </table:table-cell>
          <table:table-cell office:value-type="float" office:value="0.155865" calcext:value-type="float">
            <text:p>0.155865</text:p>
          </table:table-cell>
          <table:table-cell table:number-columns-repeated="3"/>
          <table:table-cell office:value-type="float" office:value="0.156252" calcext:value-type="float">
            <text:p>0.156252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707" calcext:value-type="float">
            <text:p>0.160707</text:p>
          </table:table-cell>
          <table:table-cell office:value-type="float" office:value="0.155912" calcext:value-type="float">
            <text:p>0.155912</text:p>
          </table:table-cell>
          <table:table-cell office:value-type="float" office:value="0.156165" calcext:value-type="float">
            <text:p>0.156165</text:p>
          </table:table-cell>
          <table:table-cell office:value-type="float" office:value="0.156009" calcext:value-type="float">
            <text:p>0.156009</text:p>
          </table:table-cell>
          <table:table-cell table:number-columns-repeated="3"/>
          <table:table-cell office:value-type="float" office:value="0.156241" calcext:value-type="float">
            <text:p>0.156241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805" calcext:value-type="float">
            <text:p>0.160805</text:p>
          </table:table-cell>
          <table:table-cell office:value-type="float" office:value="0.155854" calcext:value-type="float">
            <text:p>0.155854</text:p>
          </table:table-cell>
          <table:table-cell office:value-type="float" office:value="0.155945" calcext:value-type="float">
            <text:p>0.155945</text:p>
          </table:table-cell>
          <table:table-cell office:value-type="float" office:value="0.155833" calcext:value-type="float">
            <text:p>0.155833</text:p>
          </table:table-cell>
          <table:table-cell table:number-columns-repeated="3"/>
          <table:table-cell office:value-type="float" office:value="0.156211" calcext:value-type="float">
            <text:p>0.156211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737" calcext:value-type="float">
            <text:p>0.160737</text:p>
          </table:table-cell>
          <table:table-cell office:value-type="float" office:value="0.15622" calcext:value-type="float">
            <text:p>0.15622</text:p>
          </table:table-cell>
          <table:table-cell office:value-type="float" office:value="0.155927" calcext:value-type="float">
            <text:p>0.155927</text:p>
          </table:table-cell>
          <table:table-cell office:value-type="float" office:value="0.155852" calcext:value-type="float">
            <text:p>0.155852</text:p>
          </table:table-cell>
          <table:table-cell table:number-columns-repeated="3"/>
          <table:table-cell office:value-type="float" office:value="0.156254" calcext:value-type="float">
            <text:p>0.156254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1181" calcext:value-type="float">
            <text:p>0.161181</text:p>
          </table:table-cell>
          <table:table-cell office:value-type="float" office:value="0.155803" calcext:value-type="float">
            <text:p>0.155803</text:p>
          </table:table-cell>
          <table:table-cell office:value-type="float" office:value="0.156183" calcext:value-type="float">
            <text:p>0.156183</text:p>
          </table:table-cell>
          <table:table-cell office:value-type="float" office:value="0.155909" calcext:value-type="float">
            <text:p>0.155909</text:p>
          </table:table-cell>
          <table:table-cell table:number-columns-repeated="3"/>
          <table:table-cell office:value-type="float" office:value="0.156231" calcext:value-type="float">
            <text:p>0.156231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707" calcext:value-type="float">
            <text:p>0.160707</text:p>
          </table:table-cell>
          <table:table-cell office:value-type="float" office:value="0.155865" calcext:value-type="float">
            <text:p>0.155865</text:p>
          </table:table-cell>
          <table:table-cell office:value-type="float" office:value="0.155937" calcext:value-type="float">
            <text:p>0.155937</text:p>
          </table:table-cell>
          <table:table-cell office:value-type="float" office:value="0.155863" calcext:value-type="float">
            <text:p>0.155863</text:p>
          </table:table-cell>
          <table:table-cell table:number-columns-repeated="3"/>
          <table:table-cell office:value-type="float" office:value="0.156257" calcext:value-type="float">
            <text:p>0.156257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632" calcext:value-type="float">
            <text:p>0.160632</text:p>
          </table:table-cell>
          <table:table-cell office:value-type="float" office:value="0.156422" calcext:value-type="float">
            <text:p>0.156422</text:p>
          </table:table-cell>
          <table:table-cell office:value-type="float" office:value="0.157155" calcext:value-type="float">
            <text:p>0.157155</text:p>
          </table:table-cell>
          <table:table-cell office:value-type="float" office:value="0.155875" calcext:value-type="float">
            <text:p>0.155875</text:p>
          </table:table-cell>
          <table:table-cell table:number-columns-repeated="3"/>
          <table:table-cell office:value-type="float" office:value="0.156179" calcext:value-type="float">
            <text:p>0.156179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574" calcext:value-type="float">
            <text:p>0.160574</text:p>
          </table:table-cell>
          <table:table-cell office:value-type="float" office:value="0.155869" calcext:value-type="float">
            <text:p>0.155869</text:p>
          </table:table-cell>
          <table:table-cell office:value-type="float" office:value="0.155859" calcext:value-type="float">
            <text:p>0.155859</text:p>
          </table:table-cell>
          <table:table-cell office:value-type="float" office:value="0.155915" calcext:value-type="float">
            <text:p>0.155915</text:p>
          </table:table-cell>
          <table:table-cell table:number-columns-repeated="3"/>
          <table:table-cell office:value-type="float" office:value="0.156255" calcext:value-type="float">
            <text:p>0.156255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427" calcext:value-type="float">
            <text:p>0.160427</text:p>
          </table:table-cell>
          <table:table-cell office:value-type="float" office:value="0.156342" calcext:value-type="float">
            <text:p>0.156342</text:p>
          </table:table-cell>
          <table:table-cell office:value-type="float" office:value="0.157211" calcext:value-type="float">
            <text:p>0.157211</text:p>
          </table:table-cell>
          <table:table-cell office:value-type="float" office:value="0.155841" calcext:value-type="float">
            <text:p>0.155841</text:p>
          </table:table-cell>
          <table:table-cell table:number-columns-repeated="3"/>
          <table:table-cell office:value-type="float" office:value="0.156262" calcext:value-type="float">
            <text:p>0.156262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292" calcext:value-type="float">
            <text:p>0.160292</text:p>
          </table:table-cell>
          <table:table-cell office:value-type="float" office:value="0.156003" calcext:value-type="float">
            <text:p>0.156003</text:p>
          </table:table-cell>
          <table:table-cell office:value-type="float" office:value="0.156253" calcext:value-type="float">
            <text:p>0.156253</text:p>
          </table:table-cell>
          <table:table-cell office:value-type="float" office:value="0.15586" calcext:value-type="float">
            <text:p>0.15586</text:p>
          </table:table-cell>
          <table:table-cell table:number-columns-repeated="3"/>
          <table:table-cell office:value-type="float" office:value="0.156184" calcext:value-type="float">
            <text:p>0.156184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424" calcext:value-type="float">
            <text:p>0.160424</text:p>
          </table:table-cell>
          <table:table-cell office:value-type="float" office:value="0.157319" calcext:value-type="float">
            <text:p>0.157319</text:p>
          </table:table-cell>
          <table:table-cell office:value-type="float" office:value="0.156406" calcext:value-type="float">
            <text:p>0.156406</text:p>
          </table:table-cell>
          <table:table-cell office:value-type="float" office:value="0.155925" calcext:value-type="float">
            <text:p>0.155925</text:p>
          </table:table-cell>
          <table:table-cell table:number-columns-repeated="3"/>
          <table:table-cell office:value-type="float" office:value="0.156266" calcext:value-type="float">
            <text:p>0.156266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444" calcext:value-type="float">
            <text:p>0.160444</text:p>
          </table:table-cell>
          <table:table-cell office:value-type="float" office:value="0.15583" calcext:value-type="float">
            <text:p>0.15583</text:p>
          </table:table-cell>
          <table:table-cell office:value-type="float" office:value="0.155812" calcext:value-type="float">
            <text:p>0.155812</text:p>
          </table:table-cell>
          <table:table-cell office:value-type="float" office:value="0.15589" calcext:value-type="float">
            <text:p>0.15589</text:p>
          </table:table-cell>
          <table:table-cell table:number-columns-repeated="3"/>
          <table:table-cell office:value-type="float" office:value="0.156235" calcext:value-type="float">
            <text:p>0.156235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1002" calcext:value-type="float">
            <text:p>0.161002</text:p>
          </table:table-cell>
          <table:table-cell office:value-type="float" office:value="0.15591" calcext:value-type="float">
            <text:p>0.15591</text:p>
          </table:table-cell>
          <table:table-cell office:value-type="float" office:value="0.155952" calcext:value-type="float">
            <text:p>0.155952</text:p>
          </table:table-cell>
          <table:table-cell office:value-type="float" office:value="0.155848" calcext:value-type="float">
            <text:p>0.155848</text:p>
          </table:table-cell>
          <table:table-cell table:number-columns-repeated="3"/>
          <table:table-cell office:value-type="float" office:value="0.156252" calcext:value-type="float">
            <text:p>0.156252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621" calcext:value-type="float">
            <text:p>0.160621</text:p>
          </table:table-cell>
          <table:table-cell office:value-type="float" office:value="0.15584" calcext:value-type="float">
            <text:p>0.15584</text:p>
          </table:table-cell>
          <table:table-cell office:value-type="float" office:value="0.158326" calcext:value-type="float">
            <text:p>0.158326</text:p>
          </table:table-cell>
          <table:table-cell office:value-type="float" office:value="0.155854" calcext:value-type="float">
            <text:p>0.155854</text:p>
          </table:table-cell>
          <table:table-cell table:number-columns-repeated="3"/>
          <table:table-cell office:value-type="float" office:value="0.156239" calcext:value-type="float">
            <text:p>0.156239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573" calcext:value-type="float">
            <text:p>0.160573</text:p>
          </table:table-cell>
          <table:table-cell office:value-type="float" office:value="0.155974" calcext:value-type="float">
            <text:p>0.155974</text:p>
          </table:table-cell>
          <table:table-cell office:value-type="float" office:value="0.156396" calcext:value-type="float">
            <text:p>0.156396</text:p>
          </table:table-cell>
          <table:table-cell office:value-type="float" office:value="0.155926" calcext:value-type="float">
            <text:p>0.155926</text:p>
          </table:table-cell>
          <table:table-cell table:number-columns-repeated="3"/>
          <table:table-cell office:value-type="float" office:value="0.156217" calcext:value-type="float">
            <text:p>0.156217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636" calcext:value-type="float">
            <text:p>0.160636</text:p>
          </table:table-cell>
          <table:table-cell office:value-type="float" office:value="0.156177" calcext:value-type="float">
            <text:p>0.156177</text:p>
          </table:table-cell>
          <table:table-cell office:value-type="float" office:value="0.156456" calcext:value-type="float">
            <text:p>0.156456</text:p>
          </table:table-cell>
          <table:table-cell office:value-type="float" office:value="0.1559" calcext:value-type="float">
            <text:p>0.1559</text:p>
          </table:table-cell>
          <table:table-cell table:number-columns-repeated="3"/>
          <table:table-cell office:value-type="float" office:value="0.156217" calcext:value-type="float">
            <text:p>0.156217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633" calcext:value-type="float">
            <text:p>0.160633</text:p>
          </table:table-cell>
          <table:table-cell office:value-type="float" office:value="0.156102" calcext:value-type="float">
            <text:p>0.156102</text:p>
          </table:table-cell>
          <table:table-cell office:value-type="float" office:value="0.156614" calcext:value-type="float">
            <text:p>0.156614</text:p>
          </table:table-cell>
          <table:table-cell office:value-type="float" office:value="0.155832" calcext:value-type="float">
            <text:p>0.155832</text:p>
          </table:table-cell>
          <table:table-cell table:number-columns-repeated="3"/>
          <table:table-cell office:value-type="float" office:value="0.156233" calcext:value-type="float">
            <text:p>0.156233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367" calcext:value-type="float">
            <text:p>0.160367</text:p>
          </table:table-cell>
          <table:table-cell office:value-type="float" office:value="0.155984" calcext:value-type="float">
            <text:p>0.155984</text:p>
          </table:table-cell>
          <table:table-cell office:value-type="float" office:value="0.157246" calcext:value-type="float">
            <text:p>0.157246</text:p>
          </table:table-cell>
          <table:table-cell office:value-type="float" office:value="0.155998" calcext:value-type="float">
            <text:p>0.155998</text:p>
          </table:table-cell>
          <table:table-cell table:number-columns-repeated="3"/>
          <table:table-cell office:value-type="float" office:value="0.156252" calcext:value-type="float">
            <text:p>0.156252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798" calcext:value-type="float">
            <text:p>0.160798</text:p>
          </table:table-cell>
          <table:table-cell office:value-type="float" office:value="0.155831" calcext:value-type="float">
            <text:p>0.155831</text:p>
          </table:table-cell>
          <table:table-cell office:value-type="float" office:value="0.157646" calcext:value-type="float">
            <text:p>0.157646</text:p>
          </table:table-cell>
          <table:table-cell office:value-type="float" office:value="0.155879" calcext:value-type="float">
            <text:p>0.155879</text:p>
          </table:table-cell>
          <table:table-cell table:number-columns-repeated="3"/>
          <table:table-cell office:value-type="float" office:value="0.156231" calcext:value-type="float">
            <text:p>0.156231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586" calcext:value-type="float">
            <text:p>0.160586</text:p>
          </table:table-cell>
          <table:table-cell office:value-type="float" office:value="0.155971" calcext:value-type="float">
            <text:p>0.155971</text:p>
          </table:table-cell>
          <table:table-cell office:value-type="float" office:value="0.157141" calcext:value-type="float">
            <text:p>0.157141</text:p>
          </table:table-cell>
          <table:table-cell office:value-type="float" office:value="0.155857" calcext:value-type="float">
            <text:p>0.155857</text:p>
          </table:table-cell>
          <table:table-cell table:number-columns-repeated="3"/>
          <table:table-cell office:value-type="float" office:value="0.156241" calcext:value-type="float">
            <text:p>0.156241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594" calcext:value-type="float">
            <text:p>0.160594</text:p>
          </table:table-cell>
          <table:table-cell office:value-type="float" office:value="0.156009" calcext:value-type="float">
            <text:p>0.156009</text:p>
          </table:table-cell>
          <table:table-cell office:value-type="float" office:value="0.156319" calcext:value-type="float">
            <text:p>0.156319</text:p>
          </table:table-cell>
          <table:table-cell office:value-type="float" office:value="0.155829" calcext:value-type="float">
            <text:p>0.155829</text:p>
          </table:table-cell>
          <table:table-cell table:number-columns-repeated="3"/>
          <table:table-cell office:value-type="float" office:value="0.156241" calcext:value-type="float">
            <text:p>0.156241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546" calcext:value-type="float">
            <text:p>0.160546</text:p>
          </table:table-cell>
          <table:table-cell office:value-type="float" office:value="0.155953" calcext:value-type="float">
            <text:p>0.155953</text:p>
          </table:table-cell>
          <table:table-cell office:value-type="float" office:value="0.155899" calcext:value-type="float">
            <text:p>0.155899</text:p>
          </table:table-cell>
          <table:table-cell office:value-type="float" office:value="0.155845" calcext:value-type="float">
            <text:p>0.155845</text:p>
          </table:table-cell>
          <table:table-cell table:number-columns-repeated="3"/>
          <table:table-cell office:value-type="float" office:value="0.156232" calcext:value-type="float">
            <text:p>0.156232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441" calcext:value-type="float">
            <text:p>0.160441</text:p>
          </table:table-cell>
          <table:table-cell office:value-type="float" office:value="0.156024" calcext:value-type="float">
            <text:p>0.156024</text:p>
          </table:table-cell>
          <table:table-cell office:value-type="float" office:value="0.156133" calcext:value-type="float">
            <text:p>0.156133</text:p>
          </table:table-cell>
          <table:table-cell office:value-type="float" office:value="0.155921" calcext:value-type="float">
            <text:p>0.155921</text:p>
          </table:table-cell>
          <table:table-cell table:number-columns-repeated="3"/>
          <table:table-cell office:value-type="float" office:value="0.156225" calcext:value-type="float">
            <text:p>0.156225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445" calcext:value-type="float">
            <text:p>0.160445</text:p>
          </table:table-cell>
          <table:table-cell office:value-type="float" office:value="0.156144" calcext:value-type="float">
            <text:p>0.156144</text:p>
          </table:table-cell>
          <table:table-cell office:value-type="float" office:value="0.155915" calcext:value-type="float">
            <text:p>0.155915</text:p>
          </table:table-cell>
          <table:table-cell office:value-type="float" office:value="0.15584" calcext:value-type="float">
            <text:p>0.15584</text:p>
          </table:table-cell>
          <table:table-cell table:number-columns-repeated="3"/>
          <table:table-cell office:value-type="float" office:value="0.156258" calcext:value-type="float">
            <text:p>0.156258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44" calcext:value-type="float">
            <text:p>0.16044</text:p>
          </table:table-cell>
          <table:table-cell office:value-type="float" office:value="0.156619" calcext:value-type="float">
            <text:p>0.156619</text:p>
          </table:table-cell>
          <table:table-cell office:value-type="float" office:value="0.156396" calcext:value-type="float">
            <text:p>0.156396</text:p>
          </table:table-cell>
          <table:table-cell office:value-type="float" office:value="0.155825" calcext:value-type="float">
            <text:p>0.155825</text:p>
          </table:table-cell>
          <table:table-cell table:number-columns-repeated="3"/>
          <table:table-cell office:value-type="float" office:value="0.156177" calcext:value-type="float">
            <text:p>0.156177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825" calcext:value-type="float">
            <text:p>0.160825</text:p>
          </table:table-cell>
          <table:table-cell office:value-type="float" office:value="0.156554" calcext:value-type="float">
            <text:p>0.156554</text:p>
          </table:table-cell>
          <table:table-cell office:value-type="float" office:value="0.156726" calcext:value-type="float">
            <text:p>0.156726</text:p>
          </table:table-cell>
          <table:table-cell office:value-type="float" office:value="0.15584" calcext:value-type="float">
            <text:p>0.15584</text:p>
          </table:table-cell>
          <table:table-cell table:number-columns-repeated="3"/>
          <table:table-cell office:value-type="float" office:value="0.156263" calcext:value-type="float">
            <text:p>0.156263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761" calcext:value-type="float">
            <text:p>0.160761</text:p>
          </table:table-cell>
          <table:table-cell office:value-type="float" office:value="0.156189" calcext:value-type="float">
            <text:p>0.156189</text:p>
          </table:table-cell>
          <table:table-cell office:value-type="float" office:value="0.156131" calcext:value-type="float">
            <text:p>0.156131</text:p>
          </table:table-cell>
          <table:table-cell office:value-type="float" office:value="0.15594" calcext:value-type="float">
            <text:p>0.15594</text:p>
          </table:table-cell>
          <table:table-cell table:number-columns-repeated="3"/>
          <table:table-cell office:value-type="float" office:value="0.15623" calcext:value-type="float">
            <text:p>0.15623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662" calcext:value-type="float">
            <text:p>0.160662</text:p>
          </table:table-cell>
          <table:table-cell office:value-type="float" office:value="0.156148" calcext:value-type="float">
            <text:p>0.156148</text:p>
          </table:table-cell>
          <table:table-cell office:value-type="float" office:value="0.155914" calcext:value-type="float">
            <text:p>0.155914</text:p>
          </table:table-cell>
          <table:table-cell office:value-type="float" office:value="0.155949" calcext:value-type="float">
            <text:p>0.155949</text:p>
          </table:table-cell>
          <table:table-cell table:number-columns-repeated="3"/>
          <table:table-cell office:value-type="float" office:value="0.156216" calcext:value-type="float">
            <text:p>0.156216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467" calcext:value-type="float">
            <text:p>0.160467</text:p>
          </table:table-cell>
          <table:table-cell office:value-type="float" office:value="0.156495" calcext:value-type="float">
            <text:p>0.156495</text:p>
          </table:table-cell>
          <table:table-cell office:value-type="float" office:value="0.155942" calcext:value-type="float">
            <text:p>0.155942</text:p>
          </table:table-cell>
          <table:table-cell office:value-type="float" office:value="0.155844" calcext:value-type="float">
            <text:p>0.155844</text:p>
          </table:table-cell>
          <table:table-cell table:number-columns-repeated="3"/>
          <table:table-cell office:value-type="float" office:value="0.156267" calcext:value-type="float">
            <text:p>0.156267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583" calcext:value-type="float">
            <text:p>0.160583</text:p>
          </table:table-cell>
          <table:table-cell office:value-type="float" office:value="0.1558" calcext:value-type="float">
            <text:p>0.1558</text:p>
          </table:table-cell>
          <table:table-cell office:value-type="float" office:value="0.155917" calcext:value-type="float">
            <text:p>0.155917</text:p>
          </table:table-cell>
          <table:table-cell office:value-type="float" office:value="0.155957" calcext:value-type="float">
            <text:p>0.155957</text:p>
          </table:table-cell>
          <table:table-cell table:number-columns-repeated="3"/>
          <table:table-cell office:value-type="float" office:value="0.156171" calcext:value-type="float">
            <text:p>0.156171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1506" calcext:value-type="float">
            <text:p>0.161506</text:p>
          </table:table-cell>
          <table:table-cell office:value-type="float" office:value="0.156181" calcext:value-type="float">
            <text:p>0.156181</text:p>
          </table:table-cell>
          <table:table-cell office:value-type="float" office:value="0.155942" calcext:value-type="float">
            <text:p>0.155942</text:p>
          </table:table-cell>
          <table:table-cell office:value-type="float" office:value="0.155988" calcext:value-type="float">
            <text:p>0.155988</text:p>
          </table:table-cell>
          <table:table-cell table:number-columns-repeated="3"/>
          <table:table-cell office:value-type="float" office:value="0.156262" calcext:value-type="float">
            <text:p>0.156262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576" calcext:value-type="float">
            <text:p>0.160576</text:p>
          </table:table-cell>
          <table:table-cell office:value-type="float" office:value="0.156014" calcext:value-type="float">
            <text:p>0.156014</text:p>
          </table:table-cell>
          <table:table-cell office:value-type="float" office:value="0.156833" calcext:value-type="float">
            <text:p>0.156833</text:p>
          </table:table-cell>
          <table:table-cell office:value-type="float" office:value="0.155833" calcext:value-type="float">
            <text:p>0.155833</text:p>
          </table:table-cell>
          <table:table-cell table:number-columns-repeated="3"/>
          <table:table-cell office:value-type="float" office:value="0.156211" calcext:value-type="float">
            <text:p>0.156211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851" calcext:value-type="float">
            <text:p>0.160851</text:p>
          </table:table-cell>
          <table:table-cell office:value-type="float" office:value="0.157139" calcext:value-type="float">
            <text:p>0.157139</text:p>
          </table:table-cell>
          <table:table-cell office:value-type="float" office:value="0.155878" calcext:value-type="float">
            <text:p>0.155878</text:p>
          </table:table-cell>
          <table:table-cell office:value-type="float" office:value="0.155863" calcext:value-type="float">
            <text:p>0.155863</text:p>
          </table:table-cell>
          <table:table-cell table:number-columns-repeated="3"/>
          <table:table-cell office:value-type="float" office:value="0.156218" calcext:value-type="float">
            <text:p>0.156218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988" calcext:value-type="float">
            <text:p>0.160988</text:p>
          </table:table-cell>
          <table:table-cell office:value-type="float" office:value="0.155977" calcext:value-type="float">
            <text:p>0.155977</text:p>
          </table:table-cell>
          <table:table-cell office:value-type="float" office:value="0.156635" calcext:value-type="float">
            <text:p>0.156635</text:p>
          </table:table-cell>
          <table:table-cell office:value-type="float" office:value="0.155819" calcext:value-type="float">
            <text:p>0.155819</text:p>
          </table:table-cell>
          <table:table-cell table:number-columns-repeated="3"/>
          <table:table-cell office:value-type="float" office:value="0.156247" calcext:value-type="float">
            <text:p>0.156247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566" calcext:value-type="float">
            <text:p>0.160566</text:p>
          </table:table-cell>
          <table:table-cell office:value-type="float" office:value="0.15612" calcext:value-type="float">
            <text:p>0.15612</text:p>
          </table:table-cell>
          <table:table-cell office:value-type="float" office:value="0.15597" calcext:value-type="float">
            <text:p>0.15597</text:p>
          </table:table-cell>
          <table:table-cell office:value-type="float" office:value="0.155859" calcext:value-type="float">
            <text:p>0.155859</text:p>
          </table:table-cell>
          <table:table-cell table:number-columns-repeated="3"/>
          <table:table-cell office:value-type="float" office:value="0.156176" calcext:value-type="float">
            <text:p>0.156176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1013" calcext:value-type="float">
            <text:p>0.161013</text:p>
          </table:table-cell>
          <table:table-cell office:value-type="float" office:value="0.155857" calcext:value-type="float">
            <text:p>0.155857</text:p>
          </table:table-cell>
          <table:table-cell office:value-type="float" office:value="0.156002" calcext:value-type="float">
            <text:p>0.156002</text:p>
          </table:table-cell>
          <table:table-cell office:value-type="float" office:value="0.155838" calcext:value-type="float">
            <text:p>0.155838</text:p>
          </table:table-cell>
          <table:table-cell table:number-columns-repeated="3"/>
          <table:table-cell office:value-type="float" office:value="0.156291" calcext:value-type="float">
            <text:p>0.156291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58" calcext:value-type="float">
            <text:p>0.16058</text:p>
          </table:table-cell>
          <table:table-cell office:value-type="float" office:value="0.155918" calcext:value-type="float">
            <text:p>0.155918</text:p>
          </table:table-cell>
          <table:table-cell office:value-type="float" office:value="0.156229" calcext:value-type="float">
            <text:p>0.156229</text:p>
          </table:table-cell>
          <table:table-cell office:value-type="float" office:value="0.155848" calcext:value-type="float">
            <text:p>0.155848</text:p>
          </table:table-cell>
          <table:table-cell table:number-columns-repeated="3"/>
          <table:table-cell office:value-type="float" office:value="0.156215" calcext:value-type="float">
            <text:p>0.156215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681" calcext:value-type="float">
            <text:p>0.160681</text:p>
          </table:table-cell>
          <table:table-cell office:value-type="float" office:value="0.155957" calcext:value-type="float">
            <text:p>0.155957</text:p>
          </table:table-cell>
          <table:table-cell office:value-type="float" office:value="0.156201" calcext:value-type="float">
            <text:p>0.156201</text:p>
          </table:table-cell>
          <table:table-cell office:value-type="float" office:value="0.155824" calcext:value-type="float">
            <text:p>0.155824</text:p>
          </table:table-cell>
          <table:table-cell table:number-columns-repeated="3"/>
          <table:table-cell office:value-type="float" office:value="0.15621" calcext:value-type="float">
            <text:p>0.15621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745" calcext:value-type="float">
            <text:p>0.160745</text:p>
          </table:table-cell>
          <table:table-cell office:value-type="float" office:value="0.155977" calcext:value-type="float">
            <text:p>0.155977</text:p>
          </table:table-cell>
          <table:table-cell office:value-type="float" office:value="0.15592" calcext:value-type="float">
            <text:p>0.15592</text:p>
          </table:table-cell>
          <table:table-cell office:value-type="float" office:value="0.155908" calcext:value-type="float">
            <text:p>0.155908</text:p>
          </table:table-cell>
          <table:table-cell table:number-columns-repeated="3"/>
          <table:table-cell office:value-type="float" office:value="0.156251" calcext:value-type="float">
            <text:p>0.156251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1184" calcext:value-type="float">
            <text:p>0.161184</text:p>
          </table:table-cell>
          <table:table-cell office:value-type="float" office:value="0.156253" calcext:value-type="float">
            <text:p>0.156253</text:p>
          </table:table-cell>
          <table:table-cell office:value-type="float" office:value="0.15587" calcext:value-type="float">
            <text:p>0.15587</text:p>
          </table:table-cell>
          <table:table-cell office:value-type="float" office:value="0.155876" calcext:value-type="float">
            <text:p>0.155876</text:p>
          </table:table-cell>
          <table:table-cell table:number-columns-repeated="3"/>
          <table:table-cell office:value-type="float" office:value="0.156224" calcext:value-type="float">
            <text:p>0.156224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968" calcext:value-type="float">
            <text:p>0.160968</text:p>
          </table:table-cell>
          <table:table-cell office:value-type="float" office:value="0.156763" calcext:value-type="float">
            <text:p>0.156763</text:p>
          </table:table-cell>
          <table:table-cell office:value-type="float" office:value="0.156682" calcext:value-type="float">
            <text:p>0.156682</text:p>
          </table:table-cell>
          <table:table-cell office:value-type="float" office:value="0.155815" calcext:value-type="float">
            <text:p>0.155815</text:p>
          </table:table-cell>
          <table:table-cell table:number-columns-repeated="3"/>
          <table:table-cell office:value-type="float" office:value="0.156208" calcext:value-type="float">
            <text:p>0.156208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1069" calcext:value-type="float">
            <text:p>0.161069</text:p>
          </table:table-cell>
          <table:table-cell office:value-type="float" office:value="0.1561" calcext:value-type="float">
            <text:p>0.1561</text:p>
          </table:table-cell>
          <table:table-cell office:value-type="float" office:value="0.156156" calcext:value-type="float">
            <text:p>0.156156</text:p>
          </table:table-cell>
          <table:table-cell office:value-type="float" office:value="0.155871" calcext:value-type="float">
            <text:p>0.155871</text:p>
          </table:table-cell>
          <table:table-cell table:number-columns-repeated="3"/>
          <table:table-cell office:value-type="float" office:value="0.156234" calcext:value-type="float">
            <text:p>0.156234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684" calcext:value-type="float">
            <text:p>0.160684</text:p>
          </table:table-cell>
          <table:table-cell office:value-type="float" office:value="0.155962" calcext:value-type="float">
            <text:p>0.155962</text:p>
          </table:table-cell>
          <table:table-cell office:value-type="float" office:value="0.155964" calcext:value-type="float">
            <text:p>0.155964</text:p>
          </table:table-cell>
          <table:table-cell office:value-type="float" office:value="0.155813" calcext:value-type="float">
            <text:p>0.155813</text:p>
          </table:table-cell>
          <table:table-cell table:number-columns-repeated="3"/>
          <table:table-cell office:value-type="float" office:value="0.156217" calcext:value-type="float">
            <text:p>0.156217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445" calcext:value-type="float">
            <text:p>0.160445</text:p>
          </table:table-cell>
          <table:table-cell office:value-type="float" office:value="0.156151" calcext:value-type="float">
            <text:p>0.156151</text:p>
          </table:table-cell>
          <table:table-cell office:value-type="float" office:value="0.155906" calcext:value-type="float">
            <text:p>0.155906</text:p>
          </table:table-cell>
          <table:table-cell office:value-type="float" office:value="0.155871" calcext:value-type="float">
            <text:p>0.155871</text:p>
          </table:table-cell>
          <table:table-cell table:number-columns-repeated="3"/>
          <table:table-cell office:value-type="float" office:value="0.156233" calcext:value-type="float">
            <text:p>0.156233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1019" calcext:value-type="float">
            <text:p>0.161019</text:p>
          </table:table-cell>
          <table:table-cell office:value-type="float" office:value="0.156037" calcext:value-type="float">
            <text:p>0.156037</text:p>
          </table:table-cell>
          <table:table-cell office:value-type="float" office:value="0.155859" calcext:value-type="float">
            <text:p>0.155859</text:p>
          </table:table-cell>
          <table:table-cell office:value-type="float" office:value="0.155901" calcext:value-type="float">
            <text:p>0.155901</text:p>
          </table:table-cell>
          <table:table-cell table:number-columns-repeated="3"/>
          <table:table-cell office:value-type="float" office:value="0.156265" calcext:value-type="float">
            <text:p>0.156265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468" calcext:value-type="float">
            <text:p>0.160468</text:p>
          </table:table-cell>
          <table:table-cell office:value-type="float" office:value="0.156326" calcext:value-type="float">
            <text:p>0.156326</text:p>
          </table:table-cell>
          <table:table-cell office:value-type="float" office:value="0.155966" calcext:value-type="float">
            <text:p>0.155966</text:p>
          </table:table-cell>
          <table:table-cell office:value-type="float" office:value="0.155891" calcext:value-type="float">
            <text:p>0.155891</text:p>
          </table:table-cell>
          <table:table-cell table:number-columns-repeated="3"/>
          <table:table-cell office:value-type="float" office:value="0.156178" calcext:value-type="float">
            <text:p>0.156178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479" calcext:value-type="float">
            <text:p>0.160479</text:p>
          </table:table-cell>
          <table:table-cell office:value-type="float" office:value="0.156262" calcext:value-type="float">
            <text:p>0.156262</text:p>
          </table:table-cell>
          <table:table-cell office:value-type="float" office:value="0.155912" calcext:value-type="float">
            <text:p>0.155912</text:p>
          </table:table-cell>
          <table:table-cell office:value-type="float" office:value="0.155848" calcext:value-type="float">
            <text:p>0.155848</text:p>
          </table:table-cell>
          <table:table-cell table:number-columns-repeated="3"/>
          <table:table-cell office:value-type="float" office:value="0.156224" calcext:value-type="float">
            <text:p>0.156224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127" calcext:value-type="float">
            <text:p>0.16127</text:p>
          </table:table-cell>
          <table:table-cell office:value-type="float" office:value="0.155911" calcext:value-type="float">
            <text:p>0.155911</text:p>
          </table:table-cell>
          <table:table-cell office:value-type="float" office:value="0.156799" calcext:value-type="float">
            <text:p>0.156799</text:p>
          </table:table-cell>
          <table:table-cell office:value-type="float" office:value="0.155872" calcext:value-type="float">
            <text:p>0.155872</text:p>
          </table:table-cell>
          <table:table-cell table:number-columns-repeated="3"/>
          <table:table-cell office:value-type="float" office:value="0.156251" calcext:value-type="float">
            <text:p>0.156251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973" calcext:value-type="float">
            <text:p>0.160973</text:p>
          </table:table-cell>
          <table:table-cell office:value-type="float" office:value="0.155808" calcext:value-type="float">
            <text:p>0.155808</text:p>
          </table:table-cell>
          <table:table-cell office:value-type="float" office:value="0.156012" calcext:value-type="float">
            <text:p>0.156012</text:p>
          </table:table-cell>
          <table:table-cell office:value-type="float" office:value="0.155887" calcext:value-type="float">
            <text:p>0.155887</text:p>
          </table:table-cell>
          <table:table-cell table:number-columns-repeated="3"/>
          <table:table-cell office:value-type="float" office:value="0.156237" calcext:value-type="float">
            <text:p>0.156237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465" calcext:value-type="float">
            <text:p>0.160465</text:p>
          </table:table-cell>
          <table:table-cell office:value-type="float" office:value="0.156064" calcext:value-type="float">
            <text:p>0.156064</text:p>
          </table:table-cell>
          <table:table-cell office:value-type="float" office:value="0.155952" calcext:value-type="float">
            <text:p>0.155952</text:p>
          </table:table-cell>
          <table:table-cell office:value-type="float" office:value="0.155916" calcext:value-type="float">
            <text:p>0.155916</text:p>
          </table:table-cell>
          <table:table-cell table:number-columns-repeated="3"/>
          <table:table-cell office:value-type="float" office:value="0.156189" calcext:value-type="float">
            <text:p>0.156189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945" calcext:value-type="float">
            <text:p>0.160945</text:p>
          </table:table-cell>
          <table:table-cell office:value-type="float" office:value="0.155818" calcext:value-type="float">
            <text:p>0.155818</text:p>
          </table:table-cell>
          <table:table-cell office:value-type="float" office:value="0.155948" calcext:value-type="float">
            <text:p>0.155948</text:p>
          </table:table-cell>
          <table:table-cell office:value-type="float" office:value="0.155831" calcext:value-type="float">
            <text:p>0.155831</text:p>
          </table:table-cell>
          <table:table-cell table:number-columns-repeated="3"/>
          <table:table-cell office:value-type="float" office:value="0.156298" calcext:value-type="float">
            <text:p>0.156298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712" calcext:value-type="float">
            <text:p>0.160712</text:p>
          </table:table-cell>
          <table:table-cell office:value-type="float" office:value="0.157879" calcext:value-type="float">
            <text:p>0.157879</text:p>
          </table:table-cell>
          <table:table-cell office:value-type="float" office:value="0.156256" calcext:value-type="float">
            <text:p>0.156256</text:p>
          </table:table-cell>
          <table:table-cell office:value-type="float" office:value="0.155906" calcext:value-type="float">
            <text:p>0.155906</text:p>
          </table:table-cell>
          <table:table-cell table:number-columns-repeated="3"/>
          <table:table-cell office:value-type="float" office:value="0.156171" calcext:value-type="float">
            <text:p>0.156171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64" calcext:value-type="float">
            <text:p>0.16064</text:p>
          </table:table-cell>
          <table:table-cell office:value-type="float" office:value="0.155915" calcext:value-type="float">
            <text:p>0.155915</text:p>
          </table:table-cell>
          <table:table-cell office:value-type="float" office:value="0.155799" calcext:value-type="float">
            <text:p>0.155799</text:p>
          </table:table-cell>
          <table:table-cell office:value-type="float" office:value="0.155852" calcext:value-type="float">
            <text:p>0.155852</text:p>
          </table:table-cell>
          <table:table-cell table:number-columns-repeated="3"/>
          <table:table-cell office:value-type="float" office:value="0.156227" calcext:value-type="float">
            <text:p>0.156227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499" calcext:value-type="float">
            <text:p>0.160499</text:p>
          </table:table-cell>
          <table:table-cell office:value-type="float" office:value="0.155964" calcext:value-type="float">
            <text:p>0.155964</text:p>
          </table:table-cell>
          <table:table-cell office:value-type="float" office:value="0.156723" calcext:value-type="float">
            <text:p>0.156723</text:p>
          </table:table-cell>
          <table:table-cell office:value-type="float" office:value="0.155867" calcext:value-type="float">
            <text:p>0.155867</text:p>
          </table:table-cell>
          <table:table-cell table:number-columns-repeated="3"/>
          <table:table-cell office:value-type="float" office:value="0.156243" calcext:value-type="float">
            <text:p>0.156243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1498" calcext:value-type="float">
            <text:p>0.161498</text:p>
          </table:table-cell>
          <table:table-cell office:value-type="float" office:value="0.155816" calcext:value-type="float">
            <text:p>0.155816</text:p>
          </table:table-cell>
          <table:table-cell office:value-type="float" office:value="0.155831" calcext:value-type="float">
            <text:p>0.155831</text:p>
          </table:table-cell>
          <table:table-cell office:value-type="float" office:value="0.155981" calcext:value-type="float">
            <text:p>0.155981</text:p>
          </table:table-cell>
          <table:table-cell table:number-columns-repeated="3"/>
          <table:table-cell office:value-type="float" office:value="0.156215" calcext:value-type="float">
            <text:p>0.156215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598" calcext:value-type="float">
            <text:p>0.160598</text:p>
          </table:table-cell>
          <table:table-cell office:value-type="float" office:value="0.156529" calcext:value-type="float">
            <text:p>0.156529</text:p>
          </table:table-cell>
          <table:table-cell office:value-type="float" office:value="0.155868" calcext:value-type="float">
            <text:p>0.155868</text:p>
          </table:table-cell>
          <table:table-cell office:value-type="float" office:value="0.155874" calcext:value-type="float">
            <text:p>0.155874</text:p>
          </table:table-cell>
          <table:table-cell table:number-columns-repeated="3"/>
          <table:table-cell office:value-type="float" office:value="0.156251" calcext:value-type="float">
            <text:p>0.156251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399" calcext:value-type="float">
            <text:p>0.160399</text:p>
          </table:table-cell>
          <table:table-cell office:value-type="float" office:value="0.155779" calcext:value-type="float">
            <text:p>0.155779</text:p>
          </table:table-cell>
          <table:table-cell office:value-type="float" office:value="0.156312" calcext:value-type="float">
            <text:p>0.156312</text:p>
          </table:table-cell>
          <table:table-cell office:value-type="float" office:value="0.155965" calcext:value-type="float">
            <text:p>0.155965</text:p>
          </table:table-cell>
          <table:table-cell table:number-columns-repeated="3"/>
          <table:table-cell office:value-type="float" office:value="0.15621" calcext:value-type="float">
            <text:p>0.15621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687" calcext:value-type="float">
            <text:p>0.160687</text:p>
          </table:table-cell>
          <table:table-cell office:value-type="float" office:value="0.155909" calcext:value-type="float">
            <text:p>0.155909</text:p>
          </table:table-cell>
          <table:table-cell office:value-type="float" office:value="0.156685" calcext:value-type="float">
            <text:p>0.156685</text:p>
          </table:table-cell>
          <table:table-cell office:value-type="float" office:value="0.155845" calcext:value-type="float">
            <text:p>0.155845</text:p>
          </table:table-cell>
          <table:table-cell table:number-columns-repeated="3"/>
          <table:table-cell office:value-type="float" office:value="0.15622" calcext:value-type="float">
            <text:p>0.15622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633" calcext:value-type="float">
            <text:p>0.160633</text:p>
          </table:table-cell>
          <table:table-cell office:value-type="float" office:value="0.156193" calcext:value-type="float">
            <text:p>0.156193</text:p>
          </table:table-cell>
          <table:table-cell office:value-type="float" office:value="0.156464" calcext:value-type="float">
            <text:p>0.156464</text:p>
          </table:table-cell>
          <table:table-cell office:value-type="float" office:value="0.155833" calcext:value-type="float">
            <text:p>0.155833</text:p>
          </table:table-cell>
          <table:table-cell table:number-columns-repeated="3"/>
          <table:table-cell office:value-type="float" office:value="0.156233" calcext:value-type="float">
            <text:p>0.156233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614" calcext:value-type="float">
            <text:p>0.160614</text:p>
          </table:table-cell>
          <table:table-cell office:value-type="float" office:value="0.155813" calcext:value-type="float">
            <text:p>0.155813</text:p>
          </table:table-cell>
          <table:table-cell office:value-type="float" office:value="0.155844" calcext:value-type="float">
            <text:p>0.155844</text:p>
          </table:table-cell>
          <table:table-cell office:value-type="float" office:value="0.155811" calcext:value-type="float">
            <text:p>0.155811</text:p>
          </table:table-cell>
          <table:table-cell table:number-columns-repeated="3"/>
          <table:table-cell office:value-type="float" office:value="0.156205" calcext:value-type="float">
            <text:p>0.156205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732" calcext:value-type="float">
            <text:p>0.160732</text:p>
          </table:table-cell>
          <table:table-cell office:value-type="float" office:value="0.156458" calcext:value-type="float">
            <text:p>0.156458</text:p>
          </table:table-cell>
          <table:table-cell office:value-type="float" office:value="0.155911" calcext:value-type="float">
            <text:p>0.155911</text:p>
          </table:table-cell>
          <table:table-cell office:value-type="float" office:value="0.155833" calcext:value-type="float">
            <text:p>0.155833</text:p>
          </table:table-cell>
          <table:table-cell table:number-columns-repeated="3"/>
          <table:table-cell office:value-type="float" office:value="0.156235" calcext:value-type="float">
            <text:p>0.156235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495" calcext:value-type="float">
            <text:p>0.160495</text:p>
          </table:table-cell>
          <table:table-cell office:value-type="float" office:value="0.155836" calcext:value-type="float">
            <text:p>0.155836</text:p>
          </table:table-cell>
          <table:table-cell office:value-type="float" office:value="0.155906" calcext:value-type="float">
            <text:p>0.155906</text:p>
          </table:table-cell>
          <table:table-cell office:value-type="float" office:value="0.15581" calcext:value-type="float">
            <text:p>0.15581</text:p>
          </table:table-cell>
          <table:table-cell table:number-columns-repeated="3"/>
          <table:table-cell office:value-type="float" office:value="0.156181" calcext:value-type="float">
            <text:p>0.156181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643" calcext:value-type="float">
            <text:p>0.160643</text:p>
          </table:table-cell>
          <table:table-cell office:value-type="float" office:value="0.156329" calcext:value-type="float">
            <text:p>0.156329</text:p>
          </table:table-cell>
          <table:table-cell office:value-type="float" office:value="0.159273" calcext:value-type="float">
            <text:p>0.159273</text:p>
          </table:table-cell>
          <table:table-cell office:value-type="float" office:value="0.155822" calcext:value-type="float">
            <text:p>0.155822</text:p>
          </table:table-cell>
          <table:table-cell table:number-columns-repeated="3"/>
          <table:table-cell office:value-type="float" office:value="0.156258" calcext:value-type="float">
            <text:p>0.156258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604" calcext:value-type="float">
            <text:p>0.160604</text:p>
          </table:table-cell>
          <table:table-cell office:value-type="float" office:value="0.155834" calcext:value-type="float">
            <text:p>0.155834</text:p>
          </table:table-cell>
          <table:table-cell office:value-type="float" office:value="0.157102" calcext:value-type="float">
            <text:p>0.157102</text:p>
          </table:table-cell>
          <table:table-cell office:value-type="float" office:value="0.15586" calcext:value-type="float">
            <text:p>0.15586</text:p>
          </table:table-cell>
          <table:table-cell table:number-columns-repeated="3"/>
          <table:table-cell office:value-type="float" office:value="0.156223" calcext:value-type="float">
            <text:p>0.156223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676" calcext:value-type="float">
            <text:p>0.160676</text:p>
          </table:table-cell>
          <table:table-cell office:value-type="float" office:value="0.155911" calcext:value-type="float">
            <text:p>0.155911</text:p>
          </table:table-cell>
          <table:table-cell office:value-type="float" office:value="0.156152" calcext:value-type="float">
            <text:p>0.156152</text:p>
          </table:table-cell>
          <table:table-cell office:value-type="float" office:value="0.15585" calcext:value-type="float">
            <text:p>0.15585</text:p>
          </table:table-cell>
          <table:table-cell table:number-columns-repeated="3"/>
          <table:table-cell office:value-type="float" office:value="0.156203" calcext:value-type="float">
            <text:p>0.156203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689" calcext:value-type="float">
            <text:p>0.160689</text:p>
          </table:table-cell>
          <table:table-cell office:value-type="float" office:value="0.157689" calcext:value-type="float">
            <text:p>0.157689</text:p>
          </table:table-cell>
          <table:table-cell office:value-type="float" office:value="0.155846" calcext:value-type="float">
            <text:p>0.155846</text:p>
          </table:table-cell>
          <table:table-cell office:value-type="float" office:value="0.155831" calcext:value-type="float">
            <text:p>0.155831</text:p>
          </table:table-cell>
          <table:table-cell table:number-columns-repeated="3"/>
          <table:table-cell office:value-type="float" office:value="0.15625" calcext:value-type="float">
            <text:p>0.15625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745" calcext:value-type="float">
            <text:p>0.160745</text:p>
          </table:table-cell>
          <table:table-cell office:value-type="float" office:value="0.155864" calcext:value-type="float">
            <text:p>0.155864</text:p>
          </table:table-cell>
          <table:table-cell office:value-type="float" office:value="0.1566" calcext:value-type="float">
            <text:p>0.1566</text:p>
          </table:table-cell>
          <table:table-cell office:value-type="float" office:value="0.155873" calcext:value-type="float">
            <text:p>0.155873</text:p>
          </table:table-cell>
          <table:table-cell table:number-columns-repeated="3"/>
          <table:table-cell office:value-type="float" office:value="0.156192" calcext:value-type="float">
            <text:p>0.156192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754" calcext:value-type="float">
            <text:p>0.160754</text:p>
          </table:table-cell>
          <table:table-cell office:value-type="float" office:value="0.156017" calcext:value-type="float">
            <text:p>0.156017</text:p>
          </table:table-cell>
          <table:table-cell office:value-type="float" office:value="0.156272" calcext:value-type="float">
            <text:p>0.156272</text:p>
          </table:table-cell>
          <table:table-cell office:value-type="float" office:value="0.155819" calcext:value-type="float">
            <text:p>0.155819</text:p>
          </table:table-cell>
          <table:table-cell table:number-columns-repeated="3"/>
          <table:table-cell office:value-type="float" office:value="0.156248" calcext:value-type="float">
            <text:p>0.156248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892" calcext:value-type="float">
            <text:p>0.160892</text:p>
          </table:table-cell>
          <table:table-cell office:value-type="float" office:value="0.155967" calcext:value-type="float">
            <text:p>0.155967</text:p>
          </table:table-cell>
          <table:table-cell office:value-type="float" office:value="0.156188" calcext:value-type="float">
            <text:p>0.156188</text:p>
          </table:table-cell>
          <table:table-cell office:value-type="float" office:value="0.155881" calcext:value-type="float">
            <text:p>0.155881</text:p>
          </table:table-cell>
          <table:table-cell table:number-columns-repeated="3"/>
          <table:table-cell office:value-type="float" office:value="0.156204" calcext:value-type="float">
            <text:p>0.156204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858" calcext:value-type="float">
            <text:p>0.160858</text:p>
          </table:table-cell>
          <table:table-cell office:value-type="float" office:value="0.156678" calcext:value-type="float">
            <text:p>0.156678</text:p>
          </table:table-cell>
          <table:table-cell office:value-type="float" office:value="0.155886" calcext:value-type="float">
            <text:p>0.155886</text:p>
          </table:table-cell>
          <table:table-cell office:value-type="float" office:value="0.155916" calcext:value-type="float">
            <text:p>0.155916</text:p>
          </table:table-cell>
          <table:table-cell table:number-columns-repeated="3"/>
          <table:table-cell office:value-type="float" office:value="0.156228" calcext:value-type="float">
            <text:p>0.156228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1201" calcext:value-type="float">
            <text:p>0.161201</text:p>
          </table:table-cell>
          <table:table-cell office:value-type="float" office:value="0.155762" calcext:value-type="float">
            <text:p>0.155762</text:p>
          </table:table-cell>
          <table:table-cell office:value-type="float" office:value="0.157042" calcext:value-type="float">
            <text:p>0.157042</text:p>
          </table:table-cell>
          <table:table-cell office:value-type="float" office:value="0.155808" calcext:value-type="float">
            <text:p>0.155808</text:p>
          </table:table-cell>
          <table:table-cell table:number-columns-repeated="3"/>
          <table:table-cell office:value-type="float" office:value="0.156182" calcext:value-type="float">
            <text:p>0.156182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874" calcext:value-type="float">
            <text:p>0.160874</text:p>
          </table:table-cell>
          <table:table-cell office:value-type="float" office:value="0.156164" calcext:value-type="float">
            <text:p>0.156164</text:p>
          </table:table-cell>
          <table:table-cell office:value-type="float" office:value="0.156345" calcext:value-type="float">
            <text:p>0.156345</text:p>
          </table:table-cell>
          <table:table-cell office:value-type="float" office:value="0.155875" calcext:value-type="float">
            <text:p>0.155875</text:p>
          </table:table-cell>
          <table:table-cell table:number-columns-repeated="3"/>
          <table:table-cell office:value-type="float" office:value="0.156266" calcext:value-type="float">
            <text:p>0.156266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833" calcext:value-type="float">
            <text:p>0.160833</text:p>
          </table:table-cell>
          <table:table-cell office:value-type="float" office:value="0.155934" calcext:value-type="float">
            <text:p>0.155934</text:p>
          </table:table-cell>
          <table:table-cell office:value-type="float" office:value="0.156858" calcext:value-type="float">
            <text:p>0.156858</text:p>
          </table:table-cell>
          <table:table-cell office:value-type="float" office:value="0.155828" calcext:value-type="float">
            <text:p>0.155828</text:p>
          </table:table-cell>
          <table:table-cell table:number-columns-repeated="3"/>
          <table:table-cell office:value-type="float" office:value="0.156156" calcext:value-type="float">
            <text:p>0.156156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803" calcext:value-type="float">
            <text:p>0.160803</text:p>
          </table:table-cell>
          <table:table-cell office:value-type="float" office:value="0.15603" calcext:value-type="float">
            <text:p>0.15603</text:p>
          </table:table-cell>
          <table:table-cell office:value-type="float" office:value="0.156023" calcext:value-type="float">
            <text:p>0.156023</text:p>
          </table:table-cell>
          <table:table-cell office:value-type="float" office:value="0.155918" calcext:value-type="float">
            <text:p>0.155918</text:p>
          </table:table-cell>
          <table:table-cell table:number-columns-repeated="3"/>
          <table:table-cell office:value-type="float" office:value="0.156235" calcext:value-type="float">
            <text:p>0.156235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714" calcext:value-type="float">
            <text:p>0.160714</text:p>
          </table:table-cell>
          <table:table-cell office:value-type="float" office:value="0.15617" calcext:value-type="float">
            <text:p>0.15617</text:p>
          </table:table-cell>
          <table:table-cell office:value-type="float" office:value="0.155839" calcext:value-type="float">
            <text:p>0.155839</text:p>
          </table:table-cell>
          <table:table-cell office:value-type="float" office:value="0.15596" calcext:value-type="float">
            <text:p>0.15596</text:p>
          </table:table-cell>
          <table:table-cell table:number-columns-repeated="3"/>
          <table:table-cell office:value-type="float" office:value="0.156218" calcext:value-type="float">
            <text:p>0.156218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87" calcext:value-type="float">
            <text:p>0.16087</text:p>
          </table:table-cell>
          <table:table-cell office:value-type="float" office:value="0.156254" calcext:value-type="float">
            <text:p>0.156254</text:p>
          </table:table-cell>
          <table:table-cell office:value-type="float" office:value="0.156123" calcext:value-type="float">
            <text:p>0.156123</text:p>
          </table:table-cell>
          <table:table-cell office:value-type="float" office:value="0.155929" calcext:value-type="float">
            <text:p>0.155929</text:p>
          </table:table-cell>
          <table:table-cell table:number-columns-repeated="3"/>
          <table:table-cell office:value-type="float" office:value="0.156202" calcext:value-type="float">
            <text:p>0.156202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805" calcext:value-type="float">
            <text:p>0.160805</text:p>
          </table:table-cell>
          <table:table-cell office:value-type="float" office:value="0.156902" calcext:value-type="float">
            <text:p>0.156902</text:p>
          </table:table-cell>
          <table:table-cell office:value-type="float" office:value="0.156376" calcext:value-type="float">
            <text:p>0.156376</text:p>
          </table:table-cell>
          <table:table-cell office:value-type="float" office:value="0.155803" calcext:value-type="float">
            <text:p>0.155803</text:p>
          </table:table-cell>
          <table:table-cell table:number-columns-repeated="3"/>
          <table:table-cell office:value-type="float" office:value="0.156239" calcext:value-type="float">
            <text:p>0.156239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764" calcext:value-type="float">
            <text:p>0.160764</text:p>
          </table:table-cell>
          <table:table-cell office:value-type="float" office:value="0.156103" calcext:value-type="float">
            <text:p>0.156103</text:p>
          </table:table-cell>
          <table:table-cell office:value-type="float" office:value="0.15584" calcext:value-type="float">
            <text:p>0.15584</text:p>
          </table:table-cell>
          <table:table-cell office:value-type="float" office:value="0.15581" calcext:value-type="float">
            <text:p>0.15581</text:p>
          </table:table-cell>
          <table:table-cell table:number-columns-repeated="3"/>
          <table:table-cell office:value-type="float" office:value="0.156221" calcext:value-type="float">
            <text:p>0.156221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1693" calcext:value-type="float">
            <text:p>0.161693</text:p>
          </table:table-cell>
          <table:table-cell office:value-type="float" office:value="0.155885" calcext:value-type="float">
            <text:p>0.155885</text:p>
          </table:table-cell>
          <table:table-cell office:value-type="float" office:value="0.155845" calcext:value-type="float">
            <text:p>0.155845</text:p>
          </table:table-cell>
          <table:table-cell office:value-type="float" office:value="0.155851" calcext:value-type="float">
            <text:p>0.155851</text:p>
          </table:table-cell>
          <table:table-cell table:number-columns-repeated="3"/>
          <table:table-cell office:value-type="float" office:value="0.156199" calcext:value-type="float">
            <text:p>0.156199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1012" calcext:value-type="float">
            <text:p>0.161012</text:p>
          </table:table-cell>
          <table:table-cell office:value-type="float" office:value="0.155857" calcext:value-type="float">
            <text:p>0.155857</text:p>
          </table:table-cell>
          <table:table-cell office:value-type="float" office:value="0.155989" calcext:value-type="float">
            <text:p>0.155989</text:p>
          </table:table-cell>
          <table:table-cell office:value-type="float" office:value="0.155861" calcext:value-type="float">
            <text:p>0.155861</text:p>
          </table:table-cell>
          <table:table-cell table:number-columns-repeated="3"/>
          <table:table-cell office:value-type="float" office:value="0.156262" calcext:value-type="float">
            <text:p>0.156262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1019" calcext:value-type="float">
            <text:p>0.161019</text:p>
          </table:table-cell>
          <table:table-cell office:value-type="float" office:value="0.156259" calcext:value-type="float">
            <text:p>0.156259</text:p>
          </table:table-cell>
          <table:table-cell office:value-type="float" office:value="0.15636" calcext:value-type="float">
            <text:p>0.15636</text:p>
          </table:table-cell>
          <table:table-cell office:value-type="float" office:value="0.155842" calcext:value-type="float">
            <text:p>0.155842</text:p>
          </table:table-cell>
          <table:table-cell table:number-columns-repeated="3"/>
          <table:table-cell office:value-type="float" office:value="0.156207" calcext:value-type="float">
            <text:p>0.156207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1088" calcext:value-type="float">
            <text:p>0.161088</text:p>
          </table:table-cell>
          <table:table-cell office:value-type="float" office:value="0.155954" calcext:value-type="float">
            <text:p>0.155954</text:p>
          </table:table-cell>
          <table:table-cell office:value-type="float" office:value="0.156007" calcext:value-type="float">
            <text:p>0.156007</text:p>
          </table:table-cell>
          <table:table-cell office:value-type="float" office:value="0.155815" calcext:value-type="float">
            <text:p>0.155815</text:p>
          </table:table-cell>
          <table:table-cell table:number-columns-repeated="3"/>
          <table:table-cell office:value-type="float" office:value="0.156223" calcext:value-type="float">
            <text:p>0.156223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1198" calcext:value-type="float">
            <text:p>0.161198</text:p>
          </table:table-cell>
          <table:table-cell office:value-type="float" office:value="0.156225" calcext:value-type="float">
            <text:p>0.156225</text:p>
          </table:table-cell>
          <table:table-cell office:value-type="float" office:value="0.155832" calcext:value-type="float">
            <text:p>0.155832</text:p>
          </table:table-cell>
          <table:table-cell office:value-type="float" office:value="0.155834" calcext:value-type="float">
            <text:p>0.155834</text:p>
          </table:table-cell>
          <table:table-cell table:number-columns-repeated="3"/>
          <table:table-cell office:value-type="float" office:value="0.156253" calcext:value-type="float">
            <text:p>0.156253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739" calcext:value-type="float">
            <text:p>0.160739</text:p>
          </table:table-cell>
          <table:table-cell office:value-type="float" office:value="0.155802" calcext:value-type="float">
            <text:p>0.155802</text:p>
          </table:table-cell>
          <table:table-cell office:value-type="float" office:value="0.15606" calcext:value-type="float">
            <text:p>0.15606</text:p>
          </table:table-cell>
          <table:table-cell office:value-type="float" office:value="0.156162" calcext:value-type="float">
            <text:p>0.156162</text:p>
          </table:table-cell>
          <table:table-cell table:number-columns-repeated="3"/>
          <table:table-cell office:value-type="float" office:value="0.156221" calcext:value-type="float">
            <text:p>0.156221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744" calcext:value-type="float">
            <text:p>0.160744</text:p>
          </table:table-cell>
          <table:table-cell office:value-type="float" office:value="0.156505" calcext:value-type="float">
            <text:p>0.156505</text:p>
          </table:table-cell>
          <table:table-cell office:value-type="float" office:value="0.156335" calcext:value-type="float">
            <text:p>0.156335</text:p>
          </table:table-cell>
          <table:table-cell office:value-type="float" office:value="0.155871" calcext:value-type="float">
            <text:p>0.155871</text:p>
          </table:table-cell>
          <table:table-cell table:number-columns-repeated="3"/>
          <table:table-cell office:value-type="float" office:value="0.156167" calcext:value-type="float">
            <text:p>0.156167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1225" calcext:value-type="float">
            <text:p>0.161225</text:p>
          </table:table-cell>
          <table:table-cell office:value-type="float" office:value="0.156405" calcext:value-type="float">
            <text:p>0.156405</text:p>
          </table:table-cell>
          <table:table-cell office:value-type="float" office:value="0.156026" calcext:value-type="float">
            <text:p>0.156026</text:p>
          </table:table-cell>
          <table:table-cell office:value-type="float" office:value="0.155844" calcext:value-type="float">
            <text:p>0.155844</text:p>
          </table:table-cell>
          <table:table-cell table:number-columns-repeated="3"/>
          <table:table-cell office:value-type="float" office:value="0.156288" calcext:value-type="float">
            <text:p>0.156288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936" calcext:value-type="float">
            <text:p>0.160936</text:p>
          </table:table-cell>
          <table:table-cell office:value-type="float" office:value="0.156158" calcext:value-type="float">
            <text:p>0.156158</text:p>
          </table:table-cell>
          <table:table-cell office:value-type="float" office:value="0.156421" calcext:value-type="float">
            <text:p>0.156421</text:p>
          </table:table-cell>
          <table:table-cell office:value-type="float" office:value="0.155931" calcext:value-type="float">
            <text:p>0.155931</text:p>
          </table:table-cell>
          <table:table-cell table:number-columns-repeated="3"/>
          <table:table-cell office:value-type="float" office:value="0.15619" calcext:value-type="float">
            <text:p>0.15619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1129" calcext:value-type="float">
            <text:p>0.161129</text:p>
          </table:table-cell>
          <table:table-cell office:value-type="float" office:value="0.156129" calcext:value-type="float">
            <text:p>0.156129</text:p>
          </table:table-cell>
          <table:table-cell office:value-type="float" office:value="0.155979" calcext:value-type="float">
            <text:p>0.155979</text:p>
          </table:table-cell>
          <table:table-cell office:value-type="float" office:value="0.155856" calcext:value-type="float">
            <text:p>0.155856</text:p>
          </table:table-cell>
          <table:table-cell table:number-columns-repeated="3"/>
          <table:table-cell office:value-type="float" office:value="0.156223" calcext:value-type="float">
            <text:p>0.156223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732" calcext:value-type="float">
            <text:p>0.160732</text:p>
          </table:table-cell>
          <table:table-cell office:value-type="float" office:value="0.155855" calcext:value-type="float">
            <text:p>0.155855</text:p>
          </table:table-cell>
          <table:table-cell office:value-type="float" office:value="0.155873" calcext:value-type="float">
            <text:p>0.155873</text:p>
          </table:table-cell>
          <table:table-cell office:value-type="float" office:value="0.155824" calcext:value-type="float">
            <text:p>0.155824</text:p>
          </table:table-cell>
          <table:table-cell table:number-columns-repeated="3"/>
          <table:table-cell office:value-type="float" office:value="0.156201" calcext:value-type="float">
            <text:p>0.156201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818" calcext:value-type="float">
            <text:p>0.160818</text:p>
          </table:table-cell>
          <table:table-cell office:value-type="float" office:value="0.155912" calcext:value-type="float">
            <text:p>0.155912</text:p>
          </table:table-cell>
          <table:table-cell office:value-type="float" office:value="0.155884" calcext:value-type="float">
            <text:p>0.155884</text:p>
          </table:table-cell>
          <table:table-cell office:value-type="float" office:value="0.155814" calcext:value-type="float">
            <text:p>0.155814</text:p>
          </table:table-cell>
          <table:table-cell table:number-columns-repeated="3"/>
          <table:table-cell office:value-type="float" office:value="0.156233" calcext:value-type="float">
            <text:p>0.156233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79" calcext:value-type="float">
            <text:p>0.16079</text:p>
          </table:table-cell>
          <table:table-cell office:value-type="float" office:value="0.156853" calcext:value-type="float">
            <text:p>0.156853</text:p>
          </table:table-cell>
          <table:table-cell office:value-type="float" office:value="0.155825" calcext:value-type="float">
            <text:p>0.155825</text:p>
          </table:table-cell>
          <table:table-cell office:value-type="float" office:value="0.155836" calcext:value-type="float">
            <text:p>0.155836</text:p>
          </table:table-cell>
          <table:table-cell table:number-columns-repeated="3"/>
          <table:table-cell office:value-type="float" office:value="0.156253" calcext:value-type="float">
            <text:p>0.156253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639" calcext:value-type="float">
            <text:p>0.160639</text:p>
          </table:table-cell>
          <table:table-cell office:value-type="float" office:value="0.155771" calcext:value-type="float">
            <text:p>0.155771</text:p>
          </table:table-cell>
          <table:table-cell office:value-type="float" office:value="0.156259" calcext:value-type="float">
            <text:p>0.156259</text:p>
          </table:table-cell>
          <table:table-cell office:value-type="float" office:value="0.155942" calcext:value-type="float">
            <text:p>0.155942</text:p>
          </table:table-cell>
          <table:table-cell table:number-columns-repeated="3"/>
          <table:table-cell office:value-type="float" office:value="0.156195" calcext:value-type="float">
            <text:p>0.156195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585" calcext:value-type="float">
            <text:p>0.160585</text:p>
          </table:table-cell>
          <table:table-cell office:value-type="float" office:value="0.156215" calcext:value-type="float">
            <text:p>0.156215</text:p>
          </table:table-cell>
          <table:table-cell office:value-type="float" office:value="0.156188" calcext:value-type="float">
            <text:p>0.156188</text:p>
          </table:table-cell>
          <table:table-cell office:value-type="float" office:value="0.155805" calcext:value-type="float">
            <text:p>0.155805</text:p>
          </table:table-cell>
          <table:table-cell table:number-columns-repeated="3"/>
          <table:table-cell office:value-type="float" office:value="0.156269" calcext:value-type="float">
            <text:p>0.156269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639" calcext:value-type="float">
            <text:p>0.160639</text:p>
          </table:table-cell>
          <table:table-cell office:value-type="float" office:value="0.156584" calcext:value-type="float">
            <text:p>0.156584</text:p>
          </table:table-cell>
          <table:table-cell office:value-type="float" office:value="0.155818" calcext:value-type="float">
            <text:p>0.155818</text:p>
          </table:table-cell>
          <table:table-cell office:value-type="float" office:value="0.155839" calcext:value-type="float">
            <text:p>0.155839</text:p>
          </table:table-cell>
          <table:table-cell table:number-columns-repeated="3"/>
          <table:table-cell office:value-type="float" office:value="0.156153" calcext:value-type="float">
            <text:p>0.156153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1237" calcext:value-type="float">
            <text:p>0.161237</text:p>
          </table:table-cell>
          <table:table-cell office:value-type="float" office:value="0.156886" calcext:value-type="float">
            <text:p>0.156886</text:p>
          </table:table-cell>
          <table:table-cell office:value-type="float" office:value="0.15597" calcext:value-type="float">
            <text:p>0.15597</text:p>
          </table:table-cell>
          <table:table-cell office:value-type="float" office:value="0.155823" calcext:value-type="float">
            <text:p>0.155823</text:p>
          </table:table-cell>
          <table:table-cell table:number-columns-repeated="3"/>
          <table:table-cell office:value-type="float" office:value="0.156264" calcext:value-type="float">
            <text:p>0.156264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691" calcext:value-type="float">
            <text:p>0.160691</text:p>
          </table:table-cell>
          <table:table-cell office:value-type="float" office:value="0.155861" calcext:value-type="float">
            <text:p>0.155861</text:p>
          </table:table-cell>
          <table:table-cell office:value-type="float" office:value="0.157077" calcext:value-type="float">
            <text:p>0.157077</text:p>
          </table:table-cell>
          <table:table-cell office:value-type="float" office:value="0.155812" calcext:value-type="float">
            <text:p>0.155812</text:p>
          </table:table-cell>
          <table:table-cell table:number-columns-repeated="3"/>
          <table:table-cell office:value-type="float" office:value="0.15616" calcext:value-type="float">
            <text:p>0.15616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681" calcext:value-type="float">
            <text:p>0.160681</text:p>
          </table:table-cell>
          <table:table-cell office:value-type="float" office:value="0.156148" calcext:value-type="float">
            <text:p>0.156148</text:p>
          </table:table-cell>
          <table:table-cell office:value-type="float" office:value="0.155937" calcext:value-type="float">
            <text:p>0.155937</text:p>
          </table:table-cell>
          <table:table-cell office:value-type="float" office:value="0.155799" calcext:value-type="float">
            <text:p>0.155799</text:p>
          </table:table-cell>
          <table:table-cell table:number-columns-repeated="3"/>
          <table:table-cell office:value-type="float" office:value="0.15626" calcext:value-type="float">
            <text:p>0.15626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672" calcext:value-type="float">
            <text:p>0.160672</text:p>
          </table:table-cell>
          <table:table-cell office:value-type="float" office:value="0.156246" calcext:value-type="float">
            <text:p>0.156246</text:p>
          </table:table-cell>
          <table:table-cell office:value-type="float" office:value="0.155856" calcext:value-type="float">
            <text:p>0.155856</text:p>
          </table:table-cell>
          <table:table-cell office:value-type="float" office:value="0.155808" calcext:value-type="float">
            <text:p>0.155808</text:p>
          </table:table-cell>
          <table:table-cell table:number-columns-repeated="3"/>
          <table:table-cell office:value-type="float" office:value="0.156208" calcext:value-type="float">
            <text:p>0.156208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548" calcext:value-type="float">
            <text:p>0.160548</text:p>
          </table:table-cell>
          <table:table-cell office:value-type="float" office:value="0.155935" calcext:value-type="float">
            <text:p>0.155935</text:p>
          </table:table-cell>
          <table:table-cell office:value-type="float" office:value="0.15668" calcext:value-type="float">
            <text:p>0.15668</text:p>
          </table:table-cell>
          <table:table-cell office:value-type="float" office:value="0.155813" calcext:value-type="float">
            <text:p>0.155813</text:p>
          </table:table-cell>
          <table:table-cell table:number-columns-repeated="3"/>
          <table:table-cell office:value-type="float" office:value="0.15624" calcext:value-type="float">
            <text:p>0.15624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671" calcext:value-type="float">
            <text:p>0.160671</text:p>
          </table:table-cell>
          <table:table-cell office:value-type="float" office:value="0.155854" calcext:value-type="float">
            <text:p>0.155854</text:p>
          </table:table-cell>
          <table:table-cell office:value-type="float" office:value="0.157294" calcext:value-type="float">
            <text:p>0.157294</text:p>
          </table:table-cell>
          <table:table-cell office:value-type="float" office:value="0.155954" calcext:value-type="float">
            <text:p>0.155954</text:p>
          </table:table-cell>
          <table:table-cell table:number-columns-repeated="3"/>
          <table:table-cell office:value-type="float" office:value="0.156192" calcext:value-type="float">
            <text:p>0.156192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657" calcext:value-type="float">
            <text:p>0.160657</text:p>
          </table:table-cell>
          <table:table-cell office:value-type="float" office:value="0.156123" calcext:value-type="float">
            <text:p>0.156123</text:p>
          </table:table-cell>
          <table:table-cell office:value-type="float" office:value="0.156" calcext:value-type="float">
            <text:p>0.156</text:p>
          </table:table-cell>
          <table:table-cell office:value-type="float" office:value="0.155821" calcext:value-type="float">
            <text:p>0.155821</text:p>
          </table:table-cell>
          <table:table-cell table:number-columns-repeated="3"/>
          <table:table-cell office:value-type="float" office:value="0.156244" calcext:value-type="float">
            <text:p>0.156244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731" calcext:value-type="float">
            <text:p>0.160731</text:p>
          </table:table-cell>
          <table:table-cell office:value-type="float" office:value="0.155867" calcext:value-type="float">
            <text:p>0.155867</text:p>
          </table:table-cell>
          <table:table-cell office:value-type="float" office:value="0.157155" calcext:value-type="float">
            <text:p>0.157155</text:p>
          </table:table-cell>
          <table:table-cell office:value-type="float" office:value="0.155994" calcext:value-type="float">
            <text:p>0.155994</text:p>
          </table:table-cell>
          <table:table-cell table:number-columns-repeated="3"/>
          <table:table-cell office:value-type="float" office:value="0.156217" calcext:value-type="float">
            <text:p>0.156217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857" calcext:value-type="float">
            <text:p>0.160857</text:p>
          </table:table-cell>
          <table:table-cell office:value-type="float" office:value="0.155919" calcext:value-type="float">
            <text:p>0.155919</text:p>
          </table:table-cell>
          <table:table-cell office:value-type="float" office:value="0.155864" calcext:value-type="float">
            <text:p>0.155864</text:p>
          </table:table-cell>
          <table:table-cell office:value-type="float" office:value="0.155823" calcext:value-type="float">
            <text:p>0.155823</text:p>
          </table:table-cell>
          <table:table-cell table:number-columns-repeated="3"/>
          <table:table-cell office:value-type="float" office:value="0.156204" calcext:value-type="float">
            <text:p>0.156204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71" calcext:value-type="float">
            <text:p>0.16071</text:p>
          </table:table-cell>
          <table:table-cell office:value-type="float" office:value="0.158126" calcext:value-type="float">
            <text:p>0.158126</text:p>
          </table:table-cell>
          <table:table-cell office:value-type="float" office:value="0.155814" calcext:value-type="float">
            <text:p>0.155814</text:p>
          </table:table-cell>
          <table:table-cell office:value-type="float" office:value="0.155804" calcext:value-type="float">
            <text:p>0.155804</text:p>
          </table:table-cell>
          <table:table-cell table:number-columns-repeated="3"/>
          <table:table-cell office:value-type="float" office:value="0.156263" calcext:value-type="float">
            <text:p>0.156263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616" calcext:value-type="float">
            <text:p>0.160616</text:p>
          </table:table-cell>
          <table:table-cell office:value-type="float" office:value="0.156142" calcext:value-type="float">
            <text:p>0.156142</text:p>
          </table:table-cell>
          <table:table-cell office:value-type="float" office:value="0.156132" calcext:value-type="float">
            <text:p>0.156132</text:p>
          </table:table-cell>
          <table:table-cell office:value-type="float" office:value="0.155836" calcext:value-type="float">
            <text:p>0.155836</text:p>
          </table:table-cell>
          <table:table-cell table:number-columns-repeated="3"/>
          <table:table-cell office:value-type="float" office:value="0.156198" calcext:value-type="float">
            <text:p>0.156198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132" calcext:value-type="float">
            <text:p>0.16132</text:p>
          </table:table-cell>
          <table:table-cell office:value-type="float" office:value="0.155803" calcext:value-type="float">
            <text:p>0.155803</text:p>
          </table:table-cell>
          <table:table-cell office:value-type="float" office:value="0.155888" calcext:value-type="float">
            <text:p>0.155888</text:p>
          </table:table-cell>
          <table:table-cell office:value-type="float" office:value="0.155803" calcext:value-type="float">
            <text:p>0.155803</text:p>
          </table:table-cell>
          <table:table-cell table:number-columns-repeated="3"/>
          <table:table-cell office:value-type="float" office:value="0.156195" calcext:value-type="float">
            <text:p>0.156195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115" calcext:value-type="float">
            <text:p>0.16115</text:p>
          </table:table-cell>
          <table:table-cell office:value-type="float" office:value="0.156651" calcext:value-type="float">
            <text:p>0.156651</text:p>
          </table:table-cell>
          <table:table-cell office:value-type="float" office:value="0.15613" calcext:value-type="float">
            <text:p>0.15613</text:p>
          </table:table-cell>
          <table:table-cell office:value-type="float" office:value="0.155827" calcext:value-type="float">
            <text:p>0.155827</text:p>
          </table:table-cell>
          <table:table-cell table:number-columns-repeated="3"/>
          <table:table-cell office:value-type="float" office:value="0.156222" calcext:value-type="float">
            <text:p>0.156222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493" calcext:value-type="float">
            <text:p>0.160493</text:p>
          </table:table-cell>
          <table:table-cell office:value-type="float" office:value="0.156093" calcext:value-type="float">
            <text:p>0.156093</text:p>
          </table:table-cell>
          <table:table-cell office:value-type="float" office:value="0.156404" calcext:value-type="float">
            <text:p>0.156404</text:p>
          </table:table-cell>
          <table:table-cell office:value-type="float" office:value="0.155824" calcext:value-type="float">
            <text:p>0.155824</text:p>
          </table:table-cell>
          <table:table-cell table:number-columns-repeated="3"/>
          <table:table-cell office:value-type="float" office:value="0.15626" calcext:value-type="float">
            <text:p>0.15626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513" calcext:value-type="float">
            <text:p>0.160513</text:p>
          </table:table-cell>
          <table:table-cell office:value-type="float" office:value="0.155809" calcext:value-type="float">
            <text:p>0.155809</text:p>
          </table:table-cell>
          <table:table-cell office:value-type="float" office:value="0.155833" calcext:value-type="float">
            <text:p>0.155833</text:p>
          </table:table-cell>
          <table:table-cell office:value-type="float" office:value="0.155988" calcext:value-type="float">
            <text:p>0.155988</text:p>
          </table:table-cell>
          <table:table-cell table:number-columns-repeated="3"/>
          <table:table-cell office:value-type="float" office:value="0.156203" calcext:value-type="float">
            <text:p>0.156203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796" calcext:value-type="float">
            <text:p>0.160796</text:p>
          </table:table-cell>
          <table:table-cell office:value-type="float" office:value="0.15588" calcext:value-type="float">
            <text:p>0.15588</text:p>
          </table:table-cell>
          <table:table-cell office:value-type="float" office:value="0.156535" calcext:value-type="float">
            <text:p>0.156535</text:p>
          </table:table-cell>
          <table:table-cell office:value-type="float" office:value="0.155934" calcext:value-type="float">
            <text:p>0.155934</text:p>
          </table:table-cell>
          <table:table-cell table:number-columns-repeated="3"/>
          <table:table-cell office:value-type="float" office:value="0.156192" calcext:value-type="float">
            <text:p>0.156192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957" calcext:value-type="float">
            <text:p>0.160957</text:p>
          </table:table-cell>
          <table:table-cell office:value-type="float" office:value="0.156027" calcext:value-type="float">
            <text:p>0.156027</text:p>
          </table:table-cell>
          <table:table-cell office:value-type="float" office:value="0.15584" calcext:value-type="float">
            <text:p>0.15584</text:p>
          </table:table-cell>
          <table:table-cell office:value-type="float" office:value="0.155792" calcext:value-type="float">
            <text:p>0.155792</text:p>
          </table:table-cell>
          <table:table-cell table:number-columns-repeated="3"/>
          <table:table-cell office:value-type="float" office:value="0.156268" calcext:value-type="float">
            <text:p>0.156268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598" calcext:value-type="float">
            <text:p>0.160598</text:p>
          </table:table-cell>
          <table:table-cell office:value-type="float" office:value="0.157151" calcext:value-type="float">
            <text:p>0.157151</text:p>
          </table:table-cell>
          <table:table-cell office:value-type="float" office:value="0.156261" calcext:value-type="float">
            <text:p>0.156261</text:p>
          </table:table-cell>
          <table:table-cell office:value-type="float" office:value="0.156015" calcext:value-type="float">
            <text:p>0.156015</text:p>
          </table:table-cell>
          <table:table-cell table:number-columns-repeated="3"/>
          <table:table-cell office:value-type="float" office:value="0.156126" calcext:value-type="float">
            <text:p>0.156126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63" calcext:value-type="float">
            <text:p>0.16063</text:p>
          </table:table-cell>
          <table:table-cell office:value-type="float" office:value="0.155807" calcext:value-type="float">
            <text:p>0.155807</text:p>
          </table:table-cell>
          <table:table-cell office:value-type="float" office:value="0.156156" calcext:value-type="float">
            <text:p>0.156156</text:p>
          </table:table-cell>
          <table:table-cell office:value-type="float" office:value="0.155824" calcext:value-type="float">
            <text:p>0.155824</text:p>
          </table:table-cell>
          <table:table-cell table:number-columns-repeated="3"/>
          <table:table-cell office:value-type="float" office:value="0.156295" calcext:value-type="float">
            <text:p>0.156295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395" calcext:value-type="float">
            <text:p>0.160395</text:p>
          </table:table-cell>
          <table:table-cell office:value-type="float" office:value="0.15587" calcext:value-type="float">
            <text:p>0.15587</text:p>
          </table:table-cell>
          <table:table-cell office:value-type="float" office:value="0.156206" calcext:value-type="float">
            <text:p>0.156206</text:p>
          </table:table-cell>
          <table:table-cell office:value-type="float" office:value="0.15598" calcext:value-type="float">
            <text:p>0.15598</text:p>
          </table:table-cell>
          <table:table-cell table:number-columns-repeated="3"/>
          <table:table-cell office:value-type="float" office:value="0.156184" calcext:value-type="float">
            <text:p>0.156184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482" calcext:value-type="float">
            <text:p>0.160482</text:p>
          </table:table-cell>
          <table:table-cell office:value-type="float" office:value="0.155868" calcext:value-type="float">
            <text:p>0.155868</text:p>
          </table:table-cell>
          <table:table-cell office:value-type="float" office:value="0.155888" calcext:value-type="float">
            <text:p>0.155888</text:p>
          </table:table-cell>
          <table:table-cell office:value-type="float" office:value="0.156062" calcext:value-type="float">
            <text:p>0.156062</text:p>
          </table:table-cell>
          <table:table-cell table:number-columns-repeated="3"/>
          <table:table-cell office:value-type="float" office:value="0.156214" calcext:value-type="float">
            <text:p>0.156214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752" calcext:value-type="float">
            <text:p>0.160752</text:p>
          </table:table-cell>
          <table:table-cell office:value-type="float" office:value="0.155818" calcext:value-type="float">
            <text:p>0.155818</text:p>
          </table:table-cell>
          <table:table-cell office:value-type="float" office:value="0.156103" calcext:value-type="float">
            <text:p>0.156103</text:p>
          </table:table-cell>
          <table:table-cell office:value-type="float" office:value="0.155976" calcext:value-type="float">
            <text:p>0.155976</text:p>
          </table:table-cell>
          <table:table-cell table:number-columns-repeated="3"/>
          <table:table-cell office:value-type="float" office:value="0.156207" calcext:value-type="float">
            <text:p>0.156207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364" calcext:value-type="float">
            <text:p>0.160364</text:p>
          </table:table-cell>
          <table:table-cell office:value-type="float" office:value="0.156116" calcext:value-type="float">
            <text:p>0.156116</text:p>
          </table:table-cell>
          <table:table-cell office:value-type="float" office:value="0.156519" calcext:value-type="float">
            <text:p>0.156519</text:p>
          </table:table-cell>
          <table:table-cell office:value-type="float" office:value="0.156169" calcext:value-type="float">
            <text:p>0.156169</text:p>
          </table:table-cell>
          <table:table-cell table:number-columns-repeated="3"/>
          <table:table-cell office:value-type="float" office:value="0.15619" calcext:value-type="float">
            <text:p>0.15619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456" calcext:value-type="float">
            <text:p>0.160456</text:p>
          </table:table-cell>
          <table:table-cell office:value-type="float" office:value="0.15596" calcext:value-type="float">
            <text:p>0.15596</text:p>
          </table:table-cell>
          <table:table-cell office:value-type="float" office:value="0.155908" calcext:value-type="float">
            <text:p>0.155908</text:p>
          </table:table-cell>
          <table:table-cell office:value-type="float" office:value="0.15581" calcext:value-type="float">
            <text:p>0.15581</text:p>
          </table:table-cell>
          <table:table-cell table:number-columns-repeated="3"/>
          <table:table-cell office:value-type="float" office:value="0.156276" calcext:value-type="float">
            <text:p>0.156276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683" calcext:value-type="float">
            <text:p>0.160683</text:p>
          </table:table-cell>
          <table:table-cell office:value-type="float" office:value="0.156026" calcext:value-type="float">
            <text:p>0.156026</text:p>
          </table:table-cell>
          <table:table-cell office:value-type="float" office:value="0.155991" calcext:value-type="float">
            <text:p>0.155991</text:p>
          </table:table-cell>
          <table:table-cell office:value-type="float" office:value="0.15583" calcext:value-type="float">
            <text:p>0.15583</text:p>
          </table:table-cell>
          <table:table-cell table:number-columns-repeated="3"/>
          <table:table-cell office:value-type="float" office:value="0.156163" calcext:value-type="float">
            <text:p>0.156163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371" calcext:value-type="float">
            <text:p>0.160371</text:p>
          </table:table-cell>
          <table:table-cell office:value-type="float" office:value="0.155894" calcext:value-type="float">
            <text:p>0.155894</text:p>
          </table:table-cell>
          <table:table-cell office:value-type="float" office:value="0.15586" calcext:value-type="float">
            <text:p>0.15586</text:p>
          </table:table-cell>
          <table:table-cell office:value-type="float" office:value="0.155871" calcext:value-type="float">
            <text:p>0.155871</text:p>
          </table:table-cell>
          <table:table-cell table:number-columns-repeated="3"/>
          <table:table-cell office:value-type="float" office:value="0.156244" calcext:value-type="float">
            <text:p>0.156244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389" calcext:value-type="float">
            <text:p>0.160389</text:p>
          </table:table-cell>
          <table:table-cell office:value-type="float" office:value="0.156731" calcext:value-type="float">
            <text:p>0.156731</text:p>
          </table:table-cell>
          <table:table-cell office:value-type="float" office:value="0.155848" calcext:value-type="float">
            <text:p>0.155848</text:p>
          </table:table-cell>
          <table:table-cell office:value-type="float" office:value="0.155819" calcext:value-type="float">
            <text:p>0.155819</text:p>
          </table:table-cell>
          <table:table-cell table:number-columns-repeated="3"/>
          <table:table-cell office:value-type="float" office:value="0.156211" calcext:value-type="float">
            <text:p>0.156211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396" calcext:value-type="float">
            <text:p>0.160396</text:p>
          </table:table-cell>
          <table:table-cell office:value-type="float" office:value="0.157185" calcext:value-type="float">
            <text:p>0.157185</text:p>
          </table:table-cell>
          <table:table-cell office:value-type="float" office:value="0.156797" calcext:value-type="float">
            <text:p>0.156797</text:p>
          </table:table-cell>
          <table:table-cell office:value-type="float" office:value="0.155798" calcext:value-type="float">
            <text:p>0.155798</text:p>
          </table:table-cell>
          <table:table-cell table:number-columns-repeated="3"/>
          <table:table-cell office:value-type="float" office:value="0.156199" calcext:value-type="float">
            <text:p>0.156199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35" calcext:value-type="float">
            <text:p>0.16035</text:p>
          </table:table-cell>
          <table:table-cell office:value-type="float" office:value="0.15583" calcext:value-type="float">
            <text:p>0.15583</text:p>
          </table:table-cell>
          <table:table-cell office:value-type="float" office:value="0.156027" calcext:value-type="float">
            <text:p>0.156027</text:p>
          </table:table-cell>
          <table:table-cell office:value-type="float" office:value="0.155854" calcext:value-type="float">
            <text:p>0.155854</text:p>
          </table:table-cell>
          <table:table-cell table:number-columns-repeated="3"/>
          <table:table-cell office:value-type="float" office:value="0.156241" calcext:value-type="float">
            <text:p>0.156241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331" calcext:value-type="float">
            <text:p>0.160331</text:p>
          </table:table-cell>
          <table:table-cell office:value-type="float" office:value="0.158236" calcext:value-type="float">
            <text:p>0.158236</text:p>
          </table:table-cell>
          <table:table-cell office:value-type="float" office:value="0.155833" calcext:value-type="float">
            <text:p>0.155833</text:p>
          </table:table-cell>
          <table:table-cell office:value-type="float" office:value="0.155804" calcext:value-type="float">
            <text:p>0.155804</text:p>
          </table:table-cell>
          <table:table-cell table:number-columns-repeated="3"/>
          <table:table-cell office:value-type="float" office:value="0.156221" calcext:value-type="float">
            <text:p>0.156221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41" calcext:value-type="float">
            <text:p>0.16041</text:p>
          </table:table-cell>
          <table:table-cell office:value-type="float" office:value="0.156661" calcext:value-type="float">
            <text:p>0.156661</text:p>
          </table:table-cell>
          <table:table-cell office:value-type="float" office:value="0.156554" calcext:value-type="float">
            <text:p>0.156554</text:p>
          </table:table-cell>
          <table:table-cell office:value-type="float" office:value="0.155802" calcext:value-type="float">
            <text:p>0.155802</text:p>
          </table:table-cell>
          <table:table-cell table:number-columns-repeated="3"/>
          <table:table-cell office:value-type="float" office:value="0.156169" calcext:value-type="float">
            <text:p>0.156169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605" calcext:value-type="float">
            <text:p>0.160605</text:p>
          </table:table-cell>
          <table:table-cell office:value-type="float" office:value="0.155856" calcext:value-type="float">
            <text:p>0.155856</text:p>
          </table:table-cell>
          <table:table-cell office:value-type="float" office:value="0.157346" calcext:value-type="float">
            <text:p>0.157346</text:p>
          </table:table-cell>
          <table:table-cell office:value-type="float" office:value="0.15583" calcext:value-type="float">
            <text:p>0.15583</text:p>
          </table:table-cell>
          <table:table-cell table:number-columns-repeated="3"/>
          <table:table-cell office:value-type="float" office:value="0.156242" calcext:value-type="float">
            <text:p>0.156242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318" calcext:value-type="float">
            <text:p>0.160318</text:p>
          </table:table-cell>
          <table:table-cell office:value-type="float" office:value="0.155851" calcext:value-type="float">
            <text:p>0.155851</text:p>
          </table:table-cell>
          <table:table-cell office:value-type="float" office:value="0.155817" calcext:value-type="float">
            <text:p>0.155817</text:p>
          </table:table-cell>
          <table:table-cell office:value-type="float" office:value="0.155787" calcext:value-type="float">
            <text:p>0.155787</text:p>
          </table:table-cell>
          <table:table-cell table:number-columns-repeated="3"/>
          <table:table-cell office:value-type="float" office:value="0.156191" calcext:value-type="float">
            <text:p>0.156191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1082" calcext:value-type="float">
            <text:p>0.161082</text:p>
          </table:table-cell>
          <table:table-cell office:value-type="float" office:value="0.156319" calcext:value-type="float">
            <text:p>0.156319</text:p>
          </table:table-cell>
          <table:table-cell office:value-type="float" office:value="0.157329" calcext:value-type="float">
            <text:p>0.157329</text:p>
          </table:table-cell>
          <table:table-cell office:value-type="float" office:value="0.15581" calcext:value-type="float">
            <text:p>0.15581</text:p>
          </table:table-cell>
          <table:table-cell table:number-columns-repeated="3"/>
          <table:table-cell office:value-type="float" office:value="0.156209" calcext:value-type="float">
            <text:p>0.156209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459" calcext:value-type="float">
            <text:p>0.160459</text:p>
          </table:table-cell>
          <table:table-cell office:value-type="float" office:value="0.15638" calcext:value-type="float">
            <text:p>0.15638</text:p>
          </table:table-cell>
          <table:table-cell office:value-type="float" office:value="0.157969" calcext:value-type="float">
            <text:p>0.157969</text:p>
          </table:table-cell>
          <table:table-cell office:value-type="float" office:value="0.155882" calcext:value-type="float">
            <text:p>0.155882</text:p>
          </table:table-cell>
          <table:table-cell table:number-columns-repeated="3"/>
          <table:table-cell office:value-type="float" office:value="0.156246" calcext:value-type="float">
            <text:p>0.156246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422" calcext:value-type="float">
            <text:p>0.160422</text:p>
          </table:table-cell>
          <table:table-cell office:value-type="float" office:value="0.156785" calcext:value-type="float">
            <text:p>0.156785</text:p>
          </table:table-cell>
          <table:table-cell office:value-type="float" office:value="0.156597" calcext:value-type="float">
            <text:p>0.156597</text:p>
          </table:table-cell>
          <table:table-cell office:value-type="float" office:value="0.155786" calcext:value-type="float">
            <text:p>0.155786</text:p>
          </table:table-cell>
          <table:table-cell table:number-columns-repeated="3"/>
          <table:table-cell office:value-type="float" office:value="0.156163" calcext:value-type="float">
            <text:p>0.156163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1036" calcext:value-type="float">
            <text:p>0.161036</text:p>
          </table:table-cell>
          <table:table-cell office:value-type="float" office:value="0.15582" calcext:value-type="float">
            <text:p>0.15582</text:p>
          </table:table-cell>
          <table:table-cell office:value-type="float" office:value="0.157087" calcext:value-type="float">
            <text:p>0.157087</text:p>
          </table:table-cell>
          <table:table-cell office:value-type="float" office:value="0.155965" calcext:value-type="float">
            <text:p>0.155965</text:p>
          </table:table-cell>
          <table:table-cell table:number-columns-repeated="3"/>
          <table:table-cell office:value-type="float" office:value="0.156226" calcext:value-type="float">
            <text:p>0.156226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477" calcext:value-type="float">
            <text:p>0.160477</text:p>
          </table:table-cell>
          <table:table-cell office:value-type="float" office:value="0.156427" calcext:value-type="float">
            <text:p>0.156427</text:p>
          </table:table-cell>
          <table:table-cell office:value-type="float" office:value="0.155888" calcext:value-type="float">
            <text:p>0.155888</text:p>
          </table:table-cell>
          <table:table-cell office:value-type="float" office:value="0.155788" calcext:value-type="float">
            <text:p>0.155788</text:p>
          </table:table-cell>
          <table:table-cell table:number-columns-repeated="3"/>
          <table:table-cell office:value-type="float" office:value="0.156209" calcext:value-type="float">
            <text:p>0.156209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444" calcext:value-type="float">
            <text:p>0.160444</text:p>
          </table:table-cell>
          <table:table-cell office:value-type="float" office:value="0.155791" calcext:value-type="float">
            <text:p>0.155791</text:p>
          </table:table-cell>
          <table:table-cell office:value-type="float" office:value="0.155855" calcext:value-type="float">
            <text:p>0.155855</text:p>
          </table:table-cell>
          <table:table-cell office:value-type="float" office:value="0.155847" calcext:value-type="float">
            <text:p>0.155847</text:p>
          </table:table-cell>
          <table:table-cell table:number-columns-repeated="3"/>
          <table:table-cell office:value-type="float" office:value="0.156234" calcext:value-type="float">
            <text:p>0.156234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483" calcext:value-type="float">
            <text:p>0.160483</text:p>
          </table:table-cell>
          <table:table-cell office:value-type="float" office:value="0.156312" calcext:value-type="float">
            <text:p>0.156312</text:p>
          </table:table-cell>
          <table:table-cell office:value-type="float" office:value="0.157676" calcext:value-type="float">
            <text:p>0.157676</text:p>
          </table:table-cell>
          <table:table-cell office:value-type="float" office:value="0.155831" calcext:value-type="float">
            <text:p>0.155831</text:p>
          </table:table-cell>
          <table:table-cell table:number-columns-repeated="3"/>
          <table:table-cell office:value-type="float" office:value="0.15617" calcext:value-type="float">
            <text:p>0.15617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81" calcext:value-type="float">
            <text:p>0.16081</text:p>
          </table:table-cell>
          <table:table-cell office:value-type="float" office:value="0.157606" calcext:value-type="float">
            <text:p>0.157606</text:p>
          </table:table-cell>
          <table:table-cell office:value-type="float" office:value="0.155941" calcext:value-type="float">
            <text:p>0.155941</text:p>
          </table:table-cell>
          <table:table-cell office:value-type="float" office:value="0.155898" calcext:value-type="float">
            <text:p>0.155898</text:p>
          </table:table-cell>
          <table:table-cell table:number-columns-repeated="3"/>
          <table:table-cell office:value-type="float" office:value="0.156264" calcext:value-type="float">
            <text:p>0.156264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536" calcext:value-type="float">
            <text:p>0.160536</text:p>
          </table:table-cell>
          <table:table-cell office:value-type="float" office:value="0.15589" calcext:value-type="float">
            <text:p>0.15589</text:p>
          </table:table-cell>
          <table:table-cell office:value-type="float" office:value="0.156047" calcext:value-type="float">
            <text:p>0.156047</text:p>
          </table:table-cell>
          <table:table-cell office:value-type="float" office:value="0.155902" calcext:value-type="float">
            <text:p>0.155902</text:p>
          </table:table-cell>
          <table:table-cell table:number-columns-repeated="3"/>
          <table:table-cell office:value-type="float" office:value="0.156173" calcext:value-type="float">
            <text:p>0.156173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458" calcext:value-type="float">
            <text:p>0.160458</text:p>
          </table:table-cell>
          <table:table-cell office:value-type="float" office:value="0.155923" calcext:value-type="float">
            <text:p>0.155923</text:p>
          </table:table-cell>
          <table:table-cell office:value-type="float" office:value="0.155811" calcext:value-type="float">
            <text:p>0.155811</text:p>
          </table:table-cell>
          <table:table-cell office:value-type="float" office:value="0.156029" calcext:value-type="float">
            <text:p>0.156029</text:p>
          </table:table-cell>
          <table:table-cell table:number-columns-repeated="3"/>
          <table:table-cell office:value-type="float" office:value="0.156255" calcext:value-type="float">
            <text:p>0.156255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461" calcext:value-type="float">
            <text:p>0.160461</text:p>
          </table:table-cell>
          <table:table-cell office:value-type="float" office:value="0.155955" calcext:value-type="float">
            <text:p>0.155955</text:p>
          </table:table-cell>
          <table:table-cell office:value-type="float" office:value="0.156752" calcext:value-type="float">
            <text:p>0.156752</text:p>
          </table:table-cell>
          <table:table-cell office:value-type="float" office:value="0.155811" calcext:value-type="float">
            <text:p>0.155811</text:p>
          </table:table-cell>
          <table:table-cell table:number-columns-repeated="3"/>
          <table:table-cell office:value-type="float" office:value="0.156168" calcext:value-type="float">
            <text:p>0.156168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692" calcext:value-type="float">
            <text:p>0.160692</text:p>
          </table:table-cell>
          <table:table-cell office:value-type="float" office:value="0.156152" calcext:value-type="float">
            <text:p>0.156152</text:p>
          </table:table-cell>
          <table:table-cell office:value-type="float" office:value="0.157382" calcext:value-type="float">
            <text:p>0.157382</text:p>
          </table:table-cell>
          <table:table-cell office:value-type="float" office:value="0.155991" calcext:value-type="float">
            <text:p>0.155991</text:p>
          </table:table-cell>
          <table:table-cell table:number-columns-repeated="3"/>
          <table:table-cell office:value-type="float" office:value="0.156234" calcext:value-type="float">
            <text:p>0.156234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621" calcext:value-type="float">
            <text:p>0.160621</text:p>
          </table:table-cell>
          <table:table-cell office:value-type="float" office:value="0.155835" calcext:value-type="float">
            <text:p>0.155835</text:p>
          </table:table-cell>
          <table:table-cell office:value-type="float" office:value="0.157245" calcext:value-type="float">
            <text:p>0.157245</text:p>
          </table:table-cell>
          <table:table-cell office:value-type="float" office:value="0.155966" calcext:value-type="float">
            <text:p>0.155966</text:p>
          </table:table-cell>
          <table:table-cell table:number-columns-repeated="3"/>
          <table:table-cell office:value-type="float" office:value="0.156194" calcext:value-type="float">
            <text:p>0.156194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492" calcext:value-type="float">
            <text:p>0.160492</text:p>
          </table:table-cell>
          <table:table-cell office:value-type="float" office:value="0.155854" calcext:value-type="float">
            <text:p>0.155854</text:p>
          </table:table-cell>
          <table:table-cell office:value-type="float" office:value="0.156087" calcext:value-type="float">
            <text:p>0.156087</text:p>
          </table:table-cell>
          <table:table-cell office:value-type="float" office:value="0.155866" calcext:value-type="float">
            <text:p>0.155866</text:p>
          </table:table-cell>
          <table:table-cell table:number-columns-repeated="3"/>
          <table:table-cell office:value-type="float" office:value="0.15621" calcext:value-type="float">
            <text:p>0.15621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57" calcext:value-type="float">
            <text:p>0.16057</text:p>
          </table:table-cell>
          <table:table-cell office:value-type="float" office:value="0.156089" calcext:value-type="float">
            <text:p>0.156089</text:p>
          </table:table-cell>
          <table:table-cell office:value-type="float" office:value="0.156104" calcext:value-type="float">
            <text:p>0.156104</text:p>
          </table:table-cell>
          <table:table-cell office:value-type="float" office:value="0.155964" calcext:value-type="float">
            <text:p>0.155964</text:p>
          </table:table-cell>
          <table:table-cell table:number-columns-repeated="3"/>
          <table:table-cell office:value-type="float" office:value="0.156207" calcext:value-type="float">
            <text:p>0.156207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622" calcext:value-type="float">
            <text:p>0.160622</text:p>
          </table:table-cell>
          <table:table-cell office:value-type="float" office:value="0.155899" calcext:value-type="float">
            <text:p>0.155899</text:p>
          </table:table-cell>
          <table:table-cell office:value-type="float" office:value="0.1559" calcext:value-type="float">
            <text:p>0.1559</text:p>
          </table:table-cell>
          <table:table-cell office:value-type="float" office:value="0.155795" calcext:value-type="float">
            <text:p>0.155795</text:p>
          </table:table-cell>
          <table:table-cell table:number-columns-repeated="3"/>
          <table:table-cell office:value-type="float" office:value="0.156256" calcext:value-type="float">
            <text:p>0.156256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419" calcext:value-type="float">
            <text:p>0.160419</text:p>
          </table:table-cell>
          <table:table-cell office:value-type="float" office:value="0.15662" calcext:value-type="float">
            <text:p>0.15662</text:p>
          </table:table-cell>
          <table:table-cell office:value-type="float" office:value="0.157974" calcext:value-type="float">
            <text:p>0.157974</text:p>
          </table:table-cell>
          <table:table-cell office:value-type="float" office:value="0.155794" calcext:value-type="float">
            <text:p>0.155794</text:p>
          </table:table-cell>
          <table:table-cell table:number-columns-repeated="3"/>
          <table:table-cell office:value-type="float" office:value="0.156197" calcext:value-type="float">
            <text:p>0.156197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26" calcext:value-type="float">
            <text:p>0.16026</text:p>
          </table:table-cell>
          <table:table-cell office:value-type="float" office:value="0.15622" calcext:value-type="float">
            <text:p>0.15622</text:p>
          </table:table-cell>
          <table:table-cell office:value-type="float" office:value="0.155926" calcext:value-type="float">
            <text:p>0.155926</text:p>
          </table:table-cell>
          <table:table-cell office:value-type="float" office:value="0.155948" calcext:value-type="float">
            <text:p>0.155948</text:p>
          </table:table-cell>
          <table:table-cell table:number-columns-repeated="3"/>
          <table:table-cell office:value-type="float" office:value="0.156197" calcext:value-type="float">
            <text:p>0.156197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785" calcext:value-type="float">
            <text:p>0.160785</text:p>
          </table:table-cell>
          <table:table-cell office:value-type="float" office:value="0.156563" calcext:value-type="float">
            <text:p>0.156563</text:p>
          </table:table-cell>
          <table:table-cell office:value-type="float" office:value="0.156108" calcext:value-type="float">
            <text:p>0.156108</text:p>
          </table:table-cell>
          <table:table-cell office:value-type="float" office:value="0.15586" calcext:value-type="float">
            <text:p>0.15586</text:p>
          </table:table-cell>
          <table:table-cell table:number-columns-repeated="3"/>
          <table:table-cell office:value-type="float" office:value="0.156233" calcext:value-type="float">
            <text:p>0.156233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756" calcext:value-type="float">
            <text:p>0.160756</text:p>
          </table:table-cell>
          <table:table-cell office:value-type="float" office:value="0.155823" calcext:value-type="float">
            <text:p>0.155823</text:p>
          </table:table-cell>
          <table:table-cell office:value-type="float" office:value="0.155913" calcext:value-type="float">
            <text:p>0.155913</text:p>
          </table:table-cell>
          <table:table-cell office:value-type="float" office:value="0.155789" calcext:value-type="float">
            <text:p>0.155789</text:p>
          </table:table-cell>
          <table:table-cell table:number-columns-repeated="3"/>
          <table:table-cell office:value-type="float" office:value="0.156206" calcext:value-type="float">
            <text:p>0.156206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695" calcext:value-type="float">
            <text:p>0.160695</text:p>
          </table:table-cell>
          <table:table-cell office:value-type="float" office:value="0.156064" calcext:value-type="float">
            <text:p>0.156064</text:p>
          </table:table-cell>
          <table:table-cell office:value-type="float" office:value="0.155853" calcext:value-type="float">
            <text:p>0.155853</text:p>
          </table:table-cell>
          <table:table-cell office:value-type="float" office:value="0.155965" calcext:value-type="float">
            <text:p>0.155965</text:p>
          </table:table-cell>
          <table:table-cell table:number-columns-repeated="3"/>
          <table:table-cell office:value-type="float" office:value="0.156225" calcext:value-type="float">
            <text:p>0.156225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1325" calcext:value-type="float">
            <text:p>0.161325</text:p>
          </table:table-cell>
          <table:table-cell office:value-type="float" office:value="0.155805" calcext:value-type="float">
            <text:p>0.155805</text:p>
          </table:table-cell>
          <table:table-cell office:value-type="float" office:value="0.156314" calcext:value-type="float">
            <text:p>0.156314</text:p>
          </table:table-cell>
          <table:table-cell office:value-type="float" office:value="0.155812" calcext:value-type="float">
            <text:p>0.155812</text:p>
          </table:table-cell>
          <table:table-cell table:number-columns-repeated="3"/>
          <table:table-cell office:value-type="float" office:value="0.156159" calcext:value-type="float">
            <text:p>0.156159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59" calcext:value-type="float">
            <text:p>0.16059</text:p>
          </table:table-cell>
          <table:table-cell office:value-type="float" office:value="0.155835" calcext:value-type="float">
            <text:p>0.155835</text:p>
          </table:table-cell>
          <table:table-cell office:value-type="float" office:value="0.157044" calcext:value-type="float">
            <text:p>0.157044</text:p>
          </table:table-cell>
          <table:table-cell office:value-type="float" office:value="0.155826" calcext:value-type="float">
            <text:p>0.155826</text:p>
          </table:table-cell>
          <table:table-cell table:number-columns-repeated="3"/>
          <table:table-cell office:value-type="float" office:value="0.15627" calcext:value-type="float">
            <text:p>0.15627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564" calcext:value-type="float">
            <text:p>0.160564</text:p>
          </table:table-cell>
          <table:table-cell office:value-type="float" office:value="0.155809" calcext:value-type="float">
            <text:p>0.155809</text:p>
          </table:table-cell>
          <table:table-cell office:value-type="float" office:value="0.156094" calcext:value-type="float">
            <text:p>0.156094</text:p>
          </table:table-cell>
          <table:table-cell office:value-type="float" office:value="0.155887" calcext:value-type="float">
            <text:p>0.155887</text:p>
          </table:table-cell>
          <table:table-cell table:number-columns-repeated="3"/>
          <table:table-cell office:value-type="float" office:value="0.156154" calcext:value-type="float">
            <text:p>0.156154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1075" calcext:value-type="float">
            <text:p>0.161075</text:p>
          </table:table-cell>
          <table:table-cell office:value-type="float" office:value="0.155957" calcext:value-type="float">
            <text:p>0.155957</text:p>
          </table:table-cell>
          <table:table-cell office:value-type="float" office:value="0.15585" calcext:value-type="float">
            <text:p>0.15585</text:p>
          </table:table-cell>
          <table:table-cell office:value-type="float" office:value="0.155838" calcext:value-type="float">
            <text:p>0.155838</text:p>
          </table:table-cell>
          <table:table-cell table:number-columns-repeated="3"/>
          <table:table-cell office:value-type="float" office:value="0.156231" calcext:value-type="float">
            <text:p>0.156231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507" calcext:value-type="float">
            <text:p>0.160507</text:p>
          </table:table-cell>
          <table:table-cell office:value-type="float" office:value="0.156445" calcext:value-type="float">
            <text:p>0.156445</text:p>
          </table:table-cell>
          <table:table-cell office:value-type="float" office:value="0.155849" calcext:value-type="float">
            <text:p>0.155849</text:p>
          </table:table-cell>
          <table:table-cell office:value-type="float" office:value="0.155787" calcext:value-type="float">
            <text:p>0.155787</text:p>
          </table:table-cell>
          <table:table-cell table:number-columns-repeated="3"/>
          <table:table-cell office:value-type="float" office:value="0.156222" calcext:value-type="float">
            <text:p>0.156222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456" calcext:value-type="float">
            <text:p>0.160456</text:p>
          </table:table-cell>
          <table:table-cell office:value-type="float" office:value="0.15597" calcext:value-type="float">
            <text:p>0.15597</text:p>
          </table:table-cell>
          <table:table-cell office:value-type="float" office:value="0.15592" calcext:value-type="float">
            <text:p>0.15592</text:p>
          </table:table-cell>
          <table:table-cell office:value-type="float" office:value="0.155803" calcext:value-type="float">
            <text:p>0.155803</text:p>
          </table:table-cell>
          <table:table-cell table:number-columns-repeated="3"/>
          <table:table-cell office:value-type="float" office:value="0.156156" calcext:value-type="float">
            <text:p>0.156156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422" calcext:value-type="float">
            <text:p>0.160422</text:p>
          </table:table-cell>
          <table:table-cell office:value-type="float" office:value="0.156334" calcext:value-type="float">
            <text:p>0.156334</text:p>
          </table:table-cell>
          <table:table-cell office:value-type="float" office:value="0.156319" calcext:value-type="float">
            <text:p>0.156319</text:p>
          </table:table-cell>
          <table:table-cell office:value-type="float" office:value="0.155783" calcext:value-type="float">
            <text:p>0.155783</text:p>
          </table:table-cell>
          <table:table-cell table:number-columns-repeated="3"/>
          <table:table-cell office:value-type="float" office:value="0.156263" calcext:value-type="float">
            <text:p>0.156263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405" calcext:value-type="float">
            <text:p>0.160405</text:p>
          </table:table-cell>
          <table:table-cell office:value-type="float" office:value="0.155955" calcext:value-type="float">
            <text:p>0.155955</text:p>
          </table:table-cell>
          <table:table-cell office:value-type="float" office:value="0.158342" calcext:value-type="float">
            <text:p>0.158342</text:p>
          </table:table-cell>
          <table:table-cell office:value-type="float" office:value="0.155934" calcext:value-type="float">
            <text:p>0.155934</text:p>
          </table:table-cell>
          <table:table-cell table:number-columns-repeated="3"/>
          <table:table-cell office:value-type="float" office:value="0.156183" calcext:value-type="float">
            <text:p>0.156183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431" calcext:value-type="float">
            <text:p>0.160431</text:p>
          </table:table-cell>
          <table:table-cell office:value-type="float" office:value="0.157344" calcext:value-type="float">
            <text:p>0.157344</text:p>
          </table:table-cell>
          <table:table-cell office:value-type="float" office:value="0.156997" calcext:value-type="float">
            <text:p>0.156997</text:p>
          </table:table-cell>
          <table:table-cell office:value-type="float" office:value="0.155803" calcext:value-type="float">
            <text:p>0.155803</text:p>
          </table:table-cell>
          <table:table-cell table:number-columns-repeated="3"/>
          <table:table-cell office:value-type="float" office:value="0.1562" calcext:value-type="float">
            <text:p>0.1562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1217" calcext:value-type="float">
            <text:p>0.161217</text:p>
          </table:table-cell>
          <table:table-cell office:value-type="float" office:value="0.15589" calcext:value-type="float">
            <text:p>0.15589</text:p>
          </table:table-cell>
          <table:table-cell office:value-type="float" office:value="0.157967" calcext:value-type="float">
            <text:p>0.157967</text:p>
          </table:table-cell>
          <table:table-cell office:value-type="float" office:value="0.155783" calcext:value-type="float">
            <text:p>0.155783</text:p>
          </table:table-cell>
          <table:table-cell table:number-columns-repeated="3"/>
          <table:table-cell office:value-type="float" office:value="0.156226" calcext:value-type="float">
            <text:p>0.156226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701" calcext:value-type="float">
            <text:p>0.160701</text:p>
          </table:table-cell>
          <table:table-cell office:value-type="float" office:value="0.155839" calcext:value-type="float">
            <text:p>0.155839</text:p>
          </table:table-cell>
          <table:table-cell office:value-type="float" office:value="0.15581" calcext:value-type="float">
            <text:p>0.15581</text:p>
          </table:table-cell>
          <table:table-cell office:value-type="float" office:value="0.155829" calcext:value-type="float">
            <text:p>0.155829</text:p>
          </table:table-cell>
          <table:table-cell table:number-columns-repeated="3"/>
          <table:table-cell office:value-type="float" office:value="0.156199" calcext:value-type="float">
            <text:p>0.156199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925" calcext:value-type="float">
            <text:p>0.160925</text:p>
          </table:table-cell>
          <table:table-cell office:value-type="float" office:value="0.156001" calcext:value-type="float">
            <text:p>0.156001</text:p>
          </table:table-cell>
          <table:table-cell office:value-type="float" office:value="0.155915" calcext:value-type="float">
            <text:p>0.155915</text:p>
          </table:table-cell>
          <table:table-cell office:value-type="float" office:value="0.155987" calcext:value-type="float">
            <text:p>0.155987</text:p>
          </table:table-cell>
          <table:table-cell table:number-columns-repeated="3"/>
          <table:table-cell office:value-type="float" office:value="0.15624" calcext:value-type="float">
            <text:p>0.15624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764" calcext:value-type="float">
            <text:p>0.160764</text:p>
          </table:table-cell>
          <table:table-cell office:value-type="float" office:value="0.15592" calcext:value-type="float">
            <text:p>0.15592</text:p>
          </table:table-cell>
          <table:table-cell office:value-type="float" office:value="0.155798" calcext:value-type="float">
            <text:p>0.155798</text:p>
          </table:table-cell>
          <table:table-cell office:value-type="float" office:value="0.155785" calcext:value-type="float">
            <text:p>0.155785</text:p>
          </table:table-cell>
          <table:table-cell table:number-columns-repeated="3"/>
          <table:table-cell office:value-type="float" office:value="0.156211" calcext:value-type="float">
            <text:p>0.156211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533" calcext:value-type="float">
            <text:p>0.160533</text:p>
          </table:table-cell>
          <table:table-cell office:value-type="float" office:value="0.155817" calcext:value-type="float">
            <text:p>0.155817</text:p>
          </table:table-cell>
          <table:table-cell office:value-type="float" office:value="0.1559" calcext:value-type="float">
            <text:p>0.1559</text:p>
          </table:table-cell>
          <table:table-cell office:value-type="float" office:value="0.1558" calcext:value-type="float">
            <text:p>0.1558</text:p>
          </table:table-cell>
          <table:table-cell table:number-columns-repeated="3"/>
          <table:table-cell office:value-type="float" office:value="0.15623" calcext:value-type="float">
            <text:p>0.15623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721" calcext:value-type="float">
            <text:p>0.160721</text:p>
          </table:table-cell>
          <table:table-cell office:value-type="float" office:value="0.15618" calcext:value-type="float">
            <text:p>0.15618</text:p>
          </table:table-cell>
          <table:table-cell office:value-type="float" office:value="0.155999" calcext:value-type="float">
            <text:p>0.155999</text:p>
          </table:table-cell>
          <table:table-cell office:value-type="float" office:value="0.155844" calcext:value-type="float">
            <text:p>0.155844</text:p>
          </table:table-cell>
          <table:table-cell table:number-columns-repeated="3"/>
          <table:table-cell office:value-type="float" office:value="0.156136" calcext:value-type="float">
            <text:p>0.156136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578" calcext:value-type="float">
            <text:p>0.160578</text:p>
          </table:table-cell>
          <table:table-cell office:value-type="float" office:value="0.155894" calcext:value-type="float">
            <text:p>0.155894</text:p>
          </table:table-cell>
          <table:table-cell office:value-type="float" office:value="0.155841" calcext:value-type="float">
            <text:p>0.155841</text:p>
          </table:table-cell>
          <table:table-cell office:value-type="float" office:value="0.155791" calcext:value-type="float">
            <text:p>0.155791</text:p>
          </table:table-cell>
          <table:table-cell table:number-columns-repeated="3"/>
          <table:table-cell office:value-type="float" office:value="0.156286" calcext:value-type="float">
            <text:p>0.156286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726" calcext:value-type="float">
            <text:p>0.160726</text:p>
          </table:table-cell>
          <table:table-cell office:value-type="float" office:value="0.155979" calcext:value-type="float">
            <text:p>0.155979</text:p>
          </table:table-cell>
          <table:table-cell office:value-type="float" office:value="0.155796" calcext:value-type="float">
            <text:p>0.155796</text:p>
          </table:table-cell>
          <table:table-cell office:value-type="float" office:value="0.15586" calcext:value-type="float">
            <text:p>0.15586</text:p>
          </table:table-cell>
          <table:table-cell table:number-columns-repeated="3"/>
          <table:table-cell office:value-type="float" office:value="0.156156" calcext:value-type="float">
            <text:p>0.156156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729" calcext:value-type="float">
            <text:p>0.160729</text:p>
          </table:table-cell>
          <table:table-cell office:value-type="float" office:value="0.156411" calcext:value-type="float">
            <text:p>0.156411</text:p>
          </table:table-cell>
          <table:table-cell office:value-type="float" office:value="0.157338" calcext:value-type="float">
            <text:p>0.157338</text:p>
          </table:table-cell>
          <table:table-cell office:value-type="float" office:value="0.155915" calcext:value-type="float">
            <text:p>0.155915</text:p>
          </table:table-cell>
          <table:table-cell table:number-columns-repeated="3"/>
          <table:table-cell office:value-type="float" office:value="0.156262" calcext:value-type="float">
            <text:p>0.156262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646" calcext:value-type="float">
            <text:p>0.160646</text:p>
          </table:table-cell>
          <table:table-cell office:value-type="float" office:value="0.155828" calcext:value-type="float">
            <text:p>0.155828</text:p>
          </table:table-cell>
          <table:table-cell office:value-type="float" office:value="0.155953" calcext:value-type="float">
            <text:p>0.155953</text:p>
          </table:table-cell>
          <table:table-cell office:value-type="float" office:value="0.155783" calcext:value-type="float">
            <text:p>0.155783</text:p>
          </table:table-cell>
          <table:table-cell table:number-columns-repeated="3"/>
          <table:table-cell office:value-type="float" office:value="0.156197" calcext:value-type="float">
            <text:p>0.156197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38" calcext:value-type="float">
            <text:p>0.16038</text:p>
          </table:table-cell>
          <table:table-cell office:value-type="float" office:value="0.156238" calcext:value-type="float">
            <text:p>0.156238</text:p>
          </table:table-cell>
          <table:table-cell office:value-type="float" office:value="0.155882" calcext:value-type="float">
            <text:p>0.155882</text:p>
          </table:table-cell>
          <table:table-cell office:value-type="float" office:value="0.155845" calcext:value-type="float">
            <text:p>0.155845</text:p>
          </table:table-cell>
          <table:table-cell table:number-columns-repeated="3"/>
          <table:table-cell office:value-type="float" office:value="0.156196" calcext:value-type="float">
            <text:p>0.156196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1088" calcext:value-type="float">
            <text:p>0.161088</text:p>
          </table:table-cell>
          <table:table-cell office:value-type="float" office:value="0.156572" calcext:value-type="float">
            <text:p>0.156572</text:p>
          </table:table-cell>
          <table:table-cell office:value-type="float" office:value="0.155869" calcext:value-type="float">
            <text:p>0.155869</text:p>
          </table:table-cell>
          <table:table-cell office:value-type="float" office:value="0.155786" calcext:value-type="float">
            <text:p>0.155786</text:p>
          </table:table-cell>
          <table:table-cell table:number-columns-repeated="3"/>
          <table:table-cell office:value-type="float" office:value="0.156229" calcext:value-type="float">
            <text:p>0.156229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567" calcext:value-type="float">
            <text:p>0.160567</text:p>
          </table:table-cell>
          <table:table-cell office:value-type="float" office:value="0.156081" calcext:value-type="float">
            <text:p>0.156081</text:p>
          </table:table-cell>
          <table:table-cell office:value-type="float" office:value="0.15672" calcext:value-type="float">
            <text:p>0.15672</text:p>
          </table:table-cell>
          <table:table-cell office:value-type="float" office:value="0.15584" calcext:value-type="float">
            <text:p>0.15584</text:p>
          </table:table-cell>
          <table:table-cell table:number-columns-repeated="3"/>
          <table:table-cell office:value-type="float" office:value="0.156145" calcext:value-type="float">
            <text:p>0.156145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294" calcext:value-type="float">
            <text:p>0.160294</text:p>
          </table:table-cell>
          <table:table-cell office:value-type="float" office:value="0.155945" calcext:value-type="float">
            <text:p>0.155945</text:p>
          </table:table-cell>
          <table:table-cell office:value-type="float" office:value="0.156671" calcext:value-type="float">
            <text:p>0.156671</text:p>
          </table:table-cell>
          <table:table-cell office:value-type="float" office:value="0.155836" calcext:value-type="float">
            <text:p>0.155836</text:p>
          </table:table-cell>
          <table:table-cell table:number-columns-repeated="3"/>
          <table:table-cell office:value-type="float" office:value="0.156252" calcext:value-type="float">
            <text:p>0.156252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541" calcext:value-type="float">
            <text:p>0.160541</text:p>
          </table:table-cell>
          <table:table-cell office:value-type="float" office:value="0.155871" calcext:value-type="float">
            <text:p>0.155871</text:p>
          </table:table-cell>
          <table:table-cell office:value-type="float" office:value="0.155942" calcext:value-type="float">
            <text:p>0.155942</text:p>
          </table:table-cell>
          <table:table-cell office:value-type="float" office:value="0.15579" calcext:value-type="float">
            <text:p>0.15579</text:p>
          </table:table-cell>
          <table:table-cell table:number-columns-repeated="3"/>
          <table:table-cell office:value-type="float" office:value="0.156143" calcext:value-type="float">
            <text:p>0.156143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325" calcext:value-type="float">
            <text:p>0.160325</text:p>
          </table:table-cell>
          <table:table-cell office:value-type="float" office:value="0.156611" calcext:value-type="float">
            <text:p>0.156611</text:p>
          </table:table-cell>
          <table:table-cell office:value-type="float" office:value="0.155803" calcext:value-type="float">
            <text:p>0.155803</text:p>
          </table:table-cell>
          <table:table-cell office:value-type="float" office:value="0.155775" calcext:value-type="float">
            <text:p>0.155775</text:p>
          </table:table-cell>
          <table:table-cell table:number-columns-repeated="3"/>
          <table:table-cell office:value-type="float" office:value="0.156227" calcext:value-type="float">
            <text:p>0.156227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486" calcext:value-type="float">
            <text:p>0.160486</text:p>
          </table:table-cell>
          <table:table-cell office:value-type="float" office:value="0.155915" calcext:value-type="float">
            <text:p>0.155915</text:p>
          </table:table-cell>
          <table:table-cell office:value-type="float" office:value="0.155929" calcext:value-type="float">
            <text:p>0.155929</text:p>
          </table:table-cell>
          <table:table-cell office:value-type="float" office:value="0.156017" calcext:value-type="float">
            <text:p>0.156017</text:p>
          </table:table-cell>
          <table:table-cell table:number-columns-repeated="3"/>
          <table:table-cell office:value-type="float" office:value="0.156222" calcext:value-type="float">
            <text:p>0.156222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59" calcext:value-type="float">
            <text:p>0.16059</text:p>
          </table:table-cell>
          <table:table-cell office:value-type="float" office:value="0.155825" calcext:value-type="float">
            <text:p>0.155825</text:p>
          </table:table-cell>
          <table:table-cell office:value-type="float" office:value="0.156614" calcext:value-type="float">
            <text:p>0.156614</text:p>
          </table:table-cell>
          <table:table-cell office:value-type="float" office:value="0.155776" calcext:value-type="float">
            <text:p>0.155776</text:p>
          </table:table-cell>
          <table:table-cell table:number-columns-repeated="3"/>
          <table:table-cell office:value-type="float" office:value="0.156192" calcext:value-type="float">
            <text:p>0.156192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624" calcext:value-type="float">
            <text:p>0.160624</text:p>
          </table:table-cell>
          <table:table-cell office:value-type="float" office:value="0.15669" calcext:value-type="float">
            <text:p>0.15669</text:p>
          </table:table-cell>
          <table:table-cell office:value-type="float" office:value="0.155813" calcext:value-type="float">
            <text:p>0.155813</text:p>
          </table:table-cell>
          <table:table-cell office:value-type="float" office:value="0.155807" calcext:value-type="float">
            <text:p>0.155807</text:p>
          </table:table-cell>
          <table:table-cell table:number-columns-repeated="3"/>
          <table:table-cell office:value-type="float" office:value="0.156229" calcext:value-type="float">
            <text:p>0.156229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119" calcext:value-type="float">
            <text:p>0.16119</text:p>
          </table:table-cell>
          <table:table-cell office:value-type="float" office:value="0.156072" calcext:value-type="float">
            <text:p>0.156072</text:p>
          </table:table-cell>
          <table:table-cell office:value-type="float" office:value="0.155836" calcext:value-type="float">
            <text:p>0.155836</text:p>
          </table:table-cell>
          <table:table-cell office:value-type="float" office:value="0.155784" calcext:value-type="float">
            <text:p>0.155784</text:p>
          </table:table-cell>
          <table:table-cell table:number-columns-repeated="3"/>
          <table:table-cell office:value-type="float" office:value="0.156224" calcext:value-type="float">
            <text:p>0.156224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869" calcext:value-type="float">
            <text:p>0.160869</text:p>
          </table:table-cell>
          <table:table-cell office:value-type="float" office:value="0.156215" calcext:value-type="float">
            <text:p>0.156215</text:p>
          </table:table-cell>
          <table:table-cell office:value-type="float" office:value="0.155868" calcext:value-type="float">
            <text:p>0.155868</text:p>
          </table:table-cell>
          <table:table-cell office:value-type="float" office:value="0.155805" calcext:value-type="float">
            <text:p>0.155805</text:p>
          </table:table-cell>
          <table:table-cell table:number-columns-repeated="3"/>
          <table:table-cell office:value-type="float" office:value="0.156153" calcext:value-type="float">
            <text:p>0.156153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781" calcext:value-type="float">
            <text:p>0.160781</text:p>
          </table:table-cell>
          <table:table-cell office:value-type="float" office:value="0.155935" calcext:value-type="float">
            <text:p>0.155935</text:p>
          </table:table-cell>
          <table:table-cell office:value-type="float" office:value="0.15601" calcext:value-type="float">
            <text:p>0.15601</text:p>
          </table:table-cell>
          <table:table-cell office:value-type="float" office:value="0.155975" calcext:value-type="float">
            <text:p>0.155975</text:p>
          </table:table-cell>
          <table:table-cell table:number-columns-repeated="3"/>
          <table:table-cell office:value-type="float" office:value="0.156231" calcext:value-type="float">
            <text:p>0.156231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564" calcext:value-type="float">
            <text:p>0.160564</text:p>
          </table:table-cell>
          <table:table-cell office:value-type="float" office:value="0.156396" calcext:value-type="float">
            <text:p>0.156396</text:p>
          </table:table-cell>
          <table:table-cell office:value-type="float" office:value="0.156277" calcext:value-type="float">
            <text:p>0.156277</text:p>
          </table:table-cell>
          <table:table-cell office:value-type="float" office:value="0.155804" calcext:value-type="float">
            <text:p>0.155804</text:p>
          </table:table-cell>
          <table:table-cell table:number-columns-repeated="3"/>
          <table:table-cell office:value-type="float" office:value="0.156205" calcext:value-type="float">
            <text:p>0.156205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596" calcext:value-type="float">
            <text:p>0.160596</text:p>
          </table:table-cell>
          <table:table-cell office:value-type="float" office:value="0.155888" calcext:value-type="float">
            <text:p>0.155888</text:p>
          </table:table-cell>
          <table:table-cell office:value-type="float" office:value="0.15586" calcext:value-type="float">
            <text:p>0.15586</text:p>
          </table:table-cell>
          <table:table-cell office:value-type="float" office:value="0.155821" calcext:value-type="float">
            <text:p>0.155821</text:p>
          </table:table-cell>
          <table:table-cell table:number-columns-repeated="3"/>
          <table:table-cell office:value-type="float" office:value="0.156184" calcext:value-type="float">
            <text:p>0.156184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618" calcext:value-type="float">
            <text:p>0.160618</text:p>
          </table:table-cell>
          <table:table-cell office:value-type="float" office:value="0.156137" calcext:value-type="float">
            <text:p>0.156137</text:p>
          </table:table-cell>
          <table:table-cell office:value-type="float" office:value="0.156145" calcext:value-type="float">
            <text:p>0.156145</text:p>
          </table:table-cell>
          <table:table-cell office:value-type="float" office:value="0.155828" calcext:value-type="float">
            <text:p>0.155828</text:p>
          </table:table-cell>
          <table:table-cell table:number-columns-repeated="3"/>
          <table:table-cell office:value-type="float" office:value="0.156192" calcext:value-type="float">
            <text:p>0.156192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567" calcext:value-type="float">
            <text:p>0.160567</text:p>
          </table:table-cell>
          <table:table-cell office:value-type="float" office:value="0.156057" calcext:value-type="float">
            <text:p>0.156057</text:p>
          </table:table-cell>
          <table:table-cell office:value-type="float" office:value="0.155832" calcext:value-type="float">
            <text:p>0.155832</text:p>
          </table:table-cell>
          <table:table-cell office:value-type="float" office:value="0.156065" calcext:value-type="float">
            <text:p>0.156065</text:p>
          </table:table-cell>
          <table:table-cell table:number-columns-repeated="3"/>
          <table:table-cell office:value-type="float" office:value="0.156233" calcext:value-type="float">
            <text:p>0.156233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778" calcext:value-type="float">
            <text:p>0.160778</text:p>
          </table:table-cell>
          <table:table-cell office:value-type="float" office:value="0.155903" calcext:value-type="float">
            <text:p>0.155903</text:p>
          </table:table-cell>
          <table:table-cell office:value-type="float" office:value="0.155904" calcext:value-type="float">
            <text:p>0.155904</text:p>
          </table:table-cell>
          <table:table-cell office:value-type="float" office:value="0.155804" calcext:value-type="float">
            <text:p>0.155804</text:p>
          </table:table-cell>
          <table:table-cell table:number-columns-repeated="3"/>
          <table:table-cell office:value-type="float" office:value="0.156203" calcext:value-type="float">
            <text:p>0.156203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585" calcext:value-type="float">
            <text:p>0.160585</text:p>
          </table:table-cell>
          <table:table-cell office:value-type="float" office:value="0.155782" calcext:value-type="float">
            <text:p>0.155782</text:p>
          </table:table-cell>
          <table:table-cell office:value-type="float" office:value="0.157593" calcext:value-type="float">
            <text:p>0.157593</text:p>
          </table:table-cell>
          <table:table-cell office:value-type="float" office:value="0.155779" calcext:value-type="float">
            <text:p>0.155779</text:p>
          </table:table-cell>
          <table:table-cell table:number-columns-repeated="3"/>
          <table:table-cell office:value-type="float" office:value="0.15623" calcext:value-type="float">
            <text:p>0.15623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705" calcext:value-type="float">
            <text:p>0.160705</text:p>
          </table:table-cell>
          <table:table-cell office:value-type="float" office:value="0.155808" calcext:value-type="float">
            <text:p>0.155808</text:p>
          </table:table-cell>
          <table:table-cell office:value-type="float" office:value="0.156014" calcext:value-type="float">
            <text:p>0.156014</text:p>
          </table:table-cell>
          <table:table-cell office:value-type="float" office:value="0.155849" calcext:value-type="float">
            <text:p>0.155849</text:p>
          </table:table-cell>
          <table:table-cell table:number-columns-repeated="3"/>
          <table:table-cell office:value-type="float" office:value="0.156162" calcext:value-type="float">
            <text:p>0.156162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992" calcext:value-type="float">
            <text:p>0.160992</text:p>
          </table:table-cell>
          <table:table-cell office:value-type="float" office:value="0.155778" calcext:value-type="float">
            <text:p>0.155778</text:p>
          </table:table-cell>
          <table:table-cell office:value-type="float" office:value="0.157062" calcext:value-type="float">
            <text:p>0.157062</text:p>
          </table:table-cell>
          <table:table-cell office:value-type="float" office:value="0.155799" calcext:value-type="float">
            <text:p>0.155799</text:p>
          </table:table-cell>
          <table:table-cell table:number-columns-repeated="3"/>
          <table:table-cell office:value-type="float" office:value="0.156211" calcext:value-type="float">
            <text:p>0.156211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575" calcext:value-type="float">
            <text:p>0.160575</text:p>
          </table:table-cell>
          <table:table-cell office:value-type="float" office:value="0.156227" calcext:value-type="float">
            <text:p>0.156227</text:p>
          </table:table-cell>
          <table:table-cell office:value-type="float" office:value="0.155895" calcext:value-type="float">
            <text:p>0.155895</text:p>
          </table:table-cell>
          <table:table-cell office:value-type="float" office:value="0.15577" calcext:value-type="float">
            <text:p>0.15577</text:p>
          </table:table-cell>
          <table:table-cell table:number-columns-repeated="3"/>
          <table:table-cell office:value-type="float" office:value="0.156197" calcext:value-type="float">
            <text:p>0.156197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459" calcext:value-type="float">
            <text:p>0.160459</text:p>
          </table:table-cell>
          <table:table-cell office:value-type="float" office:value="0.155926" calcext:value-type="float">
            <text:p>0.155926</text:p>
          </table:table-cell>
          <table:table-cell office:value-type="float" office:value="0.156647" calcext:value-type="float">
            <text:p>0.156647</text:p>
          </table:table-cell>
          <table:table-cell office:value-type="float" office:value="0.155818" calcext:value-type="float">
            <text:p>0.155818</text:p>
          </table:table-cell>
          <table:table-cell table:number-columns-repeated="3"/>
          <table:table-cell office:value-type="float" office:value="0.156217" calcext:value-type="float">
            <text:p>0.156217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286" calcext:value-type="float">
            <text:p>0.160286</text:p>
          </table:table-cell>
          <table:table-cell office:value-type="float" office:value="0.157308" calcext:value-type="float">
            <text:p>0.157308</text:p>
          </table:table-cell>
          <table:table-cell office:value-type="float" office:value="0.156136" calcext:value-type="float">
            <text:p>0.156136</text:p>
          </table:table-cell>
          <table:table-cell office:value-type="float" office:value="0.155782" calcext:value-type="float">
            <text:p>0.155782</text:p>
          </table:table-cell>
          <table:table-cell table:number-columns-repeated="3"/>
          <table:table-cell office:value-type="float" office:value="0.156172" calcext:value-type="float">
            <text:p>0.156172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894" calcext:value-type="float">
            <text:p>0.160894</text:p>
          </table:table-cell>
          <table:table-cell office:value-type="float" office:value="0.155778" calcext:value-type="float">
            <text:p>0.155778</text:p>
          </table:table-cell>
          <table:table-cell office:value-type="float" office:value="0.156784" calcext:value-type="float">
            <text:p>0.156784</text:p>
          </table:table-cell>
          <table:table-cell office:value-type="float" office:value="0.155778" calcext:value-type="float">
            <text:p>0.155778</text:p>
          </table:table-cell>
          <table:table-cell table:number-columns-repeated="3"/>
          <table:table-cell office:value-type="float" office:value="0.156224" calcext:value-type="float">
            <text:p>0.156224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449" calcext:value-type="float">
            <text:p>0.160449</text:p>
          </table:table-cell>
          <table:table-cell office:value-type="float" office:value="0.157578" calcext:value-type="float">
            <text:p>0.157578</text:p>
          </table:table-cell>
          <table:table-cell office:value-type="float" office:value="0.15669" calcext:value-type="float">
            <text:p>0.15669</text:p>
          </table:table-cell>
          <table:table-cell office:value-type="float" office:value="0.155785" calcext:value-type="float">
            <text:p>0.155785</text:p>
          </table:table-cell>
          <table:table-cell table:number-columns-repeated="3"/>
          <table:table-cell office:value-type="float" office:value="0.156173" calcext:value-type="float">
            <text:p>0.156173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813" calcext:value-type="float">
            <text:p>0.160813</text:p>
          </table:table-cell>
          <table:table-cell office:value-type="float" office:value="0.156229" calcext:value-type="float">
            <text:p>0.156229</text:p>
          </table:table-cell>
          <table:table-cell office:value-type="float" office:value="0.155932" calcext:value-type="float">
            <text:p>0.155932</text:p>
          </table:table-cell>
          <table:table-cell office:value-type="float" office:value="0.155775" calcext:value-type="float">
            <text:p>0.155775</text:p>
          </table:table-cell>
          <table:table-cell table:number-columns-repeated="3"/>
          <table:table-cell office:value-type="float" office:value="0.156208" calcext:value-type="float">
            <text:p>0.156208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546" calcext:value-type="float">
            <text:p>0.160546</text:p>
          </table:table-cell>
          <table:table-cell office:value-type="float" office:value="0.155877" calcext:value-type="float">
            <text:p>0.155877</text:p>
          </table:table-cell>
          <table:table-cell office:value-type="float" office:value="0.157477" calcext:value-type="float">
            <text:p>0.157477</text:p>
          </table:table-cell>
          <table:table-cell office:value-type="float" office:value="0.155781" calcext:value-type="float">
            <text:p>0.155781</text:p>
          </table:table-cell>
          <table:table-cell table:number-columns-repeated="3"/>
          <table:table-cell office:value-type="float" office:value="0.156166" calcext:value-type="float">
            <text:p>0.156166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1462" calcext:value-type="float">
            <text:p>0.161462</text:p>
          </table:table-cell>
          <table:table-cell office:value-type="float" office:value="0.156331" calcext:value-type="float">
            <text:p>0.156331</text:p>
          </table:table-cell>
          <table:table-cell office:value-type="float" office:value="0.155943" calcext:value-type="float">
            <text:p>0.155943</text:p>
          </table:table-cell>
          <table:table-cell office:value-type="float" office:value="0.155788" calcext:value-type="float">
            <text:p>0.155788</text:p>
          </table:table-cell>
          <table:table-cell table:number-columns-repeated="3"/>
          <table:table-cell office:value-type="float" office:value="0.156249" calcext:value-type="float">
            <text:p>0.156249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966" calcext:value-type="float">
            <text:p>0.160966</text:p>
          </table:table-cell>
          <table:table-cell office:value-type="float" office:value="0.155803" calcext:value-type="float">
            <text:p>0.155803</text:p>
          </table:table-cell>
          <table:table-cell office:value-type="float" office:value="0.156272" calcext:value-type="float">
            <text:p>0.156272</text:p>
          </table:table-cell>
          <table:table-cell office:value-type="float" office:value="0.155916" calcext:value-type="float">
            <text:p>0.155916</text:p>
          </table:table-cell>
          <table:table-cell table:number-columns-repeated="3"/>
          <table:table-cell office:value-type="float" office:value="0.156203" calcext:value-type="float">
            <text:p>0.156203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546" calcext:value-type="float">
            <text:p>0.160546</text:p>
          </table:table-cell>
          <table:table-cell office:value-type="float" office:value="0.155931" calcext:value-type="float">
            <text:p>0.155931</text:p>
          </table:table-cell>
          <table:table-cell office:value-type="float" office:value="0.158114" calcext:value-type="float">
            <text:p>0.158114</text:p>
          </table:table-cell>
          <table:table-cell office:value-type="float" office:value="0.155806" calcext:value-type="float">
            <text:p>0.155806</text:p>
          </table:table-cell>
          <table:table-cell table:number-columns-repeated="3"/>
          <table:table-cell office:value-type="float" office:value="0.156215" calcext:value-type="float">
            <text:p>0.156215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42" calcext:value-type="float">
            <text:p>0.16042</text:p>
          </table:table-cell>
          <table:table-cell office:value-type="float" office:value="0.155831" calcext:value-type="float">
            <text:p>0.155831</text:p>
          </table:table-cell>
          <table:table-cell office:value-type="float" office:value="0.155885" calcext:value-type="float">
            <text:p>0.155885</text:p>
          </table:table-cell>
          <table:table-cell office:value-type="float" office:value="0.155877" calcext:value-type="float">
            <text:p>0.155877</text:p>
          </table:table-cell>
          <table:table-cell table:number-columns-repeated="3"/>
          <table:table-cell office:value-type="float" office:value="0.156229" calcext:value-type="float">
            <text:p>0.156229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816" calcext:value-type="float">
            <text:p>0.160816</text:p>
          </table:table-cell>
          <table:table-cell office:value-type="float" office:value="0.156051" calcext:value-type="float">
            <text:p>0.156051</text:p>
          </table:table-cell>
          <table:table-cell office:value-type="float" office:value="0.156136" calcext:value-type="float">
            <text:p>0.156136</text:p>
          </table:table-cell>
          <table:table-cell office:value-type="float" office:value="0.155765" calcext:value-type="float">
            <text:p>0.155765</text:p>
          </table:table-cell>
          <table:table-cell table:number-columns-repeated="3"/>
          <table:table-cell office:value-type="float" office:value="0.156211" calcext:value-type="float">
            <text:p>0.156211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606" calcext:value-type="float">
            <text:p>0.160606</text:p>
          </table:table-cell>
          <table:table-cell office:value-type="float" office:value="0.15582" calcext:value-type="float">
            <text:p>0.15582</text:p>
          </table:table-cell>
          <table:table-cell office:value-type="float" office:value="0.156432" calcext:value-type="float">
            <text:p>0.156432</text:p>
          </table:table-cell>
          <table:table-cell office:value-type="float" office:value="0.15582" calcext:value-type="float">
            <text:p>0.15582</text:p>
          </table:table-cell>
          <table:table-cell table:number-columns-repeated="3"/>
          <table:table-cell office:value-type="float" office:value="0.156164" calcext:value-type="float">
            <text:p>0.156164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484" calcext:value-type="float">
            <text:p>0.160484</text:p>
          </table:table-cell>
          <table:table-cell office:value-type="float" office:value="0.156004" calcext:value-type="float">
            <text:p>0.156004</text:p>
          </table:table-cell>
          <table:table-cell office:value-type="float" office:value="0.155893" calcext:value-type="float">
            <text:p>0.155893</text:p>
          </table:table-cell>
          <table:table-cell office:value-type="float" office:value="0.155842" calcext:value-type="float">
            <text:p>0.155842</text:p>
          </table:table-cell>
          <table:table-cell table:number-columns-repeated="3"/>
          <table:table-cell office:value-type="float" office:value="0.156263" calcext:value-type="float">
            <text:p>0.156263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898" calcext:value-type="float">
            <text:p>0.160898</text:p>
          </table:table-cell>
          <table:table-cell office:value-type="float" office:value="0.156467" calcext:value-type="float">
            <text:p>0.156467</text:p>
          </table:table-cell>
          <table:table-cell office:value-type="float" office:value="0.156251" calcext:value-type="float">
            <text:p>0.156251</text:p>
          </table:table-cell>
          <table:table-cell office:value-type="float" office:value="0.155836" calcext:value-type="float">
            <text:p>0.155836</text:p>
          </table:table-cell>
          <table:table-cell table:number-columns-repeated="3"/>
          <table:table-cell office:value-type="float" office:value="0.156102" calcext:value-type="float">
            <text:p>0.156102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564" calcext:value-type="float">
            <text:p>0.160564</text:p>
          </table:table-cell>
          <table:table-cell office:value-type="float" office:value="0.155806" calcext:value-type="float">
            <text:p>0.155806</text:p>
          </table:table-cell>
          <table:table-cell office:value-type="float" office:value="0.155966" calcext:value-type="float">
            <text:p>0.155966</text:p>
          </table:table-cell>
          <table:table-cell office:value-type="float" office:value="0.156017" calcext:value-type="float">
            <text:p>0.156017</text:p>
          </table:table-cell>
          <table:table-cell table:number-columns-repeated="3"/>
          <table:table-cell office:value-type="float" office:value="0.15632" calcext:value-type="float">
            <text:p>0.15632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1091" calcext:value-type="float">
            <text:p>0.161091</text:p>
          </table:table-cell>
          <table:table-cell office:value-type="float" office:value="0.156238" calcext:value-type="float">
            <text:p>0.156238</text:p>
          </table:table-cell>
          <table:table-cell office:value-type="float" office:value="0.156041" calcext:value-type="float">
            <text:p>0.156041</text:p>
          </table:table-cell>
          <table:table-cell office:value-type="float" office:value="0.155796" calcext:value-type="float">
            <text:p>0.155796</text:p>
          </table:table-cell>
          <table:table-cell table:number-columns-repeated="3"/>
          <table:table-cell office:value-type="float" office:value="0.156137" calcext:value-type="float">
            <text:p>0.156137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666" calcext:value-type="float">
            <text:p>0.160666</text:p>
          </table:table-cell>
          <table:table-cell office:value-type="float" office:value="0.155848" calcext:value-type="float">
            <text:p>0.155848</text:p>
          </table:table-cell>
          <table:table-cell office:value-type="float" office:value="0.155853" calcext:value-type="float">
            <text:p>0.155853</text:p>
          </table:table-cell>
          <table:table-cell office:value-type="float" office:value="0.155935" calcext:value-type="float">
            <text:p>0.155935</text:p>
          </table:table-cell>
          <table:table-cell table:number-columns-repeated="3"/>
          <table:table-cell office:value-type="float" office:value="0.156214" calcext:value-type="float">
            <text:p>0.156214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586" calcext:value-type="float">
            <text:p>0.160586</text:p>
          </table:table-cell>
          <table:table-cell office:value-type="float" office:value="0.155794" calcext:value-type="float">
            <text:p>0.155794</text:p>
          </table:table-cell>
          <table:table-cell office:value-type="float" office:value="0.156447" calcext:value-type="float">
            <text:p>0.156447</text:p>
          </table:table-cell>
          <table:table-cell office:value-type="float" office:value="0.155847" calcext:value-type="float">
            <text:p>0.155847</text:p>
          </table:table-cell>
          <table:table-cell table:number-columns-repeated="3"/>
          <table:table-cell office:value-type="float" office:value="0.156197" calcext:value-type="float">
            <text:p>0.156197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748" calcext:value-type="float">
            <text:p>0.160748</text:p>
          </table:table-cell>
          <table:table-cell office:value-type="float" office:value="0.155909" calcext:value-type="float">
            <text:p>0.155909</text:p>
          </table:table-cell>
          <table:table-cell office:value-type="float" office:value="0.156124" calcext:value-type="float">
            <text:p>0.156124</text:p>
          </table:table-cell>
          <table:table-cell office:value-type="float" office:value="0.155799" calcext:value-type="float">
            <text:p>0.155799</text:p>
          </table:table-cell>
          <table:table-cell table:number-columns-repeated="3"/>
          <table:table-cell office:value-type="float" office:value="0.156207" calcext:value-type="float">
            <text:p>0.156207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485" calcext:value-type="float">
            <text:p>0.160485</text:p>
          </table:table-cell>
          <table:table-cell office:value-type="float" office:value="0.15638" calcext:value-type="float">
            <text:p>0.15638</text:p>
          </table:table-cell>
          <table:table-cell office:value-type="float" office:value="0.15591" calcext:value-type="float">
            <text:p>0.15591</text:p>
          </table:table-cell>
          <table:table-cell office:value-type="float" office:value="0.155801" calcext:value-type="float">
            <text:p>0.155801</text:p>
          </table:table-cell>
          <table:table-cell table:number-columns-repeated="3"/>
          <table:table-cell office:value-type="float" office:value="0.156211" calcext:value-type="float">
            <text:p>0.156211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49" calcext:value-type="float">
            <text:p>0.16049</text:p>
          </table:table-cell>
          <table:table-cell office:value-type="float" office:value="0.155856" calcext:value-type="float">
            <text:p>0.155856</text:p>
          </table:table-cell>
          <table:table-cell office:value-type="float" office:value="0.156085" calcext:value-type="float">
            <text:p>0.156085</text:p>
          </table:table-cell>
          <table:table-cell office:value-type="float" office:value="0.155781" calcext:value-type="float">
            <text:p>0.155781</text:p>
          </table:table-cell>
          <table:table-cell table:number-columns-repeated="3"/>
          <table:table-cell office:value-type="float" office:value="0.156193" calcext:value-type="float">
            <text:p>0.156193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593" calcext:value-type="float">
            <text:p>0.160593</text:p>
          </table:table-cell>
          <table:table-cell office:value-type="float" office:value="0.155814" calcext:value-type="float">
            <text:p>0.155814</text:p>
          </table:table-cell>
          <table:table-cell office:value-type="float" office:value="0.155823" calcext:value-type="float">
            <text:p>0.155823</text:p>
          </table:table-cell>
          <table:table-cell office:value-type="float" office:value="0.156012" calcext:value-type="float">
            <text:p>0.156012</text:p>
          </table:table-cell>
          <table:table-cell table:number-columns-repeated="3"/>
          <table:table-cell office:value-type="float" office:value="0.156211" calcext:value-type="float">
            <text:p>0.156211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252" calcext:value-type="float">
            <text:p>0.160252</text:p>
          </table:table-cell>
          <table:table-cell office:value-type="float" office:value="0.155971" calcext:value-type="float">
            <text:p>0.155971</text:p>
          </table:table-cell>
          <table:table-cell office:value-type="float" office:value="0.15594" calcext:value-type="float">
            <text:p>0.15594</text:p>
          </table:table-cell>
          <table:table-cell office:value-type="float" office:value="0.155841" calcext:value-type="float">
            <text:p>0.155841</text:p>
          </table:table-cell>
          <table:table-cell table:number-columns-repeated="3"/>
          <table:table-cell office:value-type="float" office:value="0.156214" calcext:value-type="float">
            <text:p>0.156214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293" calcext:value-type="float">
            <text:p>0.160293</text:p>
          </table:table-cell>
          <table:table-cell office:value-type="float" office:value="0.156788" calcext:value-type="float">
            <text:p>0.156788</text:p>
          </table:table-cell>
          <table:table-cell office:value-type="float" office:value="0.15589" calcext:value-type="float">
            <text:p>0.15589</text:p>
          </table:table-cell>
          <table:table-cell office:value-type="float" office:value="0.155812" calcext:value-type="float">
            <text:p>0.155812</text:p>
          </table:table-cell>
          <table:table-cell table:number-columns-repeated="3"/>
          <table:table-cell office:value-type="float" office:value="0.156231" calcext:value-type="float">
            <text:p>0.156231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24" calcext:value-type="float">
            <text:p>0.16024</text:p>
          </table:table-cell>
          <table:table-cell office:value-type="float" office:value="0.155787" calcext:value-type="float">
            <text:p>0.155787</text:p>
          </table:table-cell>
          <table:table-cell office:value-type="float" office:value="0.157074" calcext:value-type="float">
            <text:p>0.157074</text:p>
          </table:table-cell>
          <table:table-cell office:value-type="float" office:value="0.155767" calcext:value-type="float">
            <text:p>0.155767</text:p>
          </table:table-cell>
          <table:table-cell table:number-columns-repeated="3"/>
          <table:table-cell office:value-type="float" office:value="0.156183" calcext:value-type="float">
            <text:p>0.156183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267" calcext:value-type="float">
            <text:p>0.160267</text:p>
          </table:table-cell>
          <table:table-cell office:value-type="float" office:value="0.155885" calcext:value-type="float">
            <text:p>0.155885</text:p>
          </table:table-cell>
          <table:table-cell office:value-type="float" office:value="0.156305" calcext:value-type="float">
            <text:p>0.156305</text:p>
          </table:table-cell>
          <table:table-cell office:value-type="float" office:value="0.155802" calcext:value-type="float">
            <text:p>0.155802</text:p>
          </table:table-cell>
          <table:table-cell table:number-columns-repeated="3"/>
          <table:table-cell office:value-type="float" office:value="0.156187" calcext:value-type="float">
            <text:p>0.156187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261" calcext:value-type="float">
            <text:p>0.160261</text:p>
          </table:table-cell>
          <table:table-cell office:value-type="float" office:value="0.156153" calcext:value-type="float">
            <text:p>0.156153</text:p>
          </table:table-cell>
          <table:table-cell office:value-type="float" office:value="0.156954" calcext:value-type="float">
            <text:p>0.156954</text:p>
          </table:table-cell>
          <table:table-cell office:value-type="float" office:value="0.155792" calcext:value-type="float">
            <text:p>0.155792</text:p>
          </table:table-cell>
          <table:table-cell table:number-columns-repeated="3"/>
          <table:table-cell office:value-type="float" office:value="0.156251" calcext:value-type="float">
            <text:p>0.156251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243" calcext:value-type="float">
            <text:p>0.160243</text:p>
          </table:table-cell>
          <table:table-cell office:value-type="float" office:value="0.156705" calcext:value-type="float">
            <text:p>0.156705</text:p>
          </table:table-cell>
          <table:table-cell office:value-type="float" office:value="0.156801" calcext:value-type="float">
            <text:p>0.156801</text:p>
          </table:table-cell>
          <table:table-cell office:value-type="float" office:value="0.155787" calcext:value-type="float">
            <text:p>0.155787</text:p>
          </table:table-cell>
          <table:table-cell table:number-columns-repeated="3"/>
          <table:table-cell office:value-type="float" office:value="0.156174" calcext:value-type="float">
            <text:p>0.156174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136" calcext:value-type="float">
            <text:p>0.160136</text:p>
          </table:table-cell>
          <table:table-cell office:value-type="float" office:value="0.155949" calcext:value-type="float">
            <text:p>0.155949</text:p>
          </table:table-cell>
          <table:table-cell office:value-type="float" office:value="0.156004" calcext:value-type="float">
            <text:p>0.156004</text:p>
          </table:table-cell>
          <table:table-cell office:value-type="float" office:value="0.155829" calcext:value-type="float">
            <text:p>0.155829</text:p>
          </table:table-cell>
          <table:table-cell table:number-columns-repeated="3"/>
          <table:table-cell office:value-type="float" office:value="0.156261" calcext:value-type="float">
            <text:p>0.156261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339" calcext:value-type="float">
            <text:p>0.160339</text:p>
          </table:table-cell>
          <table:table-cell office:value-type="float" office:value="0.155975" calcext:value-type="float">
            <text:p>0.155975</text:p>
          </table:table-cell>
          <table:table-cell office:value-type="float" office:value="0.156363" calcext:value-type="float">
            <text:p>0.156363</text:p>
          </table:table-cell>
          <table:table-cell office:value-type="float" office:value="0.155843" calcext:value-type="float">
            <text:p>0.155843</text:p>
          </table:table-cell>
          <table:table-cell table:number-columns-repeated="3"/>
          <table:table-cell office:value-type="float" office:value="0.156161" calcext:value-type="float">
            <text:p>0.156161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445" calcext:value-type="float">
            <text:p>0.160445</text:p>
          </table:table-cell>
          <table:table-cell office:value-type="float" office:value="0.156523" calcext:value-type="float">
            <text:p>0.156523</text:p>
          </table:table-cell>
          <table:table-cell office:value-type="float" office:value="0.155881" calcext:value-type="float">
            <text:p>0.155881</text:p>
          </table:table-cell>
          <table:table-cell office:value-type="float" office:value="0.155827" calcext:value-type="float">
            <text:p>0.155827</text:p>
          </table:table-cell>
          <table:table-cell table:number-columns-repeated="3"/>
          <table:table-cell office:value-type="float" office:value="0.156235" calcext:value-type="float">
            <text:p>0.156235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472" calcext:value-type="float">
            <text:p>0.160472</text:p>
          </table:table-cell>
          <table:table-cell office:value-type="float" office:value="0.155932" calcext:value-type="float">
            <text:p>0.155932</text:p>
          </table:table-cell>
          <table:table-cell office:value-type="float" office:value="0.156053" calcext:value-type="float">
            <text:p>0.156053</text:p>
          </table:table-cell>
          <table:table-cell office:value-type="float" office:value="0.155782" calcext:value-type="float">
            <text:p>0.155782</text:p>
          </table:table-cell>
          <table:table-cell table:number-columns-repeated="3"/>
          <table:table-cell office:value-type="float" office:value="0.156148" calcext:value-type="float">
            <text:p>0.156148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795" calcext:value-type="float">
            <text:p>0.160795</text:p>
          </table:table-cell>
          <table:table-cell office:value-type="float" office:value="0.155805" calcext:value-type="float">
            <text:p>0.155805</text:p>
          </table:table-cell>
          <table:table-cell office:value-type="float" office:value="0.155887" calcext:value-type="float">
            <text:p>0.155887</text:p>
          </table:table-cell>
          <table:table-cell office:value-type="float" office:value="0.155922" calcext:value-type="float">
            <text:p>0.155922</text:p>
          </table:table-cell>
          <table:table-cell table:number-columns-repeated="3"/>
          <table:table-cell office:value-type="float" office:value="0.15626" calcext:value-type="float">
            <text:p>0.15626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704" calcext:value-type="float">
            <text:p>0.160704</text:p>
          </table:table-cell>
          <table:table-cell office:value-type="float" office:value="0.156325" calcext:value-type="float">
            <text:p>0.156325</text:p>
          </table:table-cell>
          <table:table-cell office:value-type="float" office:value="0.155889" calcext:value-type="float">
            <text:p>0.155889</text:p>
          </table:table-cell>
          <table:table-cell office:value-type="float" office:value="0.155795" calcext:value-type="float">
            <text:p>0.155795</text:p>
          </table:table-cell>
          <table:table-cell table:number-columns-repeated="3"/>
          <table:table-cell office:value-type="float" office:value="0.156194" calcext:value-type="float">
            <text:p>0.156194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405" calcext:value-type="float">
            <text:p>0.160405</text:p>
          </table:table-cell>
          <table:table-cell office:value-type="float" office:value="0.156115" calcext:value-type="float">
            <text:p>0.156115</text:p>
          </table:table-cell>
          <table:table-cell office:value-type="float" office:value="0.157155" calcext:value-type="float">
            <text:p>0.157155</text:p>
          </table:table-cell>
          <table:table-cell office:value-type="float" office:value="0.155848" calcext:value-type="float">
            <text:p>0.155848</text:p>
          </table:table-cell>
          <table:table-cell table:number-columns-repeated="3"/>
          <table:table-cell office:value-type="float" office:value="0.156161" calcext:value-type="float">
            <text:p>0.156161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1357" calcext:value-type="float">
            <text:p>0.161357</text:p>
          </table:table-cell>
          <table:table-cell office:value-type="float" office:value="0.15592" calcext:value-type="float">
            <text:p>0.15592</text:p>
          </table:table-cell>
          <table:table-cell office:value-type="float" office:value="0.155837" calcext:value-type="float">
            <text:p>0.155837</text:p>
          </table:table-cell>
          <table:table-cell office:value-type="float" office:value="0.155933" calcext:value-type="float">
            <text:p>0.155933</text:p>
          </table:table-cell>
          <table:table-cell table:number-columns-repeated="3"/>
          <table:table-cell office:value-type="float" office:value="0.15625" calcext:value-type="float">
            <text:p>0.15625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1197" calcext:value-type="float">
            <text:p>0.161197</text:p>
          </table:table-cell>
          <table:table-cell office:value-type="float" office:value="0.155932" calcext:value-type="float">
            <text:p>0.155932</text:p>
          </table:table-cell>
          <table:table-cell office:value-type="float" office:value="0.15603" calcext:value-type="float">
            <text:p>0.15603</text:p>
          </table:table-cell>
          <table:table-cell office:value-type="float" office:value="0.155798" calcext:value-type="float">
            <text:p>0.155798</text:p>
          </table:table-cell>
          <table:table-cell table:number-columns-repeated="3"/>
          <table:table-cell office:value-type="float" office:value="0.15615" calcext:value-type="float">
            <text:p>0.15615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0827" calcext:value-type="float">
            <text:p>0.160827</text:p>
          </table:table-cell>
          <table:table-cell office:value-type="float" office:value="0.155769" calcext:value-type="float">
            <text:p>0.155769</text:p>
          </table:table-cell>
          <table:table-cell office:value-type="float" office:value="0.156455" calcext:value-type="float">
            <text:p>0.156455</text:p>
          </table:table-cell>
          <table:table-cell office:value-type="float" office:value="0.155844" calcext:value-type="float">
            <text:p>0.155844</text:p>
          </table:table-cell>
          <table:table-cell table:number-columns-repeated="3"/>
          <table:table-cell office:value-type="float" office:value="0.156249" calcext:value-type="float">
            <text:p>0.156249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>
          <table:table-cell table:number-columns-repeated="3"/>
          <table:table-cell office:value-type="float" office:value="0.161417" calcext:value-type="float">
            <text:p>0.161417</text:p>
          </table:table-cell>
          <table:table-cell office:value-type="float" office:value="0.156352" calcext:value-type="float">
            <text:p>0.156352</text:p>
          </table:table-cell>
          <table:table-cell office:value-type="float" office:value="0.155845" calcext:value-type="float">
            <text:p>0.155845</text:p>
          </table:table-cell>
          <table:table-cell office:value-type="float" office:value="0.155808" calcext:value-type="float">
            <text:p>0.155808</text:p>
          </table:table-cell>
          <table:table-cell table:number-columns-repeated="3"/>
          <table:table-cell office:value-type="float" office:value="0.156205" calcext:value-type="float">
            <text:p>0.156205</text:p>
          </table:table-cell>
          <table:table-cell table:number-columns-repeated="14"/>
          <table:table-cell table:style-name="Default"/>
          <table:table-cell table:number-columns-repeated="998"/>
        </table:table-row>
        <table:table-row table:style-name="ro1" table:number-rows-repeated="1047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ambda 0" table:style-name="ta1">
        <table:table-column table:style-name="co1" table:default-cell-style-name="ce2"/>
        <table:table-column table:style-name="co2" table:default-cell-style-name="ce2"/>
        <table:table-column table:style-name="co7" table:default-cell-style-name="ce2"/>
        <table:table-column table:style-name="co1" table:default-cell-style-name="ce2"/>
        <table:table-column table:style-name="co5" table:default-cell-style-name="ce2"/>
        <table:table-column table:style-name="co6" table:default-cell-style-name="ce2"/>
        <table:table-column table:style-name="co8" table:default-cell-style-name="ce2"/>
        <table:table-column table:style-name="co3" table:default-cell-style-name="ce2"/>
        <table:table-column table:style-name="co2" table:default-cell-style-name="ce2"/>
        <table:table-column table:style-name="co9" table:default-cell-style-name="ce2"/>
        <table:table-column table:style-name="co4" table:number-columns-repeated="4" table:default-cell-style-name="ce2"/>
        <table:table-column table:style-name="co3" table:number-columns-repeated="9" table:default-cell-style-name="ce2"/>
        <table:table-column table:style-name="co1" table:default-cell-style-name="ce2"/>
        <table:table-column table:style-name="co10" table:default-cell-style-name="ce2"/>
        <table:table-column table:style-name="co3" table:number-columns-repeated="999" table:default-cell-style-name="ce2"/>
        <table:table-row table:style-name="ro1">
          <table:table-cell table:style-name="ce1" office:value-type="string" calcext:value-type="string">
            <text:p>L1 regularization</text:p>
          </table:table-cell>
          <table:table-cell table:style-name="ce1" office:value-type="string" calcext:value-type="string">
            <text:p>AEA</text:p>
          </table:table-cell>
          <table:table-cell table:style-name="ce1" office:value-type="string" calcext:value-type="string">
            <text:p>MinibatchSiz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512" calcext:value-type="float">
            <text:p>512</text:p>
          </table:table-cell>
          <table:table-cell table:style-name="ce1"/>
          <table:table-cell table:style-name="ce1" office:value-type="string" calcext:value-type="string">
            <text:p>AEA</text:p>
          </table:table-cell>
          <table:table-cell table:style-name="ce1" office:value-type="string" calcext:value-type="string">
            <text:p>MinibatchSize</text:p>
          </table:table-cell>
          <table:table-cell table:style-name="ce1" office:value-type="string" calcext:value-type="string">
            <text:p>NumSamples</text:p>
          </table:table-cell>
          <table:table-cell table:style-name="ce1" table:number-columns-repeated="3"/>
          <table:table-cell table:number-columns-repeated="9"/>
          <table:table-cell table:style-name="Default" table:number-columns-repeated="5"/>
          <table:table-cell table:number-columns-repeated="996"/>
        </table:table-row>
        <table:table-row table:style-name="ro1">
          <table:table-cell table:style-name="ce1" office:value-type="string" calcext:value-type="string">
            <text:p>lambda = 0.001</text:p>
          </table:table-cell>
          <table:table-cell table:style-name="ce1"/>
          <table:table-cell table:style-name="ce1" office:value-type="string" calcext:value-type="string">
            <text:p>SGD learning rate</text:p>
          </table:table-cell>
          <table:table-cell table:style-name="ce1" office:value-type="float" office:value="0.001" calcext:value-type="float">
            <text:p>0.001</text:p>
          </table:table-cell>
          <table:table-cell table:style-name="ce1" office:value-type="float" office:value="0.01" calcext:value-type="float">
            <text:p>0.01</text:p>
          </table:table-cell>
          <table:table-cell table:number-columns-repeated="2" table:style-name="ce1" office:value-type="float" office:value="0.1" calcext:value-type="float">
            <text:p>0.1</text:p>
          </table:table-cell>
          <table:table-cell table:style-name="ce1" table:number-columns-repeated="2"/>
          <table:table-cell table:style-name="ce1" office:value-type="string" calcext:value-type="string">
            <text:p>SCD learning rate</text:p>
          </table:table-cell>
          <table:table-cell table:style-name="ce1" office:value-type="float" office:value="10" calcext:value-type="float">
            <text:p>10</text:p>
          </table:table-cell>
          <table:table-cell table:style-name="ce1" table:number-columns-repeated="3"/>
          <table:table-cell table:number-columns-repeated="9"/>
          <table:table-cell table:style-name="Default" table:number-columns-repeated="5"/>
          <table:table-cell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number-columns-repeated="3"/>
          <table:table-cell office:value-type="float" office:value="0.206036" calcext:value-type="float">
            <text:p>0.206036</text:p>
          </table:table-cell>
          <table:table-cell office:value-type="float" office:value="0.168939" calcext:value-type="float">
            <text:p>0.168939</text:p>
          </table:table-cell>
          <table:table-cell office:value-type="float" office:value="0.16337" calcext:value-type="float">
            <text:p>0.16337</text:p>
          </table:table-cell>
          <table:table-cell office:value-type="float" office:value="0.212525" calcext:value-type="float">
            <text:p>0.212525</text:p>
          </table:table-cell>
          <table:table-cell table:number-columns-repeated="3"/>
          <table:table-cell office:value-type="float" office:value="0.20808" calcext:value-type="float">
            <text:p>0.20808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8993" calcext:value-type="float">
            <text:p>0.18993</text:p>
          </table:table-cell>
          <table:table-cell office:value-type="float" office:value="0.154159" calcext:value-type="float">
            <text:p>0.154159</text:p>
          </table:table-cell>
          <table:table-cell office:value-type="float" office:value="0.150556" calcext:value-type="float">
            <text:p>0.150556</text:p>
          </table:table-cell>
          <table:table-cell office:value-type="float" office:value="0.20089" calcext:value-type="float">
            <text:p>0.20089</text:p>
          </table:table-cell>
          <table:table-cell table:number-columns-repeated="3"/>
          <table:table-cell office:value-type="float" office:value="0.189808" calcext:value-type="float">
            <text:p>0.189808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77608" calcext:value-type="float">
            <text:p>0.177608</text:p>
          </table:table-cell>
          <table:table-cell office:value-type="float" office:value="0.149346" calcext:value-type="float">
            <text:p>0.149346</text:p>
          </table:table-cell>
          <table:table-cell office:value-type="float" office:value="0.147583" calcext:value-type="float">
            <text:p>0.147583</text:p>
          </table:table-cell>
          <table:table-cell office:value-type="float" office:value="0.191163" calcext:value-type="float">
            <text:p>0.191163</text:p>
          </table:table-cell>
          <table:table-cell table:number-columns-repeated="3"/>
          <table:table-cell office:value-type="float" office:value="0.17764" calcext:value-type="float">
            <text:p>0.17764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6883" calcext:value-type="float">
            <text:p>0.16883</text:p>
          </table:table-cell>
          <table:table-cell office:value-type="float" office:value="0.146973" calcext:value-type="float">
            <text:p>0.146973</text:p>
          </table:table-cell>
          <table:table-cell office:value-type="float" office:value="0.144669" calcext:value-type="float">
            <text:p>0.144669</text:p>
          </table:table-cell>
          <table:table-cell office:value-type="float" office:value="0.183139" calcext:value-type="float">
            <text:p>0.183139</text:p>
          </table:table-cell>
          <table:table-cell table:number-columns-repeated="3"/>
          <table:table-cell office:value-type="float" office:value="0.169385" calcext:value-type="float">
            <text:p>0.169385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63462" calcext:value-type="float">
            <text:p>0.163462</text:p>
          </table:table-cell>
          <table:table-cell office:value-type="float" office:value="0.14504" calcext:value-type="float">
            <text:p>0.14504</text:p>
          </table:table-cell>
          <table:table-cell office:value-type="float" office:value="0.144016" calcext:value-type="float">
            <text:p>0.144016</text:p>
          </table:table-cell>
          <table:table-cell office:value-type="float" office:value="0.176599" calcext:value-type="float">
            <text:p>0.176599</text:p>
          </table:table-cell>
          <table:table-cell table:number-columns-repeated="3"/>
          <table:table-cell office:value-type="float" office:value="0.163633" calcext:value-type="float">
            <text:p>0.163633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59575" calcext:value-type="float">
            <text:p>0.159575</text:p>
          </table:table-cell>
          <table:table-cell office:value-type="float" office:value="0.145473" calcext:value-type="float">
            <text:p>0.145473</text:p>
          </table:table-cell>
          <table:table-cell office:value-type="float" office:value="0.142972" calcext:value-type="float">
            <text:p>0.142972</text:p>
          </table:table-cell>
          <table:table-cell office:value-type="float" office:value="0.171311" calcext:value-type="float">
            <text:p>0.171311</text:p>
          </table:table-cell>
          <table:table-cell table:number-columns-repeated="3"/>
          <table:table-cell office:value-type="float" office:value="0.159509" calcext:value-type="float">
            <text:p>0.159509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56864" calcext:value-type="float">
            <text:p>0.156864</text:p>
          </table:table-cell>
          <table:table-cell office:value-type="float" office:value="0.144222" calcext:value-type="float">
            <text:p>0.144222</text:p>
          </table:table-cell>
          <table:table-cell office:value-type="float" office:value="0.142667" calcext:value-type="float">
            <text:p>0.142667</text:p>
          </table:table-cell>
          <table:table-cell office:value-type="float" office:value="0.167049" calcext:value-type="float">
            <text:p>0.167049</text:p>
          </table:table-cell>
          <table:table-cell table:number-columns-repeated="3"/>
          <table:table-cell office:value-type="float" office:value="0.15647" calcext:value-type="float">
            <text:p>0.15647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53769" calcext:value-type="float">
            <text:p>0.153769</text:p>
          </table:table-cell>
          <table:table-cell office:value-type="float" office:value="0.142692" calcext:value-type="float">
            <text:p>0.142692</text:p>
          </table:table-cell>
          <table:table-cell office:value-type="float" office:value="0.141037" calcext:value-type="float">
            <text:p>0.141037</text:p>
          </table:table-cell>
          <table:table-cell office:value-type="float" office:value="0.163604" calcext:value-type="float">
            <text:p>0.163604</text:p>
          </table:table-cell>
          <table:table-cell table:number-columns-repeated="3"/>
          <table:table-cell office:value-type="float" office:value="0.154172" calcext:value-type="float">
            <text:p>0.154172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51996" calcext:value-type="float">
            <text:p>0.151996</text:p>
          </table:table-cell>
          <table:table-cell office:value-type="float" office:value="0.141961" calcext:value-type="float">
            <text:p>0.141961</text:p>
          </table:table-cell>
          <table:table-cell office:value-type="float" office:value="0.140956" calcext:value-type="float">
            <text:p>0.140956</text:p>
          </table:table-cell>
          <table:table-cell office:value-type="float" office:value="0.160806" calcext:value-type="float">
            <text:p>0.160806</text:p>
          </table:table-cell>
          <table:table-cell table:number-columns-repeated="3"/>
          <table:table-cell office:value-type="float" office:value="0.152394" calcext:value-type="float">
            <text:p>0.152394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50791" calcext:value-type="float">
            <text:p>0.150791</text:p>
          </table:table-cell>
          <table:table-cell office:value-type="float" office:value="0.142784" calcext:value-type="float">
            <text:p>0.142784</text:p>
          </table:table-cell>
          <table:table-cell office:value-type="float" office:value="0.140948" calcext:value-type="float">
            <text:p>0.140948</text:p>
          </table:table-cell>
          <table:table-cell office:value-type="float" office:value="0.158518" calcext:value-type="float">
            <text:p>0.158518</text:p>
          </table:table-cell>
          <table:table-cell table:number-columns-repeated="3"/>
          <table:table-cell office:value-type="float" office:value="0.150989" calcext:value-type="float">
            <text:p>0.150989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50439" calcext:value-type="float">
            <text:p>0.150439</text:p>
          </table:table-cell>
          <table:table-cell office:value-type="float" office:value="0.141249" calcext:value-type="float">
            <text:p>0.141249</text:p>
          </table:table-cell>
          <table:table-cell office:value-type="float" office:value="0.141749" calcext:value-type="float">
            <text:p>0.141749</text:p>
          </table:table-cell>
          <table:table-cell office:value-type="float" office:value="0.156628" calcext:value-type="float">
            <text:p>0.156628</text:p>
          </table:table-cell>
          <table:table-cell table:number-columns-repeated="3"/>
          <table:table-cell office:value-type="float" office:value="0.149855" calcext:value-type="float">
            <text:p>0.149855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48749" calcext:value-type="float">
            <text:p>0.148749</text:p>
          </table:table-cell>
          <table:table-cell office:value-type="float" office:value="0.140635" calcext:value-type="float">
            <text:p>0.140635</text:p>
          </table:table-cell>
          <table:table-cell office:value-type="float" office:value="0.141064" calcext:value-type="float">
            <text:p>0.141064</text:p>
          </table:table-cell>
          <table:table-cell office:value-type="float" office:value="0.155056" calcext:value-type="float">
            <text:p>0.155056</text:p>
          </table:table-cell>
          <table:table-cell table:number-columns-repeated="3"/>
          <table:table-cell office:value-type="float" office:value="0.148924" calcext:value-type="float">
            <text:p>0.148924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49633" calcext:value-type="float">
            <text:p>0.149633</text:p>
          </table:table-cell>
          <table:table-cell office:value-type="float" office:value="0.140826" calcext:value-type="float">
            <text:p>0.140826</text:p>
          </table:table-cell>
          <table:table-cell office:value-type="float" office:value="0.138971" calcext:value-type="float">
            <text:p>0.138971</text:p>
          </table:table-cell>
          <table:table-cell office:value-type="float" office:value="0.153735" calcext:value-type="float">
            <text:p>0.153735</text:p>
          </table:table-cell>
          <table:table-cell table:number-columns-repeated="3"/>
          <table:table-cell office:value-type="float" office:value="0.148146" calcext:value-type="float">
            <text:p>0.148146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47697" calcext:value-type="float">
            <text:p>0.147697</text:p>
          </table:table-cell>
          <table:table-cell office:value-type="float" office:value="0.139901" calcext:value-type="float">
            <text:p>0.139901</text:p>
          </table:table-cell>
          <table:table-cell office:value-type="float" office:value="0.138825" calcext:value-type="float">
            <text:p>0.138825</text:p>
          </table:table-cell>
          <table:table-cell office:value-type="float" office:value="0.152615" calcext:value-type="float">
            <text:p>0.152615</text:p>
          </table:table-cell>
          <table:table-cell table:number-columns-repeated="3"/>
          <table:table-cell office:value-type="float" office:value="0.147485" calcext:value-type="float">
            <text:p>0.147485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46805" calcext:value-type="float">
            <text:p>0.146805</text:p>
          </table:table-cell>
          <table:table-cell office:value-type="float" office:value="0.139475" calcext:value-type="float">
            <text:p>0.139475</text:p>
          </table:table-cell>
          <table:table-cell office:value-type="float" office:value="0.138384" calcext:value-type="float">
            <text:p>0.138384</text:p>
          </table:table-cell>
          <table:table-cell office:value-type="float" office:value="0.151655" calcext:value-type="float">
            <text:p>0.151655</text:p>
          </table:table-cell>
          <table:table-cell table:number-columns-repeated="3"/>
          <table:table-cell office:value-type="float" office:value="0.146916" calcext:value-type="float">
            <text:p>0.146916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46512" calcext:value-type="float">
            <text:p>0.146512</text:p>
          </table:table-cell>
          <table:table-cell office:value-type="float" office:value="0.139165" calcext:value-type="float">
            <text:p>0.139165</text:p>
          </table:table-cell>
          <table:table-cell office:value-type="float" office:value="0.13804" calcext:value-type="float">
            <text:p>0.13804</text:p>
          </table:table-cell>
          <table:table-cell office:value-type="float" office:value="0.150828" calcext:value-type="float">
            <text:p>0.150828</text:p>
          </table:table-cell>
          <table:table-cell table:number-columns-repeated="3"/>
          <table:table-cell office:value-type="float" office:value="0.146421" calcext:value-type="float">
            <text:p>0.146421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45859" calcext:value-type="float">
            <text:p>0.145859</text:p>
          </table:table-cell>
          <table:table-cell office:value-type="float" office:value="0.139195" calcext:value-type="float">
            <text:p>0.139195</text:p>
          </table:table-cell>
          <table:table-cell office:value-type="float" office:value="0.138038" calcext:value-type="float">
            <text:p>0.138038</text:p>
          </table:table-cell>
          <table:table-cell office:value-type="float" office:value="0.150106" calcext:value-type="float">
            <text:p>0.150106</text:p>
          </table:table-cell>
          <table:table-cell table:number-columns-repeated="3"/>
          <table:table-cell office:value-type="float" office:value="0.145984" calcext:value-type="float">
            <text:p>0.145984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45553" calcext:value-type="float">
            <text:p>0.145553</text:p>
          </table:table-cell>
          <table:table-cell office:value-type="float" office:value="0.139602" calcext:value-type="float">
            <text:p>0.139602</text:p>
          </table:table-cell>
          <table:table-cell office:value-type="float" office:value="0.137674" calcext:value-type="float">
            <text:p>0.137674</text:p>
          </table:table-cell>
          <table:table-cell office:value-type="float" office:value="0.149474" calcext:value-type="float">
            <text:p>0.149474</text:p>
          </table:table-cell>
          <table:table-cell table:number-columns-repeated="3"/>
          <table:table-cell office:value-type="float" office:value="0.145592" calcext:value-type="float">
            <text:p>0.145592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45186" calcext:value-type="float">
            <text:p>0.145186</text:p>
          </table:table-cell>
          <table:table-cell office:value-type="float" office:value="0.13848" calcext:value-type="float">
            <text:p>0.13848</text:p>
          </table:table-cell>
          <table:table-cell office:value-type="float" office:value="0.137954" calcext:value-type="float">
            <text:p>0.137954</text:p>
          </table:table-cell>
          <table:table-cell office:value-type="float" office:value="0.148913" calcext:value-type="float">
            <text:p>0.148913</text:p>
          </table:table-cell>
          <table:table-cell table:number-columns-repeated="3"/>
          <table:table-cell office:value-type="float" office:value="0.14524" calcext:value-type="float">
            <text:p>0.14524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44864" calcext:value-type="float">
            <text:p>0.144864</text:p>
          </table:table-cell>
          <table:table-cell office:value-type="float" office:value="0.138424" calcext:value-type="float">
            <text:p>0.138424</text:p>
          </table:table-cell>
          <table:table-cell office:value-type="float" office:value="0.13774" calcext:value-type="float">
            <text:p>0.13774</text:p>
          </table:table-cell>
          <table:table-cell office:value-type="float" office:value="0.148413" calcext:value-type="float">
            <text:p>0.148413</text:p>
          </table:table-cell>
          <table:table-cell table:number-columns-repeated="3"/>
          <table:table-cell office:value-type="float" office:value="0.144919" calcext:value-type="float">
            <text:p>0.144919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44717" calcext:value-type="float">
            <text:p>0.144717</text:p>
          </table:table-cell>
          <table:table-cell office:value-type="float" office:value="0.138065" calcext:value-type="float">
            <text:p>0.138065</text:p>
          </table:table-cell>
          <table:table-cell office:value-type="float" office:value="0.137674" calcext:value-type="float">
            <text:p>0.137674</text:p>
          </table:table-cell>
          <table:table-cell office:value-type="float" office:value="0.147965" calcext:value-type="float">
            <text:p>0.147965</text:p>
          </table:table-cell>
          <table:table-cell table:number-columns-repeated="3"/>
          <table:table-cell office:value-type="float" office:value="0.144624" calcext:value-type="float">
            <text:p>0.144624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44992" calcext:value-type="float">
            <text:p>0.144992</text:p>
          </table:table-cell>
          <table:table-cell office:value-type="float" office:value="0.137896" calcext:value-type="float">
            <text:p>0.137896</text:p>
          </table:table-cell>
          <table:table-cell office:value-type="float" office:value="0.138391" calcext:value-type="float">
            <text:p>0.138391</text:p>
          </table:table-cell>
          <table:table-cell office:value-type="float" office:value="0.147559" calcext:value-type="float">
            <text:p>0.147559</text:p>
          </table:table-cell>
          <table:table-cell table:number-columns-repeated="3"/>
          <table:table-cell office:value-type="float" office:value="0.144352" calcext:value-type="float">
            <text:p>0.144352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4416" calcext:value-type="float">
            <text:p>0.14416</text:p>
          </table:table-cell>
          <table:table-cell office:value-type="float" office:value="0.13778" calcext:value-type="float">
            <text:p>0.13778</text:p>
          </table:table-cell>
          <table:table-cell office:value-type="float" office:value="0.136868" calcext:value-type="float">
            <text:p>0.136868</text:p>
          </table:table-cell>
          <table:table-cell office:value-type="float" office:value="0.147189" calcext:value-type="float">
            <text:p>0.147189</text:p>
          </table:table-cell>
          <table:table-cell table:number-columns-repeated="3"/>
          <table:table-cell office:value-type="float" office:value="0.144099" calcext:value-type="float">
            <text:p>0.144099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44979" calcext:value-type="float">
            <text:p>0.144979</text:p>
          </table:table-cell>
          <table:table-cell office:value-type="float" office:value="0.137801" calcext:value-type="float">
            <text:p>0.137801</text:p>
          </table:table-cell>
          <table:table-cell office:value-type="float" office:value="0.136778" calcext:value-type="float">
            <text:p>0.136778</text:p>
          </table:table-cell>
          <table:table-cell office:value-type="float" office:value="0.146851" calcext:value-type="float">
            <text:p>0.146851</text:p>
          </table:table-cell>
          <table:table-cell table:number-columns-repeated="3"/>
          <table:table-cell office:value-type="float" office:value="0.143862" calcext:value-type="float">
            <text:p>0.143862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44819" calcext:value-type="float">
            <text:p>0.144819</text:p>
          </table:table-cell>
          <table:table-cell office:value-type="float" office:value="0.137414" calcext:value-type="float">
            <text:p>0.137414</text:p>
          </table:table-cell>
          <table:table-cell office:value-type="float" office:value="0.136671" calcext:value-type="float">
            <text:p>0.136671</text:p>
          </table:table-cell>
          <table:table-cell office:value-type="float" office:value="0.14654" calcext:value-type="float">
            <text:p>0.14654</text:p>
          </table:table-cell>
          <table:table-cell table:number-columns-repeated="3"/>
          <table:table-cell office:value-type="float" office:value="0.14364" calcext:value-type="float">
            <text:p>0.14364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43601" calcext:value-type="float">
            <text:p>0.143601</text:p>
          </table:table-cell>
          <table:table-cell office:value-type="float" office:value="0.137255" calcext:value-type="float">
            <text:p>0.137255</text:p>
          </table:table-cell>
          <table:table-cell office:value-type="float" office:value="0.136511" calcext:value-type="float">
            <text:p>0.136511</text:p>
          </table:table-cell>
          <table:table-cell office:value-type="float" office:value="0.146253" calcext:value-type="float">
            <text:p>0.146253</text:p>
          </table:table-cell>
          <table:table-cell table:number-columns-repeated="3"/>
          <table:table-cell office:value-type="float" office:value="0.143431" calcext:value-type="float">
            <text:p>0.143431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43253" calcext:value-type="float">
            <text:p>0.143253</text:p>
          </table:table-cell>
          <table:table-cell office:value-type="float" office:value="0.137364" calcext:value-type="float">
            <text:p>0.137364</text:p>
          </table:table-cell>
          <table:table-cell office:value-type="float" office:value="0.13638" calcext:value-type="float">
            <text:p>0.13638</text:p>
          </table:table-cell>
          <table:table-cell office:value-type="float" office:value="0.145984" calcext:value-type="float">
            <text:p>0.145984</text:p>
          </table:table-cell>
          <table:table-cell table:number-columns-repeated="3"/>
          <table:table-cell office:value-type="float" office:value="0.143231" calcext:value-type="float">
            <text:p>0.143231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43471" calcext:value-type="float">
            <text:p>0.143471</text:p>
          </table:table-cell>
          <table:table-cell office:value-type="float" office:value="0.13706" calcext:value-type="float">
            <text:p>0.13706</text:p>
          </table:table-cell>
          <table:table-cell office:value-type="float" office:value="0.136473" calcext:value-type="float">
            <text:p>0.136473</text:p>
          </table:table-cell>
          <table:table-cell office:value-type="float" office:value="0.145733" calcext:value-type="float">
            <text:p>0.145733</text:p>
          </table:table-cell>
          <table:table-cell table:number-columns-repeated="3"/>
          <table:table-cell office:value-type="float" office:value="0.143043" calcext:value-type="float">
            <text:p>0.143043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42819" calcext:value-type="float">
            <text:p>0.142819</text:p>
          </table:table-cell>
          <table:table-cell office:value-type="float" office:value="0.136894" calcext:value-type="float">
            <text:p>0.136894</text:p>
          </table:table-cell>
          <table:table-cell office:value-type="float" office:value="0.137121" calcext:value-type="float">
            <text:p>0.137121</text:p>
          </table:table-cell>
          <table:table-cell office:value-type="float" office:value="0.145497" calcext:value-type="float">
            <text:p>0.145497</text:p>
          </table:table-cell>
          <table:table-cell table:number-columns-repeated="3"/>
          <table:table-cell office:value-type="float" office:value="0.142862" calcext:value-type="float">
            <text:p>0.142862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4284" calcext:value-type="float">
            <text:p>0.14284</text:p>
          </table:table-cell>
          <table:table-cell office:value-type="float" office:value="0.137648" calcext:value-type="float">
            <text:p>0.137648</text:p>
          </table:table-cell>
          <table:table-cell office:value-type="float" office:value="0.1362" calcext:value-type="float">
            <text:p>0.1362</text:p>
          </table:table-cell>
          <table:table-cell office:value-type="float" office:value="0.145277" calcext:value-type="float">
            <text:p>0.145277</text:p>
          </table:table-cell>
          <table:table-cell table:number-columns-repeated="3"/>
          <table:table-cell office:value-type="float" office:value="0.142691" calcext:value-type="float">
            <text:p>0.142691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42585" calcext:value-type="float">
            <text:p>0.142585</text:p>
          </table:table-cell>
          <table:table-cell office:value-type="float" office:value="0.136878" calcext:value-type="float">
            <text:p>0.136878</text:p>
          </table:table-cell>
          <table:table-cell office:value-type="float" office:value="0.136124" calcext:value-type="float">
            <text:p>0.136124</text:p>
          </table:table-cell>
          <table:table-cell office:value-type="float" office:value="0.145067" calcext:value-type="float">
            <text:p>0.145067</text:p>
          </table:table-cell>
          <table:table-cell table:number-columns-repeated="3"/>
          <table:table-cell office:value-type="float" office:value="0.142526" calcext:value-type="float">
            <text:p>0.142526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42518" calcext:value-type="float">
            <text:p>0.142518</text:p>
          </table:table-cell>
          <table:table-cell office:value-type="float" office:value="0.136881" calcext:value-type="float">
            <text:p>0.136881</text:p>
          </table:table-cell>
          <table:table-cell office:value-type="float" office:value="0.135993" calcext:value-type="float">
            <text:p>0.135993</text:p>
          </table:table-cell>
          <table:table-cell office:value-type="float" office:value="0.144869" calcext:value-type="float">
            <text:p>0.144869</text:p>
          </table:table-cell>
          <table:table-cell table:number-columns-repeated="3"/>
          <table:table-cell office:value-type="float" office:value="0.142368" calcext:value-type="float">
            <text:p>0.142368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42151" calcext:value-type="float">
            <text:p>0.142151</text:p>
          </table:table-cell>
          <table:table-cell office:value-type="float" office:value="0.137051" calcext:value-type="float">
            <text:p>0.137051</text:p>
          </table:table-cell>
          <table:table-cell office:value-type="float" office:value="0.136095" calcext:value-type="float">
            <text:p>0.136095</text:p>
          </table:table-cell>
          <table:table-cell office:value-type="float" office:value="0.14468" calcext:value-type="float">
            <text:p>0.14468</text:p>
          </table:table-cell>
          <table:table-cell table:number-columns-repeated="3"/>
          <table:table-cell office:value-type="float" office:value="0.142216" calcext:value-type="float">
            <text:p>0.142216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42104" calcext:value-type="float">
            <text:p>0.142104</text:p>
          </table:table-cell>
          <table:table-cell office:value-type="float" office:value="0.136381" calcext:value-type="float">
            <text:p>0.136381</text:p>
          </table:table-cell>
          <table:table-cell office:value-type="float" office:value="0.135896" calcext:value-type="float">
            <text:p>0.135896</text:p>
          </table:table-cell>
          <table:table-cell office:value-type="float" office:value="0.144499" calcext:value-type="float">
            <text:p>0.144499</text:p>
          </table:table-cell>
          <table:table-cell table:number-columns-repeated="3"/>
          <table:table-cell office:value-type="float" office:value="0.14207" calcext:value-type="float">
            <text:p>0.14207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41857" calcext:value-type="float">
            <text:p>0.141857</text:p>
          </table:table-cell>
          <table:table-cell office:value-type="float" office:value="0.136553" calcext:value-type="float">
            <text:p>0.136553</text:p>
          </table:table-cell>
          <table:table-cell office:value-type="float" office:value="0.136187" calcext:value-type="float">
            <text:p>0.136187</text:p>
          </table:table-cell>
          <table:table-cell office:value-type="float" office:value="0.144327" calcext:value-type="float">
            <text:p>0.144327</text:p>
          </table:table-cell>
          <table:table-cell table:number-columns-repeated="3"/>
          <table:table-cell office:value-type="float" office:value="0.141929" calcext:value-type="float">
            <text:p>0.141929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41854" calcext:value-type="float">
            <text:p>0.141854</text:p>
          </table:table-cell>
          <table:table-cell office:value-type="float" office:value="0.136251" calcext:value-type="float">
            <text:p>0.136251</text:p>
          </table:table-cell>
          <table:table-cell office:value-type="float" office:value="0.135639" calcext:value-type="float">
            <text:p>0.135639</text:p>
          </table:table-cell>
          <table:table-cell office:value-type="float" office:value="0.144162" calcext:value-type="float">
            <text:p>0.144162</text:p>
          </table:table-cell>
          <table:table-cell table:number-columns-repeated="3"/>
          <table:table-cell office:value-type="float" office:value="0.141793" calcext:value-type="float">
            <text:p>0.141793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42218" calcext:value-type="float">
            <text:p>0.142218</text:p>
          </table:table-cell>
          <table:table-cell office:value-type="float" office:value="0.136327" calcext:value-type="float">
            <text:p>0.136327</text:p>
          </table:table-cell>
          <table:table-cell office:value-type="float" office:value="0.13583" calcext:value-type="float">
            <text:p>0.13583</text:p>
          </table:table-cell>
          <table:table-cell office:value-type="float" office:value="0.144004" calcext:value-type="float">
            <text:p>0.144004</text:p>
          </table:table-cell>
          <table:table-cell table:number-columns-repeated="3"/>
          <table:table-cell office:value-type="float" office:value="0.141661" calcext:value-type="float">
            <text:p>0.141661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4164" calcext:value-type="float">
            <text:p>0.14164</text:p>
          </table:table-cell>
          <table:table-cell office:value-type="float" office:value="0.136121" calcext:value-type="float">
            <text:p>0.136121</text:p>
          </table:table-cell>
          <table:table-cell office:value-type="float" office:value="0.135468" calcext:value-type="float">
            <text:p>0.135468</text:p>
          </table:table-cell>
          <table:table-cell office:value-type="float" office:value="0.143852" calcext:value-type="float">
            <text:p>0.143852</text:p>
          </table:table-cell>
          <table:table-cell table:number-columns-repeated="3"/>
          <table:table-cell office:value-type="float" office:value="0.141534" calcext:value-type="float">
            <text:p>0.141534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41624" calcext:value-type="float">
            <text:p>0.141624</text:p>
          </table:table-cell>
          <table:table-cell office:value-type="float" office:value="0.13608" calcext:value-type="float">
            <text:p>0.13608</text:p>
          </table:table-cell>
          <table:table-cell office:value-type="float" office:value="0.135338" calcext:value-type="float">
            <text:p>0.135338</text:p>
          </table:table-cell>
          <table:table-cell office:value-type="float" office:value="0.143704" calcext:value-type="float">
            <text:p>0.143704</text:p>
          </table:table-cell>
          <table:table-cell table:number-columns-repeated="3"/>
          <table:table-cell office:value-type="float" office:value="0.141412" calcext:value-type="float">
            <text:p>0.141412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41237" calcext:value-type="float">
            <text:p>0.141237</text:p>
          </table:table-cell>
          <table:table-cell office:value-type="float" office:value="0.136247" calcext:value-type="float">
            <text:p>0.136247</text:p>
          </table:table-cell>
          <table:table-cell office:value-type="float" office:value="0.13533" calcext:value-type="float">
            <text:p>0.13533</text:p>
          </table:table-cell>
          <table:table-cell office:value-type="float" office:value="0.143562" calcext:value-type="float">
            <text:p>0.143562</text:p>
          </table:table-cell>
          <table:table-cell table:number-columns-repeated="3"/>
          <table:table-cell office:value-type="float" office:value="0.141293" calcext:value-type="float">
            <text:p>0.141293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42221" calcext:value-type="float">
            <text:p>0.142221</text:p>
          </table:table-cell>
          <table:table-cell office:value-type="float" office:value="0.135878" calcext:value-type="float">
            <text:p>0.135878</text:p>
          </table:table-cell>
          <table:table-cell office:value-type="float" office:value="0.135477" calcext:value-type="float">
            <text:p>0.135477</text:p>
          </table:table-cell>
          <table:table-cell office:value-type="float" office:value="0.143425" calcext:value-type="float">
            <text:p>0.143425</text:p>
          </table:table-cell>
          <table:table-cell table:number-columns-repeated="3"/>
          <table:table-cell office:value-type="float" office:value="0.141178" calcext:value-type="float">
            <text:p>0.141178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41084" calcext:value-type="float">
            <text:p>0.141084</text:p>
          </table:table-cell>
          <table:table-cell office:value-type="float" office:value="0.135777" calcext:value-type="float">
            <text:p>0.135777</text:p>
          </table:table-cell>
          <table:table-cell office:value-type="float" office:value="0.135228" calcext:value-type="float">
            <text:p>0.135228</text:p>
          </table:table-cell>
          <table:table-cell office:value-type="float" office:value="0.143293" calcext:value-type="float">
            <text:p>0.143293</text:p>
          </table:table-cell>
          <table:table-cell table:number-columns-repeated="3"/>
          <table:table-cell office:value-type="float" office:value="0.141066" calcext:value-type="float">
            <text:p>0.141066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4135" calcext:value-type="float">
            <text:p>0.14135</text:p>
          </table:table-cell>
          <table:table-cell office:value-type="float" office:value="0.137236" calcext:value-type="float">
            <text:p>0.137236</text:p>
          </table:table-cell>
          <table:table-cell office:value-type="float" office:value="0.135478" calcext:value-type="float">
            <text:p>0.135478</text:p>
          </table:table-cell>
          <table:table-cell office:value-type="float" office:value="0.143164" calcext:value-type="float">
            <text:p>0.143164</text:p>
          </table:table-cell>
          <table:table-cell table:number-columns-repeated="3"/>
          <table:table-cell office:value-type="float" office:value="0.140957" calcext:value-type="float">
            <text:p>0.140957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41031" calcext:value-type="float">
            <text:p>0.141031</text:p>
          </table:table-cell>
          <table:table-cell office:value-type="float" office:value="0.137715" calcext:value-type="float">
            <text:p>0.137715</text:p>
          </table:table-cell>
          <table:table-cell office:value-type="float" office:value="0.135117" calcext:value-type="float">
            <text:p>0.135117</text:p>
          </table:table-cell>
          <table:table-cell office:value-type="float" office:value="0.14304" calcext:value-type="float">
            <text:p>0.14304</text:p>
          </table:table-cell>
          <table:table-cell table:number-columns-repeated="3"/>
          <table:table-cell office:value-type="float" office:value="0.140853" calcext:value-type="float">
            <text:p>0.140853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40629" calcext:value-type="float">
            <text:p>0.140629</text:p>
          </table:table-cell>
          <table:table-cell office:value-type="float" office:value="0.135729" calcext:value-type="float">
            <text:p>0.135729</text:p>
          </table:table-cell>
          <table:table-cell office:value-type="float" office:value="0.135186" calcext:value-type="float">
            <text:p>0.135186</text:p>
          </table:table-cell>
          <table:table-cell office:value-type="float" office:value="0.142919" calcext:value-type="float">
            <text:p>0.142919</text:p>
          </table:table-cell>
          <table:table-cell table:number-columns-repeated="3"/>
          <table:table-cell office:value-type="float" office:value="0.14075" calcext:value-type="float">
            <text:p>0.14075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40529" calcext:value-type="float">
            <text:p>0.140529</text:p>
          </table:table-cell>
          <table:table-cell office:value-type="float" office:value="0.135805" calcext:value-type="float">
            <text:p>0.135805</text:p>
          </table:table-cell>
          <table:table-cell office:value-type="float" office:value="0.136987" calcext:value-type="float">
            <text:p>0.136987</text:p>
          </table:table-cell>
          <table:table-cell office:value-type="float" office:value="0.142801" calcext:value-type="float">
            <text:p>0.142801</text:p>
          </table:table-cell>
          <table:table-cell table:number-columns-repeated="3"/>
          <table:table-cell office:value-type="float" office:value="0.140649" calcext:value-type="float">
            <text:p>0.140649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40437" calcext:value-type="float">
            <text:p>0.140437</text:p>
          </table:table-cell>
          <table:table-cell office:value-type="float" office:value="0.13688" calcext:value-type="float">
            <text:p>0.13688</text:p>
          </table:table-cell>
          <table:table-cell office:value-type="float" office:value="0.134948" calcext:value-type="float">
            <text:p>0.134948</text:p>
          </table:table-cell>
          <table:table-cell office:value-type="float" office:value="0.142686" calcext:value-type="float">
            <text:p>0.142686</text:p>
          </table:table-cell>
          <table:table-cell table:number-columns-repeated="3"/>
          <table:table-cell office:value-type="float" office:value="0.140553" calcext:value-type="float">
            <text:p>0.140553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40434" calcext:value-type="float">
            <text:p>0.140434</text:p>
          </table:table-cell>
          <table:table-cell office:value-type="float" office:value="0.135527" calcext:value-type="float">
            <text:p>0.135527</text:p>
          </table:table-cell>
          <table:table-cell office:value-type="float" office:value="0.135969" calcext:value-type="float">
            <text:p>0.135969</text:p>
          </table:table-cell>
          <table:table-cell office:value-type="float" office:value="0.142575" calcext:value-type="float">
            <text:p>0.142575</text:p>
          </table:table-cell>
          <table:table-cell table:number-columns-repeated="3"/>
          <table:table-cell office:value-type="float" office:value="0.140458" calcext:value-type="float">
            <text:p>0.140458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40232" calcext:value-type="float">
            <text:p>0.140232</text:p>
          </table:table-cell>
          <table:table-cell office:value-type="float" office:value="0.13545" calcext:value-type="float">
            <text:p>0.13545</text:p>
          </table:table-cell>
          <table:table-cell office:value-type="float" office:value="0.135582" calcext:value-type="float">
            <text:p>0.135582</text:p>
          </table:table-cell>
          <table:table-cell office:value-type="float" office:value="0.142467" calcext:value-type="float">
            <text:p>0.142467</text:p>
          </table:table-cell>
          <table:table-cell table:number-columns-repeated="3"/>
          <table:table-cell office:value-type="float" office:value="0.140367" calcext:value-type="float">
            <text:p>0.140367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40112" calcext:value-type="float">
            <text:p>0.140112</text:p>
          </table:table-cell>
          <table:table-cell office:value-type="float" office:value="0.135707" calcext:value-type="float">
            <text:p>0.135707</text:p>
          </table:table-cell>
          <table:table-cell office:value-type="float" office:value="0.13529" calcext:value-type="float">
            <text:p>0.13529</text:p>
          </table:table-cell>
          <table:table-cell office:value-type="float" office:value="0.142361" calcext:value-type="float">
            <text:p>0.142361</text:p>
          </table:table-cell>
          <table:table-cell table:number-columns-repeated="3"/>
          <table:table-cell office:value-type="float" office:value="0.140278" calcext:value-type="float">
            <text:p>0.140278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40291" calcext:value-type="float">
            <text:p>0.140291</text:p>
          </table:table-cell>
          <table:table-cell office:value-type="float" office:value="0.135532" calcext:value-type="float">
            <text:p>0.135532</text:p>
          </table:table-cell>
          <table:table-cell office:value-type="float" office:value="0.134892" calcext:value-type="float">
            <text:p>0.134892</text:p>
          </table:table-cell>
          <table:table-cell office:value-type="float" office:value="0.142258" calcext:value-type="float">
            <text:p>0.142258</text:p>
          </table:table-cell>
          <table:table-cell table:number-columns-repeated="3"/>
          <table:table-cell office:value-type="float" office:value="0.140191" calcext:value-type="float">
            <text:p>0.140191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40224" calcext:value-type="float">
            <text:p>0.140224</text:p>
          </table:table-cell>
          <table:table-cell office:value-type="float" office:value="0.135231" calcext:value-type="float">
            <text:p>0.135231</text:p>
          </table:table-cell>
          <table:table-cell office:value-type="float" office:value="0.134661" calcext:value-type="float">
            <text:p>0.134661</text:p>
          </table:table-cell>
          <table:table-cell office:value-type="float" office:value="0.142158" calcext:value-type="float">
            <text:p>0.142158</text:p>
          </table:table-cell>
          <table:table-cell table:number-columns-repeated="3"/>
          <table:table-cell office:value-type="float" office:value="0.140106" calcext:value-type="float">
            <text:p>0.140106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40254" calcext:value-type="float">
            <text:p>0.140254</text:p>
          </table:table-cell>
          <table:table-cell office:value-type="float" office:value="0.135209" calcext:value-type="float">
            <text:p>0.135209</text:p>
          </table:table-cell>
          <table:table-cell office:value-type="float" office:value="0.134662" calcext:value-type="float">
            <text:p>0.134662</text:p>
          </table:table-cell>
          <table:table-cell office:value-type="float" office:value="0.142059" calcext:value-type="float">
            <text:p>0.142059</text:p>
          </table:table-cell>
          <table:table-cell table:number-columns-repeated="3"/>
          <table:table-cell office:value-type="float" office:value="0.140023" calcext:value-type="float">
            <text:p>0.140023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985" calcext:value-type="float">
            <text:p>0.13985</text:p>
          </table:table-cell>
          <table:table-cell office:value-type="float" office:value="0.135087" calcext:value-type="float">
            <text:p>0.135087</text:p>
          </table:table-cell>
          <table:table-cell office:value-type="float" office:value="0.135103" calcext:value-type="float">
            <text:p>0.135103</text:p>
          </table:table-cell>
          <table:table-cell office:value-type="float" office:value="0.141965" calcext:value-type="float">
            <text:p>0.141965</text:p>
          </table:table-cell>
          <table:table-cell table:number-columns-repeated="3"/>
          <table:table-cell office:value-type="float" office:value="0.139943" calcext:value-type="float">
            <text:p>0.139943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9924" calcext:value-type="float">
            <text:p>0.139924</text:p>
          </table:table-cell>
          <table:table-cell office:value-type="float" office:value="0.135141" calcext:value-type="float">
            <text:p>0.135141</text:p>
          </table:table-cell>
          <table:table-cell office:value-type="float" office:value="0.13521" calcext:value-type="float">
            <text:p>0.13521</text:p>
          </table:table-cell>
          <table:table-cell office:value-type="float" office:value="0.141871" calcext:value-type="float">
            <text:p>0.141871</text:p>
          </table:table-cell>
          <table:table-cell table:number-columns-repeated="3"/>
          <table:table-cell office:value-type="float" office:value="0.139864" calcext:value-type="float">
            <text:p>0.139864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9623" calcext:value-type="float">
            <text:p>0.139623</text:p>
          </table:table-cell>
          <table:table-cell office:value-type="float" office:value="0.134977" calcext:value-type="float">
            <text:p>0.134977</text:p>
          </table:table-cell>
          <table:table-cell office:value-type="float" office:value="0.135729" calcext:value-type="float">
            <text:p>0.135729</text:p>
          </table:table-cell>
          <table:table-cell office:value-type="float" office:value="0.141779" calcext:value-type="float">
            <text:p>0.141779</text:p>
          </table:table-cell>
          <table:table-cell table:number-columns-repeated="3"/>
          <table:table-cell office:value-type="float" office:value="0.139787" calcext:value-type="float">
            <text:p>0.139787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40113" calcext:value-type="float">
            <text:p>0.140113</text:p>
          </table:table-cell>
          <table:table-cell office:value-type="float" office:value="0.135151" calcext:value-type="float">
            <text:p>0.135151</text:p>
          </table:table-cell>
          <table:table-cell office:value-type="float" office:value="0.136354" calcext:value-type="float">
            <text:p>0.136354</text:p>
          </table:table-cell>
          <table:table-cell office:value-type="float" office:value="0.14169" calcext:value-type="float">
            <text:p>0.14169</text:p>
          </table:table-cell>
          <table:table-cell table:number-columns-repeated="3"/>
          <table:table-cell office:value-type="float" office:value="0.139712" calcext:value-type="float">
            <text:p>0.139712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9515" calcext:value-type="float">
            <text:p>0.139515</text:p>
          </table:table-cell>
          <table:table-cell office:value-type="float" office:value="0.134972" calcext:value-type="float">
            <text:p>0.134972</text:p>
          </table:table-cell>
          <table:table-cell office:value-type="float" office:value="0.135362" calcext:value-type="float">
            <text:p>0.135362</text:p>
          </table:table-cell>
          <table:table-cell office:value-type="float" office:value="0.141602" calcext:value-type="float">
            <text:p>0.141602</text:p>
          </table:table-cell>
          <table:table-cell table:number-columns-repeated="3"/>
          <table:table-cell office:value-type="float" office:value="0.139639" calcext:value-type="float">
            <text:p>0.139639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9466" calcext:value-type="float">
            <text:p>0.139466</text:p>
          </table:table-cell>
          <table:table-cell office:value-type="float" office:value="0.134993" calcext:value-type="float">
            <text:p>0.134993</text:p>
          </table:table-cell>
          <table:table-cell office:value-type="float" office:value="0.134509" calcext:value-type="float">
            <text:p>0.134509</text:p>
          </table:table-cell>
          <table:table-cell office:value-type="float" office:value="0.141517" calcext:value-type="float">
            <text:p>0.141517</text:p>
          </table:table-cell>
          <table:table-cell table:number-columns-repeated="3"/>
          <table:table-cell office:value-type="float" office:value="0.139568" calcext:value-type="float">
            <text:p>0.139568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9455" calcext:value-type="float">
            <text:p>0.139455</text:p>
          </table:table-cell>
          <table:table-cell office:value-type="float" office:value="0.134884" calcext:value-type="float">
            <text:p>0.134884</text:p>
          </table:table-cell>
          <table:table-cell office:value-type="float" office:value="0.134465" calcext:value-type="float">
            <text:p>0.134465</text:p>
          </table:table-cell>
          <table:table-cell office:value-type="float" office:value="0.141433" calcext:value-type="float">
            <text:p>0.141433</text:p>
          </table:table-cell>
          <table:table-cell table:number-columns-repeated="3"/>
          <table:table-cell office:value-type="float" office:value="0.139498" calcext:value-type="float">
            <text:p>0.139498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41022" calcext:value-type="float">
            <text:p>0.141022</text:p>
          </table:table-cell>
          <table:table-cell office:value-type="float" office:value="0.134957" calcext:value-type="float">
            <text:p>0.134957</text:p>
          </table:table-cell>
          <table:table-cell office:value-type="float" office:value="0.134239" calcext:value-type="float">
            <text:p>0.134239</text:p>
          </table:table-cell>
          <table:table-cell office:value-type="float" office:value="0.141351" calcext:value-type="float">
            <text:p>0.141351</text:p>
          </table:table-cell>
          <table:table-cell table:number-columns-repeated="3"/>
          <table:table-cell office:value-type="float" office:value="0.139429" calcext:value-type="float">
            <text:p>0.139429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40392" calcext:value-type="float">
            <text:p>0.140392</text:p>
          </table:table-cell>
          <table:table-cell office:value-type="float" office:value="0.135986" calcext:value-type="float">
            <text:p>0.135986</text:p>
          </table:table-cell>
          <table:table-cell office:value-type="float" office:value="0.134624" calcext:value-type="float">
            <text:p>0.134624</text:p>
          </table:table-cell>
          <table:table-cell office:value-type="float" office:value="0.141271" calcext:value-type="float">
            <text:p>0.141271</text:p>
          </table:table-cell>
          <table:table-cell table:number-columns-repeated="3"/>
          <table:table-cell office:value-type="float" office:value="0.139363" calcext:value-type="float">
            <text:p>0.139363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9928" calcext:value-type="float">
            <text:p>0.139928</text:p>
          </table:table-cell>
          <table:table-cell office:value-type="float" office:value="0.134698" calcext:value-type="float">
            <text:p>0.134698</text:p>
          </table:table-cell>
          <table:table-cell office:value-type="float" office:value="0.135402" calcext:value-type="float">
            <text:p>0.135402</text:p>
          </table:table-cell>
          <table:table-cell office:value-type="float" office:value="0.141193" calcext:value-type="float">
            <text:p>0.141193</text:p>
          </table:table-cell>
          <table:table-cell table:number-columns-repeated="3"/>
          <table:table-cell office:value-type="float" office:value="0.139298" calcext:value-type="float">
            <text:p>0.139298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9968" calcext:value-type="float">
            <text:p>0.139968</text:p>
          </table:table-cell>
          <table:table-cell office:value-type="float" office:value="0.135118" calcext:value-type="float">
            <text:p>0.135118</text:p>
          </table:table-cell>
          <table:table-cell office:value-type="float" office:value="0.13413" calcext:value-type="float">
            <text:p>0.13413</text:p>
          </table:table-cell>
          <table:table-cell office:value-type="float" office:value="0.141116" calcext:value-type="float">
            <text:p>0.141116</text:p>
          </table:table-cell>
          <table:table-cell table:number-columns-repeated="3"/>
          <table:table-cell office:value-type="float" office:value="0.139233" calcext:value-type="float">
            <text:p>0.139233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9302" calcext:value-type="float">
            <text:p>0.139302</text:p>
          </table:table-cell>
          <table:table-cell office:value-type="float" office:value="0.134918" calcext:value-type="float">
            <text:p>0.134918</text:p>
          </table:table-cell>
          <table:table-cell office:value-type="float" office:value="0.134342" calcext:value-type="float">
            <text:p>0.134342</text:p>
          </table:table-cell>
          <table:table-cell office:value-type="float" office:value="0.141041" calcext:value-type="float">
            <text:p>0.141041</text:p>
          </table:table-cell>
          <table:table-cell table:number-columns-repeated="3"/>
          <table:table-cell office:value-type="float" office:value="0.13917" calcext:value-type="float">
            <text:p>0.13917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8954" calcext:value-type="float">
            <text:p>0.138954</text:p>
          </table:table-cell>
          <table:table-cell office:value-type="float" office:value="0.135364" calcext:value-type="float">
            <text:p>0.135364</text:p>
          </table:table-cell>
          <table:table-cell office:value-type="float" office:value="0.134323" calcext:value-type="float">
            <text:p>0.134323</text:p>
          </table:table-cell>
          <table:table-cell office:value-type="float" office:value="0.140966" calcext:value-type="float">
            <text:p>0.140966</text:p>
          </table:table-cell>
          <table:table-cell table:number-columns-repeated="3"/>
          <table:table-cell office:value-type="float" office:value="0.139109" calcext:value-type="float">
            <text:p>0.139109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8993" calcext:value-type="float">
            <text:p>0.138993</text:p>
          </table:table-cell>
          <table:table-cell office:value-type="float" office:value="0.134614" calcext:value-type="float">
            <text:p>0.134614</text:p>
          </table:table-cell>
          <table:table-cell office:value-type="float" office:value="0.134104" calcext:value-type="float">
            <text:p>0.134104</text:p>
          </table:table-cell>
          <table:table-cell office:value-type="float" office:value="0.140893" calcext:value-type="float">
            <text:p>0.140893</text:p>
          </table:table-cell>
          <table:table-cell table:number-columns-repeated="3"/>
          <table:table-cell office:value-type="float" office:value="0.139049" calcext:value-type="float">
            <text:p>0.139049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8888" calcext:value-type="float">
            <text:p>0.138888</text:p>
          </table:table-cell>
          <table:table-cell office:value-type="float" office:value="0.134528" calcext:value-type="float">
            <text:p>0.134528</text:p>
          </table:table-cell>
          <table:table-cell office:value-type="float" office:value="0.13404" calcext:value-type="float">
            <text:p>0.13404</text:p>
          </table:table-cell>
          <table:table-cell office:value-type="float" office:value="0.140822" calcext:value-type="float">
            <text:p>0.140822</text:p>
          </table:table-cell>
          <table:table-cell table:number-columns-repeated="3"/>
          <table:table-cell office:value-type="float" office:value="0.138991" calcext:value-type="float">
            <text:p>0.138991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8813" calcext:value-type="float">
            <text:p>0.138813</text:p>
          </table:table-cell>
          <table:table-cell office:value-type="float" office:value="0.134557" calcext:value-type="float">
            <text:p>0.134557</text:p>
          </table:table-cell>
          <table:table-cell office:value-type="float" office:value="0.134444" calcext:value-type="float">
            <text:p>0.134444</text:p>
          </table:table-cell>
          <table:table-cell office:value-type="float" office:value="0.140752" calcext:value-type="float">
            <text:p>0.140752</text:p>
          </table:table-cell>
          <table:table-cell table:number-columns-repeated="3"/>
          <table:table-cell office:value-type="float" office:value="0.138933" calcext:value-type="float">
            <text:p>0.138933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8788" calcext:value-type="float">
            <text:p>0.138788</text:p>
          </table:table-cell>
          <table:table-cell office:value-type="float" office:value="0.134654" calcext:value-type="float">
            <text:p>0.134654</text:p>
          </table:table-cell>
          <table:table-cell office:value-type="float" office:value="0.134262" calcext:value-type="float">
            <text:p>0.134262</text:p>
          </table:table-cell>
          <table:table-cell office:value-type="float" office:value="0.140685" calcext:value-type="float">
            <text:p>0.140685</text:p>
          </table:table-cell>
          <table:table-cell table:number-columns-repeated="3"/>
          <table:table-cell office:value-type="float" office:value="0.138877" calcext:value-type="float">
            <text:p>0.138877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8762" calcext:value-type="float">
            <text:p>0.138762</text:p>
          </table:table-cell>
          <table:table-cell office:value-type="float" office:value="0.134448" calcext:value-type="float">
            <text:p>0.134448</text:p>
          </table:table-cell>
          <table:table-cell office:value-type="float" office:value="0.134007" calcext:value-type="float">
            <text:p>0.134007</text:p>
          </table:table-cell>
          <table:table-cell office:value-type="float" office:value="0.140617" calcext:value-type="float">
            <text:p>0.140617</text:p>
          </table:table-cell>
          <table:table-cell table:number-columns-repeated="3"/>
          <table:table-cell office:value-type="float" office:value="0.138821" calcext:value-type="float">
            <text:p>0.138821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8786" calcext:value-type="float">
            <text:p>0.138786</text:p>
          </table:table-cell>
          <table:table-cell office:value-type="float" office:value="0.134455" calcext:value-type="float">
            <text:p>0.134455</text:p>
          </table:table-cell>
          <table:table-cell office:value-type="float" office:value="0.134232" calcext:value-type="float">
            <text:p>0.134232</text:p>
          </table:table-cell>
          <table:table-cell office:value-type="float" office:value="0.140551" calcext:value-type="float">
            <text:p>0.140551</text:p>
          </table:table-cell>
          <table:table-cell table:number-columns-repeated="3"/>
          <table:table-cell office:value-type="float" office:value="0.138767" calcext:value-type="float">
            <text:p>0.138767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8656" calcext:value-type="float">
            <text:p>0.138656</text:p>
          </table:table-cell>
          <table:table-cell office:value-type="float" office:value="0.13449" calcext:value-type="float">
            <text:p>0.13449</text:p>
          </table:table-cell>
          <table:table-cell office:value-type="float" office:value="0.134587" calcext:value-type="float">
            <text:p>0.134587</text:p>
          </table:table-cell>
          <table:table-cell office:value-type="float" office:value="0.140486" calcext:value-type="float">
            <text:p>0.140486</text:p>
          </table:table-cell>
          <table:table-cell table:number-columns-repeated="3"/>
          <table:table-cell office:value-type="float" office:value="0.138714" calcext:value-type="float">
            <text:p>0.138714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9613" calcext:value-type="float">
            <text:p>0.139613</text:p>
          </table:table-cell>
          <table:table-cell office:value-type="float" office:value="0.134338" calcext:value-type="float">
            <text:p>0.134338</text:p>
          </table:table-cell>
          <table:table-cell office:value-type="float" office:value="0.133797" calcext:value-type="float">
            <text:p>0.133797</text:p>
          </table:table-cell>
          <table:table-cell office:value-type="float" office:value="0.140423" calcext:value-type="float">
            <text:p>0.140423</text:p>
          </table:table-cell>
          <table:table-cell table:number-columns-repeated="3"/>
          <table:table-cell office:value-type="float" office:value="0.138662" calcext:value-type="float">
            <text:p>0.138662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8573" calcext:value-type="float">
            <text:p>0.138573</text:p>
          </table:table-cell>
          <table:table-cell office:value-type="float" office:value="0.134814" calcext:value-type="float">
            <text:p>0.134814</text:p>
          </table:table-cell>
          <table:table-cell office:value-type="float" office:value="0.134055" calcext:value-type="float">
            <text:p>0.134055</text:p>
          </table:table-cell>
          <table:table-cell office:value-type="float" office:value="0.140359" calcext:value-type="float">
            <text:p>0.140359</text:p>
          </table:table-cell>
          <table:table-cell table:number-columns-repeated="3"/>
          <table:table-cell office:value-type="float" office:value="0.13861" calcext:value-type="float">
            <text:p>0.13861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8513" calcext:value-type="float">
            <text:p>0.138513</text:p>
          </table:table-cell>
          <table:table-cell office:value-type="float" office:value="0.136501" calcext:value-type="float">
            <text:p>0.136501</text:p>
          </table:table-cell>
          <table:table-cell office:value-type="float" office:value="0.134505" calcext:value-type="float">
            <text:p>0.134505</text:p>
          </table:table-cell>
          <table:table-cell office:value-type="float" office:value="0.140298" calcext:value-type="float">
            <text:p>0.140298</text:p>
          </table:table-cell>
          <table:table-cell table:number-columns-repeated="3"/>
          <table:table-cell office:value-type="float" office:value="0.13856" calcext:value-type="float">
            <text:p>0.13856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8355" calcext:value-type="float">
            <text:p>0.138355</text:p>
          </table:table-cell>
          <table:table-cell office:value-type="float" office:value="0.134578" calcext:value-type="float">
            <text:p>0.134578</text:p>
          </table:table-cell>
          <table:table-cell office:value-type="float" office:value="0.133763" calcext:value-type="float">
            <text:p>0.133763</text:p>
          </table:table-cell>
          <table:table-cell office:value-type="float" office:value="0.140238" calcext:value-type="float">
            <text:p>0.140238</text:p>
          </table:table-cell>
          <table:table-cell table:number-columns-repeated="3"/>
          <table:table-cell office:value-type="float" office:value="0.138511" calcext:value-type="float">
            <text:p>0.138511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8346" calcext:value-type="float">
            <text:p>0.138346</text:p>
          </table:table-cell>
          <table:table-cell office:value-type="float" office:value="0.134351" calcext:value-type="float">
            <text:p>0.134351</text:p>
          </table:table-cell>
          <table:table-cell office:value-type="float" office:value="0.134667" calcext:value-type="float">
            <text:p>0.134667</text:p>
          </table:table-cell>
          <table:table-cell office:value-type="float" office:value="0.140178" calcext:value-type="float">
            <text:p>0.140178</text:p>
          </table:table-cell>
          <table:table-cell table:number-columns-repeated="3"/>
          <table:table-cell office:value-type="float" office:value="0.138463" calcext:value-type="float">
            <text:p>0.138463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8398" calcext:value-type="float">
            <text:p>0.138398</text:p>
          </table:table-cell>
          <table:table-cell office:value-type="float" office:value="0.135374" calcext:value-type="float">
            <text:p>0.135374</text:p>
          </table:table-cell>
          <table:table-cell office:value-type="float" office:value="0.133723" calcext:value-type="float">
            <text:p>0.133723</text:p>
          </table:table-cell>
          <table:table-cell office:value-type="float" office:value="0.14012" calcext:value-type="float">
            <text:p>0.14012</text:p>
          </table:table-cell>
          <table:table-cell table:number-columns-repeated="3"/>
          <table:table-cell office:value-type="float" office:value="0.138415" calcext:value-type="float">
            <text:p>0.138415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8319" calcext:value-type="float">
            <text:p>0.138319</text:p>
          </table:table-cell>
          <table:table-cell office:value-type="float" office:value="0.135474" calcext:value-type="float">
            <text:p>0.135474</text:p>
          </table:table-cell>
          <table:table-cell office:value-type="float" office:value="0.134507" calcext:value-type="float">
            <text:p>0.134507</text:p>
          </table:table-cell>
          <table:table-cell office:value-type="float" office:value="0.140062" calcext:value-type="float">
            <text:p>0.140062</text:p>
          </table:table-cell>
          <table:table-cell table:number-columns-repeated="3"/>
          <table:table-cell office:value-type="float" office:value="0.138368" calcext:value-type="float">
            <text:p>0.138368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8252" calcext:value-type="float">
            <text:p>0.138252</text:p>
          </table:table-cell>
          <table:table-cell office:value-type="float" office:value="0.135057" calcext:value-type="float">
            <text:p>0.135057</text:p>
          </table:table-cell>
          <table:table-cell office:value-type="float" office:value="0.134762" calcext:value-type="float">
            <text:p>0.134762</text:p>
          </table:table-cell>
          <table:table-cell office:value-type="float" office:value="0.140007" calcext:value-type="float">
            <text:p>0.140007</text:p>
          </table:table-cell>
          <table:table-cell table:number-columns-repeated="3"/>
          <table:table-cell office:value-type="float" office:value="0.138322" calcext:value-type="float">
            <text:p>0.138322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8345" calcext:value-type="float">
            <text:p>0.138345</text:p>
          </table:table-cell>
          <table:table-cell office:value-type="float" office:value="0.134289" calcext:value-type="float">
            <text:p>0.134289</text:p>
          </table:table-cell>
          <table:table-cell office:value-type="float" office:value="0.134236" calcext:value-type="float">
            <text:p>0.134236</text:p>
          </table:table-cell>
          <table:table-cell office:value-type="float" office:value="0.139951" calcext:value-type="float">
            <text:p>0.139951</text:p>
          </table:table-cell>
          <table:table-cell table:number-columns-repeated="3"/>
          <table:table-cell office:value-type="float" office:value="0.138278" calcext:value-type="float">
            <text:p>0.138278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8449" calcext:value-type="float">
            <text:p>0.138449</text:p>
          </table:table-cell>
          <table:table-cell office:value-type="float" office:value="0.134109" calcext:value-type="float">
            <text:p>0.134109</text:p>
          </table:table-cell>
          <table:table-cell office:value-type="float" office:value="0.133562" calcext:value-type="float">
            <text:p>0.133562</text:p>
          </table:table-cell>
          <table:table-cell office:value-type="float" office:value="0.139897" calcext:value-type="float">
            <text:p>0.139897</text:p>
          </table:table-cell>
          <table:table-cell table:number-columns-repeated="3"/>
          <table:table-cell office:value-type="float" office:value="0.138233" calcext:value-type="float">
            <text:p>0.138233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8126" calcext:value-type="float">
            <text:p>0.138126</text:p>
          </table:table-cell>
          <table:table-cell office:value-type="float" office:value="0.13424" calcext:value-type="float">
            <text:p>0.13424</text:p>
          </table:table-cell>
          <table:table-cell office:value-type="float" office:value="0.133601" calcext:value-type="float">
            <text:p>0.133601</text:p>
          </table:table-cell>
          <table:table-cell office:value-type="float" office:value="0.139843" calcext:value-type="float">
            <text:p>0.139843</text:p>
          </table:table-cell>
          <table:table-cell table:number-columns-repeated="3"/>
          <table:table-cell office:value-type="float" office:value="0.13819" calcext:value-type="float">
            <text:p>0.13819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8056" calcext:value-type="float">
            <text:p>0.138056</text:p>
          </table:table-cell>
          <table:table-cell office:value-type="float" office:value="0.13502" calcext:value-type="float">
            <text:p>0.13502</text:p>
          </table:table-cell>
          <table:table-cell office:value-type="float" office:value="0.134661" calcext:value-type="float">
            <text:p>0.134661</text:p>
          </table:table-cell>
          <table:table-cell office:value-type="float" office:value="0.139791" calcext:value-type="float">
            <text:p>0.139791</text:p>
          </table:table-cell>
          <table:table-cell table:number-columns-repeated="3"/>
          <table:table-cell office:value-type="float" office:value="0.138147" calcext:value-type="float">
            <text:p>0.138147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8145" calcext:value-type="float">
            <text:p>0.138145</text:p>
          </table:table-cell>
          <table:table-cell office:value-type="float" office:value="0.133967" calcext:value-type="float">
            <text:p>0.133967</text:p>
          </table:table-cell>
          <table:table-cell office:value-type="float" office:value="0.133474" calcext:value-type="float">
            <text:p>0.133474</text:p>
          </table:table-cell>
          <table:table-cell office:value-type="float" office:value="0.13974" calcext:value-type="float">
            <text:p>0.13974</text:p>
          </table:table-cell>
          <table:table-cell table:number-columns-repeated="3"/>
          <table:table-cell office:value-type="float" office:value="0.138105" calcext:value-type="float">
            <text:p>0.138105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7924" calcext:value-type="float">
            <text:p>0.137924</text:p>
          </table:table-cell>
          <table:table-cell office:value-type="float" office:value="0.133949" calcext:value-type="float">
            <text:p>0.133949</text:p>
          </table:table-cell>
          <table:table-cell office:value-type="float" office:value="0.134195" calcext:value-type="float">
            <text:p>0.134195</text:p>
          </table:table-cell>
          <table:table-cell office:value-type="float" office:value="0.139688" calcext:value-type="float">
            <text:p>0.139688</text:p>
          </table:table-cell>
          <table:table-cell table:number-columns-repeated="3"/>
          <table:table-cell office:value-type="float" office:value="0.138064" calcext:value-type="float">
            <text:p>0.138064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8396" calcext:value-type="float">
            <text:p>0.138396</text:p>
          </table:table-cell>
          <table:table-cell office:value-type="float" office:value="0.136033" calcext:value-type="float">
            <text:p>0.136033</text:p>
          </table:table-cell>
          <table:table-cell office:value-type="float" office:value="0.134735" calcext:value-type="float">
            <text:p>0.134735</text:p>
          </table:table-cell>
          <table:table-cell office:value-type="float" office:value="0.139637" calcext:value-type="float">
            <text:p>0.139637</text:p>
          </table:table-cell>
          <table:table-cell table:number-columns-repeated="3"/>
          <table:table-cell office:value-type="float" office:value="0.138023" calcext:value-type="float">
            <text:p>0.138023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7874" calcext:value-type="float">
            <text:p>0.137874</text:p>
          </table:table-cell>
          <table:table-cell office:value-type="float" office:value="0.134516" calcext:value-type="float">
            <text:p>0.134516</text:p>
          </table:table-cell>
          <table:table-cell office:value-type="float" office:value="0.133561" calcext:value-type="float">
            <text:p>0.133561</text:p>
          </table:table-cell>
          <table:table-cell office:value-type="float" office:value="0.139589" calcext:value-type="float">
            <text:p>0.139589</text:p>
          </table:table-cell>
          <table:table-cell table:number-columns-repeated="3"/>
          <table:table-cell office:value-type="float" office:value="0.137983" calcext:value-type="float">
            <text:p>0.137983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7774" calcext:value-type="float">
            <text:p>0.137774</text:p>
          </table:table-cell>
          <table:table-cell office:value-type="float" office:value="0.134214" calcext:value-type="float">
            <text:p>0.134214</text:p>
          </table:table-cell>
          <table:table-cell office:value-type="float" office:value="0.133689" calcext:value-type="float">
            <text:p>0.133689</text:p>
          </table:table-cell>
          <table:table-cell office:value-type="float" office:value="0.139539" calcext:value-type="float">
            <text:p>0.139539</text:p>
          </table:table-cell>
          <table:table-cell table:number-columns-repeated="3"/>
          <table:table-cell office:value-type="float" office:value="0.137943" calcext:value-type="float">
            <text:p>0.137943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775" calcext:value-type="float">
            <text:p>0.13775</text:p>
          </table:table-cell>
          <table:table-cell office:value-type="float" office:value="0.134127" calcext:value-type="float">
            <text:p>0.134127</text:p>
          </table:table-cell>
          <table:table-cell office:value-type="float" office:value="0.133761" calcext:value-type="float">
            <text:p>0.133761</text:p>
          </table:table-cell>
          <table:table-cell office:value-type="float" office:value="0.139491" calcext:value-type="float">
            <text:p>0.139491</text:p>
          </table:table-cell>
          <table:table-cell table:number-columns-repeated="3"/>
          <table:table-cell office:value-type="float" office:value="0.137905" calcext:value-type="float">
            <text:p>0.137905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7706" calcext:value-type="float">
            <text:p>0.137706</text:p>
          </table:table-cell>
          <table:table-cell office:value-type="float" office:value="0.134403" calcext:value-type="float">
            <text:p>0.134403</text:p>
          </table:table-cell>
          <table:table-cell office:value-type="float" office:value="0.133388" calcext:value-type="float">
            <text:p>0.133388</text:p>
          </table:table-cell>
          <table:table-cell office:value-type="float" office:value="0.139444" calcext:value-type="float">
            <text:p>0.139444</text:p>
          </table:table-cell>
          <table:table-cell table:number-columns-repeated="3"/>
          <table:table-cell office:value-type="float" office:value="0.137867" calcext:value-type="float">
            <text:p>0.137867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7807" calcext:value-type="float">
            <text:p>0.137807</text:p>
          </table:table-cell>
          <table:table-cell office:value-type="float" office:value="0.133748" calcext:value-type="float">
            <text:p>0.133748</text:p>
          </table:table-cell>
          <table:table-cell office:value-type="float" office:value="0.133448" calcext:value-type="float">
            <text:p>0.133448</text:p>
          </table:table-cell>
          <table:table-cell office:value-type="float" office:value="0.139398" calcext:value-type="float">
            <text:p>0.139398</text:p>
          </table:table-cell>
          <table:table-cell table:number-columns-repeated="3"/>
          <table:table-cell office:value-type="float" office:value="0.137829" calcext:value-type="float">
            <text:p>0.137829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8261" calcext:value-type="float">
            <text:p>0.138261</text:p>
          </table:table-cell>
          <table:table-cell office:value-type="float" office:value="0.133754" calcext:value-type="float">
            <text:p>0.133754</text:p>
          </table:table-cell>
          <table:table-cell office:value-type="float" office:value="0.13338" calcext:value-type="float">
            <text:p>0.13338</text:p>
          </table:table-cell>
          <table:table-cell office:value-type="float" office:value="0.139351" calcext:value-type="float">
            <text:p>0.139351</text:p>
          </table:table-cell>
          <table:table-cell table:number-columns-repeated="3"/>
          <table:table-cell office:value-type="float" office:value="0.137792" calcext:value-type="float">
            <text:p>0.137792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7764" calcext:value-type="float">
            <text:p>0.137764</text:p>
          </table:table-cell>
          <table:table-cell office:value-type="float" office:value="0.13457" calcext:value-type="float">
            <text:p>0.13457</text:p>
          </table:table-cell>
          <table:table-cell office:value-type="float" office:value="0.133423" calcext:value-type="float">
            <text:p>0.133423</text:p>
          </table:table-cell>
          <table:table-cell office:value-type="float" office:value="0.139306" calcext:value-type="float">
            <text:p>0.139306</text:p>
          </table:table-cell>
          <table:table-cell table:number-columns-repeated="3"/>
          <table:table-cell office:value-type="float" office:value="0.137755" calcext:value-type="float">
            <text:p>0.137755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7568" calcext:value-type="float">
            <text:p>0.137568</text:p>
          </table:table-cell>
          <table:table-cell office:value-type="float" office:value="0.134161" calcext:value-type="float">
            <text:p>0.134161</text:p>
          </table:table-cell>
          <table:table-cell office:value-type="float" office:value="0.133478" calcext:value-type="float">
            <text:p>0.133478</text:p>
          </table:table-cell>
          <table:table-cell office:value-type="float" office:value="0.139262" calcext:value-type="float">
            <text:p>0.139262</text:p>
          </table:table-cell>
          <table:table-cell table:number-columns-repeated="3"/>
          <table:table-cell office:value-type="float" office:value="0.137719" calcext:value-type="float">
            <text:p>0.137719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7702" calcext:value-type="float">
            <text:p>0.137702</text:p>
          </table:table-cell>
          <table:table-cell office:value-type="float" office:value="0.133693" calcext:value-type="float">
            <text:p>0.133693</text:p>
          </table:table-cell>
          <table:table-cell office:value-type="float" office:value="0.133733" calcext:value-type="float">
            <text:p>0.133733</text:p>
          </table:table-cell>
          <table:table-cell office:value-type="float" office:value="0.139217" calcext:value-type="float">
            <text:p>0.139217</text:p>
          </table:table-cell>
          <table:table-cell table:number-columns-repeated="3"/>
          <table:table-cell office:value-type="float" office:value="0.137684" calcext:value-type="float">
            <text:p>0.137684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7512" calcext:value-type="float">
            <text:p>0.137512</text:p>
          </table:table-cell>
          <table:table-cell office:value-type="float" office:value="0.133756" calcext:value-type="float">
            <text:p>0.133756</text:p>
          </table:table-cell>
          <table:table-cell office:value-type="float" office:value="0.133443" calcext:value-type="float">
            <text:p>0.133443</text:p>
          </table:table-cell>
          <table:table-cell office:value-type="float" office:value="0.139174" calcext:value-type="float">
            <text:p>0.139174</text:p>
          </table:table-cell>
          <table:table-cell table:number-columns-repeated="3"/>
          <table:table-cell office:value-type="float" office:value="0.137648" calcext:value-type="float">
            <text:p>0.137648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758" calcext:value-type="float">
            <text:p>0.13758</text:p>
          </table:table-cell>
          <table:table-cell office:value-type="float" office:value="0.134014" calcext:value-type="float">
            <text:p>0.134014</text:p>
          </table:table-cell>
          <table:table-cell office:value-type="float" office:value="0.133997" calcext:value-type="float">
            <text:p>0.133997</text:p>
          </table:table-cell>
          <table:table-cell office:value-type="float" office:value="0.139132" calcext:value-type="float">
            <text:p>0.139132</text:p>
          </table:table-cell>
          <table:table-cell table:number-columns-repeated="3"/>
          <table:table-cell office:value-type="float" office:value="0.137614" calcext:value-type="float">
            <text:p>0.137614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7543" calcext:value-type="float">
            <text:p>0.137543</text:p>
          </table:table-cell>
          <table:table-cell office:value-type="float" office:value="0.133963" calcext:value-type="float">
            <text:p>0.133963</text:p>
          </table:table-cell>
          <table:table-cell office:value-type="float" office:value="0.133326" calcext:value-type="float">
            <text:p>0.133326</text:p>
          </table:table-cell>
          <table:table-cell office:value-type="float" office:value="0.13909" calcext:value-type="float">
            <text:p>0.13909</text:p>
          </table:table-cell>
          <table:table-cell table:number-columns-repeated="3"/>
          <table:table-cell office:value-type="float" office:value="0.137581" calcext:value-type="float">
            <text:p>0.137581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7918" calcext:value-type="float">
            <text:p>0.137918</text:p>
          </table:table-cell>
          <table:table-cell office:value-type="float" office:value="0.134358" calcext:value-type="float">
            <text:p>0.134358</text:p>
          </table:table-cell>
          <table:table-cell office:value-type="float" office:value="0.134241" calcext:value-type="float">
            <text:p>0.134241</text:p>
          </table:table-cell>
          <table:table-cell table:number-columns-repeated="4"/>
          <table:table-cell office:value-type="float" office:value="0.137547" calcext:value-type="float">
            <text:p>0.137547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7542" calcext:value-type="float">
            <text:p>0.137542</text:p>
          </table:table-cell>
          <table:table-cell office:value-type="float" office:value="0.133593" calcext:value-type="float">
            <text:p>0.133593</text:p>
          </table:table-cell>
          <table:table-cell office:value-type="float" office:value="0.134888" calcext:value-type="float">
            <text:p>0.134888</text:p>
          </table:table-cell>
          <table:table-cell table:number-columns-repeated="4"/>
          <table:table-cell office:value-type="float" office:value="0.137514" calcext:value-type="float">
            <text:p>0.137514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8018" calcext:value-type="float">
            <text:p>0.138018</text:p>
          </table:table-cell>
          <table:table-cell office:value-type="float" office:value="0.133765" calcext:value-type="float">
            <text:p>0.133765</text:p>
          </table:table-cell>
          <table:table-cell office:value-type="float" office:value="0.133243" calcext:value-type="float">
            <text:p>0.133243</text:p>
          </table:table-cell>
          <table:table-cell table:number-columns-repeated="4"/>
          <table:table-cell office:value-type="float" office:value="0.137481" calcext:value-type="float">
            <text:p>0.137481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7333" calcext:value-type="float">
            <text:p>0.137333</text:p>
          </table:table-cell>
          <table:table-cell office:value-type="float" office:value="0.133625" calcext:value-type="float">
            <text:p>0.133625</text:p>
          </table:table-cell>
          <table:table-cell office:value-type="float" office:value="0.133087" calcext:value-type="float">
            <text:p>0.133087</text:p>
          </table:table-cell>
          <table:table-cell table:number-columns-repeated="4"/>
          <table:table-cell office:value-type="float" office:value="0.137449" calcext:value-type="float">
            <text:p>0.137449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7266" calcext:value-type="float">
            <text:p>0.137266</text:p>
          </table:table-cell>
          <table:table-cell office:value-type="float" office:value="0.133517" calcext:value-type="float">
            <text:p>0.133517</text:p>
          </table:table-cell>
          <table:table-cell office:value-type="float" office:value="0.133089" calcext:value-type="float">
            <text:p>0.133089</text:p>
          </table:table-cell>
          <table:table-cell table:number-columns-repeated="4"/>
          <table:table-cell office:value-type="float" office:value="0.137417" calcext:value-type="float">
            <text:p>0.137417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7227" calcext:value-type="float">
            <text:p>0.137227</text:p>
          </table:table-cell>
          <table:table-cell office:value-type="float" office:value="0.133471" calcext:value-type="float">
            <text:p>0.133471</text:p>
          </table:table-cell>
          <table:table-cell office:value-type="float" office:value="0.133139" calcext:value-type="float">
            <text:p>0.133139</text:p>
          </table:table-cell>
          <table:table-cell table:number-columns-repeated="4"/>
          <table:table-cell office:value-type="float" office:value="0.137386" calcext:value-type="float">
            <text:p>0.137386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7716" calcext:value-type="float">
            <text:p>0.137716</text:p>
          </table:table-cell>
          <table:table-cell office:value-type="float" office:value="0.134522" calcext:value-type="float">
            <text:p>0.134522</text:p>
          </table:table-cell>
          <table:table-cell office:value-type="float" office:value="0.133344" calcext:value-type="float">
            <text:p>0.133344</text:p>
          </table:table-cell>
          <table:table-cell table:number-columns-repeated="4"/>
          <table:table-cell office:value-type="float" office:value="0.137355" calcext:value-type="float">
            <text:p>0.137355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7392" calcext:value-type="float">
            <text:p>0.137392</text:p>
          </table:table-cell>
          <table:table-cell office:value-type="float" office:value="0.133798" calcext:value-type="float">
            <text:p>0.133798</text:p>
          </table:table-cell>
          <table:table-cell office:value-type="float" office:value="0.133159" calcext:value-type="float">
            <text:p>0.133159</text:p>
          </table:table-cell>
          <table:table-cell table:number-columns-repeated="4"/>
          <table:table-cell office:value-type="float" office:value="0.137324" calcext:value-type="float">
            <text:p>0.137324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7196" calcext:value-type="float">
            <text:p>0.137196</text:p>
          </table:table-cell>
          <table:table-cell office:value-type="float" office:value="0.133469" calcext:value-type="float">
            <text:p>0.133469</text:p>
          </table:table-cell>
          <table:table-cell office:value-type="float" office:value="0.133056" calcext:value-type="float">
            <text:p>0.133056</text:p>
          </table:table-cell>
          <table:table-cell table:number-columns-repeated="4"/>
          <table:table-cell office:value-type="float" office:value="0.137293" calcext:value-type="float">
            <text:p>0.137293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7078" calcext:value-type="float">
            <text:p>0.137078</text:p>
          </table:table-cell>
          <table:table-cell office:value-type="float" office:value="0.133546" calcext:value-type="float">
            <text:p>0.133546</text:p>
          </table:table-cell>
          <table:table-cell office:value-type="float" office:value="0.134906" calcext:value-type="float">
            <text:p>0.134906</text:p>
          </table:table-cell>
          <table:table-cell table:number-columns-repeated="4"/>
          <table:table-cell office:value-type="float" office:value="0.137264" calcext:value-type="float">
            <text:p>0.137264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7178" calcext:value-type="float">
            <text:p>0.137178</text:p>
          </table:table-cell>
          <table:table-cell office:value-type="float" office:value="0.133424" calcext:value-type="float">
            <text:p>0.133424</text:p>
          </table:table-cell>
          <table:table-cell office:value-type="float" office:value="0.133944" calcext:value-type="float">
            <text:p>0.133944</text:p>
          </table:table-cell>
          <table:table-cell table:number-columns-repeated="4"/>
          <table:table-cell office:value-type="float" office:value="0.137235" calcext:value-type="float">
            <text:p>0.137235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7111" calcext:value-type="float">
            <text:p>0.137111</text:p>
          </table:table-cell>
          <table:table-cell office:value-type="float" office:value="0.133414" calcext:value-type="float">
            <text:p>0.133414</text:p>
          </table:table-cell>
          <table:table-cell office:value-type="float" office:value="0.133962" calcext:value-type="float">
            <text:p>0.133962</text:p>
          </table:table-cell>
          <table:table-cell table:number-columns-repeated="4"/>
          <table:table-cell office:value-type="float" office:value="0.137205" calcext:value-type="float">
            <text:p>0.137205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7867" calcext:value-type="float">
            <text:p>0.137867</text:p>
          </table:table-cell>
          <table:table-cell office:value-type="float" office:value="0.133603" calcext:value-type="float">
            <text:p>0.133603</text:p>
          </table:table-cell>
          <table:table-cell office:value-type="float" office:value="0.133075" calcext:value-type="float">
            <text:p>0.133075</text:p>
          </table:table-cell>
          <table:table-cell table:number-columns-repeated="4"/>
          <table:table-cell office:value-type="float" office:value="0.137177" calcext:value-type="float">
            <text:p>0.137177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7121" calcext:value-type="float">
            <text:p>0.137121</text:p>
          </table:table-cell>
          <table:table-cell office:value-type="float" office:value="0.133705" calcext:value-type="float">
            <text:p>0.133705</text:p>
          </table:table-cell>
          <table:table-cell office:value-type="float" office:value="0.133431" calcext:value-type="float">
            <text:p>0.133431</text:p>
          </table:table-cell>
          <table:table-cell table:number-columns-repeated="4"/>
          <table:table-cell office:value-type="float" office:value="0.137148" calcext:value-type="float">
            <text:p>0.137148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739" calcext:value-type="float">
            <text:p>0.13739</text:p>
          </table:table-cell>
          <table:table-cell office:value-type="float" office:value="0.133562" calcext:value-type="float">
            <text:p>0.133562</text:p>
          </table:table-cell>
          <table:table-cell office:value-type="float" office:value="0.132913" calcext:value-type="float">
            <text:p>0.132913</text:p>
          </table:table-cell>
          <table:table-cell table:number-columns-repeated="4"/>
          <table:table-cell office:value-type="float" office:value="0.13712" calcext:value-type="float">
            <text:p>0.13712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6906" calcext:value-type="float">
            <text:p>0.136906</text:p>
          </table:table-cell>
          <table:table-cell office:value-type="float" office:value="0.133695" calcext:value-type="float">
            <text:p>0.133695</text:p>
          </table:table-cell>
          <table:table-cell office:value-type="float" office:value="0.133437" calcext:value-type="float">
            <text:p>0.133437</text:p>
          </table:table-cell>
          <table:table-cell table:number-columns-repeated="4"/>
          <table:table-cell office:value-type="float" office:value="0.137093" calcext:value-type="float">
            <text:p>0.137093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7048" calcext:value-type="float">
            <text:p>0.137048</text:p>
          </table:table-cell>
          <table:table-cell office:value-type="float" office:value="0.134225" calcext:value-type="float">
            <text:p>0.134225</text:p>
          </table:table-cell>
          <table:table-cell office:value-type="float" office:value="0.133305" calcext:value-type="float">
            <text:p>0.133305</text:p>
          </table:table-cell>
          <table:table-cell table:number-columns-repeated="4"/>
          <table:table-cell office:value-type="float" office:value="0.137066" calcext:value-type="float">
            <text:p>0.137066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7021" calcext:value-type="float">
            <text:p>0.137021</text:p>
          </table:table-cell>
          <table:table-cell office:value-type="float" office:value="0.133617" calcext:value-type="float">
            <text:p>0.133617</text:p>
          </table:table-cell>
          <table:table-cell office:value-type="float" office:value="0.133203" calcext:value-type="float">
            <text:p>0.133203</text:p>
          </table:table-cell>
          <table:table-cell table:number-columns-repeated="4"/>
          <table:table-cell office:value-type="float" office:value="0.137038" calcext:value-type="float">
            <text:p>0.137038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712" calcext:value-type="float">
            <text:p>0.13712</text:p>
          </table:table-cell>
          <table:table-cell office:value-type="float" office:value="0.134414" calcext:value-type="float">
            <text:p>0.134414</text:p>
          </table:table-cell>
          <table:table-cell office:value-type="float" office:value="0.133342" calcext:value-type="float">
            <text:p>0.133342</text:p>
          </table:table-cell>
          <table:table-cell table:number-columns-repeated="4"/>
          <table:table-cell office:value-type="float" office:value="0.137012" calcext:value-type="float">
            <text:p>0.137012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6813" calcext:value-type="float">
            <text:p>0.136813</text:p>
          </table:table-cell>
          <table:table-cell office:value-type="float" office:value="0.13344" calcext:value-type="float">
            <text:p>0.13344</text:p>
          </table:table-cell>
          <table:table-cell office:value-type="float" office:value="0.133046" calcext:value-type="float">
            <text:p>0.133046</text:p>
          </table:table-cell>
          <table:table-cell table:number-columns-repeated="4"/>
          <table:table-cell office:value-type="float" office:value="0.136985" calcext:value-type="float">
            <text:p>0.136985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7425" calcext:value-type="float">
            <text:p>0.137425</text:p>
          </table:table-cell>
          <table:table-cell office:value-type="float" office:value="0.134261" calcext:value-type="float">
            <text:p>0.134261</text:p>
          </table:table-cell>
          <table:table-cell office:value-type="float" office:value="0.133224" calcext:value-type="float">
            <text:p>0.133224</text:p>
          </table:table-cell>
          <table:table-cell table:number-columns-repeated="4"/>
          <table:table-cell office:value-type="float" office:value="0.136959" calcext:value-type="float">
            <text:p>0.136959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6751" calcext:value-type="float">
            <text:p>0.136751</text:p>
          </table:table-cell>
          <table:table-cell office:value-type="float" office:value="0.133179" calcext:value-type="float">
            <text:p>0.133179</text:p>
          </table:table-cell>
          <table:table-cell office:value-type="float" office:value="0.133344" calcext:value-type="float">
            <text:p>0.133344</text:p>
          </table:table-cell>
          <table:table-cell table:number-columns-repeated="4"/>
          <table:table-cell office:value-type="float" office:value="0.136933" calcext:value-type="float">
            <text:p>0.136933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7017" calcext:value-type="float">
            <text:p>0.137017</text:p>
          </table:table-cell>
          <table:table-cell office:value-type="float" office:value="0.133231" calcext:value-type="float">
            <text:p>0.133231</text:p>
          </table:table-cell>
          <table:table-cell office:value-type="float" office:value="0.132784" calcext:value-type="float">
            <text:p>0.132784</text:p>
          </table:table-cell>
          <table:table-cell table:number-columns-repeated="4"/>
          <table:table-cell office:value-type="float" office:value="0.136907" calcext:value-type="float">
            <text:p>0.136907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6994" calcext:value-type="float">
            <text:p>0.136994</text:p>
          </table:table-cell>
          <table:table-cell office:value-type="float" office:value="0.133152" calcext:value-type="float">
            <text:p>0.133152</text:p>
          </table:table-cell>
          <table:table-cell office:value-type="float" office:value="0.133014" calcext:value-type="float">
            <text:p>0.133014</text:p>
          </table:table-cell>
          <table:table-cell table:number-columns-repeated="4"/>
          <table:table-cell office:value-type="float" office:value="0.136883" calcext:value-type="float">
            <text:p>0.136883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6672" calcext:value-type="float">
            <text:p>0.136672</text:p>
          </table:table-cell>
          <table:table-cell office:value-type="float" office:value="0.133291" calcext:value-type="float">
            <text:p>0.133291</text:p>
          </table:table-cell>
          <table:table-cell office:value-type="float" office:value="0.132773" calcext:value-type="float">
            <text:p>0.132773</text:p>
          </table:table-cell>
          <table:table-cell table:number-columns-repeated="4"/>
          <table:table-cell office:value-type="float" office:value="0.136857" calcext:value-type="float">
            <text:p>0.136857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6693" calcext:value-type="float">
            <text:p>0.136693</text:p>
          </table:table-cell>
          <table:table-cell office:value-type="float" office:value="0.133263" calcext:value-type="float">
            <text:p>0.133263</text:p>
          </table:table-cell>
          <table:table-cell office:value-type="float" office:value="0.133762" calcext:value-type="float">
            <text:p>0.133762</text:p>
          </table:table-cell>
          <table:table-cell table:number-columns-repeated="4"/>
          <table:table-cell office:value-type="float" office:value="0.136833" calcext:value-type="float">
            <text:p>0.136833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6895" calcext:value-type="float">
            <text:p>0.136895</text:p>
          </table:table-cell>
          <table:table-cell office:value-type="float" office:value="0.133127" calcext:value-type="float">
            <text:p>0.133127</text:p>
          </table:table-cell>
          <table:table-cell office:value-type="float" office:value="0.133256" calcext:value-type="float">
            <text:p>0.133256</text:p>
          </table:table-cell>
          <table:table-cell table:number-columns-repeated="4"/>
          <table:table-cell office:value-type="float" office:value="0.136808" calcext:value-type="float">
            <text:p>0.136808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667" calcext:value-type="float">
            <text:p>0.13667</text:p>
          </table:table-cell>
          <table:table-cell office:value-type="float" office:value="0.133115" calcext:value-type="float">
            <text:p>0.133115</text:p>
          </table:table-cell>
          <table:table-cell office:value-type="float" office:value="0.132989" calcext:value-type="float">
            <text:p>0.132989</text:p>
          </table:table-cell>
          <table:table-cell table:number-columns-repeated="4"/>
          <table:table-cell office:value-type="float" office:value="0.136783" calcext:value-type="float">
            <text:p>0.136783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6639" calcext:value-type="float">
            <text:p>0.136639</text:p>
          </table:table-cell>
          <table:table-cell office:value-type="float" office:value="0.133614" calcext:value-type="float">
            <text:p>0.133614</text:p>
          </table:table-cell>
          <table:table-cell office:value-type="float" office:value="0.132881" calcext:value-type="float">
            <text:p>0.132881</text:p>
          </table:table-cell>
          <table:table-cell table:number-columns-repeated="4"/>
          <table:table-cell office:value-type="float" office:value="0.136758" calcext:value-type="float">
            <text:p>0.136758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6726" calcext:value-type="float">
            <text:p>0.136726</text:p>
          </table:table-cell>
          <table:table-cell office:value-type="float" office:value="0.133263" calcext:value-type="float">
            <text:p>0.133263</text:p>
          </table:table-cell>
          <table:table-cell office:value-type="float" office:value="0.133191" calcext:value-type="float">
            <text:p>0.133191</text:p>
          </table:table-cell>
          <table:table-cell table:number-columns-repeated="4"/>
          <table:table-cell office:value-type="float" office:value="0.136735" calcext:value-type="float">
            <text:p>0.136735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7477" calcext:value-type="float">
            <text:p>0.137477</text:p>
          </table:table-cell>
          <table:table-cell office:value-type="float" office:value="0.133633" calcext:value-type="float">
            <text:p>0.133633</text:p>
          </table:table-cell>
          <table:table-cell office:value-type="float" office:value="0.132665" calcext:value-type="float">
            <text:p>0.132665</text:p>
          </table:table-cell>
          <table:table-cell table:number-columns-repeated="4"/>
          <table:table-cell office:value-type="float" office:value="0.136712" calcext:value-type="float">
            <text:p>0.136712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6625" calcext:value-type="float">
            <text:p>0.136625</text:p>
          </table:table-cell>
          <table:table-cell office:value-type="float" office:value="0.133384" calcext:value-type="float">
            <text:p>0.133384</text:p>
          </table:table-cell>
          <table:table-cell office:value-type="float" office:value="0.134181" calcext:value-type="float">
            <text:p>0.134181</text:p>
          </table:table-cell>
          <table:table-cell table:number-columns-repeated="4"/>
          <table:table-cell office:value-type="float" office:value="0.136688" calcext:value-type="float">
            <text:p>0.136688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6467" calcext:value-type="float">
            <text:p>0.136467</text:p>
          </table:table-cell>
          <table:table-cell office:value-type="float" office:value="0.133029" calcext:value-type="float">
            <text:p>0.133029</text:p>
          </table:table-cell>
          <table:table-cell office:value-type="float" office:value="0.132745" calcext:value-type="float">
            <text:p>0.132745</text:p>
          </table:table-cell>
          <table:table-cell table:number-columns-repeated="4"/>
          <table:table-cell office:value-type="float" office:value="0.136666" calcext:value-type="float">
            <text:p>0.136666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6469" calcext:value-type="float">
            <text:p>0.136469</text:p>
          </table:table-cell>
          <table:table-cell office:value-type="float" office:value="0.133113" calcext:value-type="float">
            <text:p>0.133113</text:p>
          </table:table-cell>
          <table:table-cell office:value-type="float" office:value="0.133357" calcext:value-type="float">
            <text:p>0.133357</text:p>
          </table:table-cell>
          <table:table-cell table:number-columns-repeated="4"/>
          <table:table-cell office:value-type="float" office:value="0.136642" calcext:value-type="float">
            <text:p>0.136642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6473" calcext:value-type="float">
            <text:p>0.136473</text:p>
          </table:table-cell>
          <table:table-cell office:value-type="float" office:value="0.133497" calcext:value-type="float">
            <text:p>0.133497</text:p>
          </table:table-cell>
          <table:table-cell office:value-type="float" office:value="0.133457" calcext:value-type="float">
            <text:p>0.133457</text:p>
          </table:table-cell>
          <table:table-cell table:number-columns-repeated="4"/>
          <table:table-cell office:value-type="float" office:value="0.13662" calcext:value-type="float">
            <text:p>0.13662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6715" calcext:value-type="float">
            <text:p>0.136715</text:p>
          </table:table-cell>
          <table:table-cell office:value-type="float" office:value="0.133024" calcext:value-type="float">
            <text:p>0.133024</text:p>
          </table:table-cell>
          <table:table-cell office:value-type="float" office:value="0.13272" calcext:value-type="float">
            <text:p>0.13272</text:p>
          </table:table-cell>
          <table:table-cell table:number-columns-repeated="4"/>
          <table:table-cell office:value-type="float" office:value="0.136597" calcext:value-type="float">
            <text:p>0.136597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6957" calcext:value-type="float">
            <text:p>0.136957</text:p>
          </table:table-cell>
          <table:table-cell office:value-type="float" office:value="0.132969" calcext:value-type="float">
            <text:p>0.132969</text:p>
          </table:table-cell>
          <table:table-cell office:value-type="float" office:value="0.132925" calcext:value-type="float">
            <text:p>0.132925</text:p>
          </table:table-cell>
          <table:table-cell table:number-columns-repeated="4"/>
          <table:table-cell office:value-type="float" office:value="0.136575" calcext:value-type="float">
            <text:p>0.136575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6456" calcext:value-type="float">
            <text:p>0.136456</text:p>
          </table:table-cell>
          <table:table-cell office:value-type="float" office:value="0.13335" calcext:value-type="float">
            <text:p>0.13335</text:p>
          </table:table-cell>
          <table:table-cell office:value-type="float" office:value="0.13375" calcext:value-type="float">
            <text:p>0.13375</text:p>
          </table:table-cell>
          <table:table-cell table:number-columns-repeated="4"/>
          <table:table-cell office:value-type="float" office:value="0.136553" calcext:value-type="float">
            <text:p>0.136553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6755" calcext:value-type="float">
            <text:p>0.136755</text:p>
          </table:table-cell>
          <table:table-cell office:value-type="float" office:value="0.132949" calcext:value-type="float">
            <text:p>0.132949</text:p>
          </table:table-cell>
          <table:table-cell office:value-type="float" office:value="0.132745" calcext:value-type="float">
            <text:p>0.132745</text:p>
          </table:table-cell>
          <table:table-cell table:number-columns-repeated="4"/>
          <table:table-cell office:value-type="float" office:value="0.136531" calcext:value-type="float">
            <text:p>0.136531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6644" calcext:value-type="float">
            <text:p>0.136644</text:p>
          </table:table-cell>
          <table:table-cell office:value-type="float" office:value="0.132916" calcext:value-type="float">
            <text:p>0.132916</text:p>
          </table:table-cell>
          <table:table-cell office:value-type="float" office:value="0.134657" calcext:value-type="float">
            <text:p>0.134657</text:p>
          </table:table-cell>
          <table:table-cell table:number-columns-repeated="4"/>
          <table:table-cell office:value-type="float" office:value="0.13651" calcext:value-type="float">
            <text:p>0.13651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6393" calcext:value-type="float">
            <text:p>0.136393</text:p>
          </table:table-cell>
          <table:table-cell office:value-type="float" office:value="0.132972" calcext:value-type="float">
            <text:p>0.132972</text:p>
          </table:table-cell>
          <table:table-cell office:value-type="float" office:value="0.132571" calcext:value-type="float">
            <text:p>0.132571</text:p>
          </table:table-cell>
          <table:table-cell table:number-columns-repeated="4"/>
          <table:table-cell office:value-type="float" office:value="0.136489" calcext:value-type="float">
            <text:p>0.136489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6298" calcext:value-type="float">
            <text:p>0.136298</text:p>
          </table:table-cell>
          <table:table-cell office:value-type="float" office:value="0.133817" calcext:value-type="float">
            <text:p>0.133817</text:p>
          </table:table-cell>
          <table:table-cell office:value-type="float" office:value="0.132606" calcext:value-type="float">
            <text:p>0.132606</text:p>
          </table:table-cell>
          <table:table-cell table:number-columns-repeated="4"/>
          <table:table-cell office:value-type="float" office:value="0.136467" calcext:value-type="float">
            <text:p>0.136467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641" calcext:value-type="float">
            <text:p>0.13641</text:p>
          </table:table-cell>
          <table:table-cell office:value-type="float" office:value="0.133886" calcext:value-type="float">
            <text:p>0.133886</text:p>
          </table:table-cell>
          <table:table-cell office:value-type="float" office:value="0.13329" calcext:value-type="float">
            <text:p>0.13329</text:p>
          </table:table-cell>
          <table:table-cell table:number-columns-repeated="4"/>
          <table:table-cell office:value-type="float" office:value="0.136446" calcext:value-type="float">
            <text:p>0.136446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6465" calcext:value-type="float">
            <text:p>0.136465</text:p>
          </table:table-cell>
          <table:table-cell office:value-type="float" office:value="0.133054" calcext:value-type="float">
            <text:p>0.133054</text:p>
          </table:table-cell>
          <table:table-cell office:value-type="float" office:value="0.133341" calcext:value-type="float">
            <text:p>0.133341</text:p>
          </table:table-cell>
          <table:table-cell table:number-columns-repeated="4"/>
          <table:table-cell office:value-type="float" office:value="0.136425" calcext:value-type="float">
            <text:p>0.136425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638" calcext:value-type="float">
            <text:p>0.13638</text:p>
          </table:table-cell>
          <table:table-cell office:value-type="float" office:value="0.132874" calcext:value-type="float">
            <text:p>0.132874</text:p>
          </table:table-cell>
          <table:table-cell office:value-type="float" office:value="0.132629" calcext:value-type="float">
            <text:p>0.132629</text:p>
          </table:table-cell>
          <table:table-cell table:number-columns-repeated="4"/>
          <table:table-cell office:value-type="float" office:value="0.136405" calcext:value-type="float">
            <text:p>0.136405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6588" calcext:value-type="float">
            <text:p>0.136588</text:p>
          </table:table-cell>
          <table:table-cell office:value-type="float" office:value="0.13297" calcext:value-type="float">
            <text:p>0.13297</text:p>
          </table:table-cell>
          <table:table-cell office:value-type="float" office:value="0.133939" calcext:value-type="float">
            <text:p>0.133939</text:p>
          </table:table-cell>
          <table:table-cell table:number-columns-repeated="4"/>
          <table:table-cell office:value-type="float" office:value="0.136384" calcext:value-type="float">
            <text:p>0.136384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6166" calcext:value-type="float">
            <text:p>0.136166</text:p>
          </table:table-cell>
          <table:table-cell office:value-type="float" office:value="0.132854" calcext:value-type="float">
            <text:p>0.132854</text:p>
          </table:table-cell>
          <table:table-cell office:value-type="float" office:value="0.132516" calcext:value-type="float">
            <text:p>0.132516</text:p>
          </table:table-cell>
          <table:table-cell table:number-columns-repeated="4"/>
          <table:table-cell office:value-type="float" office:value="0.136363" calcext:value-type="float">
            <text:p>0.136363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6381" calcext:value-type="float">
            <text:p>0.136381</text:p>
          </table:table-cell>
          <table:table-cell office:value-type="float" office:value="0.132818" calcext:value-type="float">
            <text:p>0.132818</text:p>
          </table:table-cell>
          <table:table-cell office:value-type="float" office:value="0.132922" calcext:value-type="float">
            <text:p>0.132922</text:p>
          </table:table-cell>
          <table:table-cell table:number-columns-repeated="4"/>
          <table:table-cell office:value-type="float" office:value="0.136343" calcext:value-type="float">
            <text:p>0.136343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6416" calcext:value-type="float">
            <text:p>0.136416</text:p>
          </table:table-cell>
          <table:table-cell office:value-type="float" office:value="0.132807" calcext:value-type="float">
            <text:p>0.132807</text:p>
          </table:table-cell>
          <table:table-cell office:value-type="float" office:value="0.13414" calcext:value-type="float">
            <text:p>0.13414</text:p>
          </table:table-cell>
          <table:table-cell table:number-columns-repeated="4"/>
          <table:table-cell office:value-type="float" office:value="0.136324" calcext:value-type="float">
            <text:p>0.136324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6133" calcext:value-type="float">
            <text:p>0.136133</text:p>
          </table:table-cell>
          <table:table-cell office:value-type="float" office:value="0.133731" calcext:value-type="float">
            <text:p>0.133731</text:p>
          </table:table-cell>
          <table:table-cell office:value-type="float" office:value="0.135658" calcext:value-type="float">
            <text:p>0.135658</text:p>
          </table:table-cell>
          <table:table-cell table:number-columns-repeated="4"/>
          <table:table-cell office:value-type="float" office:value="0.136304" calcext:value-type="float">
            <text:p>0.136304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6305" calcext:value-type="float">
            <text:p>0.136305</text:p>
          </table:table-cell>
          <table:table-cell office:value-type="float" office:value="0.132903" calcext:value-type="float">
            <text:p>0.132903</text:p>
          </table:table-cell>
          <table:table-cell office:value-type="float" office:value="0.132636" calcext:value-type="float">
            <text:p>0.132636</text:p>
          </table:table-cell>
          <table:table-cell table:number-columns-repeated="4"/>
          <table:table-cell office:value-type="float" office:value="0.136284" calcext:value-type="float">
            <text:p>0.136284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6183" calcext:value-type="float">
            <text:p>0.136183</text:p>
          </table:table-cell>
          <table:table-cell office:value-type="float" office:value="0.132768" calcext:value-type="float">
            <text:p>0.132768</text:p>
          </table:table-cell>
          <table:table-cell office:value-type="float" office:value="0.132478" calcext:value-type="float">
            <text:p>0.132478</text:p>
          </table:table-cell>
          <table:table-cell table:number-columns-repeated="4"/>
          <table:table-cell office:value-type="float" office:value="0.136264" calcext:value-type="float">
            <text:p>0.136264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6199" calcext:value-type="float">
            <text:p>0.136199</text:p>
          </table:table-cell>
          <table:table-cell office:value-type="float" office:value="0.132834" calcext:value-type="float">
            <text:p>0.132834</text:p>
          </table:table-cell>
          <table:table-cell office:value-type="float" office:value="0.132526" calcext:value-type="float">
            <text:p>0.132526</text:p>
          </table:table-cell>
          <table:table-cell table:number-columns-repeated="4"/>
          <table:table-cell office:value-type="float" office:value="0.136245" calcext:value-type="float">
            <text:p>0.136245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7196" calcext:value-type="float">
            <text:p>0.137196</text:p>
          </table:table-cell>
          <table:table-cell office:value-type="float" office:value="0.133242" calcext:value-type="float">
            <text:p>0.133242</text:p>
          </table:table-cell>
          <table:table-cell office:value-type="float" office:value="0.133554" calcext:value-type="float">
            <text:p>0.133554</text:p>
          </table:table-cell>
          <table:table-cell table:number-columns-repeated="4"/>
          <table:table-cell office:value-type="float" office:value="0.136225" calcext:value-type="float">
            <text:p>0.136225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6084" calcext:value-type="float">
            <text:p>0.136084</text:p>
          </table:table-cell>
          <table:table-cell office:value-type="float" office:value="0.133167" calcext:value-type="float">
            <text:p>0.133167</text:p>
          </table:table-cell>
          <table:table-cell office:value-type="float" office:value="0.132836" calcext:value-type="float">
            <text:p>0.132836</text:p>
          </table:table-cell>
          <table:table-cell table:number-columns-repeated="4"/>
          <table:table-cell office:value-type="float" office:value="0.136206" calcext:value-type="float">
            <text:p>0.136206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6049" calcext:value-type="float">
            <text:p>0.136049</text:p>
          </table:table-cell>
          <table:table-cell office:value-type="float" office:value="0.132997" calcext:value-type="float">
            <text:p>0.132997</text:p>
          </table:table-cell>
          <table:table-cell office:value-type="float" office:value="0.132457" calcext:value-type="float">
            <text:p>0.132457</text:p>
          </table:table-cell>
          <table:table-cell table:number-columns-repeated="4"/>
          <table:table-cell office:value-type="float" office:value="0.136188" calcext:value-type="float">
            <text:p>0.136188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6707" calcext:value-type="float">
            <text:p>0.136707</text:p>
          </table:table-cell>
          <table:table-cell office:value-type="float" office:value="0.132799" calcext:value-type="float">
            <text:p>0.132799</text:p>
          </table:table-cell>
          <table:table-cell office:value-type="float" office:value="0.132839" calcext:value-type="float">
            <text:p>0.132839</text:p>
          </table:table-cell>
          <table:table-cell table:number-columns-repeated="4"/>
          <table:table-cell office:value-type="float" office:value="0.136169" calcext:value-type="float">
            <text:p>0.136169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6294" calcext:value-type="float">
            <text:p>0.136294</text:p>
          </table:table-cell>
          <table:table-cell office:value-type="float" office:value="0.13282" calcext:value-type="float">
            <text:p>0.13282</text:p>
          </table:table-cell>
          <table:table-cell office:value-type="float" office:value="0.133144" calcext:value-type="float">
            <text:p>0.133144</text:p>
          </table:table-cell>
          <table:table-cell table:number-columns-repeated="4"/>
          <table:table-cell office:value-type="float" office:value="0.136151" calcext:value-type="float">
            <text:p>0.136151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6358" calcext:value-type="float">
            <text:p>0.136358</text:p>
          </table:table-cell>
          <table:table-cell office:value-type="float" office:value="0.132827" calcext:value-type="float">
            <text:p>0.132827</text:p>
          </table:table-cell>
          <table:table-cell office:value-type="float" office:value="0.132425" calcext:value-type="float">
            <text:p>0.132425</text:p>
          </table:table-cell>
          <table:table-cell table:number-columns-repeated="4"/>
          <table:table-cell office:value-type="float" office:value="0.136132" calcext:value-type="float">
            <text:p>0.136132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5914" calcext:value-type="float">
            <text:p>0.135914</text:p>
          </table:table-cell>
          <table:table-cell office:value-type="float" office:value="0.132728" calcext:value-type="float">
            <text:p>0.132728</text:p>
          </table:table-cell>
          <table:table-cell office:value-type="float" office:value="0.132408" calcext:value-type="float">
            <text:p>0.132408</text:p>
          </table:table-cell>
          <table:table-cell table:number-columns-repeated="4"/>
          <table:table-cell office:value-type="float" office:value="0.136114" calcext:value-type="float">
            <text:p>0.136114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5913" calcext:value-type="float">
            <text:p>0.135913</text:p>
          </table:table-cell>
          <table:table-cell office:value-type="float" office:value="0.132708" calcext:value-type="float">
            <text:p>0.132708</text:p>
          </table:table-cell>
          <table:table-cell office:value-type="float" office:value="0.132461" calcext:value-type="float">
            <text:p>0.132461</text:p>
          </table:table-cell>
          <table:table-cell table:number-columns-repeated="4"/>
          <table:table-cell office:value-type="float" office:value="0.136096" calcext:value-type="float">
            <text:p>0.136096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5859" calcext:value-type="float">
            <text:p>0.135859</text:p>
          </table:table-cell>
          <table:table-cell office:value-type="float" office:value="0.132866" calcext:value-type="float">
            <text:p>0.132866</text:p>
          </table:table-cell>
          <table:table-cell office:value-type="float" office:value="0.132729" calcext:value-type="float">
            <text:p>0.132729</text:p>
          </table:table-cell>
          <table:table-cell table:number-columns-repeated="4"/>
          <table:table-cell office:value-type="float" office:value="0.136078" calcext:value-type="float">
            <text:p>0.136078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5936" calcext:value-type="float">
            <text:p>0.135936</text:p>
          </table:table-cell>
          <table:table-cell office:value-type="float" office:value="0.133072" calcext:value-type="float">
            <text:p>0.133072</text:p>
          </table:table-cell>
          <table:table-cell office:value-type="float" office:value="0.132362" calcext:value-type="float">
            <text:p>0.132362</text:p>
          </table:table-cell>
          <table:table-cell table:number-columns-repeated="4"/>
          <table:table-cell office:value-type="float" office:value="0.13606" calcext:value-type="float">
            <text:p>0.13606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5888" calcext:value-type="float">
            <text:p>0.135888</text:p>
          </table:table-cell>
          <table:table-cell office:value-type="float" office:value="0.133656" calcext:value-type="float">
            <text:p>0.133656</text:p>
          </table:table-cell>
          <table:table-cell office:value-type="float" office:value="0.132411" calcext:value-type="float">
            <text:p>0.132411</text:p>
          </table:table-cell>
          <table:table-cell table:number-columns-repeated="4"/>
          <table:table-cell office:value-type="float" office:value="0.136043" calcext:value-type="float">
            <text:p>0.136043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6163" calcext:value-type="float">
            <text:p>0.136163</text:p>
          </table:table-cell>
          <table:table-cell office:value-type="float" office:value="0.132689" calcext:value-type="float">
            <text:p>0.132689</text:p>
          </table:table-cell>
          <table:table-cell office:value-type="float" office:value="0.132524" calcext:value-type="float">
            <text:p>0.132524</text:p>
          </table:table-cell>
          <table:table-cell table:number-columns-repeated="4"/>
          <table:table-cell office:value-type="float" office:value="0.136026" calcext:value-type="float">
            <text:p>0.136026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5789" calcext:value-type="float">
            <text:p>0.135789</text:p>
          </table:table-cell>
          <table:table-cell office:value-type="float" office:value="0.132677" calcext:value-type="float">
            <text:p>0.132677</text:p>
          </table:table-cell>
          <table:table-cell office:value-type="float" office:value="0.132567" calcext:value-type="float">
            <text:p>0.132567</text:p>
          </table:table-cell>
          <table:table-cell table:number-columns-repeated="4"/>
          <table:table-cell office:value-type="float" office:value="0.136008" calcext:value-type="float">
            <text:p>0.136008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5825" calcext:value-type="float">
            <text:p>0.135825</text:p>
          </table:table-cell>
          <table:table-cell office:value-type="float" office:value="0.13273" calcext:value-type="float">
            <text:p>0.13273</text:p>
          </table:table-cell>
          <table:table-cell office:value-type="float" office:value="0.132411" calcext:value-type="float">
            <text:p>0.132411</text:p>
          </table:table-cell>
          <table:table-cell table:number-columns-repeated="4"/>
          <table:table-cell office:value-type="float" office:value="0.13599" calcext:value-type="float">
            <text:p>0.13599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5773" calcext:value-type="float">
            <text:p>0.135773</text:p>
          </table:table-cell>
          <table:table-cell office:value-type="float" office:value="0.132659" calcext:value-type="float">
            <text:p>0.132659</text:p>
          </table:table-cell>
          <table:table-cell office:value-type="float" office:value="0.132384" calcext:value-type="float">
            <text:p>0.132384</text:p>
          </table:table-cell>
          <table:table-cell table:number-columns-repeated="4"/>
          <table:table-cell office:value-type="float" office:value="0.135973" calcext:value-type="float">
            <text:p>0.135973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5743" calcext:value-type="float">
            <text:p>0.135743</text:p>
          </table:table-cell>
          <table:table-cell office:value-type="float" office:value="0.132823" calcext:value-type="float">
            <text:p>0.132823</text:p>
          </table:table-cell>
          <table:table-cell office:value-type="float" office:value="0.132995" calcext:value-type="float">
            <text:p>0.132995</text:p>
          </table:table-cell>
          <table:table-cell table:number-columns-repeated="4"/>
          <table:table-cell office:value-type="float" office:value="0.135955" calcext:value-type="float">
            <text:p>0.135955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5792" calcext:value-type="float">
            <text:p>0.135792</text:p>
          </table:table-cell>
          <table:table-cell office:value-type="float" office:value="0.133513" calcext:value-type="float">
            <text:p>0.133513</text:p>
          </table:table-cell>
          <table:table-cell office:value-type="float" office:value="0.132397" calcext:value-type="float">
            <text:p>0.132397</text:p>
          </table:table-cell>
          <table:table-cell table:number-columns-repeated="4"/>
          <table:table-cell office:value-type="float" office:value="0.135938" calcext:value-type="float">
            <text:p>0.135938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5812" calcext:value-type="float">
            <text:p>0.135812</text:p>
          </table:table-cell>
          <table:table-cell office:value-type="float" office:value="0.134322" calcext:value-type="float">
            <text:p>0.134322</text:p>
          </table:table-cell>
          <table:table-cell office:value-type="float" office:value="0.133194" calcext:value-type="float">
            <text:p>0.133194</text:p>
          </table:table-cell>
          <table:table-cell table:number-columns-repeated="4"/>
          <table:table-cell office:value-type="float" office:value="0.135922" calcext:value-type="float">
            <text:p>0.135922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5998" calcext:value-type="float">
            <text:p>0.135998</text:p>
          </table:table-cell>
          <table:table-cell office:value-type="float" office:value="0.133002" calcext:value-type="float">
            <text:p>0.133002</text:p>
          </table:table-cell>
          <table:table-cell office:value-type="float" office:value="0.132393" calcext:value-type="float">
            <text:p>0.132393</text:p>
          </table:table-cell>
          <table:table-cell table:number-columns-repeated="4"/>
          <table:table-cell office:value-type="float" office:value="0.135905" calcext:value-type="float">
            <text:p>0.135905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6458" calcext:value-type="float">
            <text:p>0.136458</text:p>
          </table:table-cell>
          <table:table-cell office:value-type="float" office:value="0.133151" calcext:value-type="float">
            <text:p>0.133151</text:p>
          </table:table-cell>
          <table:table-cell office:value-type="float" office:value="0.132327" calcext:value-type="float">
            <text:p>0.132327</text:p>
          </table:table-cell>
          <table:table-cell table:number-columns-repeated="4"/>
          <table:table-cell office:value-type="float" office:value="0.135888" calcext:value-type="float">
            <text:p>0.135888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6125" calcext:value-type="float">
            <text:p>0.136125</text:p>
          </table:table-cell>
          <table:table-cell office:value-type="float" office:value="0.132648" calcext:value-type="float">
            <text:p>0.132648</text:p>
          </table:table-cell>
          <table:table-cell office:value-type="float" office:value="0.132367" calcext:value-type="float">
            <text:p>0.132367</text:p>
          </table:table-cell>
          <table:table-cell table:number-columns-repeated="4"/>
          <table:table-cell office:value-type="float" office:value="0.135871" calcext:value-type="float">
            <text:p>0.135871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5809" calcext:value-type="float">
            <text:p>0.135809</text:p>
          </table:table-cell>
          <table:table-cell office:value-type="float" office:value="0.132567" calcext:value-type="float">
            <text:p>0.132567</text:p>
          </table:table-cell>
          <table:table-cell office:value-type="float" office:value="0.132353" calcext:value-type="float">
            <text:p>0.132353</text:p>
          </table:table-cell>
          <table:table-cell table:number-columns-repeated="4"/>
          <table:table-cell office:value-type="float" office:value="0.135855" calcext:value-type="float">
            <text:p>0.135855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6404" calcext:value-type="float">
            <text:p>0.136404</text:p>
          </table:table-cell>
          <table:table-cell office:value-type="float" office:value="0.132547" calcext:value-type="float">
            <text:p>0.132547</text:p>
          </table:table-cell>
          <table:table-cell office:value-type="float" office:value="0.133602" calcext:value-type="float">
            <text:p>0.133602</text:p>
          </table:table-cell>
          <table:table-cell table:number-columns-repeated="4"/>
          <table:table-cell office:value-type="float" office:value="0.135839" calcext:value-type="float">
            <text:p>0.135839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567" calcext:value-type="float">
            <text:p>0.13567</text:p>
          </table:table-cell>
          <table:table-cell office:value-type="float" office:value="0.132701" calcext:value-type="float">
            <text:p>0.132701</text:p>
          </table:table-cell>
          <table:table-cell office:value-type="float" office:value="0.132269" calcext:value-type="float">
            <text:p>0.132269</text:p>
          </table:table-cell>
          <table:table-cell table:number-columns-repeated="4"/>
          <table:table-cell office:value-type="float" office:value="0.135823" calcext:value-type="float">
            <text:p>0.135823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5792" calcext:value-type="float">
            <text:p>0.135792</text:p>
          </table:table-cell>
          <table:table-cell office:value-type="float" office:value="0.132841" calcext:value-type="float">
            <text:p>0.132841</text:p>
          </table:table-cell>
          <table:table-cell office:value-type="float" office:value="0.133008" calcext:value-type="float">
            <text:p>0.133008</text:p>
          </table:table-cell>
          <table:table-cell table:number-columns-repeated="4"/>
          <table:table-cell office:value-type="float" office:value="0.135807" calcext:value-type="float">
            <text:p>0.135807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5722" calcext:value-type="float">
            <text:p>0.135722</text:p>
          </table:table-cell>
          <table:table-cell office:value-type="float" office:value="0.132688" calcext:value-type="float">
            <text:p>0.132688</text:p>
          </table:table-cell>
          <table:table-cell office:value-type="float" office:value="0.132349" calcext:value-type="float">
            <text:p>0.132349</text:p>
          </table:table-cell>
          <table:table-cell table:number-columns-repeated="4"/>
          <table:table-cell office:value-type="float" office:value="0.135792" calcext:value-type="float">
            <text:p>0.135792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5931" calcext:value-type="float">
            <text:p>0.135931</text:p>
          </table:table-cell>
          <table:table-cell office:value-type="float" office:value="0.13251" calcext:value-type="float">
            <text:p>0.13251</text:p>
          </table:table-cell>
          <table:table-cell office:value-type="float" office:value="0.132322" calcext:value-type="float">
            <text:p>0.132322</text:p>
          </table:table-cell>
          <table:table-cell table:number-columns-repeated="4"/>
          <table:table-cell office:value-type="float" office:value="0.135775" calcext:value-type="float">
            <text:p>0.135775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5654" calcext:value-type="float">
            <text:p>0.135654</text:p>
          </table:table-cell>
          <table:table-cell office:value-type="float" office:value="0.13266" calcext:value-type="float">
            <text:p>0.13266</text:p>
          </table:table-cell>
          <table:table-cell office:value-type="float" office:value="0.132258" calcext:value-type="float">
            <text:p>0.132258</text:p>
          </table:table-cell>
          <table:table-cell table:number-columns-repeated="4"/>
          <table:table-cell office:value-type="float" office:value="0.135759" calcext:value-type="float">
            <text:p>0.135759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6178" calcext:value-type="float">
            <text:p>0.136178</text:p>
          </table:table-cell>
          <table:table-cell office:value-type="float" office:value="0.132612" calcext:value-type="float">
            <text:p>0.132612</text:p>
          </table:table-cell>
          <table:table-cell office:value-type="float" office:value="0.132822" calcext:value-type="float">
            <text:p>0.132822</text:p>
          </table:table-cell>
          <table:table-cell table:number-columns-repeated="4"/>
          <table:table-cell office:value-type="float" office:value="0.135744" calcext:value-type="float">
            <text:p>0.135744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5586" calcext:value-type="float">
            <text:p>0.135586</text:p>
          </table:table-cell>
          <table:table-cell office:value-type="float" office:value="0.13369" calcext:value-type="float">
            <text:p>0.13369</text:p>
          </table:table-cell>
          <table:table-cell office:value-type="float" office:value="0.132259" calcext:value-type="float">
            <text:p>0.132259</text:p>
          </table:table-cell>
          <table:table-cell table:number-columns-repeated="4"/>
          <table:table-cell office:value-type="float" office:value="0.135728" calcext:value-type="float">
            <text:p>0.135728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5967" calcext:value-type="float">
            <text:p>0.135967</text:p>
          </table:table-cell>
          <table:table-cell office:value-type="float" office:value="0.133843" calcext:value-type="float">
            <text:p>0.133843</text:p>
          </table:table-cell>
          <table:table-cell office:value-type="float" office:value="0.132355" calcext:value-type="float">
            <text:p>0.132355</text:p>
          </table:table-cell>
          <table:table-cell table:number-columns-repeated="4"/>
          <table:table-cell office:value-type="float" office:value="0.135714" calcext:value-type="float">
            <text:p>0.135714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698" calcext:value-type="float">
            <text:p>0.13698</text:p>
          </table:table-cell>
          <table:table-cell office:value-type="float" office:value="0.132576" calcext:value-type="float">
            <text:p>0.132576</text:p>
          </table:table-cell>
          <table:table-cell office:value-type="float" office:value="0.132284" calcext:value-type="float">
            <text:p>0.132284</text:p>
          </table:table-cell>
          <table:table-cell table:number-columns-repeated="4"/>
          <table:table-cell office:value-type="float" office:value="0.135698" calcext:value-type="float">
            <text:p>0.135698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5523" calcext:value-type="float">
            <text:p>0.135523</text:p>
          </table:table-cell>
          <table:table-cell office:value-type="float" office:value="0.132578" calcext:value-type="float">
            <text:p>0.132578</text:p>
          </table:table-cell>
          <table:table-cell office:value-type="float" office:value="0.132235" calcext:value-type="float">
            <text:p>0.132235</text:p>
          </table:table-cell>
          <table:table-cell table:number-columns-repeated="4"/>
          <table:table-cell office:value-type="float" office:value="0.135683" calcext:value-type="float">
            <text:p>0.135683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9399" calcext:value-type="float">
            <text:p>0.139399</text:p>
          </table:table-cell>
          <table:table-cell office:value-type="float" office:value="0.13248" calcext:value-type="float">
            <text:p>0.13248</text:p>
          </table:table-cell>
          <table:table-cell office:value-type="float" office:value="0.132387" calcext:value-type="float">
            <text:p>0.132387</text:p>
          </table:table-cell>
          <table:table-cell table:number-columns-repeated="4"/>
          <table:table-cell office:value-type="float" office:value="0.135668" calcext:value-type="float">
            <text:p>0.135668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5498" calcext:value-type="float">
            <text:p>0.135498</text:p>
          </table:table-cell>
          <table:table-cell office:value-type="float" office:value="0.132699" calcext:value-type="float">
            <text:p>0.132699</text:p>
          </table:table-cell>
          <table:table-cell office:value-type="float" office:value="0.132303" calcext:value-type="float">
            <text:p>0.132303</text:p>
          </table:table-cell>
          <table:table-cell table:number-columns-repeated="4"/>
          <table:table-cell office:value-type="float" office:value="0.135653" calcext:value-type="float">
            <text:p>0.135653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5759" calcext:value-type="float">
            <text:p>0.135759</text:p>
          </table:table-cell>
          <table:table-cell office:value-type="float" office:value="0.132466" calcext:value-type="float">
            <text:p>0.132466</text:p>
          </table:table-cell>
          <table:table-cell office:value-type="float" office:value="0.132293" calcext:value-type="float">
            <text:p>0.132293</text:p>
          </table:table-cell>
          <table:table-cell table:number-columns-repeated="4"/>
          <table:table-cell office:value-type="float" office:value="0.135638" calcext:value-type="float">
            <text:p>0.135638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5431" calcext:value-type="float">
            <text:p>0.135431</text:p>
          </table:table-cell>
          <table:table-cell office:value-type="float" office:value="0.132455" calcext:value-type="float">
            <text:p>0.132455</text:p>
          </table:table-cell>
          <table:table-cell office:value-type="float" office:value="0.132913" calcext:value-type="float">
            <text:p>0.132913</text:p>
          </table:table-cell>
          <table:table-cell table:number-columns-repeated="4"/>
          <table:table-cell office:value-type="float" office:value="0.135623" calcext:value-type="float">
            <text:p>0.135623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54" calcext:value-type="float">
            <text:p>0.1354</text:p>
          </table:table-cell>
          <table:table-cell office:value-type="float" office:value="0.132516" calcext:value-type="float">
            <text:p>0.132516</text:p>
          </table:table-cell>
          <table:table-cell office:value-type="float" office:value="0.132735" calcext:value-type="float">
            <text:p>0.132735</text:p>
          </table:table-cell>
          <table:table-cell table:number-columns-repeated="4"/>
          <table:table-cell office:value-type="float" office:value="0.135608" calcext:value-type="float">
            <text:p>0.135608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5532" calcext:value-type="float">
            <text:p>0.135532</text:p>
          </table:table-cell>
          <table:table-cell office:value-type="float" office:value="0.132461" calcext:value-type="float">
            <text:p>0.132461</text:p>
          </table:table-cell>
          <table:table-cell office:value-type="float" office:value="0.134819" calcext:value-type="float">
            <text:p>0.134819</text:p>
          </table:table-cell>
          <table:table-cell table:number-columns-repeated="4"/>
          <table:table-cell office:value-type="float" office:value="0.135593" calcext:value-type="float">
            <text:p>0.135593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5671" calcext:value-type="float">
            <text:p>0.135671</text:p>
          </table:table-cell>
          <table:table-cell office:value-type="float" office:value="0.132517" calcext:value-type="float">
            <text:p>0.132517</text:p>
          </table:table-cell>
          <table:table-cell office:value-type="float" office:value="0.132197" calcext:value-type="float">
            <text:p>0.132197</text:p>
          </table:table-cell>
          <table:table-cell table:number-columns-repeated="4"/>
          <table:table-cell office:value-type="float" office:value="0.135579" calcext:value-type="float">
            <text:p>0.135579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5502" calcext:value-type="float">
            <text:p>0.135502</text:p>
          </table:table-cell>
          <table:table-cell office:value-type="float" office:value="0.133303" calcext:value-type="float">
            <text:p>0.133303</text:p>
          </table:table-cell>
          <table:table-cell office:value-type="float" office:value="0.132907" calcext:value-type="float">
            <text:p>0.132907</text:p>
          </table:table-cell>
          <table:table-cell table:number-columns-repeated="4"/>
          <table:table-cell office:value-type="float" office:value="0.135565" calcext:value-type="float">
            <text:p>0.135565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5797" calcext:value-type="float">
            <text:p>0.135797</text:p>
          </table:table-cell>
          <table:table-cell office:value-type="float" office:value="0.13241" calcext:value-type="float">
            <text:p>0.13241</text:p>
          </table:table-cell>
          <table:table-cell office:value-type="float" office:value="0.132149" calcext:value-type="float">
            <text:p>0.132149</text:p>
          </table:table-cell>
          <table:table-cell table:number-columns-repeated="4"/>
          <table:table-cell office:value-type="float" office:value="0.13555" calcext:value-type="float">
            <text:p>0.13555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5423" calcext:value-type="float">
            <text:p>0.135423</text:p>
          </table:table-cell>
          <table:table-cell office:value-type="float" office:value="0.132487" calcext:value-type="float">
            <text:p>0.132487</text:p>
          </table:table-cell>
          <table:table-cell office:value-type="float" office:value="0.132496" calcext:value-type="float">
            <text:p>0.132496</text:p>
          </table:table-cell>
          <table:table-cell table:number-columns-repeated="4"/>
          <table:table-cell office:value-type="float" office:value="0.135536" calcext:value-type="float">
            <text:p>0.135536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5337" calcext:value-type="float">
            <text:p>0.135337</text:p>
          </table:table-cell>
          <table:table-cell office:value-type="float" office:value="0.132794" calcext:value-type="float">
            <text:p>0.132794</text:p>
          </table:table-cell>
          <table:table-cell office:value-type="float" office:value="0.132156" calcext:value-type="float">
            <text:p>0.132156</text:p>
          </table:table-cell>
          <table:table-cell table:number-columns-repeated="4"/>
          <table:table-cell office:value-type="float" office:value="0.135522" calcext:value-type="float">
            <text:p>0.135522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5458" calcext:value-type="float">
            <text:p>0.135458</text:p>
          </table:table-cell>
          <table:table-cell office:value-type="float" office:value="0.132466" calcext:value-type="float">
            <text:p>0.132466</text:p>
          </table:table-cell>
          <table:table-cell office:value-type="float" office:value="0.132639" calcext:value-type="float">
            <text:p>0.132639</text:p>
          </table:table-cell>
          <table:table-cell table:number-columns-repeated="4"/>
          <table:table-cell office:value-type="float" office:value="0.135508" calcext:value-type="float">
            <text:p>0.135508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5494" calcext:value-type="float">
            <text:p>0.135494</text:p>
          </table:table-cell>
          <table:table-cell office:value-type="float" office:value="0.133028" calcext:value-type="float">
            <text:p>0.133028</text:p>
          </table:table-cell>
          <table:table-cell office:value-type="float" office:value="0.132746" calcext:value-type="float">
            <text:p>0.132746</text:p>
          </table:table-cell>
          <table:table-cell table:number-columns-repeated="4"/>
          <table:table-cell office:value-type="float" office:value="0.135494" calcext:value-type="float">
            <text:p>0.135494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5802" calcext:value-type="float">
            <text:p>0.135802</text:p>
          </table:table-cell>
          <table:table-cell office:value-type="float" office:value="0.132364" calcext:value-type="float">
            <text:p>0.132364</text:p>
          </table:table-cell>
          <table:table-cell office:value-type="float" office:value="0.132169" calcext:value-type="float">
            <text:p>0.132169</text:p>
          </table:table-cell>
          <table:table-cell table:number-columns-repeated="4"/>
          <table:table-cell office:value-type="float" office:value="0.13548" calcext:value-type="float">
            <text:p>0.13548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5644" calcext:value-type="float">
            <text:p>0.135644</text:p>
          </table:table-cell>
          <table:table-cell office:value-type="float" office:value="0.132569" calcext:value-type="float">
            <text:p>0.132569</text:p>
          </table:table-cell>
          <table:table-cell office:value-type="float" office:value="0.13213" calcext:value-type="float">
            <text:p>0.13213</text:p>
          </table:table-cell>
          <table:table-cell table:number-columns-repeated="4"/>
          <table:table-cell office:value-type="float" office:value="0.135466" calcext:value-type="float">
            <text:p>0.135466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7754" calcext:value-type="float">
            <text:p>0.137754</text:p>
          </table:table-cell>
          <table:table-cell office:value-type="float" office:value="0.132435" calcext:value-type="float">
            <text:p>0.132435</text:p>
          </table:table-cell>
          <table:table-cell office:value-type="float" office:value="0.132107" calcext:value-type="float">
            <text:p>0.132107</text:p>
          </table:table-cell>
          <table:table-cell table:number-columns-repeated="4"/>
          <table:table-cell office:value-type="float" office:value="0.135452" calcext:value-type="float">
            <text:p>0.135452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5268" calcext:value-type="float">
            <text:p>0.135268</text:p>
          </table:table-cell>
          <table:table-cell office:value-type="float" office:value="0.132443" calcext:value-type="float">
            <text:p>0.132443</text:p>
          </table:table-cell>
          <table:table-cell office:value-type="float" office:value="0.132102" calcext:value-type="float">
            <text:p>0.132102</text:p>
          </table:table-cell>
          <table:table-cell table:number-columns-repeated="4"/>
          <table:table-cell office:value-type="float" office:value="0.135439" calcext:value-type="float">
            <text:p>0.135439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5313" calcext:value-type="float">
            <text:p>0.135313</text:p>
          </table:table-cell>
          <table:table-cell office:value-type="float" office:value="0.132449" calcext:value-type="float">
            <text:p>0.132449</text:p>
          </table:table-cell>
          <table:table-cell office:value-type="float" office:value="0.13226" calcext:value-type="float">
            <text:p>0.13226</text:p>
          </table:table-cell>
          <table:table-cell table:number-columns-repeated="4"/>
          <table:table-cell office:value-type="float" office:value="0.135425" calcext:value-type="float">
            <text:p>0.135425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5233" calcext:value-type="float">
            <text:p>0.135233</text:p>
          </table:table-cell>
          <table:table-cell office:value-type="float" office:value="0.13292" calcext:value-type="float">
            <text:p>0.13292</text:p>
          </table:table-cell>
          <table:table-cell office:value-type="float" office:value="0.132117" calcext:value-type="float">
            <text:p>0.132117</text:p>
          </table:table-cell>
          <table:table-cell table:number-columns-repeated="4"/>
          <table:table-cell office:value-type="float" office:value="0.135411" calcext:value-type="float">
            <text:p>0.135411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6485" calcext:value-type="float">
            <text:p>0.136485</text:p>
          </table:table-cell>
          <table:table-cell office:value-type="float" office:value="0.134655" calcext:value-type="float">
            <text:p>0.134655</text:p>
          </table:table-cell>
          <table:table-cell office:value-type="float" office:value="0.132073" calcext:value-type="float">
            <text:p>0.132073</text:p>
          </table:table-cell>
          <table:table-cell table:number-columns-repeated="4"/>
          <table:table-cell office:value-type="float" office:value="0.135398" calcext:value-type="float">
            <text:p>0.135398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567" calcext:value-type="float">
            <text:p>0.13567</text:p>
          </table:table-cell>
          <table:table-cell office:value-type="float" office:value="0.132951" calcext:value-type="float">
            <text:p>0.132951</text:p>
          </table:table-cell>
          <table:table-cell office:value-type="float" office:value="0.132143" calcext:value-type="float">
            <text:p>0.132143</text:p>
          </table:table-cell>
          <table:table-cell table:number-columns-repeated="4"/>
          <table:table-cell office:value-type="float" office:value="0.135385" calcext:value-type="float">
            <text:p>0.135385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6239" calcext:value-type="float">
            <text:p>0.136239</text:p>
          </table:table-cell>
          <table:table-cell office:value-type="float" office:value="0.132368" calcext:value-type="float">
            <text:p>0.132368</text:p>
          </table:table-cell>
          <table:table-cell office:value-type="float" office:value="0.132072" calcext:value-type="float">
            <text:p>0.132072</text:p>
          </table:table-cell>
          <table:table-cell table:number-columns-repeated="4"/>
          <table:table-cell office:value-type="float" office:value="0.135371" calcext:value-type="float">
            <text:p>0.135371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5171" calcext:value-type="float">
            <text:p>0.135171</text:p>
          </table:table-cell>
          <table:table-cell office:value-type="float" office:value="0.132709" calcext:value-type="float">
            <text:p>0.132709</text:p>
          </table:table-cell>
          <table:table-cell office:value-type="float" office:value="0.1323" calcext:value-type="float">
            <text:p>0.1323</text:p>
          </table:table-cell>
          <table:table-cell table:number-columns-repeated="4"/>
          <table:table-cell office:value-type="float" office:value="0.135358" calcext:value-type="float">
            <text:p>0.135358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5206" calcext:value-type="float">
            <text:p>0.135206</text:p>
          </table:table-cell>
          <table:table-cell office:value-type="float" office:value="0.13241" calcext:value-type="float">
            <text:p>0.13241</text:p>
          </table:table-cell>
          <table:table-cell office:value-type="float" office:value="0.132237" calcext:value-type="float">
            <text:p>0.132237</text:p>
          </table:table-cell>
          <table:table-cell table:number-columns-repeated="4"/>
          <table:table-cell office:value-type="float" office:value="0.135344" calcext:value-type="float">
            <text:p>0.135344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5174" calcext:value-type="float">
            <text:p>0.135174</text:p>
          </table:table-cell>
          <table:table-cell office:value-type="float" office:value="0.132745" calcext:value-type="float">
            <text:p>0.132745</text:p>
          </table:table-cell>
          <table:table-cell office:value-type="float" office:value="0.132038" calcext:value-type="float">
            <text:p>0.132038</text:p>
          </table:table-cell>
          <table:table-cell table:number-columns-repeated="4"/>
          <table:table-cell office:value-type="float" office:value="0.135331" calcext:value-type="float">
            <text:p>0.135331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5243" calcext:value-type="float">
            <text:p>0.135243</text:p>
          </table:table-cell>
          <table:table-cell office:value-type="float" office:value="0.132289" calcext:value-type="float">
            <text:p>0.132289</text:p>
          </table:table-cell>
          <table:table-cell office:value-type="float" office:value="0.135128" calcext:value-type="float">
            <text:p>0.135128</text:p>
          </table:table-cell>
          <table:table-cell table:number-columns-repeated="4"/>
          <table:table-cell office:value-type="float" office:value="0.135318" calcext:value-type="float">
            <text:p>0.135318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5517" calcext:value-type="float">
            <text:p>0.135517</text:p>
          </table:table-cell>
          <table:table-cell office:value-type="float" office:value="0.132453" calcext:value-type="float">
            <text:p>0.132453</text:p>
          </table:table-cell>
          <table:table-cell office:value-type="float" office:value="0.132219" calcext:value-type="float">
            <text:p>0.132219</text:p>
          </table:table-cell>
          <table:table-cell table:number-columns-repeated="4"/>
          <table:table-cell office:value-type="float" office:value="0.135305" calcext:value-type="float">
            <text:p>0.135305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5164" calcext:value-type="float">
            <text:p>0.135164</text:p>
          </table:table-cell>
          <table:table-cell office:value-type="float" office:value="0.132381" calcext:value-type="float">
            <text:p>0.132381</text:p>
          </table:table-cell>
          <table:table-cell office:value-type="float" office:value="0.132827" calcext:value-type="float">
            <text:p>0.132827</text:p>
          </table:table-cell>
          <table:table-cell table:number-columns-repeated="4"/>
          <table:table-cell office:value-type="float" office:value="0.135292" calcext:value-type="float">
            <text:p>0.135292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5205" calcext:value-type="float">
            <text:p>0.135205</text:p>
          </table:table-cell>
          <table:table-cell office:value-type="float" office:value="0.132477" calcext:value-type="float">
            <text:p>0.132477</text:p>
          </table:table-cell>
          <table:table-cell office:value-type="float" office:value="0.133138" calcext:value-type="float">
            <text:p>0.133138</text:p>
          </table:table-cell>
          <table:table-cell table:number-columns-repeated="4"/>
          <table:table-cell office:value-type="float" office:value="0.13528" calcext:value-type="float">
            <text:p>0.13528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5416" calcext:value-type="float">
            <text:p>0.135416</text:p>
          </table:table-cell>
          <table:table-cell office:value-type="float" office:value="0.132268" calcext:value-type="float">
            <text:p>0.132268</text:p>
          </table:table-cell>
          <table:table-cell office:value-type="float" office:value="0.132573" calcext:value-type="float">
            <text:p>0.132573</text:p>
          </table:table-cell>
          <table:table-cell table:number-columns-repeated="4"/>
          <table:table-cell office:value-type="float" office:value="0.135267" calcext:value-type="float">
            <text:p>0.135267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5102" calcext:value-type="float">
            <text:p>0.135102</text:p>
          </table:table-cell>
          <table:table-cell office:value-type="float" office:value="0.132744" calcext:value-type="float">
            <text:p>0.132744</text:p>
          </table:table-cell>
          <table:table-cell office:value-type="float" office:value="0.132021" calcext:value-type="float">
            <text:p>0.132021</text:p>
          </table:table-cell>
          <table:table-cell table:number-columns-repeated="4"/>
          <table:table-cell office:value-type="float" office:value="0.135254" calcext:value-type="float">
            <text:p>0.135254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5705" calcext:value-type="float">
            <text:p>0.135705</text:p>
          </table:table-cell>
          <table:table-cell office:value-type="float" office:value="0.13232" calcext:value-type="float">
            <text:p>0.13232</text:p>
          </table:table-cell>
          <table:table-cell office:value-type="float" office:value="0.132053" calcext:value-type="float">
            <text:p>0.132053</text:p>
          </table:table-cell>
          <table:table-cell table:number-columns-repeated="4"/>
          <table:table-cell office:value-type="float" office:value="0.135242" calcext:value-type="float">
            <text:p>0.135242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6851" calcext:value-type="float">
            <text:p>0.136851</text:p>
          </table:table-cell>
          <table:table-cell office:value-type="float" office:value="0.132363" calcext:value-type="float">
            <text:p>0.132363</text:p>
          </table:table-cell>
          <table:table-cell office:value-type="float" office:value="0.132317" calcext:value-type="float">
            <text:p>0.132317</text:p>
          </table:table-cell>
          <table:table-cell table:number-columns-repeated="4"/>
          <table:table-cell office:value-type="float" office:value="0.13523" calcext:value-type="float">
            <text:p>0.13523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5195" calcext:value-type="float">
            <text:p>0.135195</text:p>
          </table:table-cell>
          <table:table-cell office:value-type="float" office:value="0.132789" calcext:value-type="float">
            <text:p>0.132789</text:p>
          </table:table-cell>
          <table:table-cell office:value-type="float" office:value="0.131997" calcext:value-type="float">
            <text:p>0.131997</text:p>
          </table:table-cell>
          <table:table-cell table:number-columns-repeated="4"/>
          <table:table-cell office:value-type="float" office:value="0.135218" calcext:value-type="float">
            <text:p>0.135218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5033" calcext:value-type="float">
            <text:p>0.135033</text:p>
          </table:table-cell>
          <table:table-cell office:value-type="float" office:value="0.132379" calcext:value-type="float">
            <text:p>0.132379</text:p>
          </table:table-cell>
          <table:table-cell office:value-type="float" office:value="0.132363" calcext:value-type="float">
            <text:p>0.132363</text:p>
          </table:table-cell>
          <table:table-cell table:number-columns-repeated="4"/>
          <table:table-cell office:value-type="float" office:value="0.135205" calcext:value-type="float">
            <text:p>0.135205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5039" calcext:value-type="float">
            <text:p>0.135039</text:p>
          </table:table-cell>
          <table:table-cell office:value-type="float" office:value="0.132229" calcext:value-type="float">
            <text:p>0.132229</text:p>
          </table:table-cell>
          <table:table-cell office:value-type="float" office:value="0.132032" calcext:value-type="float">
            <text:p>0.132032</text:p>
          </table:table-cell>
          <table:table-cell table:number-columns-repeated="4"/>
          <table:table-cell office:value-type="float" office:value="0.135193" calcext:value-type="float">
            <text:p>0.135193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5432" calcext:value-type="float">
            <text:p>0.135432</text:p>
          </table:table-cell>
          <table:table-cell office:value-type="float" office:value="0.13232" calcext:value-type="float">
            <text:p>0.13232</text:p>
          </table:table-cell>
          <table:table-cell office:value-type="float" office:value="0.132334" calcext:value-type="float">
            <text:p>0.132334</text:p>
          </table:table-cell>
          <table:table-cell table:number-columns-repeated="4"/>
          <table:table-cell office:value-type="float" office:value="0.13518" calcext:value-type="float">
            <text:p>0.13518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5003" calcext:value-type="float">
            <text:p>0.135003</text:p>
          </table:table-cell>
          <table:table-cell office:value-type="float" office:value="0.132699" calcext:value-type="float">
            <text:p>0.132699</text:p>
          </table:table-cell>
          <table:table-cell office:value-type="float" office:value="0.132149" calcext:value-type="float">
            <text:p>0.132149</text:p>
          </table:table-cell>
          <table:table-cell table:number-columns-repeated="4"/>
          <table:table-cell office:value-type="float" office:value="0.135167" calcext:value-type="float">
            <text:p>0.135167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5143" calcext:value-type="float">
            <text:p>0.135143</text:p>
          </table:table-cell>
          <table:table-cell office:value-type="float" office:value="0.132477" calcext:value-type="float">
            <text:p>0.132477</text:p>
          </table:table-cell>
          <table:table-cell office:value-type="float" office:value="0.132114" calcext:value-type="float">
            <text:p>0.132114</text:p>
          </table:table-cell>
          <table:table-cell table:number-columns-repeated="4"/>
          <table:table-cell office:value-type="float" office:value="0.135156" calcext:value-type="float">
            <text:p>0.135156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5171" calcext:value-type="float">
            <text:p>0.135171</text:p>
          </table:table-cell>
          <table:table-cell office:value-type="float" office:value="0.132399" calcext:value-type="float">
            <text:p>0.132399</text:p>
          </table:table-cell>
          <table:table-cell office:value-type="float" office:value="0.13245" calcext:value-type="float">
            <text:p>0.13245</text:p>
          </table:table-cell>
          <table:table-cell table:number-columns-repeated="4"/>
          <table:table-cell office:value-type="float" office:value="0.135144" calcext:value-type="float">
            <text:p>0.135144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4989" calcext:value-type="float">
            <text:p>0.134989</text:p>
          </table:table-cell>
          <table:table-cell office:value-type="float" office:value="0.132259" calcext:value-type="float">
            <text:p>0.132259</text:p>
          </table:table-cell>
          <table:table-cell office:value-type="float" office:value="0.132064" calcext:value-type="float">
            <text:p>0.132064</text:p>
          </table:table-cell>
          <table:table-cell table:number-columns-repeated="4"/>
          <table:table-cell office:value-type="float" office:value="0.135132" calcext:value-type="float">
            <text:p>0.135132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4966" calcext:value-type="float">
            <text:p>0.134966</text:p>
          </table:table-cell>
          <table:table-cell office:value-type="float" office:value="0.13244" calcext:value-type="float">
            <text:p>0.13244</text:p>
          </table:table-cell>
          <table:table-cell office:value-type="float" office:value="0.132157" calcext:value-type="float">
            <text:p>0.132157</text:p>
          </table:table-cell>
          <table:table-cell table:number-columns-repeated="4"/>
          <table:table-cell office:value-type="float" office:value="0.13512" calcext:value-type="float">
            <text:p>0.13512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5092" calcext:value-type="float">
            <text:p>0.135092</text:p>
          </table:table-cell>
          <table:table-cell office:value-type="float" office:value="0.132204" calcext:value-type="float">
            <text:p>0.132204</text:p>
          </table:table-cell>
          <table:table-cell office:value-type="float" office:value="0.132312" calcext:value-type="float">
            <text:p>0.132312</text:p>
          </table:table-cell>
          <table:table-cell table:number-columns-repeated="4"/>
          <table:table-cell office:value-type="float" office:value="0.135108" calcext:value-type="float">
            <text:p>0.135108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5047" calcext:value-type="float">
            <text:p>0.135047</text:p>
          </table:table-cell>
          <table:table-cell office:value-type="float" office:value="0.132194" calcext:value-type="float">
            <text:p>0.132194</text:p>
          </table:table-cell>
          <table:table-cell office:value-type="float" office:value="0.132006" calcext:value-type="float">
            <text:p>0.132006</text:p>
          </table:table-cell>
          <table:table-cell table:number-columns-repeated="4"/>
          <table:table-cell office:value-type="float" office:value="0.135096" calcext:value-type="float">
            <text:p>0.135096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5016" calcext:value-type="float">
            <text:p>0.135016</text:p>
          </table:table-cell>
          <table:table-cell office:value-type="float" office:value="0.132203" calcext:value-type="float">
            <text:p>0.132203</text:p>
          </table:table-cell>
          <table:table-cell office:value-type="float" office:value="0.132231" calcext:value-type="float">
            <text:p>0.132231</text:p>
          </table:table-cell>
          <table:table-cell table:number-columns-repeated="4"/>
          <table:table-cell office:value-type="float" office:value="0.135085" calcext:value-type="float">
            <text:p>0.135085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5461" calcext:value-type="float">
            <text:p>0.135461</text:p>
          </table:table-cell>
          <table:table-cell office:value-type="float" office:value="0.13242" calcext:value-type="float">
            <text:p>0.13242</text:p>
          </table:table-cell>
          <table:table-cell office:value-type="float" office:value="0.13266" calcext:value-type="float">
            <text:p>0.13266</text:p>
          </table:table-cell>
          <table:table-cell table:number-columns-repeated="4"/>
          <table:table-cell office:value-type="float" office:value="0.135073" calcext:value-type="float">
            <text:p>0.135073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4938" calcext:value-type="float">
            <text:p>0.134938</text:p>
          </table:table-cell>
          <table:table-cell office:value-type="float" office:value="0.134192" calcext:value-type="float">
            <text:p>0.134192</text:p>
          </table:table-cell>
          <table:table-cell office:value-type="float" office:value="0.131962" calcext:value-type="float">
            <text:p>0.131962</text:p>
          </table:table-cell>
          <table:table-cell table:number-columns-repeated="4"/>
          <table:table-cell office:value-type="float" office:value="0.135061" calcext:value-type="float">
            <text:p>0.135061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5061" calcext:value-type="float">
            <text:p>0.135061</text:p>
          </table:table-cell>
          <table:table-cell office:value-type="float" office:value="0.132346" calcext:value-type="float">
            <text:p>0.132346</text:p>
          </table:table-cell>
          <table:table-cell office:value-type="float" office:value="0.131984" calcext:value-type="float">
            <text:p>0.131984</text:p>
          </table:table-cell>
          <table:table-cell table:number-columns-repeated="4"/>
          <table:table-cell office:value-type="float" office:value="0.13505" calcext:value-type="float">
            <text:p>0.13505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4943" calcext:value-type="float">
            <text:p>0.134943</text:p>
          </table:table-cell>
          <table:table-cell office:value-type="float" office:value="0.133264" calcext:value-type="float">
            <text:p>0.133264</text:p>
          </table:table-cell>
          <table:table-cell office:value-type="float" office:value="0.132222" calcext:value-type="float">
            <text:p>0.132222</text:p>
          </table:table-cell>
          <table:table-cell table:number-columns-repeated="4"/>
          <table:table-cell office:value-type="float" office:value="0.135038" calcext:value-type="float">
            <text:p>0.135038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4907" calcext:value-type="float">
            <text:p>0.134907</text:p>
          </table:table-cell>
          <table:table-cell office:value-type="float" office:value="0.132665" calcext:value-type="float">
            <text:p>0.132665</text:p>
          </table:table-cell>
          <table:table-cell office:value-type="float" office:value="0.133424" calcext:value-type="float">
            <text:p>0.133424</text:p>
          </table:table-cell>
          <table:table-cell table:number-columns-repeated="4"/>
          <table:table-cell office:value-type="float" office:value="0.135027" calcext:value-type="float">
            <text:p>0.135027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4945" calcext:value-type="float">
            <text:p>0.134945</text:p>
          </table:table-cell>
          <table:table-cell office:value-type="float" office:value="0.133597" calcext:value-type="float">
            <text:p>0.133597</text:p>
          </table:table-cell>
          <table:table-cell office:value-type="float" office:value="0.132067" calcext:value-type="float">
            <text:p>0.132067</text:p>
          </table:table-cell>
          <table:table-cell table:number-columns-repeated="4"/>
          <table:table-cell office:value-type="float" office:value="0.135016" calcext:value-type="float">
            <text:p>0.135016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5014" calcext:value-type="float">
            <text:p>0.135014</text:p>
          </table:table-cell>
          <table:table-cell office:value-type="float" office:value="0.132155" calcext:value-type="float">
            <text:p>0.132155</text:p>
          </table:table-cell>
          <table:table-cell office:value-type="float" office:value="0.13207" calcext:value-type="float">
            <text:p>0.13207</text:p>
          </table:table-cell>
          <table:table-cell table:number-columns-repeated="4"/>
          <table:table-cell office:value-type="float" office:value="0.135004" calcext:value-type="float">
            <text:p>0.135004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4991" calcext:value-type="float">
            <text:p>0.134991</text:p>
          </table:table-cell>
          <table:table-cell office:value-type="float" office:value="0.132475" calcext:value-type="float">
            <text:p>0.132475</text:p>
          </table:table-cell>
          <table:table-cell office:value-type="float" office:value="0.132061" calcext:value-type="float">
            <text:p>0.132061</text:p>
          </table:table-cell>
          <table:table-cell table:number-columns-repeated="4"/>
          <table:table-cell office:value-type="float" office:value="0.134993" calcext:value-type="float">
            <text:p>0.134993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4977" calcext:value-type="float">
            <text:p>0.134977</text:p>
          </table:table-cell>
          <table:table-cell office:value-type="float" office:value="0.132121" calcext:value-type="float">
            <text:p>0.132121</text:p>
          </table:table-cell>
          <table:table-cell office:value-type="float" office:value="0.131985" calcext:value-type="float">
            <text:p>0.131985</text:p>
          </table:table-cell>
          <table:table-cell table:number-columns-repeated="4"/>
          <table:table-cell office:value-type="float" office:value="0.134981" calcext:value-type="float">
            <text:p>0.134981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617" calcext:value-type="float">
            <text:p>0.13617</text:p>
          </table:table-cell>
          <table:table-cell office:value-type="float" office:value="0.132207" calcext:value-type="float">
            <text:p>0.132207</text:p>
          </table:table-cell>
          <table:table-cell office:value-type="float" office:value="0.132071" calcext:value-type="float">
            <text:p>0.132071</text:p>
          </table:table-cell>
          <table:table-cell table:number-columns-repeated="4"/>
          <table:table-cell office:value-type="float" office:value="0.134971" calcext:value-type="float">
            <text:p>0.134971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526" calcext:value-type="float">
            <text:p>0.13526</text:p>
          </table:table-cell>
          <table:table-cell office:value-type="float" office:value="0.132498" calcext:value-type="float">
            <text:p>0.132498</text:p>
          </table:table-cell>
          <table:table-cell office:value-type="float" office:value="0.131986" calcext:value-type="float">
            <text:p>0.131986</text:p>
          </table:table-cell>
          <table:table-cell table:number-columns-repeated="4"/>
          <table:table-cell office:value-type="float" office:value="0.134959" calcext:value-type="float">
            <text:p>0.134959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4896" calcext:value-type="float">
            <text:p>0.134896</text:p>
          </table:table-cell>
          <table:table-cell office:value-type="float" office:value="0.132603" calcext:value-type="float">
            <text:p>0.132603</text:p>
          </table:table-cell>
          <table:table-cell office:value-type="float" office:value="0.132529" calcext:value-type="float">
            <text:p>0.132529</text:p>
          </table:table-cell>
          <table:table-cell table:number-columns-repeated="4"/>
          <table:table-cell office:value-type="float" office:value="0.134948" calcext:value-type="float">
            <text:p>0.134948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5898" calcext:value-type="float">
            <text:p>0.135898</text:p>
          </table:table-cell>
          <table:table-cell office:value-type="float" office:value="0.132127" calcext:value-type="float">
            <text:p>0.132127</text:p>
          </table:table-cell>
          <table:table-cell office:value-type="float" office:value="0.132029" calcext:value-type="float">
            <text:p>0.132029</text:p>
          </table:table-cell>
          <table:table-cell table:number-columns-repeated="4"/>
          <table:table-cell office:value-type="float" office:value="0.134937" calcext:value-type="float">
            <text:p>0.134937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5157" calcext:value-type="float">
            <text:p>0.135157</text:p>
          </table:table-cell>
          <table:table-cell office:value-type="float" office:value="0.132623" calcext:value-type="float">
            <text:p>0.132623</text:p>
          </table:table-cell>
          <table:table-cell office:value-type="float" office:value="0.132033" calcext:value-type="float">
            <text:p>0.132033</text:p>
          </table:table-cell>
          <table:table-cell table:number-columns-repeated="4"/>
          <table:table-cell office:value-type="float" office:value="0.134927" calcext:value-type="float">
            <text:p>0.134927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4831" calcext:value-type="float">
            <text:p>0.134831</text:p>
          </table:table-cell>
          <table:table-cell office:value-type="float" office:value="0.132514" calcext:value-type="float">
            <text:p>0.132514</text:p>
          </table:table-cell>
          <table:table-cell office:value-type="float" office:value="0.131938" calcext:value-type="float">
            <text:p>0.131938</text:p>
          </table:table-cell>
          <table:table-cell table:number-columns-repeated="4"/>
          <table:table-cell office:value-type="float" office:value="0.134916" calcext:value-type="float">
            <text:p>0.134916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487" calcext:value-type="float">
            <text:p>0.13487</text:p>
          </table:table-cell>
          <table:table-cell office:value-type="float" office:value="0.13267" calcext:value-type="float">
            <text:p>0.13267</text:p>
          </table:table-cell>
          <table:table-cell office:value-type="float" office:value="0.13195" calcext:value-type="float">
            <text:p>0.13195</text:p>
          </table:table-cell>
          <table:table-cell table:number-columns-repeated="4"/>
          <table:table-cell office:value-type="float" office:value="0.134905" calcext:value-type="float">
            <text:p>0.134905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4877" calcext:value-type="float">
            <text:p>0.134877</text:p>
          </table:table-cell>
          <table:table-cell office:value-type="float" office:value="0.132228" calcext:value-type="float">
            <text:p>0.132228</text:p>
          </table:table-cell>
          <table:table-cell office:value-type="float" office:value="0.133541" calcext:value-type="float">
            <text:p>0.133541</text:p>
          </table:table-cell>
          <table:table-cell table:number-columns-repeated="4"/>
          <table:table-cell office:value-type="float" office:value="0.134894" calcext:value-type="float">
            <text:p>0.134894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4845" calcext:value-type="float">
            <text:p>0.134845</text:p>
          </table:table-cell>
          <table:table-cell office:value-type="float" office:value="0.132128" calcext:value-type="float">
            <text:p>0.132128</text:p>
          </table:table-cell>
          <table:table-cell office:value-type="float" office:value="0.132178" calcext:value-type="float">
            <text:p>0.132178</text:p>
          </table:table-cell>
          <table:table-cell table:number-columns-repeated="4"/>
          <table:table-cell office:value-type="float" office:value="0.134883" calcext:value-type="float">
            <text:p>0.134883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4897" calcext:value-type="float">
            <text:p>0.134897</text:p>
          </table:table-cell>
          <table:table-cell office:value-type="float" office:value="0.133402" calcext:value-type="float">
            <text:p>0.133402</text:p>
          </table:table-cell>
          <table:table-cell office:value-type="float" office:value="0.132131" calcext:value-type="float">
            <text:p>0.132131</text:p>
          </table:table-cell>
          <table:table-cell table:number-columns-repeated="4"/>
          <table:table-cell office:value-type="float" office:value="0.134873" calcext:value-type="float">
            <text:p>0.134873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4755" calcext:value-type="float">
            <text:p>0.134755</text:p>
          </table:table-cell>
          <table:table-cell office:value-type="float" office:value="0.132183" calcext:value-type="float">
            <text:p>0.132183</text:p>
          </table:table-cell>
          <table:table-cell office:value-type="float" office:value="0.132174" calcext:value-type="float">
            <text:p>0.132174</text:p>
          </table:table-cell>
          <table:table-cell table:number-columns-repeated="4"/>
          <table:table-cell office:value-type="float" office:value="0.134862" calcext:value-type="float">
            <text:p>0.134862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4945" calcext:value-type="float">
            <text:p>0.134945</text:p>
          </table:table-cell>
          <table:table-cell office:value-type="float" office:value="0.132373" calcext:value-type="float">
            <text:p>0.132373</text:p>
          </table:table-cell>
          <table:table-cell office:value-type="float" office:value="0.132605" calcext:value-type="float">
            <text:p>0.132605</text:p>
          </table:table-cell>
          <table:table-cell table:number-columns-repeated="4"/>
          <table:table-cell office:value-type="float" office:value="0.134851" calcext:value-type="float">
            <text:p>0.134851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4877" calcext:value-type="float">
            <text:p>0.134877</text:p>
          </table:table-cell>
          <table:table-cell office:value-type="float" office:value="0.132404" calcext:value-type="float">
            <text:p>0.132404</text:p>
          </table:table-cell>
          <table:table-cell office:value-type="float" office:value="0.131875" calcext:value-type="float">
            <text:p>0.131875</text:p>
          </table:table-cell>
          <table:table-cell table:number-columns-repeated="4"/>
          <table:table-cell office:value-type="float" office:value="0.134841" calcext:value-type="float">
            <text:p>0.134841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4779" calcext:value-type="float">
            <text:p>0.134779</text:p>
          </table:table-cell>
          <table:table-cell office:value-type="float" office:value="0.132203" calcext:value-type="float">
            <text:p>0.132203</text:p>
          </table:table-cell>
          <table:table-cell office:value-type="float" office:value="0.132066" calcext:value-type="float">
            <text:p>0.132066</text:p>
          </table:table-cell>
          <table:table-cell table:number-columns-repeated="4"/>
          <table:table-cell office:value-type="float" office:value="0.13483" calcext:value-type="float">
            <text:p>0.13483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4746" calcext:value-type="float">
            <text:p>0.134746</text:p>
          </table:table-cell>
          <table:table-cell office:value-type="float" office:value="0.13231" calcext:value-type="float">
            <text:p>0.13231</text:p>
          </table:table-cell>
          <table:table-cell office:value-type="float" office:value="0.132276" calcext:value-type="float">
            <text:p>0.132276</text:p>
          </table:table-cell>
          <table:table-cell table:number-columns-repeated="4"/>
          <table:table-cell office:value-type="float" office:value="0.13482" calcext:value-type="float">
            <text:p>0.13482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4914" calcext:value-type="float">
            <text:p>0.134914</text:p>
          </table:table-cell>
          <table:table-cell office:value-type="float" office:value="0.132539" calcext:value-type="float">
            <text:p>0.132539</text:p>
          </table:table-cell>
          <table:table-cell office:value-type="float" office:value="0.133159" calcext:value-type="float">
            <text:p>0.133159</text:p>
          </table:table-cell>
          <table:table-cell table:number-columns-repeated="4"/>
          <table:table-cell office:value-type="float" office:value="0.13481" calcext:value-type="float">
            <text:p>0.13481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4704" calcext:value-type="float">
            <text:p>0.134704</text:p>
          </table:table-cell>
          <table:table-cell office:value-type="float" office:value="0.132074" calcext:value-type="float">
            <text:p>0.132074</text:p>
          </table:table-cell>
          <table:table-cell office:value-type="float" office:value="0.131949" calcext:value-type="float">
            <text:p>0.131949</text:p>
          </table:table-cell>
          <table:table-cell table:number-columns-repeated="4"/>
          <table:table-cell office:value-type="float" office:value="0.134799" calcext:value-type="float">
            <text:p>0.134799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4675" calcext:value-type="float">
            <text:p>0.134675</text:p>
          </table:table-cell>
          <table:table-cell office:value-type="float" office:value="0.132424" calcext:value-type="float">
            <text:p>0.132424</text:p>
          </table:table-cell>
          <table:table-cell office:value-type="float" office:value="0.132806" calcext:value-type="float">
            <text:p>0.132806</text:p>
          </table:table-cell>
          <table:table-cell table:number-columns-repeated="4"/>
          <table:table-cell office:value-type="float" office:value="0.134789" calcext:value-type="float">
            <text:p>0.134789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4781" calcext:value-type="float">
            <text:p>0.134781</text:p>
          </table:table-cell>
          <table:table-cell office:value-type="float" office:value="0.132064" calcext:value-type="float">
            <text:p>0.132064</text:p>
          </table:table-cell>
          <table:table-cell office:value-type="float" office:value="0.132008" calcext:value-type="float">
            <text:p>0.132008</text:p>
          </table:table-cell>
          <table:table-cell table:number-columns-repeated="4"/>
          <table:table-cell office:value-type="float" office:value="0.134779" calcext:value-type="float">
            <text:p>0.134779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4685" calcext:value-type="float">
            <text:p>0.134685</text:p>
          </table:table-cell>
          <table:table-cell office:value-type="float" office:value="0.133576" calcext:value-type="float">
            <text:p>0.133576</text:p>
          </table:table-cell>
          <table:table-cell office:value-type="float" office:value="0.132202" calcext:value-type="float">
            <text:p>0.132202</text:p>
          </table:table-cell>
          <table:table-cell table:number-columns-repeated="4"/>
          <table:table-cell office:value-type="float" office:value="0.134768" calcext:value-type="float">
            <text:p>0.134768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4709" calcext:value-type="float">
            <text:p>0.134709</text:p>
          </table:table-cell>
          <table:table-cell office:value-type="float" office:value="0.132429" calcext:value-type="float">
            <text:p>0.132429</text:p>
          </table:table-cell>
          <table:table-cell office:value-type="float" office:value="0.131875" calcext:value-type="float">
            <text:p>0.131875</text:p>
          </table:table-cell>
          <table:table-cell table:number-columns-repeated="4"/>
          <table:table-cell office:value-type="float" office:value="0.134758" calcext:value-type="float">
            <text:p>0.134758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5389" calcext:value-type="float">
            <text:p>0.135389</text:p>
          </table:table-cell>
          <table:table-cell office:value-type="float" office:value="0.132278" calcext:value-type="float">
            <text:p>0.132278</text:p>
          </table:table-cell>
          <table:table-cell office:value-type="float" office:value="0.131922" calcext:value-type="float">
            <text:p>0.131922</text:p>
          </table:table-cell>
          <table:table-cell table:number-columns-repeated="4"/>
          <table:table-cell office:value-type="float" office:value="0.134748" calcext:value-type="float">
            <text:p>0.134748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4611" calcext:value-type="float">
            <text:p>0.134611</text:p>
          </table:table-cell>
          <table:table-cell office:value-type="float" office:value="0.132045" calcext:value-type="float">
            <text:p>0.132045</text:p>
          </table:table-cell>
          <table:table-cell office:value-type="float" office:value="0.13251" calcext:value-type="float">
            <text:p>0.13251</text:p>
          </table:table-cell>
          <table:table-cell table:number-columns-repeated="4"/>
          <table:table-cell office:value-type="float" office:value="0.134739" calcext:value-type="float">
            <text:p>0.134739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4782" calcext:value-type="float">
            <text:p>0.134782</text:p>
          </table:table-cell>
          <table:table-cell office:value-type="float" office:value="0.132928" calcext:value-type="float">
            <text:p>0.132928</text:p>
          </table:table-cell>
          <table:table-cell office:value-type="float" office:value="0.132276" calcext:value-type="float">
            <text:p>0.132276</text:p>
          </table:table-cell>
          <table:table-cell table:number-columns-repeated="4"/>
          <table:table-cell office:value-type="float" office:value="0.134728" calcext:value-type="float">
            <text:p>0.134728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4598" calcext:value-type="float">
            <text:p>0.134598</text:p>
          </table:table-cell>
          <table:table-cell office:value-type="float" office:value="0.132035" calcext:value-type="float">
            <text:p>0.132035</text:p>
          </table:table-cell>
          <table:table-cell office:value-type="float" office:value="0.132335" calcext:value-type="float">
            <text:p>0.132335</text:p>
          </table:table-cell>
          <table:table-cell table:number-columns-repeated="4"/>
          <table:table-cell office:value-type="float" office:value="0.134719" calcext:value-type="float">
            <text:p>0.134719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457" calcext:value-type="float">
            <text:p>0.13457</text:p>
          </table:table-cell>
          <table:table-cell office:value-type="float" office:value="0.13218" calcext:value-type="float">
            <text:p>0.13218</text:p>
          </table:table-cell>
          <table:table-cell office:value-type="float" office:value="0.131923" calcext:value-type="float">
            <text:p>0.131923</text:p>
          </table:table-cell>
          <table:table-cell table:number-columns-repeated="4"/>
          <table:table-cell office:value-type="float" office:value="0.134709" calcext:value-type="float">
            <text:p>0.134709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4852" calcext:value-type="float">
            <text:p>0.134852</text:p>
          </table:table-cell>
          <table:table-cell office:value-type="float" office:value="0.132809" calcext:value-type="float">
            <text:p>0.132809</text:p>
          </table:table-cell>
          <table:table-cell office:value-type="float" office:value="0.133423" calcext:value-type="float">
            <text:p>0.133423</text:p>
          </table:table-cell>
          <table:table-cell table:number-columns-repeated="4"/>
          <table:table-cell office:value-type="float" office:value="0.134699" calcext:value-type="float">
            <text:p>0.134699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4561" calcext:value-type="float">
            <text:p>0.134561</text:p>
          </table:table-cell>
          <table:table-cell office:value-type="float" office:value="0.132109" calcext:value-type="float">
            <text:p>0.132109</text:p>
          </table:table-cell>
          <table:table-cell office:value-type="float" office:value="0.132399" calcext:value-type="float">
            <text:p>0.132399</text:p>
          </table:table-cell>
          <table:table-cell table:number-columns-repeated="4"/>
          <table:table-cell office:value-type="float" office:value="0.134689" calcext:value-type="float">
            <text:p>0.134689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4791" calcext:value-type="float">
            <text:p>0.134791</text:p>
          </table:table-cell>
          <table:table-cell office:value-type="float" office:value="0.132116" calcext:value-type="float">
            <text:p>0.132116</text:p>
          </table:table-cell>
          <table:table-cell office:value-type="float" office:value="0.131859" calcext:value-type="float">
            <text:p>0.131859</text:p>
          </table:table-cell>
          <table:table-cell table:number-columns-repeated="4"/>
          <table:table-cell office:value-type="float" office:value="0.134679" calcext:value-type="float">
            <text:p>0.134679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502" calcext:value-type="float">
            <text:p>0.13502</text:p>
          </table:table-cell>
          <table:table-cell office:value-type="float" office:value="0.132007" calcext:value-type="float">
            <text:p>0.132007</text:p>
          </table:table-cell>
          <table:table-cell office:value-type="float" office:value="0.131833" calcext:value-type="float">
            <text:p>0.131833</text:p>
          </table:table-cell>
          <table:table-cell table:number-columns-repeated="4"/>
          <table:table-cell office:value-type="float" office:value="0.13467" calcext:value-type="float">
            <text:p>0.13467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4686" calcext:value-type="float">
            <text:p>0.134686</text:p>
          </table:table-cell>
          <table:table-cell office:value-type="float" office:value="0.132932" calcext:value-type="float">
            <text:p>0.132932</text:p>
          </table:table-cell>
          <table:table-cell office:value-type="float" office:value="0.132174" calcext:value-type="float">
            <text:p>0.132174</text:p>
          </table:table-cell>
          <table:table-cell table:number-columns-repeated="4"/>
          <table:table-cell office:value-type="float" office:value="0.13466" calcext:value-type="float">
            <text:p>0.13466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4701" calcext:value-type="float">
            <text:p>0.134701</text:p>
          </table:table-cell>
          <table:table-cell office:value-type="float" office:value="0.132213" calcext:value-type="float">
            <text:p>0.132213</text:p>
          </table:table-cell>
          <table:table-cell office:value-type="float" office:value="0.132393" calcext:value-type="float">
            <text:p>0.132393</text:p>
          </table:table-cell>
          <table:table-cell table:number-columns-repeated="4"/>
          <table:table-cell office:value-type="float" office:value="0.134651" calcext:value-type="float">
            <text:p>0.134651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4536" calcext:value-type="float">
            <text:p>0.134536</text:p>
          </table:table-cell>
          <table:table-cell office:value-type="float" office:value="0.132125" calcext:value-type="float">
            <text:p>0.132125</text:p>
          </table:table-cell>
          <table:table-cell office:value-type="float" office:value="0.132616" calcext:value-type="float">
            <text:p>0.132616</text:p>
          </table:table-cell>
          <table:table-cell table:number-columns-repeated="4"/>
          <table:table-cell office:value-type="float" office:value="0.134641" calcext:value-type="float">
            <text:p>0.134641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4527" calcext:value-type="float">
            <text:p>0.134527</text:p>
          </table:table-cell>
          <table:table-cell office:value-type="float" office:value="0.132241" calcext:value-type="float">
            <text:p>0.132241</text:p>
          </table:table-cell>
          <table:table-cell office:value-type="float" office:value="0.132023" calcext:value-type="float">
            <text:p>0.132023</text:p>
          </table:table-cell>
          <table:table-cell table:number-columns-repeated="4"/>
          <table:table-cell office:value-type="float" office:value="0.134631" calcext:value-type="float">
            <text:p>0.134631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4491" calcext:value-type="float">
            <text:p>0.134491</text:p>
          </table:table-cell>
          <table:table-cell office:value-type="float" office:value="0.132058" calcext:value-type="float">
            <text:p>0.132058</text:p>
          </table:table-cell>
          <table:table-cell office:value-type="float" office:value="0.132379" calcext:value-type="float">
            <text:p>0.132379</text:p>
          </table:table-cell>
          <table:table-cell table:number-columns-repeated="4"/>
          <table:table-cell office:value-type="float" office:value="0.134622" calcext:value-type="float">
            <text:p>0.134622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4553" calcext:value-type="float">
            <text:p>0.134553</text:p>
          </table:table-cell>
          <table:table-cell office:value-type="float" office:value="0.13204" calcext:value-type="float">
            <text:p>0.13204</text:p>
          </table:table-cell>
          <table:table-cell office:value-type="float" office:value="0.131779" calcext:value-type="float">
            <text:p>0.131779</text:p>
          </table:table-cell>
          <table:table-cell table:number-columns-repeated="4"/>
          <table:table-cell office:value-type="float" office:value="0.134612" calcext:value-type="float">
            <text:p>0.134612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4531" calcext:value-type="float">
            <text:p>0.134531</text:p>
          </table:table-cell>
          <table:table-cell office:value-type="float" office:value="0.132231" calcext:value-type="float">
            <text:p>0.132231</text:p>
          </table:table-cell>
          <table:table-cell office:value-type="float" office:value="0.131858" calcext:value-type="float">
            <text:p>0.131858</text:p>
          </table:table-cell>
          <table:table-cell table:number-columns-repeated="4"/>
          <table:table-cell office:value-type="float" office:value="0.134603" calcext:value-type="float">
            <text:p>0.134603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4503" calcext:value-type="float">
            <text:p>0.134503</text:p>
          </table:table-cell>
          <table:table-cell office:value-type="float" office:value="0.132433" calcext:value-type="float">
            <text:p>0.132433</text:p>
          </table:table-cell>
          <table:table-cell office:value-type="float" office:value="0.131929" calcext:value-type="float">
            <text:p>0.131929</text:p>
          </table:table-cell>
          <table:table-cell table:number-columns-repeated="4"/>
          <table:table-cell office:value-type="float" office:value="0.134594" calcext:value-type="float">
            <text:p>0.134594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4681" calcext:value-type="float">
            <text:p>0.134681</text:p>
          </table:table-cell>
          <table:table-cell office:value-type="float" office:value="0.132033" calcext:value-type="float">
            <text:p>0.132033</text:p>
          </table:table-cell>
          <table:table-cell office:value-type="float" office:value="0.13201" calcext:value-type="float">
            <text:p>0.13201</text:p>
          </table:table-cell>
          <table:table-cell table:number-columns-repeated="4"/>
          <table:table-cell office:value-type="float" office:value="0.134584" calcext:value-type="float">
            <text:p>0.134584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4671" calcext:value-type="float">
            <text:p>0.134671</text:p>
          </table:table-cell>
          <table:table-cell office:value-type="float" office:value="0.132228" calcext:value-type="float">
            <text:p>0.132228</text:p>
          </table:table-cell>
          <table:table-cell office:value-type="float" office:value="0.133913" calcext:value-type="float">
            <text:p>0.133913</text:p>
          </table:table-cell>
          <table:table-cell table:number-columns-repeated="4"/>
          <table:table-cell office:value-type="float" office:value="0.134575" calcext:value-type="float">
            <text:p>0.134575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4571" calcext:value-type="float">
            <text:p>0.134571</text:p>
          </table:table-cell>
          <table:table-cell office:value-type="float" office:value="0.132149" calcext:value-type="float">
            <text:p>0.132149</text:p>
          </table:table-cell>
          <table:table-cell office:value-type="float" office:value="0.131782" calcext:value-type="float">
            <text:p>0.131782</text:p>
          </table:table-cell>
          <table:table-cell table:number-columns-repeated="4"/>
          <table:table-cell office:value-type="float" office:value="0.134566" calcext:value-type="float">
            <text:p>0.134566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4461" calcext:value-type="float">
            <text:p>0.134461</text:p>
          </table:table-cell>
          <table:table-cell office:value-type="float" office:value="0.132016" calcext:value-type="float">
            <text:p>0.132016</text:p>
          </table:table-cell>
          <table:table-cell office:value-type="float" office:value="0.131762" calcext:value-type="float">
            <text:p>0.131762</text:p>
          </table:table-cell>
          <table:table-cell table:number-columns-repeated="4"/>
          <table:table-cell office:value-type="float" office:value="0.134557" calcext:value-type="float">
            <text:p>0.134557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5126" calcext:value-type="float">
            <text:p>0.135126</text:p>
          </table:table-cell>
          <table:table-cell office:value-type="float" office:value="0.132159" calcext:value-type="float">
            <text:p>0.132159</text:p>
          </table:table-cell>
          <table:table-cell office:value-type="float" office:value="0.131789" calcext:value-type="float">
            <text:p>0.131789</text:p>
          </table:table-cell>
          <table:table-cell table:number-columns-repeated="4"/>
          <table:table-cell office:value-type="float" office:value="0.134548" calcext:value-type="float">
            <text:p>0.134548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5078" calcext:value-type="float">
            <text:p>0.135078</text:p>
          </table:table-cell>
          <table:table-cell office:value-type="float" office:value="0.131979" calcext:value-type="float">
            <text:p>0.131979</text:p>
          </table:table-cell>
          <table:table-cell office:value-type="float" office:value="0.131775" calcext:value-type="float">
            <text:p>0.131775</text:p>
          </table:table-cell>
          <table:table-cell table:number-columns-repeated="4"/>
          <table:table-cell office:value-type="float" office:value="0.134539" calcext:value-type="float">
            <text:p>0.134539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4474" calcext:value-type="float">
            <text:p>0.134474</text:p>
          </table:table-cell>
          <table:table-cell office:value-type="float" office:value="0.132231" calcext:value-type="float">
            <text:p>0.132231</text:p>
          </table:table-cell>
          <table:table-cell office:value-type="float" office:value="0.131793" calcext:value-type="float">
            <text:p>0.131793</text:p>
          </table:table-cell>
          <table:table-cell table:number-columns-repeated="4"/>
          <table:table-cell office:value-type="float" office:value="0.13453" calcext:value-type="float">
            <text:p>0.13453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4739" calcext:value-type="float">
            <text:p>0.134739</text:p>
          </table:table-cell>
          <table:table-cell office:value-type="float" office:value="0.132123" calcext:value-type="float">
            <text:p>0.132123</text:p>
          </table:table-cell>
          <table:table-cell office:value-type="float" office:value="0.132634" calcext:value-type="float">
            <text:p>0.132634</text:p>
          </table:table-cell>
          <table:table-cell table:number-columns-repeated="4"/>
          <table:table-cell office:value-type="float" office:value="0.134521" calcext:value-type="float">
            <text:p>0.134521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4509" calcext:value-type="float">
            <text:p>0.134509</text:p>
          </table:table-cell>
          <table:table-cell office:value-type="float" office:value="0.131995" calcext:value-type="float">
            <text:p>0.131995</text:p>
          </table:table-cell>
          <table:table-cell office:value-type="float" office:value="0.132304" calcext:value-type="float">
            <text:p>0.132304</text:p>
          </table:table-cell>
          <table:table-cell table:number-columns-repeated="4"/>
          <table:table-cell office:value-type="float" office:value="0.134512" calcext:value-type="float">
            <text:p>0.134512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4376" calcext:value-type="float">
            <text:p>0.134376</text:p>
          </table:table-cell>
          <table:table-cell office:value-type="float" office:value="0.13198" calcext:value-type="float">
            <text:p>0.13198</text:p>
          </table:table-cell>
          <table:table-cell office:value-type="float" office:value="0.132137" calcext:value-type="float">
            <text:p>0.132137</text:p>
          </table:table-cell>
          <table:table-cell table:number-columns-repeated="4"/>
          <table:table-cell office:value-type="float" office:value="0.134503" calcext:value-type="float">
            <text:p>0.134503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4532" calcext:value-type="float">
            <text:p>0.134532</text:p>
          </table:table-cell>
          <table:table-cell office:value-type="float" office:value="0.132071" calcext:value-type="float">
            <text:p>0.132071</text:p>
          </table:table-cell>
          <table:table-cell office:value-type="float" office:value="0.131881" calcext:value-type="float">
            <text:p>0.131881</text:p>
          </table:table-cell>
          <table:table-cell table:number-columns-repeated="4"/>
          <table:table-cell office:value-type="float" office:value="0.134495" calcext:value-type="float">
            <text:p>0.134495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4616" calcext:value-type="float">
            <text:p>0.134616</text:p>
          </table:table-cell>
          <table:table-cell office:value-type="float" office:value="0.132021" calcext:value-type="float">
            <text:p>0.132021</text:p>
          </table:table-cell>
          <table:table-cell office:value-type="float" office:value="0.131804" calcext:value-type="float">
            <text:p>0.131804</text:p>
          </table:table-cell>
          <table:table-cell table:number-columns-repeated="4"/>
          <table:table-cell office:value-type="float" office:value="0.134485" calcext:value-type="float">
            <text:p>0.134485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4354" calcext:value-type="float">
            <text:p>0.134354</text:p>
          </table:table-cell>
          <table:table-cell office:value-type="float" office:value="0.131938" calcext:value-type="float">
            <text:p>0.131938</text:p>
          </table:table-cell>
          <table:table-cell office:value-type="float" office:value="0.132513" calcext:value-type="float">
            <text:p>0.132513</text:p>
          </table:table-cell>
          <table:table-cell table:number-columns-repeated="4"/>
          <table:table-cell office:value-type="float" office:value="0.134477" calcext:value-type="float">
            <text:p>0.134477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5444" calcext:value-type="float">
            <text:p>0.135444</text:p>
          </table:table-cell>
          <table:table-cell office:value-type="float" office:value="0.133663" calcext:value-type="float">
            <text:p>0.133663</text:p>
          </table:table-cell>
          <table:table-cell office:value-type="float" office:value="0.132065" calcext:value-type="float">
            <text:p>0.132065</text:p>
          </table:table-cell>
          <table:table-cell table:number-columns-repeated="4"/>
          <table:table-cell office:value-type="float" office:value="0.134468" calcext:value-type="float">
            <text:p>0.134468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4344" calcext:value-type="float">
            <text:p>0.134344</text:p>
          </table:table-cell>
          <table:table-cell office:value-type="float" office:value="0.131938" calcext:value-type="float">
            <text:p>0.131938</text:p>
          </table:table-cell>
          <table:table-cell office:value-type="float" office:value="0.131759" calcext:value-type="float">
            <text:p>0.131759</text:p>
          </table:table-cell>
          <table:table-cell table:number-columns-repeated="4"/>
          <table:table-cell office:value-type="float" office:value="0.134459" calcext:value-type="float">
            <text:p>0.134459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451" calcext:value-type="float">
            <text:p>0.13451</text:p>
          </table:table-cell>
          <table:table-cell office:value-type="float" office:value="0.132085" calcext:value-type="float">
            <text:p>0.132085</text:p>
          </table:table-cell>
          <table:table-cell office:value-type="float" office:value="0.131944" calcext:value-type="float">
            <text:p>0.131944</text:p>
          </table:table-cell>
          <table:table-cell table:number-columns-repeated="4"/>
          <table:table-cell office:value-type="float" office:value="0.13445" calcext:value-type="float">
            <text:p>0.13445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4345" calcext:value-type="float">
            <text:p>0.134345</text:p>
          </table:table-cell>
          <table:table-cell office:value-type="float" office:value="0.132314" calcext:value-type="float">
            <text:p>0.132314</text:p>
          </table:table-cell>
          <table:table-cell office:value-type="float" office:value="0.132142" calcext:value-type="float">
            <text:p>0.132142</text:p>
          </table:table-cell>
          <table:table-cell table:number-columns-repeated="4"/>
          <table:table-cell office:value-type="float" office:value="0.134441" calcext:value-type="float">
            <text:p>0.134441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4306" calcext:value-type="float">
            <text:p>0.134306</text:p>
          </table:table-cell>
          <table:table-cell office:value-type="float" office:value="0.13194" calcext:value-type="float">
            <text:p>0.13194</text:p>
          </table:table-cell>
          <table:table-cell office:value-type="float" office:value="0.131808" calcext:value-type="float">
            <text:p>0.131808</text:p>
          </table:table-cell>
          <table:table-cell table:number-columns-repeated="4"/>
          <table:table-cell office:value-type="float" office:value="0.134433" calcext:value-type="float">
            <text:p>0.134433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4573" calcext:value-type="float">
            <text:p>0.134573</text:p>
          </table:table-cell>
          <table:table-cell office:value-type="float" office:value="0.132007" calcext:value-type="float">
            <text:p>0.132007</text:p>
          </table:table-cell>
          <table:table-cell office:value-type="float" office:value="0.133003" calcext:value-type="float">
            <text:p>0.133003</text:p>
          </table:table-cell>
          <table:table-cell table:number-columns-repeated="4"/>
          <table:table-cell office:value-type="float" office:value="0.134424" calcext:value-type="float">
            <text:p>0.134424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4301" calcext:value-type="float">
            <text:p>0.134301</text:p>
          </table:table-cell>
          <table:table-cell office:value-type="float" office:value="0.132164" calcext:value-type="float">
            <text:p>0.132164</text:p>
          </table:table-cell>
          <table:table-cell office:value-type="float" office:value="0.131992" calcext:value-type="float">
            <text:p>0.131992</text:p>
          </table:table-cell>
          <table:table-cell table:number-columns-repeated="4"/>
          <table:table-cell office:value-type="float" office:value="0.134416" calcext:value-type="float">
            <text:p>0.134416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4635" calcext:value-type="float">
            <text:p>0.134635</text:p>
          </table:table-cell>
          <table:table-cell office:value-type="float" office:value="0.132397" calcext:value-type="float">
            <text:p>0.132397</text:p>
          </table:table-cell>
          <table:table-cell office:value-type="float" office:value="0.131938" calcext:value-type="float">
            <text:p>0.131938</text:p>
          </table:table-cell>
          <table:table-cell table:number-columns-repeated="4"/>
          <table:table-cell office:value-type="float" office:value="0.134407" calcext:value-type="float">
            <text:p>0.134407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428" calcext:value-type="float">
            <text:p>0.13428</text:p>
          </table:table-cell>
          <table:table-cell office:value-type="float" office:value="0.133152" calcext:value-type="float">
            <text:p>0.133152</text:p>
          </table:table-cell>
          <table:table-cell office:value-type="float" office:value="0.131777" calcext:value-type="float">
            <text:p>0.131777</text:p>
          </table:table-cell>
          <table:table-cell table:number-columns-repeated="4"/>
          <table:table-cell office:value-type="float" office:value="0.134399" calcext:value-type="float">
            <text:p>0.134399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4843" calcext:value-type="float">
            <text:p>0.134843</text:p>
          </table:table-cell>
          <table:table-cell office:value-type="float" office:value="0.132515" calcext:value-type="float">
            <text:p>0.132515</text:p>
          </table:table-cell>
          <table:table-cell office:value-type="float" office:value="0.134055" calcext:value-type="float">
            <text:p>0.134055</text:p>
          </table:table-cell>
          <table:table-cell table:number-columns-repeated="4"/>
          <table:table-cell office:value-type="float" office:value="0.13439" calcext:value-type="float">
            <text:p>0.13439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5204" calcext:value-type="float">
            <text:p>0.135204</text:p>
          </table:table-cell>
          <table:table-cell office:value-type="float" office:value="0.132332" calcext:value-type="float">
            <text:p>0.132332</text:p>
          </table:table-cell>
          <table:table-cell office:value-type="float" office:value="0.132152" calcext:value-type="float">
            <text:p>0.132152</text:p>
          </table:table-cell>
          <table:table-cell table:number-columns-repeated="4"/>
          <table:table-cell office:value-type="float" office:value="0.134382" calcext:value-type="float">
            <text:p>0.134382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481" calcext:value-type="float">
            <text:p>0.13481</text:p>
          </table:table-cell>
          <table:table-cell office:value-type="float" office:value="0.131887" calcext:value-type="float">
            <text:p>0.131887</text:p>
          </table:table-cell>
          <table:table-cell office:value-type="float" office:value="0.132005" calcext:value-type="float">
            <text:p>0.132005</text:p>
          </table:table-cell>
          <table:table-cell table:number-columns-repeated="4"/>
          <table:table-cell office:value-type="float" office:value="0.134373" calcext:value-type="float">
            <text:p>0.134373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4263" calcext:value-type="float">
            <text:p>0.134263</text:p>
          </table:table-cell>
          <table:table-cell office:value-type="float" office:value="0.13193" calcext:value-type="float">
            <text:p>0.13193</text:p>
          </table:table-cell>
          <table:table-cell office:value-type="float" office:value="0.132101" calcext:value-type="float">
            <text:p>0.132101</text:p>
          </table:table-cell>
          <table:table-cell table:number-columns-repeated="4"/>
          <table:table-cell office:value-type="float" office:value="0.134365" calcext:value-type="float">
            <text:p>0.134365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4769" calcext:value-type="float">
            <text:p>0.134769</text:p>
          </table:table-cell>
          <table:table-cell office:value-type="float" office:value="0.132583" calcext:value-type="float">
            <text:p>0.132583</text:p>
          </table:table-cell>
          <table:table-cell office:value-type="float" office:value="0.131937" calcext:value-type="float">
            <text:p>0.131937</text:p>
          </table:table-cell>
          <table:table-cell table:number-columns-repeated="4"/>
          <table:table-cell office:value-type="float" office:value="0.134356" calcext:value-type="float">
            <text:p>0.134356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4268" calcext:value-type="float">
            <text:p>0.134268</text:p>
          </table:table-cell>
          <table:table-cell office:value-type="float" office:value="0.132111" calcext:value-type="float">
            <text:p>0.132111</text:p>
          </table:table-cell>
          <table:table-cell office:value-type="float" office:value="0.131849" calcext:value-type="float">
            <text:p>0.131849</text:p>
          </table:table-cell>
          <table:table-cell table:number-columns-repeated="4"/>
          <table:table-cell office:value-type="float" office:value="0.134348" calcext:value-type="float">
            <text:p>0.134348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4249" calcext:value-type="float">
            <text:p>0.134249</text:p>
          </table:table-cell>
          <table:table-cell office:value-type="float" office:value="0.132009" calcext:value-type="float">
            <text:p>0.132009</text:p>
          </table:table-cell>
          <table:table-cell office:value-type="float" office:value="0.133358" calcext:value-type="float">
            <text:p>0.133358</text:p>
          </table:table-cell>
          <table:table-cell table:number-columns-repeated="4"/>
          <table:table-cell office:value-type="float" office:value="0.13434" calcext:value-type="float">
            <text:p>0.13434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4552" calcext:value-type="float">
            <text:p>0.134552</text:p>
          </table:table-cell>
          <table:table-cell office:value-type="float" office:value="0.132213" calcext:value-type="float">
            <text:p>0.132213</text:p>
          </table:table-cell>
          <table:table-cell office:value-type="float" office:value="0.131909" calcext:value-type="float">
            <text:p>0.131909</text:p>
          </table:table-cell>
          <table:table-cell table:number-columns-repeated="4"/>
          <table:table-cell office:value-type="float" office:value="0.134331" calcext:value-type="float">
            <text:p>0.134331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4235" calcext:value-type="float">
            <text:p>0.134235</text:p>
          </table:table-cell>
          <table:table-cell office:value-type="float" office:value="0.131997" calcext:value-type="float">
            <text:p>0.131997</text:p>
          </table:table-cell>
          <table:table-cell office:value-type="float" office:value="0.131735" calcext:value-type="float">
            <text:p>0.131735</text:p>
          </table:table-cell>
          <table:table-cell table:number-columns-repeated="4"/>
          <table:table-cell office:value-type="float" office:value="0.134323" calcext:value-type="float">
            <text:p>0.134323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4805" calcext:value-type="float">
            <text:p>0.134805</text:p>
          </table:table-cell>
          <table:table-cell office:value-type="float" office:value="0.131896" calcext:value-type="float">
            <text:p>0.131896</text:p>
          </table:table-cell>
          <table:table-cell office:value-type="float" office:value="0.13243" calcext:value-type="float">
            <text:p>0.13243</text:p>
          </table:table-cell>
          <table:table-cell table:number-columns-repeated="4"/>
          <table:table-cell office:value-type="float" office:value="0.134316" calcext:value-type="float">
            <text:p>0.134316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4239" calcext:value-type="float">
            <text:p>0.134239</text:p>
          </table:table-cell>
          <table:table-cell office:value-type="float" office:value="0.132112" calcext:value-type="float">
            <text:p>0.132112</text:p>
          </table:table-cell>
          <table:table-cell office:value-type="float" office:value="0.13302" calcext:value-type="float">
            <text:p>0.13302</text:p>
          </table:table-cell>
          <table:table-cell table:number-columns-repeated="4"/>
          <table:table-cell office:value-type="float" office:value="0.134307" calcext:value-type="float">
            <text:p>0.134307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4356" calcext:value-type="float">
            <text:p>0.134356</text:p>
          </table:table-cell>
          <table:table-cell office:value-type="float" office:value="0.13188" calcext:value-type="float">
            <text:p>0.13188</text:p>
          </table:table-cell>
          <table:table-cell office:value-type="float" office:value="0.132156" calcext:value-type="float">
            <text:p>0.132156</text:p>
          </table:table-cell>
          <table:table-cell table:number-columns-repeated="4"/>
          <table:table-cell office:value-type="float" office:value="0.134299" calcext:value-type="float">
            <text:p>0.134299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4195" calcext:value-type="float">
            <text:p>0.134195</text:p>
          </table:table-cell>
          <table:table-cell office:value-type="float" office:value="0.132242" calcext:value-type="float">
            <text:p>0.132242</text:p>
          </table:table-cell>
          <table:table-cell office:value-type="float" office:value="0.132343" calcext:value-type="float">
            <text:p>0.132343</text:p>
          </table:table-cell>
          <table:table-cell table:number-columns-repeated="4"/>
          <table:table-cell office:value-type="float" office:value="0.134291" calcext:value-type="float">
            <text:p>0.134291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4734" calcext:value-type="float">
            <text:p>0.134734</text:p>
          </table:table-cell>
          <table:table-cell office:value-type="float" office:value="0.132147" calcext:value-type="float">
            <text:p>0.132147</text:p>
          </table:table-cell>
          <table:table-cell office:value-type="float" office:value="0.134077" calcext:value-type="float">
            <text:p>0.134077</text:p>
          </table:table-cell>
          <table:table-cell table:number-columns-repeated="4"/>
          <table:table-cell office:value-type="float" office:value="0.134284" calcext:value-type="float">
            <text:p>0.134284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4687" calcext:value-type="float">
            <text:p>0.134687</text:p>
          </table:table-cell>
          <table:table-cell office:value-type="float" office:value="0.13198" calcext:value-type="float">
            <text:p>0.13198</text:p>
          </table:table-cell>
          <table:table-cell office:value-type="float" office:value="0.131701" calcext:value-type="float">
            <text:p>0.131701</text:p>
          </table:table-cell>
          <table:table-cell table:number-columns-repeated="4"/>
          <table:table-cell office:value-type="float" office:value="0.134276" calcext:value-type="float">
            <text:p>0.134276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437" calcext:value-type="float">
            <text:p>0.13437</text:p>
          </table:table-cell>
          <table:table-cell office:value-type="float" office:value="0.131874" calcext:value-type="float">
            <text:p>0.131874</text:p>
          </table:table-cell>
          <table:table-cell office:value-type="float" office:value="0.131854" calcext:value-type="float">
            <text:p>0.131854</text:p>
          </table:table-cell>
          <table:table-cell table:number-columns-repeated="4"/>
          <table:table-cell office:value-type="float" office:value="0.134267" calcext:value-type="float">
            <text:p>0.134267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42" calcext:value-type="float">
            <text:p>0.1342</text:p>
          </table:table-cell>
          <table:table-cell office:value-type="float" office:value="0.131884" calcext:value-type="float">
            <text:p>0.131884</text:p>
          </table:table-cell>
          <table:table-cell office:value-type="float" office:value="0.132147" calcext:value-type="float">
            <text:p>0.132147</text:p>
          </table:table-cell>
          <table:table-cell table:number-columns-repeated="4"/>
          <table:table-cell office:value-type="float" office:value="0.13426" calcext:value-type="float">
            <text:p>0.13426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5119" calcext:value-type="float">
            <text:p>0.135119</text:p>
          </table:table-cell>
          <table:table-cell office:value-type="float" office:value="0.131881" calcext:value-type="float">
            <text:p>0.131881</text:p>
          </table:table-cell>
          <table:table-cell office:value-type="float" office:value="0.132239" calcext:value-type="float">
            <text:p>0.132239</text:p>
          </table:table-cell>
          <table:table-cell table:number-columns-repeated="4"/>
          <table:table-cell office:value-type="float" office:value="0.134252" calcext:value-type="float">
            <text:p>0.134252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4379" calcext:value-type="float">
            <text:p>0.134379</text:p>
          </table:table-cell>
          <table:table-cell office:value-type="float" office:value="0.132169" calcext:value-type="float">
            <text:p>0.132169</text:p>
          </table:table-cell>
          <table:table-cell office:value-type="float" office:value="0.131902" calcext:value-type="float">
            <text:p>0.131902</text:p>
          </table:table-cell>
          <table:table-cell table:number-columns-repeated="4"/>
          <table:table-cell office:value-type="float" office:value="0.134244" calcext:value-type="float">
            <text:p>0.134244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4154" calcext:value-type="float">
            <text:p>0.134154</text:p>
          </table:table-cell>
          <table:table-cell office:value-type="float" office:value="0.132227" calcext:value-type="float">
            <text:p>0.132227</text:p>
          </table:table-cell>
          <table:table-cell office:value-type="float" office:value="0.132359" calcext:value-type="float">
            <text:p>0.132359</text:p>
          </table:table-cell>
          <table:table-cell table:number-columns-repeated="4"/>
          <table:table-cell office:value-type="float" office:value="0.134236" calcext:value-type="float">
            <text:p>0.134236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4209" calcext:value-type="float">
            <text:p>0.134209</text:p>
          </table:table-cell>
          <table:table-cell office:value-type="float" office:value="0.131862" calcext:value-type="float">
            <text:p>0.131862</text:p>
          </table:table-cell>
          <table:table-cell office:value-type="float" office:value="0.131899" calcext:value-type="float">
            <text:p>0.131899</text:p>
          </table:table-cell>
          <table:table-cell table:number-columns-repeated="4"/>
          <table:table-cell office:value-type="float" office:value="0.134228" calcext:value-type="float">
            <text:p>0.134228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4208" calcext:value-type="float">
            <text:p>0.134208</text:p>
          </table:table-cell>
          <table:table-cell office:value-type="float" office:value="0.13202" calcext:value-type="float">
            <text:p>0.13202</text:p>
          </table:table-cell>
          <table:table-cell office:value-type="float" office:value="0.132325" calcext:value-type="float">
            <text:p>0.132325</text:p>
          </table:table-cell>
          <table:table-cell table:number-columns-repeated="4"/>
          <table:table-cell office:value-type="float" office:value="0.13422" calcext:value-type="float">
            <text:p>0.13422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4261" calcext:value-type="float">
            <text:p>0.134261</text:p>
          </table:table-cell>
          <table:table-cell office:value-type="float" office:value="0.131891" calcext:value-type="float">
            <text:p>0.131891</text:p>
          </table:table-cell>
          <table:table-cell office:value-type="float" office:value="0.13166" calcext:value-type="float">
            <text:p>0.13166</text:p>
          </table:table-cell>
          <table:table-cell table:number-columns-repeated="4"/>
          <table:table-cell office:value-type="float" office:value="0.134213" calcext:value-type="float">
            <text:p>0.134213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4346" calcext:value-type="float">
            <text:p>0.134346</text:p>
          </table:table-cell>
          <table:table-cell office:value-type="float" office:value="0.131948" calcext:value-type="float">
            <text:p>0.131948</text:p>
          </table:table-cell>
          <table:table-cell office:value-type="float" office:value="0.131816" calcext:value-type="float">
            <text:p>0.131816</text:p>
          </table:table-cell>
          <table:table-cell table:number-columns-repeated="4"/>
          <table:table-cell office:value-type="float" office:value="0.134204" calcext:value-type="float">
            <text:p>0.134204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439" calcext:value-type="float">
            <text:p>0.13439</text:p>
          </table:table-cell>
          <table:table-cell office:value-type="float" office:value="0.131889" calcext:value-type="float">
            <text:p>0.131889</text:p>
          </table:table-cell>
          <table:table-cell office:value-type="float" office:value="0.132033" calcext:value-type="float">
            <text:p>0.132033</text:p>
          </table:table-cell>
          <table:table-cell table:number-columns-repeated="4"/>
          <table:table-cell office:value-type="float" office:value="0.134197" calcext:value-type="float">
            <text:p>0.134197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4494" calcext:value-type="float">
            <text:p>0.134494</text:p>
          </table:table-cell>
          <table:table-cell office:value-type="float" office:value="0.131872" calcext:value-type="float">
            <text:p>0.131872</text:p>
          </table:table-cell>
          <table:table-cell office:value-type="float" office:value="0.132038" calcext:value-type="float">
            <text:p>0.132038</text:p>
          </table:table-cell>
          <table:table-cell table:number-columns-repeated="4"/>
          <table:table-cell office:value-type="float" office:value="0.134189" calcext:value-type="float">
            <text:p>0.134189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4261" calcext:value-type="float">
            <text:p>0.134261</text:p>
          </table:table-cell>
          <table:table-cell office:value-type="float" office:value="0.131844" calcext:value-type="float">
            <text:p>0.131844</text:p>
          </table:table-cell>
          <table:table-cell office:value-type="float" office:value="0.13179" calcext:value-type="float">
            <text:p>0.13179</text:p>
          </table:table-cell>
          <table:table-cell table:number-columns-repeated="4"/>
          <table:table-cell office:value-type="float" office:value="0.134181" calcext:value-type="float">
            <text:p>0.134181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4265" calcext:value-type="float">
            <text:p>0.134265</text:p>
          </table:table-cell>
          <table:table-cell office:value-type="float" office:value="0.131836" calcext:value-type="float">
            <text:p>0.131836</text:p>
          </table:table-cell>
          <table:table-cell office:value-type="float" office:value="0.132246" calcext:value-type="float">
            <text:p>0.132246</text:p>
          </table:table-cell>
          <table:table-cell table:number-columns-repeated="4"/>
          <table:table-cell office:value-type="float" office:value="0.134174" calcext:value-type="float">
            <text:p>0.134174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4188" calcext:value-type="float">
            <text:p>0.134188</text:p>
          </table:table-cell>
          <table:table-cell office:value-type="float" office:value="0.131896" calcext:value-type="float">
            <text:p>0.131896</text:p>
          </table:table-cell>
          <table:table-cell office:value-type="float" office:value="0.132439" calcext:value-type="float">
            <text:p>0.132439</text:p>
          </table:table-cell>
          <table:table-cell table:number-columns-repeated="4"/>
          <table:table-cell office:value-type="float" office:value="0.134167" calcext:value-type="float">
            <text:p>0.134167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4075" calcext:value-type="float">
            <text:p>0.134075</text:p>
          </table:table-cell>
          <table:table-cell office:value-type="float" office:value="0.134457" calcext:value-type="float">
            <text:p>0.134457</text:p>
          </table:table-cell>
          <table:table-cell office:value-type="float" office:value="0.131756" calcext:value-type="float">
            <text:p>0.131756</text:p>
          </table:table-cell>
          <table:table-cell table:number-columns-repeated="4"/>
          <table:table-cell office:value-type="float" office:value="0.134159" calcext:value-type="float">
            <text:p>0.134159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41" calcext:value-type="float">
            <text:p>0.1341</text:p>
          </table:table-cell>
          <table:table-cell office:value-type="float" office:value="0.131842" calcext:value-type="float">
            <text:p>0.131842</text:p>
          </table:table-cell>
          <table:table-cell office:value-type="float" office:value="0.132068" calcext:value-type="float">
            <text:p>0.132068</text:p>
          </table:table-cell>
          <table:table-cell table:number-columns-repeated="4"/>
          <table:table-cell office:value-type="float" office:value="0.134152" calcext:value-type="float">
            <text:p>0.134152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4302" calcext:value-type="float">
            <text:p>0.134302</text:p>
          </table:table-cell>
          <table:table-cell office:value-type="float" office:value="0.131957" calcext:value-type="float">
            <text:p>0.131957</text:p>
          </table:table-cell>
          <table:table-cell office:value-type="float" office:value="0.131647" calcext:value-type="float">
            <text:p>0.131647</text:p>
          </table:table-cell>
          <table:table-cell table:number-columns-repeated="4"/>
          <table:table-cell office:value-type="float" office:value="0.134144" calcext:value-type="float">
            <text:p>0.134144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4302" calcext:value-type="float">
            <text:p>0.134302</text:p>
          </table:table-cell>
          <table:table-cell office:value-type="float" office:value="0.131914" calcext:value-type="float">
            <text:p>0.131914</text:p>
          </table:table-cell>
          <table:table-cell office:value-type="float" office:value="0.131822" calcext:value-type="float">
            <text:p>0.131822</text:p>
          </table:table-cell>
          <table:table-cell table:number-columns-repeated="4"/>
          <table:table-cell office:value-type="float" office:value="0.134137" calcext:value-type="float">
            <text:p>0.134137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4018" calcext:value-type="float">
            <text:p>0.134018</text:p>
          </table:table-cell>
          <table:table-cell office:value-type="float" office:value="0.132196" calcext:value-type="float">
            <text:p>0.132196</text:p>
          </table:table-cell>
          <table:table-cell office:value-type="float" office:value="0.131736" calcext:value-type="float">
            <text:p>0.131736</text:p>
          </table:table-cell>
          <table:table-cell table:number-columns-repeated="4"/>
          <table:table-cell office:value-type="float" office:value="0.134129" calcext:value-type="float">
            <text:p>0.134129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4881" calcext:value-type="float">
            <text:p>0.134881</text:p>
          </table:table-cell>
          <table:table-cell office:value-type="float" office:value="0.131798" calcext:value-type="float">
            <text:p>0.131798</text:p>
          </table:table-cell>
          <table:table-cell office:value-type="float" office:value="0.13284" calcext:value-type="float">
            <text:p>0.13284</text:p>
          </table:table-cell>
          <table:table-cell table:number-columns-repeated="4"/>
          <table:table-cell office:value-type="float" office:value="0.134122" calcext:value-type="float">
            <text:p>0.134122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4569" calcext:value-type="float">
            <text:p>0.134569</text:p>
          </table:table-cell>
          <table:table-cell office:value-type="float" office:value="0.132036" calcext:value-type="float">
            <text:p>0.132036</text:p>
          </table:table-cell>
          <table:table-cell office:value-type="float" office:value="0.132436" calcext:value-type="float">
            <text:p>0.132436</text:p>
          </table:table-cell>
          <table:table-cell table:number-columns-repeated="4"/>
          <table:table-cell office:value-type="float" office:value="0.134115" calcext:value-type="float">
            <text:p>0.134115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4005" calcext:value-type="float">
            <text:p>0.134005</text:p>
          </table:table-cell>
          <table:table-cell office:value-type="float" office:value="0.131885" calcext:value-type="float">
            <text:p>0.131885</text:p>
          </table:table-cell>
          <table:table-cell office:value-type="float" office:value="0.131636" calcext:value-type="float">
            <text:p>0.131636</text:p>
          </table:table-cell>
          <table:table-cell table:number-columns-repeated="4"/>
          <table:table-cell office:value-type="float" office:value="0.134107" calcext:value-type="float">
            <text:p>0.134107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4029" calcext:value-type="float">
            <text:p>0.134029</text:p>
          </table:table-cell>
          <table:table-cell office:value-type="float" office:value="0.13187" calcext:value-type="float">
            <text:p>0.13187</text:p>
          </table:table-cell>
          <table:table-cell office:value-type="float" office:value="0.132271" calcext:value-type="float">
            <text:p>0.132271</text:p>
          </table:table-cell>
          <table:table-cell table:number-columns-repeated="4"/>
          <table:table-cell office:value-type="float" office:value="0.1341" calcext:value-type="float">
            <text:p>0.1341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5948" calcext:value-type="float">
            <text:p>0.135948</text:p>
          </table:table-cell>
          <table:table-cell office:value-type="float" office:value="0.131962" calcext:value-type="float">
            <text:p>0.131962</text:p>
          </table:table-cell>
          <table:table-cell office:value-type="float" office:value="0.131687" calcext:value-type="float">
            <text:p>0.131687</text:p>
          </table:table-cell>
          <table:table-cell table:number-columns-repeated="4"/>
          <table:table-cell office:value-type="float" office:value="0.134093" calcext:value-type="float">
            <text:p>0.134093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4054" calcext:value-type="float">
            <text:p>0.134054</text:p>
          </table:table-cell>
          <table:table-cell office:value-type="float" office:value="0.132189" calcext:value-type="float">
            <text:p>0.132189</text:p>
          </table:table-cell>
          <table:table-cell office:value-type="float" office:value="0.132235" calcext:value-type="float">
            <text:p>0.132235</text:p>
          </table:table-cell>
          <table:table-cell table:number-columns-repeated="4"/>
          <table:table-cell office:value-type="float" office:value="0.134086" calcext:value-type="float">
            <text:p>0.134086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4079" calcext:value-type="float">
            <text:p>0.134079</text:p>
          </table:table-cell>
          <table:table-cell office:value-type="float" office:value="0.13191" calcext:value-type="float">
            <text:p>0.13191</text:p>
          </table:table-cell>
          <table:table-cell office:value-type="float" office:value="0.131672" calcext:value-type="float">
            <text:p>0.131672</text:p>
          </table:table-cell>
          <table:table-cell table:number-columns-repeated="4"/>
          <table:table-cell office:value-type="float" office:value="0.134079" calcext:value-type="float">
            <text:p>0.134079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4029" calcext:value-type="float">
            <text:p>0.134029</text:p>
          </table:table-cell>
          <table:table-cell office:value-type="float" office:value="0.132119" calcext:value-type="float">
            <text:p>0.132119</text:p>
          </table:table-cell>
          <table:table-cell office:value-type="float" office:value="0.132101" calcext:value-type="float">
            <text:p>0.132101</text:p>
          </table:table-cell>
          <table:table-cell table:number-columns-repeated="4"/>
          <table:table-cell office:value-type="float" office:value="0.134071" calcext:value-type="float">
            <text:p>0.134071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4478" calcext:value-type="float">
            <text:p>0.134478</text:p>
          </table:table-cell>
          <table:table-cell office:value-type="float" office:value="0.131978" calcext:value-type="float">
            <text:p>0.131978</text:p>
          </table:table-cell>
          <table:table-cell office:value-type="float" office:value="0.132089" calcext:value-type="float">
            <text:p>0.132089</text:p>
          </table:table-cell>
          <table:table-cell table:number-columns-repeated="4"/>
          <table:table-cell office:value-type="float" office:value="0.134064" calcext:value-type="float">
            <text:p>0.134064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4024" calcext:value-type="float">
            <text:p>0.134024</text:p>
          </table:table-cell>
          <table:table-cell office:value-type="float" office:value="0.131816" calcext:value-type="float">
            <text:p>0.131816</text:p>
          </table:table-cell>
          <table:table-cell office:value-type="float" office:value="0.132393" calcext:value-type="float">
            <text:p>0.132393</text:p>
          </table:table-cell>
          <table:table-cell table:number-columns-repeated="4"/>
          <table:table-cell office:value-type="float" office:value="0.134057" calcext:value-type="float">
            <text:p>0.134057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5265" calcext:value-type="float">
            <text:p>0.135265</text:p>
          </table:table-cell>
          <table:table-cell office:value-type="float" office:value="0.131767" calcext:value-type="float">
            <text:p>0.131767</text:p>
          </table:table-cell>
          <table:table-cell office:value-type="float" office:value="0.13178" calcext:value-type="float">
            <text:p>0.13178</text:p>
          </table:table-cell>
          <table:table-cell table:number-columns-repeated="4"/>
          <table:table-cell office:value-type="float" office:value="0.13405" calcext:value-type="float">
            <text:p>0.13405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4005" calcext:value-type="float">
            <text:p>0.134005</text:p>
          </table:table-cell>
          <table:table-cell office:value-type="float" office:value="0.131858" calcext:value-type="float">
            <text:p>0.131858</text:p>
          </table:table-cell>
          <table:table-cell office:value-type="float" office:value="0.131813" calcext:value-type="float">
            <text:p>0.131813</text:p>
          </table:table-cell>
          <table:table-cell table:number-columns-repeated="4"/>
          <table:table-cell office:value-type="float" office:value="0.134043" calcext:value-type="float">
            <text:p>0.134043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4354" calcext:value-type="float">
            <text:p>0.134354</text:p>
          </table:table-cell>
          <table:table-cell office:value-type="float" office:value="0.131835" calcext:value-type="float">
            <text:p>0.131835</text:p>
          </table:table-cell>
          <table:table-cell office:value-type="float" office:value="0.1326" calcext:value-type="float">
            <text:p>0.1326</text:p>
          </table:table-cell>
          <table:table-cell table:number-columns-repeated="4"/>
          <table:table-cell office:value-type="float" office:value="0.134036" calcext:value-type="float">
            <text:p>0.134036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4087" calcext:value-type="float">
            <text:p>0.134087</text:p>
          </table:table-cell>
          <table:table-cell office:value-type="float" office:value="0.131851" calcext:value-type="float">
            <text:p>0.131851</text:p>
          </table:table-cell>
          <table:table-cell office:value-type="float" office:value="0.131639" calcext:value-type="float">
            <text:p>0.131639</text:p>
          </table:table-cell>
          <table:table-cell table:number-columns-repeated="4"/>
          <table:table-cell office:value-type="float" office:value="0.134029" calcext:value-type="float">
            <text:p>0.134029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4147" calcext:value-type="float">
            <text:p>0.134147</text:p>
          </table:table-cell>
          <table:table-cell office:value-type="float" office:value="0.131817" calcext:value-type="float">
            <text:p>0.131817</text:p>
          </table:table-cell>
          <table:table-cell office:value-type="float" office:value="0.132582" calcext:value-type="float">
            <text:p>0.132582</text:p>
          </table:table-cell>
          <table:table-cell table:number-columns-repeated="4"/>
          <table:table-cell office:value-type="float" office:value="0.134022" calcext:value-type="float">
            <text:p>0.134022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3953" calcext:value-type="float">
            <text:p>0.133953</text:p>
          </table:table-cell>
          <table:table-cell office:value-type="float" office:value="0.131754" calcext:value-type="float">
            <text:p>0.131754</text:p>
          </table:table-cell>
          <table:table-cell office:value-type="float" office:value="0.133118" calcext:value-type="float">
            <text:p>0.133118</text:p>
          </table:table-cell>
          <table:table-cell table:number-columns-repeated="4"/>
          <table:table-cell office:value-type="float" office:value="0.134015" calcext:value-type="float">
            <text:p>0.134015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4326" calcext:value-type="float">
            <text:p>0.134326</text:p>
          </table:table-cell>
          <table:table-cell office:value-type="float" office:value="0.132196" calcext:value-type="float">
            <text:p>0.132196</text:p>
          </table:table-cell>
          <table:table-cell office:value-type="float" office:value="0.132631" calcext:value-type="float">
            <text:p>0.132631</text:p>
          </table:table-cell>
          <table:table-cell table:number-columns-repeated="4"/>
          <table:table-cell office:value-type="float" office:value="0.134008" calcext:value-type="float">
            <text:p>0.134008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3933" calcext:value-type="float">
            <text:p>0.133933</text:p>
          </table:table-cell>
          <table:table-cell office:value-type="float" office:value="0.13186" calcext:value-type="float">
            <text:p>0.13186</text:p>
          </table:table-cell>
          <table:table-cell office:value-type="float" office:value="0.131772" calcext:value-type="float">
            <text:p>0.131772</text:p>
          </table:table-cell>
          <table:table-cell table:number-columns-repeated="4"/>
          <table:table-cell office:value-type="float" office:value="0.134001" calcext:value-type="float">
            <text:p>0.134001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3941" calcext:value-type="float">
            <text:p>0.133941</text:p>
          </table:table-cell>
          <table:table-cell office:value-type="float" office:value="0.131908" calcext:value-type="float">
            <text:p>0.131908</text:p>
          </table:table-cell>
          <table:table-cell office:value-type="float" office:value="0.132924" calcext:value-type="float">
            <text:p>0.132924</text:p>
          </table:table-cell>
          <table:table-cell table:number-columns-repeated="4"/>
          <table:table-cell office:value-type="float" office:value="0.133994" calcext:value-type="float">
            <text:p>0.133994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4004" calcext:value-type="float">
            <text:p>0.134004</text:p>
          </table:table-cell>
          <table:table-cell office:value-type="float" office:value="0.131914" calcext:value-type="float">
            <text:p>0.131914</text:p>
          </table:table-cell>
          <table:table-cell office:value-type="float" office:value="0.132343" calcext:value-type="float">
            <text:p>0.132343</text:p>
          </table:table-cell>
          <table:table-cell table:number-columns-repeated="4"/>
          <table:table-cell office:value-type="float" office:value="0.133987" calcext:value-type="float">
            <text:p>0.133987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3911" calcext:value-type="float">
            <text:p>0.133911</text:p>
          </table:table-cell>
          <table:table-cell office:value-type="float" office:value="0.131944" calcext:value-type="float">
            <text:p>0.131944</text:p>
          </table:table-cell>
          <table:table-cell office:value-type="float" office:value="0.131637" calcext:value-type="float">
            <text:p>0.131637</text:p>
          </table:table-cell>
          <table:table-cell table:number-columns-repeated="4"/>
          <table:table-cell office:value-type="float" office:value="0.133981" calcext:value-type="float">
            <text:p>0.133981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3906" calcext:value-type="float">
            <text:p>0.133906</text:p>
          </table:table-cell>
          <table:table-cell office:value-type="float" office:value="0.131808" calcext:value-type="float">
            <text:p>0.131808</text:p>
          </table:table-cell>
          <table:table-cell office:value-type="float" office:value="0.132841" calcext:value-type="float">
            <text:p>0.132841</text:p>
          </table:table-cell>
          <table:table-cell table:number-columns-repeated="4"/>
          <table:table-cell office:value-type="float" office:value="0.133974" calcext:value-type="float">
            <text:p>0.133974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3929" calcext:value-type="float">
            <text:p>0.133929</text:p>
          </table:table-cell>
          <table:table-cell office:value-type="float" office:value="0.131841" calcext:value-type="float">
            <text:p>0.131841</text:p>
          </table:table-cell>
          <table:table-cell office:value-type="float" office:value="0.131591" calcext:value-type="float">
            <text:p>0.131591</text:p>
          </table:table-cell>
          <table:table-cell table:number-columns-repeated="4"/>
          <table:table-cell office:value-type="float" office:value="0.133967" calcext:value-type="float">
            <text:p>0.133967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4093" calcext:value-type="float">
            <text:p>0.134093</text:p>
          </table:table-cell>
          <table:table-cell office:value-type="float" office:value="0.132039" calcext:value-type="float">
            <text:p>0.132039</text:p>
          </table:table-cell>
          <table:table-cell office:value-type="float" office:value="0.13163" calcext:value-type="float">
            <text:p>0.13163</text:p>
          </table:table-cell>
          <table:table-cell table:number-columns-repeated="4"/>
          <table:table-cell office:value-type="float" office:value="0.13396" calcext:value-type="float">
            <text:p>0.13396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3879" calcext:value-type="float">
            <text:p>0.133879</text:p>
          </table:table-cell>
          <table:table-cell office:value-type="float" office:value="0.131833" calcext:value-type="float">
            <text:p>0.131833</text:p>
          </table:table-cell>
          <table:table-cell office:value-type="float" office:value="0.131886" calcext:value-type="float">
            <text:p>0.131886</text:p>
          </table:table-cell>
          <table:table-cell table:number-columns-repeated="4"/>
          <table:table-cell office:value-type="float" office:value="0.133954" calcext:value-type="float">
            <text:p>0.133954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4209" calcext:value-type="float">
            <text:p>0.134209</text:p>
          </table:table-cell>
          <table:table-cell office:value-type="float" office:value="0.132131" calcext:value-type="float">
            <text:p>0.132131</text:p>
          </table:table-cell>
          <table:table-cell office:value-type="float" office:value="0.131624" calcext:value-type="float">
            <text:p>0.131624</text:p>
          </table:table-cell>
          <table:table-cell table:number-columns-repeated="4"/>
          <table:table-cell office:value-type="float" office:value="0.133947" calcext:value-type="float">
            <text:p>0.133947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3973" calcext:value-type="float">
            <text:p>0.133973</text:p>
          </table:table-cell>
          <table:table-cell office:value-type="float" office:value="0.132316" calcext:value-type="float">
            <text:p>0.132316</text:p>
          </table:table-cell>
          <table:table-cell office:value-type="float" office:value="0.131667" calcext:value-type="float">
            <text:p>0.131667</text:p>
          </table:table-cell>
          <table:table-cell table:number-columns-repeated="4"/>
          <table:table-cell office:value-type="float" office:value="0.133941" calcext:value-type="float">
            <text:p>0.133941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395" calcext:value-type="float">
            <text:p>0.13395</text:p>
          </table:table-cell>
          <table:table-cell office:value-type="float" office:value="0.132101" calcext:value-type="float">
            <text:p>0.132101</text:p>
          </table:table-cell>
          <table:table-cell office:value-type="float" office:value="0.131646" calcext:value-type="float">
            <text:p>0.131646</text:p>
          </table:table-cell>
          <table:table-cell table:number-columns-repeated="4"/>
          <table:table-cell office:value-type="float" office:value="0.133934" calcext:value-type="float">
            <text:p>0.133934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395" calcext:value-type="float">
            <text:p>0.13395</text:p>
          </table:table-cell>
          <table:table-cell office:value-type="float" office:value="0.13198" calcext:value-type="float">
            <text:p>0.13198</text:p>
          </table:table-cell>
          <table:table-cell office:value-type="float" office:value="0.13163" calcext:value-type="float">
            <text:p>0.13163</text:p>
          </table:table-cell>
          <table:table-cell table:number-columns-repeated="4"/>
          <table:table-cell office:value-type="float" office:value="0.133928" calcext:value-type="float">
            <text:p>0.133928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3844" calcext:value-type="float">
            <text:p>0.133844</text:p>
          </table:table-cell>
          <table:table-cell office:value-type="float" office:value="0.131795" calcext:value-type="float">
            <text:p>0.131795</text:p>
          </table:table-cell>
          <table:table-cell office:value-type="float" office:value="0.132239" calcext:value-type="float">
            <text:p>0.132239</text:p>
          </table:table-cell>
          <table:table-cell table:number-columns-repeated="4"/>
          <table:table-cell office:value-type="float" office:value="0.133921" calcext:value-type="float">
            <text:p>0.133921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3883" calcext:value-type="float">
            <text:p>0.133883</text:p>
          </table:table-cell>
          <table:table-cell office:value-type="float" office:value="0.132522" calcext:value-type="float">
            <text:p>0.132522</text:p>
          </table:table-cell>
          <table:table-cell office:value-type="float" office:value="0.132245" calcext:value-type="float">
            <text:p>0.132245</text:p>
          </table:table-cell>
          <table:table-cell table:number-columns-repeated="4"/>
          <table:table-cell office:value-type="float" office:value="0.133915" calcext:value-type="float">
            <text:p>0.133915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4554" calcext:value-type="float">
            <text:p>0.134554</text:p>
          </table:table-cell>
          <table:table-cell office:value-type="float" office:value="0.131843" calcext:value-type="float">
            <text:p>0.131843</text:p>
          </table:table-cell>
          <table:table-cell office:value-type="float" office:value="0.131896" calcext:value-type="float">
            <text:p>0.131896</text:p>
          </table:table-cell>
          <table:table-cell table:number-columns-repeated="4"/>
          <table:table-cell office:value-type="float" office:value="0.133908" calcext:value-type="float">
            <text:p>0.133908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3936" calcext:value-type="float">
            <text:p>0.133936</text:p>
          </table:table-cell>
          <table:table-cell office:value-type="float" office:value="0.131739" calcext:value-type="float">
            <text:p>0.131739</text:p>
          </table:table-cell>
          <table:table-cell office:value-type="float" office:value="0.131681" calcext:value-type="float">
            <text:p>0.131681</text:p>
          </table:table-cell>
          <table:table-cell table:number-columns-repeated="4"/>
          <table:table-cell office:value-type="float" office:value="0.133902" calcext:value-type="float">
            <text:p>0.133902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3893" calcext:value-type="float">
            <text:p>0.133893</text:p>
          </table:table-cell>
          <table:table-cell office:value-type="float" office:value="0.131989" calcext:value-type="float">
            <text:p>0.131989</text:p>
          </table:table-cell>
          <table:table-cell office:value-type="float" office:value="0.131684" calcext:value-type="float">
            <text:p>0.131684</text:p>
          </table:table-cell>
          <table:table-cell table:number-columns-repeated="4"/>
          <table:table-cell office:value-type="float" office:value="0.133895" calcext:value-type="float">
            <text:p>0.133895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3825" calcext:value-type="float">
            <text:p>0.133825</text:p>
          </table:table-cell>
          <table:table-cell office:value-type="float" office:value="0.131763" calcext:value-type="float">
            <text:p>0.131763</text:p>
          </table:table-cell>
          <table:table-cell office:value-type="float" office:value="0.131688" calcext:value-type="float">
            <text:p>0.131688</text:p>
          </table:table-cell>
          <table:table-cell table:number-columns-repeated="4"/>
          <table:table-cell office:value-type="float" office:value="0.133888" calcext:value-type="float">
            <text:p>0.133888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3868" calcext:value-type="float">
            <text:p>0.133868</text:p>
          </table:table-cell>
          <table:table-cell office:value-type="float" office:value="0.133329" calcext:value-type="float">
            <text:p>0.133329</text:p>
          </table:table-cell>
          <table:table-cell office:value-type="float" office:value="0.131655" calcext:value-type="float">
            <text:p>0.131655</text:p>
          </table:table-cell>
          <table:table-cell table:number-columns-repeated="4"/>
          <table:table-cell office:value-type="float" office:value="0.133882" calcext:value-type="float">
            <text:p>0.133882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3804" calcext:value-type="float">
            <text:p>0.133804</text:p>
          </table:table-cell>
          <table:table-cell office:value-type="float" office:value="0.131895" calcext:value-type="float">
            <text:p>0.131895</text:p>
          </table:table-cell>
          <table:table-cell office:value-type="float" office:value="0.131833" calcext:value-type="float">
            <text:p>0.131833</text:p>
          </table:table-cell>
          <table:table-cell table:number-columns-repeated="4"/>
          <table:table-cell office:value-type="float" office:value="0.133875" calcext:value-type="float">
            <text:p>0.133875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5723" calcext:value-type="float">
            <text:p>0.135723</text:p>
          </table:table-cell>
          <table:table-cell office:value-type="float" office:value="0.131772" calcext:value-type="float">
            <text:p>0.131772</text:p>
          </table:table-cell>
          <table:table-cell office:value-type="float" office:value="0.13313" calcext:value-type="float">
            <text:p>0.13313</text:p>
          </table:table-cell>
          <table:table-cell table:number-columns-repeated="4"/>
          <table:table-cell office:value-type="float" office:value="0.133869" calcext:value-type="float">
            <text:p>0.133869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3965" calcext:value-type="float">
            <text:p>0.133965</text:p>
          </table:table-cell>
          <table:table-cell office:value-type="float" office:value="0.132748" calcext:value-type="float">
            <text:p>0.132748</text:p>
          </table:table-cell>
          <table:table-cell office:value-type="float" office:value="0.13229" calcext:value-type="float">
            <text:p>0.13229</text:p>
          </table:table-cell>
          <table:table-cell table:number-columns-repeated="4"/>
          <table:table-cell office:value-type="float" office:value="0.133863" calcext:value-type="float">
            <text:p>0.133863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3831" calcext:value-type="float">
            <text:p>0.133831</text:p>
          </table:table-cell>
          <table:table-cell office:value-type="float" office:value="0.131768" calcext:value-type="float">
            <text:p>0.131768</text:p>
          </table:table-cell>
          <table:table-cell office:value-type="float" office:value="0.13169" calcext:value-type="float">
            <text:p>0.13169</text:p>
          </table:table-cell>
          <table:table-cell table:number-columns-repeated="4"/>
          <table:table-cell office:value-type="float" office:value="0.133857" calcext:value-type="float">
            <text:p>0.133857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3872" calcext:value-type="float">
            <text:p>0.133872</text:p>
          </table:table-cell>
          <table:table-cell office:value-type="float" office:value="0.131753" calcext:value-type="float">
            <text:p>0.131753</text:p>
          </table:table-cell>
          <table:table-cell office:value-type="float" office:value="0.131586" calcext:value-type="float">
            <text:p>0.131586</text:p>
          </table:table-cell>
          <table:table-cell table:number-columns-repeated="4"/>
          <table:table-cell office:value-type="float" office:value="0.13385" calcext:value-type="float">
            <text:p>0.13385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3758" calcext:value-type="float">
            <text:p>0.133758</text:p>
          </table:table-cell>
          <table:table-cell office:value-type="float" office:value="0.132868" calcext:value-type="float">
            <text:p>0.132868</text:p>
          </table:table-cell>
          <table:table-cell office:value-type="float" office:value="0.131581" calcext:value-type="float">
            <text:p>0.131581</text:p>
          </table:table-cell>
          <table:table-cell table:number-columns-repeated="4"/>
          <table:table-cell office:value-type="float" office:value="0.133843" calcext:value-type="float">
            <text:p>0.133843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3827" calcext:value-type="float">
            <text:p>0.133827</text:p>
          </table:table-cell>
          <table:table-cell office:value-type="float" office:value="0.132033" calcext:value-type="float">
            <text:p>0.132033</text:p>
          </table:table-cell>
          <table:table-cell office:value-type="float" office:value="0.131595" calcext:value-type="float">
            <text:p>0.131595</text:p>
          </table:table-cell>
          <table:table-cell table:number-columns-repeated="4"/>
          <table:table-cell office:value-type="float" office:value="0.133837" calcext:value-type="float">
            <text:p>0.133837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3981" calcext:value-type="float">
            <text:p>0.133981</text:p>
          </table:table-cell>
          <table:table-cell office:value-type="float" office:value="0.131761" calcext:value-type="float">
            <text:p>0.131761</text:p>
          </table:table-cell>
          <table:table-cell office:value-type="float" office:value="0.131575" calcext:value-type="float">
            <text:p>0.131575</text:p>
          </table:table-cell>
          <table:table-cell table:number-columns-repeated="4"/>
          <table:table-cell office:value-type="float" office:value="0.133831" calcext:value-type="float">
            <text:p>0.133831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38" calcext:value-type="float">
            <text:p>0.1338</text:p>
          </table:table-cell>
          <table:table-cell office:value-type="float" office:value="0.131878" calcext:value-type="float">
            <text:p>0.131878</text:p>
          </table:table-cell>
          <table:table-cell office:value-type="float" office:value="0.131583" calcext:value-type="float">
            <text:p>0.131583</text:p>
          </table:table-cell>
          <table:table-cell table:number-columns-repeated="4"/>
          <table:table-cell office:value-type="float" office:value="0.133825" calcext:value-type="float">
            <text:p>0.133825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3798" calcext:value-type="float">
            <text:p>0.133798</text:p>
          </table:table-cell>
          <table:table-cell office:value-type="float" office:value="0.132286" calcext:value-type="float">
            <text:p>0.132286</text:p>
          </table:table-cell>
          <table:table-cell office:value-type="float" office:value="0.131643" calcext:value-type="float">
            <text:p>0.131643</text:p>
          </table:table-cell>
          <table:table-cell table:number-columns-repeated="4"/>
          <table:table-cell office:value-type="float" office:value="0.133818" calcext:value-type="float">
            <text:p>0.133818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3947" calcext:value-type="float">
            <text:p>0.133947</text:p>
          </table:table-cell>
          <table:table-cell office:value-type="float" office:value="0.131858" calcext:value-type="float">
            <text:p>0.131858</text:p>
          </table:table-cell>
          <table:table-cell office:value-type="float" office:value="0.131572" calcext:value-type="float">
            <text:p>0.131572</text:p>
          </table:table-cell>
          <table:table-cell table:number-columns-repeated="4"/>
          <table:table-cell office:value-type="float" office:value="0.133812" calcext:value-type="float">
            <text:p>0.133812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3777" calcext:value-type="float">
            <text:p>0.133777</text:p>
          </table:table-cell>
          <table:table-cell office:value-type="float" office:value="0.131861" calcext:value-type="float">
            <text:p>0.131861</text:p>
          </table:table-cell>
          <table:table-cell office:value-type="float" office:value="0.131866" calcext:value-type="float">
            <text:p>0.131866</text:p>
          </table:table-cell>
          <table:table-cell table:number-columns-repeated="4"/>
          <table:table-cell office:value-type="float" office:value="0.133806" calcext:value-type="float">
            <text:p>0.133806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407" calcext:value-type="float">
            <text:p>0.13407</text:p>
          </table:table-cell>
          <table:table-cell office:value-type="float" office:value="0.133046" calcext:value-type="float">
            <text:p>0.133046</text:p>
          </table:table-cell>
          <table:table-cell office:value-type="float" office:value="0.131997" calcext:value-type="float">
            <text:p>0.131997</text:p>
          </table:table-cell>
          <table:table-cell table:number-columns-repeated="4"/>
          <table:table-cell office:value-type="float" office:value="0.1338" calcext:value-type="float">
            <text:p>0.1338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4843" calcext:value-type="float">
            <text:p>0.134843</text:p>
          </table:table-cell>
          <table:table-cell office:value-type="float" office:value="0.131757" calcext:value-type="float">
            <text:p>0.131757</text:p>
          </table:table-cell>
          <table:table-cell office:value-type="float" office:value="0.131749" calcext:value-type="float">
            <text:p>0.131749</text:p>
          </table:table-cell>
          <table:table-cell table:number-columns-repeated="4"/>
          <table:table-cell office:value-type="float" office:value="0.133793" calcext:value-type="float">
            <text:p>0.133793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3718" calcext:value-type="float">
            <text:p>0.133718</text:p>
          </table:table-cell>
          <table:table-cell office:value-type="float" office:value="0.131736" calcext:value-type="float">
            <text:p>0.131736</text:p>
          </table:table-cell>
          <table:table-cell office:value-type="float" office:value="0.132493" calcext:value-type="float">
            <text:p>0.132493</text:p>
          </table:table-cell>
          <table:table-cell table:number-columns-repeated="4"/>
          <table:table-cell office:value-type="float" office:value="0.133787" calcext:value-type="float">
            <text:p>0.133787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4234" calcext:value-type="float">
            <text:p>0.134234</text:p>
          </table:table-cell>
          <table:table-cell office:value-type="float" office:value="0.131875" calcext:value-type="float">
            <text:p>0.131875</text:p>
          </table:table-cell>
          <table:table-cell office:value-type="float" office:value="0.131779" calcext:value-type="float">
            <text:p>0.131779</text:p>
          </table:table-cell>
          <table:table-cell table:number-columns-repeated="4"/>
          <table:table-cell office:value-type="float" office:value="0.133781" calcext:value-type="float">
            <text:p>0.133781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3923" calcext:value-type="float">
            <text:p>0.133923</text:p>
          </table:table-cell>
          <table:table-cell office:value-type="float" office:value="0.131755" calcext:value-type="float">
            <text:p>0.131755</text:p>
          </table:table-cell>
          <table:table-cell office:value-type="float" office:value="0.131578" calcext:value-type="float">
            <text:p>0.131578</text:p>
          </table:table-cell>
          <table:table-cell table:number-columns-repeated="4"/>
          <table:table-cell office:value-type="float" office:value="0.133776" calcext:value-type="float">
            <text:p>0.133776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3877" calcext:value-type="float">
            <text:p>0.133877</text:p>
          </table:table-cell>
          <table:table-cell office:value-type="float" office:value="0.131728" calcext:value-type="float">
            <text:p>0.131728</text:p>
          </table:table-cell>
          <table:table-cell office:value-type="float" office:value="0.131975" calcext:value-type="float">
            <text:p>0.131975</text:p>
          </table:table-cell>
          <table:table-cell table:number-columns-repeated="4"/>
          <table:table-cell office:value-type="float" office:value="0.133769" calcext:value-type="float">
            <text:p>0.133769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3733" calcext:value-type="float">
            <text:p>0.133733</text:p>
          </table:table-cell>
          <table:table-cell office:value-type="float" office:value="0.131732" calcext:value-type="float">
            <text:p>0.131732</text:p>
          </table:table-cell>
          <table:table-cell office:value-type="float" office:value="0.132276" calcext:value-type="float">
            <text:p>0.132276</text:p>
          </table:table-cell>
          <table:table-cell table:number-columns-repeated="4"/>
          <table:table-cell office:value-type="float" office:value="0.133764" calcext:value-type="float">
            <text:p>0.133764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3692" calcext:value-type="float">
            <text:p>0.133692</text:p>
          </table:table-cell>
          <table:table-cell office:value-type="float" office:value="0.131972" calcext:value-type="float">
            <text:p>0.131972</text:p>
          </table:table-cell>
          <table:table-cell office:value-type="float" office:value="0.132999" calcext:value-type="float">
            <text:p>0.132999</text:p>
          </table:table-cell>
          <table:table-cell table:number-columns-repeated="4"/>
          <table:table-cell office:value-type="float" office:value="0.133758" calcext:value-type="float">
            <text:p>0.133758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3719" calcext:value-type="float">
            <text:p>0.133719</text:p>
          </table:table-cell>
          <table:table-cell office:value-type="float" office:value="0.132261" calcext:value-type="float">
            <text:p>0.132261</text:p>
          </table:table-cell>
          <table:table-cell office:value-type="float" office:value="0.131727" calcext:value-type="float">
            <text:p>0.131727</text:p>
          </table:table-cell>
          <table:table-cell table:number-columns-repeated="4"/>
          <table:table-cell office:value-type="float" office:value="0.133751" calcext:value-type="float">
            <text:p>0.133751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4033" calcext:value-type="float">
            <text:p>0.134033</text:p>
          </table:table-cell>
          <table:table-cell office:value-type="float" office:value="0.132796" calcext:value-type="float">
            <text:p>0.132796</text:p>
          </table:table-cell>
          <table:table-cell office:value-type="float" office:value="0.131582" calcext:value-type="float">
            <text:p>0.131582</text:p>
          </table:table-cell>
          <table:table-cell table:number-columns-repeated="4"/>
          <table:table-cell office:value-type="float" office:value="0.133745" calcext:value-type="float">
            <text:p>0.133745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3798" calcext:value-type="float">
            <text:p>0.133798</text:p>
          </table:table-cell>
          <table:table-cell office:value-type="float" office:value="0.131925" calcext:value-type="float">
            <text:p>0.131925</text:p>
          </table:table-cell>
          <table:table-cell office:value-type="float" office:value="0.131699" calcext:value-type="float">
            <text:p>0.131699</text:p>
          </table:table-cell>
          <table:table-cell table:number-columns-repeated="4"/>
          <table:table-cell office:value-type="float" office:value="0.13374" calcext:value-type="float">
            <text:p>0.13374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3683" calcext:value-type="float">
            <text:p>0.133683</text:p>
          </table:table-cell>
          <table:table-cell office:value-type="float" office:value="0.131902" calcext:value-type="float">
            <text:p>0.131902</text:p>
          </table:table-cell>
          <table:table-cell office:value-type="float" office:value="0.131742" calcext:value-type="float">
            <text:p>0.131742</text:p>
          </table:table-cell>
          <table:table-cell table:number-columns-repeated="4"/>
          <table:table-cell office:value-type="float" office:value="0.133734" calcext:value-type="float">
            <text:p>0.133734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3747" calcext:value-type="float">
            <text:p>0.133747</text:p>
          </table:table-cell>
          <table:table-cell office:value-type="float" office:value="0.132607" calcext:value-type="float">
            <text:p>0.132607</text:p>
          </table:table-cell>
          <table:table-cell office:value-type="float" office:value="0.131877" calcext:value-type="float">
            <text:p>0.131877</text:p>
          </table:table-cell>
          <table:table-cell table:number-columns-repeated="4"/>
          <table:table-cell office:value-type="float" office:value="0.133727" calcext:value-type="float">
            <text:p>0.133727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4596" calcext:value-type="float">
            <text:p>0.134596</text:p>
          </table:table-cell>
          <table:table-cell office:value-type="float" office:value="0.131716" calcext:value-type="float">
            <text:p>0.131716</text:p>
          </table:table-cell>
          <table:table-cell office:value-type="float" office:value="0.131706" calcext:value-type="float">
            <text:p>0.131706</text:p>
          </table:table-cell>
          <table:table-cell table:number-columns-repeated="4"/>
          <table:table-cell office:value-type="float" office:value="0.133721" calcext:value-type="float">
            <text:p>0.133721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3673" calcext:value-type="float">
            <text:p>0.133673</text:p>
          </table:table-cell>
          <table:table-cell office:value-type="float" office:value="0.131677" calcext:value-type="float">
            <text:p>0.131677</text:p>
          </table:table-cell>
          <table:table-cell office:value-type="float" office:value="0.132617" calcext:value-type="float">
            <text:p>0.132617</text:p>
          </table:table-cell>
          <table:table-cell table:number-columns-repeated="4"/>
          <table:table-cell office:value-type="float" office:value="0.133715" calcext:value-type="float">
            <text:p>0.133715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3866" calcext:value-type="float">
            <text:p>0.133866</text:p>
          </table:table-cell>
          <table:table-cell office:value-type="float" office:value="0.131771" calcext:value-type="float">
            <text:p>0.131771</text:p>
          </table:table-cell>
          <table:table-cell office:value-type="float" office:value="0.132796" calcext:value-type="float">
            <text:p>0.132796</text:p>
          </table:table-cell>
          <table:table-cell table:number-columns-repeated="4"/>
          <table:table-cell office:value-type="float" office:value="0.13371" calcext:value-type="float">
            <text:p>0.13371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3667" calcext:value-type="float">
            <text:p>0.133667</text:p>
          </table:table-cell>
          <table:table-cell office:value-type="float" office:value="0.13301" calcext:value-type="float">
            <text:p>0.13301</text:p>
          </table:table-cell>
          <table:table-cell office:value-type="float" office:value="0.131667" calcext:value-type="float">
            <text:p>0.131667</text:p>
          </table:table-cell>
          <table:table-cell table:number-columns-repeated="4"/>
          <table:table-cell office:value-type="float" office:value="0.133705" calcext:value-type="float">
            <text:p>0.133705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3715" calcext:value-type="float">
            <text:p>0.133715</text:p>
          </table:table-cell>
          <table:table-cell office:value-type="float" office:value="0.131813" calcext:value-type="float">
            <text:p>0.131813</text:p>
          </table:table-cell>
          <table:table-cell office:value-type="float" office:value="0.132243" calcext:value-type="float">
            <text:p>0.132243</text:p>
          </table:table-cell>
          <table:table-cell table:number-columns-repeated="4"/>
          <table:table-cell office:value-type="float" office:value="0.133699" calcext:value-type="float">
            <text:p>0.133699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3809" calcext:value-type="float">
            <text:p>0.133809</text:p>
          </table:table-cell>
          <table:table-cell office:value-type="float" office:value="0.131701" calcext:value-type="float">
            <text:p>0.131701</text:p>
          </table:table-cell>
          <table:table-cell office:value-type="float" office:value="0.132255" calcext:value-type="float">
            <text:p>0.132255</text:p>
          </table:table-cell>
          <table:table-cell table:number-columns-repeated="4"/>
          <table:table-cell office:value-type="float" office:value="0.133693" calcext:value-type="float">
            <text:p>0.133693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3807" calcext:value-type="float">
            <text:p>0.133807</text:p>
          </table:table-cell>
          <table:table-cell office:value-type="float" office:value="0.131827" calcext:value-type="float">
            <text:p>0.131827</text:p>
          </table:table-cell>
          <table:table-cell office:value-type="float" office:value="0.131633" calcext:value-type="float">
            <text:p>0.131633</text:p>
          </table:table-cell>
          <table:table-cell table:number-columns-repeated="4"/>
          <table:table-cell office:value-type="float" office:value="0.133688" calcext:value-type="float">
            <text:p>0.133688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37" calcext:value-type="float">
            <text:p>0.1337</text:p>
          </table:table-cell>
          <table:table-cell office:value-type="float" office:value="0.131824" calcext:value-type="float">
            <text:p>0.131824</text:p>
          </table:table-cell>
          <table:table-cell office:value-type="float" office:value="0.131806" calcext:value-type="float">
            <text:p>0.131806</text:p>
          </table:table-cell>
          <table:table-cell table:number-columns-repeated="4"/>
          <table:table-cell office:value-type="float" office:value="0.133682" calcext:value-type="float">
            <text:p>0.133682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3629" calcext:value-type="float">
            <text:p>0.133629</text:p>
          </table:table-cell>
          <table:table-cell office:value-type="float" office:value="0.132062" calcext:value-type="float">
            <text:p>0.132062</text:p>
          </table:table-cell>
          <table:table-cell office:value-type="float" office:value="0.131635" calcext:value-type="float">
            <text:p>0.131635</text:p>
          </table:table-cell>
          <table:table-cell table:number-columns-repeated="4"/>
          <table:table-cell office:value-type="float" office:value="0.133676" calcext:value-type="float">
            <text:p>0.133676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3684" calcext:value-type="float">
            <text:p>0.133684</text:p>
          </table:table-cell>
          <table:table-cell office:value-type="float" office:value="0.131871" calcext:value-type="float">
            <text:p>0.131871</text:p>
          </table:table-cell>
          <table:table-cell office:value-type="float" office:value="0.131604" calcext:value-type="float">
            <text:p>0.131604</text:p>
          </table:table-cell>
          <table:table-cell table:number-columns-repeated="4"/>
          <table:table-cell office:value-type="float" office:value="0.133671" calcext:value-type="float">
            <text:p>0.133671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4141" calcext:value-type="float">
            <text:p>0.134141</text:p>
          </table:table-cell>
          <table:table-cell office:value-type="float" office:value="0.131664" calcext:value-type="float">
            <text:p>0.131664</text:p>
          </table:table-cell>
          <table:table-cell office:value-type="float" office:value="0.1331" calcext:value-type="float">
            <text:p>0.1331</text:p>
          </table:table-cell>
          <table:table-cell table:number-columns-repeated="4"/>
          <table:table-cell office:value-type="float" office:value="0.133665" calcext:value-type="float">
            <text:p>0.133665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3713" calcext:value-type="float">
            <text:p>0.133713</text:p>
          </table:table-cell>
          <table:table-cell office:value-type="float" office:value="0.132372" calcext:value-type="float">
            <text:p>0.132372</text:p>
          </table:table-cell>
          <table:table-cell office:value-type="float" office:value="0.132384" calcext:value-type="float">
            <text:p>0.132384</text:p>
          </table:table-cell>
          <table:table-cell table:number-columns-repeated="4"/>
          <table:table-cell office:value-type="float" office:value="0.133659" calcext:value-type="float">
            <text:p>0.133659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3582" calcext:value-type="float">
            <text:p>0.133582</text:p>
          </table:table-cell>
          <table:table-cell office:value-type="float" office:value="0.131752" calcext:value-type="float">
            <text:p>0.131752</text:p>
          </table:table-cell>
          <table:table-cell office:value-type="float" office:value="0.132229" calcext:value-type="float">
            <text:p>0.132229</text:p>
          </table:table-cell>
          <table:table-cell table:number-columns-repeated="4"/>
          <table:table-cell office:value-type="float" office:value="0.133653" calcext:value-type="float">
            <text:p>0.133653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3581" calcext:value-type="float">
            <text:p>0.133581</text:p>
          </table:table-cell>
          <table:table-cell office:value-type="float" office:value="0.132215" calcext:value-type="float">
            <text:p>0.132215</text:p>
          </table:table-cell>
          <table:table-cell office:value-type="float" office:value="0.133041" calcext:value-type="float">
            <text:p>0.133041</text:p>
          </table:table-cell>
          <table:table-cell table:number-columns-repeated="4"/>
          <table:table-cell office:value-type="float" office:value="0.133647" calcext:value-type="float">
            <text:p>0.133647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3628" calcext:value-type="float">
            <text:p>0.133628</text:p>
          </table:table-cell>
          <table:table-cell office:value-type="float" office:value="0.132511" calcext:value-type="float">
            <text:p>0.132511</text:p>
          </table:table-cell>
          <table:table-cell office:value-type="float" office:value="0.13152" calcext:value-type="float">
            <text:p>0.13152</text:p>
          </table:table-cell>
          <table:table-cell table:number-columns-repeated="4"/>
          <table:table-cell office:value-type="float" office:value="0.133642" calcext:value-type="float">
            <text:p>0.133642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3767" calcext:value-type="float">
            <text:p>0.133767</text:p>
          </table:table-cell>
          <table:table-cell office:value-type="float" office:value="0.13165" calcext:value-type="float">
            <text:p>0.13165</text:p>
          </table:table-cell>
          <table:table-cell office:value-type="float" office:value="0.131519" calcext:value-type="float">
            <text:p>0.131519</text:p>
          </table:table-cell>
          <table:table-cell table:number-columns-repeated="4"/>
          <table:table-cell office:value-type="float" office:value="0.133636" calcext:value-type="float">
            <text:p>0.133636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3646" calcext:value-type="float">
            <text:p>0.133646</text:p>
          </table:table-cell>
          <table:table-cell office:value-type="float" office:value="0.132329" calcext:value-type="float">
            <text:p>0.132329</text:p>
          </table:table-cell>
          <table:table-cell office:value-type="float" office:value="0.132127" calcext:value-type="float">
            <text:p>0.132127</text:p>
          </table:table-cell>
          <table:table-cell table:number-columns-repeated="4"/>
          <table:table-cell office:value-type="float" office:value="0.133631" calcext:value-type="float">
            <text:p>0.133631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3935" calcext:value-type="float">
            <text:p>0.133935</text:p>
          </table:table-cell>
          <table:table-cell office:value-type="float" office:value="0.131795" calcext:value-type="float">
            <text:p>0.131795</text:p>
          </table:table-cell>
          <table:table-cell office:value-type="float" office:value="0.131651" calcext:value-type="float">
            <text:p>0.131651</text:p>
          </table:table-cell>
          <table:table-cell table:number-columns-repeated="4"/>
          <table:table-cell office:value-type="float" office:value="0.133626" calcext:value-type="float">
            <text:p>0.133626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373" calcext:value-type="float">
            <text:p>0.13373</text:p>
          </table:table-cell>
          <table:table-cell office:value-type="float" office:value="0.131763" calcext:value-type="float">
            <text:p>0.131763</text:p>
          </table:table-cell>
          <table:table-cell office:value-type="float" office:value="0.131508" calcext:value-type="float">
            <text:p>0.131508</text:p>
          </table:table-cell>
          <table:table-cell table:number-columns-repeated="4"/>
          <table:table-cell office:value-type="float" office:value="0.13362" calcext:value-type="float">
            <text:p>0.13362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3657" calcext:value-type="float">
            <text:p>0.133657</text:p>
          </table:table-cell>
          <table:table-cell office:value-type="float" office:value="0.132095" calcext:value-type="float">
            <text:p>0.132095</text:p>
          </table:table-cell>
          <table:table-cell office:value-type="float" office:value="0.132377" calcext:value-type="float">
            <text:p>0.132377</text:p>
          </table:table-cell>
          <table:table-cell table:number-columns-repeated="4"/>
          <table:table-cell office:value-type="float" office:value="0.133615" calcext:value-type="float">
            <text:p>0.133615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4531" calcext:value-type="float">
            <text:p>0.134531</text:p>
          </table:table-cell>
          <table:table-cell office:value-type="float" office:value="0.131659" calcext:value-type="float">
            <text:p>0.131659</text:p>
          </table:table-cell>
          <table:table-cell office:value-type="float" office:value="0.132262" calcext:value-type="float">
            <text:p>0.132262</text:p>
          </table:table-cell>
          <table:table-cell table:number-columns-repeated="4"/>
          <table:table-cell office:value-type="float" office:value="0.133609" calcext:value-type="float">
            <text:p>0.133609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4175" calcext:value-type="float">
            <text:p>0.134175</text:p>
          </table:table-cell>
          <table:table-cell office:value-type="float" office:value="0.132019" calcext:value-type="float">
            <text:p>0.132019</text:p>
          </table:table-cell>
          <table:table-cell office:value-type="float" office:value="0.131607" calcext:value-type="float">
            <text:p>0.131607</text:p>
          </table:table-cell>
          <table:table-cell table:number-columns-repeated="4"/>
          <table:table-cell office:value-type="float" office:value="0.133603" calcext:value-type="float">
            <text:p>0.133603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3863" calcext:value-type="float">
            <text:p>0.133863</text:p>
          </table:table-cell>
          <table:table-cell office:value-type="float" office:value="0.13178" calcext:value-type="float">
            <text:p>0.13178</text:p>
          </table:table-cell>
          <table:table-cell office:value-type="float" office:value="0.131712" calcext:value-type="float">
            <text:p>0.131712</text:p>
          </table:table-cell>
          <table:table-cell table:number-columns-repeated="4"/>
          <table:table-cell office:value-type="float" office:value="0.133598" calcext:value-type="float">
            <text:p>0.133598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3551" calcext:value-type="float">
            <text:p>0.133551</text:p>
          </table:table-cell>
          <table:table-cell office:value-type="float" office:value="0.131639" calcext:value-type="float">
            <text:p>0.131639</text:p>
          </table:table-cell>
          <table:table-cell office:value-type="float" office:value="0.131503" calcext:value-type="float">
            <text:p>0.131503</text:p>
          </table:table-cell>
          <table:table-cell table:number-columns-repeated="4"/>
          <table:table-cell office:value-type="float" office:value="0.133593" calcext:value-type="float">
            <text:p>0.133593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3652" calcext:value-type="float">
            <text:p>0.133652</text:p>
          </table:table-cell>
          <table:table-cell office:value-type="float" office:value="0.131712" calcext:value-type="float">
            <text:p>0.131712</text:p>
          </table:table-cell>
          <table:table-cell office:value-type="float" office:value="0.132232" calcext:value-type="float">
            <text:p>0.132232</text:p>
          </table:table-cell>
          <table:table-cell table:number-columns-repeated="4"/>
          <table:table-cell office:value-type="float" office:value="0.133587" calcext:value-type="float">
            <text:p>0.133587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3573" calcext:value-type="float">
            <text:p>0.133573</text:p>
          </table:table-cell>
          <table:table-cell office:value-type="float" office:value="0.131786" calcext:value-type="float">
            <text:p>0.131786</text:p>
          </table:table-cell>
          <table:table-cell office:value-type="float" office:value="0.131912" calcext:value-type="float">
            <text:p>0.131912</text:p>
          </table:table-cell>
          <table:table-cell table:number-columns-repeated="4"/>
          <table:table-cell office:value-type="float" office:value="0.133582" calcext:value-type="float">
            <text:p>0.133582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4095" calcext:value-type="float">
            <text:p>0.134095</text:p>
          </table:table-cell>
          <table:table-cell office:value-type="float" office:value="0.133156" calcext:value-type="float">
            <text:p>0.133156</text:p>
          </table:table-cell>
          <table:table-cell office:value-type="float" office:value="0.131821" calcext:value-type="float">
            <text:p>0.131821</text:p>
          </table:table-cell>
          <table:table-cell table:number-columns-repeated="4"/>
          <table:table-cell office:value-type="float" office:value="0.133577" calcext:value-type="float">
            <text:p>0.133577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3576" calcext:value-type="float">
            <text:p>0.133576</text:p>
          </table:table-cell>
          <table:table-cell office:value-type="float" office:value="0.133052" calcext:value-type="float">
            <text:p>0.133052</text:p>
          </table:table-cell>
          <table:table-cell office:value-type="float" office:value="0.131527" calcext:value-type="float">
            <text:p>0.131527</text:p>
          </table:table-cell>
          <table:table-cell table:number-columns-repeated="4"/>
          <table:table-cell office:value-type="float" office:value="0.133571" calcext:value-type="float">
            <text:p>0.133571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4521" calcext:value-type="float">
            <text:p>0.134521</text:p>
          </table:table-cell>
          <table:table-cell office:value-type="float" office:value="0.131728" calcext:value-type="float">
            <text:p>0.131728</text:p>
          </table:table-cell>
          <table:table-cell office:value-type="float" office:value="0.131476" calcext:value-type="float">
            <text:p>0.131476</text:p>
          </table:table-cell>
          <table:table-cell table:number-columns-repeated="4"/>
          <table:table-cell office:value-type="float" office:value="0.133566" calcext:value-type="float">
            <text:p>0.133566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3531" calcext:value-type="float">
            <text:p>0.133531</text:p>
          </table:table-cell>
          <table:table-cell office:value-type="float" office:value="0.131947" calcext:value-type="float">
            <text:p>0.131947</text:p>
          </table:table-cell>
          <table:table-cell office:value-type="float" office:value="0.131732" calcext:value-type="float">
            <text:p>0.131732</text:p>
          </table:table-cell>
          <table:table-cell table:number-columns-repeated="4"/>
          <table:table-cell office:value-type="float" office:value="0.133561" calcext:value-type="float">
            <text:p>0.133561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4114" calcext:value-type="float">
            <text:p>0.134114</text:p>
          </table:table-cell>
          <table:table-cell office:value-type="float" office:value="0.131862" calcext:value-type="float">
            <text:p>0.131862</text:p>
          </table:table-cell>
          <table:table-cell office:value-type="float" office:value="0.131813" calcext:value-type="float">
            <text:p>0.131813</text:p>
          </table:table-cell>
          <table:table-cell table:number-columns-repeated="4"/>
          <table:table-cell office:value-type="float" office:value="0.133555" calcext:value-type="float">
            <text:p>0.133555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3584" calcext:value-type="float">
            <text:p>0.133584</text:p>
          </table:table-cell>
          <table:table-cell office:value-type="float" office:value="0.132653" calcext:value-type="float">
            <text:p>0.132653</text:p>
          </table:table-cell>
          <table:table-cell office:value-type="float" office:value="0.131499" calcext:value-type="float">
            <text:p>0.131499</text:p>
          </table:table-cell>
          <table:table-cell table:number-columns-repeated="4"/>
          <table:table-cell office:value-type="float" office:value="0.13355" calcext:value-type="float">
            <text:p>0.13355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3513" calcext:value-type="float">
            <text:p>0.133513</text:p>
          </table:table-cell>
          <table:table-cell office:value-type="float" office:value="0.131717" calcext:value-type="float">
            <text:p>0.131717</text:p>
          </table:table-cell>
          <table:table-cell office:value-type="float" office:value="0.131812" calcext:value-type="float">
            <text:p>0.131812</text:p>
          </table:table-cell>
          <table:table-cell table:number-columns-repeated="4"/>
          <table:table-cell office:value-type="float" office:value="0.133545" calcext:value-type="float">
            <text:p>0.133545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4487" calcext:value-type="float">
            <text:p>0.134487</text:p>
          </table:table-cell>
          <table:table-cell office:value-type="float" office:value="0.131896" calcext:value-type="float">
            <text:p>0.131896</text:p>
          </table:table-cell>
          <table:table-cell office:value-type="float" office:value="0.131519" calcext:value-type="float">
            <text:p>0.131519</text:p>
          </table:table-cell>
          <table:table-cell table:number-columns-repeated="4"/>
          <table:table-cell office:value-type="float" office:value="0.133539" calcext:value-type="float">
            <text:p>0.133539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4199" calcext:value-type="float">
            <text:p>0.134199</text:p>
          </table:table-cell>
          <table:table-cell office:value-type="float" office:value="0.13185" calcext:value-type="float">
            <text:p>0.13185</text:p>
          </table:table-cell>
          <table:table-cell office:value-type="float" office:value="0.132003" calcext:value-type="float">
            <text:p>0.132003</text:p>
          </table:table-cell>
          <table:table-cell table:number-columns-repeated="4"/>
          <table:table-cell office:value-type="float" office:value="0.133534" calcext:value-type="float">
            <text:p>0.133534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3456" calcext:value-type="float">
            <text:p>0.133456</text:p>
          </table:table-cell>
          <table:table-cell office:value-type="float" office:value="0.132905" calcext:value-type="float">
            <text:p>0.132905</text:p>
          </table:table-cell>
          <table:table-cell office:value-type="float" office:value="0.131515" calcext:value-type="float">
            <text:p>0.131515</text:p>
          </table:table-cell>
          <table:table-cell table:number-columns-repeated="4"/>
          <table:table-cell office:value-type="float" office:value="0.13353" calcext:value-type="float">
            <text:p>0.13353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3482" calcext:value-type="float">
            <text:p>0.133482</text:p>
          </table:table-cell>
          <table:table-cell office:value-type="float" office:value="0.131694" calcext:value-type="float">
            <text:p>0.131694</text:p>
          </table:table-cell>
          <table:table-cell office:value-type="float" office:value="0.131485" calcext:value-type="float">
            <text:p>0.131485</text:p>
          </table:table-cell>
          <table:table-cell table:number-columns-repeated="4"/>
          <table:table-cell office:value-type="float" office:value="0.133524" calcext:value-type="float">
            <text:p>0.133524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3476" calcext:value-type="float">
            <text:p>0.133476</text:p>
          </table:table-cell>
          <table:table-cell office:value-type="float" office:value="0.131784" calcext:value-type="float">
            <text:p>0.131784</text:p>
          </table:table-cell>
          <table:table-cell office:value-type="float" office:value="0.131629" calcext:value-type="float">
            <text:p>0.131629</text:p>
          </table:table-cell>
          <table:table-cell table:number-columns-repeated="4"/>
          <table:table-cell office:value-type="float" office:value="0.133519" calcext:value-type="float">
            <text:p>0.133519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3809" calcext:value-type="float">
            <text:p>0.133809</text:p>
          </table:table-cell>
          <table:table-cell office:value-type="float" office:value="0.132063" calcext:value-type="float">
            <text:p>0.132063</text:p>
          </table:table-cell>
          <table:table-cell office:value-type="float" office:value="0.131569" calcext:value-type="float">
            <text:p>0.131569</text:p>
          </table:table-cell>
          <table:table-cell table:number-columns-repeated="4"/>
          <table:table-cell office:value-type="float" office:value="0.133514" calcext:value-type="float">
            <text:p>0.133514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3437" calcext:value-type="float">
            <text:p>0.133437</text:p>
          </table:table-cell>
          <table:table-cell office:value-type="float" office:value="0.131694" calcext:value-type="float">
            <text:p>0.131694</text:p>
          </table:table-cell>
          <table:table-cell office:value-type="float" office:value="0.131625" calcext:value-type="float">
            <text:p>0.131625</text:p>
          </table:table-cell>
          <table:table-cell table:number-columns-repeated="4"/>
          <table:table-cell office:value-type="float" office:value="0.133509" calcext:value-type="float">
            <text:p>0.133509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4221" calcext:value-type="float">
            <text:p>0.134221</text:p>
          </table:table-cell>
          <table:table-cell office:value-type="float" office:value="0.131866" calcext:value-type="float">
            <text:p>0.131866</text:p>
          </table:table-cell>
          <table:table-cell office:value-type="float" office:value="0.131549" calcext:value-type="float">
            <text:p>0.131549</text:p>
          </table:table-cell>
          <table:table-cell table:number-columns-repeated="4"/>
          <table:table-cell office:value-type="float" office:value="0.133504" calcext:value-type="float">
            <text:p>0.133504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345" calcext:value-type="float">
            <text:p>0.13345</text:p>
          </table:table-cell>
          <table:table-cell office:value-type="float" office:value="0.132014" calcext:value-type="float">
            <text:p>0.132014</text:p>
          </table:table-cell>
          <table:table-cell office:value-type="float" office:value="0.131767" calcext:value-type="float">
            <text:p>0.131767</text:p>
          </table:table-cell>
          <table:table-cell table:number-columns-repeated="4"/>
          <table:table-cell office:value-type="float" office:value="0.133499" calcext:value-type="float">
            <text:p>0.133499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3504" calcext:value-type="float">
            <text:p>0.133504</text:p>
          </table:table-cell>
          <table:table-cell office:value-type="float" office:value="0.132057" calcext:value-type="float">
            <text:p>0.132057</text:p>
          </table:table-cell>
          <table:table-cell office:value-type="float" office:value="0.131892" calcext:value-type="float">
            <text:p>0.131892</text:p>
          </table:table-cell>
          <table:table-cell table:number-columns-repeated="4"/>
          <table:table-cell office:value-type="float" office:value="0.133494" calcext:value-type="float">
            <text:p>0.133494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3519" calcext:value-type="float">
            <text:p>0.133519</text:p>
          </table:table-cell>
          <table:table-cell office:value-type="float" office:value="0.131661" calcext:value-type="float">
            <text:p>0.131661</text:p>
          </table:table-cell>
          <table:table-cell office:value-type="float" office:value="0.131682" calcext:value-type="float">
            <text:p>0.131682</text:p>
          </table:table-cell>
          <table:table-cell table:number-columns-repeated="4"/>
          <table:table-cell office:value-type="float" office:value="0.133488" calcext:value-type="float">
            <text:p>0.133488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3683" calcext:value-type="float">
            <text:p>0.133683</text:p>
          </table:table-cell>
          <table:table-cell office:value-type="float" office:value="0.131661" calcext:value-type="float">
            <text:p>0.131661</text:p>
          </table:table-cell>
          <table:table-cell office:value-type="float" office:value="0.13152" calcext:value-type="float">
            <text:p>0.13152</text:p>
          </table:table-cell>
          <table:table-cell table:number-columns-repeated="4"/>
          <table:table-cell office:value-type="float" office:value="0.133483" calcext:value-type="float">
            <text:p>0.133483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3512" calcext:value-type="float">
            <text:p>0.133512</text:p>
          </table:table-cell>
          <table:table-cell office:value-type="float" office:value="0.131645" calcext:value-type="float">
            <text:p>0.131645</text:p>
          </table:table-cell>
          <table:table-cell office:value-type="float" office:value="0.133005" calcext:value-type="float">
            <text:p>0.133005</text:p>
          </table:table-cell>
          <table:table-cell table:number-columns-repeated="4"/>
          <table:table-cell office:value-type="float" office:value="0.133479" calcext:value-type="float">
            <text:p>0.133479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3563" calcext:value-type="float">
            <text:p>0.133563</text:p>
          </table:table-cell>
          <table:table-cell office:value-type="float" office:value="0.13163" calcext:value-type="float">
            <text:p>0.13163</text:p>
          </table:table-cell>
          <table:table-cell office:value-type="float" office:value="0.132012" calcext:value-type="float">
            <text:p>0.132012</text:p>
          </table:table-cell>
          <table:table-cell table:number-columns-repeated="4"/>
          <table:table-cell office:value-type="float" office:value="0.133473" calcext:value-type="float">
            <text:p>0.133473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3825" calcext:value-type="float">
            <text:p>0.133825</text:p>
          </table:table-cell>
          <table:table-cell office:value-type="float" office:value="0.13192" calcext:value-type="float">
            <text:p>0.13192</text:p>
          </table:table-cell>
          <table:table-cell office:value-type="float" office:value="0.132344" calcext:value-type="float">
            <text:p>0.132344</text:p>
          </table:table-cell>
          <table:table-cell table:number-columns-repeated="4"/>
          <table:table-cell office:value-type="float" office:value="0.133469" calcext:value-type="float">
            <text:p>0.133469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3517" calcext:value-type="float">
            <text:p>0.133517</text:p>
          </table:table-cell>
          <table:table-cell office:value-type="float" office:value="0.132372" calcext:value-type="float">
            <text:p>0.132372</text:p>
          </table:table-cell>
          <table:table-cell office:value-type="float" office:value="0.131497" calcext:value-type="float">
            <text:p>0.131497</text:p>
          </table:table-cell>
          <table:table-cell table:number-columns-repeated="4"/>
          <table:table-cell office:value-type="float" office:value="0.133464" calcext:value-type="float">
            <text:p>0.133464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3961" calcext:value-type="float">
            <text:p>0.133961</text:p>
          </table:table-cell>
          <table:table-cell office:value-type="float" office:value="0.131823" calcext:value-type="float">
            <text:p>0.131823</text:p>
          </table:table-cell>
          <table:table-cell office:value-type="float" office:value="0.131557" calcext:value-type="float">
            <text:p>0.131557</text:p>
          </table:table-cell>
          <table:table-cell table:number-columns-repeated="4"/>
          <table:table-cell office:value-type="float" office:value="0.133459" calcext:value-type="float">
            <text:p>0.133459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3569" calcext:value-type="float">
            <text:p>0.133569</text:p>
          </table:table-cell>
          <table:table-cell office:value-type="float" office:value="0.131629" calcext:value-type="float">
            <text:p>0.131629</text:p>
          </table:table-cell>
          <table:table-cell office:value-type="float" office:value="0.131492" calcext:value-type="float">
            <text:p>0.131492</text:p>
          </table:table-cell>
          <table:table-cell table:number-columns-repeated="4"/>
          <table:table-cell office:value-type="float" office:value="0.133454" calcext:value-type="float">
            <text:p>0.133454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3737" calcext:value-type="float">
            <text:p>0.133737</text:p>
          </table:table-cell>
          <table:table-cell office:value-type="float" office:value="0.131919" calcext:value-type="float">
            <text:p>0.131919</text:p>
          </table:table-cell>
          <table:table-cell office:value-type="float" office:value="0.132065" calcext:value-type="float">
            <text:p>0.132065</text:p>
          </table:table-cell>
          <table:table-cell table:number-columns-repeated="4"/>
          <table:table-cell office:value-type="float" office:value="0.133449" calcext:value-type="float">
            <text:p>0.133449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3562" calcext:value-type="float">
            <text:p>0.133562</text:p>
          </table:table-cell>
          <table:table-cell office:value-type="float" office:value="0.132185" calcext:value-type="float">
            <text:p>0.132185</text:p>
          </table:table-cell>
          <table:table-cell office:value-type="float" office:value="0.131523" calcext:value-type="float">
            <text:p>0.131523</text:p>
          </table:table-cell>
          <table:table-cell table:number-columns-repeated="4"/>
          <table:table-cell office:value-type="float" office:value="0.133445" calcext:value-type="float">
            <text:p>0.133445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3397" calcext:value-type="float">
            <text:p>0.133397</text:p>
          </table:table-cell>
          <table:table-cell office:value-type="float" office:value="0.131649" calcext:value-type="float">
            <text:p>0.131649</text:p>
          </table:table-cell>
          <table:table-cell office:value-type="float" office:value="0.131993" calcext:value-type="float">
            <text:p>0.131993</text:p>
          </table:table-cell>
          <table:table-cell table:number-columns-repeated="4"/>
          <table:table-cell office:value-type="float" office:value="0.133439" calcext:value-type="float">
            <text:p>0.133439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3622" calcext:value-type="float">
            <text:p>0.133622</text:p>
          </table:table-cell>
          <table:table-cell office:value-type="float" office:value="0.131844" calcext:value-type="float">
            <text:p>0.131844</text:p>
          </table:table-cell>
          <table:table-cell office:value-type="float" office:value="0.131464" calcext:value-type="float">
            <text:p>0.131464</text:p>
          </table:table-cell>
          <table:table-cell table:number-columns-repeated="4"/>
          <table:table-cell office:value-type="float" office:value="0.133435" calcext:value-type="float">
            <text:p>0.133435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3495" calcext:value-type="float">
            <text:p>0.133495</text:p>
          </table:table-cell>
          <table:table-cell office:value-type="float" office:value="0.13159" calcext:value-type="float">
            <text:p>0.13159</text:p>
          </table:table-cell>
          <table:table-cell office:value-type="float" office:value="0.131602" calcext:value-type="float">
            <text:p>0.131602</text:p>
          </table:table-cell>
          <table:table-cell table:number-columns-repeated="4"/>
          <table:table-cell office:value-type="float" office:value="0.133429" calcext:value-type="float">
            <text:p>0.133429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371" calcext:value-type="float">
            <text:p>0.13371</text:p>
          </table:table-cell>
          <table:table-cell office:value-type="float" office:value="0.131786" calcext:value-type="float">
            <text:p>0.131786</text:p>
          </table:table-cell>
          <table:table-cell office:value-type="float" office:value="0.132011" calcext:value-type="float">
            <text:p>0.132011</text:p>
          </table:table-cell>
          <table:table-cell table:number-columns-repeated="4"/>
          <table:table-cell office:value-type="float" office:value="0.133425" calcext:value-type="float">
            <text:p>0.133425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3394" calcext:value-type="float">
            <text:p>0.133394</text:p>
          </table:table-cell>
          <table:table-cell office:value-type="float" office:value="0.131622" calcext:value-type="float">
            <text:p>0.131622</text:p>
          </table:table-cell>
          <table:table-cell office:value-type="float" office:value="0.131532" calcext:value-type="float">
            <text:p>0.131532</text:p>
          </table:table-cell>
          <table:table-cell table:number-columns-repeated="4"/>
          <table:table-cell office:value-type="float" office:value="0.13342" calcext:value-type="float">
            <text:p>0.13342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3374" calcext:value-type="float">
            <text:p>0.133374</text:p>
          </table:table-cell>
          <table:table-cell office:value-type="float" office:value="0.131706" calcext:value-type="float">
            <text:p>0.131706</text:p>
          </table:table-cell>
          <table:table-cell office:value-type="float" office:value="0.131466" calcext:value-type="float">
            <text:p>0.131466</text:p>
          </table:table-cell>
          <table:table-cell table:number-columns-repeated="4"/>
          <table:table-cell office:value-type="float" office:value="0.133415" calcext:value-type="float">
            <text:p>0.133415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3435" calcext:value-type="float">
            <text:p>0.133435</text:p>
          </table:table-cell>
          <table:table-cell office:value-type="float" office:value="0.131613" calcext:value-type="float">
            <text:p>0.131613</text:p>
          </table:table-cell>
          <table:table-cell office:value-type="float" office:value="0.132023" calcext:value-type="float">
            <text:p>0.132023</text:p>
          </table:table-cell>
          <table:table-cell table:number-columns-repeated="4"/>
          <table:table-cell office:value-type="float" office:value="0.13341" calcext:value-type="float">
            <text:p>0.13341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3425" calcext:value-type="float">
            <text:p>0.133425</text:p>
          </table:table-cell>
          <table:table-cell office:value-type="float" office:value="0.1323" calcext:value-type="float">
            <text:p>0.1323</text:p>
          </table:table-cell>
          <table:table-cell office:value-type="float" office:value="0.132586" calcext:value-type="float">
            <text:p>0.132586</text:p>
          </table:table-cell>
          <table:table-cell table:number-columns-repeated="4"/>
          <table:table-cell office:value-type="float" office:value="0.133406" calcext:value-type="float">
            <text:p>0.133406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3382" calcext:value-type="float">
            <text:p>0.133382</text:p>
          </table:table-cell>
          <table:table-cell office:value-type="float" office:value="0.131897" calcext:value-type="float">
            <text:p>0.131897</text:p>
          </table:table-cell>
          <table:table-cell office:value-type="float" office:value="0.132573" calcext:value-type="float">
            <text:p>0.132573</text:p>
          </table:table-cell>
          <table:table-cell table:number-columns-repeated="4"/>
          <table:table-cell office:value-type="float" office:value="0.133401" calcext:value-type="float">
            <text:p>0.133401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3577" calcext:value-type="float">
            <text:p>0.133577</text:p>
          </table:table-cell>
          <table:table-cell office:value-type="float" office:value="0.132886" calcext:value-type="float">
            <text:p>0.132886</text:p>
          </table:table-cell>
          <table:table-cell office:value-type="float" office:value="0.131663" calcext:value-type="float">
            <text:p>0.131663</text:p>
          </table:table-cell>
          <table:table-cell table:number-columns-repeated="4"/>
          <table:table-cell office:value-type="float" office:value="0.133396" calcext:value-type="float">
            <text:p>0.133396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3352" calcext:value-type="float">
            <text:p>0.133352</text:p>
          </table:table-cell>
          <table:table-cell office:value-type="float" office:value="0.132406" calcext:value-type="float">
            <text:p>0.132406</text:p>
          </table:table-cell>
          <table:table-cell office:value-type="float" office:value="0.131594" calcext:value-type="float">
            <text:p>0.131594</text:p>
          </table:table-cell>
          <table:table-cell table:number-columns-repeated="4"/>
          <table:table-cell office:value-type="float" office:value="0.133392" calcext:value-type="float">
            <text:p>0.133392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37" calcext:value-type="float">
            <text:p>0.1337</text:p>
          </table:table-cell>
          <table:table-cell office:value-type="float" office:value="0.131855" calcext:value-type="float">
            <text:p>0.131855</text:p>
          </table:table-cell>
          <table:table-cell office:value-type="float" office:value="0.131723" calcext:value-type="float">
            <text:p>0.131723</text:p>
          </table:table-cell>
          <table:table-cell table:number-columns-repeated="4"/>
          <table:table-cell office:value-type="float" office:value="0.133387" calcext:value-type="float">
            <text:p>0.133387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3527" calcext:value-type="float">
            <text:p>0.133527</text:p>
          </table:table-cell>
          <table:table-cell office:value-type="float" office:value="0.132887" calcext:value-type="float">
            <text:p>0.132887</text:p>
          </table:table-cell>
          <table:table-cell office:value-type="float" office:value="0.131525" calcext:value-type="float">
            <text:p>0.131525</text:p>
          </table:table-cell>
          <table:table-cell table:number-columns-repeated="4"/>
          <table:table-cell office:value-type="float" office:value="0.133382" calcext:value-type="float">
            <text:p>0.133382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3329" calcext:value-type="float">
            <text:p>0.133329</text:p>
          </table:table-cell>
          <table:table-cell office:value-type="float" office:value="0.131575" calcext:value-type="float">
            <text:p>0.131575</text:p>
          </table:table-cell>
          <table:table-cell office:value-type="float" office:value="0.13146" calcext:value-type="float">
            <text:p>0.13146</text:p>
          </table:table-cell>
          <table:table-cell table:number-columns-repeated="4"/>
          <table:table-cell office:value-type="float" office:value="0.133378" calcext:value-type="float">
            <text:p>0.133378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3774" calcext:value-type="float">
            <text:p>0.133774</text:p>
          </table:table-cell>
          <table:table-cell office:value-type="float" office:value="0.131844" calcext:value-type="float">
            <text:p>0.131844</text:p>
          </table:table-cell>
          <table:table-cell office:value-type="float" office:value="0.13311" calcext:value-type="float">
            <text:p>0.13311</text:p>
          </table:table-cell>
          <table:table-cell table:number-columns-repeated="4"/>
          <table:table-cell office:value-type="float" office:value="0.133373" calcext:value-type="float">
            <text:p>0.133373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4081" calcext:value-type="float">
            <text:p>0.134081</text:p>
          </table:table-cell>
          <table:table-cell office:value-type="float" office:value="0.131632" calcext:value-type="float">
            <text:p>0.131632</text:p>
          </table:table-cell>
          <table:table-cell office:value-type="float" office:value="0.132093" calcext:value-type="float">
            <text:p>0.132093</text:p>
          </table:table-cell>
          <table:table-cell table:number-columns-repeated="4"/>
          <table:table-cell office:value-type="float" office:value="0.133368" calcext:value-type="float">
            <text:p>0.133368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503" calcext:value-type="float">
            <text:p>0.13503</text:p>
          </table:table-cell>
          <table:table-cell office:value-type="float" office:value="0.131759" calcext:value-type="float">
            <text:p>0.131759</text:p>
          </table:table-cell>
          <table:table-cell office:value-type="float" office:value="0.133174" calcext:value-type="float">
            <text:p>0.133174</text:p>
          </table:table-cell>
          <table:table-cell table:number-columns-repeated="4"/>
          <table:table-cell office:value-type="float" office:value="0.133364" calcext:value-type="float">
            <text:p>0.133364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3946" calcext:value-type="float">
            <text:p>0.133946</text:p>
          </table:table-cell>
          <table:table-cell office:value-type="float" office:value="0.131562" calcext:value-type="float">
            <text:p>0.131562</text:p>
          </table:table-cell>
          <table:table-cell office:value-type="float" office:value="0.131741" calcext:value-type="float">
            <text:p>0.131741</text:p>
          </table:table-cell>
          <table:table-cell table:number-columns-repeated="4"/>
          <table:table-cell office:value-type="float" office:value="0.133359" calcext:value-type="float">
            <text:p>0.133359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3346" calcext:value-type="float">
            <text:p>0.133346</text:p>
          </table:table-cell>
          <table:table-cell office:value-type="float" office:value="0.1317" calcext:value-type="float">
            <text:p>0.1317</text:p>
          </table:table-cell>
          <table:table-cell office:value-type="float" office:value="0.131741" calcext:value-type="float">
            <text:p>0.131741</text:p>
          </table:table-cell>
          <table:table-cell table:number-columns-repeated="4"/>
          <table:table-cell office:value-type="float" office:value="0.133355" calcext:value-type="float">
            <text:p>0.133355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3319" calcext:value-type="float">
            <text:p>0.133319</text:p>
          </table:table-cell>
          <table:table-cell office:value-type="float" office:value="0.131788" calcext:value-type="float">
            <text:p>0.131788</text:p>
          </table:table-cell>
          <table:table-cell office:value-type="float" office:value="0.131436" calcext:value-type="float">
            <text:p>0.131436</text:p>
          </table:table-cell>
          <table:table-cell table:number-columns-repeated="4"/>
          <table:table-cell office:value-type="float" office:value="0.13335" calcext:value-type="float">
            <text:p>0.13335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3307" calcext:value-type="float">
            <text:p>0.133307</text:p>
          </table:table-cell>
          <table:table-cell office:value-type="float" office:value="0.132164" calcext:value-type="float">
            <text:p>0.132164</text:p>
          </table:table-cell>
          <table:table-cell office:value-type="float" office:value="0.131498" calcext:value-type="float">
            <text:p>0.131498</text:p>
          </table:table-cell>
          <table:table-cell table:number-columns-repeated="4"/>
          <table:table-cell office:value-type="float" office:value="0.133345" calcext:value-type="float">
            <text:p>0.133345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3465" calcext:value-type="float">
            <text:p>0.133465</text:p>
          </table:table-cell>
          <table:table-cell office:value-type="float" office:value="0.131762" calcext:value-type="float">
            <text:p>0.131762</text:p>
          </table:table-cell>
          <table:table-cell office:value-type="float" office:value="0.131622" calcext:value-type="float">
            <text:p>0.131622</text:p>
          </table:table-cell>
          <table:table-cell table:number-columns-repeated="4"/>
          <table:table-cell office:value-type="float" office:value="0.13334" calcext:value-type="float">
            <text:p>0.13334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4102" calcext:value-type="float">
            <text:p>0.134102</text:p>
          </table:table-cell>
          <table:table-cell office:value-type="float" office:value="0.131596" calcext:value-type="float">
            <text:p>0.131596</text:p>
          </table:table-cell>
          <table:table-cell office:value-type="float" office:value="0.13191" calcext:value-type="float">
            <text:p>0.13191</text:p>
          </table:table-cell>
          <table:table-cell table:number-columns-repeated="4"/>
          <table:table-cell office:value-type="float" office:value="0.133335" calcext:value-type="float">
            <text:p>0.133335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3597" calcext:value-type="float">
            <text:p>0.133597</text:p>
          </table:table-cell>
          <table:table-cell office:value-type="float" office:value="0.131598" calcext:value-type="float">
            <text:p>0.131598</text:p>
          </table:table-cell>
          <table:table-cell office:value-type="float" office:value="0.131664" calcext:value-type="float">
            <text:p>0.131664</text:p>
          </table:table-cell>
          <table:table-cell table:number-columns-repeated="4"/>
          <table:table-cell office:value-type="float" office:value="0.133331" calcext:value-type="float">
            <text:p>0.133331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3396" calcext:value-type="float">
            <text:p>0.133396</text:p>
          </table:table-cell>
          <table:table-cell office:value-type="float" office:value="0.131986" calcext:value-type="float">
            <text:p>0.131986</text:p>
          </table:table-cell>
          <table:table-cell office:value-type="float" office:value="0.131497" calcext:value-type="float">
            <text:p>0.131497</text:p>
          </table:table-cell>
          <table:table-cell table:number-columns-repeated="4"/>
          <table:table-cell office:value-type="float" office:value="0.133327" calcext:value-type="float">
            <text:p>0.133327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3463" calcext:value-type="float">
            <text:p>0.133463</text:p>
          </table:table-cell>
          <table:table-cell office:value-type="float" office:value="0.131812" calcext:value-type="float">
            <text:p>0.131812</text:p>
          </table:table-cell>
          <table:table-cell office:value-type="float" office:value="0.131916" calcext:value-type="float">
            <text:p>0.131916</text:p>
          </table:table-cell>
          <table:table-cell table:number-columns-repeated="4"/>
          <table:table-cell office:value-type="float" office:value="0.133323" calcext:value-type="float">
            <text:p>0.133323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332" calcext:value-type="float">
            <text:p>0.13332</text:p>
          </table:table-cell>
          <table:table-cell office:value-type="float" office:value="0.131666" calcext:value-type="float">
            <text:p>0.131666</text:p>
          </table:table-cell>
          <table:table-cell office:value-type="float" office:value="0.132827" calcext:value-type="float">
            <text:p>0.132827</text:p>
          </table:table-cell>
          <table:table-cell table:number-columns-repeated="4"/>
          <table:table-cell office:value-type="float" office:value="0.133318" calcext:value-type="float">
            <text:p>0.133318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3913" calcext:value-type="float">
            <text:p>0.133913</text:p>
          </table:table-cell>
          <table:table-cell office:value-type="float" office:value="0.131681" calcext:value-type="float">
            <text:p>0.131681</text:p>
          </table:table-cell>
          <table:table-cell office:value-type="float" office:value="0.132247" calcext:value-type="float">
            <text:p>0.132247</text:p>
          </table:table-cell>
          <table:table-cell table:number-columns-repeated="4"/>
          <table:table-cell office:value-type="float" office:value="0.133313" calcext:value-type="float">
            <text:p>0.133313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3312" calcext:value-type="float">
            <text:p>0.133312</text:p>
          </table:table-cell>
          <table:table-cell office:value-type="float" office:value="0.131565" calcext:value-type="float">
            <text:p>0.131565</text:p>
          </table:table-cell>
          <table:table-cell office:value-type="float" office:value="0.131724" calcext:value-type="float">
            <text:p>0.131724</text:p>
          </table:table-cell>
          <table:table-cell table:number-columns-repeated="4"/>
          <table:table-cell office:value-type="float" office:value="0.133309" calcext:value-type="float">
            <text:p>0.133309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3449" calcext:value-type="float">
            <text:p>0.133449</text:p>
          </table:table-cell>
          <table:table-cell office:value-type="float" office:value="0.131579" calcext:value-type="float">
            <text:p>0.131579</text:p>
          </table:table-cell>
          <table:table-cell office:value-type="float" office:value="0.131443" calcext:value-type="float">
            <text:p>0.131443</text:p>
          </table:table-cell>
          <table:table-cell table:number-columns-repeated="4"/>
          <table:table-cell office:value-type="float" office:value="0.133304" calcext:value-type="float">
            <text:p>0.133304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3359" calcext:value-type="float">
            <text:p>0.133359</text:p>
          </table:table-cell>
          <table:table-cell office:value-type="float" office:value="0.131924" calcext:value-type="float">
            <text:p>0.131924</text:p>
          </table:table-cell>
          <table:table-cell office:value-type="float" office:value="0.132415" calcext:value-type="float">
            <text:p>0.132415</text:p>
          </table:table-cell>
          <table:table-cell table:number-columns-repeated="4"/>
          <table:table-cell office:value-type="float" office:value="0.1333" calcext:value-type="float">
            <text:p>0.1333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4386" calcext:value-type="float">
            <text:p>0.134386</text:p>
          </table:table-cell>
          <table:table-cell office:value-type="float" office:value="0.131593" calcext:value-type="float">
            <text:p>0.131593</text:p>
          </table:table-cell>
          <table:table-cell office:value-type="float" office:value="0.131561" calcext:value-type="float">
            <text:p>0.131561</text:p>
          </table:table-cell>
          <table:table-cell table:number-columns-repeated="4"/>
          <table:table-cell office:value-type="float" office:value="0.133296" calcext:value-type="float">
            <text:p>0.133296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3311" calcext:value-type="float">
            <text:p>0.133311</text:p>
          </table:table-cell>
          <table:table-cell office:value-type="float" office:value="0.131561" calcext:value-type="float">
            <text:p>0.131561</text:p>
          </table:table-cell>
          <table:table-cell office:value-type="float" office:value="0.131869" calcext:value-type="float">
            <text:p>0.131869</text:p>
          </table:table-cell>
          <table:table-cell table:number-columns-repeated="4"/>
          <table:table-cell office:value-type="float" office:value="0.133292" calcext:value-type="float">
            <text:p>0.133292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3738" calcext:value-type="float">
            <text:p>0.133738</text:p>
          </table:table-cell>
          <table:table-cell office:value-type="float" office:value="0.131712" calcext:value-type="float">
            <text:p>0.131712</text:p>
          </table:table-cell>
          <table:table-cell office:value-type="float" office:value="0.131513" calcext:value-type="float">
            <text:p>0.131513</text:p>
          </table:table-cell>
          <table:table-cell table:number-columns-repeated="4"/>
          <table:table-cell office:value-type="float" office:value="0.133287" calcext:value-type="float">
            <text:p>0.133287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3451" calcext:value-type="float">
            <text:p>0.133451</text:p>
          </table:table-cell>
          <table:table-cell office:value-type="float" office:value="0.131558" calcext:value-type="float">
            <text:p>0.131558</text:p>
          </table:table-cell>
          <table:table-cell office:value-type="float" office:value="0.13311" calcext:value-type="float">
            <text:p>0.13311</text:p>
          </table:table-cell>
          <table:table-cell table:number-columns-repeated="4"/>
          <table:table-cell office:value-type="float" office:value="0.133282" calcext:value-type="float">
            <text:p>0.133282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3335" calcext:value-type="float">
            <text:p>0.133335</text:p>
          </table:table-cell>
          <table:table-cell office:value-type="float" office:value="0.131677" calcext:value-type="float">
            <text:p>0.131677</text:p>
          </table:table-cell>
          <table:table-cell office:value-type="float" office:value="0.131595" calcext:value-type="float">
            <text:p>0.131595</text:p>
          </table:table-cell>
          <table:table-cell table:number-columns-repeated="4"/>
          <table:table-cell office:value-type="float" office:value="0.133278" calcext:value-type="float">
            <text:p>0.133278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3409" calcext:value-type="float">
            <text:p>0.133409</text:p>
          </table:table-cell>
          <table:table-cell office:value-type="float" office:value="0.131797" calcext:value-type="float">
            <text:p>0.131797</text:p>
          </table:table-cell>
          <table:table-cell office:value-type="float" office:value="0.131675" calcext:value-type="float">
            <text:p>0.131675</text:p>
          </table:table-cell>
          <table:table-cell table:number-columns-repeated="4"/>
          <table:table-cell office:value-type="float" office:value="0.133274" calcext:value-type="float">
            <text:p>0.133274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3887" calcext:value-type="float">
            <text:p>0.133887</text:p>
          </table:table-cell>
          <table:table-cell office:value-type="float" office:value="0.131558" calcext:value-type="float">
            <text:p>0.131558</text:p>
          </table:table-cell>
          <table:table-cell office:value-type="float" office:value="0.133306" calcext:value-type="float">
            <text:p>0.133306</text:p>
          </table:table-cell>
          <table:table-cell table:number-columns-repeated="4"/>
          <table:table-cell office:value-type="float" office:value="0.133269" calcext:value-type="float">
            <text:p>0.133269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4989" calcext:value-type="float">
            <text:p>0.134989</text:p>
          </table:table-cell>
          <table:table-cell office:value-type="float" office:value="0.131608" calcext:value-type="float">
            <text:p>0.131608</text:p>
          </table:table-cell>
          <table:table-cell office:value-type="float" office:value="0.132721" calcext:value-type="float">
            <text:p>0.132721</text:p>
          </table:table-cell>
          <table:table-cell table:number-columns-repeated="4"/>
          <table:table-cell office:value-type="float" office:value="0.133265" calcext:value-type="float">
            <text:p>0.133265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3638" calcext:value-type="float">
            <text:p>0.133638</text:p>
          </table:table-cell>
          <table:table-cell office:value-type="float" office:value="0.131822" calcext:value-type="float">
            <text:p>0.131822</text:p>
          </table:table-cell>
          <table:table-cell office:value-type="float" office:value="0.131536" calcext:value-type="float">
            <text:p>0.131536</text:p>
          </table:table-cell>
          <table:table-cell table:number-columns-repeated="4"/>
          <table:table-cell office:value-type="float" office:value="0.133261" calcext:value-type="float">
            <text:p>0.133261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3385" calcext:value-type="float">
            <text:p>0.133385</text:p>
          </table:table-cell>
          <table:table-cell office:value-type="float" office:value="0.131917" calcext:value-type="float">
            <text:p>0.131917</text:p>
          </table:table-cell>
          <table:table-cell office:value-type="float" office:value="0.132456" calcext:value-type="float">
            <text:p>0.132456</text:p>
          </table:table-cell>
          <table:table-cell table:number-columns-repeated="4"/>
          <table:table-cell office:value-type="float" office:value="0.133256" calcext:value-type="float">
            <text:p>0.133256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3729" calcext:value-type="float">
            <text:p>0.133729</text:p>
          </table:table-cell>
          <table:table-cell office:value-type="float" office:value="0.131567" calcext:value-type="float">
            <text:p>0.131567</text:p>
          </table:table-cell>
          <table:table-cell office:value-type="float" office:value="0.131675" calcext:value-type="float">
            <text:p>0.131675</text:p>
          </table:table-cell>
          <table:table-cell table:number-columns-repeated="4"/>
          <table:table-cell office:value-type="float" office:value="0.133252" calcext:value-type="float">
            <text:p>0.133252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3224" calcext:value-type="float">
            <text:p>0.133224</text:p>
          </table:table-cell>
          <table:table-cell office:value-type="float" office:value="0.132077" calcext:value-type="float">
            <text:p>0.132077</text:p>
          </table:table-cell>
          <table:table-cell office:value-type="float" office:value="0.131604" calcext:value-type="float">
            <text:p>0.131604</text:p>
          </table:table-cell>
          <table:table-cell table:number-columns-repeated="4"/>
          <table:table-cell office:value-type="float" office:value="0.133248" calcext:value-type="float">
            <text:p>0.133248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3712" calcext:value-type="float">
            <text:p>0.133712</text:p>
          </table:table-cell>
          <table:table-cell office:value-type="float" office:value="0.131599" calcext:value-type="float">
            <text:p>0.131599</text:p>
          </table:table-cell>
          <table:table-cell office:value-type="float" office:value="0.132086" calcext:value-type="float">
            <text:p>0.132086</text:p>
          </table:table-cell>
          <table:table-cell table:number-columns-repeated="4"/>
          <table:table-cell office:value-type="float" office:value="0.133244" calcext:value-type="float">
            <text:p>0.133244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3203" calcext:value-type="float">
            <text:p>0.133203</text:p>
          </table:table-cell>
          <table:table-cell office:value-type="float" office:value="0.131608" calcext:value-type="float">
            <text:p>0.131608</text:p>
          </table:table-cell>
          <table:table-cell office:value-type="float" office:value="0.131581" calcext:value-type="float">
            <text:p>0.131581</text:p>
          </table:table-cell>
          <table:table-cell table:number-columns-repeated="4"/>
          <table:table-cell office:value-type="float" office:value="0.133239" calcext:value-type="float">
            <text:p>0.133239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3958" calcext:value-type="float">
            <text:p>0.133958</text:p>
          </table:table-cell>
          <table:table-cell office:value-type="float" office:value="0.131637" calcext:value-type="float">
            <text:p>0.131637</text:p>
          </table:table-cell>
          <table:table-cell office:value-type="float" office:value="0.131793" calcext:value-type="float">
            <text:p>0.131793</text:p>
          </table:table-cell>
          <table:table-cell table:number-columns-repeated="4"/>
          <table:table-cell office:value-type="float" office:value="0.133235" calcext:value-type="float">
            <text:p>0.133235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3282" calcext:value-type="float">
            <text:p>0.133282</text:p>
          </table:table-cell>
          <table:table-cell office:value-type="float" office:value="0.132771" calcext:value-type="float">
            <text:p>0.132771</text:p>
          </table:table-cell>
          <table:table-cell office:value-type="float" office:value="0.131691" calcext:value-type="float">
            <text:p>0.131691</text:p>
          </table:table-cell>
          <table:table-cell table:number-columns-repeated="4"/>
          <table:table-cell office:value-type="float" office:value="0.133231" calcext:value-type="float">
            <text:p>0.133231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3313" calcext:value-type="float">
            <text:p>0.133313</text:p>
          </table:table-cell>
          <table:table-cell office:value-type="float" office:value="0.131696" calcext:value-type="float">
            <text:p>0.131696</text:p>
          </table:table-cell>
          <table:table-cell office:value-type="float" office:value="0.131626" calcext:value-type="float">
            <text:p>0.131626</text:p>
          </table:table-cell>
          <table:table-cell table:number-columns-repeated="4"/>
          <table:table-cell office:value-type="float" office:value="0.133227" calcext:value-type="float">
            <text:p>0.133227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317" calcext:value-type="float">
            <text:p>0.13317</text:p>
          </table:table-cell>
          <table:table-cell office:value-type="float" office:value="0.131588" calcext:value-type="float">
            <text:p>0.131588</text:p>
          </table:table-cell>
          <table:table-cell office:value-type="float" office:value="0.131562" calcext:value-type="float">
            <text:p>0.131562</text:p>
          </table:table-cell>
          <table:table-cell table:number-columns-repeated="4"/>
          <table:table-cell office:value-type="float" office:value="0.133223" calcext:value-type="float">
            <text:p>0.133223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3335" calcext:value-type="float">
            <text:p>0.133335</text:p>
          </table:table-cell>
          <table:table-cell office:value-type="float" office:value="0.131683" calcext:value-type="float">
            <text:p>0.131683</text:p>
          </table:table-cell>
          <table:table-cell office:value-type="float" office:value="0.13178" calcext:value-type="float">
            <text:p>0.13178</text:p>
          </table:table-cell>
          <table:table-cell table:number-columns-repeated="4"/>
          <table:table-cell office:value-type="float" office:value="0.133218" calcext:value-type="float">
            <text:p>0.133218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3203" calcext:value-type="float">
            <text:p>0.133203</text:p>
          </table:table-cell>
          <table:table-cell office:value-type="float" office:value="0.131703" calcext:value-type="float">
            <text:p>0.131703</text:p>
          </table:table-cell>
          <table:table-cell office:value-type="float" office:value="0.13154" calcext:value-type="float">
            <text:p>0.13154</text:p>
          </table:table-cell>
          <table:table-cell table:number-columns-repeated="4"/>
          <table:table-cell office:value-type="float" office:value="0.133214" calcext:value-type="float">
            <text:p>0.133214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3643" calcext:value-type="float">
            <text:p>0.133643</text:p>
          </table:table-cell>
          <table:table-cell office:value-type="float" office:value="0.132336" calcext:value-type="float">
            <text:p>0.132336</text:p>
          </table:table-cell>
          <table:table-cell office:value-type="float" office:value="0.132192" calcext:value-type="float">
            <text:p>0.132192</text:p>
          </table:table-cell>
          <table:table-cell table:number-columns-repeated="4"/>
          <table:table-cell office:value-type="float" office:value="0.13321" calcext:value-type="float">
            <text:p>0.13321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3732" calcext:value-type="float">
            <text:p>0.133732</text:p>
          </table:table-cell>
          <table:table-cell office:value-type="float" office:value="0.131564" calcext:value-type="float">
            <text:p>0.131564</text:p>
          </table:table-cell>
          <table:table-cell office:value-type="float" office:value="0.1315" calcext:value-type="float">
            <text:p>0.1315</text:p>
          </table:table-cell>
          <table:table-cell table:number-columns-repeated="4"/>
          <table:table-cell office:value-type="float" office:value="0.133206" calcext:value-type="float">
            <text:p>0.133206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3179" calcext:value-type="float">
            <text:p>0.133179</text:p>
          </table:table-cell>
          <table:table-cell office:value-type="float" office:value="0.132123" calcext:value-type="float">
            <text:p>0.132123</text:p>
          </table:table-cell>
          <table:table-cell office:value-type="float" office:value="0.132372" calcext:value-type="float">
            <text:p>0.132372</text:p>
          </table:table-cell>
          <table:table-cell table:number-columns-repeated="4"/>
          <table:table-cell office:value-type="float" office:value="0.133202" calcext:value-type="float">
            <text:p>0.133202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3608" calcext:value-type="float">
            <text:p>0.133608</text:p>
          </table:table-cell>
          <table:table-cell office:value-type="float" office:value="0.13183" calcext:value-type="float">
            <text:p>0.13183</text:p>
          </table:table-cell>
          <table:table-cell office:value-type="float" office:value="0.132797" calcext:value-type="float">
            <text:p>0.132797</text:p>
          </table:table-cell>
          <table:table-cell table:number-columns-repeated="4"/>
          <table:table-cell office:value-type="float" office:value="0.133198" calcext:value-type="float">
            <text:p>0.133198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348" calcext:value-type="float">
            <text:p>0.13348</text:p>
          </table:table-cell>
          <table:table-cell office:value-type="float" office:value="0.131687" calcext:value-type="float">
            <text:p>0.131687</text:p>
          </table:table-cell>
          <table:table-cell office:value-type="float" office:value="0.131589" calcext:value-type="float">
            <text:p>0.131589</text:p>
          </table:table-cell>
          <table:table-cell table:number-columns-repeated="4"/>
          <table:table-cell office:value-type="float" office:value="0.133194" calcext:value-type="float">
            <text:p>0.133194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327" calcext:value-type="float">
            <text:p>0.13327</text:p>
          </table:table-cell>
          <table:table-cell office:value-type="float" office:value="0.131908" calcext:value-type="float">
            <text:p>0.131908</text:p>
          </table:table-cell>
          <table:table-cell office:value-type="float" office:value="0.131437" calcext:value-type="float">
            <text:p>0.131437</text:p>
          </table:table-cell>
          <table:table-cell table:number-columns-repeated="4"/>
          <table:table-cell office:value-type="float" office:value="0.133189" calcext:value-type="float">
            <text:p>0.133189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3239" calcext:value-type="float">
            <text:p>0.133239</text:p>
          </table:table-cell>
          <table:table-cell office:value-type="float" office:value="0.131673" calcext:value-type="float">
            <text:p>0.131673</text:p>
          </table:table-cell>
          <table:table-cell office:value-type="float" office:value="0.131427" calcext:value-type="float">
            <text:p>0.131427</text:p>
          </table:table-cell>
          <table:table-cell table:number-columns-repeated="4"/>
          <table:table-cell office:value-type="float" office:value="0.133185" calcext:value-type="float">
            <text:p>0.133185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3202" calcext:value-type="float">
            <text:p>0.133202</text:p>
          </table:table-cell>
          <table:table-cell office:value-type="float" office:value="0.131595" calcext:value-type="float">
            <text:p>0.131595</text:p>
          </table:table-cell>
          <table:table-cell office:value-type="float" office:value="0.131438" calcext:value-type="float">
            <text:p>0.131438</text:p>
          </table:table-cell>
          <table:table-cell table:number-columns-repeated="4"/>
          <table:table-cell office:value-type="float" office:value="0.133181" calcext:value-type="float">
            <text:p>0.133181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3236" calcext:value-type="float">
            <text:p>0.133236</text:p>
          </table:table-cell>
          <table:table-cell office:value-type="float" office:value="0.132109" calcext:value-type="float">
            <text:p>0.132109</text:p>
          </table:table-cell>
          <table:table-cell office:value-type="float" office:value="0.13284" calcext:value-type="float">
            <text:p>0.13284</text:p>
          </table:table-cell>
          <table:table-cell table:number-columns-repeated="4"/>
          <table:table-cell office:value-type="float" office:value="0.133177" calcext:value-type="float">
            <text:p>0.133177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3142" calcext:value-type="float">
            <text:p>0.133142</text:p>
          </table:table-cell>
          <table:table-cell office:value-type="float" office:value="0.132103" calcext:value-type="float">
            <text:p>0.132103</text:p>
          </table:table-cell>
          <table:table-cell office:value-type="float" office:value="0.131719" calcext:value-type="float">
            <text:p>0.131719</text:p>
          </table:table-cell>
          <table:table-cell table:number-columns-repeated="4"/>
          <table:table-cell office:value-type="float" office:value="0.133172" calcext:value-type="float">
            <text:p>0.133172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3124" calcext:value-type="float">
            <text:p>0.133124</text:p>
          </table:table-cell>
          <table:table-cell office:value-type="float" office:value="0.131854" calcext:value-type="float">
            <text:p>0.131854</text:p>
          </table:table-cell>
          <table:table-cell office:value-type="float" office:value="0.13146" calcext:value-type="float">
            <text:p>0.13146</text:p>
          </table:table-cell>
          <table:table-cell table:number-columns-repeated="4"/>
          <table:table-cell office:value-type="float" office:value="0.133169" calcext:value-type="float">
            <text:p>0.133169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321" calcext:value-type="float">
            <text:p>0.13321</text:p>
          </table:table-cell>
          <table:table-cell office:value-type="float" office:value="0.132172" calcext:value-type="float">
            <text:p>0.132172</text:p>
          </table:table-cell>
          <table:table-cell office:value-type="float" office:value="0.131659" calcext:value-type="float">
            <text:p>0.131659</text:p>
          </table:table-cell>
          <table:table-cell table:number-columns-repeated="4"/>
          <table:table-cell office:value-type="float" office:value="0.133165" calcext:value-type="float">
            <text:p>0.133165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3151" calcext:value-type="float">
            <text:p>0.133151</text:p>
          </table:table-cell>
          <table:table-cell office:value-type="float" office:value="0.131592" calcext:value-type="float">
            <text:p>0.131592</text:p>
          </table:table-cell>
          <table:table-cell office:value-type="float" office:value="0.132129" calcext:value-type="float">
            <text:p>0.132129</text:p>
          </table:table-cell>
          <table:table-cell table:number-columns-repeated="4"/>
          <table:table-cell office:value-type="float" office:value="0.133161" calcext:value-type="float">
            <text:p>0.133161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3188" calcext:value-type="float">
            <text:p>0.133188</text:p>
          </table:table-cell>
          <table:table-cell office:value-type="float" office:value="0.131568" calcext:value-type="float">
            <text:p>0.131568</text:p>
          </table:table-cell>
          <table:table-cell office:value-type="float" office:value="0.131558" calcext:value-type="float">
            <text:p>0.131558</text:p>
          </table:table-cell>
          <table:table-cell table:number-columns-repeated="4"/>
          <table:table-cell office:value-type="float" office:value="0.133157" calcext:value-type="float">
            <text:p>0.133157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3659" calcext:value-type="float">
            <text:p>0.133659</text:p>
          </table:table-cell>
          <table:table-cell office:value-type="float" office:value="0.131537" calcext:value-type="float">
            <text:p>0.131537</text:p>
          </table:table-cell>
          <table:table-cell office:value-type="float" office:value="0.131503" calcext:value-type="float">
            <text:p>0.131503</text:p>
          </table:table-cell>
          <table:table-cell table:number-columns-repeated="4"/>
          <table:table-cell office:value-type="float" office:value="0.133153" calcext:value-type="float">
            <text:p>0.133153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3544" calcext:value-type="float">
            <text:p>0.133544</text:p>
          </table:table-cell>
          <table:table-cell office:value-type="float" office:value="0.131507" calcext:value-type="float">
            <text:p>0.131507</text:p>
          </table:table-cell>
          <table:table-cell office:value-type="float" office:value="0.131546" calcext:value-type="float">
            <text:p>0.131546</text:p>
          </table:table-cell>
          <table:table-cell table:number-columns-repeated="4"/>
          <table:table-cell office:value-type="float" office:value="0.133149" calcext:value-type="float">
            <text:p>0.133149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3494" calcext:value-type="float">
            <text:p>0.133494</text:p>
          </table:table-cell>
          <table:table-cell office:value-type="float" office:value="0.13152" calcext:value-type="float">
            <text:p>0.13152</text:p>
          </table:table-cell>
          <table:table-cell office:value-type="float" office:value="0.132499" calcext:value-type="float">
            <text:p>0.132499</text:p>
          </table:table-cell>
          <table:table-cell table:number-columns-repeated="4"/>
          <table:table-cell office:value-type="float" office:value="0.133145" calcext:value-type="float">
            <text:p>0.133145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32" calcext:value-type="float">
            <text:p>0.1332</text:p>
          </table:table-cell>
          <table:table-cell office:value-type="float" office:value="0.132264" calcext:value-type="float">
            <text:p>0.132264</text:p>
          </table:table-cell>
          <table:table-cell office:value-type="float" office:value="0.131847" calcext:value-type="float">
            <text:p>0.131847</text:p>
          </table:table-cell>
          <table:table-cell table:number-columns-repeated="4"/>
          <table:table-cell office:value-type="float" office:value="0.133141" calcext:value-type="float">
            <text:p>0.133141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3356" calcext:value-type="float">
            <text:p>0.133356</text:p>
          </table:table-cell>
          <table:table-cell office:value-type="float" office:value="0.13173" calcext:value-type="float">
            <text:p>0.13173</text:p>
          </table:table-cell>
          <table:table-cell office:value-type="float" office:value="0.131413" calcext:value-type="float">
            <text:p>0.131413</text:p>
          </table:table-cell>
          <table:table-cell table:number-columns-repeated="4"/>
          <table:table-cell office:value-type="float" office:value="0.133137" calcext:value-type="float">
            <text:p>0.133137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4151" calcext:value-type="float">
            <text:p>0.134151</text:p>
          </table:table-cell>
          <table:table-cell office:value-type="float" office:value="0.131924" calcext:value-type="float">
            <text:p>0.131924</text:p>
          </table:table-cell>
          <table:table-cell office:value-type="float" office:value="0.131392" calcext:value-type="float">
            <text:p>0.131392</text:p>
          </table:table-cell>
          <table:table-cell table:number-columns-repeated="4"/>
          <table:table-cell office:value-type="float" office:value="0.133134" calcext:value-type="float">
            <text:p>0.133134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3194" calcext:value-type="float">
            <text:p>0.133194</text:p>
          </table:table-cell>
          <table:table-cell office:value-type="float" office:value="0.131631" calcext:value-type="float">
            <text:p>0.131631</text:p>
          </table:table-cell>
          <table:table-cell office:value-type="float" office:value="0.131461" calcext:value-type="float">
            <text:p>0.131461</text:p>
          </table:table-cell>
          <table:table-cell table:number-columns-repeated="4"/>
          <table:table-cell office:value-type="float" office:value="0.13313" calcext:value-type="float">
            <text:p>0.13313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3231" calcext:value-type="float">
            <text:p>0.133231</text:p>
          </table:table-cell>
          <table:table-cell office:value-type="float" office:value="0.131784" calcext:value-type="float">
            <text:p>0.131784</text:p>
          </table:table-cell>
          <table:table-cell office:value-type="float" office:value="0.131599" calcext:value-type="float">
            <text:p>0.131599</text:p>
          </table:table-cell>
          <table:table-cell table:number-columns-repeated="4"/>
          <table:table-cell office:value-type="float" office:value="0.133126" calcext:value-type="float">
            <text:p>0.133126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3071" calcext:value-type="float">
            <text:p>0.133071</text:p>
          </table:table-cell>
          <table:table-cell office:value-type="float" office:value="0.131508" calcext:value-type="float">
            <text:p>0.131508</text:p>
          </table:table-cell>
          <table:table-cell office:value-type="float" office:value="0.132165" calcext:value-type="float">
            <text:p>0.132165</text:p>
          </table:table-cell>
          <table:table-cell table:number-columns-repeated="4"/>
          <table:table-cell office:value-type="float" office:value="0.133122" calcext:value-type="float">
            <text:p>0.133122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3123" calcext:value-type="float">
            <text:p>0.133123</text:p>
          </table:table-cell>
          <table:table-cell office:value-type="float" office:value="0.131515" calcext:value-type="float">
            <text:p>0.131515</text:p>
          </table:table-cell>
          <table:table-cell office:value-type="float" office:value="0.132121" calcext:value-type="float">
            <text:p>0.132121</text:p>
          </table:table-cell>
          <table:table-cell table:number-columns-repeated="4"/>
          <table:table-cell office:value-type="float" office:value="0.133118" calcext:value-type="float">
            <text:p>0.133118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319" calcext:value-type="float">
            <text:p>0.13319</text:p>
          </table:table-cell>
          <table:table-cell office:value-type="float" office:value="0.131505" calcext:value-type="float">
            <text:p>0.131505</text:p>
          </table:table-cell>
          <table:table-cell office:value-type="float" office:value="0.131805" calcext:value-type="float">
            <text:p>0.131805</text:p>
          </table:table-cell>
          <table:table-cell table:number-columns-repeated="4"/>
          <table:table-cell office:value-type="float" office:value="0.133114" calcext:value-type="float">
            <text:p>0.133114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4251" calcext:value-type="float">
            <text:p>0.134251</text:p>
          </table:table-cell>
          <table:table-cell office:value-type="float" office:value="0.131572" calcext:value-type="float">
            <text:p>0.131572</text:p>
          </table:table-cell>
          <table:table-cell office:value-type="float" office:value="0.131402" calcext:value-type="float">
            <text:p>0.131402</text:p>
          </table:table-cell>
          <table:table-cell table:number-columns-repeated="4"/>
          <table:table-cell office:value-type="float" office:value="0.13311" calcext:value-type="float">
            <text:p>0.13311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3101" calcext:value-type="float">
            <text:p>0.133101</text:p>
          </table:table-cell>
          <table:table-cell office:value-type="float" office:value="0.131537" calcext:value-type="float">
            <text:p>0.131537</text:p>
          </table:table-cell>
          <table:table-cell office:value-type="float" office:value="0.131477" calcext:value-type="float">
            <text:p>0.131477</text:p>
          </table:table-cell>
          <table:table-cell table:number-columns-repeated="4"/>
          <table:table-cell office:value-type="float" office:value="0.133106" calcext:value-type="float">
            <text:p>0.133106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3105" calcext:value-type="float">
            <text:p>0.133105</text:p>
          </table:table-cell>
          <table:table-cell office:value-type="float" office:value="0.131506" calcext:value-type="float">
            <text:p>0.131506</text:p>
          </table:table-cell>
          <table:table-cell office:value-type="float" office:value="0.131439" calcext:value-type="float">
            <text:p>0.131439</text:p>
          </table:table-cell>
          <table:table-cell table:number-columns-repeated="4"/>
          <table:table-cell office:value-type="float" office:value="0.133103" calcext:value-type="float">
            <text:p>0.133103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3198" calcext:value-type="float">
            <text:p>0.133198</text:p>
          </table:table-cell>
          <table:table-cell office:value-type="float" office:value="0.131491" calcext:value-type="float">
            <text:p>0.131491</text:p>
          </table:table-cell>
          <table:table-cell office:value-type="float" office:value="0.131527" calcext:value-type="float">
            <text:p>0.131527</text:p>
          </table:table-cell>
          <table:table-cell table:number-columns-repeated="4"/>
          <table:table-cell office:value-type="float" office:value="0.133099" calcext:value-type="float">
            <text:p>0.133099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3052" calcext:value-type="float">
            <text:p>0.133052</text:p>
          </table:table-cell>
          <table:table-cell office:value-type="float" office:value="0.131654" calcext:value-type="float">
            <text:p>0.131654</text:p>
          </table:table-cell>
          <table:table-cell office:value-type="float" office:value="0.131461" calcext:value-type="float">
            <text:p>0.131461</text:p>
          </table:table-cell>
          <table:table-cell table:number-columns-repeated="4"/>
          <table:table-cell office:value-type="float" office:value="0.133095" calcext:value-type="float">
            <text:p>0.133095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3256" calcext:value-type="float">
            <text:p>0.133256</text:p>
          </table:table-cell>
          <table:table-cell office:value-type="float" office:value="0.131563" calcext:value-type="float">
            <text:p>0.131563</text:p>
          </table:table-cell>
          <table:table-cell office:value-type="float" office:value="0.131882" calcext:value-type="float">
            <text:p>0.131882</text:p>
          </table:table-cell>
          <table:table-cell table:number-columns-repeated="4"/>
          <table:table-cell office:value-type="float" office:value="0.133091" calcext:value-type="float">
            <text:p>0.133091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3047" calcext:value-type="float">
            <text:p>0.133047</text:p>
          </table:table-cell>
          <table:table-cell office:value-type="float" office:value="0.13157" calcext:value-type="float">
            <text:p>0.13157</text:p>
          </table:table-cell>
          <table:table-cell office:value-type="float" office:value="0.131423" calcext:value-type="float">
            <text:p>0.131423</text:p>
          </table:table-cell>
          <table:table-cell table:number-columns-repeated="4"/>
          <table:table-cell office:value-type="float" office:value="0.133087" calcext:value-type="float">
            <text:p>0.133087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3265" calcext:value-type="float">
            <text:p>0.133265</text:p>
          </table:table-cell>
          <table:table-cell office:value-type="float" office:value="0.131554" calcext:value-type="float">
            <text:p>0.131554</text:p>
          </table:table-cell>
          <table:table-cell office:value-type="float" office:value="0.131499" calcext:value-type="float">
            <text:p>0.131499</text:p>
          </table:table-cell>
          <table:table-cell table:number-columns-repeated="4"/>
          <table:table-cell office:value-type="float" office:value="0.133084" calcext:value-type="float">
            <text:p>0.133084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3074" calcext:value-type="float">
            <text:p>0.133074</text:p>
          </table:table-cell>
          <table:table-cell office:value-type="float" office:value="0.131578" calcext:value-type="float">
            <text:p>0.131578</text:p>
          </table:table-cell>
          <table:table-cell office:value-type="float" office:value="0.131517" calcext:value-type="float">
            <text:p>0.131517</text:p>
          </table:table-cell>
          <table:table-cell table:number-columns-repeated="4"/>
          <table:table-cell office:value-type="float" office:value="0.13308" calcext:value-type="float">
            <text:p>0.13308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3051" calcext:value-type="float">
            <text:p>0.133051</text:p>
          </table:table-cell>
          <table:table-cell office:value-type="float" office:value="0.132551" calcext:value-type="float">
            <text:p>0.132551</text:p>
          </table:table-cell>
          <table:table-cell office:value-type="float" office:value="0.131446" calcext:value-type="float">
            <text:p>0.131446</text:p>
          </table:table-cell>
          <table:table-cell table:number-columns-repeated="4"/>
          <table:table-cell office:value-type="float" office:value="0.133076" calcext:value-type="float">
            <text:p>0.133076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3258" calcext:value-type="float">
            <text:p>0.133258</text:p>
          </table:table-cell>
          <table:table-cell office:value-type="float" office:value="0.132107" calcext:value-type="float">
            <text:p>0.132107</text:p>
          </table:table-cell>
          <table:table-cell office:value-type="float" office:value="0.131459" calcext:value-type="float">
            <text:p>0.131459</text:p>
          </table:table-cell>
          <table:table-cell table:number-columns-repeated="4"/>
          <table:table-cell office:value-type="float" office:value="0.133073" calcext:value-type="float">
            <text:p>0.133073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3411" calcext:value-type="float">
            <text:p>0.133411</text:p>
          </table:table-cell>
          <table:table-cell office:value-type="float" office:value="0.131549" calcext:value-type="float">
            <text:p>0.131549</text:p>
          </table:table-cell>
          <table:table-cell office:value-type="float" office:value="0.131485" calcext:value-type="float">
            <text:p>0.131485</text:p>
          </table:table-cell>
          <table:table-cell table:number-columns-repeated="4"/>
          <table:table-cell office:value-type="float" office:value="0.133069" calcext:value-type="float">
            <text:p>0.133069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3026" calcext:value-type="float">
            <text:p>0.133026</text:p>
          </table:table-cell>
          <table:table-cell office:value-type="float" office:value="0.131623" calcext:value-type="float">
            <text:p>0.131623</text:p>
          </table:table-cell>
          <table:table-cell office:value-type="float" office:value="0.131382" calcext:value-type="float">
            <text:p>0.131382</text:p>
          </table:table-cell>
          <table:table-cell table:number-columns-repeated="4"/>
          <table:table-cell office:value-type="float" office:value="0.133065" calcext:value-type="float">
            <text:p>0.133065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3158" calcext:value-type="float">
            <text:p>0.133158</text:p>
          </table:table-cell>
          <table:table-cell office:value-type="float" office:value="0.131495" calcext:value-type="float">
            <text:p>0.131495</text:p>
          </table:table-cell>
          <table:table-cell office:value-type="float" office:value="0.131445" calcext:value-type="float">
            <text:p>0.131445</text:p>
          </table:table-cell>
          <table:table-cell table:number-columns-repeated="4"/>
          <table:table-cell office:value-type="float" office:value="0.133061" calcext:value-type="float">
            <text:p>0.133061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3078" calcext:value-type="float">
            <text:p>0.133078</text:p>
          </table:table-cell>
          <table:table-cell office:value-type="float" office:value="0.132656" calcext:value-type="float">
            <text:p>0.132656</text:p>
          </table:table-cell>
          <table:table-cell office:value-type="float" office:value="0.131403" calcext:value-type="float">
            <text:p>0.131403</text:p>
          </table:table-cell>
          <table:table-cell table:number-columns-repeated="4"/>
          <table:table-cell office:value-type="float" office:value="0.133058" calcext:value-type="float">
            <text:p>0.133058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3629" calcext:value-type="float">
            <text:p>0.133629</text:p>
          </table:table-cell>
          <table:table-cell office:value-type="float" office:value="0.132918" calcext:value-type="float">
            <text:p>0.132918</text:p>
          </table:table-cell>
          <table:table-cell office:value-type="float" office:value="0.133553" calcext:value-type="float">
            <text:p>0.133553</text:p>
          </table:table-cell>
          <table:table-cell table:number-columns-repeated="4"/>
          <table:table-cell office:value-type="float" office:value="0.133054" calcext:value-type="float">
            <text:p>0.133054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3113" calcext:value-type="float">
            <text:p>0.133113</text:p>
          </table:table-cell>
          <table:table-cell office:value-type="float" office:value="0.131613" calcext:value-type="float">
            <text:p>0.131613</text:p>
          </table:table-cell>
          <table:table-cell office:value-type="float" office:value="0.131654" calcext:value-type="float">
            <text:p>0.131654</text:p>
          </table:table-cell>
          <table:table-cell table:number-columns-repeated="4"/>
          <table:table-cell office:value-type="float" office:value="0.13305" calcext:value-type="float">
            <text:p>0.13305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3125" calcext:value-type="float">
            <text:p>0.133125</text:p>
          </table:table-cell>
          <table:table-cell office:value-type="float" office:value="0.1315" calcext:value-type="float">
            <text:p>0.1315</text:p>
          </table:table-cell>
          <table:table-cell office:value-type="float" office:value="0.131638" calcext:value-type="float">
            <text:p>0.131638</text:p>
          </table:table-cell>
          <table:table-cell table:number-columns-repeated="4"/>
          <table:table-cell office:value-type="float" office:value="0.133047" calcext:value-type="float">
            <text:p>0.133047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3055" calcext:value-type="float">
            <text:p>0.133055</text:p>
          </table:table-cell>
          <table:table-cell office:value-type="float" office:value="0.131511" calcext:value-type="float">
            <text:p>0.131511</text:p>
          </table:table-cell>
          <table:table-cell office:value-type="float" office:value="0.133318" calcext:value-type="float">
            <text:p>0.133318</text:p>
          </table:table-cell>
          <table:table-cell table:number-columns-repeated="4"/>
          <table:table-cell office:value-type="float" office:value="0.133043" calcext:value-type="float">
            <text:p>0.133043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3409" calcext:value-type="float">
            <text:p>0.133409</text:p>
          </table:table-cell>
          <table:table-cell office:value-type="float" office:value="0.131528" calcext:value-type="float">
            <text:p>0.131528</text:p>
          </table:table-cell>
          <table:table-cell office:value-type="float" office:value="0.131445" calcext:value-type="float">
            <text:p>0.131445</text:p>
          </table:table-cell>
          <table:table-cell table:number-columns-repeated="4"/>
          <table:table-cell office:value-type="float" office:value="0.133039" calcext:value-type="float">
            <text:p>0.133039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4372" calcext:value-type="float">
            <text:p>0.134372</text:p>
          </table:table-cell>
          <table:table-cell office:value-type="float" office:value="0.131551" calcext:value-type="float">
            <text:p>0.131551</text:p>
          </table:table-cell>
          <table:table-cell office:value-type="float" office:value="0.13223" calcext:value-type="float">
            <text:p>0.13223</text:p>
          </table:table-cell>
          <table:table-cell table:number-columns-repeated="4"/>
          <table:table-cell office:value-type="float" office:value="0.133036" calcext:value-type="float">
            <text:p>0.133036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3041" calcext:value-type="float">
            <text:p>0.133041</text:p>
          </table:table-cell>
          <table:table-cell office:value-type="float" office:value="0.131907" calcext:value-type="float">
            <text:p>0.131907</text:p>
          </table:table-cell>
          <table:table-cell office:value-type="float" office:value="0.131628" calcext:value-type="float">
            <text:p>0.131628</text:p>
          </table:table-cell>
          <table:table-cell table:number-columns-repeated="4"/>
          <table:table-cell office:value-type="float" office:value="0.133032" calcext:value-type="float">
            <text:p>0.133032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3019" calcext:value-type="float">
            <text:p>0.133019</text:p>
          </table:table-cell>
          <table:table-cell office:value-type="float" office:value="0.131581" calcext:value-type="float">
            <text:p>0.131581</text:p>
          </table:table-cell>
          <table:table-cell office:value-type="float" office:value="0.131435" calcext:value-type="float">
            <text:p>0.131435</text:p>
          </table:table-cell>
          <table:table-cell table:number-columns-repeated="4"/>
          <table:table-cell office:value-type="float" office:value="0.133028" calcext:value-type="float">
            <text:p>0.133028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3053" calcext:value-type="float">
            <text:p>0.133053</text:p>
          </table:table-cell>
          <table:table-cell office:value-type="float" office:value="0.13156" calcext:value-type="float">
            <text:p>0.13156</text:p>
          </table:table-cell>
          <table:table-cell office:value-type="float" office:value="0.131577" calcext:value-type="float">
            <text:p>0.131577</text:p>
          </table:table-cell>
          <table:table-cell table:number-columns-repeated="4"/>
          <table:table-cell office:value-type="float" office:value="0.133025" calcext:value-type="float">
            <text:p>0.133025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983" calcext:value-type="float">
            <text:p>0.132983</text:p>
          </table:table-cell>
          <table:table-cell office:value-type="float" office:value="0.131556" calcext:value-type="float">
            <text:p>0.131556</text:p>
          </table:table-cell>
          <table:table-cell office:value-type="float" office:value="0.132278" calcext:value-type="float">
            <text:p>0.132278</text:p>
          </table:table-cell>
          <table:table-cell table:number-columns-repeated="4"/>
          <table:table-cell office:value-type="float" office:value="0.133021" calcext:value-type="float">
            <text:p>0.133021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3143" calcext:value-type="float">
            <text:p>0.133143</text:p>
          </table:table-cell>
          <table:table-cell office:value-type="float" office:value="0.131497" calcext:value-type="float">
            <text:p>0.131497</text:p>
          </table:table-cell>
          <table:table-cell office:value-type="float" office:value="0.131477" calcext:value-type="float">
            <text:p>0.131477</text:p>
          </table:table-cell>
          <table:table-cell table:number-columns-repeated="4"/>
          <table:table-cell office:value-type="float" office:value="0.133018" calcext:value-type="float">
            <text:p>0.133018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3006" calcext:value-type="float">
            <text:p>0.133006</text:p>
          </table:table-cell>
          <table:table-cell office:value-type="float" office:value="0.131834" calcext:value-type="float">
            <text:p>0.131834</text:p>
          </table:table-cell>
          <table:table-cell office:value-type="float" office:value="0.131686" calcext:value-type="float">
            <text:p>0.131686</text:p>
          </table:table-cell>
          <table:table-cell table:number-columns-repeated="4"/>
          <table:table-cell office:value-type="float" office:value="0.133014" calcext:value-type="float">
            <text:p>0.133014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3368" calcext:value-type="float">
            <text:p>0.133368</text:p>
          </table:table-cell>
          <table:table-cell office:value-type="float" office:value="0.132467" calcext:value-type="float">
            <text:p>0.132467</text:p>
          </table:table-cell>
          <table:table-cell office:value-type="float" office:value="0.132763" calcext:value-type="float">
            <text:p>0.132763</text:p>
          </table:table-cell>
          <table:table-cell table:number-columns-repeated="4"/>
          <table:table-cell office:value-type="float" office:value="0.133011" calcext:value-type="float">
            <text:p>0.133011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3702" calcext:value-type="float">
            <text:p>0.133702</text:p>
          </table:table-cell>
          <table:table-cell office:value-type="float" office:value="0.131748" calcext:value-type="float">
            <text:p>0.131748</text:p>
          </table:table-cell>
          <table:table-cell office:value-type="float" office:value="0.131405" calcext:value-type="float">
            <text:p>0.131405</text:p>
          </table:table-cell>
          <table:table-cell table:number-columns-repeated="4"/>
          <table:table-cell office:value-type="float" office:value="0.133007" calcext:value-type="float">
            <text:p>0.133007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3065" calcext:value-type="float">
            <text:p>0.133065</text:p>
          </table:table-cell>
          <table:table-cell office:value-type="float" office:value="0.131503" calcext:value-type="float">
            <text:p>0.131503</text:p>
          </table:table-cell>
          <table:table-cell office:value-type="float" office:value="0.131363" calcext:value-type="float">
            <text:p>0.131363</text:p>
          </table:table-cell>
          <table:table-cell table:number-columns-repeated="4"/>
          <table:table-cell office:value-type="float" office:value="0.133003" calcext:value-type="float">
            <text:p>0.133003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326" calcext:value-type="float">
            <text:p>0.13326</text:p>
          </table:table-cell>
          <table:table-cell office:value-type="float" office:value="0.13184" calcext:value-type="float">
            <text:p>0.13184</text:p>
          </table:table-cell>
          <table:table-cell office:value-type="float" office:value="0.131353" calcext:value-type="float">
            <text:p>0.131353</text:p>
          </table:table-cell>
          <table:table-cell table:number-columns-repeated="4"/>
          <table:table-cell office:value-type="float" office:value="0.133" calcext:value-type="float">
            <text:p>0.133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975" calcext:value-type="float">
            <text:p>0.132975</text:p>
          </table:table-cell>
          <table:table-cell office:value-type="float" office:value="0.13148" calcext:value-type="float">
            <text:p>0.13148</text:p>
          </table:table-cell>
          <table:table-cell office:value-type="float" office:value="0.131358" calcext:value-type="float">
            <text:p>0.131358</text:p>
          </table:table-cell>
          <table:table-cell table:number-columns-repeated="4"/>
          <table:table-cell office:value-type="float" office:value="0.132997" calcext:value-type="float">
            <text:p>0.132997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967" calcext:value-type="float">
            <text:p>0.132967</text:p>
          </table:table-cell>
          <table:table-cell office:value-type="float" office:value="0.131597" calcext:value-type="float">
            <text:p>0.131597</text:p>
          </table:table-cell>
          <table:table-cell office:value-type="float" office:value="0.13144" calcext:value-type="float">
            <text:p>0.13144</text:p>
          </table:table-cell>
          <table:table-cell table:number-columns-repeated="4"/>
          <table:table-cell office:value-type="float" office:value="0.132993" calcext:value-type="float">
            <text:p>0.132993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3712" calcext:value-type="float">
            <text:p>0.133712</text:p>
          </table:table-cell>
          <table:table-cell office:value-type="float" office:value="0.131539" calcext:value-type="float">
            <text:p>0.131539</text:p>
          </table:table-cell>
          <table:table-cell office:value-type="float" office:value="0.131413" calcext:value-type="float">
            <text:p>0.131413</text:p>
          </table:table-cell>
          <table:table-cell table:number-columns-repeated="4"/>
          <table:table-cell office:value-type="float" office:value="0.132989" calcext:value-type="float">
            <text:p>0.132989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3233" calcext:value-type="float">
            <text:p>0.133233</text:p>
          </table:table-cell>
          <table:table-cell office:value-type="float" office:value="0.131662" calcext:value-type="float">
            <text:p>0.131662</text:p>
          </table:table-cell>
          <table:table-cell office:value-type="float" office:value="0.132204" calcext:value-type="float">
            <text:p>0.132204</text:p>
          </table:table-cell>
          <table:table-cell table:number-columns-repeated="4"/>
          <table:table-cell office:value-type="float" office:value="0.132986" calcext:value-type="float">
            <text:p>0.132986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971" calcext:value-type="float">
            <text:p>0.132971</text:p>
          </table:table-cell>
          <table:table-cell office:value-type="float" office:value="0.132186" calcext:value-type="float">
            <text:p>0.132186</text:p>
          </table:table-cell>
          <table:table-cell office:value-type="float" office:value="0.131942" calcext:value-type="float">
            <text:p>0.131942</text:p>
          </table:table-cell>
          <table:table-cell table:number-columns-repeated="4"/>
          <table:table-cell office:value-type="float" office:value="0.132982" calcext:value-type="float">
            <text:p>0.132982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3262" calcext:value-type="float">
            <text:p>0.133262</text:p>
          </table:table-cell>
          <table:table-cell office:value-type="float" office:value="0.132309" calcext:value-type="float">
            <text:p>0.132309</text:p>
          </table:table-cell>
          <table:table-cell office:value-type="float" office:value="0.131428" calcext:value-type="float">
            <text:p>0.131428</text:p>
          </table:table-cell>
          <table:table-cell table:number-columns-repeated="4"/>
          <table:table-cell office:value-type="float" office:value="0.132979" calcext:value-type="float">
            <text:p>0.132979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971" calcext:value-type="float">
            <text:p>0.132971</text:p>
          </table:table-cell>
          <table:table-cell office:value-type="float" office:value="0.132382" calcext:value-type="float">
            <text:p>0.132382</text:p>
          </table:table-cell>
          <table:table-cell office:value-type="float" office:value="0.13148" calcext:value-type="float">
            <text:p>0.13148</text:p>
          </table:table-cell>
          <table:table-cell table:number-columns-repeated="4"/>
          <table:table-cell office:value-type="float" office:value="0.132975" calcext:value-type="float">
            <text:p>0.132975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97" calcext:value-type="float">
            <text:p>0.13297</text:p>
          </table:table-cell>
          <table:table-cell office:value-type="float" office:value="0.131758" calcext:value-type="float">
            <text:p>0.131758</text:p>
          </table:table-cell>
          <table:table-cell office:value-type="float" office:value="0.131397" calcext:value-type="float">
            <text:p>0.131397</text:p>
          </table:table-cell>
          <table:table-cell table:number-columns-repeated="4"/>
          <table:table-cell office:value-type="float" office:value="0.132972" calcext:value-type="float">
            <text:p>0.132972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3242" calcext:value-type="float">
            <text:p>0.133242</text:p>
          </table:table-cell>
          <table:table-cell office:value-type="float" office:value="0.131613" calcext:value-type="float">
            <text:p>0.131613</text:p>
          </table:table-cell>
          <table:table-cell office:value-type="float" office:value="0.131504" calcext:value-type="float">
            <text:p>0.131504</text:p>
          </table:table-cell>
          <table:table-cell table:number-columns-repeated="4"/>
          <table:table-cell office:value-type="float" office:value="0.132969" calcext:value-type="float">
            <text:p>0.132969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3018" calcext:value-type="float">
            <text:p>0.133018</text:p>
          </table:table-cell>
          <table:table-cell office:value-type="float" office:value="0.131508" calcext:value-type="float">
            <text:p>0.131508</text:p>
          </table:table-cell>
          <table:table-cell office:value-type="float" office:value="0.131796" calcext:value-type="float">
            <text:p>0.131796</text:p>
          </table:table-cell>
          <table:table-cell table:number-columns-repeated="4"/>
          <table:table-cell office:value-type="float" office:value="0.132965" calcext:value-type="float">
            <text:p>0.132965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937" calcext:value-type="float">
            <text:p>0.132937</text:p>
          </table:table-cell>
          <table:table-cell office:value-type="float" office:value="0.131508" calcext:value-type="float">
            <text:p>0.131508</text:p>
          </table:table-cell>
          <table:table-cell office:value-type="float" office:value="0.132914" calcext:value-type="float">
            <text:p>0.132914</text:p>
          </table:table-cell>
          <table:table-cell table:number-columns-repeated="4"/>
          <table:table-cell office:value-type="float" office:value="0.132961" calcext:value-type="float">
            <text:p>0.132961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945" calcext:value-type="float">
            <text:p>0.132945</text:p>
          </table:table-cell>
          <table:table-cell office:value-type="float" office:value="0.131606" calcext:value-type="float">
            <text:p>0.131606</text:p>
          </table:table-cell>
          <table:table-cell office:value-type="float" office:value="0.131389" calcext:value-type="float">
            <text:p>0.131389</text:p>
          </table:table-cell>
          <table:table-cell table:number-columns-repeated="4"/>
          <table:table-cell office:value-type="float" office:value="0.132958" calcext:value-type="float">
            <text:p>0.132958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3623" calcext:value-type="float">
            <text:p>0.133623</text:p>
          </table:table-cell>
          <table:table-cell office:value-type="float" office:value="0.131628" calcext:value-type="float">
            <text:p>0.131628</text:p>
          </table:table-cell>
          <table:table-cell office:value-type="float" office:value="0.131598" calcext:value-type="float">
            <text:p>0.131598</text:p>
          </table:table-cell>
          <table:table-cell table:number-columns-repeated="4"/>
          <table:table-cell office:value-type="float" office:value="0.132955" calcext:value-type="float">
            <text:p>0.132955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3093" calcext:value-type="float">
            <text:p>0.133093</text:p>
          </table:table-cell>
          <table:table-cell office:value-type="float" office:value="0.1318" calcext:value-type="float">
            <text:p>0.1318</text:p>
          </table:table-cell>
          <table:table-cell office:value-type="float" office:value="0.131627" calcext:value-type="float">
            <text:p>0.131627</text:p>
          </table:table-cell>
          <table:table-cell table:number-columns-repeated="4"/>
          <table:table-cell office:value-type="float" office:value="0.132951" calcext:value-type="float">
            <text:p>0.132951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3117" calcext:value-type="float">
            <text:p>0.133117</text:p>
          </table:table-cell>
          <table:table-cell office:value-type="float" office:value="0.131505" calcext:value-type="float">
            <text:p>0.131505</text:p>
          </table:table-cell>
          <table:table-cell office:value-type="float" office:value="0.131384" calcext:value-type="float">
            <text:p>0.131384</text:p>
          </table:table-cell>
          <table:table-cell table:number-columns-repeated="4"/>
          <table:table-cell office:value-type="float" office:value="0.132948" calcext:value-type="float">
            <text:p>0.132948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897" calcext:value-type="float">
            <text:p>0.132897</text:p>
          </table:table-cell>
          <table:table-cell office:value-type="float" office:value="0.131532" calcext:value-type="float">
            <text:p>0.131532</text:p>
          </table:table-cell>
          <table:table-cell office:value-type="float" office:value="0.13149" calcext:value-type="float">
            <text:p>0.13149</text:p>
          </table:table-cell>
          <table:table-cell table:number-columns-repeated="4"/>
          <table:table-cell office:value-type="float" office:value="0.132944" calcext:value-type="float">
            <text:p>0.132944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3249" calcext:value-type="float">
            <text:p>0.133249</text:p>
          </table:table-cell>
          <table:table-cell office:value-type="float" office:value="0.131468" calcext:value-type="float">
            <text:p>0.131468</text:p>
          </table:table-cell>
          <table:table-cell office:value-type="float" office:value="0.132712" calcext:value-type="float">
            <text:p>0.132712</text:p>
          </table:table-cell>
          <table:table-cell table:number-columns-repeated="4"/>
          <table:table-cell office:value-type="float" office:value="0.132941" calcext:value-type="float">
            <text:p>0.132941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935" calcext:value-type="float">
            <text:p>0.132935</text:p>
          </table:table-cell>
          <table:table-cell office:value-type="float" office:value="0.131454" calcext:value-type="float">
            <text:p>0.131454</text:p>
          </table:table-cell>
          <table:table-cell office:value-type="float" office:value="0.131494" calcext:value-type="float">
            <text:p>0.131494</text:p>
          </table:table-cell>
          <table:table-cell table:number-columns-repeated="4"/>
          <table:table-cell office:value-type="float" office:value="0.132938" calcext:value-type="float">
            <text:p>0.132938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3594" calcext:value-type="float">
            <text:p>0.133594</text:p>
          </table:table-cell>
          <table:table-cell office:value-type="float" office:value="0.131711" calcext:value-type="float">
            <text:p>0.131711</text:p>
          </table:table-cell>
          <table:table-cell office:value-type="float" office:value="0.132208" calcext:value-type="float">
            <text:p>0.132208</text:p>
          </table:table-cell>
          <table:table-cell table:number-columns-repeated="4"/>
          <table:table-cell office:value-type="float" office:value="0.132934" calcext:value-type="float">
            <text:p>0.132934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882" calcext:value-type="float">
            <text:p>0.132882</text:p>
          </table:table-cell>
          <table:table-cell office:value-type="float" office:value="0.13153" calcext:value-type="float">
            <text:p>0.13153</text:p>
          </table:table-cell>
          <table:table-cell office:value-type="float" office:value="0.131577" calcext:value-type="float">
            <text:p>0.131577</text:p>
          </table:table-cell>
          <table:table-cell table:number-columns-repeated="4"/>
          <table:table-cell office:value-type="float" office:value="0.132931" calcext:value-type="float">
            <text:p>0.132931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88" calcext:value-type="float">
            <text:p>0.13288</text:p>
          </table:table-cell>
          <table:table-cell office:value-type="float" office:value="0.131461" calcext:value-type="float">
            <text:p>0.131461</text:p>
          </table:table-cell>
          <table:table-cell office:value-type="float" office:value="0.131419" calcext:value-type="float">
            <text:p>0.131419</text:p>
          </table:table-cell>
          <table:table-cell table:number-columns-repeated="4"/>
          <table:table-cell office:value-type="float" office:value="0.132928" calcext:value-type="float">
            <text:p>0.132928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3291" calcext:value-type="float">
            <text:p>0.133291</text:p>
          </table:table-cell>
          <table:table-cell office:value-type="float" office:value="0.131625" calcext:value-type="float">
            <text:p>0.131625</text:p>
          </table:table-cell>
          <table:table-cell office:value-type="float" office:value="0.131958" calcext:value-type="float">
            <text:p>0.131958</text:p>
          </table:table-cell>
          <table:table-cell table:number-columns-repeated="4"/>
          <table:table-cell office:value-type="float" office:value="0.132924" calcext:value-type="float">
            <text:p>0.132924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89" calcext:value-type="float">
            <text:p>0.13289</text:p>
          </table:table-cell>
          <table:table-cell office:value-type="float" office:value="0.131722" calcext:value-type="float">
            <text:p>0.131722</text:p>
          </table:table-cell>
          <table:table-cell office:value-type="float" office:value="0.132915" calcext:value-type="float">
            <text:p>0.132915</text:p>
          </table:table-cell>
          <table:table-cell table:number-columns-repeated="4"/>
          <table:table-cell office:value-type="float" office:value="0.132921" calcext:value-type="float">
            <text:p>0.132921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882" calcext:value-type="float">
            <text:p>0.132882</text:p>
          </table:table-cell>
          <table:table-cell office:value-type="float" office:value="0.131504" calcext:value-type="float">
            <text:p>0.131504</text:p>
          </table:table-cell>
          <table:table-cell office:value-type="float" office:value="0.13191" calcext:value-type="float">
            <text:p>0.13191</text:p>
          </table:table-cell>
          <table:table-cell table:number-columns-repeated="4"/>
          <table:table-cell office:value-type="float" office:value="0.132918" calcext:value-type="float">
            <text:p>0.132918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3605" calcext:value-type="float">
            <text:p>0.133605</text:p>
          </table:table-cell>
          <table:table-cell office:value-type="float" office:value="0.131494" calcext:value-type="float">
            <text:p>0.131494</text:p>
          </table:table-cell>
          <table:table-cell office:value-type="float" office:value="0.131666" calcext:value-type="float">
            <text:p>0.131666</text:p>
          </table:table-cell>
          <table:table-cell table:number-columns-repeated="4"/>
          <table:table-cell office:value-type="float" office:value="0.132915" calcext:value-type="float">
            <text:p>0.132915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928" calcext:value-type="float">
            <text:p>0.132928</text:p>
          </table:table-cell>
          <table:table-cell office:value-type="float" office:value="0.131828" calcext:value-type="float">
            <text:p>0.131828</text:p>
          </table:table-cell>
          <table:table-cell office:value-type="float" office:value="0.131545" calcext:value-type="float">
            <text:p>0.131545</text:p>
          </table:table-cell>
          <table:table-cell table:number-columns-repeated="4"/>
          <table:table-cell office:value-type="float" office:value="0.132912" calcext:value-type="float">
            <text:p>0.132912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3361" calcext:value-type="float">
            <text:p>0.133361</text:p>
          </table:table-cell>
          <table:table-cell office:value-type="float" office:value="0.131475" calcext:value-type="float">
            <text:p>0.131475</text:p>
          </table:table-cell>
          <table:table-cell office:value-type="float" office:value="0.131435" calcext:value-type="float">
            <text:p>0.131435</text:p>
          </table:table-cell>
          <table:table-cell table:number-columns-repeated="4"/>
          <table:table-cell office:value-type="float" office:value="0.132908" calcext:value-type="float">
            <text:p>0.132908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862" calcext:value-type="float">
            <text:p>0.132862</text:p>
          </table:table-cell>
          <table:table-cell office:value-type="float" office:value="0.132309" calcext:value-type="float">
            <text:p>0.132309</text:p>
          </table:table-cell>
          <table:table-cell office:value-type="float" office:value="0.131357" calcext:value-type="float">
            <text:p>0.131357</text:p>
          </table:table-cell>
          <table:table-cell table:number-columns-repeated="4"/>
          <table:table-cell office:value-type="float" office:value="0.132905" calcext:value-type="float">
            <text:p>0.132905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938" calcext:value-type="float">
            <text:p>0.132938</text:p>
          </table:table-cell>
          <table:table-cell office:value-type="float" office:value="0.131873" calcext:value-type="float">
            <text:p>0.131873</text:p>
          </table:table-cell>
          <table:table-cell office:value-type="float" office:value="0.131576" calcext:value-type="float">
            <text:p>0.131576</text:p>
          </table:table-cell>
          <table:table-cell table:number-columns-repeated="4"/>
          <table:table-cell office:value-type="float" office:value="0.132901" calcext:value-type="float">
            <text:p>0.132901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3116" calcext:value-type="float">
            <text:p>0.133116</text:p>
          </table:table-cell>
          <table:table-cell office:value-type="float" office:value="0.131499" calcext:value-type="float">
            <text:p>0.131499</text:p>
          </table:table-cell>
          <table:table-cell office:value-type="float" office:value="0.13202" calcext:value-type="float">
            <text:p>0.13202</text:p>
          </table:table-cell>
          <table:table-cell table:number-columns-repeated="4"/>
          <table:table-cell office:value-type="float" office:value="0.132898" calcext:value-type="float">
            <text:p>0.132898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855" calcext:value-type="float">
            <text:p>0.132855</text:p>
          </table:table-cell>
          <table:table-cell office:value-type="float" office:value="0.131553" calcext:value-type="float">
            <text:p>0.131553</text:p>
          </table:table-cell>
          <table:table-cell office:value-type="float" office:value="0.131486" calcext:value-type="float">
            <text:p>0.131486</text:p>
          </table:table-cell>
          <table:table-cell table:number-columns-repeated="4"/>
          <table:table-cell office:value-type="float" office:value="0.132895" calcext:value-type="float">
            <text:p>0.132895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945" calcext:value-type="float">
            <text:p>0.132945</text:p>
          </table:table-cell>
          <table:table-cell office:value-type="float" office:value="0.131459" calcext:value-type="float">
            <text:p>0.131459</text:p>
          </table:table-cell>
          <table:table-cell office:value-type="float" office:value="0.132022" calcext:value-type="float">
            <text:p>0.132022</text:p>
          </table:table-cell>
          <table:table-cell table:number-columns-repeated="4"/>
          <table:table-cell office:value-type="float" office:value="0.132892" calcext:value-type="float">
            <text:p>0.132892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879" calcext:value-type="float">
            <text:p>0.132879</text:p>
          </table:table-cell>
          <table:table-cell office:value-type="float" office:value="0.131654" calcext:value-type="float">
            <text:p>0.131654</text:p>
          </table:table-cell>
          <table:table-cell office:value-type="float" office:value="0.131648" calcext:value-type="float">
            <text:p>0.131648</text:p>
          </table:table-cell>
          <table:table-cell table:number-columns-repeated="4"/>
          <table:table-cell office:value-type="float" office:value="0.132888" calcext:value-type="float">
            <text:p>0.132888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4969" calcext:value-type="float">
            <text:p>0.134969</text:p>
          </table:table-cell>
          <table:table-cell office:value-type="float" office:value="0.13186" calcext:value-type="float">
            <text:p>0.13186</text:p>
          </table:table-cell>
          <table:table-cell office:value-type="float" office:value="0.131355" calcext:value-type="float">
            <text:p>0.131355</text:p>
          </table:table-cell>
          <table:table-cell table:number-columns-repeated="4"/>
          <table:table-cell office:value-type="float" office:value="0.132886" calcext:value-type="float">
            <text:p>0.132886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3164" calcext:value-type="float">
            <text:p>0.133164</text:p>
          </table:table-cell>
          <table:table-cell office:value-type="float" office:value="0.131462" calcext:value-type="float">
            <text:p>0.131462</text:p>
          </table:table-cell>
          <table:table-cell office:value-type="float" office:value="0.132239" calcext:value-type="float">
            <text:p>0.132239</text:p>
          </table:table-cell>
          <table:table-cell table:number-columns-repeated="4"/>
          <table:table-cell office:value-type="float" office:value="0.132882" calcext:value-type="float">
            <text:p>0.132882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3107" calcext:value-type="float">
            <text:p>0.133107</text:p>
          </table:table-cell>
          <table:table-cell office:value-type="float" office:value="0.131455" calcext:value-type="float">
            <text:p>0.131455</text:p>
          </table:table-cell>
          <table:table-cell office:value-type="float" office:value="0.131342" calcext:value-type="float">
            <text:p>0.131342</text:p>
          </table:table-cell>
          <table:table-cell table:number-columns-repeated="4"/>
          <table:table-cell office:value-type="float" office:value="0.13288" calcext:value-type="float">
            <text:p>0.13288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3007" calcext:value-type="float">
            <text:p>0.133007</text:p>
          </table:table-cell>
          <table:table-cell office:value-type="float" office:value="0.1315" calcext:value-type="float">
            <text:p>0.1315</text:p>
          </table:table-cell>
          <table:table-cell office:value-type="float" office:value="0.131623" calcext:value-type="float">
            <text:p>0.131623</text:p>
          </table:table-cell>
          <table:table-cell table:number-columns-repeated="4"/>
          <table:table-cell office:value-type="float" office:value="0.132876" calcext:value-type="float">
            <text:p>0.132876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852" calcext:value-type="float">
            <text:p>0.132852</text:p>
          </table:table-cell>
          <table:table-cell office:value-type="float" office:value="0.132451" calcext:value-type="float">
            <text:p>0.132451</text:p>
          </table:table-cell>
          <table:table-cell office:value-type="float" office:value="0.132187" calcext:value-type="float">
            <text:p>0.132187</text:p>
          </table:table-cell>
          <table:table-cell table:number-columns-repeated="4"/>
          <table:table-cell office:value-type="float" office:value="0.132873" calcext:value-type="float">
            <text:p>0.132873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4529" calcext:value-type="float">
            <text:p>0.134529</text:p>
          </table:table-cell>
          <table:table-cell office:value-type="float" office:value="0.132112" calcext:value-type="float">
            <text:p>0.132112</text:p>
          </table:table-cell>
          <table:table-cell office:value-type="float" office:value="0.131387" calcext:value-type="float">
            <text:p>0.131387</text:p>
          </table:table-cell>
          <table:table-cell table:number-columns-repeated="4"/>
          <table:table-cell office:value-type="float" office:value="0.13287" calcext:value-type="float">
            <text:p>0.13287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836" calcext:value-type="float">
            <text:p>0.132836</text:p>
          </table:table-cell>
          <table:table-cell office:value-type="float" office:value="0.131466" calcext:value-type="float">
            <text:p>0.131466</text:p>
          </table:table-cell>
          <table:table-cell office:value-type="float" office:value="0.131925" calcext:value-type="float">
            <text:p>0.131925</text:p>
          </table:table-cell>
          <table:table-cell table:number-columns-repeated="4"/>
          <table:table-cell office:value-type="float" office:value="0.132867" calcext:value-type="float">
            <text:p>0.132867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988" calcext:value-type="float">
            <text:p>0.132988</text:p>
          </table:table-cell>
          <table:table-cell office:value-type="float" office:value="0.13151" calcext:value-type="float">
            <text:p>0.13151</text:p>
          </table:table-cell>
          <table:table-cell office:value-type="float" office:value="0.131734" calcext:value-type="float">
            <text:p>0.131734</text:p>
          </table:table-cell>
          <table:table-cell table:number-columns-repeated="4"/>
          <table:table-cell office:value-type="float" office:value="0.132864" calcext:value-type="float">
            <text:p>0.132864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324" calcext:value-type="float">
            <text:p>0.13324</text:p>
          </table:table-cell>
          <table:table-cell office:value-type="float" office:value="0.131448" calcext:value-type="float">
            <text:p>0.131448</text:p>
          </table:table-cell>
          <table:table-cell office:value-type="float" office:value="0.131681" calcext:value-type="float">
            <text:p>0.131681</text:p>
          </table:table-cell>
          <table:table-cell table:number-columns-repeated="4"/>
          <table:table-cell office:value-type="float" office:value="0.132861" calcext:value-type="float">
            <text:p>0.132861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879" calcext:value-type="float">
            <text:p>0.132879</text:p>
          </table:table-cell>
          <table:table-cell office:value-type="float" office:value="0.131465" calcext:value-type="float">
            <text:p>0.131465</text:p>
          </table:table-cell>
          <table:table-cell office:value-type="float" office:value="0.131637" calcext:value-type="float">
            <text:p>0.131637</text:p>
          </table:table-cell>
          <table:table-cell table:number-columns-repeated="4"/>
          <table:table-cell office:value-type="float" office:value="0.132857" calcext:value-type="float">
            <text:p>0.132857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3352" calcext:value-type="float">
            <text:p>0.133352</text:p>
          </table:table-cell>
          <table:table-cell office:value-type="float" office:value="0.13144" calcext:value-type="float">
            <text:p>0.13144</text:p>
          </table:table-cell>
          <table:table-cell office:value-type="float" office:value="0.131425" calcext:value-type="float">
            <text:p>0.131425</text:p>
          </table:table-cell>
          <table:table-cell table:number-columns-repeated="4"/>
          <table:table-cell office:value-type="float" office:value="0.132854" calcext:value-type="float">
            <text:p>0.132854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82" calcext:value-type="float">
            <text:p>0.13282</text:p>
          </table:table-cell>
          <table:table-cell office:value-type="float" office:value="0.131527" calcext:value-type="float">
            <text:p>0.131527</text:p>
          </table:table-cell>
          <table:table-cell office:value-type="float" office:value="0.131517" calcext:value-type="float">
            <text:p>0.131517</text:p>
          </table:table-cell>
          <table:table-cell table:number-columns-repeated="4"/>
          <table:table-cell office:value-type="float" office:value="0.132851" calcext:value-type="float">
            <text:p>0.132851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811" calcext:value-type="float">
            <text:p>0.132811</text:p>
          </table:table-cell>
          <table:table-cell office:value-type="float" office:value="0.131482" calcext:value-type="float">
            <text:p>0.131482</text:p>
          </table:table-cell>
          <table:table-cell office:value-type="float" office:value="0.132406" calcext:value-type="float">
            <text:p>0.132406</text:p>
          </table:table-cell>
          <table:table-cell table:number-columns-repeated="4"/>
          <table:table-cell office:value-type="float" office:value="0.132849" calcext:value-type="float">
            <text:p>0.132849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947" calcext:value-type="float">
            <text:p>0.132947</text:p>
          </table:table-cell>
          <table:table-cell office:value-type="float" office:value="0.132029" calcext:value-type="float">
            <text:p>0.132029</text:p>
          </table:table-cell>
          <table:table-cell office:value-type="float" office:value="0.131992" calcext:value-type="float">
            <text:p>0.131992</text:p>
          </table:table-cell>
          <table:table-cell table:number-columns-repeated="4"/>
          <table:table-cell office:value-type="float" office:value="0.132846" calcext:value-type="float">
            <text:p>0.132846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958" calcext:value-type="float">
            <text:p>0.132958</text:p>
          </table:table-cell>
          <table:table-cell office:value-type="float" office:value="0.131495" calcext:value-type="float">
            <text:p>0.131495</text:p>
          </table:table-cell>
          <table:table-cell office:value-type="float" office:value="0.131448" calcext:value-type="float">
            <text:p>0.131448</text:p>
          </table:table-cell>
          <table:table-cell table:number-columns-repeated="4"/>
          <table:table-cell office:value-type="float" office:value="0.132843" calcext:value-type="float">
            <text:p>0.132843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806" calcext:value-type="float">
            <text:p>0.132806</text:p>
          </table:table-cell>
          <table:table-cell office:value-type="float" office:value="0.131878" calcext:value-type="float">
            <text:p>0.131878</text:p>
          </table:table-cell>
          <table:table-cell office:value-type="float" office:value="0.131389" calcext:value-type="float">
            <text:p>0.131389</text:p>
          </table:table-cell>
          <table:table-cell table:number-columns-repeated="4"/>
          <table:table-cell office:value-type="float" office:value="0.132839" calcext:value-type="float">
            <text:p>0.132839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851" calcext:value-type="float">
            <text:p>0.132851</text:p>
          </table:table-cell>
          <table:table-cell office:value-type="float" office:value="0.131461" calcext:value-type="float">
            <text:p>0.131461</text:p>
          </table:table-cell>
          <table:table-cell office:value-type="float" office:value="0.131632" calcext:value-type="float">
            <text:p>0.131632</text:p>
          </table:table-cell>
          <table:table-cell table:number-columns-repeated="4"/>
          <table:table-cell office:value-type="float" office:value="0.132836" calcext:value-type="float">
            <text:p>0.132836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3029" calcext:value-type="float">
            <text:p>0.133029</text:p>
          </table:table-cell>
          <table:table-cell office:value-type="float" office:value="0.131886" calcext:value-type="float">
            <text:p>0.131886</text:p>
          </table:table-cell>
          <table:table-cell office:value-type="float" office:value="0.131365" calcext:value-type="float">
            <text:p>0.131365</text:p>
          </table:table-cell>
          <table:table-cell table:number-columns-repeated="4"/>
          <table:table-cell office:value-type="float" office:value="0.132833" calcext:value-type="float">
            <text:p>0.132833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3014" calcext:value-type="float">
            <text:p>0.133014</text:p>
          </table:table-cell>
          <table:table-cell office:value-type="float" office:value="0.131694" calcext:value-type="float">
            <text:p>0.131694</text:p>
          </table:table-cell>
          <table:table-cell office:value-type="float" office:value="0.131673" calcext:value-type="float">
            <text:p>0.131673</text:p>
          </table:table-cell>
          <table:table-cell table:number-columns-repeated="4"/>
          <table:table-cell office:value-type="float" office:value="0.13283" calcext:value-type="float">
            <text:p>0.13283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4008" calcext:value-type="float">
            <text:p>0.134008</text:p>
          </table:table-cell>
          <table:table-cell office:value-type="float" office:value="0.131427" calcext:value-type="float">
            <text:p>0.131427</text:p>
          </table:table-cell>
          <table:table-cell office:value-type="float" office:value="0.13163" calcext:value-type="float">
            <text:p>0.13163</text:p>
          </table:table-cell>
          <table:table-cell table:number-columns-repeated="4"/>
          <table:table-cell office:value-type="float" office:value="0.132827" calcext:value-type="float">
            <text:p>0.132827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811" calcext:value-type="float">
            <text:p>0.132811</text:p>
          </table:table-cell>
          <table:table-cell office:value-type="float" office:value="0.132383" calcext:value-type="float">
            <text:p>0.132383</text:p>
          </table:table-cell>
          <table:table-cell office:value-type="float" office:value="0.132141" calcext:value-type="float">
            <text:p>0.132141</text:p>
          </table:table-cell>
          <table:table-cell table:number-columns-repeated="4"/>
          <table:table-cell office:value-type="float" office:value="0.132824" calcext:value-type="float">
            <text:p>0.132824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3476" calcext:value-type="float">
            <text:p>0.133476</text:p>
          </table:table-cell>
          <table:table-cell office:value-type="float" office:value="0.131606" calcext:value-type="float">
            <text:p>0.131606</text:p>
          </table:table-cell>
          <table:table-cell office:value-type="float" office:value="0.131923" calcext:value-type="float">
            <text:p>0.131923</text:p>
          </table:table-cell>
          <table:table-cell table:number-columns-repeated="4"/>
          <table:table-cell office:value-type="float" office:value="0.132821" calcext:value-type="float">
            <text:p>0.132821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848" calcext:value-type="float">
            <text:p>0.132848</text:p>
          </table:table-cell>
          <table:table-cell office:value-type="float" office:value="0.131462" calcext:value-type="float">
            <text:p>0.131462</text:p>
          </table:table-cell>
          <table:table-cell office:value-type="float" office:value="0.131342" calcext:value-type="float">
            <text:p>0.131342</text:p>
          </table:table-cell>
          <table:table-cell table:number-columns-repeated="4"/>
          <table:table-cell office:value-type="float" office:value="0.132818" calcext:value-type="float">
            <text:p>0.132818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3071" calcext:value-type="float">
            <text:p>0.133071</text:p>
          </table:table-cell>
          <table:table-cell office:value-type="float" office:value="0.131812" calcext:value-type="float">
            <text:p>0.131812</text:p>
          </table:table-cell>
          <table:table-cell office:value-type="float" office:value="0.131937" calcext:value-type="float">
            <text:p>0.131937</text:p>
          </table:table-cell>
          <table:table-cell table:number-columns-repeated="4"/>
          <table:table-cell office:value-type="float" office:value="0.132815" calcext:value-type="float">
            <text:p>0.132815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815" calcext:value-type="float">
            <text:p>0.132815</text:p>
          </table:table-cell>
          <table:table-cell office:value-type="float" office:value="0.131436" calcext:value-type="float">
            <text:p>0.131436</text:p>
          </table:table-cell>
          <table:table-cell office:value-type="float" office:value="0.131563" calcext:value-type="float">
            <text:p>0.131563</text:p>
          </table:table-cell>
          <table:table-cell table:number-columns-repeated="4"/>
          <table:table-cell office:value-type="float" office:value="0.132812" calcext:value-type="float">
            <text:p>0.132812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827" calcext:value-type="float">
            <text:p>0.132827</text:p>
          </table:table-cell>
          <table:table-cell office:value-type="float" office:value="0.131527" calcext:value-type="float">
            <text:p>0.131527</text:p>
          </table:table-cell>
          <table:table-cell office:value-type="float" office:value="0.131604" calcext:value-type="float">
            <text:p>0.131604</text:p>
          </table:table-cell>
          <table:table-cell table:number-columns-repeated="4"/>
          <table:table-cell office:value-type="float" office:value="0.132809" calcext:value-type="float">
            <text:p>0.132809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933" calcext:value-type="float">
            <text:p>0.132933</text:p>
          </table:table-cell>
          <table:table-cell office:value-type="float" office:value="0.131434" calcext:value-type="float">
            <text:p>0.131434</text:p>
          </table:table-cell>
          <table:table-cell office:value-type="float" office:value="0.1325" calcext:value-type="float">
            <text:p>0.1325</text:p>
          </table:table-cell>
          <table:table-cell table:number-columns-repeated="4"/>
          <table:table-cell office:value-type="float" office:value="0.132806" calcext:value-type="float">
            <text:p>0.132806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3357" calcext:value-type="float">
            <text:p>0.133357</text:p>
          </table:table-cell>
          <table:table-cell office:value-type="float" office:value="0.131421" calcext:value-type="float">
            <text:p>0.131421</text:p>
          </table:table-cell>
          <table:table-cell office:value-type="float" office:value="0.131449" calcext:value-type="float">
            <text:p>0.131449</text:p>
          </table:table-cell>
          <table:table-cell table:number-columns-repeated="4"/>
          <table:table-cell office:value-type="float" office:value="0.132803" calcext:value-type="float">
            <text:p>0.132803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957" calcext:value-type="float">
            <text:p>0.132957</text:p>
          </table:table-cell>
          <table:table-cell office:value-type="float" office:value="0.132834" calcext:value-type="float">
            <text:p>0.132834</text:p>
          </table:table-cell>
          <table:table-cell office:value-type="float" office:value="0.131405" calcext:value-type="float">
            <text:p>0.131405</text:p>
          </table:table-cell>
          <table:table-cell table:number-columns-repeated="4"/>
          <table:table-cell office:value-type="float" office:value="0.1328" calcext:value-type="float">
            <text:p>0.1328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938" calcext:value-type="float">
            <text:p>0.132938</text:p>
          </table:table-cell>
          <table:table-cell office:value-type="float" office:value="0.131553" calcext:value-type="float">
            <text:p>0.131553</text:p>
          </table:table-cell>
          <table:table-cell office:value-type="float" office:value="0.131338" calcext:value-type="float">
            <text:p>0.131338</text:p>
          </table:table-cell>
          <table:table-cell table:number-columns-repeated="4"/>
          <table:table-cell office:value-type="float" office:value="0.132797" calcext:value-type="float">
            <text:p>0.132797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801" calcext:value-type="float">
            <text:p>0.132801</text:p>
          </table:table-cell>
          <table:table-cell office:value-type="float" office:value="0.131425" calcext:value-type="float">
            <text:p>0.131425</text:p>
          </table:table-cell>
          <table:table-cell office:value-type="float" office:value="0.131631" calcext:value-type="float">
            <text:p>0.131631</text:p>
          </table:table-cell>
          <table:table-cell table:number-columns-repeated="4"/>
          <table:table-cell office:value-type="float" office:value="0.132794" calcext:value-type="float">
            <text:p>0.132794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3185" calcext:value-type="float">
            <text:p>0.133185</text:p>
          </table:table-cell>
          <table:table-cell office:value-type="float" office:value="0.131629" calcext:value-type="float">
            <text:p>0.131629</text:p>
          </table:table-cell>
          <table:table-cell office:value-type="float" office:value="0.132615" calcext:value-type="float">
            <text:p>0.132615</text:p>
          </table:table-cell>
          <table:table-cell table:number-columns-repeated="4"/>
          <table:table-cell office:value-type="float" office:value="0.132791" calcext:value-type="float">
            <text:p>0.132791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755" calcext:value-type="float">
            <text:p>0.132755</text:p>
          </table:table-cell>
          <table:table-cell office:value-type="float" office:value="0.131706" calcext:value-type="float">
            <text:p>0.131706</text:p>
          </table:table-cell>
          <table:table-cell office:value-type="float" office:value="0.131376" calcext:value-type="float">
            <text:p>0.131376</text:p>
          </table:table-cell>
          <table:table-cell table:number-columns-repeated="4"/>
          <table:table-cell office:value-type="float" office:value="0.132788" calcext:value-type="float">
            <text:p>0.132788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87" calcext:value-type="float">
            <text:p>0.13287</text:p>
          </table:table-cell>
          <table:table-cell office:value-type="float" office:value="0.131555" calcext:value-type="float">
            <text:p>0.131555</text:p>
          </table:table-cell>
          <table:table-cell office:value-type="float" office:value="0.131403" calcext:value-type="float">
            <text:p>0.131403</text:p>
          </table:table-cell>
          <table:table-cell table:number-columns-repeated="4"/>
          <table:table-cell office:value-type="float" office:value="0.132785" calcext:value-type="float">
            <text:p>0.132785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769" calcext:value-type="float">
            <text:p>0.132769</text:p>
          </table:table-cell>
          <table:table-cell office:value-type="float" office:value="0.131658" calcext:value-type="float">
            <text:p>0.131658</text:p>
          </table:table-cell>
          <table:table-cell office:value-type="float" office:value="0.131861" calcext:value-type="float">
            <text:p>0.131861</text:p>
          </table:table-cell>
          <table:table-cell table:number-columns-repeated="4"/>
          <table:table-cell office:value-type="float" office:value="0.132782" calcext:value-type="float">
            <text:p>0.132782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79" calcext:value-type="float">
            <text:p>0.13279</text:p>
          </table:table-cell>
          <table:table-cell office:value-type="float" office:value="0.131583" calcext:value-type="float">
            <text:p>0.131583</text:p>
          </table:table-cell>
          <table:table-cell office:value-type="float" office:value="0.131374" calcext:value-type="float">
            <text:p>0.131374</text:p>
          </table:table-cell>
          <table:table-cell table:number-columns-repeated="4"/>
          <table:table-cell office:value-type="float" office:value="0.132779" calcext:value-type="float">
            <text:p>0.132779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861" calcext:value-type="float">
            <text:p>0.132861</text:p>
          </table:table-cell>
          <table:table-cell office:value-type="float" office:value="0.131481" calcext:value-type="float">
            <text:p>0.131481</text:p>
          </table:table-cell>
          <table:table-cell office:value-type="float" office:value="0.131445" calcext:value-type="float">
            <text:p>0.131445</text:p>
          </table:table-cell>
          <table:table-cell table:number-columns-repeated="4"/>
          <table:table-cell office:value-type="float" office:value="0.132777" calcext:value-type="float">
            <text:p>0.132777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934" calcext:value-type="float">
            <text:p>0.132934</text:p>
          </table:table-cell>
          <table:table-cell office:value-type="float" office:value="0.131642" calcext:value-type="float">
            <text:p>0.131642</text:p>
          </table:table-cell>
          <table:table-cell office:value-type="float" office:value="0.131539" calcext:value-type="float">
            <text:p>0.131539</text:p>
          </table:table-cell>
          <table:table-cell table:number-columns-repeated="4"/>
          <table:table-cell office:value-type="float" office:value="0.132774" calcext:value-type="float">
            <text:p>0.132774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3041" calcext:value-type="float">
            <text:p>0.133041</text:p>
          </table:table-cell>
          <table:table-cell office:value-type="float" office:value="0.131562" calcext:value-type="float">
            <text:p>0.131562</text:p>
          </table:table-cell>
          <table:table-cell office:value-type="float" office:value="0.131305" calcext:value-type="float">
            <text:p>0.131305</text:p>
          </table:table-cell>
          <table:table-cell table:number-columns-repeated="4"/>
          <table:table-cell office:value-type="float" office:value="0.132771" calcext:value-type="float">
            <text:p>0.132771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859" calcext:value-type="float">
            <text:p>0.132859</text:p>
          </table:table-cell>
          <table:table-cell office:value-type="float" office:value="0.131423" calcext:value-type="float">
            <text:p>0.131423</text:p>
          </table:table-cell>
          <table:table-cell office:value-type="float" office:value="0.131468" calcext:value-type="float">
            <text:p>0.131468</text:p>
          </table:table-cell>
          <table:table-cell table:number-columns-repeated="4"/>
          <table:table-cell office:value-type="float" office:value="0.132768" calcext:value-type="float">
            <text:p>0.132768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998" calcext:value-type="float">
            <text:p>0.132998</text:p>
          </table:table-cell>
          <table:table-cell office:value-type="float" office:value="0.131671" calcext:value-type="float">
            <text:p>0.131671</text:p>
          </table:table-cell>
          <table:table-cell office:value-type="float" office:value="0.131552" calcext:value-type="float">
            <text:p>0.131552</text:p>
          </table:table-cell>
          <table:table-cell table:number-columns-repeated="4"/>
          <table:table-cell office:value-type="float" office:value="0.132765" calcext:value-type="float">
            <text:p>0.132765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756" calcext:value-type="float">
            <text:p>0.132756</text:p>
          </table:table-cell>
          <table:table-cell office:value-type="float" office:value="0.132193" calcext:value-type="float">
            <text:p>0.132193</text:p>
          </table:table-cell>
          <table:table-cell office:value-type="float" office:value="0.137413" calcext:value-type="float">
            <text:p>0.137413</text:p>
          </table:table-cell>
          <table:table-cell table:number-columns-repeated="4"/>
          <table:table-cell office:value-type="float" office:value="0.132763" calcext:value-type="float">
            <text:p>0.132763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873" calcext:value-type="float">
            <text:p>0.132873</text:p>
          </table:table-cell>
          <table:table-cell office:value-type="float" office:value="0.132578" calcext:value-type="float">
            <text:p>0.132578</text:p>
          </table:table-cell>
          <table:table-cell office:value-type="float" office:value="0.13289" calcext:value-type="float">
            <text:p>0.13289</text:p>
          </table:table-cell>
          <table:table-cell table:number-columns-repeated="4"/>
          <table:table-cell office:value-type="float" office:value="0.13276" calcext:value-type="float">
            <text:p>0.13276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83" calcext:value-type="float">
            <text:p>0.13283</text:p>
          </table:table-cell>
          <table:table-cell office:value-type="float" office:value="0.132083" calcext:value-type="float">
            <text:p>0.132083</text:p>
          </table:table-cell>
          <table:table-cell office:value-type="float" office:value="0.131736" calcext:value-type="float">
            <text:p>0.131736</text:p>
          </table:table-cell>
          <table:table-cell table:number-columns-repeated="4"/>
          <table:table-cell office:value-type="float" office:value="0.132757" calcext:value-type="float">
            <text:p>0.132757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711" calcext:value-type="float">
            <text:p>0.132711</text:p>
          </table:table-cell>
          <table:table-cell office:value-type="float" office:value="0.131498" calcext:value-type="float">
            <text:p>0.131498</text:p>
          </table:table-cell>
          <table:table-cell office:value-type="float" office:value="0.131402" calcext:value-type="float">
            <text:p>0.131402</text:p>
          </table:table-cell>
          <table:table-cell table:number-columns-repeated="4"/>
          <table:table-cell office:value-type="float" office:value="0.132754" calcext:value-type="float">
            <text:p>0.132754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744" calcext:value-type="float">
            <text:p>0.132744</text:p>
          </table:table-cell>
          <table:table-cell office:value-type="float" office:value="0.131692" calcext:value-type="float">
            <text:p>0.131692</text:p>
          </table:table-cell>
          <table:table-cell office:value-type="float" office:value="0.132139" calcext:value-type="float">
            <text:p>0.132139</text:p>
          </table:table-cell>
          <table:table-cell table:number-columns-repeated="4"/>
          <table:table-cell office:value-type="float" office:value="0.132751" calcext:value-type="float">
            <text:p>0.132751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922" calcext:value-type="float">
            <text:p>0.132922</text:p>
          </table:table-cell>
          <table:table-cell office:value-type="float" office:value="0.132677" calcext:value-type="float">
            <text:p>0.132677</text:p>
          </table:table-cell>
          <table:table-cell office:value-type="float" office:value="0.131402" calcext:value-type="float">
            <text:p>0.131402</text:p>
          </table:table-cell>
          <table:table-cell table:number-columns-repeated="4"/>
          <table:table-cell office:value-type="float" office:value="0.132749" calcext:value-type="float">
            <text:p>0.132749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991" calcext:value-type="float">
            <text:p>0.132991</text:p>
          </table:table-cell>
          <table:table-cell office:value-type="float" office:value="0.13148" calcext:value-type="float">
            <text:p>0.13148</text:p>
          </table:table-cell>
          <table:table-cell office:value-type="float" office:value="0.131389" calcext:value-type="float">
            <text:p>0.131389</text:p>
          </table:table-cell>
          <table:table-cell table:number-columns-repeated="4"/>
          <table:table-cell office:value-type="float" office:value="0.132746" calcext:value-type="float">
            <text:p>0.132746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3598" calcext:value-type="float">
            <text:p>0.133598</text:p>
          </table:table-cell>
          <table:table-cell office:value-type="float" office:value="0.131574" calcext:value-type="float">
            <text:p>0.131574</text:p>
          </table:table-cell>
          <table:table-cell office:value-type="float" office:value="0.13132" calcext:value-type="float">
            <text:p>0.13132</text:p>
          </table:table-cell>
          <table:table-cell table:number-columns-repeated="4"/>
          <table:table-cell office:value-type="float" office:value="0.132743" calcext:value-type="float">
            <text:p>0.132743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762" calcext:value-type="float">
            <text:p>0.132762</text:p>
          </table:table-cell>
          <table:table-cell office:value-type="float" office:value="0.131434" calcext:value-type="float">
            <text:p>0.131434</text:p>
          </table:table-cell>
          <table:table-cell office:value-type="float" office:value="0.131358" calcext:value-type="float">
            <text:p>0.131358</text:p>
          </table:table-cell>
          <table:table-cell table:number-columns-repeated="4"/>
          <table:table-cell office:value-type="float" office:value="0.13274" calcext:value-type="float">
            <text:p>0.13274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822" calcext:value-type="float">
            <text:p>0.132822</text:p>
          </table:table-cell>
          <table:table-cell office:value-type="float" office:value="0.131415" calcext:value-type="float">
            <text:p>0.131415</text:p>
          </table:table-cell>
          <table:table-cell office:value-type="float" office:value="0.131315" calcext:value-type="float">
            <text:p>0.131315</text:p>
          </table:table-cell>
          <table:table-cell table:number-columns-repeated="4"/>
          <table:table-cell office:value-type="float" office:value="0.132737" calcext:value-type="float">
            <text:p>0.132737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988" calcext:value-type="float">
            <text:p>0.132988</text:p>
          </table:table-cell>
          <table:table-cell office:value-type="float" office:value="0.131559" calcext:value-type="float">
            <text:p>0.131559</text:p>
          </table:table-cell>
          <table:table-cell office:value-type="float" office:value="0.133782" calcext:value-type="float">
            <text:p>0.133782</text:p>
          </table:table-cell>
          <table:table-cell table:number-columns-repeated="4"/>
          <table:table-cell office:value-type="float" office:value="0.132735" calcext:value-type="float">
            <text:p>0.132735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703" calcext:value-type="float">
            <text:p>0.132703</text:p>
          </table:table-cell>
          <table:table-cell office:value-type="float" office:value="0.131473" calcext:value-type="float">
            <text:p>0.131473</text:p>
          </table:table-cell>
          <table:table-cell office:value-type="float" office:value="0.131795" calcext:value-type="float">
            <text:p>0.131795</text:p>
          </table:table-cell>
          <table:table-cell table:number-columns-repeated="4"/>
          <table:table-cell office:value-type="float" office:value="0.132732" calcext:value-type="float">
            <text:p>0.132732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707" calcext:value-type="float">
            <text:p>0.132707</text:p>
          </table:table-cell>
          <table:table-cell office:value-type="float" office:value="0.131519" calcext:value-type="float">
            <text:p>0.131519</text:p>
          </table:table-cell>
          <table:table-cell office:value-type="float" office:value="0.131914" calcext:value-type="float">
            <text:p>0.131914</text:p>
          </table:table-cell>
          <table:table-cell table:number-columns-repeated="4"/>
          <table:table-cell office:value-type="float" office:value="0.132729" calcext:value-type="float">
            <text:p>0.132729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3163" calcext:value-type="float">
            <text:p>0.133163</text:p>
          </table:table-cell>
          <table:table-cell office:value-type="float" office:value="0.131622" calcext:value-type="float">
            <text:p>0.131622</text:p>
          </table:table-cell>
          <table:table-cell office:value-type="float" office:value="0.131427" calcext:value-type="float">
            <text:p>0.131427</text:p>
          </table:table-cell>
          <table:table-cell table:number-columns-repeated="4"/>
          <table:table-cell office:value-type="float" office:value="0.132726" calcext:value-type="float">
            <text:p>0.132726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3246" calcext:value-type="float">
            <text:p>0.133246</text:p>
          </table:table-cell>
          <table:table-cell office:value-type="float" office:value="0.131432" calcext:value-type="float">
            <text:p>0.131432</text:p>
          </table:table-cell>
          <table:table-cell office:value-type="float" office:value="0.134611" calcext:value-type="float">
            <text:p>0.134611</text:p>
          </table:table-cell>
          <table:table-cell table:number-columns-repeated="4"/>
          <table:table-cell office:value-type="float" office:value="0.132724" calcext:value-type="float">
            <text:p>0.132724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713" calcext:value-type="float">
            <text:p>0.132713</text:p>
          </table:table-cell>
          <table:table-cell office:value-type="float" office:value="0.132013" calcext:value-type="float">
            <text:p>0.132013</text:p>
          </table:table-cell>
          <table:table-cell office:value-type="float" office:value="0.131359" calcext:value-type="float">
            <text:p>0.131359</text:p>
          </table:table-cell>
          <table:table-cell table:number-columns-repeated="4"/>
          <table:table-cell office:value-type="float" office:value="0.13272" calcext:value-type="float">
            <text:p>0.13272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3013" calcext:value-type="float">
            <text:p>0.133013</text:p>
          </table:table-cell>
          <table:table-cell office:value-type="float" office:value="0.132483" calcext:value-type="float">
            <text:p>0.132483</text:p>
          </table:table-cell>
          <table:table-cell office:value-type="float" office:value="0.131321" calcext:value-type="float">
            <text:p>0.131321</text:p>
          </table:table-cell>
          <table:table-cell table:number-columns-repeated="4"/>
          <table:table-cell office:value-type="float" office:value="0.132718" calcext:value-type="float">
            <text:p>0.132718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846" calcext:value-type="float">
            <text:p>0.132846</text:p>
          </table:table-cell>
          <table:table-cell office:value-type="float" office:value="0.131917" calcext:value-type="float">
            <text:p>0.131917</text:p>
          </table:table-cell>
          <table:table-cell office:value-type="float" office:value="0.132283" calcext:value-type="float">
            <text:p>0.132283</text:p>
          </table:table-cell>
          <table:table-cell table:number-columns-repeated="4"/>
          <table:table-cell office:value-type="float" office:value="0.132715" calcext:value-type="float">
            <text:p>0.132715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3068" calcext:value-type="float">
            <text:p>0.133068</text:p>
          </table:table-cell>
          <table:table-cell office:value-type="float" office:value="0.13156" calcext:value-type="float">
            <text:p>0.13156</text:p>
          </table:table-cell>
          <table:table-cell office:value-type="float" office:value="0.131367" calcext:value-type="float">
            <text:p>0.131367</text:p>
          </table:table-cell>
          <table:table-cell table:number-columns-repeated="4"/>
          <table:table-cell office:value-type="float" office:value="0.132713" calcext:value-type="float">
            <text:p>0.132713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742" calcext:value-type="float">
            <text:p>0.132742</text:p>
          </table:table-cell>
          <table:table-cell office:value-type="float" office:value="0.131885" calcext:value-type="float">
            <text:p>0.131885</text:p>
          </table:table-cell>
          <table:table-cell office:value-type="float" office:value="0.135211" calcext:value-type="float">
            <text:p>0.135211</text:p>
          </table:table-cell>
          <table:table-cell table:number-columns-repeated="4"/>
          <table:table-cell office:value-type="float" office:value="0.132709" calcext:value-type="float">
            <text:p>0.132709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3334" calcext:value-type="float">
            <text:p>0.133334</text:p>
          </table:table-cell>
          <table:table-cell office:value-type="float" office:value="0.131798" calcext:value-type="float">
            <text:p>0.131798</text:p>
          </table:table-cell>
          <table:table-cell office:value-type="float" office:value="0.131412" calcext:value-type="float">
            <text:p>0.131412</text:p>
          </table:table-cell>
          <table:table-cell table:number-columns-repeated="4"/>
          <table:table-cell office:value-type="float" office:value="0.132707" calcext:value-type="float">
            <text:p>0.132707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3346" calcext:value-type="float">
            <text:p>0.133346</text:p>
          </table:table-cell>
          <table:table-cell office:value-type="float" office:value="0.131451" calcext:value-type="float">
            <text:p>0.131451</text:p>
          </table:table-cell>
          <table:table-cell office:value-type="float" office:value="0.131854" calcext:value-type="float">
            <text:p>0.131854</text:p>
          </table:table-cell>
          <table:table-cell table:number-columns-repeated="4"/>
          <table:table-cell office:value-type="float" office:value="0.132704" calcext:value-type="float">
            <text:p>0.132704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716" calcext:value-type="float">
            <text:p>0.132716</text:p>
          </table:table-cell>
          <table:table-cell office:value-type="float" office:value="0.13146" calcext:value-type="float">
            <text:p>0.13146</text:p>
          </table:table-cell>
          <table:table-cell office:value-type="float" office:value="0.131449" calcext:value-type="float">
            <text:p>0.131449</text:p>
          </table:table-cell>
          <table:table-cell table:number-columns-repeated="4"/>
          <table:table-cell office:value-type="float" office:value="0.132702" calcext:value-type="float">
            <text:p>0.132702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722" calcext:value-type="float">
            <text:p>0.132722</text:p>
          </table:table-cell>
          <table:table-cell office:value-type="float" office:value="0.131827" calcext:value-type="float">
            <text:p>0.131827</text:p>
          </table:table-cell>
          <table:table-cell office:value-type="float" office:value="0.131314" calcext:value-type="float">
            <text:p>0.131314</text:p>
          </table:table-cell>
          <table:table-cell table:number-columns-repeated="4"/>
          <table:table-cell office:value-type="float" office:value="0.132699" calcext:value-type="float">
            <text:p>0.132699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811" calcext:value-type="float">
            <text:p>0.132811</text:p>
          </table:table-cell>
          <table:table-cell office:value-type="float" office:value="0.131437" calcext:value-type="float">
            <text:p>0.131437</text:p>
          </table:table-cell>
          <table:table-cell office:value-type="float" office:value="0.131447" calcext:value-type="float">
            <text:p>0.131447</text:p>
          </table:table-cell>
          <table:table-cell table:number-columns-repeated="4"/>
          <table:table-cell office:value-type="float" office:value="0.132696" calcext:value-type="float">
            <text:p>0.132696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766" calcext:value-type="float">
            <text:p>0.132766</text:p>
          </table:table-cell>
          <table:table-cell office:value-type="float" office:value="0.131479" calcext:value-type="float">
            <text:p>0.131479</text:p>
          </table:table-cell>
          <table:table-cell office:value-type="float" office:value="0.131345" calcext:value-type="float">
            <text:p>0.131345</text:p>
          </table:table-cell>
          <table:table-cell table:number-columns-repeated="4"/>
          <table:table-cell office:value-type="float" office:value="0.132693" calcext:value-type="float">
            <text:p>0.132693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694" calcext:value-type="float">
            <text:p>0.132694</text:p>
          </table:table-cell>
          <table:table-cell office:value-type="float" office:value="0.131631" calcext:value-type="float">
            <text:p>0.131631</text:p>
          </table:table-cell>
          <table:table-cell office:value-type="float" office:value="0.131492" calcext:value-type="float">
            <text:p>0.131492</text:p>
          </table:table-cell>
          <table:table-cell table:number-columns-repeated="4"/>
          <table:table-cell office:value-type="float" office:value="0.132691" calcext:value-type="float">
            <text:p>0.132691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3333" calcext:value-type="float">
            <text:p>0.133333</text:p>
          </table:table-cell>
          <table:table-cell office:value-type="float" office:value="0.131458" calcext:value-type="float">
            <text:p>0.131458</text:p>
          </table:table-cell>
          <table:table-cell office:value-type="float" office:value="0.131341" calcext:value-type="float">
            <text:p>0.131341</text:p>
          </table:table-cell>
          <table:table-cell table:number-columns-repeated="4"/>
          <table:table-cell office:value-type="float" office:value="0.132688" calcext:value-type="float">
            <text:p>0.132688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3483" calcext:value-type="float">
            <text:p>0.133483</text:p>
          </table:table-cell>
          <table:table-cell office:value-type="float" office:value="0.131962" calcext:value-type="float">
            <text:p>0.131962</text:p>
          </table:table-cell>
          <table:table-cell office:value-type="float" office:value="0.131307" calcext:value-type="float">
            <text:p>0.131307</text:p>
          </table:table-cell>
          <table:table-cell table:number-columns-repeated="4"/>
          <table:table-cell office:value-type="float" office:value="0.132685" calcext:value-type="float">
            <text:p>0.132685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822" calcext:value-type="float">
            <text:p>0.132822</text:p>
          </table:table-cell>
          <table:table-cell office:value-type="float" office:value="0.131688" calcext:value-type="float">
            <text:p>0.131688</text:p>
          </table:table-cell>
          <table:table-cell office:value-type="float" office:value="0.131673" calcext:value-type="float">
            <text:p>0.131673</text:p>
          </table:table-cell>
          <table:table-cell table:number-columns-repeated="4"/>
          <table:table-cell office:value-type="float" office:value="0.132683" calcext:value-type="float">
            <text:p>0.132683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3874" calcext:value-type="float">
            <text:p>0.133874</text:p>
          </table:table-cell>
          <table:table-cell office:value-type="float" office:value="0.131563" calcext:value-type="float">
            <text:p>0.131563</text:p>
          </table:table-cell>
          <table:table-cell office:value-type="float" office:value="0.131446" calcext:value-type="float">
            <text:p>0.131446</text:p>
          </table:table-cell>
          <table:table-cell table:number-columns-repeated="4"/>
          <table:table-cell office:value-type="float" office:value="0.13268" calcext:value-type="float">
            <text:p>0.13268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705" calcext:value-type="float">
            <text:p>0.132705</text:p>
          </table:table-cell>
          <table:table-cell office:value-type="float" office:value="0.131387" calcext:value-type="float">
            <text:p>0.131387</text:p>
          </table:table-cell>
          <table:table-cell office:value-type="float" office:value="0.131292" calcext:value-type="float">
            <text:p>0.131292</text:p>
          </table:table-cell>
          <table:table-cell table:number-columns-repeated="4"/>
          <table:table-cell office:value-type="float" office:value="0.132677" calcext:value-type="float">
            <text:p>0.132677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858" calcext:value-type="float">
            <text:p>0.132858</text:p>
          </table:table-cell>
          <table:table-cell office:value-type="float" office:value="0.131673" calcext:value-type="float">
            <text:p>0.131673</text:p>
          </table:table-cell>
          <table:table-cell office:value-type="float" office:value="0.131306" calcext:value-type="float">
            <text:p>0.131306</text:p>
          </table:table-cell>
          <table:table-cell table:number-columns-repeated="4"/>
          <table:table-cell office:value-type="float" office:value="0.132675" calcext:value-type="float">
            <text:p>0.132675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727" calcext:value-type="float">
            <text:p>0.132727</text:p>
          </table:table-cell>
          <table:table-cell office:value-type="float" office:value="0.131604" calcext:value-type="float">
            <text:p>0.131604</text:p>
          </table:table-cell>
          <table:table-cell office:value-type="float" office:value="0.131386" calcext:value-type="float">
            <text:p>0.131386</text:p>
          </table:table-cell>
          <table:table-cell table:number-columns-repeated="4"/>
          <table:table-cell office:value-type="float" office:value="0.132672" calcext:value-type="float">
            <text:p>0.132672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846" calcext:value-type="float">
            <text:p>0.132846</text:p>
          </table:table-cell>
          <table:table-cell office:value-type="float" office:value="0.131716" calcext:value-type="float">
            <text:p>0.131716</text:p>
          </table:table-cell>
          <table:table-cell office:value-type="float" office:value="0.131392" calcext:value-type="float">
            <text:p>0.131392</text:p>
          </table:table-cell>
          <table:table-cell table:number-columns-repeated="4"/>
          <table:table-cell office:value-type="float" office:value="0.13267" calcext:value-type="float">
            <text:p>0.13267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634" calcext:value-type="float">
            <text:p>0.132634</text:p>
          </table:table-cell>
          <table:table-cell office:value-type="float" office:value="0.131458" calcext:value-type="float">
            <text:p>0.131458</text:p>
          </table:table-cell>
          <table:table-cell office:value-type="float" office:value="0.131453" calcext:value-type="float">
            <text:p>0.131453</text:p>
          </table:table-cell>
          <table:table-cell table:number-columns-repeated="4"/>
          <table:table-cell office:value-type="float" office:value="0.132667" calcext:value-type="float">
            <text:p>0.132667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646" calcext:value-type="float">
            <text:p>0.132646</text:p>
          </table:table-cell>
          <table:table-cell office:value-type="float" office:value="0.132108" calcext:value-type="float">
            <text:p>0.132108</text:p>
          </table:table-cell>
          <table:table-cell office:value-type="float" office:value="0.131437" calcext:value-type="float">
            <text:p>0.131437</text:p>
          </table:table-cell>
          <table:table-cell table:number-columns-repeated="4"/>
          <table:table-cell office:value-type="float" office:value="0.132665" calcext:value-type="float">
            <text:p>0.132665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627" calcext:value-type="float">
            <text:p>0.132627</text:p>
          </table:table-cell>
          <table:table-cell office:value-type="float" office:value="0.131897" calcext:value-type="float">
            <text:p>0.131897</text:p>
          </table:table-cell>
          <table:table-cell office:value-type="float" office:value="0.132627" calcext:value-type="float">
            <text:p>0.132627</text:p>
          </table:table-cell>
          <table:table-cell table:number-columns-repeated="4"/>
          <table:table-cell office:value-type="float" office:value="0.132662" calcext:value-type="float">
            <text:p>0.132662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649" calcext:value-type="float">
            <text:p>0.132649</text:p>
          </table:table-cell>
          <table:table-cell office:value-type="float" office:value="0.131486" calcext:value-type="float">
            <text:p>0.131486</text:p>
          </table:table-cell>
          <table:table-cell office:value-type="float" office:value="0.131493" calcext:value-type="float">
            <text:p>0.131493</text:p>
          </table:table-cell>
          <table:table-cell table:number-columns-repeated="4"/>
          <table:table-cell office:value-type="float" office:value="0.132659" calcext:value-type="float">
            <text:p>0.132659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873" calcext:value-type="float">
            <text:p>0.132873</text:p>
          </table:table-cell>
          <table:table-cell office:value-type="float" office:value="0.131391" calcext:value-type="float">
            <text:p>0.131391</text:p>
          </table:table-cell>
          <table:table-cell office:value-type="float" office:value="0.131301" calcext:value-type="float">
            <text:p>0.131301</text:p>
          </table:table-cell>
          <table:table-cell table:number-columns-repeated="4"/>
          <table:table-cell office:value-type="float" office:value="0.132657" calcext:value-type="float">
            <text:p>0.132657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822" calcext:value-type="float">
            <text:p>0.132822</text:p>
          </table:table-cell>
          <table:table-cell office:value-type="float" office:value="0.131388" calcext:value-type="float">
            <text:p>0.131388</text:p>
          </table:table-cell>
          <table:table-cell office:value-type="float" office:value="0.131409" calcext:value-type="float">
            <text:p>0.131409</text:p>
          </table:table-cell>
          <table:table-cell table:number-columns-repeated="4"/>
          <table:table-cell office:value-type="float" office:value="0.132655" calcext:value-type="float">
            <text:p>0.132655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646" calcext:value-type="float">
            <text:p>0.132646</text:p>
          </table:table-cell>
          <table:table-cell office:value-type="float" office:value="0.131521" calcext:value-type="float">
            <text:p>0.131521</text:p>
          </table:table-cell>
          <table:table-cell office:value-type="float" office:value="0.131304" calcext:value-type="float">
            <text:p>0.131304</text:p>
          </table:table-cell>
          <table:table-cell table:number-columns-repeated="4"/>
          <table:table-cell office:value-type="float" office:value="0.132652" calcext:value-type="float">
            <text:p>0.132652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67" calcext:value-type="float">
            <text:p>0.13267</text:p>
          </table:table-cell>
          <table:table-cell office:value-type="float" office:value="0.13191" calcext:value-type="float">
            <text:p>0.13191</text:p>
          </table:table-cell>
          <table:table-cell office:value-type="float" office:value="0.131361" calcext:value-type="float">
            <text:p>0.131361</text:p>
          </table:table-cell>
          <table:table-cell table:number-columns-repeated="4"/>
          <table:table-cell office:value-type="float" office:value="0.132649" calcext:value-type="float">
            <text:p>0.132649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652" calcext:value-type="float">
            <text:p>0.132652</text:p>
          </table:table-cell>
          <table:table-cell office:value-type="float" office:value="0.131838" calcext:value-type="float">
            <text:p>0.131838</text:p>
          </table:table-cell>
          <table:table-cell office:value-type="float" office:value="0.131336" calcext:value-type="float">
            <text:p>0.131336</text:p>
          </table:table-cell>
          <table:table-cell table:number-columns-repeated="4"/>
          <table:table-cell office:value-type="float" office:value="0.132646" calcext:value-type="float">
            <text:p>0.132646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3158" calcext:value-type="float">
            <text:p>0.133158</text:p>
          </table:table-cell>
          <table:table-cell office:value-type="float" office:value="0.131859" calcext:value-type="float">
            <text:p>0.131859</text:p>
          </table:table-cell>
          <table:table-cell office:value-type="float" office:value="0.131762" calcext:value-type="float">
            <text:p>0.131762</text:p>
          </table:table-cell>
          <table:table-cell table:number-columns-repeated="4"/>
          <table:table-cell office:value-type="float" office:value="0.132644" calcext:value-type="float">
            <text:p>0.132644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888" calcext:value-type="float">
            <text:p>0.132888</text:p>
          </table:table-cell>
          <table:table-cell office:value-type="float" office:value="0.131418" calcext:value-type="float">
            <text:p>0.131418</text:p>
          </table:table-cell>
          <table:table-cell office:value-type="float" office:value="0.13144" calcext:value-type="float">
            <text:p>0.13144</text:p>
          </table:table-cell>
          <table:table-cell table:number-columns-repeated="4"/>
          <table:table-cell office:value-type="float" office:value="0.132642" calcext:value-type="float">
            <text:p>0.132642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88" calcext:value-type="float">
            <text:p>0.13288</text:p>
          </table:table-cell>
          <table:table-cell office:value-type="float" office:value="0.131702" calcext:value-type="float">
            <text:p>0.131702</text:p>
          </table:table-cell>
          <table:table-cell office:value-type="float" office:value="0.131407" calcext:value-type="float">
            <text:p>0.131407</text:p>
          </table:table-cell>
          <table:table-cell table:number-columns-repeated="4"/>
          <table:table-cell office:value-type="float" office:value="0.132639" calcext:value-type="float">
            <text:p>0.132639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3105" calcext:value-type="float">
            <text:p>0.133105</text:p>
          </table:table-cell>
          <table:table-cell office:value-type="float" office:value="0.131873" calcext:value-type="float">
            <text:p>0.131873</text:p>
          </table:table-cell>
          <table:table-cell office:value-type="float" office:value="0.131904" calcext:value-type="float">
            <text:p>0.131904</text:p>
          </table:table-cell>
          <table:table-cell table:number-columns-repeated="4"/>
          <table:table-cell office:value-type="float" office:value="0.132636" calcext:value-type="float">
            <text:p>0.132636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841" calcext:value-type="float">
            <text:p>0.132841</text:p>
          </table:table-cell>
          <table:table-cell office:value-type="float" office:value="0.132672" calcext:value-type="float">
            <text:p>0.132672</text:p>
          </table:table-cell>
          <table:table-cell office:value-type="float" office:value="0.131515" calcext:value-type="float">
            <text:p>0.131515</text:p>
          </table:table-cell>
          <table:table-cell table:number-columns-repeated="4"/>
          <table:table-cell office:value-type="float" office:value="0.132634" calcext:value-type="float">
            <text:p>0.132634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637" calcext:value-type="float">
            <text:p>0.132637</text:p>
          </table:table-cell>
          <table:table-cell office:value-type="float" office:value="0.131406" calcext:value-type="float">
            <text:p>0.131406</text:p>
          </table:table-cell>
          <table:table-cell office:value-type="float" office:value="0.131745" calcext:value-type="float">
            <text:p>0.131745</text:p>
          </table:table-cell>
          <table:table-cell table:number-columns-repeated="4"/>
          <table:table-cell office:value-type="float" office:value="0.132631" calcext:value-type="float">
            <text:p>0.132631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618" calcext:value-type="float">
            <text:p>0.132618</text:p>
          </table:table-cell>
          <table:table-cell office:value-type="float" office:value="0.131437" calcext:value-type="float">
            <text:p>0.131437</text:p>
          </table:table-cell>
          <table:table-cell office:value-type="float" office:value="0.131918" calcext:value-type="float">
            <text:p>0.131918</text:p>
          </table:table-cell>
          <table:table-cell table:number-columns-repeated="4"/>
          <table:table-cell office:value-type="float" office:value="0.132629" calcext:value-type="float">
            <text:p>0.132629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3081" calcext:value-type="float">
            <text:p>0.133081</text:p>
          </table:table-cell>
          <table:table-cell office:value-type="float" office:value="0.131415" calcext:value-type="float">
            <text:p>0.131415</text:p>
          </table:table-cell>
          <table:table-cell office:value-type="float" office:value="0.131587" calcext:value-type="float">
            <text:p>0.131587</text:p>
          </table:table-cell>
          <table:table-cell table:number-columns-repeated="4"/>
          <table:table-cell office:value-type="float" office:value="0.132627" calcext:value-type="float">
            <text:p>0.132627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63" calcext:value-type="float">
            <text:p>0.13263</text:p>
          </table:table-cell>
          <table:table-cell office:value-type="float" office:value="0.131696" calcext:value-type="float">
            <text:p>0.131696</text:p>
          </table:table-cell>
          <table:table-cell office:value-type="float" office:value="0.131314" calcext:value-type="float">
            <text:p>0.131314</text:p>
          </table:table-cell>
          <table:table-cell table:number-columns-repeated="4"/>
          <table:table-cell office:value-type="float" office:value="0.132624" calcext:value-type="float">
            <text:p>0.132624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825" calcext:value-type="float">
            <text:p>0.132825</text:p>
          </table:table-cell>
          <table:table-cell office:value-type="float" office:value="0.132289" calcext:value-type="float">
            <text:p>0.132289</text:p>
          </table:table-cell>
          <table:table-cell office:value-type="float" office:value="0.131293" calcext:value-type="float">
            <text:p>0.131293</text:p>
          </table:table-cell>
          <table:table-cell table:number-columns-repeated="4"/>
          <table:table-cell office:value-type="float" office:value="0.132621" calcext:value-type="float">
            <text:p>0.132621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76" calcext:value-type="float">
            <text:p>0.13276</text:p>
          </table:table-cell>
          <table:table-cell office:value-type="float" office:value="0.131477" calcext:value-type="float">
            <text:p>0.131477</text:p>
          </table:table-cell>
          <table:table-cell office:value-type="float" office:value="0.131305" calcext:value-type="float">
            <text:p>0.131305</text:p>
          </table:table-cell>
          <table:table-cell table:number-columns-repeated="4"/>
          <table:table-cell office:value-type="float" office:value="0.132619" calcext:value-type="float">
            <text:p>0.132619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587" calcext:value-type="float">
            <text:p>0.132587</text:p>
          </table:table-cell>
          <table:table-cell office:value-type="float" office:value="0.132521" calcext:value-type="float">
            <text:p>0.132521</text:p>
          </table:table-cell>
          <table:table-cell office:value-type="float" office:value="0.131864" calcext:value-type="float">
            <text:p>0.131864</text:p>
          </table:table-cell>
          <table:table-cell table:number-columns-repeated="4"/>
          <table:table-cell office:value-type="float" office:value="0.132616" calcext:value-type="float">
            <text:p>0.132616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594" calcext:value-type="float">
            <text:p>0.132594</text:p>
          </table:table-cell>
          <table:table-cell office:value-type="float" office:value="0.131405" calcext:value-type="float">
            <text:p>0.131405</text:p>
          </table:table-cell>
          <table:table-cell office:value-type="float" office:value="0.131859" calcext:value-type="float">
            <text:p>0.131859</text:p>
          </table:table-cell>
          <table:table-cell table:number-columns-repeated="4"/>
          <table:table-cell office:value-type="float" office:value="0.132614" calcext:value-type="float">
            <text:p>0.132614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598" calcext:value-type="float">
            <text:p>0.132598</text:p>
          </table:table-cell>
          <table:table-cell office:value-type="float" office:value="0.13186" calcext:value-type="float">
            <text:p>0.13186</text:p>
          </table:table-cell>
          <table:table-cell office:value-type="float" office:value="0.132822" calcext:value-type="float">
            <text:p>0.132822</text:p>
          </table:table-cell>
          <table:table-cell table:number-columns-repeated="4"/>
          <table:table-cell office:value-type="float" office:value="0.132611" calcext:value-type="float">
            <text:p>0.132611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3096" calcext:value-type="float">
            <text:p>0.133096</text:p>
          </table:table-cell>
          <table:table-cell office:value-type="float" office:value="0.131695" calcext:value-type="float">
            <text:p>0.131695</text:p>
          </table:table-cell>
          <table:table-cell office:value-type="float" office:value="0.131447" calcext:value-type="float">
            <text:p>0.131447</text:p>
          </table:table-cell>
          <table:table-cell table:number-columns-repeated="4"/>
          <table:table-cell office:value-type="float" office:value="0.132609" calcext:value-type="float">
            <text:p>0.132609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669" calcext:value-type="float">
            <text:p>0.132669</text:p>
          </table:table-cell>
          <table:table-cell office:value-type="float" office:value="0.131968" calcext:value-type="float">
            <text:p>0.131968</text:p>
          </table:table-cell>
          <table:table-cell office:value-type="float" office:value="0.133229" calcext:value-type="float">
            <text:p>0.133229</text:p>
          </table:table-cell>
          <table:table-cell table:number-columns-repeated="4"/>
          <table:table-cell office:value-type="float" office:value="0.132606" calcext:value-type="float">
            <text:p>0.132606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681" calcext:value-type="float">
            <text:p>0.132681</text:p>
          </table:table-cell>
          <table:table-cell office:value-type="float" office:value="0.131387" calcext:value-type="float">
            <text:p>0.131387</text:p>
          </table:table-cell>
          <table:table-cell office:value-type="float" office:value="0.132266" calcext:value-type="float">
            <text:p>0.132266</text:p>
          </table:table-cell>
          <table:table-cell table:number-columns-repeated="4"/>
          <table:table-cell office:value-type="float" office:value="0.132604" calcext:value-type="float">
            <text:p>0.132604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853" calcext:value-type="float">
            <text:p>0.132853</text:p>
          </table:table-cell>
          <table:table-cell office:value-type="float" office:value="0.131386" calcext:value-type="float">
            <text:p>0.131386</text:p>
          </table:table-cell>
          <table:table-cell office:value-type="float" office:value="0.131311" calcext:value-type="float">
            <text:p>0.131311</text:p>
          </table:table-cell>
          <table:table-cell table:number-columns-repeated="4"/>
          <table:table-cell office:value-type="float" office:value="0.132601" calcext:value-type="float">
            <text:p>0.132601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577" calcext:value-type="float">
            <text:p>0.132577</text:p>
          </table:table-cell>
          <table:table-cell office:value-type="float" office:value="0.132726" calcext:value-type="float">
            <text:p>0.132726</text:p>
          </table:table-cell>
          <table:table-cell office:value-type="float" office:value="0.131498" calcext:value-type="float">
            <text:p>0.131498</text:p>
          </table:table-cell>
          <table:table-cell table:number-columns-repeated="4"/>
          <table:table-cell office:value-type="float" office:value="0.132599" calcext:value-type="float">
            <text:p>0.132599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3068" calcext:value-type="float">
            <text:p>0.133068</text:p>
          </table:table-cell>
          <table:table-cell office:value-type="float" office:value="0.13152" calcext:value-type="float">
            <text:p>0.13152</text:p>
          </table:table-cell>
          <table:table-cell office:value-type="float" office:value="0.131368" calcext:value-type="float">
            <text:p>0.131368</text:p>
          </table:table-cell>
          <table:table-cell table:number-columns-repeated="4"/>
          <table:table-cell office:value-type="float" office:value="0.132597" calcext:value-type="float">
            <text:p>0.132597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896" calcext:value-type="float">
            <text:p>0.132896</text:p>
          </table:table-cell>
          <table:table-cell office:value-type="float" office:value="0.131542" calcext:value-type="float">
            <text:p>0.131542</text:p>
          </table:table-cell>
          <table:table-cell office:value-type="float" office:value="0.131308" calcext:value-type="float">
            <text:p>0.131308</text:p>
          </table:table-cell>
          <table:table-cell table:number-columns-repeated="4"/>
          <table:table-cell office:value-type="float" office:value="0.132594" calcext:value-type="float">
            <text:p>0.132594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822" calcext:value-type="float">
            <text:p>0.132822</text:p>
          </table:table-cell>
          <table:table-cell office:value-type="float" office:value="0.131446" calcext:value-type="float">
            <text:p>0.131446</text:p>
          </table:table-cell>
          <table:table-cell office:value-type="float" office:value="0.131747" calcext:value-type="float">
            <text:p>0.131747</text:p>
          </table:table-cell>
          <table:table-cell table:number-columns-repeated="4"/>
          <table:table-cell office:value-type="float" office:value="0.132591" calcext:value-type="float">
            <text:p>0.132591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754" calcext:value-type="float">
            <text:p>0.132754</text:p>
          </table:table-cell>
          <table:table-cell office:value-type="float" office:value="0.131507" calcext:value-type="float">
            <text:p>0.131507</text:p>
          </table:table-cell>
          <table:table-cell office:value-type="float" office:value="0.131611" calcext:value-type="float">
            <text:p>0.131611</text:p>
          </table:table-cell>
          <table:table-cell table:number-columns-repeated="4"/>
          <table:table-cell office:value-type="float" office:value="0.132589" calcext:value-type="float">
            <text:p>0.132589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589" calcext:value-type="float">
            <text:p>0.132589</text:p>
          </table:table-cell>
          <table:table-cell office:value-type="float" office:value="0.131376" calcext:value-type="float">
            <text:p>0.131376</text:p>
          </table:table-cell>
          <table:table-cell office:value-type="float" office:value="0.131363" calcext:value-type="float">
            <text:p>0.131363</text:p>
          </table:table-cell>
          <table:table-cell table:number-columns-repeated="4"/>
          <table:table-cell office:value-type="float" office:value="0.132587" calcext:value-type="float">
            <text:p>0.132587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577" calcext:value-type="float">
            <text:p>0.132577</text:p>
          </table:table-cell>
          <table:table-cell office:value-type="float" office:value="0.13177" calcext:value-type="float">
            <text:p>0.13177</text:p>
          </table:table-cell>
          <table:table-cell office:value-type="float" office:value="0.132027" calcext:value-type="float">
            <text:p>0.132027</text:p>
          </table:table-cell>
          <table:table-cell table:number-columns-repeated="4"/>
          <table:table-cell office:value-type="float" office:value="0.132585" calcext:value-type="float">
            <text:p>0.132585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3024" calcext:value-type="float">
            <text:p>0.133024</text:p>
          </table:table-cell>
          <table:table-cell office:value-type="float" office:value="0.133069" calcext:value-type="float">
            <text:p>0.133069</text:p>
          </table:table-cell>
          <table:table-cell office:value-type="float" office:value="0.131327" calcext:value-type="float">
            <text:p>0.131327</text:p>
          </table:table-cell>
          <table:table-cell table:number-columns-repeated="4"/>
          <table:table-cell office:value-type="float" office:value="0.132582" calcext:value-type="float">
            <text:p>0.132582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958" calcext:value-type="float">
            <text:p>0.132958</text:p>
          </table:table-cell>
          <table:table-cell office:value-type="float" office:value="0.131403" calcext:value-type="float">
            <text:p>0.131403</text:p>
          </table:table-cell>
          <table:table-cell office:value-type="float" office:value="0.131362" calcext:value-type="float">
            <text:p>0.131362</text:p>
          </table:table-cell>
          <table:table-cell table:number-columns-repeated="4"/>
          <table:table-cell office:value-type="float" office:value="0.13258" calcext:value-type="float">
            <text:p>0.13258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685" calcext:value-type="float">
            <text:p>0.132685</text:p>
          </table:table-cell>
          <table:table-cell office:value-type="float" office:value="0.132142" calcext:value-type="float">
            <text:p>0.132142</text:p>
          </table:table-cell>
          <table:table-cell office:value-type="float" office:value="0.131414" calcext:value-type="float">
            <text:p>0.131414</text:p>
          </table:table-cell>
          <table:table-cell table:number-columns-repeated="4"/>
          <table:table-cell office:value-type="float" office:value="0.132577" calcext:value-type="float">
            <text:p>0.132577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3047" calcext:value-type="float">
            <text:p>0.133047</text:p>
          </table:table-cell>
          <table:table-cell office:value-type="float" office:value="0.131371" calcext:value-type="float">
            <text:p>0.131371</text:p>
          </table:table-cell>
          <table:table-cell office:value-type="float" office:value="0.132042" calcext:value-type="float">
            <text:p>0.132042</text:p>
          </table:table-cell>
          <table:table-cell table:number-columns-repeated="4"/>
          <table:table-cell office:value-type="float" office:value="0.132576" calcext:value-type="float">
            <text:p>0.132576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558" calcext:value-type="float">
            <text:p>0.132558</text:p>
          </table:table-cell>
          <table:table-cell office:value-type="float" office:value="0.13146" calcext:value-type="float">
            <text:p>0.13146</text:p>
          </table:table-cell>
          <table:table-cell office:value-type="float" office:value="0.133731" calcext:value-type="float">
            <text:p>0.133731</text:p>
          </table:table-cell>
          <table:table-cell table:number-columns-repeated="4"/>
          <table:table-cell office:value-type="float" office:value="0.132573" calcext:value-type="float">
            <text:p>0.132573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708" calcext:value-type="float">
            <text:p>0.132708</text:p>
          </table:table-cell>
          <table:table-cell office:value-type="float" office:value="0.131415" calcext:value-type="float">
            <text:p>0.131415</text:p>
          </table:table-cell>
          <table:table-cell office:value-type="float" office:value="0.131284" calcext:value-type="float">
            <text:p>0.131284</text:p>
          </table:table-cell>
          <table:table-cell table:number-columns-repeated="4"/>
          <table:table-cell office:value-type="float" office:value="0.132571" calcext:value-type="float">
            <text:p>0.132571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72" calcext:value-type="float">
            <text:p>0.13272</text:p>
          </table:table-cell>
          <table:table-cell office:value-type="float" office:value="0.131567" calcext:value-type="float">
            <text:p>0.131567</text:p>
          </table:table-cell>
          <table:table-cell office:value-type="float" office:value="0.134027" calcext:value-type="float">
            <text:p>0.134027</text:p>
          </table:table-cell>
          <table:table-cell table:number-columns-repeated="4"/>
          <table:table-cell office:value-type="float" office:value="0.132568" calcext:value-type="float">
            <text:p>0.132568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647" calcext:value-type="float">
            <text:p>0.132647</text:p>
          </table:table-cell>
          <table:table-cell office:value-type="float" office:value="0.131376" calcext:value-type="float">
            <text:p>0.131376</text:p>
          </table:table-cell>
          <table:table-cell office:value-type="float" office:value="0.131536" calcext:value-type="float">
            <text:p>0.131536</text:p>
          </table:table-cell>
          <table:table-cell table:number-columns-repeated="4"/>
          <table:table-cell office:value-type="float" office:value="0.132566" calcext:value-type="float">
            <text:p>0.132566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618" calcext:value-type="float">
            <text:p>0.132618</text:p>
          </table:table-cell>
          <table:table-cell office:value-type="float" office:value="0.131375" calcext:value-type="float">
            <text:p>0.131375</text:p>
          </table:table-cell>
          <table:table-cell office:value-type="float" office:value="0.131743" calcext:value-type="float">
            <text:p>0.131743</text:p>
          </table:table-cell>
          <table:table-cell table:number-columns-repeated="4"/>
          <table:table-cell office:value-type="float" office:value="0.132563" calcext:value-type="float">
            <text:p>0.132563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603" calcext:value-type="float">
            <text:p>0.132603</text:p>
          </table:table-cell>
          <table:table-cell office:value-type="float" office:value="0.131428" calcext:value-type="float">
            <text:p>0.131428</text:p>
          </table:table-cell>
          <table:table-cell office:value-type="float" office:value="0.13132" calcext:value-type="float">
            <text:p>0.13132</text:p>
          </table:table-cell>
          <table:table-cell table:number-columns-repeated="4"/>
          <table:table-cell office:value-type="float" office:value="0.132561" calcext:value-type="float">
            <text:p>0.132561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869" calcext:value-type="float">
            <text:p>0.132869</text:p>
          </table:table-cell>
          <table:table-cell office:value-type="float" office:value="0.131644" calcext:value-type="float">
            <text:p>0.131644</text:p>
          </table:table-cell>
          <table:table-cell office:value-type="float" office:value="0.131311" calcext:value-type="float">
            <text:p>0.131311</text:p>
          </table:table-cell>
          <table:table-cell table:number-columns-repeated="4"/>
          <table:table-cell office:value-type="float" office:value="0.132559" calcext:value-type="float">
            <text:p>0.132559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591" calcext:value-type="float">
            <text:p>0.132591</text:p>
          </table:table-cell>
          <table:table-cell office:value-type="float" office:value="0.132199" calcext:value-type="float">
            <text:p>0.132199</text:p>
          </table:table-cell>
          <table:table-cell office:value-type="float" office:value="0.13221" calcext:value-type="float">
            <text:p>0.13221</text:p>
          </table:table-cell>
          <table:table-cell table:number-columns-repeated="4"/>
          <table:table-cell office:value-type="float" office:value="0.132556" calcext:value-type="float">
            <text:p>0.132556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963" calcext:value-type="float">
            <text:p>0.132963</text:p>
          </table:table-cell>
          <table:table-cell office:value-type="float" office:value="0.131493" calcext:value-type="float">
            <text:p>0.131493</text:p>
          </table:table-cell>
          <table:table-cell office:value-type="float" office:value="0.131251" calcext:value-type="float">
            <text:p>0.131251</text:p>
          </table:table-cell>
          <table:table-cell table:number-columns-repeated="4"/>
          <table:table-cell office:value-type="float" office:value="0.132554" calcext:value-type="float">
            <text:p>0.132554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557" calcext:value-type="float">
            <text:p>0.132557</text:p>
          </table:table-cell>
          <table:table-cell office:value-type="float" office:value="0.131809" calcext:value-type="float">
            <text:p>0.131809</text:p>
          </table:table-cell>
          <table:table-cell office:value-type="float" office:value="0.131289" calcext:value-type="float">
            <text:p>0.131289</text:p>
          </table:table-cell>
          <table:table-cell table:number-columns-repeated="4"/>
          <table:table-cell office:value-type="float" office:value="0.132552" calcext:value-type="float">
            <text:p>0.132552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74" calcext:value-type="float">
            <text:p>0.13274</text:p>
          </table:table-cell>
          <table:table-cell office:value-type="float" office:value="0.131863" calcext:value-type="float">
            <text:p>0.131863</text:p>
          </table:table-cell>
          <table:table-cell office:value-type="float" office:value="0.131746" calcext:value-type="float">
            <text:p>0.131746</text:p>
          </table:table-cell>
          <table:table-cell table:number-columns-repeated="4"/>
          <table:table-cell office:value-type="float" office:value="0.13255" calcext:value-type="float">
            <text:p>0.13255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97" calcext:value-type="float">
            <text:p>0.13297</text:p>
          </table:table-cell>
          <table:table-cell office:value-type="float" office:value="0.131359" calcext:value-type="float">
            <text:p>0.131359</text:p>
          </table:table-cell>
          <table:table-cell office:value-type="float" office:value="0.131929" calcext:value-type="float">
            <text:p>0.131929</text:p>
          </table:table-cell>
          <table:table-cell table:number-columns-repeated="4"/>
          <table:table-cell office:value-type="float" office:value="0.132547" calcext:value-type="float">
            <text:p>0.132547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595" calcext:value-type="float">
            <text:p>0.132595</text:p>
          </table:table-cell>
          <table:table-cell office:value-type="float" office:value="0.13196" calcext:value-type="float">
            <text:p>0.13196</text:p>
          </table:table-cell>
          <table:table-cell office:value-type="float" office:value="0.131464" calcext:value-type="float">
            <text:p>0.131464</text:p>
          </table:table-cell>
          <table:table-cell table:number-columns-repeated="4"/>
          <table:table-cell office:value-type="float" office:value="0.132545" calcext:value-type="float">
            <text:p>0.132545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616" calcext:value-type="float">
            <text:p>0.132616</text:p>
          </table:table-cell>
          <table:table-cell office:value-type="float" office:value="0.132093" calcext:value-type="float">
            <text:p>0.132093</text:p>
          </table:table-cell>
          <table:table-cell office:value-type="float" office:value="0.131803" calcext:value-type="float">
            <text:p>0.131803</text:p>
          </table:table-cell>
          <table:table-cell table:number-columns-repeated="4"/>
          <table:table-cell office:value-type="float" office:value="0.132543" calcext:value-type="float">
            <text:p>0.132543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581" calcext:value-type="float">
            <text:p>0.132581</text:p>
          </table:table-cell>
          <table:table-cell office:value-type="float" office:value="0.131588" calcext:value-type="float">
            <text:p>0.131588</text:p>
          </table:table-cell>
          <table:table-cell office:value-type="float" office:value="0.131263" calcext:value-type="float">
            <text:p>0.131263</text:p>
          </table:table-cell>
          <table:table-cell table:number-columns-repeated="4"/>
          <table:table-cell office:value-type="float" office:value="0.13254" calcext:value-type="float">
            <text:p>0.13254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59" calcext:value-type="float">
            <text:p>0.13259</text:p>
          </table:table-cell>
          <table:table-cell office:value-type="float" office:value="0.131567" calcext:value-type="float">
            <text:p>0.131567</text:p>
          </table:table-cell>
          <table:table-cell office:value-type="float" office:value="0.131988" calcext:value-type="float">
            <text:p>0.131988</text:p>
          </table:table-cell>
          <table:table-cell table:number-columns-repeated="4"/>
          <table:table-cell office:value-type="float" office:value="0.132538" calcext:value-type="float">
            <text:p>0.132538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897" calcext:value-type="float">
            <text:p>0.132897</text:p>
          </table:table-cell>
          <table:table-cell office:value-type="float" office:value="0.132458" calcext:value-type="float">
            <text:p>0.132458</text:p>
          </table:table-cell>
          <table:table-cell office:value-type="float" office:value="0.131318" calcext:value-type="float">
            <text:p>0.131318</text:p>
          </table:table-cell>
          <table:table-cell table:number-columns-repeated="4"/>
          <table:table-cell office:value-type="float" office:value="0.132536" calcext:value-type="float">
            <text:p>0.132536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969" calcext:value-type="float">
            <text:p>0.132969</text:p>
          </table:table-cell>
          <table:table-cell office:value-type="float" office:value="0.131421" calcext:value-type="float">
            <text:p>0.131421</text:p>
          </table:table-cell>
          <table:table-cell office:value-type="float" office:value="0.131691" calcext:value-type="float">
            <text:p>0.131691</text:p>
          </table:table-cell>
          <table:table-cell table:number-columns-repeated="4"/>
          <table:table-cell office:value-type="float" office:value="0.132533" calcext:value-type="float">
            <text:p>0.132533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773" calcext:value-type="float">
            <text:p>0.132773</text:p>
          </table:table-cell>
          <table:table-cell office:value-type="float" office:value="0.131463" calcext:value-type="float">
            <text:p>0.131463</text:p>
          </table:table-cell>
          <table:table-cell office:value-type="float" office:value="0.131279" calcext:value-type="float">
            <text:p>0.131279</text:p>
          </table:table-cell>
          <table:table-cell table:number-columns-repeated="4"/>
          <table:table-cell office:value-type="float" office:value="0.132531" calcext:value-type="float">
            <text:p>0.132531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692" calcext:value-type="float">
            <text:p>0.132692</text:p>
          </table:table-cell>
          <table:table-cell office:value-type="float" office:value="0.131662" calcext:value-type="float">
            <text:p>0.131662</text:p>
          </table:table-cell>
          <table:table-cell office:value-type="float" office:value="0.131328" calcext:value-type="float">
            <text:p>0.131328</text:p>
          </table:table-cell>
          <table:table-cell table:number-columns-repeated="4"/>
          <table:table-cell office:value-type="float" office:value="0.132529" calcext:value-type="float">
            <text:p>0.132529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529" calcext:value-type="float">
            <text:p>0.132529</text:p>
          </table:table-cell>
          <table:table-cell office:value-type="float" office:value="0.131417" calcext:value-type="float">
            <text:p>0.131417</text:p>
          </table:table-cell>
          <table:table-cell office:value-type="float" office:value="0.131447" calcext:value-type="float">
            <text:p>0.131447</text:p>
          </table:table-cell>
          <table:table-cell table:number-columns-repeated="4"/>
          <table:table-cell office:value-type="float" office:value="0.132527" calcext:value-type="float">
            <text:p>0.132527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6" calcext:value-type="float">
            <text:p>0.1326</text:p>
          </table:table-cell>
          <table:table-cell office:value-type="float" office:value="0.131364" calcext:value-type="float">
            <text:p>0.131364</text:p>
          </table:table-cell>
          <table:table-cell office:value-type="float" office:value="0.131298" calcext:value-type="float">
            <text:p>0.131298</text:p>
          </table:table-cell>
          <table:table-cell table:number-columns-repeated="4"/>
          <table:table-cell office:value-type="float" office:value="0.132524" calcext:value-type="float">
            <text:p>0.132524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896" calcext:value-type="float">
            <text:p>0.132896</text:p>
          </table:table-cell>
          <table:table-cell office:value-type="float" office:value="0.131386" calcext:value-type="float">
            <text:p>0.131386</text:p>
          </table:table-cell>
          <table:table-cell office:value-type="float" office:value="0.132359" calcext:value-type="float">
            <text:p>0.132359</text:p>
          </table:table-cell>
          <table:table-cell table:number-columns-repeated="4"/>
          <table:table-cell office:value-type="float" office:value="0.132522" calcext:value-type="float">
            <text:p>0.132522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535" calcext:value-type="float">
            <text:p>0.132535</text:p>
          </table:table-cell>
          <table:table-cell office:value-type="float" office:value="0.131806" calcext:value-type="float">
            <text:p>0.131806</text:p>
          </table:table-cell>
          <table:table-cell office:value-type="float" office:value="0.131422" calcext:value-type="float">
            <text:p>0.131422</text:p>
          </table:table-cell>
          <table:table-cell table:number-columns-repeated="4"/>
          <table:table-cell office:value-type="float" office:value="0.13252" calcext:value-type="float">
            <text:p>0.13252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921" calcext:value-type="float">
            <text:p>0.132921</text:p>
          </table:table-cell>
          <table:table-cell office:value-type="float" office:value="0.131363" calcext:value-type="float">
            <text:p>0.131363</text:p>
          </table:table-cell>
          <table:table-cell office:value-type="float" office:value="0.131982" calcext:value-type="float">
            <text:p>0.131982</text:p>
          </table:table-cell>
          <table:table-cell table:number-columns-repeated="4"/>
          <table:table-cell office:value-type="float" office:value="0.132518" calcext:value-type="float">
            <text:p>0.132518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3356" calcext:value-type="float">
            <text:p>0.133356</text:p>
          </table:table-cell>
          <table:table-cell office:value-type="float" office:value="0.13149" calcext:value-type="float">
            <text:p>0.13149</text:p>
          </table:table-cell>
          <table:table-cell office:value-type="float" office:value="0.131951" calcext:value-type="float">
            <text:p>0.131951</text:p>
          </table:table-cell>
          <table:table-cell table:number-columns-repeated="4"/>
          <table:table-cell office:value-type="float" office:value="0.132515" calcext:value-type="float">
            <text:p>0.132515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643" calcext:value-type="float">
            <text:p>0.132643</text:p>
          </table:table-cell>
          <table:table-cell office:value-type="float" office:value="0.131783" calcext:value-type="float">
            <text:p>0.131783</text:p>
          </table:table-cell>
          <table:table-cell office:value-type="float" office:value="0.131273" calcext:value-type="float">
            <text:p>0.131273</text:p>
          </table:table-cell>
          <table:table-cell table:number-columns-repeated="4"/>
          <table:table-cell office:value-type="float" office:value="0.132513" calcext:value-type="float">
            <text:p>0.132513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516" calcext:value-type="float">
            <text:p>0.132516</text:p>
          </table:table-cell>
          <table:table-cell office:value-type="float" office:value="0.13135" calcext:value-type="float">
            <text:p>0.13135</text:p>
          </table:table-cell>
          <table:table-cell office:value-type="float" office:value="0.132018" calcext:value-type="float">
            <text:p>0.132018</text:p>
          </table:table-cell>
          <table:table-cell table:number-columns-repeated="4"/>
          <table:table-cell office:value-type="float" office:value="0.132511" calcext:value-type="float">
            <text:p>0.132511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55" calcext:value-type="float">
            <text:p>0.13255</text:p>
          </table:table-cell>
          <table:table-cell office:value-type="float" office:value="0.132558" calcext:value-type="float">
            <text:p>0.132558</text:p>
          </table:table-cell>
          <table:table-cell office:value-type="float" office:value="0.13146" calcext:value-type="float">
            <text:p>0.13146</text:p>
          </table:table-cell>
          <table:table-cell table:number-columns-repeated="4"/>
          <table:table-cell office:value-type="float" office:value="0.132508" calcext:value-type="float">
            <text:p>0.132508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502" calcext:value-type="float">
            <text:p>0.132502</text:p>
          </table:table-cell>
          <table:table-cell office:value-type="float" office:value="0.131705" calcext:value-type="float">
            <text:p>0.131705</text:p>
          </table:table-cell>
          <table:table-cell office:value-type="float" office:value="0.131341" calcext:value-type="float">
            <text:p>0.131341</text:p>
          </table:table-cell>
          <table:table-cell table:number-columns-repeated="4"/>
          <table:table-cell office:value-type="float" office:value="0.132506" calcext:value-type="float">
            <text:p>0.132506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7" calcext:value-type="float">
            <text:p>0.1327</text:p>
          </table:table-cell>
          <table:table-cell office:value-type="float" office:value="0.132384" calcext:value-type="float">
            <text:p>0.132384</text:p>
          </table:table-cell>
          <table:table-cell office:value-type="float" office:value="0.131302" calcext:value-type="float">
            <text:p>0.131302</text:p>
          </table:table-cell>
          <table:table-cell table:number-columns-repeated="4"/>
          <table:table-cell office:value-type="float" office:value="0.132504" calcext:value-type="float">
            <text:p>0.132504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661" calcext:value-type="float">
            <text:p>0.132661</text:p>
          </table:table-cell>
          <table:table-cell office:value-type="float" office:value="0.132773" calcext:value-type="float">
            <text:p>0.132773</text:p>
          </table:table-cell>
          <table:table-cell office:value-type="float" office:value="0.131257" calcext:value-type="float">
            <text:p>0.131257</text:p>
          </table:table-cell>
          <table:table-cell table:number-columns-repeated="4"/>
          <table:table-cell office:value-type="float" office:value="0.132502" calcext:value-type="float">
            <text:p>0.132502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722" calcext:value-type="float">
            <text:p>0.132722</text:p>
          </table:table-cell>
          <table:table-cell office:value-type="float" office:value="0.131346" calcext:value-type="float">
            <text:p>0.131346</text:p>
          </table:table-cell>
          <table:table-cell office:value-type="float" office:value="0.13142" calcext:value-type="float">
            <text:p>0.13142</text:p>
          </table:table-cell>
          <table:table-cell table:number-columns-repeated="4"/>
          <table:table-cell office:value-type="float" office:value="0.1325" calcext:value-type="float">
            <text:p>0.1325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919" calcext:value-type="float">
            <text:p>0.132919</text:p>
          </table:table-cell>
          <table:table-cell office:value-type="float" office:value="0.131807" calcext:value-type="float">
            <text:p>0.131807</text:p>
          </table:table-cell>
          <table:table-cell office:value-type="float" office:value="0.132153" calcext:value-type="float">
            <text:p>0.132153</text:p>
          </table:table-cell>
          <table:table-cell table:number-columns-repeated="4"/>
          <table:table-cell office:value-type="float" office:value="0.132498" calcext:value-type="float">
            <text:p>0.132498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524" calcext:value-type="float">
            <text:p>0.132524</text:p>
          </table:table-cell>
          <table:table-cell office:value-type="float" office:value="0.131709" calcext:value-type="float">
            <text:p>0.131709</text:p>
          </table:table-cell>
          <table:table-cell office:value-type="float" office:value="0.131484" calcext:value-type="float">
            <text:p>0.131484</text:p>
          </table:table-cell>
          <table:table-cell table:number-columns-repeated="4"/>
          <table:table-cell office:value-type="float" office:value="0.132496" calcext:value-type="float">
            <text:p>0.132496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938" calcext:value-type="float">
            <text:p>0.132938</text:p>
          </table:table-cell>
          <table:table-cell office:value-type="float" office:value="0.131459" calcext:value-type="float">
            <text:p>0.131459</text:p>
          </table:table-cell>
          <table:table-cell office:value-type="float" office:value="0.13131" calcext:value-type="float">
            <text:p>0.13131</text:p>
          </table:table-cell>
          <table:table-cell table:number-columns-repeated="4"/>
          <table:table-cell office:value-type="float" office:value="0.132493" calcext:value-type="float">
            <text:p>0.132493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496" calcext:value-type="float">
            <text:p>0.132496</text:p>
          </table:table-cell>
          <table:table-cell office:value-type="float" office:value="0.13195" calcext:value-type="float">
            <text:p>0.13195</text:p>
          </table:table-cell>
          <table:table-cell office:value-type="float" office:value="0.13134" calcext:value-type="float">
            <text:p>0.13134</text:p>
          </table:table-cell>
          <table:table-cell table:number-columns-repeated="4"/>
          <table:table-cell office:value-type="float" office:value="0.132491" calcext:value-type="float">
            <text:p>0.132491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633" calcext:value-type="float">
            <text:p>0.132633</text:p>
          </table:table-cell>
          <table:table-cell office:value-type="float" office:value="0.131379" calcext:value-type="float">
            <text:p>0.131379</text:p>
          </table:table-cell>
          <table:table-cell office:value-type="float" office:value="0.131286" calcext:value-type="float">
            <text:p>0.131286</text:p>
          </table:table-cell>
          <table:table-cell table:number-columns-repeated="4"/>
          <table:table-cell office:value-type="float" office:value="0.132489" calcext:value-type="float">
            <text:p>0.132489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633" calcext:value-type="float">
            <text:p>0.132633</text:p>
          </table:table-cell>
          <table:table-cell office:value-type="float" office:value="0.131641" calcext:value-type="float">
            <text:p>0.131641</text:p>
          </table:table-cell>
          <table:table-cell office:value-type="float" office:value="0.131519" calcext:value-type="float">
            <text:p>0.131519</text:p>
          </table:table-cell>
          <table:table-cell table:number-columns-repeated="4"/>
          <table:table-cell office:value-type="float" office:value="0.132487" calcext:value-type="float">
            <text:p>0.132487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489" calcext:value-type="float">
            <text:p>0.132489</text:p>
          </table:table-cell>
          <table:table-cell office:value-type="float" office:value="0.132277" calcext:value-type="float">
            <text:p>0.132277</text:p>
          </table:table-cell>
          <table:table-cell office:value-type="float" office:value="0.131402" calcext:value-type="float">
            <text:p>0.131402</text:p>
          </table:table-cell>
          <table:table-cell table:number-columns-repeated="4"/>
          <table:table-cell office:value-type="float" office:value="0.132485" calcext:value-type="float">
            <text:p>0.132485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616" calcext:value-type="float">
            <text:p>0.132616</text:p>
          </table:table-cell>
          <table:table-cell office:value-type="float" office:value="0.131551" calcext:value-type="float">
            <text:p>0.131551</text:p>
          </table:table-cell>
          <table:table-cell office:value-type="float" office:value="0.131259" calcext:value-type="float">
            <text:p>0.131259</text:p>
          </table:table-cell>
          <table:table-cell table:number-columns-repeated="4"/>
          <table:table-cell office:value-type="float" office:value="0.132483" calcext:value-type="float">
            <text:p>0.132483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589" calcext:value-type="float">
            <text:p>0.132589</text:p>
          </table:table-cell>
          <table:table-cell office:value-type="float" office:value="0.131381" calcext:value-type="float">
            <text:p>0.131381</text:p>
          </table:table-cell>
          <table:table-cell office:value-type="float" office:value="0.131255" calcext:value-type="float">
            <text:p>0.131255</text:p>
          </table:table-cell>
          <table:table-cell table:number-columns-repeated="4"/>
          <table:table-cell office:value-type="float" office:value="0.132481" calcext:value-type="float">
            <text:p>0.132481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614" calcext:value-type="float">
            <text:p>0.132614</text:p>
          </table:table-cell>
          <table:table-cell office:value-type="float" office:value="0.131542" calcext:value-type="float">
            <text:p>0.131542</text:p>
          </table:table-cell>
          <table:table-cell office:value-type="float" office:value="0.132971" calcext:value-type="float">
            <text:p>0.132971</text:p>
          </table:table-cell>
          <table:table-cell table:number-columns-repeated="4"/>
          <table:table-cell office:value-type="float" office:value="0.132478" calcext:value-type="float">
            <text:p>0.132478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506" calcext:value-type="float">
            <text:p>0.132506</text:p>
          </table:table-cell>
          <table:table-cell office:value-type="float" office:value="0.132503" calcext:value-type="float">
            <text:p>0.132503</text:p>
          </table:table-cell>
          <table:table-cell office:value-type="float" office:value="0.131713" calcext:value-type="float">
            <text:p>0.131713</text:p>
          </table:table-cell>
          <table:table-cell table:number-columns-repeated="4"/>
          <table:table-cell office:value-type="float" office:value="0.132476" calcext:value-type="float">
            <text:p>0.132476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475" calcext:value-type="float">
            <text:p>0.132475</text:p>
          </table:table-cell>
          <table:table-cell office:value-type="float" office:value="0.132204" calcext:value-type="float">
            <text:p>0.132204</text:p>
          </table:table-cell>
          <table:table-cell office:value-type="float" office:value="0.131641" calcext:value-type="float">
            <text:p>0.131641</text:p>
          </table:table-cell>
          <table:table-cell table:number-columns-repeated="4"/>
          <table:table-cell office:value-type="float" office:value="0.132474" calcext:value-type="float">
            <text:p>0.132474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508" calcext:value-type="float">
            <text:p>0.132508</text:p>
          </table:table-cell>
          <table:table-cell office:value-type="float" office:value="0.131889" calcext:value-type="float">
            <text:p>0.131889</text:p>
          </table:table-cell>
          <table:table-cell office:value-type="float" office:value="0.131757" calcext:value-type="float">
            <text:p>0.131757</text:p>
          </table:table-cell>
          <table:table-cell table:number-columns-repeated="4"/>
          <table:table-cell office:value-type="float" office:value="0.132472" calcext:value-type="float">
            <text:p>0.132472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587" calcext:value-type="float">
            <text:p>0.132587</text:p>
          </table:table-cell>
          <table:table-cell office:value-type="float" office:value="0.131351" calcext:value-type="float">
            <text:p>0.131351</text:p>
          </table:table-cell>
          <table:table-cell office:value-type="float" office:value="0.131283" calcext:value-type="float">
            <text:p>0.131283</text:p>
          </table:table-cell>
          <table:table-cell table:number-columns-repeated="4"/>
          <table:table-cell office:value-type="float" office:value="0.13247" calcext:value-type="float">
            <text:p>0.13247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493" calcext:value-type="float">
            <text:p>0.132493</text:p>
          </table:table-cell>
          <table:table-cell office:value-type="float" office:value="0.131325" calcext:value-type="float">
            <text:p>0.131325</text:p>
          </table:table-cell>
          <table:table-cell office:value-type="float" office:value="0.131996" calcext:value-type="float">
            <text:p>0.131996</text:p>
          </table:table-cell>
          <table:table-cell table:number-columns-repeated="4"/>
          <table:table-cell office:value-type="float" office:value="0.132468" calcext:value-type="float">
            <text:p>0.132468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477" calcext:value-type="float">
            <text:p>0.132477</text:p>
          </table:table-cell>
          <table:table-cell office:value-type="float" office:value="0.131358" calcext:value-type="float">
            <text:p>0.131358</text:p>
          </table:table-cell>
          <table:table-cell office:value-type="float" office:value="0.131854" calcext:value-type="float">
            <text:p>0.131854</text:p>
          </table:table-cell>
          <table:table-cell table:number-columns-repeated="4"/>
          <table:table-cell office:value-type="float" office:value="0.132466" calcext:value-type="float">
            <text:p>0.132466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556" calcext:value-type="float">
            <text:p>0.132556</text:p>
          </table:table-cell>
          <table:table-cell office:value-type="float" office:value="0.131546" calcext:value-type="float">
            <text:p>0.131546</text:p>
          </table:table-cell>
          <table:table-cell office:value-type="float" office:value="0.131494" calcext:value-type="float">
            <text:p>0.131494</text:p>
          </table:table-cell>
          <table:table-cell table:number-columns-repeated="4"/>
          <table:table-cell office:value-type="float" office:value="0.132464" calcext:value-type="float">
            <text:p>0.132464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466" calcext:value-type="float">
            <text:p>0.132466</text:p>
          </table:table-cell>
          <table:table-cell office:value-type="float" office:value="0.131579" calcext:value-type="float">
            <text:p>0.131579</text:p>
          </table:table-cell>
          <table:table-cell office:value-type="float" office:value="0.131931" calcext:value-type="float">
            <text:p>0.131931</text:p>
          </table:table-cell>
          <table:table-cell table:number-columns-repeated="4"/>
          <table:table-cell office:value-type="float" office:value="0.132462" calcext:value-type="float">
            <text:p>0.132462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3156" calcext:value-type="float">
            <text:p>0.133156</text:p>
          </table:table-cell>
          <table:table-cell office:value-type="float" office:value="0.131515" calcext:value-type="float">
            <text:p>0.131515</text:p>
          </table:table-cell>
          <table:table-cell office:value-type="float" office:value="0.13132" calcext:value-type="float">
            <text:p>0.13132</text:p>
          </table:table-cell>
          <table:table-cell table:number-columns-repeated="4"/>
          <table:table-cell office:value-type="float" office:value="0.13246" calcext:value-type="float">
            <text:p>0.13246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615" calcext:value-type="float">
            <text:p>0.132615</text:p>
          </table:table-cell>
          <table:table-cell office:value-type="float" office:value="0.132124" calcext:value-type="float">
            <text:p>0.132124</text:p>
          </table:table-cell>
          <table:table-cell office:value-type="float" office:value="0.131307" calcext:value-type="float">
            <text:p>0.131307</text:p>
          </table:table-cell>
          <table:table-cell table:number-columns-repeated="4"/>
          <table:table-cell office:value-type="float" office:value="0.132458" calcext:value-type="float">
            <text:p>0.132458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621" calcext:value-type="float">
            <text:p>0.132621</text:p>
          </table:table-cell>
          <table:table-cell office:value-type="float" office:value="0.131398" calcext:value-type="float">
            <text:p>0.131398</text:p>
          </table:table-cell>
          <table:table-cell office:value-type="float" office:value="0.131242" calcext:value-type="float">
            <text:p>0.131242</text:p>
          </table:table-cell>
          <table:table-cell table:number-columns-repeated="4"/>
          <table:table-cell office:value-type="float" office:value="0.132456" calcext:value-type="float">
            <text:p>0.132456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49" calcext:value-type="float">
            <text:p>0.13249</text:p>
          </table:table-cell>
          <table:table-cell office:value-type="float" office:value="0.131944" calcext:value-type="float">
            <text:p>0.131944</text:p>
          </table:table-cell>
          <table:table-cell office:value-type="float" office:value="0.131336" calcext:value-type="float">
            <text:p>0.131336</text:p>
          </table:table-cell>
          <table:table-cell table:number-columns-repeated="4"/>
          <table:table-cell office:value-type="float" office:value="0.132454" calcext:value-type="float">
            <text:p>0.132454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505" calcext:value-type="float">
            <text:p>0.132505</text:p>
          </table:table-cell>
          <table:table-cell office:value-type="float" office:value="0.131609" calcext:value-type="float">
            <text:p>0.131609</text:p>
          </table:table-cell>
          <table:table-cell office:value-type="float" office:value="0.131699" calcext:value-type="float">
            <text:p>0.131699</text:p>
          </table:table-cell>
          <table:table-cell table:number-columns-repeated="4"/>
          <table:table-cell office:value-type="float" office:value="0.132452" calcext:value-type="float">
            <text:p>0.132452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515" calcext:value-type="float">
            <text:p>0.132515</text:p>
          </table:table-cell>
          <table:table-cell office:value-type="float" office:value="0.131385" calcext:value-type="float">
            <text:p>0.131385</text:p>
          </table:table-cell>
          <table:table-cell office:value-type="float" office:value="0.13129" calcext:value-type="float">
            <text:p>0.13129</text:p>
          </table:table-cell>
          <table:table-cell table:number-columns-repeated="4"/>
          <table:table-cell office:value-type="float" office:value="0.13245" calcext:value-type="float">
            <text:p>0.13245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445" calcext:value-type="float">
            <text:p>0.132445</text:p>
          </table:table-cell>
          <table:table-cell office:value-type="float" office:value="0.131357" calcext:value-type="float">
            <text:p>0.131357</text:p>
          </table:table-cell>
          <table:table-cell office:value-type="float" office:value="0.132171" calcext:value-type="float">
            <text:p>0.132171</text:p>
          </table:table-cell>
          <table:table-cell table:number-columns-repeated="4"/>
          <table:table-cell office:value-type="float" office:value="0.132448" calcext:value-type="float">
            <text:p>0.132448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552" calcext:value-type="float">
            <text:p>0.132552</text:p>
          </table:table-cell>
          <table:table-cell office:value-type="float" office:value="0.131479" calcext:value-type="float">
            <text:p>0.131479</text:p>
          </table:table-cell>
          <table:table-cell office:value-type="float" office:value="0.131259" calcext:value-type="float">
            <text:p>0.131259</text:p>
          </table:table-cell>
          <table:table-cell table:number-columns-repeated="4"/>
          <table:table-cell office:value-type="float" office:value="0.132446" calcext:value-type="float">
            <text:p>0.132446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525" calcext:value-type="float">
            <text:p>0.132525</text:p>
          </table:table-cell>
          <table:table-cell office:value-type="float" office:value="0.131318" calcext:value-type="float">
            <text:p>0.131318</text:p>
          </table:table-cell>
          <table:table-cell office:value-type="float" office:value="0.131753" calcext:value-type="float">
            <text:p>0.131753</text:p>
          </table:table-cell>
          <table:table-cell table:number-columns-repeated="4"/>
          <table:table-cell office:value-type="float" office:value="0.132444" calcext:value-type="float">
            <text:p>0.132444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839" calcext:value-type="float">
            <text:p>0.132839</text:p>
          </table:table-cell>
          <table:table-cell office:value-type="float" office:value="0.131563" calcext:value-type="float">
            <text:p>0.131563</text:p>
          </table:table-cell>
          <table:table-cell office:value-type="float" office:value="0.131972" calcext:value-type="float">
            <text:p>0.131972</text:p>
          </table:table-cell>
          <table:table-cell table:number-columns-repeated="4"/>
          <table:table-cell office:value-type="float" office:value="0.132442" calcext:value-type="float">
            <text:p>0.132442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3317" calcext:value-type="float">
            <text:p>0.133317</text:p>
          </table:table-cell>
          <table:table-cell office:value-type="float" office:value="0.131672" calcext:value-type="float">
            <text:p>0.131672</text:p>
          </table:table-cell>
          <table:table-cell office:value-type="float" office:value="0.131298" calcext:value-type="float">
            <text:p>0.131298</text:p>
          </table:table-cell>
          <table:table-cell table:number-columns-repeated="4"/>
          <table:table-cell office:value-type="float" office:value="0.13244" calcext:value-type="float">
            <text:p>0.13244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628" calcext:value-type="float">
            <text:p>0.132628</text:p>
          </table:table-cell>
          <table:table-cell office:value-type="float" office:value="0.13152" calcext:value-type="float">
            <text:p>0.13152</text:p>
          </table:table-cell>
          <table:table-cell office:value-type="float" office:value="0.132165" calcext:value-type="float">
            <text:p>0.132165</text:p>
          </table:table-cell>
          <table:table-cell table:number-columns-repeated="4"/>
          <table:table-cell office:value-type="float" office:value="0.132437" calcext:value-type="float">
            <text:p>0.132437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445" calcext:value-type="float">
            <text:p>0.132445</text:p>
          </table:table-cell>
          <table:table-cell office:value-type="float" office:value="0.131384" calcext:value-type="float">
            <text:p>0.131384</text:p>
          </table:table-cell>
          <table:table-cell office:value-type="float" office:value="0.131342" calcext:value-type="float">
            <text:p>0.131342</text:p>
          </table:table-cell>
          <table:table-cell table:number-columns-repeated="4"/>
          <table:table-cell office:value-type="float" office:value="0.132435" calcext:value-type="float">
            <text:p>0.132435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934" calcext:value-type="float">
            <text:p>0.132934</text:p>
          </table:table-cell>
          <table:table-cell office:value-type="float" office:value="0.131472" calcext:value-type="float">
            <text:p>0.131472</text:p>
          </table:table-cell>
          <table:table-cell office:value-type="float" office:value="0.131494" calcext:value-type="float">
            <text:p>0.131494</text:p>
          </table:table-cell>
          <table:table-cell table:number-columns-repeated="4"/>
          <table:table-cell office:value-type="float" office:value="0.132433" calcext:value-type="float">
            <text:p>0.132433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45" calcext:value-type="float">
            <text:p>0.13245</text:p>
          </table:table-cell>
          <table:table-cell office:value-type="float" office:value="0.131387" calcext:value-type="float">
            <text:p>0.131387</text:p>
          </table:table-cell>
          <table:table-cell office:value-type="float" office:value="0.131291" calcext:value-type="float">
            <text:p>0.131291</text:p>
          </table:table-cell>
          <table:table-cell table:number-columns-repeated="4"/>
          <table:table-cell office:value-type="float" office:value="0.132431" calcext:value-type="float">
            <text:p>0.132431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641" calcext:value-type="float">
            <text:p>0.132641</text:p>
          </table:table-cell>
          <table:table-cell office:value-type="float" office:value="0.132092" calcext:value-type="float">
            <text:p>0.132092</text:p>
          </table:table-cell>
          <table:table-cell office:value-type="float" office:value="0.131379" calcext:value-type="float">
            <text:p>0.131379</text:p>
          </table:table-cell>
          <table:table-cell table:number-columns-repeated="4"/>
          <table:table-cell office:value-type="float" office:value="0.132429" calcext:value-type="float">
            <text:p>0.132429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821" calcext:value-type="float">
            <text:p>0.132821</text:p>
          </table:table-cell>
          <table:table-cell office:value-type="float" office:value="0.131569" calcext:value-type="float">
            <text:p>0.131569</text:p>
          </table:table-cell>
          <table:table-cell office:value-type="float" office:value="0.131469" calcext:value-type="float">
            <text:p>0.131469</text:p>
          </table:table-cell>
          <table:table-cell table:number-columns-repeated="4"/>
          <table:table-cell office:value-type="float" office:value="0.132428" calcext:value-type="float">
            <text:p>0.132428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3577" calcext:value-type="float">
            <text:p>0.133577</text:p>
          </table:table-cell>
          <table:table-cell office:value-type="float" office:value="0.131451" calcext:value-type="float">
            <text:p>0.131451</text:p>
          </table:table-cell>
          <table:table-cell office:value-type="float" office:value="0.131538" calcext:value-type="float">
            <text:p>0.131538</text:p>
          </table:table-cell>
          <table:table-cell table:number-columns-repeated="4"/>
          <table:table-cell office:value-type="float" office:value="0.132425" calcext:value-type="float">
            <text:p>0.132425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49" calcext:value-type="float">
            <text:p>0.13249</text:p>
          </table:table-cell>
          <table:table-cell office:value-type="float" office:value="0.131578" calcext:value-type="float">
            <text:p>0.131578</text:p>
          </table:table-cell>
          <table:table-cell office:value-type="float" office:value="0.131398" calcext:value-type="float">
            <text:p>0.131398</text:p>
          </table:table-cell>
          <table:table-cell table:number-columns-repeated="4"/>
          <table:table-cell office:value-type="float" office:value="0.132423" calcext:value-type="float">
            <text:p>0.132423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512" calcext:value-type="float">
            <text:p>0.132512</text:p>
          </table:table-cell>
          <table:table-cell office:value-type="float" office:value="0.13133" calcext:value-type="float">
            <text:p>0.13133</text:p>
          </table:table-cell>
          <table:table-cell office:value-type="float" office:value="0.131822" calcext:value-type="float">
            <text:p>0.131822</text:p>
          </table:table-cell>
          <table:table-cell table:number-columns-repeated="4"/>
          <table:table-cell office:value-type="float" office:value="0.132421" calcext:value-type="float">
            <text:p>0.132421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416" calcext:value-type="float">
            <text:p>0.132416</text:p>
          </table:table-cell>
          <table:table-cell office:value-type="float" office:value="0.131347" calcext:value-type="float">
            <text:p>0.131347</text:p>
          </table:table-cell>
          <table:table-cell office:value-type="float" office:value="0.131452" calcext:value-type="float">
            <text:p>0.131452</text:p>
          </table:table-cell>
          <table:table-cell table:number-columns-repeated="4"/>
          <table:table-cell office:value-type="float" office:value="0.132419" calcext:value-type="float">
            <text:p>0.132419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521" calcext:value-type="float">
            <text:p>0.132521</text:p>
          </table:table-cell>
          <table:table-cell office:value-type="float" office:value="0.132341" calcext:value-type="float">
            <text:p>0.132341</text:p>
          </table:table-cell>
          <table:table-cell office:value-type="float" office:value="0.131246" calcext:value-type="float">
            <text:p>0.131246</text:p>
          </table:table-cell>
          <table:table-cell table:number-columns-repeated="4"/>
          <table:table-cell office:value-type="float" office:value="0.132417" calcext:value-type="float">
            <text:p>0.132417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933" calcext:value-type="float">
            <text:p>0.132933</text:p>
          </table:table-cell>
          <table:table-cell office:value-type="float" office:value="0.131509" calcext:value-type="float">
            <text:p>0.131509</text:p>
          </table:table-cell>
          <table:table-cell office:value-type="float" office:value="0.131381" calcext:value-type="float">
            <text:p>0.131381</text:p>
          </table:table-cell>
          <table:table-cell table:number-columns-repeated="4"/>
          <table:table-cell office:value-type="float" office:value="0.132415" calcext:value-type="float">
            <text:p>0.132415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934" calcext:value-type="float">
            <text:p>0.132934</text:p>
          </table:table-cell>
          <table:table-cell office:value-type="float" office:value="0.131441" calcext:value-type="float">
            <text:p>0.131441</text:p>
          </table:table-cell>
          <table:table-cell office:value-type="float" office:value="0.13175" calcext:value-type="float">
            <text:p>0.13175</text:p>
          </table:table-cell>
          <table:table-cell table:number-columns-repeated="4"/>
          <table:table-cell office:value-type="float" office:value="0.132413" calcext:value-type="float">
            <text:p>0.132413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433" calcext:value-type="float">
            <text:p>0.132433</text:p>
          </table:table-cell>
          <table:table-cell office:value-type="float" office:value="0.13137" calcext:value-type="float">
            <text:p>0.13137</text:p>
          </table:table-cell>
          <table:table-cell office:value-type="float" office:value="0.131436" calcext:value-type="float">
            <text:p>0.131436</text:p>
          </table:table-cell>
          <table:table-cell table:number-columns-repeated="4"/>
          <table:table-cell office:value-type="float" office:value="0.132411" calcext:value-type="float">
            <text:p>0.132411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756" calcext:value-type="float">
            <text:p>0.132756</text:p>
          </table:table-cell>
          <table:table-cell office:value-type="float" office:value="0.131495" calcext:value-type="float">
            <text:p>0.131495</text:p>
          </table:table-cell>
          <table:table-cell office:value-type="float" office:value="0.131673" calcext:value-type="float">
            <text:p>0.131673</text:p>
          </table:table-cell>
          <table:table-cell table:number-columns-repeated="4"/>
          <table:table-cell office:value-type="float" office:value="0.132409" calcext:value-type="float">
            <text:p>0.132409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707" calcext:value-type="float">
            <text:p>0.132707</text:p>
          </table:table-cell>
          <table:table-cell office:value-type="float" office:value="0.131434" calcext:value-type="float">
            <text:p>0.131434</text:p>
          </table:table-cell>
          <table:table-cell office:value-type="float" office:value="0.131686" calcext:value-type="float">
            <text:p>0.131686</text:p>
          </table:table-cell>
          <table:table-cell table:number-columns-repeated="4"/>
          <table:table-cell office:value-type="float" office:value="0.132407" calcext:value-type="float">
            <text:p>0.132407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604" calcext:value-type="float">
            <text:p>0.132604</text:p>
          </table:table-cell>
          <table:table-cell office:value-type="float" office:value="0.131417" calcext:value-type="float">
            <text:p>0.131417</text:p>
          </table:table-cell>
          <table:table-cell office:value-type="float" office:value="0.131239" calcext:value-type="float">
            <text:p>0.131239</text:p>
          </table:table-cell>
          <table:table-cell table:number-columns-repeated="4"/>
          <table:table-cell office:value-type="float" office:value="0.132405" calcext:value-type="float">
            <text:p>0.132405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436" calcext:value-type="float">
            <text:p>0.132436</text:p>
          </table:table-cell>
          <table:table-cell office:value-type="float" office:value="0.131439" calcext:value-type="float">
            <text:p>0.131439</text:p>
          </table:table-cell>
          <table:table-cell office:value-type="float" office:value="0.131479" calcext:value-type="float">
            <text:p>0.131479</text:p>
          </table:table-cell>
          <table:table-cell table:number-columns-repeated="4"/>
          <table:table-cell office:value-type="float" office:value="0.132403" calcext:value-type="float">
            <text:p>0.132403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451" calcext:value-type="float">
            <text:p>0.132451</text:p>
          </table:table-cell>
          <table:table-cell office:value-type="float" office:value="0.132443" calcext:value-type="float">
            <text:p>0.132443</text:p>
          </table:table-cell>
          <table:table-cell office:value-type="float" office:value="0.13177" calcext:value-type="float">
            <text:p>0.13177</text:p>
          </table:table-cell>
          <table:table-cell table:number-columns-repeated="4"/>
          <table:table-cell office:value-type="float" office:value="0.132401" calcext:value-type="float">
            <text:p>0.132401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578" calcext:value-type="float">
            <text:p>0.132578</text:p>
          </table:table-cell>
          <table:table-cell office:value-type="float" office:value="0.13134" calcext:value-type="float">
            <text:p>0.13134</text:p>
          </table:table-cell>
          <table:table-cell office:value-type="float" office:value="0.135757" calcext:value-type="float">
            <text:p>0.135757</text:p>
          </table:table-cell>
          <table:table-cell table:number-columns-repeated="4"/>
          <table:table-cell office:value-type="float" office:value="0.132399" calcext:value-type="float">
            <text:p>0.132399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483" calcext:value-type="float">
            <text:p>0.132483</text:p>
          </table:table-cell>
          <table:table-cell office:value-type="float" office:value="0.131467" calcext:value-type="float">
            <text:p>0.131467</text:p>
          </table:table-cell>
          <table:table-cell office:value-type="float" office:value="0.131413" calcext:value-type="float">
            <text:p>0.131413</text:p>
          </table:table-cell>
          <table:table-cell table:number-columns-repeated="4"/>
          <table:table-cell office:value-type="float" office:value="0.132397" calcext:value-type="float">
            <text:p>0.132397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463" calcext:value-type="float">
            <text:p>0.132463</text:p>
          </table:table-cell>
          <table:table-cell office:value-type="float" office:value="0.131456" calcext:value-type="float">
            <text:p>0.131456</text:p>
          </table:table-cell>
          <table:table-cell office:value-type="float" office:value="0.131761" calcext:value-type="float">
            <text:p>0.131761</text:p>
          </table:table-cell>
          <table:table-cell table:number-columns-repeated="4"/>
          <table:table-cell office:value-type="float" office:value="0.132395" calcext:value-type="float">
            <text:p>0.132395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3025" calcext:value-type="float">
            <text:p>0.133025</text:p>
          </table:table-cell>
          <table:table-cell office:value-type="float" office:value="0.132027" calcext:value-type="float">
            <text:p>0.132027</text:p>
          </table:table-cell>
          <table:table-cell office:value-type="float" office:value="0.131439" calcext:value-type="float">
            <text:p>0.131439</text:p>
          </table:table-cell>
          <table:table-cell table:number-columns-repeated="4"/>
          <table:table-cell office:value-type="float" office:value="0.132394" calcext:value-type="float">
            <text:p>0.132394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487" calcext:value-type="float">
            <text:p>0.132487</text:p>
          </table:table-cell>
          <table:table-cell office:value-type="float" office:value="0.131756" calcext:value-type="float">
            <text:p>0.131756</text:p>
          </table:table-cell>
          <table:table-cell office:value-type="float" office:value="0.132007" calcext:value-type="float">
            <text:p>0.132007</text:p>
          </table:table-cell>
          <table:table-cell table:number-columns-repeated="4"/>
          <table:table-cell office:value-type="float" office:value="0.132392" calcext:value-type="float">
            <text:p>0.132392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526" calcext:value-type="float">
            <text:p>0.132526</text:p>
          </table:table-cell>
          <table:table-cell office:value-type="float" office:value="0.131407" calcext:value-type="float">
            <text:p>0.131407</text:p>
          </table:table-cell>
          <table:table-cell office:value-type="float" office:value="0.131725" calcext:value-type="float">
            <text:p>0.131725</text:p>
          </table:table-cell>
          <table:table-cell table:number-columns-repeated="4"/>
          <table:table-cell office:value-type="float" office:value="0.13239" calcext:value-type="float">
            <text:p>0.13239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439" calcext:value-type="float">
            <text:p>0.132439</text:p>
          </table:table-cell>
          <table:table-cell office:value-type="float" office:value="0.131341" calcext:value-type="float">
            <text:p>0.131341</text:p>
          </table:table-cell>
          <table:table-cell office:value-type="float" office:value="0.131919" calcext:value-type="float">
            <text:p>0.131919</text:p>
          </table:table-cell>
          <table:table-cell table:number-columns-repeated="4"/>
          <table:table-cell office:value-type="float" office:value="0.132388" calcext:value-type="float">
            <text:p>0.132388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491" calcext:value-type="float">
            <text:p>0.132491</text:p>
          </table:table-cell>
          <table:table-cell office:value-type="float" office:value="0.131552" calcext:value-type="float">
            <text:p>0.131552</text:p>
          </table:table-cell>
          <table:table-cell office:value-type="float" office:value="0.131287" calcext:value-type="float">
            <text:p>0.131287</text:p>
          </table:table-cell>
          <table:table-cell table:number-columns-repeated="4"/>
          <table:table-cell office:value-type="float" office:value="0.132386" calcext:value-type="float">
            <text:p>0.132386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435" calcext:value-type="float">
            <text:p>0.132435</text:p>
          </table:table-cell>
          <table:table-cell office:value-type="float" office:value="0.13146" calcext:value-type="float">
            <text:p>0.13146</text:p>
          </table:table-cell>
          <table:table-cell office:value-type="float" office:value="0.131238" calcext:value-type="float">
            <text:p>0.131238</text:p>
          </table:table-cell>
          <table:table-cell table:number-columns-repeated="4"/>
          <table:table-cell office:value-type="float" office:value="0.132384" calcext:value-type="float">
            <text:p>0.132384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577" calcext:value-type="float">
            <text:p>0.132577</text:p>
          </table:table-cell>
          <table:table-cell office:value-type="float" office:value="0.131345" calcext:value-type="float">
            <text:p>0.131345</text:p>
          </table:table-cell>
          <table:table-cell office:value-type="float" office:value="0.13137" calcext:value-type="float">
            <text:p>0.13137</text:p>
          </table:table-cell>
          <table:table-cell table:number-columns-repeated="4"/>
          <table:table-cell office:value-type="float" office:value="0.132382" calcext:value-type="float">
            <text:p>0.132382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759" calcext:value-type="float">
            <text:p>0.132759</text:p>
          </table:table-cell>
          <table:table-cell office:value-type="float" office:value="0.131304" calcext:value-type="float">
            <text:p>0.131304</text:p>
          </table:table-cell>
          <table:table-cell office:value-type="float" office:value="0.131288" calcext:value-type="float">
            <text:p>0.131288</text:p>
          </table:table-cell>
          <table:table-cell table:number-columns-repeated="4"/>
          <table:table-cell office:value-type="float" office:value="0.13238" calcext:value-type="float">
            <text:p>0.13238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47" calcext:value-type="float">
            <text:p>0.13247</text:p>
          </table:table-cell>
          <table:table-cell office:value-type="float" office:value="0.131428" calcext:value-type="float">
            <text:p>0.131428</text:p>
          </table:table-cell>
          <table:table-cell office:value-type="float" office:value="0.131328" calcext:value-type="float">
            <text:p>0.131328</text:p>
          </table:table-cell>
          <table:table-cell table:number-columns-repeated="4"/>
          <table:table-cell office:value-type="float" office:value="0.132378" calcext:value-type="float">
            <text:p>0.132378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483" calcext:value-type="float">
            <text:p>0.132483</text:p>
          </table:table-cell>
          <table:table-cell office:value-type="float" office:value="0.131972" calcext:value-type="float">
            <text:p>0.131972</text:p>
          </table:table-cell>
          <table:table-cell office:value-type="float" office:value="0.131241" calcext:value-type="float">
            <text:p>0.131241</text:p>
          </table:table-cell>
          <table:table-cell table:number-columns-repeated="4"/>
          <table:table-cell office:value-type="float" office:value="0.132376" calcext:value-type="float">
            <text:p>0.132376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624" calcext:value-type="float">
            <text:p>0.132624</text:p>
          </table:table-cell>
          <table:table-cell office:value-type="float" office:value="0.131432" calcext:value-type="float">
            <text:p>0.131432</text:p>
          </table:table-cell>
          <table:table-cell office:value-type="float" office:value="0.131533" calcext:value-type="float">
            <text:p>0.131533</text:p>
          </table:table-cell>
          <table:table-cell table:number-columns-repeated="4"/>
          <table:table-cell office:value-type="float" office:value="0.132375" calcext:value-type="float">
            <text:p>0.132375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591" calcext:value-type="float">
            <text:p>0.132591</text:p>
          </table:table-cell>
          <table:table-cell office:value-type="float" office:value="0.131517" calcext:value-type="float">
            <text:p>0.131517</text:p>
          </table:table-cell>
          <table:table-cell office:value-type="float" office:value="0.13193" calcext:value-type="float">
            <text:p>0.13193</text:p>
          </table:table-cell>
          <table:table-cell table:number-columns-repeated="4"/>
          <table:table-cell office:value-type="float" office:value="0.132373" calcext:value-type="float">
            <text:p>0.132373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495" calcext:value-type="float">
            <text:p>0.132495</text:p>
          </table:table-cell>
          <table:table-cell office:value-type="float" office:value="0.131396" calcext:value-type="float">
            <text:p>0.131396</text:p>
          </table:table-cell>
          <table:table-cell office:value-type="float" office:value="0.131321" calcext:value-type="float">
            <text:p>0.131321</text:p>
          </table:table-cell>
          <table:table-cell table:number-columns-repeated="4"/>
          <table:table-cell office:value-type="float" office:value="0.132371" calcext:value-type="float">
            <text:p>0.132371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375" calcext:value-type="float">
            <text:p>0.132375</text:p>
          </table:table-cell>
          <table:table-cell office:value-type="float" office:value="0.131403" calcext:value-type="float">
            <text:p>0.131403</text:p>
          </table:table-cell>
          <table:table-cell office:value-type="float" office:value="0.132175" calcext:value-type="float">
            <text:p>0.132175</text:p>
          </table:table-cell>
          <table:table-cell table:number-columns-repeated="4"/>
          <table:table-cell office:value-type="float" office:value="0.132369" calcext:value-type="float">
            <text:p>0.132369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363" calcext:value-type="float">
            <text:p>0.132363</text:p>
          </table:table-cell>
          <table:table-cell office:value-type="float" office:value="0.13202" calcext:value-type="float">
            <text:p>0.13202</text:p>
          </table:table-cell>
          <table:table-cell office:value-type="float" office:value="0.132205" calcext:value-type="float">
            <text:p>0.132205</text:p>
          </table:table-cell>
          <table:table-cell table:number-columns-repeated="4"/>
          <table:table-cell office:value-type="float" office:value="0.132367" calcext:value-type="float">
            <text:p>0.132367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392" calcext:value-type="float">
            <text:p>0.132392</text:p>
          </table:table-cell>
          <table:table-cell office:value-type="float" office:value="0.131413" calcext:value-type="float">
            <text:p>0.131413</text:p>
          </table:table-cell>
          <table:table-cell office:value-type="float" office:value="0.132069" calcext:value-type="float">
            <text:p>0.132069</text:p>
          </table:table-cell>
          <table:table-cell table:number-columns-repeated="4"/>
          <table:table-cell office:value-type="float" office:value="0.132365" calcext:value-type="float">
            <text:p>0.132365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574" calcext:value-type="float">
            <text:p>0.132574</text:p>
          </table:table-cell>
          <table:table-cell office:value-type="float" office:value="0.131303" calcext:value-type="float">
            <text:p>0.131303</text:p>
          </table:table-cell>
          <table:table-cell office:value-type="float" office:value="0.1313" calcext:value-type="float">
            <text:p>0.1313</text:p>
          </table:table-cell>
          <table:table-cell table:number-columns-repeated="4"/>
          <table:table-cell office:value-type="float" office:value="0.132363" calcext:value-type="float">
            <text:p>0.132363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374" calcext:value-type="float">
            <text:p>0.132374</text:p>
          </table:table-cell>
          <table:table-cell office:value-type="float" office:value="0.131754" calcext:value-type="float">
            <text:p>0.131754</text:p>
          </table:table-cell>
          <table:table-cell office:value-type="float" office:value="0.131839" calcext:value-type="float">
            <text:p>0.131839</text:p>
          </table:table-cell>
          <table:table-cell table:number-columns-repeated="4"/>
          <table:table-cell office:value-type="float" office:value="0.132362" calcext:value-type="float">
            <text:p>0.132362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394" calcext:value-type="float">
            <text:p>0.132394</text:p>
          </table:table-cell>
          <table:table-cell office:value-type="float" office:value="0.131437" calcext:value-type="float">
            <text:p>0.131437</text:p>
          </table:table-cell>
          <table:table-cell office:value-type="float" office:value="0.131225" calcext:value-type="float">
            <text:p>0.131225</text:p>
          </table:table-cell>
          <table:table-cell table:number-columns-repeated="4"/>
          <table:table-cell office:value-type="float" office:value="0.13236" calcext:value-type="float">
            <text:p>0.13236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651" calcext:value-type="float">
            <text:p>0.132651</text:p>
          </table:table-cell>
          <table:table-cell office:value-type="float" office:value="0.131305" calcext:value-type="float">
            <text:p>0.131305</text:p>
          </table:table-cell>
          <table:table-cell office:value-type="float" office:value="0.132456" calcext:value-type="float">
            <text:p>0.132456</text:p>
          </table:table-cell>
          <table:table-cell table:number-columns-repeated="4"/>
          <table:table-cell office:value-type="float" office:value="0.132358" calcext:value-type="float">
            <text:p>0.132358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453" calcext:value-type="float">
            <text:p>0.132453</text:p>
          </table:table-cell>
          <table:table-cell office:value-type="float" office:value="0.131482" calcext:value-type="float">
            <text:p>0.131482</text:p>
          </table:table-cell>
          <table:table-cell office:value-type="float" office:value="0.131529" calcext:value-type="float">
            <text:p>0.131529</text:p>
          </table:table-cell>
          <table:table-cell table:number-columns-repeated="4"/>
          <table:table-cell office:value-type="float" office:value="0.132356" calcext:value-type="float">
            <text:p>0.132356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385" calcext:value-type="float">
            <text:p>0.132385</text:p>
          </table:table-cell>
          <table:table-cell office:value-type="float" office:value="0.131707" calcext:value-type="float">
            <text:p>0.131707</text:p>
          </table:table-cell>
          <table:table-cell office:value-type="float" office:value="0.131238" calcext:value-type="float">
            <text:p>0.131238</text:p>
          </table:table-cell>
          <table:table-cell table:number-columns-repeated="4"/>
          <table:table-cell office:value-type="float" office:value="0.132354" calcext:value-type="float">
            <text:p>0.132354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443" calcext:value-type="float">
            <text:p>0.132443</text:p>
          </table:table-cell>
          <table:table-cell office:value-type="float" office:value="0.13162" calcext:value-type="float">
            <text:p>0.13162</text:p>
          </table:table-cell>
          <table:table-cell office:value-type="float" office:value="0.131295" calcext:value-type="float">
            <text:p>0.131295</text:p>
          </table:table-cell>
          <table:table-cell table:number-columns-repeated="4"/>
          <table:table-cell office:value-type="float" office:value="0.132352" calcext:value-type="float">
            <text:p>0.132352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632" calcext:value-type="float">
            <text:p>0.132632</text:p>
          </table:table-cell>
          <table:table-cell office:value-type="float" office:value="0.131783" calcext:value-type="float">
            <text:p>0.131783</text:p>
          </table:table-cell>
          <table:table-cell office:value-type="float" office:value="0.131301" calcext:value-type="float">
            <text:p>0.131301</text:p>
          </table:table-cell>
          <table:table-cell table:number-columns-repeated="4"/>
          <table:table-cell office:value-type="float" office:value="0.13235" calcext:value-type="float">
            <text:p>0.13235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394" calcext:value-type="float">
            <text:p>0.132394</text:p>
          </table:table-cell>
          <table:table-cell office:value-type="float" office:value="0.131579" calcext:value-type="float">
            <text:p>0.131579</text:p>
          </table:table-cell>
          <table:table-cell office:value-type="float" office:value="0.131455" calcext:value-type="float">
            <text:p>0.131455</text:p>
          </table:table-cell>
          <table:table-cell table:number-columns-repeated="4"/>
          <table:table-cell office:value-type="float" office:value="0.132349" calcext:value-type="float">
            <text:p>0.132349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913" calcext:value-type="float">
            <text:p>0.132913</text:p>
          </table:table-cell>
          <table:table-cell office:value-type="float" office:value="0.131411" calcext:value-type="float">
            <text:p>0.131411</text:p>
          </table:table-cell>
          <table:table-cell office:value-type="float" office:value="0.131243" calcext:value-type="float">
            <text:p>0.131243</text:p>
          </table:table-cell>
          <table:table-cell table:number-columns-repeated="4"/>
          <table:table-cell office:value-type="float" office:value="0.132347" calcext:value-type="float">
            <text:p>0.132347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419" calcext:value-type="float">
            <text:p>0.132419</text:p>
          </table:table-cell>
          <table:table-cell office:value-type="float" office:value="0.131299" calcext:value-type="float">
            <text:p>0.131299</text:p>
          </table:table-cell>
          <table:table-cell office:value-type="float" office:value="0.131407" calcext:value-type="float">
            <text:p>0.131407</text:p>
          </table:table-cell>
          <table:table-cell table:number-columns-repeated="4"/>
          <table:table-cell office:value-type="float" office:value="0.132345" calcext:value-type="float">
            <text:p>0.132345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444" calcext:value-type="float">
            <text:p>0.132444</text:p>
          </table:table-cell>
          <table:table-cell office:value-type="float" office:value="0.131731" calcext:value-type="float">
            <text:p>0.131731</text:p>
          </table:table-cell>
          <table:table-cell office:value-type="float" office:value="0.131273" calcext:value-type="float">
            <text:p>0.131273</text:p>
          </table:table-cell>
          <table:table-cell table:number-columns-repeated="4"/>
          <table:table-cell office:value-type="float" office:value="0.132343" calcext:value-type="float">
            <text:p>0.132343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352" calcext:value-type="float">
            <text:p>0.132352</text:p>
          </table:table-cell>
          <table:table-cell office:value-type="float" office:value="0.131975" calcext:value-type="float">
            <text:p>0.131975</text:p>
          </table:table-cell>
          <table:table-cell office:value-type="float" office:value="0.13139" calcext:value-type="float">
            <text:p>0.13139</text:p>
          </table:table-cell>
          <table:table-cell table:number-columns-repeated="4"/>
          <table:table-cell office:value-type="float" office:value="0.132341" calcext:value-type="float">
            <text:p>0.132341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422" calcext:value-type="float">
            <text:p>0.132422</text:p>
          </table:table-cell>
          <table:table-cell office:value-type="float" office:value="0.13142" calcext:value-type="float">
            <text:p>0.13142</text:p>
          </table:table-cell>
          <table:table-cell office:value-type="float" office:value="0.132483" calcext:value-type="float">
            <text:p>0.132483</text:p>
          </table:table-cell>
          <table:table-cell table:number-columns-repeated="4"/>
          <table:table-cell office:value-type="float" office:value="0.132339" calcext:value-type="float">
            <text:p>0.132339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466" calcext:value-type="float">
            <text:p>0.132466</text:p>
          </table:table-cell>
          <table:table-cell office:value-type="float" office:value="0.131323" calcext:value-type="float">
            <text:p>0.131323</text:p>
          </table:table-cell>
          <table:table-cell office:value-type="float" office:value="0.131401" calcext:value-type="float">
            <text:p>0.131401</text:p>
          </table:table-cell>
          <table:table-cell table:number-columns-repeated="4"/>
          <table:table-cell office:value-type="float" office:value="0.132337" calcext:value-type="float">
            <text:p>0.132337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399" calcext:value-type="float">
            <text:p>0.132399</text:p>
          </table:table-cell>
          <table:table-cell office:value-type="float" office:value="0.131319" calcext:value-type="float">
            <text:p>0.131319</text:p>
          </table:table-cell>
          <table:table-cell office:value-type="float" office:value="0.131425" calcext:value-type="float">
            <text:p>0.131425</text:p>
          </table:table-cell>
          <table:table-cell table:number-columns-repeated="4"/>
          <table:table-cell office:value-type="float" office:value="0.132336" calcext:value-type="float">
            <text:p>0.132336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429" calcext:value-type="float">
            <text:p>0.132429</text:p>
          </table:table-cell>
          <table:table-cell office:value-type="float" office:value="0.13165" calcext:value-type="float">
            <text:p>0.13165</text:p>
          </table:table-cell>
          <table:table-cell office:value-type="float" office:value="0.131963" calcext:value-type="float">
            <text:p>0.131963</text:p>
          </table:table-cell>
          <table:table-cell table:number-columns-repeated="4"/>
          <table:table-cell office:value-type="float" office:value="0.132334" calcext:value-type="float">
            <text:p>0.132334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3268" calcext:value-type="float">
            <text:p>0.133268</text:p>
          </table:table-cell>
          <table:table-cell office:value-type="float" office:value="0.131823" calcext:value-type="float">
            <text:p>0.131823</text:p>
          </table:table-cell>
          <table:table-cell office:value-type="float" office:value="0.132007" calcext:value-type="float">
            <text:p>0.132007</text:p>
          </table:table-cell>
          <table:table-cell table:number-columns-repeated="4"/>
          <table:table-cell office:value-type="float" office:value="0.132332" calcext:value-type="float">
            <text:p>0.132332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583" calcext:value-type="float">
            <text:p>0.132583</text:p>
          </table:table-cell>
          <table:table-cell office:value-type="float" office:value="0.131314" calcext:value-type="float">
            <text:p>0.131314</text:p>
          </table:table-cell>
          <table:table-cell office:value-type="float" office:value="0.131264" calcext:value-type="float">
            <text:p>0.131264</text:p>
          </table:table-cell>
          <table:table-cell table:number-columns-repeated="4"/>
          <table:table-cell office:value-type="float" office:value="0.132331" calcext:value-type="float">
            <text:p>0.132331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511" calcext:value-type="float">
            <text:p>0.132511</text:p>
          </table:table-cell>
          <table:table-cell office:value-type="float" office:value="0.131523" calcext:value-type="float">
            <text:p>0.131523</text:p>
          </table:table-cell>
          <table:table-cell office:value-type="float" office:value="0.131339" calcext:value-type="float">
            <text:p>0.131339</text:p>
          </table:table-cell>
          <table:table-cell table:number-columns-repeated="4"/>
          <table:table-cell office:value-type="float" office:value="0.132329" calcext:value-type="float">
            <text:p>0.132329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454" calcext:value-type="float">
            <text:p>0.132454</text:p>
          </table:table-cell>
          <table:table-cell office:value-type="float" office:value="0.131456" calcext:value-type="float">
            <text:p>0.131456</text:p>
          </table:table-cell>
          <table:table-cell office:value-type="float" office:value="0.1314" calcext:value-type="float">
            <text:p>0.1314</text:p>
          </table:table-cell>
          <table:table-cell table:number-columns-repeated="4"/>
          <table:table-cell office:value-type="float" office:value="0.132327" calcext:value-type="float">
            <text:p>0.132327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35" calcext:value-type="float">
            <text:p>0.13235</text:p>
          </table:table-cell>
          <table:table-cell office:value-type="float" office:value="0.131587" calcext:value-type="float">
            <text:p>0.131587</text:p>
          </table:table-cell>
          <table:table-cell office:value-type="float" office:value="0.131566" calcext:value-type="float">
            <text:p>0.131566</text:p>
          </table:table-cell>
          <table:table-cell table:number-columns-repeated="4"/>
          <table:table-cell office:value-type="float" office:value="0.132325" calcext:value-type="float">
            <text:p>0.132325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497" calcext:value-type="float">
            <text:p>0.132497</text:p>
          </table:table-cell>
          <table:table-cell office:value-type="float" office:value="0.131347" calcext:value-type="float">
            <text:p>0.131347</text:p>
          </table:table-cell>
          <table:table-cell office:value-type="float" office:value="0.131606" calcext:value-type="float">
            <text:p>0.131606</text:p>
          </table:table-cell>
          <table:table-cell table:number-columns-repeated="4"/>
          <table:table-cell office:value-type="float" office:value="0.132323" calcext:value-type="float">
            <text:p>0.132323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335" calcext:value-type="float">
            <text:p>0.132335</text:p>
          </table:table-cell>
          <table:table-cell office:value-type="float" office:value="0.131334" calcext:value-type="float">
            <text:p>0.131334</text:p>
          </table:table-cell>
          <table:table-cell office:value-type="float" office:value="0.13139" calcext:value-type="float">
            <text:p>0.13139</text:p>
          </table:table-cell>
          <table:table-cell table:number-columns-repeated="4"/>
          <table:table-cell office:value-type="float" office:value="0.132322" calcext:value-type="float">
            <text:p>0.132322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488" calcext:value-type="float">
            <text:p>0.132488</text:p>
          </table:table-cell>
          <table:table-cell office:value-type="float" office:value="0.131623" calcext:value-type="float">
            <text:p>0.131623</text:p>
          </table:table-cell>
          <table:table-cell office:value-type="float" office:value="0.131986" calcext:value-type="float">
            <text:p>0.131986</text:p>
          </table:table-cell>
          <table:table-cell table:number-columns-repeated="4"/>
          <table:table-cell office:value-type="float" office:value="0.13232" calcext:value-type="float">
            <text:p>0.13232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3085" calcext:value-type="float">
            <text:p>0.133085</text:p>
          </table:table-cell>
          <table:table-cell office:value-type="float" office:value="0.131369" calcext:value-type="float">
            <text:p>0.131369</text:p>
          </table:table-cell>
          <table:table-cell office:value-type="float" office:value="0.132131" calcext:value-type="float">
            <text:p>0.132131</text:p>
          </table:table-cell>
          <table:table-cell table:number-columns-repeated="4"/>
          <table:table-cell office:value-type="float" office:value="0.132318" calcext:value-type="float">
            <text:p>0.132318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632" calcext:value-type="float">
            <text:p>0.132632</text:p>
          </table:table-cell>
          <table:table-cell office:value-type="float" office:value="0.131302" calcext:value-type="float">
            <text:p>0.131302</text:p>
          </table:table-cell>
          <table:table-cell office:value-type="float" office:value="0.131679" calcext:value-type="float">
            <text:p>0.131679</text:p>
          </table:table-cell>
          <table:table-cell table:number-columns-repeated="4"/>
          <table:table-cell office:value-type="float" office:value="0.132316" calcext:value-type="float">
            <text:p>0.132316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664" calcext:value-type="float">
            <text:p>0.132664</text:p>
          </table:table-cell>
          <table:table-cell office:value-type="float" office:value="0.131311" calcext:value-type="float">
            <text:p>0.131311</text:p>
          </table:table-cell>
          <table:table-cell office:value-type="float" office:value="0.13127" calcext:value-type="float">
            <text:p>0.13127</text:p>
          </table:table-cell>
          <table:table-cell table:number-columns-repeated="4"/>
          <table:table-cell office:value-type="float" office:value="0.132314" calcext:value-type="float">
            <text:p>0.132314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983" calcext:value-type="float">
            <text:p>0.132983</text:p>
          </table:table-cell>
          <table:table-cell office:value-type="float" office:value="0.131338" calcext:value-type="float">
            <text:p>0.131338</text:p>
          </table:table-cell>
          <table:table-cell office:value-type="float" office:value="0.131715" calcext:value-type="float">
            <text:p>0.131715</text:p>
          </table:table-cell>
          <table:table-cell table:number-columns-repeated="4"/>
          <table:table-cell office:value-type="float" office:value="0.132313" calcext:value-type="float">
            <text:p>0.132313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486" calcext:value-type="float">
            <text:p>0.132486</text:p>
          </table:table-cell>
          <table:table-cell office:value-type="float" office:value="0.131646" calcext:value-type="float">
            <text:p>0.131646</text:p>
          </table:table-cell>
          <table:table-cell office:value-type="float" office:value="0.131251" calcext:value-type="float">
            <text:p>0.131251</text:p>
          </table:table-cell>
          <table:table-cell table:number-columns-repeated="4"/>
          <table:table-cell office:value-type="float" office:value="0.132311" calcext:value-type="float">
            <text:p>0.132311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533" calcext:value-type="float">
            <text:p>0.132533</text:p>
          </table:table-cell>
          <table:table-cell office:value-type="float" office:value="0.132423" calcext:value-type="float">
            <text:p>0.132423</text:p>
          </table:table-cell>
          <table:table-cell office:value-type="float" office:value="0.13123" calcext:value-type="float">
            <text:p>0.13123</text:p>
          </table:table-cell>
          <table:table-cell table:number-columns-repeated="4"/>
          <table:table-cell office:value-type="float" office:value="0.132309" calcext:value-type="float">
            <text:p>0.132309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731" calcext:value-type="float">
            <text:p>0.132731</text:p>
          </table:table-cell>
          <table:table-cell office:value-type="float" office:value="0.131533" calcext:value-type="float">
            <text:p>0.131533</text:p>
          </table:table-cell>
          <table:table-cell office:value-type="float" office:value="0.132203" calcext:value-type="float">
            <text:p>0.132203</text:p>
          </table:table-cell>
          <table:table-cell table:number-columns-repeated="4"/>
          <table:table-cell office:value-type="float" office:value="0.132307" calcext:value-type="float">
            <text:p>0.132307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376" calcext:value-type="float">
            <text:p>0.132376</text:p>
          </table:table-cell>
          <table:table-cell office:value-type="float" office:value="0.131417" calcext:value-type="float">
            <text:p>0.131417</text:p>
          </table:table-cell>
          <table:table-cell office:value-type="float" office:value="0.131361" calcext:value-type="float">
            <text:p>0.131361</text:p>
          </table:table-cell>
          <table:table-cell table:number-columns-repeated="4"/>
          <table:table-cell office:value-type="float" office:value="0.132306" calcext:value-type="float">
            <text:p>0.132306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488" calcext:value-type="float">
            <text:p>0.132488</text:p>
          </table:table-cell>
          <table:table-cell office:value-type="float" office:value="0.131363" calcext:value-type="float">
            <text:p>0.131363</text:p>
          </table:table-cell>
          <table:table-cell office:value-type="float" office:value="0.131626" calcext:value-type="float">
            <text:p>0.131626</text:p>
          </table:table-cell>
          <table:table-cell table:number-columns-repeated="4"/>
          <table:table-cell office:value-type="float" office:value="0.132304" calcext:value-type="float">
            <text:p>0.132304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668" calcext:value-type="float">
            <text:p>0.132668</text:p>
          </table:table-cell>
          <table:table-cell office:value-type="float" office:value="0.131323" calcext:value-type="float">
            <text:p>0.131323</text:p>
          </table:table-cell>
          <table:table-cell office:value-type="float" office:value="0.131301" calcext:value-type="float">
            <text:p>0.131301</text:p>
          </table:table-cell>
          <table:table-cell table:number-columns-repeated="4"/>
          <table:table-cell office:value-type="float" office:value="0.132302" calcext:value-type="float">
            <text:p>0.132302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556" calcext:value-type="float">
            <text:p>0.132556</text:p>
          </table:table-cell>
          <table:table-cell office:value-type="float" office:value="0.131929" calcext:value-type="float">
            <text:p>0.131929</text:p>
          </table:table-cell>
          <table:table-cell office:value-type="float" office:value="0.131269" calcext:value-type="float">
            <text:p>0.131269</text:p>
          </table:table-cell>
          <table:table-cell table:number-columns-repeated="4"/>
          <table:table-cell office:value-type="float" office:value="0.132301" calcext:value-type="float">
            <text:p>0.132301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393" calcext:value-type="float">
            <text:p>0.132393</text:p>
          </table:table-cell>
          <table:table-cell office:value-type="float" office:value="0.131288" calcext:value-type="float">
            <text:p>0.131288</text:p>
          </table:table-cell>
          <table:table-cell office:value-type="float" office:value="0.132047" calcext:value-type="float">
            <text:p>0.132047</text:p>
          </table:table-cell>
          <table:table-cell table:number-columns-repeated="4"/>
          <table:table-cell office:value-type="float" office:value="0.132299" calcext:value-type="float">
            <text:p>0.132299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3171" calcext:value-type="float">
            <text:p>0.133171</text:p>
          </table:table-cell>
          <table:table-cell office:value-type="float" office:value="0.131649" calcext:value-type="float">
            <text:p>0.131649</text:p>
          </table:table-cell>
          <table:table-cell office:value-type="float" office:value="0.13123" calcext:value-type="float">
            <text:p>0.13123</text:p>
          </table:table-cell>
          <table:table-cell table:number-columns-repeated="4"/>
          <table:table-cell office:value-type="float" office:value="0.132297" calcext:value-type="float">
            <text:p>0.132297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585" calcext:value-type="float">
            <text:p>0.132585</text:p>
          </table:table-cell>
          <table:table-cell office:value-type="float" office:value="0.131324" calcext:value-type="float">
            <text:p>0.131324</text:p>
          </table:table-cell>
          <table:table-cell office:value-type="float" office:value="0.131282" calcext:value-type="float">
            <text:p>0.131282</text:p>
          </table:table-cell>
          <table:table-cell table:number-columns-repeated="4"/>
          <table:table-cell office:value-type="float" office:value="0.132295" calcext:value-type="float">
            <text:p>0.132295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584" calcext:value-type="float">
            <text:p>0.132584</text:p>
          </table:table-cell>
          <table:table-cell office:value-type="float" office:value="0.13165" calcext:value-type="float">
            <text:p>0.13165</text:p>
          </table:table-cell>
          <table:table-cell office:value-type="float" office:value="0.131621" calcext:value-type="float">
            <text:p>0.131621</text:p>
          </table:table-cell>
          <table:table-cell table:number-columns-repeated="4"/>
          <table:table-cell office:value-type="float" office:value="0.132294" calcext:value-type="float">
            <text:p>0.132294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328" calcext:value-type="float">
            <text:p>0.132328</text:p>
          </table:table-cell>
          <table:table-cell office:value-type="float" office:value="0.131471" calcext:value-type="float">
            <text:p>0.131471</text:p>
          </table:table-cell>
          <table:table-cell office:value-type="float" office:value="0.13131" calcext:value-type="float">
            <text:p>0.13131</text:p>
          </table:table-cell>
          <table:table-cell table:number-columns-repeated="4"/>
          <table:table-cell office:value-type="float" office:value="0.132292" calcext:value-type="float">
            <text:p>0.132292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761" calcext:value-type="float">
            <text:p>0.132761</text:p>
          </table:table-cell>
          <table:table-cell office:value-type="float" office:value="0.131308" calcext:value-type="float">
            <text:p>0.131308</text:p>
          </table:table-cell>
          <table:table-cell office:value-type="float" office:value="0.13175" calcext:value-type="float">
            <text:p>0.13175</text:p>
          </table:table-cell>
          <table:table-cell table:number-columns-repeated="4"/>
          <table:table-cell office:value-type="float" office:value="0.132291" calcext:value-type="float">
            <text:p>0.132291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495" calcext:value-type="float">
            <text:p>0.132495</text:p>
          </table:table-cell>
          <table:table-cell office:value-type="float" office:value="0.131872" calcext:value-type="float">
            <text:p>0.131872</text:p>
          </table:table-cell>
          <table:table-cell office:value-type="float" office:value="0.131349" calcext:value-type="float">
            <text:p>0.131349</text:p>
          </table:table-cell>
          <table:table-cell table:number-columns-repeated="4"/>
          <table:table-cell office:value-type="float" office:value="0.132289" calcext:value-type="float">
            <text:p>0.132289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476" calcext:value-type="float">
            <text:p>0.132476</text:p>
          </table:table-cell>
          <table:table-cell office:value-type="float" office:value="0.131283" calcext:value-type="float">
            <text:p>0.131283</text:p>
          </table:table-cell>
          <table:table-cell office:value-type="float" office:value="0.132821" calcext:value-type="float">
            <text:p>0.132821</text:p>
          </table:table-cell>
          <table:table-cell table:number-columns-repeated="4"/>
          <table:table-cell office:value-type="float" office:value="0.132287" calcext:value-type="float">
            <text:p>0.132287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301" calcext:value-type="float">
            <text:p>0.132301</text:p>
          </table:table-cell>
          <table:table-cell office:value-type="float" office:value="0.131451" calcext:value-type="float">
            <text:p>0.131451</text:p>
          </table:table-cell>
          <table:table-cell office:value-type="float" office:value="0.131344" calcext:value-type="float">
            <text:p>0.131344</text:p>
          </table:table-cell>
          <table:table-cell table:number-columns-repeated="4"/>
          <table:table-cell office:value-type="float" office:value="0.132286" calcext:value-type="float">
            <text:p>0.132286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595" calcext:value-type="float">
            <text:p>0.132595</text:p>
          </table:table-cell>
          <table:table-cell office:value-type="float" office:value="0.131424" calcext:value-type="float">
            <text:p>0.131424</text:p>
          </table:table-cell>
          <table:table-cell office:value-type="float" office:value="0.131377" calcext:value-type="float">
            <text:p>0.131377</text:p>
          </table:table-cell>
          <table:table-cell table:number-columns-repeated="4"/>
          <table:table-cell office:value-type="float" office:value="0.132284" calcext:value-type="float">
            <text:p>0.132284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33" calcext:value-type="float">
            <text:p>0.13233</text:p>
          </table:table-cell>
          <table:table-cell office:value-type="float" office:value="0.13135" calcext:value-type="float">
            <text:p>0.13135</text:p>
          </table:table-cell>
          <table:table-cell office:value-type="float" office:value="0.131471" calcext:value-type="float">
            <text:p>0.131471</text:p>
          </table:table-cell>
          <table:table-cell table:number-columns-repeated="4"/>
          <table:table-cell office:value-type="float" office:value="0.132283" calcext:value-type="float">
            <text:p>0.132283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346" calcext:value-type="float">
            <text:p>0.132346</text:p>
          </table:table-cell>
          <table:table-cell office:value-type="float" office:value="0.131663" calcext:value-type="float">
            <text:p>0.131663</text:p>
          </table:table-cell>
          <table:table-cell office:value-type="float" office:value="0.13151" calcext:value-type="float">
            <text:p>0.13151</text:p>
          </table:table-cell>
          <table:table-cell table:number-columns-repeated="4"/>
          <table:table-cell office:value-type="float" office:value="0.132281" calcext:value-type="float">
            <text:p>0.132281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3208" calcext:value-type="float">
            <text:p>0.133208</text:p>
          </table:table-cell>
          <table:table-cell office:value-type="float" office:value="0.131432" calcext:value-type="float">
            <text:p>0.131432</text:p>
          </table:table-cell>
          <table:table-cell office:value-type="float" office:value="0.131387" calcext:value-type="float">
            <text:p>0.131387</text:p>
          </table:table-cell>
          <table:table-cell table:number-columns-repeated="4"/>
          <table:table-cell office:value-type="float" office:value="0.132279" calcext:value-type="float">
            <text:p>0.132279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84" calcext:value-type="float">
            <text:p>0.13284</text:p>
          </table:table-cell>
          <table:table-cell office:value-type="float" office:value="0.131275" calcext:value-type="float">
            <text:p>0.131275</text:p>
          </table:table-cell>
          <table:table-cell office:value-type="float" office:value="0.132068" calcext:value-type="float">
            <text:p>0.132068</text:p>
          </table:table-cell>
          <table:table-cell table:number-columns-repeated="4"/>
          <table:table-cell office:value-type="float" office:value="0.132278" calcext:value-type="float">
            <text:p>0.132278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3039" calcext:value-type="float">
            <text:p>0.133039</text:p>
          </table:table-cell>
          <table:table-cell office:value-type="float" office:value="0.131382" calcext:value-type="float">
            <text:p>0.131382</text:p>
          </table:table-cell>
          <table:table-cell office:value-type="float" office:value="0.131466" calcext:value-type="float">
            <text:p>0.131466</text:p>
          </table:table-cell>
          <table:table-cell table:number-columns-repeated="4"/>
          <table:table-cell office:value-type="float" office:value="0.132276" calcext:value-type="float">
            <text:p>0.132276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359" calcext:value-type="float">
            <text:p>0.132359</text:p>
          </table:table-cell>
          <table:table-cell office:value-type="float" office:value="0.131632" calcext:value-type="float">
            <text:p>0.131632</text:p>
          </table:table-cell>
          <table:table-cell office:value-type="float" office:value="0.131446" calcext:value-type="float">
            <text:p>0.131446</text:p>
          </table:table-cell>
          <table:table-cell table:number-columns-repeated="4"/>
          <table:table-cell office:value-type="float" office:value="0.132274" calcext:value-type="float">
            <text:p>0.132274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356" calcext:value-type="float">
            <text:p>0.132356</text:p>
          </table:table-cell>
          <table:table-cell office:value-type="float" office:value="0.131408" calcext:value-type="float">
            <text:p>0.131408</text:p>
          </table:table-cell>
          <table:table-cell office:value-type="float" office:value="0.131799" calcext:value-type="float">
            <text:p>0.131799</text:p>
          </table:table-cell>
          <table:table-cell table:number-columns-repeated="4"/>
          <table:table-cell office:value-type="float" office:value="0.132273" calcext:value-type="float">
            <text:p>0.132273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851" calcext:value-type="float">
            <text:p>0.132851</text:p>
          </table:table-cell>
          <table:table-cell office:value-type="float" office:value="0.132015" calcext:value-type="float">
            <text:p>0.132015</text:p>
          </table:table-cell>
          <table:table-cell office:value-type="float" office:value="0.13169" calcext:value-type="float">
            <text:p>0.13169</text:p>
          </table:table-cell>
          <table:table-cell table:number-columns-repeated="4"/>
          <table:table-cell office:value-type="float" office:value="0.132271" calcext:value-type="float">
            <text:p>0.132271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277" calcext:value-type="float">
            <text:p>0.132277</text:p>
          </table:table-cell>
          <table:table-cell office:value-type="float" office:value="0.131433" calcext:value-type="float">
            <text:p>0.131433</text:p>
          </table:table-cell>
          <table:table-cell office:value-type="float" office:value="0.131475" calcext:value-type="float">
            <text:p>0.131475</text:p>
          </table:table-cell>
          <table:table-cell table:number-columns-repeated="4"/>
          <table:table-cell office:value-type="float" office:value="0.13227" calcext:value-type="float">
            <text:p>0.13227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298" calcext:value-type="float">
            <text:p>0.132298</text:p>
          </table:table-cell>
          <table:table-cell office:value-type="float" office:value="0.131643" calcext:value-type="float">
            <text:p>0.131643</text:p>
          </table:table-cell>
          <table:table-cell office:value-type="float" office:value="0.132163" calcext:value-type="float">
            <text:p>0.132163</text:p>
          </table:table-cell>
          <table:table-cell table:number-columns-repeated="4"/>
          <table:table-cell office:value-type="float" office:value="0.132268" calcext:value-type="float">
            <text:p>0.132268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632" calcext:value-type="float">
            <text:p>0.132632</text:p>
          </table:table-cell>
          <table:table-cell office:value-type="float" office:value="0.131357" calcext:value-type="float">
            <text:p>0.131357</text:p>
          </table:table-cell>
          <table:table-cell office:value-type="float" office:value="0.131329" calcext:value-type="float">
            <text:p>0.131329</text:p>
          </table:table-cell>
          <table:table-cell table:number-columns-repeated="4"/>
          <table:table-cell office:value-type="float" office:value="0.132266" calcext:value-type="float">
            <text:p>0.132266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38" calcext:value-type="float">
            <text:p>0.13238</text:p>
          </table:table-cell>
          <table:table-cell office:value-type="float" office:value="0.13174" calcext:value-type="float">
            <text:p>0.13174</text:p>
          </table:table-cell>
          <table:table-cell office:value-type="float" office:value="0.131363" calcext:value-type="float">
            <text:p>0.131363</text:p>
          </table:table-cell>
          <table:table-cell table:number-columns-repeated="4"/>
          <table:table-cell office:value-type="float" office:value="0.132265" calcext:value-type="float">
            <text:p>0.132265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337" calcext:value-type="float">
            <text:p>0.132337</text:p>
          </table:table-cell>
          <table:table-cell office:value-type="float" office:value="0.131372" calcext:value-type="float">
            <text:p>0.131372</text:p>
          </table:table-cell>
          <table:table-cell office:value-type="float" office:value="0.131303" calcext:value-type="float">
            <text:p>0.131303</text:p>
          </table:table-cell>
          <table:table-cell table:number-columns-repeated="4"/>
          <table:table-cell office:value-type="float" office:value="0.132263" calcext:value-type="float">
            <text:p>0.132263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307" calcext:value-type="float">
            <text:p>0.132307</text:p>
          </table:table-cell>
          <table:table-cell office:value-type="float" office:value="0.132467" calcext:value-type="float">
            <text:p>0.132467</text:p>
          </table:table-cell>
          <table:table-cell office:value-type="float" office:value="0.131243" calcext:value-type="float">
            <text:p>0.131243</text:p>
          </table:table-cell>
          <table:table-cell table:number-columns-repeated="4"/>
          <table:table-cell office:value-type="float" office:value="0.132261" calcext:value-type="float">
            <text:p>0.132261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353" calcext:value-type="float">
            <text:p>0.132353</text:p>
          </table:table-cell>
          <table:table-cell office:value-type="float" office:value="0.131342" calcext:value-type="float">
            <text:p>0.131342</text:p>
          </table:table-cell>
          <table:table-cell office:value-type="float" office:value="0.131371" calcext:value-type="float">
            <text:p>0.131371</text:p>
          </table:table-cell>
          <table:table-cell table:number-columns-repeated="4"/>
          <table:table-cell office:value-type="float" office:value="0.13226" calcext:value-type="float">
            <text:p>0.13226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366" calcext:value-type="float">
            <text:p>0.132366</text:p>
          </table:table-cell>
          <table:table-cell office:value-type="float" office:value="0.1319" calcext:value-type="float">
            <text:p>0.1319</text:p>
          </table:table-cell>
          <table:table-cell office:value-type="float" office:value="0.133212" calcext:value-type="float">
            <text:p>0.133212</text:p>
          </table:table-cell>
          <table:table-cell table:number-columns-repeated="4"/>
          <table:table-cell office:value-type="float" office:value="0.132258" calcext:value-type="float">
            <text:p>0.132258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412" calcext:value-type="float">
            <text:p>0.132412</text:p>
          </table:table-cell>
          <table:table-cell office:value-type="float" office:value="0.131799" calcext:value-type="float">
            <text:p>0.131799</text:p>
          </table:table-cell>
          <table:table-cell office:value-type="float" office:value="0.131353" calcext:value-type="float">
            <text:p>0.131353</text:p>
          </table:table-cell>
          <table:table-cell table:number-columns-repeated="4"/>
          <table:table-cell office:value-type="float" office:value="0.132256" calcext:value-type="float">
            <text:p>0.132256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994" calcext:value-type="float">
            <text:p>0.132994</text:p>
          </table:table-cell>
          <table:table-cell office:value-type="float" office:value="0.132146" calcext:value-type="float">
            <text:p>0.132146</text:p>
          </table:table-cell>
          <table:table-cell office:value-type="float" office:value="0.131222" calcext:value-type="float">
            <text:p>0.131222</text:p>
          </table:table-cell>
          <table:table-cell table:number-columns-repeated="4"/>
          <table:table-cell office:value-type="float" office:value="0.132255" calcext:value-type="float">
            <text:p>0.132255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442" calcext:value-type="float">
            <text:p>0.132442</text:p>
          </table:table-cell>
          <table:table-cell office:value-type="float" office:value="0.13135" calcext:value-type="float">
            <text:p>0.13135</text:p>
          </table:table-cell>
          <table:table-cell office:value-type="float" office:value="0.131556" calcext:value-type="float">
            <text:p>0.131556</text:p>
          </table:table-cell>
          <table:table-cell table:number-columns-repeated="4"/>
          <table:table-cell office:value-type="float" office:value="0.132253" calcext:value-type="float">
            <text:p>0.132253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318" calcext:value-type="float">
            <text:p>0.132318</text:p>
          </table:table-cell>
          <table:table-cell office:value-type="float" office:value="0.131336" calcext:value-type="float">
            <text:p>0.131336</text:p>
          </table:table-cell>
          <table:table-cell office:value-type="float" office:value="0.131239" calcext:value-type="float">
            <text:p>0.131239</text:p>
          </table:table-cell>
          <table:table-cell table:number-columns-repeated="4"/>
          <table:table-cell office:value-type="float" office:value="0.132252" calcext:value-type="float">
            <text:p>0.132252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392" calcext:value-type="float">
            <text:p>0.132392</text:p>
          </table:table-cell>
          <table:table-cell office:value-type="float" office:value="0.131317" calcext:value-type="float">
            <text:p>0.131317</text:p>
          </table:table-cell>
          <table:table-cell office:value-type="float" office:value="0.13124" calcext:value-type="float">
            <text:p>0.13124</text:p>
          </table:table-cell>
          <table:table-cell table:number-columns-repeated="4"/>
          <table:table-cell office:value-type="float" office:value="0.13225" calcext:value-type="float">
            <text:p>0.13225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3032" calcext:value-type="float">
            <text:p>0.133032</text:p>
          </table:table-cell>
          <table:table-cell office:value-type="float" office:value="0.132517" calcext:value-type="float">
            <text:p>0.132517</text:p>
          </table:table-cell>
          <table:table-cell office:value-type="float" office:value="0.132009" calcext:value-type="float">
            <text:p>0.132009</text:p>
          </table:table-cell>
          <table:table-cell table:number-columns-repeated="4"/>
          <table:table-cell office:value-type="float" office:value="0.132248" calcext:value-type="float">
            <text:p>0.132248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433" calcext:value-type="float">
            <text:p>0.132433</text:p>
          </table:table-cell>
          <table:table-cell office:value-type="float" office:value="0.131303" calcext:value-type="float">
            <text:p>0.131303</text:p>
          </table:table-cell>
          <table:table-cell office:value-type="float" office:value="0.131897" calcext:value-type="float">
            <text:p>0.131897</text:p>
          </table:table-cell>
          <table:table-cell table:number-columns-repeated="4"/>
          <table:table-cell office:value-type="float" office:value="0.132247" calcext:value-type="float">
            <text:p>0.132247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318" calcext:value-type="float">
            <text:p>0.132318</text:p>
          </table:table-cell>
          <table:table-cell office:value-type="float" office:value="0.131569" calcext:value-type="float">
            <text:p>0.131569</text:p>
          </table:table-cell>
          <table:table-cell office:value-type="float" office:value="0.131214" calcext:value-type="float">
            <text:p>0.131214</text:p>
          </table:table-cell>
          <table:table-cell table:number-columns-repeated="4"/>
          <table:table-cell office:value-type="float" office:value="0.132245" calcext:value-type="float">
            <text:p>0.132245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748" calcext:value-type="float">
            <text:p>0.132748</text:p>
          </table:table-cell>
          <table:table-cell office:value-type="float" office:value="0.131597" calcext:value-type="float">
            <text:p>0.131597</text:p>
          </table:table-cell>
          <table:table-cell office:value-type="float" office:value="0.131612" calcext:value-type="float">
            <text:p>0.131612</text:p>
          </table:table-cell>
          <table:table-cell table:number-columns-repeated="4"/>
          <table:table-cell office:value-type="float" office:value="0.132244" calcext:value-type="float">
            <text:p>0.132244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5679" calcext:value-type="float">
            <text:p>0.135679</text:p>
          </table:table-cell>
          <table:table-cell office:value-type="float" office:value="0.131797" calcext:value-type="float">
            <text:p>0.131797</text:p>
          </table:table-cell>
          <table:table-cell office:value-type="float" office:value="0.131265" calcext:value-type="float">
            <text:p>0.131265</text:p>
          </table:table-cell>
          <table:table-cell table:number-columns-repeated="4"/>
          <table:table-cell office:value-type="float" office:value="0.132242" calcext:value-type="float">
            <text:p>0.132242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267" calcext:value-type="float">
            <text:p>0.132267</text:p>
          </table:table-cell>
          <table:table-cell office:value-type="float" office:value="0.131791" calcext:value-type="float">
            <text:p>0.131791</text:p>
          </table:table-cell>
          <table:table-cell office:value-type="float" office:value="0.131244" calcext:value-type="float">
            <text:p>0.131244</text:p>
          </table:table-cell>
          <table:table-cell table:number-columns-repeated="4"/>
          <table:table-cell office:value-type="float" office:value="0.13224" calcext:value-type="float">
            <text:p>0.13224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532" calcext:value-type="float">
            <text:p>0.132532</text:p>
          </table:table-cell>
          <table:table-cell office:value-type="float" office:value="0.13136" calcext:value-type="float">
            <text:p>0.13136</text:p>
          </table:table-cell>
          <table:table-cell office:value-type="float" office:value="0.132134" calcext:value-type="float">
            <text:p>0.132134</text:p>
          </table:table-cell>
          <table:table-cell table:number-columns-repeated="4"/>
          <table:table-cell office:value-type="float" office:value="0.132239" calcext:value-type="float">
            <text:p>0.132239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3812" calcext:value-type="float">
            <text:p>0.133812</text:p>
          </table:table-cell>
          <table:table-cell office:value-type="float" office:value="0.131624" calcext:value-type="float">
            <text:p>0.131624</text:p>
          </table:table-cell>
          <table:table-cell office:value-type="float" office:value="0.131762" calcext:value-type="float">
            <text:p>0.131762</text:p>
          </table:table-cell>
          <table:table-cell table:number-columns-repeated="4"/>
          <table:table-cell office:value-type="float" office:value="0.132237" calcext:value-type="float">
            <text:p>0.132237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302" calcext:value-type="float">
            <text:p>0.132302</text:p>
          </table:table-cell>
          <table:table-cell office:value-type="float" office:value="0.131986" calcext:value-type="float">
            <text:p>0.131986</text:p>
          </table:table-cell>
          <table:table-cell office:value-type="float" office:value="0.131328" calcext:value-type="float">
            <text:p>0.131328</text:p>
          </table:table-cell>
          <table:table-cell table:number-columns-repeated="4"/>
          <table:table-cell office:value-type="float" office:value="0.132235" calcext:value-type="float">
            <text:p>0.132235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436" calcext:value-type="float">
            <text:p>0.132436</text:p>
          </table:table-cell>
          <table:table-cell office:value-type="float" office:value="0.131539" calcext:value-type="float">
            <text:p>0.131539</text:p>
          </table:table-cell>
          <table:table-cell office:value-type="float" office:value="0.131747" calcext:value-type="float">
            <text:p>0.131747</text:p>
          </table:table-cell>
          <table:table-cell table:number-columns-repeated="4"/>
          <table:table-cell office:value-type="float" office:value="0.132234" calcext:value-type="float">
            <text:p>0.132234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312" calcext:value-type="float">
            <text:p>0.132312</text:p>
          </table:table-cell>
          <table:table-cell office:value-type="float" office:value="0.132237" calcext:value-type="float">
            <text:p>0.132237</text:p>
          </table:table-cell>
          <table:table-cell office:value-type="float" office:value="0.131468" calcext:value-type="float">
            <text:p>0.131468</text:p>
          </table:table-cell>
          <table:table-cell table:number-columns-repeated="4"/>
          <table:table-cell office:value-type="float" office:value="0.132233" calcext:value-type="float">
            <text:p>0.132233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768" calcext:value-type="float">
            <text:p>0.132768</text:p>
          </table:table-cell>
          <table:table-cell office:value-type="float" office:value="0.131419" calcext:value-type="float">
            <text:p>0.131419</text:p>
          </table:table-cell>
          <table:table-cell office:value-type="float" office:value="0.131495" calcext:value-type="float">
            <text:p>0.131495</text:p>
          </table:table-cell>
          <table:table-cell table:number-columns-repeated="4"/>
          <table:table-cell office:value-type="float" office:value="0.132231" calcext:value-type="float">
            <text:p>0.132231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297" calcext:value-type="float">
            <text:p>0.132297</text:p>
          </table:table-cell>
          <table:table-cell office:value-type="float" office:value="0.132092" calcext:value-type="float">
            <text:p>0.132092</text:p>
          </table:table-cell>
          <table:table-cell office:value-type="float" office:value="0.13123" calcext:value-type="float">
            <text:p>0.13123</text:p>
          </table:table-cell>
          <table:table-cell table:number-columns-repeated="4"/>
          <table:table-cell office:value-type="float" office:value="0.132229" calcext:value-type="float">
            <text:p>0.132229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278" calcext:value-type="float">
            <text:p>0.132278</text:p>
          </table:table-cell>
          <table:table-cell office:value-type="float" office:value="0.131574" calcext:value-type="float">
            <text:p>0.131574</text:p>
          </table:table-cell>
          <table:table-cell office:value-type="float" office:value="0.131259" calcext:value-type="float">
            <text:p>0.131259</text:p>
          </table:table-cell>
          <table:table-cell table:number-columns-repeated="4"/>
          <table:table-cell office:value-type="float" office:value="0.132228" calcext:value-type="float">
            <text:p>0.132228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542" calcext:value-type="float">
            <text:p>0.132542</text:p>
          </table:table-cell>
          <table:table-cell office:value-type="float" office:value="0.131507" calcext:value-type="float">
            <text:p>0.131507</text:p>
          </table:table-cell>
          <table:table-cell office:value-type="float" office:value="0.131795" calcext:value-type="float">
            <text:p>0.131795</text:p>
          </table:table-cell>
          <table:table-cell table:number-columns-repeated="4"/>
          <table:table-cell office:value-type="float" office:value="0.132226" calcext:value-type="float">
            <text:p>0.132226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333" calcext:value-type="float">
            <text:p>0.132333</text:p>
          </table:table-cell>
          <table:table-cell office:value-type="float" office:value="0.131305" calcext:value-type="float">
            <text:p>0.131305</text:p>
          </table:table-cell>
          <table:table-cell office:value-type="float" office:value="0.131197" calcext:value-type="float">
            <text:p>0.131197</text:p>
          </table:table-cell>
          <table:table-cell table:number-columns-repeated="4"/>
          <table:table-cell office:value-type="float" office:value="0.132225" calcext:value-type="float">
            <text:p>0.132225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506" calcext:value-type="float">
            <text:p>0.132506</text:p>
          </table:table-cell>
          <table:table-cell office:value-type="float" office:value="0.131389" calcext:value-type="float">
            <text:p>0.131389</text:p>
          </table:table-cell>
          <table:table-cell office:value-type="float" office:value="0.131242" calcext:value-type="float">
            <text:p>0.131242</text:p>
          </table:table-cell>
          <table:table-cell table:number-columns-repeated="4"/>
          <table:table-cell office:value-type="float" office:value="0.132224" calcext:value-type="float">
            <text:p>0.132224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253" calcext:value-type="float">
            <text:p>0.132253</text:p>
          </table:table-cell>
          <table:table-cell office:value-type="float" office:value="0.13152" calcext:value-type="float">
            <text:p>0.13152</text:p>
          </table:table-cell>
          <table:table-cell office:value-type="float" office:value="0.132807" calcext:value-type="float">
            <text:p>0.132807</text:p>
          </table:table-cell>
          <table:table-cell table:number-columns-repeated="4"/>
          <table:table-cell office:value-type="float" office:value="0.132222" calcext:value-type="float">
            <text:p>0.132222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367" calcext:value-type="float">
            <text:p>0.132367</text:p>
          </table:table-cell>
          <table:table-cell office:value-type="float" office:value="0.131321" calcext:value-type="float">
            <text:p>0.131321</text:p>
          </table:table-cell>
          <table:table-cell office:value-type="float" office:value="0.133515" calcext:value-type="float">
            <text:p>0.133515</text:p>
          </table:table-cell>
          <table:table-cell table:number-columns-repeated="4"/>
          <table:table-cell office:value-type="float" office:value="0.132221" calcext:value-type="float">
            <text:p>0.132221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432" calcext:value-type="float">
            <text:p>0.132432</text:p>
          </table:table-cell>
          <table:table-cell office:value-type="float" office:value="0.131273" calcext:value-type="float">
            <text:p>0.131273</text:p>
          </table:table-cell>
          <table:table-cell office:value-type="float" office:value="0.131847" calcext:value-type="float">
            <text:p>0.131847</text:p>
          </table:table-cell>
          <table:table-cell table:number-columns-repeated="4"/>
          <table:table-cell office:value-type="float" office:value="0.132219" calcext:value-type="float">
            <text:p>0.132219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581" calcext:value-type="float">
            <text:p>0.132581</text:p>
          </table:table-cell>
          <table:table-cell office:value-type="float" office:value="0.131509" calcext:value-type="float">
            <text:p>0.131509</text:p>
          </table:table-cell>
          <table:table-cell office:value-type="float" office:value="0.132914" calcext:value-type="float">
            <text:p>0.132914</text:p>
          </table:table-cell>
          <table:table-cell table:number-columns-repeated="4"/>
          <table:table-cell office:value-type="float" office:value="0.132217" calcext:value-type="float">
            <text:p>0.132217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3137" calcext:value-type="float">
            <text:p>0.133137</text:p>
          </table:table-cell>
          <table:table-cell office:value-type="float" office:value="0.13126" calcext:value-type="float">
            <text:p>0.13126</text:p>
          </table:table-cell>
          <table:table-cell office:value-type="float" office:value="0.131614" calcext:value-type="float">
            <text:p>0.131614</text:p>
          </table:table-cell>
          <table:table-cell table:number-columns-repeated="4"/>
          <table:table-cell office:value-type="float" office:value="0.132216" calcext:value-type="float">
            <text:p>0.132216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253" calcext:value-type="float">
            <text:p>0.132253</text:p>
          </table:table-cell>
          <table:table-cell office:value-type="float" office:value="0.13147" calcext:value-type="float">
            <text:p>0.13147</text:p>
          </table:table-cell>
          <table:table-cell office:value-type="float" office:value="0.131301" calcext:value-type="float">
            <text:p>0.131301</text:p>
          </table:table-cell>
          <table:table-cell table:number-columns-repeated="4"/>
          <table:table-cell office:value-type="float" office:value="0.132214" calcext:value-type="float">
            <text:p>0.132214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229" calcext:value-type="float">
            <text:p>0.132229</text:p>
          </table:table-cell>
          <table:table-cell office:value-type="float" office:value="0.131578" calcext:value-type="float">
            <text:p>0.131578</text:p>
          </table:table-cell>
          <table:table-cell office:value-type="float" office:value="0.131362" calcext:value-type="float">
            <text:p>0.131362</text:p>
          </table:table-cell>
          <table:table-cell table:number-columns-repeated="4"/>
          <table:table-cell office:value-type="float" office:value="0.132213" calcext:value-type="float">
            <text:p>0.132213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688" calcext:value-type="float">
            <text:p>0.132688</text:p>
          </table:table-cell>
          <table:table-cell office:value-type="float" office:value="0.131383" calcext:value-type="float">
            <text:p>0.131383</text:p>
          </table:table-cell>
          <table:table-cell office:value-type="float" office:value="0.13136" calcext:value-type="float">
            <text:p>0.13136</text:p>
          </table:table-cell>
          <table:table-cell table:number-columns-repeated="4"/>
          <table:table-cell office:value-type="float" office:value="0.132211" calcext:value-type="float">
            <text:p>0.132211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466" calcext:value-type="float">
            <text:p>0.132466</text:p>
          </table:table-cell>
          <table:table-cell office:value-type="float" office:value="0.132034" calcext:value-type="float">
            <text:p>0.132034</text:p>
          </table:table-cell>
          <table:table-cell office:value-type="float" office:value="0.13136" calcext:value-type="float">
            <text:p>0.13136</text:p>
          </table:table-cell>
          <table:table-cell table:number-columns-repeated="4"/>
          <table:table-cell office:value-type="float" office:value="0.13221" calcext:value-type="float">
            <text:p>0.13221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392" calcext:value-type="float">
            <text:p>0.132392</text:p>
          </table:table-cell>
          <table:table-cell office:value-type="float" office:value="0.13167" calcext:value-type="float">
            <text:p>0.13167</text:p>
          </table:table-cell>
          <table:table-cell office:value-type="float" office:value="0.131649" calcext:value-type="float">
            <text:p>0.131649</text:p>
          </table:table-cell>
          <table:table-cell table:number-columns-repeated="4"/>
          <table:table-cell office:value-type="float" office:value="0.132208" calcext:value-type="float">
            <text:p>0.132208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426" calcext:value-type="float">
            <text:p>0.132426</text:p>
          </table:table-cell>
          <table:table-cell office:value-type="float" office:value="0.132221" calcext:value-type="float">
            <text:p>0.132221</text:p>
          </table:table-cell>
          <table:table-cell office:value-type="float" office:value="0.131202" calcext:value-type="float">
            <text:p>0.131202</text:p>
          </table:table-cell>
          <table:table-cell table:number-columns-repeated="4"/>
          <table:table-cell office:value-type="float" office:value="0.132207" calcext:value-type="float">
            <text:p>0.132207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884" calcext:value-type="float">
            <text:p>0.132884</text:p>
          </table:table-cell>
          <table:table-cell office:value-type="float" office:value="0.131415" calcext:value-type="float">
            <text:p>0.131415</text:p>
          </table:table-cell>
          <table:table-cell office:value-type="float" office:value="0.131192" calcext:value-type="float">
            <text:p>0.131192</text:p>
          </table:table-cell>
          <table:table-cell table:number-columns-repeated="4"/>
          <table:table-cell office:value-type="float" office:value="0.132205" calcext:value-type="float">
            <text:p>0.132205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3251" calcext:value-type="float">
            <text:p>0.133251</text:p>
          </table:table-cell>
          <table:table-cell office:value-type="float" office:value="0.13186" calcext:value-type="float">
            <text:p>0.13186</text:p>
          </table:table-cell>
          <table:table-cell office:value-type="float" office:value="0.131238" calcext:value-type="float">
            <text:p>0.131238</text:p>
          </table:table-cell>
          <table:table-cell table:number-columns-repeated="4"/>
          <table:table-cell office:value-type="float" office:value="0.132203" calcext:value-type="float">
            <text:p>0.132203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323" calcext:value-type="float">
            <text:p>0.132323</text:p>
          </table:table-cell>
          <table:table-cell office:value-type="float" office:value="0.13278" calcext:value-type="float">
            <text:p>0.13278</text:p>
          </table:table-cell>
          <table:table-cell office:value-type="float" office:value="0.131239" calcext:value-type="float">
            <text:p>0.131239</text:p>
          </table:table-cell>
          <table:table-cell table:number-columns-repeated="4"/>
          <table:table-cell office:value-type="float" office:value="0.132202" calcext:value-type="float">
            <text:p>0.132202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3401" calcext:value-type="float">
            <text:p>0.133401</text:p>
          </table:table-cell>
          <table:table-cell office:value-type="float" office:value="0.131333" calcext:value-type="float">
            <text:p>0.131333</text:p>
          </table:table-cell>
          <table:table-cell office:value-type="float" office:value="0.131645" calcext:value-type="float">
            <text:p>0.131645</text:p>
          </table:table-cell>
          <table:table-cell table:number-columns-repeated="4"/>
          <table:table-cell office:value-type="float" office:value="0.1322" calcext:value-type="float">
            <text:p>0.1322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504" calcext:value-type="float">
            <text:p>0.132504</text:p>
          </table:table-cell>
          <table:table-cell office:value-type="float" office:value="0.131278" calcext:value-type="float">
            <text:p>0.131278</text:p>
          </table:table-cell>
          <table:table-cell office:value-type="float" office:value="0.131208" calcext:value-type="float">
            <text:p>0.131208</text:p>
          </table:table-cell>
          <table:table-cell table:number-columns-repeated="4"/>
          <table:table-cell office:value-type="float" office:value="0.132199" calcext:value-type="float">
            <text:p>0.132199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427" calcext:value-type="float">
            <text:p>0.132427</text:p>
          </table:table-cell>
          <table:table-cell office:value-type="float" office:value="0.131709" calcext:value-type="float">
            <text:p>0.131709</text:p>
          </table:table-cell>
          <table:table-cell office:value-type="float" office:value="0.132278" calcext:value-type="float">
            <text:p>0.132278</text:p>
          </table:table-cell>
          <table:table-cell table:number-columns-repeated="4"/>
          <table:table-cell office:value-type="float" office:value="0.132197" calcext:value-type="float">
            <text:p>0.132197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224" calcext:value-type="float">
            <text:p>0.132224</text:p>
          </table:table-cell>
          <table:table-cell office:value-type="float" office:value="0.131557" calcext:value-type="float">
            <text:p>0.131557</text:p>
          </table:table-cell>
          <table:table-cell office:value-type="float" office:value="0.131218" calcext:value-type="float">
            <text:p>0.131218</text:p>
          </table:table-cell>
          <table:table-cell table:number-columns-repeated="4"/>
          <table:table-cell office:value-type="float" office:value="0.132196" calcext:value-type="float">
            <text:p>0.132196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272" calcext:value-type="float">
            <text:p>0.132272</text:p>
          </table:table-cell>
          <table:table-cell office:value-type="float" office:value="0.131721" calcext:value-type="float">
            <text:p>0.131721</text:p>
          </table:table-cell>
          <table:table-cell office:value-type="float" office:value="0.131306" calcext:value-type="float">
            <text:p>0.131306</text:p>
          </table:table-cell>
          <table:table-cell table:number-columns-repeated="4"/>
          <table:table-cell office:value-type="float" office:value="0.132194" calcext:value-type="float">
            <text:p>0.132194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303" calcext:value-type="float">
            <text:p>0.132303</text:p>
          </table:table-cell>
          <table:table-cell office:value-type="float" office:value="0.131269" calcext:value-type="float">
            <text:p>0.131269</text:p>
          </table:table-cell>
          <table:table-cell office:value-type="float" office:value="0.131681" calcext:value-type="float">
            <text:p>0.131681</text:p>
          </table:table-cell>
          <table:table-cell table:number-columns-repeated="4"/>
          <table:table-cell office:value-type="float" office:value="0.132193" calcext:value-type="float">
            <text:p>0.132193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317" calcext:value-type="float">
            <text:p>0.132317</text:p>
          </table:table-cell>
          <table:table-cell office:value-type="float" office:value="0.131906" calcext:value-type="float">
            <text:p>0.131906</text:p>
          </table:table-cell>
          <table:table-cell office:value-type="float" office:value="0.131703" calcext:value-type="float">
            <text:p>0.131703</text:p>
          </table:table-cell>
          <table:table-cell table:number-columns-repeated="4"/>
          <table:table-cell office:value-type="float" office:value="0.132191" calcext:value-type="float">
            <text:p>0.132191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331" calcext:value-type="float">
            <text:p>0.132331</text:p>
          </table:table-cell>
          <table:table-cell office:value-type="float" office:value="0.1314" calcext:value-type="float">
            <text:p>0.1314</text:p>
          </table:table-cell>
          <table:table-cell office:value-type="float" office:value="0.131926" calcext:value-type="float">
            <text:p>0.131926</text:p>
          </table:table-cell>
          <table:table-cell table:number-columns-repeated="4"/>
          <table:table-cell office:value-type="float" office:value="0.13219" calcext:value-type="float">
            <text:p>0.13219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3589" calcext:value-type="float">
            <text:p>0.133589</text:p>
          </table:table-cell>
          <table:table-cell office:value-type="float" office:value="0.131969" calcext:value-type="float">
            <text:p>0.131969</text:p>
          </table:table-cell>
          <table:table-cell office:value-type="float" office:value="0.131197" calcext:value-type="float">
            <text:p>0.131197</text:p>
          </table:table-cell>
          <table:table-cell table:number-columns-repeated="4"/>
          <table:table-cell office:value-type="float" office:value="0.132188" calcext:value-type="float">
            <text:p>0.132188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376" calcext:value-type="float">
            <text:p>0.132376</text:p>
          </table:table-cell>
          <table:table-cell office:value-type="float" office:value="0.131588" calcext:value-type="float">
            <text:p>0.131588</text:p>
          </table:table-cell>
          <table:table-cell office:value-type="float" office:value="0.131272" calcext:value-type="float">
            <text:p>0.131272</text:p>
          </table:table-cell>
          <table:table-cell table:number-columns-repeated="4"/>
          <table:table-cell office:value-type="float" office:value="0.132187" calcext:value-type="float">
            <text:p>0.132187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279" calcext:value-type="float">
            <text:p>0.132279</text:p>
          </table:table-cell>
          <table:table-cell office:value-type="float" office:value="0.131243" calcext:value-type="float">
            <text:p>0.131243</text:p>
          </table:table-cell>
          <table:table-cell office:value-type="float" office:value="0.131263" calcext:value-type="float">
            <text:p>0.131263</text:p>
          </table:table-cell>
          <table:table-cell table:number-columns-repeated="4"/>
          <table:table-cell office:value-type="float" office:value="0.132186" calcext:value-type="float">
            <text:p>0.132186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543" calcext:value-type="float">
            <text:p>0.132543</text:p>
          </table:table-cell>
          <table:table-cell office:value-type="float" office:value="0.131297" calcext:value-type="float">
            <text:p>0.131297</text:p>
          </table:table-cell>
          <table:table-cell office:value-type="float" office:value="0.13126" calcext:value-type="float">
            <text:p>0.13126</text:p>
          </table:table-cell>
          <table:table-cell table:number-columns-repeated="4"/>
          <table:table-cell office:value-type="float" office:value="0.132184" calcext:value-type="float">
            <text:p>0.132184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742" calcext:value-type="float">
            <text:p>0.132742</text:p>
          </table:table-cell>
          <table:table-cell office:value-type="float" office:value="0.131296" calcext:value-type="float">
            <text:p>0.131296</text:p>
          </table:table-cell>
          <table:table-cell office:value-type="float" office:value="0.131438" calcext:value-type="float">
            <text:p>0.131438</text:p>
          </table:table-cell>
          <table:table-cell table:number-columns-repeated="4"/>
          <table:table-cell office:value-type="float" office:value="0.132183" calcext:value-type="float">
            <text:p>0.132183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468" calcext:value-type="float">
            <text:p>0.132468</text:p>
          </table:table-cell>
          <table:table-cell office:value-type="float" office:value="0.131357" calcext:value-type="float">
            <text:p>0.131357</text:p>
          </table:table-cell>
          <table:table-cell office:value-type="float" office:value="0.131794" calcext:value-type="float">
            <text:p>0.131794</text:p>
          </table:table-cell>
          <table:table-cell table:number-columns-repeated="4"/>
          <table:table-cell office:value-type="float" office:value="0.132181" calcext:value-type="float">
            <text:p>0.132181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207" calcext:value-type="float">
            <text:p>0.132207</text:p>
          </table:table-cell>
          <table:table-cell office:value-type="float" office:value="0.131267" calcext:value-type="float">
            <text:p>0.131267</text:p>
          </table:table-cell>
          <table:table-cell office:value-type="float" office:value="0.131665" calcext:value-type="float">
            <text:p>0.131665</text:p>
          </table:table-cell>
          <table:table-cell table:number-columns-repeated="4"/>
          <table:table-cell office:value-type="float" office:value="0.13218" calcext:value-type="float">
            <text:p>0.13218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192" calcext:value-type="float">
            <text:p>0.132192</text:p>
          </table:table-cell>
          <table:table-cell office:value-type="float" office:value="0.131537" calcext:value-type="float">
            <text:p>0.131537</text:p>
          </table:table-cell>
          <table:table-cell office:value-type="float" office:value="0.131633" calcext:value-type="float">
            <text:p>0.131633</text:p>
          </table:table-cell>
          <table:table-cell table:number-columns-repeated="4"/>
          <table:table-cell office:value-type="float" office:value="0.132178" calcext:value-type="float">
            <text:p>0.132178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214" calcext:value-type="float">
            <text:p>0.132214</text:p>
          </table:table-cell>
          <table:table-cell office:value-type="float" office:value="0.131432" calcext:value-type="float">
            <text:p>0.131432</text:p>
          </table:table-cell>
          <table:table-cell office:value-type="float" office:value="0.131468" calcext:value-type="float">
            <text:p>0.131468</text:p>
          </table:table-cell>
          <table:table-cell table:number-columns-repeated="4"/>
          <table:table-cell office:value-type="float" office:value="0.132177" calcext:value-type="float">
            <text:p>0.132177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209" calcext:value-type="float">
            <text:p>0.132209</text:p>
          </table:table-cell>
          <table:table-cell office:value-type="float" office:value="0.131331" calcext:value-type="float">
            <text:p>0.131331</text:p>
          </table:table-cell>
          <table:table-cell office:value-type="float" office:value="0.133215" calcext:value-type="float">
            <text:p>0.133215</text:p>
          </table:table-cell>
          <table:table-cell table:number-columns-repeated="4"/>
          <table:table-cell office:value-type="float" office:value="0.132176" calcext:value-type="float">
            <text:p>0.132176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189" calcext:value-type="float">
            <text:p>0.132189</text:p>
          </table:table-cell>
          <table:table-cell office:value-type="float" office:value="0.131263" calcext:value-type="float">
            <text:p>0.131263</text:p>
          </table:table-cell>
          <table:table-cell office:value-type="float" office:value="0.131795" calcext:value-type="float">
            <text:p>0.131795</text:p>
          </table:table-cell>
          <table:table-cell table:number-columns-repeated="4"/>
          <table:table-cell office:value-type="float" office:value="0.132174" calcext:value-type="float">
            <text:p>0.132174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95" calcext:value-type="float">
            <text:p>0.13295</text:p>
          </table:table-cell>
          <table:table-cell office:value-type="float" office:value="0.131262" calcext:value-type="float">
            <text:p>0.131262</text:p>
          </table:table-cell>
          <table:table-cell office:value-type="float" office:value="0.131485" calcext:value-type="float">
            <text:p>0.131485</text:p>
          </table:table-cell>
          <table:table-cell table:number-columns-repeated="4"/>
          <table:table-cell office:value-type="float" office:value="0.132173" calcext:value-type="float">
            <text:p>0.132173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285" calcext:value-type="float">
            <text:p>0.132285</text:p>
          </table:table-cell>
          <table:table-cell office:value-type="float" office:value="0.1315" calcext:value-type="float">
            <text:p>0.1315</text:p>
          </table:table-cell>
          <table:table-cell office:value-type="float" office:value="0.131277" calcext:value-type="float">
            <text:p>0.131277</text:p>
          </table:table-cell>
          <table:table-cell table:number-columns-repeated="4"/>
          <table:table-cell office:value-type="float" office:value="0.132171" calcext:value-type="float">
            <text:p>0.132171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214" calcext:value-type="float">
            <text:p>0.132214</text:p>
          </table:table-cell>
          <table:table-cell office:value-type="float" office:value="0.131832" calcext:value-type="float">
            <text:p>0.131832</text:p>
          </table:table-cell>
          <table:table-cell office:value-type="float" office:value="0.132546" calcext:value-type="float">
            <text:p>0.132546</text:p>
          </table:table-cell>
          <table:table-cell table:number-columns-repeated="4"/>
          <table:table-cell office:value-type="float" office:value="0.13217" calcext:value-type="float">
            <text:p>0.13217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18" calcext:value-type="float">
            <text:p>0.13218</text:p>
          </table:table-cell>
          <table:table-cell office:value-type="float" office:value="0.13178" calcext:value-type="float">
            <text:p>0.13178</text:p>
          </table:table-cell>
          <table:table-cell office:value-type="float" office:value="0.131566" calcext:value-type="float">
            <text:p>0.131566</text:p>
          </table:table-cell>
          <table:table-cell table:number-columns-repeated="4"/>
          <table:table-cell office:value-type="float" office:value="0.132168" calcext:value-type="float">
            <text:p>0.132168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936" calcext:value-type="float">
            <text:p>0.132936</text:p>
          </table:table-cell>
          <table:table-cell office:value-type="float" office:value="0.131414" calcext:value-type="float">
            <text:p>0.131414</text:p>
          </table:table-cell>
          <table:table-cell office:value-type="float" office:value="0.131834" calcext:value-type="float">
            <text:p>0.131834</text:p>
          </table:table-cell>
          <table:table-cell table:number-columns-repeated="4"/>
          <table:table-cell office:value-type="float" office:value="0.132167" calcext:value-type="float">
            <text:p>0.132167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346" calcext:value-type="float">
            <text:p>0.132346</text:p>
          </table:table-cell>
          <table:table-cell office:value-type="float" office:value="0.131903" calcext:value-type="float">
            <text:p>0.131903</text:p>
          </table:table-cell>
          <table:table-cell office:value-type="float" office:value="0.131358" calcext:value-type="float">
            <text:p>0.131358</text:p>
          </table:table-cell>
          <table:table-cell table:number-columns-repeated="4"/>
          <table:table-cell office:value-type="float" office:value="0.132166" calcext:value-type="float">
            <text:p>0.132166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198" calcext:value-type="float">
            <text:p>0.132198</text:p>
          </table:table-cell>
          <table:table-cell office:value-type="float" office:value="0.131246" calcext:value-type="float">
            <text:p>0.131246</text:p>
          </table:table-cell>
          <table:table-cell office:value-type="float" office:value="0.131213" calcext:value-type="float">
            <text:p>0.131213</text:p>
          </table:table-cell>
          <table:table-cell table:number-columns-repeated="4"/>
          <table:table-cell office:value-type="float" office:value="0.132164" calcext:value-type="float">
            <text:p>0.132164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236" calcext:value-type="float">
            <text:p>0.132236</text:p>
          </table:table-cell>
          <table:table-cell office:value-type="float" office:value="0.132328" calcext:value-type="float">
            <text:p>0.132328</text:p>
          </table:table-cell>
          <table:table-cell office:value-type="float" office:value="0.13122" calcext:value-type="float">
            <text:p>0.13122</text:p>
          </table:table-cell>
          <table:table-cell table:number-columns-repeated="4"/>
          <table:table-cell office:value-type="float" office:value="0.132163" calcext:value-type="float">
            <text:p>0.132163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245" calcext:value-type="float">
            <text:p>0.132245</text:p>
          </table:table-cell>
          <table:table-cell office:value-type="float" office:value="0.131277" calcext:value-type="float">
            <text:p>0.131277</text:p>
          </table:table-cell>
          <table:table-cell office:value-type="float" office:value="0.131338" calcext:value-type="float">
            <text:p>0.131338</text:p>
          </table:table-cell>
          <table:table-cell table:number-columns-repeated="4"/>
          <table:table-cell office:value-type="float" office:value="0.132161" calcext:value-type="float">
            <text:p>0.132161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805" calcext:value-type="float">
            <text:p>0.132805</text:p>
          </table:table-cell>
          <table:table-cell office:value-type="float" office:value="0.131416" calcext:value-type="float">
            <text:p>0.131416</text:p>
          </table:table-cell>
          <table:table-cell office:value-type="float" office:value="0.131555" calcext:value-type="float">
            <text:p>0.131555</text:p>
          </table:table-cell>
          <table:table-cell table:number-columns-repeated="4"/>
          <table:table-cell office:value-type="float" office:value="0.13216" calcext:value-type="float">
            <text:p>0.13216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202" calcext:value-type="float">
            <text:p>0.132202</text:p>
          </table:table-cell>
          <table:table-cell office:value-type="float" office:value="0.132039" calcext:value-type="float">
            <text:p>0.132039</text:p>
          </table:table-cell>
          <table:table-cell office:value-type="float" office:value="0.131436" calcext:value-type="float">
            <text:p>0.131436</text:p>
          </table:table-cell>
          <table:table-cell table:number-columns-repeated="4"/>
          <table:table-cell office:value-type="float" office:value="0.132158" calcext:value-type="float">
            <text:p>0.132158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169" calcext:value-type="float">
            <text:p>0.132169</text:p>
          </table:table-cell>
          <table:table-cell office:value-type="float" office:value="0.131303" calcext:value-type="float">
            <text:p>0.131303</text:p>
          </table:table-cell>
          <table:table-cell office:value-type="float" office:value="0.131218" calcext:value-type="float">
            <text:p>0.131218</text:p>
          </table:table-cell>
          <table:table-cell table:number-columns-repeated="4"/>
          <table:table-cell office:value-type="float" office:value="0.132157" calcext:value-type="float">
            <text:p>0.132157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207" calcext:value-type="float">
            <text:p>0.132207</text:p>
          </table:table-cell>
          <table:table-cell office:value-type="float" office:value="0.131549" calcext:value-type="float">
            <text:p>0.131549</text:p>
          </table:table-cell>
          <table:table-cell office:value-type="float" office:value="0.131317" calcext:value-type="float">
            <text:p>0.131317</text:p>
          </table:table-cell>
          <table:table-cell table:number-columns-repeated="4"/>
          <table:table-cell office:value-type="float" office:value="0.132156" calcext:value-type="float">
            <text:p>0.132156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709" calcext:value-type="float">
            <text:p>0.132709</text:p>
          </table:table-cell>
          <table:table-cell office:value-type="float" office:value="0.131643" calcext:value-type="float">
            <text:p>0.131643</text:p>
          </table:table-cell>
          <table:table-cell office:value-type="float" office:value="0.131806" calcext:value-type="float">
            <text:p>0.131806</text:p>
          </table:table-cell>
          <table:table-cell table:number-columns-repeated="4"/>
          <table:table-cell office:value-type="float" office:value="0.132154" calcext:value-type="float">
            <text:p>0.132154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211" calcext:value-type="float">
            <text:p>0.132211</text:p>
          </table:table-cell>
          <table:table-cell office:value-type="float" office:value="0.131252" calcext:value-type="float">
            <text:p>0.131252</text:p>
          </table:table-cell>
          <table:table-cell office:value-type="float" office:value="0.13121" calcext:value-type="float">
            <text:p>0.13121</text:p>
          </table:table-cell>
          <table:table-cell table:number-columns-repeated="4"/>
          <table:table-cell office:value-type="float" office:value="0.132153" calcext:value-type="float">
            <text:p>0.132153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478" calcext:value-type="float">
            <text:p>0.132478</text:p>
          </table:table-cell>
          <table:table-cell office:value-type="float" office:value="0.13131" calcext:value-type="float">
            <text:p>0.13131</text:p>
          </table:table-cell>
          <table:table-cell office:value-type="float" office:value="0.13148" calcext:value-type="float">
            <text:p>0.13148</text:p>
          </table:table-cell>
          <table:table-cell table:number-columns-repeated="4"/>
          <table:table-cell office:value-type="float" office:value="0.132151" calcext:value-type="float">
            <text:p>0.132151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352" calcext:value-type="float">
            <text:p>0.132352</text:p>
          </table:table-cell>
          <table:table-cell office:value-type="float" office:value="0.13134" calcext:value-type="float">
            <text:p>0.13134</text:p>
          </table:table-cell>
          <table:table-cell office:value-type="float" office:value="0.131172" calcext:value-type="float">
            <text:p>0.131172</text:p>
          </table:table-cell>
          <table:table-cell table:number-columns-repeated="4"/>
          <table:table-cell office:value-type="float" office:value="0.13215" calcext:value-type="float">
            <text:p>0.13215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183" calcext:value-type="float">
            <text:p>0.132183</text:p>
          </table:table-cell>
          <table:table-cell office:value-type="float" office:value="0.131286" calcext:value-type="float">
            <text:p>0.131286</text:p>
          </table:table-cell>
          <table:table-cell office:value-type="float" office:value="0.131236" calcext:value-type="float">
            <text:p>0.131236</text:p>
          </table:table-cell>
          <table:table-cell table:number-columns-repeated="4"/>
          <table:table-cell office:value-type="float" office:value="0.132148" calcext:value-type="float">
            <text:p>0.132148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205" calcext:value-type="float">
            <text:p>0.132205</text:p>
          </table:table-cell>
          <table:table-cell office:value-type="float" office:value="0.131287" calcext:value-type="float">
            <text:p>0.131287</text:p>
          </table:table-cell>
          <table:table-cell office:value-type="float" office:value="0.131551" calcext:value-type="float">
            <text:p>0.131551</text:p>
          </table:table-cell>
          <table:table-cell table:number-columns-repeated="4"/>
          <table:table-cell office:value-type="float" office:value="0.132147" calcext:value-type="float">
            <text:p>0.132147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244" calcext:value-type="float">
            <text:p>0.132244</text:p>
          </table:table-cell>
          <table:table-cell office:value-type="float" office:value="0.131367" calcext:value-type="float">
            <text:p>0.131367</text:p>
          </table:table-cell>
          <table:table-cell office:value-type="float" office:value="0.13124" calcext:value-type="float">
            <text:p>0.13124</text:p>
          </table:table-cell>
          <table:table-cell table:number-columns-repeated="4"/>
          <table:table-cell office:value-type="float" office:value="0.132146" calcext:value-type="float">
            <text:p>0.132146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3359" calcext:value-type="float">
            <text:p>0.133359</text:p>
          </table:table-cell>
          <table:table-cell office:value-type="float" office:value="0.131267" calcext:value-type="float">
            <text:p>0.131267</text:p>
          </table:table-cell>
          <table:table-cell office:value-type="float" office:value="0.131172" calcext:value-type="float">
            <text:p>0.131172</text:p>
          </table:table-cell>
          <table:table-cell table:number-columns-repeated="4"/>
          <table:table-cell office:value-type="float" office:value="0.132144" calcext:value-type="float">
            <text:p>0.132144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352" calcext:value-type="float">
            <text:p>0.132352</text:p>
          </table:table-cell>
          <table:table-cell office:value-type="float" office:value="0.131339" calcext:value-type="float">
            <text:p>0.131339</text:p>
          </table:table-cell>
          <table:table-cell office:value-type="float" office:value="0.131785" calcext:value-type="float">
            <text:p>0.131785</text:p>
          </table:table-cell>
          <table:table-cell table:number-columns-repeated="4"/>
          <table:table-cell office:value-type="float" office:value="0.132143" calcext:value-type="float">
            <text:p>0.132143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6" calcext:value-type="float">
            <text:p>0.1326</text:p>
          </table:table-cell>
          <table:table-cell office:value-type="float" office:value="0.132687" calcext:value-type="float">
            <text:p>0.132687</text:p>
          </table:table-cell>
          <table:table-cell office:value-type="float" office:value="0.13344" calcext:value-type="float">
            <text:p>0.13344</text:p>
          </table:table-cell>
          <table:table-cell table:number-columns-repeated="4"/>
          <table:table-cell office:value-type="float" office:value="0.132142" calcext:value-type="float">
            <text:p>0.132142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142" calcext:value-type="float">
            <text:p>0.132142</text:p>
          </table:table-cell>
          <table:table-cell office:value-type="float" office:value="0.131515" calcext:value-type="float">
            <text:p>0.131515</text:p>
          </table:table-cell>
          <table:table-cell office:value-type="float" office:value="0.131231" calcext:value-type="float">
            <text:p>0.131231</text:p>
          </table:table-cell>
          <table:table-cell table:number-columns-repeated="4"/>
          <table:table-cell office:value-type="float" office:value="0.13214" calcext:value-type="float">
            <text:p>0.13214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171" calcext:value-type="float">
            <text:p>0.132171</text:p>
          </table:table-cell>
          <table:table-cell office:value-type="float" office:value="0.131456" calcext:value-type="float">
            <text:p>0.131456</text:p>
          </table:table-cell>
          <table:table-cell office:value-type="float" office:value="0.131276" calcext:value-type="float">
            <text:p>0.131276</text:p>
          </table:table-cell>
          <table:table-cell table:number-columns-repeated="4"/>
          <table:table-cell office:value-type="float" office:value="0.132139" calcext:value-type="float">
            <text:p>0.132139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318" calcext:value-type="float">
            <text:p>0.132318</text:p>
          </table:table-cell>
          <table:table-cell office:value-type="float" office:value="0.13297" calcext:value-type="float">
            <text:p>0.13297</text:p>
          </table:table-cell>
          <table:table-cell office:value-type="float" office:value="0.132527" calcext:value-type="float">
            <text:p>0.132527</text:p>
          </table:table-cell>
          <table:table-cell table:number-columns-repeated="4"/>
          <table:table-cell office:value-type="float" office:value="0.132138" calcext:value-type="float">
            <text:p>0.132138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187" calcext:value-type="float">
            <text:p>0.132187</text:p>
          </table:table-cell>
          <table:table-cell office:value-type="float" office:value="0.131676" calcext:value-type="float">
            <text:p>0.131676</text:p>
          </table:table-cell>
          <table:table-cell office:value-type="float" office:value="0.131896" calcext:value-type="float">
            <text:p>0.131896</text:p>
          </table:table-cell>
          <table:table-cell table:number-columns-repeated="4"/>
          <table:table-cell office:value-type="float" office:value="0.132136" calcext:value-type="float">
            <text:p>0.132136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512" calcext:value-type="float">
            <text:p>0.132512</text:p>
          </table:table-cell>
          <table:table-cell office:value-type="float" office:value="0.13199" calcext:value-type="float">
            <text:p>0.13199</text:p>
          </table:table-cell>
          <table:table-cell office:value-type="float" office:value="0.131177" calcext:value-type="float">
            <text:p>0.131177</text:p>
          </table:table-cell>
          <table:table-cell table:number-columns-repeated="4"/>
          <table:table-cell office:value-type="float" office:value="0.132135" calcext:value-type="float">
            <text:p>0.132135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3234" calcext:value-type="float">
            <text:p>0.133234</text:p>
          </table:table-cell>
          <table:table-cell office:value-type="float" office:value="0.132204" calcext:value-type="float">
            <text:p>0.132204</text:p>
          </table:table-cell>
          <table:table-cell office:value-type="float" office:value="0.131309" calcext:value-type="float">
            <text:p>0.131309</text:p>
          </table:table-cell>
          <table:table-cell table:number-columns-repeated="4"/>
          <table:table-cell office:value-type="float" office:value="0.132134" calcext:value-type="float">
            <text:p>0.132134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948" calcext:value-type="float">
            <text:p>0.132948</text:p>
          </table:table-cell>
          <table:table-cell office:value-type="float" office:value="0.131363" calcext:value-type="float">
            <text:p>0.131363</text:p>
          </table:table-cell>
          <table:table-cell office:value-type="float" office:value="0.131242" calcext:value-type="float">
            <text:p>0.131242</text:p>
          </table:table-cell>
          <table:table-cell table:number-columns-repeated="4"/>
          <table:table-cell office:value-type="float" office:value="0.132132" calcext:value-type="float">
            <text:p>0.132132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886" calcext:value-type="float">
            <text:p>0.132886</text:p>
          </table:table-cell>
          <table:table-cell office:value-type="float" office:value="0.131462" calcext:value-type="float">
            <text:p>0.131462</text:p>
          </table:table-cell>
          <table:table-cell office:value-type="float" office:value="0.134621" calcext:value-type="float">
            <text:p>0.134621</text:p>
          </table:table-cell>
          <table:table-cell table:number-columns-repeated="4"/>
          <table:table-cell office:value-type="float" office:value="0.132131" calcext:value-type="float">
            <text:p>0.132131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169" calcext:value-type="float">
            <text:p>0.132169</text:p>
          </table:table-cell>
          <table:table-cell office:value-type="float" office:value="0.131789" calcext:value-type="float">
            <text:p>0.131789</text:p>
          </table:table-cell>
          <table:table-cell office:value-type="float" office:value="0.131215" calcext:value-type="float">
            <text:p>0.131215</text:p>
          </table:table-cell>
          <table:table-cell table:number-columns-repeated="4"/>
          <table:table-cell office:value-type="float" office:value="0.132129" calcext:value-type="float">
            <text:p>0.132129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962" calcext:value-type="float">
            <text:p>0.132962</text:p>
          </table:table-cell>
          <table:table-cell office:value-type="float" office:value="0.131717" calcext:value-type="float">
            <text:p>0.131717</text:p>
          </table:table-cell>
          <table:table-cell office:value-type="float" office:value="0.131464" calcext:value-type="float">
            <text:p>0.131464</text:p>
          </table:table-cell>
          <table:table-cell table:number-columns-repeated="4"/>
          <table:table-cell office:value-type="float" office:value="0.132128" calcext:value-type="float">
            <text:p>0.132128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132" calcext:value-type="float">
            <text:p>0.132132</text:p>
          </table:table-cell>
          <table:table-cell office:value-type="float" office:value="0.131271" calcext:value-type="float">
            <text:p>0.131271</text:p>
          </table:table-cell>
          <table:table-cell office:value-type="float" office:value="0.134017" calcext:value-type="float">
            <text:p>0.134017</text:p>
          </table:table-cell>
          <table:table-cell table:number-columns-repeated="4"/>
          <table:table-cell office:value-type="float" office:value="0.132127" calcext:value-type="float">
            <text:p>0.132127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991" calcext:value-type="float">
            <text:p>0.132991</text:p>
          </table:table-cell>
          <table:table-cell office:value-type="float" office:value="0.131269" calcext:value-type="float">
            <text:p>0.131269</text:p>
          </table:table-cell>
          <table:table-cell office:value-type="float" office:value="0.131736" calcext:value-type="float">
            <text:p>0.131736</text:p>
          </table:table-cell>
          <table:table-cell table:number-columns-repeated="4"/>
          <table:table-cell office:value-type="float" office:value="0.132125" calcext:value-type="float">
            <text:p>0.132125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231" calcext:value-type="float">
            <text:p>0.132231</text:p>
          </table:table-cell>
          <table:table-cell office:value-type="float" office:value="0.131323" calcext:value-type="float">
            <text:p>0.131323</text:p>
          </table:table-cell>
          <table:table-cell office:value-type="float" office:value="0.131198" calcext:value-type="float">
            <text:p>0.131198</text:p>
          </table:table-cell>
          <table:table-cell table:number-columns-repeated="4"/>
          <table:table-cell office:value-type="float" office:value="0.132124" calcext:value-type="float">
            <text:p>0.132124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895" calcext:value-type="float">
            <text:p>0.132895</text:p>
          </table:table-cell>
          <table:table-cell office:value-type="float" office:value="0.131274" calcext:value-type="float">
            <text:p>0.131274</text:p>
          </table:table-cell>
          <table:table-cell office:value-type="float" office:value="0.131823" calcext:value-type="float">
            <text:p>0.131823</text:p>
          </table:table-cell>
          <table:table-cell table:number-columns-repeated="4"/>
          <table:table-cell office:value-type="float" office:value="0.132123" calcext:value-type="float">
            <text:p>0.132123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683" calcext:value-type="float">
            <text:p>0.132683</text:p>
          </table:table-cell>
          <table:table-cell office:value-type="float" office:value="0.131235" calcext:value-type="float">
            <text:p>0.131235</text:p>
          </table:table-cell>
          <table:table-cell office:value-type="float" office:value="0.131517" calcext:value-type="float">
            <text:p>0.131517</text:p>
          </table:table-cell>
          <table:table-cell table:number-columns-repeated="4"/>
          <table:table-cell office:value-type="float" office:value="0.132122" calcext:value-type="float">
            <text:p>0.132122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28" calcext:value-type="float">
            <text:p>0.13228</text:p>
          </table:table-cell>
          <table:table-cell office:value-type="float" office:value="0.131404" calcext:value-type="float">
            <text:p>0.131404</text:p>
          </table:table-cell>
          <table:table-cell office:value-type="float" office:value="0.131193" calcext:value-type="float">
            <text:p>0.131193</text:p>
          </table:table-cell>
          <table:table-cell table:number-columns-repeated="4"/>
          <table:table-cell office:value-type="float" office:value="0.13212" calcext:value-type="float">
            <text:p>0.13212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161" calcext:value-type="float">
            <text:p>0.132161</text:p>
          </table:table-cell>
          <table:table-cell office:value-type="float" office:value="0.131407" calcext:value-type="float">
            <text:p>0.131407</text:p>
          </table:table-cell>
          <table:table-cell office:value-type="float" office:value="0.131161" calcext:value-type="float">
            <text:p>0.131161</text:p>
          </table:table-cell>
          <table:table-cell table:number-columns-repeated="4"/>
          <table:table-cell office:value-type="float" office:value="0.132119" calcext:value-type="float">
            <text:p>0.132119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26" calcext:value-type="float">
            <text:p>0.13226</text:p>
          </table:table-cell>
          <table:table-cell office:value-type="float" office:value="0.131325" calcext:value-type="float">
            <text:p>0.131325</text:p>
          </table:table-cell>
          <table:table-cell office:value-type="float" office:value="0.131171" calcext:value-type="float">
            <text:p>0.131171</text:p>
          </table:table-cell>
          <table:table-cell table:number-columns-repeated="4"/>
          <table:table-cell office:value-type="float" office:value="0.132118" calcext:value-type="float">
            <text:p>0.132118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296" calcext:value-type="float">
            <text:p>0.132296</text:p>
          </table:table-cell>
          <table:table-cell office:value-type="float" office:value="0.13171" calcext:value-type="float">
            <text:p>0.13171</text:p>
          </table:table-cell>
          <table:table-cell office:value-type="float" office:value="0.131618" calcext:value-type="float">
            <text:p>0.131618</text:p>
          </table:table-cell>
          <table:table-cell table:number-columns-repeated="4"/>
          <table:table-cell office:value-type="float" office:value="0.132116" calcext:value-type="float">
            <text:p>0.132116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273" calcext:value-type="float">
            <text:p>0.132273</text:p>
          </table:table-cell>
          <table:table-cell office:value-type="float" office:value="0.131883" calcext:value-type="float">
            <text:p>0.131883</text:p>
          </table:table-cell>
          <table:table-cell office:value-type="float" office:value="0.132861" calcext:value-type="float">
            <text:p>0.132861</text:p>
          </table:table-cell>
          <table:table-cell table:number-columns-repeated="4"/>
          <table:table-cell office:value-type="float" office:value="0.132115" calcext:value-type="float">
            <text:p>0.132115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716" calcext:value-type="float">
            <text:p>0.132716</text:p>
          </table:table-cell>
          <table:table-cell office:value-type="float" office:value="0.13165" calcext:value-type="float">
            <text:p>0.13165</text:p>
          </table:table-cell>
          <table:table-cell office:value-type="float" office:value="0.131339" calcext:value-type="float">
            <text:p>0.131339</text:p>
          </table:table-cell>
          <table:table-cell table:number-columns-repeated="4"/>
          <table:table-cell office:value-type="float" office:value="0.132114" calcext:value-type="float">
            <text:p>0.132114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191" calcext:value-type="float">
            <text:p>0.132191</text:p>
          </table:table-cell>
          <table:table-cell office:value-type="float" office:value="0.131291" calcext:value-type="float">
            <text:p>0.131291</text:p>
          </table:table-cell>
          <table:table-cell office:value-type="float" office:value="0.131167" calcext:value-type="float">
            <text:p>0.131167</text:p>
          </table:table-cell>
          <table:table-cell table:number-columns-repeated="4"/>
          <table:table-cell office:value-type="float" office:value="0.132113" calcext:value-type="float">
            <text:p>0.132113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219" calcext:value-type="float">
            <text:p>0.132219</text:p>
          </table:table-cell>
          <table:table-cell office:value-type="float" office:value="0.131336" calcext:value-type="float">
            <text:p>0.131336</text:p>
          </table:table-cell>
          <table:table-cell office:value-type="float" office:value="0.131373" calcext:value-type="float">
            <text:p>0.131373</text:p>
          </table:table-cell>
          <table:table-cell table:number-columns-repeated="4"/>
          <table:table-cell office:value-type="float" office:value="0.132112" calcext:value-type="float">
            <text:p>0.132112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699" calcext:value-type="float">
            <text:p>0.132699</text:p>
          </table:table-cell>
          <table:table-cell office:value-type="float" office:value="0.131252" calcext:value-type="float">
            <text:p>0.131252</text:p>
          </table:table-cell>
          <table:table-cell office:value-type="float" office:value="0.131315" calcext:value-type="float">
            <text:p>0.131315</text:p>
          </table:table-cell>
          <table:table-cell table:number-columns-repeated="4"/>
          <table:table-cell office:value-type="float" office:value="0.13211" calcext:value-type="float">
            <text:p>0.13211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145" calcext:value-type="float">
            <text:p>0.132145</text:p>
          </table:table-cell>
          <table:table-cell office:value-type="float" office:value="0.131625" calcext:value-type="float">
            <text:p>0.131625</text:p>
          </table:table-cell>
          <table:table-cell office:value-type="float" office:value="0.13168" calcext:value-type="float">
            <text:p>0.13168</text:p>
          </table:table-cell>
          <table:table-cell table:number-columns-repeated="4"/>
          <table:table-cell office:value-type="float" office:value="0.132109" calcext:value-type="float">
            <text:p>0.132109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224" calcext:value-type="float">
            <text:p>0.132224</text:p>
          </table:table-cell>
          <table:table-cell office:value-type="float" office:value="0.131408" calcext:value-type="float">
            <text:p>0.131408</text:p>
          </table:table-cell>
          <table:table-cell office:value-type="float" office:value="0.131519" calcext:value-type="float">
            <text:p>0.131519</text:p>
          </table:table-cell>
          <table:table-cell table:number-columns-repeated="4"/>
          <table:table-cell office:value-type="float" office:value="0.132107" calcext:value-type="float">
            <text:p>0.132107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122" calcext:value-type="float">
            <text:p>0.132122</text:p>
          </table:table-cell>
          <table:table-cell office:value-type="float" office:value="0.131864" calcext:value-type="float">
            <text:p>0.131864</text:p>
          </table:table-cell>
          <table:table-cell office:value-type="float" office:value="0.13119" calcext:value-type="float">
            <text:p>0.13119</text:p>
          </table:table-cell>
          <table:table-cell table:number-columns-repeated="4"/>
          <table:table-cell office:value-type="float" office:value="0.132106" calcext:value-type="float">
            <text:p>0.132106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487" calcext:value-type="float">
            <text:p>0.132487</text:p>
          </table:table-cell>
          <table:table-cell office:value-type="float" office:value="0.131441" calcext:value-type="float">
            <text:p>0.131441</text:p>
          </table:table-cell>
          <table:table-cell office:value-type="float" office:value="0.131265" calcext:value-type="float">
            <text:p>0.131265</text:p>
          </table:table-cell>
          <table:table-cell table:number-columns-repeated="4"/>
          <table:table-cell office:value-type="float" office:value="0.132105" calcext:value-type="float">
            <text:p>0.132105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216" calcext:value-type="float">
            <text:p>0.132216</text:p>
          </table:table-cell>
          <table:table-cell office:value-type="float" office:value="0.131299" calcext:value-type="float">
            <text:p>0.131299</text:p>
          </table:table-cell>
          <table:table-cell office:value-type="float" office:value="0.13186" calcext:value-type="float">
            <text:p>0.13186</text:p>
          </table:table-cell>
          <table:table-cell table:number-columns-repeated="4"/>
          <table:table-cell office:value-type="float" office:value="0.132104" calcext:value-type="float">
            <text:p>0.132104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227" calcext:value-type="float">
            <text:p>0.132227</text:p>
          </table:table-cell>
          <table:table-cell office:value-type="float" office:value="0.131659" calcext:value-type="float">
            <text:p>0.131659</text:p>
          </table:table-cell>
          <table:table-cell office:value-type="float" office:value="0.131917" calcext:value-type="float">
            <text:p>0.131917</text:p>
          </table:table-cell>
          <table:table-cell table:number-columns-repeated="4"/>
          <table:table-cell office:value-type="float" office:value="0.132102" calcext:value-type="float">
            <text:p>0.132102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182" calcext:value-type="float">
            <text:p>0.132182</text:p>
          </table:table-cell>
          <table:table-cell office:value-type="float" office:value="0.132517" calcext:value-type="float">
            <text:p>0.132517</text:p>
          </table:table-cell>
          <table:table-cell office:value-type="float" office:value="0.131365" calcext:value-type="float">
            <text:p>0.131365</text:p>
          </table:table-cell>
          <table:table-cell table:number-columns-repeated="4"/>
          <table:table-cell office:value-type="float" office:value="0.132101" calcext:value-type="float">
            <text:p>0.132101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359" calcext:value-type="float">
            <text:p>0.132359</text:p>
          </table:table-cell>
          <table:table-cell office:value-type="float" office:value="0.13233" calcext:value-type="float">
            <text:p>0.13233</text:p>
          </table:table-cell>
          <table:table-cell office:value-type="float" office:value="0.131565" calcext:value-type="float">
            <text:p>0.131565</text:p>
          </table:table-cell>
          <table:table-cell table:number-columns-repeated="4"/>
          <table:table-cell office:value-type="float" office:value="0.1321" calcext:value-type="float">
            <text:p>0.1321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487" calcext:value-type="float">
            <text:p>0.132487</text:p>
          </table:table-cell>
          <table:table-cell office:value-type="float" office:value="0.131543" calcext:value-type="float">
            <text:p>0.131543</text:p>
          </table:table-cell>
          <table:table-cell office:value-type="float" office:value="0.131282" calcext:value-type="float">
            <text:p>0.131282</text:p>
          </table:table-cell>
          <table:table-cell table:number-columns-repeated="4"/>
          <table:table-cell office:value-type="float" office:value="0.132099" calcext:value-type="float">
            <text:p>0.132099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number-columns-repeated="2" office:value-type="float" office:value="0.132185" calcext:value-type="float">
            <text:p>0.132185</text:p>
          </table:table-cell>
          <table:table-cell office:value-type="float" office:value="0.131679" calcext:value-type="float">
            <text:p>0.131679</text:p>
          </table:table-cell>
          <table:table-cell table:number-columns-repeated="4"/>
          <table:table-cell office:value-type="float" office:value="0.132097" calcext:value-type="float">
            <text:p>0.132097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165" calcext:value-type="float">
            <text:p>0.132165</text:p>
          </table:table-cell>
          <table:table-cell office:value-type="float" office:value="0.132006" calcext:value-type="float">
            <text:p>0.132006</text:p>
          </table:table-cell>
          <table:table-cell office:value-type="float" office:value="0.131196" calcext:value-type="float">
            <text:p>0.131196</text:p>
          </table:table-cell>
          <table:table-cell table:number-columns-repeated="4"/>
          <table:table-cell office:value-type="float" office:value="0.132096" calcext:value-type="float">
            <text:p>0.132096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196" calcext:value-type="float">
            <text:p>0.132196</text:p>
          </table:table-cell>
          <table:table-cell office:value-type="float" office:value="0.131232" calcext:value-type="float">
            <text:p>0.131232</text:p>
          </table:table-cell>
          <table:table-cell office:value-type="float" office:value="0.131191" calcext:value-type="float">
            <text:p>0.131191</text:p>
          </table:table-cell>
          <table:table-cell table:number-columns-repeated="4"/>
          <table:table-cell office:value-type="float" office:value="0.132095" calcext:value-type="float">
            <text:p>0.132095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198" calcext:value-type="float">
            <text:p>0.132198</text:p>
          </table:table-cell>
          <table:table-cell office:value-type="float" office:value="0.131229" calcext:value-type="float">
            <text:p>0.131229</text:p>
          </table:table-cell>
          <table:table-cell office:value-type="float" office:value="0.131599" calcext:value-type="float">
            <text:p>0.131599</text:p>
          </table:table-cell>
          <table:table-cell table:number-columns-repeated="4"/>
          <table:table-cell office:value-type="float" office:value="0.132093" calcext:value-type="float">
            <text:p>0.132093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197" calcext:value-type="float">
            <text:p>0.132197</text:p>
          </table:table-cell>
          <table:table-cell office:value-type="float" office:value="0.132153" calcext:value-type="float">
            <text:p>0.132153</text:p>
          </table:table-cell>
          <table:table-cell office:value-type="float" office:value="0.131357" calcext:value-type="float">
            <text:p>0.131357</text:p>
          </table:table-cell>
          <table:table-cell table:number-columns-repeated="4"/>
          <table:table-cell office:value-type="float" office:value="0.132092" calcext:value-type="float">
            <text:p>0.132092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148" calcext:value-type="float">
            <text:p>0.132148</text:p>
          </table:table-cell>
          <table:table-cell office:value-type="float" office:value="0.131475" calcext:value-type="float">
            <text:p>0.131475</text:p>
          </table:table-cell>
          <table:table-cell office:value-type="float" office:value="0.131324" calcext:value-type="float">
            <text:p>0.131324</text:p>
          </table:table-cell>
          <table:table-cell table:number-columns-repeated="4"/>
          <table:table-cell office:value-type="float" office:value="0.132091" calcext:value-type="float">
            <text:p>0.132091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183" calcext:value-type="float">
            <text:p>0.132183</text:p>
          </table:table-cell>
          <table:table-cell office:value-type="float" office:value="0.131239" calcext:value-type="float">
            <text:p>0.131239</text:p>
          </table:table-cell>
          <table:table-cell office:value-type="float" office:value="0.131422" calcext:value-type="float">
            <text:p>0.131422</text:p>
          </table:table-cell>
          <table:table-cell table:number-columns-repeated="4"/>
          <table:table-cell office:value-type="float" office:value="0.13209" calcext:value-type="float">
            <text:p>0.13209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3382" calcext:value-type="float">
            <text:p>0.133382</text:p>
          </table:table-cell>
          <table:table-cell office:value-type="float" office:value="0.131529" calcext:value-type="float">
            <text:p>0.131529</text:p>
          </table:table-cell>
          <table:table-cell office:value-type="float" office:value="0.131233" calcext:value-type="float">
            <text:p>0.131233</text:p>
          </table:table-cell>
          <table:table-cell table:number-columns-repeated="4"/>
          <table:table-cell office:value-type="float" office:value="0.132088" calcext:value-type="float">
            <text:p>0.132088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122" calcext:value-type="float">
            <text:p>0.132122</text:p>
          </table:table-cell>
          <table:table-cell office:value-type="float" office:value="0.131367" calcext:value-type="float">
            <text:p>0.131367</text:p>
          </table:table-cell>
          <table:table-cell office:value-type="float" office:value="0.131638" calcext:value-type="float">
            <text:p>0.131638</text:p>
          </table:table-cell>
          <table:table-cell table:number-columns-repeated="4"/>
          <table:table-cell office:value-type="float" office:value="0.132087" calcext:value-type="float">
            <text:p>0.132087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138" calcext:value-type="float">
            <text:p>0.132138</text:p>
          </table:table-cell>
          <table:table-cell office:value-type="float" office:value="0.131262" calcext:value-type="float">
            <text:p>0.131262</text:p>
          </table:table-cell>
          <table:table-cell office:value-type="float" office:value="0.131282" calcext:value-type="float">
            <text:p>0.131282</text:p>
          </table:table-cell>
          <table:table-cell table:number-columns-repeated="4"/>
          <table:table-cell office:value-type="float" office:value="0.132086" calcext:value-type="float">
            <text:p>0.132086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281" calcext:value-type="float">
            <text:p>0.132281</text:p>
          </table:table-cell>
          <table:table-cell office:value-type="float" office:value="0.13131" calcext:value-type="float">
            <text:p>0.13131</text:p>
          </table:table-cell>
          <table:table-cell office:value-type="float" office:value="0.131344" calcext:value-type="float">
            <text:p>0.131344</text:p>
          </table:table-cell>
          <table:table-cell table:number-columns-repeated="4"/>
          <table:table-cell office:value-type="float" office:value="0.132085" calcext:value-type="float">
            <text:p>0.132085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259" calcext:value-type="float">
            <text:p>0.132259</text:p>
          </table:table-cell>
          <table:table-cell office:value-type="float" office:value="0.13191" calcext:value-type="float">
            <text:p>0.13191</text:p>
          </table:table-cell>
          <table:table-cell office:value-type="float" office:value="0.131728" calcext:value-type="float">
            <text:p>0.131728</text:p>
          </table:table-cell>
          <table:table-cell table:number-columns-repeated="4"/>
          <table:table-cell office:value-type="float" office:value="0.132083" calcext:value-type="float">
            <text:p>0.132083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127" calcext:value-type="float">
            <text:p>0.132127</text:p>
          </table:table-cell>
          <table:table-cell office:value-type="float" office:value="0.131319" calcext:value-type="float">
            <text:p>0.131319</text:p>
          </table:table-cell>
          <table:table-cell office:value-type="float" office:value="0.131169" calcext:value-type="float">
            <text:p>0.131169</text:p>
          </table:table-cell>
          <table:table-cell table:number-columns-repeated="4"/>
          <table:table-cell office:value-type="float" office:value="0.132082" calcext:value-type="float">
            <text:p>0.132082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76" calcext:value-type="float">
            <text:p>0.13276</text:p>
          </table:table-cell>
          <table:table-cell office:value-type="float" office:value="0.131358" calcext:value-type="float">
            <text:p>0.131358</text:p>
          </table:table-cell>
          <table:table-cell office:value-type="float" office:value="0.131222" calcext:value-type="float">
            <text:p>0.131222</text:p>
          </table:table-cell>
          <table:table-cell table:number-columns-repeated="4"/>
          <table:table-cell office:value-type="float" office:value="0.132081" calcext:value-type="float">
            <text:p>0.132081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403" calcext:value-type="float">
            <text:p>0.132403</text:p>
          </table:table-cell>
          <table:table-cell office:value-type="float" office:value="0.132135" calcext:value-type="float">
            <text:p>0.132135</text:p>
          </table:table-cell>
          <table:table-cell office:value-type="float" office:value="0.131156" calcext:value-type="float">
            <text:p>0.131156</text:p>
          </table:table-cell>
          <table:table-cell table:number-columns-repeated="4"/>
          <table:table-cell office:value-type="float" office:value="0.13208" calcext:value-type="float">
            <text:p>0.13208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28" calcext:value-type="float">
            <text:p>0.13228</text:p>
          </table:table-cell>
          <table:table-cell office:value-type="float" office:value="0.131871" calcext:value-type="float">
            <text:p>0.131871</text:p>
          </table:table-cell>
          <table:table-cell office:value-type="float" office:value="0.131232" calcext:value-type="float">
            <text:p>0.131232</text:p>
          </table:table-cell>
          <table:table-cell table:number-columns-repeated="4"/>
          <table:table-cell office:value-type="float" office:value="0.132079" calcext:value-type="float">
            <text:p>0.132079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087" calcext:value-type="float">
            <text:p>0.132087</text:p>
          </table:table-cell>
          <table:table-cell office:value-type="float" office:value="0.131717" calcext:value-type="float">
            <text:p>0.131717</text:p>
          </table:table-cell>
          <table:table-cell office:value-type="float" office:value="0.131692" calcext:value-type="float">
            <text:p>0.131692</text:p>
          </table:table-cell>
          <table:table-cell table:number-columns-repeated="4"/>
          <table:table-cell office:value-type="float" office:value="0.132077" calcext:value-type="float">
            <text:p>0.132077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4118" calcext:value-type="float">
            <text:p>0.134118</text:p>
          </table:table-cell>
          <table:table-cell office:value-type="float" office:value="0.131634" calcext:value-type="float">
            <text:p>0.131634</text:p>
          </table:table-cell>
          <table:table-cell office:value-type="float" office:value="0.131235" calcext:value-type="float">
            <text:p>0.131235</text:p>
          </table:table-cell>
          <table:table-cell table:number-columns-repeated="4"/>
          <table:table-cell office:value-type="float" office:value="0.132076" calcext:value-type="float">
            <text:p>0.132076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507" calcext:value-type="float">
            <text:p>0.132507</text:p>
          </table:table-cell>
          <table:table-cell office:value-type="float" office:value="0.13138" calcext:value-type="float">
            <text:p>0.13138</text:p>
          </table:table-cell>
          <table:table-cell office:value-type="float" office:value="0.131849" calcext:value-type="float">
            <text:p>0.131849</text:p>
          </table:table-cell>
          <table:table-cell table:number-columns-repeated="4"/>
          <table:table-cell office:value-type="float" office:value="0.132075" calcext:value-type="float">
            <text:p>0.132075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278" calcext:value-type="float">
            <text:p>0.132278</text:p>
          </table:table-cell>
          <table:table-cell office:value-type="float" office:value="0.131295" calcext:value-type="float">
            <text:p>0.131295</text:p>
          </table:table-cell>
          <table:table-cell office:value-type="float" office:value="0.132659" calcext:value-type="float">
            <text:p>0.132659</text:p>
          </table:table-cell>
          <table:table-cell table:number-columns-repeated="4"/>
          <table:table-cell office:value-type="float" office:value="0.132074" calcext:value-type="float">
            <text:p>0.132074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478" calcext:value-type="float">
            <text:p>0.132478</text:p>
          </table:table-cell>
          <table:table-cell office:value-type="float" office:value="0.131226" calcext:value-type="float">
            <text:p>0.131226</text:p>
          </table:table-cell>
          <table:table-cell office:value-type="float" office:value="0.131156" calcext:value-type="float">
            <text:p>0.131156</text:p>
          </table:table-cell>
          <table:table-cell table:number-columns-repeated="4"/>
          <table:table-cell office:value-type="float" office:value="0.132072" calcext:value-type="float">
            <text:p>0.132072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138" calcext:value-type="float">
            <text:p>0.132138</text:p>
          </table:table-cell>
          <table:table-cell office:value-type="float" office:value="0.131869" calcext:value-type="float">
            <text:p>0.131869</text:p>
          </table:table-cell>
          <table:table-cell office:value-type="float" office:value="0.132438" calcext:value-type="float">
            <text:p>0.132438</text:p>
          </table:table-cell>
          <table:table-cell table:number-columns-repeated="4"/>
          <table:table-cell office:value-type="float" office:value="0.132071" calcext:value-type="float">
            <text:p>0.132071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139" calcext:value-type="float">
            <text:p>0.132139</text:p>
          </table:table-cell>
          <table:table-cell office:value-type="float" office:value="0.13129" calcext:value-type="float">
            <text:p>0.13129</text:p>
          </table:table-cell>
          <table:table-cell office:value-type="float" office:value="0.132828" calcext:value-type="float">
            <text:p>0.132828</text:p>
          </table:table-cell>
          <table:table-cell table:number-columns-repeated="4"/>
          <table:table-cell office:value-type="float" office:value="0.13207" calcext:value-type="float">
            <text:p>0.13207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162" calcext:value-type="float">
            <text:p>0.132162</text:p>
          </table:table-cell>
          <table:table-cell office:value-type="float" office:value="0.131292" calcext:value-type="float">
            <text:p>0.131292</text:p>
          </table:table-cell>
          <table:table-cell office:value-type="float" office:value="0.131398" calcext:value-type="float">
            <text:p>0.131398</text:p>
          </table:table-cell>
          <table:table-cell table:number-columns-repeated="4"/>
          <table:table-cell office:value-type="float" office:value="0.132068" calcext:value-type="float">
            <text:p>0.132068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132105" calcext:value-type="float">
            <text:p>0.132105</text:p>
          </table:table-cell>
          <table:table-cell office:value-type="float" office:value="0.13128" calcext:value-type="float">
            <text:p>0.13128</text:p>
          </table:table-cell>
          <table:table-cell office:value-type="float" office:value="0.131151" calcext:value-type="float">
            <text:p>0.131151</text:p>
          </table:table-cell>
          <table:table-cell table:number-columns-repeated="4"/>
          <table:table-cell office:value-type="float" office:value="0.132067" calcext:value-type="float">
            <text:p>0.132067</text:p>
          </table:table-cell>
          <table:table-cell table:number-columns-repeated="1013"/>
        </table:table-row>
        <table:table-row table:style-name="ro1" table:number-rows-repeated="104757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6">00/00/0000</text:date>, <text:time style:data-style-name="N2" text:time-value="13:12:56.6802175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5T11:53:26.830356948</meta:creation-date>
    <dc:date>2018-09-26T14:11:23.456155555</dc:date>
    <meta:editing-duration>P1DT1H40M50S</meta:editing-duration>
    <meta:editing-cycles>41</meta:editing-cycles>
    <meta:generator>LibreOffice/5.1.6.2$Linux_X86_64 LibreOffice_project/10m0$Build-2</meta:generator>
    <meta:document-statistic meta:table-count="2" meta:cell-count="924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.1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3.339cm" svg:height="27.734cm" xlink:href=".." xlink:type="simple" chart:class="chart:line" chart:column-mapping="0 3 1 4" chart:style-name="ch1">
        <chart:legend chart:legend-position="end" svg:x="30.46cm" svg:y="12.572cm" style:legend-expansion="high" chart:style-name="ch2"/>
        <chart:plot-area chart:style-name="ch3" table:cell-range-address="'lambda 0.001'.D4:'lambda 0.001'.G1003 'lambda 0.001'.K4:'lambda 0.001'.K1003" svg:x="0.666cm" svg:y="0.554cm" svg:width="29.128cm" svg:height="26.626cm">
          <chartooo:coordinate-region svg:x="1.578cm" svg:y="0.554cm" svg:width="28.216cm" svg:height="25.50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lambda 0.001'.D4:'lambda 0.001'.D1003" chart:class="chart:line">
            <chart:data-point chart:repeated="1000"/>
          </chart:series>
          <chart:series chart:style-name="ch8" chart:values-cell-range-address="'lambda 0.001'.G4:'lambda 0.001'.G1003" chart:class="chart:line">
            <chart:data-point chart:repeated="1000"/>
          </chart:series>
          <chart:series chart:style-name="ch9" chart:values-cell-range-address="'lambda 0.001'.F4:'lambda 0.001'.F1003" chart:class="chart:line">
            <chart:data-point chart:repeated="1000"/>
          </chart:series>
          <chart:series chart:style-name="ch10" chart:values-cell-range-address="'lambda 0.001'.E4:'lambda 0.001'.E1003" chart:class="chart:line">
            <chart:data-point chart:repeated="1000"/>
          </chart:series>
          <chart:series chart:style-name="ch11" chart:values-cell-range-address="'lambda 0.001'.K4:'lambda 0.001'.K1003" chart:class="chart:line">
            <chart:data-point chart:repeated="100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G</text:p>
              </table:table-cell>
              <table:table-cell office:value-type="string">
                <text:p>Column F</text:p>
              </table:table-cell>
              <table:table-cell office:value-type="string">
                <text:p>Column E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15988">
                <text:p>0.215988</text:p>
                <draw:g>
                  <svg:desc>'lambda 0.001'.D4:'lambda 0.001'.D1003</svg:desc>
                </draw:g>
              </table:table-cell>
              <table:table-cell office:value-type="float" office:value="0.218552">
                <text:p>0.218552</text:p>
                <draw:g>
                  <svg:desc>'lambda 0.001'.G4:'lambda 0.001'.G1003</svg:desc>
                </draw:g>
              </table:table-cell>
              <table:table-cell office:value-type="float" office:value="0.179861">
                <text:p>0.179861</text:p>
                <draw:g>
                  <svg:desc>'lambda 0.001'.F4:'lambda 0.001'.F1003</svg:desc>
                </draw:g>
              </table:table-cell>
              <table:table-cell office:value-type="float" office:value="0.184079">
                <text:p>0.184079</text:p>
                <draw:g>
                  <svg:desc>'lambda 0.001'.E4:'lambda 0.001'.E1003</svg:desc>
                </draw:g>
              </table:table-cell>
              <table:table-cell office:value-type="float" office:value="0.219495">
                <text:p>0.219495</text:p>
                <draw:g>
                  <svg:desc>'lambda 0.001'.K4:'lambda 0.001'.K10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06163">
                <text:p>0.206163</text:p>
              </table:table-cell>
              <table:table-cell office:value-type="float" office:value="0.209284">
                <text:p>0.209284</text:p>
              </table:table-cell>
              <table:table-cell office:value-type="float" office:value="0.169784">
                <text:p>0.169784</text:p>
              </table:table-cell>
              <table:table-cell office:value-type="float" office:value="0.172091">
                <text:p>0.172091</text:p>
              </table:table-cell>
              <table:table-cell office:value-type="float" office:value="0.203134">
                <text:p>0.2031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98533">
                <text:p>0.198533</text:p>
              </table:table-cell>
              <table:table-cell office:value-type="float" office:value="0.20155">
                <text:p>0.20155</text:p>
              </table:table-cell>
              <table:table-cell office:value-type="float" office:value="0.170941">
                <text:p>0.170941</text:p>
              </table:table-cell>
              <table:table-cell office:value-type="float" office:value="0.168475">
                <text:p>0.168475</text:p>
              </table:table-cell>
              <table:table-cell office:value-type="float" office:value="0.192921">
                <text:p>0.1929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92392">
                <text:p>0.192392</text:p>
              </table:table-cell>
              <table:table-cell office:value-type="float" office:value="0.195236">
                <text:p>0.195236</text:p>
              </table:table-cell>
              <table:table-cell office:value-type="float" office:value="0.16574">
                <text:p>0.16574</text:p>
              </table:table-cell>
              <table:table-cell office:value-type="float" office:value="0.167175">
                <text:p>0.167175</text:p>
              </table:table-cell>
              <table:table-cell office:value-type="float" office:value="0.186319">
                <text:p>0.1863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87053">
                <text:p>0.187053</text:p>
              </table:table-cell>
              <table:table-cell office:value-type="float" office:value="0.189823">
                <text:p>0.189823</text:p>
              </table:table-cell>
              <table:table-cell office:value-type="float" office:value="0.164954">
                <text:p>0.164954</text:p>
              </table:table-cell>
              <table:table-cell office:value-type="float" office:value="0.165714">
                <text:p>0.165714</text:p>
              </table:table-cell>
              <table:table-cell office:value-type="float" office:value="0.181931">
                <text:p>0.1819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83913">
                <text:p>0.183913</text:p>
              </table:table-cell>
              <table:table-cell office:value-type="float" office:value="0.185801">
                <text:p>0.185801</text:p>
              </table:table-cell>
              <table:table-cell office:value-type="float" office:value="0.164645">
                <text:p>0.164645</text:p>
              </table:table-cell>
              <table:table-cell office:value-type="float" office:value="0.165793">
                <text:p>0.165793</text:p>
              </table:table-cell>
              <table:table-cell office:value-type="float" office:value="0.178676">
                <text:p>0.1786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81497">
                <text:p>0.181497</text:p>
              </table:table-cell>
              <table:table-cell office:value-type="float" office:value="0.182622">
                <text:p>0.182622</text:p>
              </table:table-cell>
              <table:table-cell office:value-type="float" office:value="0.164669">
                <text:p>0.164669</text:p>
              </table:table-cell>
              <table:table-cell office:value-type="float" office:value="0.164522">
                <text:p>0.164522</text:p>
              </table:table-cell>
              <table:table-cell office:value-type="float" office:value="0.176317">
                <text:p>0.1763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79041">
                <text:p>0.179041</text:p>
              </table:table-cell>
              <table:table-cell office:value-type="float" office:value="0.179603">
                <text:p>0.179603</text:p>
              </table:table-cell>
              <table:table-cell office:value-type="float" office:value="0.163276">
                <text:p>0.163276</text:p>
              </table:table-cell>
              <table:table-cell office:value-type="float" office:value="0.164012">
                <text:p>0.164012</text:p>
              </table:table-cell>
              <table:table-cell office:value-type="float" office:value="0.174574">
                <text:p>0.1745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77296">
                <text:p>0.177296</text:p>
              </table:table-cell>
              <table:table-cell office:value-type="float" office:value="0.177421">
                <text:p>0.177421</text:p>
              </table:table-cell>
              <table:table-cell office:value-type="float" office:value="0.163485">
                <text:p>0.163485</text:p>
              </table:table-cell>
              <table:table-cell office:value-type="float" office:value="0.16364">
                <text:p>0.16364</text:p>
              </table:table-cell>
              <table:table-cell office:value-type="float" office:value="0.173182">
                <text:p>0.1731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76054">
                <text:p>0.176054</text:p>
              </table:table-cell>
              <table:table-cell office:value-type="float" office:value="0.175601">
                <text:p>0.175601</text:p>
              </table:table-cell>
              <table:table-cell office:value-type="float" office:value="0.163553">
                <text:p>0.163553</text:p>
              </table:table-cell>
              <table:table-cell office:value-type="float" office:value="0.163256">
                <text:p>0.163256</text:p>
              </table:table-cell>
              <table:table-cell office:value-type="float" office:value="0.172037">
                <text:p>0.17203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75413">
                <text:p>0.175413</text:p>
              </table:table-cell>
              <table:table-cell office:value-type="float" office:value="0.174133">
                <text:p>0.174133</text:p>
              </table:table-cell>
              <table:table-cell office:value-type="float" office:value="0.163512">
                <text:p>0.163512</text:p>
              </table:table-cell>
              <table:table-cell office:value-type="float" office:value="0.163406">
                <text:p>0.163406</text:p>
              </table:table-cell>
              <table:table-cell office:value-type="float" office:value="0.171148">
                <text:p>0.1711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73943">
                <text:p>0.173943</text:p>
              </table:table-cell>
              <table:table-cell office:value-type="float" office:value="0.172968">
                <text:p>0.172968</text:p>
              </table:table-cell>
              <table:table-cell office:value-type="float" office:value="0.162082">
                <text:p>0.162082</text:p>
              </table:table-cell>
              <table:table-cell office:value-type="float" office:value="0.163227">
                <text:p>0.163227</text:p>
              </table:table-cell>
              <table:table-cell office:value-type="float" office:value="0.170561">
                <text:p>0.17056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73471">
                <text:p>0.173471</text:p>
              </table:table-cell>
              <table:table-cell office:value-type="float" office:value="0.1719">
                <text:p>0.1719</text:p>
              </table:table-cell>
              <table:table-cell office:value-type="float" office:value="0.161493">
                <text:p>0.161493</text:p>
              </table:table-cell>
              <table:table-cell office:value-type="float" office:value="0.162732">
                <text:p>0.162732</text:p>
              </table:table-cell>
              <table:table-cell office:value-type="float" office:value="0.16987">
                <text:p>0.1698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72569">
                <text:p>0.172569</text:p>
              </table:table-cell>
              <table:table-cell office:value-type="float" office:value="0.171324">
                <text:p>0.171324</text:p>
              </table:table-cell>
              <table:table-cell office:value-type="float" office:value="0.161427">
                <text:p>0.161427</text:p>
              </table:table-cell>
              <table:table-cell office:value-type="float" office:value="0.162079">
                <text:p>0.162079</text:p>
              </table:table-cell>
              <table:table-cell office:value-type="float" office:value="0.169387">
                <text:p>0.16938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717">
                <text:p>0.1717</text:p>
              </table:table-cell>
              <table:table-cell office:value-type="float" office:value="0.170189">
                <text:p>0.170189</text:p>
              </table:table-cell>
              <table:table-cell office:value-type="float" office:value="0.16123">
                <text:p>0.16123</text:p>
              </table:table-cell>
              <table:table-cell office:value-type="float" office:value="0.162041">
                <text:p>0.162041</text:p>
              </table:table-cell>
              <table:table-cell office:value-type="float" office:value="0.168912">
                <text:p>0.1689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71791">
                <text:p>0.171791</text:p>
              </table:table-cell>
              <table:table-cell office:value-type="float" office:value="0.169694">
                <text:p>0.169694</text:p>
              </table:table-cell>
              <table:table-cell office:value-type="float" office:value="0.160796">
                <text:p>0.160796</text:p>
              </table:table-cell>
              <table:table-cell office:value-type="float" office:value="0.161569">
                <text:p>0.161569</text:p>
              </table:table-cell>
              <table:table-cell office:value-type="float" office:value="0.168538">
                <text:p>0.16853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71234">
                <text:p>0.171234</text:p>
              </table:table-cell>
              <table:table-cell office:value-type="float" office:value="0.169119">
                <text:p>0.169119</text:p>
              </table:table-cell>
              <table:table-cell office:value-type="float" office:value="0.160553">
                <text:p>0.160553</text:p>
              </table:table-cell>
              <table:table-cell office:value-type="float" office:value="0.161337">
                <text:p>0.161337</text:p>
              </table:table-cell>
              <table:table-cell office:value-type="float" office:value="0.168222">
                <text:p>0.16822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0964">
                <text:p>0.170964</text:p>
              </table:table-cell>
              <table:table-cell office:value-type="float" office:value="0.168661">
                <text:p>0.168661</text:p>
              </table:table-cell>
              <table:table-cell office:value-type="float" office:value="0.160227">
                <text:p>0.160227</text:p>
              </table:table-cell>
              <table:table-cell office:value-type="float" office:value="0.161218">
                <text:p>0.161218</text:p>
              </table:table-cell>
              <table:table-cell office:value-type="float" office:value="0.167825">
                <text:p>0.1678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70577">
                <text:p>0.170577</text:p>
              </table:table-cell>
              <table:table-cell office:value-type="float" office:value="0.168295">
                <text:p>0.168295</text:p>
              </table:table-cell>
              <table:table-cell office:value-type="float" office:value="0.160602">
                <text:p>0.160602</text:p>
              </table:table-cell>
              <table:table-cell office:value-type="float" office:value="0.160846">
                <text:p>0.160846</text:p>
              </table:table-cell>
              <table:table-cell office:value-type="float" office:value="0.16756">
                <text:p>0.1675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70452">
                <text:p>0.170452</text:p>
              </table:table-cell>
              <table:table-cell office:value-type="float" office:value="0.167963">
                <text:p>0.167963</text:p>
              </table:table-cell>
              <table:table-cell office:value-type="float" office:value="0.160067">
                <text:p>0.160067</text:p>
              </table:table-cell>
              <table:table-cell office:value-type="float" office:value="0.160723">
                <text:p>0.160723</text:p>
              </table:table-cell>
              <table:table-cell office:value-type="float" office:value="0.167329">
                <text:p>0.16732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69642">
                <text:p>0.169642</text:p>
              </table:table-cell>
              <table:table-cell office:value-type="float" office:value="0.167893">
                <text:p>0.167893</text:p>
              </table:table-cell>
              <table:table-cell office:value-type="float" office:value="0.160085">
                <text:p>0.160085</text:p>
              </table:table-cell>
              <table:table-cell office:value-type="float" office:value="0.160519">
                <text:p>0.160519</text:p>
              </table:table-cell>
              <table:table-cell office:value-type="float" office:value="0.167101">
                <text:p>0.1671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69434">
                <text:p>0.169434</text:p>
              </table:table-cell>
              <table:table-cell office:value-type="float" office:value="0.167468">
                <text:p>0.167468</text:p>
              </table:table-cell>
              <table:table-cell office:value-type="float" office:value="0.159534">
                <text:p>0.159534</text:p>
              </table:table-cell>
              <table:table-cell office:value-type="float" office:value="0.160398">
                <text:p>0.160398</text:p>
              </table:table-cell>
              <table:table-cell office:value-type="float" office:value="0.166885">
                <text:p>0.16688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69592">
                <text:p>0.169592</text:p>
              </table:table-cell>
              <table:table-cell office:value-type="float" office:value="0.167392">
                <text:p>0.167392</text:p>
              </table:table-cell>
              <table:table-cell office:value-type="float" office:value="0.160207">
                <text:p>0.160207</text:p>
              </table:table-cell>
              <table:table-cell office:value-type="float" office:value="0.160131">
                <text:p>0.160131</text:p>
              </table:table-cell>
              <table:table-cell office:value-type="float" office:value="0.166721">
                <text:p>0.16672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69655">
                <text:p>0.169655</text:p>
              </table:table-cell>
              <table:table-cell office:value-type="float" office:value="0.16701">
                <text:p>0.16701</text:p>
              </table:table-cell>
              <table:table-cell office:value-type="float" office:value="0.160382">
                <text:p>0.160382</text:p>
              </table:table-cell>
              <table:table-cell office:value-type="float" office:value="0.160061">
                <text:p>0.160061</text:p>
              </table:table-cell>
              <table:table-cell office:value-type="float" office:value="0.16658">
                <text:p>0.1665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6924">
                <text:p>0.16924</text:p>
              </table:table-cell>
              <table:table-cell office:value-type="float" office:value="0.166743">
                <text:p>0.166743</text:p>
              </table:table-cell>
              <table:table-cell office:value-type="float" office:value="0.159292">
                <text:p>0.159292</text:p>
              </table:table-cell>
              <table:table-cell office:value-type="float" office:value="0.159814">
                <text:p>0.159814</text:p>
              </table:table-cell>
              <table:table-cell office:value-type="float" office:value="0.166446">
                <text:p>0.16644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68885">
                <text:p>0.168885</text:p>
              </table:table-cell>
              <table:table-cell office:value-type="float" office:value="0.166681">
                <text:p>0.166681</text:p>
              </table:table-cell>
              <table:table-cell office:value-type="float" office:value="0.159424">
                <text:p>0.159424</text:p>
              </table:table-cell>
              <table:table-cell office:value-type="float" office:value="0.159919">
                <text:p>0.159919</text:p>
              </table:table-cell>
              <table:table-cell office:value-type="float" office:value="0.166227">
                <text:p>0.16622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68822">
                <text:p>0.168822</text:p>
              </table:table-cell>
              <table:table-cell office:value-type="float" office:value="0.166388">
                <text:p>0.166388</text:p>
              </table:table-cell>
              <table:table-cell office:value-type="float" office:value="0.160693">
                <text:p>0.160693</text:p>
              </table:table-cell>
              <table:table-cell office:value-type="float" office:value="0.159496">
                <text:p>0.159496</text:p>
              </table:table-cell>
              <table:table-cell office:value-type="float" office:value="0.166145">
                <text:p>0.16614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68916">
                <text:p>0.168916</text:p>
              </table:table-cell>
              <table:table-cell office:value-type="float" office:value="0.166244">
                <text:p>0.166244</text:p>
              </table:table-cell>
              <table:table-cell office:value-type="float" office:value="0.159389">
                <text:p>0.159389</text:p>
              </table:table-cell>
              <table:table-cell office:value-type="float" office:value="0.159407">
                <text:p>0.159407</text:p>
              </table:table-cell>
              <table:table-cell office:value-type="float" office:value="0.165949">
                <text:p>0.16594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68715">
                <text:p>0.168715</text:p>
              </table:table-cell>
              <table:table-cell office:value-type="float" office:value="0.166108">
                <text:p>0.166108</text:p>
              </table:table-cell>
              <table:table-cell office:value-type="float" office:value="0.158806">
                <text:p>0.158806</text:p>
              </table:table-cell>
              <table:table-cell office:value-type="float" office:value="0.159332">
                <text:p>0.159332</text:p>
              </table:table-cell>
              <table:table-cell office:value-type="float" office:value="0.16586">
                <text:p>0.1658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68353">
                <text:p>0.168353</text:p>
              </table:table-cell>
              <table:table-cell office:value-type="float" office:value="0.165964">
                <text:p>0.165964</text:p>
              </table:table-cell>
              <table:table-cell office:value-type="float" office:value="0.158669">
                <text:p>0.158669</text:p>
              </table:table-cell>
              <table:table-cell office:value-type="float" office:value="0.159207">
                <text:p>0.159207</text:p>
              </table:table-cell>
              <table:table-cell office:value-type="float" office:value="0.165702">
                <text:p>0.16570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68655">
                <text:p>0.168655</text:p>
              </table:table-cell>
              <table:table-cell office:value-type="float" office:value="0.166207">
                <text:p>0.166207</text:p>
              </table:table-cell>
              <table:table-cell office:value-type="float" office:value="0.158504">
                <text:p>0.158504</text:p>
              </table:table-cell>
              <table:table-cell office:value-type="float" office:value="0.159093">
                <text:p>0.159093</text:p>
              </table:table-cell>
              <table:table-cell office:value-type="float" office:value="0.16559">
                <text:p>0.1655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68156">
                <text:p>0.168156</text:p>
              </table:table-cell>
              <table:table-cell office:value-type="float" office:value="0.165717">
                <text:p>0.165717</text:p>
              </table:table-cell>
              <table:table-cell office:value-type="float" office:value="0.158389">
                <text:p>0.158389</text:p>
              </table:table-cell>
              <table:table-cell office:value-type="float" office:value="0.158919">
                <text:p>0.158919</text:p>
              </table:table-cell>
              <table:table-cell office:value-type="float" office:value="0.165436">
                <text:p>0.16543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68031">
                <text:p>0.168031</text:p>
              </table:table-cell>
              <table:table-cell office:value-type="float" office:value="0.165614">
                <text:p>0.165614</text:p>
              </table:table-cell>
              <table:table-cell office:value-type="float" office:value="0.158883">
                <text:p>0.158883</text:p>
              </table:table-cell>
              <table:table-cell office:value-type="float" office:value="0.160167">
                <text:p>0.160167</text:p>
              </table:table-cell>
              <table:table-cell office:value-type="float" office:value="0.165359">
                <text:p>0.16535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67698">
                <text:p>0.167698</text:p>
              </table:table-cell>
              <table:table-cell office:value-type="float" office:value="0.165473">
                <text:p>0.165473</text:p>
              </table:table-cell>
              <table:table-cell office:value-type="float" office:value="0.158632">
                <text:p>0.158632</text:p>
              </table:table-cell>
              <table:table-cell office:value-type="float" office:value="0.158761">
                <text:p>0.158761</text:p>
              </table:table-cell>
              <table:table-cell office:value-type="float" office:value="0.165216">
                <text:p>0.16521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67772">
                <text:p>0.167772</text:p>
              </table:table-cell>
              <table:table-cell office:value-type="float" office:value="0.165323">
                <text:p>0.165323</text:p>
              </table:table-cell>
              <table:table-cell office:value-type="float" office:value="0.158425">
                <text:p>0.158425</text:p>
              </table:table-cell>
              <table:table-cell office:value-type="float" office:value="0.158607">
                <text:p>0.158607</text:p>
              </table:table-cell>
              <table:table-cell office:value-type="float" office:value="0.165121">
                <text:p>0.16512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67629">
                <text:p>0.167629</text:p>
              </table:table-cell>
              <table:table-cell office:value-type="float" office:value="0.165199">
                <text:p>0.165199</text:p>
              </table:table-cell>
              <table:table-cell office:value-type="float" office:value="0.158579">
                <text:p>0.158579</text:p>
              </table:table-cell>
              <table:table-cell office:value-type="float" office:value="0.158849">
                <text:p>0.158849</text:p>
              </table:table-cell>
              <table:table-cell office:value-type="float" office:value="0.165013">
                <text:p>0.16501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68073">
                <text:p>0.168073</text:p>
              </table:table-cell>
              <table:table-cell office:value-type="float" office:value="0.165109">
                <text:p>0.165109</text:p>
              </table:table-cell>
              <table:table-cell office:value-type="float" office:value="0.158129">
                <text:p>0.158129</text:p>
              </table:table-cell>
              <table:table-cell office:value-type="float" office:value="0.158646">
                <text:p>0.158646</text:p>
              </table:table-cell>
              <table:table-cell office:value-type="float" office:value="0.164899">
                <text:p>0.16489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67314">
                <text:p>0.167314</text:p>
              </table:table-cell>
              <table:table-cell office:value-type="float" office:value="0.165105">
                <text:p>0.165105</text:p>
              </table:table-cell>
              <table:table-cell office:value-type="float" office:value="0.158382">
                <text:p>0.158382</text:p>
              </table:table-cell>
              <table:table-cell office:value-type="float" office:value="0.158758">
                <text:p>0.158758</text:p>
              </table:table-cell>
              <table:table-cell office:value-type="float" office:value="0.164835">
                <text:p>0.16483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66928">
                <text:p>0.166928</text:p>
              </table:table-cell>
              <table:table-cell office:value-type="float" office:value="0.164898">
                <text:p>0.164898</text:p>
              </table:table-cell>
              <table:table-cell office:value-type="float" office:value="0.158395">
                <text:p>0.158395</text:p>
              </table:table-cell>
              <table:table-cell office:value-type="float" office:value="0.158815">
                <text:p>0.158815</text:p>
              </table:table-cell>
              <table:table-cell office:value-type="float" office:value="0.164705">
                <text:p>0.16470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66789">
                <text:p>0.166789</text:p>
              </table:table-cell>
              <table:table-cell office:value-type="float" office:value="0.164842">
                <text:p>0.164842</text:p>
              </table:table-cell>
              <table:table-cell office:value-type="float" office:value="0.158496">
                <text:p>0.158496</text:p>
              </table:table-cell>
              <table:table-cell office:value-type="float" office:value="0.158832">
                <text:p>0.158832</text:p>
              </table:table-cell>
              <table:table-cell office:value-type="float" office:value="0.164635">
                <text:p>0.16463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66738">
                <text:p>0.166738</text:p>
              </table:table-cell>
              <table:table-cell office:value-type="float" office:value="0.164729">
                <text:p>0.164729</text:p>
              </table:table-cell>
              <table:table-cell office:value-type="float" office:value="0.157755">
                <text:p>0.157755</text:p>
              </table:table-cell>
              <table:table-cell office:value-type="float" office:value="0.158602">
                <text:p>0.158602</text:p>
              </table:table-cell>
              <table:table-cell office:value-type="float" office:value="0.164581">
                <text:p>0.16458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66793">
                <text:p>0.166793</text:p>
              </table:table-cell>
              <table:table-cell office:value-type="float" office:value="0.16462">
                <text:p>0.16462</text:p>
              </table:table-cell>
              <table:table-cell office:value-type="float" office:value="0.15848">
                <text:p>0.15848</text:p>
              </table:table-cell>
              <table:table-cell office:value-type="float" office:value="0.16003">
                <text:p>0.16003</text:p>
              </table:table-cell>
              <table:table-cell office:value-type="float" office:value="0.164499">
                <text:p>0.16449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67042">
                <text:p>0.167042</text:p>
              </table:table-cell>
              <table:table-cell office:value-type="float" office:value="0.165007">
                <text:p>0.165007</text:p>
              </table:table-cell>
              <table:table-cell office:value-type="float" office:value="0.157661">
                <text:p>0.157661</text:p>
              </table:table-cell>
              <table:table-cell office:value-type="float" office:value="0.158487">
                <text:p>0.158487</text:p>
              </table:table-cell>
              <table:table-cell office:value-type="float" office:value="0.164409">
                <text:p>0.16440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67337">
                <text:p>0.167337</text:p>
              </table:table-cell>
              <table:table-cell office:value-type="float" office:value="0.164473">
                <text:p>0.164473</text:p>
              </table:table-cell>
              <table:table-cell office:value-type="float" office:value="0.157533">
                <text:p>0.157533</text:p>
              </table:table-cell>
              <table:table-cell office:value-type="float" office:value="0.15832">
                <text:p>0.15832</text:p>
              </table:table-cell>
              <table:table-cell office:value-type="float" office:value="0.164431">
                <text:p>0.16443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66329">
                <text:p>0.166329</text:p>
              </table:table-cell>
              <table:table-cell office:value-type="float" office:value="0.164487">
                <text:p>0.164487</text:p>
              </table:table-cell>
              <table:table-cell office:value-type="float" office:value="0.157507">
                <text:p>0.157507</text:p>
              </table:table-cell>
              <table:table-cell office:value-type="float" office:value="0.157972">
                <text:p>0.157972</text:p>
              </table:table-cell>
              <table:table-cell office:value-type="float" office:value="0.164286">
                <text:p>0.16428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66271">
                <text:p>0.166271</text:p>
              </table:table-cell>
              <table:table-cell office:value-type="float" office:value="0.164397">
                <text:p>0.164397</text:p>
              </table:table-cell>
              <table:table-cell office:value-type="float" office:value="0.157396">
                <text:p>0.157396</text:p>
              </table:table-cell>
              <table:table-cell office:value-type="float" office:value="0.158025">
                <text:p>0.158025</text:p>
              </table:table-cell>
              <table:table-cell office:value-type="float" office:value="0.1643">
                <text:p>0.164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65846">
                <text:p>0.165846</text:p>
              </table:table-cell>
              <table:table-cell office:value-type="float" office:value="0.16422">
                <text:p>0.16422</text:p>
              </table:table-cell>
              <table:table-cell office:value-type="float" office:value="0.15737">
                <text:p>0.15737</text:p>
              </table:table-cell>
              <table:table-cell office:value-type="float" office:value="0.15789">
                <text:p>0.15789</text:p>
              </table:table-cell>
              <table:table-cell office:value-type="float" office:value="0.16413">
                <text:p>0.1641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65937">
                <text:p>0.165937</text:p>
              </table:table-cell>
              <table:table-cell office:value-type="float" office:value="0.164154">
                <text:p>0.164154</text:p>
              </table:table-cell>
              <table:table-cell office:value-type="float" office:value="0.158191">
                <text:p>0.158191</text:p>
              </table:table-cell>
              <table:table-cell office:value-type="float" office:value="0.157872">
                <text:p>0.157872</text:p>
              </table:table-cell>
              <table:table-cell office:value-type="float" office:value="0.164168">
                <text:p>0.16416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66136">
                <text:p>0.166136</text:p>
              </table:table-cell>
              <table:table-cell office:value-type="float" office:value="0.164121">
                <text:p>0.164121</text:p>
              </table:table-cell>
              <table:table-cell office:value-type="float" office:value="0.1572">
                <text:p>0.1572</text:p>
              </table:table-cell>
              <table:table-cell office:value-type="float" office:value="0.157764">
                <text:p>0.157764</text:p>
              </table:table-cell>
              <table:table-cell office:value-type="float" office:value="0.164026">
                <text:p>0.16402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66005">
                <text:p>0.166005</text:p>
              </table:table-cell>
              <table:table-cell office:value-type="float" office:value="0.164153">
                <text:p>0.164153</text:p>
              </table:table-cell>
              <table:table-cell office:value-type="float" office:value="0.157124">
                <text:p>0.157124</text:p>
              </table:table-cell>
              <table:table-cell office:value-type="float" office:value="0.159312">
                <text:p>0.159312</text:p>
              </table:table-cell>
              <table:table-cell office:value-type="float" office:value="0.164023">
                <text:p>0.16402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1658">
                <text:p>0.1658</text:p>
              </table:table-cell>
              <table:table-cell office:value-type="float" office:value="0.164085">
                <text:p>0.164085</text:p>
              </table:table-cell>
              <table:table-cell office:value-type="float" office:value="0.15726">
                <text:p>0.15726</text:p>
              </table:table-cell>
              <table:table-cell office:value-type="float" office:value="0.157673">
                <text:p>0.157673</text:p>
              </table:table-cell>
              <table:table-cell office:value-type="float" office:value="0.163931">
                <text:p>0.16393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165351">
                <text:p>0.165351</text:p>
              </table:table-cell>
              <table:table-cell office:value-type="float" office:value="0.163854">
                <text:p>0.163854</text:p>
              </table:table-cell>
              <table:table-cell office:value-type="float" office:value="0.157059">
                <text:p>0.157059</text:p>
              </table:table-cell>
              <table:table-cell office:value-type="float" office:value="0.157746">
                <text:p>0.157746</text:p>
              </table:table-cell>
              <table:table-cell office:value-type="float" office:value="0.163864">
                <text:p>0.16386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165248">
                <text:p>0.165248</text:p>
              </table:table-cell>
              <table:table-cell office:value-type="float" office:value="0.163983">
                <text:p>0.163983</text:p>
              </table:table-cell>
              <table:table-cell office:value-type="float" office:value="0.157233">
                <text:p>0.157233</text:p>
              </table:table-cell>
              <table:table-cell office:value-type="float" office:value="0.158297">
                <text:p>0.158297</text:p>
              </table:table-cell>
              <table:table-cell office:value-type="float" office:value="0.163846">
                <text:p>0.16384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165496">
                <text:p>0.165496</text:p>
              </table:table-cell>
              <table:table-cell office:value-type="float" office:value="0.163712">
                <text:p>0.163712</text:p>
              </table:table-cell>
              <table:table-cell office:value-type="float" office:value="0.157045">
                <text:p>0.157045</text:p>
              </table:table-cell>
              <table:table-cell office:value-type="float" office:value="0.157801">
                <text:p>0.157801</text:p>
              </table:table-cell>
              <table:table-cell office:value-type="float" office:value="0.163737">
                <text:p>0.16373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165457">
                <text:p>0.165457</text:p>
              </table:table-cell>
              <table:table-cell office:value-type="float" office:value="0.163696">
                <text:p>0.163696</text:p>
              </table:table-cell>
              <table:table-cell office:value-type="float" office:value="0.157571">
                <text:p>0.157571</text:p>
              </table:table-cell>
              <table:table-cell office:value-type="float" office:value="0.157569">
                <text:p>0.157569</text:p>
              </table:table-cell>
              <table:table-cell office:value-type="float" office:value="0.163747">
                <text:p>0.16374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165168">
                <text:p>0.165168</text:p>
              </table:table-cell>
              <table:table-cell office:value-type="float" office:value="0.163592">
                <text:p>0.163592</text:p>
              </table:table-cell>
              <table:table-cell office:value-type="float" office:value="0.157979">
                <text:p>0.157979</text:p>
              </table:table-cell>
              <table:table-cell office:value-type="float" office:value="0.159236">
                <text:p>0.159236</text:p>
              </table:table-cell>
              <table:table-cell office:value-type="float" office:value="0.163652">
                <text:p>0.16365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164972">
                <text:p>0.164972</text:p>
              </table:table-cell>
              <table:table-cell office:value-type="float" office:value="0.163521">
                <text:p>0.163521</text:p>
              </table:table-cell>
              <table:table-cell office:value-type="float" office:value="0.157365">
                <text:p>0.157365</text:p>
              </table:table-cell>
              <table:table-cell office:value-type="float" office:value="0.157355">
                <text:p>0.157355</text:p>
              </table:table-cell>
              <table:table-cell office:value-type="float" office:value="0.163608">
                <text:p>0.16360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164802">
                <text:p>0.164802</text:p>
              </table:table-cell>
              <table:table-cell office:value-type="float" office:value="0.163449">
                <text:p>0.163449</text:p>
              </table:table-cell>
              <table:table-cell office:value-type="float" office:value="0.157269">
                <text:p>0.157269</text:p>
              </table:table-cell>
              <table:table-cell office:value-type="float" office:value="0.157522">
                <text:p>0.157522</text:p>
              </table:table-cell>
              <table:table-cell office:value-type="float" office:value="0.163546">
                <text:p>0.16354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16483">
                <text:p>0.16483</text:p>
              </table:table-cell>
              <table:table-cell office:value-type="float" office:value="0.163529">
                <text:p>0.163529</text:p>
              </table:table-cell>
              <table:table-cell office:value-type="float" office:value="0.156731">
                <text:p>0.156731</text:p>
              </table:table-cell>
              <table:table-cell office:value-type="float" office:value="0.15737">
                <text:p>0.15737</text:p>
              </table:table-cell>
              <table:table-cell office:value-type="float" office:value="0.163523">
                <text:p>0.16352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164978">
                <text:p>0.164978</text:p>
              </table:table-cell>
              <table:table-cell office:value-type="float" office:value="0.163417">
                <text:p>0.163417</text:p>
              </table:table-cell>
              <table:table-cell office:value-type="float" office:value="0.156843">
                <text:p>0.156843</text:p>
              </table:table-cell>
              <table:table-cell office:value-type="float" office:value="0.157488">
                <text:p>0.157488</text:p>
              </table:table-cell>
              <table:table-cell office:value-type="float" office:value="0.163422">
                <text:p>0.16342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164994">
                <text:p>0.164994</text:p>
              </table:table-cell>
              <table:table-cell office:value-type="float" office:value="0.163409">
                <text:p>0.163409</text:p>
              </table:table-cell>
              <table:table-cell office:value-type="float" office:value="0.156945">
                <text:p>0.156945</text:p>
              </table:table-cell>
              <table:table-cell office:value-type="float" office:value="0.158187">
                <text:p>0.158187</text:p>
              </table:table-cell>
              <table:table-cell office:value-type="float" office:value="0.163415">
                <text:p>0.16341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164911">
                <text:p>0.164911</text:p>
              </table:table-cell>
              <table:table-cell office:value-type="float" office:value="0.163211">
                <text:p>0.163211</text:p>
              </table:table-cell>
              <table:table-cell office:value-type="float" office:value="0.157926">
                <text:p>0.157926</text:p>
              </table:table-cell>
              <table:table-cell office:value-type="float" office:value="0.157162">
                <text:p>0.157162</text:p>
              </table:table-cell>
              <table:table-cell office:value-type="float" office:value="0.163325">
                <text:p>0.16332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164923">
                <text:p>0.164923</text:p>
              </table:table-cell>
              <table:table-cell office:value-type="float" office:value="0.163196">
                <text:p>0.163196</text:p>
              </table:table-cell>
              <table:table-cell office:value-type="float" office:value="0.157282">
                <text:p>0.157282</text:p>
              </table:table-cell>
              <table:table-cell office:value-type="float" office:value="0.157093">
                <text:p>0.157093</text:p>
              </table:table-cell>
              <table:table-cell office:value-type="float" office:value="0.163309">
                <text:p>0.16330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164478">
                <text:p>0.164478</text:p>
              </table:table-cell>
              <table:table-cell office:value-type="float" office:value="0.163141">
                <text:p>0.163141</text:p>
              </table:table-cell>
              <table:table-cell office:value-type="float" office:value="0.157177">
                <text:p>0.157177</text:p>
              </table:table-cell>
              <table:table-cell office:value-type="float" office:value="0.157015">
                <text:p>0.157015</text:p>
              </table:table-cell>
              <table:table-cell office:value-type="float" office:value="0.163252">
                <text:p>0.16325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16447">
                <text:p>0.16447</text:p>
              </table:table-cell>
              <table:table-cell office:value-type="float" office:value="0.163048">
                <text:p>0.163048</text:p>
              </table:table-cell>
              <table:table-cell office:value-type="float" office:value="0.157287">
                <text:p>0.157287</text:p>
              </table:table-cell>
              <table:table-cell office:value-type="float" office:value="0.156979">
                <text:p>0.156979</text:p>
              </table:table-cell>
              <table:table-cell office:value-type="float" office:value="0.16324">
                <text:p>0.1632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164416">
                <text:p>0.164416</text:p>
              </table:table-cell>
              <table:table-cell office:value-type="float" office:value="0.163008">
                <text:p>0.163008</text:p>
              </table:table-cell>
              <table:table-cell office:value-type="float" office:value="0.156727">
                <text:p>0.156727</text:p>
              </table:table-cell>
              <table:table-cell office:value-type="float" office:value="0.15755">
                <text:p>0.15755</text:p>
              </table:table-cell>
              <table:table-cell office:value-type="float" office:value="0.163102">
                <text:p>0.16310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164848">
                <text:p>0.164848</text:p>
              </table:table-cell>
              <table:table-cell office:value-type="float" office:value="0.163115">
                <text:p>0.163115</text:p>
              </table:table-cell>
              <table:table-cell office:value-type="float" office:value="0.156795">
                <text:p>0.156795</text:p>
              </table:table-cell>
              <table:table-cell office:value-type="float" office:value="0.156859">
                <text:p>0.156859</text:p>
              </table:table-cell>
              <table:table-cell office:value-type="float" office:value="0.163145">
                <text:p>0.16314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164186">
                <text:p>0.164186</text:p>
              </table:table-cell>
              <table:table-cell office:value-type="float" office:value="0.162983">
                <text:p>0.162983</text:p>
              </table:table-cell>
              <table:table-cell office:value-type="float" office:value="0.156424">
                <text:p>0.156424</text:p>
              </table:table-cell>
              <table:table-cell office:value-type="float" office:value="0.156821">
                <text:p>0.156821</text:p>
              </table:table-cell>
              <table:table-cell office:value-type="float" office:value="0.163048">
                <text:p>0.16304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164176">
                <text:p>0.164176</text:p>
              </table:table-cell>
              <table:table-cell office:value-type="float" office:value="0.163017">
                <text:p>0.163017</text:p>
              </table:table-cell>
              <table:table-cell office:value-type="float" office:value="0.156396">
                <text:p>0.156396</text:p>
              </table:table-cell>
              <table:table-cell office:value-type="float" office:value="0.157408">
                <text:p>0.157408</text:p>
              </table:table-cell>
              <table:table-cell office:value-type="float" office:value="0.162982">
                <text:p>0.16298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164086">
                <text:p>0.164086</text:p>
              </table:table-cell>
              <table:table-cell office:value-type="float" office:value="0.162843">
                <text:p>0.162843</text:p>
              </table:table-cell>
              <table:table-cell office:value-type="float" office:value="0.156472">
                <text:p>0.156472</text:p>
              </table:table-cell>
              <table:table-cell office:value-type="float" office:value="0.156858">
                <text:p>0.156858</text:p>
              </table:table-cell>
              <table:table-cell office:value-type="float" office:value="0.162982">
                <text:p>0.16298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164099">
                <text:p>0.164099</text:p>
              </table:table-cell>
              <table:table-cell office:value-type="float" office:value="0.162751">
                <text:p>0.162751</text:p>
              </table:table-cell>
              <table:table-cell office:value-type="float" office:value="0.156403">
                <text:p>0.156403</text:p>
              </table:table-cell>
              <table:table-cell office:value-type="float" office:value="0.156794">
                <text:p>0.156794</text:p>
              </table:table-cell>
              <table:table-cell office:value-type="float" office:value="0.162927">
                <text:p>0.16292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16485">
                <text:p>0.16485</text:p>
              </table:table-cell>
              <table:table-cell office:value-type="float" office:value="0.162716">
                <text:p>0.162716</text:p>
              </table:table-cell>
              <table:table-cell office:value-type="float" office:value="0.156211">
                <text:p>0.156211</text:p>
              </table:table-cell>
              <table:table-cell office:value-type="float" office:value="0.156841">
                <text:p>0.156841</text:p>
              </table:table-cell>
              <table:table-cell office:value-type="float" office:value="0.162874">
                <text:p>0.16287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163863">
                <text:p>0.163863</text:p>
              </table:table-cell>
              <table:table-cell office:value-type="float" office:value="0.162798">
                <text:p>0.162798</text:p>
              </table:table-cell>
              <table:table-cell office:value-type="float" office:value="0.156319">
                <text:p>0.156319</text:p>
              </table:table-cell>
              <table:table-cell office:value-type="float" office:value="0.156642">
                <text:p>0.156642</text:p>
              </table:table-cell>
              <table:table-cell office:value-type="float" office:value="0.162838">
                <text:p>0.16283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16408">
                <text:p>0.16408</text:p>
              </table:table-cell>
              <table:table-cell office:value-type="float" office:value="0.162629">
                <text:p>0.162629</text:p>
              </table:table-cell>
              <table:table-cell office:value-type="float" office:value="0.157133">
                <text:p>0.157133</text:p>
              </table:table-cell>
              <table:table-cell office:value-type="float" office:value="0.157005">
                <text:p>0.157005</text:p>
              </table:table-cell>
              <table:table-cell office:value-type="float" office:value="0.162796">
                <text:p>0.16279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164064">
                <text:p>0.164064</text:p>
              </table:table-cell>
              <table:table-cell office:value-type="float" office:value="0.162583">
                <text:p>0.162583</text:p>
              </table:table-cell>
              <table:table-cell office:value-type="float" office:value="0.156199">
                <text:p>0.156199</text:p>
              </table:table-cell>
              <table:table-cell office:value-type="float" office:value="0.15659">
                <text:p>0.15659</text:p>
              </table:table-cell>
              <table:table-cell office:value-type="float" office:value="0.162726">
                <text:p>0.16272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163666">
                <text:p>0.163666</text:p>
              </table:table-cell>
              <table:table-cell office:value-type="float" office:value="0.162561">
                <text:p>0.162561</text:p>
              </table:table-cell>
              <table:table-cell office:value-type="float" office:value="0.157806">
                <text:p>0.157806</text:p>
              </table:table-cell>
              <table:table-cell office:value-type="float" office:value="0.156599">
                <text:p>0.156599</text:p>
              </table:table-cell>
              <table:table-cell office:value-type="float" office:value="0.162672">
                <text:p>0.16267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163644">
                <text:p>0.163644</text:p>
              </table:table-cell>
              <table:table-cell office:value-type="float" office:value="0.162497">
                <text:p>0.162497</text:p>
              </table:table-cell>
              <table:table-cell office:value-type="float" office:value="0.156713">
                <text:p>0.156713</text:p>
              </table:table-cell>
              <table:table-cell office:value-type="float" office:value="0.157599">
                <text:p>0.157599</text:p>
              </table:table-cell>
              <table:table-cell office:value-type="float" office:value="0.162657">
                <text:p>0.16265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163727">
                <text:p>0.163727</text:p>
              </table:table-cell>
              <table:table-cell office:value-type="float" office:value="0.162489">
                <text:p>0.162489</text:p>
              </table:table-cell>
              <table:table-cell office:value-type="float" office:value="0.156241">
                <text:p>0.156241</text:p>
              </table:table-cell>
              <table:table-cell office:value-type="float" office:value="0.156655">
                <text:p>0.156655</text:p>
              </table:table-cell>
              <table:table-cell office:value-type="float" office:value="0.162593">
                <text:p>0.16259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16353">
                <text:p>0.16353</text:p>
              </table:table-cell>
              <table:table-cell office:value-type="float" office:value="0.162378">
                <text:p>0.162378</text:p>
              </table:table-cell>
              <table:table-cell office:value-type="float" office:value="0.159231">
                <text:p>0.159231</text:p>
              </table:table-cell>
              <table:table-cell office:value-type="float" office:value="0.157804">
                <text:p>0.157804</text:p>
              </table:table-cell>
              <table:table-cell office:value-type="float" office:value="0.162601">
                <text:p>0.16260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163461">
                <text:p>0.163461</text:p>
              </table:table-cell>
              <table:table-cell office:value-type="float" office:value="0.162338">
                <text:p>0.162338</text:p>
              </table:table-cell>
              <table:table-cell office:value-type="float" office:value="0.15666">
                <text:p>0.15666</text:p>
              </table:table-cell>
              <table:table-cell office:value-type="float" office:value="0.156501">
                <text:p>0.156501</text:p>
              </table:table-cell>
              <table:table-cell office:value-type="float" office:value="0.162482">
                <text:p>0.16248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163291">
                <text:p>0.163291</text:p>
              </table:table-cell>
              <table:table-cell office:value-type="float" office:value="0.162304">
                <text:p>0.162304</text:p>
              </table:table-cell>
              <table:table-cell office:value-type="float" office:value="0.157365">
                <text:p>0.157365</text:p>
              </table:table-cell>
              <table:table-cell office:value-type="float" office:value="0.156429">
                <text:p>0.156429</text:p>
              </table:table-cell>
              <table:table-cell office:value-type="float" office:value="0.162512">
                <text:p>0.16251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163423">
                <text:p>0.163423</text:p>
              </table:table-cell>
              <table:table-cell office:value-type="float" office:value="0.162273">
                <text:p>0.162273</text:p>
              </table:table-cell>
              <table:table-cell office:value-type="float" office:value="0.156084">
                <text:p>0.156084</text:p>
              </table:table-cell>
              <table:table-cell office:value-type="float" office:value="0.156708">
                <text:p>0.156708</text:p>
              </table:table-cell>
              <table:table-cell office:value-type="float" office:value="0.162428">
                <text:p>0.16242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164406">
                <text:p>0.164406</text:p>
              </table:table-cell>
              <table:table-cell office:value-type="float" office:value="0.162224">
                <text:p>0.162224</text:p>
              </table:table-cell>
              <table:table-cell office:value-type="float" office:value="0.156454">
                <text:p>0.156454</text:p>
              </table:table-cell>
              <table:table-cell office:value-type="float" office:value="0.156678">
                <text:p>0.156678</text:p>
              </table:table-cell>
              <table:table-cell office:value-type="float" office:value="0.162386">
                <text:p>0.16238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163049">
                <text:p>0.163049</text:p>
              </table:table-cell>
              <table:table-cell office:value-type="float" office:value="0.16226">
                <text:p>0.16226</text:p>
              </table:table-cell>
              <table:table-cell office:value-type="float" office:value="0.157506">
                <text:p>0.157506</text:p>
              </table:table-cell>
              <table:table-cell office:value-type="float" office:value="0.156303">
                <text:p>0.156303</text:p>
              </table:table-cell>
              <table:table-cell office:value-type="float" office:value="0.162403">
                <text:p>0.16240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163207">
                <text:p>0.163207</text:p>
              </table:table-cell>
              <table:table-cell office:value-type="float" office:value="0.16213">
                <text:p>0.16213</text:p>
              </table:table-cell>
              <table:table-cell office:value-type="float" office:value="0.156182">
                <text:p>0.156182</text:p>
              </table:table-cell>
              <table:table-cell office:value-type="float" office:value="0.156475">
                <text:p>0.156475</text:p>
              </table:table-cell>
              <table:table-cell office:value-type="float" office:value="0.162268">
                <text:p>0.16226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162795">
                <text:p>0.162795</text:p>
              </table:table-cell>
              <table:table-cell office:value-type="float" office:value="0.162094">
                <text:p>0.162094</text:p>
              </table:table-cell>
              <table:table-cell office:value-type="float" office:value="0.156728">
                <text:p>0.156728</text:p>
              </table:table-cell>
              <table:table-cell office:value-type="float" office:value="0.156308">
                <text:p>0.156308</text:p>
              </table:table-cell>
              <table:table-cell office:value-type="float" office:value="0.16231">
                <text:p>0.1623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163277">
                <text:p>0.163277</text:p>
              </table:table-cell>
              <table:table-cell office:value-type="float" office:value="0.162169">
                <text:p>0.162169</text:p>
              </table:table-cell>
              <table:table-cell office:value-type="float" office:value="0.156135">
                <text:p>0.156135</text:p>
              </table:table-cell>
              <table:table-cell office:value-type="float" office:value="0.156406">
                <text:p>0.156406</text:p>
              </table:table-cell>
              <table:table-cell office:value-type="float" office:value="0.162228">
                <text:p>0.16222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163052">
                <text:p>0.163052</text:p>
              </table:table-cell>
              <table:table-cell office:value-type="float" office:value="0.16201">
                <text:p>0.16201</text:p>
              </table:table-cell>
              <table:table-cell office:value-type="float" office:value="0.156657">
                <text:p>0.156657</text:p>
              </table:table-cell>
              <table:table-cell office:value-type="float" office:value="0.156207">
                <text:p>0.156207</text:p>
              </table:table-cell>
              <table:table-cell office:value-type="float" office:value="0.162156">
                <text:p>0.16215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162911">
                <text:p>0.162911</text:p>
              </table:table-cell>
              <table:table-cell office:value-type="float" office:value="0.161973">
                <text:p>0.161973</text:p>
              </table:table-cell>
              <table:table-cell office:value-type="float" office:value="0.156231">
                <text:p>0.156231</text:p>
              </table:table-cell>
              <table:table-cell office:value-type="float" office:value="0.156349">
                <text:p>0.156349</text:p>
              </table:table-cell>
              <table:table-cell office:value-type="float" office:value="0.162183">
                <text:p>0.16218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163241">
                <text:p>0.163241</text:p>
              </table:table-cell>
              <table:table-cell office:value-type="float" office:value="0.16205">
                <text:p>0.16205</text:p>
              </table:table-cell>
              <table:table-cell office:value-type="float" office:value="0.156236">
                <text:p>0.156236</text:p>
              </table:table-cell>
              <table:table-cell office:value-type="float" office:value="0.156997">
                <text:p>0.156997</text:p>
              </table:table-cell>
              <table:table-cell office:value-type="float" office:value="0.162117">
                <text:p>0.16211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162827">
                <text:p>0.162827</text:p>
              </table:table-cell>
              <table:table-cell office:value-type="float" office:value="0.162146">
                <text:p>0.162146</text:p>
              </table:table-cell>
              <table:table-cell office:value-type="float" office:value="0.156015">
                <text:p>0.156015</text:p>
              </table:table-cell>
              <table:table-cell office:value-type="float" office:value="0.156528">
                <text:p>0.156528</text:p>
              </table:table-cell>
              <table:table-cell office:value-type="float" office:value="0.162084">
                <text:p>0.16208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162735">
                <text:p>0.162735</text:p>
              </table:table-cell>
              <table:table-cell office:value-type="float" office:value="0.161892">
                <text:p>0.161892</text:p>
              </table:table-cell>
              <table:table-cell office:value-type="float" office:value="0.156112">
                <text:p>0.156112</text:p>
              </table:table-cell>
              <table:table-cell office:value-type="float" office:value="0.156144">
                <text:p>0.156144</text:p>
              </table:table-cell>
              <table:table-cell office:value-type="float" office:value="0.16199">
                <text:p>0.1619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163254">
                <text:p>0.163254</text:p>
              </table:table-cell>
              <table:table-cell office:value-type="float" office:value="0.162239">
                <text:p>0.162239</text:p>
              </table:table-cell>
              <table:table-cell office:value-type="float" office:value="0.156169">
                <text:p>0.156169</text:p>
              </table:table-cell>
              <table:table-cell office:value-type="float" office:value="0.156272">
                <text:p>0.156272</text:p>
              </table:table-cell>
              <table:table-cell office:value-type="float" office:value="0.162044">
                <text:p>0.16204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162362">
                <text:p>0.162362</text:p>
              </table:table-cell>
              <table:table-cell office:value-type="float" office:value="0.161815">
                <text:p>0.161815</text:p>
              </table:table-cell>
              <table:table-cell office:value-type="float" office:value="0.156369">
                <text:p>0.156369</text:p>
              </table:table-cell>
              <table:table-cell office:value-type="float" office:value="0.15611">
                <text:p>0.15611</text:p>
              </table:table-cell>
              <table:table-cell office:value-type="float" office:value="0.161929">
                <text:p>0.16192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162453">
                <text:p>0.162453</text:p>
              </table:table-cell>
              <table:table-cell office:value-type="float" office:value="0.161827">
                <text:p>0.161827</text:p>
              </table:table-cell>
              <table:table-cell office:value-type="float" office:value="0.156458">
                <text:p>0.156458</text:p>
              </table:table-cell>
              <table:table-cell office:value-type="float" office:value="0.156116">
                <text:p>0.156116</text:p>
              </table:table-cell>
              <table:table-cell office:value-type="float" office:value="0.161959">
                <text:p>0.16195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162335">
                <text:p>0.162335</text:p>
              </table:table-cell>
              <table:table-cell office:value-type="float" office:value="0.161808">
                <text:p>0.161808</text:p>
              </table:table-cell>
              <table:table-cell office:value-type="float" office:value="0.155952">
                <text:p>0.155952</text:p>
              </table:table-cell>
              <table:table-cell office:value-type="float" office:value="0.156081">
                <text:p>0.156081</text:p>
              </table:table-cell>
              <table:table-cell office:value-type="float" office:value="0.161903">
                <text:p>0.16190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162214">
                <text:p>0.162214</text:p>
              </table:table-cell>
              <table:table-cell office:value-type="float" office:value="0.161692">
                <text:p>0.161692</text:p>
              </table:table-cell>
              <table:table-cell office:value-type="float" office:value="0.156156">
                <text:p>0.156156</text:p>
              </table:table-cell>
              <table:table-cell office:value-type="float" office:value="0.156655">
                <text:p>0.156655</text:p>
              </table:table-cell>
              <table:table-cell office:value-type="float" office:value="0.161868">
                <text:p>0.16186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162238">
                <text:p>0.162238</text:p>
              </table:table-cell>
              <table:table-cell office:value-type="float" office:value="0.161683">
                <text:p>0.161683</text:p>
              </table:table-cell>
              <table:table-cell office:value-type="float" office:value="0.156118">
                <text:p>0.156118</text:p>
              </table:table-cell>
              <table:table-cell office:value-type="float" office:value="0.156669">
                <text:p>0.156669</text:p>
              </table:table-cell>
              <table:table-cell office:value-type="float" office:value="0.16182">
                <text:p>0.1618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162108">
                <text:p>0.162108</text:p>
              </table:table-cell>
              <table:table-cell office:value-type="float" office:value="0.161819">
                <text:p>0.161819</text:p>
              </table:table-cell>
              <table:table-cell office:value-type="float" office:value="0.156136">
                <text:p>0.156136</text:p>
              </table:table-cell>
              <table:table-cell office:value-type="float" office:value="0.156073">
                <text:p>0.156073</text:p>
              </table:table-cell>
              <table:table-cell office:value-type="float" office:value="0.161772">
                <text:p>0.16177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162084">
                <text:p>0.162084</text:p>
              </table:table-cell>
              <table:table-cell office:value-type="float" office:value="0.161565">
                <text:p>0.161565</text:p>
              </table:table-cell>
              <table:table-cell office:value-type="float" office:value="0.156188">
                <text:p>0.156188</text:p>
              </table:table-cell>
              <table:table-cell office:value-type="float" office:value="0.157898">
                <text:p>0.157898</text:p>
              </table:table-cell>
              <table:table-cell office:value-type="float" office:value="0.161809">
                <text:p>0.16180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16227">
                <text:p>0.16227</text:p>
              </table:table-cell>
              <table:table-cell office:value-type="float" office:value="0.161551">
                <text:p>0.161551</text:p>
              </table:table-cell>
              <table:table-cell office:value-type="float" office:value="0.155972">
                <text:p>0.155972</text:p>
              </table:table-cell>
              <table:table-cell office:value-type="float" office:value="0.156006">
                <text:p>0.156006</text:p>
              </table:table-cell>
              <table:table-cell office:value-type="float" office:value="0.161701">
                <text:p>0.16170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162157">
                <text:p>0.162157</text:p>
              </table:table-cell>
              <table:table-cell office:value-type="float" office:value="0.161469">
                <text:p>0.161469</text:p>
              </table:table-cell>
              <table:table-cell office:value-type="float" office:value="0.155977">
                <text:p>0.155977</text:p>
              </table:table-cell>
              <table:table-cell office:value-type="float" office:value="0.156299">
                <text:p>0.156299</text:p>
              </table:table-cell>
              <table:table-cell office:value-type="float" office:value="0.161701">
                <text:p>0.16170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162553">
                <text:p>0.162553</text:p>
              </table:table-cell>
              <table:table-cell office:value-type="float" office:value="0.161579">
                <text:p>0.161579</text:p>
              </table:table-cell>
              <table:table-cell office:value-type="float" office:value="0.155988">
                <text:p>0.155988</text:p>
              </table:table-cell>
              <table:table-cell office:value-type="float" office:value="0.156471">
                <text:p>0.156471</text:p>
              </table:table-cell>
              <table:table-cell office:value-type="float" office:value="0.161653">
                <text:p>0.16165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161756">
                <text:p>0.161756</text:p>
              </table:table-cell>
              <table:table-cell office:value-type="float" office:value="0.161512">
                <text:p>0.161512</text:p>
              </table:table-cell>
              <table:table-cell office:value-type="float" office:value="0.156198">
                <text:p>0.156198</text:p>
              </table:table-cell>
              <table:table-cell office:value-type="float" office:value="0.156047">
                <text:p>0.156047</text:p>
              </table:table-cell>
              <table:table-cell office:value-type="float" office:value="0.161609">
                <text:p>0.16160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162114">
                <text:p>0.162114</text:p>
              </table:table-cell>
              <table:table-cell office:value-type="float" office:value="0.161501">
                <text:p>0.161501</text:p>
              </table:table-cell>
              <table:table-cell office:value-type="float" office:value="0.156376">
                <text:p>0.156376</text:p>
              </table:table-cell>
              <table:table-cell office:value-type="float" office:value="0.157582">
                <text:p>0.157582</text:p>
              </table:table-cell>
              <table:table-cell office:value-type="float" office:value="0.16159">
                <text:p>0.1615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16177">
                <text:p>0.16177</text:p>
              </table:table-cell>
              <table:table-cell office:value-type="float" office:value="0.16169">
                <text:p>0.16169</text:p>
              </table:table-cell>
              <table:table-cell office:value-type="float" office:value="0.157548">
                <text:p>0.157548</text:p>
              </table:table-cell>
              <table:table-cell office:value-type="float" office:value="0.155992">
                <text:p>0.155992</text:p>
              </table:table-cell>
              <table:table-cell office:value-type="float" office:value="0.161612">
                <text:p>0.16161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161703">
                <text:p>0.161703</text:p>
              </table:table-cell>
              <table:table-cell office:value-type="float" office:value="0.161347">
                <text:p>0.161347</text:p>
              </table:table-cell>
              <table:table-cell office:value-type="float" office:value="0.155943">
                <text:p>0.155943</text:p>
              </table:table-cell>
              <table:table-cell office:value-type="float" office:value="0.156008">
                <text:p>0.156008</text:p>
              </table:table-cell>
              <table:table-cell office:value-type="float" office:value="0.161551">
                <text:p>0.16155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161692">
                <text:p>0.161692</text:p>
              </table:table-cell>
              <table:table-cell office:value-type="float" office:value="0.161265">
                <text:p>0.161265</text:p>
              </table:table-cell>
              <table:table-cell office:value-type="float" office:value="0.156041">
                <text:p>0.156041</text:p>
              </table:table-cell>
              <table:table-cell office:value-type="float" office:value="0.156098">
                <text:p>0.156098</text:p>
              </table:table-cell>
              <table:table-cell office:value-type="float" office:value="0.161484">
                <text:p>0.16148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161741">
                <text:p>0.161741</text:p>
              </table:table-cell>
              <table:table-cell office:value-type="float" office:value="0.161384">
                <text:p>0.161384</text:p>
              </table:table-cell>
              <table:table-cell office:value-type="float" office:value="0.156231">
                <text:p>0.156231</text:p>
              </table:table-cell>
              <table:table-cell office:value-type="float" office:value="0.156132">
                <text:p>0.156132</text:p>
              </table:table-cell>
              <table:table-cell office:value-type="float" office:value="0.161527">
                <text:p>0.16152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162523">
                <text:p>0.162523</text:p>
              </table:table-cell>
              <table:table-cell office:value-type="float" office:value="0.161236">
                <text:p>0.161236</text:p>
              </table:table-cell>
              <table:table-cell office:value-type="float" office:value="0.156078">
                <text:p>0.156078</text:p>
              </table:table-cell>
              <table:table-cell office:value-type="float" office:value="0.156036">
                <text:p>0.156036</text:p>
              </table:table-cell>
              <table:table-cell office:value-type="float" office:value="0.161428">
                <text:p>0.16142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161665">
                <text:p>0.161665</text:p>
              </table:table-cell>
              <table:table-cell office:value-type="float" office:value="0.161295">
                <text:p>0.161295</text:p>
              </table:table-cell>
              <table:table-cell office:value-type="float" office:value="0.155888">
                <text:p>0.155888</text:p>
              </table:table-cell>
              <table:table-cell office:value-type="float" office:value="0.156557">
                <text:p>0.156557</text:p>
              </table:table-cell>
              <table:table-cell office:value-type="float" office:value="0.161454">
                <text:p>0.16145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16151">
                <text:p>0.16151</text:p>
              </table:table-cell>
              <table:table-cell office:value-type="float" office:value="0.161241">
                <text:p>0.161241</text:p>
              </table:table-cell>
              <table:table-cell office:value-type="float" office:value="0.155994">
                <text:p>0.155994</text:p>
              </table:table-cell>
              <table:table-cell office:value-type="float" office:value="0.156538">
                <text:p>0.156538</text:p>
              </table:table-cell>
              <table:table-cell office:value-type="float" office:value="0.161418">
                <text:p>0.16141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161704">
                <text:p>0.161704</text:p>
              </table:table-cell>
              <table:table-cell office:value-type="float" office:value="0.161117">
                <text:p>0.161117</text:p>
              </table:table-cell>
              <table:table-cell office:value-type="float" office:value="0.156053">
                <text:p>0.156053</text:p>
              </table:table-cell>
              <table:table-cell office:value-type="float" office:value="0.156901">
                <text:p>0.156901</text:p>
              </table:table-cell>
              <table:table-cell office:value-type="float" office:value="0.161355">
                <text:p>0.16135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161867">
                <text:p>0.161867</text:p>
              </table:table-cell>
              <table:table-cell office:value-type="float" office:value="0.161043">
                <text:p>0.161043</text:p>
              </table:table-cell>
              <table:table-cell office:value-type="float" office:value="0.156054">
                <text:p>0.156054</text:p>
              </table:table-cell>
              <table:table-cell office:value-type="float" office:value="0.156133">
                <text:p>0.156133</text:p>
              </table:table-cell>
              <table:table-cell office:value-type="float" office:value="0.161377">
                <text:p>0.16137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161668">
                <text:p>0.161668</text:p>
              </table:table-cell>
              <table:table-cell office:value-type="float" office:value="0.161017">
                <text:p>0.161017</text:p>
              </table:table-cell>
              <table:table-cell office:value-type="float" office:value="0.156113">
                <text:p>0.156113</text:p>
              </table:table-cell>
              <table:table-cell office:value-type="float" office:value="0.156021">
                <text:p>0.156021</text:p>
              </table:table-cell>
              <table:table-cell office:value-type="float" office:value="0.161304">
                <text:p>0.16130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161518">
                <text:p>0.161518</text:p>
              </table:table-cell>
              <table:table-cell office:value-type="float" office:value="0.161084">
                <text:p>0.161084</text:p>
              </table:table-cell>
              <table:table-cell office:value-type="float" office:value="0.156033">
                <text:p>0.156033</text:p>
              </table:table-cell>
              <table:table-cell office:value-type="float" office:value="0.155965">
                <text:p>0.155965</text:p>
              </table:table-cell>
              <table:table-cell office:value-type="float" office:value="0.161363">
                <text:p>0.16136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16151">
                <text:p>0.16151</text:p>
              </table:table-cell>
              <table:table-cell office:value-type="float" office:value="0.160949">
                <text:p>0.160949</text:p>
              </table:table-cell>
              <table:table-cell office:value-type="float" office:value="0.156039">
                <text:p>0.156039</text:p>
              </table:table-cell>
              <table:table-cell office:value-type="float" office:value="0.156086">
                <text:p>0.156086</text:p>
              </table:table-cell>
              <table:table-cell office:value-type="float" office:value="0.161292">
                <text:p>0.16129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161402">
                <text:p>0.161402</text:p>
              </table:table-cell>
              <table:table-cell office:value-type="float" office:value="0.160934">
                <text:p>0.160934</text:p>
              </table:table-cell>
              <table:table-cell office:value-type="float" office:value="0.155867">
                <text:p>0.155867</text:p>
              </table:table-cell>
              <table:table-cell office:value-type="float" office:value="0.156298">
                <text:p>0.156298</text:p>
              </table:table-cell>
              <table:table-cell office:value-type="float" office:value="0.161257">
                <text:p>0.16125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161527">
                <text:p>0.161527</text:p>
              </table:table-cell>
              <table:table-cell office:value-type="float" office:value="0.160921">
                <text:p>0.160921</text:p>
              </table:table-cell>
              <table:table-cell office:value-type="float" office:value="0.157213">
                <text:p>0.157213</text:p>
              </table:table-cell>
              <table:table-cell office:value-type="float" office:value="0.155942">
                <text:p>0.155942</text:p>
              </table:table-cell>
              <table:table-cell office:value-type="float" office:value="0.161278">
                <text:p>0.16127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161349">
                <text:p>0.161349</text:p>
              </table:table-cell>
              <table:table-cell office:value-type="float" office:value="0.160854">
                <text:p>0.160854</text:p>
              </table:table-cell>
              <table:table-cell office:value-type="float" office:value="0.155909">
                <text:p>0.155909</text:p>
              </table:table-cell>
              <table:table-cell office:value-type="float" office:value="0.156169">
                <text:p>0.156169</text:p>
              </table:table-cell>
              <table:table-cell office:value-type="float" office:value="0.161252">
                <text:p>0.16125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161473">
                <text:p>0.161473</text:p>
              </table:table-cell>
              <table:table-cell office:value-type="float" office:value="0.160853">
                <text:p>0.160853</text:p>
              </table:table-cell>
              <table:table-cell office:value-type="float" office:value="0.155938">
                <text:p>0.155938</text:p>
              </table:table-cell>
              <table:table-cell office:value-type="float" office:value="0.156052">
                <text:p>0.156052</text:p>
              </table:table-cell>
              <table:table-cell office:value-type="float" office:value="0.16117">
                <text:p>0.1611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161653">
                <text:p>0.161653</text:p>
              </table:table-cell>
              <table:table-cell office:value-type="float" office:value="0.160795">
                <text:p>0.160795</text:p>
              </table:table-cell>
              <table:table-cell office:value-type="float" office:value="0.156724">
                <text:p>0.156724</text:p>
              </table:table-cell>
              <table:table-cell office:value-type="float" office:value="0.155914">
                <text:p>0.155914</text:p>
              </table:table-cell>
              <table:table-cell office:value-type="float" office:value="0.161217">
                <text:p>0.16121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161739">
                <text:p>0.161739</text:p>
              </table:table-cell>
              <table:table-cell office:value-type="float" office:value="0.160745">
                <text:p>0.160745</text:p>
              </table:table-cell>
              <table:table-cell office:value-type="float" office:value="0.156917">
                <text:p>0.156917</text:p>
              </table:table-cell>
              <table:table-cell office:value-type="float" office:value="0.15634">
                <text:p>0.15634</text:p>
              </table:table-cell>
              <table:table-cell office:value-type="float" office:value="0.161137">
                <text:p>0.16113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161524">
                <text:p>0.161524</text:p>
              </table:table-cell>
              <table:table-cell office:value-type="float" office:value="0.160737">
                <text:p>0.160737</text:p>
              </table:table-cell>
              <table:table-cell office:value-type="float" office:value="0.157168">
                <text:p>0.157168</text:p>
              </table:table-cell>
              <table:table-cell office:value-type="float" office:value="0.156049">
                <text:p>0.156049</text:p>
              </table:table-cell>
              <table:table-cell office:value-type="float" office:value="0.161133">
                <text:p>0.16113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161522">
                <text:p>0.161522</text:p>
              </table:table-cell>
              <table:table-cell office:value-type="float" office:value="0.160682">
                <text:p>0.160682</text:p>
              </table:table-cell>
              <table:table-cell office:value-type="float" office:value="0.156025">
                <text:p>0.156025</text:p>
              </table:table-cell>
              <table:table-cell office:value-type="float" office:value="0.156339">
                <text:p>0.156339</text:p>
              </table:table-cell>
              <table:table-cell office:value-type="float" office:value="0.161132">
                <text:p>0.16113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161426">
                <text:p>0.161426</text:p>
              </table:table-cell>
              <table:table-cell office:value-type="float" office:value="0.160653">
                <text:p>0.160653</text:p>
              </table:table-cell>
              <table:table-cell office:value-type="float" office:value="0.156641">
                <text:p>0.156641</text:p>
              </table:table-cell>
              <table:table-cell office:value-type="float" office:value="0.156157">
                <text:p>0.156157</text:p>
              </table:table-cell>
              <table:table-cell office:value-type="float" office:value="0.161094">
                <text:p>0.16109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161689">
                <text:p>0.161689</text:p>
              </table:table-cell>
              <table:table-cell office:value-type="float" office:value="0.16065">
                <text:p>0.16065</text:p>
              </table:table-cell>
              <table:table-cell office:value-type="float" office:value="0.156806">
                <text:p>0.156806</text:p>
              </table:table-cell>
              <table:table-cell office:value-type="float" office:value="0.156239">
                <text:p>0.156239</text:p>
              </table:table-cell>
              <table:table-cell office:value-type="float" office:value="0.161074">
                <text:p>0.16107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161207">
                <text:p>0.161207</text:p>
              </table:table-cell>
              <table:table-cell office:value-type="float" office:value="0.160783">
                <text:p>0.160783</text:p>
              </table:table-cell>
              <table:table-cell office:value-type="float" office:value="0.156068">
                <text:p>0.156068</text:p>
              </table:table-cell>
              <table:table-cell office:value-type="float" office:value="0.156155">
                <text:p>0.156155</text:p>
              </table:table-cell>
              <table:table-cell office:value-type="float" office:value="0.161084">
                <text:p>0.16108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161339">
                <text:p>0.161339</text:p>
              </table:table-cell>
              <table:table-cell office:value-type="float" office:value="0.160566">
                <text:p>0.160566</text:p>
              </table:table-cell>
              <table:table-cell office:value-type="float" office:value="0.156049">
                <text:p>0.156049</text:p>
              </table:table-cell>
              <table:table-cell office:value-type="float" office:value="0.155899">
                <text:p>0.155899</text:p>
              </table:table-cell>
              <table:table-cell office:value-type="float" office:value="0.161015">
                <text:p>0.16101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161299">
                <text:p>0.161299</text:p>
              </table:table-cell>
              <table:table-cell office:value-type="float" office:value="0.160523">
                <text:p>0.160523</text:p>
              </table:table-cell>
              <table:table-cell office:value-type="float" office:value="0.15611">
                <text:p>0.15611</text:p>
              </table:table-cell>
              <table:table-cell office:value-type="float" office:value="0.156174">
                <text:p>0.156174</text:p>
              </table:table-cell>
              <table:table-cell office:value-type="float" office:value="0.161035">
                <text:p>0.16103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161201">
                <text:p>0.161201</text:p>
              </table:table-cell>
              <table:table-cell office:value-type="float" office:value="0.160585">
                <text:p>0.160585</text:p>
              </table:table-cell>
              <table:table-cell office:value-type="float" office:value="0.156845">
                <text:p>0.156845</text:p>
              </table:table-cell>
              <table:table-cell office:value-type="float" office:value="0.155909">
                <text:p>0.155909</text:p>
              </table:table-cell>
              <table:table-cell office:value-type="float" office:value="0.161014">
                <text:p>0.16101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160891">
                <text:p>0.160891</text:p>
              </table:table-cell>
              <table:table-cell office:value-type="float" office:value="0.160472">
                <text:p>0.160472</text:p>
              </table:table-cell>
              <table:table-cell office:value-type="float" office:value="0.156198">
                <text:p>0.156198</text:p>
              </table:table-cell>
              <table:table-cell office:value-type="float" office:value="0.155912">
                <text:p>0.155912</text:p>
              </table:table-cell>
              <table:table-cell office:value-type="float" office:value="0.160957">
                <text:p>0.16095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161002">
                <text:p>0.161002</text:p>
              </table:table-cell>
              <table:table-cell office:value-type="float" office:value="0.160444">
                <text:p>0.160444</text:p>
              </table:table-cell>
              <table:table-cell office:value-type="float" office:value="0.155931">
                <text:p>0.155931</text:p>
              </table:table-cell>
              <table:table-cell office:value-type="float" office:value="0.156019">
                <text:p>0.156019</text:p>
              </table:table-cell>
              <table:table-cell office:value-type="float" office:value="0.161004">
                <text:p>0.16100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160792">
                <text:p>0.160792</text:p>
              </table:table-cell>
              <table:table-cell office:value-type="float" office:value="0.160403">
                <text:p>0.160403</text:p>
              </table:table-cell>
              <table:table-cell office:value-type="float" office:value="0.156018">
                <text:p>0.156018</text:p>
              </table:table-cell>
              <table:table-cell office:value-type="float" office:value="0.156262">
                <text:p>0.156262</text:p>
              </table:table-cell>
              <table:table-cell office:value-type="float" office:value="0.160869">
                <text:p>0.16086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16076">
                <text:p>0.16076</text:p>
              </table:table-cell>
              <table:table-cell office:value-type="float" office:value="0.160473">
                <text:p>0.160473</text:p>
              </table:table-cell>
              <table:table-cell office:value-type="float" office:value="0.157206">
                <text:p>0.157206</text:p>
              </table:table-cell>
              <table:table-cell office:value-type="float" office:value="0.155976">
                <text:p>0.155976</text:p>
              </table:table-cell>
              <table:table-cell office:value-type="float" office:value="0.160916">
                <text:p>0.16091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160729">
                <text:p>0.160729</text:p>
              </table:table-cell>
              <table:table-cell office:value-type="float" office:value="0.160383">
                <text:p>0.160383</text:p>
              </table:table-cell>
              <table:table-cell office:value-type="float" office:value="0.156792">
                <text:p>0.156792</text:p>
              </table:table-cell>
              <table:table-cell office:value-type="float" office:value="0.155889">
                <text:p>0.155889</text:p>
              </table:table-cell>
              <table:table-cell office:value-type="float" office:value="0.160884">
                <text:p>0.16088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161379">
                <text:p>0.161379</text:p>
              </table:table-cell>
              <table:table-cell office:value-type="float" office:value="0.160369">
                <text:p>0.160369</text:p>
              </table:table-cell>
              <table:table-cell office:value-type="float" office:value="0.155969">
                <text:p>0.155969</text:p>
              </table:table-cell>
              <table:table-cell office:value-type="float" office:value="0.156161">
                <text:p>0.156161</text:p>
              </table:table-cell>
              <table:table-cell office:value-type="float" office:value="0.160897">
                <text:p>0.16089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160727">
                <text:p>0.160727</text:p>
              </table:table-cell>
              <table:table-cell office:value-type="float" office:value="0.160307">
                <text:p>0.160307</text:p>
              </table:table-cell>
              <table:table-cell office:value-type="float" office:value="0.156111">
                <text:p>0.156111</text:p>
              </table:table-cell>
              <table:table-cell office:value-type="float" office:value="0.155944">
                <text:p>0.155944</text:p>
              </table:table-cell>
              <table:table-cell office:value-type="float" office:value="0.160827">
                <text:p>0.16082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160761">
                <text:p>0.160761</text:p>
              </table:table-cell>
              <table:table-cell office:value-type="float" office:value="0.160289">
                <text:p>0.160289</text:p>
              </table:table-cell>
              <table:table-cell office:value-type="float" office:value="0.155887">
                <text:p>0.155887</text:p>
              </table:table-cell>
              <table:table-cell office:value-type="float" office:value="0.156368">
                <text:p>0.156368</text:p>
              </table:table-cell>
              <table:table-cell office:value-type="float" office:value="0.160834">
                <text:p>0.16083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160746">
                <text:p>0.160746</text:p>
              </table:table-cell>
              <table:table-cell office:value-type="float" office:value="0.160279">
                <text:p>0.160279</text:p>
              </table:table-cell>
              <table:table-cell office:value-type="float" office:value="0.155985">
                <text:p>0.155985</text:p>
              </table:table-cell>
              <table:table-cell office:value-type="float" office:value="0.155904">
                <text:p>0.155904</text:p>
              </table:table-cell>
              <table:table-cell office:value-type="float" office:value="0.160832">
                <text:p>0.16083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16077">
                <text:p>0.16077</text:p>
              </table:table-cell>
              <table:table-cell office:value-type="float" office:value="0.160275">
                <text:p>0.160275</text:p>
              </table:table-cell>
              <table:table-cell office:value-type="float" office:value="0.156298">
                <text:p>0.156298</text:p>
              </table:table-cell>
              <table:table-cell office:value-type="float" office:value="0.155835">
                <text:p>0.155835</text:p>
              </table:table-cell>
              <table:table-cell office:value-type="float" office:value="0.160728">
                <text:p>0.16072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161294">
                <text:p>0.161294</text:p>
              </table:table-cell>
              <table:table-cell office:value-type="float" office:value="0.160231">
                <text:p>0.160231</text:p>
              </table:table-cell>
              <table:table-cell office:value-type="float" office:value="0.155937">
                <text:p>0.155937</text:p>
              </table:table-cell>
              <table:table-cell office:value-type="float" office:value="0.156559">
                <text:p>0.156559</text:p>
              </table:table-cell>
              <table:table-cell office:value-type="float" office:value="0.160831">
                <text:p>0.16083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160657">
                <text:p>0.160657</text:p>
              </table:table-cell>
              <table:table-cell office:value-type="float" office:value="0.160149">
                <text:p>0.160149</text:p>
              </table:table-cell>
              <table:table-cell office:value-type="float" office:value="0.155995">
                <text:p>0.155995</text:p>
              </table:table-cell>
              <table:table-cell office:value-type="float" office:value="0.155931">
                <text:p>0.155931</text:p>
              </table:table-cell>
              <table:table-cell office:value-type="float" office:value="0.160718">
                <text:p>0.16071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160678">
                <text:p>0.160678</text:p>
              </table:table-cell>
              <table:table-cell office:value-type="float" office:value="0.160144">
                <text:p>0.160144</text:p>
              </table:table-cell>
              <table:table-cell office:value-type="float" office:value="0.156993">
                <text:p>0.156993</text:p>
              </table:table-cell>
              <table:table-cell office:value-type="float" office:value="0.155966">
                <text:p>0.155966</text:p>
              </table:table-cell>
              <table:table-cell office:value-type="float" office:value="0.160786">
                <text:p>0.16078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161126">
                <text:p>0.161126</text:p>
              </table:table-cell>
              <table:table-cell office:value-type="float" office:value="0.160151">
                <text:p>0.160151</text:p>
              </table:table-cell>
              <table:table-cell office:value-type="float" office:value="0.156117">
                <text:p>0.156117</text:p>
              </table:table-cell>
              <table:table-cell office:value-type="float" office:value="0.155832">
                <text:p>0.155832</text:p>
              </table:table-cell>
              <table:table-cell office:value-type="float" office:value="0.160659">
                <text:p>0.16065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160681">
                <text:p>0.160681</text:p>
              </table:table-cell>
              <table:table-cell office:value-type="float" office:value="0.160076">
                <text:p>0.160076</text:p>
              </table:table-cell>
              <table:table-cell office:value-type="float" office:value="0.158667">
                <text:p>0.158667</text:p>
              </table:table-cell>
              <table:table-cell office:value-type="float" office:value="0.155892">
                <text:p>0.155892</text:p>
              </table:table-cell>
              <table:table-cell office:value-type="float" office:value="0.160728">
                <text:p>0.16072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16071">
                <text:p>0.16071</text:p>
              </table:table-cell>
              <table:table-cell office:value-type="float" office:value="0.160038">
                <text:p>0.160038</text:p>
              </table:table-cell>
              <table:table-cell office:value-type="float" office:value="0.156752">
                <text:p>0.156752</text:p>
              </table:table-cell>
              <table:table-cell office:value-type="float" office:value="0.156982">
                <text:p>0.156982</text:p>
              </table:table-cell>
              <table:table-cell office:value-type="float" office:value="0.160629">
                <text:p>0.16062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161045">
                <text:p>0.161045</text:p>
              </table:table-cell>
              <table:table-cell office:value-type="float" office:value="0.16003">
                <text:p>0.16003</text:p>
              </table:table-cell>
              <table:table-cell office:value-type="float" office:value="0.155913">
                <text:p>0.155913</text:p>
              </table:table-cell>
              <table:table-cell office:value-type="float" office:value="0.156901">
                <text:p>0.156901</text:p>
              </table:table-cell>
              <table:table-cell office:value-type="float" office:value="0.160649">
                <text:p>0.16064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160724">
                <text:p>0.160724</text:p>
              </table:table-cell>
              <table:table-cell office:value-type="float" office:value="0.160013">
                <text:p>0.160013</text:p>
              </table:table-cell>
              <table:table-cell office:value-type="float" office:value="0.157274">
                <text:p>0.157274</text:p>
              </table:table-cell>
              <table:table-cell office:value-type="float" office:value="0.155896">
                <text:p>0.155896</text:p>
              </table:table-cell>
              <table:table-cell office:value-type="float" office:value="0.160658">
                <text:p>0.16065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160983">
                <text:p>0.160983</text:p>
              </table:table-cell>
              <table:table-cell office:value-type="float" office:value="0.159959">
                <text:p>0.159959</text:p>
              </table:table-cell>
              <table:table-cell office:value-type="float" office:value="0.155855">
                <text:p>0.155855</text:p>
              </table:table-cell>
              <table:table-cell office:value-type="float" office:value="0.156142">
                <text:p>0.156142</text:p>
              </table:table-cell>
              <table:table-cell office:value-type="float" office:value="0.160632">
                <text:p>0.16063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160568">
                <text:p>0.160568</text:p>
              </table:table-cell>
              <table:table-cell office:value-type="float" office:value="0.159978">
                <text:p>0.159978</text:p>
              </table:table-cell>
              <table:table-cell office:value-type="float" office:value="0.155947">
                <text:p>0.155947</text:p>
              </table:table-cell>
              <table:table-cell office:value-type="float" office:value="0.155842">
                <text:p>0.155842</text:p>
              </table:table-cell>
              <table:table-cell office:value-type="float" office:value="0.160599">
                <text:p>0.16059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160548">
                <text:p>0.160548</text:p>
              </table:table-cell>
              <table:table-cell office:value-type="float" office:value="0.159956">
                <text:p>0.159956</text:p>
              </table:table-cell>
              <table:table-cell office:value-type="float" office:value="0.155863">
                <text:p>0.155863</text:p>
              </table:table-cell>
              <table:table-cell office:value-type="float" office:value="0.155935">
                <text:p>0.155935</text:p>
              </table:table-cell>
              <table:table-cell office:value-type="float" office:value="0.160609">
                <text:p>0.16060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160759">
                <text:p>0.160759</text:p>
              </table:table-cell>
              <table:table-cell office:value-type="float" office:value="0.159896">
                <text:p>0.159896</text:p>
              </table:table-cell>
              <table:table-cell office:value-type="float" office:value="0.156274">
                <text:p>0.156274</text:p>
              </table:table-cell>
              <table:table-cell office:value-type="float" office:value="0.156028">
                <text:p>0.156028</text:p>
              </table:table-cell>
              <table:table-cell office:value-type="float" office:value="0.160589">
                <text:p>0.16058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160529">
                <text:p>0.160529</text:p>
              </table:table-cell>
              <table:table-cell office:value-type="float" office:value="0.159927">
                <text:p>0.159927</text:p>
              </table:table-cell>
              <table:table-cell office:value-type="float" office:value="0.155957">
                <text:p>0.155957</text:p>
              </table:table-cell>
              <table:table-cell office:value-type="float" office:value="0.155912">
                <text:p>0.155912</text:p>
              </table:table-cell>
              <table:table-cell office:value-type="float" office:value="0.160533">
                <text:p>0.16053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16028">
                <text:p>0.16028</text:p>
              </table:table-cell>
              <table:table-cell office:value-type="float" office:value="0.160019">
                <text:p>0.160019</text:p>
              </table:table-cell>
              <table:table-cell office:value-type="float" office:value="0.15629">
                <text:p>0.15629</text:p>
              </table:table-cell>
              <table:table-cell office:value-type="float" office:value="0.155825">
                <text:p>0.155825</text:p>
              </table:table-cell>
              <table:table-cell office:value-type="float" office:value="0.160605">
                <text:p>0.16060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160399">
                <text:p>0.160399</text:p>
              </table:table-cell>
              <table:table-cell office:value-type="float" office:value="0.159806">
                <text:p>0.159806</text:p>
              </table:table-cell>
              <table:table-cell office:value-type="float" office:value="0.156037">
                <text:p>0.156037</text:p>
              </table:table-cell>
              <table:table-cell office:value-type="float" office:value="0.155871">
                <text:p>0.155871</text:p>
              </table:table-cell>
              <table:table-cell office:value-type="float" office:value="0.1605">
                <text:p>0.160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16053">
                <text:p>0.16053</text:p>
              </table:table-cell>
              <table:table-cell office:value-type="float" office:value="0.15981">
                <text:p>0.15981</text:p>
              </table:table-cell>
              <table:table-cell office:value-type="float" office:value="0.156325">
                <text:p>0.156325</text:p>
              </table:table-cell>
              <table:table-cell office:value-type="float" office:value="0.155884">
                <text:p>0.155884</text:p>
              </table:table-cell>
              <table:table-cell office:value-type="float" office:value="0.160535">
                <text:p>0.16053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160666">
                <text:p>0.160666</text:p>
              </table:table-cell>
              <table:table-cell office:value-type="float" office:value="0.159796">
                <text:p>0.159796</text:p>
              </table:table-cell>
              <table:table-cell office:value-type="float" office:value="0.155893">
                <text:p>0.155893</text:p>
              </table:table-cell>
              <table:table-cell office:value-type="float" office:value="0.156484">
                <text:p>0.156484</text:p>
              </table:table-cell>
              <table:table-cell office:value-type="float" office:value="0.160457">
                <text:p>0.16045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161374">
                <text:p>0.161374</text:p>
              </table:table-cell>
              <table:table-cell office:value-type="float" office:value="0.159769">
                <text:p>0.159769</text:p>
              </table:table-cell>
              <table:table-cell office:value-type="float" office:value="0.155856">
                <text:p>0.155856</text:p>
              </table:table-cell>
              <table:table-cell office:value-type="float" office:value="0.157143">
                <text:p>0.157143</text:p>
              </table:table-cell>
              <table:table-cell office:value-type="float" office:value="0.160549">
                <text:p>0.16054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160453">
                <text:p>0.160453</text:p>
              </table:table-cell>
              <table:table-cell office:value-type="float" office:value="0.159845">
                <text:p>0.159845</text:p>
              </table:table-cell>
              <table:table-cell office:value-type="float" office:value="0.15659">
                <text:p>0.15659</text:p>
              </table:table-cell>
              <table:table-cell office:value-type="float" office:value="0.156918">
                <text:p>0.156918</text:p>
              </table:table-cell>
              <table:table-cell office:value-type="float" office:value="0.160468">
                <text:p>0.16046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160499">
                <text:p>0.160499</text:p>
              </table:table-cell>
              <table:table-cell office:value-type="float" office:value="0.159781">
                <text:p>0.159781</text:p>
              </table:table-cell>
              <table:table-cell office:value-type="float" office:value="0.156035">
                <text:p>0.156035</text:p>
              </table:table-cell>
              <table:table-cell office:value-type="float" office:value="0.155934">
                <text:p>0.155934</text:p>
              </table:table-cell>
              <table:table-cell office:value-type="float" office:value="0.160473">
                <text:p>0.16047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16057">
                <text:p>0.16057</text:p>
              </table:table-cell>
              <table:table-cell office:value-type="float" office:value="0.159705">
                <text:p>0.159705</text:p>
              </table:table-cell>
              <table:table-cell office:value-type="float" office:value="0.156179">
                <text:p>0.156179</text:p>
              </table:table-cell>
              <table:table-cell office:value-type="float" office:value="0.155893">
                <text:p>0.155893</text:p>
              </table:table-cell>
              <table:table-cell office:value-type="float" office:value="0.160467">
                <text:p>0.16046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160549">
                <text:p>0.160549</text:p>
              </table:table-cell>
              <table:table-cell office:value-type="float" office:value="0.159686">
                <text:p>0.159686</text:p>
              </table:table-cell>
              <table:table-cell office:value-type="float" office:value="0.155944">
                <text:p>0.155944</text:p>
              </table:table-cell>
              <table:table-cell office:value-type="float" office:value="0.156054">
                <text:p>0.156054</text:p>
              </table:table-cell>
              <table:table-cell office:value-type="float" office:value="0.160446">
                <text:p>0.16044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161273">
                <text:p>0.161273</text:p>
              </table:table-cell>
              <table:table-cell office:value-type="float" office:value="0.159653">
                <text:p>0.159653</text:p>
              </table:table-cell>
              <table:table-cell office:value-type="float" office:value="0.156129">
                <text:p>0.156129</text:p>
              </table:table-cell>
              <table:table-cell office:value-type="float" office:value="0.155892">
                <text:p>0.155892</text:p>
              </table:table-cell>
              <table:table-cell office:value-type="float" office:value="0.160392">
                <text:p>0.16039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160653">
                <text:p>0.160653</text:p>
              </table:table-cell>
              <table:table-cell office:value-type="float" office:value="0.15962">
                <text:p>0.15962</text:p>
              </table:table-cell>
              <table:table-cell office:value-type="float" office:value="0.156373">
                <text:p>0.156373</text:p>
              </table:table-cell>
              <table:table-cell office:value-type="float" office:value="0.156121">
                <text:p>0.156121</text:p>
              </table:table-cell>
              <table:table-cell office:value-type="float" office:value="0.160423">
                <text:p>0.16042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160554">
                <text:p>0.160554</text:p>
              </table:table-cell>
              <table:table-cell office:value-type="float" office:value="0.159583">
                <text:p>0.159583</text:p>
              </table:table-cell>
              <table:table-cell office:value-type="float" office:value="0.158005">
                <text:p>0.158005</text:p>
              </table:table-cell>
              <table:table-cell office:value-type="float" office:value="0.155998">
                <text:p>0.155998</text:p>
              </table:table-cell>
              <table:table-cell office:value-type="float" office:value="0.160421">
                <text:p>0.16042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160696">
                <text:p>0.160696</text:p>
              </table:table-cell>
              <table:table-cell office:value-type="float" office:value="0.159589">
                <text:p>0.159589</text:p>
              </table:table-cell>
              <table:table-cell office:value-type="float" office:value="0.156131">
                <text:p>0.156131</text:p>
              </table:table-cell>
              <table:table-cell office:value-type="float" office:value="0.157753">
                <text:p>0.157753</text:p>
              </table:table-cell>
              <table:table-cell office:value-type="float" office:value="0.160356">
                <text:p>0.16035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160737">
                <text:p>0.160737</text:p>
              </table:table-cell>
              <table:table-cell office:value-type="float" office:value="0.159556">
                <text:p>0.159556</text:p>
              </table:table-cell>
              <table:table-cell office:value-type="float" office:value="0.155925">
                <text:p>0.155925</text:p>
              </table:table-cell>
              <table:table-cell office:value-type="float" office:value="0.156002">
                <text:p>0.156002</text:p>
              </table:table-cell>
              <table:table-cell office:value-type="float" office:value="0.160385">
                <text:p>0.16038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160507">
                <text:p>0.160507</text:p>
              </table:table-cell>
              <table:table-cell office:value-type="float" office:value="0.159574">
                <text:p>0.159574</text:p>
              </table:table-cell>
              <table:table-cell office:value-type="float" office:value="0.156018">
                <text:p>0.156018</text:p>
              </table:table-cell>
              <table:table-cell office:value-type="float" office:value="0.156235">
                <text:p>0.156235</text:p>
              </table:table-cell>
              <table:table-cell office:value-type="float" office:value="0.16037">
                <text:p>0.1603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160586">
                <text:p>0.160586</text:p>
              </table:table-cell>
              <table:table-cell office:value-type="float" office:value="0.159515">
                <text:p>0.159515</text:p>
              </table:table-cell>
              <table:table-cell office:value-type="float" office:value="0.155962">
                <text:p>0.155962</text:p>
              </table:table-cell>
              <table:table-cell office:value-type="float" office:value="0.155841">
                <text:p>0.155841</text:p>
              </table:table-cell>
              <table:table-cell office:value-type="float" office:value="0.160327">
                <text:p>0.16032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160655">
                <text:p>0.160655</text:p>
              </table:table-cell>
              <table:table-cell office:value-type="float" office:value="0.159502">
                <text:p>0.159502</text:p>
              </table:table-cell>
              <table:table-cell office:value-type="float" office:value="0.15611">
                <text:p>0.15611</text:p>
              </table:table-cell>
              <table:table-cell office:value-type="float" office:value="0.155899">
                <text:p>0.155899</text:p>
              </table:table-cell>
              <table:table-cell office:value-type="float" office:value="0.160339">
                <text:p>0.16033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160855">
                <text:p>0.160855</text:p>
              </table:table-cell>
              <table:table-cell office:value-type="float" office:value="0.159492">
                <text:p>0.159492</text:p>
              </table:table-cell>
              <table:table-cell office:value-type="float" office:value="0.157483">
                <text:p>0.157483</text:p>
              </table:table-cell>
              <table:table-cell office:value-type="float" office:value="0.156179">
                <text:p>0.156179</text:p>
              </table:table-cell>
              <table:table-cell office:value-type="float" office:value="0.160323">
                <text:p>0.16032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160621">
                <text:p>0.160621</text:p>
              </table:table-cell>
              <table:table-cell office:value-type="float" office:value="0.159445">
                <text:p>0.159445</text:p>
              </table:table-cell>
              <table:table-cell office:value-type="float" office:value="0.155805">
                <text:p>0.155805</text:p>
              </table:table-cell>
              <table:table-cell office:value-type="float" office:value="0.157543">
                <text:p>0.157543</text:p>
              </table:table-cell>
              <table:table-cell office:value-type="float" office:value="0.160296">
                <text:p>0.16029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16067">
                <text:p>0.16067</text:p>
              </table:table-cell>
              <table:table-cell office:value-type="float" office:value="0.159548">
                <text:p>0.159548</text:p>
              </table:table-cell>
              <table:table-cell office:value-type="float" office:value="0.156359">
                <text:p>0.156359</text:p>
              </table:table-cell>
              <table:table-cell office:value-type="float" office:value="0.155855">
                <text:p>0.155855</text:p>
              </table:table-cell>
              <table:table-cell office:value-type="float" office:value="0.16028">
                <text:p>0.1602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160528">
                <text:p>0.160528</text:p>
              </table:table-cell>
              <table:table-cell office:value-type="float" office:value="0.159393">
                <text:p>0.159393</text:p>
              </table:table-cell>
              <table:table-cell office:value-type="float" office:value="0.156291">
                <text:p>0.156291</text:p>
              </table:table-cell>
              <table:table-cell office:value-type="float" office:value="0.156077">
                <text:p>0.156077</text:p>
              </table:table-cell>
              <table:table-cell office:value-type="float" office:value="0.160267">
                <text:p>0.16026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160523">
                <text:p>0.160523</text:p>
              </table:table-cell>
              <table:table-cell office:value-type="float" office:value="0.159376">
                <text:p>0.159376</text:p>
              </table:table-cell>
              <table:table-cell office:value-type="float" office:value="0.156046">
                <text:p>0.156046</text:p>
              </table:table-cell>
              <table:table-cell office:value-type="float" office:value="0.155893">
                <text:p>0.155893</text:p>
              </table:table-cell>
              <table:table-cell office:value-type="float" office:value="0.160297">
                <text:p>0.16029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160491">
                <text:p>0.160491</text:p>
              </table:table-cell>
              <table:table-cell office:value-type="float" office:value="0.159441">
                <text:p>0.159441</text:p>
              </table:table-cell>
              <table:table-cell office:value-type="float" office:value="0.156475">
                <text:p>0.156475</text:p>
              </table:table-cell>
              <table:table-cell office:value-type="float" office:value="0.156047">
                <text:p>0.156047</text:p>
              </table:table-cell>
              <table:table-cell office:value-type="float" office:value="0.160233">
                <text:p>0.16023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160592">
                <text:p>0.160592</text:p>
              </table:table-cell>
              <table:table-cell office:value-type="float" office:value="0.159366">
                <text:p>0.159366</text:p>
              </table:table-cell>
              <table:table-cell office:value-type="float" office:value="0.156775">
                <text:p>0.156775</text:p>
              </table:table-cell>
              <table:table-cell office:value-type="float" office:value="0.155872">
                <text:p>0.155872</text:p>
              </table:table-cell>
              <table:table-cell office:value-type="float" office:value="0.160263">
                <text:p>0.16026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160545">
                <text:p>0.160545</text:p>
              </table:table-cell>
              <table:table-cell office:value-type="float" office:value="0.159318">
                <text:p>0.159318</text:p>
              </table:table-cell>
              <table:table-cell office:value-type="float" office:value="0.155897">
                <text:p>0.155897</text:p>
              </table:table-cell>
              <table:table-cell office:value-type="float" office:value="0.156313">
                <text:p>0.156313</text:p>
              </table:table-cell>
              <table:table-cell office:value-type="float" office:value="0.160216">
                <text:p>0.16021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16105">
                <text:p>0.16105</text:p>
              </table:table-cell>
              <table:table-cell office:value-type="float" office:value="0.159343">
                <text:p>0.159343</text:p>
              </table:table-cell>
              <table:table-cell office:value-type="float" office:value="0.156171">
                <text:p>0.156171</text:p>
              </table:table-cell>
              <table:table-cell office:value-type="float" office:value="0.156033">
                <text:p>0.156033</text:p>
              </table:table-cell>
              <table:table-cell office:value-type="float" office:value="0.160239">
                <text:p>0.16023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160486">
                <text:p>0.160486</text:p>
              </table:table-cell>
              <table:table-cell office:value-type="float" office:value="0.159337">
                <text:p>0.159337</text:p>
              </table:table-cell>
              <table:table-cell office:value-type="float" office:value="0.156741">
                <text:p>0.156741</text:p>
              </table:table-cell>
              <table:table-cell office:value-type="float" office:value="0.155942">
                <text:p>0.155942</text:p>
              </table:table-cell>
              <table:table-cell office:value-type="float" office:value="0.160204">
                <text:p>0.16020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160868">
                <text:p>0.160868</text:p>
              </table:table-cell>
              <table:table-cell office:value-type="float" office:value="0.159346">
                <text:p>0.159346</text:p>
              </table:table-cell>
              <table:table-cell office:value-type="float" office:value="0.155867">
                <text:p>0.155867</text:p>
              </table:table-cell>
              <table:table-cell office:value-type="float" office:value="0.15595">
                <text:p>0.15595</text:p>
              </table:table-cell>
              <table:table-cell office:value-type="float" office:value="0.16023">
                <text:p>0.1602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160358">
                <text:p>0.160358</text:p>
              </table:table-cell>
              <table:table-cell office:value-type="float" office:value="0.159279">
                <text:p>0.159279</text:p>
              </table:table-cell>
              <table:table-cell office:value-type="float" office:value="0.158118">
                <text:p>0.158118</text:p>
              </table:table-cell>
              <table:table-cell office:value-type="float" office:value="0.156349">
                <text:p>0.156349</text:p>
              </table:table-cell>
              <table:table-cell office:value-type="float" office:value="0.160196">
                <text:p>0.16019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160498">
                <text:p>0.160498</text:p>
              </table:table-cell>
              <table:table-cell office:value-type="float" office:value="0.159261">
                <text:p>0.159261</text:p>
              </table:table-cell>
              <table:table-cell office:value-type="float" office:value="0.155907">
                <text:p>0.155907</text:p>
              </table:table-cell>
              <table:table-cell office:value-type="float" office:value="0.156586">
                <text:p>0.156586</text:p>
              </table:table-cell>
              <table:table-cell office:value-type="float" office:value="0.160195">
                <text:p>0.16019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160554">
                <text:p>0.160554</text:p>
              </table:table-cell>
              <table:table-cell office:value-type="float" office:value="0.159228">
                <text:p>0.159228</text:p>
              </table:table-cell>
              <table:table-cell office:value-type="float" office:value="0.156885">
                <text:p>0.156885</text:p>
              </table:table-cell>
              <table:table-cell office:value-type="float" office:value="0.156606">
                <text:p>0.156606</text:p>
              </table:table-cell>
              <table:table-cell office:value-type="float" office:value="0.160137">
                <text:p>0.16013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160705">
                <text:p>0.160705</text:p>
              </table:table-cell>
              <table:table-cell office:value-type="float" office:value="0.159231">
                <text:p>0.159231</text:p>
              </table:table-cell>
              <table:table-cell office:value-type="float" office:value="0.156469">
                <text:p>0.156469</text:p>
              </table:table-cell>
              <table:table-cell office:value-type="float" office:value="0.156765">
                <text:p>0.156765</text:p>
              </table:table-cell>
              <table:table-cell office:value-type="float" office:value="0.16012">
                <text:p>0.1601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160937">
                <text:p>0.160937</text:p>
              </table:table-cell>
              <table:table-cell office:value-type="float" office:value="0.159198">
                <text:p>0.159198</text:p>
              </table:table-cell>
              <table:table-cell office:value-type="float" office:value="0.155964">
                <text:p>0.155964</text:p>
              </table:table-cell>
              <table:table-cell office:value-type="float" office:value="0.155883">
                <text:p>0.155883</text:p>
              </table:table-cell>
              <table:table-cell office:value-type="float" office:value="0.160199">
                <text:p>0.16019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160633">
                <text:p>0.160633</text:p>
              </table:table-cell>
              <table:table-cell office:value-type="float" office:value="0.15918">
                <text:p>0.15918</text:p>
              </table:table-cell>
              <table:table-cell office:value-type="float" office:value="0.156473">
                <text:p>0.156473</text:p>
              </table:table-cell>
              <table:table-cell office:value-type="float" office:value="0.156078">
                <text:p>0.156078</text:p>
              </table:table-cell>
              <table:table-cell office:value-type="float" office:value="0.160106">
                <text:p>0.16010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161411">
                <text:p>0.161411</text:p>
              </table:table-cell>
              <table:table-cell office:value-type="float" office:value="0.159153">
                <text:p>0.159153</text:p>
              </table:table-cell>
              <table:table-cell office:value-type="float" office:value="0.155921">
                <text:p>0.155921</text:p>
              </table:table-cell>
              <table:table-cell office:value-type="float" office:value="0.156548">
                <text:p>0.156548</text:p>
              </table:table-cell>
              <table:table-cell office:value-type="float" office:value="0.160113">
                <text:p>0.16011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16104">
                <text:p>0.16104</text:p>
              </table:table-cell>
              <table:table-cell office:value-type="float" office:value="0.159506">
                <text:p>0.159506</text:p>
              </table:table-cell>
              <table:table-cell office:value-type="float" office:value="0.155848">
                <text:p>0.155848</text:p>
              </table:table-cell>
              <table:table-cell office:value-type="float" office:value="0.155865">
                <text:p>0.155865</text:p>
              </table:table-cell>
              <table:table-cell office:value-type="float" office:value="0.160128">
                <text:p>0.16012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160601">
                <text:p>0.160601</text:p>
              </table:table-cell>
              <table:table-cell office:value-type="float" office:value="0.159357">
                <text:p>0.159357</text:p>
              </table:table-cell>
              <table:table-cell office:value-type="float" office:value="0.156057">
                <text:p>0.156057</text:p>
              </table:table-cell>
              <table:table-cell office:value-type="float" office:value="0.155828">
                <text:p>0.155828</text:p>
              </table:table-cell>
              <table:table-cell office:value-type="float" office:value="0.16006">
                <text:p>0.1600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16052">
                <text:p>0.16052</text:p>
              </table:table-cell>
              <table:table-cell office:value-type="float" office:value="0.159111">
                <text:p>0.159111</text:p>
              </table:table-cell>
              <table:table-cell office:value-type="float" office:value="0.156323">
                <text:p>0.156323</text:p>
              </table:table-cell>
              <table:table-cell office:value-type="float" office:value="0.155903">
                <text:p>0.155903</text:p>
              </table:table-cell>
              <table:table-cell office:value-type="float" office:value="0.160099">
                <text:p>0.16009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160652">
                <text:p>0.160652</text:p>
              </table:table-cell>
              <table:table-cell office:value-type="float" office:value="0.159068">
                <text:p>0.159068</text:p>
              </table:table-cell>
              <table:table-cell office:value-type="float" office:value="0.155848">
                <text:p>0.155848</text:p>
              </table:table-cell>
              <table:table-cell office:value-type="float" office:value="0.155981">
                <text:p>0.155981</text:p>
              </table:table-cell>
              <table:table-cell office:value-type="float" office:value="0.160127">
                <text:p>0.16012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160558">
                <text:p>0.160558</text:p>
              </table:table-cell>
              <table:table-cell office:value-type="float" office:value="0.159188">
                <text:p>0.159188</text:p>
              </table:table-cell>
              <table:table-cell office:value-type="float" office:value="0.155918">
                <text:p>0.155918</text:p>
              </table:table-cell>
              <table:table-cell office:value-type="float" office:value="0.155846">
                <text:p>0.155846</text:p>
              </table:table-cell>
              <table:table-cell office:value-type="float" office:value="0.160054">
                <text:p>0.16005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160533">
                <text:p>0.160533</text:p>
              </table:table-cell>
              <table:table-cell office:value-type="float" office:value="0.159139">
                <text:p>0.159139</text:p>
              </table:table-cell>
              <table:table-cell office:value-type="float" office:value="0.156599">
                <text:p>0.156599</text:p>
              </table:table-cell>
              <table:table-cell office:value-type="float" office:value="0.156023">
                <text:p>0.156023</text:p>
              </table:table-cell>
              <table:table-cell office:value-type="float" office:value="0.160065">
                <text:p>0.16006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160504">
                <text:p>0.160504</text:p>
              </table:table-cell>
              <table:table-cell office:value-type="float" office:value="0.159029">
                <text:p>0.159029</text:p>
              </table:table-cell>
              <table:table-cell office:value-type="float" office:value="0.155909">
                <text:p>0.155909</text:p>
              </table:table-cell>
              <table:table-cell office:value-type="float" office:value="0.156364">
                <text:p>0.156364</text:p>
              </table:table-cell>
              <table:table-cell office:value-type="float" office:value="0.160049">
                <text:p>0.16004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160336">
                <text:p>0.160336</text:p>
              </table:table-cell>
              <table:table-cell office:value-type="float" office:value="0.159025">
                <text:p>0.159025</text:p>
              </table:table-cell>
              <table:table-cell office:value-type="float" office:value="0.156079">
                <text:p>0.156079</text:p>
              </table:table-cell>
              <table:table-cell office:value-type="float" office:value="0.156854">
                <text:p>0.156854</text:p>
              </table:table-cell>
              <table:table-cell office:value-type="float" office:value="0.160018">
                <text:p>0.16001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16018">
                <text:p>0.16018</text:p>
              </table:table-cell>
              <table:table-cell office:value-type="float" office:value="0.159024">
                <text:p>0.159024</text:p>
              </table:table-cell>
              <table:table-cell office:value-type="float" office:value="0.156037">
                <text:p>0.156037</text:p>
              </table:table-cell>
              <table:table-cell office:value-type="float" office:value="0.155962">
                <text:p>0.155962</text:p>
              </table:table-cell>
              <table:table-cell office:value-type="float" office:value="0.160007">
                <text:p>0.16000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160441">
                <text:p>0.160441</text:p>
              </table:table-cell>
              <table:table-cell office:value-type="float" office:value="0.158977">
                <text:p>0.158977</text:p>
              </table:table-cell>
              <table:table-cell office:value-type="float" office:value="0.156155">
                <text:p>0.156155</text:p>
              </table:table-cell>
              <table:table-cell office:value-type="float" office:value="0.155931">
                <text:p>0.155931</text:p>
              </table:table-cell>
              <table:table-cell office:value-type="float" office:value="0.159978">
                <text:p>0.15997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160565">
                <text:p>0.160565</text:p>
              </table:table-cell>
              <table:table-cell office:value-type="float" office:value="0.159229">
                <text:p>0.159229</text:p>
              </table:table-cell>
              <table:table-cell office:value-type="float" office:value="0.155858">
                <text:p>0.155858</text:p>
              </table:table-cell>
              <table:table-cell office:value-type="float" office:value="0.156191">
                <text:p>0.156191</text:p>
              </table:table-cell>
              <table:table-cell office:value-type="float" office:value="0.160008">
                <text:p>0.16000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161678">
                <text:p>0.161678</text:p>
              </table:table-cell>
              <table:table-cell office:value-type="float" office:value="0.158983">
                <text:p>0.158983</text:p>
              </table:table-cell>
              <table:table-cell office:value-type="float" office:value="0.156149">
                <text:p>0.156149</text:p>
              </table:table-cell>
              <table:table-cell office:value-type="float" office:value="0.155902">
                <text:p>0.155902</text:p>
              </table:table-cell>
              <table:table-cell office:value-type="float" office:value="0.159991">
                <text:p>0.15999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160389">
                <text:p>0.160389</text:p>
              </table:table-cell>
              <table:table-cell office:value-type="float" office:value="0.158927">
                <text:p>0.158927</text:p>
              </table:table-cell>
              <table:table-cell office:value-type="float" office:value="0.156083">
                <text:p>0.156083</text:p>
              </table:table-cell>
              <table:table-cell office:value-type="float" office:value="0.15656">
                <text:p>0.15656</text:p>
              </table:table-cell>
              <table:table-cell office:value-type="float" office:value="0.159965">
                <text:p>0.15996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160555">
                <text:p>0.160555</text:p>
              </table:table-cell>
              <table:table-cell office:value-type="float" office:value="0.159012">
                <text:p>0.159012</text:p>
              </table:table-cell>
              <table:table-cell office:value-type="float" office:value="0.155855">
                <text:p>0.155855</text:p>
              </table:table-cell>
              <table:table-cell office:value-type="float" office:value="0.155819">
                <text:p>0.155819</text:p>
              </table:table-cell>
              <table:table-cell office:value-type="float" office:value="0.159977">
                <text:p>0.15997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160618">
                <text:p>0.160618</text:p>
              </table:table-cell>
              <table:table-cell office:value-type="float" office:value="0.158942">
                <text:p>0.158942</text:p>
              </table:table-cell>
              <table:table-cell office:value-type="float" office:value="0.156027">
                <text:p>0.156027</text:p>
              </table:table-cell>
              <table:table-cell office:value-type="float" office:value="0.156597">
                <text:p>0.156597</text:p>
              </table:table-cell>
              <table:table-cell office:value-type="float" office:value="0.159942">
                <text:p>0.15994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160419">
                <text:p>0.160419</text:p>
              </table:table-cell>
              <table:table-cell office:value-type="float" office:value="0.159102">
                <text:p>0.159102</text:p>
              </table:table-cell>
              <table:table-cell office:value-type="float" office:value="0.157419">
                <text:p>0.157419</text:p>
              </table:table-cell>
              <table:table-cell office:value-type="float" office:value="0.155866">
                <text:p>0.155866</text:p>
              </table:table-cell>
              <table:table-cell office:value-type="float" office:value="0.159959">
                <text:p>0.15995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160239">
                <text:p>0.160239</text:p>
              </table:table-cell>
              <table:table-cell office:value-type="float" office:value="0.158913">
                <text:p>0.158913</text:p>
              </table:table-cell>
              <table:table-cell office:value-type="float" office:value="0.156076">
                <text:p>0.156076</text:p>
              </table:table-cell>
              <table:table-cell office:value-type="float" office:value="0.155843">
                <text:p>0.155843</text:p>
              </table:table-cell>
              <table:table-cell office:value-type="float" office:value="0.159857">
                <text:p>0.15985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160042">
                <text:p>0.160042</text:p>
              </table:table-cell>
              <table:table-cell office:value-type="float" office:value="0.158843">
                <text:p>0.158843</text:p>
              </table:table-cell>
              <table:table-cell office:value-type="float" office:value="0.155915">
                <text:p>0.155915</text:p>
              </table:table-cell>
              <table:table-cell office:value-type="float" office:value="0.155927">
                <text:p>0.155927</text:p>
              </table:table-cell>
              <table:table-cell office:value-type="float" office:value="0.159924">
                <text:p>0.15992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160081">
                <text:p>0.160081</text:p>
              </table:table-cell>
              <table:table-cell office:value-type="float" office:value="0.158847">
                <text:p>0.158847</text:p>
              </table:table-cell>
              <table:table-cell office:value-type="float" office:value="0.157432">
                <text:p>0.157432</text:p>
              </table:table-cell>
              <table:table-cell office:value-type="float" office:value="0.15589">
                <text:p>0.15589</text:p>
              </table:table-cell>
              <table:table-cell office:value-type="float" office:value="0.159941">
                <text:p>0.15994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160158">
                <text:p>0.160158</text:p>
              </table:table-cell>
              <table:table-cell office:value-type="float" office:value="0.158873">
                <text:p>0.158873</text:p>
              </table:table-cell>
              <table:table-cell office:value-type="float" office:value="0.156314">
                <text:p>0.156314</text:p>
              </table:table-cell>
              <table:table-cell office:value-type="float" office:value="0.156016">
                <text:p>0.156016</text:p>
              </table:table-cell>
              <table:table-cell office:value-type="float" office:value="0.159838">
                <text:p>0.15983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160385">
                <text:p>0.160385</text:p>
              </table:table-cell>
              <table:table-cell office:value-type="float" office:value="0.158827">
                <text:p>0.158827</text:p>
              </table:table-cell>
              <table:table-cell office:value-type="float" office:value="0.156775">
                <text:p>0.156775</text:p>
              </table:table-cell>
              <table:table-cell office:value-type="float" office:value="0.156059">
                <text:p>0.156059</text:p>
              </table:table-cell>
              <table:table-cell office:value-type="float" office:value="0.15994">
                <text:p>0.1599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160295">
                <text:p>0.160295</text:p>
              </table:table-cell>
              <table:table-cell office:value-type="float" office:value="0.15879">
                <text:p>0.15879</text:p>
              </table:table-cell>
              <table:table-cell office:value-type="float" office:value="0.156266">
                <text:p>0.156266</text:p>
              </table:table-cell>
              <table:table-cell office:value-type="float" office:value="0.155902">
                <text:p>0.155902</text:p>
              </table:table-cell>
              <table:table-cell office:value-type="float" office:value="0.159845">
                <text:p>0.15984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160305">
                <text:p>0.160305</text:p>
              </table:table-cell>
              <table:table-cell office:value-type="float" office:value="0.158878">
                <text:p>0.158878</text:p>
              </table:table-cell>
              <table:table-cell office:value-type="float" office:value="0.155942">
                <text:p>0.155942</text:p>
              </table:table-cell>
              <table:table-cell office:value-type="float" office:value="0.156749">
                <text:p>0.156749</text:p>
              </table:table-cell>
              <table:table-cell office:value-type="float" office:value="0.159894">
                <text:p>0.15989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161308">
                <text:p>0.161308</text:p>
              </table:table-cell>
              <table:table-cell office:value-type="float" office:value="0.158757">
                <text:p>0.158757</text:p>
              </table:table-cell>
              <table:table-cell office:value-type="float" office:value="0.157339">
                <text:p>0.157339</text:p>
              </table:table-cell>
              <table:table-cell office:value-type="float" office:value="0.156403">
                <text:p>0.156403</text:p>
              </table:table-cell>
              <table:table-cell office:value-type="float" office:value="0.159845">
                <text:p>0.15984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160234">
                <text:p>0.160234</text:p>
              </table:table-cell>
              <table:table-cell office:value-type="float" office:value="0.158735">
                <text:p>0.158735</text:p>
              </table:table-cell>
              <table:table-cell office:value-type="float" office:value="0.155992">
                <text:p>0.155992</text:p>
              </table:table-cell>
              <table:table-cell office:value-type="float" office:value="0.156242">
                <text:p>0.156242</text:p>
              </table:table-cell>
              <table:table-cell office:value-type="float" office:value="0.15985">
                <text:p>0.1598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160297">
                <text:p>0.160297</text:p>
              </table:table-cell>
              <table:table-cell office:value-type="float" office:value="0.15892">
                <text:p>0.15892</text:p>
              </table:table-cell>
              <table:table-cell office:value-type="float" office:value="0.156363">
                <text:p>0.156363</text:p>
              </table:table-cell>
              <table:table-cell office:value-type="float" office:value="0.156079">
                <text:p>0.156079</text:p>
              </table:table-cell>
              <table:table-cell office:value-type="float" office:value="0.159805">
                <text:p>0.15980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160354">
                <text:p>0.160354</text:p>
              </table:table-cell>
              <table:table-cell office:value-type="float" office:value="0.1588">
                <text:p>0.1588</text:p>
              </table:table-cell>
              <table:table-cell office:value-type="float" office:value="0.1566">
                <text:p>0.1566</text:p>
              </table:table-cell>
              <table:table-cell office:value-type="float" office:value="0.156445">
                <text:p>0.156445</text:p>
              </table:table-cell>
              <table:table-cell office:value-type="float" office:value="0.159865">
                <text:p>0.15986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160231">
                <text:p>0.160231</text:p>
              </table:table-cell>
              <table:table-cell office:value-type="float" office:value="0.158701">
                <text:p>0.158701</text:p>
              </table:table-cell>
              <table:table-cell office:value-type="float" office:value="0.156163">
                <text:p>0.156163</text:p>
              </table:table-cell>
              <table:table-cell office:value-type="float" office:value="0.155816">
                <text:p>0.155816</text:p>
              </table:table-cell>
              <table:table-cell office:value-type="float" office:value="0.159776">
                <text:p>0.15977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160422">
                <text:p>0.160422</text:p>
              </table:table-cell>
              <table:table-cell office:value-type="float" office:value="0.158688">
                <text:p>0.158688</text:p>
              </table:table-cell>
              <table:table-cell office:value-type="float" office:value="0.15652">
                <text:p>0.15652</text:p>
              </table:table-cell>
              <table:table-cell office:value-type="float" office:value="0.155948">
                <text:p>0.155948</text:p>
              </table:table-cell>
              <table:table-cell office:value-type="float" office:value="0.15981">
                <text:p>0.1598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16126">
                <text:p>0.16126</text:p>
              </table:table-cell>
              <table:table-cell office:value-type="float" office:value="0.158673">
                <text:p>0.158673</text:p>
              </table:table-cell>
              <table:table-cell office:value-type="float" office:value="0.155891">
                <text:p>0.155891</text:p>
              </table:table-cell>
              <table:table-cell office:value-type="float" office:value="0.156145">
                <text:p>0.156145</text:p>
              </table:table-cell>
              <table:table-cell office:value-type="float" office:value="0.159777">
                <text:p>0.15977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160284">
                <text:p>0.160284</text:p>
              </table:table-cell>
              <table:table-cell office:value-type="float" office:value="0.158725">
                <text:p>0.158725</text:p>
              </table:table-cell>
              <table:table-cell office:value-type="float" office:value="0.156115">
                <text:p>0.156115</text:p>
              </table:table-cell>
              <table:table-cell office:value-type="float" office:value="0.155832">
                <text:p>0.155832</text:p>
              </table:table-cell>
              <table:table-cell office:value-type="float" office:value="0.159805">
                <text:p>0.15980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160236">
                <text:p>0.160236</text:p>
              </table:table-cell>
              <table:table-cell office:value-type="float" office:value="0.158744">
                <text:p>0.158744</text:p>
              </table:table-cell>
              <table:table-cell office:value-type="float" office:value="0.156071">
                <text:p>0.156071</text:p>
              </table:table-cell>
              <table:table-cell office:value-type="float" office:value="0.155841">
                <text:p>0.155841</text:p>
              </table:table-cell>
              <table:table-cell office:value-type="float" office:value="0.159749">
                <text:p>0.15974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160686">
                <text:p>0.160686</text:p>
              </table:table-cell>
              <table:table-cell office:value-type="float" office:value="0.158784">
                <text:p>0.158784</text:p>
              </table:table-cell>
              <table:table-cell office:value-type="float" office:value="0.156952">
                <text:p>0.156952</text:p>
              </table:table-cell>
              <table:table-cell office:value-type="float" office:value="0.156598">
                <text:p>0.156598</text:p>
              </table:table-cell>
              <table:table-cell office:value-type="float" office:value="0.159756">
                <text:p>0.15975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161028">
                <text:p>0.161028</text:p>
              </table:table-cell>
              <table:table-cell office:value-type="float" office:value="0.158653">
                <text:p>0.158653</text:p>
              </table:table-cell>
              <table:table-cell office:value-type="float" office:value="0.156303">
                <text:p>0.156303</text:p>
              </table:table-cell>
              <table:table-cell office:value-type="float" office:value="0.155877">
                <text:p>0.155877</text:p>
              </table:table-cell>
              <table:table-cell office:value-type="float" office:value="0.159789">
                <text:p>0.15978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160827">
                <text:p>0.160827</text:p>
              </table:table-cell>
              <table:table-cell office:value-type="float" office:value="0.158656">
                <text:p>0.158656</text:p>
              </table:table-cell>
              <table:table-cell office:value-type="float" office:value="0.156791">
                <text:p>0.156791</text:p>
              </table:table-cell>
              <table:table-cell office:value-type="float" office:value="0.156045">
                <text:p>0.156045</text:p>
              </table:table-cell>
              <table:table-cell office:value-type="float" office:value="0.159698">
                <text:p>0.15969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161632">
                <text:p>0.161632</text:p>
              </table:table-cell>
              <table:table-cell office:value-type="float" office:value="0.158695">
                <text:p>0.158695</text:p>
              </table:table-cell>
              <table:table-cell office:value-type="float" office:value="0.155961">
                <text:p>0.155961</text:p>
              </table:table-cell>
              <table:table-cell office:value-type="float" office:value="0.156036">
                <text:p>0.156036</text:p>
              </table:table-cell>
              <table:table-cell office:value-type="float" office:value="0.159685">
                <text:p>0.15968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160574">
                <text:p>0.160574</text:p>
              </table:table-cell>
              <table:table-cell office:value-type="float" office:value="0.15861">
                <text:p>0.15861</text:p>
              </table:table-cell>
              <table:table-cell office:value-type="float" office:value="0.155988">
                <text:p>0.155988</text:p>
              </table:table-cell>
              <table:table-cell office:value-type="float" office:value="0.156027">
                <text:p>0.156027</text:p>
              </table:table-cell>
              <table:table-cell office:value-type="float" office:value="0.159711">
                <text:p>0.15971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16066">
                <text:p>0.16066</text:p>
              </table:table-cell>
              <table:table-cell office:value-type="float" office:value="0.158651">
                <text:p>0.158651</text:p>
              </table:table-cell>
              <table:table-cell office:value-type="float" office:value="0.155958">
                <text:p>0.155958</text:p>
              </table:table-cell>
              <table:table-cell office:value-type="float" office:value="0.15593">
                <text:p>0.15593</text:p>
              </table:table-cell>
              <table:table-cell office:value-type="float" office:value="0.159742">
                <text:p>0.15974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160487">
                <text:p>0.160487</text:p>
              </table:table-cell>
              <table:table-cell office:value-type="float" office:value="0.158643">
                <text:p>0.158643</text:p>
              </table:table-cell>
              <table:table-cell office:value-type="float" office:value="0.156118">
                <text:p>0.156118</text:p>
              </table:table-cell>
              <table:table-cell office:value-type="float" office:value="0.157401">
                <text:p>0.157401</text:p>
              </table:table-cell>
              <table:table-cell office:value-type="float" office:value="0.159703">
                <text:p>0.15970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160593">
                <text:p>0.160593</text:p>
              </table:table-cell>
              <table:table-cell office:value-type="float" office:value="0.158544">
                <text:p>0.158544</text:p>
              </table:table-cell>
              <table:table-cell office:value-type="float" office:value="0.156033">
                <text:p>0.156033</text:p>
              </table:table-cell>
              <table:table-cell office:value-type="float" office:value="0.155957">
                <text:p>0.155957</text:p>
              </table:table-cell>
              <table:table-cell office:value-type="float" office:value="0.159667">
                <text:p>0.15966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160399">
                <text:p>0.160399</text:p>
              </table:table-cell>
              <table:table-cell office:value-type="float" office:value="0.158529">
                <text:p>0.158529</text:p>
              </table:table-cell>
              <table:table-cell office:value-type="float" office:value="0.155993">
                <text:p>0.155993</text:p>
              </table:table-cell>
              <table:table-cell office:value-type="float" office:value="0.155862">
                <text:p>0.155862</text:p>
              </table:table-cell>
              <table:table-cell office:value-type="float" office:value="0.159655">
                <text:p>0.15965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16027">
                <text:p>0.16027</text:p>
              </table:table-cell>
              <table:table-cell office:value-type="float" office:value="0.158542">
                <text:p>0.158542</text:p>
              </table:table-cell>
              <table:table-cell office:value-type="float" office:value="0.156558">
                <text:p>0.156558</text:p>
              </table:table-cell>
              <table:table-cell office:value-type="float" office:value="0.155878">
                <text:p>0.155878</text:p>
              </table:table-cell>
              <table:table-cell office:value-type="float" office:value="0.159636">
                <text:p>0.15963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161717">
                <text:p>0.161717</text:p>
              </table:table-cell>
              <table:table-cell office:value-type="float" office:value="0.158481">
                <text:p>0.158481</text:p>
              </table:table-cell>
              <table:table-cell office:value-type="float" office:value="0.157086">
                <text:p>0.157086</text:p>
              </table:table-cell>
              <table:table-cell office:value-type="float" office:value="0.156033">
                <text:p>0.156033</text:p>
              </table:table-cell>
              <table:table-cell office:value-type="float" office:value="0.159648">
                <text:p>0.15964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160351">
                <text:p>0.160351</text:p>
              </table:table-cell>
              <table:table-cell office:value-type="float" office:value="0.158485">
                <text:p>0.158485</text:p>
              </table:table-cell>
              <table:table-cell office:value-type="float" office:value="0.157415">
                <text:p>0.157415</text:p>
              </table:table-cell>
              <table:table-cell office:value-type="float" office:value="0.155963">
                <text:p>0.155963</text:p>
              </table:table-cell>
              <table:table-cell office:value-type="float" office:value="0.159636">
                <text:p>0.15963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160352">
                <text:p>0.160352</text:p>
              </table:table-cell>
              <table:table-cell office:value-type="float" office:value="0.158533">
                <text:p>0.158533</text:p>
              </table:table-cell>
              <table:table-cell office:value-type="float" office:value="0.155831">
                <text:p>0.155831</text:p>
              </table:table-cell>
              <table:table-cell office:value-type="float" office:value="0.157189">
                <text:p>0.157189</text:p>
              </table:table-cell>
              <table:table-cell office:value-type="float" office:value="0.159639">
                <text:p>0.15963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160788">
                <text:p>0.160788</text:p>
              </table:table-cell>
              <table:table-cell office:value-type="float" office:value="0.158446">
                <text:p>0.158446</text:p>
              </table:table-cell>
              <table:table-cell office:value-type="float" office:value="0.156401">
                <text:p>0.156401</text:p>
              </table:table-cell>
              <table:table-cell office:value-type="float" office:value="0.156163">
                <text:p>0.156163</text:p>
              </table:table-cell>
              <table:table-cell office:value-type="float" office:value="0.159642">
                <text:p>0.15964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160505">
                <text:p>0.160505</text:p>
              </table:table-cell>
              <table:table-cell office:value-type="float" office:value="0.158428">
                <text:p>0.158428</text:p>
              </table:table-cell>
              <table:table-cell office:value-type="float" office:value="0.155989">
                <text:p>0.155989</text:p>
              </table:table-cell>
              <table:table-cell office:value-type="float" office:value="0.156093">
                <text:p>0.156093</text:p>
              </table:table-cell>
              <table:table-cell office:value-type="float" office:value="0.159567">
                <text:p>0.15956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160605">
                <text:p>0.160605</text:p>
              </table:table-cell>
              <table:table-cell office:value-type="float" office:value="0.158456">
                <text:p>0.158456</text:p>
              </table:table-cell>
              <table:table-cell office:value-type="float" office:value="0.158284">
                <text:p>0.158284</text:p>
              </table:table-cell>
              <table:table-cell office:value-type="float" office:value="0.155862">
                <text:p>0.155862</text:p>
              </table:table-cell>
              <table:table-cell office:value-type="float" office:value="0.159596">
                <text:p>0.15959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160587">
                <text:p>0.160587</text:p>
              </table:table-cell>
              <table:table-cell office:value-type="float" office:value="0.158404">
                <text:p>0.158404</text:p>
              </table:table-cell>
              <table:table-cell office:value-type="float" office:value="0.156233">
                <text:p>0.156233</text:p>
              </table:table-cell>
              <table:table-cell office:value-type="float" office:value="0.156264">
                <text:p>0.156264</text:p>
              </table:table-cell>
              <table:table-cell office:value-type="float" office:value="0.159617">
                <text:p>0.15961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160588">
                <text:p>0.160588</text:p>
              </table:table-cell>
              <table:table-cell office:value-type="float" office:value="0.158428">
                <text:p>0.158428</text:p>
              </table:table-cell>
              <table:table-cell office:value-type="float" office:value="0.156462">
                <text:p>0.156462</text:p>
              </table:table-cell>
              <table:table-cell office:value-type="float" office:value="0.156151">
                <text:p>0.156151</text:p>
              </table:table-cell>
              <table:table-cell office:value-type="float" office:value="0.159574">
                <text:p>0.15957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16111">
                <text:p>0.16111</text:p>
              </table:table-cell>
              <table:table-cell office:value-type="float" office:value="0.158422">
                <text:p>0.158422</text:p>
              </table:table-cell>
              <table:table-cell office:value-type="float" office:value="0.155872">
                <text:p>0.155872</text:p>
              </table:table-cell>
              <table:table-cell office:value-type="float" office:value="0.155926">
                <text:p>0.155926</text:p>
              </table:table-cell>
              <table:table-cell office:value-type="float" office:value="0.159581">
                <text:p>0.15958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160508">
                <text:p>0.160508</text:p>
              </table:table-cell>
              <table:table-cell office:value-type="float" office:value="0.158384">
                <text:p>0.158384</text:p>
              </table:table-cell>
              <table:table-cell office:value-type="float" office:value="0.156081">
                <text:p>0.156081</text:p>
              </table:table-cell>
              <table:table-cell office:value-type="float" office:value="0.156632">
                <text:p>0.156632</text:p>
              </table:table-cell>
              <table:table-cell office:value-type="float" office:value="0.159525">
                <text:p>0.15952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160561">
                <text:p>0.160561</text:p>
              </table:table-cell>
              <table:table-cell office:value-type="float" office:value="0.158396">
                <text:p>0.158396</text:p>
              </table:table-cell>
              <table:table-cell office:value-type="float" office:value="0.156215">
                <text:p>0.156215</text:p>
              </table:table-cell>
              <table:table-cell office:value-type="float" office:value="0.155882">
                <text:p>0.155882</text:p>
              </table:table-cell>
              <table:table-cell office:value-type="float" office:value="0.15953">
                <text:p>0.1595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160535">
                <text:p>0.160535</text:p>
              </table:table-cell>
              <table:table-cell office:value-type="float" office:value="0.158358">
                <text:p>0.158358</text:p>
              </table:table-cell>
              <table:table-cell office:value-type="float" office:value="0.157939">
                <text:p>0.157939</text:p>
              </table:table-cell>
              <table:table-cell office:value-type="float" office:value="0.156113">
                <text:p>0.156113</text:p>
              </table:table-cell>
              <table:table-cell office:value-type="float" office:value="0.159556">
                <text:p>0.15955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160754">
                <text:p>0.160754</text:p>
              </table:table-cell>
              <table:table-cell office:value-type="float" office:value="0.158379">
                <text:p>0.158379</text:p>
              </table:table-cell>
              <table:table-cell office:value-type="float" office:value="0.15637">
                <text:p>0.15637</text:p>
              </table:table-cell>
              <table:table-cell office:value-type="float" office:value="0.155973">
                <text:p>0.155973</text:p>
              </table:table-cell>
              <table:table-cell office:value-type="float" office:value="0.159487">
                <text:p>0.15948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161601">
                <text:p>0.161601</text:p>
              </table:table-cell>
              <table:table-cell office:value-type="float" office:value="0.158355">
                <text:p>0.158355</text:p>
              </table:table-cell>
              <table:table-cell office:value-type="float" office:value="0.156031">
                <text:p>0.156031</text:p>
              </table:table-cell>
              <table:table-cell office:value-type="float" office:value="0.155785">
                <text:p>0.155785</text:p>
              </table:table-cell>
              <table:table-cell office:value-type="float" office:value="0.159511">
                <text:p>0.15951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160574">
                <text:p>0.160574</text:p>
              </table:table-cell>
              <table:table-cell office:value-type="float" office:value="0.158386">
                <text:p>0.158386</text:p>
              </table:table-cell>
              <table:table-cell office:value-type="float" office:value="0.156183">
                <text:p>0.156183</text:p>
              </table:table-cell>
              <table:table-cell office:value-type="float" office:value="0.1564">
                <text:p>0.1564</text:p>
              </table:table-cell>
              <table:table-cell office:value-type="float" office:value="0.159473">
                <text:p>0.15947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161022">
                <text:p>0.161022</text:p>
              </table:table-cell>
              <table:table-cell office:value-type="float" office:value="0.15845">
                <text:p>0.15845</text:p>
              </table:table-cell>
              <table:table-cell office:value-type="float" office:value="0.156208">
                <text:p>0.156208</text:p>
              </table:table-cell>
              <table:table-cell office:value-type="float" office:value="0.155927">
                <text:p>0.155927</text:p>
              </table:table-cell>
              <table:table-cell office:value-type="float" office:value="0.159485">
                <text:p>0.15948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160471">
                <text:p>0.160471</text:p>
              </table:table-cell>
              <table:table-cell office:value-type="float" office:value="0.158305">
                <text:p>0.158305</text:p>
              </table:table-cell>
              <table:table-cell office:value-type="float" office:value="0.155999">
                <text:p>0.155999</text:p>
              </table:table-cell>
              <table:table-cell office:value-type="float" office:value="0.155992">
                <text:p>0.155992</text:p>
              </table:table-cell>
              <table:table-cell office:value-type="float" office:value="0.15945">
                <text:p>0.1594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160749">
                <text:p>0.160749</text:p>
              </table:table-cell>
              <table:table-cell office:value-type="float" office:value="0.158373">
                <text:p>0.158373</text:p>
              </table:table-cell>
              <table:table-cell office:value-type="float" office:value="0.157789">
                <text:p>0.157789</text:p>
              </table:table-cell>
              <table:table-cell office:value-type="float" office:value="0.157376">
                <text:p>0.157376</text:p>
              </table:table-cell>
              <table:table-cell office:value-type="float" office:value="0.159472">
                <text:p>0.15947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16072">
                <text:p>0.16072</text:p>
              </table:table-cell>
              <table:table-cell office:value-type="float" office:value="0.158312">
                <text:p>0.158312</text:p>
              </table:table-cell>
              <table:table-cell office:value-type="float" office:value="0.156021">
                <text:p>0.156021</text:p>
              </table:table-cell>
              <table:table-cell office:value-type="float" office:value="0.155827">
                <text:p>0.155827</text:p>
              </table:table-cell>
              <table:table-cell office:value-type="float" office:value="0.159463">
                <text:p>0.15946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161738">
                <text:p>0.161738</text:p>
              </table:table-cell>
              <table:table-cell office:value-type="float" office:value="0.15842">
                <text:p>0.15842</text:p>
              </table:table-cell>
              <table:table-cell office:value-type="float" office:value="0.155909">
                <text:p>0.155909</text:p>
              </table:table-cell>
              <table:table-cell office:value-type="float" office:value="0.155875">
                <text:p>0.155875</text:p>
              </table:table-cell>
              <table:table-cell office:value-type="float" office:value="0.159436">
                <text:p>0.15943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160964">
                <text:p>0.160964</text:p>
              </table:table-cell>
              <table:table-cell office:value-type="float" office:value="0.158273">
                <text:p>0.158273</text:p>
              </table:table-cell>
              <table:table-cell office:value-type="float" office:value="0.156029">
                <text:p>0.156029</text:p>
              </table:table-cell>
              <table:table-cell office:value-type="float" office:value="0.156049">
                <text:p>0.156049</text:p>
              </table:table-cell>
              <table:table-cell office:value-type="float" office:value="0.159466">
                <text:p>0.15946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160813">
                <text:p>0.160813</text:p>
              </table:table-cell>
              <table:table-cell office:value-type="float" office:value="0.158364">
                <text:p>0.158364</text:p>
              </table:table-cell>
              <table:table-cell office:value-type="float" office:value="0.155952">
                <text:p>0.155952</text:p>
              </table:table-cell>
              <table:table-cell office:value-type="float" office:value="0.155839">
                <text:p>0.155839</text:p>
              </table:table-cell>
              <table:table-cell office:value-type="float" office:value="0.159398">
                <text:p>0.15939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160628">
                <text:p>0.160628</text:p>
              </table:table-cell>
              <table:table-cell office:value-type="float" office:value="0.158414">
                <text:p>0.158414</text:p>
              </table:table-cell>
              <table:table-cell office:value-type="float" office:value="0.156111">
                <text:p>0.156111</text:p>
              </table:table-cell>
              <table:table-cell office:value-type="float" office:value="0.155869">
                <text:p>0.155869</text:p>
              </table:table-cell>
              <table:table-cell office:value-type="float" office:value="0.159452">
                <text:p>0.15945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160564">
                <text:p>0.160564</text:p>
              </table:table-cell>
              <table:table-cell office:value-type="float" office:value="0.158315">
                <text:p>0.158315</text:p>
              </table:table-cell>
              <table:table-cell office:value-type="float" office:value="0.156012">
                <text:p>0.156012</text:p>
              </table:table-cell>
              <table:table-cell office:value-type="float" office:value="0.155919">
                <text:p>0.155919</text:p>
              </table:table-cell>
              <table:table-cell office:value-type="float" office:value="0.159408">
                <text:p>0.15940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161163">
                <text:p>0.161163</text:p>
              </table:table-cell>
              <table:table-cell office:value-type="float" office:value="0.158222">
                <text:p>0.158222</text:p>
              </table:table-cell>
              <table:table-cell office:value-type="float" office:value="0.15603">
                <text:p>0.15603</text:p>
              </table:table-cell>
              <table:table-cell office:value-type="float" office:value="0.158199">
                <text:p>0.158199</text:p>
              </table:table-cell>
              <table:table-cell office:value-type="float" office:value="0.159407">
                <text:p>0.15940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161012">
                <text:p>0.161012</text:p>
              </table:table-cell>
              <table:table-cell office:value-type="float" office:value="0.158229">
                <text:p>0.158229</text:p>
              </table:table-cell>
              <table:table-cell office:value-type="float" office:value="0.156872">
                <text:p>0.156872</text:p>
              </table:table-cell>
              <table:table-cell office:value-type="float" office:value="0.155895">
                <text:p>0.155895</text:p>
              </table:table-cell>
              <table:table-cell office:value-type="float" office:value="0.159394">
                <text:p>0.15939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160657">
                <text:p>0.160657</text:p>
              </table:table-cell>
              <table:table-cell office:value-type="float" office:value="0.158204">
                <text:p>0.158204</text:p>
              </table:table-cell>
              <table:table-cell office:value-type="float" office:value="0.156102">
                <text:p>0.156102</text:p>
              </table:table-cell>
              <table:table-cell office:value-type="float" office:value="0.155836">
                <text:p>0.155836</text:p>
              </table:table-cell>
              <table:table-cell office:value-type="float" office:value="0.159362">
                <text:p>0.15936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160657">
                <text:p>0.160657</text:p>
              </table:table-cell>
              <table:table-cell office:value-type="float" office:value="0.158298">
                <text:p>0.158298</text:p>
              </table:table-cell>
              <table:table-cell office:value-type="float" office:value="0.157107">
                <text:p>0.157107</text:p>
              </table:table-cell>
              <table:table-cell office:value-type="float" office:value="0.156049">
                <text:p>0.156049</text:p>
              </table:table-cell>
              <table:table-cell office:value-type="float" office:value="0.159391">
                <text:p>0.15939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160692">
                <text:p>0.160692</text:p>
              </table:table-cell>
              <table:table-cell office:value-type="float" office:value="0.158191">
                <text:p>0.158191</text:p>
              </table:table-cell>
              <table:table-cell office:value-type="float" office:value="0.155949">
                <text:p>0.155949</text:p>
              </table:table-cell>
              <table:table-cell office:value-type="float" office:value="0.155863">
                <text:p>0.155863</text:p>
              </table:table-cell>
              <table:table-cell office:value-type="float" office:value="0.159327">
                <text:p>0.15932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161004">
                <text:p>0.161004</text:p>
              </table:table-cell>
              <table:table-cell office:value-type="float" office:value="0.158364">
                <text:p>0.158364</text:p>
              </table:table-cell>
              <table:table-cell office:value-type="float" office:value="0.155883">
                <text:p>0.155883</text:p>
              </table:table-cell>
              <table:table-cell office:value-type="float" office:value="0.156069">
                <text:p>0.156069</text:p>
              </table:table-cell>
              <table:table-cell office:value-type="float" office:value="0.159349">
                <text:p>0.15934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160845">
                <text:p>0.160845</text:p>
              </table:table-cell>
              <table:table-cell office:value-type="float" office:value="0.158162">
                <text:p>0.158162</text:p>
              </table:table-cell>
              <table:table-cell office:value-type="float" office:value="0.155964">
                <text:p>0.155964</text:p>
              </table:table-cell>
              <table:table-cell office:value-type="float" office:value="0.155909">
                <text:p>0.155909</text:p>
              </table:table-cell>
              <table:table-cell office:value-type="float" office:value="0.159297">
                <text:p>0.15929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16073">
                <text:p>0.16073</text:p>
              </table:table-cell>
              <table:table-cell office:value-type="float" office:value="0.158169">
                <text:p>0.158169</text:p>
              </table:table-cell>
              <table:table-cell office:value-type="float" office:value="0.156892">
                <text:p>0.156892</text:p>
              </table:table-cell>
              <table:table-cell office:value-type="float" office:value="0.15601">
                <text:p>0.15601</text:p>
              </table:table-cell>
              <table:table-cell office:value-type="float" office:value="0.159367">
                <text:p>0.15936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160836">
                <text:p>0.160836</text:p>
              </table:table-cell>
              <table:table-cell office:value-type="float" office:value="0.1582">
                <text:p>0.1582</text:p>
              </table:table-cell>
              <table:table-cell office:value-type="float" office:value="0.15594">
                <text:p>0.15594</text:p>
              </table:table-cell>
              <table:table-cell office:value-type="float" office:value="0.156383">
                <text:p>0.156383</text:p>
              </table:table-cell>
              <table:table-cell office:value-type="float" office:value="0.159305">
                <text:p>0.15930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160764">
                <text:p>0.160764</text:p>
              </table:table-cell>
              <table:table-cell office:value-type="float" office:value="0.158146">
                <text:p>0.158146</text:p>
              </table:table-cell>
              <table:table-cell office:value-type="float" office:value="0.156818">
                <text:p>0.156818</text:p>
              </table:table-cell>
              <table:table-cell office:value-type="float" office:value="0.156075">
                <text:p>0.156075</text:p>
              </table:table-cell>
              <table:table-cell office:value-type="float" office:value="0.159291">
                <text:p>0.15929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16123">
                <text:p>0.16123</text:p>
              </table:table-cell>
              <table:table-cell office:value-type="float" office:value="0.158129">
                <text:p>0.158129</text:p>
              </table:table-cell>
              <table:table-cell office:value-type="float" office:value="0.156112">
                <text:p>0.156112</text:p>
              </table:table-cell>
              <table:table-cell office:value-type="float" office:value="0.15584">
                <text:p>0.15584</text:p>
              </table:table-cell>
              <table:table-cell office:value-type="float" office:value="0.159319">
                <text:p>0.15931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161668">
                <text:p>0.161668</text:p>
              </table:table-cell>
              <table:table-cell office:value-type="float" office:value="0.158133">
                <text:p>0.158133</text:p>
              </table:table-cell>
              <table:table-cell office:value-type="float" office:value="0.156009">
                <text:p>0.156009</text:p>
              </table:table-cell>
              <table:table-cell office:value-type="float" office:value="0.155957">
                <text:p>0.155957</text:p>
              </table:table-cell>
              <table:table-cell office:value-type="float" office:value="0.159261">
                <text:p>0.15926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160754">
                <text:p>0.160754</text:p>
              </table:table-cell>
              <table:table-cell office:value-type="float" office:value="0.158116">
                <text:p>0.158116</text:p>
              </table:table-cell>
              <table:table-cell office:value-type="float" office:value="0.15591">
                <text:p>0.15591</text:p>
              </table:table-cell>
              <table:table-cell office:value-type="float" office:value="0.15587">
                <text:p>0.15587</text:p>
              </table:table-cell>
              <table:table-cell office:value-type="float" office:value="0.159302">
                <text:p>0.15930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16058">
                <text:p>0.16058</text:p>
              </table:table-cell>
              <table:table-cell office:value-type="float" office:value="0.158274">
                <text:p>0.158274</text:p>
              </table:table-cell>
              <table:table-cell office:value-type="float" office:value="0.156081">
                <text:p>0.156081</text:p>
              </table:table-cell>
              <table:table-cell office:value-type="float" office:value="0.156073">
                <text:p>0.156073</text:p>
              </table:table-cell>
              <table:table-cell office:value-type="float" office:value="0.159219">
                <text:p>0.15921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160766">
                <text:p>0.160766</text:p>
              </table:table-cell>
              <table:table-cell office:value-type="float" office:value="0.15813">
                <text:p>0.15813</text:p>
              </table:table-cell>
              <table:table-cell office:value-type="float" office:value="0.156845">
                <text:p>0.156845</text:p>
              </table:table-cell>
              <table:table-cell office:value-type="float" office:value="0.155921">
                <text:p>0.155921</text:p>
              </table:table-cell>
              <table:table-cell office:value-type="float" office:value="0.159279">
                <text:p>0.15927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160618">
                <text:p>0.160618</text:p>
              </table:table-cell>
              <table:table-cell office:value-type="float" office:value="0.15809">
                <text:p>0.15809</text:p>
              </table:table-cell>
              <table:table-cell office:value-type="float" office:value="0.155941">
                <text:p>0.155941</text:p>
              </table:table-cell>
              <table:table-cell office:value-type="float" office:value="0.156129">
                <text:p>0.156129</text:p>
              </table:table-cell>
              <table:table-cell office:value-type="float" office:value="0.159215">
                <text:p>0.15921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160595">
                <text:p>0.160595</text:p>
              </table:table-cell>
              <table:table-cell office:value-type="float" office:value="0.158069">
                <text:p>0.158069</text:p>
              </table:table-cell>
              <table:table-cell office:value-type="float" office:value="0.155873">
                <text:p>0.155873</text:p>
              </table:table-cell>
              <table:table-cell office:value-type="float" office:value="0.156029">
                <text:p>0.156029</text:p>
              </table:table-cell>
              <table:table-cell office:value-type="float" office:value="0.159246">
                <text:p>0.15924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160521">
                <text:p>0.160521</text:p>
              </table:table-cell>
              <table:table-cell office:value-type="float" office:value="0.158218">
                <text:p>0.158218</text:p>
              </table:table-cell>
              <table:table-cell office:value-type="float" office:value="0.155817">
                <text:p>0.155817</text:p>
              </table:table-cell>
              <table:table-cell office:value-type="float" office:value="0.156128">
                <text:p>0.156128</text:p>
              </table:table-cell>
              <table:table-cell office:value-type="float" office:value="0.159178">
                <text:p>0.15917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160615">
                <text:p>0.160615</text:p>
              </table:table-cell>
              <table:table-cell office:value-type="float" office:value="0.15807">
                <text:p>0.15807</text:p>
              </table:table-cell>
              <table:table-cell office:value-type="float" office:value="0.156091">
                <text:p>0.156091</text:p>
              </table:table-cell>
              <table:table-cell office:value-type="float" office:value="0.155987">
                <text:p>0.155987</text:p>
              </table:table-cell>
              <table:table-cell office:value-type="float" office:value="0.159241">
                <text:p>0.15924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160492">
                <text:p>0.160492</text:p>
              </table:table-cell>
              <table:table-cell office:value-type="float" office:value="0.158033">
                <text:p>0.158033</text:p>
              </table:table-cell>
              <table:table-cell office:value-type="float" office:value="0.155835">
                <text:p>0.155835</text:p>
              </table:table-cell>
              <table:table-cell office:value-type="float" office:value="0.156407">
                <text:p>0.156407</text:p>
              </table:table-cell>
              <table:table-cell office:value-type="float" office:value="0.159149">
                <text:p>0.15914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160768">
                <text:p>0.160768</text:p>
              </table:table-cell>
              <table:table-cell office:value-type="float" office:value="0.158054">
                <text:p>0.158054</text:p>
              </table:table-cell>
              <table:table-cell office:value-type="float" office:value="0.15658">
                <text:p>0.15658</text:p>
              </table:table-cell>
              <table:table-cell office:value-type="float" office:value="0.156134">
                <text:p>0.156134</text:p>
              </table:table-cell>
              <table:table-cell office:value-type="float" office:value="0.1592">
                <text:p>0.159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160883">
                <text:p>0.160883</text:p>
              </table:table-cell>
              <table:table-cell office:value-type="float" office:value="0.158011">
                <text:p>0.158011</text:p>
              </table:table-cell>
              <table:table-cell office:value-type="float" office:value="0.156237">
                <text:p>0.156237</text:p>
              </table:table-cell>
              <table:table-cell office:value-type="float" office:value="0.155944">
                <text:p>0.155944</text:p>
              </table:table-cell>
              <table:table-cell office:value-type="float" office:value="0.159183">
                <text:p>0.15918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160356">
                <text:p>0.160356</text:p>
              </table:table-cell>
              <table:table-cell office:value-type="float" office:value="0.158017">
                <text:p>0.158017</text:p>
              </table:table-cell>
              <table:table-cell office:value-type="float" office:value="0.156436">
                <text:p>0.156436</text:p>
              </table:table-cell>
              <table:table-cell office:value-type="float" office:value="0.155843">
                <text:p>0.155843</text:p>
              </table:table-cell>
              <table:table-cell office:value-type="float" office:value="0.159175">
                <text:p>0.15917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160484">
                <text:p>0.160484</text:p>
              </table:table-cell>
              <table:table-cell office:value-type="float" office:value="0.158033">
                <text:p>0.158033</text:p>
              </table:table-cell>
              <table:table-cell office:value-type="float" office:value="0.155842">
                <text:p>0.155842</text:p>
              </table:table-cell>
              <table:table-cell office:value-type="float" office:value="0.155883">
                <text:p>0.155883</text:p>
              </table:table-cell>
              <table:table-cell office:value-type="float" office:value="0.159147">
                <text:p>0.15914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160436">
                <text:p>0.160436</text:p>
              </table:table-cell>
              <table:table-cell office:value-type="float" office:value="0.157992">
                <text:p>0.157992</text:p>
              </table:table-cell>
              <table:table-cell office:value-type="float" office:value="0.156292">
                <text:p>0.156292</text:p>
              </table:table-cell>
              <table:table-cell office:value-type="float" office:value="0.155855">
                <text:p>0.155855</text:p>
              </table:table-cell>
              <table:table-cell office:value-type="float" office:value="0.15917">
                <text:p>0.1591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16053">
                <text:p>0.16053</text:p>
              </table:table-cell>
              <table:table-cell office:value-type="float" office:value="0.157971">
                <text:p>0.157971</text:p>
              </table:table-cell>
              <table:table-cell office:value-type="float" office:value="0.157159">
                <text:p>0.157159</text:p>
              </table:table-cell>
              <table:table-cell office:value-type="float" office:value="0.155911">
                <text:p>0.155911</text:p>
              </table:table-cell>
              <table:table-cell office:value-type="float" office:value="0.159132">
                <text:p>0.15913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160422">
                <text:p>0.160422</text:p>
              </table:table-cell>
              <table:table-cell office:value-type="float" office:value="0.158057">
                <text:p>0.158057</text:p>
              </table:table-cell>
              <table:table-cell office:value-type="float" office:value="0.157433">
                <text:p>0.157433</text:p>
              </table:table-cell>
              <table:table-cell office:value-type="float" office:value="0.155804">
                <text:p>0.155804</text:p>
              </table:table-cell>
              <table:table-cell office:value-type="float" office:value="0.159121">
                <text:p>0.15912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160844">
                <text:p>0.160844</text:p>
              </table:table-cell>
              <table:table-cell office:value-type="float" office:value="0.158">
                <text:p>0.158</text:p>
              </table:table-cell>
              <table:table-cell office:value-type="float" office:value="0.15702">
                <text:p>0.15702</text:p>
              </table:table-cell>
              <table:table-cell office:value-type="float" office:value="0.15869">
                <text:p>0.15869</text:p>
              </table:table-cell>
              <table:table-cell office:value-type="float" office:value="0.159127">
                <text:p>0.15912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160581">
                <text:p>0.160581</text:p>
              </table:table-cell>
              <table:table-cell office:value-type="float" office:value="0.157995">
                <text:p>0.157995</text:p>
              </table:table-cell>
              <table:table-cell office:value-type="float" office:value="0.155971">
                <text:p>0.155971</text:p>
              </table:table-cell>
              <table:table-cell office:value-type="float" office:value="0.155819">
                <text:p>0.155819</text:p>
              </table:table-cell>
              <table:table-cell office:value-type="float" office:value="0.159136">
                <text:p>0.15913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160418">
                <text:p>0.160418</text:p>
              </table:table-cell>
              <table:table-cell office:value-type="float" office:value="0.15795">
                <text:p>0.15795</text:p>
              </table:table-cell>
              <table:table-cell office:value-type="float" office:value="0.156016">
                <text:p>0.156016</text:p>
              </table:table-cell>
              <table:table-cell office:value-type="float" office:value="0.156123">
                <text:p>0.156123</text:p>
              </table:table-cell>
              <table:table-cell office:value-type="float" office:value="0.159081">
                <text:p>0.15908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160654">
                <text:p>0.160654</text:p>
              </table:table-cell>
              <table:table-cell office:value-type="float" office:value="0.157938">
                <text:p>0.157938</text:p>
              </table:table-cell>
              <table:table-cell office:value-type="float" office:value="0.157816">
                <text:p>0.157816</text:p>
              </table:table-cell>
              <table:table-cell office:value-type="float" office:value="0.156113">
                <text:p>0.156113</text:p>
              </table:table-cell>
              <table:table-cell office:value-type="float" office:value="0.159057">
                <text:p>0.15905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160931">
                <text:p>0.160931</text:p>
              </table:table-cell>
              <table:table-cell office:value-type="float" office:value="0.157978">
                <text:p>0.157978</text:p>
              </table:table-cell>
              <table:table-cell office:value-type="float" office:value="0.15695">
                <text:p>0.15695</text:p>
              </table:table-cell>
              <table:table-cell office:value-type="float" office:value="0.155889">
                <text:p>0.155889</text:p>
              </table:table-cell>
              <table:table-cell office:value-type="float" office:value="0.159086">
                <text:p>0.15908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160408">
                <text:p>0.160408</text:p>
              </table:table-cell>
              <table:table-cell office:value-type="float" office:value="0.158032">
                <text:p>0.158032</text:p>
              </table:table-cell>
              <table:table-cell office:value-type="float" office:value="0.156194">
                <text:p>0.156194</text:p>
              </table:table-cell>
              <table:table-cell office:value-type="float" office:value="0.15598">
                <text:p>0.15598</text:p>
              </table:table-cell>
              <table:table-cell office:value-type="float" office:value="0.159078">
                <text:p>0.15907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160597">
                <text:p>0.160597</text:p>
              </table:table-cell>
              <table:table-cell office:value-type="float" office:value="0.157946">
                <text:p>0.157946</text:p>
              </table:table-cell>
              <table:table-cell office:value-type="float" office:value="0.158019">
                <text:p>0.158019</text:p>
              </table:table-cell>
              <table:table-cell office:value-type="float" office:value="0.155848">
                <text:p>0.155848</text:p>
              </table:table-cell>
              <table:table-cell office:value-type="float" office:value="0.159025">
                <text:p>0.15902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160481">
                <text:p>0.160481</text:p>
              </table:table-cell>
              <table:table-cell office:value-type="float" office:value="0.158081">
                <text:p>0.158081</text:p>
              </table:table-cell>
              <table:table-cell office:value-type="float" office:value="0.156017">
                <text:p>0.156017</text:p>
              </table:table-cell>
              <table:table-cell office:value-type="float" office:value="0.155914">
                <text:p>0.155914</text:p>
              </table:table-cell>
              <table:table-cell office:value-type="float" office:value="0.159041">
                <text:p>0.15904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160705">
                <text:p>0.160705</text:p>
              </table:table-cell>
              <table:table-cell office:value-type="float" office:value="0.157963">
                <text:p>0.157963</text:p>
              </table:table-cell>
              <table:table-cell office:value-type="float" office:value="0.155972">
                <text:p>0.155972</text:p>
              </table:table-cell>
              <table:table-cell office:value-type="float" office:value="0.155863">
                <text:p>0.155863</text:p>
              </table:table-cell>
              <table:table-cell office:value-type="float" office:value="0.159053">
                <text:p>0.15905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160409">
                <text:p>0.160409</text:p>
              </table:table-cell>
              <table:table-cell office:value-type="float" office:value="0.157885">
                <text:p>0.157885</text:p>
              </table:table-cell>
              <table:table-cell office:value-type="float" office:value="0.156454">
                <text:p>0.156454</text:p>
              </table:table-cell>
              <table:table-cell office:value-type="float" office:value="0.156339">
                <text:p>0.156339</text:p>
              </table:table-cell>
              <table:table-cell office:value-type="float" office:value="0.159046">
                <text:p>0.15904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160441">
                <text:p>0.160441</text:p>
              </table:table-cell>
              <table:table-cell office:value-type="float" office:value="0.157864">
                <text:p>0.157864</text:p>
              </table:table-cell>
              <table:table-cell office:value-type="float" office:value="0.156548">
                <text:p>0.156548</text:p>
              </table:table-cell>
              <table:table-cell office:value-type="float" office:value="0.155835">
                <text:p>0.155835</text:p>
              </table:table-cell>
              <table:table-cell office:value-type="float" office:value="0.158986">
                <text:p>0.15898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160551">
                <text:p>0.160551</text:p>
              </table:table-cell>
              <table:table-cell office:value-type="float" office:value="0.157855">
                <text:p>0.157855</text:p>
              </table:table-cell>
              <table:table-cell office:value-type="float" office:value="0.156131">
                <text:p>0.156131</text:p>
              </table:table-cell>
              <table:table-cell office:value-type="float" office:value="0.156028">
                <text:p>0.156028</text:p>
              </table:table-cell>
              <table:table-cell office:value-type="float" office:value="0.159029">
                <text:p>0.15902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160683">
                <text:p>0.160683</text:p>
              </table:table-cell>
              <table:table-cell office:value-type="float" office:value="0.157953">
                <text:p>0.157953</text:p>
              </table:table-cell>
              <table:table-cell office:value-type="float" office:value="0.155921">
                <text:p>0.155921</text:p>
              </table:table-cell>
              <table:table-cell office:value-type="float" office:value="0.155824">
                <text:p>0.155824</text:p>
              </table:table-cell>
              <table:table-cell office:value-type="float" office:value="0.158986">
                <text:p>0.15898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160865">
                <text:p>0.160865</text:p>
              </table:table-cell>
              <table:table-cell office:value-type="float" office:value="0.157853">
                <text:p>0.157853</text:p>
              </table:table-cell>
              <table:table-cell office:value-type="float" office:value="0.156462">
                <text:p>0.156462</text:p>
              </table:table-cell>
              <table:table-cell office:value-type="float" office:value="0.156205">
                <text:p>0.156205</text:p>
              </table:table-cell>
              <table:table-cell office:value-type="float" office:value="0.158997">
                <text:p>0.15899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160703">
                <text:p>0.160703</text:p>
              </table:table-cell>
              <table:table-cell office:value-type="float" office:value="0.157901">
                <text:p>0.157901</text:p>
              </table:table-cell>
              <table:table-cell office:value-type="float" office:value="0.15593">
                <text:p>0.15593</text:p>
              </table:table-cell>
              <table:table-cell office:value-type="float" office:value="0.155814">
                <text:p>0.155814</text:p>
              </table:table-cell>
              <table:table-cell office:value-type="float" office:value="0.158953">
                <text:p>0.15895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160654">
                <text:p>0.160654</text:p>
              </table:table-cell>
              <table:table-cell office:value-type="float" office:value="0.157848">
                <text:p>0.157848</text:p>
              </table:table-cell>
              <table:table-cell office:value-type="float" office:value="0.155928">
                <text:p>0.155928</text:p>
              </table:table-cell>
              <table:table-cell office:value-type="float" office:value="0.155847">
                <text:p>0.155847</text:p>
              </table:table-cell>
              <table:table-cell office:value-type="float" office:value="0.158933">
                <text:p>0.15893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160555">
                <text:p>0.160555</text:p>
              </table:table-cell>
              <table:table-cell office:value-type="float" office:value="0.15782">
                <text:p>0.15782</text:p>
              </table:table-cell>
              <table:table-cell office:value-type="float" office:value="0.155881">
                <text:p>0.155881</text:p>
              </table:table-cell>
              <table:table-cell office:value-type="float" office:value="0.156385">
                <text:p>0.156385</text:p>
              </table:table-cell>
              <table:table-cell office:value-type="float" office:value="0.159004">
                <text:p>0.15900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160596">
                <text:p>0.160596</text:p>
              </table:table-cell>
              <table:table-cell office:value-type="float" office:value="0.157815">
                <text:p>0.157815</text:p>
              </table:table-cell>
              <table:table-cell office:value-type="float" office:value="0.155937">
                <text:p>0.155937</text:p>
              </table:table-cell>
              <table:table-cell office:value-type="float" office:value="0.156298">
                <text:p>0.156298</text:p>
              </table:table-cell>
              <table:table-cell office:value-type="float" office:value="0.158942">
                <text:p>0.15894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160499">
                <text:p>0.160499</text:p>
              </table:table-cell>
              <table:table-cell office:value-type="float" office:value="0.157797">
                <text:p>0.157797</text:p>
              </table:table-cell>
              <table:table-cell office:value-type="float" office:value="0.156115">
                <text:p>0.156115</text:p>
              </table:table-cell>
              <table:table-cell office:value-type="float" office:value="0.156273">
                <text:p>0.156273</text:p>
              </table:table-cell>
              <table:table-cell office:value-type="float" office:value="0.158915">
                <text:p>0.15891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160535">
                <text:p>0.160535</text:p>
              </table:table-cell>
              <table:table-cell office:value-type="float" office:value="0.157815">
                <text:p>0.157815</text:p>
              </table:table-cell>
              <table:table-cell office:value-type="float" office:value="0.15602">
                <text:p>0.15602</text:p>
              </table:table-cell>
              <table:table-cell office:value-type="float" office:value="0.15691">
                <text:p>0.15691</text:p>
              </table:table-cell>
              <table:table-cell office:value-type="float" office:value="0.15896">
                <text:p>0.1589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160479">
                <text:p>0.160479</text:p>
              </table:table-cell>
              <table:table-cell office:value-type="float" office:value="0.157788">
                <text:p>0.157788</text:p>
              </table:table-cell>
              <table:table-cell office:value-type="float" office:value="0.156399">
                <text:p>0.156399</text:p>
              </table:table-cell>
              <table:table-cell office:value-type="float" office:value="0.155869">
                <text:p>0.155869</text:p>
              </table:table-cell>
              <table:table-cell office:value-type="float" office:value="0.158906">
                <text:p>0.15890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160697">
                <text:p>0.160697</text:p>
              </table:table-cell>
              <table:table-cell office:value-type="float" office:value="0.15779">
                <text:p>0.15779</text:p>
              </table:table-cell>
              <table:table-cell office:value-type="float" office:value="0.156798">
                <text:p>0.156798</text:p>
              </table:table-cell>
              <table:table-cell office:value-type="float" office:value="0.155875">
                <text:p>0.155875</text:p>
              </table:table-cell>
              <table:table-cell office:value-type="float" office:value="0.1589">
                <text:p>0.158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160458">
                <text:p>0.160458</text:p>
              </table:table-cell>
              <table:table-cell office:value-type="float" office:value="0.157833">
                <text:p>0.157833</text:p>
              </table:table-cell>
              <table:table-cell office:value-type="float" office:value="0.156625">
                <text:p>0.156625</text:p>
              </table:table-cell>
              <table:table-cell office:value-type="float" office:value="0.156054">
                <text:p>0.156054</text:p>
              </table:table-cell>
              <table:table-cell office:value-type="float" office:value="0.158902">
                <text:p>0.15890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160276">
                <text:p>0.160276</text:p>
              </table:table-cell>
              <table:table-cell office:value-type="float" office:value="0.157816">
                <text:p>0.157816</text:p>
              </table:table-cell>
              <table:table-cell office:value-type="float" office:value="0.155874">
                <text:p>0.155874</text:p>
              </table:table-cell>
              <table:table-cell office:value-type="float" office:value="0.156143">
                <text:p>0.156143</text:p>
              </table:table-cell>
              <table:table-cell office:value-type="float" office:value="0.15884">
                <text:p>0.1588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160588">
                <text:p>0.160588</text:p>
              </table:table-cell>
              <table:table-cell office:value-type="float" office:value="0.157752">
                <text:p>0.157752</text:p>
              </table:table-cell>
              <table:table-cell office:value-type="float" office:value="0.155967">
                <text:p>0.155967</text:p>
              </table:table-cell>
              <table:table-cell office:value-type="float" office:value="0.155902">
                <text:p>0.155902</text:p>
              </table:table-cell>
              <table:table-cell office:value-type="float" office:value="0.158917">
                <text:p>0.15891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160931">
                <text:p>0.160931</text:p>
              </table:table-cell>
              <table:table-cell office:value-type="float" office:value="0.157741">
                <text:p>0.157741</text:p>
              </table:table-cell>
              <table:table-cell office:value-type="float" office:value="0.155846">
                <text:p>0.155846</text:p>
              </table:table-cell>
              <table:table-cell office:value-type="float" office:value="0.156553">
                <text:p>0.156553</text:p>
              </table:table-cell>
              <table:table-cell office:value-type="float" office:value="0.15886">
                <text:p>0.1588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160532">
                <text:p>0.160532</text:p>
              </table:table-cell>
              <table:table-cell office:value-type="float" office:value="0.157915">
                <text:p>0.157915</text:p>
              </table:table-cell>
              <table:table-cell office:value-type="float" office:value="0.156339">
                <text:p>0.156339</text:p>
              </table:table-cell>
              <table:table-cell office:value-type="float" office:value="0.155962">
                <text:p>0.155962</text:p>
              </table:table-cell>
              <table:table-cell office:value-type="float" office:value="0.158855">
                <text:p>0.15885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160464">
                <text:p>0.160464</text:p>
              </table:table-cell>
              <table:table-cell office:value-type="float" office:value="0.15774">
                <text:p>0.15774</text:p>
              </table:table-cell>
              <table:table-cell office:value-type="float" office:value="0.156471">
                <text:p>0.156471</text:p>
              </table:table-cell>
              <table:table-cell office:value-type="float" office:value="0.156109">
                <text:p>0.156109</text:p>
              </table:table-cell>
              <table:table-cell office:value-type="float" office:value="0.158831">
                <text:p>0.15883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160588">
                <text:p>0.160588</text:p>
              </table:table-cell>
              <table:table-cell office:value-type="float" office:value="0.15796">
                <text:p>0.15796</text:p>
              </table:table-cell>
              <table:table-cell office:value-type="float" office:value="0.155836">
                <text:p>0.155836</text:p>
              </table:table-cell>
              <table:table-cell office:value-type="float" office:value="0.156068">
                <text:p>0.156068</text:p>
              </table:table-cell>
              <table:table-cell office:value-type="float" office:value="0.158841">
                <text:p>0.15884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160828">
                <text:p>0.160828</text:p>
              </table:table-cell>
              <table:table-cell office:value-type="float" office:value="0.157696">
                <text:p>0.157696</text:p>
              </table:table-cell>
              <table:table-cell office:value-type="float" office:value="0.157052">
                <text:p>0.157052</text:p>
              </table:table-cell>
              <table:table-cell office:value-type="float" office:value="0.156453">
                <text:p>0.156453</text:p>
              </table:table-cell>
              <table:table-cell office:value-type="float" office:value="0.158836">
                <text:p>0.15883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160707">
                <text:p>0.160707</text:p>
              </table:table-cell>
              <table:table-cell office:value-type="float" office:value="0.1577">
                <text:p>0.1577</text:p>
              </table:table-cell>
              <table:table-cell office:value-type="float" office:value="0.155828">
                <text:p>0.155828</text:p>
              </table:table-cell>
              <table:table-cell office:value-type="float" office:value="0.1559">
                <text:p>0.1559</text:p>
              </table:table-cell>
              <table:table-cell office:value-type="float" office:value="0.158818">
                <text:p>0.15881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160706">
                <text:p>0.160706</text:p>
              </table:table-cell>
              <table:table-cell office:value-type="float" office:value="0.157677">
                <text:p>0.157677</text:p>
              </table:table-cell>
              <table:table-cell office:value-type="float" office:value="0.156306">
                <text:p>0.156306</text:p>
              </table:table-cell>
              <table:table-cell office:value-type="float" office:value="0.155865">
                <text:p>0.155865</text:p>
              </table:table-cell>
              <table:table-cell office:value-type="float" office:value="0.158803">
                <text:p>0.15880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160437">
                <text:p>0.160437</text:p>
              </table:table-cell>
              <table:table-cell office:value-type="float" office:value="0.15774">
                <text:p>0.15774</text:p>
              </table:table-cell>
              <table:table-cell office:value-type="float" office:value="0.155863">
                <text:p>0.155863</text:p>
              </table:table-cell>
              <table:table-cell office:value-type="float" office:value="0.155842">
                <text:p>0.155842</text:p>
              </table:table-cell>
              <table:table-cell office:value-type="float" office:value="0.158774">
                <text:p>0.15877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16065">
                <text:p>0.16065</text:p>
              </table:table-cell>
              <table:table-cell office:value-type="float" office:value="0.157788">
                <text:p>0.157788</text:p>
              </table:table-cell>
              <table:table-cell office:value-type="float" office:value="0.156048">
                <text:p>0.156048</text:p>
              </table:table-cell>
              <table:table-cell office:value-type="float" office:value="0.156649">
                <text:p>0.156649</text:p>
              </table:table-cell>
              <table:table-cell office:value-type="float" office:value="0.158802">
                <text:p>0.15880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160496">
                <text:p>0.160496</text:p>
              </table:table-cell>
              <table:table-cell office:value-type="float" office:value="0.157659">
                <text:p>0.157659</text:p>
              </table:table-cell>
              <table:table-cell office:value-type="float" office:value="0.156053">
                <text:p>0.156053</text:p>
              </table:table-cell>
              <table:table-cell office:value-type="float" office:value="0.156895">
                <text:p>0.156895</text:p>
              </table:table-cell>
              <table:table-cell office:value-type="float" office:value="0.158761">
                <text:p>0.15876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160656">
                <text:p>0.160656</text:p>
              </table:table-cell>
              <table:table-cell office:value-type="float" office:value="0.15764">
                <text:p>0.15764</text:p>
              </table:table-cell>
              <table:table-cell office:value-type="float" office:value="0.156605">
                <text:p>0.156605</text:p>
              </table:table-cell>
              <table:table-cell office:value-type="float" office:value="0.15609">
                <text:p>0.15609</text:p>
              </table:table-cell>
              <table:table-cell office:value-type="float" office:value="0.158764">
                <text:p>0.15876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160721">
                <text:p>0.160721</text:p>
              </table:table-cell>
              <table:table-cell office:value-type="float" office:value="0.157653">
                <text:p>0.157653</text:p>
              </table:table-cell>
              <table:table-cell office:value-type="float" office:value="0.155827">
                <text:p>0.155827</text:p>
              </table:table-cell>
              <table:table-cell office:value-type="float" office:value="0.156963">
                <text:p>0.156963</text:p>
              </table:table-cell>
              <table:table-cell office:value-type="float" office:value="0.158764">
                <text:p>0.15876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160601">
                <text:p>0.160601</text:p>
              </table:table-cell>
              <table:table-cell office:value-type="float" office:value="0.157642">
                <text:p>0.157642</text:p>
              </table:table-cell>
              <table:table-cell office:value-type="float" office:value="0.156444">
                <text:p>0.156444</text:p>
              </table:table-cell>
              <table:table-cell office:value-type="float" office:value="0.155854">
                <text:p>0.155854</text:p>
              </table:table-cell>
              <table:table-cell office:value-type="float" office:value="0.158745">
                <text:p>0.15874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160925">
                <text:p>0.160925</text:p>
              </table:table-cell>
              <table:table-cell office:value-type="float" office:value="0.157611">
                <text:p>0.157611</text:p>
              </table:table-cell>
              <table:table-cell office:value-type="float" office:value="0.156015">
                <text:p>0.156015</text:p>
              </table:table-cell>
              <table:table-cell office:value-type="float" office:value="0.156237">
                <text:p>0.156237</text:p>
              </table:table-cell>
              <table:table-cell office:value-type="float" office:value="0.158737">
                <text:p>0.15873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16106">
                <text:p>0.16106</text:p>
              </table:table-cell>
              <table:table-cell office:value-type="float" office:value="0.157653">
                <text:p>0.157653</text:p>
              </table:table-cell>
              <table:table-cell office:value-type="float" office:value="0.158113">
                <text:p>0.158113</text:p>
              </table:table-cell>
              <table:table-cell office:value-type="float" office:value="0.155906">
                <text:p>0.155906</text:p>
              </table:table-cell>
              <table:table-cell office:value-type="float" office:value="0.158701">
                <text:p>0.15870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160963">
                <text:p>0.160963</text:p>
              </table:table-cell>
              <table:table-cell office:value-type="float" office:value="0.157687">
                <text:p>0.157687</text:p>
              </table:table-cell>
              <table:table-cell office:value-type="float" office:value="0.15588">
                <text:p>0.15588</text:p>
              </table:table-cell>
              <table:table-cell office:value-type="float" office:value="0.155862">
                <text:p>0.155862</text:p>
              </table:table-cell>
              <table:table-cell office:value-type="float" office:value="0.15874">
                <text:p>0.1587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160432">
                <text:p>0.160432</text:p>
              </table:table-cell>
              <table:table-cell office:value-type="float" office:value="0.157585">
                <text:p>0.157585</text:p>
              </table:table-cell>
              <table:table-cell office:value-type="float" office:value="0.156058">
                <text:p>0.156058</text:p>
              </table:table-cell>
              <table:table-cell office:value-type="float" office:value="0.155869">
                <text:p>0.155869</text:p>
              </table:table-cell>
              <table:table-cell office:value-type="float" office:value="0.158724">
                <text:p>0.15872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1609">
                <text:p>0.1609</text:p>
              </table:table-cell>
              <table:table-cell office:value-type="float" office:value="0.157722">
                <text:p>0.157722</text:p>
              </table:table-cell>
              <table:table-cell office:value-type="float" office:value="0.156134">
                <text:p>0.156134</text:p>
              </table:table-cell>
              <table:table-cell office:value-type="float" office:value="0.155846">
                <text:p>0.155846</text:p>
              </table:table-cell>
              <table:table-cell office:value-type="float" office:value="0.158675">
                <text:p>0.15867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160573">
                <text:p>0.160573</text:p>
              </table:table-cell>
              <table:table-cell office:value-type="float" office:value="0.157592">
                <text:p>0.157592</text:p>
              </table:table-cell>
              <table:table-cell office:value-type="float" office:value="0.156288">
                <text:p>0.156288</text:p>
              </table:table-cell>
              <table:table-cell office:value-type="float" office:value="0.156264">
                <text:p>0.156264</text:p>
              </table:table-cell>
              <table:table-cell office:value-type="float" office:value="0.158721">
                <text:p>0.15872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160553">
                <text:p>0.160553</text:p>
              </table:table-cell>
              <table:table-cell office:value-type="float" office:value="0.157666">
                <text:p>0.157666</text:p>
              </table:table-cell>
              <table:table-cell office:value-type="float" office:value="0.156135">
                <text:p>0.156135</text:p>
              </table:table-cell>
              <table:table-cell office:value-type="float" office:value="0.156018">
                <text:p>0.156018</text:p>
              </table:table-cell>
              <table:table-cell office:value-type="float" office:value="0.158674">
                <text:p>0.15867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160773">
                <text:p>0.160773</text:p>
              </table:table-cell>
              <table:table-cell office:value-type="float" office:value="0.157564">
                <text:p>0.157564</text:p>
              </table:table-cell>
              <table:table-cell office:value-type="float" office:value="0.155914">
                <text:p>0.155914</text:p>
              </table:table-cell>
              <table:table-cell office:value-type="float" office:value="0.155974">
                <text:p>0.155974</text:p>
              </table:table-cell>
              <table:table-cell office:value-type="float" office:value="0.158703">
                <text:p>0.15870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160761">
                <text:p>0.160761</text:p>
              </table:table-cell>
              <table:table-cell office:value-type="float" office:value="0.157556">
                <text:p>0.157556</text:p>
              </table:table-cell>
              <table:table-cell office:value-type="float" office:value="0.155842">
                <text:p>0.155842</text:p>
              </table:table-cell>
              <table:table-cell office:value-type="float" office:value="0.155792">
                <text:p>0.155792</text:p>
              </table:table-cell>
              <table:table-cell office:value-type="float" office:value="0.15867">
                <text:p>0.1586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160721">
                <text:p>0.160721</text:p>
              </table:table-cell>
              <table:table-cell office:value-type="float" office:value="0.157601">
                <text:p>0.157601</text:p>
              </table:table-cell>
              <table:table-cell office:value-type="float" office:value="0.155896">
                <text:p>0.155896</text:p>
              </table:table-cell>
              <table:table-cell office:value-type="float" office:value="0.155828">
                <text:p>0.155828</text:p>
              </table:table-cell>
              <table:table-cell office:value-type="float" office:value="0.158648">
                <text:p>0.15864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16056">
                <text:p>0.16056</text:p>
              </table:table-cell>
              <table:table-cell office:value-type="float" office:value="0.157814">
                <text:p>0.157814</text:p>
              </table:table-cell>
              <table:table-cell office:value-type="float" office:value="0.155974">
                <text:p>0.155974</text:p>
              </table:table-cell>
              <table:table-cell office:value-type="float" office:value="0.156233">
                <text:p>0.156233</text:p>
              </table:table-cell>
              <table:table-cell office:value-type="float" office:value="0.158648">
                <text:p>0.15864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16051">
                <text:p>0.16051</text:p>
              </table:table-cell>
              <table:table-cell office:value-type="float" office:value="0.157591">
                <text:p>0.157591</text:p>
              </table:table-cell>
              <table:table-cell office:value-type="float" office:value="0.155929">
                <text:p>0.155929</text:p>
              </table:table-cell>
              <table:table-cell office:value-type="float" office:value="0.155964">
                <text:p>0.155964</text:p>
              </table:table-cell>
              <table:table-cell office:value-type="float" office:value="0.158618">
                <text:p>0.15861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16078">
                <text:p>0.16078</text:p>
              </table:table-cell>
              <table:table-cell office:value-type="float" office:value="0.157519">
                <text:p>0.157519</text:p>
              </table:table-cell>
              <table:table-cell office:value-type="float" office:value="0.155857">
                <text:p>0.155857</text:p>
              </table:table-cell>
              <table:table-cell office:value-type="float" office:value="0.155907">
                <text:p>0.155907</text:p>
              </table:table-cell>
              <table:table-cell office:value-type="float" office:value="0.158667">
                <text:p>0.15866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160427">
                <text:p>0.160427</text:p>
              </table:table-cell>
              <table:table-cell office:value-type="float" office:value="0.157509">
                <text:p>0.157509</text:p>
              </table:table-cell>
              <table:table-cell office:value-type="float" office:value="0.155911">
                <text:p>0.155911</text:p>
              </table:table-cell>
              <table:table-cell office:value-type="float" office:value="0.15669">
                <text:p>0.15669</text:p>
              </table:table-cell>
              <table:table-cell office:value-type="float" office:value="0.15855">
                <text:p>0.1585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160579">
                <text:p>0.160579</text:p>
              </table:table-cell>
              <table:table-cell office:value-type="float" office:value="0.157502">
                <text:p>0.157502</text:p>
              </table:table-cell>
              <table:table-cell office:value-type="float" office:value="0.156182">
                <text:p>0.156182</text:p>
              </table:table-cell>
              <table:table-cell office:value-type="float" office:value="0.155862">
                <text:p>0.155862</text:p>
              </table:table-cell>
              <table:table-cell office:value-type="float" office:value="0.15867">
                <text:p>0.1586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160711">
                <text:p>0.160711</text:p>
              </table:table-cell>
              <table:table-cell office:value-type="float" office:value="0.157757">
                <text:p>0.157757</text:p>
              </table:table-cell>
              <table:table-cell office:value-type="float" office:value="0.156197">
                <text:p>0.156197</text:p>
              </table:table-cell>
              <table:table-cell office:value-type="float" office:value="0.155859">
                <text:p>0.155859</text:p>
              </table:table-cell>
              <table:table-cell office:value-type="float" office:value="0.158585">
                <text:p>0.15858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160797">
                <text:p>0.160797</text:p>
              </table:table-cell>
              <table:table-cell office:value-type="float" office:value="0.157522">
                <text:p>0.157522</text:p>
              </table:table-cell>
              <table:table-cell office:value-type="float" office:value="0.155845">
                <text:p>0.155845</text:p>
              </table:table-cell>
              <table:table-cell office:value-type="float" office:value="0.155825">
                <text:p>0.155825</text:p>
              </table:table-cell>
              <table:table-cell office:value-type="float" office:value="0.158569">
                <text:p>0.15856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16064">
                <text:p>0.16064</text:p>
              </table:table-cell>
              <table:table-cell office:value-type="float" office:value="0.157476">
                <text:p>0.157476</text:p>
              </table:table-cell>
              <table:table-cell office:value-type="float" office:value="0.155985">
                <text:p>0.155985</text:p>
              </table:table-cell>
              <table:table-cell office:value-type="float" office:value="0.155926">
                <text:p>0.155926</text:p>
              </table:table-cell>
              <table:table-cell office:value-type="float" office:value="0.158603">
                <text:p>0.15860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161134">
                <text:p>0.161134</text:p>
              </table:table-cell>
              <table:table-cell office:value-type="float" office:value="0.157608">
                <text:p>0.157608</text:p>
              </table:table-cell>
              <table:table-cell office:value-type="float" office:value="0.156854">
                <text:p>0.156854</text:p>
              </table:table-cell>
              <table:table-cell office:value-type="float" office:value="0.156103">
                <text:p>0.156103</text:p>
              </table:table-cell>
              <table:table-cell office:value-type="float" office:value="0.158559">
                <text:p>0.15855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16176">
                <text:p>0.16176</text:p>
              </table:table-cell>
              <table:table-cell office:value-type="float" office:value="0.15746">
                <text:p>0.15746</text:p>
              </table:table-cell>
              <table:table-cell office:value-type="float" office:value="0.156003">
                <text:p>0.156003</text:p>
              </table:table-cell>
              <table:table-cell office:value-type="float" office:value="0.156722">
                <text:p>0.156722</text:p>
              </table:table-cell>
              <table:table-cell office:value-type="float" office:value="0.158564">
                <text:p>0.15856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160608">
                <text:p>0.160608</text:p>
              </table:table-cell>
              <table:table-cell office:value-type="float" office:value="0.157468">
                <text:p>0.157468</text:p>
              </table:table-cell>
              <table:table-cell office:value-type="float" office:value="0.156859">
                <text:p>0.156859</text:p>
              </table:table-cell>
              <table:table-cell office:value-type="float" office:value="0.15603">
                <text:p>0.15603</text:p>
              </table:table-cell>
              <table:table-cell office:value-type="float" office:value="0.158541">
                <text:p>0.15854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160578">
                <text:p>0.160578</text:p>
              </table:table-cell>
              <table:table-cell office:value-type="float" office:value="0.157459">
                <text:p>0.157459</text:p>
              </table:table-cell>
              <table:table-cell office:value-type="float" office:value="0.156387">
                <text:p>0.156387</text:p>
              </table:table-cell>
              <table:table-cell office:value-type="float" office:value="0.155962">
                <text:p>0.155962</text:p>
              </table:table-cell>
              <table:table-cell office:value-type="float" office:value="0.158559">
                <text:p>0.15855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1607">
                <text:p>0.1607</text:p>
              </table:table-cell>
              <table:table-cell office:value-type="float" office:value="0.157424">
                <text:p>0.157424</text:p>
              </table:table-cell>
              <table:table-cell office:value-type="float" office:value="0.156465">
                <text:p>0.156465</text:p>
              </table:table-cell>
              <table:table-cell office:value-type="float" office:value="0.155992">
                <text:p>0.155992</text:p>
              </table:table-cell>
              <table:table-cell office:value-type="float" office:value="0.158521">
                <text:p>0.15852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160434">
                <text:p>0.160434</text:p>
              </table:table-cell>
              <table:table-cell office:value-type="float" office:value="0.157628">
                <text:p>0.157628</text:p>
              </table:table-cell>
              <table:table-cell office:value-type="float" office:value="0.155829">
                <text:p>0.155829</text:p>
              </table:table-cell>
              <table:table-cell office:value-type="float" office:value="0.155837">
                <text:p>0.155837</text:p>
              </table:table-cell>
              <table:table-cell office:value-type="float" office:value="0.158554">
                <text:p>0.15855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160785">
                <text:p>0.160785</text:p>
              </table:table-cell>
              <table:table-cell office:value-type="float" office:value="0.157415">
                <text:p>0.157415</text:p>
              </table:table-cell>
              <table:table-cell office:value-type="float" office:value="0.155841">
                <text:p>0.155841</text:p>
              </table:table-cell>
              <table:table-cell office:value-type="float" office:value="0.156039">
                <text:p>0.156039</text:p>
              </table:table-cell>
              <table:table-cell office:value-type="float" office:value="0.158511">
                <text:p>0.15851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160361">
                <text:p>0.160361</text:p>
              </table:table-cell>
              <table:table-cell office:value-type="float" office:value="0.157543">
                <text:p>0.157543</text:p>
              </table:table-cell>
              <table:table-cell office:value-type="float" office:value="0.157075">
                <text:p>0.157075</text:p>
              </table:table-cell>
              <table:table-cell office:value-type="float" office:value="0.157025">
                <text:p>0.157025</text:p>
              </table:table-cell>
              <table:table-cell office:value-type="float" office:value="0.158528">
                <text:p>0.15852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160463">
                <text:p>0.160463</text:p>
              </table:table-cell>
              <table:table-cell office:value-type="float" office:value="0.157585">
                <text:p>0.157585</text:p>
              </table:table-cell>
              <table:table-cell office:value-type="float" office:value="0.157108">
                <text:p>0.157108</text:p>
              </table:table-cell>
              <table:table-cell office:value-type="float" office:value="0.155921">
                <text:p>0.155921</text:p>
              </table:table-cell>
              <table:table-cell office:value-type="float" office:value="0.158501">
                <text:p>0.15850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160406">
                <text:p>0.160406</text:p>
              </table:table-cell>
              <table:table-cell office:value-type="float" office:value="0.157412">
                <text:p>0.157412</text:p>
              </table:table-cell>
              <table:table-cell office:value-type="float" office:value="0.157728">
                <text:p>0.157728</text:p>
              </table:table-cell>
              <table:table-cell office:value-type="float" office:value="0.155808">
                <text:p>0.155808</text:p>
              </table:table-cell>
              <table:table-cell office:value-type="float" office:value="0.158492">
                <text:p>0.15849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160479">
                <text:p>0.160479</text:p>
              </table:table-cell>
              <table:table-cell office:value-type="float" office:value="0.157452">
                <text:p>0.157452</text:p>
              </table:table-cell>
              <table:table-cell office:value-type="float" office:value="0.156011">
                <text:p>0.156011</text:p>
              </table:table-cell>
              <table:table-cell office:value-type="float" office:value="0.155808">
                <text:p>0.155808</text:p>
              </table:table-cell>
              <table:table-cell office:value-type="float" office:value="0.158463">
                <text:p>0.15846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161702">
                <text:p>0.161702</text:p>
              </table:table-cell>
              <table:table-cell office:value-type="float" office:value="0.157392">
                <text:p>0.157392</text:p>
              </table:table-cell>
              <table:table-cell office:value-type="float" office:value="0.155932">
                <text:p>0.155932</text:p>
              </table:table-cell>
              <table:table-cell office:value-type="float" office:value="0.156696">
                <text:p>0.156696</text:p>
              </table:table-cell>
              <table:table-cell office:value-type="float" office:value="0.158467">
                <text:p>0.15846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160807">
                <text:p>0.160807</text:p>
              </table:table-cell>
              <table:table-cell office:value-type="float" office:value="0.157461">
                <text:p>0.157461</text:p>
              </table:table-cell>
              <table:table-cell office:value-type="float" office:value="0.1567">
                <text:p>0.1567</text:p>
              </table:table-cell>
              <table:table-cell office:value-type="float" office:value="0.156059">
                <text:p>0.156059</text:p>
              </table:table-cell>
              <table:table-cell office:value-type="float" office:value="0.158468">
                <text:p>0.15846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160651">
                <text:p>0.160651</text:p>
              </table:table-cell>
              <table:table-cell office:value-type="float" office:value="0.157394">
                <text:p>0.157394</text:p>
              </table:table-cell>
              <table:table-cell office:value-type="float" office:value="0.156115">
                <text:p>0.156115</text:p>
              </table:table-cell>
              <table:table-cell office:value-type="float" office:value="0.156116">
                <text:p>0.156116</text:p>
              </table:table-cell>
              <table:table-cell office:value-type="float" office:value="0.158433">
                <text:p>0.15843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162323">
                <text:p>0.162323</text:p>
              </table:table-cell>
              <table:table-cell office:value-type="float" office:value="0.157354">
                <text:p>0.157354</text:p>
              </table:table-cell>
              <table:table-cell office:value-type="float" office:value="0.15693">
                <text:p>0.15693</text:p>
              </table:table-cell>
              <table:table-cell office:value-type="float" office:value="0.155907">
                <text:p>0.155907</text:p>
              </table:table-cell>
              <table:table-cell office:value-type="float" office:value="0.158469">
                <text:p>0.15846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160846">
                <text:p>0.160846</text:p>
              </table:table-cell>
              <table:table-cell office:value-type="float" office:value="0.157354">
                <text:p>0.157354</text:p>
              </table:table-cell>
              <table:table-cell office:value-type="float" office:value="0.156424">
                <text:p>0.156424</text:p>
              </table:table-cell>
              <table:table-cell office:value-type="float" office:value="0.156721">
                <text:p>0.156721</text:p>
              </table:table-cell>
              <table:table-cell office:value-type="float" office:value="0.158423">
                <text:p>0.15842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160606">
                <text:p>0.160606</text:p>
              </table:table-cell>
              <table:table-cell office:value-type="float" office:value="0.157414">
                <text:p>0.157414</text:p>
              </table:table-cell>
              <table:table-cell office:value-type="float" office:value="0.159119">
                <text:p>0.159119</text:p>
              </table:table-cell>
              <table:table-cell office:value-type="float" office:value="0.155889">
                <text:p>0.155889</text:p>
              </table:table-cell>
              <table:table-cell office:value-type="float" office:value="0.158444">
                <text:p>0.15844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161796">
                <text:p>0.161796</text:p>
              </table:table-cell>
              <table:table-cell office:value-type="float" office:value="0.157339">
                <text:p>0.157339</text:p>
              </table:table-cell>
              <table:table-cell office:value-type="float" office:value="0.157075">
                <text:p>0.157075</text:p>
              </table:table-cell>
              <table:table-cell office:value-type="float" office:value="0.155976">
                <text:p>0.155976</text:p>
              </table:table-cell>
              <table:table-cell office:value-type="float" office:value="0.158405">
                <text:p>0.15840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160524">
                <text:p>0.160524</text:p>
              </table:table-cell>
              <table:table-cell office:value-type="float" office:value="0.157417">
                <text:p>0.157417</text:p>
              </table:table-cell>
              <table:table-cell office:value-type="float" office:value="0.155864">
                <text:p>0.155864</text:p>
              </table:table-cell>
              <table:table-cell office:value-type="float" office:value="0.15591">
                <text:p>0.15591</text:p>
              </table:table-cell>
              <table:table-cell office:value-type="float" office:value="0.158377">
                <text:p>0.15837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160528">
                <text:p>0.160528</text:p>
              </table:table-cell>
              <table:table-cell office:value-type="float" office:value="0.157308">
                <text:p>0.157308</text:p>
              </table:table-cell>
              <table:table-cell office:value-type="float" office:value="0.156042">
                <text:p>0.156042</text:p>
              </table:table-cell>
              <table:table-cell office:value-type="float" office:value="0.155863">
                <text:p>0.155863</text:p>
              </table:table-cell>
              <table:table-cell office:value-type="float" office:value="0.158449">
                <text:p>0.15844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160516">
                <text:p>0.160516</text:p>
              </table:table-cell>
              <table:table-cell office:value-type="float" office:value="0.157398">
                <text:p>0.157398</text:p>
              </table:table-cell>
              <table:table-cell office:value-type="float" office:value="0.155884">
                <text:p>0.155884</text:p>
              </table:table-cell>
              <table:table-cell office:value-type="float" office:value="0.157105">
                <text:p>0.157105</text:p>
              </table:table-cell>
              <table:table-cell office:value-type="float" office:value="0.158371">
                <text:p>0.15837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160456">
                <text:p>0.160456</text:p>
              </table:table-cell>
              <table:table-cell office:value-type="float" office:value="0.157301">
                <text:p>0.157301</text:p>
              </table:table-cell>
              <table:table-cell office:value-type="float" office:value="0.156018">
                <text:p>0.156018</text:p>
              </table:table-cell>
              <table:table-cell office:value-type="float" office:value="0.156392">
                <text:p>0.156392</text:p>
              </table:table-cell>
              <table:table-cell office:value-type="float" office:value="0.158375">
                <text:p>0.15837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161362">
                <text:p>0.161362</text:p>
              </table:table-cell>
              <table:table-cell office:value-type="float" office:value="0.15743">
                <text:p>0.15743</text:p>
              </table:table-cell>
              <table:table-cell office:value-type="float" office:value="0.155832">
                <text:p>0.155832</text:p>
              </table:table-cell>
              <table:table-cell office:value-type="float" office:value="0.155827">
                <text:p>0.155827</text:p>
              </table:table-cell>
              <table:table-cell office:value-type="float" office:value="0.158407">
                <text:p>0.15840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160395">
                <text:p>0.160395</text:p>
              </table:table-cell>
              <table:table-cell office:value-type="float" office:value="0.157318">
                <text:p>0.157318</text:p>
              </table:table-cell>
              <table:table-cell office:value-type="float" office:value="0.155836">
                <text:p>0.155836</text:p>
              </table:table-cell>
              <table:table-cell office:value-type="float" office:value="0.156175">
                <text:p>0.156175</text:p>
              </table:table-cell>
              <table:table-cell office:value-type="float" office:value="0.158384">
                <text:p>0.15838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160411">
                <text:p>0.160411</text:p>
              </table:table-cell>
              <table:table-cell office:value-type="float" office:value="0.157391">
                <text:p>0.157391</text:p>
              </table:table-cell>
              <table:table-cell office:value-type="float" office:value="0.156151">
                <text:p>0.156151</text:p>
              </table:table-cell>
              <table:table-cell office:value-type="float" office:value="0.156789">
                <text:p>0.156789</text:p>
              </table:table-cell>
              <table:table-cell office:value-type="float" office:value="0.158327">
                <text:p>0.15832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160583">
                <text:p>0.160583</text:p>
              </table:table-cell>
              <table:table-cell office:value-type="float" office:value="0.157285">
                <text:p>0.157285</text:p>
              </table:table-cell>
              <table:table-cell office:value-type="float" office:value="0.15588">
                <text:p>0.15588</text:p>
              </table:table-cell>
              <table:table-cell office:value-type="float" office:value="0.155864">
                <text:p>0.155864</text:p>
              </table:table-cell>
              <table:table-cell office:value-type="float" office:value="0.158344">
                <text:p>0.15834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16052">
                <text:p>0.16052</text:p>
              </table:table-cell>
              <table:table-cell office:value-type="float" office:value="0.157249">
                <text:p>0.157249</text:p>
              </table:table-cell>
              <table:table-cell office:value-type="float" office:value="0.155836">
                <text:p>0.155836</text:p>
              </table:table-cell>
              <table:table-cell office:value-type="float" office:value="0.155892">
                <text:p>0.155892</text:p>
              </table:table-cell>
              <table:table-cell office:value-type="float" office:value="0.158367">
                <text:p>0.15836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160475">
                <text:p>0.160475</text:p>
              </table:table-cell>
              <table:table-cell office:value-type="float" office:value="0.157486">
                <text:p>0.157486</text:p>
              </table:table-cell>
              <table:table-cell office:value-type="float" office:value="0.156041">
                <text:p>0.156041</text:p>
              </table:table-cell>
              <table:table-cell office:value-type="float" office:value="0.156163">
                <text:p>0.156163</text:p>
              </table:table-cell>
              <table:table-cell office:value-type="float" office:value="0.158307">
                <text:p>0.15830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160729">
                <text:p>0.160729</text:p>
              </table:table-cell>
              <table:table-cell office:value-type="float" office:value="0.157243">
                <text:p>0.157243</text:p>
              </table:table-cell>
              <table:table-cell office:value-type="float" office:value="0.156197">
                <text:p>0.156197</text:p>
              </table:table-cell>
              <table:table-cell office:value-type="float" office:value="0.155794">
                <text:p>0.155794</text:p>
              </table:table-cell>
              <table:table-cell office:value-type="float" office:value="0.158307">
                <text:p>0.15830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160481">
                <text:p>0.160481</text:p>
              </table:table-cell>
              <table:table-cell office:value-type="float" office:value="0.157295">
                <text:p>0.157295</text:p>
              </table:table-cell>
              <table:table-cell office:value-type="float" office:value="0.156187">
                <text:p>0.156187</text:p>
              </table:table-cell>
              <table:table-cell office:value-type="float" office:value="0.158491">
                <text:p>0.158491</text:p>
              </table:table-cell>
              <table:table-cell office:value-type="float" office:value="0.158301">
                <text:p>0.15830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160541">
                <text:p>0.160541</text:p>
              </table:table-cell>
              <table:table-cell office:value-type="float" office:value="0.157295">
                <text:p>0.157295</text:p>
              </table:table-cell>
              <table:table-cell office:value-type="float" office:value="0.155994">
                <text:p>0.155994</text:p>
              </table:table-cell>
              <table:table-cell office:value-type="float" office:value="0.156352">
                <text:p>0.156352</text:p>
              </table:table-cell>
              <table:table-cell office:value-type="float" office:value="0.158326">
                <text:p>0.15832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160516">
                <text:p>0.160516</text:p>
              </table:table-cell>
              <table:table-cell office:value-type="float" office:value="0.157243">
                <text:p>0.157243</text:p>
              </table:table-cell>
              <table:table-cell office:value-type="float" office:value="0.156523">
                <text:p>0.156523</text:p>
              </table:table-cell>
              <table:table-cell office:value-type="float" office:value="0.156256">
                <text:p>0.156256</text:p>
              </table:table-cell>
              <table:table-cell office:value-type="float" office:value="0.158265">
                <text:p>0.15826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160583">
                <text:p>0.160583</text:p>
              </table:table-cell>
              <table:table-cell office:value-type="float" office:value="0.157312">
                <text:p>0.157312</text:p>
              </table:table-cell>
              <table:table-cell office:value-type="float" office:value="0.156686">
                <text:p>0.156686</text:p>
              </table:table-cell>
              <table:table-cell office:value-type="float" office:value="0.156224">
                <text:p>0.156224</text:p>
              </table:table-cell>
              <table:table-cell office:value-type="float" office:value="0.158338">
                <text:p>0.15833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161039">
                <text:p>0.161039</text:p>
              </table:table-cell>
              <table:table-cell office:value-type="float" office:value="0.15719">
                <text:p>0.15719</text:p>
              </table:table-cell>
              <table:table-cell office:value-type="float" office:value="0.156334">
                <text:p>0.156334</text:p>
              </table:table-cell>
              <table:table-cell office:value-type="float" office:value="0.15636">
                <text:p>0.15636</text:p>
              </table:table-cell>
              <table:table-cell office:value-type="float" office:value="0.158259">
                <text:p>0.15825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160455">
                <text:p>0.160455</text:p>
              </table:table-cell>
              <table:table-cell office:value-type="float" office:value="0.157192">
                <text:p>0.157192</text:p>
              </table:table-cell>
              <table:table-cell office:value-type="float" office:value="0.158535">
                <text:p>0.158535</text:p>
              </table:table-cell>
              <table:table-cell office:value-type="float" office:value="0.155807">
                <text:p>0.155807</text:p>
              </table:table-cell>
              <table:table-cell office:value-type="float" office:value="0.158224">
                <text:p>0.15822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160365">
                <text:p>0.160365</text:p>
              </table:table-cell>
              <table:table-cell office:value-type="float" office:value="0.157182">
                <text:p>0.157182</text:p>
              </table:table-cell>
              <table:table-cell office:value-type="float" office:value="0.155828">
                <text:p>0.155828</text:p>
              </table:table-cell>
              <table:table-cell office:value-type="float" office:value="0.157451">
                <text:p>0.157451</text:p>
              </table:table-cell>
              <table:table-cell office:value-type="float" office:value="0.158278">
                <text:p>0.15827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160467">
                <text:p>0.160467</text:p>
              </table:table-cell>
              <table:table-cell office:value-type="float" office:value="0.157327">
                <text:p>0.157327</text:p>
              </table:table-cell>
              <table:table-cell office:value-type="float" office:value="0.155987">
                <text:p>0.155987</text:p>
              </table:table-cell>
              <table:table-cell office:value-type="float" office:value="0.155818">
                <text:p>0.155818</text:p>
              </table:table-cell>
              <table:table-cell office:value-type="float" office:value="0.158223">
                <text:p>0.15822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160478">
                <text:p>0.160478</text:p>
              </table:table-cell>
              <table:table-cell office:value-type="float" office:value="0.157199">
                <text:p>0.157199</text:p>
              </table:table-cell>
              <table:table-cell office:value-type="float" office:value="0.156181">
                <text:p>0.156181</text:p>
              </table:table-cell>
              <table:table-cell office:value-type="float" office:value="0.155804">
                <text:p>0.155804</text:p>
              </table:table-cell>
              <table:table-cell office:value-type="float" office:value="0.158283">
                <text:p>0.15828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160433">
                <text:p>0.160433</text:p>
              </table:table-cell>
              <table:table-cell office:value-type="float" office:value="0.157155">
                <text:p>0.157155</text:p>
              </table:table-cell>
              <table:table-cell office:value-type="float" office:value="0.155852">
                <text:p>0.155852</text:p>
              </table:table-cell>
              <table:table-cell office:value-type="float" office:value="0.155819">
                <text:p>0.155819</text:p>
              </table:table-cell>
              <table:table-cell office:value-type="float" office:value="0.158191">
                <text:p>0.15819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160595">
                <text:p>0.160595</text:p>
              </table:table-cell>
              <table:table-cell office:value-type="float" office:value="0.157164">
                <text:p>0.157164</text:p>
              </table:table-cell>
              <table:table-cell office:value-type="float" office:value="0.15677">
                <text:p>0.15677</text:p>
              </table:table-cell>
              <table:table-cell office:value-type="float" office:value="0.156112">
                <text:p>0.156112</text:p>
              </table:table-cell>
              <table:table-cell office:value-type="float" office:value="0.158227">
                <text:p>0.15822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160394">
                <text:p>0.160394</text:p>
              </table:table-cell>
              <table:table-cell office:value-type="float" office:value="0.15716">
                <text:p>0.15716</text:p>
              </table:table-cell>
              <table:table-cell office:value-type="float" office:value="0.155871">
                <text:p>0.155871</text:p>
              </table:table-cell>
              <table:table-cell office:value-type="float" office:value="0.155895">
                <text:p>0.155895</text:p>
              </table:table-cell>
              <table:table-cell office:value-type="float" office:value="0.15824">
                <text:p>0.1582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160659">
                <text:p>0.160659</text:p>
              </table:table-cell>
              <table:table-cell office:value-type="float" office:value="0.15714">
                <text:p>0.15714</text:p>
              </table:table-cell>
              <table:table-cell office:value-type="float" office:value="0.155931">
                <text:p>0.155931</text:p>
              </table:table-cell>
              <table:table-cell office:value-type="float" office:value="0.1572">
                <text:p>0.1572</text:p>
              </table:table-cell>
              <table:table-cell office:value-type="float" office:value="0.158201">
                <text:p>0.15820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160452">
                <text:p>0.160452</text:p>
              </table:table-cell>
              <table:table-cell office:value-type="float" office:value="0.157138">
                <text:p>0.157138</text:p>
              </table:table-cell>
              <table:table-cell office:value-type="float" office:value="0.156277">
                <text:p>0.156277</text:p>
              </table:table-cell>
              <table:table-cell office:value-type="float" office:value="0.155785">
                <text:p>0.155785</text:p>
              </table:table-cell>
              <table:table-cell office:value-type="float" office:value="0.158181">
                <text:p>0.15818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16032">
                <text:p>0.16032</text:p>
              </table:table-cell>
              <table:table-cell office:value-type="float" office:value="0.157241">
                <text:p>0.157241</text:p>
              </table:table-cell>
              <table:table-cell office:value-type="float" office:value="0.155878">
                <text:p>0.155878</text:p>
              </table:table-cell>
              <table:table-cell office:value-type="float" office:value="0.1564">
                <text:p>0.1564</text:p>
              </table:table-cell>
              <table:table-cell office:value-type="float" office:value="0.158228">
                <text:p>0.15822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16031">
                <text:p>0.16031</text:p>
              </table:table-cell>
              <table:table-cell office:value-type="float" office:value="0.157167">
                <text:p>0.157167</text:p>
              </table:table-cell>
              <table:table-cell office:value-type="float" office:value="0.155921">
                <text:p>0.155921</text:p>
              </table:table-cell>
              <table:table-cell office:value-type="float" office:value="0.156772">
                <text:p>0.156772</text:p>
              </table:table-cell>
              <table:table-cell office:value-type="float" office:value="0.158175">
                <text:p>0.15817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160449">
                <text:p>0.160449</text:p>
              </table:table-cell>
              <table:table-cell office:value-type="float" office:value="0.157148">
                <text:p>0.157148</text:p>
              </table:table-cell>
              <table:table-cell office:value-type="float" office:value="0.15589">
                <text:p>0.15589</text:p>
              </table:table-cell>
              <table:table-cell office:value-type="float" office:value="0.156641">
                <text:p>0.156641</text:p>
              </table:table-cell>
              <table:table-cell office:value-type="float" office:value="0.158131">
                <text:p>0.15813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160288">
                <text:p>0.160288</text:p>
              </table:table-cell>
              <table:table-cell office:value-type="float" office:value="0.157093">
                <text:p>0.157093</text:p>
              </table:table-cell>
              <table:table-cell office:value-type="float" office:value="0.155855">
                <text:p>0.155855</text:p>
              </table:table-cell>
              <table:table-cell office:value-type="float" office:value="0.156852">
                <text:p>0.156852</text:p>
              </table:table-cell>
              <table:table-cell office:value-type="float" office:value="0.158185">
                <text:p>0.15818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160545">
                <text:p>0.160545</text:p>
              </table:table-cell>
              <table:table-cell office:value-type="float" office:value="0.157111">
                <text:p>0.157111</text:p>
              </table:table-cell>
              <table:table-cell office:value-type="float" office:value="0.155974">
                <text:p>0.155974</text:p>
              </table:table-cell>
              <table:table-cell office:value-type="float" office:value="0.155882">
                <text:p>0.155882</text:p>
              </table:table-cell>
              <table:table-cell office:value-type="float" office:value="0.158127">
                <text:p>0.15812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160417">
                <text:p>0.160417</text:p>
              </table:table-cell>
              <table:table-cell office:value-type="float" office:value="0.157077">
                <text:p>0.157077</text:p>
              </table:table-cell>
              <table:table-cell office:value-type="float" office:value="0.156272">
                <text:p>0.156272</text:p>
              </table:table-cell>
              <table:table-cell office:value-type="float" office:value="0.156394">
                <text:p>0.156394</text:p>
              </table:table-cell>
              <table:table-cell office:value-type="float" office:value="0.158189">
                <text:p>0.15818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160372">
                <text:p>0.160372</text:p>
              </table:table-cell>
              <table:table-cell office:value-type="float" office:value="0.157468">
                <text:p>0.157468</text:p>
              </table:table-cell>
              <table:table-cell office:value-type="float" office:value="0.155865">
                <text:p>0.155865</text:p>
              </table:table-cell>
              <table:table-cell office:value-type="float" office:value="0.156036">
                <text:p>0.156036</text:p>
              </table:table-cell>
              <table:table-cell office:value-type="float" office:value="0.158085">
                <text:p>0.15808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16053">
                <text:p>0.16053</text:p>
              </table:table-cell>
              <table:table-cell office:value-type="float" office:value="0.157101">
                <text:p>0.157101</text:p>
              </table:table-cell>
              <table:table-cell office:value-type="float" office:value="0.155898">
                <text:p>0.155898</text:p>
              </table:table-cell>
              <table:table-cell office:value-type="float" office:value="0.156199">
                <text:p>0.156199</text:p>
              </table:table-cell>
              <table:table-cell office:value-type="float" office:value="0.158176">
                <text:p>0.15817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160269">
                <text:p>0.160269</text:p>
              </table:table-cell>
              <table:table-cell office:value-type="float" office:value="0.157057">
                <text:p>0.157057</text:p>
              </table:table-cell>
              <table:table-cell office:value-type="float" office:value="0.156104">
                <text:p>0.156104</text:p>
              </table:table-cell>
              <table:table-cell office:value-type="float" office:value="0.156016">
                <text:p>0.156016</text:p>
              </table:table-cell>
              <table:table-cell office:value-type="float" office:value="0.158111">
                <text:p>0.15811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160614">
                <text:p>0.160614</text:p>
              </table:table-cell>
              <table:table-cell office:value-type="float" office:value="0.157121">
                <text:p>0.157121</text:p>
              </table:table-cell>
              <table:table-cell office:value-type="float" office:value="0.157514">
                <text:p>0.157514</text:p>
              </table:table-cell>
              <table:table-cell office:value-type="float" office:value="0.15601">
                <text:p>0.15601</text:p>
              </table:table-cell>
              <table:table-cell office:value-type="float" office:value="0.158141">
                <text:p>0.15814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161189">
                <text:p>0.161189</text:p>
              </table:table-cell>
              <table:table-cell office:value-type="float" office:value="0.157223">
                <text:p>0.157223</text:p>
              </table:table-cell>
              <table:table-cell office:value-type="float" office:value="0.155918">
                <text:p>0.155918</text:p>
              </table:table-cell>
              <table:table-cell office:value-type="float" office:value="0.156479">
                <text:p>0.156479</text:p>
              </table:table-cell>
              <table:table-cell office:value-type="float" office:value="0.158096">
                <text:p>0.15809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160444">
                <text:p>0.160444</text:p>
              </table:table-cell>
              <table:table-cell office:value-type="float" office:value="0.157092">
                <text:p>0.157092</text:p>
              </table:table-cell>
              <table:table-cell office:value-type="float" office:value="0.156544">
                <text:p>0.156544</text:p>
              </table:table-cell>
              <table:table-cell office:value-type="float" office:value="0.15624">
                <text:p>0.15624</text:p>
              </table:table-cell>
              <table:table-cell office:value-type="float" office:value="0.158076">
                <text:p>0.15807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16025">
                <text:p>0.16025</text:p>
              </table:table-cell>
              <table:table-cell office:value-type="float" office:value="0.157042">
                <text:p>0.157042</text:p>
              </table:table-cell>
              <table:table-cell office:value-type="float" office:value="0.157028">
                <text:p>0.157028</text:p>
              </table:table-cell>
              <table:table-cell office:value-type="float" office:value="0.155804">
                <text:p>0.155804</text:p>
              </table:table-cell>
              <table:table-cell office:value-type="float" office:value="0.158122">
                <text:p>0.15812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160386">
                <text:p>0.160386</text:p>
              </table:table-cell>
              <table:table-cell office:value-type="float" office:value="0.157027">
                <text:p>0.157027</text:p>
              </table:table-cell>
              <table:table-cell office:value-type="float" office:value="0.155994">
                <text:p>0.155994</text:p>
              </table:table-cell>
              <table:table-cell office:value-type="float" office:value="0.155789">
                <text:p>0.155789</text:p>
              </table:table-cell>
              <table:table-cell office:value-type="float" office:value="0.158048">
                <text:p>0.15804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160573">
                <text:p>0.160573</text:p>
              </table:table-cell>
              <table:table-cell office:value-type="float" office:value="0.157071">
                <text:p>0.157071</text:p>
              </table:table-cell>
              <table:table-cell office:value-type="float" office:value="0.156891">
                <text:p>0.156891</text:p>
              </table:table-cell>
              <table:table-cell office:value-type="float" office:value="0.156509">
                <text:p>0.156509</text:p>
              </table:table-cell>
              <table:table-cell office:value-type="float" office:value="0.158086">
                <text:p>0.15808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160431">
                <text:p>0.160431</text:p>
              </table:table-cell>
              <table:table-cell office:value-type="float" office:value="0.157124">
                <text:p>0.157124</text:p>
              </table:table-cell>
              <table:table-cell office:value-type="float" office:value="0.156184">
                <text:p>0.156184</text:p>
              </table:table-cell>
              <table:table-cell office:value-type="float" office:value="0.155821">
                <text:p>0.155821</text:p>
              </table:table-cell>
              <table:table-cell office:value-type="float" office:value="0.158062">
                <text:p>0.15806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160538">
                <text:p>0.160538</text:p>
              </table:table-cell>
              <table:table-cell office:value-type="float" office:value="0.15705">
                <text:p>0.15705</text:p>
              </table:table-cell>
              <table:table-cell office:value-type="float" office:value="0.156134">
                <text:p>0.156134</text:p>
              </table:table-cell>
              <table:table-cell office:value-type="float" office:value="0.156228">
                <text:p>0.156228</text:p>
              </table:table-cell>
              <table:table-cell office:value-type="float" office:value="0.158051">
                <text:p>0.15805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160821">
                <text:p>0.160821</text:p>
              </table:table-cell>
              <table:table-cell office:value-type="float" office:value="0.156991">
                <text:p>0.156991</text:p>
              </table:table-cell>
              <table:table-cell office:value-type="float" office:value="0.156202">
                <text:p>0.156202</text:p>
              </table:table-cell>
              <table:table-cell office:value-type="float" office:value="0.157268">
                <text:p>0.157268</text:p>
              </table:table-cell>
              <table:table-cell office:value-type="float" office:value="0.158062">
                <text:p>0.15806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16054">
                <text:p>0.16054</text:p>
              </table:table-cell>
              <table:table-cell office:value-type="float" office:value="0.15699">
                <text:p>0.15699</text:p>
              </table:table-cell>
              <table:table-cell office:value-type="float" office:value="0.156348">
                <text:p>0.156348</text:p>
              </table:table-cell>
              <table:table-cell office:value-type="float" office:value="0.156382">
                <text:p>0.156382</text:p>
              </table:table-cell>
              <table:table-cell office:value-type="float" office:value="0.158013">
                <text:p>0.15801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160244">
                <text:p>0.160244</text:p>
              </table:table-cell>
              <table:table-cell office:value-type="float" office:value="0.15701">
                <text:p>0.15701</text:p>
              </table:table-cell>
              <table:table-cell office:value-type="float" office:value="0.155828">
                <text:p>0.155828</text:p>
              </table:table-cell>
              <table:table-cell office:value-type="float" office:value="0.155989">
                <text:p>0.155989</text:p>
              </table:table-cell>
              <table:table-cell office:value-type="float" office:value="0.158031">
                <text:p>0.15803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160526">
                <text:p>0.160526</text:p>
              </table:table-cell>
              <table:table-cell office:value-type="float" office:value="0.157032">
                <text:p>0.157032</text:p>
              </table:table-cell>
              <table:table-cell office:value-type="float" office:value="0.155971">
                <text:p>0.155971</text:p>
              </table:table-cell>
              <table:table-cell office:value-type="float" office:value="0.156937">
                <text:p>0.156937</text:p>
              </table:table-cell>
              <table:table-cell office:value-type="float" office:value="0.158012">
                <text:p>0.15801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16035">
                <text:p>0.16035</text:p>
              </table:table-cell>
              <table:table-cell office:value-type="float" office:value="0.156999">
                <text:p>0.156999</text:p>
              </table:table-cell>
              <table:table-cell office:value-type="float" office:value="0.156272">
                <text:p>0.156272</text:p>
              </table:table-cell>
              <table:table-cell office:value-type="float" office:value="0.156662">
                <text:p>0.156662</text:p>
              </table:table-cell>
              <table:table-cell office:value-type="float" office:value="0.158008">
                <text:p>0.15800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160402">
                <text:p>0.160402</text:p>
              </table:table-cell>
              <table:table-cell office:value-type="float" office:value="0.156966">
                <text:p>0.156966</text:p>
              </table:table-cell>
              <table:table-cell office:value-type="float" office:value="0.156143">
                <text:p>0.156143</text:p>
              </table:table-cell>
              <table:table-cell office:value-type="float" office:value="0.15615">
                <text:p>0.15615</text:p>
              </table:table-cell>
              <table:table-cell office:value-type="float" office:value="0.157974">
                <text:p>0.15797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160432">
                <text:p>0.160432</text:p>
              </table:table-cell>
              <table:table-cell office:value-type="float" office:value="0.156956">
                <text:p>0.156956</text:p>
              </table:table-cell>
              <table:table-cell office:value-type="float" office:value="0.155829">
                <text:p>0.155829</text:p>
              </table:table-cell>
              <table:table-cell office:value-type="float" office:value="0.155861">
                <text:p>0.155861</text:p>
              </table:table-cell>
              <table:table-cell office:value-type="float" office:value="0.158046">
                <text:p>0.15804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160648">
                <text:p>0.160648</text:p>
              </table:table-cell>
              <table:table-cell office:value-type="float" office:value="0.157001">
                <text:p>0.157001</text:p>
              </table:table-cell>
              <table:table-cell office:value-type="float" office:value="0.156728">
                <text:p>0.156728</text:p>
              </table:table-cell>
              <table:table-cell office:value-type="float" office:value="0.156013">
                <text:p>0.156013</text:p>
              </table:table-cell>
              <table:table-cell office:value-type="float" office:value="0.157959">
                <text:p>0.15795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160542">
                <text:p>0.160542</text:p>
              </table:table-cell>
              <table:table-cell office:value-type="float" office:value="0.157029">
                <text:p>0.157029</text:p>
              </table:table-cell>
              <table:table-cell office:value-type="float" office:value="0.155908">
                <text:p>0.155908</text:p>
              </table:table-cell>
              <table:table-cell office:value-type="float" office:value="0.156042">
                <text:p>0.156042</text:p>
              </table:table-cell>
              <table:table-cell office:value-type="float" office:value="0.157996">
                <text:p>0.15799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16036">
                <text:p>0.16036</text:p>
              </table:table-cell>
              <table:table-cell office:value-type="float" office:value="0.157079">
                <text:p>0.157079</text:p>
              </table:table-cell>
              <table:table-cell office:value-type="float" office:value="0.155947">
                <text:p>0.155947</text:p>
              </table:table-cell>
              <table:table-cell office:value-type="float" office:value="0.156315">
                <text:p>0.156315</text:p>
              </table:table-cell>
              <table:table-cell office:value-type="float" office:value="0.157904">
                <text:p>0.15790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160362">
                <text:p>0.160362</text:p>
              </table:table-cell>
              <table:table-cell office:value-type="float" office:value="0.156925">
                <text:p>0.156925</text:p>
              </table:table-cell>
              <table:table-cell office:value-type="float" office:value="0.155932">
                <text:p>0.155932</text:p>
              </table:table-cell>
              <table:table-cell office:value-type="float" office:value="0.15587">
                <text:p>0.15587</text:p>
              </table:table-cell>
              <table:table-cell office:value-type="float" office:value="0.158008">
                <text:p>0.15800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160626">
                <text:p>0.160626</text:p>
              </table:table-cell>
              <table:table-cell office:value-type="float" office:value="0.156924">
                <text:p>0.156924</text:p>
              </table:table-cell>
              <table:table-cell office:value-type="float" office:value="0.15794">
                <text:p>0.15794</text:p>
              </table:table-cell>
              <table:table-cell office:value-type="float" office:value="0.156106">
                <text:p>0.156106</text:p>
              </table:table-cell>
              <table:table-cell office:value-type="float" office:value="0.15793">
                <text:p>0.1579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160381">
                <text:p>0.160381</text:p>
              </table:table-cell>
              <table:table-cell office:value-type="float" office:value="0.156981">
                <text:p>0.156981</text:p>
              </table:table-cell>
              <table:table-cell office:value-type="float" office:value="0.156085">
                <text:p>0.156085</text:p>
              </table:table-cell>
              <table:table-cell office:value-type="float" office:value="0.156027">
                <text:p>0.156027</text:p>
              </table:table-cell>
              <table:table-cell office:value-type="float" office:value="0.157949">
                <text:p>0.15794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160571">
                <text:p>0.160571</text:p>
              </table:table-cell>
              <table:table-cell office:value-type="float" office:value="0.156914">
                <text:p>0.156914</text:p>
              </table:table-cell>
              <table:table-cell office:value-type="float" office:value="0.156025">
                <text:p>0.156025</text:p>
              </table:table-cell>
              <table:table-cell office:value-type="float" office:value="0.156808">
                <text:p>0.156808</text:p>
              </table:table-cell>
              <table:table-cell office:value-type="float" office:value="0.157962">
                <text:p>0.15796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160508">
                <text:p>0.160508</text:p>
              </table:table-cell>
              <table:table-cell office:value-type="float" office:value="0.156978">
                <text:p>0.156978</text:p>
              </table:table-cell>
              <table:table-cell office:value-type="float" office:value="0.156036">
                <text:p>0.156036</text:p>
              </table:table-cell>
              <table:table-cell office:value-type="float" office:value="0.156379">
                <text:p>0.156379</text:p>
              </table:table-cell>
              <table:table-cell office:value-type="float" office:value="0.157875">
                <text:p>0.15787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160623">
                <text:p>0.160623</text:p>
              </table:table-cell>
              <table:table-cell office:value-type="float" office:value="0.157049">
                <text:p>0.157049</text:p>
              </table:table-cell>
              <table:table-cell office:value-type="float" office:value="0.156529">
                <text:p>0.156529</text:p>
              </table:table-cell>
              <table:table-cell office:value-type="float" office:value="0.15586">
                <text:p>0.15586</text:p>
              </table:table-cell>
              <table:table-cell office:value-type="float" office:value="0.157944">
                <text:p>0.15794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160878">
                <text:p>0.160878</text:p>
              </table:table-cell>
              <table:table-cell office:value-type="float" office:value="0.15692">
                <text:p>0.15692</text:p>
              </table:table-cell>
              <table:table-cell office:value-type="float" office:value="0.157698">
                <text:p>0.157698</text:p>
              </table:table-cell>
              <table:table-cell office:value-type="float" office:value="0.156124">
                <text:p>0.156124</text:p>
              </table:table-cell>
              <table:table-cell office:value-type="float" office:value="0.157871">
                <text:p>0.15787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16043">
                <text:p>0.16043</text:p>
              </table:table-cell>
              <table:table-cell office:value-type="float" office:value="0.156926">
                <text:p>0.156926</text:p>
              </table:table-cell>
              <table:table-cell office:value-type="float" office:value="0.159748">
                <text:p>0.159748</text:p>
              </table:table-cell>
              <table:table-cell office:value-type="float" office:value="0.156113">
                <text:p>0.156113</text:p>
              </table:table-cell>
              <table:table-cell office:value-type="float" office:value="0.157914">
                <text:p>0.15791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160362">
                <text:p>0.160362</text:p>
              </table:table-cell>
              <table:table-cell office:value-type="float" office:value="0.156901">
                <text:p>0.156901</text:p>
              </table:table-cell>
              <table:table-cell office:value-type="float" office:value="0.156473">
                <text:p>0.156473</text:p>
              </table:table-cell>
              <table:table-cell office:value-type="float" office:value="0.155803">
                <text:p>0.155803</text:p>
              </table:table-cell>
              <table:table-cell office:value-type="float" office:value="0.157915">
                <text:p>0.15791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160418">
                <text:p>0.160418</text:p>
              </table:table-cell>
              <table:table-cell office:value-type="float" office:value="0.156862">
                <text:p>0.156862</text:p>
              </table:table-cell>
              <table:table-cell office:value-type="float" office:value="0.15934">
                <text:p>0.15934</text:p>
              </table:table-cell>
              <table:table-cell office:value-type="float" office:value="0.155802">
                <text:p>0.155802</text:p>
              </table:table-cell>
              <table:table-cell office:value-type="float" office:value="0.157843">
                <text:p>0.15784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160489">
                <text:p>0.160489</text:p>
              </table:table-cell>
              <table:table-cell office:value-type="float" office:value="0.156994">
                <text:p>0.156994</text:p>
              </table:table-cell>
              <table:table-cell office:value-type="float" office:value="0.156109">
                <text:p>0.156109</text:p>
              </table:table-cell>
              <table:table-cell office:value-type="float" office:value="0.155776">
                <text:p>0.155776</text:p>
              </table:table-cell>
              <table:table-cell office:value-type="float" office:value="0.157892">
                <text:p>0.15789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160803">
                <text:p>0.160803</text:p>
              </table:table-cell>
              <table:table-cell office:value-type="float" office:value="0.156897">
                <text:p>0.156897</text:p>
              </table:table-cell>
              <table:table-cell office:value-type="float" office:value="0.15608">
                <text:p>0.15608</text:p>
              </table:table-cell>
              <table:table-cell office:value-type="float" office:value="0.156782">
                <text:p>0.156782</text:p>
              </table:table-cell>
              <table:table-cell office:value-type="float" office:value="0.15783">
                <text:p>0.1578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160356">
                <text:p>0.160356</text:p>
              </table:table-cell>
              <table:table-cell office:value-type="float" office:value="0.156922">
                <text:p>0.156922</text:p>
              </table:table-cell>
              <table:table-cell office:value-type="float" office:value="0.156228">
                <text:p>0.156228</text:p>
              </table:table-cell>
              <table:table-cell office:value-type="float" office:value="0.155966">
                <text:p>0.155966</text:p>
              </table:table-cell>
              <table:table-cell office:value-type="float" office:value="0.157854">
                <text:p>0.15785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160528">
                <text:p>0.160528</text:p>
              </table:table-cell>
              <table:table-cell office:value-type="float" office:value="0.157269">
                <text:p>0.157269</text:p>
              </table:table-cell>
              <table:table-cell office:value-type="float" office:value="0.156455">
                <text:p>0.156455</text:p>
              </table:table-cell>
              <table:table-cell office:value-type="float" office:value="0.156096">
                <text:p>0.156096</text:p>
              </table:table-cell>
              <table:table-cell office:value-type="float" office:value="0.157864">
                <text:p>0.15786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160617">
                <text:p>0.160617</text:p>
              </table:table-cell>
              <table:table-cell office:value-type="float" office:value="0.156876">
                <text:p>0.156876</text:p>
              </table:table-cell>
              <table:table-cell office:value-type="float" office:value="0.155988">
                <text:p>0.155988</text:p>
              </table:table-cell>
              <table:table-cell office:value-type="float" office:value="0.155921">
                <text:p>0.155921</text:p>
              </table:table-cell>
              <table:table-cell office:value-type="float" office:value="0.157835">
                <text:p>0.15783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160556">
                <text:p>0.160556</text:p>
              </table:table-cell>
              <table:table-cell office:value-type="float" office:value="0.156839">
                <text:p>0.156839</text:p>
              </table:table-cell>
              <table:table-cell office:value-type="float" office:value="0.156776">
                <text:p>0.156776</text:p>
              </table:table-cell>
              <table:table-cell office:value-type="float" office:value="0.156347">
                <text:p>0.156347</text:p>
              </table:table-cell>
              <table:table-cell office:value-type="float" office:value="0.157809">
                <text:p>0.157809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160573">
                <text:p>0.160573</text:p>
              </table:table-cell>
              <table:table-cell office:value-type="float" office:value="0.156852">
                <text:p>0.156852</text:p>
              </table:table-cell>
              <table:table-cell office:value-type="float" office:value="0.155848">
                <text:p>0.155848</text:p>
              </table:table-cell>
              <table:table-cell office:value-type="float" office:value="0.156986">
                <text:p>0.156986</text:p>
              </table:table-cell>
              <table:table-cell office:value-type="float" office:value="0.157818">
                <text:p>0.15781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160636">
                <text:p>0.160636</text:p>
              </table:table-cell>
              <table:table-cell office:value-type="float" office:value="0.156825">
                <text:p>0.156825</text:p>
              </table:table-cell>
              <table:table-cell office:value-type="float" office:value="0.156101">
                <text:p>0.156101</text:p>
              </table:table-cell>
              <table:table-cell office:value-type="float" office:value="0.156147">
                <text:p>0.156147</text:p>
              </table:table-cell>
              <table:table-cell office:value-type="float" office:value="0.15783">
                <text:p>0.1578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160681">
                <text:p>0.160681</text:p>
              </table:table-cell>
              <table:table-cell office:value-type="float" office:value="0.15682">
                <text:p>0.15682</text:p>
              </table:table-cell>
              <table:table-cell office:value-type="float" office:value="0.155966">
                <text:p>0.155966</text:p>
              </table:table-cell>
              <table:table-cell office:value-type="float" office:value="0.155889">
                <text:p>0.155889</text:p>
              </table:table-cell>
              <table:table-cell office:value-type="float" office:value="0.157763">
                <text:p>0.15776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160455">
                <text:p>0.160455</text:p>
              </table:table-cell>
              <table:table-cell office:value-type="float" office:value="0.156814">
                <text:p>0.156814</text:p>
              </table:table-cell>
              <table:table-cell office:value-type="float" office:value="0.155822">
                <text:p>0.155822</text:p>
              </table:table-cell>
              <table:table-cell office:value-type="float" office:value="0.155872">
                <text:p>0.155872</text:p>
              </table:table-cell>
              <table:table-cell office:value-type="float" office:value="0.157812">
                <text:p>0.157812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160538">
                <text:p>0.160538</text:p>
              </table:table-cell>
              <table:table-cell office:value-type="float" office:value="0.156949">
                <text:p>0.156949</text:p>
              </table:table-cell>
              <table:table-cell office:value-type="float" office:value="0.1559">
                <text:p>0.1559</text:p>
              </table:table-cell>
              <table:table-cell office:value-type="float" office:value="0.155835">
                <text:p>0.155835</text:p>
              </table:table-cell>
              <table:table-cell office:value-type="float" office:value="0.157757">
                <text:p>0.157757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16082">
                <text:p>0.16082</text:p>
              </table:table-cell>
              <table:table-cell office:value-type="float" office:value="0.157061">
                <text:p>0.157061</text:p>
              </table:table-cell>
              <table:table-cell office:value-type="float" office:value="0.155794">
                <text:p>0.155794</text:p>
              </table:table-cell>
              <table:table-cell office:value-type="float" office:value="0.155845">
                <text:p>0.155845</text:p>
              </table:table-cell>
              <table:table-cell office:value-type="float" office:value="0.157767">
                <text:p>0.157767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160625">
                <text:p>0.160625</text:p>
              </table:table-cell>
              <table:table-cell office:value-type="float" office:value="0.156814">
                <text:p>0.156814</text:p>
              </table:table-cell>
              <table:table-cell office:value-type="float" office:value="0.156624">
                <text:p>0.156624</text:p>
              </table:table-cell>
              <table:table-cell office:value-type="float" office:value="0.155889">
                <text:p>0.155889</text:p>
              </table:table-cell>
              <table:table-cell office:value-type="float" office:value="0.157773">
                <text:p>0.15777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160617">
                <text:p>0.160617</text:p>
              </table:table-cell>
              <table:table-cell office:value-type="float" office:value="0.156772">
                <text:p>0.156772</text:p>
              </table:table-cell>
              <table:table-cell office:value-type="float" office:value="0.15703">
                <text:p>0.15703</text:p>
              </table:table-cell>
              <table:table-cell office:value-type="float" office:value="0.156873">
                <text:p>0.156873</text:p>
              </table:table-cell>
              <table:table-cell office:value-type="float" office:value="0.157766">
                <text:p>0.15776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160651">
                <text:p>0.160651</text:p>
              </table:table-cell>
              <table:table-cell office:value-type="float" office:value="0.156839">
                <text:p>0.156839</text:p>
              </table:table-cell>
              <table:table-cell office:value-type="float" office:value="0.156342">
                <text:p>0.156342</text:p>
              </table:table-cell>
              <table:table-cell office:value-type="float" office:value="0.158139">
                <text:p>0.158139</text:p>
              </table:table-cell>
              <table:table-cell office:value-type="float" office:value="0.157728">
                <text:p>0.15772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161793">
                <text:p>0.161793</text:p>
              </table:table-cell>
              <table:table-cell office:value-type="float" office:value="0.156801">
                <text:p>0.156801</text:p>
              </table:table-cell>
              <table:table-cell office:value-type="float" office:value="0.155922">
                <text:p>0.155922</text:p>
              </table:table-cell>
              <table:table-cell office:value-type="float" office:value="0.156411">
                <text:p>0.156411</text:p>
              </table:table-cell>
              <table:table-cell office:value-type="float" office:value="0.157802">
                <text:p>0.15780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161117">
                <text:p>0.161117</text:p>
              </table:table-cell>
              <table:table-cell office:value-type="float" office:value="0.156762">
                <text:p>0.156762</text:p>
              </table:table-cell>
              <table:table-cell office:value-type="float" office:value="0.156179">
                <text:p>0.156179</text:p>
              </table:table-cell>
              <table:table-cell office:value-type="float" office:value="0.156012">
                <text:p>0.156012</text:p>
              </table:table-cell>
              <table:table-cell office:value-type="float" office:value="0.157711">
                <text:p>0.15771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161947">
                <text:p>0.161947</text:p>
              </table:table-cell>
              <table:table-cell office:value-type="float" office:value="0.156821">
                <text:p>0.156821</text:p>
              </table:table-cell>
              <table:table-cell office:value-type="float" office:value="0.155791">
                <text:p>0.155791</text:p>
              </table:table-cell>
              <table:table-cell office:value-type="float" office:value="0.156311">
                <text:p>0.156311</text:p>
              </table:table-cell>
              <table:table-cell office:value-type="float" office:value="0.157752">
                <text:p>0.15775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16044">
                <text:p>0.16044</text:p>
              </table:table-cell>
              <table:table-cell office:value-type="float" office:value="0.156906">
                <text:p>0.156906</text:p>
              </table:table-cell>
              <table:table-cell office:value-type="float" office:value="0.157002">
                <text:p>0.157002</text:p>
              </table:table-cell>
              <table:table-cell office:value-type="float" office:value="0.155862">
                <text:p>0.155862</text:p>
              </table:table-cell>
              <table:table-cell office:value-type="float" office:value="0.157744">
                <text:p>0.157744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160199">
                <text:p>0.160199</text:p>
              </table:table-cell>
              <table:table-cell office:value-type="float" office:value="0.156804">
                <text:p>0.156804</text:p>
              </table:table-cell>
              <table:table-cell office:value-type="float" office:value="0.157258">
                <text:p>0.157258</text:p>
              </table:table-cell>
              <table:table-cell office:value-type="float" office:value="0.155885">
                <text:p>0.155885</text:p>
              </table:table-cell>
              <table:table-cell office:value-type="float" office:value="0.157701">
                <text:p>0.157701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160139">
                <text:p>0.160139</text:p>
              </table:table-cell>
              <table:table-cell office:value-type="float" office:value="0.156735">
                <text:p>0.156735</text:p>
              </table:table-cell>
              <table:table-cell office:value-type="float" office:value="0.156617">
                <text:p>0.156617</text:p>
              </table:table-cell>
              <table:table-cell office:value-type="float" office:value="0.155988">
                <text:p>0.155988</text:p>
              </table:table-cell>
              <table:table-cell office:value-type="float" office:value="0.157701">
                <text:p>0.15770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160498">
                <text:p>0.160498</text:p>
              </table:table-cell>
              <table:table-cell office:value-type="float" office:value="0.156722">
                <text:p>0.156722</text:p>
              </table:table-cell>
              <table:table-cell office:value-type="float" office:value="0.155928">
                <text:p>0.155928</text:p>
              </table:table-cell>
              <table:table-cell office:value-type="float" office:value="0.155893">
                <text:p>0.155893</text:p>
              </table:table-cell>
              <table:table-cell office:value-type="float" office:value="0.15764">
                <text:p>0.1576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160444">
                <text:p>0.160444</text:p>
              </table:table-cell>
              <table:table-cell office:value-type="float" office:value="0.156809">
                <text:p>0.156809</text:p>
              </table:table-cell>
              <table:table-cell office:value-type="float" office:value="0.155915">
                <text:p>0.155915</text:p>
              </table:table-cell>
              <table:table-cell office:value-type="float" office:value="0.155854">
                <text:p>0.155854</text:p>
              </table:table-cell>
              <table:table-cell office:value-type="float" office:value="0.157725">
                <text:p>0.15772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160301">
                <text:p>0.160301</text:p>
              </table:table-cell>
              <table:table-cell office:value-type="float" office:value="0.156704">
                <text:p>0.156704</text:p>
              </table:table-cell>
              <table:table-cell office:value-type="float" office:value="0.156762">
                <text:p>0.156762</text:p>
              </table:table-cell>
              <table:table-cell office:value-type="float" office:value="0.155949">
                <text:p>0.155949</text:p>
              </table:table-cell>
              <table:table-cell office:value-type="float" office:value="0.157679">
                <text:p>0.15767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160619">
                <text:p>0.160619</text:p>
              </table:table-cell>
              <table:table-cell office:value-type="float" office:value="0.156712">
                <text:p>0.156712</text:p>
              </table:table-cell>
              <table:table-cell office:value-type="float" office:value="0.156727">
                <text:p>0.156727</text:p>
              </table:table-cell>
              <table:table-cell office:value-type="float" office:value="0.156953">
                <text:p>0.156953</text:p>
              </table:table-cell>
              <table:table-cell office:value-type="float" office:value="0.157682">
                <text:p>0.15768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160606">
                <text:p>0.160606</text:p>
              </table:table-cell>
              <table:table-cell office:value-type="float" office:value="0.156736">
                <text:p>0.156736</text:p>
              </table:table-cell>
              <table:table-cell office:value-type="float" office:value="0.156183">
                <text:p>0.156183</text:p>
              </table:table-cell>
              <table:table-cell office:value-type="float" office:value="0.156298">
                <text:p>0.156298</text:p>
              </table:table-cell>
              <table:table-cell office:value-type="float" office:value="0.157637">
                <text:p>0.15763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160835">
                <text:p>0.160835</text:p>
              </table:table-cell>
              <table:table-cell office:value-type="float" office:value="0.157091">
                <text:p>0.157091</text:p>
              </table:table-cell>
              <table:table-cell office:value-type="float" office:value="0.157077">
                <text:p>0.157077</text:p>
              </table:table-cell>
              <table:table-cell office:value-type="float" office:value="0.155926">
                <text:p>0.155926</text:p>
              </table:table-cell>
              <table:table-cell office:value-type="float" office:value="0.157695">
                <text:p>0.15769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160561">
                <text:p>0.160561</text:p>
              </table:table-cell>
              <table:table-cell office:value-type="float" office:value="0.15672">
                <text:p>0.15672</text:p>
              </table:table-cell>
              <table:table-cell office:value-type="float" office:value="0.155872">
                <text:p>0.155872</text:p>
              </table:table-cell>
              <table:table-cell office:value-type="float" office:value="0.156677">
                <text:p>0.156677</text:p>
              </table:table-cell>
              <table:table-cell office:value-type="float" office:value="0.157605">
                <text:p>0.15760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160554">
                <text:p>0.160554</text:p>
              </table:table-cell>
              <table:table-cell office:value-type="float" office:value="0.156702">
                <text:p>0.156702</text:p>
              </table:table-cell>
              <table:table-cell office:value-type="float" office:value="0.155925">
                <text:p>0.155925</text:p>
              </table:table-cell>
              <table:table-cell office:value-type="float" office:value="0.156199">
                <text:p>0.156199</text:p>
              </table:table-cell>
              <table:table-cell office:value-type="float" office:value="0.157674">
                <text:p>0.15767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160764">
                <text:p>0.160764</text:p>
              </table:table-cell>
              <table:table-cell office:value-type="float" office:value="0.156692">
                <text:p>0.156692</text:p>
              </table:table-cell>
              <table:table-cell office:value-type="float" office:value="0.156047">
                <text:p>0.156047</text:p>
              </table:table-cell>
              <table:table-cell office:value-type="float" office:value="0.155858">
                <text:p>0.155858</text:p>
              </table:table-cell>
              <table:table-cell office:value-type="float" office:value="0.157618">
                <text:p>0.157618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16056">
                <text:p>0.16056</text:p>
              </table:table-cell>
              <table:table-cell office:value-type="float" office:value="0.15678">
                <text:p>0.15678</text:p>
              </table:table-cell>
              <table:table-cell office:value-type="float" office:value="0.156273">
                <text:p>0.156273</text:p>
              </table:table-cell>
              <table:table-cell office:value-type="float" office:value="0.157725">
                <text:p>0.157725</text:p>
              </table:table-cell>
              <table:table-cell office:value-type="float" office:value="0.157599">
                <text:p>0.157599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16129">
                <text:p>0.16129</text:p>
              </table:table-cell>
              <table:table-cell office:value-type="float" office:value="0.156661">
                <text:p>0.156661</text:p>
              </table:table-cell>
              <table:table-cell office:value-type="float" office:value="0.156616">
                <text:p>0.156616</text:p>
              </table:table-cell>
              <table:table-cell office:value-type="float" office:value="0.155917">
                <text:p>0.155917</text:p>
              </table:table-cell>
              <table:table-cell office:value-type="float" office:value="0.157606">
                <text:p>0.157606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160914">
                <text:p>0.160914</text:p>
              </table:table-cell>
              <table:table-cell office:value-type="float" office:value="0.156666">
                <text:p>0.156666</text:p>
              </table:table-cell>
              <table:table-cell office:value-type="float" office:value="0.155895">
                <text:p>0.155895</text:p>
              </table:table-cell>
              <table:table-cell office:value-type="float" office:value="0.156793">
                <text:p>0.156793</text:p>
              </table:table-cell>
              <table:table-cell office:value-type="float" office:value="0.157592">
                <text:p>0.15759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160389">
                <text:p>0.160389</text:p>
              </table:table-cell>
              <table:table-cell office:value-type="float" office:value="0.156704">
                <text:p>0.156704</text:p>
              </table:table-cell>
              <table:table-cell office:value-type="float" office:value="0.1559">
                <text:p>0.1559</text:p>
              </table:table-cell>
              <table:table-cell office:value-type="float" office:value="0.15594">
                <text:p>0.15594</text:p>
              </table:table-cell>
              <table:table-cell office:value-type="float" office:value="0.157573">
                <text:p>0.15757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160417">
                <text:p>0.160417</text:p>
              </table:table-cell>
              <table:table-cell office:value-type="float" office:value="0.156636">
                <text:p>0.156636</text:p>
              </table:table-cell>
              <table:table-cell office:value-type="float" office:value="0.15666">
                <text:p>0.15666</text:p>
              </table:table-cell>
              <table:table-cell office:value-type="float" office:value="0.155969">
                <text:p>0.155969</text:p>
              </table:table-cell>
              <table:table-cell office:value-type="float" office:value="0.157613">
                <text:p>0.15761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160335">
                <text:p>0.160335</text:p>
              </table:table-cell>
              <table:table-cell office:value-type="float" office:value="0.156841">
                <text:p>0.156841</text:p>
              </table:table-cell>
              <table:table-cell office:value-type="float" office:value="0.15761">
                <text:p>0.15761</text:p>
              </table:table-cell>
              <table:table-cell office:value-type="float" office:value="0.156142">
                <text:p>0.156142</text:p>
              </table:table-cell>
              <table:table-cell office:value-type="float" office:value="0.157548">
                <text:p>0.157548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160448">
                <text:p>0.160448</text:p>
              </table:table-cell>
              <table:table-cell office:value-type="float" office:value="0.156642">
                <text:p>0.156642</text:p>
              </table:table-cell>
              <table:table-cell office:value-type="float" office:value="0.155983">
                <text:p>0.155983</text:p>
              </table:table-cell>
              <table:table-cell office:value-type="float" office:value="0.15626">
                <text:p>0.15626</text:p>
              </table:table-cell>
              <table:table-cell office:value-type="float" office:value="0.15759">
                <text:p>0.15759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160452">
                <text:p>0.160452</text:p>
              </table:table-cell>
              <table:table-cell office:value-type="float" office:value="0.156721">
                <text:p>0.156721</text:p>
              </table:table-cell>
              <table:table-cell office:value-type="float" office:value="0.156041">
                <text:p>0.156041</text:p>
              </table:table-cell>
              <table:table-cell office:value-type="float" office:value="0.156128">
                <text:p>0.156128</text:p>
              </table:table-cell>
              <table:table-cell office:value-type="float" office:value="0.157558">
                <text:p>0.157558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160499">
                <text:p>0.160499</text:p>
              </table:table-cell>
              <table:table-cell office:value-type="float" office:value="0.156682">
                <text:p>0.156682</text:p>
              </table:table-cell>
              <table:table-cell office:value-type="float" office:value="0.155865">
                <text:p>0.155865</text:p>
              </table:table-cell>
              <table:table-cell office:value-type="float" office:value="0.15651">
                <text:p>0.15651</text:p>
              </table:table-cell>
              <table:table-cell office:value-type="float" office:value="0.157538">
                <text:p>0.157538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160623">
                <text:p>0.160623</text:p>
              </table:table-cell>
              <table:table-cell office:value-type="float" office:value="0.156638">
                <text:p>0.156638</text:p>
              </table:table-cell>
              <table:table-cell office:value-type="float" office:value="0.157426">
                <text:p>0.157426</text:p>
              </table:table-cell>
              <table:table-cell office:value-type="float" office:value="0.155888">
                <text:p>0.155888</text:p>
              </table:table-cell>
              <table:table-cell office:value-type="float" office:value="0.157579">
                <text:p>0.15757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160514">
                <text:p>0.160514</text:p>
              </table:table-cell>
              <table:table-cell office:value-type="float" office:value="0.156811">
                <text:p>0.156811</text:p>
              </table:table-cell>
              <table:table-cell office:value-type="float" office:value="0.155788">
                <text:p>0.155788</text:p>
              </table:table-cell>
              <table:table-cell office:value-type="float" office:value="0.155893">
                <text:p>0.155893</text:p>
              </table:table-cell>
              <table:table-cell office:value-type="float" office:value="0.157464">
                <text:p>0.157464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160601">
                <text:p>0.160601</text:p>
              </table:table-cell>
              <table:table-cell office:value-type="float" office:value="0.156623">
                <text:p>0.156623</text:p>
              </table:table-cell>
              <table:table-cell office:value-type="float" office:value="0.157309">
                <text:p>0.157309</text:p>
              </table:table-cell>
              <table:table-cell office:value-type="float" office:value="0.155844">
                <text:p>0.155844</text:p>
              </table:table-cell>
              <table:table-cell office:value-type="float" office:value="0.157554">
                <text:p>0.15755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160535">
                <text:p>0.160535</text:p>
              </table:table-cell>
              <table:table-cell office:value-type="float" office:value="0.156614">
                <text:p>0.156614</text:p>
              </table:table-cell>
              <table:table-cell office:value-type="float" office:value="0.156672">
                <text:p>0.156672</text:p>
              </table:table-cell>
              <table:table-cell office:value-type="float" office:value="0.157592">
                <text:p>0.157592</text:p>
              </table:table-cell>
              <table:table-cell office:value-type="float" office:value="0.157481">
                <text:p>0.157481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160809">
                <text:p>0.160809</text:p>
              </table:table-cell>
              <table:table-cell office:value-type="float" office:value="0.156653">
                <text:p>0.156653</text:p>
              </table:table-cell>
              <table:table-cell office:value-type="float" office:value="0.156042">
                <text:p>0.156042</text:p>
              </table:table-cell>
              <table:table-cell office:value-type="float" office:value="0.155863">
                <text:p>0.155863</text:p>
              </table:table-cell>
              <table:table-cell office:value-type="float" office:value="0.157527">
                <text:p>0.157527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161036">
                <text:p>0.161036</text:p>
              </table:table-cell>
              <table:table-cell office:value-type="float" office:value="0.156608">
                <text:p>0.156608</text:p>
              </table:table-cell>
              <table:table-cell office:value-type="float" office:value="0.155914">
                <text:p>0.155914</text:p>
              </table:table-cell>
              <table:table-cell office:value-type="float" office:value="0.155938">
                <text:p>0.155938</text:p>
              </table:table-cell>
              <table:table-cell office:value-type="float" office:value="0.157507">
                <text:p>0.157507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16071">
                <text:p>0.16071</text:p>
              </table:table-cell>
              <table:table-cell office:value-type="float" office:value="0.156673">
                <text:p>0.156673</text:p>
              </table:table-cell>
              <table:table-cell office:value-type="float" office:value="0.15636">
                <text:p>0.15636</text:p>
              </table:table-cell>
              <table:table-cell office:value-type="float" office:value="0.156752">
                <text:p>0.156752</text:p>
              </table:table-cell>
              <table:table-cell office:value-type="float" office:value="0.157449">
                <text:p>0.15744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160594">
                <text:p>0.160594</text:p>
              </table:table-cell>
              <table:table-cell office:value-type="float" office:value="0.156588">
                <text:p>0.156588</text:p>
              </table:table-cell>
              <table:table-cell office:value-type="float" office:value="0.156214">
                <text:p>0.156214</text:p>
              </table:table-cell>
              <table:table-cell office:value-type="float" office:value="0.155781">
                <text:p>0.155781</text:p>
              </table:table-cell>
              <table:table-cell office:value-type="float" office:value="0.157515">
                <text:p>0.15751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160603">
                <text:p>0.160603</text:p>
              </table:table-cell>
              <table:table-cell office:value-type="float" office:value="0.156687">
                <text:p>0.156687</text:p>
              </table:table-cell>
              <table:table-cell office:value-type="float" office:value="0.15713">
                <text:p>0.15713</text:p>
              </table:table-cell>
              <table:table-cell office:value-type="float" office:value="0.155992">
                <text:p>0.155992</text:p>
              </table:table-cell>
              <table:table-cell office:value-type="float" office:value="0.157442">
                <text:p>0.157442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160795">
                <text:p>0.160795</text:p>
              </table:table-cell>
              <table:table-cell office:value-type="float" office:value="0.156658">
                <text:p>0.156658</text:p>
              </table:table-cell>
              <table:table-cell office:value-type="float" office:value="0.158844">
                <text:p>0.158844</text:p>
              </table:table-cell>
              <table:table-cell office:value-type="float" office:value="0.155962">
                <text:p>0.155962</text:p>
              </table:table-cell>
              <table:table-cell office:value-type="float" office:value="0.157504">
                <text:p>0.15750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161538">
                <text:p>0.161538</text:p>
              </table:table-cell>
              <table:table-cell office:value-type="float" office:value="0.156602">
                <text:p>0.156602</text:p>
              </table:table-cell>
              <table:table-cell office:value-type="float" office:value="0.157522">
                <text:p>0.157522</text:p>
              </table:table-cell>
              <table:table-cell office:value-type="float" office:value="0.156122">
                <text:p>0.156122</text:p>
              </table:table-cell>
              <table:table-cell office:value-type="float" office:value="0.15741">
                <text:p>0.1574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160483">
                <text:p>0.160483</text:p>
              </table:table-cell>
              <table:table-cell office:value-type="float" office:value="0.156738">
                <text:p>0.156738</text:p>
              </table:table-cell>
              <table:table-cell office:value-type="float" office:value="0.155832">
                <text:p>0.155832</text:p>
              </table:table-cell>
              <table:table-cell office:value-type="float" office:value="0.155824">
                <text:p>0.155824</text:p>
              </table:table-cell>
              <table:table-cell office:value-type="float" office:value="0.157456">
                <text:p>0.15745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160583">
                <text:p>0.160583</text:p>
              </table:table-cell>
              <table:table-cell office:value-type="float" office:value="0.156979">
                <text:p>0.156979</text:p>
              </table:table-cell>
              <table:table-cell office:value-type="float" office:value="0.155811">
                <text:p>0.155811</text:p>
              </table:table-cell>
              <table:table-cell office:value-type="float" office:value="0.155762">
                <text:p>0.155762</text:p>
              </table:table-cell>
              <table:table-cell office:value-type="float" office:value="0.157479">
                <text:p>0.15747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160512">
                <text:p>0.160512</text:p>
              </table:table-cell>
              <table:table-cell office:value-type="float" office:value="0.156687">
                <text:p>0.156687</text:p>
              </table:table-cell>
              <table:table-cell office:value-type="float" office:value="0.156047">
                <text:p>0.156047</text:p>
              </table:table-cell>
              <table:table-cell office:value-type="float" office:value="0.155816">
                <text:p>0.155816</text:p>
              </table:table-cell>
              <table:table-cell office:value-type="float" office:value="0.157421">
                <text:p>0.15742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162185">
                <text:p>0.162185</text:p>
              </table:table-cell>
              <table:table-cell office:value-type="float" office:value="0.156617">
                <text:p>0.156617</text:p>
              </table:table-cell>
              <table:table-cell office:value-type="float" office:value="0.158351">
                <text:p>0.158351</text:p>
              </table:table-cell>
              <table:table-cell office:value-type="float" office:value="0.156059">
                <text:p>0.156059</text:p>
              </table:table-cell>
              <table:table-cell office:value-type="float" office:value="0.157471">
                <text:p>0.15747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160667">
                <text:p>0.160667</text:p>
              </table:table-cell>
              <table:table-cell office:value-type="float" office:value="0.156542">
                <text:p>0.156542</text:p>
              </table:table-cell>
              <table:table-cell office:value-type="float" office:value="0.155905">
                <text:p>0.155905</text:p>
              </table:table-cell>
              <table:table-cell office:value-type="float" office:value="0.155928">
                <text:p>0.155928</text:p>
              </table:table-cell>
              <table:table-cell office:value-type="float" office:value="0.1574">
                <text:p>0.157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160982">
                <text:p>0.160982</text:p>
              </table:table-cell>
              <table:table-cell office:value-type="float" office:value="0.156695">
                <text:p>0.156695</text:p>
              </table:table-cell>
              <table:table-cell office:value-type="float" office:value="0.156006">
                <text:p>0.156006</text:p>
              </table:table-cell>
              <table:table-cell office:value-type="float" office:value="0.156828">
                <text:p>0.156828</text:p>
              </table:table-cell>
              <table:table-cell office:value-type="float" office:value="0.157411">
                <text:p>0.15741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160568">
                <text:p>0.160568</text:p>
              </table:table-cell>
              <table:table-cell office:value-type="float" office:value="0.156548">
                <text:p>0.156548</text:p>
              </table:table-cell>
              <table:table-cell office:value-type="float" office:value="0.15592">
                <text:p>0.15592</text:p>
              </table:table-cell>
              <table:table-cell office:value-type="float" office:value="0.156251">
                <text:p>0.156251</text:p>
              </table:table-cell>
              <table:table-cell office:value-type="float" office:value="0.157391">
                <text:p>0.15739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160618">
                <text:p>0.160618</text:p>
              </table:table-cell>
              <table:table-cell office:value-type="float" office:value="0.156528">
                <text:p>0.156528</text:p>
              </table:table-cell>
              <table:table-cell office:value-type="float" office:value="0.155834">
                <text:p>0.155834</text:p>
              </table:table-cell>
              <table:table-cell office:value-type="float" office:value="0.156185">
                <text:p>0.156185</text:p>
              </table:table-cell>
              <table:table-cell office:value-type="float" office:value="0.15737">
                <text:p>0.15737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160573">
                <text:p>0.160573</text:p>
              </table:table-cell>
              <table:table-cell office:value-type="float" office:value="0.156585">
                <text:p>0.156585</text:p>
              </table:table-cell>
              <table:table-cell office:value-type="float" office:value="0.155831">
                <text:p>0.155831</text:p>
              </table:table-cell>
              <table:table-cell office:value-type="float" office:value="0.156019">
                <text:p>0.156019</text:p>
              </table:table-cell>
              <table:table-cell office:value-type="float" office:value="0.157395">
                <text:p>0.15739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160844">
                <text:p>0.160844</text:p>
              </table:table-cell>
              <table:table-cell office:value-type="float" office:value="0.156767">
                <text:p>0.156767</text:p>
              </table:table-cell>
              <table:table-cell office:value-type="float" office:value="0.156134">
                <text:p>0.156134</text:p>
              </table:table-cell>
              <table:table-cell office:value-type="float" office:value="0.155899">
                <text:p>0.155899</text:p>
              </table:table-cell>
              <table:table-cell office:value-type="float" office:value="0.157427">
                <text:p>0.15742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160554">
                <text:p>0.160554</text:p>
              </table:table-cell>
              <table:table-cell office:value-type="float" office:value="0.15651">
                <text:p>0.15651</text:p>
              </table:table-cell>
              <table:table-cell office:value-type="float" office:value="0.156163">
                <text:p>0.156163</text:p>
              </table:table-cell>
              <table:table-cell office:value-type="float" office:value="0.156024">
                <text:p>0.156024</text:p>
              </table:table-cell>
              <table:table-cell office:value-type="float" office:value="0.157335">
                <text:p>0.15733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160617">
                <text:p>0.160617</text:p>
              </table:table-cell>
              <table:table-cell office:value-type="float" office:value="0.156567">
                <text:p>0.156567</text:p>
              </table:table-cell>
              <table:table-cell office:value-type="float" office:value="0.156361">
                <text:p>0.156361</text:p>
              </table:table-cell>
              <table:table-cell office:value-type="float" office:value="0.155969">
                <text:p>0.155969</text:p>
              </table:table-cell>
              <table:table-cell office:value-type="float" office:value="0.157338">
                <text:p>0.157338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160479">
                <text:p>0.160479</text:p>
              </table:table-cell>
              <table:table-cell office:value-type="float" office:value="0.156513">
                <text:p>0.156513</text:p>
              </table:table-cell>
              <table:table-cell office:value-type="float" office:value="0.156685">
                <text:p>0.156685</text:p>
              </table:table-cell>
              <table:table-cell office:value-type="float" office:value="0.156535">
                <text:p>0.156535</text:p>
              </table:table-cell>
              <table:table-cell office:value-type="float" office:value="0.157365">
                <text:p>0.15736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160321">
                <text:p>0.160321</text:p>
              </table:table-cell>
              <table:table-cell office:value-type="float" office:value="0.156603">
                <text:p>0.156603</text:p>
              </table:table-cell>
              <table:table-cell office:value-type="float" office:value="0.156374">
                <text:p>0.156374</text:p>
              </table:table-cell>
              <table:table-cell office:value-type="float" office:value="0.155814">
                <text:p>0.155814</text:p>
              </table:table-cell>
              <table:table-cell office:value-type="float" office:value="0.157329">
                <text:p>0.157329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160577">
                <text:p>0.160577</text:p>
              </table:table-cell>
              <table:table-cell office:value-type="float" office:value="0.156663">
                <text:p>0.156663</text:p>
              </table:table-cell>
              <table:table-cell office:value-type="float" office:value="0.156147">
                <text:p>0.156147</text:p>
              </table:table-cell>
              <table:table-cell office:value-type="float" office:value="0.156168">
                <text:p>0.156168</text:p>
              </table:table-cell>
              <table:table-cell office:value-type="float" office:value="0.157369">
                <text:p>0.157369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160726">
                <text:p>0.160726</text:p>
              </table:table-cell>
              <table:table-cell office:value-type="float" office:value="0.156556">
                <text:p>0.156556</text:p>
              </table:table-cell>
              <table:table-cell office:value-type="float" office:value="0.156159">
                <text:p>0.156159</text:p>
              </table:table-cell>
              <table:table-cell office:value-type="float" office:value="0.155886">
                <text:p>0.155886</text:p>
              </table:table-cell>
              <table:table-cell office:value-type="float" office:value="0.157268">
                <text:p>0.157268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160881">
                <text:p>0.160881</text:p>
              </table:table-cell>
              <table:table-cell office:value-type="float" office:value="0.156495">
                <text:p>0.156495</text:p>
              </table:table-cell>
              <table:table-cell office:value-type="float" office:value="0.15655">
                <text:p>0.15655</text:p>
              </table:table-cell>
              <table:table-cell office:value-type="float" office:value="0.155888">
                <text:p>0.155888</text:p>
              </table:table-cell>
              <table:table-cell office:value-type="float" office:value="0.157372">
                <text:p>0.15737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160995">
                <text:p>0.160995</text:p>
              </table:table-cell>
              <table:table-cell office:value-type="float" office:value="0.156488">
                <text:p>0.156488</text:p>
              </table:table-cell>
              <table:table-cell office:value-type="float" office:value="0.156103">
                <text:p>0.156103</text:p>
              </table:table-cell>
              <table:table-cell office:value-type="float" office:value="0.156294">
                <text:p>0.156294</text:p>
              </table:table-cell>
              <table:table-cell office:value-type="float" office:value="0.157242">
                <text:p>0.15724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160643">
                <text:p>0.160643</text:p>
              </table:table-cell>
              <table:table-cell office:value-type="float" office:value="0.156482">
                <text:p>0.156482</text:p>
              </table:table-cell>
              <table:table-cell office:value-type="float" office:value="0.15616">
                <text:p>0.15616</text:p>
              </table:table-cell>
              <table:table-cell office:value-type="float" office:value="0.156034">
                <text:p>0.156034</text:p>
              </table:table-cell>
              <table:table-cell office:value-type="float" office:value="0.157356">
                <text:p>0.157356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160392">
                <text:p>0.160392</text:p>
              </table:table-cell>
              <table:table-cell office:value-type="float" office:value="0.156517">
                <text:p>0.156517</text:p>
              </table:table-cell>
              <table:table-cell office:value-type="float" office:value="0.155831">
                <text:p>0.155831</text:p>
              </table:table-cell>
              <table:table-cell office:value-type="float" office:value="0.155858">
                <text:p>0.155858</text:p>
              </table:table-cell>
              <table:table-cell office:value-type="float" office:value="0.157254">
                <text:p>0.15725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160472">
                <text:p>0.160472</text:p>
              </table:table-cell>
              <table:table-cell office:value-type="float" office:value="0.15668">
                <text:p>0.15668</text:p>
              </table:table-cell>
              <table:table-cell office:value-type="float" office:value="0.156799">
                <text:p>0.156799</text:p>
              </table:table-cell>
              <table:table-cell office:value-type="float" office:value="0.155831">
                <text:p>0.155831</text:p>
              </table:table-cell>
              <table:table-cell office:value-type="float" office:value="0.157301">
                <text:p>0.15730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16049">
                <text:p>0.16049</text:p>
              </table:table-cell>
              <table:table-cell office:value-type="float" office:value="0.156885">
                <text:p>0.156885</text:p>
              </table:table-cell>
              <table:table-cell office:value-type="float" office:value="0.155823">
                <text:p>0.155823</text:p>
              </table:table-cell>
              <table:table-cell office:value-type="float" office:value="0.15591">
                <text:p>0.15591</text:p>
              </table:table-cell>
              <table:table-cell office:value-type="float" office:value="0.157219">
                <text:p>0.15721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160596">
                <text:p>0.160596</text:p>
              </table:table-cell>
              <table:table-cell office:value-type="float" office:value="0.15654">
                <text:p>0.15654</text:p>
              </table:table-cell>
              <table:table-cell office:value-type="float" office:value="0.157052">
                <text:p>0.157052</text:p>
              </table:table-cell>
              <table:table-cell office:value-type="float" office:value="0.156565">
                <text:p>0.156565</text:p>
              </table:table-cell>
              <table:table-cell office:value-type="float" office:value="0.157305">
                <text:p>0.15730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160516">
                <text:p>0.160516</text:p>
              </table:table-cell>
              <table:table-cell office:value-type="float" office:value="0.156464">
                <text:p>0.156464</text:p>
              </table:table-cell>
              <table:table-cell office:value-type="float" office:value="0.156168">
                <text:p>0.156168</text:p>
              </table:table-cell>
              <table:table-cell office:value-type="float" office:value="0.155989">
                <text:p>0.155989</text:p>
              </table:table-cell>
              <table:table-cell office:value-type="float" office:value="0.157222">
                <text:p>0.157222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160607">
                <text:p>0.160607</text:p>
              </table:table-cell>
              <table:table-cell office:value-type="float" office:value="0.156645">
                <text:p>0.156645</text:p>
              </table:table-cell>
              <table:table-cell office:value-type="float" office:value="0.155948">
                <text:p>0.155948</text:p>
              </table:table-cell>
              <table:table-cell office:value-type="float" office:value="0.155902">
                <text:p>0.155902</text:p>
              </table:table-cell>
              <table:table-cell office:value-type="float" office:value="0.157291">
                <text:p>0.15729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160415">
                <text:p>0.160415</text:p>
              </table:table-cell>
              <table:table-cell office:value-type="float" office:value="0.156518">
                <text:p>0.156518</text:p>
              </table:table-cell>
              <table:table-cell office:value-type="float" office:value="0.155916">
                <text:p>0.155916</text:p>
              </table:table-cell>
              <table:table-cell office:value-type="float" office:value="0.156203">
                <text:p>0.156203</text:p>
              </table:table-cell>
              <table:table-cell office:value-type="float" office:value="0.157245">
                <text:p>0.15724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16039">
                <text:p>0.16039</text:p>
              </table:table-cell>
              <table:table-cell office:value-type="float" office:value="0.156448">
                <text:p>0.156448</text:p>
              </table:table-cell>
              <table:table-cell office:value-type="float" office:value="0.156359">
                <text:p>0.156359</text:p>
              </table:table-cell>
              <table:table-cell office:value-type="float" office:value="0.155983">
                <text:p>0.155983</text:p>
              </table:table-cell>
              <table:table-cell office:value-type="float" office:value="0.157243">
                <text:p>0.157243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160473">
                <text:p>0.160473</text:p>
              </table:table-cell>
              <table:table-cell office:value-type="float" office:value="0.156471">
                <text:p>0.156471</text:p>
              </table:table-cell>
              <table:table-cell office:value-type="float" office:value="0.156067">
                <text:p>0.156067</text:p>
              </table:table-cell>
              <table:table-cell office:value-type="float" office:value="0.155821">
                <text:p>0.155821</text:p>
              </table:table-cell>
              <table:table-cell office:value-type="float" office:value="0.157195">
                <text:p>0.15719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160441">
                <text:p>0.160441</text:p>
              </table:table-cell>
              <table:table-cell office:value-type="float" office:value="0.156418">
                <text:p>0.156418</text:p>
              </table:table-cell>
              <table:table-cell office:value-type="float" office:value="0.155893">
                <text:p>0.155893</text:p>
              </table:table-cell>
              <table:table-cell office:value-type="float" office:value="0.155909">
                <text:p>0.155909</text:p>
              </table:table-cell>
              <table:table-cell office:value-type="float" office:value="0.157256">
                <text:p>0.157256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161324">
                <text:p>0.161324</text:p>
              </table:table-cell>
              <table:table-cell office:value-type="float" office:value="0.156443">
                <text:p>0.156443</text:p>
              </table:table-cell>
              <table:table-cell office:value-type="float" office:value="0.156904">
                <text:p>0.156904</text:p>
              </table:table-cell>
              <table:table-cell office:value-type="float" office:value="0.156236">
                <text:p>0.156236</text:p>
              </table:table-cell>
              <table:table-cell office:value-type="float" office:value="0.157194">
                <text:p>0.157194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160715">
                <text:p>0.160715</text:p>
              </table:table-cell>
              <table:table-cell office:value-type="float" office:value="0.156428">
                <text:p>0.156428</text:p>
              </table:table-cell>
              <table:table-cell office:value-type="float" office:value="0.156117">
                <text:p>0.156117</text:p>
              </table:table-cell>
              <table:table-cell office:value-type="float" office:value="0.156066">
                <text:p>0.156066</text:p>
              </table:table-cell>
              <table:table-cell office:value-type="float" office:value="0.157224">
                <text:p>0.157224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160542">
                <text:p>0.160542</text:p>
              </table:table-cell>
              <table:table-cell office:value-type="float" office:value="0.156423">
                <text:p>0.156423</text:p>
              </table:table-cell>
              <table:table-cell office:value-type="float" office:value="0.155803">
                <text:p>0.155803</text:p>
              </table:table-cell>
              <table:table-cell office:value-type="float" office:value="0.156047">
                <text:p>0.156047</text:p>
              </table:table-cell>
              <table:table-cell office:value-type="float" office:value="0.157194">
                <text:p>0.157194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160635">
                <text:p>0.160635</text:p>
              </table:table-cell>
              <table:table-cell office:value-type="float" office:value="0.156405">
                <text:p>0.156405</text:p>
              </table:table-cell>
              <table:table-cell office:value-type="float" office:value="0.156006">
                <text:p>0.156006</text:p>
              </table:table-cell>
              <table:table-cell office:value-type="float" office:value="0.157266">
                <text:p>0.157266</text:p>
              </table:table-cell>
              <table:table-cell office:value-type="float" office:value="0.157183">
                <text:p>0.157183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160876">
                <text:p>0.160876</text:p>
              </table:table-cell>
              <table:table-cell office:value-type="float" office:value="0.156416">
                <text:p>0.156416</text:p>
              </table:table-cell>
              <table:table-cell office:value-type="float" office:value="0.15598">
                <text:p>0.15598</text:p>
              </table:table-cell>
              <table:table-cell office:value-type="float" office:value="0.155952">
                <text:p>0.155952</text:p>
              </table:table-cell>
              <table:table-cell office:value-type="float" office:value="0.157182">
                <text:p>0.157182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160617">
                <text:p>0.160617</text:p>
              </table:table-cell>
              <table:table-cell office:value-type="float" office:value="0.1564">
                <text:p>0.1564</text:p>
              </table:table-cell>
              <table:table-cell office:value-type="float" office:value="0.156685">
                <text:p>0.156685</text:p>
              </table:table-cell>
              <table:table-cell office:value-type="float" office:value="0.155885">
                <text:p>0.155885</text:p>
              </table:table-cell>
              <table:table-cell office:value-type="float" office:value="0.157206">
                <text:p>0.157206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160487">
                <text:p>0.160487</text:p>
              </table:table-cell>
              <table:table-cell office:value-type="float" office:value="0.156426">
                <text:p>0.156426</text:p>
              </table:table-cell>
              <table:table-cell office:value-type="float" office:value="0.155837">
                <text:p>0.155837</text:p>
              </table:table-cell>
              <table:table-cell office:value-type="float" office:value="0.156887">
                <text:p>0.156887</text:p>
              </table:table-cell>
              <table:table-cell office:value-type="float" office:value="0.157143">
                <text:p>0.157143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160487">
                <text:p>0.160487</text:p>
              </table:table-cell>
              <table:table-cell office:value-type="float" office:value="0.156398">
                <text:p>0.156398</text:p>
              </table:table-cell>
              <table:table-cell office:value-type="float" office:value="0.155899">
                <text:p>0.155899</text:p>
              </table:table-cell>
              <table:table-cell office:value-type="float" office:value="0.155897">
                <text:p>0.155897</text:p>
              </table:table-cell>
              <table:table-cell office:value-type="float" office:value="0.157208">
                <text:p>0.157208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160515">
                <text:p>0.160515</text:p>
              </table:table-cell>
              <table:table-cell office:value-type="float" office:value="0.156484">
                <text:p>0.156484</text:p>
              </table:table-cell>
              <table:table-cell office:value-type="float" office:value="0.155874">
                <text:p>0.155874</text:p>
              </table:table-cell>
              <table:table-cell office:value-type="float" office:value="0.156275">
                <text:p>0.156275</text:p>
              </table:table-cell>
              <table:table-cell office:value-type="float" office:value="0.157115">
                <text:p>0.15711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160641">
                <text:p>0.160641</text:p>
              </table:table-cell>
              <table:table-cell office:value-type="float" office:value="0.156406">
                <text:p>0.156406</text:p>
              </table:table-cell>
              <table:table-cell office:value-type="float" office:value="0.156152">
                <text:p>0.156152</text:p>
              </table:table-cell>
              <table:table-cell office:value-type="float" office:value="0.15661">
                <text:p>0.15661</text:p>
              </table:table-cell>
              <table:table-cell office:value-type="float" office:value="0.157167">
                <text:p>0.157167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160762">
                <text:p>0.160762</text:p>
              </table:table-cell>
              <table:table-cell office:value-type="float" office:value="0.156464">
                <text:p>0.156464</text:p>
              </table:table-cell>
              <table:table-cell office:value-type="float" office:value="0.156354">
                <text:p>0.156354</text:p>
              </table:table-cell>
              <table:table-cell office:value-type="float" office:value="0.156496">
                <text:p>0.156496</text:p>
              </table:table-cell>
              <table:table-cell office:value-type="float" office:value="0.157131">
                <text:p>0.157131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160466">
                <text:p>0.160466</text:p>
              </table:table-cell>
              <table:table-cell office:value-type="float" office:value="0.156403">
                <text:p>0.156403</text:p>
              </table:table-cell>
              <table:table-cell office:value-type="float" office:value="0.155895">
                <text:p>0.155895</text:p>
              </table:table-cell>
              <table:table-cell office:value-type="float" office:value="0.155817">
                <text:p>0.155817</text:p>
              </table:table-cell>
              <table:table-cell office:value-type="float" office:value="0.157154">
                <text:p>0.157154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1609">
                <text:p>0.1609</text:p>
              </table:table-cell>
              <table:table-cell office:value-type="float" office:value="0.156365">
                <text:p>0.156365</text:p>
              </table:table-cell>
              <table:table-cell office:value-type="float" office:value="0.155885">
                <text:p>0.155885</text:p>
              </table:table-cell>
              <table:table-cell office:value-type="float" office:value="0.155906">
                <text:p>0.155906</text:p>
              </table:table-cell>
              <table:table-cell office:value-type="float" office:value="0.157112">
                <text:p>0.157112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160583">
                <text:p>0.160583</text:p>
              </table:table-cell>
              <table:table-cell office:value-type="float" office:value="0.156476">
                <text:p>0.156476</text:p>
              </table:table-cell>
              <table:table-cell office:value-type="float" office:value="0.155843">
                <text:p>0.155843</text:p>
              </table:table-cell>
              <table:table-cell office:value-type="float" office:value="0.1562">
                <text:p>0.1562</text:p>
              </table:table-cell>
              <table:table-cell office:value-type="float" office:value="0.157125">
                <text:p>0.15712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161595">
                <text:p>0.161595</text:p>
              </table:table-cell>
              <table:table-cell office:value-type="float" office:value="0.156473">
                <text:p>0.156473</text:p>
              </table:table-cell>
              <table:table-cell office:value-type="float" office:value="0.155802">
                <text:p>0.155802</text:p>
              </table:table-cell>
              <table:table-cell office:value-type="float" office:value="0.156061">
                <text:p>0.156061</text:p>
              </table:table-cell>
              <table:table-cell office:value-type="float" office:value="0.157117">
                <text:p>0.157117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160883">
                <text:p>0.160883</text:p>
              </table:table-cell>
              <table:table-cell office:value-type="float" office:value="0.156391">
                <text:p>0.156391</text:p>
              </table:table-cell>
              <table:table-cell office:value-type="float" office:value="0.155899">
                <text:p>0.155899</text:p>
              </table:table-cell>
              <table:table-cell office:value-type="float" office:value="0.155895">
                <text:p>0.155895</text:p>
              </table:table-cell>
              <table:table-cell office:value-type="float" office:value="0.157089">
                <text:p>0.157089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16075">
                <text:p>0.16075</text:p>
              </table:table-cell>
              <table:table-cell office:value-type="float" office:value="0.156349">
                <text:p>0.156349</text:p>
              </table:table-cell>
              <table:table-cell office:value-type="float" office:value="0.155949">
                <text:p>0.155949</text:p>
              </table:table-cell>
              <table:table-cell office:value-type="float" office:value="0.155857">
                <text:p>0.155857</text:p>
              </table:table-cell>
              <table:table-cell office:value-type="float" office:value="0.15706">
                <text:p>0.15706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160514">
                <text:p>0.160514</text:p>
              </table:table-cell>
              <table:table-cell office:value-type="float" office:value="0.156373">
                <text:p>0.156373</text:p>
              </table:table-cell>
              <table:table-cell office:value-type="float" office:value="0.156009">
                <text:p>0.156009</text:p>
              </table:table-cell>
              <table:table-cell office:value-type="float" office:value="0.155784">
                <text:p>0.155784</text:p>
              </table:table-cell>
              <table:table-cell office:value-type="float" office:value="0.157105">
                <text:p>0.157105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160531">
                <text:p>0.160531</text:p>
              </table:table-cell>
              <table:table-cell office:value-type="float" office:value="0.156356">
                <text:p>0.156356</text:p>
              </table:table-cell>
              <table:table-cell office:value-type="float" office:value="0.155805">
                <text:p>0.155805</text:p>
              </table:table-cell>
              <table:table-cell office:value-type="float" office:value="0.155928">
                <text:p>0.155928</text:p>
              </table:table-cell>
              <table:table-cell office:value-type="float" office:value="0.157077">
                <text:p>0.157077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160418">
                <text:p>0.160418</text:p>
              </table:table-cell>
              <table:table-cell office:value-type="float" office:value="0.156352">
                <text:p>0.156352</text:p>
              </table:table-cell>
              <table:table-cell office:value-type="float" office:value="0.155918">
                <text:p>0.155918</text:p>
              </table:table-cell>
              <table:table-cell office:value-type="float" office:value="0.155851">
                <text:p>0.155851</text:p>
              </table:table-cell>
              <table:table-cell office:value-type="float" office:value="0.157109">
                <text:p>0.157109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160644">
                <text:p>0.160644</text:p>
              </table:table-cell>
              <table:table-cell office:value-type="float" office:value="0.156366">
                <text:p>0.156366</text:p>
              </table:table-cell>
              <table:table-cell office:value-type="float" office:value="0.155841">
                <text:p>0.155841</text:p>
              </table:table-cell>
              <table:table-cell office:value-type="float" office:value="0.155823">
                <text:p>0.155823</text:p>
              </table:table-cell>
              <table:table-cell office:value-type="float" office:value="0.157051">
                <text:p>0.157051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160518">
                <text:p>0.160518</text:p>
              </table:table-cell>
              <table:table-cell office:value-type="float" office:value="0.156336">
                <text:p>0.156336</text:p>
              </table:table-cell>
              <table:table-cell office:value-type="float" office:value="0.155883">
                <text:p>0.155883</text:p>
              </table:table-cell>
              <table:table-cell office:value-type="float" office:value="0.157277">
                <text:p>0.157277</text:p>
              </table:table-cell>
              <table:table-cell office:value-type="float" office:value="0.157055">
                <text:p>0.157055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160866">
                <text:p>0.160866</text:p>
              </table:table-cell>
              <table:table-cell office:value-type="float" office:value="0.156464">
                <text:p>0.156464</text:p>
              </table:table-cell>
              <table:table-cell office:value-type="float" office:value="0.157189">
                <text:p>0.157189</text:p>
              </table:table-cell>
              <table:table-cell office:value-type="float" office:value="0.155914">
                <text:p>0.155914</text:p>
              </table:table-cell>
              <table:table-cell office:value-type="float" office:value="0.157053">
                <text:p>0.157053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160502">
                <text:p>0.160502</text:p>
              </table:table-cell>
              <table:table-cell office:value-type="float" office:value="0.156323">
                <text:p>0.156323</text:p>
              </table:table-cell>
              <table:table-cell office:value-type="float" office:value="0.155838">
                <text:p>0.155838</text:p>
              </table:table-cell>
              <table:table-cell office:value-type="float" office:value="0.155998">
                <text:p>0.155998</text:p>
              </table:table-cell>
              <table:table-cell office:value-type="float" office:value="0.157026">
                <text:p>0.157026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16063">
                <text:p>0.16063</text:p>
              </table:table-cell>
              <table:table-cell office:value-type="float" office:value="0.156421">
                <text:p>0.156421</text:p>
              </table:table-cell>
              <table:table-cell office:value-type="float" office:value="0.156027">
                <text:p>0.156027</text:p>
              </table:table-cell>
              <table:table-cell office:value-type="float" office:value="0.15578">
                <text:p>0.15578</text:p>
              </table:table-cell>
              <table:table-cell office:value-type="float" office:value="0.157047">
                <text:p>0.157047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160506">
                <text:p>0.160506</text:p>
              </table:table-cell>
              <table:table-cell office:value-type="float" office:value="0.156392">
                <text:p>0.156392</text:p>
              </table:table-cell>
              <table:table-cell office:value-type="float" office:value="0.155948">
                <text:p>0.155948</text:p>
              </table:table-cell>
              <table:table-cell office:value-type="float" office:value="0.156369">
                <text:p>0.156369</text:p>
              </table:table-cell>
              <table:table-cell office:value-type="float" office:value="0.15703">
                <text:p>0.15703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160741">
                <text:p>0.160741</text:p>
              </table:table-cell>
              <table:table-cell office:value-type="float" office:value="0.156517">
                <text:p>0.156517</text:p>
              </table:table-cell>
              <table:table-cell office:value-type="float" office:value="0.156069">
                <text:p>0.156069</text:p>
              </table:table-cell>
              <table:table-cell office:value-type="float" office:value="0.155794">
                <text:p>0.155794</text:p>
              </table:table-cell>
              <table:table-cell office:value-type="float" office:value="0.157056">
                <text:p>0.157056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160592">
                <text:p>0.160592</text:p>
              </table:table-cell>
              <table:table-cell office:value-type="float" office:value="0.156312">
                <text:p>0.156312</text:p>
              </table:table-cell>
              <table:table-cell office:value-type="float" office:value="0.155807">
                <text:p>0.155807</text:p>
              </table:table-cell>
              <table:table-cell office:value-type="float" office:value="0.155931">
                <text:p>0.155931</text:p>
              </table:table-cell>
              <table:table-cell office:value-type="float" office:value="0.156991">
                <text:p>0.156991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160731">
                <text:p>0.160731</text:p>
              </table:table-cell>
              <table:table-cell office:value-type="float" office:value="0.156348">
                <text:p>0.156348</text:p>
              </table:table-cell>
              <table:table-cell office:value-type="float" office:value="0.155869">
                <text:p>0.155869</text:p>
              </table:table-cell>
              <table:table-cell office:value-type="float" office:value="0.155868">
                <text:p>0.155868</text:p>
              </table:table-cell>
              <table:table-cell office:value-type="float" office:value="0.157019">
                <text:p>0.157019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16119">
                <text:p>0.16119</text:p>
              </table:table-cell>
              <table:table-cell office:value-type="float" office:value="0.156312">
                <text:p>0.156312</text:p>
              </table:table-cell>
              <table:table-cell office:value-type="float" office:value="0.156068">
                <text:p>0.156068</text:p>
              </table:table-cell>
              <table:table-cell office:value-type="float" office:value="0.155886">
                <text:p>0.155886</text:p>
              </table:table-cell>
              <table:table-cell office:value-type="float" office:value="0.157034">
                <text:p>0.157034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160658">
                <text:p>0.160658</text:p>
              </table:table-cell>
              <table:table-cell office:value-type="float" office:value="0.156336">
                <text:p>0.156336</text:p>
              </table:table-cell>
              <table:table-cell office:value-type="float" office:value="0.15646">
                <text:p>0.15646</text:p>
              </table:table-cell>
              <table:table-cell office:value-type="float" office:value="0.155885">
                <text:p>0.155885</text:p>
              </table:table-cell>
              <table:table-cell office:value-type="float" office:value="0.156946">
                <text:p>0.156946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160749">
                <text:p>0.160749</text:p>
              </table:table-cell>
              <table:table-cell office:value-type="float" office:value="0.156548">
                <text:p>0.156548</text:p>
              </table:table-cell>
              <table:table-cell office:value-type="float" office:value="0.156513">
                <text:p>0.156513</text:p>
              </table:table-cell>
              <table:table-cell office:value-type="float" office:value="0.155817">
                <text:p>0.155817</text:p>
              </table:table-cell>
              <table:table-cell office:value-type="float" office:value="0.156962">
                <text:p>0.156962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160628">
                <text:p>0.160628</text:p>
              </table:table-cell>
              <table:table-cell office:value-type="float" office:value="0.156306">
                <text:p>0.156306</text:p>
              </table:table-cell>
              <table:table-cell office:value-type="float" office:value="0.155879">
                <text:p>0.155879</text:p>
              </table:table-cell>
              <table:table-cell office:value-type="float" office:value="0.155992">
                <text:p>0.155992</text:p>
              </table:table-cell>
              <table:table-cell office:value-type="float" office:value="0.156991">
                <text:p>0.156991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16044">
                <text:p>0.16044</text:p>
              </table:table-cell>
              <table:table-cell office:value-type="float" office:value="0.156277">
                <text:p>0.156277</text:p>
              </table:table-cell>
              <table:table-cell office:value-type="float" office:value="0.156163">
                <text:p>0.156163</text:p>
              </table:table-cell>
              <table:table-cell office:value-type="float" office:value="0.156795">
                <text:p>0.156795</text:p>
              </table:table-cell>
              <table:table-cell office:value-type="float" office:value="0.157022">
                <text:p>0.157022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160753">
                <text:p>0.160753</text:p>
              </table:table-cell>
              <table:table-cell office:value-type="float" office:value="0.156286">
                <text:p>0.156286</text:p>
              </table:table-cell>
              <table:table-cell office:value-type="float" office:value="0.155905">
                <text:p>0.155905</text:p>
              </table:table-cell>
              <table:table-cell office:value-type="float" office:value="0.156">
                <text:p>0.156</text:p>
              </table:table-cell>
              <table:table-cell office:value-type="float" office:value="0.156915">
                <text:p>0.156915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160639">
                <text:p>0.160639</text:p>
              </table:table-cell>
              <table:table-cell office:value-type="float" office:value="0.156322">
                <text:p>0.156322</text:p>
              </table:table-cell>
              <table:table-cell office:value-type="float" office:value="0.156753">
                <text:p>0.156753</text:p>
              </table:table-cell>
              <table:table-cell office:value-type="float" office:value="0.155816">
                <text:p>0.155816</text:p>
              </table:table-cell>
              <table:table-cell office:value-type="float" office:value="0.157015">
                <text:p>0.157015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160626">
                <text:p>0.160626</text:p>
              </table:table-cell>
              <table:table-cell office:value-type="float" office:value="0.156293">
                <text:p>0.156293</text:p>
              </table:table-cell>
              <table:table-cell office:value-type="float" office:value="0.155841">
                <text:p>0.155841</text:p>
              </table:table-cell>
              <table:table-cell office:value-type="float" office:value="0.156028">
                <text:p>0.156028</text:p>
              </table:table-cell>
              <table:table-cell office:value-type="float" office:value="0.156913">
                <text:p>0.156913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160479">
                <text:p>0.160479</text:p>
              </table:table-cell>
              <table:table-cell office:value-type="float" office:value="0.156272">
                <text:p>0.156272</text:p>
              </table:table-cell>
              <table:table-cell office:value-type="float" office:value="0.155904">
                <text:p>0.155904</text:p>
              </table:table-cell>
              <table:table-cell office:value-type="float" office:value="0.156238">
                <text:p>0.156238</text:p>
              </table:table-cell>
              <table:table-cell office:value-type="float" office:value="0.15694">
                <text:p>0.15694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16051">
                <text:p>0.16051</text:p>
              </table:table-cell>
              <table:table-cell office:value-type="float" office:value="0.156265">
                <text:p>0.156265</text:p>
              </table:table-cell>
              <table:table-cell office:value-type="float" office:value="0.155982">
                <text:p>0.155982</text:p>
              </table:table-cell>
              <table:table-cell office:value-type="float" office:value="0.155903">
                <text:p>0.155903</text:p>
              </table:table-cell>
              <table:table-cell office:value-type="float" office:value="0.156979">
                <text:p>0.156979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160637">
                <text:p>0.160637</text:p>
              </table:table-cell>
              <table:table-cell office:value-type="float" office:value="0.156282">
                <text:p>0.156282</text:p>
              </table:table-cell>
              <table:table-cell office:value-type="float" office:value="0.15626">
                <text:p>0.15626</text:p>
              </table:table-cell>
              <table:table-cell office:value-type="float" office:value="0.155967">
                <text:p>0.155967</text:p>
              </table:table-cell>
              <table:table-cell office:value-type="float" office:value="0.15688">
                <text:p>0.15688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160553">
                <text:p>0.160553</text:p>
              </table:table-cell>
              <table:table-cell office:value-type="float" office:value="0.156261">
                <text:p>0.156261</text:p>
              </table:table-cell>
              <table:table-cell office:value-type="float" office:value="0.15596">
                <text:p>0.15596</text:p>
              </table:table-cell>
              <table:table-cell office:value-type="float" office:value="0.15646">
                <text:p>0.15646</text:p>
              </table:table-cell>
              <table:table-cell office:value-type="float" office:value="0.156927">
                <text:p>0.156927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160531">
                <text:p>0.160531</text:p>
              </table:table-cell>
              <table:table-cell office:value-type="float" office:value="0.156325">
                <text:p>0.156325</text:p>
              </table:table-cell>
              <table:table-cell office:value-type="float" office:value="0.156156">
                <text:p>0.156156</text:p>
              </table:table-cell>
              <table:table-cell office:value-type="float" office:value="0.155819">
                <text:p>0.155819</text:p>
              </table:table-cell>
              <table:table-cell office:value-type="float" office:value="0.156944">
                <text:p>0.156944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160512">
                <text:p>0.160512</text:p>
              </table:table-cell>
              <table:table-cell office:value-type="float" office:value="0.15626">
                <text:p>0.15626</text:p>
              </table:table-cell>
              <table:table-cell office:value-type="float" office:value="0.15644">
                <text:p>0.15644</text:p>
              </table:table-cell>
              <table:table-cell office:value-type="float" office:value="0.156136">
                <text:p>0.156136</text:p>
              </table:table-cell>
              <table:table-cell office:value-type="float" office:value="0.156917">
                <text:p>0.156917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160513">
                <text:p>0.160513</text:p>
              </table:table-cell>
              <table:table-cell office:value-type="float" office:value="0.156462">
                <text:p>0.156462</text:p>
              </table:table-cell>
              <table:table-cell office:value-type="float" office:value="0.156266">
                <text:p>0.156266</text:p>
              </table:table-cell>
              <table:table-cell office:value-type="float" office:value="0.155823">
                <text:p>0.155823</text:p>
              </table:table-cell>
              <table:table-cell office:value-type="float" office:value="0.156861">
                <text:p>0.156861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16047">
                <text:p>0.16047</text:p>
              </table:table-cell>
              <table:table-cell office:value-type="float" office:value="0.156337">
                <text:p>0.156337</text:p>
              </table:table-cell>
              <table:table-cell office:value-type="float" office:value="0.157309">
                <text:p>0.157309</text:p>
              </table:table-cell>
              <table:table-cell office:value-type="float" office:value="0.155822">
                <text:p>0.155822</text:p>
              </table:table-cell>
              <table:table-cell office:value-type="float" office:value="0.1569">
                <text:p>0.1569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160485">
                <text:p>0.160485</text:p>
              </table:table-cell>
              <table:table-cell office:value-type="float" office:value="0.156236">
                <text:p>0.156236</text:p>
              </table:table-cell>
              <table:table-cell office:value-type="float" office:value="0.155999">
                <text:p>0.155999</text:p>
              </table:table-cell>
              <table:table-cell office:value-type="float" office:value="0.15617">
                <text:p>0.15617</text:p>
              </table:table-cell>
              <table:table-cell office:value-type="float" office:value="0.156932">
                <text:p>0.156932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160514">
                <text:p>0.160514</text:p>
              </table:table-cell>
              <table:table-cell office:value-type="float" office:value="0.156409">
                <text:p>0.156409</text:p>
              </table:table-cell>
              <table:table-cell office:value-type="float" office:value="0.156607">
                <text:p>0.156607</text:p>
              </table:table-cell>
              <table:table-cell office:value-type="float" office:value="0.155987">
                <text:p>0.155987</text:p>
              </table:table-cell>
              <table:table-cell office:value-type="float" office:value="0.156846">
                <text:p>0.156846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160535">
                <text:p>0.160535</text:p>
              </table:table-cell>
              <table:table-cell office:value-type="float" office:value="0.156278">
                <text:p>0.156278</text:p>
              </table:table-cell>
              <table:table-cell office:value-type="float" office:value="0.156531">
                <text:p>0.156531</text:p>
              </table:table-cell>
              <table:table-cell office:value-type="float" office:value="0.1559">
                <text:p>0.1559</text:p>
              </table:table-cell>
              <table:table-cell office:value-type="float" office:value="0.156904">
                <text:p>0.156904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16056">
                <text:p>0.16056</text:p>
              </table:table-cell>
              <table:table-cell office:value-type="float" office:value="0.156258">
                <text:p>0.156258</text:p>
              </table:table-cell>
              <table:table-cell office:value-type="float" office:value="0.156228">
                <text:p>0.156228</text:p>
              </table:table-cell>
              <table:table-cell office:value-type="float" office:value="0.156007">
                <text:p>0.156007</text:p>
              </table:table-cell>
              <table:table-cell office:value-type="float" office:value="0.156855">
                <text:p>0.156855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160582">
                <text:p>0.160582</text:p>
              </table:table-cell>
              <table:table-cell office:value-type="float" office:value="0.156267">
                <text:p>0.156267</text:p>
              </table:table-cell>
              <table:table-cell office:value-type="float" office:value="0.15662">
                <text:p>0.15662</text:p>
              </table:table-cell>
              <table:table-cell office:value-type="float" office:value="0.156134">
                <text:p>0.156134</text:p>
              </table:table-cell>
              <table:table-cell office:value-type="float" office:value="0.156866">
                <text:p>0.156866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160738">
                <text:p>0.160738</text:p>
              </table:table-cell>
              <table:table-cell office:value-type="float" office:value="0.156206">
                <text:p>0.156206</text:p>
              </table:table-cell>
              <table:table-cell office:value-type="float" office:value="0.155849">
                <text:p>0.155849</text:p>
              </table:table-cell>
              <table:table-cell office:value-type="float" office:value="0.155872">
                <text:p>0.155872</text:p>
              </table:table-cell>
              <table:table-cell office:value-type="float" office:value="0.156833">
                <text:p>0.156833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160736">
                <text:p>0.160736</text:p>
              </table:table-cell>
              <table:table-cell office:value-type="float" office:value="0.156346">
                <text:p>0.156346</text:p>
              </table:table-cell>
              <table:table-cell office:value-type="float" office:value="0.157768">
                <text:p>0.157768</text:p>
              </table:table-cell>
              <table:table-cell office:value-type="float" office:value="0.155923">
                <text:p>0.155923</text:p>
              </table:table-cell>
              <table:table-cell office:value-type="float" office:value="0.156855">
                <text:p>0.156855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160679">
                <text:p>0.160679</text:p>
              </table:table-cell>
              <table:table-cell office:value-type="float" office:value="0.156215">
                <text:p>0.156215</text:p>
              </table:table-cell>
              <table:table-cell office:value-type="float" office:value="0.156193">
                <text:p>0.156193</text:p>
              </table:table-cell>
              <table:table-cell office:value-type="float" office:value="0.155805">
                <text:p>0.155805</text:p>
              </table:table-cell>
              <table:table-cell office:value-type="float" office:value="0.156812">
                <text:p>0.156812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160992">
                <text:p>0.160992</text:p>
              </table:table-cell>
              <table:table-cell office:value-type="float" office:value="0.156343">
                <text:p>0.156343</text:p>
              </table:table-cell>
              <table:table-cell office:value-type="float" office:value="0.156036">
                <text:p>0.156036</text:p>
              </table:table-cell>
              <table:table-cell office:value-type="float" office:value="0.156112">
                <text:p>0.156112</text:p>
              </table:table-cell>
              <table:table-cell office:value-type="float" office:value="0.156845">
                <text:p>0.156845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160879">
                <text:p>0.160879</text:p>
              </table:table-cell>
              <table:table-cell office:value-type="float" office:value="0.156196">
                <text:p>0.156196</text:p>
              </table:table-cell>
              <table:table-cell office:value-type="float" office:value="0.156932">
                <text:p>0.156932</text:p>
              </table:table-cell>
              <table:table-cell office:value-type="float" office:value="0.156198">
                <text:p>0.156198</text:p>
              </table:table-cell>
              <table:table-cell office:value-type="float" office:value="0.156821">
                <text:p>0.156821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160928">
                <text:p>0.160928</text:p>
              </table:table-cell>
              <table:table-cell office:value-type="float" office:value="0.156201">
                <text:p>0.156201</text:p>
              </table:table-cell>
              <table:table-cell office:value-type="float" office:value="0.156932">
                <text:p>0.156932</text:p>
              </table:table-cell>
              <table:table-cell office:value-type="float" office:value="0.155845">
                <text:p>0.155845</text:p>
              </table:table-cell>
              <table:table-cell office:value-type="float" office:value="0.156809">
                <text:p>0.156809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160916">
                <text:p>0.160916</text:p>
              </table:table-cell>
              <table:table-cell office:value-type="float" office:value="0.156259">
                <text:p>0.156259</text:p>
              </table:table-cell>
              <table:table-cell office:value-type="float" office:value="0.155927">
                <text:p>0.155927</text:p>
              </table:table-cell>
              <table:table-cell office:value-type="float" office:value="0.155787">
                <text:p>0.155787</text:p>
              </table:table-cell>
              <table:table-cell office:value-type="float" office:value="0.156758">
                <text:p>0.156758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160712">
                <text:p>0.160712</text:p>
              </table:table-cell>
              <table:table-cell office:value-type="float" office:value="0.156195">
                <text:p>0.156195</text:p>
              </table:table-cell>
              <table:table-cell office:value-type="float" office:value="0.156109">
                <text:p>0.156109</text:p>
              </table:table-cell>
              <table:table-cell office:value-type="float" office:value="0.156313">
                <text:p>0.156313</text:p>
              </table:table-cell>
              <table:table-cell office:value-type="float" office:value="0.156821">
                <text:p>0.156821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160889">
                <text:p>0.160889</text:p>
              </table:table-cell>
              <table:table-cell office:value-type="float" office:value="0.156199">
                <text:p>0.156199</text:p>
              </table:table-cell>
              <table:table-cell office:value-type="float" office:value="0.156325">
                <text:p>0.156325</text:p>
              </table:table-cell>
              <table:table-cell office:value-type="float" office:value="0.156309">
                <text:p>0.156309</text:p>
              </table:table-cell>
              <table:table-cell office:value-type="float" office:value="0.15679">
                <text:p>0.15679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161098">
                <text:p>0.161098</text:p>
              </table:table-cell>
              <table:table-cell office:value-type="float" office:value="0.156223">
                <text:p>0.156223</text:p>
              </table:table-cell>
              <table:table-cell office:value-type="float" office:value="0.155967">
                <text:p>0.155967</text:p>
              </table:table-cell>
              <table:table-cell office:value-type="float" office:value="0.156421">
                <text:p>0.156421</text:p>
              </table:table-cell>
              <table:table-cell office:value-type="float" office:value="0.156782">
                <text:p>0.156782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160807">
                <text:p>0.160807</text:p>
              </table:table-cell>
              <table:table-cell office:value-type="float" office:value="0.156244">
                <text:p>0.156244</text:p>
              </table:table-cell>
              <table:table-cell office:value-type="float" office:value="0.156083">
                <text:p>0.156083</text:p>
              </table:table-cell>
              <table:table-cell office:value-type="float" office:value="0.155829">
                <text:p>0.155829</text:p>
              </table:table-cell>
              <table:table-cell office:value-type="float" office:value="0.156791">
                <text:p>0.156791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161566">
                <text:p>0.161566</text:p>
              </table:table-cell>
              <table:table-cell office:value-type="float" office:value="0.156746">
                <text:p>0.156746</text:p>
              </table:table-cell>
              <table:table-cell office:value-type="float" office:value="0.156119">
                <text:p>0.156119</text:p>
              </table:table-cell>
              <table:table-cell office:value-type="float" office:value="0.155806">
                <text:p>0.155806</text:p>
              </table:table-cell>
              <table:table-cell office:value-type="float" office:value="0.156721">
                <text:p>0.156721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160623">
                <text:p>0.160623</text:p>
              </table:table-cell>
              <table:table-cell office:value-type="float" office:value="0.156245">
                <text:p>0.156245</text:p>
              </table:table-cell>
              <table:table-cell office:value-type="float" office:value="0.155999">
                <text:p>0.155999</text:p>
              </table:table-cell>
              <table:table-cell office:value-type="float" office:value="0.156151">
                <text:p>0.156151</text:p>
              </table:table-cell>
              <table:table-cell office:value-type="float" office:value="0.156804">
                <text:p>0.156804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160606">
                <text:p>0.160606</text:p>
              </table:table-cell>
              <table:table-cell office:value-type="float" office:value="0.156163">
                <text:p>0.156163</text:p>
              </table:table-cell>
              <table:table-cell office:value-type="float" office:value="0.157073">
                <text:p>0.157073</text:p>
              </table:table-cell>
              <table:table-cell office:value-type="float" office:value="0.155841">
                <text:p>0.155841</text:p>
              </table:table-cell>
              <table:table-cell office:value-type="float" office:value="0.156774">
                <text:p>0.156774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161108">
                <text:p>0.161108</text:p>
              </table:table-cell>
              <table:table-cell office:value-type="float" office:value="0.156245">
                <text:p>0.156245</text:p>
              </table:table-cell>
              <table:table-cell office:value-type="float" office:value="0.160878">
                <text:p>0.160878</text:p>
              </table:table-cell>
              <table:table-cell office:value-type="float" office:value="0.155942">
                <text:p>0.155942</text:p>
              </table:table-cell>
              <table:table-cell office:value-type="float" office:value="0.156759">
                <text:p>0.156759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160524">
                <text:p>0.160524</text:p>
              </table:table-cell>
              <table:table-cell office:value-type="float" office:value="0.156171">
                <text:p>0.156171</text:p>
              </table:table-cell>
              <table:table-cell office:value-type="float" office:value="0.156014">
                <text:p>0.156014</text:p>
              </table:table-cell>
              <table:table-cell office:value-type="float" office:value="0.155961">
                <text:p>0.155961</text:p>
              </table:table-cell>
              <table:table-cell office:value-type="float" office:value="0.156738">
                <text:p>0.156738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160614">
                <text:p>0.160614</text:p>
              </table:table-cell>
              <table:table-cell office:value-type="float" office:value="0.156285">
                <text:p>0.156285</text:p>
              </table:table-cell>
              <table:table-cell office:value-type="float" office:value="0.155855">
                <text:p>0.155855</text:p>
              </table:table-cell>
              <table:table-cell office:value-type="float" office:value="0.156245">
                <text:p>0.156245</text:p>
              </table:table-cell>
              <table:table-cell office:value-type="float" office:value="0.156777">
                <text:p>0.156777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16091">
                <text:p>0.16091</text:p>
              </table:table-cell>
              <table:table-cell office:value-type="float" office:value="0.156224">
                <text:p>0.156224</text:p>
              </table:table-cell>
              <table:table-cell office:value-type="float" office:value="0.155856">
                <text:p>0.155856</text:p>
              </table:table-cell>
              <table:table-cell office:value-type="float" office:value="0.15591">
                <text:p>0.15591</text:p>
              </table:table-cell>
              <table:table-cell office:value-type="float" office:value="0.156718">
                <text:p>0.156718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160541">
                <text:p>0.160541</text:p>
              </table:table-cell>
              <table:table-cell office:value-type="float" office:value="0.156152">
                <text:p>0.156152</text:p>
              </table:table-cell>
              <table:table-cell office:value-type="float" office:value="0.156683">
                <text:p>0.156683</text:p>
              </table:table-cell>
              <table:table-cell office:value-type="float" office:value="0.155764">
                <text:p>0.155764</text:p>
              </table:table-cell>
              <table:table-cell office:value-type="float" office:value="0.156744">
                <text:p>0.156744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160687">
                <text:p>0.160687</text:p>
              </table:table-cell>
              <table:table-cell office:value-type="float" office:value="0.156136">
                <text:p>0.156136</text:p>
              </table:table-cell>
              <table:table-cell office:value-type="float" office:value="0.155865">
                <text:p>0.155865</text:p>
              </table:table-cell>
              <table:table-cell office:value-type="float" office:value="0.156428">
                <text:p>0.156428</text:p>
              </table:table-cell>
              <table:table-cell office:value-type="float" office:value="0.156711">
                <text:p>0.156711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160667">
                <text:p>0.160667</text:p>
              </table:table-cell>
              <table:table-cell office:value-type="float" office:value="0.156151">
                <text:p>0.156151</text:p>
              </table:table-cell>
              <table:table-cell office:value-type="float" office:value="0.156374">
                <text:p>0.156374</text:p>
              </table:table-cell>
              <table:table-cell office:value-type="float" office:value="0.156234">
                <text:p>0.156234</text:p>
              </table:table-cell>
              <table:table-cell office:value-type="float" office:value="0.156723">
                <text:p>0.156723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160648">
                <text:p>0.160648</text:p>
              </table:table-cell>
              <table:table-cell office:value-type="float" office:value="0.156138">
                <text:p>0.156138</text:p>
              </table:table-cell>
              <table:table-cell office:value-type="float" office:value="0.156062">
                <text:p>0.156062</text:p>
              </table:table-cell>
              <table:table-cell office:value-type="float" office:value="0.155953">
                <text:p>0.155953</text:p>
              </table:table-cell>
              <table:table-cell office:value-type="float" office:value="0.156701">
                <text:p>0.156701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160895">
                <text:p>0.160895</text:p>
              </table:table-cell>
              <table:table-cell office:value-type="float" office:value="0.15617">
                <text:p>0.15617</text:p>
              </table:table-cell>
              <table:table-cell office:value-type="float" office:value="0.156205">
                <text:p>0.156205</text:p>
              </table:table-cell>
              <table:table-cell office:value-type="float" office:value="0.155798">
                <text:p>0.155798</text:p>
              </table:table-cell>
              <table:table-cell office:value-type="float" office:value="0.156723">
                <text:p>0.156723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160994">
                <text:p>0.160994</text:p>
              </table:table-cell>
              <table:table-cell office:value-type="float" office:value="0.156217">
                <text:p>0.156217</text:p>
              </table:table-cell>
              <table:table-cell office:value-type="float" office:value="0.156239">
                <text:p>0.156239</text:p>
              </table:table-cell>
              <table:table-cell office:value-type="float" office:value="0.156172">
                <text:p>0.156172</text:p>
              </table:table-cell>
              <table:table-cell office:value-type="float" office:value="0.156675">
                <text:p>0.156675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160601">
                <text:p>0.160601</text:p>
              </table:table-cell>
              <table:table-cell office:value-type="float" office:value="0.156146">
                <text:p>0.156146</text:p>
              </table:table-cell>
              <table:table-cell office:value-type="float" office:value="0.156231">
                <text:p>0.156231</text:p>
              </table:table-cell>
              <table:table-cell office:value-type="float" office:value="0.156459">
                <text:p>0.156459</text:p>
              </table:table-cell>
              <table:table-cell office:value-type="float" office:value="0.156722">
                <text:p>0.156722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160991">
                <text:p>0.160991</text:p>
              </table:table-cell>
              <table:table-cell office:value-type="float" office:value="0.156164">
                <text:p>0.156164</text:p>
              </table:table-cell>
              <table:table-cell office:value-type="float" office:value="0.15683">
                <text:p>0.15683</text:p>
              </table:table-cell>
              <table:table-cell office:value-type="float" office:value="0.156119">
                <text:p>0.156119</text:p>
              </table:table-cell>
              <table:table-cell office:value-type="float" office:value="0.156708">
                <text:p>0.156708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160649">
                <text:p>0.160649</text:p>
              </table:table-cell>
              <table:table-cell office:value-type="float" office:value="0.156131">
                <text:p>0.156131</text:p>
              </table:table-cell>
              <table:table-cell office:value-type="float" office:value="0.156637">
                <text:p>0.156637</text:p>
              </table:table-cell>
              <table:table-cell office:value-type="float" office:value="0.155853">
                <text:p>0.155853</text:p>
              </table:table-cell>
              <table:table-cell office:value-type="float" office:value="0.156605">
                <text:p>0.156605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160691">
                <text:p>0.160691</text:p>
              </table:table-cell>
              <table:table-cell office:value-type="float" office:value="0.156157">
                <text:p>0.156157</text:p>
              </table:table-cell>
              <table:table-cell office:value-type="float" office:value="0.156244">
                <text:p>0.156244</text:p>
              </table:table-cell>
              <table:table-cell office:value-type="float" office:value="0.158666">
                <text:p>0.158666</text:p>
              </table:table-cell>
              <table:table-cell office:value-type="float" office:value="0.156739">
                <text:p>0.156739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160729">
                <text:p>0.160729</text:p>
              </table:table-cell>
              <table:table-cell office:value-type="float" office:value="0.156144">
                <text:p>0.156144</text:p>
              </table:table-cell>
              <table:table-cell office:value-type="float" office:value="0.155892">
                <text:p>0.155892</text:p>
              </table:table-cell>
              <table:table-cell office:value-type="float" office:value="0.155995">
                <text:p>0.155995</text:p>
              </table:table-cell>
              <table:table-cell office:value-type="float" office:value="0.156625">
                <text:p>0.15662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160605">
                <text:p>0.160605</text:p>
              </table:table-cell>
              <table:table-cell office:value-type="float" office:value="0.15615">
                <text:p>0.15615</text:p>
              </table:table-cell>
              <table:table-cell office:value-type="float" office:value="0.156062">
                <text:p>0.156062</text:p>
              </table:table-cell>
              <table:table-cell office:value-type="float" office:value="0.156034">
                <text:p>0.156034</text:p>
              </table:table-cell>
              <table:table-cell office:value-type="float" office:value="0.156665">
                <text:p>0.15666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160477">
                <text:p>0.160477</text:p>
              </table:table-cell>
              <table:table-cell office:value-type="float" office:value="0.15613">
                <text:p>0.15613</text:p>
              </table:table-cell>
              <table:table-cell office:value-type="float" office:value="0.155851">
                <text:p>0.155851</text:p>
              </table:table-cell>
              <table:table-cell office:value-type="float" office:value="0.155793">
                <text:p>0.155793</text:p>
              </table:table-cell>
              <table:table-cell office:value-type="float" office:value="0.156636">
                <text:p>0.156636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160519">
                <text:p>0.160519</text:p>
              </table:table-cell>
              <table:table-cell office:value-type="float" office:value="0.15611">
                <text:p>0.15611</text:p>
              </table:table-cell>
              <table:table-cell office:value-type="float" office:value="0.155893">
                <text:p>0.155893</text:p>
              </table:table-cell>
              <table:table-cell office:value-type="float" office:value="0.155953">
                <text:p>0.155953</text:p>
              </table:table-cell>
              <table:table-cell office:value-type="float" office:value="0.156637">
                <text:p>0.156637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161079">
                <text:p>0.161079</text:p>
              </table:table-cell>
              <table:table-cell office:value-type="float" office:value="0.15612">
                <text:p>0.15612</text:p>
              </table:table-cell>
              <table:table-cell office:value-type="float" office:value="0.156471">
                <text:p>0.156471</text:p>
              </table:table-cell>
              <table:table-cell office:value-type="float" office:value="0.155911">
                <text:p>0.155911</text:p>
              </table:table-cell>
              <table:table-cell office:value-type="float" office:value="0.156621">
                <text:p>0.156621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160386">
                <text:p>0.160386</text:p>
              </table:table-cell>
              <table:table-cell office:value-type="float" office:value="0.156341">
                <text:p>0.156341</text:p>
              </table:table-cell>
              <table:table-cell office:value-type="float" office:value="0.15594">
                <text:p>0.15594</text:p>
              </table:table-cell>
              <table:table-cell office:value-type="float" office:value="0.155903">
                <text:p>0.155903</text:p>
              </table:table-cell>
              <table:table-cell office:value-type="float" office:value="0.156636">
                <text:p>0.156636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160394">
                <text:p>0.160394</text:p>
              </table:table-cell>
              <table:table-cell office:value-type="float" office:value="0.156145">
                <text:p>0.156145</text:p>
              </table:table-cell>
              <table:table-cell office:value-type="float" office:value="0.156149">
                <text:p>0.156149</text:p>
              </table:table-cell>
              <table:table-cell office:value-type="float" office:value="0.156462">
                <text:p>0.156462</text:p>
              </table:table-cell>
              <table:table-cell office:value-type="float" office:value="0.156618">
                <text:p>0.156618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160289">
                <text:p>0.160289</text:p>
              </table:table-cell>
              <table:table-cell office:value-type="float" office:value="0.156088">
                <text:p>0.156088</text:p>
              </table:table-cell>
              <table:table-cell office:value-type="float" office:value="0.155855">
                <text:p>0.155855</text:p>
              </table:table-cell>
              <table:table-cell office:value-type="float" office:value="0.155801">
                <text:p>0.155801</text:p>
              </table:table-cell>
              <table:table-cell office:value-type="float" office:value="0.156589">
                <text:p>0.156589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160439">
                <text:p>0.160439</text:p>
              </table:table-cell>
              <table:table-cell office:value-type="float" office:value="0.156175">
                <text:p>0.156175</text:p>
              </table:table-cell>
              <table:table-cell office:value-type="float" office:value="0.156166">
                <text:p>0.156166</text:p>
              </table:table-cell>
              <table:table-cell office:value-type="float" office:value="0.156399">
                <text:p>0.156399</text:p>
              </table:table-cell>
              <table:table-cell office:value-type="float" office:value="0.156612">
                <text:p>0.156612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160721">
                <text:p>0.160721</text:p>
              </table:table-cell>
              <table:table-cell office:value-type="float" office:value="0.156142">
                <text:p>0.156142</text:p>
              </table:table-cell>
              <table:table-cell office:value-type="float" office:value="0.155894">
                <text:p>0.155894</text:p>
              </table:table-cell>
              <table:table-cell office:value-type="float" office:value="0.155816">
                <text:p>0.155816</text:p>
              </table:table-cell>
              <table:table-cell office:value-type="float" office:value="0.156605">
                <text:p>0.156605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160591">
                <text:p>0.160591</text:p>
              </table:table-cell>
              <table:table-cell office:value-type="float" office:value="0.156107">
                <text:p>0.156107</text:p>
              </table:table-cell>
              <table:table-cell office:value-type="float" office:value="0.155863">
                <text:p>0.155863</text:p>
              </table:table-cell>
              <table:table-cell office:value-type="float" office:value="0.15578">
                <text:p>0.15578</text:p>
              </table:table-cell>
              <table:table-cell office:value-type="float" office:value="0.156599">
                <text:p>0.156599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160655">
                <text:p>0.160655</text:p>
              </table:table-cell>
              <table:table-cell office:value-type="float" office:value="0.156107">
                <text:p>0.156107</text:p>
              </table:table-cell>
              <table:table-cell office:value-type="float" office:value="0.15642">
                <text:p>0.15642</text:p>
              </table:table-cell>
              <table:table-cell office:value-type="float" office:value="0.15643">
                <text:p>0.15643</text:p>
              </table:table-cell>
              <table:table-cell office:value-type="float" office:value="0.156556">
                <text:p>0.156556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160551">
                <text:p>0.160551</text:p>
              </table:table-cell>
              <table:table-cell office:value-type="float" office:value="0.156086">
                <text:p>0.156086</text:p>
              </table:table-cell>
              <table:table-cell office:value-type="float" office:value="0.156547">
                <text:p>0.156547</text:p>
              </table:table-cell>
              <table:table-cell office:value-type="float" office:value="0.157689">
                <text:p>0.157689</text:p>
              </table:table-cell>
              <table:table-cell office:value-type="float" office:value="0.156621">
                <text:p>0.156621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160947">
                <text:p>0.160947</text:p>
              </table:table-cell>
              <table:table-cell office:value-type="float" office:value="0.156083">
                <text:p>0.156083</text:p>
              </table:table-cell>
              <table:table-cell office:value-type="float" office:value="0.156458">
                <text:p>0.156458</text:p>
              </table:table-cell>
              <table:table-cell office:value-type="float" office:value="0.156917">
                <text:p>0.156917</text:p>
              </table:table-cell>
              <table:table-cell office:value-type="float" office:value="0.15658">
                <text:p>0.15658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160648">
                <text:p>0.160648</text:p>
              </table:table-cell>
              <table:table-cell office:value-type="float" office:value="0.156096">
                <text:p>0.156096</text:p>
              </table:table-cell>
              <table:table-cell office:value-type="float" office:value="0.156004">
                <text:p>0.156004</text:p>
              </table:table-cell>
              <table:table-cell office:value-type="float" office:value="0.156365">
                <text:p>0.156365</text:p>
              </table:table-cell>
              <table:table-cell office:value-type="float" office:value="0.156535">
                <text:p>0.156535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160503">
                <text:p>0.160503</text:p>
              </table:table-cell>
              <table:table-cell office:value-type="float" office:value="0.15612">
                <text:p>0.15612</text:p>
              </table:table-cell>
              <table:table-cell office:value-type="float" office:value="0.155821">
                <text:p>0.155821</text:p>
              </table:table-cell>
              <table:table-cell office:value-type="float" office:value="0.155892">
                <text:p>0.155892</text:p>
              </table:table-cell>
              <table:table-cell office:value-type="float" office:value="0.156593">
                <text:p>0.156593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16051">
                <text:p>0.16051</text:p>
              </table:table-cell>
              <table:table-cell office:value-type="float" office:value="0.156183">
                <text:p>0.156183</text:p>
              </table:table-cell>
              <table:table-cell office:value-type="float" office:value="0.156266">
                <text:p>0.156266</text:p>
              </table:table-cell>
              <table:table-cell office:value-type="float" office:value="0.15592">
                <text:p>0.15592</text:p>
              </table:table-cell>
              <table:table-cell office:value-type="float" office:value="0.156566">
                <text:p>0.156566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160408">
                <text:p>0.160408</text:p>
              </table:table-cell>
              <table:table-cell office:value-type="float" office:value="0.156061">
                <text:p>0.156061</text:p>
              </table:table-cell>
              <table:table-cell office:value-type="float" office:value="0.155888">
                <text:p>0.155888</text:p>
              </table:table-cell>
              <table:table-cell office:value-type="float" office:value="0.15704">
                <text:p>0.15704</text:p>
              </table:table-cell>
              <table:table-cell office:value-type="float" office:value="0.156529">
                <text:p>0.156529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160789">
                <text:p>0.160789</text:p>
              </table:table-cell>
              <table:table-cell office:value-type="float" office:value="0.156086">
                <text:p>0.156086</text:p>
              </table:table-cell>
              <table:table-cell office:value-type="float" office:value="0.155825">
                <text:p>0.155825</text:p>
              </table:table-cell>
              <table:table-cell office:value-type="float" office:value="0.15614">
                <text:p>0.15614</text:p>
              </table:table-cell>
              <table:table-cell office:value-type="float" office:value="0.156538">
                <text:p>0.156538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160755">
                <text:p>0.160755</text:p>
              </table:table-cell>
              <table:table-cell office:value-type="float" office:value="0.15617">
                <text:p>0.15617</text:p>
              </table:table-cell>
              <table:table-cell office:value-type="float" office:value="0.155947">
                <text:p>0.155947</text:p>
              </table:table-cell>
              <table:table-cell office:value-type="float" office:value="0.155934">
                <text:p>0.155934</text:p>
              </table:table-cell>
              <table:table-cell office:value-type="float" office:value="0.156522">
                <text:p>0.156522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16064">
                <text:p>0.16064</text:p>
              </table:table-cell>
              <table:table-cell office:value-type="float" office:value="0.156056">
                <text:p>0.156056</text:p>
              </table:table-cell>
              <table:table-cell office:value-type="float" office:value="0.156705">
                <text:p>0.156705</text:p>
              </table:table-cell>
              <table:table-cell office:value-type="float" office:value="0.156116">
                <text:p>0.156116</text:p>
              </table:table-cell>
              <table:table-cell office:value-type="float" office:value="0.156516">
                <text:p>0.156516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160707">
                <text:p>0.160707</text:p>
              </table:table-cell>
              <table:table-cell office:value-type="float" office:value="0.156068">
                <text:p>0.156068</text:p>
              </table:table-cell>
              <table:table-cell office:value-type="float" office:value="0.155886">
                <text:p>0.155886</text:p>
              </table:table-cell>
              <table:table-cell office:value-type="float" office:value="0.157817">
                <text:p>0.157817</text:p>
              </table:table-cell>
              <table:table-cell office:value-type="float" office:value="0.156564">
                <text:p>0.156564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161044">
                <text:p>0.161044</text:p>
              </table:table-cell>
              <table:table-cell office:value-type="float" office:value="0.156081">
                <text:p>0.156081</text:p>
              </table:table-cell>
              <table:table-cell office:value-type="float" office:value="0.155837">
                <text:p>0.155837</text:p>
              </table:table-cell>
              <table:table-cell office:value-type="float" office:value="0.156171">
                <text:p>0.156171</text:p>
              </table:table-cell>
              <table:table-cell office:value-type="float" office:value="0.156507">
                <text:p>0.156507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160639">
                <text:p>0.160639</text:p>
              </table:table-cell>
              <table:table-cell office:value-type="float" office:value="0.156059">
                <text:p>0.156059</text:p>
              </table:table-cell>
              <table:table-cell office:value-type="float" office:value="0.155935">
                <text:p>0.155935</text:p>
              </table:table-cell>
              <table:table-cell office:value-type="float" office:value="0.155915">
                <text:p>0.155915</text:p>
              </table:table-cell>
              <table:table-cell office:value-type="float" office:value="0.156492">
                <text:p>0.156492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160891">
                <text:p>0.160891</text:p>
              </table:table-cell>
              <table:table-cell office:value-type="float" office:value="0.156043">
                <text:p>0.156043</text:p>
              </table:table-cell>
              <table:table-cell office:value-type="float" office:value="0.155847">
                <text:p>0.155847</text:p>
              </table:table-cell>
              <table:table-cell office:value-type="float" office:value="0.156558">
                <text:p>0.156558</text:p>
              </table:table-cell>
              <table:table-cell office:value-type="float" office:value="0.156508">
                <text:p>0.156508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160673">
                <text:p>0.160673</text:p>
              </table:table-cell>
              <table:table-cell office:value-type="float" office:value="0.156141">
                <text:p>0.156141</text:p>
              </table:table-cell>
              <table:table-cell office:value-type="float" office:value="0.15647">
                <text:p>0.15647</text:p>
              </table:table-cell>
              <table:table-cell office:value-type="float" office:value="0.155935">
                <text:p>0.155935</text:p>
              </table:table-cell>
              <table:table-cell office:value-type="float" office:value="0.156515">
                <text:p>0.156515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160786">
                <text:p>0.160786</text:p>
              </table:table-cell>
              <table:table-cell office:value-type="float" office:value="0.156046">
                <text:p>0.156046</text:p>
              </table:table-cell>
              <table:table-cell office:value-type="float" office:value="0.156047">
                <text:p>0.156047</text:p>
              </table:table-cell>
              <table:table-cell office:value-type="float" office:value="0.1558">
                <text:p>0.1558</text:p>
              </table:table-cell>
              <table:table-cell office:value-type="float" office:value="0.156468">
                <text:p>0.156468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160547">
                <text:p>0.160547</text:p>
              </table:table-cell>
              <table:table-cell office:value-type="float" office:value="0.156037">
                <text:p>0.156037</text:p>
              </table:table-cell>
              <table:table-cell office:value-type="float" office:value="0.156079">
                <text:p>0.156079</text:p>
              </table:table-cell>
              <table:table-cell office:value-type="float" office:value="0.155831">
                <text:p>0.155831</text:p>
              </table:table-cell>
              <table:table-cell office:value-type="float" office:value="0.156455">
                <text:p>0.156455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160575">
                <text:p>0.160575</text:p>
              </table:table-cell>
              <table:table-cell office:value-type="float" office:value="0.156137">
                <text:p>0.156137</text:p>
              </table:table-cell>
              <table:table-cell office:value-type="float" office:value="0.156131">
                <text:p>0.156131</text:p>
              </table:table-cell>
              <table:table-cell office:value-type="float" office:value="0.15581">
                <text:p>0.15581</text:p>
              </table:table-cell>
              <table:table-cell office:value-type="float" office:value="0.1565">
                <text:p>0.156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16047">
                <text:p>0.16047</text:p>
              </table:table-cell>
              <table:table-cell office:value-type="float" office:value="0.15618">
                <text:p>0.15618</text:p>
              </table:table-cell>
              <table:table-cell office:value-type="float" office:value="0.156102">
                <text:p>0.156102</text:p>
              </table:table-cell>
              <table:table-cell office:value-type="float" office:value="0.155814">
                <text:p>0.155814</text:p>
              </table:table-cell>
              <table:table-cell office:value-type="float" office:value="0.156493">
                <text:p>0.156493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160674">
                <text:p>0.160674</text:p>
              </table:table-cell>
              <table:table-cell office:value-type="float" office:value="0.156041">
                <text:p>0.156041</text:p>
              </table:table-cell>
              <table:table-cell office:value-type="float" office:value="0.156403">
                <text:p>0.156403</text:p>
              </table:table-cell>
              <table:table-cell office:value-type="float" office:value="0.155932">
                <text:p>0.155932</text:p>
              </table:table-cell>
              <table:table-cell office:value-type="float" office:value="0.156457">
                <text:p>0.156457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16071">
                <text:p>0.16071</text:p>
              </table:table-cell>
              <table:table-cell office:value-type="float" office:value="0.156046">
                <text:p>0.156046</text:p>
              </table:table-cell>
              <table:table-cell office:value-type="float" office:value="0.155847">
                <text:p>0.155847</text:p>
              </table:table-cell>
              <table:table-cell office:value-type="float" office:value="0.156071">
                <text:p>0.156071</text:p>
              </table:table-cell>
              <table:table-cell office:value-type="float" office:value="0.15643">
                <text:p>0.15643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160686">
                <text:p>0.160686</text:p>
              </table:table-cell>
              <table:table-cell office:value-type="float" office:value="0.156059">
                <text:p>0.156059</text:p>
              </table:table-cell>
              <table:table-cell office:value-type="float" office:value="0.157281">
                <text:p>0.157281</text:p>
              </table:table-cell>
              <table:table-cell office:value-type="float" office:value="0.156059">
                <text:p>0.156059</text:p>
              </table:table-cell>
              <table:table-cell office:value-type="float" office:value="0.156439">
                <text:p>0.156439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160681">
                <text:p>0.160681</text:p>
              </table:table-cell>
              <table:table-cell office:value-type="float" office:value="0.156134">
                <text:p>0.156134</text:p>
              </table:table-cell>
              <table:table-cell office:value-type="float" office:value="0.15583">
                <text:p>0.15583</text:p>
              </table:table-cell>
              <table:table-cell office:value-type="float" office:value="0.156491">
                <text:p>0.156491</text:p>
              </table:table-cell>
              <table:table-cell office:value-type="float" office:value="0.156496">
                <text:p>0.156496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160685">
                <text:p>0.160685</text:p>
              </table:table-cell>
              <table:table-cell office:value-type="float" office:value="0.156048">
                <text:p>0.156048</text:p>
              </table:table-cell>
              <table:table-cell office:value-type="float" office:value="0.155974">
                <text:p>0.155974</text:p>
              </table:table-cell>
              <table:table-cell office:value-type="float" office:value="0.155943">
                <text:p>0.155943</text:p>
              </table:table-cell>
              <table:table-cell office:value-type="float" office:value="0.156435">
                <text:p>0.156435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161217">
                <text:p>0.161217</text:p>
              </table:table-cell>
              <table:table-cell office:value-type="float" office:value="0.156026">
                <text:p>0.156026</text:p>
              </table:table-cell>
              <table:table-cell office:value-type="float" office:value="0.15592">
                <text:p>0.15592</text:p>
              </table:table-cell>
              <table:table-cell office:value-type="float" office:value="0.156503">
                <text:p>0.156503</text:p>
              </table:table-cell>
              <table:table-cell office:value-type="float" office:value="0.156419">
                <text:p>0.156419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16085">
                <text:p>0.16085</text:p>
              </table:table-cell>
              <table:table-cell office:value-type="float" office:value="0.156024">
                <text:p>0.156024</text:p>
              </table:table-cell>
              <table:table-cell office:value-type="float" office:value="0.157124">
                <text:p>0.157124</text:p>
              </table:table-cell>
              <table:table-cell office:value-type="float" office:value="0.155795">
                <text:p>0.155795</text:p>
              </table:table-cell>
              <table:table-cell office:value-type="float" office:value="0.15639">
                <text:p>0.15639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16072">
                <text:p>0.16072</text:p>
              </table:table-cell>
              <table:table-cell office:value-type="float" office:value="0.156047">
                <text:p>0.156047</text:p>
              </table:table-cell>
              <table:table-cell office:value-type="float" office:value="0.156425">
                <text:p>0.156425</text:p>
              </table:table-cell>
              <table:table-cell office:value-type="float" office:value="0.157287">
                <text:p>0.157287</text:p>
              </table:table-cell>
              <table:table-cell office:value-type="float" office:value="0.156442">
                <text:p>0.156442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160867">
                <text:p>0.160867</text:p>
              </table:table-cell>
              <table:table-cell office:value-type="float" office:value="0.156049">
                <text:p>0.156049</text:p>
              </table:table-cell>
              <table:table-cell office:value-type="float" office:value="0.15608">
                <text:p>0.15608</text:p>
              </table:table-cell>
              <table:table-cell office:value-type="float" office:value="0.155877">
                <text:p>0.155877</text:p>
              </table:table-cell>
              <table:table-cell office:value-type="float" office:value="0.156378">
                <text:p>0.156378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160714">
                <text:p>0.160714</text:p>
              </table:table-cell>
              <table:table-cell office:value-type="float" office:value="0.156009">
                <text:p>0.156009</text:p>
              </table:table-cell>
              <table:table-cell office:value-type="float" office:value="0.155847">
                <text:p>0.155847</text:p>
              </table:table-cell>
              <table:table-cell office:value-type="float" office:value="0.155809">
                <text:p>0.155809</text:p>
              </table:table-cell>
              <table:table-cell office:value-type="float" office:value="0.156437">
                <text:p>0.156437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160823">
                <text:p>0.160823</text:p>
              </table:table-cell>
              <table:table-cell office:value-type="float" office:value="0.156071">
                <text:p>0.156071</text:p>
              </table:table-cell>
              <table:table-cell office:value-type="float" office:value="0.155819">
                <text:p>0.155819</text:p>
              </table:table-cell>
              <table:table-cell office:value-type="float" office:value="0.156966">
                <text:p>0.156966</text:p>
              </table:table-cell>
              <table:table-cell office:value-type="float" office:value="0.156397">
                <text:p>0.156397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161115">
                <text:p>0.161115</text:p>
              </table:table-cell>
              <table:table-cell office:value-type="float" office:value="0.156026">
                <text:p>0.156026</text:p>
              </table:table-cell>
              <table:table-cell office:value-type="float" office:value="0.155825">
                <text:p>0.155825</text:p>
              </table:table-cell>
              <table:table-cell office:value-type="float" office:value="0.155904">
                <text:p>0.155904</text:p>
              </table:table-cell>
              <table:table-cell office:value-type="float" office:value="0.156347">
                <text:p>0.156347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161034">
                <text:p>0.161034</text:p>
              </table:table-cell>
              <table:table-cell office:value-type="float" office:value="0.156088">
                <text:p>0.156088</text:p>
              </table:table-cell>
              <table:table-cell office:value-type="float" office:value="0.155843">
                <text:p>0.155843</text:p>
              </table:table-cell>
              <table:table-cell office:value-type="float" office:value="0.156065">
                <text:p>0.156065</text:p>
              </table:table-cell>
              <table:table-cell office:value-type="float" office:value="0.156422">
                <text:p>0.156422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16071">
                <text:p>0.16071</text:p>
              </table:table-cell>
              <table:table-cell office:value-type="float" office:value="0.156006">
                <text:p>0.156006</text:p>
              </table:table-cell>
              <table:table-cell office:value-type="float" office:value="0.157593">
                <text:p>0.157593</text:p>
              </table:table-cell>
              <table:table-cell office:value-type="float" office:value="0.155895">
                <text:p>0.155895</text:p>
              </table:table-cell>
              <table:table-cell office:value-type="float" office:value="0.156385">
                <text:p>0.156385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160589">
                <text:p>0.160589</text:p>
              </table:table-cell>
              <table:table-cell office:value-type="float" office:value="0.15601">
                <text:p>0.15601</text:p>
              </table:table-cell>
              <table:table-cell office:value-type="float" office:value="0.156399">
                <text:p>0.156399</text:p>
              </table:table-cell>
              <table:table-cell office:value-type="float" office:value="0.155819">
                <text:p>0.155819</text:p>
              </table:table-cell>
              <table:table-cell office:value-type="float" office:value="0.156347">
                <text:p>0.156347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160735">
                <text:p>0.160735</text:p>
              </table:table-cell>
              <table:table-cell office:value-type="float" office:value="0.156055">
                <text:p>0.156055</text:p>
              </table:table-cell>
              <table:table-cell office:value-type="float" office:value="0.156404">
                <text:p>0.156404</text:p>
              </table:table-cell>
              <table:table-cell office:value-type="float" office:value="0.155843">
                <text:p>0.155843</text:p>
              </table:table-cell>
              <table:table-cell office:value-type="float" office:value="0.156411">
                <text:p>0.156411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160664">
                <text:p>0.160664</text:p>
              </table:table-cell>
              <table:table-cell office:value-type="float" office:value="0.156092">
                <text:p>0.156092</text:p>
              </table:table-cell>
              <table:table-cell office:value-type="float" office:value="0.156207">
                <text:p>0.156207</text:p>
              </table:table-cell>
              <table:table-cell office:value-type="float" office:value="0.15605">
                <text:p>0.15605</text:p>
              </table:table-cell>
              <table:table-cell office:value-type="float" office:value="0.156391">
                <text:p>0.156391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160875">
                <text:p>0.160875</text:p>
              </table:table-cell>
              <table:table-cell office:value-type="float" office:value="0.155984">
                <text:p>0.155984</text:p>
              </table:table-cell>
              <table:table-cell office:value-type="float" office:value="0.155928">
                <text:p>0.155928</text:p>
              </table:table-cell>
              <table:table-cell office:value-type="float" office:value="0.155818">
                <text:p>0.155818</text:p>
              </table:table-cell>
              <table:table-cell office:value-type="float" office:value="0.156336">
                <text:p>0.156336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160776">
                <text:p>0.160776</text:p>
              </table:table-cell>
              <table:table-cell office:value-type="float" office:value="0.155988">
                <text:p>0.155988</text:p>
              </table:table-cell>
              <table:table-cell office:value-type="float" office:value="0.156159">
                <text:p>0.156159</text:p>
              </table:table-cell>
              <table:table-cell office:value-type="float" office:value="0.156416">
                <text:p>0.156416</text:p>
              </table:table-cell>
              <table:table-cell office:value-type="float" office:value="0.156391">
                <text:p>0.156391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160717">
                <text:p>0.160717</text:p>
              </table:table-cell>
              <table:table-cell office:value-type="float" office:value="0.155999">
                <text:p>0.155999</text:p>
              </table:table-cell>
              <table:table-cell office:value-type="float" office:value="0.156684">
                <text:p>0.156684</text:p>
              </table:table-cell>
              <table:table-cell office:value-type="float" office:value="0.156125">
                <text:p>0.156125</text:p>
              </table:table-cell>
              <table:table-cell office:value-type="float" office:value="0.15634">
                <text:p>0.15634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16059">
                <text:p>0.16059</text:p>
              </table:table-cell>
              <table:table-cell office:value-type="float" office:value="0.156053">
                <text:p>0.156053</text:p>
              </table:table-cell>
              <table:table-cell office:value-type="float" office:value="0.155931">
                <text:p>0.155931</text:p>
              </table:table-cell>
              <table:table-cell office:value-type="float" office:value="0.155792">
                <text:p>0.155792</text:p>
              </table:table-cell>
              <table:table-cell office:value-type="float" office:value="0.156366">
                <text:p>0.156366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160508">
                <text:p>0.160508</text:p>
              </table:table-cell>
              <table:table-cell office:value-type="float" office:value="0.15612">
                <text:p>0.15612</text:p>
              </table:table-cell>
              <table:table-cell office:value-type="float" office:value="0.156499">
                <text:p>0.156499</text:p>
              </table:table-cell>
              <table:table-cell office:value-type="float" office:value="0.155926">
                <text:p>0.155926</text:p>
              </table:table-cell>
              <table:table-cell office:value-type="float" office:value="0.156352">
                <text:p>0.156352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160435">
                <text:p>0.160435</text:p>
              </table:table-cell>
              <table:table-cell office:value-type="float" office:value="0.156041">
                <text:p>0.156041</text:p>
              </table:table-cell>
              <table:table-cell office:value-type="float" office:value="0.155938">
                <text:p>0.155938</text:p>
              </table:table-cell>
              <table:table-cell office:value-type="float" office:value="0.155993">
                <text:p>0.155993</text:p>
              </table:table-cell>
              <table:table-cell office:value-type="float" office:value="0.156377">
                <text:p>0.156377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160447">
                <text:p>0.160447</text:p>
              </table:table-cell>
              <table:table-cell office:value-type="float" office:value="0.155982">
                <text:p>0.155982</text:p>
              </table:table-cell>
              <table:table-cell office:value-type="float" office:value="0.155933">
                <text:p>0.155933</text:p>
              </table:table-cell>
              <table:table-cell office:value-type="float" office:value="0.155805">
                <text:p>0.155805</text:p>
              </table:table-cell>
              <table:table-cell office:value-type="float" office:value="0.156319">
                <text:p>0.156319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160422">
                <text:p>0.160422</text:p>
              </table:table-cell>
              <table:table-cell office:value-type="float" office:value="0.155979">
                <text:p>0.155979</text:p>
              </table:table-cell>
              <table:table-cell office:value-type="float" office:value="0.155922">
                <text:p>0.155922</text:p>
              </table:table-cell>
              <table:table-cell office:value-type="float" office:value="0.156188">
                <text:p>0.156188</text:p>
              </table:table-cell>
              <table:table-cell office:value-type="float" office:value="0.156387">
                <text:p>0.156387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160347">
                <text:p>0.160347</text:p>
              </table:table-cell>
              <table:table-cell office:value-type="float" office:value="0.15598">
                <text:p>0.15598</text:p>
              </table:table-cell>
              <table:table-cell office:value-type="float" office:value="0.155978">
                <text:p>0.155978</text:p>
              </table:table-cell>
              <table:table-cell office:value-type="float" office:value="0.156337">
                <text:p>0.156337</text:p>
              </table:table-cell>
              <table:table-cell office:value-type="float" office:value="0.156356">
                <text:p>0.156356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160758">
                <text:p>0.160758</text:p>
              </table:table-cell>
              <table:table-cell office:value-type="float" office:value="0.155984">
                <text:p>0.155984</text:p>
              </table:table-cell>
              <table:table-cell office:value-type="float" office:value="0.15635">
                <text:p>0.15635</text:p>
              </table:table-cell>
              <table:table-cell office:value-type="float" office:value="0.155797">
                <text:p>0.155797</text:p>
              </table:table-cell>
              <table:table-cell office:value-type="float" office:value="0.156313">
                <text:p>0.156313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160536">
                <text:p>0.160536</text:p>
              </table:table-cell>
              <table:table-cell office:value-type="float" office:value="0.155994">
                <text:p>0.155994</text:p>
              </table:table-cell>
              <table:table-cell office:value-type="float" office:value="0.156512">
                <text:p>0.156512</text:p>
              </table:table-cell>
              <table:table-cell office:value-type="float" office:value="0.155882">
                <text:p>0.155882</text:p>
              </table:table-cell>
              <table:table-cell office:value-type="float" office:value="0.156364">
                <text:p>0.156364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161135">
                <text:p>0.161135</text:p>
              </table:table-cell>
              <table:table-cell office:value-type="float" office:value="0.156064">
                <text:p>0.156064</text:p>
              </table:table-cell>
              <table:table-cell office:value-type="float" office:value="0.156016">
                <text:p>0.156016</text:p>
              </table:table-cell>
              <table:table-cell office:value-type="float" office:value="0.156858">
                <text:p>0.156858</text:p>
              </table:table-cell>
              <table:table-cell office:value-type="float" office:value="0.156357">
                <text:p>0.156357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160661">
                <text:p>0.160661</text:p>
              </table:table-cell>
              <table:table-cell office:value-type="float" office:value="0.155967">
                <text:p>0.155967</text:p>
              </table:table-cell>
              <table:table-cell office:value-type="float" office:value="0.156556">
                <text:p>0.156556</text:p>
              </table:table-cell>
              <table:table-cell office:value-type="float" office:value="0.156586">
                <text:p>0.156586</text:p>
              </table:table-cell>
              <table:table-cell office:value-type="float" office:value="0.156306">
                <text:p>0.156306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160605">
                <text:p>0.160605</text:p>
              </table:table-cell>
              <table:table-cell office:value-type="float" office:value="0.155964">
                <text:p>0.155964</text:p>
              </table:table-cell>
              <table:table-cell office:value-type="float" office:value="0.15586">
                <text:p>0.15586</text:p>
              </table:table-cell>
              <table:table-cell office:value-type="float" office:value="0.155803">
                <text:p>0.155803</text:p>
              </table:table-cell>
              <table:table-cell office:value-type="float" office:value="0.156373">
                <text:p>0.156373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160773">
                <text:p>0.160773</text:p>
              </table:table-cell>
              <table:table-cell office:value-type="float" office:value="0.156005">
                <text:p>0.156005</text:p>
              </table:table-cell>
              <table:table-cell office:value-type="float" office:value="0.157757">
                <text:p>0.157757</text:p>
              </table:table-cell>
              <table:table-cell office:value-type="float" office:value="0.156287">
                <text:p>0.156287</text:p>
              </table:table-cell>
              <table:table-cell office:value-type="float" office:value="0.156335">
                <text:p>0.156335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160817">
                <text:p>0.160817</text:p>
              </table:table-cell>
              <table:table-cell office:value-type="float" office:value="0.156035">
                <text:p>0.156035</text:p>
              </table:table-cell>
              <table:table-cell office:value-type="float" office:value="0.15642">
                <text:p>0.15642</text:p>
              </table:table-cell>
              <table:table-cell office:value-type="float" office:value="0.156293">
                <text:p>0.156293</text:p>
              </table:table-cell>
              <table:table-cell office:value-type="float" office:value="0.15637">
                <text:p>0.15637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160819">
                <text:p>0.160819</text:p>
              </table:table-cell>
              <table:table-cell office:value-type="float" office:value="0.156014">
                <text:p>0.156014</text:p>
              </table:table-cell>
              <table:table-cell office:value-type="float" office:value="0.155861">
                <text:p>0.155861</text:p>
              </table:table-cell>
              <table:table-cell office:value-type="float" office:value="0.156674">
                <text:p>0.156674</text:p>
              </table:table-cell>
              <table:table-cell office:value-type="float" office:value="0.156275">
                <text:p>0.156275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161226">
                <text:p>0.161226</text:p>
              </table:table-cell>
              <table:table-cell office:value-type="float" office:value="0.155975">
                <text:p>0.155975</text:p>
              </table:table-cell>
              <table:table-cell office:value-type="float" office:value="0.156905">
                <text:p>0.156905</text:p>
              </table:table-cell>
              <table:table-cell office:value-type="float" office:value="0.155933">
                <text:p>0.155933</text:p>
              </table:table-cell>
              <table:table-cell office:value-type="float" office:value="0.15635">
                <text:p>0.15635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160813">
                <text:p>0.160813</text:p>
              </table:table-cell>
              <table:table-cell office:value-type="float" office:value="0.155961">
                <text:p>0.155961</text:p>
              </table:table-cell>
              <table:table-cell office:value-type="float" office:value="0.155915">
                <text:p>0.155915</text:p>
              </table:table-cell>
              <table:table-cell office:value-type="float" office:value="0.155818">
                <text:p>0.155818</text:p>
              </table:table-cell>
              <table:table-cell office:value-type="float" office:value="0.156303">
                <text:p>0.156303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160557">
                <text:p>0.160557</text:p>
              </table:table-cell>
              <table:table-cell office:value-type="float" office:value="0.155952">
                <text:p>0.155952</text:p>
              </table:table-cell>
              <table:table-cell office:value-type="float" office:value="0.155826">
                <text:p>0.155826</text:p>
              </table:table-cell>
              <table:table-cell office:value-type="float" office:value="0.155853">
                <text:p>0.155853</text:p>
              </table:table-cell>
              <table:table-cell office:value-type="float" office:value="0.156358">
                <text:p>0.156358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160846">
                <text:p>0.160846</text:p>
              </table:table-cell>
              <table:table-cell office:value-type="float" office:value="0.155964">
                <text:p>0.155964</text:p>
              </table:table-cell>
              <table:table-cell office:value-type="float" office:value="0.15579">
                <text:p>0.15579</text:p>
              </table:table-cell>
              <table:table-cell office:value-type="float" office:value="0.155992">
                <text:p>0.155992</text:p>
              </table:table-cell>
              <table:table-cell office:value-type="float" office:value="0.156334">
                <text:p>0.156334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160851">
                <text:p>0.160851</text:p>
              </table:table-cell>
              <table:table-cell office:value-type="float" office:value="0.155952">
                <text:p>0.155952</text:p>
              </table:table-cell>
              <table:table-cell office:value-type="float" office:value="0.156071">
                <text:p>0.156071</text:p>
              </table:table-cell>
              <table:table-cell office:value-type="float" office:value="0.156993">
                <text:p>0.156993</text:p>
              </table:table-cell>
              <table:table-cell office:value-type="float" office:value="0.156303">
                <text:p>0.156303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160603">
                <text:p>0.160603</text:p>
              </table:table-cell>
              <table:table-cell office:value-type="float" office:value="0.156046">
                <text:p>0.156046</text:p>
              </table:table-cell>
              <table:table-cell office:value-type="float" office:value="0.155954">
                <text:p>0.155954</text:p>
              </table:table-cell>
              <table:table-cell office:value-type="float" office:value="0.155802">
                <text:p>0.155802</text:p>
              </table:table-cell>
              <table:table-cell office:value-type="float" office:value="0.156359">
                <text:p>0.156359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160761">
                <text:p>0.160761</text:p>
              </table:table-cell>
              <table:table-cell office:value-type="float" office:value="0.155975">
                <text:p>0.155975</text:p>
              </table:table-cell>
              <table:table-cell office:value-type="float" office:value="0.156711">
                <text:p>0.156711</text:p>
              </table:table-cell>
              <table:table-cell office:value-type="float" office:value="0.155967">
                <text:p>0.155967</text:p>
              </table:table-cell>
              <table:table-cell office:value-type="float" office:value="0.156279">
                <text:p>0.156279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160577">
                <text:p>0.160577</text:p>
              </table:table-cell>
              <table:table-cell office:value-type="float" office:value="0.156057">
                <text:p>0.156057</text:p>
              </table:table-cell>
              <table:table-cell office:value-type="float" office:value="0.15585">
                <text:p>0.15585</text:p>
              </table:table-cell>
              <table:table-cell office:value-type="float" office:value="0.155804">
                <text:p>0.155804</text:p>
              </table:table-cell>
              <table:table-cell office:value-type="float" office:value="0.156362">
                <text:p>0.156362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160618">
                <text:p>0.160618</text:p>
              </table:table-cell>
              <table:table-cell office:value-type="float" office:value="0.155954">
                <text:p>0.155954</text:p>
              </table:table-cell>
              <table:table-cell office:value-type="float" office:value="0.157103">
                <text:p>0.157103</text:p>
              </table:table-cell>
              <table:table-cell office:value-type="float" office:value="0.156567">
                <text:p>0.156567</text:p>
              </table:table-cell>
              <table:table-cell office:value-type="float" office:value="0.156315">
                <text:p>0.156315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161165">
                <text:p>0.161165</text:p>
              </table:table-cell>
              <table:table-cell office:value-type="float" office:value="0.156047">
                <text:p>0.156047</text:p>
              </table:table-cell>
              <table:table-cell office:value-type="float" office:value="0.15596">
                <text:p>0.15596</text:p>
              </table:table-cell>
              <table:table-cell office:value-type="float" office:value="0.15587">
                <text:p>0.15587</text:p>
              </table:table-cell>
              <table:table-cell office:value-type="float" office:value="0.156319">
                <text:p>0.156319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160399">
                <text:p>0.160399</text:p>
              </table:table-cell>
              <table:table-cell office:value-type="float" office:value="0.155935">
                <text:p>0.155935</text:p>
              </table:table-cell>
              <table:table-cell office:value-type="float" office:value="0.157781">
                <text:p>0.157781</text:p>
              </table:table-cell>
              <table:table-cell office:value-type="float" office:value="0.155868">
                <text:p>0.155868</text:p>
              </table:table-cell>
              <table:table-cell office:value-type="float" office:value="0.156306">
                <text:p>0.156306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160524">
                <text:p>0.160524</text:p>
              </table:table-cell>
              <table:table-cell office:value-type="float" office:value="0.155964">
                <text:p>0.155964</text:p>
              </table:table-cell>
              <table:table-cell office:value-type="float" office:value="0.156355">
                <text:p>0.156355</text:p>
              </table:table-cell>
              <table:table-cell office:value-type="float" office:value="0.15632">
                <text:p>0.15632</text:p>
              </table:table-cell>
              <table:table-cell office:value-type="float" office:value="0.156314">
                <text:p>0.156314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160519">
                <text:p>0.160519</text:p>
              </table:table-cell>
              <table:table-cell office:value-type="float" office:value="0.155943">
                <text:p>0.155943</text:p>
              </table:table-cell>
              <table:table-cell office:value-type="float" office:value="0.159958">
                <text:p>0.159958</text:p>
              </table:table-cell>
              <table:table-cell office:value-type="float" office:value="0.156148">
                <text:p>0.156148</text:p>
              </table:table-cell>
              <table:table-cell office:value-type="float" office:value="0.156316">
                <text:p>0.156316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160918">
                <text:p>0.160918</text:p>
              </table:table-cell>
              <table:table-cell office:value-type="float" office:value="0.155937">
                <text:p>0.155937</text:p>
              </table:table-cell>
              <table:table-cell office:value-type="float" office:value="0.156545">
                <text:p>0.156545</text:p>
              </table:table-cell>
              <table:table-cell office:value-type="float" office:value="0.155965">
                <text:p>0.155965</text:p>
              </table:table-cell>
              <table:table-cell office:value-type="float" office:value="0.156282">
                <text:p>0.156282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160645">
                <text:p>0.160645</text:p>
              </table:table-cell>
              <table:table-cell office:value-type="float" office:value="0.156106">
                <text:p>0.156106</text:p>
              </table:table-cell>
              <table:table-cell office:value-type="float" office:value="0.155822">
                <text:p>0.155822</text:p>
              </table:table-cell>
              <table:table-cell office:value-type="float" office:value="0.155942">
                <text:p>0.155942</text:p>
              </table:table-cell>
              <table:table-cell office:value-type="float" office:value="0.156352">
                <text:p>0.156352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160637">
                <text:p>0.160637</text:p>
              </table:table-cell>
              <table:table-cell office:value-type="float" office:value="0.156039">
                <text:p>0.156039</text:p>
              </table:table-cell>
              <table:table-cell office:value-type="float" office:value="0.156161">
                <text:p>0.156161</text:p>
              </table:table-cell>
              <table:table-cell office:value-type="float" office:value="0.156276">
                <text:p>0.156276</text:p>
              </table:table-cell>
              <table:table-cell office:value-type="float" office:value="0.156284">
                <text:p>0.156284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160862">
                <text:p>0.160862</text:p>
              </table:table-cell>
              <table:table-cell office:value-type="float" office:value="0.155943">
                <text:p>0.155943</text:p>
              </table:table-cell>
              <table:table-cell office:value-type="float" office:value="0.156809">
                <text:p>0.156809</text:p>
              </table:table-cell>
              <table:table-cell office:value-type="float" office:value="0.156245">
                <text:p>0.156245</text:p>
              </table:table-cell>
              <table:table-cell office:value-type="float" office:value="0.156348">
                <text:p>0.156348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160475">
                <text:p>0.160475</text:p>
              </table:table-cell>
              <table:table-cell office:value-type="float" office:value="0.155936">
                <text:p>0.155936</text:p>
              </table:table-cell>
              <table:table-cell office:value-type="float" office:value="0.156472">
                <text:p>0.156472</text:p>
              </table:table-cell>
              <table:table-cell office:value-type="float" office:value="0.156173">
                <text:p>0.156173</text:p>
              </table:table-cell>
              <table:table-cell office:value-type="float" office:value="0.15628">
                <text:p>0.15628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160644">
                <text:p>0.160644</text:p>
              </table:table-cell>
              <table:table-cell office:value-type="float" office:value="0.156057">
                <text:p>0.156057</text:p>
              </table:table-cell>
              <table:table-cell office:value-type="float" office:value="0.156174">
                <text:p>0.156174</text:p>
              </table:table-cell>
              <table:table-cell office:value-type="float" office:value="0.156023">
                <text:p>0.156023</text:p>
              </table:table-cell>
              <table:table-cell office:value-type="float" office:value="0.156327">
                <text:p>0.156327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160737">
                <text:p>0.160737</text:p>
              </table:table-cell>
              <table:table-cell office:value-type="float" office:value="0.155952">
                <text:p>0.155952</text:p>
              </table:table-cell>
              <table:table-cell office:value-type="float" office:value="0.1559">
                <text:p>0.1559</text:p>
              </table:table-cell>
              <table:table-cell office:value-type="float" office:value="0.156607">
                <text:p>0.156607</text:p>
              </table:table-cell>
              <table:table-cell office:value-type="float" office:value="0.156285">
                <text:p>0.156285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16069">
                <text:p>0.16069</text:p>
              </table:table-cell>
              <table:table-cell office:value-type="float" office:value="0.155979">
                <text:p>0.155979</text:p>
              </table:table-cell>
              <table:table-cell office:value-type="float" office:value="0.155848">
                <text:p>0.155848</text:p>
              </table:table-cell>
              <table:table-cell office:value-type="float" office:value="0.155919">
                <text:p>0.155919</text:p>
              </table:table-cell>
              <table:table-cell office:value-type="float" office:value="0.156348">
                <text:p>0.156348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160742">
                <text:p>0.160742</text:p>
              </table:table-cell>
              <table:table-cell office:value-type="float" office:value="0.155945">
                <text:p>0.155945</text:p>
              </table:table-cell>
              <table:table-cell office:value-type="float" office:value="0.156184">
                <text:p>0.156184</text:p>
              </table:table-cell>
              <table:table-cell office:value-type="float" office:value="0.155894">
                <text:p>0.155894</text:p>
              </table:table-cell>
              <table:table-cell office:value-type="float" office:value="0.156292">
                <text:p>0.156292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160629">
                <text:p>0.160629</text:p>
              </table:table-cell>
              <table:table-cell office:value-type="float" office:value="0.155999">
                <text:p>0.155999</text:p>
              </table:table-cell>
              <table:table-cell office:value-type="float" office:value="0.155889">
                <text:p>0.155889</text:p>
              </table:table-cell>
              <table:table-cell office:value-type="float" office:value="0.155891">
                <text:p>0.155891</text:p>
              </table:table-cell>
              <table:table-cell office:value-type="float" office:value="0.15628">
                <text:p>0.15628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.160694">
                <text:p>0.160694</text:p>
              </table:table-cell>
              <table:table-cell office:value-type="float" office:value="0.156043">
                <text:p>0.156043</text:p>
              </table:table-cell>
              <table:table-cell office:value-type="float" office:value="0.156375">
                <text:p>0.156375</text:p>
              </table:table-cell>
              <table:table-cell office:value-type="float" office:value="0.155843">
                <text:p>0.155843</text:p>
              </table:table-cell>
              <table:table-cell office:value-type="float" office:value="0.15631">
                <text:p>0.15631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161001">
                <text:p>0.161001</text:p>
              </table:table-cell>
              <table:table-cell office:value-type="float" office:value="0.155932">
                <text:p>0.155932</text:p>
              </table:table-cell>
              <table:table-cell office:value-type="float" office:value="0.155851">
                <text:p>0.155851</text:p>
              </table:table-cell>
              <table:table-cell office:value-type="float" office:value="0.157058">
                <text:p>0.157058</text:p>
              </table:table-cell>
              <table:table-cell office:value-type="float" office:value="0.156262">
                <text:p>0.156262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.160893">
                <text:p>0.160893</text:p>
              </table:table-cell>
              <table:table-cell office:value-type="float" office:value="0.156183">
                <text:p>0.156183</text:p>
              </table:table-cell>
              <table:table-cell office:value-type="float" office:value="0.157601">
                <text:p>0.157601</text:p>
              </table:table-cell>
              <table:table-cell office:value-type="float" office:value="0.155948">
                <text:p>0.155948</text:p>
              </table:table-cell>
              <table:table-cell office:value-type="float" office:value="0.156331">
                <text:p>0.156331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160808">
                <text:p>0.160808</text:p>
              </table:table-cell>
              <table:table-cell office:value-type="float" office:value="0.155946">
                <text:p>0.155946</text:p>
              </table:table-cell>
              <table:table-cell office:value-type="float" office:value="0.156349">
                <text:p>0.156349</text:p>
              </table:table-cell>
              <table:table-cell office:value-type="float" office:value="0.156568">
                <text:p>0.156568</text:p>
              </table:table-cell>
              <table:table-cell office:value-type="float" office:value="0.156268">
                <text:p>0.156268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160764">
                <text:p>0.160764</text:p>
              </table:table-cell>
              <table:table-cell office:value-type="float" office:value="0.155982">
                <text:p>0.155982</text:p>
              </table:table-cell>
              <table:table-cell office:value-type="float" office:value="0.156329">
                <text:p>0.156329</text:p>
              </table:table-cell>
              <table:table-cell office:value-type="float" office:value="0.155792">
                <text:p>0.155792</text:p>
              </table:table-cell>
              <table:table-cell office:value-type="float" office:value="0.156282">
                <text:p>0.156282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.160678">
                <text:p>0.160678</text:p>
              </table:table-cell>
              <table:table-cell office:value-type="float" office:value="0.155942">
                <text:p>0.155942</text:p>
              </table:table-cell>
              <table:table-cell office:value-type="float" office:value="0.155859">
                <text:p>0.155859</text:p>
              </table:table-cell>
              <table:table-cell office:value-type="float" office:value="0.155887">
                <text:p>0.155887</text:p>
              </table:table-cell>
              <table:table-cell office:value-type="float" office:value="0.156303">
                <text:p>0.156303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.160714">
                <text:p>0.160714</text:p>
              </table:table-cell>
              <table:table-cell office:value-type="float" office:value="0.156126">
                <text:p>0.156126</text:p>
              </table:table-cell>
              <table:table-cell office:value-type="float" office:value="0.155808">
                <text:p>0.155808</text:p>
              </table:table-cell>
              <table:table-cell office:value-type="float" office:value="0.156703">
                <text:p>0.156703</text:p>
              </table:table-cell>
              <table:table-cell office:value-type="float" office:value="0.156289">
                <text:p>0.156289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160699">
                <text:p>0.160699</text:p>
              </table:table-cell>
              <table:table-cell office:value-type="float" office:value="0.155928">
                <text:p>0.155928</text:p>
              </table:table-cell>
              <table:table-cell office:value-type="float" office:value="0.15679">
                <text:p>0.15679</text:p>
              </table:table-cell>
              <table:table-cell office:value-type="float" office:value="0.158628">
                <text:p>0.158628</text:p>
              </table:table-cell>
              <table:table-cell office:value-type="float" office:value="0.156326">
                <text:p>0.156326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.160695">
                <text:p>0.160695</text:p>
              </table:table-cell>
              <table:table-cell office:value-type="float" office:value="0.156068">
                <text:p>0.156068</text:p>
              </table:table-cell>
              <table:table-cell office:value-type="float" office:value="0.155792">
                <text:p>0.155792</text:p>
              </table:table-cell>
              <table:table-cell office:value-type="float" office:value="0.155828">
                <text:p>0.155828</text:p>
              </table:table-cell>
              <table:table-cell office:value-type="float" office:value="0.156277">
                <text:p>0.156277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.160799">
                <text:p>0.160799</text:p>
              </table:table-cell>
              <table:table-cell office:value-type="float" office:value="0.155916">
                <text:p>0.155916</text:p>
              </table:table-cell>
              <table:table-cell office:value-type="float" office:value="0.155934">
                <text:p>0.155934</text:p>
              </table:table-cell>
              <table:table-cell office:value-type="float" office:value="0.155941">
                <text:p>0.155941</text:p>
              </table:table-cell>
              <table:table-cell office:value-type="float" office:value="0.156274">
                <text:p>0.156274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.161562">
                <text:p>0.161562</text:p>
              </table:table-cell>
              <table:table-cell office:value-type="float" office:value="0.155945">
                <text:p>0.155945</text:p>
              </table:table-cell>
              <table:table-cell office:value-type="float" office:value="0.157292">
                <text:p>0.157292</text:p>
              </table:table-cell>
              <table:table-cell office:value-type="float" office:value="0.156639">
                <text:p>0.156639</text:p>
              </table:table-cell>
              <table:table-cell office:value-type="float" office:value="0.156281">
                <text:p>0.156281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.160863">
                <text:p>0.160863</text:p>
              </table:table-cell>
              <table:table-cell office:value-type="float" office:value="0.155968">
                <text:p>0.155968</text:p>
              </table:table-cell>
              <table:table-cell office:value-type="float" office:value="0.155989">
                <text:p>0.155989</text:p>
              </table:table-cell>
              <table:table-cell office:value-type="float" office:value="0.156616">
                <text:p>0.156616</text:p>
              </table:table-cell>
              <table:table-cell office:value-type="float" office:value="0.156304">
                <text:p>0.156304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.160701">
                <text:p>0.160701</text:p>
              </table:table-cell>
              <table:table-cell office:value-type="float" office:value="0.156253">
                <text:p>0.156253</text:p>
              </table:table-cell>
              <table:table-cell office:value-type="float" office:value="0.156012">
                <text:p>0.156012</text:p>
              </table:table-cell>
              <table:table-cell office:value-type="float" office:value="0.156006">
                <text:p>0.156006</text:p>
              </table:table-cell>
              <table:table-cell office:value-type="float" office:value="0.156242">
                <text:p>0.156242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.1614">
                <text:p>0.1614</text:p>
              </table:table-cell>
              <table:table-cell office:value-type="float" office:value="0.156218">
                <text:p>0.156218</text:p>
              </table:table-cell>
              <table:table-cell office:value-type="float" office:value="0.158481">
                <text:p>0.158481</text:p>
              </table:table-cell>
              <table:table-cell office:value-type="float" office:value="0.15582">
                <text:p>0.15582</text:p>
              </table:table-cell>
              <table:table-cell office:value-type="float" office:value="0.156315">
                <text:p>0.156315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.160684">
                <text:p>0.160684</text:p>
              </table:table-cell>
              <table:table-cell office:value-type="float" office:value="0.155927">
                <text:p>0.155927</text:p>
              </table:table-cell>
              <table:table-cell office:value-type="float" office:value="0.155921">
                <text:p>0.155921</text:p>
              </table:table-cell>
              <table:table-cell office:value-type="float" office:value="0.156595">
                <text:p>0.156595</text:p>
              </table:table-cell>
              <table:table-cell office:value-type="float" office:value="0.156288">
                <text:p>0.156288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.160535">
                <text:p>0.160535</text:p>
              </table:table-cell>
              <table:table-cell office:value-type="float" office:value="0.156269">
                <text:p>0.156269</text:p>
              </table:table-cell>
              <table:table-cell office:value-type="float" office:value="0.155894">
                <text:p>0.155894</text:p>
              </table:table-cell>
              <table:table-cell office:value-type="float" office:value="0.155932">
                <text:p>0.155932</text:p>
              </table:table-cell>
              <table:table-cell office:value-type="float" office:value="0.156247">
                <text:p>0.156247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.160895">
                <text:p>0.160895</text:p>
              </table:table-cell>
              <table:table-cell office:value-type="float" office:value="0.155912">
                <text:p>0.155912</text:p>
              </table:table-cell>
              <table:table-cell office:value-type="float" office:value="0.155885">
                <text:p>0.155885</text:p>
              </table:table-cell>
              <table:table-cell office:value-type="float" office:value="0.158458">
                <text:p>0.158458</text:p>
              </table:table-cell>
              <table:table-cell office:value-type="float" office:value="0.156324">
                <text:p>0.156324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160588">
                <text:p>0.160588</text:p>
              </table:table-cell>
              <table:table-cell office:value-type="float" office:value="0.155918">
                <text:p>0.155918</text:p>
              </table:table-cell>
              <table:table-cell office:value-type="float" office:value="0.155805">
                <text:p>0.155805</text:p>
              </table:table-cell>
              <table:table-cell office:value-type="float" office:value="0.157192">
                <text:p>0.157192</text:p>
              </table:table-cell>
              <table:table-cell office:value-type="float" office:value="0.156221">
                <text:p>0.156221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160498">
                <text:p>0.160498</text:p>
              </table:table-cell>
              <table:table-cell office:value-type="float" office:value="0.155995">
                <text:p>0.155995</text:p>
              </table:table-cell>
              <table:table-cell office:value-type="float" office:value="0.156876">
                <text:p>0.156876</text:p>
              </table:table-cell>
              <table:table-cell office:value-type="float" office:value="0.155927">
                <text:p>0.155927</text:p>
              </table:table-cell>
              <table:table-cell office:value-type="float" office:value="0.156303">
                <text:p>0.156303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.160898">
                <text:p>0.160898</text:p>
              </table:table-cell>
              <table:table-cell office:value-type="float" office:value="0.155903">
                <text:p>0.155903</text:p>
              </table:table-cell>
              <table:table-cell office:value-type="float" office:value="0.156042">
                <text:p>0.156042</text:p>
              </table:table-cell>
              <table:table-cell office:value-type="float" office:value="0.156451">
                <text:p>0.156451</text:p>
              </table:table-cell>
              <table:table-cell office:value-type="float" office:value="0.156299">
                <text:p>0.156299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.160532">
                <text:p>0.160532</text:p>
              </table:table-cell>
              <table:table-cell office:value-type="float" office:value="0.155925">
                <text:p>0.155925</text:p>
              </table:table-cell>
              <table:table-cell office:value-type="float" office:value="0.155876">
                <text:p>0.155876</text:p>
              </table:table-cell>
              <table:table-cell office:value-type="float" office:value="0.156273">
                <text:p>0.156273</text:p>
              </table:table-cell>
              <table:table-cell office:value-type="float" office:value="0.156266">
                <text:p>0.156266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.160691">
                <text:p>0.160691</text:p>
              </table:table-cell>
              <table:table-cell office:value-type="float" office:value="0.155906">
                <text:p>0.155906</text:p>
              </table:table-cell>
              <table:table-cell office:value-type="float" office:value="0.158898">
                <text:p>0.158898</text:p>
              </table:table-cell>
              <table:table-cell office:value-type="float" office:value="0.156007">
                <text:p>0.156007</text:p>
              </table:table-cell>
              <table:table-cell office:value-type="float" office:value="0.156251">
                <text:p>0.156251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.160648">
                <text:p>0.160648</text:p>
              </table:table-cell>
              <table:table-cell office:value-type="float" office:value="0.155995">
                <text:p>0.155995</text:p>
              </table:table-cell>
              <table:table-cell office:value-type="float" office:value="0.156043">
                <text:p>0.156043</text:p>
              </table:table-cell>
              <table:table-cell office:value-type="float" office:value="0.15817">
                <text:p>0.15817</text:p>
              </table:table-cell>
              <table:table-cell office:value-type="float" office:value="0.156281">
                <text:p>0.156281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.160482">
                <text:p>0.160482</text:p>
              </table:table-cell>
              <table:table-cell office:value-type="float" office:value="0.156005">
                <text:p>0.156005</text:p>
              </table:table-cell>
              <table:table-cell office:value-type="float" office:value="0.155877">
                <text:p>0.155877</text:p>
              </table:table-cell>
              <table:table-cell office:value-type="float" office:value="0.15588">
                <text:p>0.15588</text:p>
              </table:table-cell>
              <table:table-cell office:value-type="float" office:value="0.156254">
                <text:p>0.156254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.160591">
                <text:p>0.160591</text:p>
              </table:table-cell>
              <table:table-cell office:value-type="float" office:value="0.156255">
                <text:p>0.156255</text:p>
              </table:table-cell>
              <table:table-cell office:value-type="float" office:value="0.155988">
                <text:p>0.155988</text:p>
              </table:table-cell>
              <table:table-cell office:value-type="float" office:value="0.155964">
                <text:p>0.155964</text:p>
              </table:table-cell>
              <table:table-cell office:value-type="float" office:value="0.156277">
                <text:p>0.156277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.160708">
                <text:p>0.160708</text:p>
              </table:table-cell>
              <table:table-cell office:value-type="float" office:value="0.156042">
                <text:p>0.156042</text:p>
              </table:table-cell>
              <table:table-cell office:value-type="float" office:value="0.156358">
                <text:p>0.156358</text:p>
              </table:table-cell>
              <table:table-cell office:value-type="float" office:value="0.155854">
                <text:p>0.155854</text:p>
              </table:table-cell>
              <table:table-cell office:value-type="float" office:value="0.156247">
                <text:p>0.156247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.160789">
                <text:p>0.160789</text:p>
              </table:table-cell>
              <table:table-cell office:value-type="float" office:value="0.156027">
                <text:p>0.156027</text:p>
              </table:table-cell>
              <table:table-cell office:value-type="float" office:value="0.155829">
                <text:p>0.155829</text:p>
              </table:table-cell>
              <table:table-cell office:value-type="float" office:value="0.156102">
                <text:p>0.156102</text:p>
              </table:table-cell>
              <table:table-cell office:value-type="float" office:value="0.156284">
                <text:p>0.156284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.160619">
                <text:p>0.160619</text:p>
              </table:table-cell>
              <table:table-cell office:value-type="float" office:value="0.155915">
                <text:p>0.155915</text:p>
              </table:table-cell>
              <table:table-cell office:value-type="float" office:value="0.155872">
                <text:p>0.155872</text:p>
              </table:table-cell>
              <table:table-cell office:value-type="float" office:value="0.156132">
                <text:p>0.156132</text:p>
              </table:table-cell>
              <table:table-cell office:value-type="float" office:value="0.156252">
                <text:p>0.156252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.16143">
                <text:p>0.16143</text:p>
              </table:table-cell>
              <table:table-cell office:value-type="float" office:value="0.155935">
                <text:p>0.155935</text:p>
              </table:table-cell>
              <table:table-cell office:value-type="float" office:value="0.156132">
                <text:p>0.156132</text:p>
              </table:table-cell>
              <table:table-cell office:value-type="float" office:value="0.155974">
                <text:p>0.155974</text:p>
              </table:table-cell>
              <table:table-cell office:value-type="float" office:value="0.156273">
                <text:p>0.156273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.16075">
                <text:p>0.16075</text:p>
              </table:table-cell>
              <table:table-cell office:value-type="float" office:value="0.155924">
                <text:p>0.155924</text:p>
              </table:table-cell>
              <table:table-cell office:value-type="float" office:value="0.155907">
                <text:p>0.155907</text:p>
              </table:table-cell>
              <table:table-cell office:value-type="float" office:value="0.155865">
                <text:p>0.155865</text:p>
              </table:table-cell>
              <table:table-cell office:value-type="float" office:value="0.156267">
                <text:p>0.156267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.160707">
                <text:p>0.160707</text:p>
              </table:table-cell>
              <table:table-cell office:value-type="float" office:value="0.156013">
                <text:p>0.156013</text:p>
              </table:table-cell>
              <table:table-cell office:value-type="float" office:value="0.15585">
                <text:p>0.15585</text:p>
              </table:table-cell>
              <table:table-cell office:value-type="float" office:value="0.156032">
                <text:p>0.156032</text:p>
              </table:table-cell>
              <table:table-cell office:value-type="float" office:value="0.156239">
                <text:p>0.156239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.160591">
                <text:p>0.160591</text:p>
              </table:table-cell>
              <table:table-cell office:value-type="float" office:value="0.155911">
                <text:p>0.155911</text:p>
              </table:table-cell>
              <table:table-cell office:value-type="float" office:value="0.157094">
                <text:p>0.157094</text:p>
              </table:table-cell>
              <table:table-cell office:value-type="float" office:value="0.156311">
                <text:p>0.156311</text:p>
              </table:table-cell>
              <table:table-cell office:value-type="float" office:value="0.156267">
                <text:p>0.156267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.160763">
                <text:p>0.160763</text:p>
              </table:table-cell>
              <table:table-cell office:value-type="float" office:value="0.155947">
                <text:p>0.155947</text:p>
              </table:table-cell>
              <table:table-cell office:value-type="float" office:value="0.156249">
                <text:p>0.156249</text:p>
              </table:table-cell>
              <table:table-cell office:value-type="float" office:value="0.155994">
                <text:p>0.155994</text:p>
              </table:table-cell>
              <table:table-cell office:value-type="float" office:value="0.156299">
                <text:p>0.156299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.160599">
                <text:p>0.160599</text:p>
              </table:table-cell>
              <table:table-cell office:value-type="float" office:value="0.156041">
                <text:p>0.156041</text:p>
              </table:table-cell>
              <table:table-cell office:value-type="float" office:value="0.157171">
                <text:p>0.157171</text:p>
              </table:table-cell>
              <table:table-cell office:value-type="float" office:value="0.157267">
                <text:p>0.157267</text:p>
              </table:table-cell>
              <table:table-cell office:value-type="float" office:value="0.156195">
                <text:p>0.156195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.160653">
                <text:p>0.160653</text:p>
              </table:table-cell>
              <table:table-cell office:value-type="float" office:value="0.155925">
                <text:p>0.155925</text:p>
              </table:table-cell>
              <table:table-cell office:value-type="float" office:value="0.157019">
                <text:p>0.157019</text:p>
              </table:table-cell>
              <table:table-cell office:value-type="float" office:value="0.155952">
                <text:p>0.155952</text:p>
              </table:table-cell>
              <table:table-cell office:value-type="float" office:value="0.156294">
                <text:p>0.156294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.160877">
                <text:p>0.160877</text:p>
              </table:table-cell>
              <table:table-cell office:value-type="float" office:value="0.155934">
                <text:p>0.155934</text:p>
              </table:table-cell>
              <table:table-cell office:value-type="float" office:value="0.155903">
                <text:p>0.155903</text:p>
              </table:table-cell>
              <table:table-cell office:value-type="float" office:value="0.155813">
                <text:p>0.155813</text:p>
              </table:table-cell>
              <table:table-cell office:value-type="float" office:value="0.156231">
                <text:p>0.156231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.160445">
                <text:p>0.160445</text:p>
              </table:table-cell>
              <table:table-cell office:value-type="float" office:value="0.155885">
                <text:p>0.155885</text:p>
              </table:table-cell>
              <table:table-cell office:value-type="float" office:value="0.155813">
                <text:p>0.155813</text:p>
              </table:table-cell>
              <table:table-cell office:value-type="float" office:value="0.157325">
                <text:p>0.157325</text:p>
              </table:table-cell>
              <table:table-cell office:value-type="float" office:value="0.156308">
                <text:p>0.156308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160845">
                <text:p>0.160845</text:p>
              </table:table-cell>
              <table:table-cell office:value-type="float" office:value="0.155891">
                <text:p>0.155891</text:p>
              </table:table-cell>
              <table:table-cell office:value-type="float" office:value="0.155823">
                <text:p>0.155823</text:p>
              </table:table-cell>
              <table:table-cell office:value-type="float" office:value="0.156387">
                <text:p>0.156387</text:p>
              </table:table-cell>
              <table:table-cell office:value-type="float" office:value="0.15624">
                <text:p>0.15624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.160664">
                <text:p>0.160664</text:p>
              </table:table-cell>
              <table:table-cell office:value-type="float" office:value="0.1559">
                <text:p>0.1559</text:p>
              </table:table-cell>
              <table:table-cell office:value-type="float" office:value="0.155891">
                <text:p>0.155891</text:p>
              </table:table-cell>
              <table:table-cell office:value-type="float" office:value="0.15826">
                <text:p>0.15826</text:p>
              </table:table-cell>
              <table:table-cell office:value-type="float" office:value="0.156245">
                <text:p>0.156245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.160964">
                <text:p>0.160964</text:p>
              </table:table-cell>
              <table:table-cell office:value-type="float" office:value="0.155905">
                <text:p>0.155905</text:p>
              </table:table-cell>
              <table:table-cell office:value-type="float" office:value="0.15679">
                <text:p>0.15679</text:p>
              </table:table-cell>
              <table:table-cell office:value-type="float" office:value="0.156318">
                <text:p>0.156318</text:p>
              </table:table-cell>
              <table:table-cell office:value-type="float" office:value="0.156291">
                <text:p>0.156291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.16083">
                <text:p>0.16083</text:p>
              </table:table-cell>
              <table:table-cell office:value-type="float" office:value="0.155953">
                <text:p>0.155953</text:p>
              </table:table-cell>
              <table:table-cell office:value-type="float" office:value="0.155819">
                <text:p>0.155819</text:p>
              </table:table-cell>
              <table:table-cell office:value-type="float" office:value="0.15649">
                <text:p>0.15649</text:p>
              </table:table-cell>
              <table:table-cell office:value-type="float" office:value="0.156226">
                <text:p>0.156226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.160403">
                <text:p>0.160403</text:p>
              </table:table-cell>
              <table:table-cell office:value-type="float" office:value="0.155901">
                <text:p>0.155901</text:p>
              </table:table-cell>
              <table:table-cell office:value-type="float" office:value="0.156178">
                <text:p>0.156178</text:p>
              </table:table-cell>
              <table:table-cell office:value-type="float" office:value="0.156201">
                <text:p>0.156201</text:p>
              </table:table-cell>
              <table:table-cell office:value-type="float" office:value="0.156303">
                <text:p>0.156303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.160309">
                <text:p>0.160309</text:p>
              </table:table-cell>
              <table:table-cell office:value-type="float" office:value="0.155888">
                <text:p>0.155888</text:p>
              </table:table-cell>
              <table:table-cell office:value-type="float" office:value="0.156498">
                <text:p>0.156498</text:p>
              </table:table-cell>
              <table:table-cell office:value-type="float" office:value="0.155803">
                <text:p>0.155803</text:p>
              </table:table-cell>
              <table:table-cell office:value-type="float" office:value="0.156185">
                <text:p>0.156185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.160611">
                <text:p>0.160611</text:p>
              </table:table-cell>
              <table:table-cell office:value-type="float" office:value="0.155913">
                <text:p>0.155913</text:p>
              </table:table-cell>
              <table:table-cell office:value-type="float" office:value="0.155958">
                <text:p>0.155958</text:p>
              </table:table-cell>
              <table:table-cell office:value-type="float" office:value="0.156051">
                <text:p>0.156051</text:p>
              </table:table-cell>
              <table:table-cell office:value-type="float" office:value="0.156321">
                <text:p>0.156321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.160356">
                <text:p>0.160356</text:p>
              </table:table-cell>
              <table:table-cell office:value-type="float" office:value="0.156084">
                <text:p>0.156084</text:p>
              </table:table-cell>
              <table:table-cell office:value-type="float" office:value="0.155774">
                <text:p>0.155774</text:p>
              </table:table-cell>
              <table:table-cell office:value-type="float" office:value="0.158213">
                <text:p>0.158213</text:p>
              </table:table-cell>
              <table:table-cell office:value-type="float" office:value="0.156228">
                <text:p>0.156228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.160622">
                <text:p>0.160622</text:p>
              </table:table-cell>
              <table:table-cell office:value-type="float" office:value="0.155907">
                <text:p>0.155907</text:p>
              </table:table-cell>
              <table:table-cell office:value-type="float" office:value="0.156187">
                <text:p>0.156187</text:p>
              </table:table-cell>
              <table:table-cell office:value-type="float" office:value="0.155881">
                <text:p>0.155881</text:p>
              </table:table-cell>
              <table:table-cell office:value-type="float" office:value="0.156304">
                <text:p>0.156304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.160546">
                <text:p>0.160546</text:p>
              </table:table-cell>
              <table:table-cell office:value-type="float" office:value="0.155885">
                <text:p>0.155885</text:p>
              </table:table-cell>
              <table:table-cell office:value-type="float" office:value="0.15593">
                <text:p>0.15593</text:p>
              </table:table-cell>
              <table:table-cell office:value-type="float" office:value="0.156368">
                <text:p>0.156368</text:p>
              </table:table-cell>
              <table:table-cell office:value-type="float" office:value="0.156213">
                <text:p>0.156213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.160633">
                <text:p>0.160633</text:p>
              </table:table-cell>
              <table:table-cell office:value-type="float" office:value="0.155974">
                <text:p>0.155974</text:p>
              </table:table-cell>
              <table:table-cell office:value-type="float" office:value="0.156351">
                <text:p>0.156351</text:p>
              </table:table-cell>
              <table:table-cell office:value-type="float" office:value="0.155848">
                <text:p>0.155848</text:p>
              </table:table-cell>
              <table:table-cell office:value-type="float" office:value="0.156253">
                <text:p>0.156253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.161002">
                <text:p>0.161002</text:p>
              </table:table-cell>
              <table:table-cell office:value-type="float" office:value="0.155989">
                <text:p>0.155989</text:p>
              </table:table-cell>
              <table:table-cell office:value-type="float" office:value="0.155988">
                <text:p>0.155988</text:p>
              </table:table-cell>
              <table:table-cell office:value-type="float" office:value="0.155858">
                <text:p>0.155858</text:p>
              </table:table-cell>
              <table:table-cell office:value-type="float" office:value="0.15623">
                <text:p>0.15623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.160439">
                <text:p>0.160439</text:p>
              </table:table-cell>
              <table:table-cell office:value-type="float" office:value="0.155895">
                <text:p>0.155895</text:p>
              </table:table-cell>
              <table:table-cell office:value-type="float" office:value="0.15622">
                <text:p>0.15622</text:p>
              </table:table-cell>
              <table:table-cell office:value-type="float" office:value="0.156138">
                <text:p>0.156138</text:p>
              </table:table-cell>
              <table:table-cell office:value-type="float" office:value="0.156287">
                <text:p>0.156287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.160966">
                <text:p>0.160966</text:p>
              </table:table-cell>
              <table:table-cell office:value-type="float" office:value="0.155891">
                <text:p>0.155891</text:p>
              </table:table-cell>
              <table:table-cell office:value-type="float" office:value="0.156129">
                <text:p>0.156129</text:p>
              </table:table-cell>
              <table:table-cell office:value-type="float" office:value="0.156249">
                <text:p>0.156249</text:p>
              </table:table-cell>
              <table:table-cell office:value-type="float" office:value="0.156211">
                <text:p>0.156211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.160847">
                <text:p>0.160847</text:p>
              </table:table-cell>
              <table:table-cell office:value-type="float" office:value="0.155918">
                <text:p>0.155918</text:p>
              </table:table-cell>
              <table:table-cell office:value-type="float" office:value="0.157262">
                <text:p>0.157262</text:p>
              </table:table-cell>
              <table:table-cell office:value-type="float" office:value="0.155879">
                <text:p>0.155879</text:p>
              </table:table-cell>
              <table:table-cell office:value-type="float" office:value="0.156267">
                <text:p>0.156267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.160915">
                <text:p>0.160915</text:p>
              </table:table-cell>
              <table:table-cell office:value-type="float" office:value="0.155915">
                <text:p>0.155915</text:p>
              </table:table-cell>
              <table:table-cell office:value-type="float" office:value="0.157149">
                <text:p>0.157149</text:p>
              </table:table-cell>
              <table:table-cell office:value-type="float" office:value="0.156192">
                <text:p>0.156192</text:p>
              </table:table-cell>
              <table:table-cell office:value-type="float" office:value="0.156282">
                <text:p>0.156282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.160755">
                <text:p>0.160755</text:p>
              </table:table-cell>
              <table:table-cell office:value-type="float" office:value="0.155885">
                <text:p>0.155885</text:p>
              </table:table-cell>
              <table:table-cell office:value-type="float" office:value="0.15661">
                <text:p>0.15661</text:p>
              </table:table-cell>
              <table:table-cell office:value-type="float" office:value="0.15602">
                <text:p>0.15602</text:p>
              </table:table-cell>
              <table:table-cell office:value-type="float" office:value="0.156244">
                <text:p>0.156244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.160932">
                <text:p>0.160932</text:p>
              </table:table-cell>
              <table:table-cell office:value-type="float" office:value="0.155884">
                <text:p>0.155884</text:p>
              </table:table-cell>
              <table:table-cell office:value-type="float" office:value="0.157041">
                <text:p>0.157041</text:p>
              </table:table-cell>
              <table:table-cell office:value-type="float" office:value="0.156315">
                <text:p>0.156315</text:p>
              </table:table-cell>
              <table:table-cell office:value-type="float" office:value="0.15628">
                <text:p>0.15628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.160898">
                <text:p>0.160898</text:p>
              </table:table-cell>
              <table:table-cell office:value-type="float" office:value="0.155865">
                <text:p>0.155865</text:p>
              </table:table-cell>
              <table:table-cell office:value-type="float" office:value="0.155874">
                <text:p>0.155874</text:p>
              </table:table-cell>
              <table:table-cell office:value-type="float" office:value="0.156185">
                <text:p>0.156185</text:p>
              </table:table-cell>
              <table:table-cell office:value-type="float" office:value="0.156241">
                <text:p>0.156241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.161212">
                <text:p>0.161212</text:p>
              </table:table-cell>
              <table:table-cell office:value-type="float" office:value="0.155883">
                <text:p>0.155883</text:p>
              </table:table-cell>
              <table:table-cell office:value-type="float" office:value="0.156199">
                <text:p>0.156199</text:p>
              </table:table-cell>
              <table:table-cell office:value-type="float" office:value="0.15608">
                <text:p>0.15608</text:p>
              </table:table-cell>
              <table:table-cell office:value-type="float" office:value="0.156263">
                <text:p>0.156263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.161033">
                <text:p>0.161033</text:p>
              </table:table-cell>
              <table:table-cell office:value-type="float" office:value="0.155871">
                <text:p>0.155871</text:p>
              </table:table-cell>
              <table:table-cell office:value-type="float" office:value="0.156029">
                <text:p>0.156029</text:p>
              </table:table-cell>
              <table:table-cell office:value-type="float" office:value="0.155865">
                <text:p>0.155865</text:p>
              </table:table-cell>
              <table:table-cell office:value-type="float" office:value="0.156265">
                <text:p>0.156265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.161013">
                <text:p>0.161013</text:p>
              </table:table-cell>
              <table:table-cell office:value-type="float" office:value="0.156009">
                <text:p>0.156009</text:p>
              </table:table-cell>
              <table:table-cell office:value-type="float" office:value="0.155931">
                <text:p>0.155931</text:p>
              </table:table-cell>
              <table:table-cell office:value-type="float" office:value="0.155796">
                <text:p>0.155796</text:p>
              </table:table-cell>
              <table:table-cell office:value-type="float" office:value="0.156276">
                <text:p>0.156276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.161523">
                <text:p>0.161523</text:p>
              </table:table-cell>
              <table:table-cell office:value-type="float" office:value="0.155906">
                <text:p>0.155906</text:p>
              </table:table-cell>
              <table:table-cell office:value-type="float" office:value="0.156688">
                <text:p>0.156688</text:p>
              </table:table-cell>
              <table:table-cell office:value-type="float" office:value="0.156708">
                <text:p>0.156708</text:p>
              </table:table-cell>
              <table:table-cell office:value-type="float" office:value="0.156238">
                <text:p>0.156238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.160701">
                <text:p>0.160701</text:p>
              </table:table-cell>
              <table:table-cell office:value-type="float" office:value="0.155881">
                <text:p>0.155881</text:p>
              </table:table-cell>
              <table:table-cell office:value-type="float" office:value="0.157147">
                <text:p>0.157147</text:p>
              </table:table-cell>
              <table:table-cell office:value-type="float" office:value="0.155831">
                <text:p>0.155831</text:p>
              </table:table-cell>
              <table:table-cell office:value-type="float" office:value="0.156243">
                <text:p>0.156243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.160881">
                <text:p>0.160881</text:p>
              </table:table-cell>
              <table:table-cell office:value-type="float" office:value="0.155884">
                <text:p>0.155884</text:p>
              </table:table-cell>
              <table:table-cell office:value-type="float" office:value="0.156303">
                <text:p>0.156303</text:p>
              </table:table-cell>
              <table:table-cell office:value-type="float" office:value="0.155839">
                <text:p>0.155839</text:p>
              </table:table-cell>
              <table:table-cell office:value-type="float" office:value="0.156279">
                <text:p>0.156279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.161213">
                <text:p>0.161213</text:p>
              </table:table-cell>
              <table:table-cell office:value-type="float" office:value="0.155958">
                <text:p>0.155958</text:p>
              </table:table-cell>
              <table:table-cell office:value-type="float" office:value="0.156075">
                <text:p>0.156075</text:p>
              </table:table-cell>
              <table:table-cell office:value-type="float" office:value="0.15586">
                <text:p>0.15586</text:p>
              </table:table-cell>
              <table:table-cell office:value-type="float" office:value="0.156272">
                <text:p>0.156272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.160954">
                <text:p>0.160954</text:p>
              </table:table-cell>
              <table:table-cell office:value-type="float" office:value="0.155995">
                <text:p>0.155995</text:p>
              </table:table-cell>
              <table:table-cell office:value-type="float" office:value="0.155846">
                <text:p>0.155846</text:p>
              </table:table-cell>
              <table:table-cell office:value-type="float" office:value="0.15582">
                <text:p>0.15582</text:p>
              </table:table-cell>
              <table:table-cell office:value-type="float" office:value="0.156261">
                <text:p>0.156261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.161071">
                <text:p>0.161071</text:p>
              </table:table-cell>
              <table:table-cell office:value-type="float" office:value="0.15587">
                <text:p>0.15587</text:p>
              </table:table-cell>
              <table:table-cell office:value-type="float" office:value="0.157734">
                <text:p>0.157734</text:p>
              </table:table-cell>
              <table:table-cell office:value-type="float" office:value="0.155906">
                <text:p>0.155906</text:p>
              </table:table-cell>
              <table:table-cell office:value-type="float" office:value="0.156197">
                <text:p>0.156197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.160911">
                <text:p>0.160911</text:p>
              </table:table-cell>
              <table:table-cell office:value-type="float" office:value="0.156052">
                <text:p>0.156052</text:p>
              </table:table-cell>
              <table:table-cell office:value-type="float" office:value="0.156412">
                <text:p>0.156412</text:p>
              </table:table-cell>
              <table:table-cell office:value-type="float" office:value="0.156933">
                <text:p>0.156933</text:p>
              </table:table-cell>
              <table:table-cell office:value-type="float" office:value="0.15627">
                <text:p>0.15627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.160937">
                <text:p>0.160937</text:p>
              </table:table-cell>
              <table:table-cell office:value-type="float" office:value="0.156047">
                <text:p>0.156047</text:p>
              </table:table-cell>
              <table:table-cell office:value-type="float" office:value="0.155878">
                <text:p>0.155878</text:p>
              </table:table-cell>
              <table:table-cell office:value-type="float" office:value="0.155975">
                <text:p>0.155975</text:p>
              </table:table-cell>
              <table:table-cell office:value-type="float" office:value="0.156252">
                <text:p>0.156252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.160865">
                <text:p>0.160865</text:p>
              </table:table-cell>
              <table:table-cell office:value-type="float" office:value="0.155911">
                <text:p>0.155911</text:p>
              </table:table-cell>
              <table:table-cell office:value-type="float" office:value="0.155867">
                <text:p>0.155867</text:p>
              </table:table-cell>
              <table:table-cell office:value-type="float" office:value="0.156268">
                <text:p>0.156268</text:p>
              </table:table-cell>
              <table:table-cell office:value-type="float" office:value="0.15625">
                <text:p>0.15625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.160821">
                <text:p>0.160821</text:p>
              </table:table-cell>
              <table:table-cell office:value-type="float" office:value="0.155858">
                <text:p>0.155858</text:p>
              </table:table-cell>
              <table:table-cell office:value-type="float" office:value="0.15656">
                <text:p>0.15656</text:p>
              </table:table-cell>
              <table:table-cell office:value-type="float" office:value="0.157337">
                <text:p>0.157337</text:p>
              </table:table-cell>
              <table:table-cell office:value-type="float" office:value="0.156245">
                <text:p>0.156245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.160874">
                <text:p>0.160874</text:p>
              </table:table-cell>
              <table:table-cell office:value-type="float" office:value="0.155916">
                <text:p>0.155916</text:p>
              </table:table-cell>
              <table:table-cell office:value-type="float" office:value="0.155919">
                <text:p>0.155919</text:p>
              </table:table-cell>
              <table:table-cell office:value-type="float" office:value="0.155842">
                <text:p>0.155842</text:p>
              </table:table-cell>
              <table:table-cell office:value-type="float" office:value="0.156245">
                <text:p>0.156245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.161701">
                <text:p>0.161701</text:p>
              </table:table-cell>
              <table:table-cell office:value-type="float" office:value="0.155927">
                <text:p>0.155927</text:p>
              </table:table-cell>
              <table:table-cell office:value-type="float" office:value="0.155829">
                <text:p>0.155829</text:p>
              </table:table-cell>
              <table:table-cell office:value-type="float" office:value="0.155859">
                <text:p>0.155859</text:p>
              </table:table-cell>
              <table:table-cell office:value-type="float" office:value="0.15624">
                <text:p>0.15624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.160845">
                <text:p>0.160845</text:p>
              </table:table-cell>
              <table:table-cell office:value-type="float" office:value="0.155877">
                <text:p>0.155877</text:p>
              </table:table-cell>
              <table:table-cell office:value-type="float" office:value="0.156237">
                <text:p>0.156237</text:p>
              </table:table-cell>
              <table:table-cell office:value-type="float" office:value="0.156716">
                <text:p>0.156716</text:p>
              </table:table-cell>
              <table:table-cell office:value-type="float" office:value="0.156306">
                <text:p>0.156306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.161423">
                <text:p>0.161423</text:p>
              </table:table-cell>
              <table:table-cell office:value-type="float" office:value="0.155899">
                <text:p>0.155899</text:p>
              </table:table-cell>
              <table:table-cell office:value-type="float" office:value="0.15673">
                <text:p>0.15673</text:p>
              </table:table-cell>
              <table:table-cell office:value-type="float" office:value="0.1559">
                <text:p>0.1559</text:p>
              </table:table-cell>
              <table:table-cell office:value-type="float" office:value="0.156173">
                <text:p>0.156173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.160846">
                <text:p>0.160846</text:p>
              </table:table-cell>
              <table:table-cell office:value-type="float" office:value="0.155916">
                <text:p>0.155916</text:p>
              </table:table-cell>
              <table:table-cell office:value-type="float" office:value="0.155932">
                <text:p>0.155932</text:p>
              </table:table-cell>
              <table:table-cell office:value-type="float" office:value="0.15622">
                <text:p>0.15622</text:p>
              </table:table-cell>
              <table:table-cell office:value-type="float" office:value="0.156306">
                <text:p>0.156306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.160845">
                <text:p>0.160845</text:p>
              </table:table-cell>
              <table:table-cell office:value-type="float" office:value="0.156107">
                <text:p>0.156107</text:p>
              </table:table-cell>
              <table:table-cell office:value-type="float" office:value="0.155869">
                <text:p>0.155869</text:p>
              </table:table-cell>
              <table:table-cell office:value-type="float" office:value="0.156141">
                <text:p>0.156141</text:p>
              </table:table-cell>
              <table:table-cell office:value-type="float" office:value="0.156237">
                <text:p>0.156237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.161501">
                <text:p>0.161501</text:p>
              </table:table-cell>
              <table:table-cell office:value-type="float" office:value="0.15594">
                <text:p>0.15594</text:p>
              </table:table-cell>
              <table:table-cell office:value-type="float" office:value="0.155858">
                <text:p>0.155858</text:p>
              </table:table-cell>
              <table:table-cell office:value-type="float" office:value="0.155984">
                <text:p>0.155984</text:p>
              </table:table-cell>
              <table:table-cell office:value-type="float" office:value="0.15629">
                <text:p>0.15629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.160831">
                <text:p>0.160831</text:p>
              </table:table-cell>
              <table:table-cell office:value-type="float" office:value="0.15589">
                <text:p>0.15589</text:p>
              </table:table-cell>
              <table:table-cell office:value-type="float" office:value="0.156434">
                <text:p>0.156434</text:p>
              </table:table-cell>
              <table:table-cell office:value-type="float" office:value="0.156479">
                <text:p>0.156479</text:p>
              </table:table-cell>
              <table:table-cell office:value-type="float" office:value="0.156205">
                <text:p>0.156205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.160872">
                <text:p>0.160872</text:p>
              </table:table-cell>
              <table:table-cell office:value-type="float" office:value="0.155904">
                <text:p>0.155904</text:p>
              </table:table-cell>
              <table:table-cell office:value-type="float" office:value="0.155959">
                <text:p>0.155959</text:p>
              </table:table-cell>
              <table:table-cell office:value-type="float" office:value="0.155798">
                <text:p>0.155798</text:p>
              </table:table-cell>
              <table:table-cell office:value-type="float" office:value="0.156292">
                <text:p>0.156292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.161615">
                <text:p>0.161615</text:p>
              </table:table-cell>
              <table:table-cell office:value-type="float" office:value="0.156405">
                <text:p>0.156405</text:p>
              </table:table-cell>
              <table:table-cell office:value-type="float" office:value="0.155806">
                <text:p>0.155806</text:p>
              </table:table-cell>
              <table:table-cell office:value-type="float" office:value="0.155884">
                <text:p>0.155884</text:p>
              </table:table-cell>
              <table:table-cell office:value-type="float" office:value="0.156226">
                <text:p>0.156226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.160938">
                <text:p>0.160938</text:p>
              </table:table-cell>
              <table:table-cell office:value-type="float" office:value="0.156148">
                <text:p>0.156148</text:p>
              </table:table-cell>
              <table:table-cell office:value-type="float" office:value="0.158093">
                <text:p>0.158093</text:p>
              </table:table-cell>
              <table:table-cell office:value-type="float" office:value="0.15583">
                <text:p>0.15583</text:p>
              </table:table-cell>
              <table:table-cell office:value-type="float" office:value="0.15624">
                <text:p>0.15624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.161259">
                <text:p>0.161259</text:p>
              </table:table-cell>
              <table:table-cell office:value-type="float" office:value="0.155928">
                <text:p>0.155928</text:p>
              </table:table-cell>
              <table:table-cell office:value-type="float" office:value="0.155889">
                <text:p>0.155889</text:p>
              </table:table-cell>
              <table:table-cell office:value-type="float" office:value="0.156062">
                <text:p>0.156062</text:p>
              </table:table-cell>
              <table:table-cell office:value-type="float" office:value="0.156247">
                <text:p>0.156247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.16077">
                <text:p>0.16077</text:p>
              </table:table-cell>
              <table:table-cell office:value-type="float" office:value="0.155853">
                <text:p>0.155853</text:p>
              </table:table-cell>
              <table:table-cell office:value-type="float" office:value="0.155857">
                <text:p>0.155857</text:p>
              </table:table-cell>
              <table:table-cell office:value-type="float" office:value="0.155945">
                <text:p>0.155945</text:p>
              </table:table-cell>
              <table:table-cell office:value-type="float" office:value="0.15627">
                <text:p>0.15627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.160922">
                <text:p>0.160922</text:p>
              </table:table-cell>
              <table:table-cell office:value-type="float" office:value="0.155852">
                <text:p>0.155852</text:p>
              </table:table-cell>
              <table:table-cell office:value-type="float" office:value="0.15745">
                <text:p>0.15745</text:p>
              </table:table-cell>
              <table:table-cell office:value-type="float" office:value="0.155826">
                <text:p>0.155826</text:p>
              </table:table-cell>
              <table:table-cell office:value-type="float" office:value="0.156235">
                <text:p>0.156235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.161585">
                <text:p>0.161585</text:p>
              </table:table-cell>
              <table:table-cell office:value-type="float" office:value="0.155904">
                <text:p>0.155904</text:p>
              </table:table-cell>
              <table:table-cell office:value-type="float" office:value="0.155964">
                <text:p>0.155964</text:p>
              </table:table-cell>
              <table:table-cell office:value-type="float" office:value="0.156035">
                <text:p>0.156035</text:p>
              </table:table-cell>
              <table:table-cell office:value-type="float" office:value="0.156247">
                <text:p>0.156247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.161047">
                <text:p>0.161047</text:p>
              </table:table-cell>
              <table:table-cell office:value-type="float" office:value="0.155984">
                <text:p>0.155984</text:p>
              </table:table-cell>
              <table:table-cell office:value-type="float" office:value="0.156574">
                <text:p>0.156574</text:p>
              </table:table-cell>
              <table:table-cell office:value-type="float" office:value="0.155798">
                <text:p>0.155798</text:p>
              </table:table-cell>
              <table:table-cell office:value-type="float" office:value="0.156234">
                <text:p>0.156234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.161742">
                <text:p>0.161742</text:p>
              </table:table-cell>
              <table:table-cell office:value-type="float" office:value="0.155855">
                <text:p>0.155855</text:p>
              </table:table-cell>
              <table:table-cell office:value-type="float" office:value="0.15581">
                <text:p>0.15581</text:p>
              </table:table-cell>
              <table:table-cell office:value-type="float" office:value="0.157118">
                <text:p>0.157118</text:p>
              </table:table-cell>
              <table:table-cell office:value-type="float" office:value="0.156234">
                <text:p>0.156234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.161215">
                <text:p>0.161215</text:p>
              </table:table-cell>
              <table:table-cell office:value-type="float" office:value="0.155855">
                <text:p>0.155855</text:p>
              </table:table-cell>
              <table:table-cell office:value-type="float" office:value="0.156332">
                <text:p>0.156332</text:p>
              </table:table-cell>
              <table:table-cell office:value-type="float" office:value="0.155887">
                <text:p>0.155887</text:p>
              </table:table-cell>
              <table:table-cell office:value-type="float" office:value="0.156269">
                <text:p>0.156269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.161297">
                <text:p>0.161297</text:p>
              </table:table-cell>
              <table:table-cell office:value-type="float" office:value="0.15586">
                <text:p>0.15586</text:p>
              </table:table-cell>
              <table:table-cell office:value-type="float" office:value="0.155981">
                <text:p>0.155981</text:p>
              </table:table-cell>
              <table:table-cell office:value-type="float" office:value="0.155813">
                <text:p>0.155813</text:p>
              </table:table-cell>
              <table:table-cell office:value-type="float" office:value="0.156207">
                <text:p>0.156207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.161059">
                <text:p>0.161059</text:p>
              </table:table-cell>
              <table:table-cell office:value-type="float" office:value="0.156251">
                <text:p>0.156251</text:p>
              </table:table-cell>
              <table:table-cell office:value-type="float" office:value="0.156288">
                <text:p>0.156288</text:p>
              </table:table-cell>
              <table:table-cell office:value-type="float" office:value="0.155855">
                <text:p>0.155855</text:p>
              </table:table-cell>
              <table:table-cell office:value-type="float" office:value="0.156296">
                <text:p>0.156296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.162691">
                <text:p>0.162691</text:p>
              </table:table-cell>
              <table:table-cell office:value-type="float" office:value="0.156099">
                <text:p>0.156099</text:p>
              </table:table-cell>
              <table:table-cell office:value-type="float" office:value="0.155995">
                <text:p>0.155995</text:p>
              </table:table-cell>
              <table:table-cell office:value-type="float" office:value="0.155884">
                <text:p>0.155884</text:p>
              </table:table-cell>
              <table:table-cell office:value-type="float" office:value="0.156208">
                <text:p>0.156208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.16103">
                <text:p>0.16103</text:p>
              </table:table-cell>
              <table:table-cell office:value-type="float" office:value="0.155871">
                <text:p>0.155871</text:p>
              </table:table-cell>
              <table:table-cell office:value-type="float" office:value="0.156836">
                <text:p>0.156836</text:p>
              </table:table-cell>
              <table:table-cell office:value-type="float" office:value="0.155877">
                <text:p>0.155877</text:p>
              </table:table-cell>
              <table:table-cell office:value-type="float" office:value="0.156237">
                <text:p>0.156237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.161253">
                <text:p>0.161253</text:p>
              </table:table-cell>
              <table:table-cell office:value-type="float" office:value="0.156135">
                <text:p>0.156135</text:p>
              </table:table-cell>
              <table:table-cell office:value-type="float" office:value="0.156338">
                <text:p>0.156338</text:p>
              </table:table-cell>
              <table:table-cell office:value-type="float" office:value="0.155835">
                <text:p>0.155835</text:p>
              </table:table-cell>
              <table:table-cell office:value-type="float" office:value="0.156265">
                <text:p>0.156265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.160983">
                <text:p>0.160983</text:p>
              </table:table-cell>
              <table:table-cell office:value-type="float" office:value="0.155899">
                <text:p>0.155899</text:p>
              </table:table-cell>
              <table:table-cell office:value-type="float" office:value="0.156286">
                <text:p>0.156286</text:p>
              </table:table-cell>
              <table:table-cell office:value-type="float" office:value="0.155875">
                <text:p>0.155875</text:p>
              </table:table-cell>
              <table:table-cell office:value-type="float" office:value="0.156233">
                <text:p>0.156233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.161475">
                <text:p>0.161475</text:p>
              </table:table-cell>
              <table:table-cell office:value-type="float" office:value="0.15611">
                <text:p>0.15611</text:p>
              </table:table-cell>
              <table:table-cell office:value-type="float" office:value="0.156353">
                <text:p>0.156353</text:p>
              </table:table-cell>
              <table:table-cell office:value-type="float" office:value="0.155771">
                <text:p>0.155771</text:p>
              </table:table-cell>
              <table:table-cell office:value-type="float" office:value="0.15625">
                <text:p>0.15625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.161013">
                <text:p>0.161013</text:p>
              </table:table-cell>
              <table:table-cell office:value-type="float" office:value="0.155914">
                <text:p>0.155914</text:p>
              </table:table-cell>
              <table:table-cell office:value-type="float" office:value="0.15598">
                <text:p>0.15598</text:p>
              </table:table-cell>
              <table:table-cell office:value-type="float" office:value="0.155805">
                <text:p>0.155805</text:p>
              </table:table-cell>
              <table:table-cell office:value-type="float" office:value="0.156249">
                <text:p>0.156249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.161098">
                <text:p>0.161098</text:p>
              </table:table-cell>
              <table:table-cell office:value-type="float" office:value="0.155911">
                <text:p>0.155911</text:p>
              </table:table-cell>
              <table:table-cell office:value-type="float" office:value="0.155998">
                <text:p>0.155998</text:p>
              </table:table-cell>
              <table:table-cell office:value-type="float" office:value="0.155979">
                <text:p>0.155979</text:p>
              </table:table-cell>
              <table:table-cell office:value-type="float" office:value="0.156215">
                <text:p>0.156215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.161145">
                <text:p>0.161145</text:p>
              </table:table-cell>
              <table:table-cell office:value-type="float" office:value="0.156139">
                <text:p>0.156139</text:p>
              </table:table-cell>
              <table:table-cell office:value-type="float" office:value="0.156349">
                <text:p>0.156349</text:p>
              </table:table-cell>
              <table:table-cell office:value-type="float" office:value="0.155919">
                <text:p>0.155919</text:p>
              </table:table-cell>
              <table:table-cell office:value-type="float" office:value="0.156232">
                <text:p>0.156232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.160855">
                <text:p>0.160855</text:p>
              </table:table-cell>
              <table:table-cell office:value-type="float" office:value="0.155844">
                <text:p>0.155844</text:p>
              </table:table-cell>
              <table:table-cell office:value-type="float" office:value="0.157418">
                <text:p>0.157418</text:p>
              </table:table-cell>
              <table:table-cell office:value-type="float" office:value="0.155874">
                <text:p>0.155874</text:p>
              </table:table-cell>
              <table:table-cell office:value-type="float" office:value="0.156262">
                <text:p>0.156262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.160896">
                <text:p>0.160896</text:p>
              </table:table-cell>
              <table:table-cell office:value-type="float" office:value="0.155886">
                <text:p>0.155886</text:p>
              </table:table-cell>
              <table:table-cell office:value-type="float" office:value="0.156166">
                <text:p>0.156166</text:p>
              </table:table-cell>
              <table:table-cell office:value-type="float" office:value="0.156074">
                <text:p>0.156074</text:p>
              </table:table-cell>
              <table:table-cell office:value-type="float" office:value="0.156249">
                <text:p>0.156249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.160968">
                <text:p>0.160968</text:p>
              </table:table-cell>
              <table:table-cell office:value-type="float" office:value="0.155937">
                <text:p>0.155937</text:p>
              </table:table-cell>
              <table:table-cell office:value-type="float" office:value="0.156128">
                <text:p>0.156128</text:p>
              </table:table-cell>
              <table:table-cell office:value-type="float" office:value="0.156045">
                <text:p>0.156045</text:p>
              </table:table-cell>
              <table:table-cell office:value-type="float" office:value="0.156231">
                <text:p>0.156231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.16094">
                <text:p>0.16094</text:p>
              </table:table-cell>
              <table:table-cell office:value-type="float" office:value="0.155918">
                <text:p>0.155918</text:p>
              </table:table-cell>
              <table:table-cell office:value-type="float" office:value="0.156283">
                <text:p>0.156283</text:p>
              </table:table-cell>
              <table:table-cell office:value-type="float" office:value="0.156065">
                <text:p>0.156065</text:p>
              </table:table-cell>
              <table:table-cell office:value-type="float" office:value="0.156223">
                <text:p>0.156223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.160968">
                <text:p>0.160968</text:p>
              </table:table-cell>
              <table:table-cell office:value-type="float" office:value="0.155855">
                <text:p>0.155855</text:p>
              </table:table-cell>
              <table:table-cell office:value-type="float" office:value="0.155874">
                <text:p>0.155874</text:p>
              </table:table-cell>
              <table:table-cell office:value-type="float" office:value="0.156262">
                <text:p>0.156262</text:p>
              </table:table-cell>
              <table:table-cell office:value-type="float" office:value="0.156256">
                <text:p>0.156256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.160784">
                <text:p>0.160784</text:p>
              </table:table-cell>
              <table:table-cell office:value-type="float" office:value="0.155864">
                <text:p>0.155864</text:p>
              </table:table-cell>
              <table:table-cell office:value-type="float" office:value="0.156163">
                <text:p>0.156163</text:p>
              </table:table-cell>
              <table:table-cell office:value-type="float" office:value="0.155846">
                <text:p>0.155846</text:p>
              </table:table-cell>
              <table:table-cell office:value-type="float" office:value="0.156241">
                <text:p>0.156241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.160821">
                <text:p>0.160821</text:p>
              </table:table-cell>
              <table:table-cell office:value-type="float" office:value="0.155862">
                <text:p>0.155862</text:p>
              </table:table-cell>
              <table:table-cell office:value-type="float" office:value="0.155934">
                <text:p>0.155934</text:p>
              </table:table-cell>
              <table:table-cell office:value-type="float" office:value="0.15613">
                <text:p>0.15613</text:p>
              </table:table-cell>
              <table:table-cell office:value-type="float" office:value="0.156224">
                <text:p>0.156224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.16082">
                <text:p>0.16082</text:p>
              </table:table-cell>
              <table:table-cell office:value-type="float" office:value="0.155976">
                <text:p>0.155976</text:p>
              </table:table-cell>
              <table:table-cell office:value-type="float" office:value="0.155893">
                <text:p>0.155893</text:p>
              </table:table-cell>
              <table:table-cell office:value-type="float" office:value="0.155852">
                <text:p>0.155852</text:p>
              </table:table-cell>
              <table:table-cell office:value-type="float" office:value="0.156227">
                <text:p>0.156227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.160703">
                <text:p>0.160703</text:p>
              </table:table-cell>
              <table:table-cell office:value-type="float" office:value="0.155906">
                <text:p>0.155906</text:p>
              </table:table-cell>
              <table:table-cell office:value-type="float" office:value="0.155835">
                <text:p>0.155835</text:p>
              </table:table-cell>
              <table:table-cell office:value-type="float" office:value="0.156869">
                <text:p>0.156869</text:p>
              </table:table-cell>
              <table:table-cell office:value-type="float" office:value="0.156245">
                <text:p>0.156245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.161019">
                <text:p>0.161019</text:p>
              </table:table-cell>
              <table:table-cell office:value-type="float" office:value="0.155839">
                <text:p>0.155839</text:p>
              </table:table-cell>
              <table:table-cell office:value-type="float" office:value="0.158119">
                <text:p>0.158119</text:p>
              </table:table-cell>
              <table:table-cell office:value-type="float" office:value="0.155859">
                <text:p>0.155859</text:p>
              </table:table-cell>
              <table:table-cell office:value-type="float" office:value="0.156252">
                <text:p>0.156252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.16083">
                <text:p>0.16083</text:p>
              </table:table-cell>
              <table:table-cell office:value-type="float" office:value="0.156035">
                <text:p>0.156035</text:p>
              </table:table-cell>
              <table:table-cell office:value-type="float" office:value="0.155909">
                <text:p>0.155909</text:p>
              </table:table-cell>
              <table:table-cell office:value-type="float" office:value="0.156204">
                <text:p>0.156204</text:p>
              </table:table-cell>
              <table:table-cell office:value-type="float" office:value="0.156236">
                <text:p>0.156236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.161593">
                <text:p>0.161593</text:p>
              </table:table-cell>
              <table:table-cell office:value-type="float" office:value="0.155861">
                <text:p>0.155861</text:p>
              </table:table-cell>
              <table:table-cell office:value-type="float" office:value="0.155829">
                <text:p>0.155829</text:p>
              </table:table-cell>
              <table:table-cell office:value-type="float" office:value="0.156362">
                <text:p>0.156362</text:p>
              </table:table-cell>
              <table:table-cell office:value-type="float" office:value="0.156256">
                <text:p>0.156256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.161047">
                <text:p>0.161047</text:p>
              </table:table-cell>
              <table:table-cell office:value-type="float" office:value="0.155894">
                <text:p>0.155894</text:p>
              </table:table-cell>
              <table:table-cell office:value-type="float" office:value="0.156614">
                <text:p>0.156614</text:p>
              </table:table-cell>
              <table:table-cell office:value-type="float" office:value="0.155833">
                <text:p>0.155833</text:p>
              </table:table-cell>
              <table:table-cell office:value-type="float" office:value="0.156227">
                <text:p>0.156227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0.160897">
                <text:p>0.160897</text:p>
              </table:table-cell>
              <table:table-cell office:value-type="float" office:value="0.155914">
                <text:p>0.155914</text:p>
              </table:table-cell>
              <table:table-cell office:value-type="float" office:value="0.156761">
                <text:p>0.156761</text:p>
              </table:table-cell>
              <table:table-cell office:value-type="float" office:value="0.155946">
                <text:p>0.155946</text:p>
              </table:table-cell>
              <table:table-cell office:value-type="float" office:value="0.156213">
                <text:p>0.156213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.160808">
                <text:p>0.160808</text:p>
              </table:table-cell>
              <table:table-cell office:value-type="float" office:value="0.155865">
                <text:p>0.155865</text:p>
              </table:table-cell>
              <table:table-cell office:value-type="float" office:value="0.155923">
                <text:p>0.155923</text:p>
              </table:table-cell>
              <table:table-cell office:value-type="float" office:value="0.156041">
                <text:p>0.156041</text:p>
              </table:table-cell>
              <table:table-cell office:value-type="float" office:value="0.156252">
                <text:p>0.156252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.160707">
                <text:p>0.160707</text:p>
              </table:table-cell>
              <table:table-cell office:value-type="float" office:value="0.156009">
                <text:p>0.156009</text:p>
              </table:table-cell>
              <table:table-cell office:value-type="float" office:value="0.156165">
                <text:p>0.156165</text:p>
              </table:table-cell>
              <table:table-cell office:value-type="float" office:value="0.155912">
                <text:p>0.155912</text:p>
              </table:table-cell>
              <table:table-cell office:value-type="float" office:value="0.156241">
                <text:p>0.156241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.160805">
                <text:p>0.160805</text:p>
              </table:table-cell>
              <table:table-cell office:value-type="float" office:value="0.155833">
                <text:p>0.155833</text:p>
              </table:table-cell>
              <table:table-cell office:value-type="float" office:value="0.155945">
                <text:p>0.155945</text:p>
              </table:table-cell>
              <table:table-cell office:value-type="float" office:value="0.155854">
                <text:p>0.155854</text:p>
              </table:table-cell>
              <table:table-cell office:value-type="float" office:value="0.156211">
                <text:p>0.156211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.160737">
                <text:p>0.160737</text:p>
              </table:table-cell>
              <table:table-cell office:value-type="float" office:value="0.155852">
                <text:p>0.155852</text:p>
              </table:table-cell>
              <table:table-cell office:value-type="float" office:value="0.155927">
                <text:p>0.155927</text:p>
              </table:table-cell>
              <table:table-cell office:value-type="float" office:value="0.15622">
                <text:p>0.15622</text:p>
              </table:table-cell>
              <table:table-cell office:value-type="float" office:value="0.156254">
                <text:p>0.156254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.161181">
                <text:p>0.161181</text:p>
              </table:table-cell>
              <table:table-cell office:value-type="float" office:value="0.155909">
                <text:p>0.155909</text:p>
              </table:table-cell>
              <table:table-cell office:value-type="float" office:value="0.156183">
                <text:p>0.156183</text:p>
              </table:table-cell>
              <table:table-cell office:value-type="float" office:value="0.155803">
                <text:p>0.155803</text:p>
              </table:table-cell>
              <table:table-cell office:value-type="float" office:value="0.156231">
                <text:p>0.156231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.160707">
                <text:p>0.160707</text:p>
              </table:table-cell>
              <table:table-cell office:value-type="float" office:value="0.155863">
                <text:p>0.155863</text:p>
              </table:table-cell>
              <table:table-cell office:value-type="float" office:value="0.155937">
                <text:p>0.155937</text:p>
              </table:table-cell>
              <table:table-cell office:value-type="float" office:value="0.155865">
                <text:p>0.155865</text:p>
              </table:table-cell>
              <table:table-cell office:value-type="float" office:value="0.156257">
                <text:p>0.156257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.160632">
                <text:p>0.160632</text:p>
              </table:table-cell>
              <table:table-cell office:value-type="float" office:value="0.155875">
                <text:p>0.155875</text:p>
              </table:table-cell>
              <table:table-cell office:value-type="float" office:value="0.157155">
                <text:p>0.157155</text:p>
              </table:table-cell>
              <table:table-cell office:value-type="float" office:value="0.156422">
                <text:p>0.156422</text:p>
              </table:table-cell>
              <table:table-cell office:value-type="float" office:value="0.156179">
                <text:p>0.156179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.160574">
                <text:p>0.160574</text:p>
              </table:table-cell>
              <table:table-cell office:value-type="float" office:value="0.155915">
                <text:p>0.155915</text:p>
              </table:table-cell>
              <table:table-cell office:value-type="float" office:value="0.155859">
                <text:p>0.155859</text:p>
              </table:table-cell>
              <table:table-cell office:value-type="float" office:value="0.155869">
                <text:p>0.155869</text:p>
              </table:table-cell>
              <table:table-cell office:value-type="float" office:value="0.156255">
                <text:p>0.156255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0.160427">
                <text:p>0.160427</text:p>
              </table:table-cell>
              <table:table-cell office:value-type="float" office:value="0.155841">
                <text:p>0.155841</text:p>
              </table:table-cell>
              <table:table-cell office:value-type="float" office:value="0.157211">
                <text:p>0.157211</text:p>
              </table:table-cell>
              <table:table-cell office:value-type="float" office:value="0.156342">
                <text:p>0.156342</text:p>
              </table:table-cell>
              <table:table-cell office:value-type="float" office:value="0.156262">
                <text:p>0.156262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0.160292">
                <text:p>0.160292</text:p>
              </table:table-cell>
              <table:table-cell office:value-type="float" office:value="0.15586">
                <text:p>0.15586</text:p>
              </table:table-cell>
              <table:table-cell office:value-type="float" office:value="0.156253">
                <text:p>0.156253</text:p>
              </table:table-cell>
              <table:table-cell office:value-type="float" office:value="0.156003">
                <text:p>0.156003</text:p>
              </table:table-cell>
              <table:table-cell office:value-type="float" office:value="0.156184">
                <text:p>0.156184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.160424">
                <text:p>0.160424</text:p>
              </table:table-cell>
              <table:table-cell office:value-type="float" office:value="0.155925">
                <text:p>0.155925</text:p>
              </table:table-cell>
              <table:table-cell office:value-type="float" office:value="0.156406">
                <text:p>0.156406</text:p>
              </table:table-cell>
              <table:table-cell office:value-type="float" office:value="0.157319">
                <text:p>0.157319</text:p>
              </table:table-cell>
              <table:table-cell office:value-type="float" office:value="0.156266">
                <text:p>0.156266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.160444">
                <text:p>0.160444</text:p>
              </table:table-cell>
              <table:table-cell office:value-type="float" office:value="0.15589">
                <text:p>0.15589</text:p>
              </table:table-cell>
              <table:table-cell office:value-type="float" office:value="0.155812">
                <text:p>0.155812</text:p>
              </table:table-cell>
              <table:table-cell office:value-type="float" office:value="0.15583">
                <text:p>0.15583</text:p>
              </table:table-cell>
              <table:table-cell office:value-type="float" office:value="0.156235">
                <text:p>0.156235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.161002">
                <text:p>0.161002</text:p>
              </table:table-cell>
              <table:table-cell office:value-type="float" office:value="0.155848">
                <text:p>0.155848</text:p>
              </table:table-cell>
              <table:table-cell office:value-type="float" office:value="0.155952">
                <text:p>0.155952</text:p>
              </table:table-cell>
              <table:table-cell office:value-type="float" office:value="0.15591">
                <text:p>0.15591</text:p>
              </table:table-cell>
              <table:table-cell office:value-type="float" office:value="0.156252">
                <text:p>0.156252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.160621">
                <text:p>0.160621</text:p>
              </table:table-cell>
              <table:table-cell office:value-type="float" office:value="0.155854">
                <text:p>0.155854</text:p>
              </table:table-cell>
              <table:table-cell office:value-type="float" office:value="0.158326">
                <text:p>0.158326</text:p>
              </table:table-cell>
              <table:table-cell office:value-type="float" office:value="0.15584">
                <text:p>0.15584</text:p>
              </table:table-cell>
              <table:table-cell office:value-type="float" office:value="0.156239">
                <text:p>0.156239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.160573">
                <text:p>0.160573</text:p>
              </table:table-cell>
              <table:table-cell office:value-type="float" office:value="0.155926">
                <text:p>0.155926</text:p>
              </table:table-cell>
              <table:table-cell office:value-type="float" office:value="0.156396">
                <text:p>0.156396</text:p>
              </table:table-cell>
              <table:table-cell office:value-type="float" office:value="0.155974">
                <text:p>0.155974</text:p>
              </table:table-cell>
              <table:table-cell office:value-type="float" office:value="0.156217">
                <text:p>0.156217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0.160636">
                <text:p>0.160636</text:p>
              </table:table-cell>
              <table:table-cell office:value-type="float" office:value="0.1559">
                <text:p>0.1559</text:p>
              </table:table-cell>
              <table:table-cell office:value-type="float" office:value="0.156456">
                <text:p>0.156456</text:p>
              </table:table-cell>
              <table:table-cell office:value-type="float" office:value="0.156177">
                <text:p>0.156177</text:p>
              </table:table-cell>
              <table:table-cell office:value-type="float" office:value="0.156217">
                <text:p>0.156217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.160633">
                <text:p>0.160633</text:p>
              </table:table-cell>
              <table:table-cell office:value-type="float" office:value="0.155832">
                <text:p>0.155832</text:p>
              </table:table-cell>
              <table:table-cell office:value-type="float" office:value="0.156614">
                <text:p>0.156614</text:p>
              </table:table-cell>
              <table:table-cell office:value-type="float" office:value="0.156102">
                <text:p>0.156102</text:p>
              </table:table-cell>
              <table:table-cell office:value-type="float" office:value="0.156233">
                <text:p>0.156233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.160367">
                <text:p>0.160367</text:p>
              </table:table-cell>
              <table:table-cell office:value-type="float" office:value="0.155998">
                <text:p>0.155998</text:p>
              </table:table-cell>
              <table:table-cell office:value-type="float" office:value="0.157246">
                <text:p>0.157246</text:p>
              </table:table-cell>
              <table:table-cell office:value-type="float" office:value="0.155984">
                <text:p>0.155984</text:p>
              </table:table-cell>
              <table:table-cell office:value-type="float" office:value="0.156252">
                <text:p>0.156252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0.160798">
                <text:p>0.160798</text:p>
              </table:table-cell>
              <table:table-cell office:value-type="float" office:value="0.155879">
                <text:p>0.155879</text:p>
              </table:table-cell>
              <table:table-cell office:value-type="float" office:value="0.157646">
                <text:p>0.157646</text:p>
              </table:table-cell>
              <table:table-cell office:value-type="float" office:value="0.155831">
                <text:p>0.155831</text:p>
              </table:table-cell>
              <table:table-cell office:value-type="float" office:value="0.156231">
                <text:p>0.156231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0.160586">
                <text:p>0.160586</text:p>
              </table:table-cell>
              <table:table-cell office:value-type="float" office:value="0.155857">
                <text:p>0.155857</text:p>
              </table:table-cell>
              <table:table-cell office:value-type="float" office:value="0.157141">
                <text:p>0.157141</text:p>
              </table:table-cell>
              <table:table-cell office:value-type="float" office:value="0.155971">
                <text:p>0.155971</text:p>
              </table:table-cell>
              <table:table-cell office:value-type="float" office:value="0.156241">
                <text:p>0.156241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0.160594">
                <text:p>0.160594</text:p>
              </table:table-cell>
              <table:table-cell office:value-type="float" office:value="0.155829">
                <text:p>0.155829</text:p>
              </table:table-cell>
              <table:table-cell office:value-type="float" office:value="0.156319">
                <text:p>0.156319</text:p>
              </table:table-cell>
              <table:table-cell office:value-type="float" office:value="0.156009">
                <text:p>0.156009</text:p>
              </table:table-cell>
              <table:table-cell office:value-type="float" office:value="0.156241">
                <text:p>0.156241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0.160546">
                <text:p>0.160546</text:p>
              </table:table-cell>
              <table:table-cell office:value-type="float" office:value="0.155845">
                <text:p>0.155845</text:p>
              </table:table-cell>
              <table:table-cell office:value-type="float" office:value="0.155899">
                <text:p>0.155899</text:p>
              </table:table-cell>
              <table:table-cell office:value-type="float" office:value="0.155953">
                <text:p>0.155953</text:p>
              </table:table-cell>
              <table:table-cell office:value-type="float" office:value="0.156232">
                <text:p>0.156232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0.160441">
                <text:p>0.160441</text:p>
              </table:table-cell>
              <table:table-cell office:value-type="float" office:value="0.155921">
                <text:p>0.155921</text:p>
              </table:table-cell>
              <table:table-cell office:value-type="float" office:value="0.156133">
                <text:p>0.156133</text:p>
              </table:table-cell>
              <table:table-cell office:value-type="float" office:value="0.156024">
                <text:p>0.156024</text:p>
              </table:table-cell>
              <table:table-cell office:value-type="float" office:value="0.156225">
                <text:p>0.156225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0.160445">
                <text:p>0.160445</text:p>
              </table:table-cell>
              <table:table-cell office:value-type="float" office:value="0.15584">
                <text:p>0.15584</text:p>
              </table:table-cell>
              <table:table-cell office:value-type="float" office:value="0.155915">
                <text:p>0.155915</text:p>
              </table:table-cell>
              <table:table-cell office:value-type="float" office:value="0.156144">
                <text:p>0.156144</text:p>
              </table:table-cell>
              <table:table-cell office:value-type="float" office:value="0.156258">
                <text:p>0.156258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0.16044">
                <text:p>0.16044</text:p>
              </table:table-cell>
              <table:table-cell office:value-type="float" office:value="0.155825">
                <text:p>0.155825</text:p>
              </table:table-cell>
              <table:table-cell office:value-type="float" office:value="0.156396">
                <text:p>0.156396</text:p>
              </table:table-cell>
              <table:table-cell office:value-type="float" office:value="0.156619">
                <text:p>0.156619</text:p>
              </table:table-cell>
              <table:table-cell office:value-type="float" office:value="0.156177">
                <text:p>0.156177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0.160825">
                <text:p>0.160825</text:p>
              </table:table-cell>
              <table:table-cell office:value-type="float" office:value="0.15584">
                <text:p>0.15584</text:p>
              </table:table-cell>
              <table:table-cell office:value-type="float" office:value="0.156726">
                <text:p>0.156726</text:p>
              </table:table-cell>
              <table:table-cell office:value-type="float" office:value="0.156554">
                <text:p>0.156554</text:p>
              </table:table-cell>
              <table:table-cell office:value-type="float" office:value="0.156263">
                <text:p>0.156263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.160761">
                <text:p>0.160761</text:p>
              </table:table-cell>
              <table:table-cell office:value-type="float" office:value="0.15594">
                <text:p>0.15594</text:p>
              </table:table-cell>
              <table:table-cell office:value-type="float" office:value="0.156131">
                <text:p>0.156131</text:p>
              </table:table-cell>
              <table:table-cell office:value-type="float" office:value="0.156189">
                <text:p>0.156189</text:p>
              </table:table-cell>
              <table:table-cell office:value-type="float" office:value="0.15623">
                <text:p>0.15623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0.160662">
                <text:p>0.160662</text:p>
              </table:table-cell>
              <table:table-cell office:value-type="float" office:value="0.155949">
                <text:p>0.155949</text:p>
              </table:table-cell>
              <table:table-cell office:value-type="float" office:value="0.155914">
                <text:p>0.155914</text:p>
              </table:table-cell>
              <table:table-cell office:value-type="float" office:value="0.156148">
                <text:p>0.156148</text:p>
              </table:table-cell>
              <table:table-cell office:value-type="float" office:value="0.156216">
                <text:p>0.156216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0.160467">
                <text:p>0.160467</text:p>
              </table:table-cell>
              <table:table-cell office:value-type="float" office:value="0.155844">
                <text:p>0.155844</text:p>
              </table:table-cell>
              <table:table-cell office:value-type="float" office:value="0.155942">
                <text:p>0.155942</text:p>
              </table:table-cell>
              <table:table-cell office:value-type="float" office:value="0.156495">
                <text:p>0.156495</text:p>
              </table:table-cell>
              <table:table-cell office:value-type="float" office:value="0.156267">
                <text:p>0.156267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0.160583">
                <text:p>0.160583</text:p>
              </table:table-cell>
              <table:table-cell office:value-type="float" office:value="0.155957">
                <text:p>0.155957</text:p>
              </table:table-cell>
              <table:table-cell office:value-type="float" office:value="0.155917">
                <text:p>0.155917</text:p>
              </table:table-cell>
              <table:table-cell office:value-type="float" office:value="0.1558">
                <text:p>0.1558</text:p>
              </table:table-cell>
              <table:table-cell office:value-type="float" office:value="0.156171">
                <text:p>0.156171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0.161506">
                <text:p>0.161506</text:p>
              </table:table-cell>
              <table:table-cell office:value-type="float" office:value="0.155988">
                <text:p>0.155988</text:p>
              </table:table-cell>
              <table:table-cell office:value-type="float" office:value="0.155942">
                <text:p>0.155942</text:p>
              </table:table-cell>
              <table:table-cell office:value-type="float" office:value="0.156181">
                <text:p>0.156181</text:p>
              </table:table-cell>
              <table:table-cell office:value-type="float" office:value="0.156262">
                <text:p>0.156262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0.160576">
                <text:p>0.160576</text:p>
              </table:table-cell>
              <table:table-cell office:value-type="float" office:value="0.155833">
                <text:p>0.155833</text:p>
              </table:table-cell>
              <table:table-cell office:value-type="float" office:value="0.156833">
                <text:p>0.156833</text:p>
              </table:table-cell>
              <table:table-cell office:value-type="float" office:value="0.156014">
                <text:p>0.156014</text:p>
              </table:table-cell>
              <table:table-cell office:value-type="float" office:value="0.156211">
                <text:p>0.156211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0.160851">
                <text:p>0.160851</text:p>
              </table:table-cell>
              <table:table-cell office:value-type="float" office:value="0.155863">
                <text:p>0.155863</text:p>
              </table:table-cell>
              <table:table-cell office:value-type="float" office:value="0.155878">
                <text:p>0.155878</text:p>
              </table:table-cell>
              <table:table-cell office:value-type="float" office:value="0.157139">
                <text:p>0.157139</text:p>
              </table:table-cell>
              <table:table-cell office:value-type="float" office:value="0.156218">
                <text:p>0.156218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0.160988">
                <text:p>0.160988</text:p>
              </table:table-cell>
              <table:table-cell office:value-type="float" office:value="0.155819">
                <text:p>0.155819</text:p>
              </table:table-cell>
              <table:table-cell office:value-type="float" office:value="0.156635">
                <text:p>0.156635</text:p>
              </table:table-cell>
              <table:table-cell office:value-type="float" office:value="0.155977">
                <text:p>0.155977</text:p>
              </table:table-cell>
              <table:table-cell office:value-type="float" office:value="0.156247">
                <text:p>0.156247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0.160566">
                <text:p>0.160566</text:p>
              </table:table-cell>
              <table:table-cell office:value-type="float" office:value="0.155859">
                <text:p>0.155859</text:p>
              </table:table-cell>
              <table:table-cell office:value-type="float" office:value="0.15597">
                <text:p>0.15597</text:p>
              </table:table-cell>
              <table:table-cell office:value-type="float" office:value="0.15612">
                <text:p>0.15612</text:p>
              </table:table-cell>
              <table:table-cell office:value-type="float" office:value="0.156176">
                <text:p>0.156176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0.161013">
                <text:p>0.161013</text:p>
              </table:table-cell>
              <table:table-cell office:value-type="float" office:value="0.155838">
                <text:p>0.155838</text:p>
              </table:table-cell>
              <table:table-cell office:value-type="float" office:value="0.156002">
                <text:p>0.156002</text:p>
              </table:table-cell>
              <table:table-cell office:value-type="float" office:value="0.155857">
                <text:p>0.155857</text:p>
              </table:table-cell>
              <table:table-cell office:value-type="float" office:value="0.156291">
                <text:p>0.156291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0.16058">
                <text:p>0.16058</text:p>
              </table:table-cell>
              <table:table-cell office:value-type="float" office:value="0.155848">
                <text:p>0.155848</text:p>
              </table:table-cell>
              <table:table-cell office:value-type="float" office:value="0.156229">
                <text:p>0.156229</text:p>
              </table:table-cell>
              <table:table-cell office:value-type="float" office:value="0.155918">
                <text:p>0.155918</text:p>
              </table:table-cell>
              <table:table-cell office:value-type="float" office:value="0.156215">
                <text:p>0.156215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0.160681">
                <text:p>0.160681</text:p>
              </table:table-cell>
              <table:table-cell office:value-type="float" office:value="0.155824">
                <text:p>0.155824</text:p>
              </table:table-cell>
              <table:table-cell office:value-type="float" office:value="0.156201">
                <text:p>0.156201</text:p>
              </table:table-cell>
              <table:table-cell office:value-type="float" office:value="0.155957">
                <text:p>0.155957</text:p>
              </table:table-cell>
              <table:table-cell office:value-type="float" office:value="0.15621">
                <text:p>0.15621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0.160745">
                <text:p>0.160745</text:p>
              </table:table-cell>
              <table:table-cell office:value-type="float" office:value="0.155908">
                <text:p>0.155908</text:p>
              </table:table-cell>
              <table:table-cell office:value-type="float" office:value="0.15592">
                <text:p>0.15592</text:p>
              </table:table-cell>
              <table:table-cell office:value-type="float" office:value="0.155977">
                <text:p>0.155977</text:p>
              </table:table-cell>
              <table:table-cell office:value-type="float" office:value="0.156251">
                <text:p>0.156251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0.161184">
                <text:p>0.161184</text:p>
              </table:table-cell>
              <table:table-cell office:value-type="float" office:value="0.155876">
                <text:p>0.155876</text:p>
              </table:table-cell>
              <table:table-cell office:value-type="float" office:value="0.15587">
                <text:p>0.15587</text:p>
              </table:table-cell>
              <table:table-cell office:value-type="float" office:value="0.156253">
                <text:p>0.156253</text:p>
              </table:table-cell>
              <table:table-cell office:value-type="float" office:value="0.156224">
                <text:p>0.156224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0.160968">
                <text:p>0.160968</text:p>
              </table:table-cell>
              <table:table-cell office:value-type="float" office:value="0.155815">
                <text:p>0.155815</text:p>
              </table:table-cell>
              <table:table-cell office:value-type="float" office:value="0.156682">
                <text:p>0.156682</text:p>
              </table:table-cell>
              <table:table-cell office:value-type="float" office:value="0.156763">
                <text:p>0.156763</text:p>
              </table:table-cell>
              <table:table-cell office:value-type="float" office:value="0.156208">
                <text:p>0.156208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0.161069">
                <text:p>0.161069</text:p>
              </table:table-cell>
              <table:table-cell office:value-type="float" office:value="0.155871">
                <text:p>0.155871</text:p>
              </table:table-cell>
              <table:table-cell office:value-type="float" office:value="0.156156">
                <text:p>0.156156</text:p>
              </table:table-cell>
              <table:table-cell office:value-type="float" office:value="0.1561">
                <text:p>0.1561</text:p>
              </table:table-cell>
              <table:table-cell office:value-type="float" office:value="0.156234">
                <text:p>0.156234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0.160684">
                <text:p>0.160684</text:p>
              </table:table-cell>
              <table:table-cell office:value-type="float" office:value="0.155813">
                <text:p>0.155813</text:p>
              </table:table-cell>
              <table:table-cell office:value-type="float" office:value="0.155964">
                <text:p>0.155964</text:p>
              </table:table-cell>
              <table:table-cell office:value-type="float" office:value="0.155962">
                <text:p>0.155962</text:p>
              </table:table-cell>
              <table:table-cell office:value-type="float" office:value="0.156217">
                <text:p>0.156217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0.160445">
                <text:p>0.160445</text:p>
              </table:table-cell>
              <table:table-cell office:value-type="float" office:value="0.155871">
                <text:p>0.155871</text:p>
              </table:table-cell>
              <table:table-cell office:value-type="float" office:value="0.155906">
                <text:p>0.155906</text:p>
              </table:table-cell>
              <table:table-cell office:value-type="float" office:value="0.156151">
                <text:p>0.156151</text:p>
              </table:table-cell>
              <table:table-cell office:value-type="float" office:value="0.156233">
                <text:p>0.156233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0.161019">
                <text:p>0.161019</text:p>
              </table:table-cell>
              <table:table-cell office:value-type="float" office:value="0.155901">
                <text:p>0.155901</text:p>
              </table:table-cell>
              <table:table-cell office:value-type="float" office:value="0.155859">
                <text:p>0.155859</text:p>
              </table:table-cell>
              <table:table-cell office:value-type="float" office:value="0.156037">
                <text:p>0.156037</text:p>
              </table:table-cell>
              <table:table-cell office:value-type="float" office:value="0.156265">
                <text:p>0.156265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0.160468">
                <text:p>0.160468</text:p>
              </table:table-cell>
              <table:table-cell office:value-type="float" office:value="0.155891">
                <text:p>0.155891</text:p>
              </table:table-cell>
              <table:table-cell office:value-type="float" office:value="0.155966">
                <text:p>0.155966</text:p>
              </table:table-cell>
              <table:table-cell office:value-type="float" office:value="0.156326">
                <text:p>0.156326</text:p>
              </table:table-cell>
              <table:table-cell office:value-type="float" office:value="0.156178">
                <text:p>0.156178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0.160479">
                <text:p>0.160479</text:p>
              </table:table-cell>
              <table:table-cell office:value-type="float" office:value="0.155848">
                <text:p>0.155848</text:p>
              </table:table-cell>
              <table:table-cell office:value-type="float" office:value="0.155912">
                <text:p>0.155912</text:p>
              </table:table-cell>
              <table:table-cell office:value-type="float" office:value="0.156262">
                <text:p>0.156262</text:p>
              </table:table-cell>
              <table:table-cell office:value-type="float" office:value="0.156224">
                <text:p>0.156224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0.16127">
                <text:p>0.16127</text:p>
              </table:table-cell>
              <table:table-cell office:value-type="float" office:value="0.155872">
                <text:p>0.155872</text:p>
              </table:table-cell>
              <table:table-cell office:value-type="float" office:value="0.156799">
                <text:p>0.156799</text:p>
              </table:table-cell>
              <table:table-cell office:value-type="float" office:value="0.155911">
                <text:p>0.155911</text:p>
              </table:table-cell>
              <table:table-cell office:value-type="float" office:value="0.156251">
                <text:p>0.156251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0.160973">
                <text:p>0.160973</text:p>
              </table:table-cell>
              <table:table-cell office:value-type="float" office:value="0.155887">
                <text:p>0.155887</text:p>
              </table:table-cell>
              <table:table-cell office:value-type="float" office:value="0.156012">
                <text:p>0.156012</text:p>
              </table:table-cell>
              <table:table-cell office:value-type="float" office:value="0.155808">
                <text:p>0.155808</text:p>
              </table:table-cell>
              <table:table-cell office:value-type="float" office:value="0.156237">
                <text:p>0.156237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0.160465">
                <text:p>0.160465</text:p>
              </table:table-cell>
              <table:table-cell office:value-type="float" office:value="0.155916">
                <text:p>0.155916</text:p>
              </table:table-cell>
              <table:table-cell office:value-type="float" office:value="0.155952">
                <text:p>0.155952</text:p>
              </table:table-cell>
              <table:table-cell office:value-type="float" office:value="0.156064">
                <text:p>0.156064</text:p>
              </table:table-cell>
              <table:table-cell office:value-type="float" office:value="0.156189">
                <text:p>0.156189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0.160945">
                <text:p>0.160945</text:p>
              </table:table-cell>
              <table:table-cell office:value-type="float" office:value="0.155831">
                <text:p>0.155831</text:p>
              </table:table-cell>
              <table:table-cell office:value-type="float" office:value="0.155948">
                <text:p>0.155948</text:p>
              </table:table-cell>
              <table:table-cell office:value-type="float" office:value="0.155818">
                <text:p>0.155818</text:p>
              </table:table-cell>
              <table:table-cell office:value-type="float" office:value="0.156298">
                <text:p>0.156298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0.160712">
                <text:p>0.160712</text:p>
              </table:table-cell>
              <table:table-cell office:value-type="float" office:value="0.155906">
                <text:p>0.155906</text:p>
              </table:table-cell>
              <table:table-cell office:value-type="float" office:value="0.156256">
                <text:p>0.156256</text:p>
              </table:table-cell>
              <table:table-cell office:value-type="float" office:value="0.157879">
                <text:p>0.157879</text:p>
              </table:table-cell>
              <table:table-cell office:value-type="float" office:value="0.156171">
                <text:p>0.156171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0.16064">
                <text:p>0.16064</text:p>
              </table:table-cell>
              <table:table-cell office:value-type="float" office:value="0.155852">
                <text:p>0.155852</text:p>
              </table:table-cell>
              <table:table-cell office:value-type="float" office:value="0.155799">
                <text:p>0.155799</text:p>
              </table:table-cell>
              <table:table-cell office:value-type="float" office:value="0.155915">
                <text:p>0.155915</text:p>
              </table:table-cell>
              <table:table-cell office:value-type="float" office:value="0.156227">
                <text:p>0.156227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0.160499">
                <text:p>0.160499</text:p>
              </table:table-cell>
              <table:table-cell office:value-type="float" office:value="0.155867">
                <text:p>0.155867</text:p>
              </table:table-cell>
              <table:table-cell office:value-type="float" office:value="0.156723">
                <text:p>0.156723</text:p>
              </table:table-cell>
              <table:table-cell office:value-type="float" office:value="0.155964">
                <text:p>0.155964</text:p>
              </table:table-cell>
              <table:table-cell office:value-type="float" office:value="0.156243">
                <text:p>0.156243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0.161498">
                <text:p>0.161498</text:p>
              </table:table-cell>
              <table:table-cell office:value-type="float" office:value="0.155981">
                <text:p>0.155981</text:p>
              </table:table-cell>
              <table:table-cell office:value-type="float" office:value="0.155831">
                <text:p>0.155831</text:p>
              </table:table-cell>
              <table:table-cell office:value-type="float" office:value="0.155816">
                <text:p>0.155816</text:p>
              </table:table-cell>
              <table:table-cell office:value-type="float" office:value="0.156215">
                <text:p>0.156215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0.160598">
                <text:p>0.160598</text:p>
              </table:table-cell>
              <table:table-cell office:value-type="float" office:value="0.155874">
                <text:p>0.155874</text:p>
              </table:table-cell>
              <table:table-cell office:value-type="float" office:value="0.155868">
                <text:p>0.155868</text:p>
              </table:table-cell>
              <table:table-cell office:value-type="float" office:value="0.156529">
                <text:p>0.156529</text:p>
              </table:table-cell>
              <table:table-cell office:value-type="float" office:value="0.156251">
                <text:p>0.156251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.160399">
                <text:p>0.160399</text:p>
              </table:table-cell>
              <table:table-cell office:value-type="float" office:value="0.155965">
                <text:p>0.155965</text:p>
              </table:table-cell>
              <table:table-cell office:value-type="float" office:value="0.156312">
                <text:p>0.156312</text:p>
              </table:table-cell>
              <table:table-cell office:value-type="float" office:value="0.155779">
                <text:p>0.155779</text:p>
              </table:table-cell>
              <table:table-cell office:value-type="float" office:value="0.15621">
                <text:p>0.15621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0.160687">
                <text:p>0.160687</text:p>
              </table:table-cell>
              <table:table-cell office:value-type="float" office:value="0.155845">
                <text:p>0.155845</text:p>
              </table:table-cell>
              <table:table-cell office:value-type="float" office:value="0.156685">
                <text:p>0.156685</text:p>
              </table:table-cell>
              <table:table-cell office:value-type="float" office:value="0.155909">
                <text:p>0.155909</text:p>
              </table:table-cell>
              <table:table-cell office:value-type="float" office:value="0.15622">
                <text:p>0.15622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0.160633">
                <text:p>0.160633</text:p>
              </table:table-cell>
              <table:table-cell office:value-type="float" office:value="0.155833">
                <text:p>0.155833</text:p>
              </table:table-cell>
              <table:table-cell office:value-type="float" office:value="0.156464">
                <text:p>0.156464</text:p>
              </table:table-cell>
              <table:table-cell office:value-type="float" office:value="0.156193">
                <text:p>0.156193</text:p>
              </table:table-cell>
              <table:table-cell office:value-type="float" office:value="0.156233">
                <text:p>0.156233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0.160614">
                <text:p>0.160614</text:p>
              </table:table-cell>
              <table:table-cell office:value-type="float" office:value="0.155811">
                <text:p>0.155811</text:p>
              </table:table-cell>
              <table:table-cell office:value-type="float" office:value="0.155844">
                <text:p>0.155844</text:p>
              </table:table-cell>
              <table:table-cell office:value-type="float" office:value="0.155813">
                <text:p>0.155813</text:p>
              </table:table-cell>
              <table:table-cell office:value-type="float" office:value="0.156205">
                <text:p>0.156205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0.160732">
                <text:p>0.160732</text:p>
              </table:table-cell>
              <table:table-cell office:value-type="float" office:value="0.155833">
                <text:p>0.155833</text:p>
              </table:table-cell>
              <table:table-cell office:value-type="float" office:value="0.155911">
                <text:p>0.155911</text:p>
              </table:table-cell>
              <table:table-cell office:value-type="float" office:value="0.156458">
                <text:p>0.156458</text:p>
              </table:table-cell>
              <table:table-cell office:value-type="float" office:value="0.156235">
                <text:p>0.156235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0.160495">
                <text:p>0.160495</text:p>
              </table:table-cell>
              <table:table-cell office:value-type="float" office:value="0.15581">
                <text:p>0.15581</text:p>
              </table:table-cell>
              <table:table-cell office:value-type="float" office:value="0.155906">
                <text:p>0.155906</text:p>
              </table:table-cell>
              <table:table-cell office:value-type="float" office:value="0.155836">
                <text:p>0.155836</text:p>
              </table:table-cell>
              <table:table-cell office:value-type="float" office:value="0.156181">
                <text:p>0.156181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0.160643">
                <text:p>0.160643</text:p>
              </table:table-cell>
              <table:table-cell office:value-type="float" office:value="0.155822">
                <text:p>0.155822</text:p>
              </table:table-cell>
              <table:table-cell office:value-type="float" office:value="0.159273">
                <text:p>0.159273</text:p>
              </table:table-cell>
              <table:table-cell office:value-type="float" office:value="0.156329">
                <text:p>0.156329</text:p>
              </table:table-cell>
              <table:table-cell office:value-type="float" office:value="0.156258">
                <text:p>0.156258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0.160604">
                <text:p>0.160604</text:p>
              </table:table-cell>
              <table:table-cell office:value-type="float" office:value="0.15586">
                <text:p>0.15586</text:p>
              </table:table-cell>
              <table:table-cell office:value-type="float" office:value="0.157102">
                <text:p>0.157102</text:p>
              </table:table-cell>
              <table:table-cell office:value-type="float" office:value="0.155834">
                <text:p>0.155834</text:p>
              </table:table-cell>
              <table:table-cell office:value-type="float" office:value="0.156223">
                <text:p>0.156223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0.160676">
                <text:p>0.160676</text:p>
              </table:table-cell>
              <table:table-cell office:value-type="float" office:value="0.15585">
                <text:p>0.15585</text:p>
              </table:table-cell>
              <table:table-cell office:value-type="float" office:value="0.156152">
                <text:p>0.156152</text:p>
              </table:table-cell>
              <table:table-cell office:value-type="float" office:value="0.155911">
                <text:p>0.155911</text:p>
              </table:table-cell>
              <table:table-cell office:value-type="float" office:value="0.156203">
                <text:p>0.156203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0.160689">
                <text:p>0.160689</text:p>
              </table:table-cell>
              <table:table-cell office:value-type="float" office:value="0.155831">
                <text:p>0.155831</text:p>
              </table:table-cell>
              <table:table-cell office:value-type="float" office:value="0.155846">
                <text:p>0.155846</text:p>
              </table:table-cell>
              <table:table-cell office:value-type="float" office:value="0.157689">
                <text:p>0.157689</text:p>
              </table:table-cell>
              <table:table-cell office:value-type="float" office:value="0.15625">
                <text:p>0.15625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0.160745">
                <text:p>0.160745</text:p>
              </table:table-cell>
              <table:table-cell office:value-type="float" office:value="0.155873">
                <text:p>0.155873</text:p>
              </table:table-cell>
              <table:table-cell office:value-type="float" office:value="0.1566">
                <text:p>0.1566</text:p>
              </table:table-cell>
              <table:table-cell office:value-type="float" office:value="0.155864">
                <text:p>0.155864</text:p>
              </table:table-cell>
              <table:table-cell office:value-type="float" office:value="0.156192">
                <text:p>0.156192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0.160754">
                <text:p>0.160754</text:p>
              </table:table-cell>
              <table:table-cell office:value-type="float" office:value="0.155819">
                <text:p>0.155819</text:p>
              </table:table-cell>
              <table:table-cell office:value-type="float" office:value="0.156272">
                <text:p>0.156272</text:p>
              </table:table-cell>
              <table:table-cell office:value-type="float" office:value="0.156017">
                <text:p>0.156017</text:p>
              </table:table-cell>
              <table:table-cell office:value-type="float" office:value="0.156248">
                <text:p>0.156248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0.160892">
                <text:p>0.160892</text:p>
              </table:table-cell>
              <table:table-cell office:value-type="float" office:value="0.155881">
                <text:p>0.155881</text:p>
              </table:table-cell>
              <table:table-cell office:value-type="float" office:value="0.156188">
                <text:p>0.156188</text:p>
              </table:table-cell>
              <table:table-cell office:value-type="float" office:value="0.155967">
                <text:p>0.155967</text:p>
              </table:table-cell>
              <table:table-cell office:value-type="float" office:value="0.156204">
                <text:p>0.156204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0.160858">
                <text:p>0.160858</text:p>
              </table:table-cell>
              <table:table-cell office:value-type="float" office:value="0.155916">
                <text:p>0.155916</text:p>
              </table:table-cell>
              <table:table-cell office:value-type="float" office:value="0.155886">
                <text:p>0.155886</text:p>
              </table:table-cell>
              <table:table-cell office:value-type="float" office:value="0.156678">
                <text:p>0.156678</text:p>
              </table:table-cell>
              <table:table-cell office:value-type="float" office:value="0.156228">
                <text:p>0.156228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0.161201">
                <text:p>0.161201</text:p>
              </table:table-cell>
              <table:table-cell office:value-type="float" office:value="0.155808">
                <text:p>0.155808</text:p>
              </table:table-cell>
              <table:table-cell office:value-type="float" office:value="0.157042">
                <text:p>0.157042</text:p>
              </table:table-cell>
              <table:table-cell office:value-type="float" office:value="0.155762">
                <text:p>0.155762</text:p>
              </table:table-cell>
              <table:table-cell office:value-type="float" office:value="0.156182">
                <text:p>0.156182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0.160874">
                <text:p>0.160874</text:p>
              </table:table-cell>
              <table:table-cell office:value-type="float" office:value="0.155875">
                <text:p>0.155875</text:p>
              </table:table-cell>
              <table:table-cell office:value-type="float" office:value="0.156345">
                <text:p>0.156345</text:p>
              </table:table-cell>
              <table:table-cell office:value-type="float" office:value="0.156164">
                <text:p>0.156164</text:p>
              </table:table-cell>
              <table:table-cell office:value-type="float" office:value="0.156266">
                <text:p>0.156266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0.160833">
                <text:p>0.160833</text:p>
              </table:table-cell>
              <table:table-cell office:value-type="float" office:value="0.155828">
                <text:p>0.155828</text:p>
              </table:table-cell>
              <table:table-cell office:value-type="float" office:value="0.156858">
                <text:p>0.156858</text:p>
              </table:table-cell>
              <table:table-cell office:value-type="float" office:value="0.155934">
                <text:p>0.155934</text:p>
              </table:table-cell>
              <table:table-cell office:value-type="float" office:value="0.156156">
                <text:p>0.156156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0.160803">
                <text:p>0.160803</text:p>
              </table:table-cell>
              <table:table-cell office:value-type="float" office:value="0.155918">
                <text:p>0.155918</text:p>
              </table:table-cell>
              <table:table-cell office:value-type="float" office:value="0.156023">
                <text:p>0.156023</text:p>
              </table:table-cell>
              <table:table-cell office:value-type="float" office:value="0.15603">
                <text:p>0.15603</text:p>
              </table:table-cell>
              <table:table-cell office:value-type="float" office:value="0.156235">
                <text:p>0.156235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0.160714">
                <text:p>0.160714</text:p>
              </table:table-cell>
              <table:table-cell office:value-type="float" office:value="0.15596">
                <text:p>0.15596</text:p>
              </table:table-cell>
              <table:table-cell office:value-type="float" office:value="0.155839">
                <text:p>0.155839</text:p>
              </table:table-cell>
              <table:table-cell office:value-type="float" office:value="0.15617">
                <text:p>0.15617</text:p>
              </table:table-cell>
              <table:table-cell office:value-type="float" office:value="0.156218">
                <text:p>0.156218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0.16087">
                <text:p>0.16087</text:p>
              </table:table-cell>
              <table:table-cell office:value-type="float" office:value="0.155929">
                <text:p>0.155929</text:p>
              </table:table-cell>
              <table:table-cell office:value-type="float" office:value="0.156123">
                <text:p>0.156123</text:p>
              </table:table-cell>
              <table:table-cell office:value-type="float" office:value="0.156254">
                <text:p>0.156254</text:p>
              </table:table-cell>
              <table:table-cell office:value-type="float" office:value="0.156202">
                <text:p>0.156202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0.160805">
                <text:p>0.160805</text:p>
              </table:table-cell>
              <table:table-cell office:value-type="float" office:value="0.155803">
                <text:p>0.155803</text:p>
              </table:table-cell>
              <table:table-cell office:value-type="float" office:value="0.156376">
                <text:p>0.156376</text:p>
              </table:table-cell>
              <table:table-cell office:value-type="float" office:value="0.156902">
                <text:p>0.156902</text:p>
              </table:table-cell>
              <table:table-cell office:value-type="float" office:value="0.156239">
                <text:p>0.156239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0.160764">
                <text:p>0.160764</text:p>
              </table:table-cell>
              <table:table-cell office:value-type="float" office:value="0.15581">
                <text:p>0.15581</text:p>
              </table:table-cell>
              <table:table-cell office:value-type="float" office:value="0.15584">
                <text:p>0.15584</text:p>
              </table:table-cell>
              <table:table-cell office:value-type="float" office:value="0.156103">
                <text:p>0.156103</text:p>
              </table:table-cell>
              <table:table-cell office:value-type="float" office:value="0.156221">
                <text:p>0.156221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0.161693">
                <text:p>0.161693</text:p>
              </table:table-cell>
              <table:table-cell office:value-type="float" office:value="0.155851">
                <text:p>0.155851</text:p>
              </table:table-cell>
              <table:table-cell office:value-type="float" office:value="0.155845">
                <text:p>0.155845</text:p>
              </table:table-cell>
              <table:table-cell office:value-type="float" office:value="0.155885">
                <text:p>0.155885</text:p>
              </table:table-cell>
              <table:table-cell office:value-type="float" office:value="0.156199">
                <text:p>0.156199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0.161012">
                <text:p>0.161012</text:p>
              </table:table-cell>
              <table:table-cell office:value-type="float" office:value="0.155861">
                <text:p>0.155861</text:p>
              </table:table-cell>
              <table:table-cell office:value-type="float" office:value="0.155989">
                <text:p>0.155989</text:p>
              </table:table-cell>
              <table:table-cell office:value-type="float" office:value="0.155857">
                <text:p>0.155857</text:p>
              </table:table-cell>
              <table:table-cell office:value-type="float" office:value="0.156262">
                <text:p>0.156262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0.161019">
                <text:p>0.161019</text:p>
              </table:table-cell>
              <table:table-cell office:value-type="float" office:value="0.155842">
                <text:p>0.155842</text:p>
              </table:table-cell>
              <table:table-cell office:value-type="float" office:value="0.15636">
                <text:p>0.15636</text:p>
              </table:table-cell>
              <table:table-cell office:value-type="float" office:value="0.156259">
                <text:p>0.156259</text:p>
              </table:table-cell>
              <table:table-cell office:value-type="float" office:value="0.156207">
                <text:p>0.156207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0.161088">
                <text:p>0.161088</text:p>
              </table:table-cell>
              <table:table-cell office:value-type="float" office:value="0.155815">
                <text:p>0.155815</text:p>
              </table:table-cell>
              <table:table-cell office:value-type="float" office:value="0.156007">
                <text:p>0.156007</text:p>
              </table:table-cell>
              <table:table-cell office:value-type="float" office:value="0.155954">
                <text:p>0.155954</text:p>
              </table:table-cell>
              <table:table-cell office:value-type="float" office:value="0.156223">
                <text:p>0.156223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0.161198">
                <text:p>0.161198</text:p>
              </table:table-cell>
              <table:table-cell office:value-type="float" office:value="0.155834">
                <text:p>0.155834</text:p>
              </table:table-cell>
              <table:table-cell office:value-type="float" office:value="0.155832">
                <text:p>0.155832</text:p>
              </table:table-cell>
              <table:table-cell office:value-type="float" office:value="0.156225">
                <text:p>0.156225</text:p>
              </table:table-cell>
              <table:table-cell office:value-type="float" office:value="0.156253">
                <text:p>0.156253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0.160739">
                <text:p>0.160739</text:p>
              </table:table-cell>
              <table:table-cell office:value-type="float" office:value="0.156162">
                <text:p>0.156162</text:p>
              </table:table-cell>
              <table:table-cell office:value-type="float" office:value="0.15606">
                <text:p>0.15606</text:p>
              </table:table-cell>
              <table:table-cell office:value-type="float" office:value="0.155802">
                <text:p>0.155802</text:p>
              </table:table-cell>
              <table:table-cell office:value-type="float" office:value="0.156221">
                <text:p>0.156221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0.160744">
                <text:p>0.160744</text:p>
              </table:table-cell>
              <table:table-cell office:value-type="float" office:value="0.155871">
                <text:p>0.155871</text:p>
              </table:table-cell>
              <table:table-cell office:value-type="float" office:value="0.156335">
                <text:p>0.156335</text:p>
              </table:table-cell>
              <table:table-cell office:value-type="float" office:value="0.156505">
                <text:p>0.156505</text:p>
              </table:table-cell>
              <table:table-cell office:value-type="float" office:value="0.156167">
                <text:p>0.156167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0.161225">
                <text:p>0.161225</text:p>
              </table:table-cell>
              <table:table-cell office:value-type="float" office:value="0.155844">
                <text:p>0.155844</text:p>
              </table:table-cell>
              <table:table-cell office:value-type="float" office:value="0.156026">
                <text:p>0.156026</text:p>
              </table:table-cell>
              <table:table-cell office:value-type="float" office:value="0.156405">
                <text:p>0.156405</text:p>
              </table:table-cell>
              <table:table-cell office:value-type="float" office:value="0.156288">
                <text:p>0.156288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.160936">
                <text:p>0.160936</text:p>
              </table:table-cell>
              <table:table-cell office:value-type="float" office:value="0.155931">
                <text:p>0.155931</text:p>
              </table:table-cell>
              <table:table-cell office:value-type="float" office:value="0.156421">
                <text:p>0.156421</text:p>
              </table:table-cell>
              <table:table-cell office:value-type="float" office:value="0.156158">
                <text:p>0.156158</text:p>
              </table:table-cell>
              <table:table-cell office:value-type="float" office:value="0.15619">
                <text:p>0.15619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0.161129">
                <text:p>0.161129</text:p>
              </table:table-cell>
              <table:table-cell office:value-type="float" office:value="0.155856">
                <text:p>0.155856</text:p>
              </table:table-cell>
              <table:table-cell office:value-type="float" office:value="0.155979">
                <text:p>0.155979</text:p>
              </table:table-cell>
              <table:table-cell office:value-type="float" office:value="0.156129">
                <text:p>0.156129</text:p>
              </table:table-cell>
              <table:table-cell office:value-type="float" office:value="0.156223">
                <text:p>0.156223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0.160732">
                <text:p>0.160732</text:p>
              </table:table-cell>
              <table:table-cell office:value-type="float" office:value="0.155824">
                <text:p>0.155824</text:p>
              </table:table-cell>
              <table:table-cell office:value-type="float" office:value="0.155873">
                <text:p>0.155873</text:p>
              </table:table-cell>
              <table:table-cell office:value-type="float" office:value="0.155855">
                <text:p>0.155855</text:p>
              </table:table-cell>
              <table:table-cell office:value-type="float" office:value="0.156201">
                <text:p>0.156201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0.160818">
                <text:p>0.160818</text:p>
              </table:table-cell>
              <table:table-cell office:value-type="float" office:value="0.155814">
                <text:p>0.155814</text:p>
              </table:table-cell>
              <table:table-cell office:value-type="float" office:value="0.155884">
                <text:p>0.155884</text:p>
              </table:table-cell>
              <table:table-cell office:value-type="float" office:value="0.155912">
                <text:p>0.155912</text:p>
              </table:table-cell>
              <table:table-cell office:value-type="float" office:value="0.156233">
                <text:p>0.156233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0.16079">
                <text:p>0.16079</text:p>
              </table:table-cell>
              <table:table-cell office:value-type="float" office:value="0.155836">
                <text:p>0.155836</text:p>
              </table:table-cell>
              <table:table-cell office:value-type="float" office:value="0.155825">
                <text:p>0.155825</text:p>
              </table:table-cell>
              <table:table-cell office:value-type="float" office:value="0.156853">
                <text:p>0.156853</text:p>
              </table:table-cell>
              <table:table-cell office:value-type="float" office:value="0.156253">
                <text:p>0.156253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0.160639">
                <text:p>0.160639</text:p>
              </table:table-cell>
              <table:table-cell office:value-type="float" office:value="0.155942">
                <text:p>0.155942</text:p>
              </table:table-cell>
              <table:table-cell office:value-type="float" office:value="0.156259">
                <text:p>0.156259</text:p>
              </table:table-cell>
              <table:table-cell office:value-type="float" office:value="0.155771">
                <text:p>0.155771</text:p>
              </table:table-cell>
              <table:table-cell office:value-type="float" office:value="0.156195">
                <text:p>0.156195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0.160585">
                <text:p>0.160585</text:p>
              </table:table-cell>
              <table:table-cell office:value-type="float" office:value="0.155805">
                <text:p>0.155805</text:p>
              </table:table-cell>
              <table:table-cell office:value-type="float" office:value="0.156188">
                <text:p>0.156188</text:p>
              </table:table-cell>
              <table:table-cell office:value-type="float" office:value="0.156215">
                <text:p>0.156215</text:p>
              </table:table-cell>
              <table:table-cell office:value-type="float" office:value="0.156269">
                <text:p>0.156269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0.160639">
                <text:p>0.160639</text:p>
              </table:table-cell>
              <table:table-cell office:value-type="float" office:value="0.155839">
                <text:p>0.155839</text:p>
              </table:table-cell>
              <table:table-cell office:value-type="float" office:value="0.155818">
                <text:p>0.155818</text:p>
              </table:table-cell>
              <table:table-cell office:value-type="float" office:value="0.156584">
                <text:p>0.156584</text:p>
              </table:table-cell>
              <table:table-cell office:value-type="float" office:value="0.156153">
                <text:p>0.156153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0.161237">
                <text:p>0.161237</text:p>
              </table:table-cell>
              <table:table-cell office:value-type="float" office:value="0.155823">
                <text:p>0.155823</text:p>
              </table:table-cell>
              <table:table-cell office:value-type="float" office:value="0.15597">
                <text:p>0.15597</text:p>
              </table:table-cell>
              <table:table-cell office:value-type="float" office:value="0.156886">
                <text:p>0.156886</text:p>
              </table:table-cell>
              <table:table-cell office:value-type="float" office:value="0.156264">
                <text:p>0.156264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0.160691">
                <text:p>0.160691</text:p>
              </table:table-cell>
              <table:table-cell office:value-type="float" office:value="0.155812">
                <text:p>0.155812</text:p>
              </table:table-cell>
              <table:table-cell office:value-type="float" office:value="0.157077">
                <text:p>0.157077</text:p>
              </table:table-cell>
              <table:table-cell office:value-type="float" office:value="0.155861">
                <text:p>0.155861</text:p>
              </table:table-cell>
              <table:table-cell office:value-type="float" office:value="0.15616">
                <text:p>0.15616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.160681">
                <text:p>0.160681</text:p>
              </table:table-cell>
              <table:table-cell office:value-type="float" office:value="0.155799">
                <text:p>0.155799</text:p>
              </table:table-cell>
              <table:table-cell office:value-type="float" office:value="0.155937">
                <text:p>0.155937</text:p>
              </table:table-cell>
              <table:table-cell office:value-type="float" office:value="0.156148">
                <text:p>0.156148</text:p>
              </table:table-cell>
              <table:table-cell office:value-type="float" office:value="0.15626">
                <text:p>0.15626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0.160672">
                <text:p>0.160672</text:p>
              </table:table-cell>
              <table:table-cell office:value-type="float" office:value="0.155808">
                <text:p>0.155808</text:p>
              </table:table-cell>
              <table:table-cell office:value-type="float" office:value="0.155856">
                <text:p>0.155856</text:p>
              </table:table-cell>
              <table:table-cell office:value-type="float" office:value="0.156246">
                <text:p>0.156246</text:p>
              </table:table-cell>
              <table:table-cell office:value-type="float" office:value="0.156208">
                <text:p>0.156208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0.160548">
                <text:p>0.160548</text:p>
              </table:table-cell>
              <table:table-cell office:value-type="float" office:value="0.155813">
                <text:p>0.155813</text:p>
              </table:table-cell>
              <table:table-cell office:value-type="float" office:value="0.15668">
                <text:p>0.15668</text:p>
              </table:table-cell>
              <table:table-cell office:value-type="float" office:value="0.155935">
                <text:p>0.155935</text:p>
              </table:table-cell>
              <table:table-cell office:value-type="float" office:value="0.15624">
                <text:p>0.15624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0.160671">
                <text:p>0.160671</text:p>
              </table:table-cell>
              <table:table-cell office:value-type="float" office:value="0.155954">
                <text:p>0.155954</text:p>
              </table:table-cell>
              <table:table-cell office:value-type="float" office:value="0.157294">
                <text:p>0.157294</text:p>
              </table:table-cell>
              <table:table-cell office:value-type="float" office:value="0.155854">
                <text:p>0.155854</text:p>
              </table:table-cell>
              <table:table-cell office:value-type="float" office:value="0.156192">
                <text:p>0.156192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0.160657">
                <text:p>0.160657</text:p>
              </table:table-cell>
              <table:table-cell office:value-type="float" office:value="0.155821">
                <text:p>0.155821</text:p>
              </table:table-cell>
              <table:table-cell office:value-type="float" office:value="0.156">
                <text:p>0.156</text:p>
              </table:table-cell>
              <table:table-cell office:value-type="float" office:value="0.156123">
                <text:p>0.156123</text:p>
              </table:table-cell>
              <table:table-cell office:value-type="float" office:value="0.156244">
                <text:p>0.156244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0.160731">
                <text:p>0.160731</text:p>
              </table:table-cell>
              <table:table-cell office:value-type="float" office:value="0.155994">
                <text:p>0.155994</text:p>
              </table:table-cell>
              <table:table-cell office:value-type="float" office:value="0.157155">
                <text:p>0.157155</text:p>
              </table:table-cell>
              <table:table-cell office:value-type="float" office:value="0.155867">
                <text:p>0.155867</text:p>
              </table:table-cell>
              <table:table-cell office:value-type="float" office:value="0.156217">
                <text:p>0.156217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0.160857">
                <text:p>0.160857</text:p>
              </table:table-cell>
              <table:table-cell office:value-type="float" office:value="0.155823">
                <text:p>0.155823</text:p>
              </table:table-cell>
              <table:table-cell office:value-type="float" office:value="0.155864">
                <text:p>0.155864</text:p>
              </table:table-cell>
              <table:table-cell office:value-type="float" office:value="0.155919">
                <text:p>0.155919</text:p>
              </table:table-cell>
              <table:table-cell office:value-type="float" office:value="0.156204">
                <text:p>0.156204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0.16071">
                <text:p>0.16071</text:p>
              </table:table-cell>
              <table:table-cell office:value-type="float" office:value="0.155804">
                <text:p>0.155804</text:p>
              </table:table-cell>
              <table:table-cell office:value-type="float" office:value="0.155814">
                <text:p>0.155814</text:p>
              </table:table-cell>
              <table:table-cell office:value-type="float" office:value="0.158126">
                <text:p>0.158126</text:p>
              </table:table-cell>
              <table:table-cell office:value-type="float" office:value="0.156263">
                <text:p>0.156263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0.160616">
                <text:p>0.160616</text:p>
              </table:table-cell>
              <table:table-cell office:value-type="float" office:value="0.155836">
                <text:p>0.155836</text:p>
              </table:table-cell>
              <table:table-cell office:value-type="float" office:value="0.156132">
                <text:p>0.156132</text:p>
              </table:table-cell>
              <table:table-cell office:value-type="float" office:value="0.156142">
                <text:p>0.156142</text:p>
              </table:table-cell>
              <table:table-cell office:value-type="float" office:value="0.156198">
                <text:p>0.156198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0.16132">
                <text:p>0.16132</text:p>
              </table:table-cell>
              <table:table-cell office:value-type="float" office:value="0.155803">
                <text:p>0.155803</text:p>
              </table:table-cell>
              <table:table-cell office:value-type="float" office:value="0.155888">
                <text:p>0.155888</text:p>
              </table:table-cell>
              <table:table-cell office:value-type="float" office:value="0.155803">
                <text:p>0.155803</text:p>
              </table:table-cell>
              <table:table-cell office:value-type="float" office:value="0.156195">
                <text:p>0.156195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0.16115">
                <text:p>0.16115</text:p>
              </table:table-cell>
              <table:table-cell office:value-type="float" office:value="0.155827">
                <text:p>0.155827</text:p>
              </table:table-cell>
              <table:table-cell office:value-type="float" office:value="0.15613">
                <text:p>0.15613</text:p>
              </table:table-cell>
              <table:table-cell office:value-type="float" office:value="0.156651">
                <text:p>0.156651</text:p>
              </table:table-cell>
              <table:table-cell office:value-type="float" office:value="0.156222">
                <text:p>0.156222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0.160493">
                <text:p>0.160493</text:p>
              </table:table-cell>
              <table:table-cell office:value-type="float" office:value="0.155824">
                <text:p>0.155824</text:p>
              </table:table-cell>
              <table:table-cell office:value-type="float" office:value="0.156404">
                <text:p>0.156404</text:p>
              </table:table-cell>
              <table:table-cell office:value-type="float" office:value="0.156093">
                <text:p>0.156093</text:p>
              </table:table-cell>
              <table:table-cell office:value-type="float" office:value="0.15626">
                <text:p>0.15626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0.160513">
                <text:p>0.160513</text:p>
              </table:table-cell>
              <table:table-cell office:value-type="float" office:value="0.155988">
                <text:p>0.155988</text:p>
              </table:table-cell>
              <table:table-cell office:value-type="float" office:value="0.155833">
                <text:p>0.155833</text:p>
              </table:table-cell>
              <table:table-cell office:value-type="float" office:value="0.155809">
                <text:p>0.155809</text:p>
              </table:table-cell>
              <table:table-cell office:value-type="float" office:value="0.156203">
                <text:p>0.156203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0.160796">
                <text:p>0.160796</text:p>
              </table:table-cell>
              <table:table-cell office:value-type="float" office:value="0.155934">
                <text:p>0.155934</text:p>
              </table:table-cell>
              <table:table-cell office:value-type="float" office:value="0.156535">
                <text:p>0.156535</text:p>
              </table:table-cell>
              <table:table-cell office:value-type="float" office:value="0.15588">
                <text:p>0.15588</text:p>
              </table:table-cell>
              <table:table-cell office:value-type="float" office:value="0.156192">
                <text:p>0.156192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0.160957">
                <text:p>0.160957</text:p>
              </table:table-cell>
              <table:table-cell office:value-type="float" office:value="0.155792">
                <text:p>0.155792</text:p>
              </table:table-cell>
              <table:table-cell office:value-type="float" office:value="0.15584">
                <text:p>0.15584</text:p>
              </table:table-cell>
              <table:table-cell office:value-type="float" office:value="0.156027">
                <text:p>0.156027</text:p>
              </table:table-cell>
              <table:table-cell office:value-type="float" office:value="0.156268">
                <text:p>0.156268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0.160598">
                <text:p>0.160598</text:p>
              </table:table-cell>
              <table:table-cell office:value-type="float" office:value="0.156015">
                <text:p>0.156015</text:p>
              </table:table-cell>
              <table:table-cell office:value-type="float" office:value="0.156261">
                <text:p>0.156261</text:p>
              </table:table-cell>
              <table:table-cell office:value-type="float" office:value="0.157151">
                <text:p>0.157151</text:p>
              </table:table-cell>
              <table:table-cell office:value-type="float" office:value="0.156126">
                <text:p>0.156126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0.16063">
                <text:p>0.16063</text:p>
              </table:table-cell>
              <table:table-cell office:value-type="float" office:value="0.155824">
                <text:p>0.155824</text:p>
              </table:table-cell>
              <table:table-cell office:value-type="float" office:value="0.156156">
                <text:p>0.156156</text:p>
              </table:table-cell>
              <table:table-cell office:value-type="float" office:value="0.155807">
                <text:p>0.155807</text:p>
              </table:table-cell>
              <table:table-cell office:value-type="float" office:value="0.156295">
                <text:p>0.156295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0.160395">
                <text:p>0.160395</text:p>
              </table:table-cell>
              <table:table-cell office:value-type="float" office:value="0.15598">
                <text:p>0.15598</text:p>
              </table:table-cell>
              <table:table-cell office:value-type="float" office:value="0.156206">
                <text:p>0.156206</text:p>
              </table:table-cell>
              <table:table-cell office:value-type="float" office:value="0.15587">
                <text:p>0.15587</text:p>
              </table:table-cell>
              <table:table-cell office:value-type="float" office:value="0.156184">
                <text:p>0.156184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0.160482">
                <text:p>0.160482</text:p>
              </table:table-cell>
              <table:table-cell office:value-type="float" office:value="0.156062">
                <text:p>0.156062</text:p>
              </table:table-cell>
              <table:table-cell office:value-type="float" office:value="0.155888">
                <text:p>0.155888</text:p>
              </table:table-cell>
              <table:table-cell office:value-type="float" office:value="0.155868">
                <text:p>0.155868</text:p>
              </table:table-cell>
              <table:table-cell office:value-type="float" office:value="0.156214">
                <text:p>0.156214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0.160752">
                <text:p>0.160752</text:p>
              </table:table-cell>
              <table:table-cell office:value-type="float" office:value="0.155976">
                <text:p>0.155976</text:p>
              </table:table-cell>
              <table:table-cell office:value-type="float" office:value="0.156103">
                <text:p>0.156103</text:p>
              </table:table-cell>
              <table:table-cell office:value-type="float" office:value="0.155818">
                <text:p>0.155818</text:p>
              </table:table-cell>
              <table:table-cell office:value-type="float" office:value="0.156207">
                <text:p>0.156207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0.160364">
                <text:p>0.160364</text:p>
              </table:table-cell>
              <table:table-cell office:value-type="float" office:value="0.156169">
                <text:p>0.156169</text:p>
              </table:table-cell>
              <table:table-cell office:value-type="float" office:value="0.156519">
                <text:p>0.156519</text:p>
              </table:table-cell>
              <table:table-cell office:value-type="float" office:value="0.156116">
                <text:p>0.156116</text:p>
              </table:table-cell>
              <table:table-cell office:value-type="float" office:value="0.15619">
                <text:p>0.15619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0.160456">
                <text:p>0.160456</text:p>
              </table:table-cell>
              <table:table-cell office:value-type="float" office:value="0.15581">
                <text:p>0.15581</text:p>
              </table:table-cell>
              <table:table-cell office:value-type="float" office:value="0.155908">
                <text:p>0.155908</text:p>
              </table:table-cell>
              <table:table-cell office:value-type="float" office:value="0.15596">
                <text:p>0.15596</text:p>
              </table:table-cell>
              <table:table-cell office:value-type="float" office:value="0.156276">
                <text:p>0.156276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0.160683">
                <text:p>0.160683</text:p>
              </table:table-cell>
              <table:table-cell office:value-type="float" office:value="0.15583">
                <text:p>0.15583</text:p>
              </table:table-cell>
              <table:table-cell office:value-type="float" office:value="0.155991">
                <text:p>0.155991</text:p>
              </table:table-cell>
              <table:table-cell office:value-type="float" office:value="0.156026">
                <text:p>0.156026</text:p>
              </table:table-cell>
              <table:table-cell office:value-type="float" office:value="0.156163">
                <text:p>0.156163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0.160371">
                <text:p>0.160371</text:p>
              </table:table-cell>
              <table:table-cell office:value-type="float" office:value="0.155871">
                <text:p>0.155871</text:p>
              </table:table-cell>
              <table:table-cell office:value-type="float" office:value="0.15586">
                <text:p>0.15586</text:p>
              </table:table-cell>
              <table:table-cell office:value-type="float" office:value="0.155894">
                <text:p>0.155894</text:p>
              </table:table-cell>
              <table:table-cell office:value-type="float" office:value="0.156244">
                <text:p>0.156244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0.160389">
                <text:p>0.160389</text:p>
              </table:table-cell>
              <table:table-cell office:value-type="float" office:value="0.155819">
                <text:p>0.155819</text:p>
              </table:table-cell>
              <table:table-cell office:value-type="float" office:value="0.155848">
                <text:p>0.155848</text:p>
              </table:table-cell>
              <table:table-cell office:value-type="float" office:value="0.156731">
                <text:p>0.156731</text:p>
              </table:table-cell>
              <table:table-cell office:value-type="float" office:value="0.156211">
                <text:p>0.156211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0.160396">
                <text:p>0.160396</text:p>
              </table:table-cell>
              <table:table-cell office:value-type="float" office:value="0.155798">
                <text:p>0.155798</text:p>
              </table:table-cell>
              <table:table-cell office:value-type="float" office:value="0.156797">
                <text:p>0.156797</text:p>
              </table:table-cell>
              <table:table-cell office:value-type="float" office:value="0.157185">
                <text:p>0.157185</text:p>
              </table:table-cell>
              <table:table-cell office:value-type="float" office:value="0.156199">
                <text:p>0.156199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0.16035">
                <text:p>0.16035</text:p>
              </table:table-cell>
              <table:table-cell office:value-type="float" office:value="0.155854">
                <text:p>0.155854</text:p>
              </table:table-cell>
              <table:table-cell office:value-type="float" office:value="0.156027">
                <text:p>0.156027</text:p>
              </table:table-cell>
              <table:table-cell office:value-type="float" office:value="0.15583">
                <text:p>0.15583</text:p>
              </table:table-cell>
              <table:table-cell office:value-type="float" office:value="0.156241">
                <text:p>0.156241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0.160331">
                <text:p>0.160331</text:p>
              </table:table-cell>
              <table:table-cell office:value-type="float" office:value="0.155804">
                <text:p>0.155804</text:p>
              </table:table-cell>
              <table:table-cell office:value-type="float" office:value="0.155833">
                <text:p>0.155833</text:p>
              </table:table-cell>
              <table:table-cell office:value-type="float" office:value="0.158236">
                <text:p>0.158236</text:p>
              </table:table-cell>
              <table:table-cell office:value-type="float" office:value="0.156221">
                <text:p>0.156221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0.16041">
                <text:p>0.16041</text:p>
              </table:table-cell>
              <table:table-cell office:value-type="float" office:value="0.155802">
                <text:p>0.155802</text:p>
              </table:table-cell>
              <table:table-cell office:value-type="float" office:value="0.156554">
                <text:p>0.156554</text:p>
              </table:table-cell>
              <table:table-cell office:value-type="float" office:value="0.156661">
                <text:p>0.156661</text:p>
              </table:table-cell>
              <table:table-cell office:value-type="float" office:value="0.156169">
                <text:p>0.156169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0.160605">
                <text:p>0.160605</text:p>
              </table:table-cell>
              <table:table-cell office:value-type="float" office:value="0.15583">
                <text:p>0.15583</text:p>
              </table:table-cell>
              <table:table-cell office:value-type="float" office:value="0.157346">
                <text:p>0.157346</text:p>
              </table:table-cell>
              <table:table-cell office:value-type="float" office:value="0.155856">
                <text:p>0.155856</text:p>
              </table:table-cell>
              <table:table-cell office:value-type="float" office:value="0.156242">
                <text:p>0.156242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0.160318">
                <text:p>0.160318</text:p>
              </table:table-cell>
              <table:table-cell office:value-type="float" office:value="0.155787">
                <text:p>0.155787</text:p>
              </table:table-cell>
              <table:table-cell office:value-type="float" office:value="0.155817">
                <text:p>0.155817</text:p>
              </table:table-cell>
              <table:table-cell office:value-type="float" office:value="0.155851">
                <text:p>0.155851</text:p>
              </table:table-cell>
              <table:table-cell office:value-type="float" office:value="0.156191">
                <text:p>0.156191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0.161082">
                <text:p>0.161082</text:p>
              </table:table-cell>
              <table:table-cell office:value-type="float" office:value="0.15581">
                <text:p>0.15581</text:p>
              </table:table-cell>
              <table:table-cell office:value-type="float" office:value="0.157329">
                <text:p>0.157329</text:p>
              </table:table-cell>
              <table:table-cell office:value-type="float" office:value="0.156319">
                <text:p>0.156319</text:p>
              </table:table-cell>
              <table:table-cell office:value-type="float" office:value="0.156209">
                <text:p>0.156209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0.160459">
                <text:p>0.160459</text:p>
              </table:table-cell>
              <table:table-cell office:value-type="float" office:value="0.155882">
                <text:p>0.155882</text:p>
              </table:table-cell>
              <table:table-cell office:value-type="float" office:value="0.157969">
                <text:p>0.157969</text:p>
              </table:table-cell>
              <table:table-cell office:value-type="float" office:value="0.15638">
                <text:p>0.15638</text:p>
              </table:table-cell>
              <table:table-cell office:value-type="float" office:value="0.156246">
                <text:p>0.156246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0.160422">
                <text:p>0.160422</text:p>
              </table:table-cell>
              <table:table-cell office:value-type="float" office:value="0.155786">
                <text:p>0.155786</text:p>
              </table:table-cell>
              <table:table-cell office:value-type="float" office:value="0.156597">
                <text:p>0.156597</text:p>
              </table:table-cell>
              <table:table-cell office:value-type="float" office:value="0.156785">
                <text:p>0.156785</text:p>
              </table:table-cell>
              <table:table-cell office:value-type="float" office:value="0.156163">
                <text:p>0.156163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0.161036">
                <text:p>0.161036</text:p>
              </table:table-cell>
              <table:table-cell office:value-type="float" office:value="0.155965">
                <text:p>0.155965</text:p>
              </table:table-cell>
              <table:table-cell office:value-type="float" office:value="0.157087">
                <text:p>0.157087</text:p>
              </table:table-cell>
              <table:table-cell office:value-type="float" office:value="0.15582">
                <text:p>0.15582</text:p>
              </table:table-cell>
              <table:table-cell office:value-type="float" office:value="0.156226">
                <text:p>0.156226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0.160477">
                <text:p>0.160477</text:p>
              </table:table-cell>
              <table:table-cell office:value-type="float" office:value="0.155788">
                <text:p>0.155788</text:p>
              </table:table-cell>
              <table:table-cell office:value-type="float" office:value="0.155888">
                <text:p>0.155888</text:p>
              </table:table-cell>
              <table:table-cell office:value-type="float" office:value="0.156427">
                <text:p>0.156427</text:p>
              </table:table-cell>
              <table:table-cell office:value-type="float" office:value="0.156209">
                <text:p>0.156209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0.160444">
                <text:p>0.160444</text:p>
              </table:table-cell>
              <table:table-cell office:value-type="float" office:value="0.155847">
                <text:p>0.155847</text:p>
              </table:table-cell>
              <table:table-cell office:value-type="float" office:value="0.155855">
                <text:p>0.155855</text:p>
              </table:table-cell>
              <table:table-cell office:value-type="float" office:value="0.155791">
                <text:p>0.155791</text:p>
              </table:table-cell>
              <table:table-cell office:value-type="float" office:value="0.156234">
                <text:p>0.156234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0.160483">
                <text:p>0.160483</text:p>
              </table:table-cell>
              <table:table-cell office:value-type="float" office:value="0.155831">
                <text:p>0.155831</text:p>
              </table:table-cell>
              <table:table-cell office:value-type="float" office:value="0.157676">
                <text:p>0.157676</text:p>
              </table:table-cell>
              <table:table-cell office:value-type="float" office:value="0.156312">
                <text:p>0.156312</text:p>
              </table:table-cell>
              <table:table-cell office:value-type="float" office:value="0.15617">
                <text:p>0.15617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0.16081">
                <text:p>0.16081</text:p>
              </table:table-cell>
              <table:table-cell office:value-type="float" office:value="0.155898">
                <text:p>0.155898</text:p>
              </table:table-cell>
              <table:table-cell office:value-type="float" office:value="0.155941">
                <text:p>0.155941</text:p>
              </table:table-cell>
              <table:table-cell office:value-type="float" office:value="0.157606">
                <text:p>0.157606</text:p>
              </table:table-cell>
              <table:table-cell office:value-type="float" office:value="0.156264">
                <text:p>0.156264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0.160536">
                <text:p>0.160536</text:p>
              </table:table-cell>
              <table:table-cell office:value-type="float" office:value="0.155902">
                <text:p>0.155902</text:p>
              </table:table-cell>
              <table:table-cell office:value-type="float" office:value="0.156047">
                <text:p>0.156047</text:p>
              </table:table-cell>
              <table:table-cell office:value-type="float" office:value="0.15589">
                <text:p>0.15589</text:p>
              </table:table-cell>
              <table:table-cell office:value-type="float" office:value="0.156173">
                <text:p>0.156173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0.160458">
                <text:p>0.160458</text:p>
              </table:table-cell>
              <table:table-cell office:value-type="float" office:value="0.156029">
                <text:p>0.156029</text:p>
              </table:table-cell>
              <table:table-cell office:value-type="float" office:value="0.155811">
                <text:p>0.155811</text:p>
              </table:table-cell>
              <table:table-cell office:value-type="float" office:value="0.155923">
                <text:p>0.155923</text:p>
              </table:table-cell>
              <table:table-cell office:value-type="float" office:value="0.156255">
                <text:p>0.156255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0.160461">
                <text:p>0.160461</text:p>
              </table:table-cell>
              <table:table-cell office:value-type="float" office:value="0.155811">
                <text:p>0.155811</text:p>
              </table:table-cell>
              <table:table-cell office:value-type="float" office:value="0.156752">
                <text:p>0.156752</text:p>
              </table:table-cell>
              <table:table-cell office:value-type="float" office:value="0.155955">
                <text:p>0.155955</text:p>
              </table:table-cell>
              <table:table-cell office:value-type="float" office:value="0.156168">
                <text:p>0.156168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0.160692">
                <text:p>0.160692</text:p>
              </table:table-cell>
              <table:table-cell office:value-type="float" office:value="0.155991">
                <text:p>0.155991</text:p>
              </table:table-cell>
              <table:table-cell office:value-type="float" office:value="0.157382">
                <text:p>0.157382</text:p>
              </table:table-cell>
              <table:table-cell office:value-type="float" office:value="0.156152">
                <text:p>0.156152</text:p>
              </table:table-cell>
              <table:table-cell office:value-type="float" office:value="0.156234">
                <text:p>0.156234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0.160621">
                <text:p>0.160621</text:p>
              </table:table-cell>
              <table:table-cell office:value-type="float" office:value="0.155966">
                <text:p>0.155966</text:p>
              </table:table-cell>
              <table:table-cell office:value-type="float" office:value="0.157245">
                <text:p>0.157245</text:p>
              </table:table-cell>
              <table:table-cell office:value-type="float" office:value="0.155835">
                <text:p>0.155835</text:p>
              </table:table-cell>
              <table:table-cell office:value-type="float" office:value="0.156194">
                <text:p>0.156194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0.160492">
                <text:p>0.160492</text:p>
              </table:table-cell>
              <table:table-cell office:value-type="float" office:value="0.155866">
                <text:p>0.155866</text:p>
              </table:table-cell>
              <table:table-cell office:value-type="float" office:value="0.156087">
                <text:p>0.156087</text:p>
              </table:table-cell>
              <table:table-cell office:value-type="float" office:value="0.155854">
                <text:p>0.155854</text:p>
              </table:table-cell>
              <table:table-cell office:value-type="float" office:value="0.15621">
                <text:p>0.15621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0.16057">
                <text:p>0.16057</text:p>
              </table:table-cell>
              <table:table-cell office:value-type="float" office:value="0.155964">
                <text:p>0.155964</text:p>
              </table:table-cell>
              <table:table-cell office:value-type="float" office:value="0.156104">
                <text:p>0.156104</text:p>
              </table:table-cell>
              <table:table-cell office:value-type="float" office:value="0.156089">
                <text:p>0.156089</text:p>
              </table:table-cell>
              <table:table-cell office:value-type="float" office:value="0.156207">
                <text:p>0.156207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0.160622">
                <text:p>0.160622</text:p>
              </table:table-cell>
              <table:table-cell office:value-type="float" office:value="0.155795">
                <text:p>0.155795</text:p>
              </table:table-cell>
              <table:table-cell office:value-type="float" office:value="0.1559">
                <text:p>0.1559</text:p>
              </table:table-cell>
              <table:table-cell office:value-type="float" office:value="0.155899">
                <text:p>0.155899</text:p>
              </table:table-cell>
              <table:table-cell office:value-type="float" office:value="0.156256">
                <text:p>0.156256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0.160419">
                <text:p>0.160419</text:p>
              </table:table-cell>
              <table:table-cell office:value-type="float" office:value="0.155794">
                <text:p>0.155794</text:p>
              </table:table-cell>
              <table:table-cell office:value-type="float" office:value="0.157974">
                <text:p>0.157974</text:p>
              </table:table-cell>
              <table:table-cell office:value-type="float" office:value="0.15662">
                <text:p>0.15662</text:p>
              </table:table-cell>
              <table:table-cell office:value-type="float" office:value="0.156197">
                <text:p>0.156197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0.16026">
                <text:p>0.16026</text:p>
              </table:table-cell>
              <table:table-cell office:value-type="float" office:value="0.155948">
                <text:p>0.155948</text:p>
              </table:table-cell>
              <table:table-cell office:value-type="float" office:value="0.155926">
                <text:p>0.155926</text:p>
              </table:table-cell>
              <table:table-cell office:value-type="float" office:value="0.15622">
                <text:p>0.15622</text:p>
              </table:table-cell>
              <table:table-cell office:value-type="float" office:value="0.156197">
                <text:p>0.156197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0.160785">
                <text:p>0.160785</text:p>
              </table:table-cell>
              <table:table-cell office:value-type="float" office:value="0.15586">
                <text:p>0.15586</text:p>
              </table:table-cell>
              <table:table-cell office:value-type="float" office:value="0.156108">
                <text:p>0.156108</text:p>
              </table:table-cell>
              <table:table-cell office:value-type="float" office:value="0.156563">
                <text:p>0.156563</text:p>
              </table:table-cell>
              <table:table-cell office:value-type="float" office:value="0.156233">
                <text:p>0.156233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0.160756">
                <text:p>0.160756</text:p>
              </table:table-cell>
              <table:table-cell office:value-type="float" office:value="0.155789">
                <text:p>0.155789</text:p>
              </table:table-cell>
              <table:table-cell office:value-type="float" office:value="0.155913">
                <text:p>0.155913</text:p>
              </table:table-cell>
              <table:table-cell office:value-type="float" office:value="0.155823">
                <text:p>0.155823</text:p>
              </table:table-cell>
              <table:table-cell office:value-type="float" office:value="0.156206">
                <text:p>0.156206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0.160695">
                <text:p>0.160695</text:p>
              </table:table-cell>
              <table:table-cell office:value-type="float" office:value="0.155965">
                <text:p>0.155965</text:p>
              </table:table-cell>
              <table:table-cell office:value-type="float" office:value="0.155853">
                <text:p>0.155853</text:p>
              </table:table-cell>
              <table:table-cell office:value-type="float" office:value="0.156064">
                <text:p>0.156064</text:p>
              </table:table-cell>
              <table:table-cell office:value-type="float" office:value="0.156225">
                <text:p>0.156225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0.161325">
                <text:p>0.161325</text:p>
              </table:table-cell>
              <table:table-cell office:value-type="float" office:value="0.155812">
                <text:p>0.155812</text:p>
              </table:table-cell>
              <table:table-cell office:value-type="float" office:value="0.156314">
                <text:p>0.156314</text:p>
              </table:table-cell>
              <table:table-cell office:value-type="float" office:value="0.155805">
                <text:p>0.155805</text:p>
              </table:table-cell>
              <table:table-cell office:value-type="float" office:value="0.156159">
                <text:p>0.156159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0.16059">
                <text:p>0.16059</text:p>
              </table:table-cell>
              <table:table-cell office:value-type="float" office:value="0.155826">
                <text:p>0.155826</text:p>
              </table:table-cell>
              <table:table-cell office:value-type="float" office:value="0.157044">
                <text:p>0.157044</text:p>
              </table:table-cell>
              <table:table-cell office:value-type="float" office:value="0.155835">
                <text:p>0.155835</text:p>
              </table:table-cell>
              <table:table-cell office:value-type="float" office:value="0.15627">
                <text:p>0.15627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0.160564">
                <text:p>0.160564</text:p>
              </table:table-cell>
              <table:table-cell office:value-type="float" office:value="0.155887">
                <text:p>0.155887</text:p>
              </table:table-cell>
              <table:table-cell office:value-type="float" office:value="0.156094">
                <text:p>0.156094</text:p>
              </table:table-cell>
              <table:table-cell office:value-type="float" office:value="0.155809">
                <text:p>0.155809</text:p>
              </table:table-cell>
              <table:table-cell office:value-type="float" office:value="0.156154">
                <text:p>0.156154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0.161075">
                <text:p>0.161075</text:p>
              </table:table-cell>
              <table:table-cell office:value-type="float" office:value="0.155838">
                <text:p>0.155838</text:p>
              </table:table-cell>
              <table:table-cell office:value-type="float" office:value="0.15585">
                <text:p>0.15585</text:p>
              </table:table-cell>
              <table:table-cell office:value-type="float" office:value="0.155957">
                <text:p>0.155957</text:p>
              </table:table-cell>
              <table:table-cell office:value-type="float" office:value="0.156231">
                <text:p>0.156231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0.160507">
                <text:p>0.160507</text:p>
              </table:table-cell>
              <table:table-cell office:value-type="float" office:value="0.155787">
                <text:p>0.155787</text:p>
              </table:table-cell>
              <table:table-cell office:value-type="float" office:value="0.155849">
                <text:p>0.155849</text:p>
              </table:table-cell>
              <table:table-cell office:value-type="float" office:value="0.156445">
                <text:p>0.156445</text:p>
              </table:table-cell>
              <table:table-cell office:value-type="float" office:value="0.156222">
                <text:p>0.156222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0.160456">
                <text:p>0.160456</text:p>
              </table:table-cell>
              <table:table-cell office:value-type="float" office:value="0.155803">
                <text:p>0.155803</text:p>
              </table:table-cell>
              <table:table-cell office:value-type="float" office:value="0.15592">
                <text:p>0.15592</text:p>
              </table:table-cell>
              <table:table-cell office:value-type="float" office:value="0.15597">
                <text:p>0.15597</text:p>
              </table:table-cell>
              <table:table-cell office:value-type="float" office:value="0.156156">
                <text:p>0.156156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0.160422">
                <text:p>0.160422</text:p>
              </table:table-cell>
              <table:table-cell office:value-type="float" office:value="0.155783">
                <text:p>0.155783</text:p>
              </table:table-cell>
              <table:table-cell office:value-type="float" office:value="0.156319">
                <text:p>0.156319</text:p>
              </table:table-cell>
              <table:table-cell office:value-type="float" office:value="0.156334">
                <text:p>0.156334</text:p>
              </table:table-cell>
              <table:table-cell office:value-type="float" office:value="0.156263">
                <text:p>0.156263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0.160405">
                <text:p>0.160405</text:p>
              </table:table-cell>
              <table:table-cell office:value-type="float" office:value="0.155934">
                <text:p>0.155934</text:p>
              </table:table-cell>
              <table:table-cell office:value-type="float" office:value="0.158342">
                <text:p>0.158342</text:p>
              </table:table-cell>
              <table:table-cell office:value-type="float" office:value="0.155955">
                <text:p>0.155955</text:p>
              </table:table-cell>
              <table:table-cell office:value-type="float" office:value="0.156183">
                <text:p>0.156183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0.160431">
                <text:p>0.160431</text:p>
              </table:table-cell>
              <table:table-cell office:value-type="float" office:value="0.155803">
                <text:p>0.155803</text:p>
              </table:table-cell>
              <table:table-cell office:value-type="float" office:value="0.156997">
                <text:p>0.156997</text:p>
              </table:table-cell>
              <table:table-cell office:value-type="float" office:value="0.157344">
                <text:p>0.157344</text:p>
              </table:table-cell>
              <table:table-cell office:value-type="float" office:value="0.1562">
                <text:p>0.1562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0.161217">
                <text:p>0.161217</text:p>
              </table:table-cell>
              <table:table-cell office:value-type="float" office:value="0.155783">
                <text:p>0.155783</text:p>
              </table:table-cell>
              <table:table-cell office:value-type="float" office:value="0.157967">
                <text:p>0.157967</text:p>
              </table:table-cell>
              <table:table-cell office:value-type="float" office:value="0.15589">
                <text:p>0.15589</text:p>
              </table:table-cell>
              <table:table-cell office:value-type="float" office:value="0.156226">
                <text:p>0.156226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0.160701">
                <text:p>0.160701</text:p>
              </table:table-cell>
              <table:table-cell office:value-type="float" office:value="0.155829">
                <text:p>0.155829</text:p>
              </table:table-cell>
              <table:table-cell office:value-type="float" office:value="0.15581">
                <text:p>0.15581</text:p>
              </table:table-cell>
              <table:table-cell office:value-type="float" office:value="0.155839">
                <text:p>0.155839</text:p>
              </table:table-cell>
              <table:table-cell office:value-type="float" office:value="0.156199">
                <text:p>0.156199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0.160925">
                <text:p>0.160925</text:p>
              </table:table-cell>
              <table:table-cell office:value-type="float" office:value="0.155987">
                <text:p>0.155987</text:p>
              </table:table-cell>
              <table:table-cell office:value-type="float" office:value="0.155915">
                <text:p>0.155915</text:p>
              </table:table-cell>
              <table:table-cell office:value-type="float" office:value="0.156001">
                <text:p>0.156001</text:p>
              </table:table-cell>
              <table:table-cell office:value-type="float" office:value="0.15624">
                <text:p>0.15624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0.160764">
                <text:p>0.160764</text:p>
              </table:table-cell>
              <table:table-cell office:value-type="float" office:value="0.155785">
                <text:p>0.155785</text:p>
              </table:table-cell>
              <table:table-cell office:value-type="float" office:value="0.155798">
                <text:p>0.155798</text:p>
              </table:table-cell>
              <table:table-cell office:value-type="float" office:value="0.15592">
                <text:p>0.15592</text:p>
              </table:table-cell>
              <table:table-cell office:value-type="float" office:value="0.156211">
                <text:p>0.156211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0.160533">
                <text:p>0.160533</text:p>
              </table:table-cell>
              <table:table-cell office:value-type="float" office:value="0.1558">
                <text:p>0.1558</text:p>
              </table:table-cell>
              <table:table-cell office:value-type="float" office:value="0.1559">
                <text:p>0.1559</text:p>
              </table:table-cell>
              <table:table-cell office:value-type="float" office:value="0.155817">
                <text:p>0.155817</text:p>
              </table:table-cell>
              <table:table-cell office:value-type="float" office:value="0.15623">
                <text:p>0.15623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0.160721">
                <text:p>0.160721</text:p>
              </table:table-cell>
              <table:table-cell office:value-type="float" office:value="0.155844">
                <text:p>0.155844</text:p>
              </table:table-cell>
              <table:table-cell office:value-type="float" office:value="0.155999">
                <text:p>0.155999</text:p>
              </table:table-cell>
              <table:table-cell office:value-type="float" office:value="0.15618">
                <text:p>0.15618</text:p>
              </table:table-cell>
              <table:table-cell office:value-type="float" office:value="0.156136">
                <text:p>0.156136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0.160578">
                <text:p>0.160578</text:p>
              </table:table-cell>
              <table:table-cell office:value-type="float" office:value="0.155791">
                <text:p>0.155791</text:p>
              </table:table-cell>
              <table:table-cell office:value-type="float" office:value="0.155841">
                <text:p>0.155841</text:p>
              </table:table-cell>
              <table:table-cell office:value-type="float" office:value="0.155894">
                <text:p>0.155894</text:p>
              </table:table-cell>
              <table:table-cell office:value-type="float" office:value="0.156286">
                <text:p>0.156286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0.160726">
                <text:p>0.160726</text:p>
              </table:table-cell>
              <table:table-cell office:value-type="float" office:value="0.15586">
                <text:p>0.15586</text:p>
              </table:table-cell>
              <table:table-cell office:value-type="float" office:value="0.155796">
                <text:p>0.155796</text:p>
              </table:table-cell>
              <table:table-cell office:value-type="float" office:value="0.155979">
                <text:p>0.155979</text:p>
              </table:table-cell>
              <table:table-cell office:value-type="float" office:value="0.156156">
                <text:p>0.156156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0.160729">
                <text:p>0.160729</text:p>
              </table:table-cell>
              <table:table-cell office:value-type="float" office:value="0.155915">
                <text:p>0.155915</text:p>
              </table:table-cell>
              <table:table-cell office:value-type="float" office:value="0.157338">
                <text:p>0.157338</text:p>
              </table:table-cell>
              <table:table-cell office:value-type="float" office:value="0.156411">
                <text:p>0.156411</text:p>
              </table:table-cell>
              <table:table-cell office:value-type="float" office:value="0.156262">
                <text:p>0.156262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0.160646">
                <text:p>0.160646</text:p>
              </table:table-cell>
              <table:table-cell office:value-type="float" office:value="0.155783">
                <text:p>0.155783</text:p>
              </table:table-cell>
              <table:table-cell office:value-type="float" office:value="0.155953">
                <text:p>0.155953</text:p>
              </table:table-cell>
              <table:table-cell office:value-type="float" office:value="0.155828">
                <text:p>0.155828</text:p>
              </table:table-cell>
              <table:table-cell office:value-type="float" office:value="0.156197">
                <text:p>0.156197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0.16038">
                <text:p>0.16038</text:p>
              </table:table-cell>
              <table:table-cell office:value-type="float" office:value="0.155845">
                <text:p>0.155845</text:p>
              </table:table-cell>
              <table:table-cell office:value-type="float" office:value="0.155882">
                <text:p>0.155882</text:p>
              </table:table-cell>
              <table:table-cell office:value-type="float" office:value="0.156238">
                <text:p>0.156238</text:p>
              </table:table-cell>
              <table:table-cell office:value-type="float" office:value="0.156196">
                <text:p>0.156196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0.161088">
                <text:p>0.161088</text:p>
              </table:table-cell>
              <table:table-cell office:value-type="float" office:value="0.155786">
                <text:p>0.155786</text:p>
              </table:table-cell>
              <table:table-cell office:value-type="float" office:value="0.155869">
                <text:p>0.155869</text:p>
              </table:table-cell>
              <table:table-cell office:value-type="float" office:value="0.156572">
                <text:p>0.156572</text:p>
              </table:table-cell>
              <table:table-cell office:value-type="float" office:value="0.156229">
                <text:p>0.156229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0.160567">
                <text:p>0.160567</text:p>
              </table:table-cell>
              <table:table-cell office:value-type="float" office:value="0.15584">
                <text:p>0.15584</text:p>
              </table:table-cell>
              <table:table-cell office:value-type="float" office:value="0.15672">
                <text:p>0.15672</text:p>
              </table:table-cell>
              <table:table-cell office:value-type="float" office:value="0.156081">
                <text:p>0.156081</text:p>
              </table:table-cell>
              <table:table-cell office:value-type="float" office:value="0.156145">
                <text:p>0.156145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0.160294">
                <text:p>0.160294</text:p>
              </table:table-cell>
              <table:table-cell office:value-type="float" office:value="0.155836">
                <text:p>0.155836</text:p>
              </table:table-cell>
              <table:table-cell office:value-type="float" office:value="0.156671">
                <text:p>0.156671</text:p>
              </table:table-cell>
              <table:table-cell office:value-type="float" office:value="0.155945">
                <text:p>0.155945</text:p>
              </table:table-cell>
              <table:table-cell office:value-type="float" office:value="0.156252">
                <text:p>0.156252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0.160541">
                <text:p>0.160541</text:p>
              </table:table-cell>
              <table:table-cell office:value-type="float" office:value="0.15579">
                <text:p>0.15579</text:p>
              </table:table-cell>
              <table:table-cell office:value-type="float" office:value="0.155942">
                <text:p>0.155942</text:p>
              </table:table-cell>
              <table:table-cell office:value-type="float" office:value="0.155871">
                <text:p>0.155871</text:p>
              </table:table-cell>
              <table:table-cell office:value-type="float" office:value="0.156143">
                <text:p>0.156143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0.160325">
                <text:p>0.160325</text:p>
              </table:table-cell>
              <table:table-cell office:value-type="float" office:value="0.155775">
                <text:p>0.155775</text:p>
              </table:table-cell>
              <table:table-cell office:value-type="float" office:value="0.155803">
                <text:p>0.155803</text:p>
              </table:table-cell>
              <table:table-cell office:value-type="float" office:value="0.156611">
                <text:p>0.156611</text:p>
              </table:table-cell>
              <table:table-cell office:value-type="float" office:value="0.156227">
                <text:p>0.156227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0.160486">
                <text:p>0.160486</text:p>
              </table:table-cell>
              <table:table-cell office:value-type="float" office:value="0.156017">
                <text:p>0.156017</text:p>
              </table:table-cell>
              <table:table-cell office:value-type="float" office:value="0.155929">
                <text:p>0.155929</text:p>
              </table:table-cell>
              <table:table-cell office:value-type="float" office:value="0.155915">
                <text:p>0.155915</text:p>
              </table:table-cell>
              <table:table-cell office:value-type="float" office:value="0.156222">
                <text:p>0.156222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0.16059">
                <text:p>0.16059</text:p>
              </table:table-cell>
              <table:table-cell office:value-type="float" office:value="0.155776">
                <text:p>0.155776</text:p>
              </table:table-cell>
              <table:table-cell office:value-type="float" office:value="0.156614">
                <text:p>0.156614</text:p>
              </table:table-cell>
              <table:table-cell office:value-type="float" office:value="0.155825">
                <text:p>0.155825</text:p>
              </table:table-cell>
              <table:table-cell office:value-type="float" office:value="0.156192">
                <text:p>0.156192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0.160624">
                <text:p>0.160624</text:p>
              </table:table-cell>
              <table:table-cell office:value-type="float" office:value="0.155807">
                <text:p>0.155807</text:p>
              </table:table-cell>
              <table:table-cell office:value-type="float" office:value="0.155813">
                <text:p>0.155813</text:p>
              </table:table-cell>
              <table:table-cell office:value-type="float" office:value="0.15669">
                <text:p>0.15669</text:p>
              </table:table-cell>
              <table:table-cell office:value-type="float" office:value="0.156229">
                <text:p>0.156229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0.16119">
                <text:p>0.16119</text:p>
              </table:table-cell>
              <table:table-cell office:value-type="float" office:value="0.155784">
                <text:p>0.155784</text:p>
              </table:table-cell>
              <table:table-cell office:value-type="float" office:value="0.155836">
                <text:p>0.155836</text:p>
              </table:table-cell>
              <table:table-cell office:value-type="float" office:value="0.156072">
                <text:p>0.156072</text:p>
              </table:table-cell>
              <table:table-cell office:value-type="float" office:value="0.156224">
                <text:p>0.156224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0.160869">
                <text:p>0.160869</text:p>
              </table:table-cell>
              <table:table-cell office:value-type="float" office:value="0.155805">
                <text:p>0.155805</text:p>
              </table:table-cell>
              <table:table-cell office:value-type="float" office:value="0.155868">
                <text:p>0.155868</text:p>
              </table:table-cell>
              <table:table-cell office:value-type="float" office:value="0.156215">
                <text:p>0.156215</text:p>
              </table:table-cell>
              <table:table-cell office:value-type="float" office:value="0.156153">
                <text:p>0.156153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0.160781">
                <text:p>0.160781</text:p>
              </table:table-cell>
              <table:table-cell office:value-type="float" office:value="0.155975">
                <text:p>0.155975</text:p>
              </table:table-cell>
              <table:table-cell office:value-type="float" office:value="0.15601">
                <text:p>0.15601</text:p>
              </table:table-cell>
              <table:table-cell office:value-type="float" office:value="0.155935">
                <text:p>0.155935</text:p>
              </table:table-cell>
              <table:table-cell office:value-type="float" office:value="0.156231">
                <text:p>0.156231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0.160564">
                <text:p>0.160564</text:p>
              </table:table-cell>
              <table:table-cell office:value-type="float" office:value="0.155804">
                <text:p>0.155804</text:p>
              </table:table-cell>
              <table:table-cell office:value-type="float" office:value="0.156277">
                <text:p>0.156277</text:p>
              </table:table-cell>
              <table:table-cell office:value-type="float" office:value="0.156396">
                <text:p>0.156396</text:p>
              </table:table-cell>
              <table:table-cell office:value-type="float" office:value="0.156205">
                <text:p>0.156205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0.160596">
                <text:p>0.160596</text:p>
              </table:table-cell>
              <table:table-cell office:value-type="float" office:value="0.155821">
                <text:p>0.155821</text:p>
              </table:table-cell>
              <table:table-cell office:value-type="float" office:value="0.15586">
                <text:p>0.15586</text:p>
              </table:table-cell>
              <table:table-cell office:value-type="float" office:value="0.155888">
                <text:p>0.155888</text:p>
              </table:table-cell>
              <table:table-cell office:value-type="float" office:value="0.156184">
                <text:p>0.156184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0.160618">
                <text:p>0.160618</text:p>
              </table:table-cell>
              <table:table-cell office:value-type="float" office:value="0.155828">
                <text:p>0.155828</text:p>
              </table:table-cell>
              <table:table-cell office:value-type="float" office:value="0.156145">
                <text:p>0.156145</text:p>
              </table:table-cell>
              <table:table-cell office:value-type="float" office:value="0.156137">
                <text:p>0.156137</text:p>
              </table:table-cell>
              <table:table-cell office:value-type="float" office:value="0.156192">
                <text:p>0.156192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0.160567">
                <text:p>0.160567</text:p>
              </table:table-cell>
              <table:table-cell office:value-type="float" office:value="0.156065">
                <text:p>0.156065</text:p>
              </table:table-cell>
              <table:table-cell office:value-type="float" office:value="0.155832">
                <text:p>0.155832</text:p>
              </table:table-cell>
              <table:table-cell office:value-type="float" office:value="0.156057">
                <text:p>0.156057</text:p>
              </table:table-cell>
              <table:table-cell office:value-type="float" office:value="0.156233">
                <text:p>0.156233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0.160778">
                <text:p>0.160778</text:p>
              </table:table-cell>
              <table:table-cell office:value-type="float" office:value="0.155804">
                <text:p>0.155804</text:p>
              </table:table-cell>
              <table:table-cell office:value-type="float" office:value="0.155904">
                <text:p>0.155904</text:p>
              </table:table-cell>
              <table:table-cell office:value-type="float" office:value="0.155903">
                <text:p>0.155903</text:p>
              </table:table-cell>
              <table:table-cell office:value-type="float" office:value="0.156203">
                <text:p>0.156203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0.160585">
                <text:p>0.160585</text:p>
              </table:table-cell>
              <table:table-cell office:value-type="float" office:value="0.155779">
                <text:p>0.155779</text:p>
              </table:table-cell>
              <table:table-cell office:value-type="float" office:value="0.157593">
                <text:p>0.157593</text:p>
              </table:table-cell>
              <table:table-cell office:value-type="float" office:value="0.155782">
                <text:p>0.155782</text:p>
              </table:table-cell>
              <table:table-cell office:value-type="float" office:value="0.15623">
                <text:p>0.15623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0.160705">
                <text:p>0.160705</text:p>
              </table:table-cell>
              <table:table-cell office:value-type="float" office:value="0.155849">
                <text:p>0.155849</text:p>
              </table:table-cell>
              <table:table-cell office:value-type="float" office:value="0.156014">
                <text:p>0.156014</text:p>
              </table:table-cell>
              <table:table-cell office:value-type="float" office:value="0.155808">
                <text:p>0.155808</text:p>
              </table:table-cell>
              <table:table-cell office:value-type="float" office:value="0.156162">
                <text:p>0.156162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0.160992">
                <text:p>0.160992</text:p>
              </table:table-cell>
              <table:table-cell office:value-type="float" office:value="0.155799">
                <text:p>0.155799</text:p>
              </table:table-cell>
              <table:table-cell office:value-type="float" office:value="0.157062">
                <text:p>0.157062</text:p>
              </table:table-cell>
              <table:table-cell office:value-type="float" office:value="0.155778">
                <text:p>0.155778</text:p>
              </table:table-cell>
              <table:table-cell office:value-type="float" office:value="0.156211">
                <text:p>0.156211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0.160575">
                <text:p>0.160575</text:p>
              </table:table-cell>
              <table:table-cell office:value-type="float" office:value="0.15577">
                <text:p>0.15577</text:p>
              </table:table-cell>
              <table:table-cell office:value-type="float" office:value="0.155895">
                <text:p>0.155895</text:p>
              </table:table-cell>
              <table:table-cell office:value-type="float" office:value="0.156227">
                <text:p>0.156227</text:p>
              </table:table-cell>
              <table:table-cell office:value-type="float" office:value="0.156197">
                <text:p>0.156197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0.160459">
                <text:p>0.160459</text:p>
              </table:table-cell>
              <table:table-cell office:value-type="float" office:value="0.155818">
                <text:p>0.155818</text:p>
              </table:table-cell>
              <table:table-cell office:value-type="float" office:value="0.156647">
                <text:p>0.156647</text:p>
              </table:table-cell>
              <table:table-cell office:value-type="float" office:value="0.155926">
                <text:p>0.155926</text:p>
              </table:table-cell>
              <table:table-cell office:value-type="float" office:value="0.156217">
                <text:p>0.156217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0.160286">
                <text:p>0.160286</text:p>
              </table:table-cell>
              <table:table-cell office:value-type="float" office:value="0.155782">
                <text:p>0.155782</text:p>
              </table:table-cell>
              <table:table-cell office:value-type="float" office:value="0.156136">
                <text:p>0.156136</text:p>
              </table:table-cell>
              <table:table-cell office:value-type="float" office:value="0.157308">
                <text:p>0.157308</text:p>
              </table:table-cell>
              <table:table-cell office:value-type="float" office:value="0.156172">
                <text:p>0.156172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0.160894">
                <text:p>0.160894</text:p>
              </table:table-cell>
              <table:table-cell office:value-type="float" office:value="0.155778">
                <text:p>0.155778</text:p>
              </table:table-cell>
              <table:table-cell office:value-type="float" office:value="0.156784">
                <text:p>0.156784</text:p>
              </table:table-cell>
              <table:table-cell office:value-type="float" office:value="0.155778">
                <text:p>0.155778</text:p>
              </table:table-cell>
              <table:table-cell office:value-type="float" office:value="0.156224">
                <text:p>0.156224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0.160449">
                <text:p>0.160449</text:p>
              </table:table-cell>
              <table:table-cell office:value-type="float" office:value="0.155785">
                <text:p>0.155785</text:p>
              </table:table-cell>
              <table:table-cell office:value-type="float" office:value="0.15669">
                <text:p>0.15669</text:p>
              </table:table-cell>
              <table:table-cell office:value-type="float" office:value="0.157578">
                <text:p>0.157578</text:p>
              </table:table-cell>
              <table:table-cell office:value-type="float" office:value="0.156173">
                <text:p>0.156173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0.160813">
                <text:p>0.160813</text:p>
              </table:table-cell>
              <table:table-cell office:value-type="float" office:value="0.155775">
                <text:p>0.155775</text:p>
              </table:table-cell>
              <table:table-cell office:value-type="float" office:value="0.155932">
                <text:p>0.155932</text:p>
              </table:table-cell>
              <table:table-cell office:value-type="float" office:value="0.156229">
                <text:p>0.156229</text:p>
              </table:table-cell>
              <table:table-cell office:value-type="float" office:value="0.156208">
                <text:p>0.156208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0.160546">
                <text:p>0.160546</text:p>
              </table:table-cell>
              <table:table-cell office:value-type="float" office:value="0.155781">
                <text:p>0.155781</text:p>
              </table:table-cell>
              <table:table-cell office:value-type="float" office:value="0.157477">
                <text:p>0.157477</text:p>
              </table:table-cell>
              <table:table-cell office:value-type="float" office:value="0.155877">
                <text:p>0.155877</text:p>
              </table:table-cell>
              <table:table-cell office:value-type="float" office:value="0.156166">
                <text:p>0.156166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0.161462">
                <text:p>0.161462</text:p>
              </table:table-cell>
              <table:table-cell office:value-type="float" office:value="0.155788">
                <text:p>0.155788</text:p>
              </table:table-cell>
              <table:table-cell office:value-type="float" office:value="0.155943">
                <text:p>0.155943</text:p>
              </table:table-cell>
              <table:table-cell office:value-type="float" office:value="0.156331">
                <text:p>0.156331</text:p>
              </table:table-cell>
              <table:table-cell office:value-type="float" office:value="0.156249">
                <text:p>0.156249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0.160966">
                <text:p>0.160966</text:p>
              </table:table-cell>
              <table:table-cell office:value-type="float" office:value="0.155916">
                <text:p>0.155916</text:p>
              </table:table-cell>
              <table:table-cell office:value-type="float" office:value="0.156272">
                <text:p>0.156272</text:p>
              </table:table-cell>
              <table:table-cell office:value-type="float" office:value="0.155803">
                <text:p>0.155803</text:p>
              </table:table-cell>
              <table:table-cell office:value-type="float" office:value="0.156203">
                <text:p>0.156203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0.160546">
                <text:p>0.160546</text:p>
              </table:table-cell>
              <table:table-cell office:value-type="float" office:value="0.155806">
                <text:p>0.155806</text:p>
              </table:table-cell>
              <table:table-cell office:value-type="float" office:value="0.158114">
                <text:p>0.158114</text:p>
              </table:table-cell>
              <table:table-cell office:value-type="float" office:value="0.155931">
                <text:p>0.155931</text:p>
              </table:table-cell>
              <table:table-cell office:value-type="float" office:value="0.156215">
                <text:p>0.156215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0.16042">
                <text:p>0.16042</text:p>
              </table:table-cell>
              <table:table-cell office:value-type="float" office:value="0.155877">
                <text:p>0.155877</text:p>
              </table:table-cell>
              <table:table-cell office:value-type="float" office:value="0.155885">
                <text:p>0.155885</text:p>
              </table:table-cell>
              <table:table-cell office:value-type="float" office:value="0.155831">
                <text:p>0.155831</text:p>
              </table:table-cell>
              <table:table-cell office:value-type="float" office:value="0.156229">
                <text:p>0.156229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0.160816">
                <text:p>0.160816</text:p>
              </table:table-cell>
              <table:table-cell office:value-type="float" office:value="0.155765">
                <text:p>0.155765</text:p>
              </table:table-cell>
              <table:table-cell office:value-type="float" office:value="0.156136">
                <text:p>0.156136</text:p>
              </table:table-cell>
              <table:table-cell office:value-type="float" office:value="0.156051">
                <text:p>0.156051</text:p>
              </table:table-cell>
              <table:table-cell office:value-type="float" office:value="0.156211">
                <text:p>0.156211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0.160606">
                <text:p>0.160606</text:p>
              </table:table-cell>
              <table:table-cell office:value-type="float" office:value="0.15582">
                <text:p>0.15582</text:p>
              </table:table-cell>
              <table:table-cell office:value-type="float" office:value="0.156432">
                <text:p>0.156432</text:p>
              </table:table-cell>
              <table:table-cell office:value-type="float" office:value="0.15582">
                <text:p>0.15582</text:p>
              </table:table-cell>
              <table:table-cell office:value-type="float" office:value="0.156164">
                <text:p>0.156164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0.160484">
                <text:p>0.160484</text:p>
              </table:table-cell>
              <table:table-cell office:value-type="float" office:value="0.155842">
                <text:p>0.155842</text:p>
              </table:table-cell>
              <table:table-cell office:value-type="float" office:value="0.155893">
                <text:p>0.155893</text:p>
              </table:table-cell>
              <table:table-cell office:value-type="float" office:value="0.156004">
                <text:p>0.156004</text:p>
              </table:table-cell>
              <table:table-cell office:value-type="float" office:value="0.156263">
                <text:p>0.156263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0.160898">
                <text:p>0.160898</text:p>
              </table:table-cell>
              <table:table-cell office:value-type="float" office:value="0.155836">
                <text:p>0.155836</text:p>
              </table:table-cell>
              <table:table-cell office:value-type="float" office:value="0.156251">
                <text:p>0.156251</text:p>
              </table:table-cell>
              <table:table-cell office:value-type="float" office:value="0.156467">
                <text:p>0.156467</text:p>
              </table:table-cell>
              <table:table-cell office:value-type="float" office:value="0.156102">
                <text:p>0.156102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0.160564">
                <text:p>0.160564</text:p>
              </table:table-cell>
              <table:table-cell office:value-type="float" office:value="0.156017">
                <text:p>0.156017</text:p>
              </table:table-cell>
              <table:table-cell office:value-type="float" office:value="0.155966">
                <text:p>0.155966</text:p>
              </table:table-cell>
              <table:table-cell office:value-type="float" office:value="0.155806">
                <text:p>0.155806</text:p>
              </table:table-cell>
              <table:table-cell office:value-type="float" office:value="0.15632">
                <text:p>0.15632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0.161091">
                <text:p>0.161091</text:p>
              </table:table-cell>
              <table:table-cell office:value-type="float" office:value="0.155796">
                <text:p>0.155796</text:p>
              </table:table-cell>
              <table:table-cell office:value-type="float" office:value="0.156041">
                <text:p>0.156041</text:p>
              </table:table-cell>
              <table:table-cell office:value-type="float" office:value="0.156238">
                <text:p>0.156238</text:p>
              </table:table-cell>
              <table:table-cell office:value-type="float" office:value="0.156137">
                <text:p>0.156137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0.160666">
                <text:p>0.160666</text:p>
              </table:table-cell>
              <table:table-cell office:value-type="float" office:value="0.155935">
                <text:p>0.155935</text:p>
              </table:table-cell>
              <table:table-cell office:value-type="float" office:value="0.155853">
                <text:p>0.155853</text:p>
              </table:table-cell>
              <table:table-cell office:value-type="float" office:value="0.155848">
                <text:p>0.155848</text:p>
              </table:table-cell>
              <table:table-cell office:value-type="float" office:value="0.156214">
                <text:p>0.156214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0.160586">
                <text:p>0.160586</text:p>
              </table:table-cell>
              <table:table-cell office:value-type="float" office:value="0.155847">
                <text:p>0.155847</text:p>
              </table:table-cell>
              <table:table-cell office:value-type="float" office:value="0.156447">
                <text:p>0.156447</text:p>
              </table:table-cell>
              <table:table-cell office:value-type="float" office:value="0.155794">
                <text:p>0.155794</text:p>
              </table:table-cell>
              <table:table-cell office:value-type="float" office:value="0.156197">
                <text:p>0.156197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0.160748">
                <text:p>0.160748</text:p>
              </table:table-cell>
              <table:table-cell office:value-type="float" office:value="0.155799">
                <text:p>0.155799</text:p>
              </table:table-cell>
              <table:table-cell office:value-type="float" office:value="0.156124">
                <text:p>0.156124</text:p>
              </table:table-cell>
              <table:table-cell office:value-type="float" office:value="0.155909">
                <text:p>0.155909</text:p>
              </table:table-cell>
              <table:table-cell office:value-type="float" office:value="0.156207">
                <text:p>0.156207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0.160485">
                <text:p>0.160485</text:p>
              </table:table-cell>
              <table:table-cell office:value-type="float" office:value="0.155801">
                <text:p>0.155801</text:p>
              </table:table-cell>
              <table:table-cell office:value-type="float" office:value="0.15591">
                <text:p>0.15591</text:p>
              </table:table-cell>
              <table:table-cell office:value-type="float" office:value="0.15638">
                <text:p>0.15638</text:p>
              </table:table-cell>
              <table:table-cell office:value-type="float" office:value="0.156211">
                <text:p>0.156211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0.16049">
                <text:p>0.16049</text:p>
              </table:table-cell>
              <table:table-cell office:value-type="float" office:value="0.155781">
                <text:p>0.155781</text:p>
              </table:table-cell>
              <table:table-cell office:value-type="float" office:value="0.156085">
                <text:p>0.156085</text:p>
              </table:table-cell>
              <table:table-cell office:value-type="float" office:value="0.155856">
                <text:p>0.155856</text:p>
              </table:table-cell>
              <table:table-cell office:value-type="float" office:value="0.156193">
                <text:p>0.156193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0.160593">
                <text:p>0.160593</text:p>
              </table:table-cell>
              <table:table-cell office:value-type="float" office:value="0.156012">
                <text:p>0.156012</text:p>
              </table:table-cell>
              <table:table-cell office:value-type="float" office:value="0.155823">
                <text:p>0.155823</text:p>
              </table:table-cell>
              <table:table-cell office:value-type="float" office:value="0.155814">
                <text:p>0.155814</text:p>
              </table:table-cell>
              <table:table-cell office:value-type="float" office:value="0.156211">
                <text:p>0.156211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0.160252">
                <text:p>0.160252</text:p>
              </table:table-cell>
              <table:table-cell office:value-type="float" office:value="0.155841">
                <text:p>0.155841</text:p>
              </table:table-cell>
              <table:table-cell office:value-type="float" office:value="0.15594">
                <text:p>0.15594</text:p>
              </table:table-cell>
              <table:table-cell office:value-type="float" office:value="0.155971">
                <text:p>0.155971</text:p>
              </table:table-cell>
              <table:table-cell office:value-type="float" office:value="0.156214">
                <text:p>0.156214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0.160293">
                <text:p>0.160293</text:p>
              </table:table-cell>
              <table:table-cell office:value-type="float" office:value="0.155812">
                <text:p>0.155812</text:p>
              </table:table-cell>
              <table:table-cell office:value-type="float" office:value="0.15589">
                <text:p>0.15589</text:p>
              </table:table-cell>
              <table:table-cell office:value-type="float" office:value="0.156788">
                <text:p>0.156788</text:p>
              </table:table-cell>
              <table:table-cell office:value-type="float" office:value="0.156231">
                <text:p>0.156231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0.16024">
                <text:p>0.16024</text:p>
              </table:table-cell>
              <table:table-cell office:value-type="float" office:value="0.155767">
                <text:p>0.155767</text:p>
              </table:table-cell>
              <table:table-cell office:value-type="float" office:value="0.157074">
                <text:p>0.157074</text:p>
              </table:table-cell>
              <table:table-cell office:value-type="float" office:value="0.155787">
                <text:p>0.155787</text:p>
              </table:table-cell>
              <table:table-cell office:value-type="float" office:value="0.156183">
                <text:p>0.156183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0.160267">
                <text:p>0.160267</text:p>
              </table:table-cell>
              <table:table-cell office:value-type="float" office:value="0.155802">
                <text:p>0.155802</text:p>
              </table:table-cell>
              <table:table-cell office:value-type="float" office:value="0.156305">
                <text:p>0.156305</text:p>
              </table:table-cell>
              <table:table-cell office:value-type="float" office:value="0.155885">
                <text:p>0.155885</text:p>
              </table:table-cell>
              <table:table-cell office:value-type="float" office:value="0.156187">
                <text:p>0.156187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0.160261">
                <text:p>0.160261</text:p>
              </table:table-cell>
              <table:table-cell office:value-type="float" office:value="0.155792">
                <text:p>0.155792</text:p>
              </table:table-cell>
              <table:table-cell office:value-type="float" office:value="0.156954">
                <text:p>0.156954</text:p>
              </table:table-cell>
              <table:table-cell office:value-type="float" office:value="0.156153">
                <text:p>0.156153</text:p>
              </table:table-cell>
              <table:table-cell office:value-type="float" office:value="0.156251">
                <text:p>0.156251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0.160243">
                <text:p>0.160243</text:p>
              </table:table-cell>
              <table:table-cell office:value-type="float" office:value="0.155787">
                <text:p>0.155787</text:p>
              </table:table-cell>
              <table:table-cell office:value-type="float" office:value="0.156801">
                <text:p>0.156801</text:p>
              </table:table-cell>
              <table:table-cell office:value-type="float" office:value="0.156705">
                <text:p>0.156705</text:p>
              </table:table-cell>
              <table:table-cell office:value-type="float" office:value="0.156174">
                <text:p>0.156174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0.160136">
                <text:p>0.160136</text:p>
              </table:table-cell>
              <table:table-cell office:value-type="float" office:value="0.155829">
                <text:p>0.155829</text:p>
              </table:table-cell>
              <table:table-cell office:value-type="float" office:value="0.156004">
                <text:p>0.156004</text:p>
              </table:table-cell>
              <table:table-cell office:value-type="float" office:value="0.155949">
                <text:p>0.155949</text:p>
              </table:table-cell>
              <table:table-cell office:value-type="float" office:value="0.156261">
                <text:p>0.156261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0.160339">
                <text:p>0.160339</text:p>
              </table:table-cell>
              <table:table-cell office:value-type="float" office:value="0.155843">
                <text:p>0.155843</text:p>
              </table:table-cell>
              <table:table-cell office:value-type="float" office:value="0.156363">
                <text:p>0.156363</text:p>
              </table:table-cell>
              <table:table-cell office:value-type="float" office:value="0.155975">
                <text:p>0.155975</text:p>
              </table:table-cell>
              <table:table-cell office:value-type="float" office:value="0.156161">
                <text:p>0.156161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0.160445">
                <text:p>0.160445</text:p>
              </table:table-cell>
              <table:table-cell office:value-type="float" office:value="0.155827">
                <text:p>0.155827</text:p>
              </table:table-cell>
              <table:table-cell office:value-type="float" office:value="0.155881">
                <text:p>0.155881</text:p>
              </table:table-cell>
              <table:table-cell office:value-type="float" office:value="0.156523">
                <text:p>0.156523</text:p>
              </table:table-cell>
              <table:table-cell office:value-type="float" office:value="0.156235">
                <text:p>0.156235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0.160472">
                <text:p>0.160472</text:p>
              </table:table-cell>
              <table:table-cell office:value-type="float" office:value="0.155782">
                <text:p>0.155782</text:p>
              </table:table-cell>
              <table:table-cell office:value-type="float" office:value="0.156053">
                <text:p>0.156053</text:p>
              </table:table-cell>
              <table:table-cell office:value-type="float" office:value="0.155932">
                <text:p>0.155932</text:p>
              </table:table-cell>
              <table:table-cell office:value-type="float" office:value="0.156148">
                <text:p>0.156148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0.160795">
                <text:p>0.160795</text:p>
              </table:table-cell>
              <table:table-cell office:value-type="float" office:value="0.155922">
                <text:p>0.155922</text:p>
              </table:table-cell>
              <table:table-cell office:value-type="float" office:value="0.155887">
                <text:p>0.155887</text:p>
              </table:table-cell>
              <table:table-cell office:value-type="float" office:value="0.155805">
                <text:p>0.155805</text:p>
              </table:table-cell>
              <table:table-cell office:value-type="float" office:value="0.15626">
                <text:p>0.15626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0.160704">
                <text:p>0.160704</text:p>
              </table:table-cell>
              <table:table-cell office:value-type="float" office:value="0.155795">
                <text:p>0.155795</text:p>
              </table:table-cell>
              <table:table-cell office:value-type="float" office:value="0.155889">
                <text:p>0.155889</text:p>
              </table:table-cell>
              <table:table-cell office:value-type="float" office:value="0.156325">
                <text:p>0.156325</text:p>
              </table:table-cell>
              <table:table-cell office:value-type="float" office:value="0.156194">
                <text:p>0.156194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0.160405">
                <text:p>0.160405</text:p>
              </table:table-cell>
              <table:table-cell office:value-type="float" office:value="0.155848">
                <text:p>0.155848</text:p>
              </table:table-cell>
              <table:table-cell office:value-type="float" office:value="0.157155">
                <text:p>0.157155</text:p>
              </table:table-cell>
              <table:table-cell office:value-type="float" office:value="0.156115">
                <text:p>0.156115</text:p>
              </table:table-cell>
              <table:table-cell office:value-type="float" office:value="0.156161">
                <text:p>0.156161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0.161357">
                <text:p>0.161357</text:p>
              </table:table-cell>
              <table:table-cell office:value-type="float" office:value="0.155933">
                <text:p>0.155933</text:p>
              </table:table-cell>
              <table:table-cell office:value-type="float" office:value="0.155837">
                <text:p>0.155837</text:p>
              </table:table-cell>
              <table:table-cell office:value-type="float" office:value="0.15592">
                <text:p>0.15592</text:p>
              </table:table-cell>
              <table:table-cell office:value-type="float" office:value="0.15625">
                <text:p>0.15625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0.161197">
                <text:p>0.161197</text:p>
              </table:table-cell>
              <table:table-cell office:value-type="float" office:value="0.155798">
                <text:p>0.155798</text:p>
              </table:table-cell>
              <table:table-cell office:value-type="float" office:value="0.15603">
                <text:p>0.15603</text:p>
              </table:table-cell>
              <table:table-cell office:value-type="float" office:value="0.155932">
                <text:p>0.155932</text:p>
              </table:table-cell>
              <table:table-cell office:value-type="float" office:value="0.15615">
                <text:p>0.15615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0.160827">
                <text:p>0.160827</text:p>
              </table:table-cell>
              <table:table-cell office:value-type="float" office:value="0.155844">
                <text:p>0.155844</text:p>
              </table:table-cell>
              <table:table-cell office:value-type="float" office:value="0.156455">
                <text:p>0.156455</text:p>
              </table:table-cell>
              <table:table-cell office:value-type="float" office:value="0.155769">
                <text:p>0.155769</text:p>
              </table:table-cell>
              <table:table-cell office:value-type="float" office:value="0.156249">
                <text:p>0.156249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.161417">
                <text:p>0.161417</text:p>
              </table:table-cell>
              <table:table-cell office:value-type="float" office:value="0.155808">
                <text:p>0.155808</text:p>
              </table:table-cell>
              <table:table-cell office:value-type="float" office:value="0.155845">
                <text:p>0.155845</text:p>
              </table:table-cell>
              <table:table-cell office:value-type="float" office:value="0.156352">
                <text:p>0.156352</text:p>
              </table:table-cell>
              <table:table-cell office:value-type="float" office:value="0.156205">
                <text:p>0.1562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